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 svg:font-family="Arial"/>
    <style:font-face style:name="Courier New1" svg:font-family="'Courier New'"/>
    <style:font-face style:name="Courier New2" svg:font-family="'Courier New'" style:font-pitch="fixed"/>
    <style:font-face style:name="Courier New" svg:font-family="'Courier New'" style:font-adornments="Standard" style:font-pitch="fixed"/>
    <style:font-face style:name="Cumberland" svg:font-family="Cumberland" style:font-adornments="Regular" style:font-family-generic="modern" style:font-pitch="fixed"/>
    <style:font-face style:name="Arial Unicode MS" svg:font-family="'Arial Unicode MS'" style:font-pitch="variable"/>
    <style:font-face style:name="CentSchbook BT1" svg:font-family="'CentSchbook BT'" style:font-pitch="variable"/>
    <style:font-face style:name="CentSchbook BT" svg:font-family="'CentSchbook BT'" style:font-adornments="Kursiv" style:font-pitch="variable"/>
    <style:font-face style:name="Century Schoolbook2" svg:font-family="'Century Schoolbook'" style:font-pitch="variable"/>
    <style:font-face style:name="Century Schoolbook1" svg:font-family="'Century Schoolbook'" style:font-adornments="Kursiv" style:font-pitch="variable"/>
    <style:font-face style:name="Century Schoolbook" svg:font-family="'Century Schoolbook'" style:font-adornments="Standard" style:font-pitch="variable"/>
    <style:font-face style:name="HG Mincho Light J" svg:font-family="'HG Mincho Light J'" style:font-pitch="variable"/>
    <style:font-face style:name="Verdana2" svg:font-family="Verdana" style:font-pitch="variable"/>
    <style:font-face style:name="Verdana" svg:font-family="Verdana" style:font-adornments="Fett" style:font-pitch="variable"/>
    <style:font-face style:name="Verdana1" svg:font-family="Verdana" style:font-adornments="Fett Kursiv" style:font-pitch="variable"/>
    <style:font-face style:name="Allegro BT" svg:font-family="'Allegro BT'" style:font-family-generic="decorative"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Regular" style:font-family-generic="swiss" style:font-pitch="variable"/>
  </office:font-face-decls>
  <office:automatic-styles>
    <style:style style:name="Tabelle102" style:family="table">
      <style:table-properties style:width="16.087cm" fo:margin-left="0.575cm" fo:margin-right="0.337cm" table:align="margins"/>
    </style:style>
    <style:style style:name="Tabelle102.A" style:family="table-column">
      <style:table-column-properties style:column-width="5.507cm" style:rel-column-width="22436*"/>
    </style:style>
    <style:style style:name="Tabelle102.B" style:family="table-column">
      <style:table-column-properties style:column-width="10.58cm" style:rel-column-width="43099*"/>
    </style:style>
    <style:style style:name="Tabelle102.A1"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Tabelle102.B1" style:family="table-cell">
      <style:table-cell-properties fo:padding="0.097cm" fo:border="0.035cm solid #000000"/>
    </style:style>
    <style:style style:name="Tabelle102.A2" style:family="table-cell">
      <style:table-cell-properties fo:padding="0.097cm" fo:border-left="0.035cm solid #000000" fo:border-right="none" fo:border-top="none" fo:border-bottom="0.035cm solid #000000"/>
    </style:style>
    <style:style style:name="Tabelle102.B2" style:family="table-cell">
      <style:table-cell-properties fo:padding="0.097cm" fo:border-left="0.035cm solid #000000" fo:border-right="0.035cm solid #000000" fo:border-top="none" fo:border-bottom="0.035cm solid #000000"/>
    </style:style>
    <style:style style:name="Tabelle99" style:family="table">
      <style:table-properties style:width="14.817cm" fo:margin-left="1.693cm" table:align="left"/>
    </style:style>
    <style:style style:name="Tabelle99.A" style:family="table-column">
      <style:table-column-properties style:column-width="4.447cm"/>
    </style:style>
    <style:style style:name="Tabelle99.B" style:family="table-column">
      <style:table-column-properties style:column-width="10.37cm"/>
    </style:style>
    <style:style style:name="Tabelle9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9.B1" style:family="table-cell">
      <style:table-cell-properties fo:padding-left="0.049cm" fo:padding-right="0.049cm" fo:padding-top="0.032cm" fo:padding-bottom="0.032cm" fo:border="0.035cm solid #000000"/>
    </style:style>
    <style:style style:name="Tabelle100" style:family="table">
      <style:table-properties style:width="14.817cm" fo:margin-left="1.693cm" table:align="left"/>
    </style:style>
    <style:style style:name="Tabelle100.A" style:family="table-column">
      <style:table-column-properties style:column-width="4.394cm"/>
    </style:style>
    <style:style style:name="Tabelle100.B" style:family="table-column">
      <style:table-column-properties style:column-width="10.423cm"/>
    </style:style>
    <style:style style:name="Tabelle10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00.B1" style:family="table-cell">
      <style:table-cell-properties fo:padding-left="0.049cm" fo:padding-right="0.049cm" fo:padding-top="0.032cm" fo:padding-bottom="0.032cm" fo:border="0.035cm solid #000000"/>
    </style:style>
    <style:style style:name="Tabelle100.A2" style:family="table-cell">
      <style:table-cell-properties fo:padding-left="0.049cm" fo:padding-right="0.049cm" fo:padding-top="0.032cm" fo:padding-bottom="0.032cm" fo:border-left="0.035cm solid #000000" fo:border-right="none" fo:border-top="none" fo:border-bottom="0.035cm solid #000000"/>
    </style:style>
    <style:style style:name="Tabelle10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01" style:family="table">
      <style:table-properties style:width="14.817cm" fo:margin-left="1.693cm" table:align="left"/>
    </style:style>
    <style:style style:name="Tabelle101.A" style:family="table-column">
      <style:table-column-properties style:column-width="4.42cm"/>
    </style:style>
    <style:style style:name="Tabelle101.B" style:family="table-column">
      <style:table-column-properties style:column-width="10.396cm"/>
    </style:style>
    <style:style style:name="Tabelle10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01.B1" style:family="table-cell">
      <style:table-cell-properties fo:padding-left="0.049cm" fo:padding-right="0.049cm" fo:padding-top="0.032cm" fo:padding-bottom="0.032cm" fo:border="0.035cm solid #000000"/>
    </style:style>
    <style:style style:name="Tabelle101.A2" style:family="table-cell">
      <style:table-cell-properties fo:padding-left="0.049cm" fo:padding-right="0.049cm" fo:padding-top="0.032cm" fo:padding-bottom="0.032cm" fo:border-left="0.035cm solid #000000" fo:border-right="none" fo:border-top="none" fo:border-bottom="0.035cm solid #000000"/>
    </style:style>
    <style:style style:name="Tabelle10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 style:family="table">
      <style:table-properties style:width="13.795cm" fo:margin-left="0.859cm" fo:margin-right="2.344cm" table:align="margins" fo:keep-with-next="always"/>
    </style:style>
    <style:style style:name="Tabelle1.A" style:family="table-column">
      <style:table-column-properties style:column-width="2.999cm" style:rel-column-width="14248*"/>
    </style:style>
    <style:style style:name="Tabelle1.B" style:family="table-column">
      <style:table-column-properties style:column-width="10.797cm" style:rel-column-width="51287*"/>
    </style:style>
    <style:style style:name="Tabelle1.A1" style:family="table-cell">
      <style:table-cell-properties fo:padding="0.097cm" fo:border-left="0.035cm solid #000000" fo:border-right="none" fo:border-top="0.035cm solid #000000" fo:border-bottom="0.035cm solid #000000"/>
    </style:style>
    <style:style style:name="Tabelle1.B1" style:family="table-cell">
      <style:table-cell-properties fo:padding="0.097cm" fo:border="0.035cm solid #000000"/>
    </style:style>
    <style:style style:name="Tabelle1.A2" style:family="table-cell">
      <style:table-cell-properties fo:padding="0.097cm" fo:border-left="0.035cm solid #000000" fo:border-right="none" fo:border-top="none" fo:border-bottom="0.035cm solid #000000"/>
    </style:style>
    <style:style style:name="Tabelle1.B2" style:family="table-cell">
      <style:table-cell-properties fo:padding="0.097cm" fo:border-left="0.035cm solid #000000" fo:border-right="0.035cm solid #000000" fo:border-top="none" fo:border-bottom="0.035cm solid #000000"/>
    </style:style>
    <style:style style:name="Tabelle2" style:family="table">
      <style:table-properties style:width="15.616cm" fo:margin-left="0.669cm" fo:margin-right="0.714cm" table:align="margins"/>
    </style:style>
    <style:style style:name="Tabelle2.A" style:family="table-column">
      <style:table-column-properties style:column-width="1.843cm" style:rel-column-width="7737*"/>
    </style:style>
    <style:style style:name="Tabelle2.B" style:family="table-column">
      <style:table-column-properties style:column-width="13.772cm" style:rel-column-width="57798*"/>
    </style:style>
    <style:style style:name="Tabelle2.A1" style:family="table-cell">
      <style:table-cell-properties fo:padding="0.097cm" fo:border-left="0.035cm solid #000000" fo:border-right="none" fo:border-top="0.035cm solid #000000" fo:border-bottom="0.035cm solid #000000"/>
    </style:style>
    <style:style style:name="Tabelle2.B1" style:family="table-cell">
      <style:table-cell-properties fo:padding="0.097cm" fo:border="0.035cm solid #000000"/>
    </style:style>
    <style:style style:name="Tabelle2.A2" style:family="table-cell">
      <style:table-cell-properties fo:padding="0.097cm" fo:border-left="0.035cm solid #000000" fo:border-right="none" fo:border-top="none" fo:border-bottom="0.035cm solid #000000"/>
    </style:style>
    <style:style style:name="Tabelle2.B2" style:family="table-cell">
      <style:table-cell-properties fo:padding="0.097cm" fo:border-left="0.035cm solid #000000" fo:border-right="0.035cm solid #000000" fo:border-top="none" fo:border-bottom="0.035cm solid #000000"/>
    </style:style>
    <style:style style:name="Tabelle3" style:family="table">
      <style:table-properties style:width="15.473cm" fo:margin-left="0.787cm" fo:margin-right="0.739cm" table:align="margins"/>
    </style:style>
    <style:style style:name="Tabelle3.A" style:family="table-column">
      <style:table-column-properties style:column-width="2.011cm" style:rel-column-width="8518*"/>
    </style:style>
    <style:style style:name="Tabelle3.B" style:family="table-column">
      <style:table-column-properties style:column-width="13.462cm" style:rel-column-width="57017*"/>
    </style:style>
    <style:style style:name="Tabelle3.A1" style:family="table-cell">
      <style:table-cell-properties fo:padding="0.097cm" fo:border-left="0.035cm solid #000000" fo:border-right="none" fo:border-top="0.035cm solid #000000" fo:border-bottom="0.035cm solid #000000"/>
    </style:style>
    <style:style style:name="Tabelle3.B1" style:family="table-cell">
      <style:table-cell-properties fo:padding="0.097cm" fo:border="0.035cm solid #000000"/>
    </style:style>
    <style:style style:name="Tabelle3.A2" style:family="table-cell">
      <style:table-cell-properties fo:padding="0.097cm" fo:border-left="0.035cm solid #000000" fo:border-right="none" fo:border-top="none" fo:border-bottom="0.035cm solid #000000"/>
    </style:style>
    <style:style style:name="Tabelle3.B2" style:family="table-cell">
      <style:table-cell-properties fo:padding="0.097cm" fo:border-left="0.035cm solid #000000" fo:border-right="0.035cm solid #000000" fo:border-top="none" fo:border-bottom="0.035cm solid #000000"/>
    </style:style>
    <style:style style:name="Tabelle4" style:family="table">
      <style:table-properties style:width="15.284cm" fo:margin-left="0.953cm" fo:margin-right="0.762cm" table:align="margins"/>
    </style:style>
    <style:style style:name="Tabelle4.A" style:family="table-column">
      <style:table-column-properties style:column-width="7.56cm" style:rel-column-width="32415*"/>
    </style:style>
    <style:style style:name="Tabelle4.B" style:family="table-column">
      <style:table-column-properties style:column-width="7.724cm" style:rel-column-width="33120*"/>
    </style:style>
    <style:style style:name="Tabelle4.A1" style:family="table-cell">
      <style:table-cell-properties fo:padding="0.097cm" fo:border-left="0.035cm solid #000000" fo:border-right="none" fo:border-top="0.035cm solid #000000" fo:border-bottom="0.035cm solid #000000"/>
    </style:style>
    <style:style style:name="Tabelle4.B1" style:family="table-cell">
      <style:table-cell-properties fo:padding="0.097cm" fo:border="0.035cm solid #000000"/>
    </style:style>
    <style:style style:name="Tabelle4.A2" style:family="table-cell">
      <style:table-cell-properties fo:padding="0.097cm" fo:border-left="0.035cm solid #000000" fo:border-right="none" fo:border-top="none" fo:border-bottom="0.035cm solid #000000"/>
    </style:style>
    <style:style style:name="Tabelle4.B2" style:family="table-cell">
      <style:table-cell-properties fo:padding="0.097cm" fo:border-left="0.035cm solid #000000" fo:border-right="0.035cm solid #000000" fo:border-top="none" fo:border-bottom="0.035cm solid #000000"/>
    </style:style>
    <style:style style:name="Tabelle6" style:family="table">
      <style:table-properties style:width="14.817cm" fo:margin-left="1.693cm" table:align="left"/>
    </style:style>
    <style:style style:name="Tabelle6.A" style:family="table-column">
      <style:table-column-properties style:column-width="3.833cm"/>
    </style:style>
    <style:style style:name="Tabelle6.B" style:family="table-column">
      <style:table-column-properties style:column-width="2.094cm"/>
    </style:style>
    <style:style style:name="Tabelle6.C" style:family="table-column">
      <style:table-column-properties style:column-width="2.963cm"/>
    </style:style>
    <style:style style:name="Tabelle6.D" style:family="table-column">
      <style:table-column-properties style:column-width="2.589cm"/>
    </style:style>
    <style:style style:name="Tabelle6.E" style:family="table-column">
      <style:table-column-properties style:column-width="3.337cm"/>
    </style:style>
    <style:style style:name="Tabelle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E1" style:family="table-cell">
      <style:table-cell-properties fo:padding-left="0.049cm" fo:padding-right="0.049cm" fo:padding-top="0.032cm" fo:padding-bottom="0.032cm" fo:border="0.035cm solid #000000"/>
    </style:style>
    <style:style style:name="Tabelle6.A2" style:family="table-cell">
      <style:table-cell-properties fo:padding-left="0.049cm" fo:padding-right="0.049cm" fo:padding-top="0.032cm" fo:padding-bottom="0.032cm" fo:border-left="0.035cm solid #000000" fo:border-right="none" fo:border-top="none" fo:border-bottom="0.035cm solid #000000"/>
    </style:style>
    <style:style style:name="Tabelle6.E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A8" style:family="table-cell">
      <style:table-cell-properties fo:padding-left="0.049cm" fo:padding-right="0.049cm" fo:padding-top="0cm" fo:padding-bottom="0.032cm" fo:border-left="0.035cm solid #000000" fo:border-right="0.035cm solid #000000" fo:border-top="none" fo:border-bottom="0.035cm solid #000000"/>
    </style:style>
    <style:style style:name="Tabelle7" style:family="table">
      <style:table-properties style:width="14.817cm" fo:margin-left="1.693cm" table:align="left"/>
    </style:style>
    <style:style style:name="Tabelle7.A" style:family="table-column">
      <style:table-column-properties style:column-width="7.408cm"/>
    </style:style>
    <style:style style:name="Tabelle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B1" style:family="table-cell">
      <style:table-cell-properties fo:padding-left="0.049cm" fo:padding-right="0.049cm" fo:padding-top="0.032cm" fo:padding-bottom="0.032cm" fo:border="0.035cm solid #000000"/>
    </style:style>
    <style:style style:name="Tabelle7.A2" style:family="table-cell">
      <style:table-cell-properties fo:padding-left="0.049cm" fo:padding-right="0.049cm" fo:padding-top="0.032cm" fo:padding-bottom="0.032cm" fo:border-left="0.035cm solid #000000" fo:border-right="none" fo:border-top="none" fo:border-bottom="0.035cm solid #000000"/>
    </style:style>
    <style:style style:name="Tabelle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 style:family="table">
      <style:table-properties style:width="14.817cm" fo:margin-left="1.693cm" table:align="left"/>
    </style:style>
    <style:style style:name="Tabelle8.A" style:family="table-column">
      <style:table-column-properties style:column-width="7.408cm"/>
    </style:style>
    <style:style style:name="Tabelle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B1" style:family="table-cell">
      <style:table-cell-properties fo:padding-left="0.049cm" fo:padding-right="0.049cm" fo:padding-top="0.032cm" fo:padding-bottom="0.032cm" fo:border="0.035cm solid #000000"/>
    </style:style>
    <style:style style:name="Tabelle8.A2" style:family="table-cell">
      <style:table-cell-properties fo:padding-left="0.049cm" fo:padding-right="0.049cm" fo:padding-top="0.032cm" fo:padding-bottom="0.032cm" fo:border-left="0.035cm solid #000000" fo:border-right="none" fo:border-top="none" fo:border-bottom="0.035cm solid #000000"/>
    </style:style>
    <style:style style:name="Tabelle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 style:family="table">
      <style:table-properties style:width="14.817cm" fo:margin-left="1.693cm" table:align="left"/>
    </style:style>
    <style:style style:name="Tabelle9.A" style:family="table-column">
      <style:table-column-properties style:column-width="7.408cm"/>
    </style:style>
    <style:style style:name="Tabelle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B1" style:family="table-cell">
      <style:table-cell-properties fo:padding-left="0.049cm" fo:padding-right="0.049cm" fo:padding-top="0.032cm" fo:padding-bottom="0.032cm" fo:border="0.035cm solid #000000"/>
    </style:style>
    <style:style style:name="Tabelle9.A2" style:family="table-cell">
      <style:table-cell-properties fo:padding-left="0.049cm" fo:padding-right="0.049cm" fo:padding-top="0.032cm" fo:padding-bottom="0.032cm" fo:border-left="0.035cm solid #000000" fo:border-right="none" fo:border-top="none" fo:border-bottom="0.035cm solid #000000"/>
    </style:style>
    <style:style style:name="Tabelle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0" style:family="table">
      <style:table-properties style:width="14.817cm" fo:margin-left="1.693cm" table:align="left"/>
    </style:style>
    <style:style style:name="Tabelle10.A" style:family="table-column">
      <style:table-column-properties style:column-width="7.408cm"/>
    </style:style>
    <style:style style:name="Tabelle1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0.B1" style:family="table-cell">
      <style:table-cell-properties fo:padding-left="0.049cm" fo:padding-right="0.049cm" fo:padding-top="0.032cm" fo:padding-bottom="0.032cm" fo:border="0.035cm solid #000000"/>
    </style:style>
    <style:style style:name="Tabelle10.A2" style:family="table-cell">
      <style:table-cell-properties fo:padding-left="0.049cm" fo:padding-right="0.049cm" fo:padding-top="0.032cm" fo:padding-bottom="0.032cm" fo:border-left="0.035cm solid #000000" fo:border-right="none" fo:border-top="none" fo:border-bottom="0.035cm solid #000000"/>
    </style:style>
    <style:style style:name="Tabelle1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1" style:family="table">
      <style:table-properties style:width="14.817cm" fo:margin-left="1.693cm" table:align="left" fo:keep-with-next="always"/>
    </style:style>
    <style:style style:name="Tabelle11.A" style:family="table-column">
      <style:table-column-properties style:column-width="7.408cm"/>
    </style:style>
    <style:style style:name="Tabelle1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1.B1" style:family="table-cell">
      <style:table-cell-properties fo:padding-left="0.049cm" fo:padding-right="0.049cm" fo:padding-top="0.032cm" fo:padding-bottom="0.032cm" fo:border="0.035cm solid #000000"/>
    </style:style>
    <style:style style:name="Tabelle11.A2" style:family="table-cell">
      <style:table-cell-properties fo:padding-left="0.049cm" fo:padding-right="0.049cm" fo:padding-top="0.032cm" fo:padding-bottom="0.032cm" fo:border-left="0.035cm solid #000000" fo:border-right="none" fo:border-top="none" fo:border-bottom="0.035cm solid #000000"/>
    </style:style>
    <style:style style:name="Tabelle1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2" style:family="table">
      <style:table-properties style:width="14.817cm" fo:margin-left="1.693cm" table:align="left"/>
    </style:style>
    <style:style style:name="Tabelle12.A" style:family="table-column">
      <style:table-column-properties style:column-width="4.939cm"/>
    </style:style>
    <style:style style:name="Tabelle1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2.C1" style:family="table-cell">
      <style:table-cell-properties fo:padding-left="0.049cm" fo:padding-right="0.049cm" fo:padding-top="0.032cm" fo:padding-bottom="0.032cm" fo:border="0.035cm solid #000000"/>
    </style:style>
    <style:style style:name="Tabelle12.A2" style:family="table-cell">
      <style:table-cell-properties fo:padding-left="0.049cm" fo:padding-right="0.049cm" fo:padding-top="0.032cm" fo:padding-bottom="0.032cm" fo:border-left="0.035cm solid #000000" fo:border-right="none" fo:border-top="none" fo:border-bottom="0.035cm solid #000000"/>
    </style:style>
    <style:style style:name="Tabelle12.C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3" style:family="table">
      <style:table-properties style:width="14.817cm" fo:margin-left="1.693cm" table:align="left"/>
    </style:style>
    <style:style style:name="Tabelle13.A" style:family="table-column">
      <style:table-column-properties style:column-width="7.408cm"/>
    </style:style>
    <style:style style:name="Tabelle1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3.B1" style:family="table-cell">
      <style:table-cell-properties fo:padding-left="0.049cm" fo:padding-right="0.049cm" fo:padding-top="0.032cm" fo:padding-bottom="0.032cm" fo:border="0.035cm solid #000000"/>
    </style:style>
    <style:style style:name="Tabelle13.A2" style:family="table-cell">
      <style:table-cell-properties fo:padding-left="0.049cm" fo:padding-right="0.049cm" fo:padding-top="0.032cm" fo:padding-bottom="0.032cm" fo:border-left="0.035cm solid #000000" fo:border-right="none" fo:border-top="none" fo:border-bottom="0.035cm solid #000000"/>
    </style:style>
    <style:style style:name="Tabelle1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4" style:family="table">
      <style:table-properties style:width="14.817cm" fo:margin-left="1.693cm" table:align="left"/>
    </style:style>
    <style:style style:name="Tabelle14.A" style:family="table-column">
      <style:table-column-properties style:column-width="7.408cm"/>
    </style:style>
    <style:style style:name="Tabelle1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4.B1" style:family="table-cell">
      <style:table-cell-properties fo:padding-left="0.049cm" fo:padding-right="0.049cm" fo:padding-top="0.032cm" fo:padding-bottom="0.032cm" fo:border="0.035cm solid #000000"/>
    </style:style>
    <style:style style:name="Tabelle14.A2" style:family="table-cell">
      <style:table-cell-properties fo:padding-left="0.049cm" fo:padding-right="0.049cm" fo:padding-top="0.032cm" fo:padding-bottom="0.032cm" fo:border-left="0.035cm solid #000000" fo:border-right="none" fo:border-top="none" fo:border-bottom="0.035cm solid #000000"/>
    </style:style>
    <style:style style:name="Tabelle1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5" style:family="table">
      <style:table-properties style:width="14.817cm" fo:margin-left="1.693cm" table:align="left"/>
    </style:style>
    <style:style style:name="Tabelle15.A" style:family="table-column">
      <style:table-column-properties style:column-width="7.408cm"/>
    </style:style>
    <style:style style:name="Tabelle1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5.B1" style:family="table-cell">
      <style:table-cell-properties fo:padding-left="0.049cm" fo:padding-right="0.049cm" fo:padding-top="0.032cm" fo:padding-bottom="0.032cm" fo:border="0.035cm solid #000000"/>
    </style:style>
    <style:style style:name="Tabelle15.A2" style:family="table-cell">
      <style:table-cell-properties fo:padding-left="0.049cm" fo:padding-right="0.049cm" fo:padding-top="0.032cm" fo:padding-bottom="0.032cm" fo:border-left="0.035cm solid #000000" fo:border-right="none" fo:border-top="none" fo:border-bottom="0.035cm solid #000000"/>
    </style:style>
    <style:style style:name="Tabelle1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6" style:family="table">
      <style:table-properties style:width="14.817cm" fo:margin-left="1.693cm" table:align="left"/>
    </style:style>
    <style:style style:name="Tabelle16.A" style:family="table-column">
      <style:table-column-properties style:column-width="7.408cm"/>
    </style:style>
    <style:style style:name="Tabelle1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6.B1" style:family="table-cell">
      <style:table-cell-properties fo:padding-left="0.049cm" fo:padding-right="0.049cm" fo:padding-top="0.032cm" fo:padding-bottom="0.032cm" fo:border="0.035cm solid #000000"/>
    </style:style>
    <style:style style:name="Tabelle16.A2" style:family="table-cell">
      <style:table-cell-properties fo:padding-left="0.049cm" fo:padding-right="0.049cm" fo:padding-top="0.032cm" fo:padding-bottom="0.032cm" fo:border-left="0.035cm solid #000000" fo:border-right="none" fo:border-top="none" fo:border-bottom="0.035cm solid #000000"/>
    </style:style>
    <style:style style:name="Tabelle1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7" style:family="table">
      <style:table-properties style:width="14.817cm" fo:margin-left="1.693cm" table:align="left"/>
    </style:style>
    <style:style style:name="Tabelle17.A" style:family="table-column">
      <style:table-column-properties style:column-width="7.408cm"/>
    </style:style>
    <style:style style:name="Tabelle1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7.B1" style:family="table-cell">
      <style:table-cell-properties fo:padding-left="0.049cm" fo:padding-right="0.049cm" fo:padding-top="0.032cm" fo:padding-bottom="0.032cm" fo:border="0.035cm solid #000000"/>
    </style:style>
    <style:style style:name="Tabelle17.A2" style:family="table-cell">
      <style:table-cell-properties fo:padding-left="0.049cm" fo:padding-right="0.049cm" fo:padding-top="0.032cm" fo:padding-bottom="0.032cm" fo:border-left="0.035cm solid #000000" fo:border-right="none" fo:border-top="none" fo:border-bottom="0.035cm solid #000000"/>
    </style:style>
    <style:style style:name="Tabelle1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8" style:family="table">
      <style:table-properties style:width="14.817cm" fo:margin-left="1.693cm" table:align="left"/>
    </style:style>
    <style:style style:name="Tabelle18.A" style:family="table-column">
      <style:table-column-properties style:column-width="7.408cm"/>
    </style:style>
    <style:style style:name="Tabelle1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8.B1" style:family="table-cell">
      <style:table-cell-properties fo:padding-left="0.049cm" fo:padding-right="0.049cm" fo:padding-top="0.032cm" fo:padding-bottom="0.032cm" fo:border="0.035cm solid #000000"/>
    </style:style>
    <style:style style:name="Tabelle18.A2" style:family="table-cell">
      <style:table-cell-properties fo:padding-left="0.049cm" fo:padding-right="0.049cm" fo:padding-top="0.032cm" fo:padding-bottom="0.032cm" fo:border-left="0.035cm solid #000000" fo:border-right="none" fo:border-top="none" fo:border-bottom="0.035cm solid #000000"/>
    </style:style>
    <style:style style:name="Tabelle1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9" style:family="table">
      <style:table-properties style:width="14.817cm" fo:margin-left="1.693cm" table:align="left"/>
    </style:style>
    <style:style style:name="Tabelle19.A" style:family="table-column">
      <style:table-column-properties style:column-width="3.15cm"/>
    </style:style>
    <style:style style:name="Tabelle19.B" style:family="table-column">
      <style:table-column-properties style:column-width="11.666cm"/>
    </style:style>
    <style:style style:name="Tabelle1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9.B1" style:family="table-cell">
      <style:table-cell-properties fo:padding-left="0.049cm" fo:padding-right="0.049cm" fo:padding-top="0.032cm" fo:padding-bottom="0.032cm" fo:border="0.035cm solid #000000"/>
    </style:style>
    <style:style style:name="Tabelle19.A2" style:family="table-cell">
      <style:table-cell-properties fo:padding-left="0.049cm" fo:padding-right="0.049cm" fo:padding-top="0.032cm" fo:padding-bottom="0.032cm" fo:border-left="0.035cm solid #000000" fo:border-right="none" fo:border-top="none" fo:border-bottom="0.035cm solid #000000"/>
    </style:style>
    <style:style style:name="Tabelle1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0" style:family="table">
      <style:table-properties style:width="14.817cm" fo:margin-left="1.693cm" table:align="left"/>
    </style:style>
    <style:style style:name="Tabelle20.A" style:family="table-column">
      <style:table-column-properties style:column-width="7.408cm"/>
    </style:style>
    <style:style style:name="Tabelle2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0.B1" style:family="table-cell">
      <style:table-cell-properties fo:padding-left="0.049cm" fo:padding-right="0.049cm" fo:padding-top="0.032cm" fo:padding-bottom="0.032cm" fo:border="0.035cm solid #000000"/>
    </style:style>
    <style:style style:name="Tabelle20.A2" style:family="table-cell">
      <style:table-cell-properties fo:padding-left="0.049cm" fo:padding-right="0.049cm" fo:padding-top="0.032cm" fo:padding-bottom="0.032cm" fo:border-left="0.035cm solid #000000" fo:border-right="none" fo:border-top="none" fo:border-bottom="0.035cm solid #000000"/>
    </style:style>
    <style:style style:name="Tabelle2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1" style:family="table">
      <style:table-properties style:width="14.817cm" fo:margin-left="1.693cm" table:align="left"/>
    </style:style>
    <style:style style:name="Tabelle21.A" style:family="table-column">
      <style:table-column-properties style:column-width="2.383cm"/>
    </style:style>
    <style:style style:name="Tabelle21.B" style:family="table-column">
      <style:table-column-properties style:column-width="12.434cm"/>
    </style:style>
    <style:style style:name="Tabelle2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1.B1" style:family="table-cell">
      <style:table-cell-properties fo:padding-left="0.049cm" fo:padding-right="0.049cm" fo:padding-top="0.032cm" fo:padding-bottom="0.032cm" fo:border="0.035cm solid #000000"/>
    </style:style>
    <style:style style:name="Tabelle21.A2" style:family="table-cell">
      <style:table-cell-properties fo:padding-left="0.049cm" fo:padding-right="0.049cm" fo:padding-top="0.032cm" fo:padding-bottom="0.032cm" fo:border-left="0.035cm solid #000000" fo:border-right="none" fo:border-top="none" fo:border-bottom="0.035cm solid #000000"/>
    </style:style>
    <style:style style:name="Tabelle2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2" style:family="table">
      <style:table-properties style:width="14.817cm" fo:margin-left="1.693cm" table:align="left" style:may-break-between-rows="false"/>
    </style:style>
    <style:style style:name="Tabelle22.A" style:family="table-column">
      <style:table-column-properties style:column-width="2.674cm"/>
    </style:style>
    <style:style style:name="Tabelle22.B" style:family="table-column">
      <style:table-column-properties style:column-width="12.143cm"/>
    </style:style>
    <style:style style:name="Tabelle2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2.B1" style:family="table-cell">
      <style:table-cell-properties fo:padding-left="0.049cm" fo:padding-right="0.049cm" fo:padding-top="0.032cm" fo:padding-bottom="0.032cm" fo:border="0.035cm solid #000000"/>
    </style:style>
    <style:style style:name="Tabelle22.A2" style:family="table-cell">
      <style:table-cell-properties fo:padding-left="0.049cm" fo:padding-right="0.049cm" fo:padding-top="0.032cm" fo:padding-bottom="0.032cm" fo:border-left="0.035cm solid #000000" fo:border-right="none" fo:border-top="none" fo:border-bottom="0.035cm solid #000000"/>
    </style:style>
    <style:style style:name="Tabelle2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3" style:family="table">
      <style:table-properties style:width="14.817cm" fo:margin-left="1.693cm" table:align="left" style:may-break-between-rows="false"/>
    </style:style>
    <style:style style:name="Tabelle23.A" style:family="table-column">
      <style:table-column-properties style:column-width="7.408cm"/>
    </style:style>
    <style:style style:name="Tabelle2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3.B1" style:family="table-cell">
      <style:table-cell-properties fo:padding-left="0.049cm" fo:padding-right="0.049cm" fo:padding-top="0.032cm" fo:padding-bottom="0.032cm" fo:border="0.035cm solid #000000"/>
    </style:style>
    <style:style style:name="Tabelle23.A2" style:family="table-cell">
      <style:table-cell-properties fo:padding-left="0.049cm" fo:padding-right="0.049cm" fo:padding-top="0.032cm" fo:padding-bottom="0.032cm" fo:border-left="0.035cm solid #000000" fo:border-right="none" fo:border-top="none" fo:border-bottom="0.035cm solid #000000"/>
    </style:style>
    <style:style style:name="Tabelle2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4" style:family="table">
      <style:table-properties style:width="14.817cm" fo:margin-left="1.693cm" table:align="left"/>
    </style:style>
    <style:style style:name="Tabelle24.A" style:family="table-column">
      <style:table-column-properties style:column-width="7.408cm"/>
    </style:style>
    <style:style style:name="Tabelle2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4.B1" style:family="table-cell">
      <style:table-cell-properties fo:padding-left="0.049cm" fo:padding-right="0.049cm" fo:padding-top="0.032cm" fo:padding-bottom="0.032cm" fo:border="0.035cm solid #000000"/>
    </style:style>
    <style:style style:name="Tabelle24.A2" style:family="table-cell">
      <style:table-cell-properties fo:padding-left="0.049cm" fo:padding-right="0.049cm" fo:padding-top="0.032cm" fo:padding-bottom="0.032cm" fo:border-left="0.035cm solid #000000" fo:border-right="none" fo:border-top="none" fo:border-bottom="0.035cm solid #000000"/>
    </style:style>
    <style:style style:name="Tabelle2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5" style:family="table">
      <style:table-properties fo:margin-left="1.693cm" fo:margin-right="0.494cm" table:align="margins"/>
    </style:style>
    <style:style style:name="Tabelle25.A" style:family="table-column">
      <style:table-column-properties style:rel-column-width="15576*"/>
    </style:style>
    <style:style style:name="Tabelle25.B" style:family="table-column">
      <style:table-column-properties style:rel-column-width="49959*"/>
    </style:style>
    <style:style style:name="Tabelle2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5.B1" style:family="table-cell">
      <style:table-cell-properties fo:padding-left="0.049cm" fo:padding-right="0.049cm" fo:padding-top="0.032cm" fo:padding-bottom="0.032cm" fo:border="0.035cm solid #000000"/>
    </style:style>
    <style:style style:name="Tabelle25.A2" style:family="table-cell">
      <style:table-cell-properties fo:padding-left="0.049cm" fo:padding-right="0.049cm" fo:padding-top="0.032cm" fo:padding-bottom="0.032cm" fo:border-left="0.035cm solid #000000" fo:border-right="none" fo:border-top="none" fo:border-bottom="0.035cm solid #000000"/>
    </style:style>
    <style:style style:name="Tabelle2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6" style:family="table">
      <style:table-properties fo:margin-left="1.693cm" fo:margin-right="0.494cm" table:align="margins"/>
    </style:style>
    <style:style style:name="Tabelle26.A" style:family="table-column">
      <style:table-column-properties style:rel-column-width="9364*"/>
    </style:style>
    <style:style style:name="Tabelle26.B" style:family="table-column">
      <style:table-column-properties style:rel-column-width="9372*"/>
    </style:style>
    <style:style style:name="Tabelle26.C" style:family="table-column">
      <style:table-column-properties style:rel-column-width="8973*"/>
    </style:style>
    <style:style style:name="Tabelle26.D" style:family="table-column">
      <style:table-column-properties style:rel-column-width="9426*"/>
    </style:style>
    <style:style style:name="Tabelle26.E" style:family="table-column">
      <style:table-column-properties style:rel-column-width="11184*"/>
    </style:style>
    <style:style style:name="Tabelle26.F" style:family="table-column">
      <style:table-column-properties style:rel-column-width="7903*"/>
    </style:style>
    <style:style style:name="Tabelle26.G" style:family="table-column">
      <style:table-column-properties style:rel-column-width="9313*"/>
    </style:style>
    <style:style style:name="Tabelle2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6.G1" style:family="table-cell">
      <style:table-cell-properties fo:padding-left="0.049cm" fo:padding-right="0.049cm" fo:padding-top="0.032cm" fo:padding-bottom="0.032cm" fo:border="0.035cm solid #000000"/>
    </style:style>
    <style:style style:name="Tabelle26.A2" style:family="table-cell">
      <style:table-cell-properties fo:padding-left="0.049cm" fo:padding-right="0.049cm" fo:padding-top="0.032cm" fo:padding-bottom="0.032cm" fo:border-left="0.035cm solid #000000" fo:border-right="none" fo:border-top="none" fo:border-bottom="0.035cm solid #000000"/>
    </style:style>
    <style:style style:name="Tabelle26.G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6.A7" style:family="table-cell">
      <style:table-cell-properties fo:padding-left="0.049cm" fo:padding-right="0.049cm" fo:padding-top="0cm" fo:padding-bottom="0.032cm" fo:border-left="0.035cm solid #000000" fo:border-right="0.035cm solid #000000" fo:border-top="none" fo:border-bottom="0.035cm solid #000000"/>
    </style:style>
    <style:style style:name="Tabelle27" style:family="table">
      <style:table-properties style:width="14.817cm" fo:margin-left="1.693cm" table:align="left"/>
    </style:style>
    <style:style style:name="Tabelle27.A" style:family="table-column">
      <style:table-column-properties style:column-width="7.408cm"/>
    </style:style>
    <style:style style:name="Tabelle2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7.B1" style:family="table-cell">
      <style:table-cell-properties fo:padding-left="0.049cm" fo:padding-right="0.049cm" fo:padding-top="0.032cm" fo:padding-bottom="0.032cm" fo:border="0.035cm solid #000000"/>
    </style:style>
    <style:style style:name="Tabelle27.A2" style:family="table-cell">
      <style:table-cell-properties fo:padding-left="0.049cm" fo:padding-right="0.049cm" fo:padding-top="0.032cm" fo:padding-bottom="0.032cm" fo:border-left="0.035cm solid #000000" fo:border-right="none" fo:border-top="none" fo:border-bottom="0.035cm solid #000000"/>
    </style:style>
    <style:style style:name="Tabelle2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8" style:family="table">
      <style:table-properties style:width="14.817cm" fo:margin-left="1.693cm" table:align="left" style:may-break-between-rows="false"/>
    </style:style>
    <style:style style:name="Tabelle28.A" style:family="table-column">
      <style:table-column-properties style:column-width="7.408cm"/>
    </style:style>
    <style:style style:name="Tabelle2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8.B1" style:family="table-cell">
      <style:table-cell-properties fo:padding-left="0.049cm" fo:padding-right="0.049cm" fo:padding-top="0.032cm" fo:padding-bottom="0.032cm" fo:border="0.035cm solid #000000"/>
    </style:style>
    <style:style style:name="Tabelle28.A2" style:family="table-cell">
      <style:table-cell-properties fo:padding-left="0.049cm" fo:padding-right="0.049cm" fo:padding-top="0.032cm" fo:padding-bottom="0.032cm" fo:border-left="0.035cm solid #000000" fo:border-right="none" fo:border-top="none" fo:border-bottom="0.035cm solid #000000"/>
    </style:style>
    <style:style style:name="Tabelle2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9" style:family="table">
      <style:table-properties fo:margin-left="1.693cm" fo:margin-right="0.494cm" table:align="margins"/>
    </style:style>
    <style:style style:name="Tabelle29.A" style:family="table-column">
      <style:table-column-properties style:rel-column-width="17136*"/>
    </style:style>
    <style:style style:name="Tabelle29.B" style:family="table-column">
      <style:table-column-properties style:rel-column-width="48399*"/>
    </style:style>
    <style:style style:name="Tabelle2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9.B1" style:family="table-cell">
      <style:table-cell-properties fo:padding-left="0.049cm" fo:padding-right="0.049cm" fo:padding-top="0.032cm" fo:padding-bottom="0.032cm" fo:border="0.035cm solid #000000"/>
    </style:style>
    <style:style style:name="Tabelle29.A2" style:family="table-cell">
      <style:table-cell-properties fo:padding-left="0.049cm" fo:padding-right="0.049cm" fo:padding-top="0.032cm" fo:padding-bottom="0.032cm" fo:border-left="0.035cm solid #000000" fo:border-right="none" fo:border-top="none" fo:border-bottom="0.035cm solid #000000"/>
    </style:style>
    <style:style style:name="Tabelle2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0" style:family="table">
      <style:table-properties fo:margin-left="1.693cm" fo:margin-right="0.494cm" table:align="margins"/>
    </style:style>
    <style:style style:name="Tabelle30.A" style:family="table-column">
      <style:table-column-properties style:rel-column-width="16196*"/>
    </style:style>
    <style:style style:name="Tabelle30.B" style:family="table-column">
      <style:table-column-properties style:rel-column-width="49339*"/>
    </style:style>
    <style:style style:name="Tabelle3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0.B1" style:family="table-cell">
      <style:table-cell-properties fo:padding-left="0.049cm" fo:padding-right="0.049cm" fo:padding-top="0.032cm" fo:padding-bottom="0.032cm" fo:border="0.035cm solid #000000"/>
    </style:style>
    <style:style style:name="Tabelle30.A2" style:family="table-cell">
      <style:table-cell-properties fo:padding-left="0.049cm" fo:padding-right="0.049cm" fo:padding-top="0.032cm" fo:padding-bottom="0.032cm" fo:border-left="0.035cm solid #000000" fo:border-right="none" fo:border-top="none" fo:border-bottom="0.035cm solid #000000"/>
    </style:style>
    <style:style style:name="Tabelle3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1" style:family="table">
      <style:table-properties fo:margin-left="1.693cm" fo:margin-right="0.494cm" table:align="margins"/>
    </style:style>
    <style:style style:name="Tabelle31.A" style:family="table-column">
      <style:table-column-properties style:rel-column-width="23621*"/>
    </style:style>
    <style:style style:name="Tabelle31.B" style:family="table-column">
      <style:table-column-properties style:rel-column-width="41914*"/>
    </style:style>
    <style:style style:name="Tabelle3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1.B1" style:family="table-cell">
      <style:table-cell-properties fo:padding-left="0.049cm" fo:padding-right="0.049cm" fo:padding-top="0.032cm" fo:padding-bottom="0.032cm" fo:border="0.035cm solid #000000"/>
    </style:style>
    <style:style style:name="Tabelle31.A2" style:family="table-cell">
      <style:table-cell-properties fo:padding-left="0.049cm" fo:padding-right="0.049cm" fo:padding-top="0.032cm" fo:padding-bottom="0.032cm" fo:border-left="0.035cm solid #000000" fo:border-right="none" fo:border-top="none" fo:border-bottom="0.035cm solid #000000"/>
    </style:style>
    <style:style style:name="Tabelle3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2" style:family="table">
      <style:table-properties fo:margin-left="1.693cm" fo:margin-right="0.494cm" table:align="margins"/>
    </style:style>
    <style:style style:name="Tabelle32.A" style:family="table-column">
      <style:table-column-properties style:rel-column-width="15154*"/>
    </style:style>
    <style:style style:name="Tabelle32.B" style:family="table-column">
      <style:table-column-properties style:rel-column-width="50381*"/>
    </style:style>
    <style:style style:name="Tabelle3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2.B1" style:family="table-cell">
      <style:table-cell-properties fo:padding-left="0.049cm" fo:padding-right="0.049cm" fo:padding-top="0.032cm" fo:padding-bottom="0.032cm" fo:border="0.035cm solid #000000"/>
    </style:style>
    <style:style style:name="Tabelle32.A2" style:family="table-cell">
      <style:table-cell-properties fo:padding-left="0.049cm" fo:padding-right="0.049cm" fo:padding-top="0.032cm" fo:padding-bottom="0.032cm" fo:border-left="0.035cm solid #000000" fo:border-right="none" fo:border-top="none" fo:border-bottom="0.035cm solid #000000"/>
    </style:style>
    <style:style style:name="Tabelle3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3" style:family="table">
      <style:table-properties style:width="14.817cm" fo:margin-left="1.693cm" table:align="left"/>
    </style:style>
    <style:style style:name="Tabelle33.A" style:family="table-column">
      <style:table-column-properties style:column-width="7.408cm"/>
    </style:style>
    <style:style style:name="Tabelle3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3.B1" style:family="table-cell">
      <style:table-cell-properties fo:padding-left="0.049cm" fo:padding-right="0.049cm" fo:padding-top="0.032cm" fo:padding-bottom="0.032cm" fo:border="0.035cm solid #000000"/>
    </style:style>
    <style:style style:name="Tabelle33.A2" style:family="table-cell">
      <style:table-cell-properties fo:padding-left="0.049cm" fo:padding-right="0.049cm" fo:padding-top="0.032cm" fo:padding-bottom="0.032cm" fo:border-left="0.035cm solid #000000" fo:border-right="none" fo:border-top="none" fo:border-bottom="0.035cm solid #000000"/>
    </style:style>
    <style:style style:name="Tabelle3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3.A8" style:family="table-cell">
      <style:table-cell-properties fo:padding-left="0.049cm" fo:padding-right="0.049cm" fo:padding-top="0cm" fo:padding-bottom="0.032cm" fo:border-left="0.035cm solid #000000" fo:border-right="0.035cm solid #000000" fo:border-top="none" fo:border-bottom="0.035cm solid #000000"/>
    </style:style>
    <style:style style:name="Tabelle34" style:family="table">
      <style:table-properties style:width="14.817cm" fo:margin-left="1.693cm" table:align="left"/>
    </style:style>
    <style:style style:name="Tabelle34.A" style:family="table-column">
      <style:table-column-properties style:column-width="7.408cm"/>
    </style:style>
    <style:style style:name="Tabelle3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4.B1" style:family="table-cell">
      <style:table-cell-properties fo:padding-left="0.049cm" fo:padding-right="0.049cm" fo:padding-top="0.032cm" fo:padding-bottom="0.032cm" fo:border="0.035cm solid #000000"/>
    </style:style>
    <style:style style:name="Tabelle34.A2" style:family="table-cell">
      <style:table-cell-properties fo:padding-left="0.049cm" fo:padding-right="0.049cm" fo:padding-top="0.032cm" fo:padding-bottom="0.032cm" fo:border-left="0.035cm solid #000000" fo:border-right="none" fo:border-top="none" fo:border-bottom="0.035cm solid #000000"/>
    </style:style>
    <style:style style:name="Tabelle3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5" style:family="table">
      <style:table-properties fo:margin-left="1.709cm" fo:margin-right="0.501cm" table:align="margins"/>
    </style:style>
    <style:style style:name="Tabelle35.A" style:family="table-column">
      <style:table-column-properties style:rel-column-width="32763*"/>
    </style:style>
    <style:style style:name="Tabelle35.B" style:family="table-column">
      <style:table-column-properties style:rel-column-width="32772*"/>
    </style:style>
    <style:style style:name="Tabelle3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5.B1" style:family="table-cell">
      <style:table-cell-properties fo:padding-left="0.049cm" fo:padding-right="0.049cm" fo:padding-top="0.032cm" fo:padding-bottom="0.032cm" fo:border="0.035cm solid #000000"/>
    </style:style>
    <style:style style:name="Tabelle35.A2" style:family="table-cell">
      <style:table-cell-properties fo:padding-left="0.049cm" fo:padding-right="0.049cm" fo:padding-top="0.032cm" fo:padding-bottom="0.032cm" fo:border-left="0.035cm solid #000000" fo:border-right="none" fo:border-top="none" fo:border-bottom="0.035cm solid #000000"/>
    </style:style>
    <style:style style:name="Tabelle3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6" style:family="table">
      <style:table-properties fo:margin-left="1.693cm" fo:margin-right="0.494cm" table:align="margins"/>
    </style:style>
    <style:style style:name="Tabelle36.A" style:family="table-column">
      <style:table-column-properties style:rel-column-width="14007*"/>
    </style:style>
    <style:style style:name="Tabelle36.B" style:family="table-column">
      <style:table-column-properties style:rel-column-width="51528*"/>
    </style:style>
    <style:style style:name="Tabelle3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6.B1" style:family="table-cell">
      <style:table-cell-properties fo:padding-left="0.049cm" fo:padding-right="0.049cm" fo:padding-top="0.032cm" fo:padding-bottom="0.032cm" fo:border="0.035cm solid #000000"/>
    </style:style>
    <style:style style:name="Tabelle36.A2" style:family="table-cell">
      <style:table-cell-properties fo:padding-left="0.049cm" fo:padding-right="0.049cm" fo:padding-top="0.032cm" fo:padding-bottom="0.032cm" fo:border-left="0.035cm solid #000000" fo:border-right="none" fo:border-top="none" fo:border-bottom="0.035cm solid #000000"/>
    </style:style>
    <style:style style:name="Tabelle3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7" style:family="table">
      <style:table-properties fo:margin-left="1.693cm" fo:margin-right="0.494cm" table:align="margins"/>
    </style:style>
    <style:style style:name="Tabelle37.A" style:family="table-column">
      <style:table-column-properties style:rel-column-width="15150*"/>
    </style:style>
    <style:style style:name="Tabelle37.B" style:family="table-column">
      <style:table-column-properties style:rel-column-width="50385*"/>
    </style:style>
    <style:style style:name="Tabelle3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7.B1" style:family="table-cell">
      <style:table-cell-properties fo:padding-left="0.049cm" fo:padding-right="0.049cm" fo:padding-top="0.032cm" fo:padding-bottom="0.032cm" fo:border="0.035cm solid #000000"/>
    </style:style>
    <style:style style:name="Tabelle37.A2" style:family="table-cell">
      <style:table-cell-properties fo:padding-left="0.049cm" fo:padding-right="0.049cm" fo:padding-top="0.032cm" fo:padding-bottom="0.032cm" fo:border-left="0.035cm solid #000000" fo:border-right="none" fo:border-top="none" fo:border-bottom="0.035cm solid #000000"/>
    </style:style>
    <style:style style:name="Tabelle3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8" style:family="table">
      <style:table-properties fo:margin-left="1.693cm" fo:margin-right="0.494cm" table:align="margins"/>
    </style:style>
    <style:style style:name="Tabelle38.A" style:family="table-column">
      <style:table-column-properties style:rel-column-width="13687*"/>
    </style:style>
    <style:style style:name="Tabelle38.B" style:family="table-column">
      <style:table-column-properties style:rel-column-width="51848*"/>
    </style:style>
    <style:style style:name="Tabelle3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8.B1" style:family="table-cell">
      <style:table-cell-properties fo:padding-left="0.049cm" fo:padding-right="0.049cm" fo:padding-top="0.032cm" fo:padding-bottom="0.032cm" fo:border="0.035cm solid #000000"/>
    </style:style>
    <style:style style:name="Tabelle38.A2" style:family="table-cell">
      <style:table-cell-properties fo:padding-left="0.049cm" fo:padding-right="0.049cm" fo:padding-top="0.032cm" fo:padding-bottom="0.032cm" fo:border-left="0.035cm solid #000000" fo:border-right="none" fo:border-top="none" fo:border-bottom="0.035cm solid #000000"/>
    </style:style>
    <style:style style:name="Tabelle3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9" style:family="table">
      <style:table-properties fo:margin-left="1.693cm" fo:margin-right="0.494cm" table:align="margins"/>
    </style:style>
    <style:style style:name="Tabelle39.A" style:family="table-column">
      <style:table-column-properties style:rel-column-width="10147*"/>
    </style:style>
    <style:style style:name="Tabelle39.B" style:family="table-column">
      <style:table-column-properties style:rel-column-width="55388*"/>
    </style:style>
    <style:style style:name="Tabelle3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9.B1" style:family="table-cell">
      <style:table-cell-properties fo:padding-left="0.049cm" fo:padding-right="0.049cm" fo:padding-top="0.032cm" fo:padding-bottom="0.032cm" fo:border="0.035cm solid #000000"/>
    </style:style>
    <style:style style:name="Tabelle39.A2" style:family="table-cell">
      <style:table-cell-properties fo:padding-left="0.049cm" fo:padding-right="0.049cm" fo:padding-top="0.032cm" fo:padding-bottom="0.032cm" fo:border-left="0.035cm solid #000000" fo:border-right="none" fo:border-top="none" fo:border-bottom="0.035cm solid #000000"/>
    </style:style>
    <style:style style:name="Tabelle3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0" style:family="table">
      <style:table-properties fo:margin-left="1.693cm" fo:margin-right="0.494cm" table:align="margins"/>
    </style:style>
    <style:style style:name="Tabelle40.A" style:family="table-column">
      <style:table-column-properties style:rel-column-width="10136*"/>
    </style:style>
    <style:style style:name="Tabelle40.B" style:family="table-column">
      <style:table-column-properties style:rel-column-width="55399*"/>
    </style:style>
    <style:style style:name="Tabelle4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0.B1" style:family="table-cell">
      <style:table-cell-properties fo:padding-left="0.049cm" fo:padding-right="0.049cm" fo:padding-top="0.032cm" fo:padding-bottom="0.032cm" fo:border="0.035cm solid #000000"/>
    </style:style>
    <style:style style:name="Tabelle40.A2" style:family="table-cell">
      <style:table-cell-properties fo:padding-left="0.049cm" fo:padding-right="0.049cm" fo:padding-top="0.032cm" fo:padding-bottom="0.032cm" fo:border-left="0.035cm solid #000000" fo:border-right="none" fo:border-top="none" fo:border-bottom="0.035cm solid #000000"/>
    </style:style>
    <style:style style:name="Tabelle4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1" style:family="table">
      <style:table-properties fo:margin-left="1.693cm" fo:margin-right="0.494cm" table:align="margins"/>
    </style:style>
    <style:style style:name="Tabelle41.A" style:family="table-column">
      <style:table-column-properties style:rel-column-width="10136*"/>
    </style:style>
    <style:style style:name="Tabelle41.B" style:family="table-column">
      <style:table-column-properties style:rel-column-width="55399*"/>
    </style:style>
    <style:style style:name="Tabelle4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1.B1" style:family="table-cell">
      <style:table-cell-properties fo:padding-left="0.049cm" fo:padding-right="0.049cm" fo:padding-top="0.032cm" fo:padding-bottom="0.032cm" fo:border="0.035cm solid #000000"/>
    </style:style>
    <style:style style:name="Tabelle41.A2" style:family="table-cell">
      <style:table-cell-properties fo:padding-left="0.049cm" fo:padding-right="0.049cm" fo:padding-top="0.032cm" fo:padding-bottom="0.032cm" fo:border-left="0.035cm solid #000000" fo:border-right="none" fo:border-top="none" fo:border-bottom="0.035cm solid #000000"/>
    </style:style>
    <style:style style:name="Tabelle4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2" style:family="table">
      <style:table-properties fo:margin-left="1.693cm" fo:margin-right="0.494cm" table:align="margins"/>
    </style:style>
    <style:style style:name="Tabelle42.A" style:family="table-column">
      <style:table-column-properties style:rel-column-width="10246*"/>
    </style:style>
    <style:style style:name="Tabelle42.B" style:family="table-column">
      <style:table-column-properties style:rel-column-width="55289*"/>
    </style:style>
    <style:style style:name="Tabelle4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2.B1" style:family="table-cell">
      <style:table-cell-properties fo:padding-left="0.049cm" fo:padding-right="0.049cm" fo:padding-top="0.032cm" fo:padding-bottom="0.032cm" fo:border="0.035cm solid #000000"/>
    </style:style>
    <style:style style:name="Tabelle42.A2" style:family="table-cell">
      <style:table-cell-properties fo:padding-left="0.049cm" fo:padding-right="0.049cm" fo:padding-top="0.032cm" fo:padding-bottom="0.032cm" fo:border-left="0.035cm solid #000000" fo:border-right="none" fo:border-top="none" fo:border-bottom="0.035cm solid #000000"/>
    </style:style>
    <style:style style:name="Tabelle4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3" style:family="table">
      <style:table-properties fo:margin-left="1.693cm" fo:margin-right="0.494cm" table:align="margins"/>
    </style:style>
    <style:style style:name="Tabelle43.A" style:family="table-column">
      <style:table-column-properties style:rel-column-width="10246*"/>
    </style:style>
    <style:style style:name="Tabelle43.B" style:family="table-column">
      <style:table-column-properties style:rel-column-width="55289*"/>
    </style:style>
    <style:style style:name="Tabelle4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3.B1" style:family="table-cell">
      <style:table-cell-properties fo:padding-left="0.049cm" fo:padding-right="0.049cm" fo:padding-top="0.032cm" fo:padding-bottom="0.032cm" fo:border="0.035cm solid #000000"/>
    </style:style>
    <style:style style:name="Tabelle43.A2" style:family="table-cell">
      <style:table-cell-properties fo:padding-left="0.049cm" fo:padding-right="0.049cm" fo:padding-top="0.032cm" fo:padding-bottom="0.032cm" fo:border-left="0.035cm solid #000000" fo:border-right="none" fo:border-top="none" fo:border-bottom="0.035cm solid #000000"/>
    </style:style>
    <style:style style:name="Tabelle4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4" style:family="table">
      <style:table-properties fo:margin-left="1.693cm" fo:margin-right="0.494cm" table:align="margins"/>
    </style:style>
    <style:style style:name="Tabelle44.A" style:family="table-column">
      <style:table-column-properties style:rel-column-width="10449*"/>
    </style:style>
    <style:style style:name="Tabelle44.B" style:family="table-column">
      <style:table-column-properties style:rel-column-width="55086*"/>
    </style:style>
    <style:style style:name="Tabelle4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4.B1" style:family="table-cell">
      <style:table-cell-properties fo:padding-left="0.049cm" fo:padding-right="0.049cm" fo:padding-top="0.032cm" fo:padding-bottom="0.032cm" fo:border="0.035cm solid #000000"/>
    </style:style>
    <style:style style:name="Tabelle44.A2" style:family="table-cell">
      <style:table-cell-properties fo:padding-left="0.049cm" fo:padding-right="0.049cm" fo:padding-top="0.032cm" fo:padding-bottom="0.032cm" fo:border-left="0.035cm solid #000000" fo:border-right="none" fo:border-top="none" fo:border-bottom="0.035cm solid #000000"/>
    </style:style>
    <style:style style:name="Tabelle4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5" style:family="table">
      <style:table-properties fo:margin-left="1.693cm" fo:margin-right="0.494cm" table:align="margins"/>
    </style:style>
    <style:style style:name="Tabelle45.A" style:family="table-column">
      <style:table-column-properties style:rel-column-width="10558*"/>
    </style:style>
    <style:style style:name="Tabelle45.B" style:family="table-column">
      <style:table-column-properties style:rel-column-width="54977*"/>
    </style:style>
    <style:style style:name="Tabelle4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5.B1" style:family="table-cell">
      <style:table-cell-properties fo:padding-left="0.049cm" fo:padding-right="0.049cm" fo:padding-top="0.032cm" fo:padding-bottom="0.032cm" fo:border="0.035cm solid #000000"/>
    </style:style>
    <style:style style:name="Tabelle45.A2" style:family="table-cell">
      <style:table-cell-properties fo:padding-left="0.049cm" fo:padding-right="0.049cm" fo:padding-top="0.032cm" fo:padding-bottom="0.032cm" fo:border-left="0.035cm solid #000000" fo:border-right="none" fo:border-top="none" fo:border-bottom="0.035cm solid #000000"/>
    </style:style>
    <style:style style:name="Tabelle4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6" style:family="table">
      <style:table-properties fo:margin-left="1.693cm" fo:margin-right="0.494cm" table:align="margins"/>
    </style:style>
    <style:style style:name="Tabelle46.A" style:family="table-column">
      <style:table-column-properties style:rel-column-width="10659*"/>
    </style:style>
    <style:style style:name="Tabelle46.B" style:family="table-column">
      <style:table-column-properties style:rel-column-width="54876*"/>
    </style:style>
    <style:style style:name="Tabelle4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6.B1" style:family="table-cell">
      <style:table-cell-properties fo:padding-left="0.049cm" fo:padding-right="0.049cm" fo:padding-top="0.032cm" fo:padding-bottom="0.032cm" fo:border="0.035cm solid #000000"/>
    </style:style>
    <style:style style:name="Tabelle46.A2" style:family="table-cell">
      <style:table-cell-properties fo:padding-left="0.049cm" fo:padding-right="0.049cm" fo:padding-top="0.032cm" fo:padding-bottom="0.032cm" fo:border-left="0.035cm solid #000000" fo:border-right="none" fo:border-top="none" fo:border-bottom="0.035cm solid #000000"/>
    </style:style>
    <style:style style:name="Tabelle4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7" style:family="table">
      <style:table-properties fo:margin-left="1.693cm" fo:margin-right="0.494cm" table:align="margins"/>
    </style:style>
    <style:style style:name="Tabelle47.A" style:family="table-column">
      <style:table-column-properties style:rel-column-width="10761*"/>
    </style:style>
    <style:style style:name="Tabelle47.B" style:family="table-column">
      <style:table-column-properties style:rel-column-width="54774*"/>
    </style:style>
    <style:style style:name="Tabelle4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7.B1" style:family="table-cell">
      <style:table-cell-properties fo:padding-left="0.049cm" fo:padding-right="0.049cm" fo:padding-top="0.032cm" fo:padding-bottom="0.032cm" fo:border="0.035cm solid #000000"/>
    </style:style>
    <style:style style:name="Tabelle47.A2" style:family="table-cell">
      <style:table-cell-properties fo:padding-left="0.049cm" fo:padding-right="0.049cm" fo:padding-top="0.032cm" fo:padding-bottom="0.032cm" fo:border-left="0.035cm solid #000000" fo:border-right="none" fo:border-top="none" fo:border-bottom="0.035cm solid #000000"/>
    </style:style>
    <style:style style:name="Tabelle4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8" style:family="table">
      <style:table-properties fo:margin-left="1.693cm" fo:margin-right="0.494cm" table:align="margins"/>
    </style:style>
    <style:style style:name="Tabelle48.A" style:family="table-column">
      <style:table-column-properties style:rel-column-width="19751*"/>
    </style:style>
    <style:style style:name="Tabelle48.B" style:family="table-column">
      <style:table-column-properties style:rel-column-width="45784*"/>
    </style:style>
    <style:style style:name="Tabelle4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8.B1" style:family="table-cell">
      <style:table-cell-properties fo:padding-left="0.049cm" fo:padding-right="0.049cm" fo:padding-top="0.032cm" fo:padding-bottom="0.032cm" fo:border="0.035cm solid #000000"/>
    </style:style>
    <style:style style:name="Tabelle48.A2" style:family="table-cell">
      <style:table-cell-properties fo:padding-left="0.049cm" fo:padding-right="0.049cm" fo:padding-top="0.032cm" fo:padding-bottom="0.032cm" fo:border-left="0.035cm solid #000000" fo:border-right="none" fo:border-top="none" fo:border-bottom="0.035cm solid #000000"/>
    </style:style>
    <style:style style:name="Tabelle4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9" style:family="table">
      <style:table-properties fo:margin-left="1.693cm" fo:margin-right="0.494cm" table:align="margins"/>
    </style:style>
    <style:style style:name="Tabelle49.A" style:family="table-column">
      <style:table-column-properties style:rel-column-width="8045*"/>
    </style:style>
    <style:style style:name="Tabelle49.B" style:family="table-column">
      <style:table-column-properties style:rel-column-width="57490*"/>
    </style:style>
    <style:style style:name="Tabelle4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9.B1" style:family="table-cell">
      <style:table-cell-properties fo:padding-left="0.049cm" fo:padding-right="0.049cm" fo:padding-top="0.032cm" fo:padding-bottom="0.032cm" fo:border="0.035cm solid #000000"/>
    </style:style>
    <style:style style:name="Tabelle49.A2" style:family="table-cell">
      <style:table-cell-properties fo:padding-left="0.049cm" fo:padding-right="0.049cm" fo:padding-top="0.032cm" fo:padding-bottom="0.032cm" fo:border-left="0.035cm solid #000000" fo:border-right="none" fo:border-top="none" fo:border-bottom="0.035cm solid #000000"/>
    </style:style>
    <style:style style:name="Tabelle4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0" style:family="table">
      <style:table-properties fo:margin-left="1.693cm" fo:margin-right="0.494cm" table:align="margins"/>
    </style:style>
    <style:style style:name="Tabelle50.A" style:family="table-column">
      <style:table-column-properties style:rel-column-width="25713*"/>
    </style:style>
    <style:style style:name="Tabelle50.B" style:family="table-column">
      <style:table-column-properties style:rel-column-width="39822*"/>
    </style:style>
    <style:style style:name="Tabelle5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0.B1" style:family="table-cell">
      <style:table-cell-properties fo:padding-left="0.049cm" fo:padding-right="0.049cm" fo:padding-top="0.032cm" fo:padding-bottom="0.032cm" fo:border="0.035cm solid #000000"/>
    </style:style>
    <style:style style:name="Tabelle50.A2" style:family="table-cell">
      <style:table-cell-properties fo:padding-left="0.049cm" fo:padding-right="0.049cm" fo:padding-top="0.032cm" fo:padding-bottom="0.032cm" fo:border-left="0.035cm solid #000000" fo:border-right="none" fo:border-top="none" fo:border-bottom="0.035cm solid #000000"/>
    </style:style>
    <style:style style:name="Tabelle5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0.A27" style:family="table-cell">
      <style:table-cell-properties fo:padding-left="0.049cm" fo:padding-right="0.049cm" fo:padding-top="0cm" fo:padding-bottom="0.032cm" fo:border-left="0.035cm solid #000000" fo:border-right="0.035cm solid #000000" fo:border-top="none" fo:border-bottom="0.035cm solid #000000"/>
    </style:style>
    <style:style style:name="Tabelle51" style:family="table">
      <style:table-properties fo:margin-left="1.693cm" fo:margin-right="0.494cm" table:align="margins"/>
    </style:style>
    <style:style style:name="Tabelle51.A" style:family="table-column">
      <style:table-column-properties style:rel-column-width="25915*"/>
    </style:style>
    <style:style style:name="Tabelle51.B" style:family="table-column">
      <style:table-column-properties style:rel-column-width="39620*"/>
    </style:style>
    <style:style style:name="Tabelle5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1.B1" style:family="table-cell">
      <style:table-cell-properties fo:padding-left="0.049cm" fo:padding-right="0.049cm" fo:padding-top="0.032cm" fo:padding-bottom="0.032cm" fo:border="0.035cm solid #000000"/>
    </style:style>
    <style:style style:name="Tabelle51.A2" style:family="table-cell">
      <style:table-cell-properties fo:padding-left="0.049cm" fo:padding-right="0.049cm" fo:padding-top="0.032cm" fo:padding-bottom="0.032cm" fo:border-left="0.035cm solid #000000" fo:border-right="none" fo:border-top="none" fo:border-bottom="0.035cm solid #000000"/>
    </style:style>
    <style:style style:name="Tabelle5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2" style:family="table">
      <style:table-properties fo:margin-left="1.693cm" fo:margin-right="0.494cm" table:align="margins"/>
    </style:style>
    <style:style style:name="Tabelle52.A" style:family="table-column">
      <style:table-column-properties style:rel-column-width="26025*"/>
    </style:style>
    <style:style style:name="Tabelle52.B" style:family="table-column">
      <style:table-column-properties style:rel-column-width="39510*"/>
    </style:style>
    <style:style style:name="Tabelle5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2.B1" style:family="table-cell">
      <style:table-cell-properties fo:padding-left="0.049cm" fo:padding-right="0.049cm" fo:padding-top="0.032cm" fo:padding-bottom="0.032cm" fo:border="0.035cm solid #000000"/>
    </style:style>
    <style:style style:name="Tabelle52.A2" style:family="table-cell">
      <style:table-cell-properties fo:padding-left="0.049cm" fo:padding-right="0.049cm" fo:padding-top="0.032cm" fo:padding-bottom="0.032cm" fo:border-left="0.035cm solid #000000" fo:border-right="none" fo:border-top="none" fo:border-bottom="0.035cm solid #000000"/>
    </style:style>
    <style:style style:name="Tabelle5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3" style:family="table">
      <style:table-properties fo:margin-left="1.693cm" fo:margin-right="0.494cm" table:align="margins"/>
    </style:style>
    <style:style style:name="Tabelle53.A" style:family="table-column">
      <style:table-column-properties style:rel-column-width="26235*"/>
    </style:style>
    <style:style style:name="Tabelle53.B" style:family="table-column">
      <style:table-column-properties style:rel-column-width="39300*"/>
    </style:style>
    <style:style style:name="Tabelle5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3.B1" style:family="table-cell">
      <style:table-cell-properties fo:padding-left="0.049cm" fo:padding-right="0.049cm" fo:padding-top="0.032cm" fo:padding-bottom="0.032cm" fo:border="0.035cm solid #000000"/>
    </style:style>
    <style:style style:name="Tabelle53.A2" style:family="table-cell">
      <style:table-cell-properties fo:padding-left="0.049cm" fo:padding-right="0.049cm" fo:padding-top="0.032cm" fo:padding-bottom="0.032cm" fo:border-left="0.035cm solid #000000" fo:border-right="none" fo:border-top="none" fo:border-bottom="0.035cm solid #000000"/>
    </style:style>
    <style:style style:name="Tabelle5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4" style:family="table">
      <style:table-properties fo:margin-left="1.693cm" fo:margin-right="0.494cm" table:align="margins"/>
    </style:style>
    <style:style style:name="Tabelle54.A" style:family="table-column">
      <style:table-column-properties style:rel-column-width="16933*"/>
    </style:style>
    <style:style style:name="Tabelle54.B" style:family="table-column">
      <style:table-column-properties style:rel-column-width="48602*"/>
    </style:style>
    <style:style style:name="Tabelle54.A1" style:family="table-cell">
      <style:table-cell-properties fo:padding-left="0.049cm" fo:padding-right="0.049cm" fo:padding-top="0.03cm" fo:padding-bottom="0.03cm" fo:border-left="0.035cm solid #000000" fo:border-right="none" fo:border-top="0.035cm solid #000000" fo:border-bottom="0.035cm solid #000000"/>
    </style:style>
    <style:style style:name="Tabelle54.B1" style:family="table-cell">
      <style:table-cell-properties fo:padding-left="0.049cm" fo:padding-right="0.049cm" fo:padding-top="0.03cm" fo:padding-bottom="0.03cm" fo:border="0.035cm solid #000000"/>
    </style:style>
    <style:style style:name="Tabelle54.A2" style:family="table-cell">
      <style:table-cell-properties fo:padding-left="0.049cm" fo:padding-right="0.049cm" fo:padding-top="0.03cm" fo:padding-bottom="0.03cm" fo:border-left="0.035cm solid #000000" fo:border-right="none" fo:border-top="none" fo:border-bottom="0.035cm solid #000000"/>
    </style:style>
    <style:style style:name="Tabelle54.B2" style:family="table-cell">
      <style:table-cell-properties fo:padding-left="0.049cm" fo:padding-right="0.049cm" fo:padding-top="0.03cm" fo:padding-bottom="0.03cm" fo:border-left="0.035cm solid #000000" fo:border-right="0.035cm solid #000000" fo:border-top="none" fo:border-bottom="0.035cm solid #000000"/>
    </style:style>
    <style:style style:name="Tabelle55" style:family="table">
      <style:table-properties fo:margin-left="1.693cm" fo:margin-right="0.494cm" table:align="margins"/>
    </style:style>
    <style:style style:name="Tabelle55.A" style:family="table-column">
      <style:table-column-properties style:rel-column-width="17035*"/>
    </style:style>
    <style:style style:name="Tabelle55.B" style:family="table-column">
      <style:table-column-properties style:rel-column-width="48500*"/>
    </style:style>
    <style:style style:name="Tabelle5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5.B1" style:family="table-cell">
      <style:table-cell-properties fo:padding-left="0.049cm" fo:padding-right="0.049cm" fo:padding-top="0.032cm" fo:padding-bottom="0.032cm" fo:border="0.035cm solid #000000"/>
    </style:style>
    <style:style style:name="Tabelle55.A2" style:family="table-cell">
      <style:table-cell-properties fo:padding-left="0.049cm" fo:padding-right="0.049cm" fo:padding-top="0.032cm" fo:padding-bottom="0.032cm" fo:border-left="0.035cm solid #000000" fo:border-right="none" fo:border-top="none" fo:border-bottom="0.035cm solid #000000"/>
    </style:style>
    <style:style style:name="Tabelle5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6" style:family="table">
      <style:table-properties fo:margin-left="1.693cm" fo:margin-right="0.494cm" table:align="margins"/>
    </style:style>
    <style:style style:name="Tabelle56.A" style:family="table-column">
      <style:table-column-properties style:rel-column-width="17136*"/>
    </style:style>
    <style:style style:name="Tabelle56.B" style:family="table-column">
      <style:table-column-properties style:rel-column-width="48399*"/>
    </style:style>
    <style:style style:name="Tabelle5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6.B1" style:family="table-cell">
      <style:table-cell-properties fo:padding-left="0.049cm" fo:padding-right="0.049cm" fo:padding-top="0.032cm" fo:padding-bottom="0.032cm" fo:border="0.035cm solid #000000"/>
    </style:style>
    <style:style style:name="Tabelle56.A2" style:family="table-cell">
      <style:table-cell-properties fo:padding-left="0.049cm" fo:padding-right="0.049cm" fo:padding-top="0.032cm" fo:padding-bottom="0.032cm" fo:border-left="0.035cm solid #000000" fo:border-right="none" fo:border-top="none" fo:border-bottom="0.035cm solid #000000"/>
    </style:style>
    <style:style style:name="Tabelle5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7" style:family="table">
      <style:table-properties fo:margin-left="1.693cm" fo:margin-right="0.494cm" table:align="margins"/>
    </style:style>
    <style:style style:name="Tabelle57.A" style:family="table-column">
      <style:table-column-properties style:rel-column-width="17246*"/>
    </style:style>
    <style:style style:name="Tabelle57.B" style:family="table-column">
      <style:table-column-properties style:rel-column-width="48289*"/>
    </style:style>
    <style:style style:name="Tabelle5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7.B1" style:family="table-cell">
      <style:table-cell-properties fo:padding-left="0.049cm" fo:padding-right="0.049cm" fo:padding-top="0.032cm" fo:padding-bottom="0.032cm" fo:border="0.035cm solid #000000"/>
    </style:style>
    <style:style style:name="Tabelle57.A2" style:family="table-cell">
      <style:table-cell-properties fo:padding-left="0.049cm" fo:padding-right="0.049cm" fo:padding-top="0.032cm" fo:padding-bottom="0.032cm" fo:border-left="0.035cm solid #000000" fo:border-right="none" fo:border-top="none" fo:border-bottom="0.035cm solid #000000"/>
    </style:style>
    <style:style style:name="Tabelle5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8" style:family="table">
      <style:table-properties fo:margin-left="1.693cm" fo:margin-right="0.494cm" table:align="margins"/>
    </style:style>
    <style:style style:name="Tabelle58.A" style:family="table-column">
      <style:table-column-properties style:rel-column-width="17347*"/>
    </style:style>
    <style:style style:name="Tabelle58.B" style:family="table-column">
      <style:table-column-properties style:rel-column-width="48188*"/>
    </style:style>
    <style:style style:name="Tabelle5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8.B1" style:family="table-cell">
      <style:table-cell-properties fo:padding-left="0.049cm" fo:padding-right="0.049cm" fo:padding-top="0.032cm" fo:padding-bottom="0.032cm" fo:border="0.035cm solid #000000"/>
    </style:style>
    <style:style style:name="Tabelle58.A2" style:family="table-cell">
      <style:table-cell-properties fo:padding-left="0.049cm" fo:padding-right="0.049cm" fo:padding-top="0.032cm" fo:padding-bottom="0.032cm" fo:border-left="0.035cm solid #000000" fo:border-right="none" fo:border-top="none" fo:border-bottom="0.035cm solid #000000"/>
    </style:style>
    <style:style style:name="Tabelle5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9" style:family="table">
      <style:table-properties fo:margin-left="1.693cm" fo:margin-right="0.494cm" table:align="margins"/>
    </style:style>
    <style:style style:name="Tabelle59.A" style:family="table-column">
      <style:table-column-properties style:rel-column-width="17456*"/>
    </style:style>
    <style:style style:name="Tabelle59.B" style:family="table-column">
      <style:table-column-properties style:rel-column-width="48079*"/>
    </style:style>
    <style:style style:name="Tabelle5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9.B1" style:family="table-cell">
      <style:table-cell-properties fo:padding-left="0.049cm" fo:padding-right="0.049cm" fo:padding-top="0.032cm" fo:padding-bottom="0.032cm" fo:border="0.035cm solid #000000"/>
    </style:style>
    <style:style style:name="Tabelle59.A2" style:family="table-cell">
      <style:table-cell-properties fo:padding-left="0.049cm" fo:padding-right="0.049cm" fo:padding-top="0.032cm" fo:padding-bottom="0.032cm" fo:border-left="0.035cm solid #000000" fo:border-right="none" fo:border-top="none" fo:border-bottom="0.035cm solid #000000"/>
    </style:style>
    <style:style style:name="Tabelle5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0" style:family="table">
      <style:table-properties fo:margin-left="1.693cm" fo:margin-right="0.494cm" table:align="margins"/>
    </style:style>
    <style:style style:name="Tabelle60.A" style:family="table-column">
      <style:table-column-properties style:rel-column-width="17558*"/>
    </style:style>
    <style:style style:name="Tabelle60.B" style:family="table-column">
      <style:table-column-properties style:rel-column-width="47977*"/>
    </style:style>
    <style:style style:name="Tabelle6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0.B1" style:family="table-cell">
      <style:table-cell-properties fo:padding-left="0.049cm" fo:padding-right="0.049cm" fo:padding-top="0.032cm" fo:padding-bottom="0.032cm" fo:border="0.035cm solid #000000"/>
    </style:style>
    <style:style style:name="Tabelle60.A2" style:family="table-cell">
      <style:table-cell-properties fo:padding-left="0.049cm" fo:padding-right="0.049cm" fo:padding-top="0.032cm" fo:padding-bottom="0.032cm" fo:border-left="0.035cm solid #000000" fo:border-right="none" fo:border-top="none" fo:border-bottom="0.035cm solid #000000"/>
    </style:style>
    <style:style style:name="Tabelle6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1" style:family="table">
      <style:table-properties fo:margin-left="1.693cm" fo:margin-right="0.494cm" table:align="margins"/>
    </style:style>
    <style:style style:name="Tabelle61.A" style:family="table-column">
      <style:table-column-properties style:rel-column-width="17659*"/>
    </style:style>
    <style:style style:name="Tabelle61.B" style:family="table-column">
      <style:table-column-properties style:rel-column-width="47876*"/>
    </style:style>
    <style:style style:name="Tabelle6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1.B1" style:family="table-cell">
      <style:table-cell-properties fo:padding-left="0.049cm" fo:padding-right="0.049cm" fo:padding-top="0.032cm" fo:padding-bottom="0.032cm" fo:border="0.035cm solid #000000"/>
    </style:style>
    <style:style style:name="Tabelle61.A2" style:family="table-cell">
      <style:table-cell-properties fo:padding-left="0.049cm" fo:padding-right="0.049cm" fo:padding-top="0.032cm" fo:padding-bottom="0.032cm" fo:border-left="0.035cm solid #000000" fo:border-right="none" fo:border-top="none" fo:border-bottom="0.035cm solid #000000"/>
    </style:style>
    <style:style style:name="Tabelle6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2" style:family="table">
      <style:table-properties fo:margin-left="1.693cm" fo:margin-right="0.494cm" table:align="margins" style:may-break-between-rows="false"/>
    </style:style>
    <style:style style:name="Tabelle62.A" style:family="table-column">
      <style:table-column-properties style:rel-column-width="17659*"/>
    </style:style>
    <style:style style:name="Tabelle62.B" style:family="table-column">
      <style:table-column-properties style:rel-column-width="47876*"/>
    </style:style>
    <style:style style:name="Tabelle6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2.B1" style:family="table-cell">
      <style:table-cell-properties fo:padding-left="0.049cm" fo:padding-right="0.049cm" fo:padding-top="0.032cm" fo:padding-bottom="0.032cm" fo:border="0.035cm solid #000000"/>
    </style:style>
    <style:style style:name="Tabelle62.A2" style:family="table-cell">
      <style:table-cell-properties fo:padding-left="0.049cm" fo:padding-right="0.049cm" fo:padding-top="0.032cm" fo:padding-bottom="0.032cm" fo:border-left="0.035cm solid #000000" fo:border-right="none" fo:border-top="none" fo:border-bottom="0.035cm solid #000000"/>
    </style:style>
    <style:style style:name="Tabelle6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3" style:family="table">
      <style:table-properties fo:margin-left="1.693cm" fo:margin-right="0.494cm" table:align="margins"/>
    </style:style>
    <style:style style:name="Tabelle63.A" style:family="table-column">
      <style:table-column-properties style:rel-column-width="17768*"/>
    </style:style>
    <style:style style:name="Tabelle63.B" style:family="table-column">
      <style:table-column-properties style:rel-column-width="47767*"/>
    </style:style>
    <style:style style:name="Tabelle6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3.B1" style:family="table-cell">
      <style:table-cell-properties fo:padding-left="0.049cm" fo:padding-right="0.049cm" fo:padding-top="0.032cm" fo:padding-bottom="0.032cm" fo:border="0.035cm solid #000000"/>
    </style:style>
    <style:style style:name="Tabelle63.A2" style:family="table-cell">
      <style:table-cell-properties fo:padding-left="0.049cm" fo:padding-right="0.049cm" fo:padding-top="0.032cm" fo:padding-bottom="0.032cm" fo:border-left="0.035cm solid #000000" fo:border-right="none" fo:border-top="none" fo:border-bottom="0.035cm solid #000000"/>
    </style:style>
    <style:style style:name="Tabelle6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4" style:family="table">
      <style:table-properties fo:margin-left="1.693cm" fo:margin-right="0.494cm" table:align="margins"/>
    </style:style>
    <style:style style:name="Tabelle64.A" style:family="table-column">
      <style:table-column-properties style:rel-column-width="15462*"/>
    </style:style>
    <style:style style:name="Tabelle64.B" style:family="table-column">
      <style:table-column-properties style:rel-column-width="50073*"/>
    </style:style>
    <style:style style:name="Tabelle6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4.B1" style:family="table-cell">
      <style:table-cell-properties fo:padding-left="0.049cm" fo:padding-right="0.049cm" fo:padding-top="0.032cm" fo:padding-bottom="0.032cm" fo:border="0.035cm solid #000000"/>
    </style:style>
    <style:style style:name="Tabelle64.A2" style:family="table-cell">
      <style:table-cell-properties fo:padding-left="0.049cm" fo:padding-right="0.049cm" fo:padding-top="0.032cm" fo:padding-bottom="0.032cm" fo:border-left="0.035cm solid #000000" fo:border-right="none" fo:border-top="none" fo:border-bottom="0.035cm solid #000000"/>
    </style:style>
    <style:style style:name="Tabelle6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5" style:family="table">
      <style:table-properties fo:margin-left="1.693cm" fo:margin-right="0.494cm" table:align="margins"/>
    </style:style>
    <style:style style:name="Tabelle65.A" style:family="table-column">
      <style:table-column-properties style:rel-column-width="15677*"/>
    </style:style>
    <style:style style:name="Tabelle65.B" style:family="table-column">
      <style:table-column-properties style:rel-column-width="49858*"/>
    </style:style>
    <style:style style:name="Tabelle6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5.B1" style:family="table-cell">
      <style:table-cell-properties fo:padding-left="0.049cm" fo:padding-right="0.049cm" fo:padding-top="0.032cm" fo:padding-bottom="0.032cm" fo:border="0.035cm solid #000000"/>
    </style:style>
    <style:style style:name="Tabelle65.A2" style:family="table-cell">
      <style:table-cell-properties fo:padding-left="0.049cm" fo:padding-right="0.049cm" fo:padding-top="0.032cm" fo:padding-bottom="0.032cm" fo:border-left="0.035cm solid #000000" fo:border-right="none" fo:border-top="none" fo:border-bottom="0.035cm solid #000000"/>
    </style:style>
    <style:style style:name="Tabelle6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6" style:family="table">
      <style:table-properties fo:margin-left="1.693cm" fo:margin-right="0.494cm" table:align="margins"/>
    </style:style>
    <style:style style:name="Tabelle66.A" style:family="table-column">
      <style:table-column-properties style:rel-column-width="16723*"/>
    </style:style>
    <style:style style:name="Tabelle66.B" style:family="table-column">
      <style:table-column-properties style:rel-column-width="48812*"/>
    </style:style>
    <style:style style:name="Tabelle6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6.B1" style:family="table-cell">
      <style:table-cell-properties fo:padding-left="0.049cm" fo:padding-right="0.049cm" fo:padding-top="0.032cm" fo:padding-bottom="0.032cm" fo:border="0.035cm solid #000000"/>
    </style:style>
    <style:style style:name="Tabelle66.A2" style:family="table-cell">
      <style:table-cell-properties fo:padding-left="0.049cm" fo:padding-right="0.049cm" fo:padding-top="0.032cm" fo:padding-bottom="0.032cm" fo:border-left="0.035cm solid #000000" fo:border-right="none" fo:border-top="none" fo:border-bottom="0.035cm solid #000000"/>
    </style:style>
    <style:style style:name="Tabelle6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7" style:family="table">
      <style:table-properties fo:margin-left="1.693cm" fo:margin-right="0.494cm" table:align="margins"/>
    </style:style>
    <style:style style:name="Tabelle67.A" style:family="table-column">
      <style:table-column-properties style:rel-column-width="18288*"/>
    </style:style>
    <style:style style:name="Tabelle67.B" style:family="table-column">
      <style:table-column-properties style:rel-column-width="47247*"/>
    </style:style>
    <style:style style:name="Tabelle6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7.B1" style:family="table-cell">
      <style:table-cell-properties fo:padding-left="0.049cm" fo:padding-right="0.049cm" fo:padding-top="0.032cm" fo:padding-bottom="0.032cm" fo:border="0.035cm solid #000000"/>
    </style:style>
    <style:style style:name="Tabelle67.A2" style:family="table-cell">
      <style:table-cell-properties fo:padding-left="0.049cm" fo:padding-right="0.049cm" fo:padding-top="0.032cm" fo:padding-bottom="0.032cm" fo:border-left="0.035cm solid #000000" fo:border-right="none" fo:border-top="none" fo:border-bottom="0.035cm solid #000000"/>
    </style:style>
    <style:style style:name="Tabelle6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8" style:family="table">
      <style:table-properties fo:margin-left="1.693cm" fo:margin-right="0.494cm" table:align="margins"/>
    </style:style>
    <style:style style:name="Tabelle68.A" style:family="table-column">
      <style:table-column-properties style:rel-column-width="18194*"/>
    </style:style>
    <style:style style:name="Tabelle68.B" style:family="table-column">
      <style:table-column-properties style:rel-column-width="47341*"/>
    </style:style>
    <style:style style:name="Tabelle6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8.B1" style:family="table-cell">
      <style:table-cell-properties fo:padding-left="0.049cm" fo:padding-right="0.049cm" fo:padding-top="0.032cm" fo:padding-bottom="0.032cm" fo:border="0.035cm solid #000000"/>
    </style:style>
    <style:style style:name="Tabelle68.A2" style:family="table-cell">
      <style:table-cell-properties fo:padding-left="0.049cm" fo:padding-right="0.049cm" fo:padding-top="0.032cm" fo:padding-bottom="0.032cm" fo:border-left="0.035cm solid #000000" fo:border-right="none" fo:border-top="none" fo:border-bottom="0.035cm solid #000000"/>
    </style:style>
    <style:style style:name="Tabelle6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9" style:family="table">
      <style:table-properties fo:margin-left="1.693cm" fo:margin-right="0.494cm" table:align="margins"/>
    </style:style>
    <style:style style:name="Tabelle69.A" style:family="table-column">
      <style:table-column-properties style:rel-column-width="18393*"/>
    </style:style>
    <style:style style:name="Tabelle69.B" style:family="table-column">
      <style:table-column-properties style:rel-column-width="47142*"/>
    </style:style>
    <style:style style:name="Tabelle6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9.B1" style:family="table-cell">
      <style:table-cell-properties fo:padding-left="0.049cm" fo:padding-right="0.049cm" fo:padding-top="0.032cm" fo:padding-bottom="0.032cm" fo:border="0.035cm solid #000000"/>
    </style:style>
    <style:style style:name="Tabelle69.A2" style:family="table-cell">
      <style:table-cell-properties fo:padding-left="0.049cm" fo:padding-right="0.049cm" fo:padding-top="0.032cm" fo:padding-bottom="0.032cm" fo:border-left="0.035cm solid #000000" fo:border-right="none" fo:border-top="none" fo:border-bottom="0.035cm solid #000000"/>
    </style:style>
    <style:style style:name="Tabelle6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0" style:family="table">
      <style:table-properties fo:margin-left="1.693cm" fo:margin-right="0.494cm" table:align="margins"/>
    </style:style>
    <style:style style:name="Tabelle70.A" style:family="table-column">
      <style:table-column-properties style:rel-column-width="9413*"/>
    </style:style>
    <style:style style:name="Tabelle70.B" style:family="table-column">
      <style:table-column-properties style:rel-column-width="56122*"/>
    </style:style>
    <style:style style:name="Tabelle7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0.B1" style:family="table-cell">
      <style:table-cell-properties fo:padding-left="0.049cm" fo:padding-right="0.049cm" fo:padding-top="0.032cm" fo:padding-bottom="0.032cm" fo:border="0.035cm solid #000000"/>
    </style:style>
    <style:style style:name="Tabelle70.A2" style:family="table-cell">
      <style:table-cell-properties fo:padding-left="0.049cm" fo:padding-right="0.049cm" fo:padding-top="0.032cm" fo:padding-bottom="0.032cm" fo:border-left="0.035cm solid #000000" fo:border-right="none" fo:border-top="none" fo:border-bottom="0.035cm solid #000000"/>
    </style:style>
    <style:style style:name="Tabelle7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1" style:family="table">
      <style:table-properties fo:margin-left="1.693cm" fo:margin-right="0.494cm" table:align="margins"/>
    </style:style>
    <style:style style:name="Tabelle71.A" style:family="table-column">
      <style:table-column-properties style:rel-column-width="9512*"/>
    </style:style>
    <style:style style:name="Tabelle71.B" style:family="table-column">
      <style:table-column-properties style:rel-column-width="56023*"/>
    </style:style>
    <style:style style:name="Tabelle7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1.B1" style:family="table-cell">
      <style:table-cell-properties fo:padding-left="0.049cm" fo:padding-right="0.049cm" fo:padding-top="0.032cm" fo:padding-bottom="0.032cm" fo:border="0.035cm solid #000000"/>
    </style:style>
    <style:style style:name="Tabelle71.A2" style:family="table-cell">
      <style:table-cell-properties fo:padding-left="0.049cm" fo:padding-right="0.049cm" fo:padding-top="0.032cm" fo:padding-bottom="0.032cm" fo:border-left="0.035cm solid #000000" fo:border-right="none" fo:border-top="none" fo:border-bottom="0.035cm solid #000000"/>
    </style:style>
    <style:style style:name="Tabelle7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2" style:family="table">
      <style:table-properties fo:margin-left="1.693cm" fo:margin-right="0.494cm" table:align="margins"/>
    </style:style>
    <style:style style:name="Tabelle72.A" style:family="table-column">
      <style:table-column-properties style:rel-column-width="9614*"/>
    </style:style>
    <style:style style:name="Tabelle72.B" style:family="table-column">
      <style:table-column-properties style:rel-column-width="55921*"/>
    </style:style>
    <style:style style:name="Tabelle7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2.B1" style:family="table-cell">
      <style:table-cell-properties fo:padding-left="0.049cm" fo:padding-right="0.049cm" fo:padding-top="0.032cm" fo:padding-bottom="0.032cm" fo:border="0.035cm solid #000000"/>
    </style:style>
    <style:style style:name="Tabelle72.A2" style:family="table-cell">
      <style:table-cell-properties fo:padding-left="0.049cm" fo:padding-right="0.049cm" fo:padding-top="0.032cm" fo:padding-bottom="0.032cm" fo:border-left="0.035cm solid #000000" fo:border-right="none" fo:border-top="none" fo:border-bottom="0.035cm solid #000000"/>
    </style:style>
    <style:style style:name="Tabelle7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3" style:family="table">
      <style:table-properties fo:margin-left="1.693cm" fo:margin-right="0.494cm" table:align="margins"/>
    </style:style>
    <style:style style:name="Tabelle73.A" style:family="table-column">
      <style:table-column-properties style:rel-column-width="9723*"/>
    </style:style>
    <style:style style:name="Tabelle73.B" style:family="table-column">
      <style:table-column-properties style:rel-column-width="55812*"/>
    </style:style>
    <style:style style:name="Tabelle7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3.B1" style:family="table-cell">
      <style:table-cell-properties fo:padding-left="0.049cm" fo:padding-right="0.049cm" fo:padding-top="0.032cm" fo:padding-bottom="0.032cm" fo:border="0.035cm solid #000000"/>
    </style:style>
    <style:style style:name="Tabelle73.A2" style:family="table-cell">
      <style:table-cell-properties fo:padding-left="0.049cm" fo:padding-right="0.049cm" fo:padding-top="0.032cm" fo:padding-bottom="0.032cm" fo:border-left="0.035cm solid #000000" fo:border-right="none" fo:border-top="none" fo:border-bottom="0.035cm solid #000000"/>
    </style:style>
    <style:style style:name="Tabelle7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4" style:family="table">
      <style:table-properties fo:margin-left="1.693cm" fo:margin-right="0.494cm" table:align="margins" style:may-break-between-rows="false"/>
    </style:style>
    <style:style style:name="Tabelle74.A" style:family="table-column">
      <style:table-column-properties style:rel-column-width="6063*"/>
    </style:style>
    <style:style style:name="Tabelle74.B" style:family="table-column">
      <style:table-column-properties style:rel-column-width="59472*"/>
    </style:style>
    <style:style style:name="Tabelle7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4.B1" style:family="table-cell">
      <style:table-cell-properties fo:padding-left="0.049cm" fo:padding-right="0.049cm" fo:padding-top="0.032cm" fo:padding-bottom="0.032cm" fo:border="0.035cm solid #000000"/>
    </style:style>
    <style:style style:name="Tabelle74.A2" style:family="table-cell">
      <style:table-cell-properties fo:padding-left="0.049cm" fo:padding-right="0.049cm" fo:padding-top="0.032cm" fo:padding-bottom="0.032cm" fo:border-left="0.035cm solid #000000" fo:border-right="none" fo:border-top="none" fo:border-bottom="0.035cm solid #000000"/>
    </style:style>
    <style:style style:name="Tabelle7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5" style:family="table">
      <style:table-properties fo:margin-left="1.693cm" fo:margin-right="0.494cm" table:align="margins"/>
    </style:style>
    <style:style style:name="Tabelle75.A" style:family="table-column">
      <style:table-column-properties style:rel-column-width="22674*"/>
    </style:style>
    <style:style style:name="Tabelle75.B" style:family="table-column">
      <style:table-column-properties style:rel-column-width="42861*"/>
    </style:style>
    <style:style style:name="Tabelle7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5.B1" style:family="table-cell">
      <style:table-cell-properties fo:padding-left="0.049cm" fo:padding-right="0.049cm" fo:padding-top="0.032cm" fo:padding-bottom="0.032cm" fo:border="0.035cm solid #000000"/>
    </style:style>
    <style:style style:name="Tabelle75.A2" style:family="table-cell">
      <style:table-cell-properties fo:padding-left="0.049cm" fo:padding-right="0.049cm" fo:padding-top="0.032cm" fo:padding-bottom="0.032cm" fo:border-left="0.035cm solid #000000" fo:border-right="none" fo:border-top="none" fo:border-bottom="0.035cm solid #000000"/>
    </style:style>
    <style:style style:name="Tabelle7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6" style:family="table">
      <style:table-properties style:width="14.817cm" fo:margin-left="1.693cm" table:align="left"/>
    </style:style>
    <style:style style:name="Tabelle76.A" style:family="table-column">
      <style:table-column-properties style:column-width="7.408cm"/>
    </style:style>
    <style:style style:name="Tabelle7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6.B1" style:family="table-cell">
      <style:table-cell-properties fo:padding-left="0.049cm" fo:padding-right="0.049cm" fo:padding-top="0.032cm" fo:padding-bottom="0.032cm" fo:border="0.035cm solid #000000"/>
    </style:style>
    <style:style style:name="Tabelle76.A2" style:family="table-cell">
      <style:table-cell-properties fo:padding-left="0.049cm" fo:padding-right="0.049cm" fo:padding-top="0.032cm" fo:padding-bottom="0.032cm" fo:border-left="0.035cm solid #000000" fo:border-right="none" fo:border-top="none" fo:border-bottom="0.035cm solid #000000"/>
    </style:style>
    <style:style style:name="Tabelle7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7" style:family="table">
      <style:table-properties style:width="14.817cm" fo:margin-left="1.693cm" table:align="left"/>
    </style:style>
    <style:style style:name="Tabelle77.A" style:family="table-column">
      <style:table-column-properties style:column-width="4.939cm"/>
    </style:style>
    <style:style style:name="Tabelle7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7.C1" style:family="table-cell">
      <style:table-cell-properties fo:padding-left="0.049cm" fo:padding-right="0.049cm" fo:padding-top="0.032cm" fo:padding-bottom="0.032cm" fo:border="0.035cm solid #000000"/>
    </style:style>
    <style:style style:name="Tabelle77.A2" style:family="table-cell">
      <style:table-cell-properties fo:padding-left="0.049cm" fo:padding-right="0.049cm" fo:padding-top="0.032cm" fo:padding-bottom="0.032cm" fo:border-left="0.035cm solid #000000" fo:border-right="none" fo:border-top="none" fo:border-bottom="0.035cm solid #000000"/>
    </style:style>
    <style:style style:name="Tabelle77.C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8" style:family="table">
      <style:table-properties fo:margin-left="1.693cm" fo:margin-right="0.494cm" table:align="margins"/>
    </style:style>
    <style:style style:name="Tabelle78.A" style:family="table-column">
      <style:table-column-properties style:rel-column-width="18701*"/>
    </style:style>
    <style:style style:name="Tabelle78.B" style:family="table-column">
      <style:table-column-properties style:rel-column-width="46834*"/>
    </style:style>
    <style:style style:name="Tabelle7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8.B1" style:family="table-cell">
      <style:table-cell-properties fo:padding-left="0.049cm" fo:padding-right="0.049cm" fo:padding-top="0.032cm" fo:padding-bottom="0.032cm" fo:border="0.035cm solid #000000"/>
    </style:style>
    <style:style style:name="Tabelle78.A2" style:family="table-cell">
      <style:table-cell-properties fo:padding-left="0.049cm" fo:padding-right="0.049cm" fo:padding-top="0.032cm" fo:padding-bottom="0.032cm" fo:border-left="0.035cm solid #000000" fo:border-right="none" fo:border-top="none" fo:border-bottom="0.035cm solid #000000"/>
    </style:style>
    <style:style style:name="Tabelle7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9" style:family="table">
      <style:table-properties fo:margin-left="1.693cm" fo:margin-right="0.494cm" table:align="margins"/>
    </style:style>
    <style:style style:name="Tabelle79.A" style:family="table-column">
      <style:table-column-properties style:rel-column-width="23621*"/>
    </style:style>
    <style:style style:name="Tabelle79.B" style:family="table-column">
      <style:table-column-properties style:rel-column-width="41914*"/>
    </style:style>
    <style:style style:name="Tabelle7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9.B1" style:family="table-cell">
      <style:table-cell-properties fo:padding-left="0.049cm" fo:padding-right="0.049cm" fo:padding-top="0.032cm" fo:padding-bottom="0.032cm" fo:border="0.035cm solid #000000"/>
    </style:style>
    <style:style style:name="Tabelle79.A2" style:family="table-cell">
      <style:table-cell-properties fo:padding-left="0.049cm" fo:padding-right="0.049cm" fo:padding-top="0.032cm" fo:padding-bottom="0.032cm" fo:border-left="0.035cm solid #000000" fo:border-right="none" fo:border-top="none" fo:border-bottom="0.035cm solid #000000"/>
    </style:style>
    <style:style style:name="Tabelle7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0" style:family="table">
      <style:table-properties style:width="14.817cm" fo:margin-left="1.693cm" table:align="left" style:may-break-between-rows="false"/>
    </style:style>
    <style:style style:name="Tabelle80.A" style:family="table-column">
      <style:table-column-properties style:column-width="7.408cm"/>
    </style:style>
    <style:style style:name="Tabelle8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0.B1" style:family="table-cell">
      <style:table-cell-properties fo:padding-left="0.049cm" fo:padding-right="0.049cm" fo:padding-top="0.032cm" fo:padding-bottom="0.032cm" fo:border="0.035cm solid #000000"/>
    </style:style>
    <style:style style:name="Tabelle80.A2" style:family="table-cell">
      <style:table-cell-properties fo:padding-left="0.049cm" fo:padding-right="0.049cm" fo:padding-top="0.032cm" fo:padding-bottom="0.032cm" fo:border-left="0.035cm solid #000000" fo:border-right="none" fo:border-top="none" fo:border-bottom="0.035cm solid #000000"/>
    </style:style>
    <style:style style:name="Tabelle8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1" style:family="table">
      <style:table-properties style:width="14.111cm" fo:margin-left="2.399cm" table:align="left"/>
    </style:style>
    <style:style style:name="Tabelle81.A" style:family="table-column">
      <style:table-column-properties style:column-width="7.056cm"/>
    </style:style>
    <style:style style:name="Tabelle8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1.B1" style:family="table-cell">
      <style:table-cell-properties fo:padding-left="0.049cm" fo:padding-right="0.049cm" fo:padding-top="0.032cm" fo:padding-bottom="0.032cm" fo:border="0.035cm solid #000000"/>
    </style:style>
    <style:style style:name="Tabelle81.A2" style:family="table-cell">
      <style:table-cell-properties fo:padding-left="0.049cm" fo:padding-right="0.049cm" fo:padding-top="0.032cm" fo:padding-bottom="0.032cm" fo:border-left="0.035cm solid #000000" fo:border-right="none" fo:border-top="none" fo:border-bottom="0.035cm solid #000000"/>
    </style:style>
    <style:style style:name="Tabelle8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2" style:family="table">
      <style:table-properties style:width="14.111cm" fo:margin-left="2.399cm" table:align="left"/>
    </style:style>
    <style:style style:name="Tabelle82.A" style:family="table-column">
      <style:table-column-properties style:column-width="3.528cm"/>
    </style:style>
    <style:style style:name="Tabelle8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2.D1" style:family="table-cell">
      <style:table-cell-properties fo:padding-left="0.049cm" fo:padding-right="0.049cm" fo:padding-top="0.032cm" fo:padding-bottom="0.032cm" fo:border="0.035cm solid #000000"/>
    </style:style>
    <style:style style:name="Tabelle82.A2" style:family="table-cell">
      <style:table-cell-properties fo:padding-left="0.049cm" fo:padding-right="0.049cm" fo:padding-top="0.032cm" fo:padding-bottom="0.032cm" fo:border-left="0.035cm solid #000000" fo:border-right="none" fo:border-top="none" fo:border-bottom="0.035cm solid #000000"/>
    </style:style>
    <style:style style:name="Tabelle82.D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3" style:family="table">
      <style:table-properties style:width="14.817cm" fo:margin-left="1.693cm" table:align="left"/>
    </style:style>
    <style:style style:name="Tabelle83.A" style:family="table-column">
      <style:table-column-properties style:column-width="4.184cm"/>
    </style:style>
    <style:style style:name="Tabelle83.B" style:family="table-column">
      <style:table-column-properties style:column-width="10.633cm"/>
    </style:style>
    <style:style style:name="Tabelle8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3.B1" style:family="table-cell">
      <style:table-cell-properties fo:padding-left="0.049cm" fo:padding-right="0.049cm" fo:padding-top="0.032cm" fo:padding-bottom="0.032cm" fo:border="0.035cm solid #000000"/>
    </style:style>
    <style:style style:name="Tabelle83.A2" style:family="table-cell">
      <style:table-cell-properties fo:padding-left="0.049cm" fo:padding-right="0.049cm" fo:padding-top="0.032cm" fo:padding-bottom="0.032cm" fo:border-left="0.035cm solid #000000" fo:border-right="none" fo:border-top="none" fo:border-bottom="0.035cm solid #000000"/>
    </style:style>
    <style:style style:name="Tabelle8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4" style:family="table">
      <style:table-properties style:width="14.817cm" fo:margin-left="1.693cm" table:align="left"/>
    </style:style>
    <style:style style:name="Tabelle84.A" style:family="table-column">
      <style:table-column-properties style:column-width="4.23cm"/>
    </style:style>
    <style:style style:name="Tabelle84.B" style:family="table-column">
      <style:table-column-properties style:column-width="10.587cm"/>
    </style:style>
    <style:style style:name="Tabelle8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4.B1" style:family="table-cell">
      <style:table-cell-properties fo:padding-left="0.049cm" fo:padding-right="0.049cm" fo:padding-top="0.032cm" fo:padding-bottom="0.032cm" fo:border="0.035cm solid #000000"/>
    </style:style>
    <style:style style:name="Tabelle84.A2" style:family="table-cell">
      <style:table-cell-properties fo:padding-left="0.049cm" fo:padding-right="0.049cm" fo:padding-top="0.032cm" fo:padding-bottom="0.032cm" fo:border-left="0.035cm solid #000000" fo:border-right="none" fo:border-top="none" fo:border-bottom="0.035cm solid #000000"/>
    </style:style>
    <style:style style:name="Tabelle8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5" style:family="table">
      <style:table-properties fo:margin-left="1.693cm" fo:margin-right="0.494cm" table:align="margins"/>
    </style:style>
    <style:style style:name="Tabelle85.A" style:family="table-column">
      <style:table-column-properties style:rel-column-width="18916*"/>
    </style:style>
    <style:style style:name="Tabelle85.B" style:family="table-column">
      <style:table-column-properties style:rel-column-width="46619*"/>
    </style:style>
    <style:style style:name="Tabelle8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5.B1" style:family="table-cell">
      <style:table-cell-properties fo:padding-left="0.049cm" fo:padding-right="0.049cm" fo:padding-top="0.032cm" fo:padding-bottom="0.032cm" fo:border="0.035cm solid #000000"/>
    </style:style>
    <style:style style:name="Tabelle85.A2" style:family="table-cell">
      <style:table-cell-properties fo:padding-left="0.049cm" fo:padding-right="0.049cm" fo:padding-top="0.032cm" fo:padding-bottom="0.032cm" fo:border-left="0.035cm solid #000000" fo:border-right="none" fo:border-top="none" fo:border-bottom="0.035cm solid #000000"/>
    </style:style>
    <style:style style:name="Tabelle8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6" style:family="table">
      <style:table-properties fo:margin-left="1.693cm" fo:margin-right="0.494cm" table:align="margins"/>
    </style:style>
    <style:style style:name="Tabelle86.A" style:family="table-column">
      <style:table-column-properties style:rel-column-width="8357*"/>
    </style:style>
    <style:style style:name="Tabelle86.B" style:family="table-column">
      <style:table-column-properties style:rel-column-width="57178*"/>
    </style:style>
    <style:style style:name="Tabelle8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6.B1" style:family="table-cell">
      <style:table-cell-properties fo:padding-left="0.049cm" fo:padding-right="0.049cm" fo:padding-top="0.032cm" fo:padding-bottom="0.032cm" fo:border="0.035cm solid #000000"/>
    </style:style>
    <style:style style:name="Tabelle86.A2" style:family="table-cell">
      <style:table-cell-properties fo:padding-left="0.049cm" fo:padding-right="0.049cm" fo:padding-top="0.032cm" fo:padding-bottom="0.032cm" fo:border-left="0.035cm solid #000000" fo:border-right="none" fo:border-top="none" fo:border-bottom="0.035cm solid #000000"/>
    </style:style>
    <style:style style:name="Tabelle8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7" style:family="table">
      <style:table-properties fo:margin-left="1.693cm" fo:margin-right="0.494cm" table:align="margins"/>
    </style:style>
    <style:style style:name="Tabelle87.A" style:family="table-column">
      <style:table-column-properties style:rel-column-width="18288*"/>
    </style:style>
    <style:style style:name="Tabelle87.B" style:family="table-column">
      <style:table-column-properties style:rel-column-width="47247*"/>
    </style:style>
    <style:style style:name="Tabelle8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7.B1" style:family="table-cell">
      <style:table-cell-properties fo:padding-left="0.049cm" fo:padding-right="0.049cm" fo:padding-top="0.032cm" fo:padding-bottom="0.032cm" fo:border="0.035cm solid #000000"/>
    </style:style>
    <style:style style:name="Tabelle87.A2" style:family="table-cell">
      <style:table-cell-properties fo:padding-left="0.049cm" fo:padding-right="0.049cm" fo:padding-top="0.032cm" fo:padding-bottom="0.032cm" fo:border-left="0.035cm solid #000000" fo:border-right="none" fo:border-top="none" fo:border-bottom="0.035cm solid #000000"/>
    </style:style>
    <style:style style:name="Tabelle8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8" style:family="table">
      <style:table-properties fo:margin-left="1.693cm" fo:margin-right="0.494cm" table:align="margins"/>
    </style:style>
    <style:style style:name="Tabelle88.A" style:family="table-column">
      <style:table-column-properties style:rel-column-width="18393*"/>
    </style:style>
    <style:style style:name="Tabelle88.B" style:family="table-column">
      <style:table-column-properties style:rel-column-width="47142*"/>
    </style:style>
    <style:style style:name="Tabelle8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8.B1" style:family="table-cell">
      <style:table-cell-properties fo:padding-left="0.049cm" fo:padding-right="0.049cm" fo:padding-top="0.032cm" fo:padding-bottom="0.032cm" fo:border="0.035cm solid #000000"/>
    </style:style>
    <style:style style:name="Tabelle88.A2" style:family="table-cell">
      <style:table-cell-properties fo:padding-left="0.049cm" fo:padding-right="0.049cm" fo:padding-top="0.032cm" fo:padding-bottom="0.032cm" fo:border-left="0.035cm solid #000000" fo:border-right="none" fo:border-top="none" fo:border-bottom="0.035cm solid #000000"/>
    </style:style>
    <style:style style:name="Tabelle8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9" style:family="table">
      <style:table-properties fo:margin-left="1.693cm" fo:margin-right="0.494cm" table:align="margins"/>
    </style:style>
    <style:style style:name="Tabelle89.A" style:family="table-column">
      <style:table-column-properties style:rel-column-width="18603*"/>
    </style:style>
    <style:style style:name="Tabelle89.B" style:family="table-column">
      <style:table-column-properties style:rel-column-width="46932*"/>
    </style:style>
    <style:style style:name="Tabelle8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9.B1" style:family="table-cell">
      <style:table-cell-properties fo:padding-left="0.049cm" fo:padding-right="0.049cm" fo:padding-top="0.032cm" fo:padding-bottom="0.032cm" fo:border="0.035cm solid #000000"/>
    </style:style>
    <style:style style:name="Tabelle89.A2" style:family="table-cell">
      <style:table-cell-properties fo:padding-left="0.049cm" fo:padding-right="0.049cm" fo:padding-top="0.032cm" fo:padding-bottom="0.032cm" fo:border-left="0.035cm solid #000000" fo:border-right="none" fo:border-top="none" fo:border-bottom="0.035cm solid #000000"/>
    </style:style>
    <style:style style:name="Tabelle8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0" style:family="table">
      <style:table-properties fo:margin-left="1.693cm" fo:margin-right="0.494cm" table:align="margins"/>
    </style:style>
    <style:style style:name="Tabelle90.A" style:family="table-column">
      <style:table-column-properties style:rel-column-width="18705*"/>
    </style:style>
    <style:style style:name="Tabelle90.B" style:family="table-column">
      <style:table-column-properties style:rel-column-width="46830*"/>
    </style:style>
    <style:style style:name="Tabelle9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0.B1" style:family="table-cell">
      <style:table-cell-properties fo:padding-left="0.049cm" fo:padding-right="0.049cm" fo:padding-top="0.032cm" fo:padding-bottom="0.032cm" fo:border="0.035cm solid #000000"/>
    </style:style>
    <style:style style:name="Tabelle90.A2" style:family="table-cell">
      <style:table-cell-properties fo:padding-left="0.049cm" fo:padding-right="0.049cm" fo:padding-top="0.032cm" fo:padding-bottom="0.032cm" fo:border-left="0.035cm solid #000000" fo:border-right="none" fo:border-top="none" fo:border-bottom="0.035cm solid #000000"/>
    </style:style>
    <style:style style:name="Tabelle9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1" style:family="table">
      <style:table-properties fo:margin-left="1.693cm" fo:margin-right="0.494cm" table:align="margins"/>
    </style:style>
    <style:style style:name="Tabelle91.A" style:family="table-column">
      <style:table-column-properties style:rel-column-width="18916*"/>
    </style:style>
    <style:style style:name="Tabelle91.B" style:family="table-column">
      <style:table-column-properties style:rel-column-width="46619*"/>
    </style:style>
    <style:style style:name="Tabelle9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1.B1" style:family="table-cell">
      <style:table-cell-properties fo:padding-left="0.049cm" fo:padding-right="0.049cm" fo:padding-top="0.032cm" fo:padding-bottom="0.032cm" fo:border="0.035cm solid #000000"/>
    </style:style>
    <style:style style:name="Tabelle91.A2" style:family="table-cell">
      <style:table-cell-properties fo:padding-left="0.049cm" fo:padding-right="0.049cm" fo:padding-top="0.032cm" fo:padding-bottom="0.032cm" fo:border-left="0.035cm solid #000000" fo:border-right="none" fo:border-top="none" fo:border-bottom="0.035cm solid #000000"/>
    </style:style>
    <style:style style:name="Tabelle9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2" style:family="table">
      <style:table-properties fo:margin-left="1.693cm" fo:margin-right="0.494cm" table:align="margins"/>
    </style:style>
    <style:style style:name="Tabelle92.A" style:family="table-column">
      <style:table-column-properties style:rel-column-width="19126*"/>
    </style:style>
    <style:style style:name="Tabelle92.B" style:family="table-column">
      <style:table-column-properties style:rel-column-width="46409*"/>
    </style:style>
    <style:style style:name="Tabelle9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2.B1" style:family="table-cell">
      <style:table-cell-properties fo:padding-left="0.049cm" fo:padding-right="0.049cm" fo:padding-top="0.032cm" fo:padding-bottom="0.032cm" fo:border="0.035cm solid #000000"/>
    </style:style>
    <style:style style:name="Tabelle92.A2" style:family="table-cell">
      <style:table-cell-properties fo:padding-left="0.049cm" fo:padding-right="0.049cm" fo:padding-top="0.032cm" fo:padding-bottom="0.032cm" fo:border-left="0.035cm solid #000000" fo:border-right="none" fo:border-top="none" fo:border-bottom="0.035cm solid #000000"/>
    </style:style>
    <style:style style:name="Tabelle9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3" style:family="table">
      <style:table-properties fo:margin-left="1.693cm" fo:margin-right="0.494cm" table:align="margins"/>
    </style:style>
    <style:style style:name="Tabelle93.A" style:family="table-column">
      <style:table-column-properties style:rel-column-width="19228*"/>
    </style:style>
    <style:style style:name="Tabelle93.B" style:family="table-column">
      <style:table-column-properties style:rel-column-width="46307*"/>
    </style:style>
    <style:style style:name="Tabelle9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3.B1" style:family="table-cell">
      <style:table-cell-properties fo:padding-left="0.049cm" fo:padding-right="0.049cm" fo:padding-top="0.032cm" fo:padding-bottom="0.032cm" fo:border="0.035cm solid #000000"/>
    </style:style>
    <style:style style:name="Tabelle93.A2" style:family="table-cell">
      <style:table-cell-properties fo:padding-left="0.049cm" fo:padding-right="0.049cm" fo:padding-top="0.032cm" fo:padding-bottom="0.032cm" fo:border-left="0.035cm solid #000000" fo:border-right="none" fo:border-top="none" fo:border-bottom="0.035cm solid #000000"/>
    </style:style>
    <style:style style:name="Tabelle9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4" style:family="table">
      <style:table-properties fo:margin-left="1.693cm" fo:margin-right="0.494cm" table:align="margins"/>
    </style:style>
    <style:style style:name="Tabelle94.A" style:family="table-column">
      <style:table-column-properties style:rel-column-width="5026*"/>
    </style:style>
    <style:style style:name="Tabelle94.B" style:family="table-column">
      <style:table-column-properties style:rel-column-width="60509*"/>
    </style:style>
    <style:style style:name="Tabelle9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4.B1" style:family="table-cell">
      <style:table-cell-properties fo:padding-left="0.049cm" fo:padding-right="0.049cm" fo:padding-top="0.032cm" fo:padding-bottom="0.032cm" fo:border="0.035cm solid #000000"/>
    </style:style>
    <style:style style:name="Tabelle94.A2" style:family="table-cell">
      <style:table-cell-properties fo:padding-left="0.049cm" fo:padding-right="0.049cm" fo:padding-top="0.032cm" fo:padding-bottom="0.032cm" fo:border-left="0.035cm solid #000000" fo:border-right="none" fo:border-top="none" fo:border-bottom="0.035cm solid #000000"/>
    </style:style>
    <style:style style:name="Tabelle9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5" style:family="table">
      <style:table-properties fo:margin-left="1.693cm" fo:margin-right="0.494cm" table:align="margins"/>
    </style:style>
    <style:style style:name="Tabelle95.A" style:family="table-column">
      <style:table-column-properties style:rel-column-width="5228*"/>
    </style:style>
    <style:style style:name="Tabelle95.B" style:family="table-column">
      <style:table-column-properties style:rel-column-width="60307*"/>
    </style:style>
    <style:style style:name="Tabelle9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5.B1" style:family="table-cell">
      <style:table-cell-properties fo:padding-left="0.049cm" fo:padding-right="0.049cm" fo:padding-top="0.032cm" fo:padding-bottom="0.032cm" fo:border="0.035cm solid #000000"/>
    </style:style>
    <style:style style:name="Tabelle95.A2" style:family="table-cell">
      <style:table-cell-properties fo:padding-left="0.049cm" fo:padding-right="0.049cm" fo:padding-top="0.032cm" fo:padding-bottom="0.032cm" fo:border-left="0.035cm solid #000000" fo:border-right="none" fo:border-top="none" fo:border-bottom="0.035cm solid #000000"/>
    </style:style>
    <style:style style:name="Tabelle9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6" style:family="table">
      <style:table-properties fo:margin-left="1.693cm" fo:margin-right="0.494cm" table:align="margins"/>
    </style:style>
    <style:style style:name="Tabelle96.A" style:family="table-column">
      <style:table-column-properties style:rel-column-width="19649*"/>
    </style:style>
    <style:style style:name="Tabelle96.B" style:family="table-column">
      <style:table-column-properties style:rel-column-width="45886*"/>
    </style:style>
    <style:style style:name="Tabelle9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6.B1" style:family="table-cell">
      <style:table-cell-properties fo:padding-left="0.049cm" fo:padding-right="0.049cm" fo:padding-top="0.032cm" fo:padding-bottom="0.032cm" fo:border="0.035cm solid #000000"/>
    </style:style>
    <style:style style:name="Tabelle96.A2" style:family="table-cell">
      <style:table-cell-properties fo:padding-left="0.049cm" fo:padding-right="0.049cm" fo:padding-top="0.032cm" fo:padding-bottom="0.032cm" fo:border-left="0.035cm solid #000000" fo:border-right="none" fo:border-top="none" fo:border-bottom="0.035cm solid #000000"/>
    </style:style>
    <style:style style:name="Tabelle9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6.A25" style:family="table-cell">
      <style:table-cell-properties fo:padding-left="0.049cm" fo:padding-right="0.049cm" fo:padding-top="0cm" fo:padding-bottom="0.032cm" fo:border-left="0.035cm solid #000000" fo:border-right="0.035cm solid #000000" fo:border-top="none" fo:border-bottom="0.035cm solid #000000"/>
    </style:style>
    <style:style style:name="Tabelle97" style:family="table">
      <style:table-properties fo:margin-left="1.693cm" fo:margin-right="0.494cm" table:align="margins"/>
    </style:style>
    <style:style style:name="Tabelle97.A" style:family="table-column">
      <style:table-column-properties style:rel-column-width="13074*"/>
    </style:style>
    <style:style style:name="Tabelle97.B" style:family="table-column">
      <style:table-column-properties style:rel-column-width="52461*"/>
    </style:style>
    <style:style style:name="Tabelle9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7.B1" style:family="table-cell">
      <style:table-cell-properties fo:padding-left="0.049cm" fo:padding-right="0.049cm" fo:padding-top="0.032cm" fo:padding-bottom="0.032cm" fo:border="0.035cm solid #000000"/>
    </style:style>
    <style:style style:name="Tabelle97.A2" style:family="table-cell">
      <style:table-cell-properties fo:padding-left="0.049cm" fo:padding-right="0.049cm" fo:padding-top="0.032cm" fo:padding-bottom="0.032cm" fo:border-left="0.035cm solid #000000" fo:border-right="none" fo:border-top="none" fo:border-bottom="0.035cm solid #000000"/>
    </style:style>
    <style:style style:name="Tabelle9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8" style:family="table">
      <style:table-properties fo:margin-left="0.834cm" fo:margin-right="0.123cm" table:align="margins"/>
    </style:style>
    <style:style style:name="Tabelle98.A" style:family="table-column">
      <style:table-column-properties style:rel-column-width="23654*"/>
    </style:style>
    <style:style style:name="Tabelle98.B" style:family="table-column">
      <style:table-column-properties style:rel-column-width="17382*"/>
    </style:style>
    <style:style style:name="Tabelle98.C" style:family="table-column">
      <style:table-column-properties style:rel-column-width="24499*"/>
    </style:style>
    <style:style style:name="Tabelle9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8.C1" style:family="table-cell">
      <style:table-cell-properties fo:padding-left="0.049cm" fo:padding-right="0.049cm" fo:padding-top="0.032cm" fo:padding-bottom="0.032cm" fo:border="0.035cm solid #000000"/>
    </style:style>
    <style:style style:name="Tabelle98.A2" style:family="table-cell">
      <style:table-cell-properties fo:padding-left="0.049cm" fo:padding-right="0.049cm" fo:padding-top="0.032cm" fo:padding-bottom="0.032cm" fo:border-left="0.035cm solid #000000" fo:border-right="none" fo:border-top="none" fo:border-bottom="0.035cm solid #000000"/>
    </style:style>
    <style:style style:name="Tabelle98.C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8.A3" style:family="table-cell">
      <style:table-cell-properties fo:padding-left="0.049cm" fo:padding-right="0.049cm" fo:padding-top="0.032cm" fo:padding-bottom="0cm" fo:border-left="0.035cm solid #000000" fo:border-right="none" fo:border-top="none" fo:border-bottom="none"/>
    </style:style>
    <style:style style:name="Tabelle98.A4" style:family="table-cell">
      <style:table-cell-properties fo:padding-left="0.049cm" fo:padding-right="0.049cm" fo:padding-top="0cm" fo:padding-bottom="0.032cm" fo:border-left="0.035cm solid #000000" fo:border-right="none" fo:border-top="none" fo:border-bottom="0.035cm solid #000000"/>
    </style:style>
    <style:style style:name="Tabelle98.A7" style:family="table-cell">
      <style:table-cell-properties fo:padding-left="0.049cm" fo:padding-right="0.049cm" fo:padding-top="0cm" fo:padding-bottom="0cm" fo:border-left="0.035cm solid #000000" fo:border-right="none" fo:border-top="none" fo:border-bottom="none"/>
    </style:style>
    <style:style style:name="P1" style:family="paragraph" style:parent-style-name="Standard" style:master-page-name="Standard">
      <style:paragraph-properties style:line-height-at-least="0.035cm"/>
      <style:text-properties fo:font-size="10pt" fo:font-weight="bold" style:font-size-asian="10pt" style:font-weight-asian="bold" style:font-size-complex="10pt" style:font-weight-complex="bold"/>
    </style:style>
    <style:style style:name="P2" style:family="paragraph" style:parent-style-name="Subtitle">
      <style:text-properties style:font-name="Arial" fo:font-weight="bold" style:font-name-asian="Arial" style:font-weight-asian="bold" style:font-name-complex="Arial" style:font-weight-complex="bold"/>
    </style:style>
    <style:style style:name="P3" style:family="paragraph" style:parent-style-name="Standard">
      <style:paragraph-properties fo:margin-top="0.549cm" fo:margin-bottom="0cm" style:line-height-at-least="0.951cm"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4" style:family="paragraph" style:parent-style-name="Standard">
      <style:paragraph-properties fo:line-height="0.423cm"/>
      <style:text-properties style:font-name="Verdana2" fo:font-size="10pt" fo:font-weight="bold" style:font-name-asian="Arial" style:font-size-asian="10pt" style:font-weight-asian="bold" style:font-name-complex="Arial" style:font-size-complex="10pt" style:font-weight-complex="bold"/>
    </style:style>
    <style:style style:name="P5" style:family="paragraph" style:parent-style-name="Text_20_body" style:master-page-name="">
      <style:paragraph-properties fo:break-after="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Contents_20_5">
      <style:paragraph-properties>
        <style:tab-stops>
          <style:tab-stop style:position="16.999cm" style:type="right" style:leader-style="dotted" style:leader-text="."/>
        </style:tab-stops>
      </style:paragraph-properties>
    </style:style>
    <style:style style:name="P10" style:family="paragraph" style:parent-style-name="Contents_20_4">
      <style:paragraph-properties>
        <style:tab-stops>
          <style:tab-stop style:position="16.999cm" style:type="right" style:leader-style="dotted" style:leader-text="."/>
        </style:tab-stops>
      </style:paragraph-properties>
    </style:style>
    <style:style style:name="P11" style:family="paragraph" style:parent-style-name="Standard">
      <style:paragraph-properties fo:margin-left="2.54cm" fo:margin-right="0cm" fo:margin-top="0.365cm" fo:margin-bottom="0cm" style:line-height-at-least="0.459cm" fo:text-indent="-0.847cm" style:auto-text-indent="false" fo:keep-with-next="always">
        <style:tab-stops>
          <style:tab-stop style:position="0cm"/>
          <style:tab-stop style:position="13.97cm" style:type="right" style:leader-style="dotted" style:leader-text="."/>
        </style:tab-stops>
      </style:paragraph-properties>
      <style:text-properties fo:font-size="10pt" fo:font-weight="bold" style:font-size-asian="10pt" style:font-weight-asian="bold" style:font-size-complex="10pt" style:font-weight-complex="bold"/>
    </style:style>
    <style:style style:name="P12" style:family="paragraph" style:parent-style-name="Table_20_index_20_heading" style:master-page-name="Standard"/>
    <style:style style:name="P13" style:family="paragraph" style:parent-style-name="Table_20_index_20_1">
      <style:paragraph-properties>
        <style:tab-stops>
          <style:tab-stop style:position="16.999cm" style:type="right" style:leader-style="dotted" style:leader-text="."/>
        </style:tab-stops>
      </style:paragraph-properties>
    </style:style>
    <style:style style:name="P14" style:family="paragraph" style:parent-style-name="Heading_20_1">
      <style:text-properties fo:font-size="10pt" style:font-size-asian="10pt" style:font-size-complex="10pt"/>
    </style:style>
    <style:style style:name="P15" style:family="paragraph" style:parent-style-name="Heading_20_1" style:master-page-name="Standard"/>
    <style:style style:name="P16" style:family="paragraph" style:parent-style-name="itemize" style:list-style-name="itemize"/>
    <style:style style:name="P17" style:family="paragraph" style:parent-style-name="Text_20_body_20_indent">
      <style:text-properties fo:font-size="10pt" fo:language="de" fo:country="DE" style:font-size-asian="10pt" style:font-size-complex="10pt"/>
    </style:style>
    <style:style style:name="P18" style:family="paragraph" style:parent-style-name="Text_20_body_20_indent">
      <style:text-properties fo:language="de" fo:country="DE"/>
    </style:style>
    <style:style style:name="P19" style:family="paragraph" style:parent-style-name="Table" style:list-style-name="itemize">
      <style:paragraph-properties fo:keep-with-next="always"/>
    </style:style>
    <style:style style:name="P20" style:family="paragraph" style:parent-style-name="Heading_20_5">
      <style:paragraph-properties fo:margin-left="1.723cm" fo:margin-right="0cm" fo:text-indent="0cm" style:auto-text-indent="false"/>
    </style:style>
    <style:style style:name="P21" style:family="paragraph" style:parent-style-name="Standard">
      <style:paragraph-properties fo:margin-left="1.693cm" fo:margin-right="0cm" fo:margin-top="0.353cm" fo:margin-bottom="0cm" style:line-height-at-least="0.459cm" fo:text-indent="0cm" style:auto-text-indent="false" fo:keep-with-next="always"/>
      <style:text-properties fo:font-size="10pt" fo:font-weight="bold" style:font-size-asian="10pt" style:font-weight-asian="bold" style:font-size-complex="10pt" style:font-weight-complex="bold"/>
    </style:style>
    <style:style style:name="P22" style:family="paragraph" style:parent-style-name="Standard">
      <style:paragraph-properties fo:margin-left="1.693cm" fo:margin-right="0cm" fo:margin-top="0.305cm" fo:margin-bottom="0cm" style:line-height-at-least="0.423cm" fo:text-indent="0cm" style:auto-text-indent="false"/>
      <style:text-properties fo:font-size="10pt" fo:language="de" fo:country="DE" style:font-size-asian="10pt" style:font-size-complex="10pt"/>
    </style:style>
    <style:style style:name="P23" style:family="paragraph" style:parent-style-name="Heading_20_4">
      <style:paragraph-properties fo:margin-left="1.676cm" fo:margin-right="0cm" fo:text-indent="0cm" style:auto-text-indent="false"/>
    </style:style>
    <style:style style:name="P24" style:family="paragraph" style:parent-style-name="Heading_20_4">
      <style:paragraph-properties fo:margin-left="1.699cm" fo:margin-right="0cm" fo:text-indent="0cm" style:auto-text-indent="false"/>
    </style:style>
    <style:style style:name="P25" style:family="paragraph" style:parent-style-name="Table">
      <style:paragraph-properties fo:keep-with-next="always"/>
    </style:style>
    <style:style style:name="P26" style:family="paragraph" style:parent-style-name="Table_20_Contents">
      <style:text-properties style:font-name="Courier New1" style:font-name-asian="Courier New1" style:font-name-complex="Courier New1"/>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style:font-name="CentSchbook BT1" fo:font-size="10pt" style:font-name-asian="Courier New1" style:font-size-asian="10pt" style:font-name-complex="Courier New1" style:font-size-complex="10pt"/>
    </style:style>
    <style:style style:name="P29" style:family="paragraph" style:parent-style-name="Table_20_Contents">
      <style:text-properties style:font-name="Courier New1" fo:font-size="9pt" style:font-name-asian="Courier New1" style:font-size-asian="9pt" style:font-name-complex="Courier New1" style:font-size-complex="9pt"/>
    </style:style>
    <style:style style:name="P30" style:family="paragraph" style:parent-style-name="Standard">
      <style:paragraph-properties style:line-height-at-least="0.423cm"/>
    </style:style>
    <style:style style:name="P31" style:family="paragraph" style:parent-style-name="Heading_20_2" style:master-page-name="">
      <style:paragraph-properties fo:break-before="auto" fo:break-after="auto"/>
    </style:style>
    <style:style style:name="P32" style:family="paragraph" style:parent-style-name="Table" style:master-page-name="">
      <style:paragraph-properties fo:break-before="page" fo:keep-with-next="always"/>
    </style:style>
    <style:style style:name="P33" style:family="paragraph" style:parent-style-name="First_20_line_20_indent">
      <style:text-properties fo:font-size="10pt" style:font-size-asian="10pt" style:font-size-complex="10pt"/>
    </style:style>
    <style:style style:name="P34" style:family="paragraph" style:parent-style-name="Table" style:master-page-name="">
      <style:paragraph-properties fo:keep-together="auto" fo:orphans="2" fo:widows="2" fo:keep-with-next="always">
        <style:tab-stops/>
      </style:paragraph-properties>
    </style:style>
    <style:style style:name="P35" style:family="paragraph" style:parent-style-name="itemize" style:list-style-name="itemize">
      <style:paragraph-properties fo:margin-left="2.258cm" fo:margin-right="0cm" fo:text-indent="0cm" style:auto-text-indent="false"/>
    </style:style>
    <style:style style:name="P36" style:family="paragraph" style:parent-style-name="itemize" style:list-style-name="itemize">
      <style:paragraph-properties fo:margin-left="1.238cm" fo:margin-right="0cm" fo:text-indent="0cm" style:auto-text-indent="false"/>
    </style:style>
    <style:style style:name="P37" style:family="paragraph" style:parent-style-name="itemize" style:list-style-name="itemize">
      <style:paragraph-properties fo:margin-left="2.282cm" fo:margin-right="0cm" fo:text-indent="0cm" style:auto-text-indent="false"/>
    </style:style>
    <style:style style:name="P38" style:family="paragraph" style:parent-style-name="itemize" style:list-style-name="itemize">
      <style:paragraph-properties fo:margin-left="2.233cm" fo:margin-right="0cm" fo:text-indent="0cm" style:auto-text-indent="false"/>
    </style:style>
    <style:style style:name="P39" style:family="paragraph" style:parent-style-name="itemize" style:list-style-name="itemize">
      <style:paragraph-properties fo:margin-left="2.84cm" fo:margin-right="0cm" fo:text-indent="0cm" style:auto-text-indent="false"/>
    </style:style>
    <style:style style:name="P40" style:family="paragraph" style:parent-style-name="itemize" style:list-style-name="itemize">
      <style:paragraph-properties fo:margin-left="3.399cm" fo:margin-right="0cm" fo:text-indent="0cm" style:auto-text-indent="false"/>
    </style:style>
    <style:style style:name="P41" style:family="paragraph" style:parent-style-name="itemize" style:list-style-name="itemize">
      <style:paragraph-properties fo:margin-left="1.335cm" fo:margin-right="0cm" fo:text-indent="0cm" style:auto-text-indent="false"/>
    </style:style>
    <style:style style:name="P42" style:family="paragraph" style:parent-style-name="itemize" style:list-style-name="itemize">
      <style:paragraph-properties fo:margin-left="1.917cm" fo:margin-right="0cm" fo:text-indent="0cm" style:auto-text-indent="false"/>
    </style:style>
    <style:style style:name="P43" style:family="paragraph" style:parent-style-name="itemize" style:list-style-name="itemize">
      <style:paragraph-properties fo:margin-left="1.36cm" fo:margin-right="0cm" fo:text-indent="0cm" style:auto-text-indent="false"/>
    </style:style>
    <style:style style:name="P44" style:family="paragraph" style:parent-style-name="itemize" style:list-style-name="itemize">
      <style:paragraph-properties fo:margin-left="1.383cm" fo:margin-right="0cm" fo:text-indent="0cm" style:auto-text-indent="false"/>
    </style:style>
    <style:style style:name="P45" style:family="paragraph" style:parent-style-name="enumerate" style:list-style-name="enumerate">
      <style:paragraph-properties fo:margin-left="1.383cm" fo:margin-right="0cm" fo:text-indent="0cm" style:auto-text-indent="false"/>
    </style:style>
    <style:style style:name="P46" style:family="paragraph" style:parent-style-name="Heading_20_3" style:master-page-name="">
      <style:paragraph-properties fo:orphans="2" fo:widows="2" fo:break-before="page" fo:background-color="transparent">
        <style:background-image/>
      </style:paragraph-properties>
    </style:style>
    <style:style style:name="P47" style:family="paragraph" style:parent-style-name="Standard">
      <style:paragraph-properties fo:margin-left="1.693cm" fo:margin-right="0cm" fo:margin-top="0.353cm" fo:margin-bottom="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48" style:family="paragraph" style:parent-style-name="Standard">
      <style:paragraph-properties fo:margin-left="1.693cm" fo:margin-right="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49" style:family="paragraph" style:parent-style-name="itemize" style:list-style-name="itemize">
      <style:text-properties fo:font-size="10pt" style:font-size-asian="10pt" style:font-size-complex="10pt"/>
    </style:style>
    <style:style style:name="P50" style:family="paragraph" style:parent-style-name="Heading_20_3" style:master-page-name="">
      <style:paragraph-properties fo:break-before="page"/>
    </style:style>
    <style:style style:name="P51" style:family="paragraph" style:parent-style-name="Text_20_body_20_indent">
      <style:text-properties style:font-name="Century Schoolbook2" fo:font-size="10pt" fo:font-style="normal" fo:font-weight="normal" style:font-size-asian="10pt" style:font-size-complex="10pt"/>
    </style:style>
    <style:style style:name="P52" style:family="paragraph" style:parent-style-name="Text_20_body_20_indent">
      <style:text-properties style:text-position="0% 100%" style:font-name="Century Schoolbook2" fo:font-size="10pt" fo:font-style="normal" fo:font-weight="normal" style:font-size-asian="10pt" style:font-size-complex="10pt"/>
    </style:style>
    <style:style style:name="P53" style:family="paragraph" style:parent-style-name="Table" style:master-page-name="">
      <style:paragraph-properties fo:break-before="auto" fo:break-after="auto" fo:keep-with-next="always"/>
    </style:style>
    <style:style style:name="P54" style:family="paragraph" style:parent-style-name="Text_20_body_20_indent" style:master-page-name="">
      <style:paragraph-properties fo:break-after="page"/>
    </style:style>
    <style:style style:name="P55" style:family="paragraph" style:parent-style-name="Table">
      <style:paragraph-properties fo:text-align="justify" style:justify-single-word="false" fo:keep-with-next="always"/>
    </style:style>
    <style:style style:name="P56" style:family="paragraph" style:parent-style-name="Text_20_body_20_indent">
      <style:text-properties style:font-name="Verdana2" fo:font-size="11pt" style:font-name-asian="Arial" style:font-size-asian="11pt" style:font-name-complex="Arial" style:font-size-complex="11pt"/>
    </style:style>
    <style:style style:name="P57" style:family="paragraph" style:parent-style-name="Text_20_body_20_indent" style:master-page-name="">
      <style:paragraph-properties fo:break-before="page"/>
    </style:style>
    <style:style style:name="P58" style:family="paragraph" style:parent-style-name="Text_20_body_20_indent" style:master-page-name="">
      <style:paragraph-properties fo:break-before="auto" fo:break-after="auto"/>
    </style:style>
    <style:style style:name="P59" style:family="paragraph" style:parent-style-name="Text_20_body_20_indent">
      <style:text-properties style:font-name="Courier New1" fo:font-size="9pt" fo:language="de" fo:country="DE" style:font-name-asian="Courier New1" style:font-size-asian="9pt" style:font-name-complex="Courier New1" style:font-size-complex="9pt"/>
    </style:style>
    <style:style style:name="P60" style:family="paragraph" style:parent-style-name="Text_20_body_20_indent" style:master-page-name="">
      <style:paragraph-properties fo:keep-with-next="auto"/>
    </style:style>
    <style:style style:name="P61" style:family="paragraph" style:parent-style-name="Text_20_body_20_indent">
      <style:paragraph-properties fo:keep-with-next="auto"/>
    </style:style>
    <style:style style:name="P62" style:family="paragraph" style:parent-style-name="First_20_line_20_indent">
      <style:text-properties fo:font-size="10pt" fo:language="de" fo:country="DE" style:font-size-asian="10pt" style:font-size-complex="10pt"/>
    </style:style>
    <style:style style:name="P63" style:family="paragraph" style:parent-style-name="Standard">
      <style:paragraph-properties fo:margin-left="2.399cm" fo:margin-right="0cm" fo:margin-top="0.353cm" fo:margin-bottom="0cm" style:line-height-at-least="0.413cm" fo:text-indent="0cm" style:auto-text-indent="false"/>
      <style:text-properties style:font-name="Verdana2" fo:font-size="11pt" style:font-name-asian="Arial" style:font-size-asian="11pt" style:font-name-complex="Arial" style:font-size-complex="11pt"/>
    </style:style>
    <style:style style:name="P64" style:family="paragraph" style:parent-style-name="Text_20_body_20_indent">
      <style:text-properties style:font-name="Verdana2" fo:font-size="11pt" style:font-size-asian="11pt" style:font-size-complex="11pt"/>
    </style:style>
    <style:style style:name="P65" style:family="paragraph" style:parent-style-name="Heading_20_3">
      <style:text-properties style:font-name="Verdana2" fo:font-size="12pt" style:font-size-asian="12pt" style:font-size-complex="12pt"/>
    </style:style>
    <style:style style:name="P66" style:family="paragraph" style:parent-style-name="Text_20_body_20_indent">
      <style:text-properties fo:font-size="10pt" style:font-size-asian="10pt" style:font-size-complex="10pt"/>
    </style:style>
    <style:style style:name="P67" style:family="paragraph" style:parent-style-name="Text_20_body_20_indent">
      <style:text-properties style:font-name-asian="Arial" style:font-name-complex="Arial"/>
    </style:style>
    <style:style style:name="P68" style:family="paragraph" style:parent-style-name="Standard" style:master-page-name="">
      <style:paragraph-properties fo:margin-left="1.693cm" fo:margin-right="0cm" fo:margin-top="0.353cm" fo:margin-bottom="0cm" style:line-height-at-least="0.413cm" fo:text-indent="0cm" style:auto-text-indent="false" fo:break-before="auto" fo:break-after="auto"/>
      <style:text-properties style:font-name="Courier New1" fo:font-size="9pt" fo:language="de" fo:country="DE" style:font-name-asian="Courier New1" style:font-size-asian="9pt" style:font-name-complex="Courier New1" style:font-size-complex="9pt"/>
    </style:style>
    <style:style style:name="P69" style:family="paragraph" style:parent-style-name="Heading_20_3" style:master-page-name="">
      <style:paragraph-properties fo:break-before="auto" fo:break-after="auto"/>
    </style:style>
    <style:style style:name="P70" style:family="paragraph" style:parent-style-name="Heading_20_4">
      <style:text-properties style:font-name="Verdana2" fo:font-size="12pt" style:font-size-asian="12pt" style:font-size-complex="12pt"/>
    </style:style>
    <style:style style:name="P71" style:family="paragraph" style:parent-style-name="Heading_20_4" style:master-page-name="">
      <style:paragraph-properties fo:break-before="page"/>
    </style:style>
    <style:style style:name="P72" style:family="paragraph" style:parent-style-name="Heading_20_4" style:master-page-name="">
      <style:paragraph-properties fo:break-before="auto" fo:break-after="auto"/>
    </style:style>
    <style:style style:name="P73" style:family="paragraph" style:parent-style-name="Standard">
      <style:paragraph-properties fo:margin-left="1.693cm" fo:margin-right="0cm" fo:margin-top="0.353cm" fo:margin-bottom="0cm" style:line-height-at-least="0.459cm" fo:text-indent="0cm" style:auto-text-indent="false" fo:keep-with-next="always"/>
    </style:style>
    <style:style style:name="P74" style:family="paragraph" style:parent-style-name="Text_20_body_20_indent">
      <style:text-properties fo:font-weight="bold" style:font-weight-asian="bold" style:font-weight-complex="bold"/>
    </style:style>
    <style:style style:name="P75" style:family="paragraph" style:parent-style-name="Standard">
      <style:paragraph-properties fo:margin-left="1.693cm" fo:margin-right="0cm" fo:margin-top="0.353cm" fo:margin-bottom="0cm" style:line-height-at-least="0.413cm" fo:text-indent="0cm" style:auto-text-indent="false"/>
      <style:text-properties style:font-name="Courier New1" fo:font-size="9pt" style:font-name-asian="Courier New1" style:font-size-asian="9pt" style:font-name-complex="Courier New1" style:font-size-complex="9pt"/>
    </style:style>
    <style:style style:name="P76" style:family="paragraph" style:parent-style-name="Standard">
      <style:paragraph-properties fo:margin-left="1.693cm" fo:margin-right="0cm" style:line-height-at-least="0.413cm" fo:text-indent="0cm" style:auto-text-indent="false"/>
      <style:text-properties style:font-name="Courier New1" fo:font-size="9pt" style:font-name-asian="Courier New1" style:font-size-asian="9pt" style:font-name-complex="Courier New1" style:font-size-complex="9pt"/>
    </style:style>
    <style:style style:name="P77" style:family="paragraph" style:parent-style-name="Table_20_Contents">
      <style:text-properties style:font-name="Courier New1" fo:font-size="10pt" fo:font-weight="bold" style:font-name-asian="Courier New1" style:font-size-asian="10pt" style:font-weight-asian="bold" style:font-name-complex="Courier New1" style:font-size-complex="10pt" style:font-weight-complex="bold"/>
    </style:style>
    <style:style style:name="P78" style:family="paragraph" style:parent-style-name="Heading_20_2_20__28_user_29_">
      <style:paragraph-properties fo:margin-left="1.693cm" fo:margin-right="0cm" fo:margin-top="0.365cm" fo:margin-bottom="0cm" style:line-height-at-least="0.459cm"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79" style:family="paragraph" style:parent-style-name="Standard">
      <style:paragraph-properties fo:margin-left="2.399cm" fo:margin-right="0cm" fo:margin-top="0.176cm" fo:margin-bottom="0cm" style:line-height-at-least="0.459cm" fo:text-indent="0cm" style:auto-text-indent="false"/>
    </style:style>
    <style:style style:name="P80" style:family="paragraph" style:parent-style-name="Heading_20_2_20__28_user_29_">
      <style:paragraph-properties fo:margin-left="1.693cm" fo:margin-right="0cm" fo:margin-top="0.265cm" fo:margin-bottom="0cm" style:line-height-at-least="0.459cm"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81" style:family="paragraph" style:parent-style-name="Heading_20_2_20__28_user_29_">
      <style:paragraph-properties fo:margin-left="1.693cm" fo:margin-right="0cm" fo:margin-top="0.265cm" fo:margin-bottom="0cm" style:line-height-at-least="0.459cm" fo:text-indent="0cm" style:auto-text-indent="false" fo:keep-with-next="always"/>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P82" style:family="paragraph" style:parent-style-name="Standard">
      <style:paragraph-properties fo:margin-left="2.399cm" fo:margin-right="0cm" fo:margin-top="0.176cm" fo:margin-bottom="0cm" style:line-height-at-least="0.459cm" fo:text-indent="0cm" style:auto-text-indent="false"/>
      <style:text-properties fo:font-size="10pt" fo:language="de" fo:country="DE" style:font-size-asian="10pt" style:font-size-complex="10pt"/>
    </style:style>
    <style:style style:name="P83" style:family="paragraph" style:parent-style-name="Standard">
      <style:paragraph-properties fo:margin-left="2.399cm" fo:margin-right="0cm" fo:margin-top="0.353cm" fo:margin-bottom="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84" style:family="paragraph" style:parent-style-name="Standard">
      <style:paragraph-properties fo:margin-left="2.399cm" fo:margin-right="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85" style:family="paragraph" style:parent-style-name="Standard">
      <style:paragraph-properties fo:margin-left="2.399cm" fo:margin-right="0cm" fo:margin-top="0.353cm" fo:margin-bottom="0cm" style:line-height-at-least="0.459cm" fo:text-indent="0cm" style:auto-text-indent="false"/>
    </style:style>
    <style:style style:name="P86" style:family="paragraph" style:parent-style-name="Heading_20_2_20__28_user_29_" style:master-page-name="">
      <style:paragraph-properties fo:margin-left="1.693cm" fo:margin-right="0cm" fo:margin-top="0.265cm" fo:margin-bottom="0cm" style:line-height-at-least="0.459cm" fo:text-indent="0cm" style:auto-text-indent="false" fo:break-before="page" fo:keep-with-next="always"/>
      <style:text-properties style:font-name="Arial" fo:font-size="10pt" fo:font-weight="bold" style:font-name-asian="Arial" style:font-size-asian="10pt" style:font-weight-asian="bold" style:font-name-complex="Arial" style:font-size-complex="10pt" style:font-weight-complex="bold"/>
    </style:style>
    <style:style style:name="P87" style:family="paragraph" style:parent-style-name="Standard">
      <style:paragraph-properties fo:margin-left="2.399cm" fo:margin-right="0cm" fo:margin-top="0.353cm" fo:margin-bottom="0cm" style:line-height-at-least="0.459cm" fo:text-indent="0cm" style:auto-text-indent="false" fo:keep-with-next="always"/>
      <style:text-properties fo:font-size="10pt" fo:font-weight="bold" style:font-size-asian="10pt" style:font-weight-asian="bold" style:font-size-complex="10pt" style:font-weight-complex="bold"/>
    </style:style>
    <style:style style:name="P88" style:family="paragraph" style:parent-style-name="Standard">
      <style:paragraph-properties fo:margin-left="0.882cm" fo:margin-right="0.176cm" fo:margin-top="0.106cm" fo:margin-bottom="0cm" style:line-height-at-least="0.459cm" fo:text-indent="0cm" style:auto-text-indent="false"/>
      <style:text-properties fo:font-size="10pt" style:font-size-asian="10pt" style:font-size-complex="10pt"/>
    </style:style>
    <style:style style:name="P89" style:family="paragraph" style:parent-style-name="Heading_20_2_20__28_user_29_">
      <style:paragraph-properties fo:margin-left="1.693cm" fo:margin-right="0cm" fo:margin-top="0.353cm" fo:margin-bottom="0cm" style:line-height-at-least="0.459cm"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90" style:family="paragraph" style:parent-style-name="Standard">
      <style:paragraph-properties fo:margin-left="1.693cm" fo:margin-right="0cm" fo:margin-top="0.353cm" fo:margin-bottom="0cm" style:line-height-at-least="0.459cm" fo:text-indent="0cm" style:auto-text-indent="false"/>
      <style:text-properties style:font-name="Courier New2"/>
    </style:style>
    <style:style style:name="P91" style:family="paragraph" style:parent-style-name="Heading_20_2" style:master-page-name="">
      <style:paragraph-properties fo:break-before="page"/>
    </style:style>
    <style:style style:name="P92" style:family="paragraph" style:parent-style-name="Wichtig">
      <style:text-properties style:font-name="Verdana2" fo:font-size="11pt" style:font-name-asian="Arial" style:font-size-asian="11pt" style:font-name-complex="Arial" style:font-size-complex="11pt"/>
    </style:style>
    <style:style style:name="P93" style:family="paragraph" style:parent-style-name="Wichtig">
      <style:text-properties style:font-name="Verdana2" fo:font-size="11pt" style:font-size-asian="11pt" style:font-size-complex="11pt"/>
    </style:style>
    <style:style style:name="P94" style:family="paragraph" style:parent-style-name="Standard">
      <style:paragraph-properties fo:margin-left="1.693cm" fo:margin-right="0cm" fo:margin-top="0.305cm" fo:margin-bottom="0cm" style:line-height-at-least="0.459cm" fo:text-indent="0cm" style:auto-text-indent="false"/>
    </style:style>
    <style:style style:name="P95" style:family="paragraph" style:parent-style-name="Standard">
      <style:paragraph-properties fo:margin-left="2.046cm" fo:margin-right="0cm" fo:margin-top="0.176cm" fo:margin-bottom="0cm" style:line-height-at-least="0.459cm" fo:text-indent="-0.353cm" style:auto-text-indent="false">
        <style:tab-stops>
          <style:tab-stop style:position="0cm"/>
        </style:tab-stops>
      </style:paragraph-properties>
    </style:style>
    <style:style style:name="P96" style:family="paragraph" style:parent-style-name="Wichtig" style:master-page-name="">
      <style:paragraph-properties fo:margin-left="0.499cm" fo:margin-right="0cm" fo:margin-top="0.25cm" fo:margin-bottom="0.15cm" fo:line-height="120%" fo:text-align="justify" style:justify-single-word="false" fo:hyphenation-ladder-count="no-limit" fo:text-indent="0cm" style:auto-text-indent="false"/>
      <style:text-properties style:font-name="Verdana2" fo:language="de" fo:country="DE" style:font-name-asian="Arial" style:font-name-complex="Arial" fo:hyphenate="true" fo:hyphenation-remain-char-count="2" fo:hyphenation-push-char-count="2"/>
    </style:style>
    <style:style style:name="P97" style:family="paragraph" style:parent-style-name="Standard">
      <style:paragraph-properties fo:margin-left="2.046cm" fo:margin-right="0cm" fo:margin-top="0.305cm" fo:margin-bottom="0cm" style:line-height-at-least="0.459cm" fo:text-indent="-0.353cm" style:auto-text-indent="false">
        <style:tab-stops>
          <style:tab-stop style:position="0cm"/>
        </style:tab-stops>
      </style:paragraph-properties>
    </style:style>
    <style:style style:name="P98" style:family="paragraph" style:parent-style-name="Standard">
      <style:paragraph-properties fo:margin-left="2.399cm" fo:margin-right="0cm" fo:margin-top="0.176cm" fo:margin-bottom="0cm" style:line-height-at-least="0.459cm" fo:text-indent="-0.353cm" style:auto-text-indent="false">
        <style:tab-stops>
          <style:tab-stop style:position="0cm"/>
        </style:tab-stops>
      </style:paragraph-properties>
    </style:style>
    <style:style style:name="P99" style:family="paragraph" style:parent-style-name="Standard">
      <style:paragraph-properties fo:margin-left="2.399cm" fo:margin-right="0cm" fo:margin-top="0.176cm" fo:margin-bottom="0cm" style:line-height-at-least="0.459cm" fo:text-indent="-0.353cm" style:auto-text-indent="false">
        <style:tab-stops>
          <style:tab-stop style:position="0cm"/>
        </style:tab-stops>
      </style:paragraph-properties>
      <style:text-properties fo:font-size="10pt" style:font-size-asian="10pt" style:font-size-complex="10pt"/>
    </style:style>
    <style:style style:name="P100" style:family="paragraph" style:parent-style-name="Text_20_body_20_indent" style:master-page-name="">
      <style:paragraph-properties fo:text-align="center" style:justify-single-word="false"/>
      <style:text-properties style:font-name="Verdana2" fo:font-size="11pt" fo:language="de" fo:country="DE" fo:font-weight="bold" style:font-name-asian="Arial" style:font-size-asian="11pt" style:font-weight-asian="bold" style:font-name-complex="Arial" style:font-size-complex="11pt" style:font-weight-complex="bold"/>
    </style:style>
    <style:style style:name="P101" style:family="paragraph" style:parent-style-name="Wichtig">
      <style:paragraph-properties fo:margin-left="0.499cm" fo:margin-right="0cm" fo:margin-top="0.25cm" fo:margin-bottom="0.15cm" fo:line-height="120%" fo:hyphenation-ladder-count="no-limit" fo:text-indent="0cm" style:auto-text-indent="false"/>
      <style:text-properties style:font-name="Verdana2" fo:font-size="11pt" fo:language="de" fo:country="DE" fo:font-weight="bold" style:font-size-asian="11pt" style:font-weight-asian="bold" style:font-size-complex="11pt" style:font-weight-complex="bold" fo:hyphenate="true" fo:hyphenation-remain-char-count="2" fo:hyphenation-push-char-count="2"/>
    </style:style>
    <style:style style:name="P102" style:family="paragraph" style:parent-style-name="Wichtig">
      <style:text-properties style:font-name="Verdana2" fo:font-size="11pt" fo:font-weight="normal" style:font-name-asian="Arial" style:font-size-asian="11pt" style:font-weight-asian="normal" style:font-name-complex="Arial" style:font-size-complex="11pt" style:font-weight-complex="normal"/>
    </style:style>
    <style:style style:name="P103" style:family="paragraph" style:parent-style-name="Wichtig" style:master-page-name="">
      <style:paragraph-properties fo:margin-left="0.499cm" fo:margin-right="0cm" fo:margin-top="0.25cm" fo:margin-bottom="0.15cm" fo:line-height="120%" fo:text-align="justify" style:justify-single-word="false" fo:hyphenation-ladder-count="no-limit" fo:text-indent="0cm" style:auto-text-indent="false"/>
      <style:text-properties fo:language="de" fo:country="DE" fo:font-weight="normal" style:font-weight-asian="normal" style:font-weight-complex="normal" fo:hyphenate="true" fo:hyphenation-remain-char-count="2" fo:hyphenation-push-char-count="2"/>
    </style:style>
    <style:style style:name="P104" style:family="paragraph" style:parent-style-name="Wichtig" style:master-page-name="">
      <style:paragraph-properties fo:margin-left="0.499cm" fo:margin-right="0cm" fo:margin-top="0.25cm" fo:margin-bottom="0.15cm" fo:line-height="120%" fo:text-align="justify" style:justify-single-word="false" fo:hyphenation-ladder-count="no-limit" fo:text-indent="0cm" style:auto-text-indent="false"/>
      <style:text-properties fo:language="de" fo:country="DE" fo:hyphenate="true" fo:hyphenation-remain-char-count="2" fo:hyphenation-push-char-count="2"/>
    </style:style>
    <style:style style:name="P105" style:family="paragraph" style:parent-style-name="Standard">
      <style:paragraph-properties fo:margin-left="1.693cm" fo:margin-right="0cm" fo:margin-top="0.353cm" fo:margin-bottom="0cm" style:line-height-at-least="0.459cm" fo:text-indent="0cm" style:auto-text-indent="false"/>
      <style:text-properties fo:font-size="10pt" fo:language="de" fo:country="DE" style:font-size-asian="10pt" style:font-size-complex="10pt"/>
    </style:style>
    <style:style style:name="P106" style:family="paragraph" style:parent-style-name="Heading_20_1" style:master-page-name="Standard">
      <style:text-properties fo:font-size="14pt" style:font-size-asian="14pt" style:font-size-complex="14pt"/>
    </style:style>
    <style:style style:name="P107" style:family="paragraph" style:parent-style-name="Heading_20_2">
      <style:text-properties fo:font-size="12pt" style:font-size-asian="12pt" style:font-size-complex="12pt"/>
    </style:style>
    <style:style style:name="P108" style:family="paragraph" style:parent-style-name="Heading_20_2_20__28_user_29_">
      <style:paragraph-properties fo:margin-top="0.457cm" fo:margin-bottom="0cm" style:line-height-at-least="0.792cm" fo:keep-with-next="always"/>
      <style:text-properties style:font-name="Verdana2" fo:font-size="12pt" fo:font-weight="bold" style:font-name-asian="Arial" style:font-size-asian="12pt" style:font-weight-asian="bold" style:font-name-complex="Arial" style:font-size-complex="12pt" style:font-weight-complex="bold"/>
    </style:style>
    <style:style style:name="P109" style:family="paragraph" style:parent-style-name="Heading_20_2">
      <style:text-properties style:font-name="Verdana2" fo:font-size="14pt" style:font-size-asian="14pt" style:font-size-complex="14pt"/>
    </style:style>
    <style:style style:name="P110" style:family="paragraph" style:parent-style-name="Standard">
      <style:paragraph-properties fo:margin-left="1.693cm" fo:margin-right="0cm" fo:margin-top="0.353cm" fo:margin-bottom="0cm" style:line-height-at-least="0.459cm" fo:text-indent="0cm" style:auto-text-indent="false"/>
    </style:style>
    <style:style style:name="P111" style:family="paragraph" style:parent-style-name="Standard">
      <style:paragraph-properties fo:margin-left="1.693cm" fo:margin-right="0cm" fo:margin-top="0.176cm" fo:margin-bottom="0cm" style:line-height-at-least="0.459cm" fo:text-indent="0cm" style:auto-text-indent="false" fo:keep-with-next="always"/>
    </style:style>
    <style:style style:name="P112" style:family="paragraph" style:parent-style-name="Standard">
      <style:paragraph-properties fo:margin-left="1.693cm" fo:margin-right="0cm" fo:margin-top="0.088cm" fo:margin-bottom="0cm" style:line-height-at-least="0.459cm" fo:text-indent="0cm" style:auto-text-indent="false"/>
    </style:style>
    <style:style style:name="P113" style:family="paragraph" style:parent-style-name="Standard">
      <style:paragraph-properties fo:margin-left="1.693cm" fo:margin-right="0cm" fo:margin-top="0.088cm" fo:margin-bottom="0cm" style:line-height-at-least="0.459cm" fo:text-indent="0cm" style:auto-text-indent="false"/>
      <style:text-properties fo:font-size="10pt" style:font-size-asian="10pt" style:font-size-complex="10pt"/>
    </style:style>
    <style:style style:name="P114" style:family="paragraph" style:parent-style-name="Standard">
      <style:paragraph-properties fo:margin-left="2.328cm" fo:margin-right="0cm" fo:margin-top="0.176cm" fo:margin-bottom="0cm" style:line-height-at-least="0.459cm" fo:text-indent="-0.635cm" style:auto-text-indent="false">
        <style:tab-stops>
          <style:tab-stop style:position="-0.088cm" style:type="right"/>
          <style:tab-stop style:position="0cm"/>
        </style:tab-stops>
      </style:paragraph-properties>
    </style:style>
    <style:style style:name="P115" style:family="paragraph" style:parent-style-name="Standard">
      <style:paragraph-properties fo:margin-left="2.328cm" fo:margin-right="0cm" fo:margin-top="0.176cm" fo:margin-bottom="0cm" style:line-height-at-least="0.459cm" fo:text-indent="0cm" style:auto-text-indent="false"/>
    </style:style>
    <style:style style:name="P116" style:family="paragraph" style:parent-style-name="Standard">
      <style:paragraph-properties fo:margin-left="2.681cm" fo:margin-right="0cm" fo:margin-top="0.176cm" fo:margin-bottom="0cm" style:line-height-at-least="0.459cm" fo:text-indent="-0.353cm" style:auto-text-indent="false">
        <style:tab-stops>
          <style:tab-stop style:position="0cm"/>
        </style:tab-stops>
      </style:paragraph-properties>
    </style:style>
    <style:style style:name="P117" style:family="paragraph" style:parent-style-name="Standard">
      <style:paragraph-properties fo:margin-left="2.328cm" fo:margin-right="0cm" fo:margin-top="0.176cm" fo:margin-bottom="0cm" style:line-height-at-least="0.459cm" fo:text-indent="-0.635cm" style:auto-text-indent="false">
        <style:tab-stops>
          <style:tab-stop style:position="-0.088cm" style:type="right"/>
          <style:tab-stop style:position="0cm"/>
        </style:tab-stops>
      </style:paragraph-properties>
      <style:text-properties fo:font-size="10pt" style:font-size-asian="10pt" style:font-size-complex="10pt"/>
    </style:style>
    <style:style style:name="T1" style:family="text">
      <style:text-properties style:font-name="Symbol"/>
    </style:style>
    <style:style style:name="T2" style:family="text">
      <style:text-properties fo:font-size="10pt" fo:language="de" fo:country="DE" style:font-size-asian="10pt" style:font-size-complex="10pt"/>
    </style:style>
    <style:style style:name="T3" style:family="text">
      <style:text-properties style:font-name="Courier New1" fo:font-size="9pt" fo:language="de" fo:country="DE" style:font-name-asian="Courier New1" style:font-size-asian="9pt" style:font-name-complex="Courier New1" style:font-size-complex="9pt"/>
    </style:style>
    <style:style style:name="T4" style:family="text">
      <style:text-properties fo:font-size="10pt" fo:language="de" fo:country="DE" fo:font-style="italic" style:font-size-asian="10pt" style:font-style-asian="italic" style:font-size-complex="10pt" style:font-style-complex="italic"/>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style:font-name="Courier New1" fo:font-size="9pt" style:font-name-asian="Courier New1" style:font-size-asian="9pt" style:font-name-complex="Courier New1" style:font-size-complex="9pt"/>
    </style:style>
    <style:style style:name="T8" style:family="text">
      <style:text-properties fo:font-size="10pt" style:font-size-asian="10pt" style:font-size-complex="10pt"/>
    </style:style>
    <style:style style:name="T9" style:family="text">
      <style:text-properties fo:font-size="10pt" fo:language="de" fo:country="DE"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weight="normal" style:font-weight-asian="normal" style:font-weight-complex="normal"/>
    </style:style>
    <style:style style:name="T12" style:family="text">
      <style:text-properties fo:font-size="9pt" style:font-size-asian="9pt" style:font-size-complex="9pt"/>
    </style:style>
    <style:style style:name="T13" style:family="text">
      <style:text-properties style:font-name="Allegro BT"/>
    </style:style>
    <style:style style:name="T14" style:family="text">
      <style:text-properties fo:font-size="10pt" fo:language="de" fo:country="DE" fo:font-weight="bold" style:font-size-asian="10pt" style:font-weight-asian="bold" style:font-size-complex="10pt" style:font-weight-complex="bold"/>
    </style:style>
    <style:style style:name="T15" style:family="text">
      <style:text-properties style:font-name="Courier New1" fo:font-size="9pt" fo:language="de" fo:country="DE" style:font-name-asian="Courier New1" style:font-size-asian="9pt" style:font-name-complex="Courier New1" style:font-size-complex="9pt"/>
    </style:style>
    <style:style style:name="T16" style:family="text">
      <style:text-properties fo:font-size="10pt" fo:font-weight="bold" style:font-size-asian="10pt" style:font-weight-asian="bold" style:font-size-complex="10pt" style:font-weight-complex="bold"/>
    </style:style>
    <style:style style:name="T17" style:family="text">
      <style:text-properties style:font-name="Courier New2"/>
    </style:style>
    <style:style style:name="T18" style:family="text">
      <style:text-properties fo:font-style="italic" style:font-style-asian="italic" style:font-style-complex="italic"/>
    </style:style>
    <style:style style:name="T19" style:family="text">
      <style:text-properties style:font-name="Arial" fo:font-size="10pt" fo:language="de" fo:country="DE" style:font-name-asian="Arial" style:font-size-asian="10pt" style:font-name-complex="Arial" style:font-size-complex="10pt"/>
    </style:style>
    <style:style style:name="T20" style:family="text">
      <style:text-properties style:font-name="Symbol" fo:font-size="10pt" fo:language="de" fo:country="DE" style:font-name-asian="Symbol" style:font-size-asian="10pt" style:font-name-complex="Symbol" style:font-size-complex="10pt"/>
    </style:style>
    <style:style style:name="T21" style:family="text">
      <style:text-properties style:text-position="66% 58%" fo:font-size="6pt" style:font-size-asian="6pt" style:font-size-complex="6pt"/>
    </style:style>
    <style:style style:name="T22" style:family="text">
      <style:text-properties style:text-position="0% 58%" fo:font-size="10pt" style:font-size-asian="10pt" style:font-size-complex="10pt"/>
    </style:style>
    <style:style style:name="T23" style:family="text">
      <style:text-properties style:font-name="Courier New1" fo:font-size="10pt" fo:language="de" fo:country="DE" fo:font-style="italic" style:font-name-asian="Courier New1" style:font-size-asian="10pt" style:font-style-asian="italic" style:font-name-complex="Courier New1" style:font-size-complex="10pt" style:font-style-complex="italic"/>
    </style:style>
    <style:style style:name="T24" style:family="text">
      <style:text-properties fo:font-size="7pt" style:font-size-asian="7pt" style:font-size-complex="7pt"/>
    </style:style>
    <style:style style:name="T25" style:family="text">
      <style:text-properties style:font-name="Courier New1" fo:font-size="10pt" fo:language="de" fo:country="DE" fo:font-weight="bold" style:font-name-asian="Courier New1" style:font-size-asian="10pt" style:font-weight-asian="bold" style:font-name-complex="Courier New1" style:font-size-complex="10pt" style:font-weight-complex="bold"/>
    </style:style>
    <style:style style:name="T26" style:family="text">
      <style:text-properties fo:font-size="11pt" fo:font-weight="bold" style:font-name-asian="Arial" style:font-size-asian="11pt" style:font-weight-asian="bold" style:font-name-complex="Arial" style:font-size-complex="11pt" style:font-weight-complex="bold"/>
    </style:style>
    <style:style style:name="T27" style:family="text">
      <style:text-properties fo:font-size="11pt" style:font-name-asian="Arial" style:font-size-asian="11pt" style:font-name-complex="Arial" style:font-size-complex="11pt"/>
    </style:style>
    <style:style style:name="T28" style:family="text">
      <style:text-properties fo:font-size="11pt" fo:font-style="italic" style:font-name-asian="Arial" style:font-size-asian="11pt" style:font-style-asian="italic" style:font-name-complex="Arial" style:font-size-complex="11pt" style:font-style-complex="italic"/>
    </style:style>
    <style:style style:name="T29" style:family="text">
      <style:text-properties style:font-name="Symbol" style:font-name-asian="Symbol" style:font-name-complex="Symbol"/>
    </style:style>
    <style:style style:name="T30" style:family="text">
      <style:text-properties fo:language="de" fo:country="DE" fo:font-weight="bold" style:font-name-asian="Arial" style:font-weight-asian="bold" style:font-name-complex="Arial" style:font-weight-complex="bold"/>
    </style:style>
    <style:style style:name="T31" style:family="text">
      <style:text-properties fo:language="de" fo:country="DE" style:font-name-asian="Arial" style:font-name-complex="Arial"/>
    </style:style>
    <style:style style:name="T32" style:family="text">
      <style:text-properties fo:font-weight="bold" style:font-name-asian="Arial" style:font-weight-asian="bold" style:font-name-complex="Arial" style:font-weight-complex="bold"/>
    </style:style>
    <style:style style:name="T33" style:family="text">
      <style:text-properties style:font-name-asian="Arial" style:font-name-complex="Arial"/>
    </style:style>
    <style:style style:name="T34" style:family="text">
      <style:text-properties fo:font-style="italic" style:font-name-asian="Arial" style:font-style-asian="italic" style:font-name-complex="Arial" style:font-style-complex="italic"/>
    </style:style>
    <style:style style:name="T35"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36" style:family="text">
      <style:text-properties style:font-name="Arial" fo:font-size="10pt" style:font-name-asian="Arial" style:font-size-asian="10pt" style:font-name-complex="Arial" style:font-size-complex="10pt"/>
    </style:style>
    <style:style style:name="T37" style:family="text">
      <style:text-properties style:font-name="Symbol" fo:font-size="10pt" style:font-name-asian="Symbol" style:font-size-asian="10pt" style:font-name-complex="Symbol" style:font-size-complex="10pt"/>
    </style:style>
    <style:style style:name="T38" style:family="text">
      <style:text-properties style:font-name="Wingdings" style:font-name-asian="Wingdings" style:font-name-complex="Wingdings"/>
    </style:style>
    <style:style style:name="T39" style:family="text">
      <style:text-properties fo:language="de" fo:country="DE"/>
    </style:style>
    <style:style style:name="T40" style:family="text">
      <style:text-properties fo:language="de" fo:country="DE" style:font-weight-asian="bold" style:font-weight-complex="bold"/>
    </style:style>
    <style:style style:name="T41" style:family="text">
      <style:text-properties style:text-position="70% 58%" fo:language="de" fo:country="DE" style:font-name-asian="Courier New1" style:font-name-complex="Courier New1"/>
    </style:style>
    <style:style style:name="T42" style:family="text">
      <style:text-properties style:text-position="0% 100%" fo:language="de" fo:country="DE" style:font-weight-asian="normal" style:font-weight-complex="normal"/>
    </style:style>
    <style:style style:name="T43" style:family="text">
      <style:text-properties fo:language="de" fo:country="DE" style:font-weight-asian="normal" style:font-weight-complex="normal"/>
    </style:style>
    <style:style style:name="T44" style:family="text">
      <style:text-properties fo:language="de" fo:country="DE" style:font-name-asian="Arial" style:font-weight-asian="normal" style:font-name-complex="Arial" style:font-weight-complex="normal"/>
    </style:style>
    <style:style style:name="T45" style:family="text">
      <style:text-properties style:text-position="0% 100%" style:font-name="Century Schoolbook" fo:font-size="10pt" fo:language="de" fo:country="DE" fo:font-style="normal" fo:font-weight="normal" style:font-size-asian="10pt" style:font-size-complex="10pt"/>
    </style:style>
    <style:style style:name="T46" style:family="text">
      <style:text-properties style:text-position="0% 100%" style:font-name="Century Schoolbook" fo:font-size="10pt" fo:language="de" fo:country="DE" fo:font-style="normal" fo:font-weight="normal" style:font-name-asian="Arial" style:font-size-asian="10pt" style:font-name-complex="Arial" style:font-size-complex="10pt"/>
    </style:style>
    <style:style style:name="T47" style:family="text">
      <style:text-properties style:font-name="Courier New1" fo:font-size="10pt" fo:language="de" fo:country="DE"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48" style:family="text">
      <style:text-properties style:font-name="Symbol" fo:font-size="10pt" fo:font-weight="bold" style:font-name-asian="Symbol" style:font-size-asian="10pt" style:font-weight-asian="bold" style:font-name-complex="Symbol" style:font-size-complex="10pt" style:font-weight-complex="bold"/>
    </style:style>
    <style:style style:name="T49" style:family="text">
      <style:text-properties fo:font-weight="bold" style:font-name-asian="Courier New1" style:font-weight-asian="bold" style:font-name-complex="Courier New1" style:font-weight-complex="bold"/>
    </style:style>
    <style:style style:name="T50" style:family="text">
      <style:text-properties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51" style:family="text">
      <style:text-properties style:font-name="Arial" fo:font-size="17pt" fo:font-weight="bold" style:font-name-asian="Arial" style:font-size-asian="17pt" style:font-weight-asian="bold" style:font-name-complex="Arial" style:font-size-complex="17pt" style:font-weight-complex="bold"/>
    </style:style>
    <style:style style:name="T52" style:family="text">
      <style:text-properties style:font-name="Courier New1" fo:font-size="15.5pt" fo:font-weight="bold" style:font-name-asian="Courier New1" style:font-size-asian="15.5pt" style:font-weight-asian="bold" style:font-name-complex="Courier New1" style:font-size-complex="15.5pt" style:font-weight-complex="bold"/>
    </style:style>
    <style:style style:name="T53" style:family="text">
      <style:text-properties fo:font-style="italic" fo:font-weight="bold" style:font-name-asian="Arial" style:font-style-asian="italic" style:font-weight-asian="bold" style:font-name-complex="Arial" style:font-style-complex="italic" style:font-weight-complex="bold"/>
    </style:style>
    <style:style style:name="T54" style:family="text">
      <style:text-properties style:font-name="Verdana2" fo:font-size="12pt" fo:font-weight="bold" style:font-name-asian="Arial" style:font-size-asian="12pt" style:font-weight-asian="bold" style:font-name-complex="Arial" style:font-size-complex="12pt" style:font-weight-complex="bold"/>
    </style:style>
    <style:style style:name="T55" style:family="text">
      <style:text-properties style:font-name="Courier New1" fo:font-size="14pt"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T56" style:family="text">
      <style:text-properties style:font-name="Courier New1" fo:font-size="10pt" fo:font-style="italic" style:font-name-asian="Courier New1" style:font-size-asian="10pt" style:font-style-asian="italic" style:font-name-complex="Courier New1" style:font-size-complex="10pt" style:font-style-complex="italic"/>
    </style:style>
    <style:style style:name="T57" style:family="text">
      <style:text-properties style:font-name="Courier New1" fo:font-size="9pt" fo:language="de" fo:country="DE" fo:font-style="italic" style:font-name-asian="Courier New1" style:font-size-asian="9pt" style:font-style-asian="italic" style:font-name-complex="Courier New1" style:font-size-complex="9pt" style:font-style-complex="italic"/>
    </style:style>
    <style:style style:name="T58" style:family="text">
      <style:text-properties style:font-name="Arial" fo:font-size="10pt" fo:language="de" fo:country="DE" fo:font-style="italic" style:font-name-asian="Arial" style:font-size-asian="10pt" style:font-style-asian="italic" style:font-name-complex="Arial" style:font-size-complex="10pt" style:font-style-complex="italic"/>
    </style:style>
    <style:style style:name="T59" style:family="text">
      <style:text-properties style:font-name="Courier New1" fo:font-size="9pt" fo:font-weight="bold" style:font-name-asian="Courier New1" style:font-size-asian="9pt" style:font-weight-asian="bold" style:font-name-complex="Courier New1" style:font-size-complex="9pt" style:font-weight-complex="bold"/>
    </style:style>
    <style:style style:name="T60" style:family="text">
      <style:text-properties style:font-name="Verdana2"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T61" style:family="text">
      <style:text-properties fo:font-size="9pt" style:font-name-asian="Courier New1" style:font-size-asian="9pt" style:font-name-complex="Courier New1" style:font-size-complex="9pt"/>
    </style:style>
    <style:style style:name="T62" style:family="text">
      <style:text-properties style:text-position="0% 58%" fo:font-size="8pt" style:font-size-asian="8pt" style:font-size-complex="8pt"/>
    </style:style>
    <style:style style:name="T63" style:family="text">
      <style:text-properties style:text-position="0% 58%" fo:font-size="9pt" style:font-name-asian="Courier New1" style:font-size-asian="9pt" style:font-name-complex="Courier New1" style:font-size-complex="9pt"/>
    </style:style>
    <style:style style:name="T64" style:family="text">
      <style:text-properties style:font-name="Arial" fo:font-size="14pt" fo:font-weight="bold" style:font-name-asian="Arial" style:font-size-asian="14pt" style:font-weight-asian="bold" style:font-name-complex="Arial" style:font-size-complex="14pt" style:font-weight-complex="bold"/>
    </style:style>
    <style:style style:name="T65" style:family="text">
      <style:text-properties style:font-name="Courier New1" fo:font-size="12.5pt" fo:font-weight="bold" style:font-name-asian="Courier New1" style:font-size-asian="12.5pt" style:font-weight-asian="bold" style:font-name-complex="Courier New1" style:font-size-complex="12.5pt" style:font-weight-complex="bold"/>
    </style:style>
    <style:style style:name="T66" style:family="text">
      <style:text-properties style:font-name="Courier New1" fo:font-size="9pt" fo:font-style="italic" style:font-name-asian="Courier New1" style:font-size-asian="9pt" style:font-style-asian="italic" style:font-name-complex="Courier New1" style:font-size-complex="9pt" style:font-style-complex="italic"/>
    </style:style>
    <style:style style:name="T67" style:family="text">
      <style:text-properties style:font-name="Verdana2" fo:font-size="14pt" fo:font-weight="bold" style:font-name-asian="Arial" style:font-size-asian="14pt" style:font-weight-asian="bold" style:font-name-complex="Arial" style:font-size-complex="14pt" style:font-weight-complex="bold"/>
    </style:style>
    <style:style style:name="T68" style:family="text">
      <style:text-properties style:font-name="Courier New1" fo:font-size="9pt" fo:language="de" fo:country="DE" fo:font-weight="bold" style:font-name-asian="Courier New1" style:font-size-asian="9pt" style:font-weight-asian="bold" style:font-name-complex="Courier New1" style:font-size-complex="9pt" style:font-weight-complex="bold"/>
    </style:style>
    <style:style style:name="T69" style:family="text">
      <style:text-properties style:font-name="Arial" fo:font-size="10pt" fo:font-weight="bold" style:font-name-asian="Arial" style:font-size-asian="10pt" style:font-weight-asian="bold" style:font-name-complex="Arial" style:font-size-complex="10pt" style:font-weight-complex="bold"/>
    </style:style>
    <style:style style:name="T70" style:family="text">
      <style:text-properties style:font-name="Courier New1" fo:font-size="14pt" fo:font-weight="bold" style:font-name-asian="Courier New1" style:font-size-asian="14pt" style:font-weight-asian="bold" style:font-name-complex="Courier New1" style:font-size-complex="14pt" style:font-weight-complex="bold"/>
    </style:style>
    <style:style style:name="T71" style:family="text">
      <style:text-properties style:font-name="Courier New1" fo:font-weight="bold" style:font-name-asian="Courier New1" style:font-weight-asian="bold" style:font-name-complex="Courier New1" style:font-weight-complex="bold"/>
    </style:style>
    <style:style style:name="T72" style:family="text">
      <style:text-properties style:font-name="Courier New1" fo:font-style="italic" fo:font-weight="bold" style:font-name-asian="Courier New1" style:font-style-asian="italic" style:font-weight-asian="bold" style:font-name-complex="Courier New1" style:font-style-complex="italic" style:font-weight-complex="bold"/>
    </style:style>
    <style:style style:name="T73" style:family="text">
      <style:text-properties style:font-name="Arial" fo:font-size="10pt" fo:font-weight="bold" style:font-name-asian="Arial" style:font-size-asian="10pt" style:font-weight-asian="bold" style:font-name-complex="Arial" style:font-size-complex="10pt" style:font-weight-complex="bold"/>
    </style:style>
    <style:style style:name="T74" style:family="text">
      <style:text-properties fo:font-size="10pt" fo:font-style="italic" style:font-size-asian="10pt" style:font-style-asian="italic" style:font-size-complex="10pt" style:font-style-complex="italic"/>
    </style:style>
    <style:style style:name="T75"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76" style:family="text">
      <style:text-properties fo:font-size="10pt" fo:font-style="italic" style:font-name-asian="Courier New1" style:font-size-asian="10pt" style:font-style-asian="italic" style:font-name-complex="Courier New1" style:font-size-complex="10pt" style:font-style-complex="italic"/>
    </style:style>
    <style:style style:name="T77" style:family="text">
      <style:text-properties style:font-name-asian="Courier New1" style:font-name-complex="Courier New1"/>
    </style:style>
    <style:style style:name="T78" style:family="text">
      <style:text-properties fo:font-weight="bold" style:font-weight-asian="bold" style:font-weight-complex="bold"/>
    </style:style>
    <style:style style:name="T79" style:family="text">
      <style:text-properties fo:language="de" fo:country="DE" fo:font-weight="bold" style:font-weight-asian="bold" style:font-weight-complex="bold"/>
    </style:style>
    <style:style style:name="T80" style:family="text">
      <style:text-properties fo:language="de" fo:country="DE" fo:font-style="italic" style:font-style-asian="italic" style:font-style-complex="italic"/>
    </style:style>
    <style:style style:name="T81" style:family="text">
      <style:text-properties style:font-name="Courier New1" fo:language="de" fo:country="DE" style:font-name-asian="Courier New1" style:font-name-complex="Courier New1"/>
    </style:style>
    <style:style style:name="T82" style:family="text">
      <style:text-properties style:font-name="Arial" fo:language="de" fo:country="DE" style:font-name-asian="Arial" style:font-name-complex="Arial"/>
    </style:style>
    <style:style style:name="T83" style:family="text">
      <style:text-properties style:font-name="Symbol" fo:language="de" fo:country="DE" style:font-name-asian="Symbol" style:font-name-complex="Symbol"/>
    </style:style>
    <style:style style:name="T84" style:family="text">
      <style:text-properties style:font-name="Verdana2" fo:font-size="11pt" fo:font-weight="bold" style:font-name-asian="Arial" style:font-size-asian="11pt" style:font-weight-asian="bold" style:font-name-complex="Arial" style:font-size-complex="11pt" style:font-weight-complex="bold"/>
    </style:style>
    <style:style style:name="T85" style:family="text">
      <style:text-properties style:font-name="Verdana2" fo:font-size="11pt" fo:font-weight="normal" style:font-name-asian="Arial" style:font-size-asian="11pt" style:font-weight-asian="normal" style:font-name-complex="Arial" style:font-size-complex="11pt" style:font-weight-complex="normal"/>
    </style:style>
    <style:style style:name="T86" style:family="text">
      <style:text-properties style:font-name="Verdana2" fo:font-size="11pt" fo:font-weight="normal" style:font-name-asian="Courier New1" style:font-size-asian="11pt" style:font-weight-asian="normal" style:font-name-complex="Courier New1" style:font-size-complex="11pt" style:font-weight-complex="normal"/>
    </style:style>
    <style:style style:name="T87" style:family="text">
      <style:text-properties fo:font-weight="normal" style:font-weight-asian="normal"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fo:padding="0.049cm" fo:border="0.002cm solid #000000"/>
    </style:style>
    <style:style style:name="fr2" style:family="graphic" style:parent-style-name="Frame">
      <style:graphic-properties style:wrap="parallel" style:number-wrapped-paragraphs="no-limit" style:vertical-pos="from-top" style:vertical-rel="paragraph" style:horizontal-pos="from-left" style:horizontal-rel="paragraph" fo:padding="0.049cm" fo:border="0.035cm solid #000000"/>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Title">OpenXP 4.0</text:p>
      <text:p text:style-name="P2">universelle Point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OpenXP 4.0: universelle Pointsoftware</text:p>
      <text:p text:style-name="Text_20_body">Copyright © 1992, 1993, 1994, 1995, 1996, 1997, 1998, 1999 von Peter Mandrella</text:p>
      <text:p text:style-name="P5">Copyright © 2000-2003 von OpenXP Projekt Team</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6">Vorwort zu OpenXP 4.0<text:tab/>13</text:p>
          <text:p text:style-name="P6">Vorwort zu CrossPoint 3.12<text:tab/>14</text:p>
          <text:p text:style-name="P6">Kapitel 1. Einführung<text:tab/>15</text:p>
          <text:p text:style-name="P7">1.1. Was um alles in der Welt ist OpenXP?<text:tab/>15</text:p>
          <text:p text:style-name="P7">1.2. Andere Nutzer, andere Voraussetzungen<text:tab/>15</text:p>
          <text:p text:style-name="P7">1.3. Support und Bezugsquellen<text:tab/>16</text:p>
          <text:p text:style-name="P8">Die OpenXP-Homepage<text:tab/>16</text:p>
          <text:p text:style-name="P8">Support<text:tab/>16</text:p>
          <text:p text:style-name="P7">1.4. Das Team<text:tab/>17</text:p>
          <text:p text:style-name="P8">Das OpenXP-Team besteht aus:<text:tab/>17</text:p>
          <text:p text:style-name="P9">OpenXP Projekt Koordination<text:tab/>17</text:p>
          <text:p text:style-name="P10">Aktive Mitarbeiter von OpenXP<text:tab/>17</text:p>
          <text:p text:style-name="P10">Nicht mehr aktive Mitarbeiter von OpenXP<text:tab/>17</text:p>
          <text:p text:style-name="P7">1.5. Credits<text:tab/>17</text:p>
          <text:p text:style-name="P7">1.6. Copyrights, Warenzeichen<text:tab/>18</text:p>
          <text:p text:style-name="P7">1.7. Installation<text:tab/>18</text:p>
          <text:p text:style-name="P8">Installation zusätzlicher Sprachen<text:tab/>20</text:p>
          <text:p text:style-name="P8">Unterstützung für blinde und für gehörlose Anwender<text:tab/>20</text:p>
          <text:p text:style-name="P7">1.8. Netze und Adressierungen<text:tab/>20</text:p>
          <text:p text:style-name="P7">1.9. Points im Allgemeinen und im Besonderen<text:tab/>22</text:p>
          <text:p text:style-name="P7">1.10. Von Echos, Matrizen und Brettern<text:tab/>25</text:p>
          <text:p text:style-name="P6">Kapitel 2. OpenXP - Konzept und Grundlagen<text:tab/>26</text:p>
          <text:p text:style-name="P7">2.1. Das Datenbank-Konzept<text:tab/>26</text:p>
          <text:p text:style-name="P8">2.1.1. Die Brettdatenbank (Brettliste)<text:tab/>26</text:p>
          <text:p text:style-name="P8">2.1.2. Die Userdatenbank (Userliste)<text:tab/>26</text:p>
          <text:p text:style-name="P8">2.1.3. Die Nachrichten-Datenbank<text:tab/>26</text:p>
          <text:p text:style-name="P7">2.2. Ein Programm - viele Points<text:tab/>27</text:p>
          <text:p text:style-name="P7">2.3. Bedienung und Benutzeroberfläche<text:tab/>27</text:p>
          <text:p text:style-name="P8">2.3.1. Online-Hilfe<text:tab/>27</text:p>
          <text:p text:style-name="P8">2.3.2. Bildschirm-Aufbau<text:tab/>28</text:p>
          <text:p text:style-name="P8">2.3.3. Die drei Hauptfenster von OpenXP<text:tab/>28</text:p>
          <text:p text:style-name="P8">2.3.4. Dialog-Fenster<text:tab/>29</text:p>
          <text:p text:style-name="P8">2.3.5. Und sonst?<text:tab/>29</text:p>
          <text:p text:style-name="P7">2.4. Mausbedienung<text:tab/>29</text:p>
          <text:p text:style-name="P7">2.5. Grundsätzliches<text:tab/>30</text:p>
          <text:p text:style-name="P7">2.6. Menüs<text:tab/>30</text:p>
          <text:p text:style-name="P7">2.7. Dialogboxen<text:tab/>30</text:p>
          <text:p text:style-name="P7">2.8. Bretter und Nachrichten<text:tab/>30</text:p>
          <text:p text:style-name="P7">2.9. Tastenkürzel<text:tab/>30</text:p>
          <text:p text:style-name="P7">2.10. Lister<text:tab/>31</text:p>
          <text:p text:style-name="P7">2.11. Kalender (Zusatz<text:span text:style-name="T1">®</text:span>Kalender)<text:tab/>31</text:p>
          <text:p text:style-name="P6">Kapitel 3. Arbeiten mit OpenXP<text:tab/>32</text:p>
          <text:p text:style-name="P7">3.1. Point-Installation und Netzanrufe<text:tab/>32</text:p>
          <text:p text:style-name="P8">3.1.1. Wie bekomme ich den Point zum Laufen?<text:tab/>32</text:p>
          <text:p text:style-name="P8">3.1.2. Übertragungs-Protokoll<text:tab/>32</text:p>
          <text:p text:style-name="P8">3.1.3. Packer<text:tab/>33</text:p>
          <text:p text:style-name="P8">3.1.4. Modem-Einstellungen<text:tab/>33</text:p>
          <text:p text:style-name="P8">3.1.5. serielle Schnittstelle<text:tab/>33</text:p>
          <text:p text:style-name="P8">3.1.6. ZConnect-Einstellungen<text:tab/>33</text:p>
          <text:p text:style-name="P8">3.1.7. MagicNET-Einstellungen<text:tab/>34</text:p>
          <text:p text:style-name="P8">3.1.8. MausNet-Einstellungen<text:tab/>34</text:p>
          <text:p text:style-name="P8">3.1.9. Der erste Netcall<text:tab/>34</text:p>
          <text:p text:style-name="P8">3.1.10. Wenn der Netcall nicht funktioniert ...<text:tab/>34</text:p>
          <text:p text:style-name="P8">3.1.11. Eintragen mehrerer Points<text:tab/>35</text:p>
          <text:p text:style-name="P8">3.1.12. Netzanruf bei bestehender Verbindung<text:tab/>35</text:p>
          <text:p text:style-name="P7">3.2. Bestellen, Abbestellen und Verwalten von Brettern<text:tab/>35</text:p>
          <text:p text:style-name="P8">3.2.1. Der automatische Brettverwalter<text:tab/>35</text:p>
          <text:p text:style-name="P8">3.2.2. Brettliste anfordern<text:tab/>36</text:p>
          <text:p text:style-name="P8">3.2.3. Bretter bestellen<text:tab/>36</text:p>
          <text:p text:style-name="P8">3.2.4. Bretter abbestellen<text:tab/>36</text:p>
          <text:p text:style-name="P8">3.2.5. Bestätigungen für (ab)bestellte Bretter<text:tab/>36</text:p>
          <text:p text:style-name="P8">3.2.6. gekürzte Brettnamen im Z-Netz<text:tab/>37</text:p>
          <text:p text:style-name="P8">3.2.7. Bretter bearbeiten<text:tab/>37</text:p>
          <text:p text:style-name="P8">3.2.8. Brettcodes im MagicNET<text:tab/>38</text:p>
          <text:p text:style-name="P8">3.2.9. Gliederung<text:tab/>38</text:p>
          <text:p text:style-name="P8">3.2.10. Schnellsuche<text:tab/>38</text:p>
          <text:p text:style-name="P7">3.3. Userverwaltung<text:tab/>39</text:p>
          <text:p text:style-name="P7">3.4. Konfiguration<text:tab/>39</text:p>
          <text:p text:style-name="P8">3.4.1. Der Editor<text:tab/>40</text:p>
          <text:p text:style-name="P8">3.4.2. Paßwort-Schutz<text:tab/>40</text:p>
          <text:p text:style-name="P8">3.4.3. Telefongebühren<text:tab/>40</text:p>
          <text:p text:style-name="P8">3.4.4. Menüs<text:tab/>41</text:p>
          <text:p text:style-name="P7">3.5. Lesen und Schreiben von Nachrichten<text:tab/>41</text:p>
          <text:p text:style-name="P8">3.5.1. Nachrichten lesen<text:tab/>41</text:p>
          <text:p text:style-name="P8">3.5.2. Antworten auf Nachrichten (Replys)<text:tab/>41</text:p>
          <text:p text:style-name="P8">3.5.3. Wiedervorlage<text:tab/>42</text:p>
          <text:p text:style-name="P8">3.5.4. Schreiben von neuen Nachrichten<text:tab/>42</text:p>
          <text:p text:style-name="P8">3.5.5. Versenden von Dateien<text:tab/>43</text:p>
          <text:p text:style-name="P8">3.5.6. Nachbearbeiten unversandter Nachrichten<text:tab/>43</text:p>
          <text:p text:style-name="P8">3.5.7. lokale Nachrichten im MausNet<text:tab/>44</text:p>
          <text:p text:style-name="P7">3.6. Briefschablonen<text:tab/>44</text:p>
          <text:p text:style-name="P8">3.6.1. Allgemeines<text:tab/>44</text:p>
          <text:p text:style-name="P8">3.6.2. Makros<text:tab/>46</text:p>
          <text:p text:style-name="P8">3.6.3. automatisches Wechseln von Signaturen<text:tab/>47</text:p>
          <text:p text:style-name="P7">3.7. Codieren von Nachrichten<text:tab/>48</text:p>
          <text:p text:style-name="P8">3.7.1. Rot13<text:tab/>48</text:p>
          <text:p text:style-name="P8">3.7.2. QPC<text:tab/>48</text:p>
          <text:p text:style-name="P8">3.7.3. DES<text:tab/>49</text:p>
          <text:p text:style-name="P8">3.7.4. PGP<text:tab/>49</text:p>
          <text:p text:style-name="P8">3.7.5. pmCrypt<text:tab/>49</text:p>
          <text:p text:style-name="P8">3.7.6. Weitere Codierprogramme<text:tab/>49</text:p>
          <text:p text:style-name="P8">3.7.7. Beispiel: pmCrypt / PC-DES<text:tab/>50</text:p>
          <text:p text:style-name="P7">3.8. Kommentarverkettung (Maus / Fido / Usenet / ZConnect)<text:tab/>50</text:p>
          <text:p text:style-name="P8">3.8.1. grafischer Kommentarbaum<text:tab/>51</text:p>
          <text:p text:style-name="P8">3.8.2. direktes Wechseln zwischen zusammengehörigen Nachrichten<text:tab/>51</text:p>
          <text:p text:style-name="P8">3.8.3. Einschränkungen<text:tab/>51</text:p>
          <text:p text:style-name="P7">3.9. Suchen und Markieren<text:tab/>52</text:p>
          <text:p text:style-name="P8">3.9.1. User-Direktsuche<text:tab/>52</text:p>
          <text:p text:style-name="P8">3.9.2. Bezugssuche<text:tab/>52</text:p>
          <text:p text:style-name="P8">3.9.3. Betreff-Direktsuche<text:tab/>52</text:p>
          <text:p text:style-name="P8">3.9.4. Message-ID-Suche<text:tab/>52</text:p>
          <text:p text:style-name="P8">3.9.5. Mehrfach-Quotes<text:tab/>53</text:p>
          <text:p text:style-name="P8">3.9.6. Suchoptionen<text:tab/>53</text:p>
          <text:p text:style-name="P7">3.10. Nachrichten extrahieren<text:tab/>54</text:p>
          <text:p text:style-name="P8">3.10.1. UUcodierte Nachrichten<text:tab/>54</text:p>
          <text:p text:style-name="P7">3.11. Wartung<text:tab/>55</text:p>
          <text:p text:style-name="P8">3.11.1. Halten, Löschen und Reorganisation<text:tab/>55</text:p>
          <text:p text:style-name="P8">3.11.2. Packen<text:tab/>55</text:p>
          <text:p text:style-name="P8">3.11.3. Dupes löschen<text:tab/>55</text:p>
          <text:p text:style-name="P6">Kapitel 4. Netzländische Spezialitäten<text:tab/>57</text:p>
          <text:p text:style-name="P7">4.1. MausNet: Info-Files<text:tab/>57</text:p>
          <text:p text:style-name="P7">4.2. MausNet: Nachrichtenstatus<text:tab/>57</text:p>
          <text:p text:style-name="P8">Status gelöscht<text:tab/>58</text:p>
          <text:p text:style-name="P7">4.3. Z-Netz: Fileserver<text:tab/>58</text:p>
          <text:p text:style-name="P7">4.4. ZConnect: Direkt- und Eilnachrichten<text:tab/>59</text:p>
          <text:p text:style-name="P7">4.5. ZConnect und RFC (Usenet): Nachrichten umleiten<text:tab/>60</text:p>
          <text:p text:style-name="P7">4.6. ZConnect und RFC: Crosspostings<text:tab/>60</text:p>
          <text:p text:style-name="P8">4.6.1. Erzeugen von Crosspostings<text:tab/>61</text:p>
          <text:p text:style-name="P8">4.6.2. CrossPosting-Empfänger markieren<text:tab/>61</text:p>
          <text:p text:style-name="P8">4.6.3. auf Crosspostings antworten<text:tab/>61</text:p>
          <text:p text:style-name="P8">4.6.4. Crosspostings und neue Bretter<text:tab/>61</text:p>
          <text:p text:style-name="P8">4.6.5. Mega-Crosspostings<text:tab/>61</text:p>
          <text:p text:style-name="P6">Kapitel 5. OpenXP für Fortgeschrittene<text:tab/>63</text:p>
          <text:p text:style-name="P7">5.1. Brettgruppen<text:tab/>63</text:p>
          <text:p text:style-name="P7">5.2. Nachrichten weiterleiten oder archivieren<text:tab/>64</text:p>
          <text:p text:style-name="P8">5.2.1. Nachrichten weiterleiten<text:tab/>64</text:p>
          <text:p text:style-name="P8">5.2.2. Nachrichten archivieren<text:tab/>64</text:p>
          <text:p text:style-name="P7">5.3. Automatische Netcalls<text:tab/>65</text:p>
          <text:p text:style-name="P8">5.3.1. verzögerter Netcall mit Netcall<text:span text:style-name="T1">®</text:span>Uhrzeit<text:tab/>65</text:p>
          <text:p text:style-name="P8">5.3.2. Netzanruf bei mehreren Boxen mit Netcall<text:span text:style-name="T1">®</text:span>Alle<text:tab/>65</text:p>
          <text:p text:style-name="P8">5.3.3. Die Netcall-Automatik von OpenXP<text:tab/>66</text:p>
          <text:p text:style-name="P8">5.3.4. externe Netcall-Steuerung mit /N: und /T:<text:tab/>67</text:p>
          <text:p text:style-name="P8">5.3.5. Autostart - für Zeitschaltuhr-Steuerungen<text:tab/>68</text:p>
          <text:p text:style-name="P7">5.4. Funktionstasten, Zusatz-Menü und Tastenmakros<text:tab/>68</text:p>
          <text:p text:style-name="P8">5.4.1. Funktionstasten und Zusatz-Menü<text:tab/>68</text:p>
          <text:p text:style-name="P8">5.4.2. Bearbeiten von Tastenmakros (Config<text:span text:style-name="T1">®</text:span>Tasten<text:span text:style-name="T1">®</text:span>Makros)<text:tab/>69</text:p>
          <text:p text:style-name="P8">5.4.3. was bei Makros alles zu beachten ist ...<text:tab/>70</text:p>
          <text:p text:style-name="P8">5.4.4. die Makro-Konfigurationsdatei<text:tab/>71</text:p>
          <text:p text:style-name="P8">5.4.5. Makros und Sprachmodule<text:tab/>71</text:p>
          <text:p text:style-name="P7">5.5. Statistiken<text:tab/>71</text:p>
          <text:p text:style-name="P7">5.6. Sysop-Mode / Standalone-Betrieb (Disk-Poll)<text:tab/>71</text:p>
          <text:p text:style-name="P8">5.6.1. Import / Export zu versendender Pufferdateien<text:tab/>72</text:p>
          <text:p text:style-name="P7">5.7. Multiuser-Points (Mehrbenutzer-Betrieb)<text:tab/>73</text:p>
          <text:p text:style-name="P7">5.8. Nachrichten parken<text:tab/>73</text:p>
          <text:p text:style-name="P7">5.9. Empfangsbestätigungen<text:tab/>74</text:p>
          <text:p text:style-name="P8">5.9.1. Empfangsbestätigungen im Z-Netz<text:tab/>74</text:p>
          <text:p text:style-name="P8">5.9.2. Empfangsbestätigungen im FidoNet und bei ZConnect<text:tab/>74</text:p>
          <text:p text:style-name="P8">5.9.3. Empfangsbestätigungen im MausNet<text:tab/>74</text:p>
          <text:p text:style-name="P8">5.9.4. Empfangsbestätigungen im Internet und MagicNET<text:tab/>75</text:p>
          <text:p text:style-name="P8">5.9.5. automatische Empfangsbestätigungen verschicken<text:tab/>75</text:p>
          <text:p text:style-name="P8">5.9.6. manuelle Empfangsbestätigungen<text:tab/>75</text:p>
          <text:p text:style-name="P8">5.9.7. codierte Empfangsbestätigungen<text:tab/>75</text:p>
          <text:p text:style-name="P7">5.10. Automatischer Nachrichten-Versand<text:tab/>75</text:p>
          <text:p text:style-name="P8">5.10.1. Nachrichten regelmäßig versenden<text:tab/>76</text:p>
          <text:p text:style-name="P8">5.10.2. Geänderte Dateien versenden<text:tab/>76</text:p>
          <text:p text:style-name="P8">5.10.3. Wann werden Nachrichten versandt?<text:tab/>77</text:p>
          <text:p text:style-name="P8">5.10.4. Nachricht zu einem festen Datum absenden<text:tab/>77</text:p>
          <text:p text:style-name="P8">5.10.5. Nachricht zeitversetzt absenden<text:tab/>77</text:p>
          <text:p text:style-name="P8">5.10.6. Nachrichten manuell wiederholt versenden<text:tab/>77</text:p>
          <text:p text:style-name="P8">5.10.7. Beispiel: MAPS-Brettliste bestellen<text:tab/>77</text:p>
          <text:p text:style-name="P8">5.10.8. Beispiel: Fileserver-Dateiliste bestellen<text:tab/>77</text:p>
          <text:p text:style-name="P8">5.10.9. Beispiel: regelmäßige Nachricht<text:tab/>78</text:p>
          <text:p text:style-name="P8">5.10.10. Beispiel: Brettliste<text:tab/>78</text:p>
          <text:p text:style-name="P7">5.11. Nachrichten-Kopien und -Verteiler<text:tab/>78</text:p>
          <text:p text:style-name="P8">5.11.1. Eingabe von Kopie-Empfängern<text:tab/>78</text:p>
          <text:p text:style-name="P8">5.11.2. Verteiler<text:tab/>79</text:p>
          <text:p text:style-name="P8">5.11.3. Verteiler, Kopien und Serverboxen<text:tab/>79</text:p>
          <text:p text:style-name="P8">5.11.4. Codierung<text:tab/>79</text:p>
          <text:p text:style-name="P7">5.12. PGP-Verschlüsselung<text:tab/>80</text:p>
          <text:p text:style-name="P8">5.12.1. Public Keys<text:tab/>80</text:p>
          <text:p text:style-name="P8">5.12.2. unterschriebene Nachrichten<text:tab/>81</text:p>
          <text:p text:style-name="P8">5.12.3. pgp<text:tab/>81</text:p>
          <text:p text:style-name="P8">5.12.4. OpenXP, pgp und ZConnect<text:tab/>82</text:p>
          <text:p text:style-name="P8">5.12.5. PGP 6.x in Arbeit<text:tab/>83</text:p>
          <text:p text:style-name="P8">5.12.6. Installation<text:tab/>83</text:p>
          <text:p text:style-name="P8">5.12.7. Codieren und Decodieren<text:tab/>83</text:p>
          <text:p text:style-name="P8">5.12.8. Nachrichten signieren<text:tab/>83</text:p>
          <text:p text:style-name="P8">5.12.9. Schlüssel austauschen<text:tab/>83</text:p>
          <text:p text:style-name="P8">5.12.10. PGP-Status<text:tab/>84</text:p>
          <text:p text:style-name="P8">5.12.11. Adresse ändern<text:tab/>84</text:p>
          <text:p text:style-name="P8">5.12.12. Schlußwort<text:tab/>85</text:p>
          <text:p text:style-name="P8">5.12.13. Technisches<text:tab/>85</text:p>
          <text:p text:style-name="P6">Kapitel 6. Referenz<text:tab/>87</text:p>
          <text:p text:style-name="P7">6.1. Lister<text:tab/>87</text:p>
          <text:p text:style-name="P8">Weitere Möglichkeiten im Lister:<text:tab/>87</text:p>
          <text:p text:style-name="P8">Beim Anzeigen von Nachrichten gibt es eine Reihe von Zusatzfunktionen:<text:tab/>87</text:p>
          <text:p text:style-name="P8">Hervorhebungen<text:tab/>88</text:p>
          <text:p text:style-name="P7">6.2. Editor<text:tab/>88</text:p>
          <text:p text:style-name="P8">6.2.1. Endloszeilen und harter Zeilenumbruch<text:tab/>88</text:p>
          <text:p text:style-name="P8">6.2.2. Bedienung<text:tab/>89</text:p>
          <text:p text:style-name="P8">6.2.3. Editor-Einstellungen Ctrl-O-Ctrl-R<text:tab/>89</text:p>
          <text:p text:style-name="P8">6.2.4. Statuszeile<text:tab/>89</text:p>
          <text:p text:style-name="P8">6.2.5. Funktionstastenübersicht<text:tab/>90</text:p>
          <text:p text:style-name="P8">6.2.6. Funktionen zur Bearbeitung von Textblöcken<text:tab/>90</text:p>
          <text:p text:style-name="P8">6.2.7. Löschen und Einfügen<text:tab/>91</text:p>
          <text:p text:style-name="P8">6.2.8. Suchen (und Ersetzen)<text:tab/>91</text:p>
          <text:p text:style-name="P8">6.2.9. Markierungen<text:tab/>92</text:p>
          <text:p text:style-name="P8">6.2.10. Block reformatieren<text:tab/>92</text:p>
          <text:p text:style-name="P8">6.2.11. Verschiedenes<text:tab/>92</text:p>
          <text:p text:style-name="P7">6.3. Archiv-Viewer<text:tab/>92</text:p>
          <text:p text:style-name="P8">Bild- und andere Viewer<text:tab/>93</text:p>
          <text:p text:style-name="P7">6.4. CrossTerm<text:tab/>93</text:p>
          <text:p text:style-name="P8">Tasten innerhalb von CrossTerm<text:tab/>94</text:p>
          <text:p text:style-name="P7">6.5. Tastenkürzel<text:tab/>94</text:p>
          <text:p text:style-name="P8">6.5.1. Tasten, die Sie fast überall in OpenXP verwenden können<text:tab/>94</text:p>
          <text:p text:style-name="P8">6.5.2. Tasten in der Brettübersicht<text:tab/>95</text:p>
          <text:p text:style-name="P10">Allgemeines<text:tab/>95</text:p>
          <text:p text:style-name="P10">Funktionen im Schreib / Lesemodus<text:tab/>95</text:p>
          <text:p text:style-name="P10">Funktionen in Bearbeitungsmodus (Spezial-Modus)<text:tab/>95</text:p>
          <text:p text:style-name="P8">6.5.3. Tasten in der Userübersicht<text:tab/>96</text:p>
          <text:p text:style-name="P10">Allgemeines<text:tab/>96</text:p>
          <text:p text:style-name="P10">Funktionen im Schreib/Lesemodus<text:tab/>96</text:p>
          <text:p text:style-name="P10">Funktionen im Bearbeitungsmodus (Spezial-Modus)<text:tab/>96</text:p>
          <text:p text:style-name="P10">Tasten in der Nachrichtenübersicht (innerhalb eines Brettes):<text:tab/>97</text:p>
          <text:p text:style-name="P8">6.5.4. Tasten bei Edit<text:span text:style-name="T1">®</text:span>Autoversand<text:tab/>98</text:p>
          <text:p text:style-name="P6">Kapitel 7. Technische Dokumentation<text:tab/>99</text:p>
          <text:p text:style-name="P7">7.1. Nachrichtenformate<text:tab/>99</text:p>
          <text:p text:style-name="P8">7.1.1. Z-Netz-Netcallpuffer (alt)<text:tab/>100</text:p>
          <text:p text:style-name="P8">7.1.2. ZConnect-Puffer<text:tab/>100</text:p>
          <text:p text:style-name="P8">7.1.3. MagicNET-Pakete<text:tab/>102</text:p>
          <text:p text:style-name="P8">7.1.4. MausTausch-Pakete<text:tab/>103</text:p>
          <text:p text:style-name="P8">7.1.5. Fido-Pakete<text:tab/>103</text:p>
          <text:p text:style-name="P8">7.1.6. RFC-Pakete<text:tab/>103</text:p>
          <text:p text:style-name="P7">7.2. Config-Dateien<text:tab/>104</text:p>
          <text:p text:style-name="P8">7.2.1. xpoint.cfg: allgemeine Konfiguration<text:tab/>104</text:p>
          <text:p text:style-name="P10">Einstellungen, die nur das Z-Netz betreffen<text:tab/>108</text:p>
          <text:p text:style-name="P10">Einstellungen, die nur MausTausch betreffen<text:tab/>108</text:p>
          <text:p text:style-name="P10">Einstellungen, die nur RFC/UUCP betreffen<text:tab/>108</text:p>
          <text:p text:style-name="P10">Einstellungen, die nur das FidoNet betreffen<text:tab/>108</text:p>
          <text:p text:style-name="P10">Einstellungen für die serielle Schnittstelle<text:tab/>109</text:p>
          <text:p text:style-name="P10">Einstellungen für XPoint<text:span text:style-name="T1">®</text:span>Terminal<text:tab/>109</text:p>
          <text:p text:style-name="P8">7.2.2. xpoint2.cfg: interne Konfiguration<text:tab/>110</text:p>
          <text:p text:style-name="P8">7.2.3. xpoint.col: Farb-Konfiguration<text:tab/>110</text:p>
          <text:p text:style-name="P10">Die Config-Zeilen<text:tab/>111</text:p>
          <text:p text:style-name="P8">7.2.4. .bfg: Server-Konfigurationen<text:tab/>112</text:p>
          <text:p text:style-name="P10">Die Einstellungen im Einzelnen<text:tab/>112</text:p>
          <text:p text:style-name="P10">Einstellungen, die nur das FidoNet betreffen<text:tab/>113</text:p>
          <text:p text:style-name="P10">Einstellungen, die nur UUCP betreffen<text:tab/>113</text:p>
          <text:p text:style-name="P7">7.3. Tastenmakro-Datei keydef.cfg<text:tab/>114</text:p>
          <text:p text:style-name="P7">7.4. Logfiles<text:tab/>115</text:p>
          <text:p text:style-name="P8">7.4.1. xpoint.log: Anruf-Logfile<text:tab/>115</text:p>
          <text:p text:style-name="P8">7.4.2. errors.log: Fehler-Logfile<text:tab/>115</text:p>
          <text:p text:style-name="P10">Der Aufbau von errors.log<text:tab/>115</text:p>
          <text:p text:style-name="P8">7.4.3. bretter.log und user.log<text:tab/>116</text:p>
          <text:p text:style-name="P8">7.4.4. dupes.log<text:tab/>116</text:p>
          <text:p text:style-name="P7">7.5. diverse Dateien<text:tab/>116</text:p>
          <text:p text:style-name="P8">7.5.1. neues.dat<text:tab/>116</text:p>
          <text:p text:style-name="P8">7.5.2. verteil.dat<text:tab/>116</text:p>
          <text:p text:style-name="P8">7.5.3. *.iti, *.inf (MausNet)<text:tab/>117</text:p>
          <text:p text:style-name="P8">7.5.4. Fido-Dateien<text:tab/>117</text:p>
          <text:p text:style-name="P7">7.6. Das autoexec-Verzeichnis - automatische Import-Schnittstelle<text:tab/>117</text:p>
          <text:p text:style-name="P8">Beispiele<text:tab/>117</text:p>
          <text:p text:style-name="P8">7.6.1. Steuernachrichten für zer, out und pkt<text:tab/>118</text:p>
          <text:p text:style-name="P8">7.6.2. msg / msd: automatisches Versenden von Nachrichten<text:tab/>119</text:p>
          <text:p text:style-name="P10">Beispiel<text:tab/>119</text:p>
          <text:p text:style-name="P10">Beispiel für eine Binärnachricht<text:tab/>120</text:p>
          <text:p text:style-name="P8">7.6.3. autoexec in Timing-Listen und per Funktionstaste<text:tab/>120</text:p>
          <text:p text:style-name="P8">7.6.4. Was Sie sonst noch beachten sollten ...<text:tab/>120</text:p>
          <text:p text:style-name="P8">7.6.5. Reihenfolge bei Programmstart<text:tab/>120</text:p>
          <text:p text:style-name="P7">7.7. Schnittstelle für externe Lister<text:tab/>121</text:p>
          <text:p text:style-name="P7">7.8. Nachrichtenpakete mitsenden<text:tab/>122</text:p>
          <text:p text:style-name="P8">7.8.1. einzelne Autoexec-Nachrichten<text:tab/>122</text:p>
          <text:p text:style-name="P8">7.8.2. EPPs: ZConnect-Pakete mitsenden<text:tab/>122</text:p>
          <text:p text:style-name="P8">7.8.3. IPS-Pakete<text:tab/>122</text:p>
          <text:p text:style-name="P6">Fußnoten<text:tab/>122</text:p>
          <text:p text:style-name="P6">Kapitel 8. Scriptprogrammierung (Login-Scripts)<text:tab/>123</text:p>
          <text:p text:style-name="P7">8.1. Einführung<text:tab/>123</text:p>
          <text:p text:style-name="P8">8.1.1. Ein einfaches Script: Z-Netz-Netcall<text:tab/>124</text:p>
          <text:p text:style-name="P8">8.1.2. Zeichenketten<text:tab/>124</text:p>
          <text:p text:style-name="P8">8.1.3. Eingabe: WAITFOR, ON und READ<text:tab/>125</text:p>
          <text:p text:style-name="P8">8.1.4. Ausgabe: SEND<text:tab/>125</text:p>
          <text:p text:style-name="P8">8.1.5. Bildschirmanzeige: DISPLAY, WRITE, WRITELN und CLS<text:tab/>126</text:p>
          <text:p text:style-name="P8">8.1.6. Timeouts und Verzögerungen: DELAY, TIMER und ON TIMEOUT<text:tab/>126</text:p>
          <text:p text:style-name="P8">8.1.7. Mehrzweck-Scripts: ON RELOGIN und ON ONLINE / ON NETCALL<text:tab/>126</text:p>
          <text:p text:style-name="P8">8.1.8. der END-Befehl<text:tab/>126</text:p>
          <text:p text:style-name="P8">8.1.9. Unterprogramme<text:tab/>126</text:p>
          <text:p text:style-name="P8">8.1.10. Debugging<text:tab/>127</text:p>
          <text:p text:style-name="P7">8.2. Referenz<text:tab/>127</text:p>
          <text:p text:style-name="P8">8.2.1. alphabetische Befehlsliste<text:tab/>128</text:p>
          <text:p text:style-name="P8">8.2.2. Technische Daten<text:tab/>129</text:p>
          <text:p text:style-name="P7">8.3. Beispiele<text:tab/>130</text:p>
          <text:p text:style-name="P8">8.3.1. Z-Netz<text:tab/>130</text:p>
          <text:p text:style-name="P8">8.3.2. MausTausch<text:tab/>130</text:p>
          <text:p text:style-name="P8">8.3.3. MagicNET / Seven<text:tab/>131</text:p>
          <text:p text:style-name="P8">8.3.4. UUCP<text:tab/>132</text:p>
          <text:p text:style-name="P6">Glossar<text:tab/>133</text:p>
          <text:p text:style-name="P6">Anhang A. Aufruf-Parameter, Environment-Einträge und Errorlevel-Rückgaben<text:tab/>145</text:p>
          <text:p text:style-name="P7">A.1. Aufruf-Parameter<text:tab/>145</text:p>
          <text:p text:style-name="P8">Mögliche Optionen sind<text:tab/>145</text:p>
          <text:p text:style-name="P8">Die folgenden Optionen sind nur zu Diagnosezwecken gedacht<text:tab/>148</text:p>
          <text:p text:style-name="P7">A.2. Environment-Parameter<text:tab/>148</text:p>
          <text:p text:style-name="P7">A.3. ERRORLEVEL<text:tab/>149</text:p>
          <text:p text:style-name="P6">Anhang B. Dateinamen<text:tab/>150</text:p>
          <text:p text:style-name="P7">Für das MausNet<text:tab/>151</text:p>
          <text:p text:style-name="P7">Für Fido<text:tab/>151</text:p>
          <text:p text:style-name="P7">Für UUCP<text:tab/>152</text:p>
          <text:p text:style-name="P6">Anhang C. Zusatzprogramme<text:tab/>154</text:p>
          <text:p text:style-name="P7">C.1. zpr<text:tab/>154</text:p>
          <text:p text:style-name="P8">Anwendung<text:tab/>154</text:p>
          <text:p text:style-name="P8">Beispiele<text:tab/>155</text:p>
          <text:p text:style-name="P8">Headerzeilen<text:tab/>156</text:p>
          <text:p text:style-name="P8">Tests<text:tab/>156</text:p>
          <text:p text:style-name="P7">C.2. pmconv<text:tab/>157</text:p>
          <text:p text:style-name="P7">C.3. maggi<text:tab/>157</text:p>
          <text:p text:style-name="P7">C.4. zm<text:tab/>158</text:p>
          <text:p text:style-name="P7">C.5. uuz, uucico, tar, compress, gzip, freeze<text:tab/>158</text:p>
          <text:p text:style-name="P7">C.6. zfido, yup2pkt, ndiff<text:tab/>158</text:p>
          <text:p text:style-name="P7">C.7. xpme<text:tab/>159</text:p>
          <text:p text:style-name="P8">Bedienung<text:tab/>159</text:p>
          <text:p text:style-name="P8">Spezielle Menüpunkte<text:tab/>159</text:p>
          <text:p text:style-name="P8">Menüsperre aufheben<text:tab/>159</text:p>
          <text:p text:style-name="P8">Technisches<text:tab/>159</text:p>
          <text:p text:style-name="P7">C.8. empfehlenswerte Programme<text:tab/>160</text:p>
          <text:p text:style-name="P6">Anhang D. Der Umstieg auf OpenXP<text:tab/>161</text:p>
          <text:p text:style-name="P7">D.1. von QuickPOINT (Z-Netz) nach OpenXP<text:tab/>161</text:p>
          <text:p text:style-name="P7">D.2. von Yuppie (Fido) nach OpenXP<text:tab/>161</text:p>
          <text:p text:style-name="P6">Anhang E. OpenXP und MS-Windows oder OS/2<text:tab/>162</text:p>
          <text:p text:style-name="P7">E.1. Windows 89 bis 98<text:tab/>162</text:p>
          <text:p text:style-name="P8">Legen Sie für OpenXP eine pif-Datei an.<text:tab/>162</text:p>
          <text:p text:style-name="P8">Hänger bei Datenübertragung<text:tab/>162</text:p>
          <text:p text:style-name="P8">FILES<text:tab/>162</text:p>
          <text:p text:style-name="P8">/z<text:tab/>162</text:p>
          <text:p text:style-name="P8">Icons<text:tab/>162</text:p>
          <text:p text:style-name="P8">Clipboard (Zwischenablage)<text:tab/>162</text:p>
          <text:p text:style-name="P8">smartdrv<text:tab/>163</text:p>
          <text:p text:style-name="P7">E.2. Windows NT inkl. 2000<text:tab/>163</text:p>
          <text:p text:style-name="P7">E.3. OpenXP als Standard-Mailer in Windows<text:tab/>163</text:p>
          <text:p text:style-name="P7">E.4. OS/2<text:tab/>165</text:p>
          <text:p text:style-name="P8">Rechenzeit-Freigabe<text:tab/>165</text:p>
          <text:p text:style-name="P8">serielle Schnittstelle<text:tab/>165</text:p>
          <text:p text:style-name="P8">erweiterter Farbensatz<text:tab/>166</text:p>
          <text:p text:style-name="P6">Anhang F. Was Sie schon immer über Ihr Modem wissen wollten, aber nie zu fragen wagten (kleine Modemkunde)<text:tab/>167</text:p>
          <text:p text:style-name="P7">F.1. Hayes-Befehlssatz<text:tab/>167</text:p>
          <text:p text:style-name="P7">F.2. Einstellungen permanent verwenden<text:tab/>167</text:p>
          <text:p text:style-name="P7">F.4. Carrier-Signal (Carrier Detect)<text:tab/>168</text:p>
          <text:p text:style-name="P7">F.5. RTS/CTS-(Hardware)-Handshake<text:tab/>168</text:p>
          <text:p text:style-name="P7">F.6. Ergebniscodes<text:tab/>168</text:p>
          <text:p text:style-name="P7">F.7. Verzögerungen<text:tab/>168</text:p>
          <text:p text:style-name="P7">F.8. FOSSIL-Treiber<text:tab/>169</text:p>
          <text:p text:style-name="P7">F.9. AKüFi<text:tab/>169</text:p>
          <text:p text:style-name="P7">F.10. 16550<text:tab/>170</text:p>
          <text:p text:style-name="P6">Anhang G. Fragen und Antworten<text:tab/>171</text:p>
          <text:p text:style-name="P6">Anhang H. Erste Hilfe bei Datenverlust<text:tab/>173</text:p>
          <text:p text:style-name="P7">H.1. Indexdateien löschen<text:tab/>173</text:p>
          <text:p text:style-name="P7">H.2. Nachrichtendatenbank reparieren<text:tab/>173</text:p>
          <text:p text:style-name="P7">H.3. user.eb1 reparieren<text:tab/>173</text:p>
          <text:p text:style-name="P7">H.4. Puffer neu einlesen<text:tab/>173</text:p>
          <text:p text:style-name="P7">H.5. beschädigte Brett / Userdateien<text:tab/>174</text:p>
          <text:p text:style-name="P7">H.6. Netcall verschwunden?<text:tab/>174</text:p>
          <text:p text:style-name="P6">Anhang I. Bekannte Probleme<text:tab/>176</text:p>
          <text:p text:style-name="P7">I.1. mehrfach verschickte Nachrichten (MausTausch, MagicNET)<text:tab/>176</text:p>
          <text:p text:style-name="P7">I.2. Screen Saver (Bildschirmschoner)<text:tab/>176</text:p>
          <text:p text:style-name="P7">I.3. Alle-Umschaltung<text:tab/>176</text:p>
          <text:p text:style-name="P7">I.4. Durchblättern von Nachrichten<text:tab/>176</text:p>
          <text:p text:style-name="P7">I.5. Hervorhebungen im MausNet<text:tab/>176</text:p>
          <text:p text:style-name="P7">I.6. volle Platte<text:tab/>177</text:p>
          <text:p text:style-name="P7">I.7. Netzwerkfähigkeit<text:tab/>177</text:p>
          <text:p text:style-name="P7">I.8. Headerbehandlung<text:tab/>177</text:p>
          <text:p text:style-name="P7">I.9. Modem-Exit<text:tab/>177</text:p>
        </text:index-body>
      </text:table-of-content>
      <text:p text:style-name="Text_20_body"/>
      <text:p text:style-name="P1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P12">Tabellenverzeichnis</text:p>
          </text:index-title>
          <text:p text:style-name="P13">Tabelle 1 Supportadressen<text:tab/>16</text:p>
          <text:p text:style-name="P13">Tabelle 2 Dateien im OpenXP-Archiv<text:tab/>19</text:p>
          <text:p text:style-name="P13">Tabelle 3 Abfragen beim ersten Start<text:tab/>20</text:p>
          <text:p text:style-name="P13">Tabelle 4 Unterstütze Netztypen<text:tab/>21</text:p>
          <text:p text:style-name="P13">Tabelle 5 Adressierung in den Netzen<text:tab/>21</text:p>
          <text:p text:style-name="P13">Tabelle 6 Terminologie der Netze<text:tab/>25</text:p>
          <text:p text:style-name="P13">Tabelle 1 Box-spezifische Dateien<text:tab/>27</text:p>
          <text:p text:style-name="P13">Tabelle 2 Netztyp-spezifische Dateien<text:tab/>27</text:p>
          <text:p text:style-name="P13">Tabelle 3 Tastaturbelegung<text:tab/>31</text:p>
          <text:p text:style-name="P13">Tabelle 1 Config-Menü<text:tab/>39</text:p>
          <text:p text:style-name="P13">Tabelle 2 maximale Betrefflänge in den Netzen<text:tab/>43</text:p>
          <text:p text:style-name="P13">Tabelle 3 Edit <text:span text:style-name="T1">®</text:span> Schablonen<text:tab/>45</text:p>
          <text:p text:style-name="P13">Tabelle 4 Makros in allen Schablonen<text:tab/>46</text:p>
          <text:p text:style-name="P13">Tabelle 5 Makros für private Schablonen<text:tab/>46</text:p>
          <text:p text:style-name="P13">Tabelle 6 Makros in Quote- und Weiterleit-Schablonen<text:tab/>47</text:p>
          <text:p text:style-name="P13">Tabelle 7 Makros in Netzen mit Realnamen<text:tab/>47</text:p>
          <text:p text:style-name="P13">Tabelle 8 Suchoptionen<text:tab/>53</text:p>
          <text:p text:style-name="P13">Tabelle 9 Nachricht<text:span text:style-name="T1">®</text:span>Extrakt<text:span text:style-name="T1">®</text:span>Als..<text:tab/>54</text:p>
          <text:p text:style-name="P13">Tabelle 1 Nachrichtenstatus im MausNet<text:tab/>58</text:p>
          <text:p text:style-name="P13">Tabelle 2 Fileserverbefehle im Z-Netz<text:tab/>59</text:p>
          <text:p text:style-name="P13">Tabelle 1 Brettgruppen<text:tab/>63</text:p>
          <text:p text:style-name="P13">Tabelle 2 max. Nachrichtengröße in den Netzen<text:tab/>63</text:p>
          <text:p text:style-name="P13">Tabelle 3 nützliche Optionen<text:tab/>68</text:p>
          <text:p text:style-name="P13">Tabelle 4 Sonderfunktionen<text:tab/>69</text:p>
          <text:p text:style-name="P13">Tabelle 5 Config<text:span text:style-name="T1">®</text:span>Tasten<text:tab/>73</text:p>
          <text:p text:style-name="P13">Tabelle 6 pgp-Funktionen in den Netzen<text:tab/>82</text:p>
          <text:p text:style-name="P13">Tabelle 7 Funktionen von pgp 2.6.x<text:tab/>85</text:p>
          <text:p text:style-name="P13">Tabelle 8 Funktionen von pgp 5.x<text:tab/>86</text:p>
          <text:p text:style-name="P13">Tabelle 1 Editor-Einstellungen<text:tab/>89</text:p>
          <text:p text:style-name="P13">Tabelle 2 Funktionstastenübersicht<text:tab/>90</text:p>
          <text:p text:style-name="P13">Tabelle 3 Funktionen für Textblöcke<text:tab/>90</text:p>
          <text:p text:style-name="P13">Tabelle 4 Funktionen für die Zwischenablage<text:tab/>91</text:p>
          <text:p text:style-name="P13">Tabelle 5 Funktionen zum Löschen von Text<text:tab/>91</text:p>
          <text:p text:style-name="P13">Tabelle 6 Lösch-Funktionen für die Zwischenablage<text:tab/>91</text:p>
          <text:p text:style-name="P13">Tabelle 7 Markierungen im Editor<text:tab/>92</text:p>
          <text:p text:style-name="P13">Tabelle 8 weitere Funktionen im Editor<text:tab/>92</text:p>
          <text:p text:style-name="P13">Tabelle 9 Informationen im Archiv-Lister<text:tab/>93</text:p>
          <text:p text:style-name="P13">Tabelle 10 Tasten innerhalb von CrossTerm<text:tab/>94</text:p>
          <text:p text:style-name="P13">Tabelle 11 (fast) überall geltende Tasten<text:tab/>94</text:p>
          <text:p text:style-name="P13">Tabelle 12 Tasten in der Brettübersicht<text:tab/>95</text:p>
          <text:p text:style-name="P13">Tabelle 13 Tasten im Schreib / Lesemodus<text:tab/>95</text:p>
          <text:p text:style-name="P13">Tabelle 14 Tasten im Bearbeitungsmodus<text:tab/>95</text:p>
          <text:p text:style-name="P13">Tabelle 15 Tasten in der Userübersicht<text:tab/>96</text:p>
          <text:p text:style-name="P13">Tabelle 16 Tasten im Schreib / Lesemodus<text:tab/>96</text:p>
          <text:p text:style-name="P13">Tabelle 17 Tasten im Bearbeitungsmodus<text:tab/>96</text:p>
          <text:p text:style-name="P13">Tabelle 18 Tasten in der Nachrichtenübersicht<text:tab/>97</text:p>
          <text:p text:style-name="P13">Tabelle 19 Tasten bei Edit<text:span text:style-name="T1">®</text:span>Autoversand<text:tab/>98</text:p>
          <text:p text:style-name="P13">Tabelle 1 Nachrichtenformate<text:tab/>99</text:p>
          <text:p text:style-name="P13">Tabelle 2 vorgeschriebene Headerzeilen bei ZConnect<text:tab/>101</text:p>
          <text:p text:style-name="P13">Tabelle 3 optionale Headerzeilen bei ZConnect<text:tab/>101</text:p>
          <text:p text:style-name="P13">Tabelle 4 weitere Headerzeilen<text:tab/>102</text:p>
          <text:p text:style-name="P13">Tabelle 5 Kompatibilitäts-Headerzeilen<text:tab/>102</text:p>
          <text:p text:style-name="P13">Tabelle 6 interne OpenXP-Headerzeilen<text:tab/>102</text:p>
          <text:p text:style-name="P13">Tabelle 7 Einstellungen in xpoint.cfg<text:tab/>104</text:p>
          <text:p text:style-name="P13">Tabelle 8 Z-Netz-Einstellungen in xpoint.cfg<text:tab/>108</text:p>
          <text:p text:style-name="P13">Tabelle 9 MausNetz-Einstellungen in xpoint.cfg<text:tab/>108</text:p>
          <text:p text:style-name="P13">Tabelle 10 RFC/UUCP-Einstellungen in xpoint.cfg<text:tab/>108</text:p>
          <text:p text:style-name="P13">Tabelle 11 Fido-Einstellungen in xpoint.cfg<text:tab/>108</text:p>
          <text:p text:style-name="P13">Tabelle 12 Schnittstelleneinstellungen in xpoint.cfg<text:tab/>109</text:p>
          <text:p text:style-name="P13">Tabelle 13 CrossTerm-Einstellungen in xpoint.cfg<text:tab/>109</text:p>
          <text:p text:style-name="P13">Tabelle 14 xpoint2.cfg<text:tab/>110</text:p>
          <text:p text:style-name="P13">Tabelle 15 Farben in xpoint.col<text:tab/>111</text:p>
          <text:p text:style-name="P13">Tabelle 16 die Config-Zeilen<text:tab/>111</text:p>
          <text:p text:style-name="P13">Tabelle 17 .bfg-Einstellungen<text:tab/>112</text:p>
          <text:p text:style-name="P13">Tabelle 18 Fido-Einstellungen in .bfg<text:tab/>113</text:p>
          <text:p text:style-name="P13">Tabelle 19 UUCP-Einstellungen in .bfg<text:tab/>113</text:p>
          <text:p text:style-name="P13">Tabelle 20 keydef.cfg, Spalte 1-15<text:tab/>114</text:p>
          <text:p text:style-name="P13">Tabelle 21 Sondertasten in keydef.cfg<text:tab/>114</text:p>
          <text:p text:style-name="P13">Tabelle 22 weitere Sondertasten<text:tab/>114</text:p>
          <text:p text:style-name="P13">Tabelle 23 Aufbau von xpoint.log<text:tab/>115</text:p>
          <text:p text:style-name="P13">Tabelle 24 Aufbau von errors.log<text:tab/>115</text:p>
          <text:p text:style-name="P13">Tabelle 25 bretter.log und user.log<text:tab/>116</text:p>
          <text:p text:style-name="P13">Tabelle 26 dupes.log<text:tab/>116</text:p>
          <text:p text:style-name="P13">Tabelle 27 Dateitypen im autoexec-Verzeichnis<text:tab/>118</text:p>
          <text:p text:style-name="P13">Tabelle 28 Steuernachrichten für zer, out und pkt<text:tab/>119</text:p>
          <text:p text:style-name="P13">Tabelle 29 externe Lister und $TYPE<text:tab/>121</text:p>
          <text:p text:style-name="P13">Tabelle 30 externe Lister und Errorlevel<text:tab/>121</text:p>
          <text:p text:style-name="P13">Tabelle 1 Steuerzeichen in Script-Dateien<text:tab/>125</text:p>
          <text:p text:style-name="P13">Tabelle 2 Befehle in Script-Dateien<text:tab/>128</text:p>
          <text:p text:style-name="P13">Tabelle 3 Einschränkungen in Script-Dateien<text:tab/>130</text:p>
          <text:p text:style-name="P13">Tabelle 1 Aufrufparameter von OpenXP<text:tab/>145</text:p>
          <text:p text:style-name="P13">Tabelle 2 weitere Aufrufparameter von OpenXP<text:tab/>147</text:p>
          <text:p text:style-name="P13">Tabelle 3 Diagnose-Aufrufparameter von OpenXP<text:tab/>148</text:p>
          <text:p text:style-name="P13">Tabelle 4 Errorlevel von OpenXP<text:tab/>149</text:p>
          <text:p text:style-name="P13">Tabelle 1 Dateien im OpenXP-Verzeichnis<text:tab/>150</text:p>
          <text:p text:style-name="P13">Tabelle 2 MausNet-Dateien im OpenXP-Verzeichnis<text:tab/>151</text:p>
          <text:p text:style-name="P13">Tabelle 3 Fido-Dateien im OpenXP-Verzeichnis<text:tab/>151</text:p>
          <text:p text:style-name="P13">Tabelle 4 UUCP-Dateien im OpenXP-Verzeichnis<text:tab/>152</text:p>
          <text:p text:style-name="P13">Tabelle 5 Unterverzeichnisse im OpenXP-Verzeichnis<text:tab/>152</text:p>
          <text:p text:style-name="P13">Tabelle 6 Dateien im fido-Unterverzeichnis<text:tab/>152</text:p>
          <text:p text:style-name="P13">Tabelle 7 Dateien im doc-Unterverzeichnis<text:tab/>153</text:p>
          <text:p text:style-name="P13">Tabelle 1 zpr-Parameter<text:tab/>155</text:p>
          <text:p text:style-name="P13">Tabelle 2 zpr-Errorlevel<text:tab/>155</text:p>
          <text:p text:style-name="P13">Tabelle 3 von zpr geprüfte Headerzeilen<text:tab/>156</text:p>
          <text:p text:style-name="P13">Tabelle 4 maggi<text:tab/>158</text:p>
          <text:p text:style-name="P13">Tabelle 1 Registry-Einträge<text:tab/>164</text:p>
        </text:index-body>
      </text:table-index>
      <text:h text:style-name="P14" text:outline-level="1"/>
      <text:h text:style-name="P15" text:outline-level="1">Vorwort zu OpenXP 4.0</text:h>
      <text:p text:style-name="Text_20_body_20_indent">Mit viel Energie und Einsatz haben wir es geschafft, den komplizierten Quellcode von OpenXP zu verstehen und vor allem zu bearbeiten. Unser Ziel war eine stabile Version, die grundsätzlich nur Fehlerbereinigungen und Anpassungen an die aktuelle Netzwelt enthalten sollte (natürlich ist auch das eine oder andere neue Feature mit reingerutscht ;). Portierungen auf andere Systeme sind geplant, doch diese haben eindeutig eine niedrigere Priorität, da wir eben lieber mit etwas Stabilem arbeiten als mit einem funktionsüberfrachteten Monstrum. Damit treffen wir wohl die Meinung der meisten Anwender. In der Hoffnung, daß wir gute Arbeit geleistet haben (und es war Arbeit), öffnen wir jetzt den Vorhang.</text:p>
      <text:p text:style-name="Text_20_body_20_indent"><text:span text:style-name="T2">Das OpenXP-Team &lt;</text:span><text:a xlink:type="simple" xlink:href="mailto:dev@openxp.de"><text:span text:style-name="T3">dev@openxp.de</text:span></text:a><text:span text:style-name="T2">&gt; im März 2000</text:span></text:p>
      <text:h text:style-name="P15" text:outline-level="1">Vorwort zu CrossPoint 3.12</text:h>
      <text:p text:style-name="Text_20_body_20_indent">XP entstand in der Zeit des großen Mailbox-Booms in den Jahren 1991 bis 1994. Vor allem die hohen Online-Kosten machten damals Pointsysteme sehr populär. DOS + Windows 3.1 war das weitverbreitetste PC-Betriebssystem, und das WWW als Medium zum Recherchieren von Informationen steckte noch in den Kinderschuhen.</text:p>
      <text:p text:style-name="Text_20_body_20_indent">Die Mailboxszene erreichte ihren Höhepunkt - zumindest, was die Anzahl der Teilnehmer anging - in den Jahren 1994 / 95. Dies gilt auch für die Verbreitung von XP mit schätzungsweise 30.000 Anwendern (registriert und unregistriert).</text:p>
      <text:p text:style-name="Text_20_body_20_indent">Danach begann der Siegeszug des Internet und von Windows 95. Beides führte zu einem raschen Rückgang bei Mailboxen, Points und XP-Anwendern, der auch heute noch anhält. So hat sich die Anzahl der gelisteten FidoNet-Mailboxen seit dem Höhepunkt von über 40.000 weltweit in 1995 auf mittlerweile unter 20.000 reduziert. Nichtsdestotrotz haben sowohl die Mailboxszene als auch XP auch heute noch zahlreiche engagierte Anhänger.</text:p>
      <text:p text:style-name="Text_20_body_20_indent">XP wurde bis 1996 auf kleiner Flamme weiterentwickelt. Danach habe ich die Entwicklung aus persönlichen und beruflichen Gründen und wegen der stark nachlassenden Nachfrage eingestellt.</text:p>
      <text:p text:style-name="Text_20_body_20_indent"><text:span text:style-name="T2">Peter Mandrella &lt;</text:span><text:a xlink:type="simple" xlink:href="mailto:peter@mandrella.de"><text:span text:style-name="T3">peter@mandrella.de</text:span></text:a><text:span text:style-name="T2">&gt;, Dezember 1999</text:span></text:p>
      <text:h text:style-name="P15" text:outline-level="1">Kapitel 1. Einführ<text:bookmark text:name="Kapitel 1"/>ung</text:h>
      <text:h text:style-name="Heading_20_2" text:outline-level="2">1.1. Was um alles in der Welt ist OpenXP?</text:h>
      <text:p text:style-name="Text_20_body_20_indent"><text:span text:style-name="T2">OpenXP ist eine Multinetz-Pointsoftware. Oder ausführlicher: OpenXP ist ein Programm, mit dem Sie auf sehr bequeme Weise Daten mit Mailboxen austauschen und insbesondere elektronische Post (E-Mail) versenden, empfangen und verwalten können. Wichtig ist dabei, daß OpenXP verschiedene, technische Mailbox-(Netz)-Standards und UUCP unterstützt. Dadurch benötigen Sie für verschiedene Netze nur </text:span><text:span text:style-name="T4">ein</text:span><text:span text:style-name="T2"> Programm mit einer einheitlichen Benutzeroberfläche. Wichtig ist auch, daß OpenXP nicht nur den kleinsten gemeinsamen Nenner der verschiedenen Netze bildet, sondern Ihnen zusätzlich ermöglicht, die Features einzelner Netze voll auszunutzen. Dazu zählen z.B. das Bestellen von Dateien im FidoNet, Löschnachrichten im Usenet und das Nachrichtenstatus-System im MausNet.</text:span></text:p>
      <text:h text:style-name="Heading_20_2" text:outline-level="2">1.2. Andere Nutzer, andere Voraussetzungen</text:h>
      <text:p text:style-name="Text_20_body_20_indent">So, nun habe ich ein Problem. Ich weiß nicht, was Sie von OpenXP erwarten, wozu Sie OpenXP einsetzen möchten, und welche Vorkenntnisse Sie bereits haben.</text:p>
      <text:list text:style-name="itemize">
        <text:list-item>
          <text:p text:style-name="P16"><text:span text:style-name="T5">•<text:tab/></text:span><text:span text:style-name="T6">Sie arbeiten bereits mit einer älteren OpenXP-Version oder einer anderen XP-Version und möchten alles über die neuen Features dieser Version erfahren. Dann befinden Sie sich am falschen Ende dieses Textes - eine Auflistung aller Änderungen und Ergänzungen befindet sich in der Versionsgeschichte in der Datei </text:span><text:span text:style-name="T7">geschich.txt</text:span><text:span text:style-name="T6">. Falls Sie es nicht ganz so detailliert wissen möchten, können Sie auch in </text:span><text:span text:style-name="T7">neues.txt</text:span><text:span text:style-name="T6"> nachsehen. Bitte beachten Sie auch die Hinweise in </text:span><text:span text:style-name="T7">update.txt</text:span><text:span text:style-name="T6">.</text:span></text:p>
        </text:list-item>
        <text:list-item>
          <text:p text:style-name="P16"><text:span text:style-name="T5">•<text:tab/></text:span><text:span text:style-name="T6">Sie sind bereits mit Mailboxen vertraut und benutzen möglicherweise schon eine andere Pointsoftware. Dann sollten Sie </text:span><text:a xlink:type="simple" xlink:href="#Kapitel%201.%20Einführung%7Coutline"><text:span text:style-name="T8">Kapitel 1</text:span></text:a><text:span text:style-name="T6"> und </text:span><text:a xlink:type="simple" xlink:href="#Kapitel%202.%20OpenXP%20-%20Konzept%20und%20Grundlagen%7Coutline"><text:span text:style-name="T8">2</text:span></text:a><text:span text:style-name="T6"> dieser Dokumentation kurz überfliegen und anschließend in </text:span><text:a xlink:type="simple" xlink:href="#3.1.%20Point-Installation%20und%20Netzanrufe%7Coutline"><text:span text:style-name="T8">Kapitel 3.1</text:span></text:a><text:span text:style-name="T6"> (Installation) fortfahren. Wenn Sie OpenXP im FidoNet nutzen möchten, finden Sie die nötigen Informationen im Text </text:span><text:span text:style-name="T7">fido.txt</text:span><text:span text:style-name="T6">, der dem getrennt erhältlichen Fido-Paket beiliegt. Der Einsatz im Usenet ist in </text:span><text:span text:style-name="T7">uucp.txt</text:span><text:span text:style-name="T6"> im UUCP-Paket beschrieben.</text:span></text:p>
        </text:list-item>
        <text:list-item>
          <text:p text:style-name="P16"><text:span text:style-name="T5">•<text:tab/></text:span><text:span text:style-name="T6">Sie haben keinerlei DFÜ-Kenntnisse. Sie haben sich gerade ein Modem zugelegt, OpenXP kopiert und möchten sofort Ihren ersten Netzanruf machen. Sie sind vermutlich ein wenig erschrocken über den großen Umfang der OpenXP-Dokumentation und über die vielen Fachbegriffe aus der DFÜ-Welt. Aber lassen Sie sich nicht entmutigen. Es ist alles viel einfacher, als Sie denken.</text:span></text:p>
        </text:list-item>
        <text:list-item>
          <text:p text:style-name="P16"><text:span text:style-name="T2">Nehmen Sie sich ein wenig Zeit, und lesen Sie sich die OpenXP-Dokumentation möglichst genau durch, angefangen bei </text:span><text:a xlink:type="simple" xlink:href="#1.7.%20Installation%7Coutline"><text:span text:style-name="T9">Kapitel 1.7</text:span></text:a><text:span text:style-name="T2"> (</text:span><text:a xlink:type="simple" xlink:href="#Kapitel%204.%20Netzländische%20Spezialitäten%7Coutline"><text:span text:style-name="T9">Kapitel 4</text:span></text:a><text:span text:style-name="T2"> bis </text:span><text:a xlink:type="simple" xlink:href="#Kapitel%206.%20Referenz%7Coutline"><text:span text:style-name="T9">6</text:span></text:a><text:span text:style-name="T2"> können Sie zunächst einmal weglassen). Beachten Sie auch </text:span><text:a xlink:type="simple" xlink:href="#Anhang%20F.%20Was%20Sie%20schon%20immer%20über%20Ihr%20Modem%20wissen%20wollten,%20aber%20nie%20zu%20fragen%20wagten%20(kleine%20Modemkunde)%7Coutline"><text:span text:style-name="T9">Anhang F</text:span></text:a><text:span text:style-name="T2">, in dem Grundbegriffe zum Thema </text:span><text:span text:style-name="T4">Modem</text:span><text:span text:style-name="T2"> erläutert werden. Falls Sie überhaupt nicht mehr weiterkommen, fragen Sie einfach mal beim Betreiber oder einem Benutzer der Mailbox nach, mit der Sie OpenXP einsetzen möchten - in vielen Mailboxen gibt es jemanden, der neuen Teilnehmern bei der Einrichtung der Software behilflich ist.</text:span></text:p>
        </text:list-item>
      </text:list>
      <text:p text:style-name="P17"/>
      <text:p text:style-name="P18"><text:span text:style-name="T6">Bevor Sie die Einführung überstanden haben, möchte ich noch darauf hinweisen, daß OpenXP ein </text:span><text:span text:style-name="T10">Shareware</text:span><text:span text:style-name="T6">-Programm ist. Das heißt, daß es sich </text:span><text:span text:style-name="T10">nicht</text:span><text:span text:style-name="T6"> um freie Software handelt, sondern daß Sie das Programm nach Ablauf einer Testzeit von maximal 30 Tagen kostenpflichtig registrieren lassen müssen. Näheres hierzu finden Sie in </text:span><text:span text:style-name="T7">lizenz.doc</text:span><text:span text:style-name="T6">.</text:span></text:p>
      <text:p text:style-name="Text_20_body_20_indent">Viel Erfolg!</text:p>
      <text:h text:style-name="Heading_20_2" text:outline-level="2">1.3. Support und Bezugsquellen</text:h>
      <text:h text:style-name="Heading_20_3" text:outline-level="3">Die OpenXP-Homepage</text:h>
      <text:p text:style-name="Text_20_body_20_indent">Die aktuelle OpenXP-Version finden Sie im Internet unter</text:p>
      <text:p text:style-name="Text_20_body_20_indent"><text:a xlink:type="simple" xlink:href="http://www.openxp.de/"><text:span text:style-name="T11">http://www.openxp.de</text:span></text:a></text:p>
      <text:p text:style-name="Text_20_body_20_indent"/>
      <text:h text:style-name="Heading_20_3" text:outline-level="3">Support</text:h>
      <text:p text:style-name="Text_20_body_20_indent">Wenn Sie Fragen zu OpenXP haben, dann können Sie diese in einem der OpenXP-Supportbretter stellen. Dort gibt es auch Informationen über die jeweils neueste Version, nützliche Tips &amp; Tricks und Utilities für OpenXP.</text:p>
      <text:p text:style-name="Text_20_body_20_indent">Die Namen der Supportbretter sind:</text:p>
      <text:list text:style-name="itemize">
        <text:list-header>
          <text:p text:style-name="P19">Tabelle <text:sequence text:ref-name="refTable0" text:name="Table" text:formula="ooow:Table+1" style:num-format="1">1</text:sequence> Supportadressen</text:p>
        </text:list-header>
      </text:list>
      <table:table table:name="Tabelle102" table:style-name="Tabelle102">
        <table:table-column table:style-name="Tabelle102.A"/>
        <table:table-column table:style-name="Tabelle102.B"/>
        <table:table-header-rows>
          <table:table-row>
            <table:table-cell table:style-name="Tabelle102.A1" office:value-type="string">
              <text:p text:style-name="Table_20_Heading">Netz</text:p>
            </table:table-cell>
            <table:table-cell table:style-name="Tabelle102.B1" office:value-type="string">
              <text:p text:style-name="Table_20_Heading">Details</text:p>
            </table:table-cell>
          </table:table-row>
        </table:table-header-rows>
        <table:table-row>
          <table:table-cell table:style-name="Tabelle102.A2" office:value-type="string">
            <text:p text:style-name="Table_20_Contents">FidoNet</text:p>
            <text:p text:style-name="Table_20_Contents">(<text:a xlink:type="simple" xlink:href="http://www.fidonet.org/">http://www.fidonet.org/</text:a>)</text:p>
          </table:table-cell>
          <table:table-cell table:style-name="Tabelle102.B2" office:value-type="string">
            <text:p text:style-name="Table_20_Contents">CROSSPOINT.GER (für OpenXP selbst),</text:p>
            <text:p text:style-name="Table_20_Contents">CROSSTOOLS.GER (für Zusatzprogramme),</text:p>
            <text:p text:style-name="Table_20_Contents">CROSSPOINT.EXPERT.GER (für Fortgeschrittene)</text:p>
            <text:p text:style-name="Table_20_Contents">XPOINT (englisch)</text:p>
          </table:table-cell>
        </table:table-row>
        <table:table-row>
          <table:table-cell table:style-name="Tabelle102.A2" office:value-type="string">
            <text:p text:style-name="Table_20_Contents">MausNet (<text:a xlink:type="simple" xlink:href="http://www.maus.de/">http://www.maus.de/</text:a>)</text:p>
          </table:table-cell>
          <table:table-cell table:style-name="Tabelle102.B2" office:value-type="string">
            <text:p text:style-name="Table_20_Contents">Maus.Tausch.CrossPoint</text:p>
          </table:table-cell>
        </table:table-row>
        <table:table-row>
          <table:table-cell table:style-name="Tabelle102.A2" office:value-type="string">
            <text:p text:style-name="Table_20_Contents">Usenet</text:p>
          </table:table-cell>
          <table:table-cell table:style-name="Tabelle102.B2" office:value-type="string">
            <text:p text:style-name="Table_20_Contents">de.comm.software.crosspoint <text:line-break/>(<text:a xlink:type="simple" xlink:href="news:de.comm.software.crosspoint">news:de.comm.software.crosspoint</text:a>)</text:p>
          </table:table-cell>
        </table:table-row>
        <table:table-row>
          <table:table-cell table:style-name="Tabelle102.A2" office:value-type="string">
            <text:p text:style-name="Table_20_Contents">WWW</text:p>
          </table:table-cell>
          <table:table-cell table:style-name="Tabelle102.B2" office:value-type="string">
            <text:p text:style-name="Table_20_Contents"><text:a xlink:type="simple" xlink:href="http://www.openxp.de/">http://www.openxp.de/</text:a></text:p>
          </table:table-cell>
        </table:table-row>
        <table:table-row>
          <table:table-cell table:style-name="Tabelle102.A2" office:value-type="string">
            <text:p text:style-name="Table_20_Contents">Internet Relay Chat (<text:a xlink:type="simple" xlink:href="http://freenode.net/">IRC</text:a>)</text:p>
          </table:table-cell>
          <table:table-cell table:style-name="Tabelle102.B2" office:value-type="string">
            <text:p text:style-name="Table_20_Contents"><text:a xlink:type="simple" xlink:href="../../Svn/openxpb/doc/irc://irc.freenode.net/#openxp">OpenXP Channel</text:a></text:p>
            <text:p text:style-name="Table_20_Contents"><text:a xlink:type="simple" xlink:href="../../Svn/openxpb/doc/irc://irc.eu.freenode.net/#openxp">irc://irc.eu.freenode.net/#openxp</text:a></text:p>
          </table:table-cell>
        </table:table-row>
        <table:table-row>
          <table:table-cell table:style-name="Tabelle102.A2" office:value-type="string">
            <text:p text:style-name="Table_20_Contents">Bugtracker</text:p>
          </table:table-cell>
          <table:table-cell table:style-name="Tabelle102.B2" office:value-type="string">
            <text:p text:style-name="Table_20_Contents">Bugtracker bei <text:a xlink:type="simple" xlink:href="https://sourceforge.net/">SourceForge</text:a>:<text:line-break/><text:a xlink:type="simple" xlink:href="https://sourceforge.net/bugs/?group_id=3766">https://sourceforge.net/bugs/?group_id=3766</text:a></text:p>
          </table:table-cell>
        </table:table-row>
        <table:table-row>
          <table:table-cell table:style-name="Tabelle102.A2" office:value-type="string">
            <text:p text:style-name="Table_20_Contents">Mail</text:p>
          </table:table-cell>
          <table:table-cell table:style-name="Tabelle102.B2" office:value-type="string">
            <text:p text:style-name="Table_20_Contents">Die Mailingliste ist der erste Anlaufpunkt für OpenXP-spezifische Probleme und Bugreports. Hier lesen u.a. die Entwickler mit.</text:p>
            <text:p text:style-name="Table_20_Contents">Abonnieren: <text:line-break/><text:a xlink:type="simple" xlink:href="http://mail1.sourceforge.net/mailman/listinfo/openxp-dev"><text:span text:style-name="T12">http://mail1.sourceforge.net/mailman/listinfo/openxp-dev</text:span></text:a></text:p>
            <text:p text:style-name="Table_20_Contents">Archiv:<text:line-break/><text:a xlink:type="simple" xlink:href="http://sourceforge.net/mailarchive/forum.php?forum=openxp-dev"><text:span text:style-name="T12">http://sourceforge.net/mailarchive/forum.php?forum=openxp-dev</text:span></text:a></text:p>
            <text:p text:style-name="Table_20_Contents">Mail: <text:a xlink:type="simple" xlink:href="mailto:dev@openxp.de?subject=OpenXP%20Supportanfrage">dev@openxp.de</text:a></text:p>
          </table:table-cell>
        </table:table-row>
      </table:table>
      <text:p text:style-name="Text_20_body_20_indent"/>
      <text:p text:style-name="P17">Falls das betreffende Brett nicht bei Ihrem Server verfügbar ist, fragen Sie bitte Ihren Sysop - er kann das Brett für Sie bestellen.</text:p>
      <text:p text:style-name="Text_20_body_20_indent"><text:span text:style-name="T2">Es gibt noch einen ganz speziellen Service, der die Anzahl der immer wieder auftretenden Fragen reduzieren soll: Die FAQ-Server. Fragen Sie einfach mal in den entsprechenden Brettern (s. </text:span><text:a xlink:type="simple" xlink:href="#Tabelle102%7Ctable"><text:span text:style-name="T9">oben</text:span></text:a><text:span text:style-name="T2">) nach, da es für verschiedene Netze dieses Angebot gibt (Usenet, Fido und über die entsprechenden Gateways).</text:span></text:p>
      <text:h text:style-name="Heading_20_2" text:outline-level="2">1.4. Das Team</text:h>
      <text:h text:style-name="Heading_20_3" text:outline-level="3">Das OpenXP-Team besteht aus:</text:h>
      <text:h text:style-name="P20" text:outline-level="5">OpenXP Projekt Koordination</text:h>
      <text:p text:style-name="P21"/>
      <table:table table:name="Tabelle99" table:style-name="Tabelle99">
        <table:table-column table:style-name="Tabelle99.A"/>
        <table:table-column table:style-name="Tabelle99.B"/>
        <table:table-row>
          <table:table-cell table:style-name="Tabelle99.A1" office:value-type="string">
            <text:p text:style-name="Table_20_Contents">Christian Böttger <text:s/></text:p>
          </table:table-cell>
          <table:table-cell table:style-name="Tabelle99.B1" office:value-type="string">
            <text:p text:style-name="Table_20_Contents"><text:a xlink:type="simple" xlink:href="mailto:cb@openxp.de">cb@openxp.de</text:a></text:p>
          </table:table-cell>
        </table:table-row>
      </table:table>
      <text:p text:style-name="P22"/>
      <text:h text:style-name="P23" text:outline-level="4">Aktive Mitarbeiter von OpenXP</text:h>
      <text:p text:style-name="P21"/>
      <table:table table:name="Tabelle100" table:style-name="Tabelle100">
        <table:table-column table:style-name="Tabelle100.A"/>
        <table:table-column table:style-name="Tabelle100.B"/>
        <table:table-row>
          <table:table-cell table:style-name="Tabelle100.A1" office:value-type="string">
            <text:p text:style-name="Table_20_Contents">Claus Faerber <text:s/></text:p>
          </table:table-cell>
          <table:table-cell table:style-name="Tabelle100.B1" office:value-type="string">
            <text:p text:style-name="Table_20_Contents"><text:a xlink:type="simple" xlink:href="mailto:cl@openxp.de">cl@openxp.de</text:a> (UUZ, UUCP, MIME, RFC conformity)</text:p>
          </table:table-cell>
        </table:table-row>
        <table:table-row>
          <table:table-cell table:style-name="Tabelle100.A2" office:value-type="string">
            <text:p text:style-name="Table_20_Contents">Michael Heydekamp</text:p>
          </table:table-cell>
          <table:table-cell table:style-name="Tabelle100.B2" office:value-type="string">
            <text:p text:style-name="Table_20_Contents"><text:a xlink:type="simple" xlink:href="mailto:my@openxp.de">my@openxp.de</text:a> (Resources, online help)</text:p>
          </table:table-cell>
        </table:table-row>
        <table:table-row>
          <table:table-cell table:style-name="Tabelle100.A2" office:value-type="string">
            <text:p text:style-name="Table_20_Contents">Markus Kämmerer </text:p>
          </table:table-cell>
          <table:table-cell table:style-name="Tabelle100.B2" office:value-type="string">
            <text:p text:style-name="Table_20_Contents"><text:a xlink:type="simple" xlink:href="mailto:mk@openxp.de">mk@openxp.de</text:a> (Misc. programming and backup admin on SourceForge)</text:p>
          </table:table-cell>
        </table:table-row>
        <table:table-row>
          <table:table-cell table:style-name="Tabelle100.A2" office:value-type="string">
            <text:p text:style-name="Table_20_Contents">Matthias Leonhardt</text:p>
          </table:table-cell>
          <table:table-cell table:style-name="Tabelle100.B2" office:value-type="string">
            <text:p text:style-name="Table_20_Contents"><text:a xlink:type="simple" xlink:href="mailto:ml@openxp.de">ml@openxp.de</text:a> (Linux support)</text:p>
          </table:table-cell>
        </table:table-row>
        <table:table-row>
          <table:table-cell table:style-name="Tabelle100.A2" office:value-type="string">
            <text:p text:style-name="Table_20_Contents">Helge Kreutzmann</text:p>
          </table:table-cell>
          <table:table-cell table:style-name="Tabelle100.B2" office:value-type="string">
            <text:p text:style-name="Table_20_Contents"><text:a xlink:type="simple" xlink:href="mailto:kreutzm@itp.uni-hannover.de">kreutzm@itp.uni-hannover.de</text:a> (part of build system for Debian)</text:p>
          </table:table-cell>
        </table:table-row>
        <table:table-row>
          <table:table-cell table:style-name="Tabelle100.A2" office:value-type="string">
            <text:p text:style-name="Table_20_Contents">Christian Böttger <text:s/></text:p>
          </table:table-cell>
          <table:table-cell table:style-name="Tabelle100.B2" office:value-type="string">
            <text:p text:style-name="Table_20_Contents"><text:a xlink:type="simple" xlink:href="mailto:cb@openxp.de">cb@openxp.de</text:a> (build scripts for Linux, RPM .specs)</text:p>
          </table:table-cell>
        </table:table-row>
        <table:table-row>
          <table:table-cell table:style-name="Tabelle100.A2" office:value-type="string">
            <text:p text:style-name="Table_20_Contents">Steve Tell</text:p>
          </table:table-cell>
          <table:table-cell table:style-name="Tabelle100.B2" office:value-type="string">
            <text:p text:style-name="Table_20_Contents"><text:a xlink:type="simple" xlink:href="mailto:st@openxp.de">st@openxp.de</text:a> (Bugfixing)</text:p>
          </table:table-cell>
        </table:table-row>
      </table:table>
      <text:p text:style-name="P22"/>
      <text:h text:style-name="P24" text:outline-level="4">Nicht mehr aktive Mitarbeiter von OpenXP</text:h>
      <text:p text:style-name="P21"><text:tab/></text:p>
      <table:table table:name="Tabelle101" table:style-name="Tabelle101">
        <table:table-column table:style-name="Tabelle101.A"/>
        <table:table-column table:style-name="Tabelle101.B"/>
        <table:table-row>
          <table:table-cell table:style-name="Tabelle101.A1" office:value-type="string">
            <text:p text:style-name="Table_20_Contents">Hinrich Donner </text:p>
          </table:table-cell>
          <table:table-cell table:style-name="Tabelle101.B1" office:value-type="string">
            <text:p text:style-name="Table_20_Contents"><text:a xlink:type="simple" xlink:href="mailto:hd@openxp.de">hd@openxp.de</text:a> (Linux support)</text:p>
          </table:table-cell>
        </table:table-row>
        <table:table-row>
          <table:table-cell table:style-name="Tabelle101.A2" office:value-type="string">
            <text:p text:style-name="Table_20_Contents">Michael Koppel </text:p>
          </table:table-cell>
          <table:table-cell table:style-name="Tabelle101.B2" office:value-type="string">
            <text:p text:style-name="Table_20_Contents"><text:a xlink:type="simple" xlink:href="mailto:mo@openxp.de">mo@openxp.de</text:a> (Misc. programming)</text:p>
          </table:table-cell>
        </table:table-row>
        <table:table-row>
          <table:table-cell table:style-name="Tabelle101.A2" office:value-type="string">
            <text:p text:style-name="Table_20_Contents">Malte Kiesel </text:p>
          </table:table-cell>
          <table:table-cell table:style-name="Tabelle101.B2" office:value-type="string">
            <text:p text:style-name="Table_20_Contents"><text:a xlink:type="simple" xlink:href="mailto:ma@openxp.de">ma@openxp.de</text:a> (Fido mailer, netcall routines, ObjCOM)</text:p>
          </table:table-cell>
        </table:table-row>
      </table:table>
      <text:p text:style-name="P22"/>
      <text:h text:style-name="Heading_20_2" text:outline-level="2">1.5. Credits</text:h>
      <text:p text:style-name="Text_20_body_20_indent">Ohne die Unterstützung und Informationen aller Art, die ich aus den Netzen erhalten habe, wäre OpenXP nicht möglich gewesen. Mein besonderer Dank geht an:</text:p>
      <text:p text:style-name="Text_20_body_20_indent">Stephan Ackermann, Andreas Benkel, Olaf Boos, Oliver Engel, Jochen Herz, Michael Heydekamp, Thomas Hopp, Stefan Hürter, Martin Jahner, Klaus Peter Kleinsimon, Christian Mock, Lutz Petersen, Max Raabe, Daniel Schlenzig, Burkard Schoof, Ulrich Stamm, Matthias Watermann, Hans-Joachim Zierke und Marc Zimmermann.</text:p>
      <text:p text:style-name="Text_20_body_20_indent">Außerdem danke ich Klaus Hertle und Manfred Klee für ihre ausführlichen Korrekturhinweise zur Dokumentation, Sidney@FACT für seine XP-Windows-Icons und James Blackler für die englische Übersetzung der Online-Hilfe.</text:p>
      <text:p text:style-name="Text_20_body_20_indent">Special thanks an Anders Hejlsberg für den besten Pascal-Compiler der Welt und an die Zeitschrift c't dafür, daß es sie gibt.</text:p>
      <text:p text:style-name="Text_20_body_20_indent">Das Team dankt: Natürlich Peter Mandrella für die Freigabe des Quellcodes und für das beste Pointprogramm der Welt. ;) Für das Beisteuern von Code danken wir Robert Böck und Martin Max Huckenbeck. Außerdem Ulf Hinze, Mark Peter Wege, Peter Arndt.</text:p>
      <text:p text:style-name="Text_20_body_20_indent">Wir danken den Entwicklern vieler anderer Programme (vor allem Betriebssysteme), die uns gezeigt haben, welche Fehler wir nicht imitieren sollten.</text:p>
      <text:h text:style-name="Heading_20_2" text:outline-level="2">1.6. Copyrights, Warenzeichen</text:h>
      <text:p text:style-name="Text_20_body_20_indent">Dieser Text ist (C) 1992-1999 by Peter Mandrella. Auszüge des Textes dürfen in Mailboxnetzen veröffentlicht oder in die Dokumentation anderer Shareware-Pointprogramme übernommen werden, sofern sie mit einer Quellenangabe versehen sind. Sie dürfen diesen Text in beliebiger Form weitergeben, sofern der Text inhaltlich unverändert und vollständig ist und die Weitergabe unentgeltlich oder zum Selbstkostenpreis erfolgt. Jede anderweitige Veröffentlichung oder Verwertung dieses Textes setzt mein schriftliches Einverständnis voraus.</text:p>
      <text:p text:style-name="Text_20_body_20_indent"><text:span text:style-name="T13">©</text:span> 1992 für ZCONNECT: ZERBERUS GmbH, Bielefeld (FRG).</text:p>
      <text:p text:style-name="Text_20_body_20_indent"><text:span text:style-name="T2">CrossPoint ist ein eingetragenes Warenzeichen von Peter Mandrella. ZCONNECT ist ein eingetragenes Warenzeichen der ZERBERUS GmbH, Bielefeld (FRG). Zerberus ist ein eingetragenes Warenzeichen von Wolfgang Mexner, Linkenheim-Hochstetten. Microsoft, MS, MS-DOS, Windows und Bug sind eingetragene Warenzeichen der Microsoft Corporation. WordStar ist ein eingetragenes Warenzeichen von MicroPro. </text:span><text:span text:style-name="T14">PKZIP</text:span><text:span text:style-name="T2"> und </text:span><text:span text:style-name="T14">PKUNZIP</text:span><text:span text:style-name="T2"> sind eingetragene Warenzeichen der PKWARE Inc. IBM und OS/2 sind eingetragene Warenzeichen der IBM Corporation. Fido und FidoNet sind eingetragene Warenzeichen von Tom Jennings und Fido Software.</text:span></text:p>
      <text:h text:style-name="Heading_20_2" text:outline-level="2">1.7. Installation</text:h>
      <text:p text:style-name="Text_20_body_20_indent">Zunächst benötigen Sie einen IBM-kompatiblen PC mit folgenden Eigenschaften:</text:p>
      <text:list text:style-name="itemize">
        <text:list-item>
          <text:p text:style-name="P16"><text:span text:style-name="T5">•<text:tab/></text:span><text:span text:style-name="T6">MS-DOS / PC-DOS ab Version 3.0 oder ein dazu kompatibles Betriebssystem</text:span></text:p>
        </text:list-item>
        <text:list-item>
          <text:p text:style-name="P16"><text:span text:style-name="T5">•<text:tab/></text:span><text:span text:style-name="T6">mindestens 430K freier Hauptspeicher</text:span></text:p>
        </text:list-item>
        <text:list-item>
          <text:p text:style-name="P16"><text:span text:style-name="T5">•<text:tab/></text:span><text:span text:style-name="T6">mindestens 5 MB Platz auf der Festplatte</text:span></text:p>
        </text:list-item>
      </text:list>
      <text:p text:style-name="Text_20_body_20_indent">Außerdem wird ein Hayes-kompatibles Modem oder eine ISDN-Karte mit FOSSIL-Treiber benötigt.</text:p>
      <text:p text:style-name="Text_20_body_20_indent"><text:span text:style-name="T2">In der </text:span><text:span text:style-name="T15">config.sys</text:span><text:span text:style-name="T2"> muß </text:span><text:span text:style-name="T4">mindestens</text:span><text:span text:style-name="T2"> </text:span><text:span text:style-name="T15">FILES=25</text:span><text:span text:style-name="T2"> eingetragen sein, besser jedoch </text:span><text:span text:style-name="T15">FILES=30</text:span><text:span text:style-name="T2">. Außerdem nützlich sind:</text:span></text:p>
      <text:list text:style-name="itemize">
        <text:list-item>
          <text:p text:style-name="P16"><text:span text:style-name="T5">•<text:tab/></text:span><text:span text:style-name="T6">EMS- und XMS-Speicher</text:span></text:p>
        </text:list-item>
        <text:list-item>
          <text:p text:style-name="P16"><text:span text:style-name="T5">•<text:tab/></text:span><text:span text:style-name="T6">Festplattencache</text:span></text:p>
        </text:list-item>
        <text:list-item>
          <text:p text:style-name="P16"><text:span text:style-name="T5">•<text:tab/></text:span><text:span text:style-name="T6">eine RAM-Disk für Temporärdateien</text:span></text:p>
        </text:list-item>
      </text:list>
      <text:p text:style-name="Text_20_body_20_indent">Die Installation von OpenXP gestaltet sich recht einfach: Legen Sie ein Verzeichnis Ihrer Wahl an, und kopieren Sie alle in der OpenXP-Archivdatei enthaltenen Dateien und Unterverzeichnisse in dieses Verzeichnis. Dies sind im Einzelnen:</text:p>
      <text:p text:style-name="P25">Tabelle <text:sequence text:ref-name="refTable1" text:name="Table" text:formula="ooow:Table+1" style:num-format="1">2</text:sequence> Dateien im OpenXP-Archiv</text:p>
      <table:table table:name="Tabelle1" table:style-name="Tabelle1">
        <table:table-column table:style-name="Tabelle1.A"/>
        <table:table-column table:style-name="Tabelle1.B"/>
        <table:table-header-rows>
          <table:table-row>
            <table:table-cell table:style-name="Tabelle1.A1" office:value-type="string">
              <text:p text:style-name="P26">openxp.exe</text:p>
            </table:table-cell>
            <table:table-cell table:style-name="Tabelle1.B1" office:value-type="string">
              <text:p text:style-name="P27">das Programm selbst</text:p>
            </table:table-cell>
          </table:table-row>
        </table:table-header-rows>
        <table:table-row>
          <table:table-cell table:style-name="Tabelle1.A2" office:value-type="string">
            <text:p text:style-name="P26">openxp-d.hlp</text:p>
          </table:table-cell>
          <table:table-cell table:style-name="Tabelle1.B2" office:value-type="string">
            <text:p text:style-name="P27">die deutsche Online-Hilfe</text:p>
          </table:table-cell>
        </table:table-row>
        <table:table-row>
          <table:table-cell table:style-name="Tabelle1.A2" office:value-type="string">
            <text:p text:style-name="P26">openxp-e.hlp</text:p>
          </table:table-cell>
          <table:table-cell table:style-name="Tabelle1.B2" office:value-type="string">
            <text:p text:style-name="P27">die englische Online-Hilfe</text:p>
          </table:table-cell>
        </table:table-row>
        <table:table-row>
          <table:table-cell table:style-name="Tabelle1.A2" office:value-type="string">
            <text:p text:style-name="P26">openxp-d.res</text:p>
          </table:table-cell>
          <table:table-cell table:style-name="Tabelle1.B2" office:value-type="string">
            <text:p text:style-name="P27">deutsche Sprachdatei für das Hauptprogramm</text:p>
          </table:table-cell>
        </table:table-row>
        <table:table-row>
          <table:table-cell table:style-name="Tabelle1.A2" office:value-type="string">
            <text:p text:style-name="P26">openxp-e.res</text:p>
          </table:table-cell>
          <table:table-cell table:style-name="Tabelle1.B2" office:value-type="string">
            <text:p text:style-name="P27">englische Sprachdatei für das Hauptprogramm</text:p>
          </table:table-cell>
        </table:table-row>
        <table:table-row>
          <table:table-cell table:style-name="Tabelle1.A2" office:value-type="string">
            <text:p text:style-name="P26">file_id.diz</text:p>
          </table:table-cell>
          <table:table-cell table:style-name="Tabelle1.B2" office:value-type="string">
            <text:p text:style-name="P28">Kurzbeschreibung des Archivinhalts (für BBS-Systeme)</text:p>
          </table:table-cell>
        </table:table-row>
        <table:table-row>
          <table:table-cell table:style-name="Tabelle1.A2" office:value-type="string">
            <text:p text:style-name="P26">zpr.exe</text:p>
          </table:table-cell>
          <table:table-cell table:style-name="Tabelle1.B2" office:value-type="string">
            <text:p text:style-name="P27">Programm zum Überprüfen und Reparieren von Nachrichten-Pufferdateien</text:p>
          </table:table-cell>
        </table:table-row>
        <table:table-row>
          <table:table-cell table:style-name="Tabelle1.A2" office:value-type="string">
            <text:p text:style-name="P29">pmconv.exe</text:p>
          </table:table-cell>
          <table:table-cell table:style-name="Tabelle1.B2" office:value-type="string">
            <text:p text:style-name="Table_20_Contents"><text:span text:style-name="T6">PM-Konvertierer; s. </text:span><text:a xlink:type="simple" xlink:href="#C.2.%20pmconv%7Coutline"><text:span text:style-name="T8">Anhang C.2</text:span></text:a></text:p>
          </table:table-cell>
        </table:table-row>
        <table:table-row>
          <table:table-cell table:style-name="Tabelle1.A2" office:value-type="string">
            <text:p text:style-name="P26">icons.res</text:p>
          </table:table-cell>
          <table:table-cell table:style-name="Tabelle1.B2" office:value-type="string">
            <text:p text:style-name="P27">Icons für MS-Windows</text:p>
          </table:table-cell>
        </table:table-row>
        <table:table-row>
          <table:table-cell table:style-name="Tabelle1.A2" office:value-type="string">
            <text:p text:style-name="P26">uucico.exe</text:p>
          </table:table-cell>
          <table:table-cell table:style-name="Tabelle1.B2" office:value-type="string">
            <text:p text:style-name="P27">Übertragungsprogramm für RFC/UUCP</text:p>
          </table:table-cell>
        </table:table-row>
        <table:table-row>
          <table:table-cell table:style-name="Tabelle1.A2" office:value-type="string">
            <text:p text:style-name="P26">xp-fm.exe</text:p>
          </table:table-cell>
          <table:table-cell table:style-name="Tabelle1.B2" office:value-type="string">
            <text:p text:style-name="P27">Fido-Mailer</text:p>
          </table:table-cell>
        </table:table-row>
        <table:table-row>
          <table:table-cell table:style-name="Tabelle1.A2" office:value-type="string">
            <text:p text:style-name="P26">uucp-fl1.exe</text:p>
          </table:table-cell>
          <table:table-cell table:style-name="Tabelle1.B2" office:value-type="string">
            <text:p text:style-name="P27">Dateilistenkonvertierer für UUCP</text:p>
          </table:table-cell>
        </table:table-row>
        <table:table-row>
          <table:table-cell table:style-name="Tabelle1.A2" office:value-type="string">
            <text:p text:style-name="P29">yup2pkt.exe</text:p>
          </table:table-cell>
          <table:table-cell table:style-name="Tabelle1.B2" office:value-type="string">
            <text:p text:style-name="Table_20_Contents"><text:span text:style-name="T6">Yuppie-&gt;</text:span><text:span text:style-name="T7">PKT</text:span><text:span text:style-name="T6">-Konvertierer (für Fido)</text:span></text:p>
          </table:table-cell>
        </table:table-row>
        <table:table-row>
          <table:table-cell table:style-name="Tabelle1.A2" office:value-type="string">
            <text:p text:style-name="P26">tar.exe</text:p>
          </table:table-cell>
          <table:table-cell table:style-name="Tabelle1.B2" office:value-type="string">
            <text:p text:style-name="P27">Archivprogramm für RFC/UUCP</text:p>
          </table:table-cell>
        </table:table-row>
        <table:table-row>
          <table:table-cell table:style-name="Tabelle1.A2" office:value-type="string">
            <text:p text:style-name="P26">compress.exe</text:p>
          </table:table-cell>
          <table:table-cell table:style-name="Tabelle1.B2" office:value-type="string">
            <text:p text:style-name="P27">Packer für RFC/UUCP</text:p>
          </table:table-cell>
        </table:table-row>
        <table:table-row>
          <table:table-cell table:style-name="Tabelle1.A2" office:value-type="string">
            <text:p text:style-name="P26">gzip.exe</text:p>
          </table:table-cell>
          <table:table-cell table:style-name="Tabelle1.B2" office:value-type="string">
            <text:p text:style-name="P27">Packer für RFC/UUCP</text:p>
          </table:table-cell>
        </table:table-row>
        <table:table-row>
          <table:table-cell table:style-name="Tabelle1.A2" office:value-type="string">
            <text:p text:style-name="P26">bzip2.exe</text:p>
          </table:table-cell>
          <table:table-cell table:style-name="Tabelle1.B2" office:value-type="string">
            <text:p text:style-name="P27">Packer für RFC/UUCP</text:p>
          </table:table-cell>
        </table:table-row>
        <table:table-row>
          <table:table-cell table:style-name="Tabelle1.A2" office:value-type="string">
            <text:p text:style-name="P26">freeze.exe</text:p>
          </table:table-cell>
          <table:table-cell table:style-name="Tabelle1.B2" office:value-type="string">
            <text:p text:style-name="P27">Packer für RFC/UUCP (veraltet)</text:p>
          </table:table-cell>
        </table:table-row>
        <table:table-row>
          <table:table-cell table:style-name="Tabelle1.A2" office:value-type="string">
            <text:p text:style-name="P26">fido.pc</text:p>
          </table:table-cell>
          <table:table-cell table:style-name="Tabelle1.B2" office:value-type="string">
            <text:p text:style-name="P27">Produktcodeliste für Fido-Mailer</text:p>
          </table:table-cell>
        </table:table-row>
        <table:table-row>
          <table:table-cell table:style-name="Tabelle1.A2" office:value-type="string">
            <text:p text:style-name="P26">doc\readme.txt</text:p>
          </table:table-cell>
          <table:table-cell table:style-name="Tabelle1.B2" office:value-type="string">
            <text:p text:style-name="P27">diese Datei sollten Sie zuerst lesen</text:p>
          </table:table-cell>
        </table:table-row>
        <table:table-row>
          <table:table-cell table:style-name="Tabelle1.A2" office:value-type="string">
            <text:p text:style-name="P26">doc\openxp.txt</text:p>
          </table:table-cell>
          <table:table-cell table:style-name="Tabelle1.B2" office:value-type="string">
            <text:p text:style-name="P27">das OpenXP-Handbuch - der Text, den Sie gerade lesen</text:p>
          </table:table-cell>
        </table:table-row>
        <table:table-row>
          <table:table-cell table:style-name="Tabelle1.A2" office:value-type="string">
            <text:p text:style-name="P26">doc\update.txt</text:p>
          </table:table-cell>
          <table:table-cell table:style-name="Tabelle1.B2" office:value-type="string">
            <text:p text:style-name="P27">Hinweise für Updates von älteren OpenXP-Versionen oder anderen XP-Versionen</text:p>
          </table:table-cell>
        </table:table-row>
        <table:table-row>
          <table:table-cell table:style-name="Tabelle1.A2" office:value-type="string">
            <text:p text:style-name="P26">doc\uucp.txt</text:p>
          </table:table-cell>
          <table:table-cell table:style-name="Tabelle1.B2" office:value-type="string">
            <text:p text:style-name="P27">Dokumentation zu RFC/UUCP</text:p>
          </table:table-cell>
        </table:table-row>
        <table:table-row>
          <table:table-cell table:style-name="Tabelle1.A2" office:value-type="string">
            <text:p text:style-name="P26">doc\fido.txt</text:p>
          </table:table-cell>
          <table:table-cell table:style-name="Tabelle1.B2" office:value-type="string">
            <text:p text:style-name="P27">Fido-Dokumentation</text:p>
          </table:table-cell>
        </table:table-row>
        <table:table-row>
          <table:table-cell table:style-name="Tabelle1.A2" office:value-type="string">
            <text:p text:style-name="P26">doc\versions.txt</text:p>
          </table:table-cell>
          <table:table-cell table:style-name="Tabelle1.B2" office:value-type="string">
            <text:p text:style-name="P27">Versions-FAQ</text:p>
          </table:table-cell>
        </table:table-row>
        <table:table-row>
          <table:table-cell table:style-name="Tabelle1.A2" office:value-type="string">
            <text:p text:style-name="P26">doc\lizenz.doc</text:p>
          </table:table-cell>
          <table:table-cell table:style-name="Tabelle1.B2" office:value-type="string">
            <text:p text:style-name="P27">Hinweise zu Nutzungsrechten und Registrierung</text:p>
          </table:table-cell>
        </table:table-row>
        <table:table-row>
          <table:table-cell table:style-name="Tabelle1.A2" office:value-type="string">
            <text:p text:style-name="P26">doc\gpl.txt</text:p>
          </table:table-cell>
          <table:table-cell table:style-name="Tabelle1.B2" office:value-type="string">
            <text:p text:style-name="P27">GNU General Public License</text:p>
          </table:table-cell>
        </table:table-row>
        <table:table-row>
          <table:table-cell table:style-name="Tabelle1.A2" office:value-type="string">
            <text:p text:style-name="P29">doc\team.key</text:p>
          </table:table-cell>
          <table:table-cell table:style-name="Tabelle1.B2" office:value-type="string">
            <text:p text:style-name="Table_20_Contents"><text:span text:style-name="T16">pgp</text:span><text:span text:style-name="T6">-Schlüssel des OpenXP-Teams</text:span></text:p>
          </table:table-cell>
        </table:table-row>
        <table:table-row>
          <table:table-cell table:style-name="Tabelle1.A2" office:value-type="string">
            <text:p text:style-name="P26">beispiel\</text:p>
          </table:table-cell>
          <table:table-cell table:style-name="Tabelle1.B2" office:value-type="string">
            <text:p text:style-name="P27">diverse Beispiel-Dateien</text:p>
          </table:table-cell>
        </table:table-row>
      </table:table>
      <text:p text:style-name="Table"/>
      <text:p text:style-name="Text_20_body_20_indent"><text:span text:style-name="T2">Wenn Sie OpenXP oder eine andere XP-Version bereits installiert haben und auf eine neuere Version updaten möchten, lesen Sie bitte </text:span><text:span text:style-name="T15">update.txt</text:span><text:span text:style-name="T2">.</text:span></text:p>
      <text:p text:style-name="Text_20_body_20_indent"><text:span text:style-name="T2">Sie benötigen einen Packer und Entpacker (z.B. </text:span><text:span text:style-name="T14">pkzip</text:span><text:span text:style-name="T2"> / </text:span><text:span text:style-name="T14">pkunzip</text:span><text:span text:style-name="T2">), außer im Usenet (Packer / Entpacker sind bereits enthalten). Genaueres hierzu finden Sie in </text:span><text:a xlink:type="simple" xlink:href="#3.1.3.%20Packer%7Coutline"><text:span text:style-name="T9">Kapitel 3.1.3</text:span></text:a><text:span text:style-name="T2">.</text:span></text:p>
      <text:p text:style-name="Text_20_body_20_indent">Kopieren Sie die Dateien aus dem <text:span text:style-name="T17">beispiel</text:span>-Verzeichnis in das OpenXP-Verzeichnis.</text:p>
      <text:p text:style-name="Text_20_body_20_indent">Beim ersten Starten fragt OpenXP folgende drei Eingaben ab:</text:p>
      <text:p text:style-name="P25">Tabelle <text:sequence text:ref-name="refTable2" text:name="Table" text:formula="ooow:Table+1" style:num-format="1">3</text:sequence> Abfragen beim ersten Start</text:p>
      <table:table table:name="Tabelle2" table:style-name="Tabelle2">
        <table:table-column table:style-name="Tabelle2.A"/>
        <table:table-column table:style-name="Tabelle2.B"/>
        <table:table-header-rows>
          <table:table-row>
            <table:table-cell table:style-name="Tabelle2.A1" office:value-type="string">
              <text:p text:style-name="P27">Netztyp</text:p>
            </table:table-cell>
            <table:table-cell table:style-name="Tabelle2.B1" office:value-type="string">
              <text:p text:style-name="Table_20_Contents"><text:span text:style-name="T6">Die Art des Netzes, in dem sich Ihre Stammbox befindet (s. </text:span><text:a xlink:type="simple" xlink:href="#1.8.%20Netze%20und%20Adressierungen%7Coutline"><text:span text:style-name="T8">Kap. 1.8</text:span></text:a><text:span text:style-name="T6">, oder Online-Hilfe). Mit </text:span><text:span text:style-name="T16">F2</text:span><text:span text:style-name="T6"> erhalten Sie eine Auswahlliste der verfügbaren Netze.</text:span></text:p>
            </table:table-cell>
          </table:table-row>
        </table:table-header-rows>
        <table:table-row>
          <table:table-cell table:style-name="Tabelle2.A2" office:value-type="string">
            <text:p text:style-name="Table_20_Contents">Boxname</text:p>
          </table:table-cell>
          <table:table-cell table:style-name="Tabelle2.B2" office:value-type="string">
            <text:p text:style-name="Table_20_Contents">Der Name Ihrer Stamm-Box. Sie können später beliebig viele weitere Boxen erfassen und auch eine andere Box als Stammbox wählen.</text:p>
          </table:table-cell>
        </table:table-row>
        <table:table-row>
          <table:table-cell table:style-name="Tabelle2.A2" office:value-type="string">
            <text:p text:style-name="P27">Username</text:p>
          </table:table-cell>
          <table:table-cell table:style-name="Tabelle2.B2" office:value-type="string">
            <text:p text:style-name="Table_20_Contents">Das ist der Name, unter dem Sie Nachrichten im Netz schreiben. Im MausNet oder FidoNet ist es Ihr <text:span text:style-name="T18">Realname</text:span>, also Ihr vollständiger Vor- und Nachname.</text:p>
          </table:table-cell>
        </table:table-row>
      </table:table>
      <text:p text:style-name="P30"/>
      <text:p text:style-name="Text_20_body_20_indent"><text:span text:style-name="T2">Sollten Sie bereits mit einem anderen Z-Netz-Pointprogramm gearbeitet haben, dann lesen Sie nun zunächst </text:span><text:a xlink:type="simple" xlink:href="#Anhang%20D.%20Der%20Umstieg%20auf%20OpenXP%7Coutline"><text:span text:style-name="T9">Anhang D</text:span></text:a><text:span text:style-name="T2"> durch. Haben Sie noch keine Erfahrung mit Points, dann lesen Sie bitte zunächst das </text:span><text:a xlink:type="simple" xlink:href="#1.8.%20Netze%20und%20Adressierungen%7Coutline"><text:span text:style-name="T9">folgende Kapitel</text:span></text:a><text:span text:style-name="T2">. Dort finden Sie alles Wissenswerte über die Benutzung von Points.</text:span></text:p>
      <text:p text:style-name="Text_20_body_20_indent"><text:span text:style-name="T2">Wenn Sie es gar nicht mehr abwarten können, dann fahren Sie bei </text:span><text:a xlink:type="simple" xlink:href="#3.1.%20Point-Installation%20und%20Netzanrufe%7Coutline"><text:span text:style-name="T9">Kapitel 3.1</text:span></text:a><text:span text:style-name="T2"> fort. Dort steht, wie Sie Ihren Cross-Point zum Laufen bekommen. Für die Verwendung im FidoNet lesen Sie bitte </text:span><text:span text:style-name="T15">fido.txt</text:span><text:span text:style-name="T2"> und für UUCP </text:span><text:span text:style-name="T15">uucp.txt</text:span><text:span text:style-name="T2">.</text:span></text:p>
      <text:h text:style-name="Heading_20_3" text:outline-level="3">Installation zusätzlicher Sprachen</text:h>
      <text:p text:style-name="Text_20_body_20_indent"><text:span text:style-name="T2">Um neben der deutschen Benutzeroberfläche weitere Sprachen zu installieren, kopieren Sie den Inhalt der betreffenden Sprachmodule einfach ins OpenXP-Verzeichnis. Falls Sie den deutschen Programmteil nicht mehr benötigen, können Sie die betreffenden Dateien (</text:span><text:span text:style-name="T15">openxp-d.res</text:span><text:span text:style-name="T2">, </text:span><text:span text:style-name="T15">openxp-d.hlp</text:span><text:span text:style-name="T2">, </text:span><text:span text:style-name="T15">*.txt</text:span><text:span text:style-name="T2">) löschen. Beachten Sie, daß bei Sprachmodulen, für die noch keine übersetzte Online-Hilfe vorliegt, die deutsche Hilfe (</text:span><text:span text:style-name="T15">openxp-d.hlp</text:span><text:span text:style-name="T2">) mitbenutzt wird.</text:span></text:p>
      <text:p text:style-name="Text_20_body_20_indent"><text:span text:style-name="T2">Wenn mehrere Sprachen installiert sind, können Sie über den Menüpunkt <text:line-break/></text:span><text:span text:style-name="T19">Config</text:span><text:span text:style-name="T20">®</text:span><text:span text:style-name="T19">Optionen</text:span><text:span text:style-name="T20">®</text:span><text:span text:style-name="T19">Sprachen</text:span><text:span text:style-name="T2"> die gewünschte Sprache wählen. Die Auswahl bleibt bis zum Wählen einer neuen Sprache erhalten.</text:span></text:p>
      <text:h text:style-name="Heading_20_3" text:outline-level="3">Unterstützung für blinde und für gehörlose Anwender</text:h>
      <text:p text:style-name="Text_20_body_20_indent"><text:span text:style-name="T2">Unter dem Menüpunkt </text:span><text:span text:style-name="T19">Config</text:span><text:span text:style-name="T20">®</text:span><text:span text:style-name="T19">Anzeige</text:span><text:span text:style-name="T20">®</text:span><text:span text:style-name="T19">Hilfen</text:span><text:span text:style-name="T2"> kann ein </text:span><text:span text:style-name="T4">Auswahlcursor</text:span><text:span text:style-name="T2"> für alle Menüs, Auswahllisten etc. eingeschaltet werden, so daß die Benutzung einer Braille-Zeile erleichtert wird. An gleicher Stelle kann die Ausblendung des Bildschirmhintergrunds bei der Anzeige von Fenstern aktiviert werden.</text:span></text:p>
      <text:p text:style-name="Text_20_body_20_indent"><text:span text:style-name="T2">Der Schalter </text:span><text:span text:style-name="T19">optisches Tonsignal</text:span><text:span text:style-name="T2"> unter </text:span><text:span text:style-name="T19">Config</text:span><text:span text:style-name="T20">®</text:span><text:span text:style-name="T19">Anzeige</text:span><text:span text:style-name="T20">®</text:span><text:span text:style-name="T19">Hilfen</text:span><text:span text:style-name="T2"> ergänzt alle akkustischen Fehlersignale um ein kurzes Aufblinken des Bildschirmrahmens.</text:span></text:p>
      <text:h text:style-name="P31" text:outline-level="2">1.8. Netze und Adressierungen</text:h>
      <text:p text:style-name="Text_20_body_20_indent">Es gibt unzählige verschiedene Mailboxnetze, allerdings nicht ganz so viele verschiedene Netztypen. Ein Netztyp beinhaltet alle Netze, die intern mit der gleichen Technik arbeiten, d.h. zueinander kompatibel sind. OpenXP unterstützt z.Zt. die folgenden Netztypen:</text:p>
      <text:p text:style-name="P32">Tabelle <text:sequence text:ref-name="refTable3" text:name="Table" text:formula="ooow:Table+1" style:num-format="1">4</text:sequence> Unterstütze Netztypen</text:p>
      <table:table table:name="Tabelle3" table:style-name="Tabelle3">
        <table:table-column table:style-name="Tabelle3.A"/>
        <table:table-column table:style-name="Tabelle3.B"/>
        <table:table-header-rows>
          <table:table-row>
            <table:table-cell table:style-name="Tabelle3.A1" office:value-type="string">
              <text:p text:style-name="Table_20_Contents">Zconnect</text:p>
            </table:table-cell>
            <table:table-cell table:style-name="Tabelle3.B1" office:value-type="string">
              <text:p text:style-name="Table_20_Contents">verwendet im Z-Netz (<text:a xlink:type="simple" xlink:href="http://www.z-netz.de/">http://www.z-netz.de/</text:a>) u.a.</text:p>
            </table:table-cell>
          </table:table-row>
        </table:table-header-rows>
        <table:table-row>
          <table:table-cell table:style-name="Tabelle3.A2" office:value-type="string">
            <text:p text:style-name="Table_20_Contents">Z-Netz (Z3.8)</text:p>
          </table:table-cell>
          <table:table-cell table:style-name="Tabelle3.B2" office:value-type="string">
            <text:p text:style-name="Table_20_Contents">ehemals verwendet im Z-Netz (<text:a xlink:type="simple" xlink:href="http://www.z-netz.de/">http://www.z-netz.de/</text:a>) u.a. (veraltet)</text:p>
          </table:table-cell>
        </table:table-row>
        <table:table-row>
          <table:table-cell table:style-name="Tabelle3.A2" office:value-type="string">
            <text:p text:style-name="Table_20_Contents">MausTausch</text:p>
          </table:table-cell>
          <table:table-cell table:style-name="Tabelle3.B2" office:value-type="string">
            <text:p text:style-name="Table_20_Contents">verwendet im MausNet (<text:a xlink:type="simple" xlink:href="http://www.maus.de/">http://www.maus.de/</text:a>)</text:p>
          </table:table-cell>
        </table:table-row>
        <table:table-row>
          <table:table-cell table:style-name="Tabelle3.A2" office:value-type="string">
            <text:p text:style-name="Table_20_Contents">Fido</text:p>
          </table:table-cell>
          <table:table-cell table:style-name="Tabelle3.B2" office:value-type="string">
            <text:p text:style-name="Table_20_Contents">verwendet im FidoNet (<text:a xlink:type="simple" xlink:href="http://www.fidonet.org/">http://www.fidonet.org/</text:a>) u.a.</text:p>
          </table:table-cell>
        </table:table-row>
        <table:table-row>
          <table:table-cell table:style-name="Tabelle3.A2" office:value-type="string">
            <text:p text:style-name="P27">RFC/UUCP</text:p>
          </table:table-cell>
          <table:table-cell table:style-name="Tabelle3.B2" office:value-type="string">
            <text:p text:style-name="Table_20_Contents"><text:span text:style-name="T6">verwendet in Usenet / Internet </text:span><text:span text:style-name="T21">a</text:span><text:span text:style-name="T22"> </text:span></text:p>
          </table:table-cell>
        </table:table-row>
        <table:table-row>
          <table:table-cell table:style-name="Tabelle3.A2" office:value-type="string">
            <text:p text:style-name="Table_20_Contents">MagicNET</text:p>
          </table:table-cell>
          <table:table-cell table:style-name="Tabelle3.B2" office:value-type="string">
            <text:p text:style-name="Table_20_Contents">verwendet im MagicNET (<text:a xlink:type="simple" xlink:href="http://www.magic.de/">http://www.magic.de/</text:a>) u.a.</text:p>
          </table:table-cell>
        </table:table-row>
        <table:table-row>
          <table:table-cell table:style-name="Tabelle3.A2" office:value-type="string">
            <text:p text:style-name="Table_20_Contents">QuickMail</text:p>
          </table:table-cell>
          <table:table-cell table:style-name="Tabelle3.B2" office:value-type="string">
            <text:p text:style-name="Table_20_Contents">Benutzt das noch irgendjemand? Hmm ...</text:p>
          </table:table-cell>
        </table:table-row>
        <table:table-row>
          <table:table-cell table:style-name="Tabelle3.A2" office:value-type="string">
            <text:p text:style-name="Table_20_Contents">GS-Mailbox</text:p>
          </table:table-cell>
          <table:table-cell table:style-name="Tabelle3.B2" office:value-type="string">
            <text:p text:style-name="Table_20_Contents">verwendet in verschiedenen kleinen Netzen</text:p>
          </table:table-cell>
        </table:table-row>
        <table:table-row>
          <table:table-cell table:style-name="Tabelle3.A2" office:value-type="string">
            <text:p text:style-name="Table_20_Contents">QWK</text:p>
          </table:table-cell>
          <table:table-cell table:style-name="Tabelle3.B2" office:value-type="string">
            <text:p text:style-name="Table_20_Contents">verwendet von Boxen mit QWK-Schnittstelle, insbesondere im FidoNet (<text:a xlink:type="simple" xlink:href="http://www.fidonet.org/">http://www.fidonet.org/</text:a>)</text:p>
          </table:table-cell>
        </table:table-row>
      </table:table>
      <text:p text:style-name="Text_20_body">Bemerkungen:</text:p>
      <text:p text:style-name="Text_20_body"><text:span text:style-name="T6">a. <text:tab/>Über die Bedeutung der Begriffe Internet, InterNet, Usenet etc. herrscht im Allgemeinen große Verwirrung. Falls Sie genau wissen möchten, was es damit auf sich hat, lesen Sie bitte den Text </text:span><text:span text:style-name="T7">uucp.txt</text:span><text:span text:style-name="T6">.</text:span></text:p>
      <text:p text:style-name="P33"/>
      <text:p text:style-name="Text_20_body_20_indent">Oft werden die Bezeichnungen von Netzen und Netztypen als Synonyme füreinander gebraucht. Wenn ich Z-Netz schreibe, meine ich das Netcall-Format, wenn ich MausNet schreibe, meine ich alle MausTausch-kompatiblen Netze etc.</text:p>
      <text:p text:style-name="Text_20_body_20_indent">Einer der (für Sie) wichtigsten Unterschiede zwischen den verschiedenen Netzen besteht darin, wie Nachrichten an andere Pointuser adressiert werden. Grundsätzlich hat eine Useradresse immer folgende Form:</text:p>
      <text:p text:style-name="Text_20_body_20_indent">Name @ System</text:p>
      <text:p text:style-name="Text_20_body_20_indent"><text:span text:style-name="T2">Die Leerzeichen vor und hinter dem </text:span><text:span text:style-name="T14">@</text:span><text:span text:style-name="T2"> dienen hier nur der besseren Lesbarkeit und fallen bei einer real existierenden Adresse weg. Nun zu den Adressen in einzelnen Netzen. Sei USERNAME ein Benutzername, BOX eine Netzbox und POINT ein Pointname (im Usenet als </text:span><text:span text:style-name="T4">site</text:span><text:span text:style-name="T2"> bezeichnet), dann erhält man folgende Adressen:</text:span></text:p>
      <text:p text:style-name="P34">Tabelle <text:sequence text:ref-name="refTable4" text:name="Table" text:formula="ooow:Table+1" style:num-format="1">5</text:sequence> Adressierung in den Netzen</text:p>
      <table:table table:name="Tabelle4" table:style-name="Tabelle4">
        <table:table-column table:style-name="Tabelle4.A"/>
        <table:table-column table:style-name="Tabelle4.B"/>
        <table:table-header-rows>
          <table:table-row>
            <table:table-cell table:style-name="Tabelle4.A1" office:value-type="string">
              <text:p text:style-name="Table_20_Contents">Z-Netz (alt)</text:p>
            </table:table-cell>
            <table:table-cell table:style-name="Tabelle4.B1" office:value-type="string">
              <text:p text:style-name="Table_20_Contents">USERNAME @ BOX.ZER</text:p>
            </table:table-cell>
          </table:table-row>
        </table:table-header-rows>
        <table:table-row>
          <table:table-cell table:style-name="Tabelle4.A2" office:value-type="string">
            <text:p text:style-name="Table_20_Contents">Zconnect</text:p>
          </table:table-cell>
          <table:table-cell table:style-name="Tabelle4.B2" office:value-type="string">
            <text:p text:style-name="Table_20_Contents">username @ BOX.domain</text:p>
          </table:table-cell>
        </table:table-row>
        <table:table-row>
          <table:table-cell table:style-name="Tabelle4.A2" office:value-type="string">
            <text:p text:style-name="Table_20_Contents">MausTausch</text:p>
          </table:table-cell>
          <table:table-cell table:style-name="Tabelle4.B2" office:value-type="string">
            <text:p text:style-name="Table_20_Contents">Vorname Nachname @ BOX[.domain]</text:p>
          </table:table-cell>
        </table:table-row>
        <table:table-row>
          <table:table-cell table:style-name="Tabelle4.A2" office:value-type="string">
            <text:p text:style-name="Table_20_Contents">Fido</text:p>
          </table:table-cell>
          <table:table-cell table:style-name="Tabelle4.B2" office:value-type="string">
            <text:p text:style-name="Table_20_Contents">Vorname Nachname @ zone:net/node[.point]</text:p>
          </table:table-cell>
        </table:table-row>
        <table:table-row>
          <table:table-cell table:style-name="Tabelle4.A2" office:value-type="string">
            <text:p text:style-name="Table_20_Contents">InterNet</text:p>
          </table:table-cell>
          <table:table-cell table:style-name="Tabelle4.B2" office:value-type="string">
            <text:p text:style-name="Table_20_Contents">username @ site.domain</text:p>
          </table:table-cell>
        </table:table-row>
        <table:table-row>
          <table:table-cell table:style-name="Tabelle4.A2" office:value-type="string">
            <text:p text:style-name="Table_20_Contents">MagicNET</text:p>
          </table:table-cell>
          <table:table-cell table:style-name="Tabelle4.B2" office:value-type="string">
            <text:p text:style-name="Table_20_Contents">USERNAME @ BOX</text:p>
          </table:table-cell>
        </table:table-row>
        <table:table-row>
          <table:table-cell table:style-name="Tabelle4.A2" office:value-type="string">
            <text:p text:style-name="Table_20_Contents">QuickMail / GS</text:p>
          </table:table-cell>
          <table:table-cell table:style-name="Tabelle4.B2" office:value-type="string">
            <text:p text:style-name="Table_20_Contents">USERNAME @ POINT</text:p>
          </table:table-cell>
        </table:table-row>
      </table:table>
      <text:p text:style-name="P30"/>
      <text:p text:style-name="Text_20_body_20_indent"><text:span text:style-name="T2">Die Art der Useradresse im MagicNET hängt davon ab, ob es sich um einen sogenannten Aliaspoint (erste Form) oder einen Namenspoint (zweite Form) handelt. Im MausNet und FidoNet besteht Realname-Pflicht; einen eigenen Usernamen gibt es dort nicht. Die Erklärung einer Fido-Adresse würde hier zu weit führen; genaueres dazu finden Sie in </text:span><text:span text:style-name="T15">fido.txt</text:span><text:span text:style-name="T2">.</text:span></text:p>
      <text:list text:style-name="itemize">
        <text:list-item>
          <text:p text:style-name="P16"><text:span text:style-name="T5">•<text:tab/></text:span><text:span text:style-name="T6">Gateways (Z-Netz alt, MagicNET, QM/GS)</text:span></text:p>
        </text:list-item>
        <text:list-item>
          <text:p text:style-name="P35">Zwischen vielen Netzen bestehen Verbindungen, genannt Gateways. Über diese Gateways können Sie z.B. aus dem Z-Netz an einen Maus-User schreiben, oder aus dem Internet an einen Fido-User. Gateway-Adressen in den kleineren Mailboxnetzen mit Z-Netz(alt)-, MagicNET- oder QM/GS-Technik haben üblicherweise folgende Form:</text:p>
          <text:list>
            <text:list-item>
              <text:p text:style-name="P36">USER % BOX @ GATEWAYNAME</text:p>
            </text:list-item>
          </text:list>
        </text:list-item>
        <text:list-item>
          <text:p text:style-name="P37"><text:span text:style-name="T2">USER ist ein im jeweiligen Netz gültiger Name (wobei Leerzeichen in Fido- und Maus-Adressen meist Punkte oder durch </text:span><text:span text:style-name="T15">_</text:span><text:span text:style-name="T2">-Zeichen ersetzt werden). Der GATEWAYNAME kann gleich dem Namen des Netzes sein, muß aber nicht. Im Z-Netz (alt) ist das obligatorische </text:span><text:span text:style-name="T15">.zer</text:span><text:span text:style-name="T2"> anzuhängen.</text:span></text:p>
        </text:list-item>
        <text:list-item>
          <text:p text:style-name="P16"><text:span text:style-name="T5">•<text:tab/></text:span><text:span text:style-name="T6">Domain-Adressierung (InterNet, MausNet und ZConnect)</text:span></text:p>
        </text:list-item>
        <text:list-item>
          <text:p text:style-name="P38">Dies ist eine flexible und leistungsfähige Form der Adressierung, die sich weltweit immer mehr durchsetzt und in absehbarer Zeit auch im Z-Netz und anderen Netzen eingeführt werden wird. Im Usenet und MausNet ist die Verwendung von Domain-Adressen generell möglich, im Z-Netz wird sie z.Zt. nur von ZConnect-fähigen Boxen unterstützt. Eine Useradresse hat folgende Form:</text:p>
        </text:list-item>
        <text:list-item>
          <text:p text:style-name="P35"><text:span text:style-name="T23">user</text:span><text:span text:style-name="T2">@</text:span><text:span text:style-name="T23">system</text:span><text:span text:style-name="T2">.</text:span><text:span text:style-name="T23">domain</text:span></text:p>
        </text:list-item>
        <text:list-item>
          <text:p text:style-name="P37"><text:span text:style-name="T2">Wobei </text:span><text:span text:style-name="T23">domain</text:span><text:span text:style-name="T2"> aus einer hierarchischen Folge von Unterdomains bestehen kann. Ein Beispiel:</text:span></text:p>
        </text:list-item>
        <text:list-item>
          <text:p text:style-name="P39">p.mandrella@ldb.han.de</text:p>
        </text:list-item>
        <text:list-item>
          <text:p text:style-name="P40">de</text:p>
        </text:list-item>
        <text:list-item>
          <text:p text:style-name="P40"> <text:tab/>Deutschland</text:p>
        </text:list-item>
        <text:list-item>
          <text:p text:style-name="P40">han</text:p>
        </text:list-item>
        <text:list-item>
          <text:p text:style-name="P40"> <text:tab/>Hannover'scher Lokalbereich des Individual Network e.V.</text:p>
        </text:list-item>
        <text:list-item>
          <text:p text:style-name="P40">ldb</text:p>
        </text:list-item>
        <text:list-item>
          <text:p text:style-name="P40"> <text:tab/>Systemname</text:p>
        </text:list-item>
      </text:list>
      <text:h text:style-name="Heading_20_2" text:outline-level="2">1.9. Points im Allgemeinen und im Besonderen</text:h>
      <text:list text:style-name="itemize">
        <text:list-item>
          <text:p text:style-name="P16"><text:span text:style-name="T5">•<text:tab/></text:span><text:span text:style-name="T6">Was hat es überhaupt mit diesen </text:span><text:span text:style-name="T10">Punkten</text:span><text:span text:style-name="T6"> auf sich?</text:span></text:p>
        </text:list-item>
        <text:list-item>
          <text:p text:style-name="P41"><text:span text:style-name="T2">Betrachten wir zunächst einmal die DFÜ und Kommunikation mit Mailboxen, wie sie traditionell abläuft. Sie benutzen ein Terminalprogramm und rufen damit bei einer Mailbox an. Sie geben Ihren Benutzernamen und ein Paßwort ein und bekommen damit Zugriff auf die Nachrichten, die in der Box abgelegt sind. Sie wechseln von Brett zu Brett, lesen neue Nachrichten, antworten darauf oder verschicken Briefe. Um Nachrichten dauerhaft aufzuheben, müssen Sie diese in einem </text:span><text:span text:style-name="T4">Logfile</text:span><text:span text:style-name="T2"> mitschneiden und nachher mühsam die gewünschten Nachrichten heraussuchen. Und während der gesamten Zeit besteht eine Telefonverbindung zwischen Ihnen und der Mailbox, die laufende Gebühren kostet.</text:span></text:p>
        </text:list-item>
        <text:list-item>
          <text:p text:style-name="P41"><text:span text:style-name="T2">Die Idee von Points ist nun, dieses Senden und Empfangen von Daten - denn genau darum handelt es sich - zu rationalisieren. Dazu wurde eine spezielle Art von Anruf eingeführt: der Netzanruf. Er unterscheidet sich von einem normalen Mailboxanruf zunächst dadurch, daß Sie nicht alle Nachrichten </text:span><text:span text:style-name="T4">einzeln</text:span><text:span text:style-name="T2"> aufrufen müssen. Statt dessen faßt die angerufene Box alle Nachrichten, die seit Ihrem letzten Anruf eingegangen sind, zu einem Paket zusammen und sendet dieses mit einem der üblichen Übertragungsprotokolle (z.B. Z-Modem) zu Ihrem Rechner. Auf die gleiche Weise haben Sie die Möglichkeit, eigene Nachrichten in einem zusammenhängenden Paket zur Box zu übertragen. Danach wird die Verbindung getrennt, und die eingegangenen Nachrichten können lokal auf Ihrem Rechner beliebig weiterverarbeitet werden.</text:span></text:p>
        </text:list-item>
        <text:list-item>
          <text:p text:style-name="P41"><text:span text:style-name="T2">Die Bearbeitung der Datenpakete und die Übertragung von und zur Mailbox ist Aufgabe des Pointprogramms; es tritt damit an die Stelle des Terminalprogramms. Die Übertragung wird auch als </text:span><text:span text:style-name="T4">pollen</text:span><text:span text:style-name="T2"> bezeichnet und die angerufene Box als </text:span><text:span text:style-name="T4">Pollbox</text:span><text:span text:style-name="T2"> oder </text:span><text:span text:style-name="T4">Server</text:span><text:span text:style-name="T2">, im FidoNet auch als </text:span><text:span text:style-name="T4">Bossnode</text:span><text:span text:style-name="T2">. Das Pointprogramm hat dabei im wesentlichen drei Aufgaben:</text:span></text:p>
        </text:list-item>
        <text:list-item>
          <text:p text:style-name="P42"><text:span text:style-name="T24">•<text:tab/></text:span><text:span text:style-name="T6">Durchführen des Netzanrufes</text:span></text:p>
        </text:list-item>
        <text:list-item>
          <text:p text:style-name="P42"><text:span text:style-name="T24">•<text:tab/></text:span><text:span text:style-name="T6">Verwalten der eingegangenen Nachrichten</text:span></text:p>
        </text:list-item>
        <text:list-item>
          <text:p text:style-name="P42"><text:span text:style-name="T24">•<text:tab/></text:span><text:span text:style-name="T6">Bereitstellung einer Möglichkeit, um die Nachrichten zu lesen, ggf. darauf zu antworten und eigene Nachrichten zu schreiben.</text:span></text:p>
        </text:list-item>
        <text:list-item>
          <text:p text:style-name="P43"><text:span text:style-name="T2">Die Verwaltung der Nachrichten erfolgt dabei i.d.R. genauso, wie Sie es von der Mailbox kennen: Es gibt eine Brettliste, und die eingehenden Nachrichten werden in die passenden Bretter einsortiert. Alte Nachrichten, die ein bestimmtes </text:span><text:span text:style-name="T4">Verfallsdatum</text:span><text:span text:style-name="T2"> überschritten haben, werden gelöscht, um wieder Platz für neue Nachrichten zu machen. Sie besitzen dann auf Ihrem Rechner eine Kopie der Nachrichten, die sich auch in der Mailbox befinden - also praktisch eine eigene kleine Mailbox.</text:span></text:p>
        </text:list-item>
        <text:list-item>
          <text:p text:style-name="P16"><text:span text:style-name="T5">•<text:tab/></text:span><text:span text:style-name="T6">Point im Z-Netz</text:span></text:p>
        </text:list-item>
        <text:list-item>
          <text:p text:style-name="P44">Um Zerberus-Point zu werden, müssen Sie zunächst in einer Box - Ihrer Serverbox - als Point eingetragen werden. Dazu erhalten Sie zusätzlich zu Ihrem bisherigen Usernamen und Paßwort einen Pointnamen und ein Pointpaßwort. Ab sofort sind Sie doppelt in Ihrer Box eingetragen: als User und als Point. User- und Pointname können gleich sein, müssen es aber nicht. Von Ihrem Point aus ins Netz versandte Nachrichten erscheinen weiterhin unter Ihrem Usernamen.</text:p>
        </text:list-item>
        <text:list-item>
          <text:p text:style-name="P44"><text:span text:style-name="T2">Alle für Sie bestimmten eingehenden Nachrichten, d.h. neue Brettnachrichten und persönliche Nachrichten, werden ab sofort in der Serverbox in eine spezielle Datei kopiert: den sogenannten </text:span><text:span text:style-name="T4">Netcall-Puffer</text:span><text:span text:style-name="T2"> (eine Beschreibung des Dateiformats finden Sie in </text:span><text:a xlink:type="simple" xlink:href="#7.1.%20Nachrichtenformate%7Coutline"><text:span text:style-name="T9">Kapitel 7.1</text:span></text:a><text:span text:style-name="T2">). Bitte beachten Sie, daß persönliche Nachrichten auch weiterhin in Ihrem normalen User-Postfach landen; sie sind also doppelt vorhanden. Ein Zerberus-Netcall läuft nun so ab:</text:span></text:p>
        </text:list-item>
        <text:list-item>
          <text:p text:style-name="P43"><text:s/></text:p>
        </text:list-item>
      </text:list>
      <text:list text:style-name="enumerate">
        <text:list-item>
          <text:p text:style-name="P45"><text:span text:style-name="T2">Das Pointprogramm erzeugt einen Netcall-Puffer, <text:s/>der alle ausgehenden Nachrichten enthält, und <text:s/>packt diesen z.B. mit <text:s/></text:span><text:span text:style-name="T14">pkzip</text:span><text:span text:style-name="T2">.</text:span></text:p>
        </text:list-item>
        <text:list-item>
          <text:p text:style-name="P45">Das Programm ruft bei der Serverbox an und loggt <text:s/>sich mit Pointname und Pointpaßwort <text:s/>ein.</text:p>
        </text:list-item>
        <text:list-item>
          <text:p text:style-name="P45">Die Serverbox packt ebenfalls den für Sie <text:s/>bereitliegenden Netcallpuffer.<text:bookmark text:name="ZC-Pack"/></text:p>
        </text:list-item>
        <text:list-item>
          <text:p text:style-name="P45">Das Pointprogramm sendet seinen Netcall-Puffer <text:s/>zum Server.</text:p>
        </text:list-item>
        <text:list-item>
          <text:p text:style-name="P45">Der Server sendet seinen Puffer; das <text:s/>Pointprogramm empfängt ihn und speichert die <text:s/>Datei auf Festplatte.</text:p>
        </text:list-item>
        <text:list-item>
          <text:p text:style-name="P45">Die Verbindung wird getrennt.</text:p>
        </text:list-item>
        <text:list-item>
          <text:p text:style-name="P45"><text:span text:style-name="T2">Das Pointprogramm entpackt den eingegangenen <text:s/>Puffer, z.B. mit </text:span><text:span text:style-name="T14">pkunzip</text:span><text:span text:style-name="T2">, und <text:s/>verarbeitet die enthaltenen Nachrichten <text:s/>weiter.</text:span></text:p>
        </text:list-item>
      </text:list>
      <text:list text:style-name="itemize">
        <text:list-item>
          <text:p text:style-name="P43"><text:s/></text:p>
        </text:list-item>
        <text:list-item>
          <text:p text:style-name="P16"><text:span text:style-name="T5">•<text:tab/></text:span><text:span text:style-name="T6">Z-Netz: Bestellen von Brettern</text:span></text:p>
        </text:list-item>
        <text:list-item>
          <text:p text:style-name="P44"><text:span text:style-name="T2">Natürlich möchten Sie nicht alle Bretter beziehen, die Ihr Server anbietet, sondern nur diejenigen, die Sie interessieren. Daher können Sie die gewünschten Bretter bestellen und nicht gewünschte wieder abbestellen. Zu diesem Zweck ist in jeder Zerberus-Mailbox ein spezieller Service namens </text:span><text:span text:style-name="T14">MAPS</text:span><text:span text:style-name="T2"> vorhanden. Dieses Service-Programm ist unter dem Usernamen MAPS zu erreichen und versteht eine Reihe von Befehlen.</text:span></text:p>
        </text:list-item>
        <text:list-item>
          <text:p text:style-name="P44"><text:span text:style-name="T2">Wenn Sie z.B. eine Liste der angebotenen Bretter haben möchten, dann senden Sie an </text:span><text:span text:style-name="T14">MAPS</text:span><text:span text:style-name="T2"> eine Nachricht mit dem Betreff </text:span><text:span text:style-name="T25">LIST BRETTER</text:span><text:span text:style-name="T2">; der Nachrichtentext selbst enthält nur eine Leerzeile. Im nächsten Netcall erhalten Sie dann eine Brettliste mit dem Absender MAPS@</text:span><text:span text:style-name="T23">BOXNAME.Domain</text:span><text:span text:style-name="T2">. Zum Bestellen oder Abbestellen von Brettern senden Sie an </text:span><text:span text:style-name="T14">MAPS</text:span><text:span text:style-name="T2"> den Befehl </text:span><text:span text:style-name="T25">ADD</text:span><text:span text:style-name="T2"> bzw </text:span><text:span text:style-name="T25">DEL</text:span><text:span text:style-name="T2">. Der Nachrichtentext muß dann eine Liste aller gewünschten Bretter enthalten, pro Zeile ein Brett. Sie können dabei auch </text:span><text:span text:style-name="T4">Wildcards</text:span><text:span text:style-name="T2"> verwenden, z.B. </text:span><text:span text:style-name="T25">/Z-NETZ/*</text:span><text:span text:style-name="T2">, um alle Z-Netz-Bretter zu bestellen.</text:span></text:p>
        </text:list-item>
        <text:list-item>
          <text:p text:style-name="P44"><text:span text:style-name="T2">Das alles hört sich recht umständlich an, und das ist es auch. Daher bietet Ihnen OpenXP die Möglichkeit, die ganze Besteller- und Abbestellerei menügesteuert vorzunehmen. Die </text:span><text:span text:style-name="T14">MAPS</text:span><text:span text:style-name="T2">-Befehle und die gewünschten Bretter werden dabei einfach aus einer Liste gewählt; Sie müssen keinen einzigen Brettnamen mehr von Hand eintippen. Näheres dazu in </text:span><text:a xlink:type="simple" xlink:href="#3.2.%20Bestellen,%20Abbestellen%20und%20Verwalten%20von%20Brettern%7Coutline"><text:span text:style-name="T9">Kapitel 3.2.</text:span></text:a></text:p>
        </text:list-item>
        <text:list-item>
          <text:p text:style-name="P16"><text:span text:style-name="T5">•<text:tab/></text:span><text:span text:style-name="T6">Z-Netz: ZConnect</text:span></text:p>
        </text:list-item>
        <text:list-item>
          <text:p text:style-name="P43"><text:span text:style-name="T2">Im Z-Netz gibt es zwei verschiedene Arten von Mailboxen: Solche, die mit dem alten, technisch überholten </text:span><text:span text:style-name="T4">Z3.8</text:span><text:span text:style-name="T2">-Verfahren arbeiten, und solche, die das neue ZConnect-Verfahren anbieten. ZConnect bietet Ihnen als Point eine Menge von Vorteilen. Einer davon - die Domain-Adressierung - wurde bereits erwähnt. Ein weiterer Vorteil ist, daß ZConnect es den Boxen erleichtert, einen </text:span><text:span text:style-name="T4">PreArc</text:span><text:span text:style-name="T2">, d.h. das Vorpacken Ihrer Nachrichtenpakete anzubieten. Damit entfällt Punkt 3 des Netcall-Vorgangs (</text:span><text:a xlink:type="simple" xlink:href="#ZC-Pack"><text:span text:style-name="T9">s.o.</text:span></text:a><text:span text:style-name="T2">), was die Telefonkosten deutlich verringert.</text:span></text:p>
        </text:list-item>
        <text:list-item>
          <text:p text:style-name="P43"><text:span text:style-name="T2">Auf weitere Features von ZConnect werden wir später genauer eingehen, insbesondere in </text:span><text:a xlink:type="simple" xlink:href="#Kapitel%204.%20Netzländische%20Spezialitäten%7Coutline"><text:span text:style-name="T9">Kapitel 4</text:span></text:a><text:span text:style-name="T2">.</text:span></text:p>
        </text:list-item>
        <text:list-item>
          <text:p text:style-name="P16"><text:span text:style-name="T5">•<text:tab/></text:span><text:span text:style-name="T6">Point im MagicNET oder einem QuickMail-Netz</text:span></text:p>
        </text:list-item>
        <text:list-item>
          <text:p text:style-name="P41"><text:span text:style-name="T2">Die Technik dieser Netze ist ähnlich zu der des Z-Netzes. Unterschiede gibt es nur in der Behandlung persönlicher Nachrichten (PMs) und in der Bildung von Useradressen (s. </text:span><text:a xlink:type="simple" xlink:href="#1.8.%20Netze%20und%20Adressierungen%7Coutline"><text:span text:style-name="T9">Kap. 1.8</text:span></text:a><text:span text:style-name="T2">). Im Gegensatz zu Zerberus werden hier keine Duplikate von PMs angelegt, sondern Sie erhalten Ihre Nachrichten nur einmal.</text:span></text:p>
        </text:list-item>
        <text:list-item>
          <text:p text:style-name="P41"><text:span text:style-name="T2">Der Brettbestell-Service im MagicNET heißt </text:span><text:span text:style-name="T14">MAF</text:span><text:span text:style-name="T2"> und bei GS-Mailbox </text:span><text:span text:style-name="T14">SYSTEM</text:span><text:span text:style-name="T2">. Die einzelnen Befehle will ich hier nicht weiter erläutern, da Sie sie nie von Hand eintippen werden müssen - alle Brettbestellungen erfolgen menügesteuert. Bei QuickMail gibt es zwar seit kurzem einen automatischen Brettbestellservice, er wird von OpenXP allerdings noch nicht unterstützt; stattdessen sendet OpenXP alle Bestellungen an den Sysop (Boxbetreiber), der sie dann manuell bearbeiten kann.</text:span></text:p>
        </text:list-item>
        <text:list-item>
          <text:p text:style-name="P41">Beachten Sie, daß viele dieser kleinen Netze inzwischen dabei sind, teils geschlossen, teils Zug um Zug auf ZConnect, manchmal auch auf Fido umzustellen. Sie können z.B. durchaus an einer MagicNET-Mailbox mit ZConnect pollen. Man muß also darauf achten, daß man zwischen dem Netz und dem Netztyp unterscheidet.</text:p>
        </text:list-item>
        <text:list-item>
          <text:p text:style-name="P16"><text:span text:style-name="T5">•<text:tab/></text:span><text:span text:style-name="T6">Point im MausNet</text:span></text:p>
        </text:list-item>
        <text:list-item>
          <text:p text:style-name="P41"><text:span text:style-name="T2">Eigentlich gibt es im MausNet gar keine Points. Man spricht hier auch nicht von Pointprogrammen, sondern von </text:span><text:span text:style-name="T4">Frontends</text:span><text:span text:style-name="T2">. Tatsächlich bestehen keine technischen Unterschiede zwischen einem 'normalen' User und einem Point. Wenn Sie sich in einer Maus angemeldet haben, können sie sofort, ohne zusätzliche Vereinbarung eines Pointnamens oder Paßwortes, Netzanrufe durchführen.</text:span></text:p>
        </text:list-item>
        <text:list-item>
          <text:p text:style-name="P41"><text:span text:style-name="T2">Ein besonderer Service im MausNet sind die sogenannten </text:span><text:span text:style-name="T4">INFO-FILES</text:span><text:span text:style-name="T2">: Eine Reihe von Informationstexten mit Anleitungen, Brettlisten, Netzplan, Werbung u.v.a.m. Mit OpenXP können Sie diese Info-Files abonnieren - geänderte Infofiles werden Ihnen dann in einem einstellbaren Rhythmus automatisch zugesandt. Näheres hierzu finden Sie in </text:span><text:a xlink:type="simple" xlink:href="#4.1.%20MausNet:%20Info-Files%7Coutline"><text:span text:style-name="T9">Kapitel 4.1</text:span></text:a><text:span text:style-name="T2">.</text:span></text:p>
        </text:list-item>
        <text:list-item>
          <text:p text:style-name="P16"><text:span text:style-name="T5">•<text:tab/></text:span><text:span text:style-name="T6">Point im FidoNet oder Usenet</text:span></text:p>
        </text:list-item>
        <text:list-item>
          <text:p text:style-name="P43"><draw:frame draw:style-name="fr1" draw:name="Rahmen3" text:anchor-type="paragraph" svg:x="0.347cm" svg:y="1.958cm" svg:width="16.141cm" draw:z-index="2"><draw:text-box fo:min-height="2.598cm"><text:p text:style-name="Wichtig"><text:span text:style-name="T26">Wichtig: </text:span><text:span text:style-name="T27">In jedem Netz gelten unterschiedliche Regeln, die Sie unbedingt beachten sollten. Im Z-Netz sind sie in der </text:span><text:span text:style-name="T28">Netikette</text:span><text:span text:style-name="T27"> festgelegt, im FidoNet in der </text:span><text:span text:style-name="T28">Policy</text:span><text:span text:style-name="T27">, in den anderen Netzen in entsprechenden Texten. Bitte fragen Sie Ihren Sysop; er kann (und sollte) Ihnen diese Texte zur Verfügung stellen.</text:span></text:p></draw:text-box></draw:frame><text:span text:style-name="T2">Eine Beschreibung von FidoNet-Points finden Sie in der Datei </text:span><text:span text:style-name="T15">fido.txt</text:span><text:span text:style-name="T2">. Eine Beschreibung von Usenet-</text:span><text:span text:style-name="T4">Points</text:span><text:span text:style-name="T2"> - eine bessere Bezeichnung dafür ist </text:span><text:span text:style-name="T4">leaf-sites</text:span><text:span text:style-name="T2"> - finden Sie in der Datei </text:span><text:span text:style-name="T15">uucp.txt</text:span><text:span text:style-name="T2">.</text:span></text:p>
        </text:list-item>
      </text:list>
      <text:p text:style-name="Text_20_body_20_indent"/>
      <text:p text:style-name="Text_20_body_20_indent"/>
      <text:p text:style-name="Text_20_body_20_indent"/>
      <text:p text:style-name="Text_20_body_20_indent"/>
      <text:p text:style-name="Text_20_body_20_indent"/>
      <text:h text:style-name="Heading_20_2" text:outline-level="2">1.10. Von Echos, Matrizen und Brettern</text:h>
      <text:p text:style-name="Text_20_body_20_indent">OpenXP bietet für sehr unterschiedliche Netze eine fast einheitliche Benutzeroberfläche. So weit, so gut. Leider weicht die in verschiedenen Netzen verwendete Terminologie stark voneinander ab. Da OpenXP ursprünglich eine reine Z-Netz-Software war, verwende ich die im Z-Netz üblichen Begriffe. Damit Sie als Fido- oder Maus-User aber auch etwas davon haben, will ich die gängigsten Bezeichnungen kurz gegenüberstellen:</text:p>
      <text:p text:style-name="P25">Tabelle <text:sequence text:ref-name="refTable5" text:name="Table" text:formula="ooow:Table+1" style:num-format="1">6</text:sequence> Terminologie der Netze</text:p>
      <table:table table:name="Tabelle6" table:style-name="Tabelle6">
        <table:table-column table:style-name="Tabelle6.A"/>
        <table:table-column table:style-name="Tabelle6.B"/>
        <table:table-column table:style-name="Tabelle6.C"/>
        <table:table-column table:style-name="Tabelle6.D"/>
        <table:table-column table:style-name="Tabelle6.E"/>
        <table:table-header-rows>
          <table:table-row>
            <table:table-cell table:style-name="Tabelle6.A1" office:value-type="string">
              <text:p text:style-name="Table_20_Heading"/>
            </table:table-cell>
            <table:table-cell table:style-name="Tabelle6.A1" office:value-type="string">
              <text:p text:style-name="Table_20_Heading">Z-Netz</text:p>
            </table:table-cell>
            <table:table-cell table:style-name="Tabelle6.A1" office:value-type="string">
              <text:p text:style-name="Table_20_Heading">Usenet</text:p>
            </table:table-cell>
            <table:table-cell table:style-name="Tabelle6.A1" office:value-type="string">
              <text:p text:style-name="Table_20_Heading">MausNet</text:p>
            </table:table-cell>
            <table:table-cell table:style-name="Tabelle6.E1" office:value-type="string">
              <text:p text:style-name="Table_20_Heading">Fido</text:p>
            </table:table-cell>
          </table:table-row>
        </table:table-header-rows>
        <table:table-row>
          <table:table-cell table:style-name="Tabelle6.A2" office:value-type="string">
            <text:p text:style-name="Table_20_Contents">persönliche Nachricht</text:p>
          </table:table-cell>
          <table:table-cell table:style-name="Tabelle6.A2" office:value-type="string">
            <text:p text:style-name="Table_20_Contents">PM</text:p>
          </table:table-cell>
          <table:table-cell table:style-name="Tabelle6.A2" office:value-type="string">
            <text:p text:style-name="Table_20_Contents">Mail</text:p>
          </table:table-cell>
          <table:table-cell table:style-name="Tabelle6.A2" office:value-type="string">
            <text:p text:style-name="Table_20_Contents">PM</text:p>
          </table:table-cell>
          <table:table-cell table:style-name="Tabelle6.E2" office:value-type="string">
            <text:p text:style-name="Table_20_Contents"><text:span text:style-name="T6">Netmail oder Matrixmail </text:span><text:span text:style-name="T21">a</text:span><text:span text:style-name="T22"> </text:span></text:p>
          </table:table-cell>
        </table:table-row>
        <table:table-row>
          <table:table-cell table:style-name="Tabelle6.A2" office:value-type="string">
            <text:p text:style-name="Table_20_Contents">öffentl. Nachr.</text:p>
          </table:table-cell>
          <table:table-cell table:style-name="Tabelle6.A2" office:value-type="string">
            <text:p text:style-name="Table_20_Contents">AM</text:p>
          </table:table-cell>
          <table:table-cell table:style-name="Tabelle6.A2" office:value-type="string">
            <text:p text:style-name="Table_20_Contents">News / Posting</text:p>
          </table:table-cell>
          <table:table-cell table:style-name="Tabelle6.A2" office:value-type="string">
            <text:p text:style-name="Table_20_Contents">AM</text:p>
          </table:table-cell>
          <table:table-cell table:style-name="Tabelle6.E2" office:value-type="string">
            <text:p text:style-name="Table_20_Contents">EchoMail</text:p>
          </table:table-cell>
        </table:table-row>
        <table:table-row>
          <table:table-cell table:style-name="Tabelle6.A2" office:value-type="string">
            <text:p text:style-name="Table_20_Contents">Diskussionsforum</text:p>
          </table:table-cell>
          <table:table-cell table:style-name="Tabelle6.A2" office:value-type="string">
            <text:p text:style-name="Table_20_Contents">Brett</text:p>
          </table:table-cell>
          <table:table-cell table:style-name="Tabelle6.A2" office:value-type="string">
            <text:p text:style-name="Table_20_Contents">Newsgroup</text:p>
          </table:table-cell>
          <table:table-cell table:style-name="Tabelle6.A2" office:value-type="string">
            <text:p text:style-name="Table_20_Contents">Gruppe</text:p>
          </table:table-cell>
          <table:table-cell table:style-name="Tabelle6.E2" office:value-type="string">
            <text:p text:style-name="Table_20_Contents">Echo, Area</text:p>
          </table:table-cell>
        </table:table-row>
        <table:table-row>
          <table:table-cell table:style-name="Tabelle6.A2" office:value-type="string">
            <text:p text:style-name="Table_20_Contents">Brettbestellservice</text:p>
          </table:table-cell>
          <table:table-cell table:style-name="Tabelle6.A2" office:value-type="string">
            <text:p text:style-name="Table_20_Contents">MAPS</text:p>
          </table:table-cell>
          <table:table-cell table:style-name="Tabelle6.A2" office:value-type="string">
            <text:p text:style-name="Table_20_Contents">b</text:p>
          </table:table-cell>
          <table:table-cell table:style-name="Tabelle6.A2" office:value-type="string">
            <text:p text:style-name="Table_20_Contents">c</text:p>
          </table:table-cell>
          <table:table-cell table:style-name="Tabelle6.E2" office:value-type="string">
            <text:p text:style-name="Table_20_Contents">Areafix oder Areamgr</text:p>
          </table:table-cell>
        </table:table-row>
        <table:table-row>
          <table:table-cell table:style-name="Tabelle6.A2" office:value-type="string">
            <text:p text:style-name="Table_20_Contents">Server eines Points</text:p>
          </table:table-cell>
          <table:table-cell table:style-name="Tabelle6.A2" office:value-type="string">
            <text:p text:style-name="Table_20_Contents">Server / Pollbox</text:p>
          </table:table-cell>
          <table:table-cell table:style-name="Tabelle6.A2" office:value-type="string">
            <text:p text:style-name="Table_20_Contents">Mailfeed / Newsfeed</text:p>
          </table:table-cell>
          <table:table-cell table:style-name="Tabelle6.A2" office:value-type="string">
            <text:p text:style-name="Table_20_Contents">Maus</text:p>
          </table:table-cell>
          <table:table-cell table:style-name="Tabelle6.E2" office:value-type="string">
            <text:p text:style-name="Table_20_Contents">Bossnode</text:p>
          </table:table-cell>
        </table:table-row>
        <table:table-row>
          <table:table-cell table:style-name="Tabelle6.A2" office:value-type="string">
            <text:p text:style-name="Table_20_Contents">Systembetreiber</text:p>
          </table:table-cell>
          <table:table-cell table:style-name="Tabelle6.A2" office:value-type="string">
            <text:p text:style-name="Table_20_Contents">Sysop</text:p>
          </table:table-cell>
          <table:table-cell table:style-name="Tabelle6.A2" office:value-type="string">
            <text:p text:style-name="Table_20_Contents">d</text:p>
          </table:table-cell>
          <table:table-cell table:style-name="Tabelle6.A2" office:value-type="string">
            <text:p text:style-name="Table_20_Contents">Sysop</text:p>
          </table:table-cell>
          <table:table-cell table:style-name="Tabelle6.E2" office:value-type="string">
            <text:p text:style-name="Table_20_Contents">Sysop, Boss</text:p>
          </table:table-cell>
        </table:table-row>
        <table:table-row>
          <table:table-cell table:style-name="Tabelle6.A8" table:number-columns-spanned="5" office:value-type="string">
            <text:p text:style-name="Table_20_Contents">Bemerkungen:</text:p>
            <text:p text:style-name="Table_20_Contents">a. Persönliche Nachrichten im Sinne von privater Post gibt es im FidoNet nicht. Netmails sind ausdrücklich für alle an der Übertragung beteiligten Systeme und Personen lesbar; Nachrichtenverschlüsselung ist in den meisten Teilen des FidoNet verboten.</text:p>
            <text:p text:style-name="Table_20_Contents"><text:span text:style-name="T6">b. Im Usenet gibt es verschiedene Brettbestellsysteme. Näheres dazu in </text:span><text:span text:style-name="T7">uucp.txt</text:span><text:span text:style-name="T6">.</text:span></text:p>
            <text:p text:style-name="Table_20_Contents">c. Brettbestellungen im MausNet erfolgen über spezielle Steuerbefehle, die das Frontend (Pointprogramm) an die Box sendet.</text:p>
            <text:p text:style-name="Table_20_Contents"><text:span text:style-name="T6">d. Im Usenet verwendet man je nach Funktion verschiedene Bezeichnungen. Der Postmaster ist der Systemverwalter für private Nachrichten, der Newsmaster ist für öffentliche Nachrichten zuständig. Gelegentlich wird auch </text:span><text:span text:style-name="T10">Postmaster</text:span><text:span text:style-name="T6"> als Sammelbegriff für Beides verwendet.</text:span></text:p>
          </table:table-cell>
          <table:covered-table-cell/>
          <table:covered-table-cell/>
          <table:covered-table-cell/>
          <table:covered-table-cell/>
        </table:table-row>
      </table:table>
      <text:p text:style-name="Text_20_body_20_indent"/>
      <text:p text:style-name="Text_20_body_20_indent">Die Bezeichnungen in den übrigen Netzen stimmen im wesentlichen mit dem Z-Netz überein.</text:p>
      <text:h text:style-name="P15" text:outline-level="1">Kapitel 2. OpenXP - Konzept und Grundlagen</text:h>
      <text:h text:style-name="Heading_20_2" text:outline-level="2">2.1. Das Datenbank-Konzept</text:h>
      <text:p text:style-name="Text_20_body_20_indent"><text:span text:style-name="T2">Das Kernstück von OpenXP bildet ein speziell für dieses Programm entwickeltes Datenbank-Modul. Es verwaltet mehrere, nach bestimmten Kriterien sortierte (</text:span><text:span text:style-name="T4">indizierte</text:span><text:span text:style-name="T2">) und miteinander verbundene Dateien, in denen alle Daten abgelegt werden, die während des Pointbetriebs in größeren Mengen anfallen können. Die Anzahl der Datensätze ist praktisch nur durch die Menge des freien Festplattenspeichers begrenzt, so daß Sie niemals Gefahr laufen, an eine programmtechnische Grenze zu stoßen.</text:span></text:p>
      <text:h text:style-name="Heading_20_3" text:outline-level="3">2.1.1. Die Brettdatenbank (Brettliste)</text:h>
      <text:p text:style-name="Text_20_body_20_indent"><text:span text:style-name="T2">... enthält alle Bretter, in denen Nachrichten abgelegt sind und in die Nachrichten geschrieben werden können. Die Bretter werden wahlweise alphabetisch oder nach Ihren eigenen Kriterien geordnet. Jedem Brett können bestimmte Attribute zugeordnet werden (näheres dazu in </text:span><text:a xlink:type="simple" xlink:href="#3.2.%20Bestellen,%20Abbestellen%20und%20Verwalten%20von%20Brettern%7Coutline"><text:span text:style-name="T9">Kapitel 3.2</text:span></text:a><text:span text:style-name="T2">), insbesondere eine Nachrichten-Haltezeit. Diese Haltezeit gibt an, wie lange die in dem betreffenden Brett enthaltenen Nachrichten gespeichert werden sollen. Ältere Nachrichten werden durch die Reorganisation gelöscht (s. </text:span><text:a xlink:type="simple" xlink:href="#3.11.%20Wartung%7Coutline"><text:span text:style-name="T9">Kapitel 3.11</text:span></text:a><text:span text:style-name="T2">).</text:span></text:p>
      <text:p text:style-name="Text_20_body_20_indent">Bretter, für die neue Nachrichten eingehen und die noch nicht in der Brettdatenbank vorhanden sind, werden von OpenXP automatisch neu angelegt. Wahlweise können Sie aber auch einzelne Bretter von Hand neu anlegen, insbesondere um Nachrichten in Bretter zu schreiben, die noch nicht in der Brettliste vorhanden sind. Bretter, in denen sich keine Nachrichten mehr befinden, können manuell oder automatisch - durch einen BrettReorganisationslauf - gelöscht werden.</text:p>
      <text:h text:style-name="Heading_20_3" text:outline-level="3">2.1.2. Die Userdatenbank (Userliste)</text:h>
      <text:p text:style-name="Text_20_body_20_indent">... hat zwei Funktionen: Zum einen bildet Sie ein E-Mail-Adreßbuch, das Sie zum Schreiben von Nachrichten verwenden können. Zum anderen können Sie über diese Liste Nachrichten abrufen, die Sie an einzelne User geschickt oder von ihnen empfangen haben. Praktisch bildet damit jeder Eintrag in der Userliste gleichzeitig ein Brett, das bei OpenXP als User-Brett bezeichnet wird (nicht zu verwechseln mit PM-Brettern - diese befinden sich in der Brettliste und enthalten neue, eingehende PMs). Auch für User-Bretter können Haltezeiten vergeben werden. Diese legen dann fest, wie lange die im betreffenden Brett gespeicherte Korrespondenz aufbewahrt werden soll.</text:p>
      <text:p text:style-name="Text_20_body_20_indent">Wenn Nachrichten von Usern eingehen, die noch nicht in der Datenbank enthalten sind, werden diese User normalerweise automatisch neu angelegt; diese automatische Useraufnahme ist aber auch abschaltbar.</text:p>
      <text:h text:style-name="Heading_20_3" text:outline-level="3">2.1.3. Die Nachrichten-Datenbank</text:h>
      <text:p text:style-name="Text_20_body_20_indent">... bildet den mit Abstand umfangreichsten Teil der OpenXP-Datenbanken. Sie besteht aus maximal 20 Ablagedateien, in denen alle eingehenden Nachrichten im Z-Netz- oder ZConnect-Pufferformat gespeichert werden, und einer Verknüpfungsdatei, die die Nachrichten den passenden Usern und Brettern zuordnet und Statusinformationen über die einzelnen Nachrichten enthält.</text:p>
      <text:p text:style-name="Text_20_body_20_indent"><text:span text:style-name="T2">Eine Nachricht kann den Status </text:span><text:span text:style-name="T4">gelesen</text:span><text:span text:style-name="T2"> oder </text:span><text:span text:style-name="T4">ungelesen</text:span><text:span text:style-name="T2"> haben. Außerdem kann sie als </text:span><text:span text:style-name="T4">halten</text:span><text:span text:style-name="T2"> oder </text:span><text:span text:style-name="T4">löschen</text:span><text:span text:style-name="T2"> markiert sein - ersteres bewirkt, daß sie auf unbegrenzte Zeit in der Datenbank erhalten bleibt, letzteres, daß sie unabhängig von der Bretthaltezeit bei der nächsten Reorganisation entfernt wird. Das endgültige Entfernen von Nachrichten bedarf übrigens immer einer Reorganisation - es geschieht nie automatisch.</text:span></text:p>
      <text:h text:style-name="Heading_20_2" text:outline-level="2">2.2. Ein Programm - viele Points</text:h>
      <text:p text:style-name="Text_20_body_20_indent"><text:span text:style-name="T2">OpenXP kann beliebig viele Points bei beliebig vielen Boxen verwalten. Die Verwaltung der einzelnen Boxen erfolgt über die Boxen-Liste (s. </text:span><text:a xlink:type="simple" xlink:href="#3.1.11.%20Eintragen%20mehrerer%20Points%7Coutline"><text:span text:style-name="T9">Kapitel 3.1.11</text:span></text:a><text:span text:style-name="T2">). Konsequenz dieser Mehrpoint-Fähigkeit ist, daß Sie an vielen Stellen angeben müssen, welche Box denn nun gemeint ist. Dies gilt für das Versenden von Nachrichten - jedem User und jedem Brett ist eine Serverbox zugeordnet - und für das Durchführen von Netcalls - das Programm muß schließlich wissen, bei welcher Box es anrufen soll. Unter </text:span><text:span text:style-name="T4">Versenden von Nachrichten</text:span><text:span text:style-name="T2"> fällt dabei auch die Kommunikation mit Brettbestell-Systemen und mit FileServern.</text:span></text:p>
      <text:p text:style-name="Text_20_body_20_indent">Alle Box-spezifischen Daten werden in Dateien abgelegt, die mit dem Namen der betreffenden Box beginnen und jeweils eine bestimmte Erweiterung besitzen. Die wichtigsten Dateien sind:</text:p>
      <text:p text:style-name="P25">Tabelle <text:sequence text:ref-name="refTable6" text:name="Table" text:formula="ooow:Table+1" style:num-format="1">1</text:sequence> Box-spezifische Dateien</text:p>
      <table:table table:name="Tabelle7" table:style-name="Tabelle7">
        <table:table-column table:style-name="Tabelle7.A" table:number-columns-repeated="2"/>
        <table:table-row>
          <table:table-cell table:style-name="Tabelle7.A1" office:value-type="string">
            <text:p text:style-name="Table_20_Contents">*.bfg</text:p>
          </table:table-cell>
          <table:table-cell table:style-name="Tabelle7.B1" office:value-type="string">
            <text:p text:style-name="Table_20_Contents">Boxen-Konfiguration</text:p>
          </table:table-cell>
        </table:table-row>
        <table:table-row>
          <table:table-cell table:style-name="Tabelle7.A2" office:value-type="string">
            <text:p text:style-name="Table_20_Contents">*.pp</text:p>
          </table:table-cell>
          <table:table-cell table:style-name="Tabelle7.B2" office:value-type="string">
            <text:p text:style-name="Table_20_Contents">zum Versand anstehende Puffer</text:p>
          </table:table-cell>
        </table:table-row>
        <table:table-row>
          <table:table-cell table:style-name="Tabelle7.A2" office:value-type="string">
            <text:p text:style-name="Table_20_Contents">*.bl</text:p>
          </table:table-cell>
          <table:table-cell table:style-name="Tabelle7.B2" office:value-type="string">
            <text:p text:style-name="Table_20_Contents">Brettlisten</text:p>
          </table:table-cell>
        </table:table-row>
        <table:table-row>
          <table:table-cell table:style-name="Tabelle7.A2" office:value-type="string">
            <text:p text:style-name="Table_20_Contents">*.fl</text:p>
          </table:table-cell>
          <table:table-cell table:style-name="Tabelle7.B2" office:value-type="string">
            <text:p text:style-name="Table_20_Contents">Fileserver-Dateilisten</text:p>
          </table:table-cell>
        </table:table-row>
      </table:table>
      <text:p text:style-name="P30"/>
      <text:p text:style-name="Text_20_body_20_indent">Dateien, die nur bei Boxen mit bestimmtem Netztyp verwendet werden:</text:p>
      <text:p text:style-name="P25">Tabelle <text:sequence text:ref-name="refTable7" text:name="Table" text:formula="ooow:Table+1" style:num-format="1">2</text:sequence> Netztyp-spezifische Dateien</text:p>
      <table:table table:name="Tabelle8" table:style-name="Tabelle8">
        <table:table-column table:style-name="Tabelle8.A" table:number-columns-repeated="2"/>
        <table:table-row>
          <table:table-cell table:style-name="Tabelle8.A1" office:value-type="string">
            <text:p text:style-name="Table_20_Contents">*.cp</text:p>
          </table:table-cell>
          <table:table-cell table:style-name="Tabelle8.B1" office:value-type="string">
            <text:p text:style-name="Table_20_Contents">FidoNet: zum Crash-Versand anstehende Puffer</text:p>
          </table:table-cell>
        </table:table-row>
        <table:table-row>
          <table:table-cell table:style-name="Tabelle8.A2" office:value-type="string">
            <text:p text:style-name="Table_20_Contents">*.iti</text:p>
          </table:table-cell>
          <table:table-cell table:style-name="Tabelle8.B2" office:value-type="string">
            <text:p text:style-name="Table_20_Contents">MausNet: Liste der Info-Files</text:p>
          </table:table-cell>
        </table:table-row>
        <table:table-row>
          <table:table-cell table:style-name="Tabelle8.A2" office:value-type="string">
            <text:p text:style-name="Table_20_Contents">*.bbl</text:p>
          </table:table-cell>
          <table:table-cell table:style-name="Tabelle8.B2" office:value-type="string">
            <text:p text:style-name="Table_20_Contents">Usenet: Liste der bestellten Bretter</text:p>
          </table:table-cell>
        </table:table-row>
      </table:table>
      <text:p text:style-name="P30"/>
      <text:p text:style-name="Text_20_body_20_indent"><text:span text:style-name="T2">Normalerweise werden diese Daten von OpenXP verwaltet, und es sind keine manuellen Änderungen nötig. Eine vollständige Liste der Dateinamen finden Sie in </text:span><text:a xlink:type="simple" xlink:href="#Anhang%20B.%20Dateinamen%7Coutline"><text:span text:style-name="T9">Anhang B</text:span></text:a><text:span text:style-name="T2">.</text:span></text:p>
      <text:h text:style-name="Heading_20_2" text:outline-level="2">2.3. Bedienung und Benutzeroberfläche</text:h>
      <text:h text:style-name="Heading_20_3" text:outline-level="3">2.3.1. Online-Hilfe</text:h>
      <text:p text:style-name="Text_20_body_20_indent"><text:span text:style-name="T2">Wenn Sie an irgendeiner Stelle in OpenXP nicht mehr weiter wissen, oder genauere Informationen haben möchten, dann drücken Sie </text:span><text:span text:style-name="T14">F1</text:span><text:span text:style-name="T2">. Dies aktiviert die kontextsensitive Online-Hilfe, die zu </text:span><text:span text:style-name="T4">jedem</text:span><text:span text:style-name="T2"> Programmteil und zu </text:span><text:span text:style-name="T4">jeder</text:span><text:span text:style-name="T2"> Eingabe passende Hilfs-Informationen bereithält.</text:span></text:p>
      <text:p text:style-name="Text_20_body_20_indent">Einige Hilfsseiten sind länger als das Hilfsfenster, was an der Rahmenform des Fensters zu erkennen ist. In diesem Fall können Sie mit den üblichen Tasten innerhalb der Hilfsseite nach oben und unten blättern.</text:p>
      <text:p text:style-name="Text_20_body_20_indent"><text:span text:style-name="T2">Einige Hilfsseiten enthalten außerdem Querverweise auf andere Hilfsseiten, die an einer speziellen Farbe zu erkennen sind (nicht zu verwechseln mit Hilfstexten, die einfach nur hervorgehoben sind...). In diesem Fall können Sie den gewünschten Querverweis mit </text:span><text:span text:style-name="T14">Tab</text:span><text:span text:style-name="T2"> oder über den Anfangsbuchstaben auswählen und mit </text:span><text:span text:style-name="T14">Enter</text:span><text:span text:style-name="T2"> die zugehörige Hilfsseite abrufen. Mit </text:span><text:span text:style-name="T14">Alt-F1</text:span><text:span text:style-name="T2"> geht es wieder zurück zur vorhergehenden Hilfsseite.</text:span></text:p>
      <text:p text:style-name="Text_20_body_20_indent"><text:span text:style-name="T2">Mit </text:span><text:span text:style-name="T14">F1</text:span><text:span text:style-name="T2">-</text:span><text:span text:style-name="T14">F1</text:span><text:span text:style-name="T2"> erhalten Sie eine Liste aller </text:span><text:span text:style-name="T4">Hotkeys</text:span><text:span text:style-name="T2">, die überall im Programm verfügbar sind.</text:span></text:p>
      <text:h text:style-name="P46" text:outline-level="3">2.3.2. Bildschirm-Aufbau</text:h>
      <text:p text:style-name="Text_20_body_20_indent">Ein typischer OpenXP-Arbeitsbildschirm sieht so aus:</text:p>
      <text:p text:style-name="P47"/>
      <text:p text:style-name="P48">+------------------------------------------------------------------+</text:p>
      <text:p text:style-name="P48">| <text:s/>XPoint <text:s/>Wartung <text:s/>Nachricht <text:s/>NeTcall <text:s/>EDit <text:s/>Config <text:s/>Zusatz <text:s/>19:40|</text:p>
      <text:p text:style-name="P48">| <text:s/>Brief <text:s/>TextFile <text:s/>BInär <text:s/>Spezial <text:s/>Lesen: Neues <text:s text:c="8"/>Tab / Quit|</text:p>
      <text:p text:style-name="P48">|==================================================================|</text:p>
      <text:p text:style-name="P48">| <text:s text:c="2"/>/Z-NETZ/BILDUNG/UNI <text:s text:c="43"/>|</text:p>
      <text:p text:style-name="P48">| <text:s text:c="2"/>/Z-NETZ/DATENSCHUTZ/ALLGEMEIN <text:s text:c="33"/>|</text:p>
      <text:p text:style-name="P48">| <text:s text:c="2"/>/Z-NETZ/DATENSCHUTZ/G10 <text:s text:c="39"/>|</text:p>
      <text:p text:style-name="P48">| <text:s text:c="2"/>/Z-NETZ/DATENSCHUTZ/SPIONAGE <text:s text:c="34"/>|</text:p>
      <text:p text:style-name="P48">| &gt; /Z-NETZ/DISKUSSION <text:s text:c="44"/>|</text:p>
      <text:p text:style-name="P48">| <text:s text:c="2"/>/Z-NETZ/FAHRSCHULE <text:s text:c="44"/>|</text:p>
      <text:p text:style-name="P48">| &gt; /Z-NETZ/FRAGEN+ANTWORTEN <text:s text:c="38"/>|</text:p>
      <text:p text:style-name="P48">| <text:s text:c="2"/>/Z-NETZ/FREIZEIT/FILME <text:s text:c="40"/>|</text:p>
      <text:p text:style-name="P48">| <text:s text:c="2"/>/Z-NETZ/FREIZEIT/MUSIK <text:s text:c="40"/>|</text:p>
      <text:p text:style-name="P48">| <text:s text:c="2"/>/Z-NETZ/FREIZEIT/SPIELE <text:s text:c="39"/>|</text:p>
      <text:p text:style-name="P48">| <text:s text:c="2"/>/Z-NETZ/FREIZEIT/SPORT <text:s text:c="40"/>|</text:p>
      <text:p text:style-name="P48">| <text:s text:c="2"/>/Z-NETZ/FUNDGRUBE/BIETE <text:s text:c="39"/>|</text:p>
      <text:p text:style-name="P48">| <text:s text:c="2"/>/Z-NETZ/FUNDGRUBE/SUCHE <text:s text:c="39"/>|</text:p>
      <text:p text:style-name="P48">| <text:s text:c="2"/>/Z-NETZ/JURA <text:s text:c="50"/>|</text:p>
      <text:p text:style-name="P48">|==================================================================|</text:p>
      <text:p text:style-name="P48">|F1-Hilfe <text:s/>F8-PM <text:s/>F9-DOS <text:s text:c="32"/>CrossPoint|</text:p>
      <text:p text:style-name="P48">+------------------------------------------------------------------+</text:p>
      <text:p text:style-name="P48"><text:s text:c="10"/></text:p>
      <text:p text:style-name="Text_20_body_20_indent">In der ersten Zeile befinden sich alle Menüpunkte des Hauptmenüs und am rechten Rand die aktuelle Uhrzeit. In der zweiten Zeile befinden sich diverse Programmfunktionen, die unmittelbar durch Drücken einer Buchstaben-Taste ausgeführt werden können. Am rechten Rand steht die Taste, mit der das aktuelle Anzeigefenster verlassen werden kann.</text:p>
      <text:p text:style-name="Text_20_body_20_indent">Als Nächstes folgt das Haupt-Arbeitsfenster. Dieses kann - wie oben zu sehen - eine Brettliste enthalten, aber auch eine Nachrichtenliste, eine Userliste oder Anderes. In der letzten Zeile schließlich steht eine Liste der verschiedenen Funktionstasten.</text:p>
      <text:h text:style-name="Heading_20_3" text:outline-level="3">2.3.3. Die drei Hauptfenster von OpenXP</text:h>
      <text:p text:style-name="Text_20_body_20_indent">.. sind das Brettfenster, das Userfenster und das Nachrichtenfenster. Der Zusammenhang wird am besten in einer kleinen Grafik deutlich:</text:p>
      <text:p text:style-name="P47"/>
      <text:p text:style-name="Screenshot"><text:s text:c="7"/>+-------+ <text:s text:c="4"/>+--------------+ <text:s text:c="4"/>+------------------+</text:p>
      <text:p text:style-name="Screenshot"><text:s text:c="7"/>| <text:s text:c="6"/>|&lt;---&gt;| Brettfenster |&lt;---&gt;| Brettnachrichten |</text:p>
      <text:p text:style-name="Screenshot"><text:s text:c="7"/>| <text:s text:c="6"/>| <text:s text:c="4"/>+--------------+ <text:s text:c="4"/>| <text:s text:c="17"/>|</text:p>
      <text:p text:style-name="Screenshot"><text:s text:c="7"/>| <text:s/>DOS <text:s/>| <text:s text:c="11"/>| <text:s text:c="12"/>|------------------|</text:p>
      <text:p text:style-name="Screenshot"><text:s text:c="7"/>| <text:s text:c="6"/>| <text:s text:c="4"/>+--------------+ <text:s text:c="4"/>| <text:s text:c="17"/>|</text:p>
      <text:p text:style-name="Screenshot"><text:s text:c="7"/>| <text:s text:c="6"/>|&lt;----| Userfenster <text:s/>|&lt;---&gt;| Usernachrichten <text:s/>|</text:p>
      <text:p text:style-name="Screenshot"><text:s text:c="7"/>+-------+ <text:s text:c="4"/>+--------------+ <text:s text:c="4"/>+------------------+</text:p>
      <text:p text:style-name="Screenshot"><text:s text:c="10"/></text:p>
      <text:p text:style-name="Text_20_body_20_indent"><text:span text:style-name="T2">Zwischen Brett- und Userfenster wird mit </text:span><text:span text:style-name="T14">Tab</text:span><text:span text:style-name="T2"> umgeschaltet; zurück zum DOS geht es mit </text:span><text:span text:style-name="T14">Q</text:span><text:span text:style-name="T2">. In ein Nachrichtenfenster gelangen Sie, indem Sie das betreffende Brett bzw. den User wählen und </text:span><text:span text:style-name="T14">Enter</text:span><text:span text:style-name="T2"> drücken. Vom Brettnachrichten-Fenster gelangen Sie mit </text:span><text:span text:style-name="T14">U</text:span><text:span text:style-name="T2"> in das User-Nachrichtenfenster des Users, der die gewählte Nachricht geschrieben hat.</text:span></text:p>
      <text:p text:style-name="Text_20_body_20_indent"><text:span text:style-name="T2">Von jedem der drei Fenster aus gelangen Sie durch Drücken der hervorgehobenen Buchstaben ins Hauptmenü. Im Hauptmenü können Sie mit den üblichen Tasten herumblättern und Menüpunkte aufrufen; Untermenüs werden dabei durch </text:span><text:span text:style-name="T15">..</text:span><text:span text:style-name="T2"> gekennzeichnet. Im folgenden werden Menüpunkte immer durch eine Art Pfadangabe beschrieben. </text:span><text:span text:style-name="T19">Config</text:span><text:span text:style-name="T20">®</text:span><text:span text:style-name="T19">Anzeige</text:span><text:span text:style-name="T20">®</text:span><text:span text:style-name="T19">Farben</text:span><text:span text:style-name="T20">®</text:span><text:span text:style-name="T19">Lister</text:span><text:span text:style-name="T2"> steht also z.B. für das Lister-Menü in der Farb-Konfiguration, die über den Hauptmenüpunkt </text:span><text:span text:style-name="T19">Config</text:span><text:span text:style-name="T2"> und das Untermenü </text:span><text:span text:style-name="T19">Anzeige</text:span><text:span text:style-name="T2"> erreicht werden kann. Der zuletzt ausgewählte Menüpunkt kann mit </text:span><text:span text:style-name="T14">F4</text:span><text:span text:style-name="T2"> wiederholt werden.</text:span></text:p>
      <text:p text:style-name="Text_20_body_20_indent"><text:span text:style-name="T2">Innerhalb der Hauptfenster können Sie sich mit den üblichen Tasten bewegen; außerdem kann mit </text:span><text:span text:style-name="T14">Ctrl-W</text:span><text:span text:style-name="T2"> und </text:span><text:span text:style-name="T14">Ctrl-X</text:span><text:span text:style-name="T2"> zeilenweise gescrollt werden, ohne die Position des Auswahlbalkens zu verändern.</text:span></text:p>
      <text:h text:style-name="Heading_20_3" text:outline-level="3">2.3.4. Dialog-Fenster</text:h>
      <text:p text:style-name="Text_20_body_20_indent"><text:span text:style-name="T2">Alle Eingaben in OpenXP erfolgen in sogenannten </text:span><text:span text:style-name="T4">Dialog-Fenstern</text:span><text:span text:style-name="T2">. Diese bestehen aus einem oder mehreren Eingabefeldern, zwischen denen Sie mit </text:span><text:span text:style-name="T14">Tab</text:span><text:span text:style-name="T2"> und </text:span><text:span text:style-name="T14">Shift-Tab</text:span><text:span text:style-name="T2"> oder mit den Cursortasten </text:span><text:span text:style-name="T14">oben</text:span><text:span text:style-name="T2"> und </text:span><text:span text:style-name="T14">unten</text:span><text:span text:style-name="T2"> wählen können. Mit einem </text:span><text:span text:style-name="T14">Enter</text:span><text:span text:style-name="T2"> im letzten Feld oder mit einem </text:span><text:span text:style-name="T14">Ctrl-Enter</text:span><text:span text:style-name="T2"> an einer beliebigen Stelle wird die Eingabe beendet. Mit </text:span><text:span text:style-name="T14">Esc</text:span><text:span text:style-name="T2"> wird die Eingabe abgebrochen; alle Änderungen werden dann verworfen.</text:span></text:p>
      <text:p text:style-name="Text_20_body_20_indent"><text:span text:style-name="T2">Beim </text:span><text:span text:style-name="T4">Betreten</text:span><text:span text:style-name="T2"> eines Eingabefeldes ist der enthaltene Text zunächst markiert, was an einer abweichenden Farbe zu erkennen ist. Nun haben Sie zwei Eingabemöglichkeiten: Entweder Sie schreiben direkt einen neuen Text; dann wird der alte Feldinhalt gelöscht. Oder Sie bewegen den Cursor zunächst nach links oder rechts; in dem Fall verschwindet die Markierung, und neu eingegebener Text wird in den bereits vorhandenen eingefügt. Mit </text:span><text:span text:style-name="T14">Ins</text:span><text:span text:style-name="T2"> können Sie zwischen Einfüge- und Überschreib-Modus umschalten.</text:span></text:p>
      <text:p text:style-name="Text_20_body_20_indent"><text:span text:style-name="T2">Einige Eingabefelder können länger sein, als angezeigt. In diesem Fall </text:span><text:span text:style-name="T4">scrollt</text:span><text:span text:style-name="T2"> das Feld bei Bedarf einfach nach links oder rechts. Kleine Pfeile zeigen an, daß weiter links oder weiter rechts noch zusätzlicher Text vorhanden ist.</text:span></text:p>
      <text:p text:style-name="Text_20_body_20_indent"><text:span text:style-name="T2">Viele Felder erfordern ganz bestimmte, immer wiederkehrende Eingaben. Solche Felder sind mit einer Auswahlliste versehen, was durch die Anzeige von </text:span><text:span text:style-name="T15">[F2]</text:span><text:span text:style-name="T2"> in der unteren, rechten Ecke des Dialog-Fensters angezeigt wird. In diesem Fall wird mit </text:span><text:span text:style-name="T14">F2</text:span><text:span text:style-name="T2"> die Liste aktiviert, aus der Sie die gewünschte Eingabe wählen können. Bei einigen Feldern ist diese Auswahl bindend, d.h. es dürfen nur Werte eingegeben werden, die in der Liste enthalten sind; andere Eingaben werden nicht akzeptiert (z.B. bei der Eingabe der Baudrate). Andere Felder erlauben trotz Auswahlliste beliebige Eingaben (z.B. die Adresse der seriellen Schnittstelle).</text:span></text:p>
      <text:p text:style-name="Text_20_body_20_indent"><text:span text:style-name="T2">Innerhalb von Datums- und Uhrzeit-Feldern kann mit den Tasten </text:span><text:span text:style-name="T14">+</text:span><text:span text:style-name="T2"> und </text:span><text:span text:style-name="T14">-</text:span><text:span text:style-name="T2"> geblättert werden. In Textfeldern kann die komplette Eingabe mit </text:span><text:span text:style-name="T14">Ctrl-G</text:span><text:span text:style-name="T2"> in Groß- oder mit </text:span><text:span text:style-name="T14">Ctrl-K</text:span><text:span text:style-name="T2"> in Kleinschreibung umgewandelt werden. </text:span><text:span text:style-name="T14">Ctrl-X</text:span><text:span text:style-name="T2"> erzeugt eine gemischte Schreibweise, wobei die Anfangsbuchstaben aller Wörter großgeschrieben sind.</text:span></text:p>
      <text:h text:style-name="Heading_20_3" text:outline-level="3">2.3.5. Und sonst?</text:h>
      <text:p text:style-name="Text_20_body_20_indent">Alle übrigen Elemente der OpenXP-Benutzeroberfläche - Auswahlliste, Buttons usw. - sind eigentlich jedem Computerbenutzer so gut vertraut, daß sie wohl keiner weiteren Erklärung bedürfen.</text:p>
      <text:h text:style-name="Heading_20_2" text:outline-level="2">2.4. Mausbedienung</text:h>
      <text:p text:style-name="Text_20_body_20_indent">Eigentlich sollte OpenXP ein rein Tastatur-bedienbares Programm werden, sein und bleiben. Aber wie Sie vermutlich schon entdeckt haben, ist es nicht dabei geblieben - seit Version 2.0 ist die XP-Benutzeroberfläche vollständig mausbedienbar. Vollständig, bis auf wenige Ausnahmen, wie z.B. die Online-Hilfe. Ich hoffe, daß Sie mir diese kleinen Auslassungen und Inkonsistenzen nachsehen... Ich werde mir Mühe geben, sie in einer der nächsten Versionen zu beseitigen.</text:p>
      <text:p text:style-name="Text_20_body_20_indent"><text:span text:style-name="T2">Oberstes Gebot bei der OpenXP-Maussteuerung war, daß die Tastaturbedienung unverändert bleibt. Dabei herausgekommen ist eine Maussteuerung, die sich vom üblichen </text:span><text:span text:style-name="T4">SAA-Standard</text:span><text:span text:style-name="T2"> der meisten Programme unterscheidet, die aber genauso intuitiv, in einigen Fällen sogar deutlich bequemer bedienbar ist.</text:span></text:p>
      <text:h text:style-name="Heading_20_2" text:outline-level="2">2.5. Grundsätzliches</text:h>
      <text:p text:style-name="Text_20_body_20_indent"><text:span text:style-name="T2">Ob Sie eine Mausbedienung wünschen, oder nicht, können Sie unter </text:span><text:span text:style-name="T19">Config</text:span><text:span text:style-name="T20">®</text:span><text:span text:style-name="T19">Optionen</text:span><text:span text:style-name="T20">®</text:span><text:span text:style-name="T19">Bedienung</text:span><text:span text:style-name="T2"> einstellen. An gleicher Stelle können Sie auch die Maustasten vertauschen (für Linkshänder). Bei Standardeinstellung dient die linke Maustaste immer zum Auswählen oder Bestätigen, und die rechte Taste zum Abbrechen. Wenn Sie die linke Taste </text:span><text:span text:style-name="T4">außerhalb</text:span><text:span text:style-name="T2"> eines Fensters drücken, so werden damit oft die Eingaben innerhalb des Fensters bestätigt und das Fenster geschlossen. Diese Funktion ersetzt den in vielen Programmen üblichen </text:span><text:span text:style-name="T19">OK</text:span><text:span text:style-name="T2">-Schalter. Auf gleiche Weise ersetzt die rechte Taste den </text:span><text:span text:style-name="T19">Abbruch</text:span><text:span text:style-name="T2">- oder </text:span><text:span text:style-name="T19">Cancel</text:span><text:span text:style-name="T2">-Schalter. In Auswahllisten muß meistens zur Bestätigung die linke Taste zweimal kurz hintereinander gedrückt werden, also ein sog. Doppelklick.</text:span></text:p>
      <text:h text:style-name="Heading_20_2" text:outline-level="2">2.6. Menüs</text:h>
      <text:p text:style-name="Text_20_body_20_indent">Die Mausbedienung der Menüs erfolgt genauso, wie Sie es von anderen Programmen gewohnt sind. Einmaliges Anklicken öffnet Menüs und aktiviert Menüpunkte, Bewegen der Maus bei gedrückter linker Taste wechselt direkt zwischen verschiedenen Menüs. Mit der rechten Taste gelangen Sie eine Menüebene zurück, mit der linken Taste außerhalb eines Menüs wird die Menüauswahl abgebrochen.</text:p>
      <text:h text:style-name="Heading_20_2" text:outline-level="2">2.7. Dialogboxen</text:h>
      <text:p text:style-name="Text_20_body_20_indent">Einzelne Eingabefelder werden mit der linken Taste angewählt. Wenn Sie die linke Taste auf der Bezeichnung eines Text-Eingabefeldes betätigen, wird die Eingabe markiert. Bei Auswahllisten, die durch einen Pfeil nach unten gekennzeichnet sind, haben Sie zwei Möglichkeiten: Entweder Sie klicken mit der linken Taste auf den Pfeil (Pull-Down-Liste), oder Sie klicken mit der rechten Taste innerhalb des Eingabefeldes (Pop-Up-Liste). Zum Bestätigen der Eingabe klicken Sie einmal mit der linken Taste außerhalb des Fensters, zum Verwerfen mit der rechten Taste.</text:p>
      <text:h text:style-name="Heading_20_2" text:outline-level="2">2.8. Bretter und Nachrichten</text:h>
      <text:p text:style-name="Text_20_body_20_indent"><text:span text:style-name="T2">Im Hauptfenster, in dem Bretter, User, Nachrichten und Anderes angezeigt werden (näheres dazu </text:span><text:a xlink:type="simple" xlink:href="#ID_KA020303"><text:span text:style-name="T9">s.o.</text:span></text:a><text:span text:style-name="T2">), wählt ein einzelner Druck auf die linke Taste eine Zeile aus. Ein Doppelklick entspricht </text:span><text:span text:style-name="T14">Enter</text:span><text:span text:style-name="T2">, ein Druck auf die rechte Taste entspricht </text:span><text:span text:style-name="T14">Esc</text:span><text:span text:style-name="T2">. Zum Blättern bzw. Rollen der Anzeige gibt es drei Möglichkeiten:</text:span></text:p>
      <text:list text:style-name="itemize">
        <text:list-item>
          <text:p text:style-name="P49">1.<text:tab/>Halten Sie die linke Taste gedrückt, und bewegen <text:s/>Sie die Maus zum oberen oder unteren <text:s/>Bildschirmrand.</text:p>
        </text:list-item>
        <text:list-item>
          <text:p text:style-name="P16">2.<text:tab/>Klicken Sie mit der linken Taste in der oberen <text:s/>Bildhälfte am linken oder rechten Rand, um eine Seite <text:s/>nach oben zu blättern, oder in der unteren <text:s/>Hälfte, um nach unten zu blättern.</text:p>
        </text:list-item>
        <text:list-item>
          <text:p text:style-name="P16">3.<text:tab/>Halten Sie die linke Taste am Bildrand gedrückt, <text:s/>und bewegen Sie die Maus nach oben oder unten, um schnell <text:s/>mehrere Seiten weiterzublättern.</text:p>
        </text:list-item>
      </text:list>
      <text:h text:style-name="Heading_20_2" text:outline-level="2">2.9. Tastenkürzel</text:h>
      <text:p text:style-name="Text_20_body_20_indent">Die in der zweiten Bildzeile angezeigten Tastenkürzel können Sie direkt mit der Maus anklicken. Dies gilt jedoch (noch) nicht für die Tastenkürzel in der letzten Bildzeile.</text:p>
      <text:h text:style-name="Heading_20_2" text:outline-level="2">2.10. Lister</text:h>
      <text:p text:style-name="Text_20_body_20_indent"><text:span text:style-name="T2">Im eingebauten Nachrichtenlister wird die Eingabe nach oben oder unten gerollt, indem Sie die Maus zum entsprechenden Bildrand bewegen. Wahlweise können Sie auch unter </text:span><text:span text:style-name="T19">Config</text:span><text:span text:style-name="T20">®</text:span><text:span text:style-name="T19">Optionen</text:span><text:span text:style-name="T20">®</text:span><text:span text:style-name="T19">Lister</text:span><text:span text:style-name="T2"> einen Rollbalken (</text:span><text:span text:style-name="T4">Scrollbar</text:span><text:span text:style-name="T2">) einschalten, um die Lister-Anzeige gezielt zu steuern. Mit der rechten Taste wird der Lister verlassen.</text:span></text:p>
      <text:h text:style-name="Heading_20_2" text:outline-level="2">2.11. Kalender (Zusatz<text:span text:style-name="T29">®</text:span>Kalender)</text:h>
      <text:p text:style-name="Text_20_body_20_indent">Klicken Sie in der linken oder rechten Bildhälfte des Kalenders, um Monate vor- oder zurückzublättern. Klicken Sie im oberen oder unteren Teil des Fensters, um die Jahre zu wechseln. Mit der rechten oder linken Taste außerhalb des Kalender-Fensters wird der Kalender geschlossen.</text:p>
      <text:p text:style-name="P25">Tabelle <text:sequence text:ref-name="refTable8" text:name="Table" text:formula="ooow:Table+1" style:num-format="1">3</text:sequence> Tastaturbelegung</text:p>
      <table:table table:name="Tabelle9" table:style-name="Tabelle9">
        <table:table-column table:style-name="Tabelle9.A" table:number-columns-repeated="2"/>
        <table:table-row>
          <table:table-cell table:style-name="Tabelle9.A1" office:value-type="string">
            <text:p text:style-name="Table_20_Contents">Cursor rechts</text:p>
          </table:table-cell>
          <table:table-cell table:style-name="Tabelle9.B1" office:value-type="string">
            <text:p text:style-name="Table_20_Contents">Monat um eins erhöhen </text:p>
          </table:table-cell>
        </table:table-row>
        <table:table-row>
          <table:table-cell table:style-name="Tabelle9.A2" office:value-type="string">
            <text:p text:style-name="Table_20_Contents">Cursor links</text:p>
          </table:table-cell>
          <table:table-cell table:style-name="Tabelle9.B2" office:value-type="string">
            <text:p text:style-name="Table_20_Contents">Monat um eins verringern</text:p>
          </table:table-cell>
        </table:table-row>
        <table:table-row>
          <table:table-cell table:style-name="Tabelle9.A2" office:value-type="string">
            <text:p text:style-name="Table_20_Contents">Cursor hoch</text:p>
          </table:table-cell>
          <table:table-cell table:style-name="Tabelle9.B2" office:value-type="string">
            <text:p text:style-name="Table_20_Contents">Jahr um eins erhöhen</text:p>
          </table:table-cell>
        </table:table-row>
        <table:table-row>
          <table:table-cell table:style-name="Tabelle9.A2" office:value-type="string">
            <text:p text:style-name="Table_20_Contents">Cursor runter</text:p>
          </table:table-cell>
          <table:table-cell table:style-name="Tabelle9.B2" office:value-type="string">
            <text:p text:style-name="Table_20_Contents">Jahr um eins verringern</text:p>
          </table:table-cell>
        </table:table-row>
        <table:table-row>
          <table:table-cell table:style-name="Tabelle9.A2" office:value-type="string">
            <text:p text:style-name="Table_20_Contents">Bild hoch</text:p>
          </table:table-cell>
          <table:table-cell table:style-name="Tabelle9.B2" office:value-type="string">
            <text:p text:style-name="Table_20_Contents">Um 10 Jahre das Jahr erhöhen</text:p>
          </table:table-cell>
        </table:table-row>
        <table:table-row>
          <table:table-cell table:style-name="Tabelle9.A2" office:value-type="string">
            <text:p text:style-name="Table_20_Contents">Bild runter</text:p>
          </table:table-cell>
          <table:table-cell table:style-name="Tabelle9.B2" office:value-type="string">
            <text:p text:style-name="Table_20_Contents">Um 10 Jahre das Jahr verringern</text:p>
          </table:table-cell>
        </table:table-row>
        <table:table-row>
          <table:table-cell table:style-name="Tabelle9.A2" office:value-type="string">
            <text:p text:style-name="Table_20_Contents"><text:span text:style-name="T16">Pos 1</text:span><text:span text:style-name="T6"> / </text:span><text:span text:style-name="T16">Home</text:span></text:p>
          </table:table-cell>
          <table:table-cell table:style-name="Tabelle9.B2" office:value-type="string">
            <text:p text:style-name="Table_20_Contents">Um 100 Jahre das Jahr erhöhen</text:p>
          </table:table-cell>
        </table:table-row>
        <table:table-row>
          <table:table-cell table:style-name="Tabelle9.A2" office:value-type="string">
            <text:p text:style-name="Table_20_Contents">Ende</text:p>
          </table:table-cell>
          <table:table-cell table:style-name="Tabelle9.B2" office:value-type="string">
            <text:p text:style-name="Table_20_Contents">Um 100 Jahre das Jahr verringern</text:p>
          </table:table-cell>
        </table:table-row>
        <table:table-row>
          <table:table-cell table:style-name="Tabelle9.A2" office:value-type="string">
            <text:p text:style-name="Table_20_Contents">Einf</text:p>
          </table:table-cell>
          <table:table-cell table:style-name="Tabelle9.B2" office:value-type="string">
            <text:p text:style-name="Table_20_Contents">Um 1000 Jahre das Jahr erhöhen</text:p>
          </table:table-cell>
        </table:table-row>
        <table:table-row>
          <table:table-cell table:style-name="Tabelle9.A2" office:value-type="string">
            <text:p text:style-name="Table_20_Contents">Entf</text:p>
          </table:table-cell>
          <table:table-cell table:style-name="Tabelle9.B2" office:value-type="string">
            <text:p text:style-name="Table_20_Contents">Um 1000 Jahre das Jahr verringern</text:p>
          </table:table-cell>
        </table:table-row>
        <table:table-row>
          <table:table-cell table:style-name="Tabelle9.A2" office:value-type="string">
            <text:p text:style-name="Table_20_Contents">Zifferntasten</text:p>
          </table:table-cell>
          <table:table-cell table:style-name="Tabelle9.B2" office:value-type="string">
            <text:p text:style-name="Table_20_Contents">Direktes Ansteuern von Monat und Jahr.</text:p>
          </table:table-cell>
        </table:table-row>
      </table:table>
      <text:p text:style-name="P30"/>
      <text:h text:style-name="P15" text:outline-level="1">Kapitel 3. Arbeiten mit OpenXP</text:h>
      <text:h text:style-name="Heading_20_2" text:outline-level="2">3.1. Point-Installation und Netzanrufe</text:h>
      <text:p text:style-name="Text_20_body_20_indent"><text:span text:style-name="T2">(Fido- und UUCP-Anwender: Bitte in </text:span><text:span text:style-name="T15">fido.txt</text:span><text:span text:style-name="T2"> / </text:span><text:span text:style-name="T15">uucp.txt</text:span><text:span text:style-name="T2"> weiterlesen).</text:span></text:p>
      <text:h text:style-name="Heading_20_3" text:outline-level="3">3.1.1. Wie bekomme ich den Point zum Laufen?</text:h>
      <text:p text:style-name="Text_20_body_20_indent">Bevor OpenXP Nachrichten senden und empfangen kann, müssen Sie dem Programm mitteilen, wohin und wie die Daten übertragen werden sollen. Mit anderen Worten: Sie müssen die korrekte Serverbox-Konfiguration einstellen. Dazu benötigen Sie zunächst folgende Informationen:</text:p>
      <text:p text:style-name="Text_20_body_20_indent"><text:span text:style-name="T5">•<text:tab/></text:span><text:span text:style-name="T6">den Pointnamen (entfällt im MausNet)</text:span></text:p>
      <text:p text:style-name="Text_20_body_20_indent"><text:span text:style-name="T5">•<text:tab/></text:span><text:span text:style-name="T6">das Pointpaßwort</text:span></text:p>
      <text:p text:style-name="Text_20_body_20_indent"><text:span text:style-name="T5">•<text:tab/></text:span><text:span text:style-name="T6">den verwendeten Packer</text:span></text:p>
      <text:p text:style-name="Text_20_body_20_indent"><text:span text:style-name="T5">•<text:tab/></text:span><text:span text:style-name="T6">das verwendete Übertragungsprotokoll</text:span></text:p>
      <text:p text:style-name="Text_20_body_20_indent"><text:span text:style-name="T5">•<text:tab/></text:span><text:span text:style-name="T6">den Pointtyp (nur im MagicNET / Seven)</text:span></text:p>
      <text:p text:style-name="Text_20_body_20_indent">Diese Informationen erhalten Sie von Ihrem SYSOP.</text:p>
      <text:p text:style-name="Text_20_body_20_indent"><text:span text:style-name="T2">Rufen Sie nun mit </text:span><text:span text:style-name="T19">Edit</text:span><text:span text:style-name="T20">®</text:span><text:span text:style-name="T19">Boxen</text:span><text:span text:style-name="T2"> die Boxenliste auf. Die Liste enthält zunächst nur einen Eintrag: den Box- und Usernamen und den Netztyp, den Sie beim ersten Programmstart eingegeben haben. Sollten Sie sich dabei vertippt haben, dann ist jetzt der richtige Zeitpunkt, um den Fehler zu korrigieren. Verwenden Sie dazu </text:span><text:span text:style-name="T19">Edit</text:span><text:span text:style-name="T20">®</text:span><text:span text:style-name="T19">Name</text:span><text:span text:style-name="T2"> bzw. Ne</text:span><text:span text:style-name="T14">t</text:span><text:span text:style-name="T2">ztyp.</text:span></text:p>
      <text:p text:style-name="Text_20_body_20_indent"><text:span text:style-name="T2">Als Nächstes müssen alle Point-Daten unter </text:span><text:span text:style-name="T19">Edit</text:span><text:span text:style-name="T20">®</text:span><text:span text:style-name="T19">Point</text:span><text:span text:style-name="T2"> korrekt eingetragen werden. Genaue Informationen über die Eingabefelder entnehmen Sie bitte der Online-Hilfe. Bitte achten Sie </text:span><text:span text:style-name="T4">unbedingt</text:span><text:span text:style-name="T2"> darauf, daß alle Angaben korrekt sind. Mir selbst ist es schon passiert, daß eine Eu- äh.. Zerberus-kompatible Box sich bei einem fehlerhaften Netcall aufgehängt hat.</text:span></text:p>
      <text:h text:style-name="Heading_20_3" text:outline-level="3">3.1.2. Übertragungs-Protokoll</text:h>
      <text:p text:style-name="Text_20_body_20_indent"><text:span text:style-name="T2">Es sind z.Zt. zwei Protokolle üblich: Zmodem und HS-Link. Die entsprechenden Einstellungen können Sie mit </text:span><text:span text:style-name="T14">F2</text:span><text:span text:style-name="T2"> auswählen. Bitte beachten Sie dabei, daß bei Zmodem ein Upload-(Sende-) </text:span><text:span text:style-name="T4">und</text:span><text:span text:style-name="T2"> Download-(Empfangs-)-Protokoll benötigt wird, während bei HS-Link </text:span><text:span text:style-name="T4">nur</text:span><text:span text:style-name="T2"> der Uploader anzugeben ist; das Download-Feld bleibt bei HS-Link frei.</text:span></text:p>
      <text:p text:style-name="Text_20_body_20_indent"><text:span text:style-name="T2">Beachten Sie auch, daß die eingetragenen Übertragungs-Programme sich entweder im OpenXP-Verzeichnis befinden oder über einen DOS-Pfad erreichbar sein müssen. Bei Verwendung des Programms </text:span><text:span text:style-name="T4">BiModem</text:span><text:span text:style-name="T2"> muß in der BiModem-Konfiguration (Programm </text:span><text:span text:style-name="T14">biconfig</text:span><text:span text:style-name="T2">) das OpenXP-Verzeichnis als Upload- und Download-Verzeichnis eingetragen sein.</text:span></text:p>
      <text:p text:style-name="Text_20_body_20_indent"><text:span text:style-name="T2">Am einfachsten ist es, wenn Sie einfach nur </text:span><text:span text:style-name="T4">Zmodem</text:span><text:span text:style-name="T2"> als Up- und Download-Protokoll eintragen. OpenXP verwendet dann das mitgelieferte Zmodem-Protokoll.</text:span></text:p>
      <text:p text:style-name="Text_20_body_20_indent"><text:span text:style-name="T2">Bei MausTausch müssen Sie zusätzlich den Kennbuchstaben - d.h. den Anfangsbuchstaben - des verwendeten Protokolls angeben, also z.B. </text:span><text:span text:style-name="T14">Z</text:span><text:span text:style-name="T2"> für Zmodem.</text:span></text:p>
      <text:h text:style-name="P50" text:outline-level="3">3.1.3. Packer</text:h>
      <text:p text:style-name="Text_20_body_20_indent"><text:span text:style-name="T2">Achten Sie darauf, daß alle Packer-Angaben zueinander passen. Insbesondere die Dateierweiterungen müssen korrekt eingestellt sein. Welche Erweiterungen die einzelnen Packer verwenden, steht in der Online-Hilfe. Auch für Packer / Entpacker gilt: Das / die Programm(e) müssen sich im OpenXP-Verzeichnis befinden oder per Pfad erreichbar sein. Beim MagicNET-Netztyp </text:span><text:span text:style-name="T4">müssen</text:span><text:span text:style-name="T2"> Sie </text:span><text:span text:style-name="T25">arc</text:span><text:span text:style-name="T2"> (</text:span><text:span text:style-name="T14">pk(x)arc</text:span><text:span text:style-name="T2"> o.ä.) als Packer verwenden, falls die Box mit dem Programm AlphaBox arbeitet.</text:span></text:p>
      <text:p text:style-name="P17"><draw:frame draw:style-name="fr1" draw:name="Rahmen1" text:anchor-type="paragraph" svg:x="0.607cm" svg:y="0.584cm" svg:width="15.974cm" draw:z-index="0"><draw:text-box fo:min-height="1.87cm"><text:p text:style-name="Wichtig"><text:span text:style-name="T30">Wichtig: </text:span><text:span text:style-name="T31">Wenn Sie diese Einstellung ändern, und bereits Bretter in der eingestellten Hierarchie vorhanden sind, müssen Sie zusätzlich den Namen dieser Bretter einzeln ändern.</text:span></text:p></draw:text-box></draw:frame></text:p>
      <text:p text:style-name="P17"/>
      <text:p text:style-name="P17"/>
      <text:p text:style-name="P17"/>
      <text:h text:style-name="Heading_20_3" text:outline-level="3">3.1.4. Modem-Einstellungen</text:h>
      <text:p text:style-name="Text_20_body_20_indent"><text:span text:style-name="T2">Als nächstes müssen Sie mit </text:span><text:span text:style-name="T19">Edit</text:span><text:span text:style-name="T20">®</text:span><text:span text:style-name="T19">Modem</text:span><text:span text:style-name="T2"> alle für den Verbindungsaufbau und die Ansteuerung des Modems benötigten Informationen eintragen. Die meisten Einstellungen sind bereits mit sinnvollen Werten belegt und müssen zunächst nicht geändert werden. Nur zwei Einstellungen sollten Sie überprüfen: Die Schnittstelle (COM1-COM4) und die verwendete Baudrate. Bei Modems mit Datenkompression sollte die Baudrate in jedem Fall </text:span><text:span text:style-name="T4">über</text:span><text:span text:style-name="T2"> der Übertragungsrate des Modems liegen. Welche Baudraten (DTE-Raten) möglich sind, steht in Ihrem Modem-Handbuch. Hohe Baudraten (ab 38400) funktionieren nur zuverlässig, wenn Ihr Rechner über einen 16550A-Chip verfügt (s. </text:span><text:a xlink:type="simple" xlink:href="#F.10.%2016550%7Coutline"><text:span text:style-name="T9">Anhang F.10</text:span></text:a><text:span text:style-name="T2">).</text:span></text:p>
      <text:p text:style-name="Text_20_body_20_indent"><text:span text:style-name="T2">Stellen Sie Ihr Modem so ein, daß es Ergebnis-Codes im Klartext (und nicht als Zahlen) liefert. Insbesondere ist OpenXP darauf angewiesen, daß das Modem auf jeden Befehl mit einem </text:span><text:span text:style-name="T15">OK</text:span><text:span text:style-name="T2"> antwortet.</text:span></text:p>
      <text:h text:style-name="Heading_20_3" text:outline-level="3">3.1.5. serielle Schnittstelle</text:h>
      <text:p text:style-name="Text_20_body_20_indent"><text:span text:style-name="T2">Falls Sie mit einer unüblichen Schnittstellen-Konfiguration oder mit COM3 oder COM4 arbeiten, sollten Sie zunächst die betreffende IRQ-Einstellung und die Portadresse unter </text:span><text:span text:style-name="T19">Config</text:span><text:span text:style-name="T20">®</text:span><text:span text:style-name="T19">Modem</text:span><text:span text:style-name="T2"> überprüfen. Näheres steht wie üblich in der Online-Hilfe.</text:span></text:p>
      <text:h text:style-name="Heading_20_3" text:outline-level="3">3.1.6. ZConnect-Einstellungen</text:h>
      <text:p text:style-name="Text_20_body_20_indent"><draw:frame draw:style-name="fr1" draw:name="Rahmen2" text:anchor-type="paragraph" svg:x="0.194cm" svg:y="2.3cm" svg:width="16.215cm" draw:z-index="1"><draw:text-box fo:min-height="2.185cm"><text:p text:style-name="Wichtig"><text:span text:style-name="T32">Wichtig: </text:span><text:span text:style-name="T33">OpenXP verwendet zum Übertragen der ZConnect-Daten das sogenannte </text:span><text:span text:style-name="T34">Janus</text:span><text:span text:style-name="T33">-Verfahren. Informieren Sie Ihren Sysop unbedingt darüber, daß Sie mit </text:span><text:span text:style-name="T34">Janus</text:span><text:span text:style-name="T33"> arbeiten, damit er Ihren Point korrekt einrichten kann.</text:span></text:p></draw:text-box></draw:frame><text:span text:style-name="T2">Falls Sie OpenXP an einem ZConnect-fähigen Server einsetzen, müssen Sie unter </text:span><text:span text:style-name="T19">Edit</text:span><text:span text:style-name="T20">®</text:span><text:span text:style-name="T19">Namen</text:span><text:span text:style-name="T2"> den korrekte Domainnamen des Servers eintragen. Diesen Namen teilt Ihnen der Systembetreiber zusammen mit den übrigen Pointdaten mit.</text:span></text:p>
      <text:h text:style-name="P50" text:outline-level="3">3.1.7. MagicNET-Einstellungen</text:h>
      <text:p text:style-name="Text_20_body_20_indent"><text:span text:style-name="T2">Für Points im MagicNET oder dessen Spaltprodukten müssen Sie zusätzlich noch einige Dinge unter </text:span><text:span text:style-name="T19">Edit</text:span><text:span text:style-name="T20">®</text:span><text:span text:style-name="T19">MagicNET</text:span><text:span text:style-name="T2"> einstellen. Falls Ihr Point ein Aliaspoint ist, müssen Sie den betreffenden Schalter aktivieren; außerdem muß der derzeitige Name des Netzes eingestellt werden. Falls Sie die Option </text:span><text:span text:style-name="T19">Message-IDs</text:span><text:span text:style-name="T2"> eingeschaltet haben, müssen Sie bei </text:span><text:span text:style-name="T19">Edit</text:span><text:span text:style-name="T20">®</text:span><text:span text:style-name="T19">Namen</text:span><text:span text:style-name="T2"> den korrekten Domainnamen Ihrer Serverbox eintragen. Für das SevenNET ist dies z.Zt. </text:span><text:span text:style-name="T25">.seven.sub.org</text:span><text:span text:style-name="T2">. Das MagicNET hat keine Domain; statt dessen werden Pseudodomains wie </text:span><text:span text:style-name="T25">.magic</text:span><text:span text:style-name="T2"> verwendet. Im Zweifelsfall fragen Sie bitte Ihren Sysop.</text:span></text:p>
      <text:h text:style-name="Heading_20_3" text:outline-level="3">3.1.8. MausNet-Einstellungen</text:h>
      <text:p text:style-name="Text_20_body_20_indent"><text:span text:style-name="T2">Das MausNet kennt leider noch keine hierarchisch geordnete Brettstruktur wie Z-Netz, Usenet oder Seven. Daher müssen Sie bei </text:span><text:span text:style-name="T19">Edit</text:span><text:span text:style-name="T20">®</text:span><text:span text:style-name="T19">Netze</text:span><text:span text:style-name="T2"> zusätzlich einstellen, unter welcher Bretthierarchie die Maus-Nachrichten einsortiert werden sollen. Voreinstellung ist </text:span><text:span text:style-name="T15">/MAUS/</text:span><text:span text:style-name="T2">. </text:span></text:p>
      <text:p text:style-name="Text_20_body_20_indent"/>
      <text:p text:style-name="Text_20_body_20_indent"><text:span text:style-name="T2">Falls es sich bei der MausNet-Box nicht um eine </text:span><text:span text:style-name="T4">echte</text:span><text:span text:style-name="T2"> Maus handelt, sondern um eine Box, die mit dem Programm QUARK (QuarkTausch) oder MADNESS (TumTausch) arbeitet, müssen Sie bei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zusätzlich </text:span><text:span text:style-name="T25">quark.scr</text:span><text:span text:style-name="T2"> bzw. </text:span><text:span text:style-name="T25">madness.scr</text:span><text:span text:style-name="T2"> als Netcall-Script eintragen. Die Dateien </text:span><text:span text:style-name="T15">quark.scr</text:span><text:span text:style-name="T2"> und </text:span><text:span text:style-name="T15">madness.scr</text:span><text:span text:style-name="T2"> befinden sich im </text:span><text:span text:style-name="T15">beispiel</text:span><text:span text:style-name="T2">-Unterverzeichnis des OpenXP-Verzeichnisses, das dem OpenXP-Paket beiliegt.</text:span></text:p>
      <text:h text:style-name="Heading_20_3" text:outline-level="3">3.1.9. Der erste Netcall</text:h>
      <text:p text:style-name="Text_20_body_20_indent"><text:span text:style-name="T2">Wenn alle Daten korrekt eingetragen sind, können Sie einen ersten Anruf wagen; dies geschieht mit </text:span><text:span text:style-name="T19">Netcall</text:span><text:span text:style-name="T20">®</text:span><text:span text:style-name="T19">Einzeln</text:span><text:span text:style-name="T2">. Es ist sinnvoll, dabei direkt mit </text:span><text:span text:style-name="T19">Nachricht</text:span><text:span text:style-name="T20">®</text:span><text:span text:style-name="T19">Brettmanager</text:span><text:span text:style-name="T20">®</text:span><text:span text:style-name="T19">Liste_anfordern</text:span><text:span text:style-name="T2"> eine Brettliste zu bestellen.</text:span></text:p>
      <text:p text:style-name="Text_20_body_20_indent"><text:span text:style-name="T2">Nach der Durchführung des Netcalls befindet sich im Brett </text:span><text:span text:style-name="T15">/»Netzanruf</text:span><text:span text:style-name="T2"> eine Nachricht, in der das genaue Ergebnis des Anrufs aufgelistet ist.</text:span></text:p>
      <text:h text:style-name="Heading_20_3" text:outline-level="3">3.1.10. Wenn der Netcall nicht funktioniert ...</text:h>
      <text:p text:style-name="Text_20_body_20_indent"><text:span text:style-name="T2">dann haben Sie sich vermutlich bei </text:span><text:span text:style-name="T19">Edit</text:span><text:span text:style-name="T20">®</text:span><text:span text:style-name="T19">Boxen</text:span><text:span text:style-name="T20">®</text:span><text:span text:style-name="T19">Edit</text:span><text:span text:style-name="T20">®</text:span><text:span text:style-name="T19">Point</text:span><text:span text:style-name="T2"> verschrieben. Erscheint beim Einloggen mehrmals hintereinander </text:span><text:span text:style-name="T15">Username / Paßwort / Username / Paßwort...</text:span><text:span text:style-name="T2">, dann sind Pointname oder Pointpaßwort fehlerhaft. Erscheint nach der Meldung </text:span><text:span text:style-name="T15">Box packt Daten..</text:span><text:span text:style-name="T2"> keine Meldung des Übertragungs-Protokolls, dann ist das entsprechende Programm falsch eingetragen oder nicht erreichbar.</text:span></text:p>
      <text:p text:style-name="Text_20_body_20_indent"><text:span text:style-name="T2">Wenn OpenXP sich überhaupt nicht mit Ihrem Modem versteht, dann haben Sie vermutlich eine falsche Schnittstelle eingestellt oder etwas falsches unter </text:span><text:span text:style-name="T19">Config</text:span><text:span text:style-name="T20">®</text:span><text:span text:style-name="T19">Modem</text:span><text:span text:style-name="T20">®</text:span><text:span text:style-name="T23">...</text:span><text:span text:style-name="T2"> eingetragen. Evtl. liegt es auch daran, daß Sie ein Spar-Modemkabel besitzen, bei dem das CD- oder das CTS-Signal nicht weitergeleitet wird. In diesem Fall sollten Sie </text:span><text:span text:style-name="T19">CD ignorieren</text:span><text:span text:style-name="T2"> bzw. </text:span><text:span text:style-name="T19">CTS ignorieren</text:span><text:span text:style-name="T2"> einschalten. Falls das Modem eine </text:span><text:span text:style-name="T15">&amp;C</text:span><text:span text:style-name="T2">-Option besitzt, muß sie eingeschaltet sein (</text:span><text:span text:style-name="T25">AT &amp;C1</text:span><text:span text:style-name="T2">). Eine genauere Beschreibung der wichtigsten Modem-Kommandos finden Sie in </text:span><text:a xlink:type="simple" xlink:href="#Anhang%20F.%20Was%20Sie%20schon%20immer%20über%20Ihr%20Modem%20wissen%20wollten,%20aber%20nie%20zu%20fragen%20wagten%20(kleine%20Modemkunde)%7Coutline"><text:span text:style-name="T9">Anhang F</text:span></text:a><text:span text:style-name="T2">.</text:span></text:p>
      <text:p text:style-name="Text_20_body_20_indent"><text:span text:style-name="T2">Falls OpenXP den Netcall abbricht, nachdem die Box abgehoben hat, aber bevor ein </text:span><text:span text:style-name="T15">CONNECT</text:span><text:span text:style-name="T2"> zustande gekommen ist, sollten Sie versuchsweise die Option </text:span><text:span text:style-name="T19">Login-Bild Abbrechen</text:span><text:span text:style-name="T2"> bei </text:span><text:span text:style-name="T19">Config</text:span><text:span text:style-name="T20">®</text:span><text:span text:style-name="T19">Optionen</text:span><text:span text:style-name="T20">®</text:span><text:span text:style-name="T19">Netcall</text:span><text:span text:style-name="T2"> abschalten.</text:span></text:p>
      <text:p text:style-name="Text_20_body_20_indent"><text:span text:style-name="T2">Erscheint in der Netcall-Wartepause immer die Meldung </text:span><text:span text:style-name="T15">Anruf eingegangen</text:span><text:span text:style-name="T2">, dann unterstützt Ihre serielle Schnittstelle oder Ihr Modemkabel kein RING-(Klingel-)Signal. In dem Fall müssen Sie </text:span><text:span text:style-name="T19">Config</text:span><text:span text:style-name="T20">®</text:span><text:span text:style-name="T19">Modem</text:span><text:span text:style-name="T20">®</text:span><text:span text:style-name="T23">..</text:span><text:span text:style-name="T2">+</text:span><text:span text:style-name="T19">RING-Erkennung</text:span><text:span text:style-name="T2"> abschalten.</text:span></text:p>
      <text:p text:style-name="Text_20_body_20_indent"><text:span text:style-name="T2">Meldet OpenXP nach beendetem Netcall </text:span><text:span text:style-name="T15">Puffer fehlt! (Fehler beim Entpacken?)</text:span><text:span text:style-name="T2">, so ist vermutlich ein falscher Entpacker eingetragen, oder der eingetragene Entpacker ist nicht per DOS-Pfad erreichbar. Beachten Sie, daß bei MagicNET- und Seven-Boxen, die mit AlphaBox arbeiten, </text:span><text:span text:style-name="T14">pk(x)arc</text:span><text:span text:style-name="T2"> o.ä. als Packer / Entpacker verwendet werden müssen.</text:span></text:p>
      <text:p text:style-name="Text_20_body_20_indent"><text:span text:style-name="T2">Wenn das Einlesen der empfangenen Daten nicht funktioniert, legt OpenXP die empfangenen Pakete im Unterverzeichnis </text:span><text:span text:style-name="T15">bad</text:span><text:span text:style-name="T2"> ab. Dadurch wird verhindert, daß sie beim nächsten Anrufversuch überschrieben werden. Sie können die Nachrichten von Hand entpacken und über </text:span><text:span text:style-name="T19">XPoint</text:span><text:span text:style-name="T20">®</text:span><text:span text:style-name="T19">Import</text:span><text:span text:style-name="T20">®</text:span><text:span text:style-name="T23">...</text:span><text:span text:style-name="T2"> einlesen.</text:span></text:p>
      <text:p text:style-name="Text_20_body_20_indent"><text:span text:style-name="T2">Eine Hilfe bei der Diagnose von Netzanrufproblemen, die mit dem Packer oder dem Übertragungsprotokoll zusammenhängen, sind die Schalter </text:span><text:span text:style-name="T19">Paramterzeile anzeigen</text:span><text:span text:style-name="T2"> und </text:span><text:span text:style-name="T19">auf Tastendruck warten</text:span><text:span text:style-name="T2"> unter </text:span><text:span text:style-name="T19">Config</text:span><text:span text:style-name="T20">®</text:span><text:span text:style-name="T19">Extern</text:span><text:span text:style-name="T20">®</text:span><text:span text:style-name="T19">Shell</text:span><text:span text:style-name="T2">. Der erste Schalter bewirkt, daß Sie genau sehen können, wie Packer und Protokol aufgerufen werden. Der zweite Schalter hilft dabei, Fehlermeldungen dieser Programme lesen zu können.</text:span></text:p>
      <text:p text:style-name="Text_20_body_20_indent">Kommen Sie trotz einer Überprüfung aller Daten nicht weiter, dann wenden Sie sich an Ihren Sysop oder an den OpenXP-Support.</text:p>
      <text:h text:style-name="Heading_20_3" text:outline-level="3">3.1.11. Eintragen mehrerer Points</text:h>
      <text:p text:style-name="Text_20_body_20_indent"><text:span text:style-name="T2">Wie bereits erwähnt, kann OpenXP nicht nur einen, sondern beliebig viele Points bei verschiedenen Mailboxen verwalten. Mit </text:span><text:span text:style-name="T19">Edit</text:span><text:span text:style-name="T20">®</text:span><text:span text:style-name="T19">Boxen</text:span><text:span text:style-name="T20">®</text:span><text:span text:style-name="T19">Neu</text:span><text:span text:style-name="T2"> können Sie neue Points anlegen; dazu wird die komplette Konfiguration des gerade gewählten Points kopiert.</text:span></text:p>
      <text:h text:style-name="Heading_20_3" text:outline-level="3">3.1.12. Netzanruf bei bestehender Verbindung</text:h>
      <text:p text:style-name="Text_20_body_20_indent"><text:span text:style-name="T2">Wenn Sie statt </text:span><text:span text:style-name="T19">Netcall</text:span><text:span text:style-name="T20">®</text:span><text:span text:style-name="T19">Einzeln</text:span><text:span text:style-name="T2"> den Menüpunkt </text:span><text:span text:style-name="T19">Netcall</text:span><text:span text:style-name="T20">®</text:span><text:span text:style-name="T19">Relogin</text:span><text:span text:style-name="T2"> verwenden, geht OpenXP davon aus, daß bereits eine Verbindung zur Box besteht. Dadurch können Sie nach einem Online-Anruf (mit einem beliebigen Terminalprogramm) die angebrochene Gebühreneinheit ausnutzen und einen Netcall durchführen. Geben Sie dazu in der Box den </text:span><text:span text:style-name="T25">LOGIN</text:span><text:span text:style-name="T2">- oder </text:span><text:span text:style-name="T25">RELOGIN</text:span><text:span text:style-name="T2">-Befehl ein (kann je nach Box unterschiedlich heißen). Bei Maus-Boxen rufen Sie das Hauptmenü auf, bei Madness-Boxen verwenden Sie den Befehl </text:span><text:span text:style-name="T25">TUM</text:span><text:span text:style-name="T2">. Verlassen Sie nun das Terminalprogramm, starten Sie OpenXP und rufen Sie </text:span><text:span text:style-name="T19">Netcall</text:span><text:span text:style-name="T20">®</text:span><text:span text:style-name="T19">Relogin</text:span><text:span text:style-name="T2"> auf. Bei Maus- oder Madness-Boxen können Sie anschließend weiter in der Box arbeiten; bei allen anderen Boxen wird die Verbindung nach dem Netcall getrennt.</text:span></text:p>
      <text:h text:style-name="Heading_20_2" text:outline-level="2">3.2. Bestellen, Abbestellen und Verwalten von Brettern</text:h>
      <text:h text:style-name="Heading_20_3" text:outline-level="3">3.2.1. Der automatische Brettverwalter</text:h>
      <text:p text:style-name="Text_20_body_20_indent">Zum Bestellen und Abbestellen von Brettern schickt OpenXP eine Nachricht an einen Pseudouser. Hinter diesem User steckt ein Programm, das die Bestellungen auswertet und die betreffenden Bretter für Sie ein- oder austrägt. Je nach Box schickt es Ihnen auf Wunsch auch noch zusätzliche Informationen zu.</text:p>
      <text:p text:style-name="Text_20_body_20_indent"><text:span text:style-name="T2">Bevor Sie Bretter bestellen oder abbestellen kontrollieren Sie bitte, ob der Name des Brettverwalters unter </text:span><text:span text:style-name="T19">Edit</text:span><text:span text:style-name="T20">®</text:span><text:span text:style-name="T19">Boxen</text:span><text:span text:style-name="T20">®</text:span><text:span text:style-name="T19">Edit</text:span><text:span text:style-name="T20">®</text:span><text:span text:style-name="T19">Namen</text:span><text:span text:style-name="T2"> korrekt eingestellt ist. Bei Zerberus und den meisten kompatiblen Programmen heißt er </text:span><text:span text:style-name="T25">MAPS</text:span><text:span text:style-name="T2">, bei einigen jedoch anders. Im MagicNET heißt er </text:span><text:span text:style-name="T25">MAF</text:span><text:span text:style-name="T2">, bei älteren Programmen evtl. </text:span><text:span text:style-name="T25">SYS-MAN</text:span><text:span text:style-name="T2">. Informieren Sie sich in Zweifelsfall bei Ihrem Sysop.</text:span></text:p>
      <text:p text:style-name="Text_20_body_20_indent">Bei QuickMail gibt es keinen automatischen Brettverwalter. Tragen Sie stattdessen den Namen Ihres Sysops ein; der erledigt die Brettbestellungen dann für Sie (hoffentlich).</text:p>
      <text:p text:style-name="Text_20_body_20_indent">Im MausNet gibt es keinen Pseudouser, sondern die Brettverwaltung erfolgt über spezielle Steuerbefehle.</text:p>
      <text:h text:style-name="Heading_20_3" text:outline-level="3">3.2.2. Brettliste anfordern</text:h>
      <text:p text:style-name="Text_20_body_20_indent"><text:span text:style-name="T2">Bevor Sie Bretter bestellen können, benötigt OpenXP zunächst eine Brettliste, die Sie mit </text:span><text:span text:style-name="T19">Nachricht</text:span><text:span text:style-name="T20">®</text:span><text:span text:style-name="T19">Brettmanager</text:span><text:span text:style-name="T20">®</text:span><text:span text:style-name="T19">Liste_anfordern</text:span><text:span text:style-name="T2"> beim Brettverwalter bestellen können. Um die Liste zu erhalten, müssen Sie anschließend </text:span><text:span text:style-name="T4">zwei</text:span><text:span text:style-name="T2"> Netzanrufe (MausNet: einen Netzanruf) durchführen. Soweit möglich, liest OpenXP die Brettliste automatisch ein. Wenn nicht, dann wählen Sie die Liste in Ihrem PM-Brett und verwenden Sie </text:span><text:span text:style-name="T19">Nachricht</text:span><text:span text:style-name="T20">®</text:span><text:span text:style-name="T19">Brettmanager</text:span><text:span text:style-name="T20">®</text:span><text:span text:style-name="T19">Liste_einlesen</text:span><text:span text:style-name="T2">.</text:span></text:p>
      <text:h text:style-name="Heading_20_3" text:outline-level="3">3.2.3. Bretter bestellen</text:h>
      <text:p text:style-name="Text_20_body_20_indent"><text:span text:style-name="T2">Bretter, deren Inhalt Sie regelmäßig lesen möchten, müssen zunächst bestellt werden. Benutzen Sie dazu den Menüpunkt </text:span><text:span text:style-name="T19">Nachricht</text:span><text:span text:style-name="T20">®</text:span><text:span text:style-name="T19">Brettmanager</text:span><text:span text:style-name="T20">®</text:span><text:span text:style-name="T19">Bestellen</text:span><text:span text:style-name="T2">. Markieren Sie die gewünschten Bretter mit </text:span><text:span text:style-name="T14">Space</text:span><text:span text:style-name="T2">, und bestellen Sie diese mit </text:span><text:span text:style-name="T14">Enter</text:span><text:span text:style-name="T2">.</text:span></text:p>
      <text:h text:style-name="Heading_20_3" text:outline-level="3">3.2.4. Bretter abbestellen</text:h>
      <text:p text:style-name="Text_20_body_20_indent"><text:span text:style-name="T2">Es gibt zwei Möglichkeiten zum Abbestellen von Brettern: Entweder, Sie markieren die betreffenden Bretter mit </text:span><text:span text:style-name="T14">Space</text:span><text:span text:style-name="T2"> im Brettfenster und wählen </text:span><text:span text:style-name="T19">Nachricht</text:span><text:span text:style-name="T20">®</text:span><text:span text:style-name="T19">Brettmanager</text:span><text:span text:style-name="T20">®</text:span><text:span text:style-name="T19">Abbestellen</text:span><text:span text:style-name="T20">®</text:span><text:span text:style-name="T19">Ja</text:span><text:span text:style-name="T2">, oder Sie wählen </text:span><text:span text:style-name="T19">Nachricht</text:span><text:span text:style-name="T20">®</text:span><text:span text:style-name="T19">Brettmanager</text:span><text:span text:style-name="T20">®</text:span><text:span text:style-name="T19">Abbestellen</text:span><text:span text:style-name="T20">®</text:span><text:span text:style-name="T19">Liste</text:span><text:span text:style-name="T2">, und markieren anschließend die betreffenden Bretter in der Brettliste. Letzteres hat den Vorteil, daß Sie auch Bretter abbestellen können, die nicht in der Brettdatenbank vorhanden sind.</text:span></text:p>
      <text:p text:style-name="Text_20_body_20_indent"><text:span text:style-name="T2">Im Z-Netz gibt es sogar noch eine dritte Möglichkeit, nämlich </text:span><text:span text:style-name="T19">Nachricht</text:span><text:span text:style-name="T20">®</text:span><text:span text:style-name="T19">Brettmanager</text:span><text:span text:style-name="T20">®</text:span><text:span text:style-name="T19">Sonstiges</text:span><text:span text:style-name="T20">®</text:span><text:span text:style-name="T19">DEL</text:span><text:span text:style-name="T2">. In diesem Fall müßten Sie jedoch alle Brettnamen von Hand eingeben, was sehr umständlich ist und zu Tippfehlern führen kann.</text:span></text:p>
      <text:p text:style-name="Text_20_body_20_indent"><text:span text:style-name="T2">Beachten Sie, daß sich das Bestellen und Abbestellen nur auf eingehende Nachrichten bezieht. Sie können in allen Netzen außer dem FidoNet auch ohne weiteres in Bretter schreiben, die Sie </text:span><text:span text:style-name="T4">nicht</text:span><text:span text:style-name="T2"> bestellt haben - vorausgesetzt natürlich, Sie haben Schreibrechte für die betreffenden Bretter.</text:span></text:p>
      <text:h text:style-name="Heading_20_3" text:outline-level="3">3.2.5. Bestätigungen für (ab)bestellte Bretter</text:h>
      <text:p text:style-name="Text_20_body_20_indent"><text:span text:style-name="T2">Wenn Sie im Z-Netz oder MagicNET Bretter bestellen oder abbestellen, erhalten Sie beim nächsten Netzanruf eine kurze Nachricht, in der die Bestellung bestätigt wird, oder aber eine Fehlermeldung, wenn Sie keinen Zugriff auf die betreffenden Bretter haben. Im MausNet erhalten Sie ebenfalls eine Bestätigung, allerdings befindet sie sich am Ende des Netzanruf-Berichtes (einer Nachricht, die OpenXP nach jedem Netzanruf erzeugt und im Brett </text:span><text:span text:style-name="T15">/»Netzanruf</text:span><text:span text:style-name="T2"> ablegt). Im Usenet (changesys) erhalten Sie als Antwort Ihren aktuellen Sysfile-Eintrag (s. </text:span><text:span text:style-name="T15">uucp.txt</text:span><text:span text:style-name="T2">).</text:span></text:p>
      <text:h text:style-name="P50" text:outline-level="3">3.2.6. gekürzte Brettnamen im Z-Netz</text:h>
      <text:p text:style-name="Text_20_body_20_indent"><text:span text:style-name="T2">Wenn Sie im Z-Netz eine ausführliche Brettliste anfordern, dann sind lange Brettnamen manchmal zugunsten der Brettbeschreibung ein wenig gekürzt. Wenn Sie in einer solchen Liste lange Brettnamen markieren und (ab)bestellen, wird Ihnen </text:span><text:span text:style-name="T14">MAPS</text:span><text:span text:style-name="T2"> melden, daß keine auf den Namen passende Bretter gefunden wurden. In diesem Fall müssen Sie die Bretter entweder innerhalb der Brettübersicht markieren und dann (ab)bestellen, oder die (Ab)bestellung von Hand an </text:span><text:span text:style-name="T14">MAPS</text:span><text:span text:style-name="T2"> senden.</text:span></text:p>
      <text:h text:style-name="Heading_20_3" text:outline-level="3">3.2.7. Bretter bearbeiten</text:h>
      <text:p text:style-name="Text_20_body_20_indent">OpenXP kennt vier Arten von Brettern:</text:p>
      <text:p text:style-name="Text_20_body_20_indent"><text:span text:style-name="T5">•<text:tab/></text:span><text:span text:style-name="T6">Systembretter</text:span></text:p>
      <text:p text:style-name="Text_20_body_20_indent"><text:span text:style-name="T5">•<text:tab/></text:span><text:span text:style-name="T6">PM-Bretter</text:span></text:p>
      <text:p text:style-name="Text_20_body_20_indent"><text:span text:style-name="T5">•<text:tab/></text:span><text:span text:style-name="T6">Netz-Bretter</text:span></text:p>
      <text:p text:style-name="Text_20_body_20_indent"><text:span text:style-name="T5">•<text:tab/></text:span><text:span text:style-name="T6">User-Bretter</text:span></text:p>
      <text:p text:style-name="Text_20_body_20_indent">User-Bretter werden in der Userliste mitverwaltet und sollen hier nicht weiter behandelt werden.</text:p>
      <text:p text:style-name="Text_20_body_20_indent"><text:span text:style-name="T2">Systembretter stehen immer am Anfang der Brettliste und beginnen mit einem </text:span><text:span text:style-name="T15">»</text:span><text:span text:style-name="T2">-Zeichen. In diesen Brettern werden Systemmeldungen von OpenXP abgelegt, z.B. Netzanruf-Reports oder Statistiken. Systembretter sind </text:span><text:span text:style-name="T4">nicht</text:span><text:span text:style-name="T2"> beschreibbar.</text:span></text:p>
      <text:p text:style-name="Text_20_body_20_indent"><text:span text:style-name="T2">PM-Bretter stehen direkt unterhalb der Systembretter; in diesen Brettern werden eingehende PMs (persönliche Nachrichten) abgelegt. Der Name der Bretter entspricht dem Empfängernamen der PMs, d.h. normalerweise Ihrem Usernamen. Mit </text:span><text:span text:style-name="T14">F8</text:span><text:span text:style-name="T2"> können Sie jederzeit innerhalb der Brettliste zum ersten PM-Brett springen. PM-Bretter sind ebenfalls </text:span><text:span text:style-name="T4">nicht</text:span><text:span text:style-name="T2"> beschreibbar.</text:span></text:p>
      <text:p text:style-name="Text_20_body_20_indent">Alle übrigen Bretter sind Netz-Bretter.</text:p>
      <text:p text:style-name="Text_20_body_20_indent"><text:span text:style-name="T2">Innerhalb der Brettliste wird mit </text:span><text:span text:style-name="T14">S</text:span><text:span text:style-name="T2"> in den Bearbeitungs-Modus umgeschaltet. Dort haben Sie die Möglichkeit, neue Bretter anzulegen (</text:span><text:span text:style-name="T14">H</text:span><text:span text:style-name="T2">), leere Bretter zu löschen (</text:span><text:span text:style-name="T14">L</text:span><text:span text:style-name="T2">) oder vorhandene Bretter zu bearbeiten (</text:span><text:span text:style-name="T14">E</text:span><text:span text:style-name="T2">). Drei Einstellungen sind dabei besonders wichtig:</text:span></text:p>
      <text:p text:style-name="Text_20_body_20_indent"><text:span text:style-name="T5">•<text:tab/></text:span><text:span text:style-name="T6">die Serverbox (kurz: Server). An diese Box werden alle Nachrichten verschickt, die Sie in das betreffende Brett schreiben. Bretter </text:span><text:span text:style-name="T10">ohne</text:span><text:span text:style-name="T6"> Server werden als OpenXP-intern angesehen; dorthin geschriebene Nachrichten werden </text:span><text:span text:style-name="T10">nicht</text:span><text:span text:style-name="T6"> verschickt.</text:span></text:p>
      <text:p text:style-name="Text_20_body_20_indent"><text:span text:style-name="T5">•<text:tab/></text:span><text:span text:style-name="T6">die Haltezeit in Tagen oder Anzahl von Nachrichten. Alle Nachrichten, die die Haltezeit bzw. -anzahl überschritten haben, werden bei der nächsten Reorganisation gelöscht. Die Eingabe von </text:span><text:span text:style-name="T35">0</text:span><text:span text:style-name="T6"> entspricht </text:span><text:span text:style-name="T10">unendlich</text:span><text:span text:style-name="T6">.</text:span></text:p>
      <text:p text:style-name="Text_20_body_20_indent"><draw:frame draw:style-name="fr1" draw:name="Rahmen4" text:anchor-type="paragraph" svg:x="0.275cm" svg:y="2.05cm" svg:width="16.335cm" draw:z-index="3"><draw:text-box fo:min-height="1.358cm"><text:p text:style-name="Wichtig"><text:span text:style-name="T32">Wichtig: </text:span><text:span text:style-name="T33">Ist die Brettgruppe </text:span><text:span text:style-name="T34">Intern</text:span><text:span text:style-name="T33">, dann werden Nachrichten an dieses Brett </text:span><text:span text:style-name="T34">nicht</text:span><text:span text:style-name="T33"> ins Netz verschickt.</text:span></text:p></draw:text-box></draw:frame><text:span text:style-name="T5">•<text:tab/></text:span><text:span text:style-name="T6">die Brettgruppe. Jedes Brett ist einer bestimmten Gruppe von Brettern zugeordnet; dadurch werden verschiedene Eigenschaften des Brettes festgelegt. Genaueres hierzu finden Sie in </text:span><text:a xlink:type="simple" xlink:href="#5.1.%20Brettgruppen%7Coutline"><text:span text:style-name="T8">Kapitel 5.1</text:span></text:a><text:span text:style-name="T6">. </text:span></text:p>
      <text:p text:style-name="Text_20_body_20_indent"/>
      <text:p text:style-name="Text_20_body_20_indent"><text:span text:style-name="T2">Sie können wahlweise auch mehrere Bretter gleichzeitig bearbeiten. Markieren Sie dazu die betreffenden Bretter einfach mit </text:span><text:span text:style-name="T14">Space</text:span><text:span text:style-name="T2">. Mit </text:span><text:span text:style-name="T14">Ctrl-E</text:span><text:span text:style-name="T2"> kann die Markierung wieder aufgehoben werden.</text:span></text:p>
      <text:p text:style-name="Text_20_body_20_indent"><text:span text:style-name="T2">Das Hinzufügen neuer Bretter </text:span><text:span text:style-name="T4">von Hand</text:span><text:span text:style-name="T2"> ist normalerweise nicht nötig, da neue Bretter beim Einlesen von Nachrichten automatisch angelegt werden. Dies ist daran zu erkennen, daß die betreffenden Brettnamen beim Einlesen hervorgehoben angezeigt werden.</text:span></text:p>
      <text:h text:style-name="Heading_20_3" text:outline-level="3">3.2.8. Brettcodes im MagicNET</text:h>
      <text:p text:style-name="Text_20_body_20_indent"><text:span text:style-name="T2">Im MagicNET werden Bretter intern nicht, wie in allen anderen Netzen, durch ihren Namen identifiziert, sondern durch einen 4stelligen Brettcode - die Brettcodes stehen in der zweiten Spalte der </text:span><text:span text:style-name="T14">MAF</text:span><text:span text:style-name="T2">-Brettliste. Normalerweise müssen Sie sich nicht um diese Codes kümmern; die Umwandlung in Brettnamen nimmt OpenXP automatisch vor. Wenn aber ein neues Brett angelegt wurde, das noch nicht in Ihrer Brettliste enthalten ist, und Sie Nachrichten aus diesem Brett erhalten, kennt OpenXP nicht den korrekten Brettnamen. Statt des Namens erscheint dann der 4stellige Brettcode in der Brettübersicht. Wenn dies passiert, sollten Sie ..</text:span></text:p>
      <text:p text:style-name="Text_20_body_20_indent"><text:span text:style-name="T5">•<text:tab/></text:span><text:span text:style-name="T6">eine neue Brettliste bestellen und mit einem Netcall abholen</text:span></text:p>
      <text:p text:style-name="Text_20_body_20_indent"><text:span text:style-name="T5">•<text:tab/></text:span><text:span text:style-name="T6">die Brettliste mit </text:span><text:span text:style-name="T36">Nachricht</text:span><text:span text:style-name="T37">®</text:span><text:span text:style-name="T36">Brettmanager</text:span><text:span text:style-name="T37">®</text:span><text:span text:style-name="T36">Liste_einl.</text:span><text:span text:style-name="T6"> einlesen</text:span></text:p>
      <text:p text:style-name="Text_20_body_20_indent"><text:span text:style-name="T5">•<text:tab/></text:span><text:span text:style-name="T6">der Brettliste den Namen des Brettes entnehmen (suchen Sie nach dem Brettcode)</text:span></text:p>
      <text:p text:style-name="Text_20_body_20_indent"><text:span text:style-name="T5">•<text:tab/></text:span><text:span text:style-name="T6">in den Spezial-Mode wechseln und das neue Brett umbenennen.</text:span></text:p>
      <text:p text:style-name="Text_20_body_20_indent">Ein Nebeneffekt der Brettcodes ist, daß der Name eines bestimmten Brettes in jeder Box unterschiedlich sein kann (und meistens auch ist).</text:p>
      <text:h text:style-name="Heading_20_3" text:outline-level="3">3.2.9. Gliederung</text:h>
      <text:p text:style-name="Text_20_body_20_indent"><text:span text:style-name="T2">Üblicherweise werden alle Bretter in alphabetischer Reihenfolge angezeigt. Bei OpenXP haben Sie allerdings die Möglichkeit, die Brettreihenfolge beliebig zu ändern. Wählen Sie einfach ein Brett (oder markieren Sie mehrere Bretter), und verschieben Sie das/die Brett(er) mit </text:span><text:span text:style-name="T14">P</text:span><text:span text:style-name="T2"> im Bearbeitungs-Modus an die gewünschte Position.</text:span></text:p>
      <text:p text:style-name="Text_20_body_20_indent"><draw:frame draw:style-name="fr1" draw:name="Rahmen5" text:anchor-type="paragraph" svg:x="0.275cm" svg:y="0.252cm" svg:width="16.312cm" draw:z-index="4"><draw:text-box fo:min-height="5.874cm"><text:p text:style-name="Wichtig"><text:span text:style-name="T32">Wichtig: </text:span><text:span text:style-name="T33">OpenXP versucht, neue Bretter immer möglichst alphabetisch in die vorhandene Brettliste einzusortieren. Wenn Sie jedoch sehr viele Umgruppierungen vornehmen, wird dies zunehmend schwerer. Es kann dann durchaus passieren, daß ein Brett nicht da einsortiert wird, wo Sie es erwarten oder wünschen würden. Je </text:span><text:span text:style-name="T34">alphabetischer</text:span><text:span text:style-name="T33"> die gewählte Brettreihenfolge ist, desto weniger Arbeit haben Sie mit dem neu-Positionieren automatisch angelegter Bretter. Wahlweise können Sie auch die Option neue Bretter am Ende anhängen bei Config</text:span><text:span text:style-name="T38"></text:span><text:span text:style-name="T33">Optionen</text:span><text:span text:style-name="T38"></text:span><text:span text:style-name="T33">Allgemeines einschalten. OpenXP hängt dann automatisch neu angelegte Bretter immer am Ende der Liste an, von wo aus Sie sie dann an die gewünschte Position verschieben können.</text:span></text:p></draw:text-box></draw:frame><text:span text:style-name="T2">Zusätzliche Übersicht schafft das Einfügen von Trennzeilen mit </text:span><text:span text:style-name="T14">Ctrl-T</text:span><text:span text:style-name="T2">.</text:span></text:p>
      <text:h text:style-name="Heading_20_3" text:outline-level="3">3.2.10. Schnellsuche</text:h>
      <text:p text:style-name="Text_20_body_20_indent"><text:span text:style-name="T2">Bei mehreren hundert Brettern ist es oft mühsam, bis zu einem bestimmten Brett weiterzublättern. Daher besitzt OpenXP eine eingebaute Brett-Schnellsuche: Geben Sie einfach </text:span><text:span text:style-name="T14">/</text:span><text:span text:style-name="T2"> ein, gefolgt von den ersten Buchstaben des gesuchten Brettnamens. Die Auswahlmarke springt dann Schritt für Schritt auf das jeweils erste passende Brett. Bei Brettern, die Unterbretter enthalten und mehrere </text:span><text:span text:style-name="T14">/</text:span><text:span text:style-name="T2">-Zeichen besitzen, müssen Sie die einzelnen Namensteile nicht komplett ausschreiben, sondern können diese genau wie in einer Zerberus-Mailbox abkürzen, z.B. </text:span><text:span text:style-name="T25">/Z/R/I/A</text:span><text:span text:style-name="T2"> für<text:line-break/> </text:span><text:span text:style-name="T25">/Z-NETZ/RECHNER/IBM/ALLGEMEINES</text:span><text:span text:style-name="T2">.</text:span></text:p>
      <text:h text:style-name="Heading_20_2" text:outline-level="2">3.3. Userverwaltung</text:h>
      <text:p text:style-name="P51">Die Userverwaltung erfolgt ähnlich wie die oben beschriebene Brettverwaltung; allerdings können die User keiner Brettgruppe zugeordnet werden.</text:p>
      <text:p text:style-name="P51"><text:span text:style-name="T39">Das Userfenster kennt zwei Anzeigearten: Die Komplettanzeige und die Adreßbuchanzeige. Zwischen beiden wird mit </text:span><text:span text:style-name="T40">A</text:span><text:span text:style-name="T39"> umgeschaltet. Im Adreßbuch-Modus werden nur diejenigen User angezeigt, an die Sie einmal eine Mail geschickt haben, oder die Sie von Hand mit </text:span><text:span text:style-name="T40">R</text:span><text:span text:style-name="T39"> ins Adreßbuch aufgenommen haben. Alle im Adreßbuch enthaltenen User sind durch ein vorangestelltes</text:span><text:span text:style-name="T41"> X </text:span><text:span text:style-name="T42">gekennzeichnet.</text:span></text:p>
      <text:p text:style-name="P52"><text:span text:style-name="T43">Neue User werden automatisch in die Userliste aufgenommen, wenn persönliche Nachrichten von diesen Usern eingehen. Die Absender von öffentlichen Nachrichten werden nur dann aufgenommen, wenn Sie die Option </text:span><text:span text:style-name="T44">User-Aufnahme</text:span><text:span text:style-name="T43"> unter </text:span><text:span text:style-name="T44">Config</text:span><text:span text:style-name="T43">/</text:span><text:span text:style-name="T44">Optionen</text:span><text:span text:style-name="T43">/</text:span><text:span text:style-name="T44">Allgemeines</text:span><text:span text:style-name="T43">/</text:span><text:span text:style-name="T44">User-Aufnahme</text:span><text:span text:style-name="T43"> entsprechend eingestellt haben (s. Online-Hilfe). Der Schalter </text:span><text:span text:style-name="T44">Umlaute</text:span><text:span text:style-name="T43">, der für jeden User festlegt, ob deutsche Umlaute beim Schreiben an diesen User vor dem Absenden ins ASCII-Fo</text:span><text:span text:style-name="T39">rmat konvertiert werden sollen (ä in ae, ö in oe usw.), wird bei neu angelegten FidoNet- und Internet-Usern automatisch eingeschaltet, bei allen anderen Usern abgeschaltet. Diese Einstellung ist aber auch konfigurierbar, siehe </text:span><text:span text:style-name="T31">Config</text:span><text:span text:style-name="T39">/</text:span><text:span text:style-name="T31">Optionen/Allgemeines</text:span><text:span text:style-name="T39">.</text:span></text:p>
      <text:p text:style-name="P52"><text:span text:style-name="T39">Ebenso wie bei den Brettern kann auch in der Userliste mit </text:span><text:span text:style-name="T40">/</text:span><text:span text:style-name="T39"> schnell-gesucht werden.</text:span></text:p>
      <text:h text:style-name="Heading_20_2" text:outline-level="2">3.4. Konfiguration</text:h>
      <text:p text:style-name="Text_20_body_20_indent"><text:span text:style-name="T45">Jeder Benutzer stellt wieder andere Ansprüche an ein Pointprogramm und hat einen anderen Geschmack. Daher kann die Arbeitsweise und Bildschirmdarstellung von OpenXP weitgehend an Ihre Wünsche angepaßt werden. Alle diesbezüglichen Einstellungen finden Sie im </text:span><text:span text:style-name="T46">Config</text:span><text:span text:style-name="T45">-Menü:</text:span></text:p>
      <text:p text:style-name="P53">Tabelle <text:sequence text:ref-name="refTable9" text:name="Table" text:formula="ooow:Table+1" style:num-format="1">1</text:sequence> Config-Menü</text:p>
      <table:table table:name="Tabelle10" table:style-name="Tabelle10">
        <table:table-column table:style-name="Tabelle10.A" table:number-columns-repeated="2"/>
        <table:table-row>
          <table:table-cell table:style-name="Tabelle10.A1" office:value-type="string">
            <text:p text:style-name="Table_20_Contents"><text:span text:style-name="T36">Optionen</text:span><text:span text:style-name="T6">:</text:span></text:p>
          </table:table-cell>
          <table:table-cell table:style-name="Tabelle10.B1" office:value-type="string">
            <text:p text:style-name="Table_20_Contents">diverse Optionen</text:p>
          </table:table-cell>
        </table:table-row>
        <table:table-row>
          <table:table-cell table:style-name="Tabelle10.A2" office:value-type="string">
            <text:p text:style-name="Table_20_Contents"><text:span text:style-name="T36">EXtern</text:span><text:span text:style-name="T6">:</text:span></text:p>
          </table:table-cell>
          <table:table-cell table:style-name="Tabelle10.B2" office:value-type="string">
            <text:p text:style-name="Table_20_Contents">Optionen, die den internen und externen Lister und Editor sowie andere extern aufgerufene Programme betreffen (Packer, Codierer etc.)</text:p>
          </table:table-cell>
        </table:table-row>
        <table:table-row>
          <table:table-cell table:style-name="Tabelle10.A2" office:value-type="string">
            <text:p text:style-name="Table_20_Contents"><text:span text:style-name="T36">Pfade</text:span><text:span text:style-name="T6">:</text:span></text:p>
          </table:table-cell>
          <table:table-cell table:style-name="Tabelle10.B2" office:value-type="string">
            <text:p text:style-name="Table_20_Contents">verschiedene Arbeitsverzeichnisse von OpenXP</text:p>
          </table:table-cell>
        </table:table-row>
        <table:table-row>
          <table:table-cell table:style-name="Tabelle10.A2" office:value-type="string">
            <text:p text:style-name="Table_20_Contents"><text:span text:style-name="T36">Anzeige</text:span><text:span text:style-name="T6">:</text:span></text:p>
          </table:table-cell>
          <table:table-cell table:style-name="Tabelle10.B2" office:value-type="string">
            <text:p text:style-name="Table_20_Contents">Optionen, die die Bildschirmanzeige betreffen, insbesondere Farbeinstellungen</text:p>
          </table:table-cell>
        </table:table-row>
        <table:table-row>
          <table:table-cell table:style-name="Tabelle10.A2" office:value-type="string">
            <text:p text:style-name="Table_20_Contents"><text:span text:style-name="T36">Modem</text:span><text:span text:style-name="T6">:</text:span></text:p>
          </table:table-cell>
          <table:table-cell table:style-name="Tabelle10.B2" office:value-type="string">
            <text:p text:style-name="Table_20_Contents">Modem-Konfiguration für COM1 bis COM4</text:p>
          </table:table-cell>
        </table:table-row>
        <table:table-row>
          <table:table-cell table:style-name="Tabelle10.A2" office:value-type="string">
            <text:p text:style-name="Table_20_Contents"><text:span text:style-name="T36">Drucker</text:span><text:span text:style-name="T6">:</text:span></text:p>
          </table:table-cell>
          <table:table-cell table:style-name="Tabelle10.B2" office:value-type="string">
            <text:p text:style-name="Table_20_Contents">Drucker-Steuerzeichen und Seitenformat</text:p>
          </table:table-cell>
        </table:table-row>
        <table:table-row>
          <table:table-cell table:style-name="Tabelle10.A2" office:value-type="string">
            <text:p text:style-name="Table_20_Contents"><text:span text:style-name="T36">Tasten</text:span><text:span text:style-name="T6">:</text:span></text:p>
          </table:table-cell>
          <table:table-cell table:style-name="Tabelle10.B2" office:value-type="string">
            <text:p text:style-name="Table_20_Contents">Hier können Sie die Funktionstasten mit externen Programmen oder anderen Funktionen belegen.</text:p>
          </table:table-cell>
        </table:table-row>
        <table:table-row>
          <table:table-cell table:style-name="Tabelle10.A2" office:value-type="string">
            <text:p text:style-name="Table_20_Contents"><text:span text:style-name="T36">Zusatz-Menü</text:span><text:span text:style-name="T6">:</text:span></text:p>
          </table:table-cell>
          <table:table-cell table:style-name="Tabelle10.B2" office:value-type="string">
            <text:p text:style-name="Table_20_Contents">Hier können Sie externe Programme ins Zusatz-Menü eintragen.</text:p>
          </table:table-cell>
        </table:table-row>
        <table:table-row>
          <table:table-cell table:style-name="Tabelle10.A2" office:value-type="string">
            <text:p text:style-name="Table_20_Contents"><text:span text:style-name="T36">Sichern</text:span><text:span text:style-name="T6">:</text:span></text:p>
          </table:table-cell>
          <table:table-cell table:style-name="Tabelle10.B2" office:value-type="string">
            <text:p text:style-name="Table_20_Contents">sichert geänderte Einstellungen.</text:p>
          </table:table-cell>
        </table:table-row>
      </table:table>
      <text:p text:style-name="P30"/>
      <text:p text:style-name="Text_20_body_20_indent"><text:span text:style-name="T2">Unter </text:span><text:span text:style-name="T19">Config</text:span><text:span text:style-name="T20">®</text:span><text:span text:style-name="T19">Optionen</text:span><text:span text:style-name="T20">®</text:span><text:span text:style-name="T19">Bedienung</text:span><text:span text:style-name="T2"> können Sie festlegen, wann geänderte Einstellungen gesichert werden sollen. Bei der Standardeinstellung </text:span><text:span text:style-name="T15">automatisch</text:span><text:span text:style-name="T2"> werden Änderungen immer sofort gesichert; in diesem Fall entfällt der Menüpunkt </text:span><text:span text:style-name="T19">Config</text:span><text:span text:style-name="T20">®</text:span><text:span text:style-name="T19">Sichern</text:span><text:span text:style-name="T2">. Ansonsten müssen Änderungen immer explizit gespeichert werden, wenn Sie auch nach dem Verlassen des Programms noch gültig sein sollen.</text:span></text:p>
      <text:p text:style-name="Text_20_body_20_indent">Eine genaue Beschreibung aller Einstellungen finden Sie in der Online-Hilfe. Bevor Sie eine der voreingestellten Optionen ändern, sollten Sie unbedingt in der Hilfe nachsehen, was bei Änderung dieser Option zu beachten ist.</text:p>
      <text:h text:style-name="Heading_20_3" text:outline-level="3">3.4.1. Der Editor</text:h>
      <text:p text:style-name="Text_20_body_20_indent"><text:span text:style-name="T2">OpenXP besitzt einen eingebauten Editor, der zum Schreiben von Nachrichten verwendet wird. Die maximale Textgröße für diesen Editor ist z.Zt. auf die Größe des freien Hauptspeichers eingeschränkt - das sind je nach Systemkonfiguration ca. 100-200 KByte. Für größere Texte können Sie unter </text:span><text:span text:style-name="T19">Config</text:span><text:span text:style-name="T20">®</text:span><text:span text:style-name="T19">EXtern</text:span><text:span text:style-name="T20">®</text:span><text:span text:style-name="T19">Editor</text:span><text:span text:style-name="T2"> ein externes Editor-Programm eintragen, das OpenXP dann bei sehr großen Texten verwendet, z.B. QEdit(R).</text:span></text:p>
      <text:p text:style-name="Text_20_body_20_indent"><text:span text:style-name="T2">Wenn Ihnen der eingebaute Editor nicht gefällt, können Sie OpenXP natürlich auch so konfigurieren, daß es immer den externen Editor verwendet. Genaueres zum Editor finden Sie in </text:span><text:a xlink:type="simple" xlink:href="#6.2.%20Editor%7Coutline"><text:span text:style-name="T9">Kapitel 6.2.</text:span></text:a></text:p>
      <text:h text:style-name="Heading_20_3" text:outline-level="3">3.4.2. Paßwort-Schutz</text:h>
      <text:p text:style-name="Text_20_body_20_indent"><text:span text:style-name="T2">Über </text:span><text:span text:style-name="T19">Config</text:span><text:span text:style-name="T20">®</text:span><text:span text:style-name="T19">Optionen</text:span><text:span text:style-name="T20">®</text:span><text:span text:style-name="T19">Paßwort</text:span><text:span text:style-name="T2"> kann OpenXP mit einem Paßwort geschützt werden, das bei Programmstart einzugeben ist. Dieses Paßwort verhindert zwar den Programmstart und ist auch nicht so ohne weiteres knackbar, aber natürlich kann weiterhin von DOS-Ebene aus direkt auf sämtliche Dateien zugegriffen werden. Mit dem Parameter </text:span><text:span text:style-name="T25">/pw:</text:span><text:span text:style-name="T47">...</text:span><text:span text:style-name="T2"> läßt sich das Paßwort auch per Batchdatei an OpenXP übergeben.</text:span></text:p>
      <text:p text:style-name="Text_20_body_20_indent"><text:span text:style-name="T2">Bitte merken Sie sich Paßwörter </text:span><text:span text:style-name="T4">sehr genau</text:span><text:span text:style-name="T2">! Bei einem vergessenen Paßwort müssen Sie OpenXP neu installieren und die Nachrichtendatenbank aus den Pufferdateien neu aufbauen lassen (siehe </text:span><text:a xlink:type="simple" xlink:href="#Anhang%20H.%20Erste%20Hilfe%20bei%20Datenverlust%7Coutline"><text:span text:style-name="T9">Anhang H</text:span></text:a><text:span text:style-name="T2">).</text:span></text:p>
      <text:h text:style-name="Heading_20_3" text:outline-level="3">3.4.3. Telefongebühren</text:h>
      <text:p text:style-name="Text_20_body_20_indent"><text:span text:style-name="T2">Seit der Liberalisierung des Telefonmarktes ist es nahezu unmöglich, die Kosten korrekt zu ermitteln, es gibt aber ein Zusatzprogramm von Jan Neumann namens </text:span><text:span text:style-name="T14">xpcbc</text:span><text:span text:style-name="T2">, das auch bequeme Nutzung anderer Anbieter erlaubt, leider technisch bedingt nur auf das Fido-Netz optimiert. Bezugsquellen erfahren Sie in den Fachbrettern. OpenXP beinhaltet unter </text:span><text:span text:style-name="T19">Config</text:span><text:span text:style-name="T20">®</text:span><text:span text:style-name="T19">Optionen</text:span><text:span text:style-name="T20">®</text:span><text:span text:style-name="T19">Gebühren</text:span><text:span text:style-name="T2"> umfangreiche Einstellmöglichkeiten, um das Programm an die jeweilige Tarifstruktur anzupassen und so eine zumindest einigermaßen exakte Gebührenberechnung zu ermöglichen.</text:span></text:p>
      <text:p text:style-name="Text_20_body_20_indent">Grundsätzlich gibt es vier Kriterien, von denen der gerade gültige Telefontarif abhängt:</text:p>
      <text:p text:style-name="Text_20_body_20_indent"><text:span text:style-name="T5">•<text:tab/></text:span><text:span text:style-name="T6">der Wochentag</text:span></text:p>
      <text:p text:style-name="Text_20_body_20_indent"><text:span text:style-name="T5">•<text:tab/></text:span><text:span text:style-name="T6">die Uhrzeit</text:span></text:p>
      <text:p text:style-name="Text_20_body_20_indent"><text:span text:style-name="T5">•<text:tab/></text:span><text:span text:style-name="T6">die Tarifzone (Entfernungszone), in der Sie anrufen</text:span></text:p>
      <text:p text:style-name="Text_20_body_20_indent"><text:span text:style-name="T5">•<text:tab/></text:span><text:span text:style-name="T6">Der Anbieter</text:span></text:p>
      <text:p text:style-name="Text_20_body_20_indent">OpenXP faßt jeweils die Wochentage, an denen der gleiche Tarif gilt, zu einer Tabelle - genannt Tarifgruppe - zusammen. Nach den bisherigen Tarifmodellen sind daher zwei Tabellen notwendig: eine für die Wochentage und eine für Wochenenden und Feiertage. Leider sind den Möglichkeiten der Telefonkostenermittlung durch ein Programm gewisse Grenzen gesetzt. Werden z.B. Rabatte für häufig gewählte Nummern oder für eine bestimmte Anzahl von Gebühreneinheiten gewährt, so kann OpenXP die Gebühren nur noch ungefähr abschätzen.</text:p>
      <text:p text:style-name="Text_20_body_20_indent"><text:span text:style-name="T2">Wenn Sie OpenXP neu installieren, sind die seit Anfang 1996 geltenden Tarife voreingestellt. Für Fido-Direktanrufe (s. </text:span><text:span text:style-name="T15">fido.txt</text:span><text:span text:style-name="T2">) müssen zusätzlich die Vorwahlen der Tarifzonen City, Region 50 und Region 200 eingetragen werden. Damit Sie nicht alle Vorwahlen aus der Telekom-Preisinformation abtippen müssen, gibt es für alle Vorwahlbereiche Gebührendateien mit veralteten Tarifinformationen, aber allen Vorwahlen. Bezugsquellen erfahren Sie ebenfalls in den Support-Brettern.</text:span></text:p>
      <text:p text:style-name="Text_20_body_20_indent"><text:span text:style-name="T2">Näheres über das Anlegen und Bearbeiten von Gebührentabellen ist in der Online-Hilfe zu </text:span><text:span text:style-name="T19">Config</text:span><text:span text:style-name="T20">®</text:span><text:span text:style-name="T19">Optionen</text:span><text:span text:style-name="T20">®</text:span><text:span text:style-name="T19">Gebühren</text:span><text:span text:style-name="T20">®</text:span><text:span text:style-name="T19">Tarife</text:span><text:span text:style-name="T2"> beschrieben.</text:span></text:p>
      <text:h text:style-name="Heading_20_3" text:outline-level="3">3.4.4. Menüs</text:h>
      <text:p text:style-name="Text_20_body_20_indent"><text:span text:style-name="T2">Mit dem im Paket enthaltenem OpenXP-Menüeditor können Sie einzelne Menüpunkte oder Untermenüs vollständig aus dem </text:span><text:span text:style-name="T19">XPoint</text:span><text:span text:style-name="T2">-Menü entfernen. Damit läßt sich z.B. der Funktionsumfang von OpenXP einschränken, um die Bedienung für unerfahrenere Anwender zu vereinfachen. Oder Sie können z.B. das </text:span><text:span text:style-name="T19">Fido</text:span><text:span text:style-name="T2">-Menü entfernen, falls Sie den Netztyp Fido nicht verwenden, oder den Menüpunkt </text:span><text:span text:style-name="T19">Registrierung</text:span><text:span text:style-name="T2">, wenn Sie bereits registriert sind.</text:span></text:p>
      <text:p text:style-name="Text_20_body_20_indent"><text:span text:style-name="T2">Den Menüeditor </text:span><text:span text:style-name="T15">xpme.exe</text:span><text:span text:style-name="T2"> finden Sie im OpenXP-Verzeichnis.</text:span></text:p>
      <text:h text:style-name="Heading_20_2" text:outline-level="2">3.5. Lesen und Schreiben von Nachrichten</text:h>
      <text:h text:style-name="Heading_20_3" text:outline-level="3">3.5.1. Nachrichten lesen</text:h>
      <text:p text:style-name="Text_20_body_20_indent"><text:span text:style-name="T2">Innerhalb des Brettfensters können Sie mit </text:span><text:span text:style-name="T14">L</text:span><text:span text:style-name="T2"> wählen, welche Nachrichten OpenXP zum Lesen anzeigen soll. Es gibt prinzipiell drei Lesemodi:</text:span></text:p>
      <text:p text:style-name="Text_20_body_20_indent"><text:span text:style-name="T5">•<text:tab/></text:span><text:span text:style-name="T6">alle Nachrichten</text:span></text:p>
      <text:p text:style-name="Text_20_body_20_indent"><text:span text:style-name="T5">•<text:tab/></text:span><text:span text:style-name="T6">Nachrichten ab einem bestimmten Datum</text:span></text:p>
      <text:p text:style-name="Text_20_body_20_indent"><text:span text:style-name="T5">•<text:tab/></text:span><text:span text:style-name="T6">nur ungelesene Nachrichten</text:span></text:p>
      <text:p text:style-name="Text_20_body_20_indent"><text:span text:style-name="T2">Zum Datumsvergleich wird dabei nicht das Erstellungsdatum der Nachrichten herangezogen, sondern das Datum des Nachrichteneingangs. Der momentan gewählte Lesemodus wird in der zweiten Bildschirmzeile angezeigt. Alle Bretter, in denen zutreffende Nachrichten enthalten sind, werden in der Brettliste mit einem kleinen Pfeil markiert (ausgenommen beim Lesemodus </text:span><text:span text:style-name="T15">Alle</text:span><text:span text:style-name="T2">).</text:span></text:p>
      <text:p text:style-name="Text_20_body_20_indent"><text:span text:style-name="T2">Diese Einstellung bezieht sich </text:span><text:span text:style-name="T4">nicht</text:span><text:span text:style-name="T2"> auf die Nachrichten in User-Brettern, die immer komplett angezeigt werden.</text:span></text:p>
      <text:p text:style-name="Text_20_body_20_indent"><text:span text:style-name="T14">Enter</text:span><text:span text:style-name="T2"> zeigt alle Nachrichten an, die dem gewählten Lesemodus entsprechen, also z.B. alle neuen Nachrichten. </text:span><text:span text:style-name="T14">Ctrl-Enter</text:span><text:span text:style-name="T2"> zeigt </text:span><text:span text:style-name="T4">alle</text:span><text:span text:style-name="T2"> Nachrichten im Brett an.</text:span></text:p>
      <text:p text:style-name="Text_20_body_20_indent"><text:span text:style-name="T2">Zum Lesen der Nachrichten müssen Sie diese dann nur noch anwählen und </text:span><text:span text:style-name="T14">Enter</text:span><text:span text:style-name="T2"> drücken. Ungelesene Nachrichten sind mit einem </text:span><text:span text:style-name="T14">&gt;</text:span><text:span text:style-name="T2">-Zeichen markiert. Nach dem Lesen einer Nachricht springt die Markierung normalerweise immer auf die nächste Nachricht weiter. Diese Weiterschaltung läßt sich jedoch mit </text:span><text:span text:style-name="T14">Ctrl-W</text:span><text:span text:style-name="T2"> verhindern, was durch ein </text:span><text:span text:style-name="T15">W</text:span><text:span text:style-name="T2"> in der ersten Bildschirmzeile angezeigt wird.</text:span></text:p>
      <text:p text:style-name="Text_20_body_20_indent"><text:span text:style-name="T2">Nachrichten, die mit Rot13 codiert sind, können mit </text:span><text:span text:style-name="T14">Ctrl-R</text:span><text:span text:style-name="T2"> gelesen werden. Eine Rot13-Nachricht erkennen Sie an vuere rgjnf nhftrsnyyrara Fpuervojrvfr. Wahlweise können Sie eine Rot13-codierte Nachricht auch mit </text:span><text:span text:style-name="T19">Nachricht</text:span><text:span text:style-name="T20">®</text:span><text:span text:style-name="T19">Ändern</text:span><text:span text:style-name="T20">®</text:span><text:span text:style-name="T19">Rot13</text:span><text:span text:style-name="T2"> komplett decodieren.</text:span></text:p>
      <text:h text:style-name="Heading_20_3" text:outline-level="3">3.5.2. Antworten auf Nachrichten (Replys)</text:h>
      <text:p text:style-name="Text_20_body_20_indent"><text:span text:style-name="T2">Wählen Sie einfach die Nachricht, auf die geantwortet werden soll, und drücken Sie </text:span><text:span text:style-name="T14">b</text:span><text:span text:style-name="T2"> für eine öffentliche (Brett-) oder </text:span><text:span text:style-name="T14">p</text:span><text:span text:style-name="T2"> für eine private Antwort. Wenn Sie die Bezugsnachricht zitieren (</text:span><text:span text:style-name="T4">quoten</text:span><text:span text:style-name="T2"> - arghl) möchten, drücken Sie einfach gleichzeitig </text:span><text:span text:style-name="T14">Ctrl</text:span><text:span text:style-name="T2">, also </text:span><text:span text:style-name="T14">Ctrl-P</text:span><text:span text:style-name="T2"> für einen privaten oder </text:span><text:span text:style-name="T14">Ctrl-B</text:span><text:span text:style-name="T2"> für einen öffentlichen </text:span><text:span text:style-name="T4">Quote</text:span><text:span text:style-name="T2">. Nachdem Sie den Betreff bestätigt - oder geändert - haben, gelangen Sie in den Editor und können Ihre Nachricht schreiben. Achten Sie bei Quotes darauf, daß Sie nicht mehr von der Originalnachricht zitieren als unbedingt nötig.</text:span></text:p>
      <text:p text:style-name="Text_20_body_20_indent"><text:span text:style-name="T2">Nach Speichern der Nachricht und Verlassen des Editors gelangen Sie in das Sende-Fenster. Dort können auf Wunsch Betreff, Text, Codierung und Serverbox der Nachricht (Serverbox = System, an das diese Nachricht abgesetzt wird) geändert werden. Anschließend wird die Nachricht mit </text:span><text:span text:style-name="T14">J</text:span><text:span text:style-name="T2"> abgesandt oder aber mit </text:span><text:span text:style-name="T14">I</text:span><text:span text:style-name="T2"> nur intern, d.h. innerhalb von OpenXP gespeichert. Außerdem kann die Nachricht geparkt werden; siehe hierzu </text:span><text:a xlink:type="simple" xlink:href="#5.8.%20Nachrichten%20parken%7Coutline"><text:span text:style-name="T9">Kap. 5.8</text:span></text:a><text:span text:style-name="T2">. Steht hinter der Größenangabe ein </text:span><text:span text:style-name="T15">!</text:span><text:span text:style-name="T2">, dann bedeutet dies, daß die Nachricht größer ist als das in der betreffenden Brettgruppe gültige Nachrichtenlimit. Weiteres zu den Funktionen im Sendefenster finden Sie in der Online-Hilfe.</text:span></text:p>
      <text:p text:style-name="Text_20_body_20_indent"><text:span text:style-name="T2">Das Zeichen, das jeder Quotezeile vorangestellt werden soll, können Sie unter </text:span><text:span text:style-name="T19">Config</text:span><text:span text:style-name="T20">®</text:span><text:span text:style-name="T19">Optionen</text:span><text:span text:style-name="T20">®</text:span><text:span text:style-name="T19">Allgemeines</text:span><text:span text:style-name="T2"> einstellen. Dabei können wahlweise die Initialen des zitierten Users eingesetzt werden - Näheres steht in der Online-Hilfe.</text:span></text:p>
      <text:p text:style-name="Text_20_body_20_indent"><text:span text:style-name="T2">Bitte seien Sie sparsam beim Zitieren! Lange Zitate sind i.d.R. unnötig und verursachen eine Menge </text:span><text:span text:style-name="T4">Datenmüll</text:span><text:span text:style-name="T2"> - bedenken Sie, daß öffentliche Nachrichten in hunderten von Systemen verteilt werden. Um Ihnen beim Erkennen überlanger Zitate zu helfen, warnt OpenXP bei Nachrichten, die folgende Kriterien erfüllen:</text:span></text:p>
      <text:p text:style-name="Text_20_body_20_indent"><text:span text:style-name="T5">•<text:tab/></text:span><text:span text:style-name="T6">öffentliche Brettnachricht</text:span></text:p>
      <text:p text:style-name="Text_20_body_20_indent"><text:span text:style-name="T5">•<text:tab/></text:span><text:span text:style-name="T6">Nachricht ist mindestens 1 KByte groß</text:span></text:p>
      <text:p text:style-name="Text_20_body_20_indent"><text:span text:style-name="T5">•<text:tab/></text:span><text:span text:style-name="T6">Nachricht enthält 60% oder mehr zitierte Zeilen</text:span></text:p>
      <text:p text:style-name="Text_20_body_20_indent"><text:span text:style-name="T2">Statt eine Nachricht komplett zu zitieren und anschließend die überflüssigen Zeilen zu löschen, können Sie die gewünschten Zeilen auch vorher auswählen. Lassen Sie dazu die Bezugsnachricht anzeigen und markieren Sie die betreffenden Zeilen mit dem Markierbalken (</text:span><text:span text:style-name="T14">M</text:span><text:span text:style-name="T2"> zum Ein / Ausschalten des Balkens, Leertaste zum Markieren) oder mit der Maus. Drücken Sie anschließend </text:span><text:span text:style-name="T14">Ctrl-P</text:span><text:span text:style-name="T2"> bzw. </text:span><text:span text:style-name="T14">Ctrl-B</text:span><text:span text:style-name="T2">, ohne zur Nachrichtenanzeige zurückzukehren.</text:span></text:p>
      <text:h text:style-name="Heading_20_3" text:outline-level="3">3.5.3. Wiedervorlage</text:h>
      <text:p text:style-name="Text_20_body_20_indent"><text:span text:style-name="T2">Oft möchte man auf eine Nachricht nicht direkt antworten, sondern die Antwort auf später verschieben. Sehr leicht vergißt man die Antwort dann aber ganz, da die Nachricht nach dem nächsten Netcall nicht mehr bei den neuen Nachrichten aufgelistet wird. Daher können Sie mit </text:span><text:span text:style-name="T14">V</text:span><text:span text:style-name="T2"> eine Nachricht auf Wiedervorlage setzen - sie wird dann so lange bei den neuen Nachrichten mit angezeigt, bis Sie die Wiedervorlage mit </text:span><text:span text:style-name="T14">V</text:span><text:span text:style-name="T2"> wieder aufheben.</text:span></text:p>
      <text:p text:style-name="Text_20_body_20_indent"><text:span text:style-name="T2">Intern erreicht OpenXP dies durch ein einfaches Umsetzen des Empfangsdatum auf den 31.12.2069. Zugegeben eine sehr simple Methode - aber auch sehr effektiv. Nachrichten auf Wiedervorlage sind in der Nachrichtenliste mit einem </text:span><text:span text:style-name="T15">w</text:span><text:span text:style-name="T2"> gekennzeichnet. Das entsprechende Brett erhält dadurch natürlich auch eine Markierung als </text:span><text:span text:style-name="T15">Brett mit neuen Nachrichten</text:span><text:span text:style-name="T2">.</text:span></text:p>
      <text:p text:style-name="Text_20_body_20_indent"><text:span text:style-name="T2">Die Wiedervorlage-Funktion funktioniert in allen Brettern der Brettliste. Damit Sie einen Überblick behalten, können Sie mit </text:span><text:span text:style-name="T19">Nachricht</text:span><text:span text:style-name="T20">®</text:span><text:span text:style-name="T19">Suchen</text:span><text:span text:style-name="T20">®</text:span><text:span text:style-name="T19">Wiedervlg.</text:span><text:span text:style-name="T2"> alle Wiedervorlage-Nachrichten anzeigen lassen.</text:span></text:p>
      <text:h text:style-name="Heading_20_3" text:outline-level="3">3.5.4. Schreiben von neuen Nachrichten</text:h>
      <text:p text:style-name="Text_20_body_20_indent"><text:span text:style-name="T2">Um eine eigene, neue Nachricht zu schreiben, die sich nicht auf eine bereits vorhandene bezieht, wählen Sie zunächst den Empfänger - d.h. ein Brett in der Brettliste oder einen User in der Userliste - und drücken Sie </text:span><text:span text:style-name="T14">B</text:span><text:span text:style-name="T2">. Geben Sie den gewünschten Betreff ein und schreiben und versenden Sie Ihre Nachricht dann wie oben beschrieben.</text:span></text:p>
      <text:p text:style-name="Text_20_body_20_indent"><text:span text:style-name="T2">Nachrichten an User (PMs) können Sie auch sehr bequem mit </text:span><text:span text:style-name="T19">Nachricht</text:span><text:span text:style-name="T20">®</text:span><text:span text:style-name="T19">Direkt</text:span><text:span text:style-name="T2"> versenden. Neue User werden dabei automatisch angelegt; bei bereits vorhandenen Usern genügt die Angabe des Usernamens - den Boxnamen hängt OpenXP automatisch an (das kann natürlich schiefgehen, wenn es mehrere User mit dem gleichen Namen gibt ...).</text:span></text:p>
      <text:p text:style-name="Text_20_body_20_indent">Bitte beachten Sie, daß in unterschiedlichen Netzen unterschiedliche Längenbegrenzungen für den Betreff gelten. OpenXP verarbeitet zwar Betreffs mit bis zu 70 Zeichen Länge, kürzt in einigen Netzen den Betreff ausgehender Nachrichten jedoch auf die maximal zulässige Länge:</text:p>
      <text:p text:style-name="P25">Tabelle <text:sequence text:ref-name="refTable10" text:name="Table" text:formula="ooow:Table+1" style:num-format="1">2</text:sequence> maximale Betrefflänge in den Netzen</text:p>
      <table:table table:name="Tabelle11" table:style-name="Tabelle11">
        <table:table-column table:style-name="Tabelle11.A" table:number-columns-repeated="2"/>
        <table:table-row>
          <table:table-cell table:style-name="Tabelle11.A1" office:value-type="string">
            <text:p text:style-name="Table_20_Contents">Z-Netz alt</text:p>
          </table:table-cell>
          <table:table-cell table:style-name="Tabelle11.B1" office:value-type="string">
            <text:p text:style-name="Table_20_Contents">40 Zeichen</text:p>
          </table:table-cell>
        </table:table-row>
        <table:table-row>
          <table:table-cell table:style-name="Tabelle11.A2" office:value-type="string">
            <text:p text:style-name="Table_20_Contents">MagicNET</text:p>
          </table:table-cell>
          <table:table-cell table:style-name="Tabelle11.B2" office:value-type="string">
            <text:p text:style-name="Table_20_Contents">25 Zeichen</text:p>
          </table:table-cell>
        </table:table-row>
        <table:table-row>
          <table:table-cell table:style-name="Tabelle11.A2" office:value-type="string">
            <text:p text:style-name="Table_20_Contents">QWK-Boxen</text:p>
          </table:table-cell>
          <table:table-cell table:style-name="Tabelle11.B2" office:value-type="string">
            <text:p text:style-name="Table_20_Contents">25 Zeichen</text:p>
          </table:table-cell>
        </table:table-row>
      </table:table>
      <text:p text:style-name="Text_20_body_20_indent"><text:span text:style-name="T2">Im MagicNET sind je nach Software auch längere Betreffs möglich. OpenXP sendet die Nachrichten mit voller Betrefflänge ab (technischer Hinweis: dazu wird eine </text:span><text:span text:style-name="T15">$Betreff</text:span><text:span text:style-name="T2">-Zeile verwendet), es ist jedoch nicht sichergestellt, daß der Betreff in voller Länge beim Empfänger ankommt.</text:span></text:p>
      <text:h text:style-name="Heading_20_3" text:outline-level="3">3.5.5. Versenden von Dateien</text:h>
      <text:p text:style-name="Text_20_body_20_indent"><text:span text:style-name="T2">Um eine fertige Datei zu versenden, wählen Sie zunächst wie gehabt den Empfänger, und drücken Sie anschließend </text:span><text:span text:style-name="T14">I</text:span><text:span text:style-name="T2"> für eine Binär- oder </text:span><text:span text:style-name="T14">E</text:span><text:span text:style-name="T2"> für eine Text-Nachricht. Beachten Sie, daß Binärdaten </text:span><text:span text:style-name="T4">unbedingt</text:span><text:span text:style-name="T2"> als Binärnachricht zu versenden sind, und daß Textnachrichten nur gültige ASCII-Zeichen enthalten sollten. Geben Sie nun den Namen der Datei ein, oder drücken Sie </text:span><text:span text:style-name="T14">Enter</text:span><text:span text:style-name="T2">, um einen Namen auszuwählen. Wenn der Dateiname direkt angegeben wird, dann sucht OpenXP diese Datei in dem Verzeichnis, das unter </text:span><text:span text:style-name="T19">Config</text:span><text:span text:style-name="T20">®</text:span><text:span text:style-name="T19">Pfade</text:span><text:span text:style-name="T20">®</text:span><text:span text:style-name="T19">Sende-Verzeichnis</text:span><text:span text:style-name="T2"> eingestellt ist.</text:span></text:p>
      <text:p text:style-name="Text_20_body_20_indent"><text:span text:style-name="T2">Wahlweise können Sie auch eine Nachricht auswählen und dann mit </text:span><text:span text:style-name="T14">Ctrl-F</text:span><text:span text:style-name="T2"> eine Text- oder mit </text:span><text:span text:style-name="T14">Ctrl-I</text:span><text:span text:style-name="T2"> eine Binärdatei direkt an den Absender der gewählten Nachricht schicken. Dies ist z.B. nützlich, wenn jemand nach einem Programm fragt - Sie müssen dann nicht das Brett verlassen und den User im Adreßbuch wählen, sondern können direkt eine Datei versenden.</text:span></text:p>
      <text:p text:style-name="Text_20_body_20_indent"><text:span text:style-name="T2">In vielen Netzen gibt es eine festgelegte Maximalgröße für Nachrichten, die nicht überschritten werden darf. OpenXP prüft auf Wunsch automatisch, ob eine Nachricht diese Größe überschreitet; näheres hierzu finden Sie in </text:span><text:a xlink:type="simple" xlink:href="#5.1.%20Brettgruppen%7Coutline"><text:span text:style-name="T9">Kapitel 5.1</text:span></text:a><text:span text:style-name="T2">.</text:span></text:p>
      <text:p text:style-name="Text_20_body_20_indent"><text:span text:style-name="T2">Von Ihnen versandte Nachrichten werden normalerweise genauso wie aus dem Netz empfangene Nachrichten in der OpenXP-Datenbank gespeichert. Bei großen Binärnachrichten würde dadurch jedoch unnötig Platz verloren gehen. Daher können Sie unter </text:span><text:span text:style-name="T19">Config</text:span><text:span text:style-name="T20">®</text:span><text:span text:style-name="T19">Optionen</text:span><text:span text:style-name="T20">®</text:span><text:span text:style-name="T19">Nachrichten</text:span><text:span text:style-name="T2"> </text:span><text:span text:style-name="T19">maximale_Speichergröße</text:span><text:span text:style-name="T2"> einstellen, bis zu welcher Größe selbstgeschriebene Binärnachrichten gespeichert werden sollen. Bei größeren Nachrichten erzeugt OpenXP statt dessen nur eine kurze Versandmeldung.</text:span></text:p>
      <text:h text:style-name="Heading_20_3" text:outline-level="3">3.5.6. Nachbearbeiten unversandter Nachrichten</text:h>
      <text:p text:style-name="Text_20_body_20_indent"><text:span text:style-name="T2">Unter Umständen merken Sie erst nachträglich, daß Sie eine Nachricht geschrieben haben, die fehlerhaft ist, oder die gar nicht ins Netz verschickt werden sollte. Solange die Nachricht jedoch noch nicht per Netcall abgesandt wurde, haben Sie die Möglichkeit, den Nachrichtentext zu ändern oder die Nachricht aus dem Netcall-Puffer zu löschen. Wählen Sie dazu einfach die Nachricht - sie ist mit einem </text:span><text:span text:style-name="T15">!</text:span><text:span text:style-name="T2"> als </text:span><text:span text:style-name="T4">unversandt</text:span><text:span text:style-name="T2"> markiert - und bearbeiten oder löschen Sie diese mit </text:span><text:span text:style-name="T19">Nachricht</text:span><text:span text:style-name="T20">®</text:span><text:span text:style-name="T19">Unversandt</text:span><text:span text:style-name="T20">®</text:span><text:span text:style-name="T19">Edit</text:span><text:span text:style-name="T2"> bzw. </text:span><text:span text:style-name="T19">Nachricht</text:span><text:span text:style-name="T20">®</text:span><text:span text:style-name="T19">Unversandt</text:span><text:span text:style-name="T20">®</text:span><text:span text:style-name="T19">Löschen</text:span><text:span text:style-name="T2">. Eine versehentlich gelöschte Nachricht kann mit </text:span><text:span text:style-name="T19">Nachricht</text:span><text:span text:style-name="T20">®</text:span><text:span text:style-name="T19">Weiterleiten</text:span><text:span text:style-name="T20">®</text:span><text:span text:style-name="T19">Erneut</text:span><text:span text:style-name="T2"> wiederbelebt werden.</text:span></text:p>
      <text:h text:style-name="Heading_20_3" text:outline-level="3">3.5.7. lokale Nachrichten im MausNet</text:h>
      <text:p text:style-name="Text_20_body_20_indent"><text:span text:style-name="T2">Wenn Sie eine MausNet-Nachricht schreiben, können Sie bestimmen, ob Ihre Nachricht nur in Ihrer Serverbox, im ganzen Maus-Netz oder auch in evtl. per Gateway angeschlossenen Netzen lesbar ist. Letzteres ist die Standardeinstellung. Wenn die Nachricht nicht aus dem Maus-Netz herausgelangen soll, muß in der letzten Nachrichtenzeile </text:span><text:span text:style-name="T25">(MausNet)</text:span><text:span text:style-name="T2"> eingegeben werden, bei Box-lokalen Nachrichten </text:span><text:span text:style-name="T25">(lokal)</text:span><text:span text:style-name="T2">. Statt den Text von Hand einzugeben, genügt es, im Sendefenster die Taste </text:span><text:span text:style-name="T14">M</text:span><text:span text:style-name="T2"> für </text:span><text:span text:style-name="T25">(MausNet)</text:span><text:span text:style-name="T2"> oder </text:span><text:span text:style-name="T14">L</text:span><text:span text:style-name="T2"> für </text:span><text:span text:style-name="T25">(lokal)</text:span><text:span text:style-name="T2"> zu drücken.</text:span></text:p>
      <text:h text:style-name="Heading_20_2" text:outline-level="2">3.6. Briefschablonen</text:h>
      <text:h text:style-name="Heading_20_3" text:outline-level="3">3.6.1. Allgemeines</text:h>
      <text:p text:style-name="Text_20_body_20_indent">OpenXP-Schablonen sind ein Äquivalent zu Briefköpfen oder vorgedrucktem Briefpapier von Papier-Mails: Vorgegebene Texte, die an den Anfang oder das Ende jeder Nachricht gesetzt werden. Dabei unterscheidet OpenXP zwischen privaten und öffentlichen und zwischen zitierten und nicht zitierten Nachrichten.</text:p>
      <text:p text:style-name="Text_20_body_20_indent"><text:span text:style-name="T2">Es gibt prinzipiell zwei Arten von Schablonen: Kopfschablonen und Signaturen. Kopfschablonen werden am Anfang von Nachrichten eingefügt, Signaturen am Ende. Alle Schablonen können Makros enthalten, die durch bestimmte Texte ersetzt werden. So wird z.B. das Makro </text:span><text:span text:style-name="T15">$USER</text:span><text:span text:style-name="T2"> immer durch den Namen des angeschriebenen Users ersetzt, und mit dem Makro </text:span><text:span text:style-name="T15">$PSEUDO</text:span><text:span text:style-name="T2"> kann für jeden User ein eigenes Pseudonym eingesetzt werden; dazu ist im Kommentarfeld des User-Editierfensters </text:span><text:span text:style-name="T25">P:</text:span><text:span text:style-name="T2"> gefolgt vom gewünschten Pseudonym einzutragen.</text:span></text:p>
      <text:p text:style-name="P54"><text:span text:style-name="T2">Jede Schablone ist in einer Datei mit der Erweiterung </text:span><text:span text:style-name="T15">.xps</text:span><text:span text:style-name="T2"> abgelegt. Sie müssen die Dateien jedoch nicht </text:span><text:span text:style-name="T4">von Hand</text:span><text:span text:style-name="T2"> bearbeiten, sondern können für die z.Zt. elf Standardschablonen das Menü </text:span><text:span text:style-name="T19">Edit</text:span><text:span text:style-name="T20">®</text:span><text:span text:style-name="T19">Schablonen</text:span><text:span text:style-name="T2"> verwenden:</text:span></text:p>
      <text:p text:style-name="P55">Tabelle <text:sequence text:ref-name="refTable11" text:name="Table" text:formula="ooow:Table+1" style:num-format="1">3</text:sequence> Edit <text:span text:style-name="T48">®</text:span> Schablonen</text:p>
      <table:table table:name="Tabelle12" table:style-name="Tabelle12">
        <table:table-column table:style-name="Tabelle12.A" table:number-columns-repeated="3"/>
        <table:table-header-rows>
          <table:table-row>
            <table:table-cell table:style-name="Tabelle12.A1" office:value-type="string">
              <text:p text:style-name="Table_20_Heading">Menüpunkt</text:p>
            </table:table-cell>
            <table:table-cell table:style-name="Tabelle12.A1" office:value-type="string">
              <text:p text:style-name="Table_20_Heading">Dateiname</text:p>
            </table:table-cell>
            <table:table-cell table:style-name="Tabelle12.C1" office:value-type="string">
              <text:p text:style-name="Table_20_Heading">Verwendung</text:p>
            </table:table-cell>
          </table:table-row>
        </table:table-header-rows>
        <table:table-row>
          <table:table-cell table:style-name="Tabelle12.A2" office:value-type="string">
            <text:p text:style-name="Table_20_Contents">Kopf</text:p>
          </table:table-cell>
          <table:table-cell table:style-name="Tabelle12.A2" office:value-type="string">
            <text:p text:style-name="Table_20_Contents">header.xps</text:p>
          </table:table-cell>
          <table:table-cell table:style-name="Tabelle12.C2" office:value-type="string">
            <text:p text:style-name="Table_20_Contents">nicht zitierte Brettnachrichten</text:p>
          </table:table-cell>
        </table:table-row>
        <table:table-row>
          <table:table-cell table:style-name="Tabelle12.A2" office:value-type="string">
            <text:p text:style-name="Table_20_Contents">PrivKopf</text:p>
          </table:table-cell>
          <table:table-cell table:style-name="Tabelle12.A2" office:value-type="string">
            <text:p text:style-name="Table_20_Contents">privhead.xps</text:p>
          </table:table-cell>
          <table:table-cell table:style-name="Tabelle12.C2" office:value-type="string">
            <text:p text:style-name="Table_20_Contents">nicht zitierte PMs</text:p>
          </table:table-cell>
        </table:table-row>
        <table:table-row>
          <table:table-cell table:style-name="Tabelle12.A2" office:value-type="string">
            <text:p text:style-name="Table_20_Contents">BrettQuote</text:p>
          </table:table-cell>
          <table:table-cell table:style-name="Tabelle12.A2" office:value-type="string">
            <text:p text:style-name="Table_20_Contents">qbrett.xps</text:p>
          </table:table-cell>
          <table:table-cell table:style-name="Tabelle12.C2" office:value-type="string">
            <text:p text:style-name="Table_20_Contents">zitierte Brettnachrichten</text:p>
          </table:table-cell>
        </table:table-row>
        <table:table-row>
          <table:table-cell table:style-name="Tabelle12.A2" office:value-type="string">
            <text:p text:style-name="Table_20_Contents">PrivQuote</text:p>
          </table:table-cell>
          <table:table-cell table:style-name="Tabelle12.A2" office:value-type="string">
            <text:p text:style-name="Table_20_Contents">qpriv.xps</text:p>
          </table:table-cell>
          <table:table-cell table:style-name="Tabelle12.C2" office:value-type="string">
            <text:p text:style-name="Table_20_Contents">als PM zitierte Brettnachrichten</text:p>
          </table:table-cell>
        </table:table-row>
        <table:table-row>
          <table:table-cell table:style-name="Tabelle12.A2" office:value-type="string">
            <text:p text:style-name="Table_20_Contents">PrivPMQuote</text:p>
          </table:table-cell>
          <table:table-cell table:style-name="Tabelle12.A2" office:value-type="string">
            <text:p text:style-name="Table_20_Contents">qpmpriv.xps</text:p>
          </table:table-cell>
          <table:table-cell table:style-name="Tabelle12.C2" office:value-type="string">
            <text:p text:style-name="Table_20_Contents">zitierte PMs</text:p>
          </table:table-cell>
        </table:table-row>
        <table:table-row>
          <table:table-cell table:style-name="Tabelle12.A2" office:value-type="string">
            <text:p text:style-name="Table_20_Contents">QuoteTo</text:p>
          </table:table-cell>
          <table:table-cell table:style-name="Tabelle12.A2" office:value-type="string">
            <text:p text:style-name="Table_20_Contents">quoteto.xps</text:p>
          </table:table-cell>
          <table:table-cell table:style-name="Tabelle12.C2" office:value-type="string">
            <text:p text:style-name="Table_20_Contents"><text:span text:style-name="T36">Nachricht</text:span><text:span text:style-name="T37">®</text:span><text:span text:style-name="T36">Weiterleiten</text:span><text:span text:style-name="T37">®</text:span><text:span text:style-name="T36">QuoteTo</text:span></text:p>
          </table:table-cell>
        </table:table-row>
        <table:table-row>
          <table:table-cell table:style-name="Tabelle12.A2" office:value-type="string">
            <text:p text:style-name="Table_20_Contents">Weiterleit</text:p>
          </table:table-cell>
          <table:table-cell table:style-name="Tabelle12.A2" office:value-type="string">
            <text:p text:style-name="Table_20_Contents">weiter.xps</text:p>
          </table:table-cell>
          <table:table-cell table:style-name="Tabelle12.C2" office:value-type="string">
            <text:p text:style-name="Table_20_Contents"><text:span text:style-name="T36">Nachricht</text:span><text:span text:style-name="T37">®</text:span><text:span text:style-name="T36">Weiterleiten</text:span><text:span text:style-name="T37">®</text:span><text:span text:style-name="T36">Kopie</text:span></text:p>
          </table:table-cell>
        </table:table-row>
        <table:table-row>
          <table:table-cell table:style-name="Tabelle12.A2" office:value-type="string">
            <text:p text:style-name="Table_20_Contents">Erneut</text:p>
          </table:table-cell>
          <table:table-cell table:style-name="Tabelle12.A2" office:value-type="string">
            <text:p text:style-name="Table_20_Contents">erneut.xps</text:p>
          </table:table-cell>
          <table:table-cell table:style-name="Tabelle12.C2" office:value-type="string">
            <text:p text:style-name="Table_20_Contents"><text:span text:style-name="T36">Nachricht</text:span><text:span text:style-name="T37">®</text:span><text:span text:style-name="T36">Weiterleiten</text:span><text:span text:style-name="T37">®</text:span><text:span text:style-name="T36">Erneut</text:span></text:p>
          </table:table-cell>
        </table:table-row>
        <table:table-row>
          <table:table-cell table:style-name="Tabelle12.A2" office:value-type="string">
            <text:p text:style-name="Table_20_Contents">Signatur</text:p>
          </table:table-cell>
          <table:table-cell table:style-name="Tabelle12.A2" office:value-type="string">
            <text:p text:style-name="Table_20_Contents">signatur.xps</text:p>
          </table:table-cell>
          <table:table-cell table:style-name="Tabelle12.C2" office:value-type="string">
            <text:p text:style-name="Table_20_Contents">Signatur für Brettnachrichten</text:p>
          </table:table-cell>
        </table:table-row>
        <table:table-row>
          <table:table-cell table:style-name="Tabelle12.A2" office:value-type="string">
            <text:p text:style-name="Table_20_Contents">PrivSign.</text:p>
          </table:table-cell>
          <table:table-cell table:style-name="Tabelle12.A2" office:value-type="string">
            <text:p text:style-name="Table_20_Contents">privsig.xps</text:p>
          </table:table-cell>
          <table:table-cell table:style-name="Tabelle12.C2" office:value-type="string">
            <text:p text:style-name="Table_20_Contents">Signatur für PMs</text:p>
          </table:table-cell>
        </table:table-row>
        <table:table-row>
          <table:table-cell table:style-name="Tabelle12.A2" office:value-type="string">
            <text:p text:style-name="Table_20_Contents">EmpfBest</text:p>
          </table:table-cell>
          <table:table-cell table:style-name="Tabelle12.A2" office:value-type="string">
            <text:p text:style-name="Table_20_Contents">empfbest.xps</text:p>
          </table:table-cell>
          <table:table-cell table:style-name="Tabelle12.C2" office:value-type="string">
            <text:p text:style-name="Table_20_Contents">Signatur für automatisch verschickte Empfangsbestätigungen</text:p>
          </table:table-cell>
        </table:table-row>
        <table:table-row>
          <table:table-cell table:style-name="Tabelle12.A2" office:value-type="string">
            <text:p text:style-name="Table_20_Contents">Löschnachr.</text:p>
          </table:table-cell>
          <table:table-cell table:style-name="Tabelle12.A2" office:value-type="string">
            <text:p text:style-name="Table_20_Contents">cancel.xps</text:p>
          </table:table-cell>
          <table:table-cell table:style-name="Tabelle12.C2" office:value-type="string">
            <text:p text:style-name="Table_20_Contents"><text:span text:style-name="T6">Signatur für </text:span><text:span text:style-name="T36">Nachricht</text:span><text:span text:style-name="T37">®</text:span><text:span text:style-name="T36">W</text:span><text:span text:style-name="T37">®</text:span><text:span text:style-name="T36">Löschen</text:span></text:p>
          </table:table-cell>
        </table:table-row>
      </table:table>
      <text:p text:style-name="P30"/>
      <text:p text:style-name="Text_20_body_20_indent"><text:span text:style-name="T2">Weiterhin haben Sie die Möglichkeit, für jede Brettgruppe (s. </text:span><text:a xlink:type="simple" xlink:href="#5.1.%20Brettgruppen%7Coutline"><text:span text:style-name="T9">Kapitel 5.1</text:span></text:a><text:span text:style-name="T2">) eigene Schablonen als Ersatz von </text:span><text:span text:style-name="T19">Kopf</text:span><text:span text:style-name="T2">, </text:span><text:span text:style-name="T19">BrettQuote</text:span><text:span text:style-name="T2"> und </text:span><text:span text:style-name="T19">Signatur</text:span><text:span text:style-name="T2"> anzulegen. Dadurch lassen sich z.B. für jedes Netz eigene Schablonen verwenden. Zum Bearbeiten dieser Schablonen ist der Menüpunkt </text:span><text:span text:style-name="T19">Edit</text:span><text:span text:style-name="T20">®</text:span><text:span text:style-name="T19">Schablonen</text:span><text:span text:style-name="T20">®</text:span><text:span text:style-name="T19">Sonstige</text:span><text:span text:style-name="T2"> vorgesehen.</text:span></text:p>
      <text:p text:style-name="Text_20_body_20_indent"><text:span text:style-name="T2">Unter </text:span><text:span text:style-name="T19">Config</text:span><text:span text:style-name="T20">®</text:span><text:span text:style-name="T19">Extern</text:span><text:span text:style-name="T20">®</text:span><text:span text:style-name="T19">Editor</text:span><text:span text:style-name="T2"> können Sie OpenXP anweisen, beim Schreiben neuer Nachrichten automatisch ein </text:span><text:span text:style-name="T14">Ctrl-PgDn</text:span><text:span text:style-name="T2"> an den Editor zu senden. Dies bewirkt, daß Sie sich beim Verwenden von </text:span><text:span text:style-name="T19">Kopf</text:span><text:span text:style-name="T2"> oder </text:span><text:span text:style-name="T19">PrivKopf</text:span><text:span text:style-name="T2"> direkt am Ende der Schablone befinden.</text:span></text:p>
      <text:p text:style-name="Text_20_body_20_indent"><text:span text:style-name="T2">Die Schablonen </text:span><text:span text:style-name="T19">Signatur</text:span><text:span text:style-name="T2"> und </text:span><text:span text:style-name="T19">PrivSignatur</text:span><text:span text:style-name="T2"> lassen sich mit </text:span><text:span text:style-name="T14">H</text:span><text:span text:style-name="T2"> im Sendefenster für einzelne Nachrichten gezielt abschalten.</text:span></text:p>
      <text:p text:style-name="P56"><draw:frame draw:style-name="fr1" draw:name="Rahmen6" text:anchor-type="paragraph" svg:x="0.328cm" svg:y="0.443cm" svg:width="16.184cm" draw:z-index="5"><draw:text-box fo:min-height="3.119cm"><text:p text:style-name="Wichtig"><text:span text:style-name="T32">Tipp: </text:span><text:span text:style-name="T33">In vielen Netzen, z.B. im Usenet und im Z-Netz, ist es üblich, Signaturen durch eine Zeile mit dem Inhalt "</text:span><text:span text:style-name="T49">-- </text:span><text:span text:style-name="T33">" vom Nachrichtentext zu trennen. Dies ermöglicht den Benutzern geeigneter Software, die Signaturen automatisch entfernen zu lassen, um Speicherplatz zu sparen. Die erste Zeile einer Signatur sollte daher nur aus zwei Trennstrichen und einem Leerzeichen (Leertaste) bestehen.</text:span></text:p></draw:text-box></draw:frame></text:p>
      <text:h text:style-name="P50" text:outline-level="3">3.6.2. Makros</text:h>
      <text:p text:style-name="Text_20_body_20_indent">Folgende Makros können in allen Schablonen eingesetzt werden:</text:p>
      <text:p text:style-name="P53">Tabelle <text:sequence text:ref-name="refTable12" text:name="Table" text:formula="ooow:Table+1" style:num-format="1">4</text:sequence> Makros in allen Schablonen</text:p>
      <table:table table:name="Tabelle13" table:style-name="Tabelle13">
        <table:table-column table:style-name="Tabelle13.A" table:number-columns-repeated="2"/>
        <table:table-row>
          <table:table-cell table:style-name="Tabelle13.A1" office:value-type="string">
            <text:p text:style-name="Table_20_Contents">$DATUM</text:p>
          </table:table-cell>
          <table:table-cell table:style-name="Tabelle13.B1" office:value-type="string">
            <text:p text:style-name="Table_20_Contents">das Tagesdatum</text:p>
          </table:table-cell>
        </table:table-row>
        <table:table-row>
          <table:table-cell table:style-name="Tabelle13.A2" office:value-type="string">
            <text:p text:style-name="Table_20_Contents">$DATE</text:p>
          </table:table-cell>
          <table:table-cell table:style-name="Tabelle13.B2" office:value-type="string">
            <text:p text:style-name="Table_20_Contents">das Datum in amerikanischer Schreibweise</text:p>
          </table:table-cell>
        </table:table-row>
        <table:table-row>
          <table:table-cell table:style-name="Tabelle13.A2" office:value-type="string">
            <text:p text:style-name="Table_20_Contents">$UHRZEIT</text:p>
          </table:table-cell>
          <table:table-cell table:style-name="Tabelle13.B2" office:value-type="string">
            <text:p text:style-name="Table_20_Contents">die aktuelle Uhrzeit</text:p>
          </table:table-cell>
        </table:table-row>
        <table:table-row>
          <table:table-cell table:style-name="Tabelle13.A2" office:value-type="string">
            <text:p text:style-name="Table_20_Contents">$TAG</text:p>
          </table:table-cell>
          <table:table-cell table:style-name="Tabelle13.B2" office:value-type="string">
            <text:p text:style-name="Table_20_Contents">der Wochentag</text:p>
          </table:table-cell>
        </table:table-row>
        <table:table-row>
          <table:table-cell table:style-name="Tabelle13.A2" office:value-type="string">
            <text:p text:style-name="Table_20_Contents">$TAG2</text:p>
          </table:table-cell>
          <table:table-cell table:style-name="Tabelle13.B2" office:value-type="string">
            <text:p text:style-name="Table_20_Contents">Wochentagskürzel (Mo, Di, Mi etc.)</text:p>
          </table:table-cell>
        </table:table-row>
      </table:table>
      <text:p text:style-name="P30"/>
      <text:p text:style-name="Text_20_body_20_indent">Folgende Makros sind in allen Schablonen für private Nachrichten möglich:</text:p>
      <text:p text:style-name="P25">Tabelle <text:sequence text:ref-name="refTable13" text:name="Table" text:formula="ooow:Table+1" style:num-format="1">5</text:sequence> Makros für private Schablonen</text:p>
      <table:table table:name="Tabelle14" table:style-name="Tabelle14">
        <table:table-column table:style-name="Tabelle14.A" table:number-columns-repeated="2"/>
        <table:table-row>
          <table:table-cell table:style-name="Tabelle14.A1" office:value-type="string">
            <text:p text:style-name="Table_20_Contents">$USER</text:p>
          </table:table-cell>
          <table:table-cell table:style-name="Tabelle14.B1" office:value-type="string">
            <text:p text:style-name="Table_20_Contents">die vollständige Netzadresse des Absenders der Bezugsnachricht; bei PMs der Empfänger der PM</text:p>
          </table:table-cell>
        </table:table-row>
        <table:table-row>
          <table:table-cell table:style-name="Tabelle14.A2" office:value-type="string">
            <text:p text:style-name="Table_20_Contents">$MUSER</text:p>
          </table:table-cell>
          <table:table-cell table:style-name="Tabelle14.B2" office:value-type="string">
            <text:p text:style-name="Table_20_Contents">das Gleiche, aber ohne Boxname</text:p>
          </table:table-cell>
        </table:table-row>
        <table:table-row>
          <table:table-cell table:style-name="Tabelle14.A2" office:value-type="string">
            <text:p text:style-name="Table_20_Contents">$BOX</text:p>
          </table:table-cell>
          <table:table-cell table:style-name="Tabelle14.B2" office:value-type="string">
            <text:p text:style-name="Table_20_Contents">der Boxname</text:p>
          </table:table-cell>
        </table:table-row>
        <table:table-row>
          <table:table-cell table:style-name="Tabelle14.A2" office:value-type="string">
            <text:p text:style-name="Table_20_Contents">$TUSER</text:p>
          </table:table-cell>
          <table:table-cell table:style-name="Tabelle14.B2" office:value-type="string">
            <text:p text:style-name="Table_20_Contents"><text:span text:style-name="T6">wie </text:span><text:span text:style-name="T35">$MUSER</text:span><text:span text:style-name="T6">, aber in Fido- oder MausNetz-ähnlicher Groß- und Kleinschreibung; sinnvoll in Netzen mit vollständig großgeschriebenen Usernamen.</text:span></text:p>
          </table:table-cell>
        </table:table-row>
        <table:table-row>
          <table:table-cell table:style-name="Tabelle14.A2" office:value-type="string">
            <text:p text:style-name="Table_20_Contents">$PSEUDO</text:p>
          </table:table-cell>
          <table:table-cell table:style-name="Tabelle14.B2" office:value-type="string">
            <text:p text:style-name="Table_20_Contents"><text:span text:style-name="T6">ein User-Pseudonym. Wurde im Kommentar des Users ein Pseudonym in der Form </text:span><text:span text:style-name="T35">P:</text:span><text:span text:style-name="T50">Pseudo</text:span><text:span text:style-name="T6"> eingetragen, so wird dieses verwendet; ansonsten wird das </text:span><text:span text:style-name="T35">$PSEUDO</text:span><text:span text:style-name="T6">-Makro wie </text:span><text:span text:style-name="T35">$TUSER</text:span><text:span text:style-name="T6"> ausgewertet.</text:span></text:p>
          </table:table-cell>
        </table:table-row>
        <table:table-row>
          <table:table-cell table:style-name="Tabelle14.A2" office:value-type="string">
            <text:p text:style-name="Table_20_Contents">$VPSEUDO</text:p>
          </table:table-cell>
          <table:table-cell table:style-name="Tabelle14.B2" office:value-type="string">
            <text:p text:style-name="Table_20_Contents"><text:span text:style-name="T6">wie </text:span><text:span text:style-name="T35">$PSEUDO</text:span><text:span text:style-name="T6">, allerdings wird </text:span><text:span text:style-name="T35">$VORNAME</text:span><text:span text:style-name="T6"> statt </text:span><text:span text:style-name="T35">$TUSER</text:span><text:span text:style-name="T6"> verwendet.</text:span></text:p>
          </table:table-cell>
        </table:table-row>
        <table:table-row>
          <table:table-cell table:style-name="Tabelle14.A2" office:value-type="string">
            <text:p text:style-name="Table_20_Contents">$VORNAME</text:p>
          </table:table-cell>
          <table:table-cell table:style-name="Tabelle14.B2" office:value-type="string">
            <text:p text:style-name="Table_20_Contents">der Vorname des Users - für Maus- oder FidoNet</text:p>
          </table:table-cell>
        </table:table-row>
        <table:table-row>
          <table:table-cell table:style-name="Tabelle14.A2" office:value-type="string">
            <text:p text:style-name="Table_20_Contents">$FIDOEMPF</text:p>
          </table:table-cell>
          <table:table-cell table:style-name="Tabelle14.B2" office:value-type="string">
            <text:p text:style-name="Table_20_Contents">der Empfänger einer Fido-Brettnachricht</text:p>
          </table:table-cell>
        </table:table-row>
      </table:table>
      <text:p text:style-name="P30"/>
      <text:p text:style-name="P57">Die übrigen Makros sind nur in Quote- und Weiterleit-Schablonen erlaubt:</text:p>
      <text:p text:style-name="P25">Tabelle <text:sequence text:ref-name="refTable14" text:name="Table" text:formula="ooow:Table+1" style:num-format="1">6</text:sequence> Makros in Quote- und Weiterleit-Schablonen</text:p>
      <table:table table:name="Tabelle15" table:style-name="Tabelle15">
        <table:table-column table:style-name="Tabelle15.A" table:number-columns-repeated="2"/>
        <table:table-row>
          <table:table-cell table:style-name="Tabelle15.A1" office:value-type="string">
            <text:p text:style-name="Table_20_Contents">$BRETT</text:p>
          </table:table-cell>
          <table:table-cell table:style-name="Tabelle15.B1" office:value-type="string">
            <text:p text:style-name="Table_20_Contents">der Brettname der Bezugsnachricht</text:p>
          </table:table-cell>
        </table:table-row>
        <table:table-row>
          <table:table-cell table:style-name="Tabelle15.A2" office:value-type="string">
            <text:p text:style-name="Table_20_Contents">$AREA</text:p>
          </table:table-cell>
          <table:table-cell table:style-name="Tabelle15.B2" office:value-type="string">
            <text:p text:style-name="Table_20_Contents">der Echo- bzw. Gruppenname bei Fido- oder MausNet-Nachrichten</text:p>
          </table:table-cell>
        </table:table-row>
        <table:table-row>
          <table:table-cell table:style-name="Tabelle15.A2" office:value-type="string">
            <text:p text:style-name="Table_20_Contents">$NEWSGROUP</text:p>
          </table:table-cell>
          <table:table-cell table:style-name="Tabelle15.B2" office:value-type="string">
            <text:p text:style-name="Table_20_Contents">der Brettname in Usenet-üblicher Punktschreibweise</text:p>
          </table:table-cell>
        </table:table-row>
        <table:table-row>
          <table:table-cell table:style-name="Tabelle15.A2" office:value-type="string">
            <text:p text:style-name="Table_20_Contents">$BETREFF</text:p>
          </table:table-cell>
          <table:table-cell table:style-name="Tabelle15.B2" office:value-type="string">
            <text:p text:style-name="Table_20_Contents">der Betreff der Bezugsnachricht</text:p>
          </table:table-cell>
        </table:table-row>
        <table:table-row>
          <table:table-cell table:style-name="Tabelle15.A2" office:value-type="string">
            <text:p text:style-name="Table_20_Contents">$ERSTELLT</text:p>
          </table:table-cell>
          <table:table-cell table:style-name="Tabelle15.B2" office:value-type="string">
            <text:p text:style-name="Table_20_Contents">das Erstellungsdatum der Bezugsnachricht</text:p>
          </table:table-cell>
        </table:table-row>
        <table:table-row>
          <table:table-cell table:style-name="Tabelle15.A2" office:value-type="string">
            <text:p text:style-name="Table_20_Contents">$MSGDATE</text:p>
          </table:table-cell>
          <table:table-cell table:style-name="Tabelle15.B2" office:value-type="string">
            <text:p text:style-name="Table_20_Contents">das Erstellungsdatum in amerikanischer Schreibweise</text:p>
          </table:table-cell>
        </table:table-row>
        <table:table-row>
          <table:table-cell table:style-name="Tabelle15.A2" office:value-type="string">
            <text:p text:style-name="Table_20_Contents">$ERSTTAG</text:p>
          </table:table-cell>
          <table:table-cell table:style-name="Tabelle15.B2" office:value-type="string">
            <text:p text:style-name="Table_20_Contents">der Wochentag des Erstellungs-Datums</text:p>
          </table:table-cell>
        </table:table-row>
        <table:table-row>
          <table:table-cell table:style-name="Tabelle15.A2" office:value-type="string">
            <text:p text:style-name="Table_20_Contents">$ERSTTAG2</text:p>
          </table:table-cell>
          <table:table-cell table:style-name="Tabelle15.B2" office:value-type="string">
            <text:p text:style-name="Table_20_Contents">Wochentagskürzel</text:p>
          </table:table-cell>
        </table:table-row>
        <table:table-row>
          <table:table-cell table:style-name="Tabelle15.A2" office:value-type="string">
            <text:p text:style-name="Table_20_Contents">$ERSTZEIT</text:p>
          </table:table-cell>
          <table:table-cell table:style-name="Tabelle15.B2" office:value-type="string">
            <text:p text:style-name="Table_20_Contents">die Uhrzeit der Bezugsnachricht</text:p>
          </table:table-cell>
        </table:table-row>
        <table:table-row>
          <table:table-cell table:style-name="Tabelle15.A2" office:value-type="string">
            <text:p text:style-name="Table_20_Contents">$ERHALTEN</text:p>
          </table:table-cell>
          <table:table-cell table:style-name="Tabelle15.B2" office:value-type="string">
            <text:p text:style-name="Table_20_Contents">.. und das Empfangsdatum</text:p>
          </table:table-cell>
        </table:table-row>
        <table:table-row>
          <table:table-cell table:style-name="Tabelle15.A2" office:value-type="string">
            <text:p text:style-name="Table_20_Contents">$MSGID</text:p>
          </table:table-cell>
          <table:table-cell table:style-name="Tabelle15.B2" office:value-type="string">
            <text:p text:style-name="Table_20_Contents">die Message-ID der Bezugsnachricht</text:p>
          </table:table-cell>
        </table:table-row>
      </table:table>
      <text:p text:style-name="P30"/>
      <text:p text:style-name="Text_20_body_20_indent">Die folgenden Makros gelten nur für Netztypen mit Realnames:</text:p>
      <text:p text:style-name="P25">Tabelle <text:sequence text:ref-name="refTable15" text:name="Table" text:formula="ooow:Table+1" style:num-format="1">7</text:sequence> Makros in Netzen mit Realnamen</text:p>
      <table:table table:name="Tabelle16" table:style-name="Tabelle16">
        <table:table-column table:style-name="Tabelle16.A" table:number-columns-repeated="2"/>
        <table:table-row>
          <table:table-cell table:style-name="Tabelle16.A1" office:value-type="string">
            <text:p text:style-name="Table_20_Contents">$RNAME</text:p>
          </table:table-cell>
          <table:table-cell table:style-name="Tabelle16.B1" office:value-type="string">
            <text:p text:style-name="Table_20_Contents">der Realname des Absenders der Bezugsnachricht</text:p>
          </table:table-cell>
        </table:table-row>
        <table:table-row>
          <table:table-cell table:style-name="Tabelle16.A2" office:value-type="string">
            <text:p text:style-name="Table_20_Contents">$(RNAME)</text:p>
          </table:table-cell>
          <table:table-cell table:style-name="Tabelle16.B2" office:value-type="string">
            <text:p text:style-name="Table_20_Contents"><text:span text:style-name="T6">wie </text:span><text:span text:style-name="T35">$RNAME</text:span><text:span text:style-name="T6">, aber in Klammern</text:span></text:p>
          </table:table-cell>
        </table:table-row>
      </table:table>
      <text:p text:style-name="P30"/>
      <text:p text:style-name="Text_20_body_20_indent"><text:span text:style-name="T2">Falls kein Realname angegeben ist, ist der Inhalt der Makros </text:span><text:span text:style-name="T25">$RNAME</text:span><text:span text:style-name="T2"> und </text:span><text:span text:style-name="T25">$(RNAME)</text:span><text:span text:style-name="T2"> leer. Ist ein Realname vorhanden, wird der Name eingesetzt und ein Leerzeichen angehängt. Durch Verwenden von </text:span><text:span text:style-name="T25">$USER $(RNAME)</text:span><text:span text:style-name="T2"> sind Quoteschablonen in der Form möglich, wie sie z.B. im Usenet verwendet werden.</text:span></text:p>
      <text:p text:style-name="Text_20_body_20_indent"><text:span text:style-name="T2">Eine Liste der Makros befindet sich auch in der Online-Hilfe zu </text:span><text:span text:style-name="T19">Edit</text:span><text:span text:style-name="T20">®</text:span><text:span text:style-name="T19">Schablonen</text:span><text:span text:style-name="T2">. Im </text:span><text:span text:style-name="T15">beispiel</text:span><text:span text:style-name="T2">-Unterverzeichnis des OpenXP-Verzeichnisses sind einige Beispielschablonen enthalten.</text:span></text:p>
      <text:h text:style-name="Heading_20_3" text:outline-level="3">3.6.3. automatisches Wechseln von Signaturen</text:h>
      <text:p text:style-name="Text_20_body_20_indent">In vielen Netzen hat sich die Unsitte eingebürgert, Signaturen als Sprüchesammlung zu mißbrauchen. Mit Signatur-Wechselprogrammen wird an jede Nachricht eine andere, mehr oder weniger sinnvolle Weisheit angehängt. Insbesondere bei mehrzeiligen Signaturen entsteht dabei ein beachtliches Datenvolumen, das die Netze unnötig belastet.</text:p>
      <text:p text:style-name="Text_20_body_20_indent">Daß Sie in OpenXP trotzdem einen solchen Signatur-Wechsler finden, liegt daran, daß sehr viel Anwender dieses Feature gewünscht haben. Falls Sie damit arbeiten möchten, versuchen Sie bitte, Ihre Signaturen auf insgesamt zwei bis drei Zeilen zu beschränken.</text:p>
      <text:p text:style-name="P58"><text:span text:style-name="T2">Die Verwendung des Signaturwechslers ist sehr einfach: Sie geben innerhalb einer normalen Signatur-Datei, z.B. über </text:span><text:span text:style-name="T19">Edit</text:span><text:span text:style-name="T20">®</text:span><text:span text:style-name="T19">Schablonen</text:span><text:span text:style-name="T20">®</text:span><text:span text:style-name="T19">Signatur</text:span><text:span text:style-name="T2">, mehrere Signaturen nacheinander ein, die jeweils durch eine Zeile mit dem Inhalt </text:span><text:span text:style-name="T25">-*-</text:span><text:span text:style-name="T2"> getrennt werden. Außerdem muß auch die erste und letzte Zeile den Inhalt </text:span><text:span text:style-name="T25">-*-</text:span><text:span text:style-name="T2"> haben. Beispiel:</text:span></text:p>
      <text:p text:style-name="P59"/>
      <text:p text:style-name="P59"/>
      <text:p text:style-name="P48"><text:s text:c="4"/>-*-</text:p>
      <text:p text:style-name="P48"><text:s text:c="4"/>Dummer Spruch Nr. 1</text:p>
      <text:p text:style-name="P48"><text:s text:c="4"/>-*-</text:p>
      <text:p text:style-name="P48"><text:s text:c="4"/>Noch dümmerer Spruch Nr. 2</text:p>
      <text:p text:style-name="P48"><text:s text:c="4"/>-*-</text:p>
      <text:p text:style-name="P48"><text:s text:c="4"/>Altes bengalesisches Sprichwort Nr. 3</text:p>
      <text:p text:style-name="P48"><text:s text:c="4"/>-*-</text:p>
      <text:p text:style-name="P48"><text:s text:c="10"/></text:p>
      <text:p text:style-name="P60"><text:span text:style-name="T2">OpenXP überprüft beim Schreiben jeder Nachricht, ob die entsprechende Signaturdatei mit </text:span><text:span text:style-name="T25">-*-</text:span><text:span text:style-name="T2"> beginnt, und wählt dann nach dem Zufallsprinzip eine Signatur aus.</text:span></text:p>
      <text:p text:style-name="P61">Falls Ihnen die Funktionen des eingebauten Signaturwechslers nicht ausreichen, können Sie auch eines der zahlreichen externen Signaturtools verwenden, die Sie z.B. im XP-Tool-Netz finden.</text:p>
      <text:p text:style-name="P61"/>
      <text:h text:style-name="Heading_20_2" text:outline-level="2">3.7. Codieren von Nachrichten</text:h>
      <text:p text:style-name="Text_20_body">Nachrichten, die im Textformat über Netze verschickt werden, sind für die an der Übertragung beteiligten Systeme lesbar. Daher bietet OpenXP verschiedene Möglichkeiten, um Nachrichten in verschlüsselter Form zu übertragen. Voraussetzung ist natürlich, daß auch der Empfänger über entsprechende Decodier-Software verfügt. Außerdem müssen im betreffenden Netz Binärnachrichten möglich sein; das gilt z.Zt. nur für RFC, das Z-Netz sowie QuickMail- und GS-Mailbox-Netze. Im FidoNet ist eine Codierung sogar ausdrücklich verboten.</text:p>
      <text:h text:style-name="Heading_20_3" text:outline-level="3">3.7.1. Rot13</text:h>
      <text:p text:style-name="Text_20_body_20_indent"><text:span text:style-name="T2">Rot13 ist eigentlich keine echte Verschlüsselung - es ist nur ein Verfahren, um öffentliche Nachrichten für die Allgemeinheit unlesbar zu machen. Dies ist in einigen Netzen üblich, im Z-Netz jedoch unerwünscht. Drücken Sie vor dem Absenden einer öffentlichen Nachricht im Sendefenster </text:span><text:span text:style-name="T14">C</text:span><text:span text:style-name="T2">, um diese mit Rot13 zu codieren.</text:span></text:p>
      <text:p text:style-name="Text_20_body_20_indent"><text:span text:style-name="T2">Rot13-codierte Nachrichten können nicht automatisch decodiert werden. Zum Lesen verwenden Sie daher bitte </text:span><text:span text:style-name="T14">Ctrl-R</text:span><text:span text:style-name="T2"> statt </text:span><text:span text:style-name="T14">Enter</text:span><text:span text:style-name="T2">.</text:span></text:p>
      <text:h text:style-name="Heading_20_3" text:outline-level="3">3.7.2. QPC</text:h>
      <text:p text:style-name="Text_20_body_20_indent"><text:span text:style-name="T2">QPC ist ein einfaches, schnelles Codierverfahren, das von Marc Zimmermann für das Programm QuickPOINT entwickelt wurde. QPC wird von verschiedenen Z-Netz-Pointprogrammen unterstützt. Um mit einem User QPC-codierte Nachrichten auszutauschen, müssen Sie zunächst ein Paßwort vereinbaren und mit </text:span><text:span text:style-name="T14">P</text:span><text:span text:style-name="T2"> in der User-Übersicht eintragen, sowie das Codierverfahren für diesen User auf </text:span><text:span text:style-name="T25">QPC</text:span><text:span text:style-name="T2"> stellen. Anschließend können Nachrichten im Sendefenster mit </text:span><text:span text:style-name="T14">C</text:span><text:span text:style-name="T2"> codiert versandt werden.</text:span></text:p>
      <text:p text:style-name="Text_20_body_20_indent"><text:span text:style-name="T2">Statt </text:span><text:span text:style-name="T14">P</text:span><text:span text:style-name="T2"> in der Userübersicht können Sie auch </text:span><text:span text:style-name="T14">Ctrl-T</text:span><text:span text:style-name="T2"> in der Nachrichtenübersicht verwenden; Sie gelangen dann in die Codierer-Einstellungen für den Absender der gewählten Nachricht.</text:span></text:p>
      <text:p text:style-name="Text_20_body_20_indent"><text:span text:style-name="T2">QPC-Nachrichten werden (automatisch) durch ein vorangestelltes </text:span><text:span text:style-name="T15">QPC:</text:span><text:span text:style-name="T2"> im Betreff gekennzeichnet. Bei ausgehenden Nachrichten erfolgt die Codierung allerdings transparent, d.h. im PM-Archivbrett des Empfängers wird die Nachricht uncodiert gespeichert. Codiert versandte Nachrichten werden mit einem </text:span><text:span text:style-name="T15">c</text:span><text:span text:style-name="T2"> gekennzeichnet. Eingehende QPC-codierte Nachrichten werden beim Lesen, beim Extrahieren oder beim Archivieren (</text:span><text:span text:style-name="T14">Alt-P</text:span><text:span text:style-name="T2">) automatisch decodiert, vorausgesetzt für den entsprechenden User ist auch ein Paßwort eingetragen.</text:span></text:p>
      <text:h text:style-name="Heading_20_3" text:outline-level="3">3.7.3. DES</text:h>
      <text:p text:style-name="Text_20_body_20_indent"><text:span text:style-name="T2">DES ist ein extrem sicheres, aber auch entsprechend langsames Verfahren. Die DES-Implementierung von OpenXP hält sich bei der Schlüsselerzeugung </text:span><text:span text:style-name="T4">nicht</text:span><text:span text:style-name="T2"> an den DES-Standard und ist daher nur für den Austausch von Nachrichten zwischen OpenXP-Usern zu verwenden. Für andere Zwecke verwenden Sie bitte einen externen DES-Codierer (z.B. </text:span><text:span text:style-name="T14">pc-des</text:span><text:span text:style-name="T2">), den Sie mittels pmCrypt einbinden (</text:span><text:a xlink:type="simple" xlink:href="#ID_KA030707"><text:span text:style-name="T9">s.u</text:span></text:a><text:span text:style-name="T2">).</text:span></text:p>
      <text:p text:style-name="Text_20_body_20_indent"><text:span text:style-name="T2">DES-codierte Nachrichten werden (automatisch) durch ein vorangestelltes </text:span><text:span text:style-name="T15">DES:</text:span><text:span text:style-name="T2"> im Betreff gekennzeichnet. Das Versenden DES-codierter Nachrichten erfolgt analog zum Versenden QPC-codierter Nachrichten.</text:span></text:p>
      <text:p text:style-name="P17"/>
      <text:h text:style-name="Heading_20_3" text:outline-level="3">3.7.4. PGP</text:h>
      <text:p text:style-name="Text_20_body"><text:span text:style-name="T14">pgp</text:span><text:span text:style-name="T2"> steht für </text:span><text:span text:style-name="T4">Pretty Good Privacy</text:span><text:span text:style-name="T2"> und ist ein sehr verbreitetes, sicheres und beliebtes Verschlüsselungsprogramm. Näheres dazu ist in </text:span><text:a xlink:type="simple" xlink:href="#5.12.%20PGP-Verschlüsselung%7Coutline"><text:span text:style-name="T9">Kapitel 5.12</text:span></text:a><text:span text:style-name="T2"> beschrieben.</text:span></text:p>
      <text:p text:style-name="P62"/>
      <text:h text:style-name="Heading_20_3" text:outline-level="3">3.7.5. pmCrypt</text:h>
      <text:p text:style-name="Text_20_body">pmCrypt ist ein von Christian Mock entwickeltes Verfahren, um beliebige Codierprogramme in beliebige Z-Netz-kompatible Pointprogramme einzubinden. OpenXP erweitert die Verwendung von pmCrypt auf sämtliche anderen Netztypen. Sofern die Nachrichten nach dem Codieren ASCII-Format haben, funktioniert es sogar netzübergreifend.</text:p>
      <text:p text:style-name="Text_20_body_20_indent"><text:span text:style-name="T2">pmCrypt arbeitet im Gegensatz zu den anderen Codierverfahren von OpenXP vollkommen transparent, d.h. das Decodieren eingehender Nachrichten erfolgt direkt beim Einlesen der Pufferdatei. Nachrichten, die codiert übertragen wurden, sind an einem vorangestellten </text:span><text:span text:style-name="T15">c</text:span><text:span text:style-name="T2"> im Nachrichten-Fenster zu erkennen.</text:span></text:p>
      <text:p text:style-name="Text_20_body_20_indent"><text:span text:style-name="T2">Eingehende pmCrypt-codierte Nachrichten werden normalerweise im Temporärverzeichnis (</text:span><text:span text:style-name="T19">Config</text:span><text:span text:style-name="T20">®</text:span><text:span text:style-name="T19">Pfade</text:span><text:span text:style-name="T2">) decodiert. Sollte auf dem betreffenden Laufwerk nicht mehr genügend Speicherplatz oder für den betreffenden User kein Paßwort vorhanden sein, dann erfolgt </text:span><text:span text:style-name="T4">keine</text:span><text:span text:style-name="T2"> automatische Decodierung der Nachricht. In diesem Fall müssen Sie die Nachricht - Sie erkennen sie am Betreff </text:span><text:span text:style-name="T15">*crypted* ...</text:span><text:span text:style-name="T2"> - als Puffer extrahieren und von Hand decodieren.</text:span></text:p>
      <text:h text:style-name="Heading_20_3" text:outline-level="3">3.7.6. Weitere Codierprogramme</text:h>
      <text:p text:style-name="Text_20_body_20_indent"><text:span text:style-name="T2">Bei OpenXP können Sie drei beliebige externe Codierprogramme verwenden, die als </text:span><text:span text:style-name="T15">pmc-1</text:span><text:span text:style-name="T2"> bis </text:span><text:span text:style-name="T15">pmc-3</text:span><text:span text:style-name="T2"> abgekürzt werden. Dazu müssen für jeden Codierer unter </text:span><text:span text:style-name="T19">Config</text:span><text:span text:style-name="T20">®</text:span><text:span text:style-name="T19">Extern</text:span><text:span text:style-name="T20">®</text:span><text:span text:style-name="T19">pmCrypt</text:span><text:span text:style-name="T2"> drei Eingaben erfolgen:</text:span></text:p>
      <text:p text:style-name="Text_20_body_20_indent"><text:span text:style-name="T5">•<text:tab/></text:span><text:span text:style-name="T6">der Name des Codierverfahrens (beliebig)</text:span></text:p>
      <text:p text:style-name="Text_20_body_20_indent"><text:span text:style-name="T5">•<text:tab/></text:span><text:span text:style-name="T6">der Name des Codier-Programms (oder einer Batchdatei)</text:span></text:p>
      <text:p text:style-name="Text_20_body_20_indent"><text:span text:style-name="T5">•<text:tab/></text:span><text:span text:style-name="T6">der Name des Decodier-Programms (oder einer Batchdatei)</text:span></text:p>
      <text:p text:style-name="Text_20_body_20_indent"><text:span text:style-name="T5">•<text:tab/></text:span><text:span text:style-name="T6">der Nachrichtentyp nach dem Codieren (ASCII oder binär)</text:span></text:p>
      <text:p text:style-name="Text_20_body_20_indent"><text:span text:style-name="T2">Bei Codierer und Decodierer können die Makros </text:span><text:span text:style-name="T25">$KEY</text:span><text:span text:style-name="T2"> (Schlüssel / Paßwort), </text:span><text:span text:style-name="T25">$INFILE</text:span><text:span text:style-name="T2"> (Eingabedatei), </text:span><text:span text:style-name="T25">$OUTFILE</text:span><text:span text:style-name="T2"> (Ausgabedatei) und </text:span><text:span text:style-name="T25">$USER</text:span><text:span text:style-name="T2"> (Name des Absenders bzw. Empfängers der Nachricht) eingesetzt werden. Näheres dazu finden Sie in der Online-Hilfe. Beim Einsatz von pmCrypt im MagicNET oder in Fido-Netzen muß die Nachricht nach dem Codieren ASCII-Format haben.</text:span></text:p>
      <text:p text:style-name="P56"><draw:frame draw:style-name="fr1" draw:name="Rahmen7" text:anchor-type="paragraph" svg:x="0.376cm" svg:y="0.185cm" svg:width="16.111cm" draw:z-index="6"><draw:text-box fo:min-height="1.866cm"><text:p text:style-name="Wichtig"><text:span text:style-name="T32">Wichtig: </text:span><text:span text:style-name="T33">Während Nachrichtencodierung in vielen Fido-kompatiblen Netzen erlaubt ist, ist sie im FidoNet selbst verboten. Es gibt z.Zt. allerdings Bestrebungen, dieses Verbot teilweise aufzuheben.</text:span></text:p></draw:text-box></draw:frame></text:p>
      <text:p text:style-name="Text_20_body_20_indent"/>
      <text:p text:style-name="Text_20_body_20_indent"/>
      <text:p text:style-name="Text_20_body_20_indent"/>
      <text:p text:style-name="Text_20_body_20_indent"/>
      <text:h text:style-name="Heading_20_3" text:outline-level="3">3.7.7. Beispiel: pmCrypt / PC-DES</text:h>
      <text:p text:style-name="Text_20_body_20_indent"><text:span text:style-name="T14">pc-des</text:span><text:span text:style-name="T2"> ist ein CharityWare-Codierprogramm von Bernd Fix. Das Einbinden von </text:span><text:span text:style-name="T14">pc-des</text:span><text:span text:style-name="T2"> erfordert einen kleinen Trick, da </text:span><text:span text:style-name="T14">pc-des</text:span><text:span text:style-name="T2"> den Schlüssel nicht als Parameter erwartet, sondern als Tastatureingabe. Die Tastatureingabe läßt sich per DOS-Eingabeumleitung (Pipe) bewerkstelligen. Die Eingaben für </text:span><text:span text:style-name="T14">pc-des</text:span><text:span text:style-name="T2"> sind:</text:span></text:p>
      <text:p text:style-name="P47"/>
      <text:p text:style-name="P48">Name: <text:s text:c="6"/>PC-DES</text:p>
      <text:p text:style-name="P48">Codierer: <text:s text:c="2"/>echo $KEY|PC-DES $INFILE</text:p>
      <text:p text:style-name="P48">Decodierer: echo $KEY|PC-DES $INFILE</text:p>
      <text:p text:style-name="P48">binär: <text:s text:c="5"/>ja</text:p>
      <text:p text:style-name="P48"><text:s text:c="10"/></text:p>
      <text:p text:style-name="Text_20_body_20_indent"><text:span text:style-name="T2">Ja, Decodierer und Codierer sind in diesem Fall tatsächlich gleich! Das liegt daran, daß </text:span><text:span text:style-name="T14">pc-des</text:span><text:span text:style-name="T2"> eine codierte Datei automatisch erkennt und dann decodiert.</text:span></text:p>
      <text:p text:style-name="P63"><draw:frame draw:style-name="fr1" draw:name="Rahmen8" text:anchor-type="paragraph" svg:x="0.73cm" svg:y="0.219cm" svg:width="15.118cm" draw:z-index="7"><draw:text-box fo:min-height="2.409cm"><text:p text:style-name="Wichtig"><text:span text:style-name="T32">Wichtig: </text:span><text:span text:style-name="T33">Vor und nach dem </text:span><text:span text:style-name="T49">$KEY</text:span><text:span text:style-name="T33"> dürfen keine zusätzlichen Leerzeichen stehen, da </text:span><text:span text:style-name="T32">pc-des</text:span><text:span text:style-name="T33"> diese sonst als Teil des Schlüssels betrachtet. Der Schüssel selbst </text:span><text:span text:style-name="T34">muss</text:span><text:span text:style-name="T33"> mindestens 8 Zeichen lang sein - ansonsten hängt sich </text:span><text:span text:style-name="T32">pc-des</text:span><text:span text:style-name="T33"> wegen der Eingabeumleitung auf.</text:span></text:p></draw:text-box></draw:frame></text:p>
      <text:h text:style-name="Heading_20_2" text:outline-level="2">3.8. Kommentarverkettung (Maus / Fido / Usenet / ZConnect)</text:h>
      <text:p text:style-name="Text_20_body_20_indent"><text:span text:style-name="T2">OpenXP legt alle eingehenden Nachrichten in chronologischer Reihenfolge ab und zeigt sie auch in dieser Reihenfolge an. In Brettern mit vielen Nachrichten und parallel ablaufenden Diskussionen verliert man dabei allerdings sehr schnell die Übersicht. Als kleine Hilfsmittel bietet OpenXP die Bezugssuche mit </text:span><text:span text:style-name="T14">G</text:span><text:span text:style-name="T2"> und die Betreffsuche mit </text:span><text:span text:style-name="T14">Alt-B</text:span><text:span text:style-name="T2"> an, besser jedoch ist es, wenn eine globale Kommentarverkettung vorhanden ist: Jede Nachricht ist mit ihrer Bezugsnachricht (falls vorhanden) und mit Kommentaren auf die Nachricht verbunden. Wichtig ist, daß die Verkettung möglichst vollständig ist, daß also keine Lücken im </text:span><text:span text:style-name="T4">Kommentarbaum</text:span><text:span text:style-name="T2"> existieren.</text:span></text:p>
      <text:p text:style-name="Text_20_body_20_indent">Im MausNet ist eine durchgängige, optimale Bezugsverkettung vorhanden. Im Usenet und bei ZConnect sind fast alle Nachrichten verkettet, im FidoNet ca. 80-90% der Nachrichten, Tendenz steigend. Im Seven und im MagicNET dürfte inzwischen auch eine passable Verkettung vorhanden sein. Bei QWK gibt es nur eine lückenhafte Verkettung, und in QuickMail- und GS-Mailbox-Netzen und bei Z-Netz (alt) gar keine.</text:p>
      <text:p text:style-name="Text_20_body_20_indent">OpenXP bietet zwei Möglichkeiten, um die Bezugsverkettung zu nutzen:</text:p>
      <text:h text:style-name="P50" text:outline-level="3">3.8.1. grafischer Kommentarbaum</text:h>
      <text:p text:style-name="Text_20_body_20_indent">In einem Kommentarbaum werden alle zu einer Diskussion gehörenden Nachrichten übersichtlich dargestellt. Hier ein kleines Beispiel aus dem MausNet:</text:p>
      <text:p text:style-name="P47"/>
      <text:p text:style-name="P48"><text:s text:c="12"/>Sebastian Bieber</text:p>
      <text:p text:style-name="P48"><text:s text:c="12"/>+--Marco Schlünß <text:s text:c="11"/>MT: MauTau V2.4 installieren</text:p>
      <text:p text:style-name="P48"><text:s text:c="15"/>+--Frank Baschin</text:p>
      <text:p text:style-name="P48">plus/ <text:s/>+---&gt; <text:s text:c="5"/>+--Jürgen Loos <text:s text:c="10"/>MSG-Zaehler zuruecksetzen</text:p>
      <text:p text:style-name="P48">minus <text:s/>+---&gt; <text:s text:c="5"/>| <text:s/>+--Max Frisch</text:p>
      <text:p text:style-name="P48"><text:s text:c="18"/>| <text:s/>+--Sevo Stille</text:p>
      <text:p text:style-name="P48"><text:s text:c="18"/>| <text:s/>+--Kai Henningsen</text:p>
      <text:p text:style-name="P48">links/ +---&gt; <text:s text:c="5"/>| <text:s/>| <text:s/>+--Klaus Meyer</text:p>
      <text:p text:style-name="P48">rechts | <text:s text:c="9"/>| <text:s/>| <text:s/>| <text:s/>+--Kai Henningsen</text:p>
      <text:p text:style-name="P48"><text:s text:c="7"/>+---&gt; <text:s text:c="5"/>| <text:s/>| <text:s/>+--Dittmar Knoop</text:p>
      <text:p text:style-name="P48"><text:s text:c="18"/>| <text:s/>| <text:s text:c="4"/>+--Kai Henningsen</text:p>
      <text:p text:style-name="P48"><text:s text:c="18"/>| <text:s/>| <text:s text:c="4"/>+--Rainer Scherg</text:p>
      <text:p text:style-name="P48"><text:s text:c="18"/>| <text:s/>| <text:s text:c="4"/>+--Marcus Schmidke</text:p>
      <text:p text:style-name="P48"><text:s text:c="18"/>| <text:s/>+--Marcus Schmidke</text:p>
      <text:p text:style-name="P48"><text:s text:c="18"/>| <text:s text:c="4"/>+--Frank Baschin</text:p>
      <text:p text:style-name="P48"><text:s text:c="18"/>| <text:s text:c="7"/>+--Kai Henningsen</text:p>
      <text:p text:style-name="P48"><text:s text:c="18"/>| <text:s text:c="10"/>+--Tobias Bartelt</text:p>
      <text:p text:style-name="P48"><text:s text:c="18"/>+--Heribert Otten</text:p>
      <text:p text:style-name="P48"><text:s text:c="21"/>+--Frank Baschin</text:p>
      <text:p text:style-name="P48"><text:s text:c="10"/></text:p>
      <text:p text:style-name="Text_20_body_20_indent"><text:span text:style-name="T2">Der Kommentarbaum zu einer Nachricht wird mit </text:span><text:span text:style-name="T14">#</text:span><text:span text:style-name="T2"> aktiviert. Danach stehen neben den üblichen Funktionen noch vier zusätzliche Tasten zur Verfügung: </text:span><text:span text:style-name="T14">+</text:span><text:span text:style-name="T2"> springt auf den ersten Kommentar einer Nachricht, </text:span><text:span text:style-name="T14">-</text:span><text:span text:style-name="T2"> zurück zur Bezugsnachricht, und die Cursortasten links / rechts wechseln zwischen Nachrichten, die sich auf die gleiche Nachricht beziehen. Texte, die rechts neben den Usernamen angezeigt werden, weisen auf einen geänderten Betreff hin.</text:span></text:p>
      <text:h text:style-name="Heading_20_3" text:outline-level="3">3.8.2. direktes Wechseln zwischen zusammengehörigen Nachrichten</text:h>
      <text:p text:style-name="Text_20_body_20_indent"><text:span text:style-name="T2">Die Tasten </text:span><text:span text:style-name="T14">+</text:span><text:span text:style-name="T2">, </text:span><text:span text:style-name="T14">-</text:span><text:span text:style-name="T2">, links und rechts können in gleicher Weise auch im Lister verwendet werden. OpenXP wechselt dann direkt zwischen den zusammengehörigen Nachrichten, ohne zur Brettübersicht bzw. zum Kommentarbaum zurückzukehren. Die Tasten wurden in Anlehnung an das Programm MauTau gewählt. Wenn Sie </text:span><text:span text:style-name="T19">Config</text:span><text:span text:style-name="T20">®</text:span><text:span text:style-name="T19">Optionen</text:span><text:span text:style-name="T20">®</text:span><text:span text:style-name="T19">Lister</text:span><text:span text:style-name="T2"> </text:span><text:span text:style-name="T19">Kommentarpfeile_anzeigen</text:span><text:span text:style-name="T2"> einschalten, zeigt OpenXP in der oberen Bildschirmzeile an, in welcher </text:span><text:span text:style-name="T4">Richtung</text:span><text:span text:style-name="T2"> zugehörige Nachrichten vorhanden sind. Je nach Rechner wird das Wechseln zwischen den Nachrichten dadurch allerdings erheblich verlangsamt.</text:span></text:p>
      <text:p text:style-name="Text_20_body_20_indent"><text:span text:style-name="T2">Mit der Taste </text:span><text:span text:style-name="T14">0</text:span><text:span text:style-name="T2"> kommen Sie jeweils wieder zur Ausgangsnachricht zurück.</text:span></text:p>
      <text:h text:style-name="Heading_20_3" text:outline-level="3">3.8.3. Einschränkungen</text:h>
      <text:p text:style-name="Text_20_body_20_indent">Bei der Implementation des Kommentarbaums hatte ich die Wahl zwischen einem perfekten und unbegrenzten, oder einem nicht 100%ig perfekten, dafür aber wesentlich schnelleren und platzsparenden Baum. Ich habe mich für Letzteres entschieden, weil die Einschränkungen nicht allzu schwerwiegend sind:</text:p>
      <text:p text:style-name="Text_20_body_20_indent"><text:span text:style-name="T5">•<text:tab/></text:span><text:span text:style-name="T6">Der Kommentarbaum kann maximal bis zu 512 Ebenen tief verschachtelt sein. In der Praxis kommt dies extrem selten vor. Tiefer verschachtelte Nachrichten werden nicht mehr angezeigt, sind aber weiterhin durch direktes Wechseln im Lister zugänglich.</text:span></text:p>
      <text:p text:style-name="Text_20_body_20_indent"><text:span text:style-name="T5">•<text:tab/></text:span><text:span text:style-name="T6">In äußerst seltenen Fällen - mir selbst ist es noch nie passiert - kann es vorkommen, daß eine Nachricht in den Baum eingebunden wird, die dort nicht hingehört. Solange sich die Zahl der Nachrichten in den üblichen Größenordnungen von einigen zehntausend bewegt, ist die Wahrscheinlichkeit dafür allerdings extrem gering.</text:span></text:p>
      <text:p text:style-name="P33"/>
      <text:h text:style-name="Heading_20_2" text:outline-level="2">3.9. Suchen und Markieren</text:h>
      <text:p text:style-name="Text_20_body_20_indent"><text:span text:style-name="T2">Wenn große Datenbestände verwaltet werden, darf natürlich eine Suchmöglichkeit nicht fehlen. OpenXP bietet verschiedene Kriterien, nach denen der Datenbestand durchsucht werden kann; Sie finden diese Such-Funktionen unter </text:span><text:span text:style-name="T19">Nachricht</text:span><text:span text:style-name="T20">®</text:span><text:span text:style-name="T19">Suchen</text:span><text:span text:style-name="T2">. Das grundlegende Prinzip der Nachrichten-Suche ist, daß die gefundenen Nachrichten </text:span><text:span text:style-name="T4">markiert</text:span><text:span text:style-name="T2"> werden. Ist die Suche beendet (oder mit </text:span><text:span text:style-name="T14">Esc</text:span><text:span text:style-name="T2"> abgebrochen), dann zeigt OpenXP alle markierten Nachrichten in einem speziellen Nachrichtenfenster an. Dort können Sie die Nachrichten wie gewohnt lesen oder darauf antworten.</text:span></text:p>
      <text:p text:style-name="Text_20_body_20_indent"><text:span text:style-name="T2">Die Markierung der gefundenen Nachrichten bleibt bis zur nächsten Suche erhalten, oder bis Sie sie explizit mit </text:span><text:span text:style-name="T19">Nachricht</text:span><text:span text:style-name="T20">®</text:span><text:span text:style-name="T19">Suchen</text:span><text:span text:style-name="T20">®</text:span><text:span text:style-name="T19">Entmarkieren</text:span><text:span text:style-name="T2"> oder </text:span><text:span text:style-name="T14">Ctrl-E</text:span><text:span text:style-name="T2"> im Nachrichten-Fenster aufheben. Markierte Nachrichten sind an einem vorangestellten </text:span><text:span text:style-name="T14">þ</text:span><text:span text:style-name="T2"> und an einer anderen Farbe zu erkennen. Auf Wunsch können Sie auch beliebige Nachrichten mit </text:span><text:span text:style-name="T14">Space</text:span><text:span text:style-name="T2"> markieren. Die momentan markierten Nachrichten können jederzeit mit </text:span><text:span text:style-name="T19">Nachricht</text:span><text:span text:style-name="T20">®</text:span><text:span text:style-name="T19">Suchen</text:span><text:span text:style-name="T20">®</text:span><text:span text:style-name="T19">Markiert</text:span><text:span text:style-name="T2"> angezeigt werden. Es können je nach verfügbarem Hauptspeicher maximal 2000 bis 5000 Nachrichten gleichzeitig markiert sein.</text:span></text:p>
      <text:p text:style-name="Text_20_body_20_indent"><text:span text:style-name="T2">Der Sinn dieser Markierung liegt darin, daß die betreffenden Nachrichten anschließend </text:span><text:span text:style-name="T4">am Stück</text:span><text:span text:style-name="T2"> extrahiert werden können; Näheres dazu steht im </text:span><text:a xlink:type="simple" xlink:href="#3.10.%20Nachrichten%20extrahieren%7Coutline"><text:span text:style-name="T9">nächsten Kapitel</text:span></text:a><text:span text:style-name="T2">.</text:span></text:p>
      <text:h text:style-name="Heading_20_3" text:outline-level="3">3.9.1. User-Direktsuche</text:h>
      <text:p text:style-name="Text_20_body_20_indent"><text:span text:style-name="T2">Oft steht man vor einer Nachricht und fragt sich: </text:span><text:span text:style-name="T4">Schreibt dieser Idiot eigentlich immer solchen Schwachsinn?</text:span><text:span text:style-name="T2"> - und möchte sich gerne schnell einmal alle Nachrichten anzeigen lassen, die die betreffende Person in der letzten Zeit verzapft hat. Dazu müssen Sie nur eine Nachricht dieses Users wählen und </text:span><text:span text:style-name="T14">Alt-U</text:span><text:span text:style-name="T2"> drücken. OpenXP führt dann automatisch </text:span><text:span text:style-name="T19">Nachrichten</text:span><text:span text:style-name="T20">®</text:span><text:span text:style-name="T19">Suchen</text:span><text:span text:style-name="T20">®</text:span><text:span text:style-name="T19">User</text:span><text:span text:style-name="T2"> mit dem gewählten Usernamen aus.</text:span></text:p>
      <text:h text:style-name="Heading_20_3" text:outline-level="3">3.9.2. Bezugssuche</text:h>
      <text:p text:style-name="Text_20_body_20_indent"><text:span text:style-name="T2">Eine spezielle Form der Suche ist die Bezugssuche: Mit </text:span><text:span text:style-name="T14">G</text:span><text:span text:style-name="T2"> veranlassen Sie OpenXP, zu einer gewählten Reply-(Antwort)-Nachricht die passende Bezugsnachricht zu suchen. Da es hierfür in Zerberus-Netzen keinen festen Standard gibt, funktioniert die Suche nicht in jedem Fall; sie ist aber doch recht treffsicher. U.U. werden auch mehrere passende Nachrichten gefunden und markiert. Die Suche kann auch mit </text:span><text:span text:style-name="T14">Esc</text:span><text:span text:style-name="T2"> abgebrochen werden.</text:span></text:p>
      <text:h text:style-name="Heading_20_3" text:outline-level="3">3.9.3. Betreff-Direktsuche</text:h>
      <text:p text:style-name="Text_20_body_20_indent"><text:span text:style-name="T2">Wenn die Bezugssuche nicht weiterhilft, gibt es immer noch die Möglichkeit, mit </text:span><text:span text:style-name="T14">Alt-B</text:span><text:span text:style-name="T2"> alle Nachrichten mit gleichem Betreff im aktuellen Brett zu suchen.</text:span></text:p>
      <text:h text:style-name="Heading_20_3" text:outline-level="3">3.9.4. Message-ID-Suche</text:h>
      <text:p text:style-name="Text_20_body_20_indent"><text:span text:style-name="T2">Jede Nachricht wird mit einer eindeutigen (meistens zumindest) </text:span><text:span text:style-name="T4">Identifikations-Nummer</text:span><text:span text:style-name="T2"> versehen, mit deren Hilfe auch die Bezugsverkettung realisiert wird. Es kommt ab und an vor, daß Schreiber auf eine ihrer alten Nachricht verweisen und einfach nur die ID nennen. Mit dieser Funktion (</text:span><text:span text:style-name="T19">Nachricht</text:span><text:span text:style-name="T20">®</text:span><text:span text:style-name="T19">Suchen</text:span><text:span text:style-name="T20">®</text:span><text:span text:style-name="T19">MessageID</text:span><text:span text:style-name="T2"> und </text:span><text:span text:style-name="T14">Alt-M</text:span><text:span text:style-name="T2"> im Lister) kann man gezielt nach diesen suchen. Dabei gibt es eine Unterscheidung zwischen der Suche nach vollständigen IDs (d.h. die gesuchte ist komplett bekannt) oder nach Teilen davon. Grund für diese Trennung ist der Geschwindigkeitsaspekt.</text:span></text:p>
      <text:h text:style-name="Heading_20_3" text:outline-level="3">3.9.5. Mehrfach-Quotes</text:h>
      <text:p text:style-name="Text_20_body_20_indent"><text:span text:style-name="T2">Eine weitere nützliche Anwendung des Markierens ist das Schreiben </text:span><text:span text:style-name="T4">einer</text:span><text:span text:style-name="T2"> Antwort auf mehrere Nachrichten. Markieren Sie dazu die betreffenden Nachrichten und drücken Sie </text:span><text:span text:style-name="T14">P</text:span><text:span text:style-name="T2"> bzw. </text:span><text:span text:style-name="T14">B</text:span><text:span text:style-name="T2">. Wohlgemerkt: Es ist hier jeweils ein GROSSbuchstabe einzugeben, d.h. die Shift-Taste ist gleichzeitig zu drücken; ansonsten würde nur eine einfache Antwort erzeugt. Bei privaten Mehrfach-Quotes geht die Antwort immer an den Absender der Nachricht, auf der gerade der Auswahlbalken steht - vorausgesetzt, der Balken steht auf einer der markierten Nachrichten.</text:span></text:p>
      <text:h text:style-name="Heading_20_3" text:outline-level="3">3.9.6. Suchoptionen</text:h>
      <text:p text:style-name="Text_20_body_20_indent"><text:span text:style-name="T2">Unter dem Menüpunkt </text:span><text:span text:style-name="T19">Nachricht</text:span><text:span text:style-name="T20">®</text:span><text:span text:style-name="T19">Suchen</text:span><text:span text:style-name="T2"> sind einige Suchkriterien aufgelistet (für Details zu den Einträgen </text:span><text:span text:style-name="T14">F1</text:span><text:span text:style-name="T2"> drücken). Normalerweise wird genau nach dem Text gesucht, den Sie ins entsprechende Feld eintragen, </text:span><text:span text:style-name="T19">Volltext</text:span><text:span text:style-name="T2"> u.a. können aber über spezielle Eingaben gesteuert werden. Einige werden im Feld </text:span><text:span text:style-name="T19">Optionen</text:span><text:span text:style-name="T2"> getätigt:</text:span></text:p>
      <text:p text:style-name="P25">Tabelle <text:sequence text:ref-name="refTable16" text:name="Table" text:formula="ooow:Table+1" style:num-format="1">8</text:sequence> Suchoptionen</text:p>
      <table:table table:name="Tabelle17" table:style-name="Tabelle17">
        <table:table-column table:style-name="Tabelle17.A" table:number-columns-repeated="2"/>
        <table:table-row>
          <table:table-cell table:style-name="Tabelle17.A1" office:value-type="string">
            <text:p text:style-name="Table_20_Contents">i</text:p>
          </table:table-cell>
          <table:table-cell table:style-name="Tabelle17.B1" office:value-type="string">
            <text:p text:style-name="Table_20_Contents"><text:span text:style-name="T6">Groß- und Kleinschreibung werden ignoriert (caseinsensitiv), alternativ ist auch </text:span><text:span text:style-name="T35">u</text:span><text:span text:style-name="T6"> einsetzbar</text:span></text:p>
          </table:table-cell>
        </table:table-row>
        <table:table-row>
          <table:table-cell table:style-name="Tabelle17.A2" office:value-type="string">
            <text:p text:style-name="Table_20_Contents">ä</text:p>
          </table:table-cell>
          <table:table-cell table:style-name="Tabelle17.B2" office:value-type="string">
            <text:p text:style-name="Table_20_Contents"><text:span text:style-name="T6">umlautinsensitive Suche, d.h. auch </text:span><text:span text:style-name="T10">ae</text:span><text:span text:style-name="T6">, </text:span><text:span text:style-name="T10">oe</text:span><text:span text:style-name="T6"> usw. werden als die entsprechenden Umlaute erkannt</text:span></text:p>
          </table:table-cell>
        </table:table-row>
        <table:table-row>
          <table:table-cell table:style-name="Tabelle17.A2" office:value-type="string">
            <text:p text:style-name="Table_20_Contents">a</text:p>
          </table:table-cell>
          <table:table-cell table:style-name="Tabelle17.B2" office:value-type="string">
            <text:p text:style-name="Table_20_Contents">AND-Verknüpfung, die dazu führt, daß alle (!) eingegebenen Suchbegriffe gefunden werden müssen</text:p>
          </table:table-cell>
        </table:table-row>
        <table:table-row>
          <table:table-cell table:style-name="Tabelle17.A2" office:value-type="string">
            <text:p text:style-name="Table_20_Contents">o</text:p>
          </table:table-cell>
          <table:table-cell table:style-name="Tabelle17.B2" office:value-type="string">
            <text:p text:style-name="Table_20_Contents">OR-Verknüpfung; hier braucht nur einer (!) der Suchbegriffe übereinstimmen</text:p>
          </table:table-cell>
        </table:table-row>
      </table:table>
      <text:p text:style-name="P30"/>
      <text:p text:style-name="Text_20_body_20_indent"><text:span text:style-name="T2">Neben diesen Feinjustierungen haben Sie die noch Möglichkeit, im Suchfeld selber das Ergebnis zu beeinflußen. Beispielsweise können Sie eine feststehende Wortfolge per Gänsefüßchen (</text:span><text:span text:style-name="T25">""</text:span><text:span text:style-name="T2">) suchen lassen, mit dem Tilde (</text:span><text:span text:style-name="T25">~</text:span><text:span text:style-name="T2">) schließen Sie einzelne Wörter oder Wortfolgen (wieder mit Gänsefüßchen!) aus, die absolut nicht vorkommen dürfen.</text:span></text:p>
      <text:p text:style-name="Text_20_body_20_indent">Beispiele:</text:p>
      <text:p text:style-name="P47"/>
      <text:p text:style-name="Screenshot">+- Volltext-Suche ----------------------------------+</text:p>
      <text:p text:style-name="Screenshot">| <text:s text:c="50"/>|</text:p>
      <text:p text:style-name="Screenshot">| <text:s/>Suchbegriff <text:s text:c="2"/>"Hallo da" <text:s text:c="22"/>V |</text:p>
      <text:p text:style-name="Screenshot">| <text:s text:c="50"/>|</text:p>
      <text:p text:style-name="Screenshot">| <text:s/>Optionen <text:s text:c="5"/>ai <text:s text:c="11"/>Bretter <text:s text:c="2"/>Netz <text:s text:c="4"/>V |</text:p>
      <text:p text:style-name="Screenshot">| <text:s text:c="50"/>|</text:p>
      <text:p text:style-name="Screenshot">+---------------------------------------------------+</text:p>
      <text:p text:style-name="P48"><text:s text:c="10"/></text:p>
      <text:p text:style-name="P57"><text:span text:style-name="T2">Findet alle Nachrichten, die ein </text:span><text:span text:style-name="T4">Hallo da</text:span><text:span text:style-name="T2"> oder auch </text:span><text:span text:style-name="T4">hAlLo dA</text:span><text:span text:style-name="T2">, aber nicht </text:span><text:span text:style-name="T4">Hallo du da</text:span><text:span text:style-name="T2"> im Text haben</text:span></text:p>
      <text:p text:style-name="P47"/>
      <text:p text:style-name="Screenshot">+- User-Suche --------------------------------------+</text:p>
      <text:p text:style-name="Screenshot">| <text:s text:c="50"/>|</text:p>
      <text:p text:style-name="Screenshot">| <text:s/>Suchbegriff <text:s text:c="2"/>Stefan ~Savelsberg <text:s text:c="14"/>V |</text:p>
      <text:p text:style-name="Screenshot">| <text:s text:c="50"/>|</text:p>
      <text:p text:style-name="Screenshot">| <text:s/>Optionen <text:s text:c="5"/>ia <text:s text:c="11"/>Bretter <text:s text:c="2"/>Netz <text:s text:c="4"/>V |</text:p>
      <text:p text:style-name="Screenshot">+---------------------------------------------------+</text:p>
      <text:p text:style-name="Screenshot"><text:s text:c="10"/></text:p>
      <text:h text:style-name="Heading_20_2" text:outline-level="2">3.10. Nachrichten extrahieren</text:h>
      <text:p text:style-name="Text_20_body_20_indent"><text:span text:style-name="T2">Manchmal will man eine Nachricht nicht nur lesen, sondern auch in irgendeiner Weise weiterverarbeiten oder für die Nachwelt festhalten. Dazu bietet OpenXP im Menü </text:span><text:span text:style-name="T19">Nachricht</text:span><text:span text:style-name="T20">®</text:span><text:span text:style-name="T19">Extrakt</text:span><text:span text:style-name="T2"> die Möglichkeit, einzelne oder auch mehrere Nachrichten in eine Datei zu schreiben. In einer zukünftigen Version wird es dann auch möglich sein, mehrere Nachrichten in mehreren Dateien abzulegen.</text:span></text:p>
      <text:p text:style-name="Text_20_body_20_indent"><text:span text:style-name="T2">Unter </text:span><text:span text:style-name="T19">Nachricht</text:span><text:span text:style-name="T20">®</text:span><text:span text:style-name="T19">Extrakt</text:span><text:span text:style-name="T20">®</text:span><text:span text:style-name="T19">Alt..</text:span><text:span text:style-name="T2"> wird eingestellt, in welcher Form die Nachricht(en) extrahiert werden soll(en). Es gibt vier Möglichkeiten:</text:span></text:p>
      <text:p text:style-name="P25">Tabelle <text:sequence text:ref-name="refTable17" text:name="Table" text:formula="ooow:Table+1" style:num-format="1">9</text:sequence> Nachricht<text:span text:style-name="T48">®</text:span>Extrakt<text:span text:style-name="T48">®</text:span>Als..</text:p>
      <table:table table:name="Tabelle18" table:style-name="Tabelle18">
        <table:table-column table:style-name="Tabelle18.A" table:number-columns-repeated="2"/>
        <table:table-row>
          <table:table-cell table:style-name="Tabelle18.A1" office:value-type="string">
            <text:p text:style-name="Table_20_Contents">Text mit Kopf</text:p>
          </table:table-cell>
          <table:table-cell table:style-name="Tabelle18.B1" office:value-type="string">
            <text:p text:style-name="Table_20_Contents">so werden die Nachrichten im Lister angezeigt</text:p>
          </table:table-cell>
        </table:table-row>
        <table:table-row>
          <table:table-cell table:style-name="Tabelle18.A2" office:value-type="string">
            <text:p text:style-name="Table_20_Contents">Text ohne Kopf</text:p>
          </table:table-cell>
          <table:table-cell table:style-name="Tabelle18.B2" office:value-type="string">
            <text:p text:style-name="Table_20_Contents">dies ist der reine Nachrichtentext</text:p>
          </table:table-cell>
        </table:table-row>
        <table:table-row>
          <table:table-cell table:style-name="Tabelle18.A2" office:value-type="string">
            <text:p text:style-name="Table_20_Contents">Quote</text:p>
          </table:table-cell>
          <table:table-cell table:style-name="Tabelle18.B2" office:value-type="string">
            <text:p text:style-name="Table_20_Contents">als Quote eben</text:p>
          </table:table-cell>
        </table:table-row>
        <table:table-row>
          <table:table-cell table:style-name="Tabelle18.A2" office:value-type="string">
            <text:p text:style-name="Table_20_Contents">Puffer</text:p>
          </table:table-cell>
          <table:table-cell table:style-name="Tabelle18.B2" office:value-type="string">
            <text:p text:style-name="Table_20_Contents">die Nachricht wird in Pufferform extrahiert, d.h. in der gleichen Form, in der sie empfangen wurde.</text:p>
          </table:table-cell>
        </table:table-row>
      </table:table>
      <text:p text:style-name="P30"/>
      <text:p text:style-name="Text_20_body_20_indent"><text:span text:style-name="T2">Binärnachrichten können nur als Puffer oder </text:span><text:span text:style-name="T19">Text ohne Kopf</text:span><text:span text:style-name="T2"> extrahiert werden. Bei anderer Einstellung extrahiert OpenXP immer nur den reinen Nachrichten-Inhalt.</text:span></text:p>
      <text:h text:style-name="Heading_20_3" text:outline-level="3">3.10.1. UUcodierte Nachrichten</text:h>
      <text:p text:style-name="Text_20_body_20_indent"><text:span text:style-name="T2">In vielen Netzen sind keine Binärnachrichten möglich - in diesen Netzen werden Binärdaten mit </text:span><text:span text:style-name="T14">uuencode</text:span><text:span text:style-name="T2">, einem UNIX-Programm, als ASCII-Daten codiert. UU-codierte Nachrichten fangen typischerweise so oder ähnlich an:</text:span></text:p>
      <text:p text:style-name="quote"/>
      <text:p text:style-name="quote">begin 644 datei.ext</text:p>
      <text:p text:style-name="quote">M1TE&amp;.#=A@ +@ 9 <text:s text:c="6"/>/___RP <text:s text:c="4"/>@ +@ 0 "^XR/J&lt;OM#Z.&lt;M-J+L]Z\z</text:p>
      <text:p text:style-name="quote">M^P^&amp;XDB6YHFFZLJV[@O'\DS7]HWG^L[W_@\,"H?$HO&amp;(3"J7S*;S"8U*I]2Jy</text:p>
      <text:p text:style-name="quote">M]8K-:K?&lt;KO&lt;+#HO'Y++YC$ZKU^RV^PV/R^?TNOV.S^OW_+[_#Q@H.$A8:'B(x</text:p>
      <text:p text:style-name="quote">MF*BXR-CH^ @9*3E)66EYB9FIN&lt;G9Z?D)&amp;BHZ2EIJ&gt;HJ:JKK*VNKZ"ALK.TM;w</text:p>
      <text:p text:style-name="quote"><text:s text:c="10"/></text:p>
      <text:p text:style-name="Text_20_body_20_indent"><text:span text:style-name="T2">OpenXP besitzt im </text:span><text:span text:style-name="T19">Extrakt</text:span><text:span text:style-name="T2">-Menü einen schnellen, eingebauten UUdecoder, mit dem Sie solche Nachrichten wieder in Binärdateien umwandeln können. Zusätzlicher Text zu Beginn oder Ende der Nachricht wird dabei ignoriert.</text:span></text:p>
      <text:p text:style-name="Text_20_body_20_indent"><text:span text:style-name="T2">Der Name der Originaldatei ist normalerweise in der </text:span><text:span text:style-name="T15">begin</text:span><text:span text:style-name="T2">-Zeile enthalten. Wenn die Datei von einem anderen Betriebssystem stammt, ist der Dateiname allerdings evtl. nicht unter DOS gültig (z.B. mehrere Punkte); in diesem Fall müssen Sie den Namen von Hand korrigieren, oder einen neuen Namen angeben.</text:span></text:p>
      <text:p text:style-name="Text_20_body_20_indent"><text:span text:style-name="T2">Im Usenet ist es üblich, große uu-codierte Dateien in mehreren Teilen von 64 KByte zu verschicken. Um solche Nachrichten zu decodieren, müssen Sie die einzelnen Teile vorher markieren. Achten Sie darauf, daß keine Nachrichten markiert sind, die nicht dazugehören (evtl. </text:span><text:span text:style-name="T14">Ctrl-E</text:span><text:span text:style-name="T2"> drücken)!</text:span></text:p>
      <text:p text:style-name="Text_20_body_20_indent"><text:span text:style-name="T2">OpenXP kann im Editor Dateien UU-codieren, siehe </text:span><text:a xlink:type="simple" xlink:href="#6.2.6.%20Funktionen%20zur%20Bearbeitung%20von%20Textblöcken%7Coutline"><text:span text:style-name="T9">Kapitel 6.2.6</text:span></text:a><text:span text:style-name="T2">.</text:span></text:p>
      <text:h text:style-name="Heading_20_2" text:outline-level="2">3.11. Wartung</text:h>
      <text:h text:style-name="Heading_20_3" text:outline-level="3">3.11.1. Halten, Löschen und Reorganisation</text:h>
      <text:p text:style-name="Text_20_body_20_indent"><text:span text:style-name="T2">Da beim Arbeiten mit OpenXP praktisch täglich neue Nachrichten zur Datenbank hinzukommen, muß es natürlich auch eine Möglichkeit geben, um alte und unwichtige Nachrichten wieder verschwinden zu lassen. Dazu dient der Menüpunkt </text:span><text:span text:style-name="T19">Wartung</text:span><text:span text:style-name="T20">®</text:span><text:span text:style-name="T19">Reorganisation</text:span><text:span text:style-name="T2">; es werden alle Nachrichten gelöscht, die die Haltezeit bzw. -anzahl des betreffenden Brettes überschritten haben. Dieser Vorgang ist sehr aufwendig und kann ein wenig länger dauern.</text:span></text:p>
      <text:p text:style-name="Text_20_body_20_indent"><text:span text:style-name="T2">Zusätzlich haben Sie die Möglichkeit, gezielt einzelne Nachrichten zum Löschen zu markieren oder von der Reorganisation auszunehmen. Ersteres geschieht mit </text:span><text:span text:style-name="T14">L</text:span><text:span text:style-name="T2"> oder </text:span><text:span text:style-name="T14">Del</text:span><text:span text:style-name="T2"> im Nachrichtenfenster, letzteres mit </text:span><text:span text:style-name="T14">H</text:span><text:span text:style-name="T2"> oder </text:span><text:span text:style-name="T14">Ins</text:span><text:span text:style-name="T2">. Zu löschende Nachrichten erhalten dadurch die Markierung </text:span><text:span text:style-name="T15">-</text:span><text:span text:style-name="T2">, zu haltende Nachrichten die Markierung </text:span><text:span text:style-name="T15">+</text:span><text:span text:style-name="T2">. Durch nochmaliges Drücken von </text:span><text:span text:style-name="T14">L</text:span><text:span text:style-name="T2"> bzw. </text:span><text:span text:style-name="T14">H</text:span><text:span text:style-name="T2"> kann diese Markierung wieder aufgehoben werden.</text:span></text:p>
      <text:p text:style-name="Text_20_body_20_indent"><text:span text:style-name="T2">Es ist empfehlenswert, die Daten </text:span><text:span text:style-name="T4">regelmässig</text:span><text:span text:style-name="T2"> zu reorganisieren, z.B. täglich oder alle 2-3 Tage.</text:span></text:p>
      <text:h text:style-name="Heading_20_3" text:outline-level="3">3.11.2. Packen</text:h>
      <text:p text:style-name="Text_20_body_20_indent"><text:span text:style-name="T2">Beim Löschen von Nachrichten bleiben zwangsläufig Lücken in der Datenbank zurück. Diese Lücken werden durch eingehende, neue Nachrichten wieder geschlossen. Ist jedoch der Platz auf Ihrer Festplatte knapp, und der verschwendete Platz ist z.B. wegen eines großen Abstandes zwischen den letzten beiden Reorganisationen sehr groß, dann können Sie mit </text:span><text:span text:style-name="T19">Wartung</text:span><text:span text:style-name="T20">®</text:span><text:span text:style-name="T19">Packen</text:span><text:span text:style-name="T2"> OpenXP dazu zwingen, den Platz wieder freizugeben. Das Packen ist ebenfalls sehr aufwendig und dauert daher eine Weile.</text:span></text:p>
      <text:h text:style-name="Heading_20_3" text:outline-level="3">3.11.3. Dupes löschen</text:h>
      <text:p text:style-name="Text_20_body_20_indent"><text:span text:style-name="T2">Diese Programmfunktion löscht alle doppelten Nachrichten aus der Datenbank. Solche Duplikate - Dupes genannt - treten im normalen Pointbetrieb nie auf. Sie werden den Dupe-Killer nur dann benötigen, wenn Sie mit </text:span><text:span text:style-name="T19">XPoint</text:span><text:span text:style-name="T20">®</text:span><text:span text:style-name="T19">Import</text:span><text:span text:style-name="T20">®</text:span><text:span text:style-name="T19">Puffer einlesen</text:span><text:span text:style-name="T2"> oder mit einem entsprechenden Aufruf-Parameter eine Pufferdatei manuell mehrfach eingelesen haben, oder wenn Sie ein Brett aus mehreren Boxen gleichzeitig beziehen.</text:span></text:p>
      <text:p text:style-name="Text_20_body_20_indent"><text:span text:style-name="T2">Der Dupe-Löscher versieht alle Nachrichten mit gleicher Nachrichtenkennung (Message-ID) und gleichem Absendedatum mit einer Löschmarkierung; endgültig gelöscht werden die Nachrichten erst bei der nächsten Reorganisation. Ausgenommen von der Dupe-Überprüfung sind Nachrichten, die auf </text:span><text:span text:style-name="T15">Halten</text:span><text:span text:style-name="T2"> stehen, und Nachrichten ohne Message-ID. Bitte beachten Sie, daß OpenXP beim Archivieren von Nachrichten die Message-ID entfernt, um zu verhindern, daß die Kopien als Dupes erkannt und gelöscht werden.</text:span></text:p>
      <text:p text:style-name="Text_20_body_20_indent"><text:span text:style-name="T2">In der Datei </text:span><text:span text:style-name="T15">dupes.log</text:span><text:span text:style-name="T2"> wird eine Liste aller Dupes aufgezeichnet. Aus </text:span><text:span text:style-name="T4">technischen Gründen</text:span><text:span text:style-name="T2"> kann bei Dupes in PM-Brettern leider nicht der Brettname angegeben werden.</text:span></text:p>
      <text:p text:style-name="P56"><draw:frame draw:style-name="fr1" draw:name="Rahmen9" text:anchor-type="paragraph" svg:x="0.305cm" svg:y="0.236cm" svg:width="16.418cm" draw:z-index="8"><draw:text-box fo:min-height="2.339cm"><text:p text:style-name="Wichtig"><text:span text:style-name="T32">Anmerkung: </text:span><text:span text:style-name="T33">Hinweis: Dupes, die in unterschiedlichen Brettern liegen, sind vom DupeCheck ausgeschlossen. Dies ist nötig, da die Weiterleit-Funktion des ZERBERUS-Programms die Message-ID der Original-Nachricht kopiert und dadurch Dupes erzeugt.</text:span></text:p></draw:text-box></draw:frame></text:p>
      <text:p text:style-name="Text_20_body_20_indent">Informationen zu den übrigen Menüpunkten des Wartungs-Menüs entnehmen Sie bitte der Online-Hilfe.</text:p>
      <text:h text:style-name="P15" text:outline-level="1">Kapitel 4. Netzländische Spezialitäten</text:h>
      <text:p text:style-name="Text_20_body_20_indent"><text:span text:style-name="T2">Fast jedes Mailbox-Netz verfügt über technische Details, durch die es sich von anderen Netzen unterscheidet. In den folgenden Kapiteln sind solche speziellen Features beschrieben, die von OpenXP unterstützt werden. Eigentlich würde auch die in </text:span><text:a xlink:type="simple" xlink:href="#3.7.%20Codieren%20von%20Nachrichten%7Coutline"><text:span text:style-name="T9">Kapitel 3.7</text:span></text:a><text:span text:style-name="T2"> beschriebene Nachrichtencodierung hierher gehören, aber es ist damit zu rechnen, daß sie in absehbarer Zeit auch in anderen Netzen einsetzbar sein wird.</text:span></text:p>
      <text:p text:style-name="Text_20_body_20_indent"><text:span text:style-name="T2">Informationen zu speziellen Fido- und Usenet-Features finden Sie in den Dateien </text:span><text:span text:style-name="T15">fido.txt</text:span><text:span text:style-name="T2"> bzw. </text:span><text:span text:style-name="T15">uucp.txt</text:span><text:span text:style-name="T2">.</text:span></text:p>
      <text:h text:style-name="Heading_20_2" text:outline-level="2">4.1. MausNet: Info-Files</text:h>
      <text:p text:style-name="Text_20_body_20_indent">In den meisten Netzen können Sie nur eine Brett- und Userliste und, wenn Sie Glück haben, noch eine Systemliste anfordern. Bei MausTausch dagegen gibt es eine ganze Reihe von Informationstexten, die sogenannten Info-Files, die auch einen Netzplan, Bedienungshinweise, Informationen über Online-Zeiten und Beiträge u.v.a. enthalten. Sie können diese Texte auf zwei Arten anfordern:</text:p>
      <text:p text:style-name="Text_20_body_20_indent"><text:span text:style-name="T5">•<text:tab/></text:span><text:span text:style-name="T6">manuell: Wählen Sie den gewünschten Text unter </text:span><text:span text:style-name="T36">Nachricht</text:span><text:span text:style-name="T37">®</text:span><text:span text:style-name="T36">Brettmanager</text:span><text:span text:style-name="T37">®</text:span><text:span text:style-name="T36">Sonstiges</text:span><text:span text:style-name="T6">. Der Text wird Ihnen beim nächsten Netcall automatisch zugesandt und im Brett </text:span><text:span text:style-name="T7">/»Mausinfos</text:span><text:span text:style-name="T6"> abgelegt.</text:span></text:p>
      <text:p text:style-name="Text_20_body_20_indent"><text:span text:style-name="T5">•<text:tab/></text:span><text:span text:style-name="T6">automatisch: Stellen Sie unter </text:span><text:span text:style-name="T36">Nachricht</text:span><text:span text:style-name="T37">®</text:span><text:span text:style-name="T36">Brettmanager</text:span><text:span text:style-name="T37">®</text:span><text:span text:style-name="T36">Maus-Infos</text:span><text:span text:style-name="T6"> ein, in welchen Abständen (in Tagen) OpenXP geänderte Texte bestellen soll. Wohlgemerkt: Die Texte werden Ihnen nur zugeschickt, wenn sie sich seit dem letzten Mal geändert haben. Bei Texten, die nicht automatisch angefordert werden sollen, tragen Sie eine 0 ein.</text:span></text:p>
      <text:p text:style-name="Text_20_body_20_indent"><text:span text:style-name="T2">Infofiles, die durch automatisches Bestellen mehrfach im Mausinfo-Brett vorhanden sind, werden bei der Nachrichten-Reorganisation (s. </text:span><text:a xlink:type="simple" xlink:href="#3.11.1.%20Halten,%20Löschen%20und%20Reorganisation%7Coutline"><text:span text:style-name="T9">Kap. 3.11.1</text:span></text:a><text:span text:style-name="T2">) bis auf das neueste Exemplar gelöscht.</text:span></text:p>
      <text:h text:style-name="Heading_20_2" text:outline-level="2">4.2. MausNet: Nachrichtenstatus</text:h>
      <text:p text:style-name="Text_20_body_20_indent"><text:span text:style-name="T2">Alle persönlichen Nachrichten, die Sie im MausNet versenden, besitzen einen Nachrichtenstatus, auch </text:span><text:span text:style-name="T4">Bearbeitungsstatus</text:span><text:span text:style-name="T2"> genannt. Eine gerade abgesandte Nachricht hat den Status </text:span><text:span text:style-name="T15">ungelesen</text:span><text:span text:style-name="T2">. Sobald sie ins Netz übertragen wird, ändert sich der Status in </text:span><text:span text:style-name="T15">im Netz</text:span><text:span text:style-name="T2">. Danach folgen weitere Status, bis die Nachricht schließlich den Status </text:span><text:span text:style-name="T15">gelesen</text:span><text:span text:style-name="T2"> erhält.</text:span></text:p>
      <text:p text:style-name="Text_20_body_20_indent"><text:span text:style-name="T2">Bei OpenXP können Sie die Status auf zweierlei Weise verfolgen: Zum einen werden alle geänderten Status automatisch als Nachrichten im Brett </text:span><text:span text:style-name="T15">/»Mausstatus</text:span><text:span text:style-name="T2"> abgelegt, zum anderen wird beim Lesen von selbstgeschriebenen PMs der Status, sofern er nicht </text:span><text:span text:style-name="T15">ungelesen</text:span><text:span text:style-name="T2"> ist, im Nachrichtenkopf angezeigt. Die genaue Bedeutung der einzelnen Status ist:</text:span></text:p>
      <text:p text:style-name="P32">Tabelle <text:sequence text:ref-name="refTable18" text:name="Table" text:formula="ooow:Table+1" style:num-format="1">1</text:sequence> Nachrichtenstatus im MausNet</text:p>
      <table:table table:name="Tabelle19" table:style-name="Tabelle19">
        <table:table-column table:style-name="Tabelle19.A"/>
        <table:table-column table:style-name="Tabelle19.B"/>
        <table:table-row>
          <table:table-cell table:style-name="Tabelle19.A1" office:value-type="string">
            <text:p text:style-name="Table_20_Contents">im MausNet</text:p>
          </table:table-cell>
          <table:table-cell table:style-name="Tabelle19.B1" office:value-type="string">
            <text:p text:style-name="Table_20_Contents">die Nachricht wurde von Ihrer Serverbox ins Netz übertragen.</text:p>
          </table:table-cell>
        </table:table-row>
        <table:table-row>
          <table:table-cell table:style-name="Tabelle19.A2" office:value-type="string">
            <text:p text:style-name="Table_20_Contents">angekommen</text:p>
          </table:table-cell>
          <table:table-cell table:style-name="Tabelle19.B2" office:value-type="string">
            <text:p text:style-name="Table_20_Contents">die Nachricht ist in der Empfängerbox angekommen.</text:p>
          </table:table-cell>
        </table:table-row>
        <table:table-row>
          <table:table-cell table:style-name="Tabelle19.A2" office:value-type="string">
            <text:p text:style-name="Table_20_Contents">beim Gateway</text:p>
          </table:table-cell>
          <table:table-cell table:style-name="Tabelle19.B2" office:value-type="string">
            <text:p text:style-name="Table_20_Contents">die Nachricht ist beim Gateway zum Zielnetz (Schnittstelle zwischen zwei Netzen) angekommen. Das Zielnetz unterstützt keine Nachrichtenstatus, d.h. Sie werden keine weiteren Status zu dieser Nachricht mehr erhalten.</text:p>
          </table:table-cell>
        </table:table-row>
        <table:table-row>
          <table:table-cell table:style-name="Tabelle19.A2" office:value-type="string">
            <text:p text:style-name="Table_20_Contents">zurückgestellt</text:p>
          </table:table-cell>
          <table:table-cell table:style-name="Tabelle19.B2" office:value-type="string">
            <text:p text:style-name="Table_20_Contents">die Nachricht ist beim Empfänger angekommen, aber er hat sie zunächst nicht anzeigen lassen, sondern für späteres Lesen zurückgestellt.</text:p>
          </table:table-cell>
        </table:table-row>
        <table:table-row>
          <table:table-cell table:style-name="Tabelle19.A2" office:value-type="string">
            <text:p text:style-name="Table_20_Contents">im Tausch</text:p>
          </table:table-cell>
          <table:table-cell table:style-name="Tabelle19.B2" office:value-type="string">
            <text:p text:style-name="Table_20_Contents">die Nachricht wurde dem Empfänger per MausTausch zugestellt.</text:p>
          </table:table-cell>
        </table:table-row>
        <table:table-row>
          <table:table-cell table:style-name="Tabelle19.A2" office:value-type="string">
            <text:p text:style-name="Table_20_Contents">gelesen</text:p>
          </table:table-cell>
          <table:table-cell table:style-name="Tabelle19.B2" office:value-type="string">
            <text:p text:style-name="Table_20_Contents"><text:span text:style-name="T6">je nach Programm, mit dem der Empfänger arbeitet, bedeutet dies, daß er die Nachricht erhalten oder gelesen hat. Falls er mit OpenXP arbeitet, bedeutet es </text:span><text:span text:style-name="T7">erhalten</text:span><text:span text:style-name="T6">; Lesebestätigungen werden von OpenXP aus Gründen des Datenschutzes nicht erzeugt.</text:span></text:p>
          </table:table-cell>
        </table:table-row>
        <table:table-row>
          <table:table-cell table:style-name="Tabelle19.A2" office:value-type="string">
            <text:p text:style-name="Table_20_Contents">weitergeleitet</text:p>
          </table:table-cell>
          <table:table-cell table:style-name="Tabelle19.B2" office:value-type="string">
            <text:p text:style-name="Table_20_Contents">der Empfänger hat die Nachricht an jemand anderen weitergeleitet. Inwieweit er sie nun gelesen hat oder nicht, weiß ich auch nicht.</text:p>
          </table:table-cell>
        </table:table-row>
        <table:table-row>
          <table:table-cell table:style-name="Tabelle19.A2" office:value-type="string">
            <text:p text:style-name="Table_20_Contents">beantwortet</text:p>
          </table:table-cell>
          <table:table-cell table:style-name="Tabelle19.B2" office:value-type="string">
            <text:p text:style-name="Table_20_Contents">der Empfänger hat die Nachricht gelesen und beantwortet.</text:p>
          </table:table-cell>
        </table:table-row>
        <table:table-row>
          <table:table-cell table:style-name="Tabelle19.A2" office:value-type="string">
            <text:p text:style-name="Table_20_Contents">???</text:p>
          </table:table-cell>
          <table:table-cell table:style-name="Tabelle19.B2" office:value-type="string">
            <text:p text:style-name="Table_20_Contents">es sollen gerüchtehalber schon Status aufgetaucht sein, die es gar nicht geben dürfte (it's not a trick, it's Maus - H.L.). Sollte Ihnen dies einmal passieren, bitte ich um eine kurze Mitteilung, damit ich versuchen kann, die Bedeutung des neuen Status ausfindig zu machen.</text:p>
          </table:table-cell>
        </table:table-row>
      </table:table>
      <text:p text:style-name="P30"/>
      <text:p text:style-name="Text_20_body_20_indent"><text:span text:style-name="T2">Wenn Sie die Nachrichtenstatus nicht benötigen, können Sie sie auch über dem Schalter </text:span><text:span text:style-name="T19">Bearbeitungsstatus anfordern</text:span><text:span text:style-name="T2"> bei </text:span><text:span text:style-name="T19">Config</text:span><text:span text:style-name="T20">®</text:span><text:span text:style-name="T19">Optionen</text:span><text:span text:style-name="T20">®</text:span><text:span text:style-name="T19">Netze</text:span><text:span text:style-name="T2"> deaktivieren.</text:span></text:p>
      <text:p text:style-name="Text_20_body_20_indent"><text:span text:style-name="T2">Für eingehende PMs meldet OpenXP normalerweise automatisch den Status </text:span><text:span text:style-name="T15">gelesen</text:span><text:span text:style-name="T2"> zurück. Auf Wunsch können Sie jedoch auch den Schalter </text:span><text:span text:style-name="T19">autom. Lesebestätigungen versenden</text:span><text:span text:style-name="T2"> bei </text:span><text:span text:style-name="T19">Config</text:span><text:span text:style-name="T20">®</text:span><text:span text:style-name="T19">Optionen</text:span><text:span text:style-name="T20">®</text:span><text:span text:style-name="T19">Netze</text:span><text:span text:style-name="T2"> abschalten. In diesem Fall haben Sie nach dem Lesen jeder ungelesenen Nachricht die Wahl, ob die Nachricht den Status </text:span><text:span text:style-name="T15">gelesen</text:span><text:span text:style-name="T2"> oder </text:span><text:span text:style-name="T15">zurückgestellt</text:span><text:span text:style-name="T2"> erhalten soll. Zurückgestellte Nachrichten werden mit einem </text:span><text:span text:style-name="T15">z</text:span><text:span text:style-name="T2"> in der Nachrichtenliste gekennzeichnet. Nach dem erneuten Lesen dieser Nachrichten haben Sie die Möglichkeit, den Status von </text:span><text:span text:style-name="T15">zurückgestellt</text:span><text:span text:style-name="T2"> endgültig in </text:span><text:span text:style-name="T15">gelesen</text:span><text:span text:style-name="T2"> zu ändern.</text:span></text:p>
      <text:h text:style-name="Heading_20_3" text:outline-level="3"><text:span text:style-name="T51">Status </text:span><text:span text:style-name="T52">gelöscht</text:span></text:h>
      <text:p text:style-name="Text_20_body_20_indent"><text:span text:style-name="T2">Über den Nachrichtenstatus </text:span><text:span text:style-name="T15">gelöscht</text:span><text:span text:style-name="T2"> ist es möglich, eine bereits verschickte Nachricht wieder zu löschen, sofern sie von der Box noch nicht ins Netz versandt wurde. Wählen Sie dazu einfach die betreffende Nachricht und verwenden Sie den Menüpunkt </text:span><text:span text:style-name="T19">Nachricht</text:span><text:span text:style-name="T20">®</text:span><text:span text:style-name="T19">Weiterleiten</text:span><text:span text:style-name="T20">®</text:span><text:span text:style-name="T19">Cancel</text:span><text:span text:style-name="T2">. OpenXP schickt dann beim nächsten Netzanruf eine Lösch-Statusinformation zur MAUS.</text:span></text:p>
      <text:h text:style-name="Heading_20_2" text:outline-level="2">4.3. Z-Netz: Fileserver</text:h>
      <text:p text:style-name="Text_20_body_20_indent"><text:span text:style-name="T2">Im Fido-Netz gibt es schon seit Langem die Möglichkeit, Dateien bei Mailboxen zu </text:span><text:span text:style-name="T4">requesten</text:span><text:span text:style-name="T2">, d.h. zu bestellen. Dazu wird der betreffenden Box einfach mitgeteilt, welche Dateien man haben möchte, und die Box sendet die entsprechende Datei dann per Netcall. Es gibt viele Boxen, die ein größeres Archiv an Dateien besitzen, die zum Bestellen bereitliegen - näheres hierzu steht in </text:span><text:span text:style-name="T15">fido.txt</text:span><text:span text:style-name="T2">.</text:span></text:p>
      <text:p text:style-name="Text_20_body_20_indent"><text:span text:style-name="T2">Im Zerberus-Programm wurde ursprünglich leider keine Möglichkeit vorgesehen, solche FileServer aufzubauen und Dateien zum Bestellen freizugeben. Abhilfe schafft da jedoch das Shareware-Programm </text:span><text:span text:style-name="T14">SendZMsg</text:span><text:span text:style-name="T2"> von Matthias Watermann, das FileServer-Dienste durch Zerberus-Boxen ermöglicht. Inzwischen gibt es z.B. im Z-Netz eine ganze Reihe von FileServern, die ihren Points oder anderen Sysops über </text:span><text:span text:style-name="T14">SendZMsg</text:span><text:span text:style-name="T2"> oder ein dazu kompatibles Programm die Möglichkeit bieten, Dateien per Netcall zu bestellen.</text:span></text:p>
      <text:p text:style-name="Text_20_body_20_indent"><text:span text:style-name="T2">Die Funktionsweise von </text:span><text:span text:style-name="T14">SendZMsg</text:span><text:span text:style-name="T2"> gleicht der von </text:span><text:span text:style-name="T14">MAPS</text:span><text:span text:style-name="T2">: Das Programm wird wie ein User angesprochen - üblicherweise mit dem Namen </text:span><text:span text:style-name="T25">FILESERVER</text:span><text:span text:style-name="T2"> - und empfängt seine Befehle in der Betreffzeile. Die wichtigsten Befehle sind:</text:span></text:p>
      <text:p text:style-name="P25">Tabelle <text:sequence text:ref-name="refTable19" text:name="Table" text:formula="ooow:Table+1" style:num-format="1">2</text:sequence> Fileserverbefehle im Z-Netz</text:p>
      <table:table table:name="Tabelle20" table:style-name="Tabelle20">
        <table:table-column table:style-name="Tabelle20.A" table:number-columns-repeated="2"/>
        <table:table-row>
          <table:table-cell table:style-name="Tabelle20.A1" office:value-type="string">
            <text:p text:style-name="Table_20_Contents">HILFE</text:p>
          </table:table-cell>
          <table:table-cell table:style-name="Tabelle20.B1" office:value-type="string">
            <text:p text:style-name="Table_20_Contents">fordert eine Hilfestellung des Fileservers an</text:p>
          </table:table-cell>
        </table:table-row>
        <table:table-row>
          <table:table-cell table:style-name="Tabelle20.A2" office:value-type="string">
            <text:p text:style-name="Table_20_Contents"><text:span text:style-name="T35">SEND </text:span><text:span text:style-name="T50">Dateiname</text:span></text:p>
          </table:table-cell>
          <table:table-cell table:style-name="Tabelle20.B2" office:value-type="string">
            <text:p text:style-name="Table_20_Contents">bestellt die angegebene Datei - die Datei kann dann beim nächsten Netcall abgeholt werden</text:p>
          </table:table-cell>
        </table:table-row>
        <table:table-row>
          <table:table-cell table:style-name="Tabelle20.A2" office:value-type="string">
            <text:p text:style-name="Table_20_Contents">FILES</text:p>
          </table:table-cell>
          <table:table-cell table:style-name="Tabelle20.B2" office:value-type="string">
            <text:p text:style-name="Table_20_Contents">bestellt die aktuelle Dateiliste</text:p>
          </table:table-cell>
        </table:table-row>
      </table:table>
      <text:p text:style-name="P30"/>
      <text:p text:style-name="Text_20_body_20_indent"><text:span text:style-name="T2">Desweiteren gibt es noch die Befehle </text:span><text:span text:style-name="T25">TRANSFER</text:span><text:span text:style-name="T2"> und </text:span><text:span text:style-name="T25">SERVICE</text:span><text:span text:style-name="T2">, die jedoch nur selten angeboten werden und daher hier nicht weiter erläutert werden sollen. Genauere Dokumentation zu allen Fileserver-Kommandos finden Sie in der Dokumentation von </text:span><text:span text:style-name="T14">SendZMsg</text:span><text:span text:style-name="T2">.</text:span></text:p>
      <text:p text:style-name="Text_20_body_20_indent"><text:span text:style-name="T2">OpenXP bietet eine sehr komfortable Schnittstelle zu </text:span><text:span text:style-name="T14">SendZMsg</text:span><text:span text:style-name="T2"> - ähnlich der Schnittstelle zu </text:span><text:span text:style-name="T14">MAPS</text:span><text:span text:style-name="T2">. Zunächst muß ein Fileserver, dessen Dienste Sie in Anspruch nehmen möchten, unter </text:span><text:span text:style-name="T19">Edit</text:span><text:span text:style-name="T20">®</text:span><text:span text:style-name="T19">Systeme</text:span><text:span text:style-name="T2"> eingetragen werden. Wichtig ist, daß der Name der Box und der Name des Fileservers - i.d.R. </text:span><text:span text:style-name="T25">FILESERVER</text:span><text:span text:style-name="T2"> - korrekt eingetragen sind. Das Service-Paßwort wird zum Bestellen von Dateien </text:span><text:span text:style-name="T4">nicht</text:span><text:span text:style-name="T2"> benötigt.</text:span></text:p>
      <text:p text:style-name="Text_20_body_20_indent"><text:span text:style-name="T2">Ist ein Fileserver erst einmal eingetragen, können Sie mit </text:span><text:span text:style-name="T19">Nachricht</text:span><text:span text:style-name="T20">®</text:span><text:span text:style-name="T19">Fileserver</text:span><text:span text:style-name="T20">®</text:span><text:span text:style-name="T19">Liste_anfordern</text:span><text:span text:style-name="T2"> die aktuelle Dateiliste bestellen und diese im übernächsten Netcall abholen. Normalerweise erkennt OpenXP eine Dateiliste genau wie eine </text:span><text:span text:style-name="T14">MAPS</text:span><text:span text:style-name="T2">-Brettliste am Betreff und liest diese in die Datei </text:span><text:span text:style-name="T15">box.fl</text:span><text:span text:style-name="T2"> ein. Klappt dies aus irgendeinem Grund nicht, können Sie die Dateilisten-Nachricht auch mit </text:span><text:span text:style-name="T19">Nachricht</text:span><text:span text:style-name="T20">®</text:span><text:span text:style-name="T19">Fileserver</text:span><text:span text:style-name="T20">®</text:span><text:span text:style-name="T19">Liste</text:span><text:span text:style-name="T20">®</text:span><text:span text:style-name="T19">Nachricht_einlesen</text:span><text:span text:style-name="T2"> </text:span><text:span text:style-name="T4">von Hand</text:span><text:span text:style-name="T2"> einlesen. Außerdem gibt es Fileserver, die ihre Liste als gepackte Datei versenden. In diesem Fall müssen Sie die Liste mit </text:span><text:span text:style-name="T14">x</text:span><text:span text:style-name="T2"> im Archiv-Viewer extrahieren und dann mit </text:span><text:span text:style-name="T19">Nachricht</text:span><text:span text:style-name="T20">®</text:span><text:span text:style-name="T19">Fileserver</text:span><text:span text:style-name="T20">®</text:span><text:span text:style-name="T19">Liste</text:span><text:span text:style-name="T20">®</text:span><text:span text:style-name="T19">Datei_einlesen</text:span><text:span text:style-name="T2"> einlesen.</text:span></text:p>
      <text:p text:style-name="Text_20_body_20_indent"><text:span text:style-name="T2">Das Bestellen von Dateien erfolgt analog zum Bestellen von Brettern: markieren Sie mit </text:span><text:span text:style-name="T14">Space</text:span><text:span text:style-name="T2"> die gewünschten Dateien in der Dateiliste und drücken Sie </text:span><text:span text:style-name="T14">Enter</text:span><text:span text:style-name="T2">; OpenXP erzeugt dann die entsprechenden </text:span><text:span text:style-name="T25">SEND</text:span><text:span text:style-name="T2">-Nachrichten an den Fileserver.</text:span></text:p>
      <text:h text:style-name="Heading_20_2" text:outline-level="2">4.4. ZConnect: Direkt- und Eilnachrichten</text:h>
      <text:p text:style-name="Text_20_body_20_indent"><text:span text:style-name="T2">Im FidoNet können Sie eilige Nachrichten jederzeit direkt beim Zielsystem abliefern - als sogenannte </text:span><text:span text:style-name="T4">Crash Mail</text:span><text:span text:style-name="T2"> (s. auch </text:span><text:span text:style-name="T15">fido.txt</text:span><text:span text:style-name="T2">). Im Z-Netz gibt es diese Möglichkeit leider nicht, da nur wenige Systeme die Möglichkeit von Gast-Netcalls anbieten. Um wichtige Nachrichten trotzdem schnell und direkt beim Zielsystem abliefern zu können, gibt es die Möglichkeit, die Nachrichten durch die Mailbox direkt beim Zielsystem abliefern zu lassen. Beim alten Netcall-Format mußten Sie dazu Online bei der Mailbox anrufen; beim neuen ZConnect-Format können Sie die Nachrichtenpriorität dagegen im Pointprogramm festlegen:</text:span></text:p>
      <text:p text:style-name="Text_20_body_20_indent"><text:span text:style-name="T2">Drücken Sie einmal </text:span><text:span text:style-name="T14">R</text:span><text:span text:style-name="T2"> im Sendefenster, um eine PM als Direktmail zu versenden, oder zweimal </text:span><text:span text:style-name="T14">R</text:span><text:span text:style-name="T2"> für eine Eilmail. Mit einem dritten </text:span><text:span text:style-name="T14">R</text:span><text:span text:style-name="T2"> wird die Priorität wieder auf </text:span><text:span text:style-name="T15">normal</text:span><text:span text:style-name="T2"> umgeschaltet.</text:span></text:p>
      <text:p text:style-name="Text_20_body_20_indent">Direktmails werden zur nächsten regulären Netcallzeit der Box per Direkt-Anwahl an die Zielbox verschickt, d.h. sie erreichen garantiert innerhalb eines Tages den Empfänger. Eilmails werden sofort nach Ihrem Anruf per Direkt-Anwahl an die Zielbox abgesetzt. Beachten Sie, daß Direkt- und Eilmails gebührenpflichtig sind! Wenn Ihr Benutzerkonto nicht genügend Deckung aufweist, wird die Box Ihre Nachricht nicht als Eil- bzw. Direktmail absenden. Beachten Sie auch, daß Eilmails die Mailbox für einige Zeit blockieren; bei Boxen, die über nur einen Modemzugang verfügen, sollten Sie sie daher möglichst nicht zu den Hauptauslastungszeiten am Abend versenden.</text:p>
      <text:p text:style-name="Text_20_body_20_indent">Nicht alle ZConnect-Boxen bieten für Points die Möglichkeit, Eil- oder Direktmails abzusenden. Fragen Sie im Zweifelsfall Ihren Sysop.</text:p>
      <text:h text:style-name="Heading_20_2" text:outline-level="2">4.5. ZConnect und RFC (Usenet): Nachrichten umleiten</text:h>
      <text:p text:style-name="Text_20_body_20_indent"><text:span text:style-name="T2">Vielleicht haben Sie schon entdeckt, daß Sie bei </text:span><text:span text:style-name="T19">Edit</text:span><text:span text:style-name="T20">®</text:span><text:span text:style-name="T19">Boxen</text:span><text:span text:style-name="T2"> für Usenet- und ZConnect-Server eine PM-Vertreteradresse einstellen können. Dies ist eine Adresse, die als zusätzliche Information bei jeder Ihrer Nachrichten mitgeschickt wird und die angibt, wohin PM-Replies auf Ihre Nachrichten umgeleitet werden sollen. Dies ist insbesondere dann nützlich, wenn Sie Nachrichten über verschiedene Server verschicken, aber Mails bevorzugt nur an einer Adresse erhalten möchten.</text:span></text:p>
      <text:p text:style-name="Text_20_body_20_indent"><text:span text:style-name="T2">Wahlweise können Sie solche Vertreteradressen auch einzeln pro Nachricht angeben. Verwenden Sie dazu einfach den </text:span><text:span text:style-name="T19">Zusatz</text:span><text:span text:style-name="T2">-Schalter im Sendefenster. An gleicher Stelle ist auch die Eingabe einer Vertreteradresse für </text:span><text:span text:style-name="T4">öffentliche</text:span><text:span text:style-name="T2"> Nachrichten möglich - dies ist normalerweise der Name eines Brettes, in das alle öffentlichen Replies auf die Nachricht umgeleitet werden sollen, z.B. der Name eines Diskussionsbrettes im Usenet (im Usenet wird oft zwischen Informations- und Diskussionsbrettern getrennt; näheres dazu in </text:span><text:span text:style-name="T15">uucp.txt</text:span><text:span text:style-name="T2">).</text:span></text:p>
      <text:p text:style-name="Text_20_body_20_indent"><text:span text:style-name="T2">Genau wie die PM-Vertreteradresse kann auch der Brettvertreter (pro Brett) fest eingestellt werden. Verwenden Sie dazu die </text:span><text:span text:style-name="T19">Zugriff</text:span><text:span text:style-name="T2">-Option im Bearbeitungsmodus (Spezialmodus); die ebenfalls dort einstellbare Schreibsperre muß in diesem Fall abgeschaltet sein.</text:span></text:p>
      <text:h text:style-name="Heading_20_2" text:outline-level="2">4.6. ZConnect und RFC: Crosspostings</text:h>
      <text:p text:style-name="Text_20_body_20_indent"><text:span text:style-name="T2">Dieses Kapitel setzt die Kenntnis des OpenXP-Nachrichtenkopie / Verteiler-Mechanismus voraus. Falls Sie damit noch nicht vertraut sind, lesen Sie zunächst bitte </text:span><text:a xlink:type="simple" xlink:href="#5.11.%20Nachrichten-Kopien%20und%20-Verteiler%7Coutline"><text:span text:style-name="T9">Kapitel 5.11</text:span></text:a><text:span text:style-name="T2">.</text:span></text:p>
      <text:p text:style-name="Text_20_body_20_indent">In herkömmlichen Netzen hat jede Nachricht genau einen Empfänger. Gehört eine öffentliche Nachricht zu mehreren Themenbereichen, oder hat eine PM mehrere Empfänger, so bleibt Ihnen nichts anders übrig, als die Nachricht mehrfach zu versenden. Dies ist zwar mit OpenXP recht einfach, aber durch die Kopien wird das Netz unnötig belastet. Außerdem müssen Sie, wenn Sie vor dem Absenden einen Fehler entdecken, alle Kopien der Nachricht einzeln nachbearbeiten.</text:p>
      <text:p text:style-name="Text_20_body_20_indent"><text:span text:style-name="T2">Bei ZConnect läßt sich dieses Problem sehr elegant umgehen: Hier kann jede Nachricht beliebig viele Empfänger haben; die Nachricht wird dann nur einmal verschickt, taucht aber in allen angegebenen Brettern auf bzw. wird an alle angegebenen Empfänger verteilt. Auch bei RFC-Nachrichten (im Usenet; s. </text:span><text:span text:style-name="T15">uucp.txt</text:span><text:span text:style-name="T2">) gibt es diese Möglichkeit, allerdings mit Einschränkung auf öffentliche Nachrichten. Zwar ist OpenXP in der Lage, auch mehrere RFC-PMs zu einer Nachricht zusammenzufassen - was die Bearbeitung sehr erleichtert -, allerdings werden diese trotzdem getrennt abgeschickt.</text:span></text:p>
      <text:p text:style-name="Text_20_body_20_indent"><text:span text:style-name="T2">Genaugenommen trifft der Begriff </text:span><text:span text:style-name="T4">Crossposting</text:span><text:span text:style-name="T2"> nur auf öffentliche Nachrichten zu, aber da der Mechanismus bei PMs fast der gleiche ist, habe ich den Begriff einfach einmal darauf ausgeweitet.</text:span></text:p>
      <text:h text:style-name="Heading_20_3" text:outline-level="3">4.6.1. Erzeugen von Crosspostings</text:h>
      <text:p text:style-name="Text_20_body_20_indent"><text:span text:style-name="T2">Um ein Crossposting zu erhalten, ist keine besondere Vorgehensweise nötig. Geben Sie einfach wie in </text:span><text:a xlink:type="simple" xlink:href="#5.11.%20Nachrichten-Kopien%20und%20-Verteiler%7Coutline"><text:span text:style-name="T9">Kapitel 5.11</text:span></text:a><text:span text:style-name="T2"> beschrieben alle gewünschten Kopien-Empfänger an. OpenXP faßt dann beim Absenden automatisch so viele Nachrichten wie möglich zu Crosspostings zusammen. Senden Sie z.B. per Verteiler eine PM an zwei Fido- und vier ZConnect-User, dann werden daraus drei Nachrichten: Zwei einzelne Fido- und eine kombinierte ZConnect-Nachricht.</text:span></text:p>
      <text:p text:style-name="Text_20_body_20_indent"><text:span text:style-name="T2">Ein Crossposting taucht in allen angegebenen (öffentlichen und PM-) Brettern als unversandte Nachricht auf, ist physikalisch aber nur einmal auf Ihrer Festplatte vorhanden. Bearbeiten Sie die Nachricht in </text:span><text:span text:style-name="T4">einem</text:span><text:span text:style-name="T2"> der Bretter mit </text:span><text:span text:style-name="T19">Nachricht</text:span><text:span text:style-name="T20">®</text:span><text:span text:style-name="T19">Unversandt</text:span><text:span text:style-name="T20">®</text:span><text:span text:style-name="T23">..</text:span><text:span text:style-name="T2">, so werden die Exemplare in allen Brettern gleichzeitig geändert.</text:span></text:p>
      <text:p text:style-name="Text_20_body_20_indent"><text:span text:style-name="T2">Sofern sinnvoll, geben Sie bei Crosspostings bitte zusätzlich ein Antwortbrett an (siehe vorausgehendes Kapitel: </text:span><text:a xlink:type="simple" xlink:href="#4.5.%20ZConnect%20und%20RFC%20(Usenet):%20Nachrichten%20umleiten%7Coutline"><text:span text:style-name="T9">Brett-Vertreter</text:span></text:a><text:span text:style-name="T2">), damit Antworten auf Ihre Nachricht nicht wieder als Crossposting in sämtliche Bretter geschickt werden.</text:span></text:p>
      <text:h text:style-name="Heading_20_3" text:outline-level="3">4.6.2. CrossPosting-Empfänger markieren</text:h>
      <text:p text:style-name="Text_20_body_20_indent"><text:span text:style-name="T2">Noch einfacher ist es, die gewünschten Empfänger einfach in der User- und Brettliste zu markieren und anschließend mit </text:span><text:span text:style-name="T14">Shift-B</text:span><text:span text:style-name="T2"> eine Nachricht zu schreiben. Diese Vorgehensweise ist aus Sicherheitsgründen </text:span><text:span text:style-name="T4">nur</text:span><text:span text:style-name="T2"> bei Crosspostings - nicht bei </text:span><text:span text:style-name="T4">normalen</text:span><text:span text:style-name="T2"> Nachrichten - möglich und auf maximal 15 Empfänger beschränkt.</text:span></text:p>
      <text:h text:style-name="Heading_20_3" text:outline-level="3">4.6.3. auf Crosspostings antworten</text:h>
      <text:p text:style-name="Text_20_body_20_indent">Wenn Sie auf eine öffentliche Nachricht mit mehreren Empfängern antworten, geht die Antwort automatisch an alle Bretter, in denen auch die Bezugsnachricht verschickt wurde. Das Besondere dabei ist, daß auch Bretter darunter sein können, die Sie gar nicht beziehen. Ein Crossposting wird immer an alle Systeme weitergeleitet, die mindestens eines der angegebenen Bretter führen; auf diese Weise kann auch eine Antwort in einem Brett von System A über System B nach System C gelangen, obwohl das Brett bei System B gar nicht bekannt ist.</text:p>
      <text:p text:style-name="Text_20_body_20_indent"><text:span text:style-name="T2">Wenn Sie auf eine öffentliche Nachricht antworten und dabei in Bretter schreiben, die OpenXP nicht kennt, stellt OpenXP in der Liste der Kopienempfänger den betreffenden Brettern den Servernamen im Format </text:span><text:span text:style-name="T15">+Server:</text:span><text:span text:style-name="T2"> voran. Dies ist nötig, um die Empfänger wieder korrekt zu einem Crossposting zusammenfassen zu können; Sie dürfen diese Serverangabe also nicht löschen.</text:span></text:p>
      <text:p text:style-name="Text_20_body_20_indent"><text:span text:style-name="T2">Natürlich steht es Ihnen frei, nicht in </text:span><text:span text:style-name="T4">alle</text:span><text:span text:style-name="T2"> Bretter der Bezugsnachricht zu antworten. Oft ist dies auch gar nicht sinnvoll, wenn sich das Thema einer Diskussion geändert hat. Sie können im Sendefenster mit </text:span><text:span text:style-name="T14">K</text:span><text:span text:style-name="T2"> jederzeit einzelne Crossposting-Empfänger löschen oder neue hinzunehmen.</text:span></text:p>
      <text:h text:style-name="Heading_20_3" text:outline-level="3">4.6.4. Crosspostings und neue Bretter</text:h>
      <text:p text:style-name="Text_20_body_20_indent"><text:span text:style-name="T2">Normalerweise legt OpenXP neue Bretter für eingehende Nachrichten automatisch an. Bei Crosspostings würde dies zu Unmengen von ungewünschten, neuen Brettern führen, da Sie Crosspostings auch dann erhalten, wenn Sie nicht alle der Empfängerbretter bestellt haben. Daher legt OpenXP beim Eingang von Crosspostings grundsätzlich keine neuen Bretter an. Wenn noch keines der Empfängerbretter in der Brettübersicht vorhanden ist, landen die Nachrichten in einem Brett mit dem Namen </text:span><text:span text:style-name="T15">/Nix</text:span><text:span text:style-name="T2">.</text:span></text:p>
      <text:h text:style-name="Heading_20_3" text:outline-level="3">4.6.5. Mega-Crosspostings</text:h>
      <text:p text:style-name="Text_20_body_20_indent">In letzter Zeit hat sich in den Netzen die Unsitte ausgebreitet, vermeintlich wichtige Nachrichten als Crossposting in dutzende von Brettern zu senden. Zwar wird die Nachricht physikalisch nur einmal verschickt, aber die sehr lange Empfängerliste wird trotzdem als störend empfunden - vor allem, weil es gegen den Grundsatz verstößt, Nachrichten möglichst genau in das oder die (wenigen) Bretter zu senden, in das / die sie thematisch am besten passen. Außerdem existieren zahlreiche fehlerhaft arbeitende Programme im Netz, die solche Massen-Crosspostings nicht korrekt verarbeiten können.</text:p>
      <text:p text:style-name="Text_20_body_20_indent">Aus diesem Grund ist das Erzeugen von öffentlichen Crosspostings bei OpenXP auf maximal 15 Empfänger beschränkt.</text:p>
      <text:h text:style-name="P15" text:outline-level="1">Kapitel 5. OpenXP für Fortgeschrittene</text:h>
      <text:h text:style-name="Heading_20_2" text:outline-level="2">5.1. Brettgruppen</text:h>
      <text:p text:style-name="Text_20_body_20_indent"><text:span text:style-name="T2">Es gibt eine Reihe von Einstellungen, die für viele Bretter gleich sind. Damit Sie diese Daten nun nicht für jedes Brett einzeln ändern müssen und durch das einzelne Speichern unnötiger Platz belegt wird, können Sie Bretter zu Brettgruppen zusammenfassen und diese Einstellung damit für alle zusammengehörenden Bretter gleichzeitig vornehmen. Das Bearbeiten der Brettgruppen erfolgt mit </text:span><text:span text:style-name="T19">Edit</text:span><text:span text:style-name="T20">®</text:span><text:span text:style-name="T19">Gruppen</text:span><text:span text:style-name="T2">, das Einstellen der Gruppen für einzelne Bretter mit </text:span><text:span text:style-name="T14">E</text:span><text:span text:style-name="T2">dit im Bearbeitungsmodus des Brettfensters.</text:span></text:p>
      <text:p text:style-name="Text_20_body_20_indent"><text:span text:style-name="T2">Jedes Brett gehört zu genau einer Brettgruppe. Drei Gruppen sind bereits </text:span><text:span text:style-name="T4">werksmäßig</text:span><text:span text:style-name="T2"> vorhanden; diese Gruppen können auch nicht gelöscht werden:</text:span></text:p>
      <text:p text:style-name="P25">Tabelle <text:sequence text:ref-name="refTable20" text:name="Table" text:formula="ooow:Table+1" style:num-format="1">1</text:sequence> Brettgruppen</text:p>
      <table:table table:name="Tabelle21" table:style-name="Tabelle21">
        <table:table-column table:style-name="Tabelle21.A"/>
        <table:table-column table:style-name="Tabelle21.B"/>
        <table:table-row>
          <table:table-cell table:style-name="Tabelle21.A1" office:value-type="string">
            <text:p text:style-name="Table_20_Contents">Intern</text:p>
          </table:table-cell>
          <table:table-cell table:style-name="Tabelle21.B1" office:value-type="string">
            <text:p text:style-name="Table_20_Contents">Bretter dieser Gruppe sind nur OpenXP-intern, also nur auf Ihrem Rechner vorhanden. Solche Bretter sind entweder gar nicht beschreibbar, oder die geschriebenen Nachrichten werden nur OpenXP-intern gespeichert. Ein Beispiel sind z.B. die PM-Bretter.</text:p>
          </table:table-cell>
        </table:table-row>
        <table:table-row>
          <table:table-cell table:style-name="Tabelle21.A2" office:value-type="string">
            <text:p text:style-name="Table_20_Contents">Lokal</text:p>
          </table:table-cell>
          <table:table-cell table:style-name="Tabelle21.B2" office:value-type="string">
            <text:p text:style-name="Table_20_Contents">Diese Gruppe ist für Bretter gedacht, die sich lokal innerhalb Ihrer Serverbox befinden. Dies ist jedoch nicht zwingend.</text:p>
          </table:table-cell>
        </table:table-row>
        <table:table-row>
          <table:table-cell table:style-name="Tabelle21.A2" office:value-type="string">
            <text:p text:style-name="Table_20_Contents">Netz</text:p>
          </table:table-cell>
          <table:table-cell table:style-name="Tabelle21.B2" office:value-type="string">
            <text:p text:style-name="Table_20_Contents"><text:span text:style-name="T6">Eine allgemeine Gruppe für Netz-Bretter. Alle mit </text:span><text:span text:style-name="T16">H</text:span><text:span text:style-name="T6"> neu angelegten Bretter gehören zunächst zu dieser Gruppe.</text:span></text:p>
          </table:table-cell>
        </table:table-row>
      </table:table>
      <text:p text:style-name="P30"/>
      <text:p text:style-name="Text_20_body_20_indent"><text:span text:style-name="T2">Mit </text:span><text:span text:style-name="T14">N</text:span><text:span text:style-name="T2"> können Sie beliebig viele weitere lokale und Netz-Brettgruppen anlegen.</text:span></text:p>
      <text:p text:style-name="Text_20_body_20_indent"><text:span text:style-name="T2">Der ursprüngliche Grund für die Einführung von Brettgruppen war die Tatsache, daß in unterschiedlichen Netzen unterschiedliche Größenlimits für Nachrichten existieren. Beim Versenden von Nachrichten, die die erlaubte Größe überschreiten, erscheint im Sendefenster ein entsprechender Hinweis (s. </text:span><text:a xlink:type="simple" xlink:href="#3.5.%20Lesen%20und%20Schreiben%20von%20Nachrichten%7Coutline"><text:span text:style-name="T9">Kapitel 3.5</text:span></text:a><text:span text:style-name="T2">). Da es für User im Gegensatz zu Brettern keine Gruppeneinteilung gibt, können für PMs in </text:span><text:span text:style-name="T19">Config</text:span><text:span text:style-name="T20">®</text:span><text:span text:style-name="T19">Optionen</text:span><text:span text:style-name="T20">®</text:span><text:span text:style-name="T19">Netze</text:span><text:span text:style-name="T20">®</text:span><text:span text:style-name="T19">PM-Limits</text:span><text:span text:style-name="T2"> eigene Größenlimits eingestellt werden. Zur Zeit gelten die folgenden Limits:</text:span></text:p>
      <text:p text:style-name="P25">Tabelle <text:sequence text:ref-name="refTable21" text:name="Table" text:formula="ooow:Table+1" style:num-format="1">2</text:sequence> max. Nachrichtengröße in den Netzen</text:p>
      <table:table table:name="Tabelle22" table:style-name="Tabelle22">
        <table:table-column table:style-name="Tabelle22.A"/>
        <table:table-column table:style-name="Tabelle22.B"/>
        <table:table-header-rows>
          <table:table-row>
            <table:table-cell table:style-name="Tabelle22.A1" office:value-type="string">
              <text:p text:style-name="Table_20_Contents">Z-Netz</text:p>
            </table:table-cell>
            <table:table-cell table:style-name="Tabelle22.B1" office:value-type="string">
              <text:p text:style-name="Table_20_Contents">Hier gibt es kein einheitliches Größenlimit. Je größer eine Nachricht ist, desto unwahrscheinlicher ist es, daß sie ankommt. Nachrichten unter 64 KB Größe sind normalerweise kein Problem.</text:p>
            </table:table-cell>
          </table:table-row>
        </table:table-header-rows>
        <table:table-row>
          <table:table-cell table:style-name="Tabelle22.A2" office:value-type="string">
            <text:p text:style-name="Table_20_Contents">MausNet</text:p>
          </table:table-cell>
          <table:table-cell table:style-name="Tabelle22.B2" office:value-type="string">
            <text:p text:style-name="Table_20_Contents">16000 Bytes für Textnachrichten. Binärnachrichten werden von OpenXP zur Übertragung im MausNet als Text codiert und nehmen dabei an Umfang zu; dadurch liegt die effektive Binärnachrichten-Grenze bei ca. 11 KByte.</text:p>
          </table:table-cell>
        </table:table-row>
        <table:table-row>
          <table:table-cell table:style-name="Tabelle22.A2" office:value-type="string">
            <text:p text:style-name="Table_20_Contents">FidoNet</text:p>
          </table:table-cell>
          <table:table-cell table:style-name="Tabelle22.B2" office:value-type="string">
            <text:p text:style-name="Table_20_Contents">Es gibt kein offizielles Limit, aber die meisten Programme im Netz schränken die Nachrichtengröße erheblich ein. Nachrichten bis zu 16 KByte (16384 Bytes) kommen mit großer Wahrscheinlichkeit an, Nachrichten über 32 KByte (32768 Bytes) kommen mit großer Wahrscheinlichkeit nicht oder nur gekürzt an.</text:p>
          </table:table-cell>
        </table:table-row>
        <table:table-row>
          <table:table-cell table:style-name="Tabelle22.A2" office:value-type="string">
            <text:p text:style-name="Table_20_Contents">RFC/UUCP</text:p>
          </table:table-cell>
          <table:table-cell table:style-name="Tabelle22.B2" office:value-type="string">
            <text:p text:style-name="Table_20_Contents">Es gibt kein offizielles Limit.</text:p>
          </table:table-cell>
        </table:table-row>
        <table:table-row>
          <table:table-cell table:style-name="Tabelle22.A2" office:value-type="string">
            <text:p text:style-name="Table_20_Contents">MagicNET</text:p>
          </table:table-cell>
          <table:table-cell table:style-name="Tabelle22.B2" office:value-type="string">
            <text:p text:style-name="Table_20_Contents">Offiziell 500 Zeilen. Die meiste Software verarbeitet aber mehr.</text:p>
          </table:table-cell>
        </table:table-row>
      </table:table>
      <text:p text:style-name="P30"/>
      <text:p text:style-name="Text_20_body_20_indent">Neben den Größenangaben können für die Brettgruppen die Art der Umlautbehandlung sowie eigene Kopf-, Quote- und Signatur-Schablonen eingestellt werden.</text:p>
      <text:p text:style-name="Text_20_body_20_indent"><text:span text:style-name="T2">Alle Bretter, die zur gleichen Gruppe gehören, können im Brettfenster mit </text:span><text:span text:style-name="T14">Ctrl-G</text:span><text:span text:style-name="T2"> gleichzeitig markiert werden. Dadurch läßt sich z.B. sehr einfach der Server einer kompletten Brettgruppe wechseln.</text:span></text:p>
      <text:p text:style-name="Text_20_body_20_indent"><text:span text:style-name="T2">Bretter, die beim Nachrichteneinlesen automatisch angelegt werden, werden immer der Gruppe des alphabetisch nächstliegenden Bretts zugeordnet, oder - falls das nachfolgende Brett zur Gruppe </text:span><text:span text:style-name="T15">Intern</text:span><text:span text:style-name="T2"> gehört - der Gruppe </text:span><text:span text:style-name="T15">Netz</text:span><text:span text:style-name="T2">.</text:span></text:p>
      <text:h text:style-name="Heading_20_2" text:outline-level="2">5.2. Nachrichten weiterleiten oder archivieren</text:h>
      <text:h text:style-name="Heading_20_3" text:outline-level="3">5.2.1. Nachrichten weiterleiten</text:h>
      <text:p text:style-name="Text_20_body_20_indent">Manchmal entdeckt man irgendwo eine Nachricht, die man gerne an einen bestimmten User weiterleiten würde. Oder Sie haben einen Brief an einen User geschrieben und möchten gerne eine Kopie dieses Briefes einem anderen User zukommen lassen. Oder in einem Brett steht eine Nachricht, die eine Frage beantworten würde, die in einem ganz anderen Brett gestellt wurde. Oder Sie möchten auf eine Nachricht antworten, finden jedoch, daß die Antwort besser in einem anderen Brett aufgehoben wäre.</text:p>
      <text:p text:style-name="Text_20_body_20_indent"><text:span text:style-name="T2">Für diese Fälle besitzt OpenXP unter </text:span><text:span text:style-name="T19">Nachricht</text:span><text:span text:style-name="T20">®</text:span><text:span text:style-name="T19">Weiterleiten</text:span><text:span text:style-name="T2"> die Möglichkeit, Nachrichten auf verschiedene Weise an andere User oder Bretter weiterzuleiten. Die Nachricht kann kopiert werden, sie kann u.U. aber auch zitiert oder vor dem Kopieren editiert werden. Für das Kopieren und das </text:span><text:span text:style-name="T19">QuoteTo</text:span><text:span text:style-name="T2"> gibt es eigene Schablonen, die unter </text:span><text:span text:style-name="T19">Edit</text:span><text:span text:style-name="T20">®</text:span><text:span text:style-name="T19">Schablonen</text:span><text:span text:style-name="T2"> bearbeitet werden können.</text:span></text:p>
      <text:p text:style-name="Text_20_body_20_indent"><text:span text:style-name="T2">Die Weiterleit-Funktionen </text:span><text:span text:style-name="T19">Kopie</text:span><text:span text:style-name="T2">, </text:span><text:span text:style-name="T19">EditTo</text:span><text:span text:style-name="T2"> und </text:span><text:span text:style-name="T19">QuoteTo</text:span><text:span text:style-name="T2"> haben alle eine gemeinsame Eigenschaft: Sie setzen als Absender der neuen Nachricht Ihre eigene Adresse ein; der Originalabsender ist dagegen nur innerhalb des - beliebig editierbaren - Nachrichtentextes aufgeführt. Im Usenet, im MausNet und bei ZConnect haben Sie dagegen auch die Möglichkeit, mit </text:span><text:span text:style-name="T19">Nachricht&gt;</text:span><text:span text:style-name="T20">®</text:span><text:span text:style-name="T19">Weiterleiten</text:span><text:span text:style-name="T20">®</text:span><text:span text:style-name="T19">Original</text:span><text:span text:style-name="T2"> eine Nachricht mit unverändertem Inhalt und mit Originalabsender weiterzuleiten (im MausNet nur bei PMs). Antworten auf diese Nachricht gehen dann an den Originalabsender statt an Sie.</text:span></text:p>
      <text:p text:style-name="P56"><draw:frame draw:style-name="fr1" draw:name="Rahmen10" text:anchor-type="paragraph" svg:x="0.328cm" svg:y="0.427cm" svg:width="16.043cm" draw:z-index="9"><draw:text-box fo:min-height="2.552cm"><text:p text:style-name="P64"><text:span text:style-name="T32">Wichtig: </text:span><text:span text:style-name="T33">Die Weiterleit-Funktionen sind </text:span><text:span text:style-name="T34">nicht</text:span><text:span text:style-name="T33"> dazu gedacht, um vermeintlich wichtige Fragen oder Mitteilungen in mehrere Bretter gleichzeitig zu senden. Solche Mehrfach-Nachrichten sind in allen Netzen unerwünscht und erzeugen unnötige Telefonkosten.</text:span></text:p></draw:text-box></draw:frame></text:p>
      <text:p text:style-name="P56"/>
      <text:p text:style-name="P56"/>
      <text:p text:style-name="P56"/>
      <text:h text:style-name="Heading_20_3" text:outline-level="3">5.2.2. Nachrichten archivieren</text:h>
      <text:p text:style-name="Text_20_body_20_indent"><text:span text:style-name="T2">Neben dem Extrahieren gibt es auch die Möglichkeit, Nachrichten innerhalb von OpenXP zu archivieren. Legen Sie dazu zunächst entsprechende Archivbretter an. Diese Bretter müssen zur Gruppe </text:span><text:span text:style-name="T15">Intern</text:span><text:span text:style-name="T2"> gehören. Nehmen wir einmal an, Ihre Archivbretter hießen</text:span></text:p>
      <text:p text:style-name="Text_20_body_20_indent"/>
      <text:p text:style-name="P48"><text:s text:c="5"/>/ARCHIV-DFUE</text:p>
      <text:p text:style-name="P48"><text:s text:c="5"/>/ARCHIV-TEXTE</text:p>
      <text:p text:style-name="P48"><text:s text:c="5"/>/ARCHIV-SONSTIGES</text:p>
      <text:p text:style-name="P48"><text:s text:c="10"/></text:p>
      <text:p text:style-name="Text_20_body_20_indent"><text:span text:style-name="T2">dann tragen Sie unter </text:span><text:span text:style-name="T19">Config</text:span><text:span text:style-name="T20">®</text:span><text:span text:style-name="T19">Optionen</text:span><text:span text:style-name="T20">®</text:span><text:span text:style-name="T19">Allgemeines</text:span><text:span text:style-name="T2"> im Feld </text:span><text:span text:style-name="T19">Archiv-Bretter</text:span><text:span text:style-name="T2"> einfach </text:span><text:span text:style-name="T25">/ARCHIV-</text:span><text:span text:style-name="T2"> ein. Nun können Sie beliebige Nachrichten mit </text:span><text:span text:style-name="T19">Nachricht</text:span><text:span text:style-name="T20">®</text:span><text:span text:style-name="T19">Weiterleiten</text:span><text:span text:style-name="T20">®</text:span><text:span text:style-name="T19">Archiv</text:span><text:span text:style-name="T2"> oder mit </text:span><text:span text:style-name="T14">Alt-A</text:span><text:span text:style-name="T2"> in die betreffenden Bretter kopieren.</text:span></text:p>
      <text:p text:style-name="Text_20_body_20_indent"><text:span text:style-name="T2">Weiterhin gibt es auch die Möglichkeit der PM-Archivierung. Wählen Sie dazu die zu archivierende Nachricht und drücken Sie </text:span><text:span text:style-name="T14">Alt-P</text:span><text:span text:style-name="T2">. Falls es sich um eine eingehende PM handelt, wird sie in das User-Brett des betreffenden Users verschoben, in dem sich auch alle Nachrichten befinden, die Sie selbst an diesen User geschrieben haben. Dadurch behalten Sie einen sehr guten Überblick über jeden Briefverkehr. Codierte Nachrichten werden bei der PM-Archivierung automatisch decodiert.</text:span></text:p>
      <text:p text:style-name="Text_20_body_20_indent">Handelt es sich bei der archivierten Nachricht nicht um eine PM, so wird sie als Kopie im User-Brett abgelegt. Dadurch können Sie im gleichen Brett neben Ihren Antworten auf öffentliche Nachrichten eines Users auch die Originalnachrichten ablegen.</text:p>
      <text:p text:style-name="Text_20_body_20_indent"><text:span text:style-name="T2">Ein kleiner technischer Hinweis am Rande: Beim Archivieren wird die Message-ID (Nachrichtenkennung) um ein Zeichen nach rechts rotiert. Dadurch wird verhindert, daß die archivierte Nachricht durch </text:span><text:span text:style-name="T19">Nachricht</text:span><text:span text:style-name="T20">®</text:span><text:span text:style-name="T19">Wartung</text:span><text:span text:style-name="T20">®</text:span><text:span text:style-name="T19">Dupes_löschen</text:span><text:span text:style-name="T2"> entfernt wird.</text:span></text:p>
      <text:h text:style-name="Heading_20_2" text:outline-level="2">5.3. Automatische Netcalls</text:h>
      <text:p text:style-name="Text_20_body_20_indent"><text:span text:style-name="T2">OpenXP bietet verschiedene Möglichkeiten, um Netzanrufe zu automatisieren; diese sollen im folgenden genauer beschrieben werden. Bitte beachten Sie, daß für alle Netcall-Automatismen die Wartezeit zwischen zwei Anrufen durch die Einstellung </text:span><text:span text:style-name="T19">Wählpause</text:span><text:span text:style-name="T2"> unter </text:span><text:span text:style-name="T19">Edit</text:span><text:span text:style-name="T20">®</text:span><text:span text:style-name="T19">Boxen</text:span><text:span text:style-name="T20">®</text:span><text:span text:style-name="T19">Edit</text:span><text:span text:style-name="T20">®</text:span><text:span text:style-name="T19">Modem</text:span><text:span text:style-name="T2"> festgelegt wird.</text:span></text:p>
      <text:p text:style-name="Text_20_body_20_indent">Noch zwei Bemerkungen vorweg:</text:p>
      <text:p text:style-name="Text_20_body_20_indent">Der Screen-Saver funktioniert zur Zeit (noch) nicht während der Wartezeiten zwischen mehreren Netcalls. Bei längeren Wartezeiten empfiehlt sich also ein Abschalten des Monitors.</text:p>
      <text:p text:style-name="Text_20_body_20_indent"><text:span text:style-name="T2">Treten während eines automatischen Vorgangs (Netcall, Reorg usw.) Fehler auf, dann wartet OpenXP nur für eine intern vorgegebene Zeit (i.d.R. einige Minuten) auf einen Tastendruck des Benutzers; danach fährt es automatisch fort. Damit Sie nachher nicht rätseln müssen, warum irgendetwas nicht funktioniert hat, werden solche Fehler mit Datum und Uhrzeit in der Datei </text:span><text:span text:style-name="T15">errors.log</text:span><text:span text:style-name="T2"> aufgezeichnet.</text:span></text:p>
      <text:h text:style-name="Heading_20_3" text:outline-level="3">5.3.1. verzögerter Netcall mit Netcall<text:span text:style-name="T29">®</text:span>Uhrzeit</text:h>
      <text:p text:style-name="Text_20_body_20_indent"><text:span text:style-name="T2">Mit dieser Funktion wird ein einzelner Netzanruf zu einem bestimmten Zeitpunkt innerhalb der nächsten 24 Stunden ausgeführt. Geben Sie einfach die Uhrzeit und den Namen der anzurufenden Box an; alles Weitere übernimmt OpenXP. Mit </text:span><text:span text:style-name="T14">Esc</text:span><text:span text:style-name="T2"> kann der Wartevorgang jederzeit abgebrochen werden.</text:span></text:p>
      <text:h text:style-name="Heading_20_3" text:outline-level="3">5.3.2. Netzanruf bei mehreren Boxen mit Netcall<text:span text:style-name="T29">®</text:span>Alle</text:h>
      <text:p text:style-name="Text_20_body_20_indent"><text:span text:style-name="T2">Hier können Sie eine Liste von Boxen (getrennt durch Leerzeichen) angeben - OpenXP ruft dann so lange abwechselnd bei den einzelnen Boxen an, bis alle Netcalls erfolgreich waren. Vorgabe für die anzurufenden Boxen sind all diejenigen, bei denen Sie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text:span><text:span text:style-name="T19">Netcall_Alle</text:span><text:span text:style-name="T2"> eingeschaltet haben.</text:span></text:p>
      <text:p text:style-name="Text_20_body_20_indent"><text:span text:style-name="T2">Nach Rückkehr zum Programm gelten alle bei diesen Netcalls eingegangenen Nachrichten als </text:span><text:span text:style-name="T4">neue Nachrichten seit dem letzten Netcall</text:span><text:span text:style-name="T2">.</text:span></text:p>
      <text:h text:style-name="P65" text:outline-level="3"><text:span text:style-name="T32">5.3.3. </text:span><text:span text:style-name="T53">Die</text:span><text:span text:style-name="T32"> Netcall-Automatik von OpenXP</text:span></text:h>
      <text:p text:style-name="Text_20_body_20_indent"><text:span text:style-name="T2">Die oben angeführten Möglichkeiten sind zwar recht nützlich, erfüllen aber bei weitem nicht alle Ansprüche an eine leistungsfähige, zeitgesteuerte Netcallautomatik. Daher erlaubt OpenXP das Definieren von Timing-Listen (</text:span><text:span text:style-name="T19">Netcall</text:span><text:span text:style-name="T20">®</text:span><text:span text:style-name="T19">Timing-Liste</text:span><text:span text:style-name="T2">). In einer solchen Liste ist genau festgelegt, welche Aktionen wann wie ausgeführt werden sollen. Hier ein Beispiel:</text:span></text:p>
      <text:p text:style-name="P47"/>
      <text:p text:style-name="P48">+ 22:00-22:59 <text:s/>01.01.-31.12. <text:s/>....... <text:s/>NETCALL HOT</text:p>
      <text:p text:style-name="P48">+ 22:20-23:59 <text:s/>01.01.-31.12. <text:s/>. . .. <text:s text:c="2"/>NETCALL JOKL</text:p>
      <text:p text:style-name="P48">+ 00:05-01:30 <text:s/>01.01.-31.12. <text:s/>. <text:s/>. <text:s text:c="4"/>REORG</text:p>
      <text:p text:style-name="P48">+ 01:45-01:46 <text:s/>01.01.-31.12. <text:s/>....... <text:s/>EXEC c:\tools\compress.bat</text:p>
      <text:p text:style-name="P48">+ 03:00-03:00 <text:s/>10.12.-10.12. <text:s/>....... <text:s/>QUIT</text:p>
      <text:p text:style-name="P48"><text:s text:c="10"/></text:p>
      <text:p text:style-name="Text_20_body_20_indent"><text:span text:style-name="T2">Das </text:span><text:span text:style-name="T15">+</text:span><text:span text:style-name="T2"> bedeutet, daß eine Zeile aktiv ist - inaktive Zeilen werden ignoriert. Danach steht der Zeitbereich, in dem die Aktion ausgeführt werden soll, und anschließend der Datumsbereich, für den der Eintrag gültig ist. Die merkwürdigen </text:span><text:span text:style-name="T15">.</text:span><text:span text:style-name="T2">-Zeichen stehen für die einzelnen Wochentage, und als letztes folgt der eigentliche Befehl.</text:span></text:p>
      <text:p text:style-name="Text_20_body_20_indent"><text:span text:style-name="T2">Wenn Sie die obige Timing-Liste ausführen (mit </text:span><text:span text:style-name="T19">Netcall</text:span><text:span text:style-name="T20">®</text:span><text:span text:style-name="T19">Bereitschaft</text:span><text:span text:style-name="T2">), dann passiert also folgendes: OpenXP wartet zunächst bis 22:00 und beginnt dann Netcall-Versuche bei der HOT. Diese setzt es so lange fort, bis ein Netcall erfolgreich war, spätestens aber bis 22:59:59. Falls es ein Montag, Mittwoch, Freitag oder Samstag ist, beginnt das Programm außerdem ab 22:20, in den HOT-Netcallpausen Netcalls bei der JOKL durchzuführen (es sei denn, der HOT-Netcall war bereits erfolgreich - dann wird eben nur noch bei der JOKL angerufen).</text:span></text:p>
      <text:p text:style-name="Text_20_body_20_indent"><text:span text:style-name="T2">Spätestens um 00:00 werden alle Netcall-Aktivitäten eingestellt. Fünf Minuten später wird dann - vorausgesetzt, es ist Montag oder Donnerstag - die Datenbank reorganisiert. Anschließend wird eine externe Batchdatei zum Defragmentieren der Festplatte gestartet. Danach macht OpenXP eine Pause bis 22:00, um das Ganze wieder von vorne zu beginnen, es sei denn, Sie brechen den Vorgang mit </text:span><text:span text:style-name="T14">Esc</text:span><text:span text:style-name="T2"> ab. Tun Sie das nicht, dann fährt OpenXP bis zum 9. Dezember mit der Netcallerei fort und beendet sich am folgenden Tag um 3:00 von alleine.</text:span></text:p>
      <text:p text:style-name="Text_20_body_20_indent"><text:span text:style-name="T2">Sie sehen, die Netcall-Automatik ist nicht ganz einfach, aber dafür sehr leistungsfähig. Die Timing-Liste müssen Sie natürlich nicht in der oben gezeigten Form von Hand erstellen; die Eingabe erfolgt wie gewohnt über eine Auswahlliste und Dialogboxen; alles Weitere dazu steht in der Online-Hilfe von </text:span><text:span text:style-name="T19">Netcall</text:span><text:span text:style-name="T20">®</text:span><text:span text:style-name="T19">Timing-Liste</text:span><text:span text:style-name="T2">. Es können bis zu 99 verschiedene Timing-Listen angelegt werden.</text:span></text:p>
      <text:p text:style-name="Text_20_body_20_indent"><text:span text:style-name="T2">Neben </text:span><text:span text:style-name="T25">NETCALL</text:span><text:span text:style-name="T2">, </text:span><text:span text:style-name="T25">REORG</text:span><text:span text:style-name="T2"> und </text:span><text:span text:style-name="T25">QUIT</text:span><text:span text:style-name="T2"> gibt es noch den Befehl </text:span><text:span text:style-name="T25">PACK</text:span><text:span text:style-name="T2">, der die Datenbank packt (was auch sonst), und den Befehl </text:span><text:span text:style-name="T25">END</text:span><text:span text:style-name="T2">, der die Abarbeitung der Liste beendet, ohne das Programm zu verlassen. Bei </text:span><text:span text:style-name="T25">QUIT</text:span><text:span text:style-name="T2"> kann optional noch ein ERRORLEVEL-Wert angehängt werden. Die Werte 0-9 sind für den Eigengebrauch von OpenXP reserviert (s. </text:span><text:a xlink:type="simple" xlink:href="#A.3.%20ERRORLEVEL%7Coutline"><text:span text:style-name="T9">Anhang A.3</text:span></text:a><text:span text:style-name="T2">); verwenden Sie also bitte möglichst Werte zwischen 10 und 255. Auf diese Weise kann der Aufruf externer Programme von OpenXP aus indirekt gesteuert werden. Sie können auch beliebige Programme mit </text:span><text:span text:style-name="T25">EXEC</text:span><text:span text:style-name="T2"> direkt aufrufen.</text:span></text:p>
      <text:p text:style-name="Text_20_body_20_indent"><text:span text:style-name="T2">Was Sie auch noch wissen sollten: In der Datei </text:span><text:span text:style-name="T15">timing.dat</text:span><text:span text:style-name="T2"> merkt sich OpenXP, welche Aktion wann zum letzten Mal ausgeführt wurde. Wenn Sie nun um 20:00 einen Netcall bei der HOT durchführen und anschließend folgende Timing-Liste aktivieren ..</text:span></text:p>
      <text:p text:style-name="P47"/>
      <text:p text:style-name="P48">+ 19:00-21:00 <text:s/>01.01.-31.12. <text:s/>....... <text:s/>NETCALL HOT</text:p>
      <text:p text:style-name="P48"><text:s text:c="10"/></text:p>
      <text:p text:style-name="Text_20_body_20_indent"><text:span text:style-name="T2">.. dann wundern Sie sich bitte nicht, wenn OpenXP </text:span><text:span text:style-name="T4">keine weiteren Einträge für heute</text:span><text:span text:style-name="T2"> (oder so ähnlich) anzeigt: Zwischen 19:00 und 21:00 wurde ja bereits ein Netcall durchgeführt, und daher ignoriert OpenXP diesen Eintrag für das gleiche Datum. Am nächsten Tag wird natürlich um 19:00 eine neue Netcall-Versuchsreihe gestartet. Und auch hier gilt: Alle während der einzelnen Netcalls eingegangenen Nachrichten gelten nach Beendigung der Netcall-Automatik als </text:span><text:span text:style-name="T4">neue Nachrichten seit dem letzten Netcall</text:span><text:span text:style-name="T2">.</text:span></text:p>
      <text:p text:style-name="Text_20_body_20_indent">Die gleiche Überprüfung findet auch beim Ausführen externer Programme statt. Wenn Sie folgende Timingliste verwenden ..</text:p>
      <text:p text:style-name="P47"/>
      <text:p text:style-name="P48">+ 20:00-21:59 <text:s/>01.01.-31.12. <text:s/>....... <text:s/>EXEC scan /HISTORY scan.log</text:p>
      <text:p text:style-name="P48">+ 21:00-21:15 <text:s/>01.01.-31.12. <text:s/>....... <text:s/>NETCALL VIRENBOX</text:p>
      <text:p text:style-name="P48">+ 21:45-23:30 <text:s/>01.01.-31.12. <text:s/>....... <text:s/>EXEC scan /HISTORY scan.log</text:p>
      <text:p text:style-name="P48"><text:s text:c="10"/></text:p>
      <text:p text:style-name="Text_20_body_20_indent">.. und der erste Virensuchlauf zwischen 21:45 und 21:59 ausgeführt wird, dann entfällt der zweite Virensuchlauf, weil der betreffende Befehl bereits zwischen 21:45 und 23:30 ausgeführt wurde. Sie sollten also entweder Überschneidungen vermeiden, oder unterschiedliche Befehle verwenden - es genügt schon das Einfügen eines zusätzlichen Leerzeichens.</text:p>
      <text:p text:style-name="Text_20_body_20_indent"><text:span text:style-name="T2">Bei dem Befehl </text:span><text:span text:style-name="T25">QUIT</text:span><text:span text:style-name="T2"> ist es manchmal sinnvoll, daß das Programm unbedingt beendet wird, manchmal wäre aber auch ein Eintrag von </text:span><text:span text:style-name="T25">QUIT</text:span><text:span text:style-name="T2"> in der </text:span><text:span text:style-name="T15">timing.dat</text:span><text:span text:style-name="T2"> sinnvoll - insbesondere dann, wenn Sie den ERRORLEVEL-Parameter verwenden, um über eine Batchdatei weitere Programme zu steuern, die evtl. nach kurzer Zeit schon wieder beendet werden. Daher gibt es neben </text:span><text:span text:style-name="T25">QUIT</text:span><text:span text:style-name="T2"> noch den Befehl </text:span><text:span text:style-name="T25">QUIT_ONCE</text:span><text:span text:style-name="T2">, der exakt wie </text:span><text:span text:style-name="T25">QUIT</text:span><text:span text:style-name="T2"> arbeitet, aber innerhalb des angegebenen Zeitraumes garantiert nur einmal ausgeführt wird. Wahlweise können Sie eine Timingliste auch mit dem </text:span><text:span text:style-name="T25">END</text:span><text:span text:style-name="T2">-Befehl beenden - das Programm wird dann nicht verlassen.</text:span></text:p>
      <text:p text:style-name="Text_20_body_20_indent"><text:span text:style-name="T2">Mit den Befehlen </text:span><text:span text:style-name="T25">CRASH</text:span><text:span text:style-name="T2">, </text:span><text:span text:style-name="T25">CRASHS</text:span><text:span text:style-name="T2"> und </text:span><text:span text:style-name="T25">REQUESTS</text:span><text:span text:style-name="T2"> können Fido-Direktanrufe ausgeführt und mit dem Befehl </text:span><text:span text:style-name="T25">NODEDIFFS</text:span><text:span text:style-name="T2"> Nodeliste-Updates eingebunden werden; näheres dazu in </text:span><text:span text:style-name="T15">fido.txt</text:span><text:span text:style-name="T2">.</text:span></text:p>
      <text:p text:style-name="Text_20_body_20_indent">Ach ja: Eine Timing-Liste kann maximal 100 Einträge enthalten.</text:p>
      <text:h text:style-name="Heading_20_3" text:outline-level="3"><text:span text:style-name="T54">5.3.4. externe Netcall-Steuerung mit </text:span><text:span text:style-name="T55">/N:</text:span><text:span text:style-name="T54"> und </text:span><text:span text:style-name="T55">/T:</text:span></text:h>
      <text:p text:style-name="Text_20_body_20_indent"><text:span text:style-name="T2">Wenn Ihnen die eingebauten Features nicht zusagen, dann können Sie natürlich auch mit einem eigenen Netcall-Timer arbeiten, wie immer dieser auch aussehen mag. Für einen Netcall bei </text:span><text:span text:style-name="T23">BOX</text:span><text:span text:style-name="T2"> rufen Sie dann einfach</text:span></text:p>
      <text:p text:style-name="Text_20_body_20_indent"><text:span text:style-name="T25">xp </text:span><text:span text:style-name="T47">/N:BOX</text:span></text:p>
      <text:p text:style-name="Text_20_body_20_indent"><text:span text:style-name="T2">auf. OpenXP führt maximal so viele Netcall-Versuche aus, wie in der Box-Konfiguration eingestellt. Falls das Programm sich anschließend automatisch beenden soll, müssen Sie zusätzlich die </text:span><text:span text:style-name="T23">/X</text:span><text:span text:style-name="T2">-Option angeben, also:</text:span></text:p>
      <text:p text:style-name="Text_20_body_20_indent"><text:span text:style-name="T25">xp </text:span><text:span text:style-name="T47">/N:BOX</text:span><text:span text:style-name="T25"> </text:span><text:span text:style-name="T47">/X</text:span></text:p>
      <text:p text:style-name="Text_20_body_20_indent"><text:span text:style-name="T2">Bitte beachten Sie, daß beim Anrufen von FidoNet-Boxen statt des </text:span><text:span text:style-name="T25">:</text:span><text:span text:style-name="T2"> in der Boxadresse ein </text:span><text:span text:style-name="T25">_</text:span><text:span text:style-name="T2"> verwendet werden muß - z.B. </text:span><text:span text:style-name="T23">/n:2_243/97</text:span><text:span text:style-name="T2">, um bei </text:span></text:p>
      <text:p text:style-name="Text_20_body_20_indent">2:243/97</text:p>
      <text:p text:style-name="Text_20_body_20_indent"><text:s/>anzurufen.</text:p>
      <text:p text:style-name="Text_20_body_20_indent">Außerdem nützlich sind:</text:p>
      <text:p text:style-name="P25">Tabelle <text:sequence text:ref-name="refTable22" text:name="Table" text:formula="ooow:Table+1" style:num-format="1">3</text:sequence> nützliche Optionen</text:p>
      <table:table table:name="Tabelle23" table:style-name="Tabelle23">
        <table:table-column table:style-name="Tabelle23.A" table:number-columns-repeated="2"/>
        <table:table-header-rows>
          <table:table-row>
            <table:table-cell table:style-name="Tabelle23.A1" office:value-type="string">
              <text:p text:style-name="Table_20_Contents"><text:span text:style-name="T35">xp </text:span><text:span text:style-name="T50">/R</text:span></text:p>
            </table:table-cell>
            <table:table-cell table:style-name="Tabelle23.B1" office:value-type="string">
              <text:p text:style-name="Table_20_Contents">Nachrichten-Reorganisation</text:p>
            </table:table-cell>
          </table:table-row>
        </table:table-header-rows>
        <table:table-row>
          <table:table-cell table:style-name="Tabelle23.A2" office:value-type="string">
            <text:p text:style-name="Table_20_Contents"><text:span text:style-name="T35">xp </text:span><text:span text:style-name="T50">/PACK</text:span></text:p>
          </table:table-cell>
          <table:table-cell table:style-name="Tabelle23.B2" office:value-type="string">
            <text:p text:style-name="Table_20_Contents">Datenbank packen</text:p>
          </table:table-cell>
        </table:table-row>
      </table:table>
      <text:p text:style-name="P30"/>
      <text:p text:style-name="Text_20_body_20_indent">Sie können auch mehrere Optionen gleichzeitig angeben - in diesem Fall wird immer zuerst der Netcall, dann die Reorganisation und zuletzt der Packer ausgeführt.</text:p>
      <text:p text:style-name="Text_20_body_20_indent">Und schließlich können Sie auch noch das Eine mit dem Anderen kombinieren und mit</text:p>
      <text:p text:style-name="Text_20_body_20_indent"><text:span text:style-name="T25">xp </text:span><text:span text:style-name="T47">/T:n</text:span></text:p>
      <text:p text:style-name="Text_20_body_20_indent"><text:span text:style-name="T2">die Timing-Liste Nr. </text:span><text:span text:style-name="T23">n</text:span><text:span text:style-name="T2"> ausführen. Wenn das Programm sich von selbst beenden soll, dann vergessen Sie bitte nicht den </text:span><text:span text:style-name="T25">QUIT</text:span><text:span text:style-name="T2">-Befehl (</text:span><text:a xlink:type="simple" xlink:href="#5.3.3.%20Die%20Netcall-Automatik%20von%20OpenXP%7Coutline"><text:span text:style-name="T9">s.o.</text:span></text:a><text:span text:style-name="T2">).</text:span></text:p>
      <text:h text:style-name="Heading_20_3" text:outline-level="3">5.3.5. Autostart - für Zeitschaltuhr-Steuerungen</text:h>
      <text:p text:style-name="Text_20_body_20_indent"><text:span text:style-name="T2">Eine beliebte Anwendung von automatischen Netcalls ist das Ein- / Ausschalten des Rechners zu bestimmten Uhrzeiten über eine Zeitschaltuhr. Auf diese Weise können Netcalls dann durchgeführt werden, wenn der Rechner nicht benötigt wird und wenn die Serverboxen am wenigsten ausgelastet sind. Zu diesem Zweck können Sie OpenXP mit der </text:span><text:span text:style-name="T23">/autostart</text:span><text:span text:style-name="T2">-Option in die </text:span><text:span text:style-name="T15">autoexec.bat</text:span><text:span text:style-name="T2"> einbinden. OpenXP wird dadurch nur dann gestartet, wenn der Rechner zu einer bestimmten Uhrzeit eingeschaltet wird.</text:span></text:p>
      <text:p text:style-name="Text_20_body_20_indent">Die genaue Syntax ist:</text:p>
      <text:p text:style-name="Text_20_body_20_indent"><text:span text:style-name="T16">xp</text:span><text:span text:style-name="T6"> /autostart:</text:span><text:span text:style-name="T56">hhmm-hhmm</text:span><text:span text:style-name="T6"> [</text:span><text:span text:style-name="T56">weitere Optionen</text:span><text:span text:style-name="T6">]</text:span></text:p>
      <text:p text:style-name="Text_20_body_20_indent"><text:span text:style-name="T2">Wenn OpenXP außerhalb des angegebenen Zeitintervalls gestartet wurde, wird das Programm sofort wieder beendet, ohne die weiteren Optionen - z.B. eine </text:span><text:span text:style-name="T23">/T</text:span><text:span text:style-name="T2">-Timingliste - auszuführen. Das Zeitintervall kann auch vor 0:00 beginnen und nach 0:00 enden.</text:span></text:p>
      <text:p text:style-name="Text_20_body_20_indent"><text:span text:style-name="T2">Beispiel: Sie lassen den Rechner nachts zwischen 3 und 5 Uhr automatisch einschalten. Dadurch soll ein Netcall bei BOX und anschließend eine Reorganisation durchgeführt werden. Angenommen, Sie haben OpenXP in </text:span><text:span text:style-name="T15">C:\xpoint</text:span><text:span text:style-name="T2"> installiert, dann schreiben Sie dazu z.B. folgende Zeile in Ihre </text:span><text:span text:style-name="T15">autoexec.bat</text:span><text:span text:style-name="T2">:</text:span></text:p>
      <text:p text:style-name="Text_20_body_20_indent"><text:span text:style-name="T25">C:\xpoint\xp </text:span><text:span text:style-name="T47">/autostart:0250-0310</text:span><text:span text:style-name="T25"> </text:span><text:span text:style-name="T47">/n:BOX</text:span><text:span text:style-name="T25"> </text:span><text:span text:style-name="T47">/r</text:span><text:span text:style-name="T25"> </text:span><text:span text:style-name="T47">/x</text:span></text:p>
      <text:p text:style-name="Text_20_body_20_indent"><text:span text:style-name="T2">OpenXP wird genau dann einen Netzanruf durchführen, wenn es zwischen einschließlich 2:50 und 3:10 gestartet wird; ansonsten wird das Programm sofort wieder beendet und </text:span><text:span text:style-name="T15">autoexec.bat</text:span><text:span text:style-name="T2"> weiter ausgeführt.</text:span></text:p>
      <text:h text:style-name="Heading_20_2" text:outline-level="2">5.4. Funktionstasten, Zusatz-Menü und Tastenmakros</text:h>
      <text:h text:style-name="Heading_20_3" text:outline-level="3">5.4.1. Funktionstasten und Zusatz-Menü</text:h>
      <text:p text:style-name="Text_20_body_20_indent"><text:span text:style-name="T2">OpenXP besitzt zwar mit Archiv-Viewer, Lister, Editor und UUde- und -encoder schon eine Reihe an nützlichen </text:span><text:span text:style-name="T4">Programmen im Programm</text:span><text:span text:style-name="T2">, aber es gibt natürlich noch unzählig viel mehr Dinge, die man mit Nachrichten anstellen könnte - z.B. auf Diskette kopieren oder auf Viren durchsuchen. Daher ist das Programm in dieser Beziehung sehr flexibel: Sie können mit </text:span><text:span text:style-name="T19">Config</text:span><text:span text:style-name="T20">®</text:span><text:span text:style-name="T19">Tasten</text:span><text:span text:style-name="T2"> die Funktionstasten mit beliebigen externen Programmen belegen, und mit </text:span><text:span text:style-name="T19">Config</text:span><text:span text:style-name="T20">®</text:span><text:span text:style-name="T19">Zusatz-Menü</text:span><text:span text:style-name="T2"> das besagte Menü um beliebige Programmaufrufe erweitern.</text:span></text:p>
      <text:p text:style-name="Text_20_body_20_indent"><text:span text:style-name="T2">Wählen Sie einfach die gewünschte Funktionstaste bzw. den gewünschten Zusatz-Menüpunkt, und bearbeiten Sie die Eintragung mit </text:span><text:span text:style-name="T14">E</text:span><text:span text:style-name="T2"> oder </text:span><text:span text:style-name="T14">Enter</text:span><text:span text:style-name="T2">. Sie haben nun drei Möglichkeiten:</text:span></text:p>
      <text:p text:style-name="Text_20_body_20_indent"><text:span text:style-name="T2"><text:tab/></text:span><text:span text:style-name="T6">1.<text:tab/>eine Eintragung, die ein externes Programm <text:s/>aufruft</text:span></text:p>
      <text:p text:style-name="Text_20_body_20_indent"><text:tab/>2.<text:tab/>eine ebensolche Eintragung, die jedoch <text:s/>zusätzlich die momentan gewählte Nachricht an <text:s/>das Programm übergibt</text:p>
      <text:p text:style-name="Text_20_body_20_indent"><text:tab/>3.<text:tab/>den Aufruf einer Sonderfunktion.</text:p>
      <text:p text:style-name="Text_20_body_20_indent"><text:span text:style-name="T2">Für Punkt 1 müssen Sie nur einen beliebigen Programmnamen oder eine DOS-Befehlszeile eintragen. Um eine Nachricht an das Programm zu übergeben, verwenden Sie bitte das Makro </text:span><text:span text:style-name="T25">$FILE</text:span><text:span text:style-name="T2">. OpenXP extrahiert dann die gewählte Nachricht in der angegebenen Form und ersetzt </text:span><text:span text:style-name="T25">$FILE</text:span><text:span text:style-name="T2"> durch den Namen der Datei.</text:span></text:p>
      <text:p text:style-name="Text_20_body_20_indent"><text:span text:style-name="T2">Zum Aufruf von Sonderfunktionen tragen Sie als Programmnamen einen </text:span><text:span text:style-name="T25">*</text:span><text:span text:style-name="T2">, gefolgt vom Namen der Funktion ein:</text:span></text:p>
      <text:p text:style-name="P25">Tabelle <text:sequence text:ref-name="refTable23" text:name="Table" text:formula="ooow:Table+1" style:num-format="1">4</text:sequence> Sonderfunktionen</text:p>
      <table:table table:name="Tabelle24" table:style-name="Tabelle24">
        <table:table-column table:style-name="Tabelle24.A" table:number-columns-repeated="2"/>
        <table:table-row>
          <table:table-cell table:style-name="Tabelle24.A1" office:value-type="string">
            <text:p text:style-name="Table_20_Contents"><text:span text:style-name="T35">*LIST </text:span><text:span text:style-name="T50">DATEI</text:span></text:p>
          </table:table-cell>
          <table:table-cell table:style-name="Tabelle24.B1" office:value-type="string">
            <text:p text:style-name="Table_20_Contents">lädt die angegebene Datei in den eingestellten (internen oder externen) Lister</text:p>
          </table:table-cell>
        </table:table-row>
        <table:table-row>
          <table:table-cell table:style-name="Tabelle24.A2" office:value-type="string">
            <text:p text:style-name="Table_20_Contents"><text:span text:style-name="T35">*EDIT </text:span><text:span text:style-name="T50">DATEI</text:span></text:p>
          </table:table-cell>
          <table:table-cell table:style-name="Tabelle24.B2" office:value-type="string">
            <text:p text:style-name="Table_20_Contents">lädt die angegebene Datei in den eingestellten (internen oder externen) Editor</text:p>
          </table:table-cell>
        </table:table-row>
        <table:table-row>
          <table:table-cell table:style-name="Tabelle24.A2" office:value-type="string">
            <text:p text:style-name="Table_20_Contents"><text:span text:style-name="T35">*NETCALL:</text:span><text:span text:style-name="T50">BOX</text:span></text:p>
          </table:table-cell>
          <table:table-cell table:style-name="Tabelle24.B2" office:value-type="string">
            <text:p text:style-name="Table_20_Contents">führt einen Netzanruf bei der angegebenen Box durch</text:p>
          </table:table-cell>
        </table:table-row>
        <table:table-row>
          <table:table-cell table:style-name="Tabelle24.A2" office:value-type="string">
            <text:p text:style-name="Table_20_Contents"><text:span text:style-name="T35">*RNETCALL:</text:span><text:span text:style-name="T50">BOX</text:span></text:p>
          </table:table-cell>
          <table:table-cell table:style-name="Tabelle24.B2" office:value-type="string">
            <text:p text:style-name="Table_20_Contents">führt einen Relogin-Netzanruf durch</text:p>
          </table:table-cell>
        </table:table-row>
        <table:table-row>
          <table:table-cell table:style-name="Tabelle24.A2" office:value-type="string">
            <text:p text:style-name="Table_20_Contents">*REORG</text:p>
          </table:table-cell>
          <table:table-cell table:style-name="Tabelle24.B2" office:value-type="string">
            <text:p text:style-name="Table_20_Contents"><text:span text:style-name="T6">entspricht </text:span><text:span text:style-name="T36">Wartung</text:span><text:span text:style-name="T37">®</text:span><text:span text:style-name="T36">Reorganisation</text:span></text:p>
          </table:table-cell>
        </table:table-row>
        <table:table-row>
          <table:table-cell table:style-name="Tabelle24.A2" office:value-type="string">
            <text:p text:style-name="Table_20_Contents"><text:span text:style-name="T35">*SETUSER </text:span><text:span text:style-name="T50">BOX</text:span><text:span text:style-name="T35"> </text:span><text:span text:style-name="T50">USERNAME</text:span><text:span text:style-name="T35"> (</text:span><text:span text:style-name="T50">Realname</text:span><text:span text:style-name="T35">)</text:span></text:p>
          </table:table-cell>
          <table:table-cell table:style-name="Tabelle24.B2" office:value-type="string">
            <text:p text:style-name="Table_20_Contents"><text:span text:style-name="T6">Username für Mehrbenutzer-Betrieb ändern. Näheres hierzu finden Sie in </text:span><text:a xlink:type="simple" xlink:href="#5.7.%20Multiuser-Points%20(Mehrbenutzer-Betrieb)%7Coutline"><text:span text:style-name="T8">Kapitel 5.7.</text:span></text:a></text:p>
          </table:table-cell>
        </table:table-row>
        <table:table-row>
          <table:table-cell table:style-name="Tabelle24.A2" office:value-type="string">
            <text:p text:style-name="Table_20_Contents">*</text:p>
          </table:table-cell>
          <table:table-cell table:style-name="Tabelle24.B2" office:value-type="string">
            <text:p text:style-name="Table_20_Contents"><text:span text:style-name="T6">bewirkt gar nichts - es sei denn, Sie aktivieren den </text:span><text:span text:style-name="T36">Autoexec</text:span><text:span text:style-name="T6">-Schalter; in diesem Fall wird das </text:span><text:span text:style-name="T7">autoexec</text:span><text:span text:style-name="T6">-Verzeichnis abgearbeitet (s. </text:span><text:a xlink:type="simple" xlink:href="#7.6.%20Das%20autoexec-Verzeichnis%20-%20automatische%20Import-Schnittstelle%7Coutline"><text:span text:style-name="T8">Kap. 7.6</text:span></text:a><text:span text:style-name="T6">)</text:span></text:p>
          </table:table-cell>
        </table:table-row>
        <table:table-row>
          <table:table-cell table:style-name="Tabelle24.A2" office:value-type="string">
            <text:p text:style-name="Table_20_Contents">*AUTOEXEC</text:p>
          </table:table-cell>
          <table:table-cell table:style-name="Tabelle24.B2" office:value-type="string">
            <text:p text:style-name="Table_20_Contents"><text:span text:style-name="T6">ist aus Kompatibilitätsgründen zu XP-Version 2.1 vorhanden und bewirkt das gleiche wie </text:span><text:span text:style-name="T35">*</text:span><text:span text:style-name="T6"> + Autoexec-Schalter.</text:span></text:p>
          </table:table-cell>
        </table:table-row>
      </table:table>
      <text:p text:style-name="P30"/>
      <text:h text:style-name="Heading_20_3" text:outline-level="3">5.4.2. Bearbeiten von Tastenmakros (Config<text:span text:style-name="T29">®</text:span>Tasten<text:span text:style-name="T29">®</text:span>Makros)</text:h>
      <text:p text:style-name="Text_20_body_20_indent"><text:span text:style-name="T2">Während über Funktionstasten externe Programme eingebunden werden, ermöglicht die Definition von Tastenmakros das Anlegen beliebiger Tastenkürzel für bereits eingebaute Funktionen. Sie können alle Tasten innerhalb von Brett-, User- und Nachrichtenliste sowie im Nachrichten-</text:span><text:span text:style-name="T4">Lister*</text:span><text:span text:style-name="T2">und im internen Editor beliebig umdefinieren und sogar vertauschen, oder neue Funktionen konstruieren. Im Editor lassen sich auf diese Weise auch Textbausteine anlegen.</text:span></text:p>
      <text:p text:style-name="Text_20_body_20_indent">Wenn Sie oft einen Brief an </text:p>
      <text:p text:style-name="Text_20_body_20_indent">SYSOP@HOT</text:p>
      <text:p text:style-name="Text_20_body_20_indent"><text:span text:style-name="T2"><text:s/>schreiben, dann definieren Sie ein Makro mit den Tasten </text:span><text:span text:style-name="T14">N</text:span><text:span text:style-name="T2">, </text:span><text:span text:style-name="T14">D</text:span><text:span text:style-name="T2">; und </text:span><text:span text:style-name="T25">SYSOP@HOT</text:span><text:span text:style-name="T2">, gefolgt von </text:span><text:span text:style-name="T14">Enter</text:span><text:span text:style-name="T2"> - </text:span><text:span text:style-name="T14">N</text:span><text:span text:style-name="T2"> / </text:span><text:span text:style-name="T14">D</text:span><text:span text:style-name="T2"> steht dabei für </text:span><text:span text:style-name="T19">Nachricht</text:span><text:span text:style-name="T20">®</text:span><text:span text:style-name="T19">Direkt</text:span><text:span text:style-name="T2">. Wenn Sie oft den Zeilenumbruch im Lister ein- und ausschalten möchten, dann definieren Sie dafür ein Makro. Oder Sie definieren ein Makro für </text:span><text:span text:style-name="T19">Nachricht</text:span><text:span text:style-name="T20">®</text:span><text:span text:style-name="T19">Unversandt</text:span><text:span text:style-name="T20">®</text:span><text:span text:style-name="T19">Edit</text:span><text:span text:style-name="T2">. ... Es lassen sich beliebig viele weitere Einsatzmöglichkeiten finden.</text:span></text:p>
      <text:p text:style-name="Text_20_body_20_indent"><text:span text:style-name="T2">Die Verwaltung der Makro-Liste erfolgt in der üblichen Weise unter </text:span><text:span text:style-name="T19">Config</text:span><text:span text:style-name="T20">®</text:span><text:span text:style-name="T19">Tasten</text:span><text:span text:style-name="T20">®</text:span><text:span text:style-name="T19">Makros</text:span><text:span text:style-name="T2">. Es können neue Makros angelegt und alte gelöscht werden; mit </text:span><text:span text:style-name="T14">E</text:span><text:span text:style-name="T2"> wird die Makrodefinition bearbeitet und mit </text:span><text:span text:style-name="T14">T</text:span><text:span text:style-name="T2"> die Aktivierungstaste geändert.</text:span></text:p>
      <text:p text:style-name="Text_20_body_20_indent"><text:span text:style-name="T2">Bei jedem Makro können Sie wählen, ob es nur in der Brett-, User- oder Nachrichtenliste, in allen dreien, oder im Lister, im Editor, im Archiv-Viewer oder im Terminal funktionieren soll. Nach Eingabe der umzudefinierenden Taste geben Sie dann einfach die gewünschte Zeichenfolge ein. Da die Tasten </text:span><text:span text:style-name="T14">Enter</text:span><text:span text:style-name="T2">, </text:span><text:span text:style-name="T14">Esc</text:span><text:span text:style-name="T2"> und </text:span><text:span text:style-name="T14">Backspace</text:span><text:span text:style-name="T2"> dabei auch aufgezeichnet werden, müssen Sie zum Beenden, Abbrechen oder Löschen gleichzeitig </text:span><text:span text:style-name="T14">Shift</text:span><text:span text:style-name="T2"> drücken.</text:span></text:p>
      <text:h text:style-name="Heading_20_3" text:outline-level="3">5.4.3. was bei Makros alles zu beachten ist ...</text:h>
      <text:p text:style-name="Text_20_body_20_indent">Tastaturmakros sind eine sehr praktische Erfindung. Sie können aber auch eine Menge Unsinn anrichten, wenn sie falsch eingesetzt werden. Daher hier ein paar Hinweise, die Sie beachten sollten.</text:p>
      <text:list text:style-name="itemize">
        <text:list-item>
          <text:p text:style-name="P16"><text:span text:style-name="T6">1.<text:tab/>Schädliche Rekursionen: Es ist ohne weiteres <text:s/>möglich, daß ein Makro sich selbst aufruft <text:tab/>- <text:s/>in diesem Fall hängt das Programm sich unweigerlich <text:s/>auf. Bitte achten Sie genaues<text:tab/>tens darauf, keine <text:s/>Rekursionen dieser Art zu erzeugen. Ein einfaches <text:s/>Umdefinieren der <text:tab/>Taste </text:span><text:span text:style-name="T16">k</text:span><text:span text:style-name="T6"> in <text:s/></text:span><text:span text:style-name="T16">kjk</text:span><text:span text:style-name="T6"> genügt, um sämtliche <text:s/>Nachrichten in einem Brett zu entfernen und <text:s/>an<text:tab/>schließend den Rechner aufzuhängen - beim <text:s/>danach nötigen Warmstart gehen mit Si<text:tab/>cherheit Daten <text:s/>verloren.</text:span></text:p>
          <text:list>
            <text:list-item>
              <text:p text:style-name="P16"><text:span text:style-name="T2">Ausnahme: Die </text:span><text:span text:style-name="T4">erste</text:span><text:span text:style-name="T2"> Taste jeder Makrodefinition kann </text:span><text:span text:style-name="T4">keine</text:span><text:span text:style-name="T2"> weiteren Makros aktivieren. Diese Einschränkung ist nötig, um auch Tasten vertauschen zu können.</text:span></text:p>
            </text:list-item>
          </text:list>
        </text:list-item>
        <text:list-item>
          <text:p text:style-name="P16"><text:span text:style-name="T6">2.<text:tab/>Nützliche Rekursionen: Sie können Makros <text:s/>in andere Makros einbauen und dadurch <text:tab/>eine Art <text:s/></text:span><text:span text:style-name="T10">Unterprogramme</text:span><text:span text:style-name="T6"> realisieren. Sie <text:s/>sollten dazu vorzugsweise Sonderzeichen wie <text:s/><text:tab/></text:span><text:span text:style-name="T35">¦</text:span><text:span text:style-name="T6"> oder <text:s/></text:span><text:span text:style-name="T35">¿</text:span><text:span text:style-name="T6"> verwenden, die Sie <text:s/>normalerweise nicht direkt über die Tastatur <text:s/>eingeben <text:tab/>werden - dadurch sparen Sie nützliche <text:s/>Tasten ein.</text:span></text:p>
        </text:list-item>
        <text:list-item>
          <text:p text:style-name="P16">3.<text:tab/>Es wird zwischen Groß- und Kleinschreibung <text:s/>unterschieden.</text:p>
        </text:list-item>
        <text:list-item>
          <text:p text:style-name="P16">4.<text:tab/>Makros arbeiten nur innerhalb von OpenXP. Wenn <text:s/>externe Programme gestartet <text:tab/>werden, wird die <text:s/>Makroausführung angehalten und nach Rückkehr <text:s/>zu OpenXP fortges<text:tab/>etzt.</text:p>
        </text:list-item>
        <text:list-item>
          <text:p text:style-name="P16">5.<text:tab/>Rufen Sie Menüpunkte immer über die <text:s/>Buchstabenkürzel auf - das macht Ihre Makros <text:s/><text:tab/>halbwegs zukunftssicher. Verwenden Sie zunächst <text:s/>möglichst Zahlentasten, da diese in <text:s/><text:tab/>zukünftigen OpenXP-Versionen wohl nicht für <text:s/>andere Zwecke eingesetzt werden.</text:p>
        </text:list-item>
        <text:list-item>
          <text:p text:style-name="P16">6.<text:tab/>Funktionstasten-Definitionen und Makros sind <text:s/>kombinierbar. Dadurch können auch <text:tab/>über Makros <text:s/>externe Programme gestartet werden.</text:p>
        </text:list-item>
        <text:list-item>
          <text:p text:style-name="P16"><text:span text:style-name="T6">7.<text:tab/>Mit dem Parameter </text:span><text:span text:style-name="T56">/k</text:span><text:span text:style-name="T6"> (s. <text:s/></text:span><text:a xlink:type="simple" xlink:href="#A.1.%20Aufruf-Parameter%7Coutline"><text:span text:style-name="T8">Anhang A.1</text:span></text:a><text:span text:style-name="T6">) kann ein <text:s/>Tastenmakro direkt bei Programmstart <text:tab/>aktiviert <text:s/>werden.</text:span></text:p>
        </text:list-item>
        <text:list-item>
          <text:p text:style-name="P16"><text:span text:style-name="T6">8.<text:tab/>Der Lister kann mit </text:span><text:span text:style-name="T16">Backspace</text:span><text:span text:style-name="T6"> <text:s/>(</text:span><text:span text:style-name="T16">Ctrl-H</text:span><text:span text:style-name="T6">) verlassen werden, ohne <text:s/>daß der Balken auf <text:tab/>die nächste Nachricht <text:s/>springt. Dies ist nützlich bei <text:s/>Lister-Makros.</text:span></text:p>
        </text:list-item>
        <text:list-item>
          <text:p text:style-name="P16"><text:span text:style-name="T6">9.<text:tab/>Nicht alle Tastenkombinationen sind umdefinierbar. <text:s/>OpenXP kann nur diejenigen <text:tab/>Tasten verarbeiten, die vom <text:s/>Tastaturtreiber unterstützt werden. Dazu <text:s/>zählen z.B. </text:span><text:span text:style-name="T10">nicht</text:span><text:span text:style-name="T6"> <text:tab/>die Taste <text:s/></text:span><text:span text:style-name="T16">5</text:span><text:span text:style-name="T6"> auf dem Ziffernblock, oder <text:s/></text:span><text:span text:style-name="T16">Ctrl</text:span><text:span text:style-name="T6"> in Kombination mit Zahlentasten <text:s/>(Aus<text:tab/>nahme: </text:span><text:span text:style-name="T16">Ctrl-6</text:span><text:span text:style-name="T6">).</text:span></text:p>
        </text:list-item>
        <text:list-item>
          <text:p text:style-name="P16"><text:span text:style-name="T6">10.<text:tab/>Es gibt auf der PC-Tastatur einige <text:s/>Tastenkombinationen, die identische Bedeutung <text:tab/>haben. <text:s/></text:span><text:span text:style-name="T16">Tab</text:span><text:span text:style-name="T6"> ist identisch mit <text:s/></text:span><text:span text:style-name="T16">Ctrl-I</text:span><text:span text:style-name="T6">, </text:span><text:span text:style-name="T16">Backspace</text:span><text:span text:style-name="T6"> mit <text:s/></text:span><text:span text:style-name="T16">Ctrl-H</text:span><text:span text:style-name="T6"> und </text:span><text:span text:style-name="T16">Ctrl-Enter</text:span><text:span text:style-name="T6"> <text:s/>mit </text:span><text:span text:style-name="T16">Ctrl-<text:tab/>J</text:span><text:span text:style-name="T6">. Wenn Sie also z.B. ein <text:s/>Makro für </text:span><text:span text:style-name="T16">Ctrl-I</text:span><text:span text:style-name="T6"> definieren, dann <text:s/>ist dies auch über </text:span><text:span text:style-name="T16">Tab</text:span><text:span text:style-name="T6"> <text:s/>er<text:tab/>reichbar.</text:span></text:p>
        </text:list-item>
        <text:list-item>
          <text:p text:style-name="P16"><text:span text:style-name="T2">Übrigens: Mit </text:span><text:span text:style-name="T14">F6</text:span><text:span text:style-name="T2"> erhalten Sie immer eine Übersicht der im aktuellen Fenster verfügbaren Tastenmakros.</text:span></text:p>
        </text:list-item>
      </text:list>
      <text:h text:style-name="Heading_20_3" text:outline-level="3">5.4.4. die Makro-Konfigurationsdatei</text:h>
      <text:p text:style-name="Text_20_body_20_indent"><text:span text:style-name="T2">Statt mit den eingebauten Funktionen können Makros wahlweise auch - mit entsprechender Vorsicht - in der Makro-Konfigurationsdatei </text:span><text:span text:style-name="T15">keydef.cfg</text:span><text:span text:style-name="T2"> bearbeitet werden. Dies ist auch der einzige Weg, um Makros aus einer OpenXP-Installation direkt in eine andere zu übernehmen. Näheres hierzu finden Sie in </text:span><text:a xlink:type="simple" xlink:href="#7.3.%20Tastenmakro-Datei%20keydef.cfg%7Coutline"><text:span text:style-name="T9">Kapitel 7.3, Tastenmakro-Datei</text:span></text:a><text:span text:style-name="T2">.</text:span></text:p>
      <text:h text:style-name="Heading_20_3" text:outline-level="3">5.4.5. Makros und Sprachmodule</text:h>
      <text:p text:style-name="Text_20_body_20_indent"><text:span text:style-name="T2">OpenXP legt für jede Sprache eine eigene Makro-Konfigurationsdatei an. Haben Sie OpenXP mehrsprachig installiert, so werden beim Umschalten der Sprache mit </text:span><text:span text:style-name="T19">Config</text:span><text:span text:style-name="T20">®</text:span><text:span text:style-name="T19">Optionen</text:span><text:span text:style-name="T20">®</text:span><text:span text:style-name="T19">Sprache</text:span><text:span text:style-name="T2"> auch die Makrodefinitionen gewechselt. Makros, die Sie immer benötigen, müssen Sie also für jede Sprache getrennt anlegen.</text:span></text:p>
      <text:h text:style-name="Heading_20_2" text:outline-level="2">5.5. Statistiken</text:h>
      <text:p text:style-name="Text_20_body_20_indent"><text:span text:style-name="T2">Die unzähligen Nachrichten, die sich im Laufe der Tage und Wochen in einer Point-Datenbank ansammeln, bieten sich geradezu für statistische Auswertungen an. Dazu besitzt OpenXP z.Zt. drei Statistik-Funktionen unter </text:span><text:span text:style-name="T19">XPoint</text:span><text:span text:style-name="T20">®</text:span><text:span text:style-name="T19">Statistik</text:span><text:span text:style-name="T2">:</text:span></text:p>
      <text:p text:style-name="Text_20_body_20_indent"><text:span text:style-name="T5">•<text:tab/></text:span><text:span text:style-name="T6">Die </text:span><text:span text:style-name="T36">Systeme</text:span><text:span text:style-name="T6">-Statistik zählt die Nachrichten in einigen gewählten oder aber in allen Brettern, rechnet die Nachrichtengrößen zusammen und erzeugt daraus eine Statistik, die das Nachrichtenaufkommen auf die einzelnen Boxen aufteilt. Bitte beachten Sie, daß diese Statistik nur dann repräsentativ ist, wenn alle einbezogenen Bretter die gleiche Haltezeit besitzen.</text:span></text:p>
      <text:p text:style-name="Text_20_body_20_indent"><text:span text:style-name="T5">•<text:tab/></text:span><text:span text:style-name="T6">Die </text:span><text:span text:style-name="T36">Gruppen</text:span><text:span text:style-name="T6">-Statistik ermittelt den Anteil der einzelnen Brettgruppen am gesamten Nachrichtenvolumen. Dadurch können Sie z.B. abschätzen, wie sich Ihre Telefonkosten auf den Bezug verschiedener Netze verteilen, und ob das Nutzen / Mengen-Verhältnis eines bestimmten Netzes in einem vernünftigen Rahmen liegt.</text:span></text:p>
      <text:p text:style-name="Text_20_body_20_indent"><text:span text:style-name="T5">•<text:tab/></text:span><text:span text:style-name="T6">Die </text:span><text:span text:style-name="T36">Bretter</text:span><text:span text:style-name="T6">-Statistik arbeitet wie die Gruppenstatistik, nur daß das Nachrichtenvolumen nach einzelnen Brettern und nicht nach Brettgruppen aufgeschlüsselt wird. OpenXP-interne Bretter werden nicht berücksichtigt, es sei denn, Sie erstellen eine Statistik über markierte Bretter.</text:span></text:p>
      <text:p text:style-name="Text_20_body_20_indent"><text:span text:style-name="T5">•<text:tab/></text:span><text:span text:style-name="T36">Systeme</text:span><text:span text:style-name="T6">- und </text:span><text:span text:style-name="T36">Bretter</text:span><text:span text:style-name="T6">-statistik können für ein bestimmtes Zeitintervall berechnet werden, wobei Sie zwischen Empfangsdatum und Erstellungsdatum wählen können. Das Erstellungsdatum liefert eine für das Netz repräsentative Statistik, während beim Empfangsdatum das Datenaufkommen für Ihren eigenen Point ausgewertet wird.</text:span></text:p>
      <text:p text:style-name="Text_20_body_20_indent"><text:span text:style-name="T2">Eine weitere Statistikroutine wertet das Logfile </text:span><text:span text:style-name="T15">xpoint.log</text:span><text:span text:style-name="T2"> aus:</text:span></text:p>
      <text:p text:style-name="Text_20_body_20_indent"><text:span text:style-name="T5">•<text:tab/></text:span><text:span text:style-name="T6">Die Gebühren-Statistik erstellt eine Übersicht der in einem Jahr angefallenen Telefongebühren, wahlweise für eine Box, oder kumuliert für alle Boxen.</text:span></text:p>
      <text:p text:style-name="Text_20_body_20_indent"><text:span text:style-name="T2">Eine Statistik nach Usern ist aus prinzipiellen, </text:span><text:span text:style-name="T4">netzpolitischen</text:span><text:span text:style-name="T2"> Gründen nicht vorgesehen.</text:span></text:p>
      <text:h text:style-name="Heading_20_2" text:outline-level="2">5.6. Sysop-Mode / Standalone-Betrieb (Disk-Poll)</text:h>
      <text:p text:style-name="Text_20_body_20_indent"><text:span text:style-name="T2">(Fido-Sysops: Bitte in </text:span><text:span text:style-name="T15">fido.txt</text:span><text:span text:style-name="T2">, Kapitel </text:span><text:span text:style-name="T4">Sysop-Mode</text:span><text:span text:style-name="T2"> weiterlesen).</text:span></text:p>
      <text:p text:style-name="Text_20_body_20_indent">Wenn Sie Sysop sind und der Rechner, auf dem OpenXP läuft, nur wenige Meter von seinem Server entfernt steht, wird Sie das ganze Gerede über Netcalls und Übertragungsprotokolle recht wenig interessiert haben. Statt dessen bietet OpenXP aber auch eine Möglichkeit, beim Netzanruf nicht das Modem zu bemühen, sondern den Transfer von ein- und ausgehenden Nachrichten nur lokal auf der Festplatte durchzuführen.</text:p>
      <text:p text:style-name="Text_20_body_20_indent"><text:span text:style-name="T2">Vergessen Sie dazu alles, was bisher über </text:span><text:span text:style-name="T19">Edit</text:span><text:span text:style-name="T20">®</text:span><text:span text:style-name="T19">Boxen</text:span><text:span text:style-name="T2"> gesagt wurde, und tragen Sie unter </text:span><text:span text:style-name="T19">Edit</text:span><text:span text:style-name="T20">®</text:span><text:span text:style-name="T19">Boxen</text:span><text:span text:style-name="T20">®</text:span><text:span text:style-name="T19">Edit</text:span><text:span text:style-name="T20">®</text:span><text:span text:style-name="T19">SysopMode</text:span><text:span text:style-name="T2"> zwei Dateinamen ein: Den Namen des Eingabepuffers, aus dem bei einem Netcall die Nachrichten in OpenXP eingelesen werden sollen, und den Namen des Ausgabepuffers, in dem die ausgehenden Nachrichten abgelegt werden sollen. Beide Dateinamen dürfen Laufwerks- und Pfadangaben enthalten. Falls mehrere Eingabepuffer vorhanden sind, können Sie z.B. im Feld </text:span><text:span text:style-name="T19">Startprogramm</text:span><text:span text:style-name="T2"> eine Batchdatei eintragen, die sie zu einem Puffer zusammenkopiert und anschließend löscht.</text:span></text:p>
      <text:p text:style-name="Text_20_body_20_indent"><text:span text:style-name="T2">Falls Sie Sysop einer Zerberus-Box sind, sollten Sie zusätzlich die Option </text:span><text:span text:style-name="T19">Username ohne @BOX</text:span><text:span text:style-name="T2"> einschalten; OpenXP läßt dann im Ausgangspuffer (und </text:span><text:span text:style-name="T4">nur</text:span><text:span text:style-name="T2"> da) den Boxnamen im Absender weg. Ansonsten können evtl. Online-User Ihrer Box nicht auf Ihre Brettnachrichten antworten.</text:span></text:p>
      <text:p text:style-name="Text_20_body_20_indent"><text:span text:style-name="T2">Wenn Sie nun einen Netzanruf durchführen - egal ob mit </text:span><text:span text:style-name="T19">Netcall</text:span><text:span text:style-name="T20">®</text:span><text:span text:style-name="T19">Einzeln</text:span><text:span text:style-name="T2">, mit </text:span><text:span text:style-name="T25">xp </text:span><text:span text:style-name="T47">/N:BOX</text:span><text:span text:style-name="T2">, oder per Funktionstaste - dann läuft dieser in den folgenden Schritten ab:</text:span></text:p>
      <text:p text:style-name="Text_20_body_20_indent"><text:span text:style-name="T2"><text:tab/></text:span><text:span text:style-name="T6">1.<text:tab/>Falls ein Startprogramm angegeben ist, wird es <text:s/>ausgeführt.</text:span></text:p>
      <text:p text:style-name="Text_20_body_20_indent"><text:span text:style-name="T6"><text:tab/>2.<text:tab/>Die ausgehenden Nachrichten werden an den <text:s/>Ausgabepuffer </text:span><text:span text:style-name="T10">angehängt</text:span><text:span text:style-name="T6">.</text:span></text:p>
      <text:p text:style-name="Text_20_body_20_indent"><text:tab/>3.<text:tab/>Die Unversandt-Flags werden gelöscht, und die <text:s/>Nachrichten werden <text:tab/><text:tab/>aus dem PollPaket entfernt.</text:p>
      <text:p text:style-name="Text_20_body_20_indent"><text:tab/>4.<text:tab/>Der Eingabepuffer wird eingelesen.</text:p>
      <text:p text:style-name="Text_20_body_20_indent"><text:span text:style-name="T6"><text:tab/>5.<text:tab/>Der Eingabepuffer wird <text:s/></text:span><text:span text:style-name="T10">gelöscht</text:span><text:span text:style-name="T6">.</text:span></text:p>
      <text:p text:style-name="Text_20_body_20_indent"><text:tab/>6.<text:tab/>Falls ein Endprogramm eingetragen ist, wird es <text:s/>ausgeführt.</text:p>
      <text:p text:style-name="Text_20_body_20_indent"><text:span text:style-name="T2">Bitte beachten Sie, daß ausgehende Nachrichten immer an den Puffer angehängt werden. Nach der Übertragung zur Mailbox müssen Sie also selbst Sorge dafür tragen, daß die Ausgabedatei gelöscht wird. Weiterhin wird der Eingabepuffer nach dem Einlesen gelöscht, um doppeltes Einlesen zu vermeiden. Sie sollten als Eingabepuffer also nicht irgendein </text:span><text:span text:style-name="T4">Original</text:span><text:span text:style-name="T2">;, sondern eine Kopie der Pufferdatei verwenden.</text:span></text:p>
      <text:p text:style-name="Text_20_body_20_indent"><text:span text:style-name="T2">Falls Sie als Sysop unter mehreren Namen schreiben möchten, dann lesen Sie bitte im </text:span><text:a xlink:type="simple" xlink:href="#5.7.%20Multiuser-Points%20(Mehrbenutzer-Betrieb)%7Coutline">#5.7. Multiuser-Points (Mehrbenutzer-Betrieb)|outline</text:a><text:span text:style-name="T2"> weiter.</text:span></text:p>
      <text:h text:style-name="Heading_20_3" text:outline-level="3">5.6.1. Import / Export zu versendender Pufferdateien</text:h>
      <text:p text:style-name="Text_20_body_20_indent">Gegeben sei folgende Konstellation: Sie betreiben OpenXP auf mehreren Rechnern, möchten auf allen immer den gleichen Datenbestand haben und auch Nachrichten schreiben, die aber nur über einen der Rechner versandt werden sollen. Dazu benötigen Sie zwei Dinge:</text:p>
      <text:p text:style-name="P66">1.<text:tab/>den Sysop-Mode, der oben beschrieben ist. Alle <text:s/>Rechner, auf denen zwar Nachrichten geschrieben und <text:s/>gelesen, jedoch nicht versandt werden sollen, <text:s/>müssen im Sysop-Mode betrieben werden. Sie erhalten <text:s/>die einzulesenden Pufferdateien von dem Rechner, der die <text:s/>Netcalls durchführt.</text:p>
      <text:p text:style-name="Text_20_body_20_indent"><text:span text:style-name="T6">2.<text:tab/>den Parameter </text:span><text:span text:style-name="T56">/ips</text:span><text:span text:style-name="T6">, Syntax: <text:s/></text:span></text:p>
      <text:p text:style-name="Text_20_body_20_indent"><text:span text:style-name="T16">xp</text:span><text:span text:style-name="T6"> /ips:</text:span><text:span text:style-name="T56">BOX</text:span><text:span text:style-name="T6">:</text:span><text:span text:style-name="T56">PUFFERDATEI</text:span><text:span text:style-name="T6"> [/x]</text:span></text:p>
      <text:p text:style-name="Text_20_body_20_indent"><text:span text:style-name="T23">/ips</text:span><text:span text:style-name="T2"> liest eine vorliegende Pufferdatei, die </text:span><text:span text:style-name="T4">unbedingt</text:span><text:span text:style-name="T2"> (!!) korrektes Netcallformat haben muß, in die Datenbank ein und legt sie gleichzeitig zum Versand über die angegebene Box ab. Die Nachrichten sind dann ganz normal als </text:span><text:span text:style-name="T15">unversandt</text:span><text:span text:style-name="T2"> markiert und können auf Wunsch auch nachbearbeitet werden. Die Pufferdatei wird nach erfolgreichem Einlesen automatisch gelöscht.</text:span></text:p>
      <text:p text:style-name="Text_20_body_20_indent">Auf diese Weise werden die unter (a) erzeugten Sysopmode-Ausgabepuffer auf dem Pollrechner eingelesen. Vergessen Sie nicht, diese Pufferdateien nach der Übertragung zum Pollrechner zu löschen.</text:p>
      <text:p text:style-name="Text_20_body_20_indent"><draw:frame draw:style-name="fr1" draw:name="Rahmen11" text:anchor-type="paragraph" svg:x="0.621cm" svg:y="0.538cm" svg:width="15.662cm" draw:z-index="10"><draw:text-box fo:min-height="2.009cm"><text:p text:style-name="Wichtig"><text:span text:style-name="T32">Anmerkung: </text:span><text:span text:style-name="T33">Lizenzrechtlicher Hinweis: Arbeiten auf diese Weise mehrere Personen unter unterschiedlichen Usernamen mit OpenXP, ist für jeden Benutzer eine Registrierung erforderlich.</text:span></text:p></draw:text-box></draw:frame></text:p>
      <text:p text:style-name="Text_20_body_20_indent"/>
      <text:p text:style-name="Text_20_body_20_indent"/>
      <text:p text:style-name="Text_20_body_20_indent"/>
      <text:p text:style-name="P56"/>
      <text:h text:style-name="Heading_20_2" text:outline-level="2">5.7. Multiuser-Points (Mehrbenutzer-Betrieb)</text:h>
      <text:p text:style-name="Text_20_body_20_indent"><text:span text:style-name="T2">Um in einer Box unter mehreren Usernamen zu schreiben, müßten Sie normalerweise jedesmal unter </text:span><text:span text:style-name="T19">Edit</text:span><text:span text:style-name="T20">®</text:span><text:span text:style-name="T19">Boxen</text:span><text:span text:style-name="T20">®</text:span><text:span text:style-name="T19">Edit</text:span><text:span text:style-name="T20">®</text:span><text:span text:style-name="T19">Name</text:span><text:span text:style-name="T2"> Ihren Usernamen ändern - eine sehr umständliche Sache. Daher gibt es einen Kurzbefehl zum Ändern des Usernamens, der per Funktionstaste aktiviert wird.</text:span></text:p>
      <text:p text:style-name="Text_20_body_20_indent"><text:span text:style-name="T2">Wählen Sie zuerst die Funktionstasten, mit denen zwischen den verschiedenen Namen umgeschaltet werden soll. Tragen Sie dann unter </text:span><text:span text:style-name="T19">Config</text:span><text:span text:style-name="T20">®</text:span><text:span text:style-name="T19">Tasten</text:span><text:span text:style-name="T2"> bei den gewählten Tasten folgendes ein:</text:span></text:p>
      <text:p text:style-name="P25">Tabelle <text:sequence text:ref-name="refTable24" text:name="Table" text:formula="ooow:Table+1" style:num-format="1">5</text:sequence> Config<text:span text:style-name="T48">®</text:span>Tasten</text:p>
      <table:table table:name="Tabelle25" table:style-name="Tabelle25">
        <table:table-column table:style-name="Tabelle25.A"/>
        <table:table-column table:style-name="Tabelle25.B"/>
        <table:table-row>
          <table:table-cell table:style-name="Tabelle25.A1" office:value-type="string">
            <text:p text:style-name="Table_20_Contents">Menüanzeige</text:p>
          </table:table-cell>
          <table:table-cell table:style-name="Tabelle25.B1" office:value-type="string">
            <text:p text:style-name="Table_20_Contents">was in der unteren Bildzeile angezeigt werden soll - dieses Feld kann auch freibleiben</text:p>
          </table:table-cell>
        </table:table-row>
        <table:table-row>
          <table:table-cell table:style-name="Tabelle25.A2" office:value-type="string">
            <text:p text:style-name="Table_20_Contents">Programmname</text:p>
          </table:table-cell>
          <table:table-cell table:style-name="Tabelle25.B2" office:value-type="string">
            <text:p text:style-name="Table_20_Contents"><text:span text:style-name="T35">*SETUSER </text:span><text:span text:style-name="T50">BoxName</text:span><text:span text:style-name="T35"> </text:span><text:span text:style-name="T50">UserName</text:span><text:span text:style-name="T35"> (</text:span><text:span text:style-name="T50">Realname</text:span><text:span text:style-name="T35">)</text:span><text:span text:style-name="T6"> z.B.: <text:line-break/></text:span><text:span text:style-name="T35">*SETUSER HOT SYSOP oder <text:line-break/>*SETUSER HOT GHOSTWRITER (Ulrich Stamm)</text:span></text:p>
          </table:table-cell>
        </table:table-row>
      </table:table>
      <text:p text:style-name="P30"/>
      <text:p text:style-name="Text_20_body_20_indent">Alle weiteren Felder haben keine Bedeutung.</text:p>
      <text:p text:style-name="Text_20_body_20_indent"><text:span text:style-name="T2">Verfahren Sie so für jeden einzelnen Usernamen. Wahlweise können Sie auch den Usernamen weglassen, also nur die Box angeben - der Username wird dann jedesmal abgefragt, wenn Sie eine SETUSER-Taste verwenden. Sie können nun mit den entsprechenden Funktionstasten zwischen den Usernamen umschalten. Unter </text:span><text:span text:style-name="T19">Edit</text:span><text:span text:style-name="T20">®</text:span><text:span text:style-name="T19">Boxen</text:span><text:span text:style-name="T2"> können Sie kontrollieren, ob der Username korrekt gesetzt wurde, oder sie aktivieren unter </text:span><text:span text:style-name="T19">Config</text:span><text:span text:style-name="T20">®</text:span><text:span text:style-name="T19">Anzeige</text:span><text:span text:style-name="T20">®</text:span><text:span text:style-name="T19">Diverses</text:span><text:span text:style-name="T2"> </text:span><text:span text:style-name="T19">Username anzeigen</text:span><text:span text:style-name="T2">, um sich den aktuellen Usernamen rechts oben anzeigen zu lassen.</text:span></text:p>
      <text:p text:style-name="Text_20_body_20_indent"><text:span text:style-name="T2">Vergessen Sie nicht, die Einstellungen mit </text:span><text:span text:style-name="T19">Config</text:span><text:span text:style-name="T20">®</text:span><text:span text:style-name="T19">Sichern</text:span><text:span text:style-name="T2"> zu speichern.</text:span></text:p>
      <text:h text:style-name="Heading_20_2" text:outline-level="2">5.8. Nachrichten parken</text:h>
      <text:p text:style-name="Text_20_body_20_indent">Oft kommt es vor, daß man beim Schreiben einer Nachricht unterbrochen wird. Dann wäre es praktisch, die Nachricht im momentanen Bearbeitungszustand irgendwo abzulegen und dann später fertigzuschreiben und zu versenden. Dazu dient die Park-Funktion von OpenXP:</text:p>
      <text:p text:style-name="Text_20_body_20_indent"><text:span text:style-name="T2">Wählen Sie einfach im Sendefenster statt </text:span><text:span text:style-name="T19">Ja</text:span><text:span text:style-name="T2"> die Option </text:span><text:span text:style-name="T19">Parken</text:span><text:span text:style-name="T2">. Die Nachricht wird dann mit einer Originalempfänger-Zeile (erste Nachrichtenzeile) versehen und im Brett </text:span><text:span text:style-name="T15">/»Unversandt</text:span><text:span text:style-name="T2"> abgelegt. Dort können Sie die Nachricht beliebig mit </text:span><text:span text:style-name="T19">Nachricht</text:span><text:span text:style-name="T20">®</text:span><text:span text:style-name="T19">Ändern</text:span><text:span text:style-name="T20">®</text:span><text:span text:style-name="T19">Text</text:span><text:span text:style-name="T2"> bearbeiten und schließlich mit </text:span><text:span text:style-name="T19">Nachricht</text:span><text:span text:style-name="T20">®</text:span><text:span text:style-name="T19">Weiterleiten</text:span><text:span text:style-name="T20">®</text:span><text:span text:style-name="T19">Erneut</text:span><text:span text:style-name="T2"> (</text:span><text:span text:style-name="T14">Alt-R</text:span><text:span text:style-name="T2">) absenden - oder auch löschen.</text:span></text:p>
      <text:p text:style-name="Text_20_body_20_indent">Die Originalempfänger-Zeile sollten Sie normalerweise nicht ändern; es sei denn, Sie entschließen sich, die Nachricht an einen anderen Empfänger zu senden (z.B. als PM statt in ein Brett). In dem Fall können Sie einfach den Empfänger ändern. Achten Sie aber unbedingt darauf, eine korrekte Empfängeradresse einzugeben; sie wird von OpenXP nicht weiter überprüft.</text:p>
      <text:p text:style-name="P56"><draw:frame draw:style-name="fr1" draw:name="Rahmen12" text:anchor-type="paragraph" svg:x="0.494cm" svg:y="0.25cm" svg:width="16.207cm" draw:z-index="11"><draw:text-box fo:min-height="2.575cm"><text:p text:style-name="Wichtig"><text:span text:style-name="T32">Anmerkung: </text:span><text:span text:style-name="T33">Technischer Hinweis: Beim Bearbeiten von Nachrichten mit Nachricht</text:span><text:span text:style-name="T48">®</text:span><text:span text:style-name="T33">Ändern</text:span><text:span text:style-name="T48">®</text:span><text:span text:style-name="T33">Text verbleibt jeweils eine Kopie der alten Nachricht auf der Festplatte, die erst bei der nächsten Reorganisation gelöscht wird. Häufiges Nachbearbeiten kostet also Plattenplatz.</text:span></text:p></draw:text-box></draw:frame></text:p>
      <text:h text:style-name="Heading_20_2" text:outline-level="2">5.9. Empfangsbestätigungen</text:h>
      <text:h text:style-name="Heading_20_3" text:outline-level="3">5.9.1. Empfangsbestätigungen im Z-Netz</text:h>
      <text:p text:style-name="Text_20_body_20_indent"><text:span text:style-name="T2">Ursprünglich war im alten Z-Netz-Nachrichtenformat keine Möglichkeit zum Anfordern von Empfangsbestätigungen vorgesehen. Inzwischen hat sich allerdings ein de-Facto-Standard herausgebildet, der von vielen Point- und Boxprogrammen unterstützt wird: Um eine Bestätigung für eine verschickte Nachricht zu erhalten, müssen Sie nur die Betreffzeile entsprechend ergänzen: Fügen Sie zu Beginn des Betreffs ein einzelnes </text:span><text:span text:style-name="T25">#</text:span><text:span text:style-name="T2"> ein, um eine Bestätigung von der Empfängerbox zu erhalten, oder </text:span><text:span text:style-name="T25">##</text:span><text:span text:style-name="T2"> für eine Bestätigung durch den Empfängerpoint; letzteres macht OpenXP automatisch, wenn Sie im Sendefenster </text:span><text:span text:style-name="T14">E</text:span><text:span text:style-name="T2"> drücken. Beispiel:</text:span></text:p>
      <text:p text:style-name="Text_20_body_20_indent">Sie senden eine Nachricht an </text:p>
      <text:p text:style-name="Text_20_body_20_indent">USER@BOX.ZER</text:p>
      <text:p text:style-name="Text_20_body_20_indent"><text:span text:style-name="T2"><text:s/>mit dem Betreff </text:span><text:span text:style-name="T25">Hallo</text:span><text:span text:style-name="T2">. Wenn Sie nun eine Bestätigung durch die BOX wünschen, ändern Sie den Betreff in </text:span><text:span text:style-name="T25">#Hallo</text:span><text:span text:style-name="T2">. Für eine Bestätigung durch den USER ändern Sie den Betreff in </text:span><text:span text:style-name="T25">##Hallo</text:span><text:span text:style-name="T2">. Dies funktioniert natürlich jeweils nur, wenn die Empfängerbox bzw. der Empfängerpoint mit empfangsbestätigungs-fähiger Software arbeitet.</text:span></text:p>
      <text:p text:style-name="P67"><draw:frame draw:style-name="fr1" draw:name="Rahmen13" text:anchor-type="paragraph" svg:x="0.187cm" svg:y="0.31cm" svg:width="16.184cm" draw:z-index="12"><draw:text-box fo:min-height="1.914cm"><text:p text:style-name="Wichtig"><text:span text:style-name="T32">Wichtig: </text:span><text:span text:style-name="T33">Das Anfordern von Empfangsbestätigungen bei Boxen ist sinnlos, wenn die Nachricht codiert ist. Durch den geänderten Betreff (</text:span><text:span text:style-name="T49">QPC:</text:span><text:span text:style-name="T33">, </text:span><text:span text:style-name="T49">DES:</text:span><text:span text:style-name="T33">, etc.) würde die Box das </text:span><text:span text:style-name="T49">#</text:span><text:span text:style-name="T33">-Zeichen nicht erkennen.</text:span></text:p></draw:text-box></draw:frame></text:p>
      <text:p text:style-name="P67"/>
      <text:p text:style-name="P67"/>
      <text:p text:style-name="P67"/>
      <text:p text:style-name="P67"/>
      <text:h text:style-name="Heading_20_3" text:outline-level="3">5.9.2. Empfangsbestätigungen im FidoNet und bei ZConnect</text:h>
      <text:p text:style-name="Text_20_body_20_indent"><text:span text:style-name="T2">Im FidoNet gab es schon immer die Möglichkeit von Empfangsbestätigungen. Im Gegensatz zum Z-Netz erfolgt die Anforderung hier </text:span><text:span text:style-name="T4">unsichtbar</text:span><text:span text:style-name="T2">; drücken Sie einfach im Sendefenster </text:span><text:span text:style-name="T14">E</text:span><text:span text:style-name="T2">. Ein </text:span><text:span text:style-name="T15">EmpfBest</text:span><text:span text:style-name="T2"> in der oberen rechten Ecke zeigt an, daß eine EB angefordert wird. Durch nochmaliges Drücken von </text:span><text:span text:style-name="T14">E</text:span><text:span text:style-name="T2"> läßt es sich wieder abschalten.</text:span></text:p>
      <text:p text:style-name="Text_20_body_20_indent">Die gleiche Möglichkeit von Empfangsbestätigungen besteht auch bei Z-Netz-Boxen, die nach dem neuen ZConnect-Verfahren arbeiten.</text:p>
      <text:h text:style-name="Heading_20_3" text:outline-level="3">5.9.3. Empfangsbestätigungen im MausNet</text:h>
      <text:p text:style-name="Text_20_body_20_indent"><text:span text:style-name="T2">Im MausNet erhalten Sie für jede verschickte Nachricht automatisch Bestätigungen in Form von Nachrichtenstatus, die im Brett </text:span><text:span text:style-name="T15">/»Mausstatus</text:span><text:span text:style-name="T2"> abgelegt werden (s. </text:span><text:a xlink:type="simple" xlink:href="#ID_KA040200"><text:span text:style-name="T9">Kapitel 4.2</text:span></text:a><text:span text:style-name="T2">). Das explizite Anfordern von Empfangsbestätigungen ist also unnötig.</text:span></text:p>
      <text:h text:style-name="Heading_20_3" text:outline-level="3">5.9.4. Empfangsbestätigungen im Internet und MagicNET</text:h>
      <text:p text:style-name="Text_20_body_20_indent"><text:span text:style-name="T2">Im Internet gab es mal eine Konvention für das Anfordern von Empfangsbestätigungen (</text:span><text:span text:style-name="T15">Return-Receipt-To</text:span><text:span text:style-name="T2">), die noch von einigen Programmen unterstützt wird. Eine Garantie, daß es funktioniert, gibt es aber nicht. Der Standard für Empfangsbestätigungen im Internet (</text:span><text:span text:style-name="T15">Disposition-Notification-To</text:span><text:span text:style-name="T2">) wird z.Zt. von OpenXP nicht unterstützt.</text:span></text:p>
      <text:p text:style-name="Text_20_body_20_indent">Im MagicNET wurde Ende 1992 die Möglichkeit von Empfangsbestätigungen eingeführt. Theoretisch sollte sie bereits von allen Programmen im Netz unterstützt werden... nunja, zumindest bei OpenXP funktioniert es.</text:p>
      <text:h text:style-name="Heading_20_3" text:outline-level="3">5.9.5. automatische Empfangsbestätigungen verschicken</text:h>
      <text:p text:style-name="Text_20_body_20_indent"><text:span text:style-name="T2">Dazu müssen Sie nur die Option </text:span><text:span text:style-name="T19">autom.Empfangsbestätigungen</text:span><text:span text:style-name="T2"> in </text:span><text:span text:style-name="T19">Config</text:span><text:span text:style-name="T20">®</text:span><text:span text:style-name="T19">Optionen</text:span><text:span text:style-name="T20">®</text:span><text:span text:style-name="T19">Nachrichten</text:span><text:span text:style-name="T2"> aktivieren. Beim Einlesen eines Netcallpuffers erzeugt OpenXP dann eine Empfangsbestätigung für jede eingehende PM, deren Betreff mit </text:span><text:span text:style-name="T25">##</text:span><text:span text:style-name="T2"> beginnt, und für Nachrichten mit </text:span><text:span text:style-name="T4">unsichtbarer</text:span><text:span text:style-name="T2"> EB-Anforderung. Dies gilt zunächst nur für das automatische Einlesen nach einem Netcall. Beim manuellen Puffereinlesen können Sie per Option ebenfalls Empfangsbestätigungen generieren lassen. Bei Netcall-Imports mit Parameter </text:span><text:span text:style-name="T23">/IPx</text:span><text:span text:style-name="T2"> werden Empfangsbestätigungen durch den Zusatzschalter </text:span><text:span text:style-name="T23">/EB</text:span><text:span text:style-name="T2"> erzeugt.</text:span></text:p>
      <text:p text:style-name="Text_20_body_20_indent">Eine typische von OpenXP erzeugte Empfangsbestätigung sieht so aus:</text:p>
      <text:p text:style-name="P47"/>
      <text:p text:style-name="P48"><text:s text:c="4"/>## automatische Empfangsbestätigung durch CrossPoint v3.1</text:p>
      <text:p text:style-name="P48"><text:s text:c="4"/>## erhaltene Nachricht:</text:p>
      <text:p text:style-name="P48"/>
      <text:p text:style-name="P48"><text:s text:c="4"/>Message-ID: &lt;4XhcsdPMpL@OLN&gt;</text:p>
      <text:p text:style-name="P48"><text:s text:c="4"/>Datum: <text:s text:c="5"/>28.01.92, 17:55</text:p>
      <text:p text:style-name="P48"><text:s text:c="4"/>Groesse: <text:s text:c="3"/>329 Bytes</text:p>
      <text:p text:style-name="P48"><text:s text:c="4"/>Pfad: <text:s text:c="6"/>OLN!LDB!INFINET!BDB!HOT</text:p>
      <text:p text:style-name="P48"><text:s text:c="10"/></text:p>
      <text:p text:style-name="Text_20_body_20_indent"><text:span text:style-name="T2">Unter </text:span><text:span text:style-name="T19">Edit</text:span><text:span text:style-name="T20">®</text:span><text:span text:style-name="T19">Schablonen</text:span><text:span text:style-name="T20">®</text:span><text:span text:style-name="T19">EmpfBest</text:span><text:span text:style-name="T2"> können Sie zusätzlich einen eigenen Text eingeben, der an automatische Bestätigungen (und nur an die) angehängt wird.</text:span></text:p>
      <text:p text:style-name="Text_20_body_20_indent">Automatische Bestätigungen werden immer an die Box geschickt, über die die Nachricht empfangen wurde.</text:p>
      <text:h text:style-name="Heading_20_3" text:outline-level="3">5.9.6. manuelle Empfangsbestätigungen</text:h>
      <text:p text:style-name="Text_20_body_20_indent"><text:span text:style-name="T2">Sie können den Erhalt einer beliebigen öffentlichen Nachricht oder PM auch manuell bestätigen - wählen Sie dazu einfach den Menüpunkt </text:span><text:span text:style-name="T19">Nachricht</text:span><text:span text:style-name="T20">®</text:span><text:span text:style-name="T19">Weiterleiten</text:span><text:span text:style-name="T20">®</text:span><text:span text:style-name="T19">Bestätigung</text:span><text:span text:style-name="T2">. Manuelle Bestätigungen werden über den Server verschickt, der für den betreffenden User eingestellt ist (bzw. an die Stammbox, falls der User noch nicht erfaßt ist).</text:span></text:p>
      <text:h text:style-name="Heading_20_3" text:outline-level="3">5.9.7. codierte Empfangsbestätigungen</text:h>
      <text:p text:style-name="Text_20_body_20_indent"><text:span text:style-name="T2">Falls Sie für einen User mittels </text:span><text:span text:style-name="T14">P</text:span><text:span text:style-name="T2"> in der Userliste </text:span><text:span text:style-name="T19">Default codieren</text:span><text:span text:style-name="T2"> eingeschaltet haben, werden auch Empfangsbestätigungen an diesen User codiert abgeschickt. Ansonsten erfolgt keine Codierung.</text:span></text:p>
      <text:h text:style-name="Heading_20_2" text:outline-level="2">5.10. Automatischer Nachrichten-Versand</text:h>
      <text:p text:style-name="Text_20_body_20_indent"><text:span text:style-name="T2">In diesem Kapitel erfahren Sie, wie Sie mit OpenXP Nachrichten regelmäßig verschicken lassen, wie Nachrichten zu einem bestimmten Datum automatisch versandt, und wie vorgefertigte Texte bequem wiederholt verschickt werden können. Typische Anwendungen sind das regelmäßige, automatische Bestellen von </text:span><text:span text:style-name="T14">MAPS</text:span><text:span text:style-name="T2">-Brettlisten und Fileserver-Dateilisten, oder das Versenden von FAQs (frequently asked (oder answered?) questions - Antworten auf häufig gestellte Fragen) in bestimmten Brettern.</text:span></text:p>
      <text:p text:style-name="Text_20_body_20_indent"><text:span text:style-name="T2">Die Verwaltung der automatisch zu versendenden Nachrichten (kurz: AutoVersand-Nachrichten) erfolgt mit </text:span><text:span text:style-name="T19">Edit</text:span><text:span text:style-name="T20">®</text:span><text:span text:style-name="T19">AutoVersand</text:span><text:span text:style-name="T2">. Sie können dort beliebig viele Nachrichten eintragen und für jede genau festlegen, wann und/oder in welchen Abständen OpenXP sie versenden soll. Die Nachrichten müssen dazu als einzelne Dateien auf der Festplatte vorhanden sein; Ausnahme: Nachrichten ohne Inhalt, z.B. </text:span><text:span text:style-name="T14">MAPS</text:span><text:span text:style-name="T2">-Befehle. Standard-Verzeichnis für die Dateien ist das unter </text:span><text:span text:style-name="T19">Config</text:span><text:span text:style-name="T20">®</text:span><text:span text:style-name="T19">Pfade</text:span><text:span text:style-name="T2"> eingestellte Sende-Verzeichnis; es kann aber auch jedes andere Verzeichnis angegeben werden.</text:span></text:p>
      <text:p text:style-name="Text_20_body_20_indent"><text:span text:style-name="T2">Das Bearbeiten der Listeneinträge erfolgt genau wie bei Brettern und Usern mit </text:span><text:span text:style-name="T14">H</text:span><text:span text:style-name="T2"> (Hinzufügen), </text:span><text:span text:style-name="T14">E</text:span><text:span text:style-name="T2"> (Edit) und </text:span><text:span text:style-name="T14">L</text:span><text:span text:style-name="T2"> (Löschen). Mit </text:span><text:span text:style-name="T14">A</text:span><text:span text:style-name="T2"> werden einzelne Einträge aktiviert oder deaktiviert. Die Nachrichten werden in alphabetischer Reihenfolge, sortiert nach Betreff, angezeigt. Wenn Sie einen neuen Eintrag anlegen, kann es sein, daß dieser sich zunächst außerhalb des Bildes befindet.</text:span></text:p>
      <text:h text:style-name="Heading_20_3" text:outline-level="3">5.10.1. Nachrichten regelmäßig versenden</text:h>
      <text:p text:style-name="Text_20_body_20_indent"><text:span text:style-name="T2">Zunächst muß für die gewünschte Nachricht Betreff, Dateiname, Empfänger und Typ (Text / Binär) angegeben werden. Der Dateiname kann bei Nachrichten ohne Inhalt entfallen; OpenXP erzeugt dann eine Nachricht, die nur aus einer einzelnen Leerzeile besteht. Beim Empfänger sollten Sie </text:span><text:span text:style-name="T4">unbedingt</text:span><text:span text:style-name="T2"> auf korrekte Schreibweise achten. Näheres zu den einzelnen Eingabefeldern finden Sie wie gewohnt in der Online-Hilfe.</text:span></text:p>
      <text:p text:style-name="Text_20_body_20_indent">Als Zweites wird festgelegt, in welchen Abständen die Nachricht verschickt werden soll. Es gibt prinzipiell drei Möglichkeiten:</text:p>
      <text:list text:style-name="itemize">
        <text:list-item>
          <text:p text:style-name="P16"><text:span text:style-name="T2"><text:tab/></text:span><text:span text:style-name="T6">1.<text:tab/>Versenden im Wochenrhythmus. Dazu sind im <text:s/>entsprechenden Feld einer oder mehrere Wochentage <text:s/>einzugeben, getrennt mit Kommata. Die Eingabe <text:s/></text:span><text:span text:style-name="T35">Mo</text:span><text:span text:style-name="T6"> bewirkt z.B., daß eine <text:s/>Nachricht an jedem Montag verschickt wird, die Eingabe <text:s/></text:span><text:span text:style-name="T35">Di,Fr</text:span><text:span text:style-name="T6"> verschickt sie Dienstags <text:s/>und Freitags. Mit </text:span><text:span text:style-name="T35">täglich</text:span><text:span text:style-name="T6"> <text:s/>erreichen Sie das tägliche Absenden der <text:s/>Nachricht.</text:span></text:p>
        </text:list-item>
        <text:list-item>
          <text:p text:style-name="P16"><text:span text:style-name="T6"><text:tab/>2.<text:tab/>Versenden im Monatsrhythmus - erfolgt genau wie <text:s/>unter dem vorherigem Punkt, nur daß diesmal die <text:s/>gewünschten Tage im Feld <text:s/></text:span><text:span text:style-name="T36">Tage</text:span><text:span text:style-name="T6"> eingetragen werden. <text:s/></text:span><text:span text:style-name="T35">1,11,21</text:span><text:span text:style-name="T6"> bewirkt z.B. ein <text:s/>Versenden im Abstand von 10 Tagen.</text:span></text:p>
        </text:list-item>
        <text:list-item>
          <text:p text:style-name="P16"><text:span text:style-name="T6"><text:tab/>3.<text:tab/>Versenden in mehrmonatigen Abständen. Dazu <text:s/>können Sie im Feld </text:span><text:span text:style-name="T36">Monate</text:span><text:span text:style-name="T6"> <text:s/>einzelne Monate ausschließen. Bei der <text:s/>Standard-Einstellung </text:span><text:span text:style-name="T35">alle</text:span><text:span text:style-name="T6"> werden <text:s/>alle Monate berücksichtigt; bei Eingabe von <text:s/></text:span><text:span text:style-name="T35">1,3,5,7,9,11</text:span><text:span text:style-name="T6"> nur die ungeraden <text:s/>Monate usw.. Zusätzlich muß noch im Feld <text:s/></text:span><text:span text:style-name="T36">Tage</text:span><text:span text:style-name="T6"> (Wochentage machen hier <text:s/>wenig Sinn, wären aber auch möglich) der <text:s/>gewünschte Tag angegeben werden, z.B. <text:s/></text:span><text:span text:style-name="T35">1</text:span><text:span text:style-name="T6"> für den <text:s/>Monatsersten.</text:span></text:p>
        </text:list-item>
      </text:list>
      <text:p text:style-name="Text_20_body_20_indent"><text:span text:style-name="T2">Die Eingaben </text:span><text:span text:style-name="T19">Tage</text:span><text:span text:style-name="T2"> und </text:span><text:span text:style-name="T19">Wochentage</text:span><text:span text:style-name="T2"> sind prinzipiell kombinierbar, was aber wohl keinen praktischen Nutzen hat. Bei Angabe von </text:span><text:span text:style-name="T25">13</text:span><text:span text:style-name="T2"> und </text:span><text:span text:style-name="T25">Fr</text:span><text:span text:style-name="T2"> wird </text:span><text:span text:style-name="T4">nicht</text:span><text:span text:style-name="T2"> eine Nachricht an jedem Freitag, dem 13., erzeugt, sondern an jedem 13. </text:span><text:span text:style-name="T4">und</text:span><text:span text:style-name="T2"> an jedem Freitag.</text:span></text:p>
      <text:h text:style-name="Heading_20_3" text:outline-level="3">5.10.2. Geänderte Dateien versenden</text:h>
      <text:p text:style-name="Text_20_body_20_indent"><text:span text:style-name="T2">Der Zusatzschalter </text:span><text:span text:style-name="T19">nur bei Änderung</text:span><text:span text:style-name="T2"> kann mit allen anderen Feldern kombiniert werden und bewirkt, daß eine Datei nur verschickt wird, wenn sie sich seit dem letzten Absenden geändert hat (oder wenn sie bisher noch gar nicht abgeschickt wurde). In Kombination mit </text:span><text:span text:style-name="T19">täglich</text:span><text:span text:style-name="T2"> bewirkt dies ein sofortiges Absenden, wenn die Datei sich geändert hat. Ausschlaggebend sind Datum / Uhrzeit der Datei.</text:span></text:p>
      <text:h text:style-name="Heading_20_3" text:outline-level="3">5.10.3. Wann werden Nachrichten versandt?</text:h>
      <text:p text:style-name="Text_20_body_20_indent">Ganz einfach: Immer bei Programmstart und beim Datumswechsel während der Abarbeitung einer Timing-Liste. Natürlich nur, wenn Nachrichten zum Versand anliegen. Wann dies der Fall ist, können Sie leicht in der AutoVersand-Liste kontrollieren, wo für alle Einträge das nächste Versand-Datum angezeigt wird. Es ist nicht weiter schlimm, wenn Sie das Programm an einem Tag nicht starten - OpenXP merkt sich, welche Nachrichten noch ausstehen, und verschickt sie beim nächsten Programmstart.</text:p>
      <text:h text:style-name="Heading_20_3" text:outline-level="3">5.10.4. Nachricht zu einem festen Datum absenden</text:h>
      <text:p text:style-name="Text_20_body_20_indent"><text:span text:style-name="T2">Statt eines regelmäßigen Versandes können Sie auch durch Eingaben in den Feldern </text:span><text:span text:style-name="T19">Datum 1</text:span><text:span text:style-name="T2"> und </text:span><text:span text:style-name="T19">Datum 2</text:span><text:span text:style-name="T2"> das Absenden zu einem oder zwei festen Terminen erreichen. Nach dem Absenden wird der Datumseintrag automatisch entfernt. Durch Setzen des Feldes </text:span><text:span text:style-name="T19">löschen</text:span><text:span text:style-name="T2"> wird nicht nur das Datum, sondern der gesamte AutoVersand-Eintrag gelöscht. Endet die Nachrichtendatei - falls angegeben - mit der Erweiterung </text:span><text:span text:style-name="T15">.msg</text:span><text:span text:style-name="T2">, wird sie ebenfalls automatisch entfernt. Dies gilt natürlich nur, wenn die Datums-Option alleine angegeben wurde. Bei Kombination mit </text:span><text:span text:style-name="T19">Tage</text:span><text:span text:style-name="T2"> oder </text:span><text:span text:style-name="T19">Wochentage</text:span><text:span text:style-name="T2"> bleibt der Eintrag erhalten.</text:span></text:p>
      <text:h text:style-name="Heading_20_3" text:outline-level="3">5.10.5. Nachricht zeitversetzt absenden</text:h>
      <text:p text:style-name="Text_20_body_20_indent"><text:span text:style-name="T2">Im Nachrichten-Sendefenster gibt es einen Schalter </text:span><text:span text:style-name="T19">Datum</text:span><text:span text:style-name="T2">. Bei Betätigung dieses Schalters und Eingabe eines Datums, das größer als das aktuelle Tagesdatum sein muß, wird die Nachricht im Sende-Verzeichnis unter dem Namen </text:span><text:span text:style-name="T57">xxxx</text:span><text:span text:style-name="T15">.msg</text:span><text:span text:style-name="T2"> abgelegt und ein AutoVersand-Eintrag mit dem betreffenden Datum erzeugt. </text:span><text:span text:style-name="T23">xxxx</text:span><text:span text:style-name="T2"> steht dabei für eine Zahl zwischen 0000 und 9999. Die Löschoption wird eingeschaltet, d.h. der AutoVersand-Eintrag und die Nachrichtendatei werden nach dem Absenden entfernt. Natürlich wird wie üblich eine Kopie der Nachricht im Empfängerbrett gespeichert.</text:span></text:p>
      <text:h text:style-name="Heading_20_3" text:outline-level="3">5.10.6. Nachrichten manuell wiederholt versenden</text:h>
      <text:p text:style-name="Text_20_body_20_indent"><text:span text:style-name="T2">Wenn Sie eine Nachricht wiederholt, aber nicht regelmäßig versenden möchten, können Sie dies ebenfalls mit der AutoVersand-Funktion tun. Tragen Sie die Nachricht wie beschrieben ein, lassen Sie jedoch alle Tag / Datumsfelder frei. Die Nachricht kann nun mit </text:span><text:span text:style-name="T14">T</text:span><text:span text:style-name="T2"> bearbeitet und mit </text:span><text:span text:style-name="T14">S</text:span><text:span text:style-name="T2"> beliebig oft verschickt werden.</text:span></text:p>
      <text:h text:style-name="Heading_20_3" text:outline-level="3">5.10.7. Beispiel: MAPS-Brettliste bestellen</text:h>
      <text:p text:style-name="Text_20_body_20_indent"><text:span text:style-name="T2">Problem: Sie möchten zum 1. und 16. jedes Monats eine </text:span><text:span text:style-name="T14">MAPS</text:span><text:span text:style-name="T2">-Brettliste bestellen lassen. Lösung: Legen Sie folgenden AutoVersand-Eintrag an:</text:span></text:p>
      <text:p text:style-name="P47"/>
      <text:p text:style-name="P48">Betreff: <text:s text:c="3"/>LIST BRETTER *</text:p>
      <text:p text:style-name="P48">Empfänger: <text:s/>MAPS@BOX.ZER <text:s text:c="2"/>&lt;- hier den Namen der Serverbox einsetzen</text:p>
      <text:p text:style-name="P48">binär: <text:s text:c="5"/>N</text:p>
      <text:p text:style-name="P48">Tage: <text:s text:c="6"/>1,16</text:p>
      <text:p text:style-name="P48"><text:s text:c="10"/></text:p>
      <text:p text:style-name="Text_20_body_20_indent"><text:span text:style-name="T2">Die Eingabe bei </text:span><text:span text:style-name="T19">löschen</text:span><text:span text:style-name="T2"> spielt keine Rolle; alle übrigen Felder bleiben leer.</text:span></text:p>
      <text:h text:style-name="Heading_20_3" text:outline-level="3">5.10.8. Beispiel: Fileserver-Dateiliste bestellen</text:h>
      <text:p text:style-name="Text_20_body_20_indent">Problem: Sie möchten an jedem Samstag eine aktuelle Dateiliste des FileServers Ihrer Box anfordern (vorausgesetzt, die Box verfügt über einen FileServer). Lösung: Legen Sie folgenden AutoVersand-Eintrag an:</text:p>
      <text:p text:style-name="P47"/>
      <text:p text:style-name="P48">Betreff: <text:s text:c="3"/>FILES</text:p>
      <text:p text:style-name="P48">Empfänger: <text:s/>FILESERVER@BOX.ZER</text:p>
      <text:p text:style-name="P48">binär: <text:s text:c="5"/>N</text:p>
      <text:p text:style-name="P48">Wochentage: Sa</text:p>
      <text:p text:style-name="P48"><text:s text:c="10"/></text:p>
      <text:p text:style-name="Text_20_body_20_indent"><text:span text:style-name="T2">Für automatisierte Fido-Requests werfen Sie bitte einen Blick in Kapitel 3.3 von </text:span><text:span text:style-name="T15">fido.txt</text:span><text:span text:style-name="T2">.</text:span></text:p>
      <text:h text:style-name="Heading_20_3" text:outline-level="3">5.10.9. Beispiel: regelmäßige Nachricht</text:h>
      <text:p text:style-name="Text_20_body_20_indent"><text:span text:style-name="T2">Sie möchten täglich im Brett </text:span><text:span text:style-name="T15">/Z-NETZ/ALT/JOKES</text:span><text:span text:style-name="T2"> die aktuellste Version Ihrer Manta-Witze-Sammlung versenden. Die Datei liegt auf Ihrer Festplatte unter </text:span><text:span text:style-name="T15">C:\opel\boah_ey\manta</text:span><text:span text:style-name="T2">, und der Betreff soll </text:span><text:span text:style-name="T15">Manndaa!</text:span><text:span text:style-name="T2"> lauten. Das geht ganz easy, wa eyh, mit nem einfachen MantaVersand-Entry:</text:span></text:p>
      <text:p text:style-name="P47"/>
      <text:p text:style-name="P48">Betreff: <text:s text:c="3"/>Manndaa!</text:p>
      <text:p text:style-name="P48">Datei: <text:s text:c="5"/>C:\OPEL\BOAH_EY\MANTA</text:p>
      <text:p text:style-name="P48">Empfänger: <text:s/>/Z-NETZ/ALT/JOKES</text:p>
      <text:p text:style-name="P48">binär: <text:s text:c="5"/>N</text:p>
      <text:p text:style-name="P48">Wochentage: täglich</text:p>
      <text:p text:style-name="P48"><text:s text:c="10"/></text:p>
      <text:h text:style-name="Heading_20_3" text:outline-level="3">5.10.10. Beispiel: Brettliste</text:h>
      <text:p text:style-name="Text_20_body_20_indent"><text:span text:style-name="T2">Sie sind Sysop und möchten Ihre User bei jeder Brettänderung im Brett </text:span><text:span text:style-name="T15">/INTERN/BRETTER</text:span><text:span text:style-name="T2"> informieren. Dazu verwenden Sie ein Zusatzprogramm, das beim Anlegen oder Löschen von Brettern eine neue Brettliste in der Datei </text:span><text:span text:style-name="T15">C:\box\bretter.zip</text:span><text:span text:style-name="T2"> ablegt. Wegen der Größe soll die Datei jedoch höchstens einmal pro Woche verschickt werden. Lösung:</text:span></text:p>
      <text:p text:style-name="P47"/>
      <text:p text:style-name="P48">Betreff: <text:s text:c="5"/>Brettliste</text:p>
      <text:p text:style-name="P48">Datei: <text:s text:c="7"/>C:\BOX\BRETTER.ZIP</text:p>
      <text:p text:style-name="P48">binär: <text:s text:c="7"/>J</text:p>
      <text:p text:style-name="P48">n.b.Änderung: J</text:p>
      <text:p text:style-name="P48">Wochentage: <text:s text:c="2"/>Sa</text:p>
      <text:p text:style-name="P48"/>
      <text:p text:style-name="P48"><text:s text:c="10"/></text:p>
      <text:h text:style-name="Heading_20_2" text:outline-level="2">5.11. Nachrichten-Kopien und -Verteiler</text:h>
      <text:p text:style-name="Text_20_body_20_indent"><text:span text:style-name="T2">Es gibt viele Fälle, in denen eine Nachricht an mehrere Empfänger verschickt werden soll. Bei vielen Point- oder Boxprogrammen müssen Sie die Nachricht dazu komplett mehrfach versenden, also jeweils den Betreff und den Inhalt neu angeben. Ein wenig komfortabler ist es, die Nachricht zunächst einmal zu schreiben und dann an die übrigen Empfänger weiterzuleiten - bei OpenXP mit </text:span><text:span text:style-name="T19">Nachricht</text:span><text:span text:style-name="T20">®</text:span><text:span text:style-name="T19">Weiterleiten</text:span><text:span text:style-name="T20">®</text:span><text:span text:style-name="T19">Kopie</text:span><text:span text:style-name="T2">. Am sinnvollsten ist es jedoch, vor dem Absenden der Nachricht eine Liste von Kopie-Empfängern (sog. </text:span><text:span text:style-name="T4">CC-Empfänger</text:span><text:span text:style-name="T2">, nach engl. </text:span><text:span text:style-name="T4">Carbon Copy</text:span><text:span text:style-name="T2"> = </text:span><text:span text:style-name="T4">Durchschlag</text:span><text:span text:style-name="T2">) anzugeben. OpenXP bietet dazu zwei Möglichkeiten:</text:span></text:p>
      <text:h text:style-name="Heading_20_3" text:outline-level="3">5.11.1. Eingabe von Kopie-Empfängern</text:h>
      <text:p text:style-name="Text_20_body_20_indent"><text:span text:style-name="T2">Innerhalb des Sendefensters gelangen Sie mit </text:span><text:span text:style-name="T14">K</text:span><text:span text:style-name="T2"> in die Liste der Kopie-Empfänger. Dort können Sie bis zu 50 Bretter und / oder User angeben, die eine Kopie der gewählten Nachricht erhalten sollen. Wahlweise können die Empfänger auch mit </text:span><text:span text:style-name="T14">F2</text:span><text:span text:style-name="T2"> aus der User- bzw. Brettliste gewählt werden. Bestätigen Sie die Eingabe durch Drücken von </text:span><text:span text:style-name="T14">Enter</text:span><text:span text:style-name="T2"> in der letzten (leeren) Eingabezeile.</text:span></text:p>
      <text:p text:style-name="Text_20_body_20_indent"><text:span text:style-name="T2">Die Nachricht wird wie üblich mit </text:span><text:span text:style-name="T14">J</text:span><text:span text:style-name="T2"> an alle Empfänger versandt oder mit </text:span><text:span text:style-name="T14">I</text:span><text:span text:style-name="T2"> intern in OpenXP gespeichert. Das Parken oder zeitversetzte Absenden mehrerer Kopien ist von hier aus nicht möglich; Sie können allerdings bei </text:span><text:span text:style-name="T19">Edit</text:span><text:span text:style-name="T20">®</text:span><text:span text:style-name="T19">AutoVersand</text:span><text:span text:style-name="T2"> </text:span><text:span text:style-name="T4">von Hand</text:span><text:span text:style-name="T2"> einen Eintrag mit einem Verteiler als Empfänger (</text:span><text:a xlink:type="simple" xlink:href="#ID_KA051102"><text:span text:style-name="T9">s.u.</text:span></text:a><text:span text:style-name="T2">) anlegen.</text:span></text:p>
      <text:p text:style-name="Text_20_body_20_indent"><text:span text:style-name="T2">Bitte beachten Sie, daß das Versenden der gleichen Nachricht in mehrere Bretter eines Netzes allgemein unerwünscht ist. Eine Nachricht sollte immer nur in das Brett verschickt werden, in das sie thematisch am besten paßt. Ausnahme ist das Verschicken der Nachricht als Crossposting (s. </text:span><text:a xlink:type="simple" xlink:href="#ID_KA040600"><text:span text:style-name="T9">Kap. 4.6</text:span></text:a><text:span text:style-name="T2">).</text:span></text:p>
      <text:h text:style-name="Heading_20_3" text:outline-level="3">5.11.2. Verteiler</text:h>
      <text:p text:style-name="Text_20_body_20_indent"><text:span text:style-name="T2">Es ist natürlich unpraktisch, Kopie-Empfänger bei jeder Nachricht neu eingeben zu müssen. Daher bietet OpenXP die Möglichkeit, beliebig viele Verteiler-Listen anzulegen. Ein Verteiler ist ein User, der Nachrichten an bis zu 50 andere Empfänger weiterverteilt. Verteiler werden wie </text:span><text:span text:style-name="T4">normale</text:span><text:span text:style-name="T2"> User in der Userliste verwaltet. Sie befinden sich immer zu Beginn der Liste und sind durch eckige Klammern gekennzeichnet, z.B. </text:span><text:span text:style-name="T15">[Verteiler]</text:span><text:span text:style-name="T2">.</text:span></text:p>
      <text:p text:style-name="Text_20_body_20_indent"><text:span text:style-name="T2">Zum Anlegen eines neuen Verteilers schalten Sie mit </text:span><text:span text:style-name="T14">S</text:span><text:span text:style-name="T2"> in den Spezial-Mode und drücken Sie </text:span><text:span text:style-name="T14">V</text:span><text:span text:style-name="T2">. Das Bearbeiten und Löschen erfolgt wie üblich mit </text:span><text:span text:style-name="T14">E</text:span><text:span text:style-name="T2"> und </text:span><text:span text:style-name="T14">L</text:span><text:span text:style-name="T2">. Neben dem Namen kann für jeden Verteiler auch ein beliebiger Kommentar (auch Pseudonyme möglich - s. </text:span><text:a xlink:type="simple" xlink:href="#3.6.1.%20Allgemeines%7Coutline"><text:span text:style-name="T9">Kap. 3.6.1</text:span></text:a><text:span text:style-name="T2">) und ein Server angegeben werden. Ist kein Server eingetragen, werden die Nachrichten an die Server geschickt, die für die einzelnen Empfänger eingetragen sind.</text:span></text:p>
      <text:p text:style-name="Text_20_body_20_indent"><text:span text:style-name="T2">Nachdem ein Verteiler angelegt ist, gelangen Sie mit </text:span><text:span text:style-name="T14">Enter</text:span><text:span text:style-name="T2"> in die Empfängerliste. Dort können bis zu 50 User oder Bretter eingetragen bzw. mit </text:span><text:span text:style-name="T14">F2</text:span><text:span text:style-name="T2"> ausgewählt werden. Nach Bestätigung der Eingabe (</text:span><text:span text:style-name="T14">Ctrl-Enter</text:span><text:span text:style-name="T2">, oder </text:span><text:span text:style-name="T14">Enter</text:span><text:span text:style-name="T2"> in der letzten, leeren Zeile) werden die Eingaben alphabetisch sortiert und in der Datei </text:span><text:span text:style-name="T15">verteil.dat</text:span><text:span text:style-name="T2"> (s. auch </text:span><text:a xlink:type="simple" xlink:href="#7.5.2.%20verteil.dat%7Coutline"><text:span text:style-name="T9">Kap. 7.5.2</text:span></text:a><text:span text:style-name="T2">) abgelegt. Die Anzahl der eingetragenen Empfänger wird in der Userliste angezeigt.</text:span></text:p>
      <text:p text:style-name="Text_20_body_20_indent"><text:span text:style-name="T2">Das Versenden von Verteiler-Nachrichten unterscheidet sich in Nichts vom Versenden einfacher PMs oder AMs. Auch das Weiterleiten an Verteiler oder das automatische Versenden an Verteiler (s. </text:span><text:a xlink:type="simple" xlink:href="#5.10.%20Automatischer%20Nachrichten-Versand%7Coutline"><text:span text:style-name="T9">Kap. 5.10</text:span></text:a><text:span text:style-name="T2">) ist möglich. Nur bei </text:span><text:span text:style-name="T19">Nachricht</text:span><text:span text:style-name="T20">®</text:span><text:span text:style-name="T19">Direkt</text:span><text:span text:style-name="T2"> ist </text:span><text:span text:style-name="T4">KEINE</text:span><text:span text:style-name="T2"> Verteiler-Angabe möglich. Innerhalb des Sendefensters können Sie mit </text:span><text:span text:style-name="T14">K</text:span><text:span text:style-name="T2"> die Empfänger-Liste einsehen und bei Bedarf ändern; die Änderungen gelten nur für diese eine Nachricht und werden nicht gespeichert.</text:span></text:p>
      <text:h text:style-name="Heading_20_3" text:outline-level="3">5.11.3. Verteiler, Kopien und Serverboxen</text:h>
      <text:p text:style-name="Text_20_body_20_indent"><text:span text:style-name="T2">Beim Versenden von Kopien gibt es prinzipiell zwei Möglichkeiten: Entweder alle Nachrichten gehen zu einem Server, oder jede zu dem Server, der beim entsprechenden Empfänger eingetragen ist. Letzteres erkennen Sie im Sendefenster daran, daß der Server eingeklammert ist. Durch nachträgliches Wählen einer Box mit </text:span><text:span text:style-name="T14">O</text:span><text:span text:style-name="T2"> können Sie eine Serverbox für alle Kopien festlegen. Wenn eine AutoVersand-Nachricht an einen Verteiler geschickt wird, gilt immer der Server-Eintrag des Verteilers.</text:span></text:p>
      <text:h text:style-name="Heading_20_3" text:outline-level="3">5.11.4. Codierung</text:h>
      <text:p text:style-name="Text_20_body_20_indent"><text:span text:style-name="T2">Nachrichten-Kopien werden nur dann codiert, wenn im Paßwort-Fenster des Empfängers </text:span><text:span text:style-name="T19">Default: Codieren</text:span><text:span text:style-name="T2"> eingeschaltet ist. Die </text:span><text:span text:style-name="T14">C</text:span><text:span text:style-name="T2">-Codiereinstellung hat bei Verteilern keine Wirkung; bei nachträglicher Angabe von Kopie-Empfängern gilt sie nur für den Originalempfänger.</text:span></text:p>
      <text:h text:style-name="Heading_20_2" text:outline-level="2">5.12. PGP-Verschlüsselung</text:h>
      <text:p text:style-name="Text_20_body_20_indent"><text:span text:style-name="T2">In </text:span><text:a xlink:type="simple" xlink:href="#3.7.%20Codieren%20von%20Nachrichten%7Coutline"><text:span text:style-name="T9">Kapitel 3.7</text:span></text:a><text:span text:style-name="T2"> wurden verschiedene herkömmliche Verfahren beschrieben, mit denen Sie Nachrichten automatisch oder halbautomatisch codieren und decodieren können. All diese Verfahren haben einen gemeinsamen Nachteil: Für den Austausch des Schlüssels [des Paßwortes] wird ein </text:span><text:span text:style-name="T4">sicherer Informationskanal</text:span><text:span text:style-name="T2"> benötigt. Wenn der Schlüssel z.B. als normale E-Mail verschickt wird, kann er unterwegs von einem Systembetreiber gelesen werden, der damit anschließend auch Ihre Nachrichten entschlüsseln oder gar manipulieren kann. Um ganz sicherzugehen, muß der Schlüssel also persönlich oder zumindest telefonisch vereinbart werden.</text:span></text:p>
      <text:p text:style-name="Text_20_body_20_indent"><text:span text:style-name="T2">Falls dies für Sie kein Problem darstellt und Ihnen die konventionelle Verschlüsselung ausreicht, brauchen Sie an dieser Stelle nicht weiterzulesen. Wenn die Nachrichten nur gegen das Lesen durch neugierige Systembetreiber geschützt werden sollen, reicht das in OpenXP eingebaute </text:span><text:span text:style-name="T14">QPC</text:span><text:span text:style-name="T2"> oder </text:span><text:span text:style-name="T14">DES</text:span><text:span text:style-name="T2"> völlig aus. Auch für gehobene Sicherheitsansprüche genügt normalerweise eine </text:span><text:span text:style-name="T14">DES</text:span><text:span text:style-name="T2">-Codierung. Hat es Sie dagegen schon immer gestört, daß das Austauschen der Schlüssel per Mail nicht sicher ist, oder kämpfen Sie mit dem Problem, daß Ihr Mailpartner mit </text:span><text:span text:style-name="T14">QPC</text:span><text:span text:style-name="T2"> oder </text:span><text:span text:style-name="T14">DES</text:span><text:span text:style-name="T2"> nichts anfangen kann, dann könnte </text:span><text:span text:style-name="T14">pgp</text:span><text:span text:style-name="T2"> genau das Richtige für Sie sein.</text:span></text:p>
      <text:h text:style-name="Heading_20_3" text:outline-level="3">5.12.1. Public Keys</text:h>
      <text:p text:style-name="Text_20_body_20_indent"><text:span text:style-name="T2">Das sogenannte </text:span><text:span text:style-name="T4">Public-Key-Verfahren</text:span><text:span text:style-name="T2"> umgeht das Problem des </text:span><text:span text:style-name="T4">sicheren informationskanals</text:span><text:span text:style-name="T2">, indem es mit zwei Schlüsseln arbeitet: einem öffentlichen (dem Public Key) und einem geheimen (dem Secret Key). Eine Nachricht, die mit dem öffentlichen Schlüssel codiert wurde, kann nur mit dem geheimen Schlüssel wieder decodiert werden:</text:span></text:p>
      <text:p text:style-name="P68"/>
      <text:p text:style-name="P48"><text:s text:c="21"/>+---------------------+</text:p>
      <text:p text:style-name="P48"><text:s text:c="21"/>| <text:s/>lesbare Nachricht <text:s/>|</text:p>
      <text:p text:style-name="P48"><text:s text:c="21"/>+---------------------+</text:p>
      <text:p text:style-name="P48"><text:s text:c="32"/>|</text:p>
      <text:p text:style-name="P48"><text:s text:c="32"/>| <text:s/>Codierung mit Public Key</text:p>
      <text:p text:style-name="P48"><text:s text:c="32"/>V</text:p>
      <text:p text:style-name="P48"><text:s text:c="21"/>+---------------------+</text:p>
      <text:p text:style-name="P48"><text:s text:c="21"/>| <text:s/>codierte Nachricht |</text:p>
      <text:p text:style-name="P48"><text:s text:c="21"/>+---------------------+</text:p>
      <text:p text:style-name="P48"><text:s text:c="32"/>|</text:p>
      <text:p text:style-name="P48"><text:s text:c="32"/>| <text:s/>Decodierung mit Secret Key</text:p>
      <text:p text:style-name="P48"><text:s text:c="32"/>V</text:p>
      <text:p text:style-name="P48"><text:s text:c="21"/>+---------------------+</text:p>
      <text:p text:style-name="P48"><text:s text:c="21"/>| <text:s/>lesbare Nachricht <text:s/>|</text:p>
      <text:p text:style-name="P48"><text:s text:c="21"/>+---------------------+</text:p>
      <text:p text:style-name="P48"><text:s text:c="10"/></text:p>
      <text:p text:style-name="Text_20_body_20_indent"><text:span text:style-name="T2">Der öffentliche Schlüssel kann bedenkenlos über unsichere Informationskanäle übermittelt werden; der geheime Schlüssel dagegen befindet sich nur auf Ihrer Festplatte und ist sonst niemandem bekannt. Der Trick dabei ist, daß die beiden Schlüssel völlig unabhängig voneinander sind. Wer Ihren öffentlichen Schlüssel besitzt, hat also keine Chance, Ihren privaten Schlüssel herauszubekommen. Möglich wird dies durch das mathematische </text:span><text:span text:style-name="T4">RSA-Verfahren</text:span><text:span text:style-name="T2">, auf das ich an dieser Stelle aus Platzgründen nicht näher eingehen möchte.</text:span></text:p>
      <text:p text:style-name="Text_20_body_20_indent">Wenn Sie eine codierte Nachricht verschicken, verschlüsseln Sie diese mit dem öffentlichen Schlüssel des Empfängers. Nur der Empfänger ist danach in der Lage, diese Nachricht mit seinem geheimen Schlüssel zu decodieren. Auch Sie selbst können die Nachricht danach nicht mehr decodieren (keine Panik - OpenXP speichert für Sie das uncodierte Original der Nachricht, sodaß Sie es auch nach dem Verschicken noch lesen können).</text:p>
      <text:p text:style-name="Text_20_body_20_indent"><text:span text:style-name="T2">Dies alles macht das Public-Key-Verfahren zur optimalen Basis für ein </text:span><text:span text:style-name="T4">wasserdichtes</text:span><text:span text:style-name="T2">, modernes und - wenn richtig angewandt - militärisch sicheres Verschlüsselungssystem.</text:span></text:p>
      <text:h text:style-name="Heading_20_3" text:outline-level="3">5.12.2. unterschriebene Nachrichten</text:h>
      <text:p text:style-name="Text_20_body_20_indent"><text:span text:style-name="T2">Man kann den öffentlichen und den geheimen Schlüssel auch in umgekehrter Reihenfolge benutzen. Wozu das gut sein soll? Nun, die mit dem geheimen Schlüssel behandelte Nachricht läßt sich </text:span><text:span text:style-name="T4">nur</text:span><text:span text:style-name="T2"> mit Ihrem öffentlichen Schlüssel wieder lesbar machen:</text:span></text:p>
      <text:p text:style-name="P47"/>
      <text:p text:style-name="P48"><text:s text:c="18"/>+---------------------------+</text:p>
      <text:p text:style-name="P48"><text:s text:c="18"/>| <text:s text:c="4"/>lesbare Nachricht <text:s text:c="4"/>|</text:p>
      <text:p text:style-name="P48"><text:s text:c="18"/>+---------------------------+</text:p>
      <text:p text:style-name="P48"><text:s text:c="32"/>|</text:p>
      <text:p text:style-name="P48"><text:s text:c="32"/>| <text:s/>Codierung mit Secret Key</text:p>
      <text:p text:style-name="P48"><text:s text:c="32"/>V</text:p>
      <text:p text:style-name="P48"><text:s text:c="18"/>+---------------------------+</text:p>
      <text:p text:style-name="P48"><text:s text:c="18"/>| unterschriebene Nachricht |</text:p>
      <text:p text:style-name="P48"><text:s text:c="18"/>+---------------------------+</text:p>
      <text:p text:style-name="P48"><text:s text:c="32"/>|</text:p>
      <text:p text:style-name="P48"><text:s text:c="32"/>| <text:s/>Decodierung mit Public Key</text:p>
      <text:p text:style-name="P48"><text:s text:c="32"/>V</text:p>
      <text:p text:style-name="P48"><text:s text:c="18"/>+---------------------------+</text:p>
      <text:p text:style-name="P48"><text:s text:c="18"/>| <text:s text:c="2"/>verifizierte Nachricht <text:s/>|</text:p>
      <text:p text:style-name="P48"><text:s text:c="18"/>+---------------------------+</text:p>
      <text:p text:style-name="P48"><text:s text:c="10"/></text:p>
      <text:p text:style-name="Text_20_body_20_indent">Auf diese Weise kann jeder, der im Besitz Ihres öffentlichen Schlüssels ist, die Echtheit Ihrer Nachricht überprüfen, denn niemand außer Ihnen selbst ist in der Lage, eine Nachricht mit Ihrem geheimen Schlüssel zu unterschreiben. Das Behandeln einer Nachricht mit Ihrem geheimen Schlüssel entspricht also tatsächlich einer Unterschrift (engl.: signature), die sich im Gegensatz zu einer handschriftlichen Unterschrift praktisch nicht fälschen läßt.</text:p>
      <text:p text:style-name="Text_20_body_20_indent"><text:span text:style-name="T2">Damit die unterschriebene Nachricht auch für jemanden lesbar ist, der nicht über Ihren öffentlichen Schlüssel verfügt, kann statt der Nachricht selbst auch eine Art </text:span><text:span text:style-name="T4">Fingerabdruck</text:span><text:span text:style-name="T2"> der Nachricht gebildet, unterschrieben und an den weiterhin lesbaren Text angehängt werden. Dies wird auch als </text:span><text:span text:style-name="T4">clear signature</text:span><text:span text:style-name="T2"> bezeichnet.</text:span></text:p>
      <text:h text:style-name="Heading_20_3" text:outline-level="3">5.12.3. pgp</text:h>
      <text:p text:style-name="Text_20_body_20_indent"><text:span text:style-name="T14">pgp</text:span><text:span text:style-name="T2"> ist ein Public-Key-Verschlüsselungsprogramm, das für alle gängigen Betriebssysteme verfügbar ist. Es wurde 1991 von dem Amerikaner Philip Zimmermann entwickelt und erfreut sich seither bei DFÜ-Teilnehmern in der ganzen Welt ständig wachsender Beliebtheit. Seit 5.0 vertreibt und entwickelt die Firma Network Associates </text:span><text:span text:style-name="T14">pgp</text:span><text:span text:style-name="T2">, es ist also ein mehr oder weniger kommerzielles Produkt geworden. Bei einigen anderen Leuten ist das Programm allerdings weniger beliebt: In den USA gab es wegen des verwendeten RSA-Verfahrens Patentstreitigkeiten, und viele Innenminister betrachten </text:span><text:span text:style-name="T14">pgp</text:span><text:span text:style-name="T2"> mit größtem Argwohn, weil damit erstmals ein praktisch nicht knackbares Verschlüsselungssystem für die breite Öffentlichkeit zur Verfügung steht.</text:span></text:p>
      <text:p text:style-name="Text_20_body_20_indent"><text:span text:style-name="T14">pgp</text:span><text:span text:style-name="T2"> ist für nicht-gewerbliche Anwender freie Software (Freeware). Da es im Quelltext verfügbar ist, existieren inwischen mehrere parallel entwickelte Programmversionen, von denen z.Zt. zwei relevant sind: Die Version 5.0 (oder nachfolgende) für Nordamerika und die Version 5.0i (oder nachfolgende) für den Rest der Welt. Die amerikanische Version ist aus patentrechtlichen Gründen im Funktionsumfang eingeschränkt. Sie sollten also nach Möglichkeit die europäische Version verwenden, die Sie für DOS auf </text:span><text:a xlink:type="simple" xlink:href="http://www.pgpi.org/"><text:span text:style-name="T9">http://www.pgpi.org</text:span></text:a><text:span text:style-name="T2"> finden. Obige Versionsangaben gelten nur für DOS, für Windows existieren weit umfangreichere Versionen, die sich auch in OpenXP einbinden lassen (als Kommandozeilenversion), aber mehr oder weniger befehlskompatibel zur 5er-Reihe sind.</text:span></text:p>
      <text:p text:style-name="Text_20_body_20_indent"><text:span text:style-name="T2">Inzwischen gibt es auch einen freien </text:span><text:span text:style-name="T14">pgp</text:span><text:span text:style-name="T2">-Ersatz, den Sie innerhalb und außerhalb der USA ohne jegliche Restriktionen (also z.B. auch gewerblich) nutzen können: </text:span><text:span text:style-name="T14">GnuPG</text:span><text:span text:style-name="T2"> (GNU Privacy Guard). Sie finden </text:span><text:span text:style-name="T14">GnuPG</text:span><text:span text:style-name="T2"> auf http://www.gnupg.org/. </text:span></text:p>
      <text:p text:style-name="Text_20_body_20_indent"><text:span text:style-name="T2">Leider gibt es bei der ganzen Sache aber auch einen Haken: Bevor Sie mit </text:span><text:span text:style-name="T14">pgp</text:span><text:span text:style-name="T2"> arbeiten können, </text:span><text:span text:style-name="T4">müssen</text:span><text:span text:style-name="T2"> Sie die schwer verdauliche </text:span><text:span text:style-name="T14">pgp</text:span><text:span text:style-name="T2">-Dokumentation lesen. Sie erfahren dort sehr viele Details, die für eine erfolgreiche und sichere Benutzung von </text:span><text:span text:style-name="T14">pgp</text:span><text:span text:style-name="T2"> unverzichtbar sind, und die den Rahmen dieses Handbuchs sprengen würden, z.B. über das Verifizieren und Unterschreiben von Schlüsseln. Außerdem ist dort beschrieben, wie Sie </text:span><text:span text:style-name="T14">pgp</text:span><text:span text:style-name="T2"> installieren und Ihr persönliches Schlüsselpaar (Public und Secret Key) erzeugen. Aber Vorsicht: Lesen Sie nicht alles auf einmal, sondern ein paar Seiten pro Tag. Sie laufen sonst Gefahr, paranoid zu werden.</text:span></text:p>
      <text:h text:style-name="Heading_20_3" text:outline-level="3">5.12.4. OpenXP, pgp und ZConnect</text:h>
      <text:p text:style-name="Text_20_body_20_indent"><text:span text:style-name="T14">pgp</text:span><text:span text:style-name="T2"> ist für eine direkte Benutzung ziemlich ungeeignet; die Bedienung könnte man fast schon als benutzerfeindlich bezeichnen. Aus diesem Grund beinhaltet OpenXP einige Funktionen, die Ihnen - wenn Sie die </text:span><text:span text:style-name="T14">pgp</text:span><text:span text:style-name="T2">-Installation erst einmal überstanden haben - die Benutzung erheblich erleichtern.</text:span></text:p>
      <text:p text:style-name="Text_20_body_20_indent"><text:span text:style-name="T2">Ein Teil dieser Funktionen basiert auf dem ZConnect-</text:span><text:span text:style-name="T14">pgp</text:span><text:span text:style-name="T2">-Standard von Christoph Teuber, der das automatische Codieren und Decodieren von Nachrichten und den automatischen Austausch von Public Keys ermöglicht. OpenXP überträgt diesen ZConnect-Standard teilweise auch auf andere Netztypen, sodaß die Arbeit mit </text:span><text:span text:style-name="T14">pgp</text:span><text:span text:style-name="T2"> auch in anderen Netzen erleichtert wird.</text:span></text:p>
      <text:p text:style-name="Text_20_body_20_indent"><text:span text:style-name="T2">Die folgende Tabelle gibt eine Übersicht darüber, welche der </text:span><text:span text:style-name="T14">pgp</text:span><text:span text:style-name="T2">-Funktionen bei den wichtigsten Netztypen unterstützt werden:</text:span></text:p>
      <text:p text:style-name="P25">Tabelle <text:sequence text:ref-name="refTable25" text:name="Table" text:formula="ooow:Table+1" style:num-format="1">6</text:sequence> pgp-Funktionen in den Netze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header-rows>
          <table:table-row>
            <table:table-cell table:style-name="Tabelle26.A1" office:value-type="string">
              <text:p text:style-name="Table_20_Heading"/>
              <text:p text:style-name="Table_20_Heading"/>
            </table:table-cell>
            <table:table-cell table:style-name="Tabelle26.A1" office:value-type="string">
              <text:p text:style-name="Table_20_Heading">ZConnect</text:p>
            </table:table-cell>
            <table:table-cell table:style-name="Tabelle26.A1" office:value-type="string">
              <text:p text:style-name="Table_20_Heading">Fido</text:p>
            </table:table-cell>
            <table:table-cell table:style-name="Tabelle26.A1" office:value-type="string">
              <text:p text:style-name="Table_20_Heading">Maus</text:p>
            </table:table-cell>
            <table:table-cell table:style-name="Tabelle26.A1" office:value-type="string">
              <text:p text:style-name="Table_20_Heading">RFC/UUCP</text:p>
            </table:table-cell>
            <table:table-cell table:style-name="Tabelle26.A1" office:value-type="string">
              <text:p text:style-name="Table_20_Heading">QWK</text:p>
            </table:table-cell>
            <table:table-cell table:style-name="Tabelle26.G1" office:value-type="string">
              <text:p text:style-name="Table_20_Heading">GS-Box</text:p>
            </table:table-cell>
          </table:table-row>
        </table:table-header-rows>
        <table:table-row>
          <table:table-cell table:style-name="Tabelle26.A2" office:value-type="string">
            <text:p text:style-name="Table_20_Contents">autom. codieren</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G2" office:value-type="string">
            <text:p text:style-name="Table_20_Contents">ja</text:p>
          </table:table-cell>
        </table:table-row>
        <table:table-row>
          <table:table-cell table:style-name="Tabelle26.A2" office:value-type="string">
            <text:p text:style-name="Table_20_Contents">autom. decodieren</text:p>
          </table:table-cell>
          <table:table-cell table:style-name="Tabelle26.A2" office:value-type="string">
            <text:p text:style-name="Table_20_Contents">ja</text:p>
          </table:table-cell>
          <table:table-cell table:style-name="Tabelle26.A2" office:value-type="string">
            <text:p text:style-name="Table_20_Contents"><text:span text:style-name="T6">OpenXP </text:span><text:span text:style-name="T21">a</text:span><text:span text:style-name="T22"> </text:span></text:p>
          </table:table-cell>
          <table:table-cell table:style-name="Tabelle26.A2" office:value-type="string">
            <text:p text:style-name="Table_20_Contents">nein</text:p>
          </table:table-cell>
          <table:table-cell table:style-name="Tabelle26.A2" office:value-type="string">
            <text:p text:style-name="Table_20_Contents"><text:span text:style-name="T6">OpenXP </text:span><text:span text:style-name="T21">a</text:span></text:p>
          </table:table-cell>
          <table:table-cell table:style-name="Tabelle26.A2" office:value-type="string">
            <text:p text:style-name="Table_20_Contents">nein</text:p>
          </table:table-cell>
          <table:table-cell table:style-name="Tabelle26.G2" office:value-type="string">
            <text:p text:style-name="Table_20_Contents">nein</text:p>
          </table:table-cell>
        </table:table-row>
        <table:table-row>
          <table:table-cell table:style-name="Tabelle26.A2" office:value-type="string">
            <text:p text:style-name="Table_20_Contents">manuell decodieren</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G2" office:value-type="string">
            <text:p text:style-name="Table_20_Contents">ja</text:p>
          </table:table-cell>
        </table:table-row>
        <table:table-row>
          <table:table-cell table:style-name="Tabelle26.A2" office:value-type="string">
            <text:p text:style-name="Table_20_Contents">signieren</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G2" office:value-type="string">
            <text:p text:style-name="Table_20_Contents">nein</text:p>
          </table:table-cell>
        </table:table-row>
        <table:table-row>
          <table:table-cell table:style-name="Tabelle26.A2" office:value-type="string">
            <text:p text:style-name="Table_20_Contents">autom.Keyaustausch</text:p>
          </table:table-cell>
          <table:table-cell table:style-name="Tabelle26.A2" office:value-type="string">
            <text:p text:style-name="Table_20_Contents">ja</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G2" office:value-type="string">
            <text:p text:style-name="Table_20_Contents">nein</text:p>
          </table:table-cell>
        </table:table-row>
        <table:table-row>
          <table:table-cell table:style-name="Tabelle26.A7" table:number-columns-spanned="7" office:value-type="string">
            <text:p text:style-name="Table_20_Contents">Bemerkungen:</text:p>
            <text:p text:style-name="Table_20_Contents"><text:span text:style-name="T6">a. <text:tab/></text:span><text:span text:style-name="T10">OpenXP</text:span><text:span text:style-name="T6"> bedeutet, daß dieses Feature nur funktioniert, wenn beide Seiten mit OpenXP oder einer anderen XP-Version (ab Version 3.1) arbeiten.</text:span></text:p>
          </table:table-cell>
          <table:covered-table-cell/>
          <table:covered-table-cell/>
          <table:covered-table-cell/>
          <table:covered-table-cell/>
          <table:covered-table-cell/>
          <table:covered-table-cell/>
        </table:table-row>
      </table:table>
      <text:p text:style-name="P30"/>
      <text:p text:style-name="Text_20_body_20_indent">Die automatischen Decodierung und der automatische Keyaustausch funktionieren nur dann, wenn die codierte Nachricht nicht über Gateways (Netzübergänge) transportiert wurde. Da Nachrichten zwischen ZConnect-Systemen oft über Internet-Gateways laufen, funktionieren die Automatik-Funktionen bei ZConnect z.Zt. nicht sehr zuverlässig. Eine Änderung an den Gateways könnte dieses Problem in Zukunft beheben.</text:p>
      <text:h text:style-name="Heading_20_3" text:outline-level="3">5.12.5. PGP 6.x in Arbeit</text:h>
      <text:p text:style-name="Text_20_body_20_indent"><text:span text:style-name="T2">OpenXP wurde mit </text:span><text:span text:style-name="T14">pgp</text:span><text:span text:style-name="T2"> 2.6.i, 2.6.2i und 5.0i getestet. Es sollte auch mit neueren </text:span><text:span text:style-name="T14">pgp</text:span><text:span text:style-name="T2">-Versionen funktionieren, sofern an diesen nichts Wesentliches geändert wurde, wie dies mit der Version fünf geschehen ist.</text:span></text:p>
      <text:h text:style-name="Heading_20_3" text:outline-level="3">5.12.6. Installation</text:h>
      <text:p text:style-name="Text_20_body_20_indent"><text:span text:style-name="T2">Zunächst müssen Sie </text:span><text:span text:style-name="T14">pgp</text:span><text:span text:style-name="T2"> installieren. Wie das geht, steht in der </text:span><text:span text:style-name="T14">pgp</text:span><text:span text:style-name="T2">-Dokumentation. Achten Sie darauf, daß die Umgebungsvariable </text:span><text:span text:style-name="T15">PGPPATH</text:span><text:span text:style-name="T2"> auf das </text:span><text:span text:style-name="T14">pgp</text:span><text:span text:style-name="T2">-Verzeichnis zeigt. Außerdem empfiehlt sich die Verwendung von </text:span><text:span text:style-name="T15">PGPPASS</text:span><text:span text:style-name="T2">, um nicht beim Decodieren und Signieren jeder Nachricht das Paßwort (</text:span><text:span text:style-name="T4">pass phrase</text:span><text:span text:style-name="T2">) neu eingeben zu müssen. Falls Sie </text:span><text:span text:style-name="T15">PGPPASS</text:span><text:span text:style-name="T2"> nicht verwenden, </text:span><text:span text:style-name="T15">müssen</text:span><text:span text:style-name="T2"> Sie den Schalter </text:span><text:span text:style-name="T19">PGP-Rückfragen übergehen</text:span><text:span text:style-name="T2"> unter dem Menüpunkt </text:span><text:span text:style-name="T19">Config</text:span><text:span text:style-name="T20">®</text:span><text:span text:style-name="T19">Extern</text:span><text:span text:style-name="T20">®</text:span><text:span text:style-name="T19">PGP</text:span><text:span text:style-name="T2"> abschalten. In diesem Fall sind allerdings keine automatischen, unbeaufsichtigten Netzanrufe möglich.</text:span></text:p>
      <text:p text:style-name="Text_20_body_20_indent"><text:span text:style-name="T2">Die </text:span><text:span text:style-name="T14">pgp</text:span><text:span text:style-name="T2">-Konfigurationsdatei sollte zumindest folgende Einstellungen enthalten:</text:span></text:p>
      <text:p text:style-name="Text_20_body_20_indent">CharSet = cp850</text:p>
      <text:p text:style-name="Text_20_body_20_indent">Armorlines = 0</text:p>
      <text:p text:style-name="Text_20_body_20_indent"><text:span text:style-name="T2">Als nächstes müssen Sie die </text:span><text:span text:style-name="T4">User-ID</text:span><text:span text:style-name="T2"> Ihres eigenen </text:span><text:span text:style-name="T14">pgp</text:span><text:span text:style-name="T2">-Keys unter dem </text:span><text:span text:style-name="T19">Config</text:span><text:span text:style-name="T20">®</text:span><text:span text:style-name="T19">Extern</text:span><text:span text:style-name="T20">®</text:span><text:span text:style-name="T19">PGP</text:span><text:span text:style-name="T2"> eintragen. Falls Sie die ZConnect-</text:span><text:span text:style-name="T14">pgp</text:span><text:span text:style-name="T2">-Funktionen (automatisches Decodieren etc.) verwenden möchten, muß außerdem der betreffende Schalter aktiviert werden. Weiteres zu den </text:span><text:span text:style-name="T14">pgp</text:span><text:span text:style-name="T2">-Einstellungen entnehmen Sie bitte der Online-Hilfe.</text:span></text:p>
      <text:h text:style-name="Heading_20_3" text:outline-level="3">5.12.7. Codieren und Decodieren</text:h>
      <text:p text:style-name="Text_20_body_20_indent"><text:span text:style-name="T2">Das Codieren von Nachrichten erfolgt wie in </text:span><text:a xlink:type="simple" xlink:href="#3.7.%20Codieren%20von%20Nachrichten%7Coutline"><text:span text:style-name="T9">Kapitel 3.7</text:span></text:a><text:span text:style-name="T2"> beschrieben über den </text:span><text:span text:style-name="T14">C</text:span><text:span text:style-name="T2">-Schalter im Sendefenster. </text:span><text:span text:style-name="T4">Bei den Codierereinstellungen des Empfängers muss </text:span><text:span text:style-name="T58">PGP</text:span><text:span text:style-name="T4"> gewählt sein.</text:span><text:span text:style-name="T2"> Falls die Netzadresse des Users nicht mit der </text:span><text:span text:style-name="T4">User-ID</text:span><text:span text:style-name="T2"> in dessen </text:span><text:span text:style-name="T14">pgp</text:span><text:span text:style-name="T2">-Key übereinstimmt, können Sie im Feld </text:span><text:span text:style-name="T19">Paßwort</text:span><text:span text:style-name="T2"> die User-ID eintragen. Ansonsten bleibt dieses Feld leer.</text:span></text:p>
      <text:p text:style-name="Text_20_body_20_indent"><text:span text:style-name="T2">Das Decodieren funktioniert bei ZConnect-Nachrichten normalerweise automatisch. Für andere Netztypen, oder wenn die Automatik nicht funktioniert haben sollte, gibt es den Menüpunkt </text:span><text:span text:style-name="T19">Nachricht</text:span><text:span text:style-name="T20">®</text:span><text:span text:style-name="T19">PGP</text:span><text:span text:style-name="T20">®</text:span><text:span text:style-name="T19">Nachricht_decodieren</text:span><text:span text:style-name="T2">. Codierte (ausgehende) oder decodierte (eingehende) Nachrichten werden mit einen </text:span><text:span text:style-name="T14">c</text:span><text:span text:style-name="T2"> in der Nachrichtenübersicht gekennzeichnet.</text:span></text:p>
      <text:h text:style-name="Heading_20_3" text:outline-level="3">5.12.8. Nachrichten signieren</text:h>
      <text:p text:style-name="Text_20_body_20_indent"><text:span text:style-name="T2">Das Signieren von Nachrichten wird von OpenXP z.Zt. nur bei ZConnect und Fido unterstützt; eine Erweiterung auf andere Netztypen ist geplant. Drücken Sie im Sendefenster </text:span><text:span text:style-name="T14">G</text:span><text:span text:style-name="T2"> und aktivieren Sie den Signaturschalter.</text:span></text:p>
      <text:p text:style-name="Text_20_body_20_indent"><text:span text:style-name="T2">Sie Signatur eingehender Nachrichten kann mit </text:span><text:span text:style-name="T19">Nachricht</text:span><text:span text:style-name="T20">®</text:span><text:span text:style-name="T19">PGP</text:span><text:span text:style-name="T20">®</text:span><text:span text:style-name="T19">Signatur_testen</text:span><text:span text:style-name="T2"> überprüft werden. Dies ist natürlich nur möglich, wenn Sie über den öffentlichen Schlüssel des Absenders verfügen. Leider ist die aktuellen </text:span><text:span text:style-name="T14">pgp</text:span><text:span text:style-name="T2">-Version nicht in der Lage, das Ergebnis der Überprüfung zuverlässig an OpenXP zurückzumelden. Sie müssen es daher an der etwas chaotischen </text:span><text:span text:style-name="T14">pgp</text:span><text:span text:style-name="T2">-Bildschirmausgabe ablesen.</text:span></text:p>
      <text:h text:style-name="Heading_20_3" text:outline-level="3">5.12.9. Schlüssel austauschen</text:h>
      <text:p text:style-name="Text_20_body_20_indent"><text:span text:style-name="T2">Als ZConnect-Point können Sie den öffentlichen Schlüssel von anderen Points über </text:span><text:span text:style-name="T19">Nachricht</text:span><text:span text:style-name="T20">®</text:span><text:span text:style-name="T19">PGP</text:span><text:span text:style-name="T20">®</text:span><text:span text:style-name="T19">Key_anfordern</text:span><text:span text:style-name="T2"> anfordern, oder Sie können eine gewöhnliche Nachricht mit einer Keyanforderung verbinden, indem Sie im Sendefenster </text:span><text:span text:style-name="T14">G</text:span><text:span text:style-name="T2"> drücken und den betreffenden Schalter aktivieren. Das Pointprogramm des Empfängers schickt Ihnen den Schlüssel dann automatisch zu, und er wird von Ihrem OpenXP automatisch in Ihren öffentlichen Schlüsselring (public key ring) übernommen.</text:span></text:p>
      <text:p text:style-name="Text_20_body_20_indent"><text:span text:style-name="T2">Falls das automatische Übernehmen des Keys nicht funktioniert hat, oder falls der Schlüssel im Nachrichtentext enthalten ist (bei ZConnect wird er im Kopf übertragen), können Sie auch den Menüpunkt </text:span><text:span text:style-name="T19">Nachricht</text:span><text:span text:style-name="T20">®</text:span><text:span text:style-name="T19">PGP</text:span><text:span text:style-name="T20">®</text:span><text:span text:style-name="T19">Key_einlesen</text:span><text:span text:style-name="T2"> verwenden.</text:span></text:p>
      <text:p text:style-name="Text_20_body_20_indent"><text:span text:style-name="T2">Vorsicht: Je mehr Schlüssel Ihr Schlüsselring enthält, desto langsamer wird </text:span><text:span text:style-name="T14">pgp</text:span><text:span text:style-name="T2">. Sie sollten also nicht mehr Schlüssel aufnehmen als notwendig und nicht benötigte Schlüssel ggf. mit</text:span></text:p>
      <text:p text:style-name="Text_20_body_20_indent"><text:span text:style-name="T25">pgp -kr </text:span><text:span text:style-name="T47">UserID</text:span><text:span text:style-name="T2"> (</text:span><text:span text:style-name="T14">pgp</text:span><text:span text:style-name="T2"> 2.6.</text:span><text:span text:style-name="T23">x</text:span><text:span text:style-name="T2">)</text:span></text:p>
      <text:p text:style-name="Text_20_body_20_indent">bzw.</text:p>
      <text:p text:style-name="Text_20_body_20_indent"><text:span text:style-name="T25">pgpk -r </text:span><text:span text:style-name="T47">UserID</text:span><text:span text:style-name="T2"> (</text:span><text:span text:style-name="T14">pgp</text:span><text:span text:style-name="T2"> 5.</text:span><text:span text:style-name="T23">x</text:span><text:span text:style-name="T2"> und 6.</text:span><text:span text:style-name="T23">x</text:span><text:span text:style-name="T2">)</text:span></text:p>
      <text:p text:style-name="Text_20_body_20_indent">wieder entfernen.</text:p>
      <text:p text:style-name="Text_20_body_20_indent"><text:span text:style-name="T2">Wenn Sie Ihren eigenen Schlüssel einem anderen Point mitteilen oder ihn veröffentlichen möchten (z.B. im Brett </text:span><text:span text:style-name="T15">/Z-NETZ/ALT/PGP/SCHLUESSEL</text:span><text:span text:style-name="T2">), drücken Sie im Sendefenster </text:span><text:span text:style-name="T14">G</text:span><text:span text:style-name="T2"> und aktivieren Sie den entsprechenden Schalter (gilt nur für ZConnect). Achten Sie aber darauf, daß mit diesem Schlüssel nur ZConnect-Benutzer mit passender Software etwas anfangen können. Für andere Benutzer und bei öffentlichen Nachrichten schreiben Sie den Schlüssel besser in den Text der Nachricht. Dies geht z.Zt. nur manuell, indem Sie den Schlüssel mit</text:span></text:p>
      <text:p text:style-name="Text_20_body_20_indent"><text:span text:style-name="T25">pgp -kxa </text:span><text:span text:style-name="T47">UserID</text:span><text:span text:style-name="T25"> </text:span><text:span text:style-name="T47">Dateiname</text:span><text:span text:style-name="T2"> (</text:span><text:span text:style-name="T14">pgp</text:span><text:span text:style-name="T2"> 2.6.</text:span><text:span text:style-name="T23">x</text:span><text:span text:style-name="T2">)</text:span></text:p>
      <text:p text:style-name="Text_20_body_20_indent">bzw.</text:p>
      <text:p text:style-name="Text_20_body_20_indent"><text:span text:style-name="T25">pgpk -xa </text:span><text:span text:style-name="T47">UserID</text:span><text:span text:style-name="T25"> </text:span><text:span text:style-name="T47">Dateiname</text:span><text:span text:style-name="T2"> (</text:span><text:span text:style-name="T14">pgp</text:span><text:span text:style-name="T2"> 5.</text:span><text:span text:style-name="T23">x</text:span><text:span text:style-name="T2"> und 6.</text:span><text:span text:style-name="T23">x</text:span><text:span text:style-name="T2">)</text:span></text:p>
      <text:p text:style-name="Text_20_body_20_indent"><text:span text:style-name="T2">extrahieren und dann im Editor mit </text:span><text:span text:style-name="T14">Ctrl-K</text:span><text:span text:style-name="T2">-</text:span><text:span text:style-name="T14">Ctrl-R</text:span><text:span text:style-name="T2"> in Ihre Nachricht einlesen.</text:span></text:p>
      <text:p text:style-name="Text_20_body_20_indent"><text:span text:style-name="T2">Beachten Sie, daß </text:span><text:span text:style-name="T14">pgp</text:span><text:span text:style-name="T2">-Schlüssel recht umfangreich sein können. Sie sollten sie daher nicht wahllos bei allen Nachrichten mitschicken, um die Netze nicht unnötig zu belasten. Veröffentlichen Sie Ihren Schlüssel besser gezielt in den dafür vorgesehenen Brettern und über sogenannte </text:span><text:span text:style-name="T4">Keyserver</text:span><text:span text:style-name="T2">, oder teilen Sie sie Ihren Mailpartnern auf Wunsch mit.</text:span></text:p>
      <text:h text:style-name="Heading_20_3" text:outline-level="3">5.12.10. PGP-Status</text:h>
      <text:p text:style-name="Text_20_body_20_indent"><text:span text:style-name="T2">Falls bei </text:span><text:span text:style-name="T19">Config</text:span><text:span text:style-name="T20">®</text:span><text:span text:style-name="T19">Anzeige</text:span><text:span text:style-name="T20">®</text:span><text:span text:style-name="T19">Kopf</text:span><text:span text:style-name="T2"> die Zeile </text:span><text:span text:style-name="T15">PGP-Status</text:span><text:span text:style-name="T2"> eingetragen ist, zeigt OpenXP im Nachrichtenkopf zusätzliche </text:span><text:span text:style-name="T14">pgp</text:span><text:span text:style-name="T2">-relevante Informationen an (sofern vorhanden), z.B. daß der Absender einen öffentlichen Schlüssel besitzt, oder daß der Schlüssel im Nachrichtenkopf enthalten ist.</text:span></text:p>
      <text:h text:style-name="Heading_20_3" text:outline-level="3">5.12.11. Adresse ändern</text:h>
      <text:p text:style-name="Text_20_body_20_indent"><text:span text:style-name="T2">Falls sich Ihre Mailadresse ändern, oder falls eine Adresse dazukommt oder wegfällt, sollten Sie auf keinen Fall ihren kompletten Schlüssel widerrufen und neu erzeugen. Die Möglichkeit des Widerrufens (siehe </text:span><text:span text:style-name="T14">pgp</text:span><text:span text:style-name="T2">-Doku) ist ausschließlich für den Fall gedacht, daß der Verdacht besteht, daß jemand in den Besitz Ihres geheimen Schlüssels gelangt sein könnte.</text:span></text:p>
      <text:p text:style-name="Text_20_body_20_indent"><text:span text:style-name="T2">Zum Ändern von Adressen können </text:span><text:span text:style-name="T14">pgp</text:span><text:span text:style-name="T2">-Schlüssel editiert werden. Am einfachsten geht dies über die Menüpunkte </text:span><text:span text:style-name="T19">Nachricht</text:span><text:span text:style-name="T20">®</text:span><text:span text:style-name="T19">PGP</text:span><text:span text:style-name="T20">®</text:span><text:span text:style-name="T19">Key_editieren</text:span><text:span text:style-name="T2"> und </text:span><text:span text:style-name="T19">Nachricht</text:span><text:span text:style-name="T20">®</text:span><text:span text:style-name="T19">PGP</text:span><text:span text:style-name="T20">®</text:span><text:span text:style-name="T19">UserID_löschen</text:span><text:span text:style-name="T2">. Mit der ersten Funktion kann eine neue Adresse zu Ihrem Schüssel hinzugefügt und mit der zweiten eine vorhandene Adresse gelöscht werden. Achten Sie dabei darauf, daß Sie nicht versehentlich den gesamten Schlüssel löschen (was leider mit der gleichen </text:span><text:span text:style-name="T14">pgp</text:span><text:span text:style-name="T2">-Funktion möglich ist). Generell ist es keine schlechte Idee, für solche Fälle eine Kopie Ihrer Schlüsselringe (</text:span><text:span text:style-name="T15">secring.pgp</text:span><text:span text:style-name="T2"> bzw. </text:span><text:span text:style-name="T15">secring.skr</text:span><text:span text:style-name="T2"> und </text:span><text:span text:style-name="T15">pubring.pgp</text:span><text:span text:style-name="T2"> bzw. </text:span><text:span text:style-name="T15">pubring.pkr</text:span><text:span text:style-name="T2">) an einem sicheren Ort aufzubewahren.</text:span></text:p>
      <text:h text:style-name="Heading_20_3" text:outline-level="3">5.12.12. Schlußwort</text:h>
      <text:p text:style-name="Text_20_body_20_indent"><text:span text:style-name="T2">Ich hoffe, daß Sie mich nach diesen Ausführungen nicht für paranoid halten. Ich gehöre selbst zu den eingangs erwähnten Menschen, die konventionelle Verschlüsselung in den meisten Fällen für ausreichend halten. Trotzdem ist </text:span><text:span text:style-name="T14">pgp</text:span><text:span text:style-name="T2"> ohne Zweifel ein wichtiges und außergewöhnliches Programm. Gehen Sie verantwortungsbewußt damit um. Fall Sie Ihre Nachrichten an den OpenXP-Support (&lt;</text:span><text:span text:style-name="T15">dev@openxp.de</text:span><text:span text:style-name="T2">&gt;) mit </text:span><text:span text:style-name="T14">pgp</text:span><text:span text:style-name="T2"> verschlüsseln möchten, geben Sie einfach</text:span></text:p>
      <text:p text:style-name="Text_20_body_20_indent"><text:span text:style-name="T25">pgp -ka team.key</text:span><text:span text:style-name="T2"> (</text:span><text:span text:style-name="T14">pgp</text:span><text:span text:style-name="T2"> 2.6.</text:span><text:span text:style-name="T23">x</text:span><text:span text:style-name="T2">)</text:span></text:p>
      <text:p text:style-name="Text_20_body_20_indent"><text:span text:style-name="T25">pgpk -a team.key</text:span><text:span text:style-name="T2"> (</text:span><text:span text:style-name="T14">pgp</text:span><text:span text:style-name="T2"> 5.</text:span><text:span text:style-name="T23">x</text:span><text:span text:style-name="T2"> und 6.</text:span><text:span text:style-name="T23">x</text:span><text:span text:style-name="T2">)</text:span></text:p>
      <text:p text:style-name="Text_20_body_20_indent"><text:span text:style-name="T2">ein. Dadurch wird der öffentliche Team-Schlüssel (liegt im </text:span><text:span text:style-name="T15">doc</text:span><text:span text:style-name="T2">-Verzeichnis) in Ihren Schlüsselring eingefügt. Im Fido ist Verschlüsselung zumeist eh nicht erlaubt und somit entfällt eine extra Ansprech-Adresse. Fragen Sie im Notfall in einem der </text:span><text:a xlink:type="simple" xlink:href="#Support%7Coutline"><text:span text:style-name="T9">Support-Echos</text:span></text:a><text:span text:style-name="T2"> nach, viele Entwickler sind auch dort aktiv.</text:span></text:p>
      <text:h text:style-name="Heading_20_3" text:outline-level="3">5.12.13. Technisches</text:h>
      <text:p text:style-name="Text_20_body_20_indent"><text:span text:style-name="T2">Für den ZConnect-Schlüsselversand extrahiert OpenXP Ihren Public Key in die Datei </text:span><text:span text:style-name="T15">pgp-key.bin</text:span><text:span text:style-name="T2"> im OpenXP-Verzeichnis. Immer wenn sich Datum oder Uhrzeit der Datei </text:span><text:span text:style-name="T15">pubring.pgp</text:span><text:span text:style-name="T2"> geändert hat, wird </text:span><text:span text:style-name="T15">pgp-key.bin</text:span><text:span text:style-name="T2"> automatisch aktualisiert.</text:span></text:p>
      <text:p text:style-name="Text_20_body_20_indent"><text:span text:style-name="T2">Textnachrichten werden grundsätzlich </text:span><text:span text:style-name="T4">clear</text:span><text:span text:style-name="T2"> signiert, damit sie auch für nicht-</text:span><text:span text:style-name="T14">pgp</text:span><text:span text:style-name="T2">-Benutzer lesbar sind.</text:span></text:p>
      <text:p text:style-name="Text_20_body_20_indent">Die ZConnect-3.1-Funktion zum Mitsenden der Signatur im Header wird nicht verwendet, weil sie z.Zt. nicht über Gateways hinweg funktioniert. Die ZConnect-Funktionen zum Widerrufen von Keys und zum automatischen Austauschen von Key-Signaturen sind z.Zt. nicht implementiert.</text:p>
      <text:p text:style-name="Text_20_body_20_indent"><text:span text:style-name="T2">OpenXP verwendet im Einzelnen die folgenden </text:span><text:span text:style-name="T14">pgp</text:span><text:span text:style-name="T2">-Funktionen (</text:span><text:span text:style-name="T23">ED</text:span><text:span text:style-name="T2"> = Eingabedatei, </text:span><text:span text:style-name="T23">AD</text:span><text:span text:style-name="T2"> = Ausgabedatei, </text:span><text:span text:style-name="T23">EmpfID</text:span><text:span text:style-name="T2"> = User-ID des Empfängers):</text:span></text:p>
      <text:p text:style-name="Text_20_body_20_indent"><text:span text:style-name="T2">Version 2.6.</text:span><text:span text:style-name="T23">x:</text:span></text:p>
      <text:p text:style-name="P25">Tabelle <text:sequence text:ref-name="refTable26" text:name="Table" text:formula="ooow:Table+1" style:num-format="1">7</text:sequence> Funktionen von pgp 2.6.x</text:p>
      <table:table table:name="Tabelle27" table:style-name="Tabelle27">
        <table:table-column table:style-name="Tabelle27.A" table:number-columns-repeated="2"/>
        <table:table-row>
          <table:table-cell table:style-name="Tabelle27.A1" office:value-type="string">
            <text:p text:style-name="Table_20_Contents">Public Key extrahieren</text:p>
          </table:table-cell>
          <table:table-cell table:style-name="Tabelle27.B1" office:value-type="string">
            <text:p text:style-name="Table_20_Contents"><text:span text:style-name="T35">pgp -kx +armor=off </text:span><text:span text:style-name="T50">UserID</text:span><text:span text:style-name="T35"> -o </text:span><text:span text:style-name="T59">pgp-key.bin</text:span></text:p>
          </table:table-cell>
        </table:table-row>
        <table:table-row>
          <table:table-cell table:style-name="Tabelle27.A2" office:value-type="string">
            <text:p text:style-name="Table_20_Contents">Nachricht verschlüsseln</text:p>
          </table:table-cell>
          <table:table-cell table:style-name="Tabelle27.B2" office:value-type="string">
            <text:p text:style-name="Table_20_Contents"><text:span text:style-name="T35">pgp -ea </text:span><text:span text:style-name="T50">*</text:span><text:span text:style-name="T35"> </text:span><text:span text:style-name="T50">EmpfID</text:span><text:span text:style-name="T35"> </text:span><text:span text:style-name="T50">ED</text:span><text:span text:style-name="T35"> -o </text:span><text:span text:style-name="T50">AD</text:span></text:p>
          </table:table-cell>
        </table:table-row>
        <table:table-row>
          <table:table-cell table:style-name="Tabelle27.A2" office:value-type="string">
            <text:p text:style-name="Table_20_Contents">Textnachricht signieren</text:p>
          </table:table-cell>
          <table:table-cell table:style-name="Tabelle27.B2" office:value-type="string">
            <text:p text:style-name="Table_20_Contents"><text:span text:style-name="T35">pgp -sa </text:span><text:span text:style-name="T50">*</text:span><text:span text:style-name="T35"> </text:span><text:span text:style-name="T50">EmpfID</text:span><text:span text:style-name="T35"> </text:span><text:span text:style-name="T50">ED</text:span><text:span text:style-name="T35"> -o </text:span><text:span text:style-name="T50">AD</text:span></text:p>
          </table:table-cell>
        </table:table-row>
        <table:table-row>
          <table:table-cell table:style-name="Tabelle27.A2" office:value-type="string">
            <text:p text:style-name="Table_20_Contents">Nachricht verschl. + sign.</text:p>
          </table:table-cell>
          <table:table-cell table:style-name="Tabelle27.B2" office:value-type="string">
            <text:p text:style-name="Table_20_Contents"><text:span text:style-name="T35">pgp -esa </text:span><text:span text:style-name="T50">*</text:span><text:span text:style-name="T35"> </text:span><text:span text:style-name="T50">EmpfID</text:span><text:span text:style-name="T35"> </text:span><text:span text:style-name="T50">ED</text:span><text:span text:style-name="T35"> -o </text:span><text:span text:style-name="T50">AD</text:span></text:p>
          </table:table-cell>
        </table:table-row>
        <table:table-row>
          <table:table-cell table:style-name="Tabelle27.A2" office:value-type="string">
            <text:p text:style-name="Table_20_Contents">Nachricht entschlüsseln</text:p>
          </table:table-cell>
          <table:table-cell table:style-name="Tabelle27.B2" office:value-type="string">
            <text:p text:style-name="Table_20_Contents"><text:span text:style-name="T35">pgp </text:span><text:span text:style-name="T50">ED</text:span><text:span text:style-name="T35"> -o </text:span><text:span text:style-name="T50">AD</text:span></text:p>
          </table:table-cell>
        </table:table-row>
        <table:table-row>
          <table:table-cell table:style-name="Tabelle27.A2" office:value-type="string">
            <text:p text:style-name="Table_20_Contents">Signatur überprüfen</text:p>
          </table:table-cell>
          <table:table-cell table:style-name="Tabelle27.B2" office:value-type="string">
            <text:p text:style-name="Table_20_Contents"><text:span text:style-name="T35">pgp </text:span><text:span text:style-name="T50">ED</text:span><text:span text:style-name="T35"> -o </text:span><text:span text:style-name="T50">AD</text:span></text:p>
          </table:table-cell>
        </table:table-row>
        <table:table-row>
          <table:table-cell table:style-name="Tabelle27.A2" office:value-type="string">
            <text:p text:style-name="Table_20_Contents">Schlüssel in Ring einlesen</text:p>
          </table:table-cell>
          <table:table-cell table:style-name="Tabelle27.B2" office:value-type="string">
            <text:p text:style-name="Table_20_Contents"><text:span text:style-name="T35">pgp -ka </text:span><text:span text:style-name="T50">ED</text:span></text:p>
          </table:table-cell>
        </table:table-row>
        <table:table-row>
          <table:table-cell table:style-name="Tabelle27.A2" office:value-type="string">
            <text:p text:style-name="Table_20_Contents">eigenen Key editieren</text:p>
          </table:table-cell>
          <table:table-cell table:style-name="Tabelle27.B2" office:value-type="string">
            <text:p text:style-name="Table_20_Contents"><text:span text:style-name="T35">pgp -ke </text:span><text:span text:style-name="T50">UserID</text:span></text:p>
          </table:table-cell>
        </table:table-row>
        <table:table-row>
          <table:table-cell table:style-name="Tabelle27.A2" office:value-type="string">
            <text:p text:style-name="Table_20_Contents">User-ID löschen</text:p>
          </table:table-cell>
          <table:table-cell table:style-name="Tabelle27.B2" office:value-type="string">
            <text:p text:style-name="Table_20_Contents"><text:span text:style-name="T35">pgp -kr </text:span><text:span text:style-name="T50">UserID</text:span></text:p>
          </table:table-cell>
        </table:table-row>
      </table:table>
      <text:p text:style-name="P30"/>
      <text:p text:style-name="P57"><text:span text:style-name="T2">Version 5.</text:span><text:span text:style-name="T23">x</text:span><text:span text:style-name="T2">:</text:span></text:p>
      <text:p text:style-name="P25">Tabelle <text:sequence text:ref-name="refTable27" text:name="Table" text:formula="ooow:Table+1" style:num-format="1">8</text:sequence> Funktionen von pgp 5.x</text:p>
      <table:table table:name="Tabelle28" table:style-name="Tabelle28">
        <table:table-column table:style-name="Tabelle28.A" table:number-columns-repeated="2"/>
        <table:table-header-rows>
          <table:table-row>
            <table:table-cell table:style-name="Tabelle28.A1" office:value-type="string">
              <text:p text:style-name="Table_20_Contents">Public Key extrahieren</text:p>
            </table:table-cell>
            <table:table-cell table:style-name="Tabelle28.B1" office:value-type="string">
              <text:p text:style-name="Table_20_Contents"><text:span text:style-name="T35">pgpk -x +armor=off </text:span><text:span text:style-name="T50">UserID</text:span><text:span text:style-name="T35"> -o </text:span><text:span text:style-name="T59">pgp-key.bin</text:span></text:p>
            </table:table-cell>
          </table:table-row>
        </table:table-header-rows>
        <table:table-row>
          <table:table-cell table:style-name="Tabelle28.A2" office:value-type="string">
            <text:p text:style-name="Table_20_Contents">Nachricht verschlüsseln</text:p>
          </table:table-cell>
          <table:table-cell table:style-name="Tabelle28.B2" office:value-type="string">
            <text:p text:style-name="Table_20_Contents"><text:span text:style-name="T35">pgp e -r </text:span><text:span text:style-name="T50">EmpfID</text:span><text:span text:style-name="T35"> -a </text:span><text:span text:style-name="T50">ED</text:span><text:span text:style-name="T35"> -o </text:span><text:span text:style-name="T50">AD</text:span></text:p>
          </table:table-cell>
        </table:table-row>
        <table:table-row>
          <table:table-cell table:style-name="Tabelle28.A2" office:value-type="string">
            <text:p text:style-name="Table_20_Contents">Textnachricht signieren</text:p>
          </table:table-cell>
          <table:table-cell table:style-name="Tabelle28.B2" office:value-type="string">
            <text:p text:style-name="Table_20_Contents"><text:span text:style-name="T35">pgp s </text:span><text:span text:style-name="T50">EmpfID</text:span><text:span text:style-name="T35"> -a </text:span><text:span text:style-name="T50">ED</text:span><text:span text:style-name="T35"> -o </text:span><text:span text:style-name="T50">AD</text:span></text:p>
          </table:table-cell>
        </table:table-row>
        <table:table-row>
          <table:table-cell table:style-name="Tabelle28.A2" office:value-type="string">
            <text:p text:style-name="Table_20_Contents">Nachricht verschl. + sign.</text:p>
          </table:table-cell>
          <table:table-cell table:style-name="Tabelle28.B2" office:value-type="string">
            <text:p text:style-name="Table_20_Contents"><text:span text:style-name="T35">pgp e -r </text:span><text:span text:style-name="T50">EmpfID</text:span><text:span text:style-name="T35"> -s -u </text:span><text:span text:style-name="T50">UserID</text:span><text:span text:style-name="T35"> </text:span><text:span text:style-name="T50">ED</text:span><text:span text:style-name="T35"> -o </text:span><text:span text:style-name="T50">AD</text:span></text:p>
          </table:table-cell>
        </table:table-row>
        <table:table-row>
          <table:table-cell table:style-name="Tabelle28.A2" office:value-type="string">
            <text:p text:style-name="Table_20_Contents">Nachricht entschlüsseln</text:p>
          </table:table-cell>
          <table:table-cell table:style-name="Tabelle28.B2" office:value-type="string">
            <text:p text:style-name="Table_20_Contents"><text:span text:style-name="T35">pgp v </text:span><text:span text:style-name="T50">ED</text:span><text:span text:style-name="T35"> -o </text:span><text:span text:style-name="T50">AD</text:span></text:p>
          </table:table-cell>
        </table:table-row>
        <table:table-row>
          <table:table-cell table:style-name="Tabelle28.A2" office:value-type="string">
            <text:p text:style-name="Table_20_Contents">Signatur überprüfen</text:p>
          </table:table-cell>
          <table:table-cell table:style-name="Tabelle28.B2" office:value-type="string">
            <text:p text:style-name="Table_20_Contents"><text:span text:style-name="T35">pgp v </text:span><text:span text:style-name="T50">ED</text:span><text:span text:style-name="T35"> -o </text:span><text:span text:style-name="T50">AD</text:span></text:p>
          </table:table-cell>
        </table:table-row>
        <table:table-row>
          <table:table-cell table:style-name="Tabelle28.A2" office:value-type="string">
            <text:p text:style-name="Table_20_Contents">Schlüssel in Ring einlesen</text:p>
          </table:table-cell>
          <table:table-cell table:style-name="Tabelle28.B2" office:value-type="string">
            <text:p text:style-name="Table_20_Contents"><text:span text:style-name="T35">pgpk -a </text:span><text:span text:style-name="T50">ED</text:span></text:p>
          </table:table-cell>
        </table:table-row>
        <table:table-row>
          <table:table-cell table:style-name="Tabelle28.A2" office:value-type="string">
            <text:p text:style-name="Table_20_Contents">eigenen Key editieren</text:p>
          </table:table-cell>
          <table:table-cell table:style-name="Tabelle28.B2" office:value-type="string">
            <text:p text:style-name="Table_20_Contents"><text:span text:style-name="T35">pgpk -e </text:span><text:span text:style-name="T50">UserID</text:span></text:p>
          </table:table-cell>
        </table:table-row>
        <table:table-row>
          <table:table-cell table:style-name="Tabelle28.A2" office:value-type="string">
            <text:p text:style-name="Table_20_Contents">User-ID löschen</text:p>
          </table:table-cell>
          <table:table-cell table:style-name="Tabelle28.B2" office:value-type="string">
            <text:p text:style-name="Table_20_Contents"><text:span text:style-name="T35">pgpk -r </text:span><text:span text:style-name="T50">UserID</text:span></text:p>
          </table:table-cell>
        </table:table-row>
      </table:table>
      <text:p text:style-name="P30"/>
      <text:p text:style-name="Text_20_body_20_indent"><text:span text:style-name="T2">Für </text:span><text:span text:style-name="T23">*</text:span><text:span text:style-name="T2"> wird jeweils </text:span><text:span text:style-name="T25">-t</text:span><text:span text:style-name="T2"> oder </text:span><text:span text:style-name="T25">+textmode=off</text:span><text:span text:style-name="T2"> eingesetzt, je nachdem, ob es sich um eine Text- oder Binärnachricht handelt.</text:span></text:p>
      <text:h text:style-name="P15" text:outline-level="1">Kapitel 6. Referenz</text:h>
      <text:p text:style-name="Text_20_body_20_indent"><text:span text:style-name="T2">OpenXP beinhaltet eine Reihe von </text:span><text:span text:style-name="T4">Programmen im Programm</text:span><text:span text:style-name="T2">, die die Arbeit beschleunigen und die Benutzung vor allem durch Einsteiger erleichtern sollen. Natürlich können diese Programmteile keine umfangreichen Zusatzprogramme ersetzen - der Lister wird nie den Leistungsumfang von </text:span><text:span text:style-name="T14">Vernon D. Buerg's LIST</text:span><text:span text:style-name="T2"> haben, und der Editor nie so universell wie </text:span><text:span text:style-name="T14">QEdit</text:span><text:span text:style-name="T2"> sein. Es steht Ihnen frei, statt dessen zusätzliche externe Programme einzubinden; für die meisten Ansprüche genügen aber auch die eingebauten Features.</text:span></text:p>
      <text:p text:style-name="Text_20_body_20_indent">Ich persönlich benutze den eingebauten Lister, Editor und Archiv-Viewer, jedoch ein zusätzliches Terminalprogramm.</text:p>
      <text:h text:style-name="Heading_20_2" text:outline-level="2">6.1. Lister</text:h>
      <text:p text:style-name="Text_20_body_20_indent"><text:span text:style-name="T2">Der Vorteil des eingebauten Listers liegt in seiner hohen Geschwindigkeit. Texte werden zunächst komplett geladen (was bei langen Texten ein paar Sekunden dauern kann); anschließend können Sie mit den üblichen Tasten blättern und den Lister mit </text:span><text:span text:style-name="T14">Esc</text:span><text:span text:style-name="T2"> wieder verlassen. Zusätzlich kann auch seitlich geblättert werden.</text:span></text:p>
      <text:p text:style-name="Text_20_body_20_indent"><text:span text:style-name="T2">Unter </text:span><text:span text:style-name="T19">Config</text:span><text:span text:style-name="T20">®</text:span><text:span text:style-name="T19">Optionen</text:span><text:span text:style-name="T20">®</text:span><text:span text:style-name="T19">Lister</text:span><text:span text:style-name="T2"> lassen sich einige Optionen einstellen, z.B. ein automatischer Zeilenumbruch in Spalte 80. Eine Umschaltung des Zeilenumbruchs während des Listens ist z.Zt. nicht möglich. Außerdem kann unter </text:span><text:span text:style-name="T19">Config</text:span><text:span text:style-name="T20">®</text:span><text:span text:style-name="T19">Extern</text:span><text:span text:style-name="T20">®</text:span><text:span text:style-name="T19">Lister</text:span><text:span text:style-name="T2"> ein externer Lister angegeben werden. Der interne Lister wird dann nur noch für Brett- und Dateilisten verwendet.</text:span></text:p>
      <text:h text:style-name="Heading_20_3" text:outline-level="3">Weitere Möglichkeiten im Lister:</text:h>
      <text:p text:style-name="Text_20_body_20_indent"><text:span text:style-name="T14">Ctrl-D</text:span><text:span text:style-name="T2"> druckt den angezeigten Text aus. Wahlweise können Sie auch mit </text:span><text:span text:style-name="T14">M</text:span><text:span text:style-name="T2"> einen Markierbalken aktivieren und dann mit </text:span><text:span text:style-name="T14">Space</text:span><text:span text:style-name="T2"> einzelne Zeilen, oder mit </text:span><text:span text:style-name="T14">F7</text:span><text:span text:style-name="T2"> und </text:span><text:span text:style-name="T14">F8</text:span><text:span text:style-name="T2"> Blöcke von mehreren Zeilen markieren (alternativ kann man wie mittlerweile gewohnt </text:span><text:span text:style-name="T14">Shift-</text:span><text:span text:style-name="T47">Pfeiltasten</text:span><text:span text:style-name="T2"> benutzen) - </text:span><text:span text:style-name="T14">Ctrl-D</text:span><text:span text:style-name="T2"> druckt dann nur noch die markierten Zeilen. Alle nötigen Drucker-Einstellungen finden Sie unter </text:span><text:span text:style-name="T19">Config</text:span><text:span text:style-name="T20">®</text:span><text:span text:style-name="T19">Drucker</text:span><text:span text:style-name="T2">.</text:span></text:p>
      <text:p text:style-name="Text_20_body_20_indent"><text:span text:style-name="T14">S</text:span><text:span text:style-name="T2"> sucht nach einer anzugebenden Zeichenfolge. Wenn Sie ein kleines </text:span><text:span text:style-name="T14">s</text:span><text:span text:style-name="T2"> verwenden, werden Groß / Kleinschreibung ignoriert. Die Suche beginnt ab der ersten angezeigten Textzeile. Das gefundene Wort wird markiert, und der Markierbalken springt - falls vorhanden - auf die betreffende Zeile. Die Wortmarkierung bleibt so lange erhalten, bis Sie den Lister verlassen oder mit </text:span><text:span text:style-name="T14">Home</text:span><text:span text:style-name="T2"> / </text:span><text:span text:style-name="T14">End</text:span><text:span text:style-name="T2"> zum Textanfang bzw. -ende springen.</text:span></text:p>
      <text:p text:style-name="Text_20_body_20_indent"><text:span text:style-name="T14">Tab</text:span><text:span text:style-name="T2"> wiederholt den letzten Suchvorgang. Wurde kein passender Begriff gefunden, beginnt der Lister die nächste Suche wieder in der ersten Textzeile.</text:span></text:p>
      <text:h text:style-name="Heading_20_3" text:outline-level="3">Beim Anzeigen von Nachrichten gibt es eine Reihe von Zusatzfunktionen:</text:h>
      <text:p text:style-name="Text_20_body_20_indent"><text:span text:style-name="T14">L</text:span><text:span text:style-name="T2"> verläßt den Lister und setzt die gewählte Nachricht auf </text:span><text:span text:style-name="T15">Löschen</text:span><text:span text:style-name="T2">; </text:span><text:span text:style-name="T14">H</text:span><text:span text:style-name="T2"> setzt die Nachricht auf </text:span><text:span text:style-name="T15">Halten</text:span><text:span text:style-name="T2">. Wahlweise können auch die Tasten </text:span><text:span text:style-name="T14">Del</text:span><text:span text:style-name="T2"> und </text:span><text:span text:style-name="T14">Ins</text:span><text:span text:style-name="T2"> verwendet werden.</text:span></text:p>
      <text:p text:style-name="Text_20_body_20_indent"><text:span text:style-name="T2">Bei kommentarverketteten Nachrichten gelangen Sie mit den Tasten +/- bzw. links/rechts zur vorausgehenden oder nachfolgenden Nachricht im Kommentarbaum. Näheres dazu finden Sie in </text:span><text:a xlink:type="simple" xlink:href="#3.8.%20Kommentarverkettung%20(Maus%20/%20Fido%20/%20Usenet%20/%20ZConnect)%7Coutline"><text:span text:style-name="T9">Kapitel 3.8</text:span></text:a><text:span text:style-name="T2">.</text:span></text:p>
      <text:p text:style-name="Text_20_body_20_indent"><text:span text:style-name="T2">Die Tasten </text:span><text:span text:style-name="T14">P</text:span><text:span text:style-name="T2">, </text:span><text:span text:style-name="T14">Ctrl-P</text:span><text:span text:style-name="T2">, </text:span><text:span text:style-name="T14">B</text:span><text:span text:style-name="T2"> und </text:span><text:span text:style-name="T14">Ctrl-B</text:span><text:span text:style-name="T2"> dienen, wie in der Nachrichtenübersicht, zum Verschicken von Antworten. Um beim Zitieren nachher nicht alle unnötigen Passagen löschen zu müssen, können Sie die zu zitierenden Zeilen mit </text:span><text:span text:style-name="T14">M</text:span><text:span text:style-name="T2"> (Markierbalken einschalten) und der Leertaste markieren.</text:span></text:p>
      <text:p text:style-name="Text_20_body_20_indent"><text:span text:style-name="T2">Das optische Erscheinungsbild des Listers läßt sich weitgehend an Ihre Wünsche anpassen. Neben der üblichen Farbeinstellung gibt es die Möglichkeit, den normalerweise mit der Nachricht </text:span><text:span text:style-name="T4">mitrollenden</text:span><text:span text:style-name="T2"> Nachrichtenkopf fest am oberen Bildrand erscheinen zu lassen; die entsprechende Einstellung finden Sie unter </text:span><text:span text:style-name="T19">Config</text:span><text:span text:style-name="T20">®</text:span><text:span text:style-name="T19">Optionen</text:span><text:span text:style-name="T20">®</text:span><text:span text:style-name="T19">Lister</text:span><text:span text:style-name="T2">. Welche Zeilen im Kopf angezeigt werden, ist ebenfalls individuell einstellbar, und zwar bei </text:span><text:span text:style-name="T19">Config</text:span><text:span text:style-name="T20">®</text:span><text:span text:style-name="T19">Anzeige</text:span><text:span text:style-name="T20">®</text:span><text:span text:style-name="T19">Kopf</text:span><text:span text:style-name="T2">.</text:span></text:p>
      <text:h text:style-name="Heading_20_3" text:outline-level="3">Hervorhebungen</text:h>
      <text:p text:style-name="Text_20_body_20_indent"><text:span text:style-name="T2">Da es in DFÜ-Netzen häufig immer noch keine direkte Möglichkeit zum Übertragen von verschiedenen Schriftgraden und -arten gibt, hat es sich eingebürgert, Hervorhebungen durch spezielle Zeichen für </text:span><text:span text:style-name="T57">*fett*</text:span><text:span text:style-name="T2"> und </text:span><text:span text:style-name="T57">_unterstrichen_</text:span><text:span text:style-name="T2"> zu kennzeichnen. Der OpenXP-Lister wertet solche Zeichen, sofern Sie es bei </text:span><text:span text:style-name="T19">Config</text:span><text:span text:style-name="T20">®</text:span><text:span text:style-name="T19">Optionen</text:span><text:span text:style-name="T20">®</text:span><text:span text:style-name="T19">Lister</text:span><text:span text:style-name="T2"> nicht abgeschaltet haben, aus und stellt die betreffenden Begriffe in einer anderen Farbe dar. Mit der Taste </text:span><text:span text:style-name="T14">F</text:span><text:span text:style-name="T2"> können Sie die Anzeige der Hervorhebungen im Lister ein- oder ausschalten.</text:span></text:p>
      <text:p text:style-name="Text_20_body_20_indent">Inzwischen verfügbare fortschrittlichere Verfahren, wie MIME (text/enriched) oder HTML werden von OpenXP nicht unterstützt.</text:p>
      <text:h text:style-name="Heading_20_2" text:outline-level="2">6.2. Editor</text:h>
      <text:p text:style-name="Text_20_body_20_indent"><text:span text:style-name="T2">Sie haben grundsätzlich die Möglichkeit, den eingebauten OpenXP-</text:span><text:span text:style-name="T14">Editor</text:span><text:span text:style-name="T2"> oder einen beliebigen externen Editor zu verwenden. Falls Sie sich für einen externen Editor entscheiden, finden Sie die entsprechenden Einstellungen unter </text:span><text:span text:style-name="T19">Config</text:span><text:span text:style-name="T20">®</text:span><text:span text:style-name="T19">Extern</text:span><text:span text:style-name="T20">®</text:span><text:span text:style-name="T19">Editor</text:span><text:span text:style-name="T2">. Dort lassen sich auch diverse andere Optionen ändern, die unabhängig vom verwendeten Editor sind.</text:span></text:p>
      <text:p text:style-name="Text_20_body_20_indent"><text:span text:style-name="T2">Der interne Editor wurde speziell für OpenXP entwickelt und bietet daher viele Features, die bei einem externen Editor nicht möglich sind. Sie haben z.B. vollen Zugriff auf alle OpenXP-</text:span><text:span text:style-name="T4">Hotkeys</text:span><text:span text:style-name="T2"> - Nodelistenabfrage (</text:span><text:span text:style-name="T14">Alt-N</text:span><text:span text:style-name="T2">), Kalender (</text:span><text:span text:style-name="T14">Alt-K</text:span><text:span text:style-name="T2">), Screenshot (</text:span><text:span text:style-name="T14">Alt-I</text:span><text:span text:style-name="T2">) etc.; außerdem lassen sich über Tastenmakros (</text:span><text:span text:style-name="T19">Config</text:span><text:span text:style-name="T20">®</text:span><text:span text:style-name="T19">Tasten</text:span><text:span text:style-name="T20">®</text:span><text:span text:style-name="T19">Makros</text:span><text:span text:style-name="T2">) nicht nur Textbausteine erzeugen und Editor-Kommandos umdefinieren, sondern Sie können z.B. mit einem Makro für </text:span><text:span text:style-name="T14">F2</text:span><text:span text:style-name="T2">-</text:span><text:span text:style-name="T14">Esc</text:span><text:span text:style-name="T2">-</text:span><text:span text:style-name="T14">Enter</text:span><text:span text:style-name="T2"> mit einem Tastendruck direkt aus dem Editor heraus eine Nachricht absenden.</text:span></text:p>
      <text:p text:style-name="Text_20_body_20_indent">Der vermutlich wichtigste Vorteil des eingebauten Editors ist aber die Behandlung von fortlaufend umbrochenen Absätzen:</text:p>
      <text:h text:style-name="Heading_20_3" text:outline-level="3">6.2.1. Endloszeilen und harter Zeilenumbruch</text:h>
      <text:p text:style-name="Text_20_body_20_indent"><text:span text:style-name="T2">In allen Netzen außer Fido und Maus dürfen oder sollten die abgesandten Textzeilen eine Länge von 75-80 Zeichen nicht überschreiten. Jeder gute Editor bietet aber die Möglichkeit, nicht zeilen- sondern </text:span><text:span text:style-name="T4">absatzorientiert</text:span><text:span text:style-name="T2"> zu arbeiten, d.h. Sie fügen erst am Absatzende einen </text:span><text:span text:style-name="T4">harten</text:span><text:span text:style-name="T2"> Zeilenumbruch ein - das Formatieren der Zeilen innerhalb des Absatzes erfolgt fortlaufend und automatisch. Verwenden Sie einen solchen Editor z.B. im Z-Netz, so müssen Sie dafür sorgen, daß alle Zeilen beim Abspeichern mit hartem Umbruch versehen werden - und wenn Sie den Text mit </text:span><text:span text:style-name="T19">Nachricht</text:span><text:span text:style-name="T20">®</text:span><text:span text:style-name="T19">Unversandt</text:span><text:span text:style-name="T20">®</text:span><text:span text:style-name="T19">Edit</text:span><text:span text:style-name="T2"> nachbearbeiten möchten, stehen Sie vor dem Problem, die Zeilen wieder zu einem Absatz zusammenzuziehen.</text:span></text:p>
      <text:p text:style-name="Text_20_body_20_indent"><text:span text:style-name="T2">Der interne OpenXP-</text:span><text:span text:style-name="T14">Editor</text:span><text:span text:style-name="T2"> umgeht dieses Problem. Er arbeitet mit fortlaufenden Absätzen und speichert die Nachrichten so ab, daß sie einerseits einen harten Umbruch besitzen, daß andererseits aber bei </text:span><text:span text:style-name="T19">Nachricht</text:span><text:span text:style-name="T20">®</text:span><text:span text:style-name="T19">Unversandt</text:span><text:span text:style-name="T20">®</text:span><text:span text:style-name="T19">Edit</text:span><text:span text:style-name="T2"> die korrekte Absatzformatierung wiederhergestellt werden kann. Sie haben also die Möglichkeit, auch in Netzen mit hartem Zeilenumbruch uneingeschränkt absatz- und nicht zeilenweise zu arbeiten.</text:span></text:p>
      <text:h text:style-name="Heading_20_3" text:outline-level="3">6.2.2. Bedienung</text:h>
      <text:p text:style-name="Text_20_body_20_indent"><text:span text:style-name="T2">Der OpenXP-</text:span><text:span text:style-name="T14">Editor</text:span><text:span text:style-name="T2"> wird mit WordStar-ähnlichen Kommandos bedient. Wer mit </text:span><text:span text:style-name="T14">QEdit</text:span><text:span text:style-name="T2"> oder ähnlichen Editoren vertraut ist, wie Sie sie auch in den meisten anderen DOS-Pointprogrammen finden, sollte damit problemlos zurechtkommen. Aber inzwischen ist dieser Standard veraltet und es hat sich der SAA-Standard (unter anderem in Windows) durchgesetzt, der doch sehr stark von WordStar abweicht. Für jeden Neuling ist es eine große Umstellung, deswegen sind die Tastaturkommandos erweitert worden, um einen möglichst reibungslosen Wechsel zu ermöglichen. Andererseits lassen sich Makros (s. </text:span><text:a xlink:type="simple" xlink:href="#5.4.%20Funktionstasten,%20Zusatz-Menü%20und%20Tastenmakros%7Coutline"><text:span text:style-name="T9">Kapitel 5.4</text:span></text:a><text:span text:style-name="T2">) für </text:span><text:span text:style-name="T4">alle</text:span><text:span text:style-name="T2"> Funktionen definieren. Einige Editor-Kommandos sind in einem Menü zusammengefaßt, das mit </text:span><text:span text:style-name="T14">F10</text:span><text:span text:style-name="T2"> oder mit der rechten Maustaste aktiviert wird.</text:span></text:p>
      <text:p text:style-name="Text_20_body_20_indent"><text:span text:style-name="T14">F2</text:span><text:span text:style-name="T2"> speichert den Text ab, </text:span><text:span text:style-name="T14">Esc</text:span><text:span text:style-name="T2"> verläßt den Editor. </text:span><text:span text:style-name="T14">Shift-F2</text:span><text:span text:style-name="T2"> tut beides.</text:span></text:p>
      <text:p text:style-name="Text_20_body_20_indent"><text:span text:style-name="T2">Zwei Tasten, die Sie sich unbedingt merken sollten, sind </text:span><text:span text:style-name="T14">F3</text:span><text:span text:style-name="T2"> und </text:span><text:span text:style-name="T14">F4</text:span><text:span text:style-name="T2">. Damit wird der Zeilenumbruch im gerade gewählten Absatz ein- oder ausgeschaltet. Diese Umschaltmöglichkeit ist wichtig, um auch vorgefertigte Texte einbauen zu können, deren Breite größer als der eingestellte rechte Rand ist, und die keine fortlaufenden Absätze besitzen. Befindet der Cursor sich innerhalb eines markierten Blockes (</text:span><text:a xlink:type="simple" xlink:href="#ID_KA060206"><text:span text:style-name="T9">s.u.</text:span></text:a><text:span text:style-name="T2">), so gelten </text:span><text:span text:style-name="T14">F3</text:span><text:span text:style-name="T2"> und </text:span><text:span text:style-name="T14">F4</text:span><text:span text:style-name="T2"> für den gesamten Block. </text:span><text:span text:style-name="T14">Shift-F3</text:span><text:span text:style-name="T2"> und </text:span><text:span text:style-name="T14">Shift-F4</text:span><text:span text:style-name="T2"> schließlich ändern dem Umbruch im gesamten Text.</text:span></text:p>
      <text:h text:style-name="Heading_20_3" text:outline-level="3">6.2.3. Editor-Einstellungen Ctrl-O-Ctrl-R</text:h>
      <text:p text:style-name="Text_20_body_20_indent"><text:span text:style-name="T2">Aus dem Editor heraus kann der Dialog für die Einstellungen per </text:span><text:span text:style-name="T14">Ctrl-O</text:span><text:span text:style-name="T2">-</text:span><text:span text:style-name="T14">Ctrl-R</text:span><text:span text:style-name="T2"> aufgerufen werden. Die einzelnen Punkte sind:</text:span></text:p>
      <text:p text:style-name="P25">Tabelle <text:sequence text:ref-name="refTable28" text:name="Table" text:formula="ooow:Table+1" style:num-format="1">1</text:sequence> Editor-Einstellungen</text:p>
      <table:table table:name="Tabelle29" table:style-name="Tabelle29">
        <table:table-column table:style-name="Tabelle29.A"/>
        <table:table-column table:style-name="Tabelle29.B"/>
        <table:table-row>
          <table:table-cell table:style-name="Tabelle29.A1" office:value-type="string">
            <text:p text:style-name="Table_20_Contents">Rechter Rand</text:p>
          </table:table-cell>
          <table:table-cell table:style-name="Tabelle29.B1" office:value-type="string">
            <text:p text:style-name="Table_20_Contents">In dieser Spalte wird der Text umgebrochen und eine neue Zeile angefangen</text:p>
          </table:table-cell>
        </table:table-row>
        <table:table-row>
          <table:table-cell table:style-name="Tabelle29.A2" office:value-type="string">
            <text:p text:style-name="Table_20_Contents">Absatzendezeichen</text:p>
          </table:table-cell>
          <table:table-cell table:style-name="Tabelle29.B2" office:value-type="string">
            <text:p text:style-name="Table_20_Contents"><text:span text:style-name="T6">Absätze (mit </text:span><text:span text:style-name="T16">Enter</text:span><text:span text:style-name="T6"> erzeugt) werden am Ende mit einem hier wählbaren Zeichen gekennzeichnet (aber nur im Editor)</text:span></text:p>
          </table:table-cell>
        </table:table-row>
        <table:table-row>
          <table:table-cell table:style-name="Tabelle29.A2" office:value-type="string">
            <text:p text:style-name="Table_20_Contents">Autom. Einrücken</text:p>
          </table:table-cell>
          <table:table-cell table:style-name="Tabelle29.B2" office:value-type="string">
            <text:p text:style-name="Table_20_Contents"><text:span text:style-name="T6">Wenn Sie eine Zeile in Spalte fünf beginnen, landen Sie durch </text:span><text:span text:style-name="T16">Enter</text:span><text:span text:style-name="T6"> direkt in der fünften Spalte der nächsten Zeile</text:span></text:p>
          </table:table-cell>
        </table:table-row>
        <table:table-row>
          <table:table-cell table:style-name="Tabelle29.A2" office:value-type="string">
            <text:p text:style-name="Table_20_Contents">Persistente Blöcke</text:p>
          </table:table-cell>
          <table:table-cell table:style-name="Tabelle29.B2" office:value-type="string">
            <text:p text:style-name="Table_20_Contents"><text:span text:style-name="T6">Markierte Blöcke bleiben beim Druck auf eine beliebige Taste erhalten, also ist auch ein </text:span><text:span text:style-name="T16">Del</text:span><text:span text:style-name="T6"> (alternativ dann halt </text:span><text:span text:style-name="T16">Ctrl-K</text:span><text:span text:style-name="T6">-</text:span><text:span text:style-name="T16">Ctrl-Y</text:span><text:span text:style-name="T6">) hier nutzlos</text:span></text:p>
          </table:table-cell>
        </table:table-row>
        <table:table-row>
          <table:table-cell table:style-name="Tabelle29.A2" office:value-type="string">
            <text:p text:style-name="Table_20_Contents">Quote-Reflow</text:p>
          </table:table-cell>
          <table:table-cell table:style-name="Tabelle29.B2" office:value-type="string">
            <text:p text:style-name="Table_20_Contents"><text:span text:style-name="T6">Wenn innerhalb des Zitates (Quote) einer Nachricht die </text:span><text:span text:style-name="T16">Enter</text:span><text:span text:style-name="T6">-Taste betätigt wird, fügt der Editor das Quote-Zeichen am Anfang der Zeile wieder ein bzw. löscht es, wenn zwei Quotezeilen zusammengefasst werden. </text:span><text:span text:style-name="T16">Shift-Enter</text:span><text:span text:style-name="T6"> bewirkt das jeweilige Gegenteil</text:span></text:p>
          </table:table-cell>
        </table:table-row>
      </table:table>
      <text:p text:style-name="P30"/>
      <text:h text:style-name="Heading_20_3" text:outline-level="3">6.2.4. Statuszeile</text:h>
      <text:p text:style-name="Text_20_body_20_indent">Die Statuszeile am oberen Bildrand gibt Ihnen Auskunft über den momentanen Zustand des Editors. Von links nach rechts werden angezeigt:</text:p>
      <text:p text:style-name="Text_20_body_20_indent"><text:span text:style-name="T5">•<text:tab/></text:span><text:span text:style-name="T7">Ze:</text:span><text:span text:style-name="T6"> Zeile</text:span></text:p>
      <text:p text:style-name="Text_20_body_20_indent"><text:span text:style-name="T5">•<text:tab/></text:span><text:span text:style-name="T7">Sp:</text:span><text:span text:style-name="T6"> Spalte</text:span></text:p>
      <text:p text:style-name="Text_20_body_20_indent"><text:span text:style-name="T5">•<text:tab/></text:span><text:span text:style-name="T6">freier Speicherplatz</text:span></text:p>
      <text:p text:style-name="Text_20_body_20_indent"><text:span text:style-name="T5">•<text:tab/></text:span><text:span text:style-name="T7">.</text:span><text:span text:style-name="T6"> = Text wurde seit dem letzten Speichern geändert</text:span></text:p>
      <text:p text:style-name="Text_20_body_20_indent"><text:span text:style-name="T5">•<text:tab/></text:span><text:span text:style-name="T6">Dateiname</text:span></text:p>
      <text:h text:style-name="P69" text:outline-level="3">6.2.5. Funktionstastenübersicht</text:h>
      <text:p text:style-name="P25">Tabelle <text:sequence text:ref-name="refTable29" text:name="Table" text:formula="ooow:Table+1" style:num-format="1">2</text:sequence> Funktionstastenübersicht</text:p>
      <table:table table:name="Tabelle30" table:style-name="Tabelle30">
        <table:table-column table:style-name="Tabelle30.A"/>
        <table:table-column table:style-name="Tabelle30.B"/>
        <table:table-row>
          <table:table-cell table:style-name="Tabelle30.A1" office:value-type="string">
            <text:p text:style-name="Table_20_Contents">F1</text:p>
          </table:table-cell>
          <table:table-cell table:style-name="Tabelle30.B1" office:value-type="string">
            <text:p text:style-name="Table_20_Contents">Online-Hilfe</text:p>
          </table:table-cell>
        </table:table-row>
        <table:table-row>
          <table:table-cell table:style-name="Tabelle30.A2" office:value-type="string">
            <text:p text:style-name="Table_20_Contents">F2</text:p>
          </table:table-cell>
          <table:table-cell table:style-name="Tabelle30.B2" office:value-type="string">
            <text:p text:style-name="Table_20_Contents">Text speichern</text:p>
          </table:table-cell>
        </table:table-row>
        <table:table-row>
          <table:table-cell table:style-name="Tabelle30.A2" office:value-type="string">
            <text:p text:style-name="Table_20_Contents">F3</text:p>
          </table:table-cell>
          <table:table-cell table:style-name="Tabelle30.B2" office:value-type="string">
            <text:p text:style-name="Table_20_Contents">Absatzumbruch ausschalten</text:p>
          </table:table-cell>
        </table:table-row>
        <table:table-row>
          <table:table-cell table:style-name="Tabelle30.A2" office:value-type="string">
            <text:p text:style-name="Table_20_Contents">F4</text:p>
          </table:table-cell>
          <table:table-cell table:style-name="Tabelle30.B2" office:value-type="string">
            <text:p text:style-name="Table_20_Contents">Absatzumbruch einschalten</text:p>
          </table:table-cell>
        </table:table-row>
        <table:table-row>
          <table:table-cell table:style-name="Tabelle30.A2" office:value-type="string">
            <text:p text:style-name="Table_20_Contents">F5</text:p>
          </table:table-cell>
          <table:table-cell table:style-name="Tabelle30.B2" office:value-type="string">
            <text:p text:style-name="Table_20_Contents">Anzeige der Absatzendmarken umschalten</text:p>
          </table:table-cell>
        </table:table-row>
        <table:table-row>
          <table:table-cell table:style-name="Tabelle30.A2" office:value-type="string">
            <text:p text:style-name="Table_20_Contents">F6</text:p>
          </table:table-cell>
          <table:table-cell table:style-name="Tabelle30.B2" office:value-type="string">
            <text:p text:style-name="Table_20_Contents">Tastenmakro-Auswahl</text:p>
          </table:table-cell>
        </table:table-row>
        <table:table-row>
          <table:table-cell table:style-name="Tabelle30.A2" office:value-type="string">
            <text:p text:style-name="Table_20_Contents">F7</text:p>
          </table:table-cell>
          <table:table-cell table:style-name="Tabelle30.B2" office:value-type="string">
            <text:p text:style-name="Table_20_Contents">Blockanfang setzen</text:p>
          </table:table-cell>
        </table:table-row>
        <table:table-row>
          <table:table-cell table:style-name="Tabelle30.A2" office:value-type="string">
            <text:p text:style-name="Table_20_Contents">F8</text:p>
          </table:table-cell>
          <table:table-cell table:style-name="Tabelle30.B2" office:value-type="string">
            <text:p text:style-name="Table_20_Contents">Blockende setzen</text:p>
          </table:table-cell>
        </table:table-row>
        <table:table-row>
          <table:table-cell table:style-name="Tabelle30.A2" office:value-type="string">
            <text:p text:style-name="Table_20_Contents">F9</text:p>
          </table:table-cell>
          <table:table-cell table:style-name="Tabelle30.B2" office:value-type="string">
            <text:p text:style-name="Table_20_Contents">DOS-Shell</text:p>
          </table:table-cell>
        </table:table-row>
        <table:table-row>
          <table:table-cell table:style-name="Tabelle30.A2" office:value-type="string">
            <text:p text:style-name="Table_20_Contents">F10</text:p>
          </table:table-cell>
          <table:table-cell table:style-name="Tabelle30.B2" office:value-type="string">
            <text:p text:style-name="Table_20_Contents">Menü</text:p>
          </table:table-cell>
        </table:table-row>
        <table:table-row>
          <table:table-cell table:style-name="Tabelle30.A2" office:value-type="string">
            <text:p text:style-name="Table_20_Contents">Shift-F2</text:p>
          </table:table-cell>
          <table:table-cell table:style-name="Tabelle30.B2" office:value-type="string">
            <text:p text:style-name="Table_20_Contents">Text speichern und Editor verlassen</text:p>
          </table:table-cell>
        </table:table-row>
        <table:table-row>
          <table:table-cell table:style-name="Tabelle30.A2" office:value-type="string">
            <text:p text:style-name="Table_20_Contents">Shift-F3</text:p>
          </table:table-cell>
          <table:table-cell table:style-name="Tabelle30.B2" office:value-type="string">
            <text:p text:style-name="Table_20_Contents">Absatzumbruch im ganzen Text abschalten</text:p>
          </table:table-cell>
        </table:table-row>
        <table:table-row>
          <table:table-cell table:style-name="Tabelle30.A2" office:value-type="string">
            <text:p text:style-name="Table_20_Contents">Shift-F4</text:p>
          </table:table-cell>
          <table:table-cell table:style-name="Tabelle30.B2" office:value-type="string">
            <text:p text:style-name="Table_20_Contents">Absatzumbruch im ganzen Text einschalten</text:p>
          </table:table-cell>
        </table:table-row>
        <table:table-row>
          <table:table-cell table:style-name="Tabelle30.A2" office:value-type="string">
            <text:p text:style-name="Table_20_Contents">Shift-F5</text:p>
          </table:table-cell>
          <table:table-cell table:style-name="Tabelle30.B2" office:value-type="string">
            <text:p text:style-name="Table_20_Contents"><text:span text:style-name="T6">Blockmarkierung ein/ausschalten ( = </text:span><text:span text:style-name="T16">Ctrl-K</text:span><text:span text:style-name="T6">-</text:span><text:span text:style-name="T16">Ctrl-H</text:span><text:span text:style-name="T6">)</text:span></text:p>
          </table:table-cell>
        </table:table-row>
        <table:table-row>
          <table:table-cell table:style-name="Tabelle30.A2" office:value-type="string">
            <text:p text:style-name="Table_20_Contents">Shift-F7</text:p>
          </table:table-cell>
          <table:table-cell table:style-name="Tabelle30.B2" office:value-type="string">
            <text:p text:style-name="Table_20_Contents"><text:span text:style-name="T6">Wort markieren ( = </text:span><text:span text:style-name="T16">Ctrl-K</text:span><text:span text:style-name="T6">-</text:span><text:span text:style-name="T16">Ctrl-T</text:span><text:span text:style-name="T6">)</text:span></text:p>
          </table:table-cell>
        </table:table-row>
        <table:table-row>
          <table:table-cell table:style-name="Tabelle30.A2" office:value-type="string">
            <text:p text:style-name="Table_20_Contents">Shift-F8</text:p>
          </table:table-cell>
          <table:table-cell table:style-name="Tabelle30.B2" office:value-type="string">
            <text:p text:style-name="Table_20_Contents">Absatz markieren</text:p>
          </table:table-cell>
        </table:table-row>
        <table:table-row>
          <table:table-cell table:style-name="Tabelle30.A2" office:value-type="string">
            <text:p text:style-name="Table_20_Contents">Shift-F9</text:p>
          </table:table-cell>
          <table:table-cell table:style-name="Tabelle30.B2" office:value-type="string">
            <text:p text:style-name="Table_20_Contents">Zeile markieren</text:p>
          </table:table-cell>
        </table:table-row>
        <table:table-row>
          <table:table-cell table:style-name="Tabelle30.A2" office:value-type="string">
            <text:p text:style-name="Table_20_Contents">Shift-F10</text:p>
          </table:table-cell>
          <table:table-cell table:style-name="Tabelle30.B2" office:value-type="string">
            <text:p text:style-name="Table_20_Contents">ganzen Text markieren</text:p>
          </table:table-cell>
        </table:table-row>
        <table:table-row>
          <table:table-cell table:style-name="Tabelle30.A2" office:value-type="string">
            <text:p text:style-name="Table_20_Contents">Shift-Pfeiltasten</text:p>
          </table:table-cell>
          <table:table-cell table:style-name="Tabelle30.B2" office:value-type="string">
            <text:p text:style-name="Table_20_Contents">zeichweise markieren</text:p>
          </table:table-cell>
        </table:table-row>
        <table:table-row>
          <table:table-cell table:style-name="Tabelle30.A2" office:value-type="string">
            <text:p text:style-name="Table_20_Contents">Shift-End</text:p>
          </table:table-cell>
          <table:table-cell table:style-name="Tabelle30.B2" office:value-type="string">
            <text:p text:style-name="Table_20_Contents">vom Cursor bis Zeilenende markieren</text:p>
          </table:table-cell>
        </table:table-row>
        <table:table-row>
          <table:table-cell table:style-name="Tabelle30.A2" office:value-type="string">
            <text:p text:style-name="Table_20_Contents">Shift-Home</text:p>
          </table:table-cell>
          <table:table-cell table:style-name="Tabelle30.B2" office:value-type="string">
            <text:p text:style-name="Table_20_Contents">vom Cursor bis Zeilenanfang markieren</text:p>
          </table:table-cell>
        </table:table-row>
        <table:table-row>
          <table:table-cell table:style-name="Tabelle30.A2" office:value-type="string">
            <text:p text:style-name="Table_20_Contents">Shift-PgUp</text:p>
          </table:table-cell>
          <table:table-cell table:style-name="Tabelle30.B2" office:value-type="string">
            <text:p text:style-name="Table_20_Contents">eine Seite nach oben markieren</text:p>
          </table:table-cell>
        </table:table-row>
        <table:table-row>
          <table:table-cell table:style-name="Tabelle30.A2" office:value-type="string">
            <text:p text:style-name="Table_20_Contents">Shift-PgDown</text:p>
          </table:table-cell>
          <table:table-cell table:style-name="Tabelle30.B2" office:value-type="string">
            <text:p text:style-name="Table_20_Contents">eine Seite nach unten markieren</text:p>
          </table:table-cell>
        </table:table-row>
        <table:table-row>
          <table:table-cell table:style-name="Tabelle30.A2" office:value-type="string">
            <text:p text:style-name="Table_20_Contents">Shift-Enter</text:p>
          </table:table-cell>
          <table:table-cell table:style-name="Tabelle30.B2" office:value-type="string">
            <text:p text:style-name="Table_20_Contents"><text:span text:style-name="T6">jeweils das gegenteilige von Quote-Reflow benutzen (s.o. </text:span><text:a xlink:type="simple" xlink:href="#6.2.3.%20Editor-Einstellungen%20Ctrl-O-Ctrl-R%7Coutline"><text:span text:style-name="T8">Editor-Einstellungen</text:span></text:a><text:span text:style-name="T6">)</text:span></text:p>
          </table:table-cell>
        </table:table-row>
      </table:table>
      <text:p text:style-name="P30"/>
      <text:h text:style-name="Heading_20_3" text:outline-level="3">6.2.6. Funktionen zur Bearbeitung von Textblöcken</text:h>
      <text:p text:style-name="Text_20_body_20_indent"><text:span text:style-name="T2">Mit </text:span><text:span text:style-name="T14">F7</text:span><text:span text:style-name="T2"> und </text:span><text:span text:style-name="T14">F8</text:span><text:span text:style-name="T2"> oder mit der linken Maustaste wird ein Textblock markiert. Die folgenden Funktionen beziehen sich immer auf den gerade markierten Block:</text:span></text:p>
      <text:p text:style-name="P25">Tabelle <text:sequence text:ref-name="refTable30" text:name="Table" text:formula="ooow:Table+1" style:num-format="1">3</text:sequence> Funktionen für Textblöcke</text:p>
      <table:table table:name="Tabelle31" table:style-name="Tabelle31">
        <table:table-column table:style-name="Tabelle31.A"/>
        <table:table-column table:style-name="Tabelle31.B"/>
        <table:table-row>
          <table:table-cell table:style-name="Tabelle31.A1" office:value-type="string">
            <text:p text:style-name="Table_20_Contents"><text:span text:style-name="T16">Ctrl-K</text:span><text:span text:style-name="T6">-</text:span><text:span text:style-name="T16">Ctrl-C</text:span></text:p>
          </table:table-cell>
          <table:table-cell table:style-name="Tabelle31.B1" office:value-type="string">
            <text:p text:style-name="Table_20_Contents">Block zur Cursorposition kopieren</text:p>
          </table:table-cell>
        </table:table-row>
        <table:table-row>
          <table:table-cell table:style-name="Tabelle31.A2" office:value-type="string">
            <text:p text:style-name="Table_20_Contents"><text:span text:style-name="T16">Ctrl-K</text:span><text:span text:style-name="T6">-</text:span><text:span text:style-name="T16">Ctrl-V</text:span></text:p>
          </table:table-cell>
          <table:table-cell table:style-name="Tabelle31.B2" office:value-type="string">
            <text:p text:style-name="Table_20_Contents">Block zur Cursorposition verschieben</text:p>
          </table:table-cell>
        </table:table-row>
        <table:table-row>
          <table:table-cell table:style-name="Tabelle31.A2" office:value-type="string">
            <text:p text:style-name="Table_20_Contents"><text:span text:style-name="T16">Ctrl-K</text:span><text:span text:style-name="T6">-</text:span><text:span text:style-name="T16">Ctrl-Y</text:span></text:p>
          </table:table-cell>
          <table:table-cell table:style-name="Tabelle31.B2" office:value-type="string">
            <text:p text:style-name="Table_20_Contents">Block löschen</text:p>
          </table:table-cell>
        </table:table-row>
        <table:table-row>
          <table:table-cell table:style-name="Tabelle31.A2" office:value-type="string">
            <text:p text:style-name="Table_20_Contents">Del</text:p>
          </table:table-cell>
          <table:table-cell table:style-name="Tabelle31.B2" office:value-type="string">
            <text:p text:style-name="Table_20_Contents">Block löschen</text:p>
          </table:table-cell>
        </table:table-row>
        <table:table-row>
          <table:table-cell table:style-name="Tabelle31.A2" office:value-type="string">
            <text:p text:style-name="Table_20_Contents"><text:span text:style-name="T16">Ctrl-K</text:span><text:span text:style-name="T6">-</text:span><text:span text:style-name="T16">Ctrl-W</text:span></text:p>
          </table:table-cell>
          <table:table-cell table:style-name="Tabelle31.B2" office:value-type="string">
            <text:p text:style-name="Table_20_Contents">Block in Datei schreiben</text:p>
          </table:table-cell>
        </table:table-row>
        <table:table-row>
          <table:table-cell table:style-name="Tabelle31.A2" office:value-type="string">
            <text:p text:style-name="Table_20_Contents"><text:span text:style-name="T16">Ctrl-K</text:span><text:span text:style-name="T6">-</text:span><text:span text:style-name="T16">Ctrl-R</text:span></text:p>
          </table:table-cell>
          <table:table-cell table:style-name="Tabelle31.B2" office:value-type="string">
            <text:p text:style-name="Table_20_Contents">Block aus Datei lesen</text:p>
          </table:table-cell>
        </table:table-row>
        <table:table-row>
          <table:table-cell table:style-name="Tabelle31.A2" office:value-type="string">
            <text:p text:style-name="Table_20_Contents"><text:span text:style-name="T16">Ctrl-K</text:span><text:span text:style-name="T6">-</text:span><text:span text:style-name="T16">Ctrl-U</text:span></text:p>
          </table:table-cell>
          <table:table-cell table:style-name="Tabelle31.B2" office:value-type="string">
            <text:p text:style-name="Table_20_Contents">Block aus Datei lesen und UUcodieren</text:p>
          </table:table-cell>
        </table:table-row>
        <table:table-row>
          <table:table-cell table:style-name="Tabelle31.A2" office:value-type="string">
            <text:p text:style-name="Table_20_Contents"><text:span text:style-name="T16">Ctrl-K</text:span><text:span text:style-name="T6">-</text:span><text:span text:style-name="T16">Ctrl-O</text:span></text:p>
          </table:table-cell>
          <table:table-cell table:style-name="Tabelle31.B2" office:value-type="string">
            <text:p text:style-name="Table_20_Contents">Block Rot13-codieren</text:p>
          </table:table-cell>
        </table:table-row>
        <table:table-row>
          <table:table-cell table:style-name="Tabelle31.A2" office:value-type="string">
            <text:p text:style-name="Table_20_Contents"><text:span text:style-name="T16">Ctrl-Q</text:span><text:span text:style-name="T6">-</text:span><text:span text:style-name="T16">Ctrl-B</text:span></text:p>
          </table:table-cell>
          <table:table-cell table:style-name="Tabelle31.B2" office:value-type="string">
            <text:p text:style-name="Table_20_Contents">Cursor an Blockanfang bewegen</text:p>
          </table:table-cell>
        </table:table-row>
        <table:table-row>
          <table:table-cell table:style-name="Tabelle31.A2" office:value-type="string">
            <text:p text:style-name="Table_20_Contents"><text:span text:style-name="T16">Ctrl-Q</text:span><text:span text:style-name="T6">-</text:span><text:span text:style-name="T16">Ctrl-K</text:span></text:p>
          </table:table-cell>
          <table:table-cell table:style-name="Tabelle31.B2" office:value-type="string">
            <text:p text:style-name="Table_20_Contents">Cursor an Blockende bewegen</text:p>
          </table:table-cell>
        </table:table-row>
        <table:table-row>
          <table:table-cell table:style-name="Tabelle31.A2" office:value-type="string">
            <text:p text:style-name="Table_20_Contents">Ctrl-B</text:p>
          </table:table-cell>
          <table:table-cell table:style-name="Tabelle31.B2" office:value-type="string">
            <text:p text:style-name="Table_20_Contents"><text:span text:style-name="T6">Block reformatieren (s. </text:span><text:a xlink:type="simple" xlink:href="#6.2.10.%20Block%20reformatieren%7Coutline"><text:span text:style-name="T8">weiter unten</text:span></text:a><text:span text:style-name="T6">)</text:span></text:p>
          </table:table-cell>
        </table:table-row>
      </table:table>
      <text:p text:style-name="P30"/>
      <text:p text:style-name="Text_20_body_20_indent">Neben diesen konventionellen Blockoperationen besteht auch die Möglichkeit, mit einer Zwischenablage (Clipboard) zu arbeiten. Dazu dienen die Tasten auf dem Ziffernblock:</text:p>
      <text:p text:style-name="P25">Tabelle <text:sequence text:ref-name="refTable31" text:name="Table" text:formula="ooow:Table+1" style:num-format="1">4</text:sequence> Funktionen für die Zwischenablage</text:p>
      <table:table table:name="Tabelle32" table:style-name="Tabelle32">
        <table:table-column table:style-name="Tabelle32.A"/>
        <table:table-column table:style-name="Tabelle32.B"/>
        <table:table-row>
          <table:table-cell table:style-name="Tabelle32.A1" office:value-type="string">
            <text:p text:style-name="Table_20_Contents">*</text:p>
          </table:table-cell>
          <table:table-cell table:style-name="Tabelle32.B1" office:value-type="string">
            <text:p text:style-name="Table_20_Contents">kopiert markierten Block in die Zwischenablage</text:p>
          </table:table-cell>
        </table:table-row>
        <table:table-row>
          <table:table-cell table:style-name="Tabelle32.A2" office:value-type="string">
            <text:p text:style-name="Table_20_Contents">-</text:p>
          </table:table-cell>
          <table:table-cell table:style-name="Tabelle32.B2" office:value-type="string">
            <text:p text:style-name="Table_20_Contents">verschiebt markierten Block in die Zwischenablage</text:p>
          </table:table-cell>
        </table:table-row>
        <table:table-row>
          <table:table-cell table:style-name="Tabelle32.A2" office:value-type="string">
            <text:p text:style-name="Table_20_Contents">+</text:p>
          </table:table-cell>
          <table:table-cell table:style-name="Tabelle32.B2" office:value-type="string">
            <text:p text:style-name="Table_20_Contents">fügt Inhalt der Zwischenablage an Cursorposition ein</text:p>
          </table:table-cell>
        </table:table-row>
      </table:table>
      <text:p text:style-name="P30"/>
      <text:p text:style-name="Text_20_body_20_indent"><text:span text:style-name="T2">Diese Zwischenablage arbeitet unabhängig von den übrigen Blockoperationen und von dem unten beschriebenen Löschpuffer. Falls OpenXP unter Windows arbeitet, wird die Windows-Zwischenablage verwendet (Hinweise zu NT und OS/2 finden Sie im </text:span><text:a xlink:type="simple" xlink:href="#C.8.%20empfehlenswerte%20Programme%7Coutline"><text:span text:style-name="T9">Anhang C.8</text:span></text:a><text:span text:style-name="T2">).</text:span></text:p>
      <text:h text:style-name="Heading_20_3" text:outline-level="3">6.2.7. Löschen und Einfügen</text:h>
      <text:p text:style-name="Text_20_body_20_indent"><text:span text:style-name="T2">Zum Löschen von Text stehen neben der üblichen </text:span><text:span text:style-name="T14">Backspace</text:span><text:span text:style-name="T2">- und </text:span><text:span text:style-name="T14">Del</text:span><text:span text:style-name="T2">-Taste noch folgende Funktionen zur Verfügung:</text:span></text:p>
      <text:p text:style-name="P25">Tabelle <text:sequence text:ref-name="refTable32" text:name="Table" text:formula="ooow:Table+1" style:num-format="1">5</text:sequence> Funktionen zum Löschen von Text</text:p>
      <table:table table:name="Tabelle33" table:style-name="Tabelle33">
        <table:table-column table:style-name="Tabelle33.A" table:number-columns-repeated="2"/>
        <table:table-row>
          <table:table-cell table:style-name="Tabelle33.A1" office:value-type="string">
            <text:p text:style-name="Table_20_Contents">Ctrl-T</text:p>
          </table:table-cell>
          <table:table-cell table:style-name="Tabelle33.B1" office:value-type="string">
            <text:p text:style-name="Table_20_Contents">Wort nach rechts löschen</text:p>
          </table:table-cell>
        </table:table-row>
        <table:table-row>
          <table:table-cell table:style-name="Tabelle33.A2" office:value-type="string">
            <text:p text:style-name="Table_20_Contents">Ctrl-Backspace</text:p>
          </table:table-cell>
          <table:table-cell table:style-name="Tabelle33.B2" office:value-type="string">
            <text:p text:style-name="Table_20_Contents">Wort nach links löschen</text:p>
          </table:table-cell>
        </table:table-row>
        <table:table-row>
          <table:table-cell table:style-name="Tabelle33.A2" office:value-type="string">
            <text:p text:style-name="Table_20_Contents">Ctrl-Y</text:p>
          </table:table-cell>
          <table:table-cell table:style-name="Tabelle33.B2" office:value-type="string">
            <text:p text:style-name="Table_20_Contents">Zeile löschen</text:p>
          </table:table-cell>
        </table:table-row>
        <table:table-row>
          <table:table-cell table:style-name="Tabelle33.A2" office:value-type="string">
            <text:p text:style-name="Table_20_Contents"><text:span text:style-name="T16">Ctrl-K</text:span><text:span text:style-name="T6">-</text:span><text:span text:style-name="T16">Ctrl-Y</text:span></text:p>
          </table:table-cell>
          <table:table-cell table:style-name="Tabelle33.B2" office:value-type="string">
            <text:p text:style-name="Table_20_Contents">Block löschen</text:p>
          </table:table-cell>
        </table:table-row>
        <table:table-row>
          <table:table-cell table:style-name="Tabelle33.A2" office:value-type="string">
            <text:p text:style-name="Table_20_Contents">Del</text:p>
          </table:table-cell>
          <table:table-cell table:style-name="Tabelle33.B2" office:value-type="string">
            <text:p text:style-name="Table_20_Contents">Block löschen</text:p>
          </table:table-cell>
        </table:table-row>
        <table:table-row>
          <table:table-cell table:style-name="Tabelle33.A2" office:value-type="string">
            <text:p text:style-name="Table_20_Contents"><text:span text:style-name="T16">Ctrl-Q</text:span><text:span text:style-name="T6">-</text:span><text:span text:style-name="T16">Ctrl-Y</text:span></text:p>
          </table:table-cell>
          <table:table-cell table:style-name="Tabelle33.B2" office:value-type="string">
            <text:p text:style-name="Table_20_Contents">bis Absatzende löschen</text:p>
          </table:table-cell>
        </table:table-row>
        <table:table-row>
          <table:table-cell table:style-name="Tabelle33.A2" office:value-type="string">
            <text:p text:style-name="Table_20_Contents">Alt-Y</text:p>
          </table:table-cell>
          <table:table-cell table:style-name="Tabelle33.B2" office:value-type="string">
            <text:p text:style-name="Table_20_Contents"><text:span text:style-name="T6">bis Textende löschen </text:span><text:span text:style-name="T21">a</text:span><text:span text:style-name="T22"> </text:span></text:p>
          </table:table-cell>
        </table:table-row>
        <table:table-row>
          <table:table-cell table:style-name="Tabelle33.A8" table:number-columns-spanned="2" office:value-type="string">
            <text:p text:style-name="Table_20_Contents">Bemerkungen:</text:p>
            <text:p text:style-name="Table_20_Contents"><text:span text:style-name="T6">a. <text:tab/>Bei einigen deutschen Tastaturtreibern sind </text:span><text:span text:style-name="T16">Alt-Y</text:span><text:span text:style-name="T6"> und </text:span><text:span text:style-name="T16">Alt-Z</text:span><text:span text:style-name="T6"> vertauscht.</text:span></text:p>
          </table:table-cell>
          <table:covered-table-cell/>
        </table:table-row>
      </table:table>
      <text:p text:style-name="P30"/>
      <text:p text:style-name="Text_20_body_20_indent">Nur in Verbindung mit der Windows Zwischenablage:</text:p>
      <text:p text:style-name="P25">Tabelle <text:sequence text:ref-name="refTable33" text:name="Table" text:formula="ooow:Table+1" style:num-format="1">6</text:sequence> Lösch-Funktionen für die Zwischenablage</text:p>
      <table:table table:name="Tabelle34" table:style-name="Tabelle34">
        <table:table-column table:style-name="Tabelle34.A" table:number-columns-repeated="2"/>
        <table:table-row>
          <table:table-cell table:style-name="Tabelle34.A1" office:value-type="string">
            <text:p text:style-name="Table_20_Contents">Shift-Del</text:p>
          </table:table-cell>
          <table:table-cell table:style-name="Tabelle34.B1" office:value-type="string">
            <text:p text:style-name="Table_20_Contents">Block ausschneiden und ins Clipboard verschieben</text:p>
          </table:table-cell>
        </table:table-row>
        <table:table-row>
          <table:table-cell table:style-name="Tabelle34.A2" office:value-type="string">
            <text:p text:style-name="Table_20_Contents">Shift-Ins</text:p>
          </table:table-cell>
          <table:table-cell table:style-name="Tabelle34.B2" office:value-type="string">
            <text:p text:style-name="Table_20_Contents">Block an Cursorposition einfügen</text:p>
          </table:table-cell>
        </table:table-row>
        <table:table-row>
          <table:table-cell table:style-name="Tabelle34.A2" office:value-type="string">
            <text:p text:style-name="Table_20_Contents">Ctrl-Ins</text:p>
          </table:table-cell>
          <table:table-cell table:style-name="Tabelle34.B2" office:value-type="string">
            <text:p text:style-name="Table_20_Contents">Block ins Clipboard kopieren</text:p>
          </table:table-cell>
        </table:table-row>
      </table:table>
      <text:p text:style-name="P30"/>
      <text:p text:style-name="Text_20_body_20_indent"><text:span text:style-name="T2">Solche gelöschten Textteile sind allerdings nicht verloren, sondern werden - solange der Speicher ausreicht - zwischengespeichert. Dadurch können Sie alle Löschoperationen mit </text:span><text:span text:style-name="T14">Ctrl-U</text:span><text:span text:style-name="T2"> wieder rückgängig machen; der zuletzt gelöschte Textabschnitt wird dabei an der aktuellen Cursorposition wieder eingefügt.</text:span></text:p>
      <text:h text:style-name="Heading_20_3" text:outline-level="3">6.2.8. Suchen (und Ersetzen)</text:h>
      <text:p text:style-name="Text_20_body_20_indent"><text:span text:style-name="T2">Um einen Begriff im Text zu suchen, drücken Sie </text:span><text:span text:style-name="T14">Ctrl-Q</text:span><text:span text:style-name="T2">-</text:span><text:span text:style-name="T14">Ctrl-F</text:span><text:span text:style-name="T2"> und geben Sie anschließend den zu suchenden Begriff ein. Verwenden Sie </text:span><text:span text:style-name="T14">Ctrl Q</text:span><text:span text:style-name="T2">-</text:span><text:span text:style-name="T14">Ctrl-A</text:span><text:span text:style-name="T2">, um die gefundenen Begriffe einzeln oder vollständig durch einen anderen Text ersetzen zu lassen.</text:span></text:p>
      <text:p text:style-name="Text_20_body_20_indent"><text:span text:style-name="T14">Ctrl-L</text:span><text:span text:style-name="T2"> wiederholt die letzte Suchoperation.</text:span></text:p>
      <text:h text:style-name="Heading_20_3" text:outline-level="3">6.2.9. Markierungen</text:h>
      <text:p text:style-name="Text_20_body_20_indent">Der Editor erlaubt das Setzen von bis zu 5 Markierungen im Text, die anschließend über entsprechende Tastenkombinationen angesprungen werden können:</text:p>
      <text:p text:style-name="P25">Tabelle <text:sequence text:ref-name="refTable34" text:name="Table" text:formula="ooow:Table+1" style:num-format="1">7</text:sequence> Markierungen im Editor</text:p>
      <table:table table:name="Tabelle35" table:style-name="Tabelle35">
        <table:table-column table:style-name="Tabelle35.A"/>
        <table:table-column table:style-name="Tabelle35.B"/>
        <table:table-row>
          <table:table-cell table:style-name="Tabelle35.A1" office:value-type="string">
            <text:p text:style-name="Table_20_Contents"><text:span text:style-name="T16">Ctrl-K</text:span><text:span text:style-name="T6">-</text:span><text:span text:style-name="T16">Ctrl-</text:span><text:span text:style-name="T50">x</text:span></text:p>
          </table:table-cell>
          <table:table-cell table:style-name="Tabelle35.B1" office:value-type="string">
            <text:p text:style-name="Table_20_Contents"><text:span text:style-name="T6">Markierung </text:span><text:span text:style-name="T56">x</text:span><text:span text:style-name="T6"> an Cursorposition setzen (</text:span><text:span text:style-name="T56">x</text:span><text:span text:style-name="T6"> = 1 bis 5)</text:span></text:p>
          </table:table-cell>
        </table:table-row>
        <table:table-row>
          <table:table-cell table:style-name="Tabelle35.A2" office:value-type="string">
            <text:p text:style-name="Table_20_Contents"><text:span text:style-name="T16">Ctrl-Q</text:span><text:span text:style-name="T6">-</text:span><text:span text:style-name="T16">Ctrl-</text:span><text:span text:style-name="T50">x</text:span></text:p>
          </table:table-cell>
          <table:table-cell table:style-name="Tabelle35.B2" office:value-type="string">
            <text:p text:style-name="Table_20_Contents"><text:span text:style-name="T6">springe zu Markierung </text:span><text:span text:style-name="T56">x</text:span><text:span text:style-name="T6"> (</text:span><text:span text:style-name="T56">x</text:span><text:span text:style-name="T6"> = 1 bis 5)</text:span></text:p>
          </table:table-cell>
        </table:table-row>
      </table:table>
      <text:p text:style-name="P30"/>
      <text:h text:style-name="Heading_20_3" text:outline-level="3">6.2.10. Block reformatieren</text:h>
      <text:p text:style-name="Text_20_body_20_indent"><text:span text:style-name="T2">Mit Hilfe der Tastenkombination </text:span><text:span text:style-name="T14">Ctrl-B</text:span><text:span text:style-name="T2"> kann man einen Block reformatieren, d.h. alle Zeilen werden so gut es geht auf die eingestellte maximale Zeilenlänge gesetzt. Aus einem Block</text:span></text:p>
      <text:p text:style-name="P47"/>
      <text:p text:style-name="P48"><text:s text:c="3"/>&gt; OpenXP ist super, vor allem der Editor</text:p>
      <text:p text:style-name="P48"><text:s text:c="3"/>&gt; ist seit der 3.12 so viel besser geworden. Endlich macht</text:p>
      <text:p text:style-name="P48"><text:s text:c="3"/>&gt; es</text:p>
      <text:p text:style-name="P48"><text:s text:c="3"/>&gt; wieder richtig Spass damit zu arbeiten.</text:p>
      <text:p text:style-name="P48"/>
      <text:p text:style-name="P48"><text:s text:c="3"/>&gt; OpenXP ist super, vor allem der Editor ist seit der 3.12 so</text:p>
      <text:p text:style-name="P48"><text:s text:c="3"/>&gt; viel besser geworden. Endlich macht es wieder richtig Spass</text:p>
      <text:p text:style-name="P48"><text:s text:c="3"/>&gt; damit zu arbeiten.</text:p>
      <text:p text:style-name="P48"><text:s text:c="10"/></text:p>
      <text:p text:style-name="Text_20_body_20_indent"><text:span text:style-name="T2">Auch die Quotezeichen (</text:span><text:span text:style-name="T15">&gt;</text:span><text:span text:style-name="T2">) bleiben richtig erhalten, aber auch nicht-zitierte Passagen werden so wieder lesbarer. Sogar das automatische Einrücken ist damit vereinfacht worden: Man setzt die erste Zeile des Blockes in die gewünschte Spalte und drückt einfach </text:span><text:span text:style-name="T14">Ctrl-B</text:span><text:span text:style-name="T2">, schon sind alle Zeilen auf diese Spalte ausgerichtet.</text:span></text:p>
      <text:p text:style-name="Text_20_body_20_indent">Als Block wird hier entweder ein markierter Bereich definiert oder der aktuelle Absatz, der bis zur nächsten Leerzeile läuft nicht bis zum nächsten Zeilenumbruch (!).</text:p>
      <text:h text:style-name="Heading_20_3" text:outline-level="3">6.2.11. Verschiedenes</text:h>
      <text:p text:style-name="P25">Tabelle <text:sequence text:ref-name="refTable35" text:name="Table" text:formula="ooow:Table+1" style:num-format="1">8</text:sequence> weitere Funktionen im Editor</text:p>
      <table:table table:name="Tabelle36" table:style-name="Tabelle36">
        <table:table-column table:style-name="Tabelle36.A"/>
        <table:table-column table:style-name="Tabelle36.B"/>
        <table:table-row>
          <table:table-cell table:style-name="Tabelle36.A1" office:value-type="string">
            <text:p text:style-name="Table_20_Contents"><text:span text:style-name="T16">Ctrl-O</text:span><text:span text:style-name="T6">-</text:span><text:span text:style-name="T16">Ctrl-R</text:span></text:p>
          </table:table-cell>
          <table:table-cell table:style-name="Tabelle36.B1" office:value-type="string">
            <text:p text:style-name="Table_20_Contents">aktiviert ein Einstellfenster für rechten Rand, Absatzendezeichen und automatisches Einrücken.</text:p>
          </table:table-cell>
        </table:table-row>
        <table:table-row>
          <table:table-cell table:style-name="Tabelle36.A2" office:value-type="string">
            <text:p text:style-name="Table_20_Contents"><text:span text:style-name="T16">Ctrl-K</text:span><text:span text:style-name="T6">-</text:span><text:span text:style-name="T16">Ctrl-P</text:span></text:p>
          </table:table-cell>
          <table:table-cell table:style-name="Tabelle36.B2" office:value-type="string">
            <text:p text:style-name="Table_20_Contents">druckt den markierten Block aus. Wurde kein Block markiert, so wird der gesamte Text gedruckt.</text:p>
          </table:table-cell>
        </table:table-row>
        <table:table-row>
          <table:table-cell table:style-name="Tabelle36.A2" office:value-type="string">
            <text:p text:style-name="Table_20_Contents"><text:span text:style-name="T16">Ctrl-Q</text:span><text:span text:style-name="T6">-</text:span><text:span text:style-name="T16">Ctrl-P</text:span></text:p>
          </table:table-cell>
          <table:table-cell table:style-name="Tabelle36.B2" office:value-type="string">
            <text:p text:style-name="Table_20_Contents">springt zurück zur vorherigen Cursorposition</text:p>
          </table:table-cell>
        </table:table-row>
        <table:table-row>
          <table:table-cell table:style-name="Tabelle36.A2" office:value-type="string">
            <text:p text:style-name="Table_20_Contents">Ctrl-P</text:p>
          </table:table-cell>
          <table:table-cell table:style-name="Tabelle36.B2" office:value-type="string">
            <text:p text:style-name="Table_20_Contents"><text:span text:style-name="T6">dient zur Eingabe von Steuerzeichen. Dafür ist zuerst </text:span><text:span text:style-name="T16">Ctrl-P</text:span><text:span text:style-name="T6"> und dann das Steuerzeichen (z.B. </text:span><text:span text:style-name="T16">Ctrl-A</text:span><text:span text:style-name="T6">) einzugeben.</text:span></text:p>
          </table:table-cell>
        </table:table-row>
        <table:table-row>
          <table:table-cell table:style-name="Tabelle36.A2" office:value-type="string">
            <text:p text:style-name="Table_20_Contents"><text:span text:style-name="T16">Ctrl-Q</text:span><text:span text:style-name="T6">-</text:span><text:span text:style-name="T16">Ctrl-I</text:span></text:p>
          </table:table-cell>
          <table:table-cell table:style-name="Tabelle36.B2" office:value-type="string">
            <text:p text:style-name="Table_20_Contents">schaltet die automatische Einrückung ein bzw. aus.</text:p>
          </table:table-cell>
        </table:table-row>
        <table:table-row>
          <table:table-cell table:style-name="Tabelle36.A2" office:value-type="string">
            <text:p text:style-name="Table_20_Contents">Alt-B</text:p>
          </table:table-cell>
          <table:table-cell table:style-name="Tabelle36.B2" office:value-type="string">
            <text:p text:style-name="Table_20_Contents">ändert innerhalb des Nachrichteneditors den Betreff.</text:p>
          </table:table-cell>
        </table:table-row>
      </table:table>
      <text:p text:style-name="P30"/>
      <text:h text:style-name="Heading_20_2" text:outline-level="2">6.3. Archiv-Viewer</text:h>
      <text:p text:style-name="Text_20_body_20_indent"><text:span text:style-name="T2">Der eingebaute Archiv-Viewer wird immer dann aktiviert, wenn Sie eine Binärnachricht zum Lesen anwählen, die Archiv-Format hat. Gültige Archiv-Formate sind </text:span><text:span text:style-name="T15">arc</text:span><text:span text:style-name="T2">, </text:span><text:span text:style-name="T15">arj</text:span><text:span text:style-name="T2">, </text:span><text:span text:style-name="T15">dwc</text:span><text:span text:style-name="T2">, </text:span><text:span text:style-name="T15">hyp</text:span><text:span text:style-name="T2">, </text:span><text:span text:style-name="T15">lzh</text:span><text:span text:style-name="T2">, </text:span><text:span text:style-name="T15">pak</text:span><text:span text:style-name="T2">, </text:span><text:span text:style-name="T15">sqz</text:span><text:span text:style-name="T2">, </text:span><text:span text:style-name="T15">zip</text:span><text:span text:style-name="T2"> und </text:span><text:span text:style-name="T15">zoo</text:span><text:span text:style-name="T2">. Auch die entsprechenden selbstextrahierenden (SFX-) Dateiformate werden erkannt, sofern es sich um MS-DOS-Dateien handelt. Einzige Ausnahme sind alte </text:span><text:span text:style-name="T14">LHArc</text:span><text:span text:style-name="T2">-SFX-Dateien.</text:span></text:p>
      <text:p text:style-name="Text_20_body_20_indent"><text:span text:style-name="T2">Wahlweise können Sie den Archiv-Viewer auch direkt über </text:span><text:span text:style-name="T19">Zusatz</text:span><text:span text:style-name="T20">®</text:span><text:span text:style-name="T19">Archiv-Viewer</text:span><text:span text:style-name="T2"> aufrufen, um den Inhalt einer beliebigen Archivdatei anzuzeigen. Oder Sie verwenden OpenXP mit dem Parameter </text:span><text:span text:style-name="T23">/av:</text:span><text:span text:style-name="T2"> (s. </text:span><text:a xlink:type="simple" xlink:href="#A.1.%20Aufruf-Parameter%7Coutline"><text:span text:style-name="T9">Anhang A.1</text:span></text:a><text:span text:style-name="T2">) direkt als Archiv-Viewer.</text:span></text:p>
      <text:p text:style-name="Text_20_body_20_indent">Innerhalb des Archiv-Listers werden folgende Informationen angezeigt:</text:p>
      <text:p text:style-name="P25">Tabelle <text:sequence text:ref-name="refTable36" text:name="Table" text:formula="ooow:Table+1" style:num-format="1">9</text:sequence> Informationen im Archiv-Lister</text:p>
      <table:table table:name="Tabelle37" table:style-name="Tabelle37">
        <table:table-column table:style-name="Tabelle37.A"/>
        <table:table-column table:style-name="Tabelle37.B"/>
        <table:table-row>
          <table:table-cell table:style-name="Tabelle37.A1" office:value-type="string">
            <text:p text:style-name="Table_20_Contents">Name</text:p>
          </table:table-cell>
          <table:table-cell table:style-name="Tabelle37.B1" office:value-type="string">
            <text:p text:style-name="Table_20_Contents">der Dateiname</text:p>
          </table:table-cell>
        </table:table-row>
        <table:table-row>
          <table:table-cell table:style-name="Tabelle37.A2" office:value-type="string">
            <text:p text:style-name="Table_20_Contents">OrgGröße</text:p>
          </table:table-cell>
          <table:table-cell table:style-name="Tabelle37.B2" office:value-type="string">
            <text:p text:style-name="Table_20_Contents">die Dateigröße vor dem Packen bzw. nach dem Entpacken</text:p>
          </table:table-cell>
        </table:table-row>
        <table:table-row>
          <table:table-cell table:style-name="Tabelle37.A2" office:value-type="string">
            <text:p text:style-name="Table_20_Contents">CompGröße</text:p>
          </table:table-cell>
          <table:table-cell table:style-name="Tabelle37.B2" office:value-type="string">
            <text:p text:style-name="Table_20_Contents">die Dateigröße in gepackter Form</text:p>
          </table:table-cell>
        </table:table-row>
        <table:table-row>
          <table:table-cell table:style-name="Tabelle37.A2" office:value-type="string">
            <text:p text:style-name="Table_20_Contents">%</text:p>
          </table:table-cell>
          <table:table-cell table:style-name="Tabelle37.B2" office:value-type="string">
            <text:p text:style-name="Table_20_Contents"><text:span text:style-name="T7">CompGröße</text:span><text:span text:style-name="T6"> / </text:span><text:span text:style-name="T7">OrgGröße</text:span><text:span text:style-name="T6"> * 100</text:span></text:p>
          </table:table-cell>
        </table:table-row>
        <table:table-row>
          <table:table-cell table:style-name="Tabelle37.A2" office:value-type="string">
            <text:p text:style-name="Table_20_Contents">Methode</text:p>
          </table:table-cell>
          <table:table-cell table:style-name="Tabelle37.B2" office:value-type="string">
            <text:p text:style-name="Table_20_Contents">die Packer-Methode; unterschiedlich, je nach Packer</text:p>
          </table:table-cell>
        </table:table-row>
        <table:table-row>
          <table:table-cell table:style-name="Tabelle37.A2" office:value-type="string">
            <text:p text:style-name="Table_20_Contents">Datum</text:p>
          </table:table-cell>
          <table:table-cell table:style-name="Tabelle37.B2" office:value-type="string">
            <text:p text:style-name="Table_20_Contents">Datei-Datum vor dem Packen und nach dem Entpacken</text:p>
          </table:table-cell>
        </table:table-row>
        <table:table-row>
          <table:table-cell table:style-name="Tabelle37.A2" office:value-type="string">
            <text:p text:style-name="Table_20_Contents">Uhrzeit</text:p>
          </table:table-cell>
          <table:table-cell table:style-name="Tabelle37.B2" office:value-type="string">
            <text:p text:style-name="Table_20_Contents">dito, für die Uhrzeit</text:p>
          </table:table-cell>
        </table:table-row>
      </table:table>
      <text:p text:style-name="P30"/>
      <text:p text:style-name="Text_20_body_20_indent">Ganz rechts wird noch das Archivformat angezeigt.</text:p>
      <text:p text:style-name="Text_20_body_20_indent"><text:span text:style-name="T2">Mit </text:span><text:span text:style-name="T14">Enter</text:span><text:span text:style-name="T2"> wird die Datei temporär entpackt und in den Lister geladen - bzw. in den Archiv-Viewer, falls es sich wiederum um eine Archiv-Datei handelt. Bei Rückkehr wird die Datei wieder gelöscht. </text:span><text:span text:style-name="T14">X</text:span><text:span text:style-name="T2"> dagegen extrahiert eine Datei in ein anzugebendes Verzeichnis (Vorgabe ist </text:span><text:span text:style-name="T19">Config</text:span><text:span text:style-name="T20">®</text:span><text:span text:style-name="T19">Pfade</text:span><text:span text:style-name="T20">®</text:span><text:span text:style-name="T19">Extrakt-Verzeichnis</text:span><text:span text:style-name="T2">). Wahlweise können Sie auch mehrere Dateien markieren und mit </text:span><text:span text:style-name="T14">X</text:span><text:span text:style-name="T2"> extrahieren. Daß dazu der Entpacker mehrfach aufgerufen wird, ist aus </text:span><text:span text:style-name="T4">technischen Gründen</text:span><text:span text:style-name="T2"> unumgänglich.</text:span></text:p>
      <text:p text:style-name="Text_20_body_20_indent"><text:span text:style-name="T2">Probleme kann es bei Dateien geben, die auf einem nicht-MS-DOS-Rechner gepackt wurden und überlange Dateinamen haben. Solche Dateien können nur von Hand über den Namen </text:span><text:span text:style-name="T15">*.*</text:span><text:span text:style-name="T2"> entpackt werden. Auch Dateien, die mit einem vollständigen Pfad eingepackt wurden, können u.U. nicht aus OpenXP heraus entpackt werden.</text:span></text:p>
      <text:p text:style-name="Text_20_body_20_indent"><text:span text:style-name="T2">Die verwendeten Entpacker können Sie unter </text:span><text:span text:style-name="T19">Config</text:span><text:span text:style-name="T20">®</text:span><text:span text:style-name="T19">Extern</text:span><text:span text:style-name="T20">®</text:span><text:span text:style-name="T19">Entpacker</text:span><text:span text:style-name="T2"> einstellen. Näheres dazu steht in der Online-Hilfe. Die Archivformate </text:span><text:span text:style-name="T15">dwc</text:span><text:span text:style-name="T2"> (</text:span><text:span text:style-name="T14">Dean W. Cooper's Packer</text:span><text:span text:style-name="T2">) und </text:span><text:span text:style-name="T15">hyp</text:span><text:span text:style-name="T2"> (</text:span><text:span text:style-name="T14">Hyper</text:span><text:span text:style-name="T2"> - ein deutscher Packer) sind nur äußerst selten; außerdem existieren meines Wissens keine alternativen Entpacker dafür (bis auf eine sehr suspekte, gepatchte Version von </text:span><text:span text:style-name="T15">dwc</text:span><text:span text:style-name="T2">, die unter dem Namen </text:span><text:span text:style-name="T14">vap</text:span><text:span text:style-name="T2"> verbreitet wird). Daher sind diese nur über direktes (vorsichtiges!) Editieren der Datei </text:span><text:span text:style-name="T15">xpoint.cfg</text:span><text:span text:style-name="T2"> einstellbar.</text:span></text:p>
      <text:p text:style-name="Text_20_body_20_indent"><text:span text:style-name="T2">Der Archiv-Viewer ist übrigens in Form eines universellen Archiv-Auflisters und -Entpackers auch als eigenständiges Programm unter dem Namen </text:span><text:span text:style-name="T14">av</text:span><text:span text:style-name="T2"> erhältlich; </text:span><text:span text:style-name="T14">av</text:span><text:span text:style-name="T2"> ist Public Domain.</text:span></text:p>
      <text:h text:style-name="Heading_20_3" text:outline-level="3">Bild- und andere Viewer</text:h>
      <text:p text:style-name="Text_20_body_20_indent"><text:span text:style-name="T2">Neben Archiven kann OpenXP auch den Inhalt anderer Dateien, wie z.B. </text:span><text:span text:style-name="T15">gif</text:span><text:span text:style-name="T2">-Grafiken, automatisch anzeigen lassen. Dazu müssen bei </text:span><text:span text:style-name="T19">Edit</text:span><text:span text:style-name="T20">®</text:span><text:span text:style-name="T19">Viewer</text:span><text:span text:style-name="T2"> entsprechende Anzeigeprogramme eingetragen werden.</text:span></text:p>
      <text:h text:style-name="Heading_20_2" text:outline-level="2">6.4. CrossTerm</text:h>
      <text:p text:style-name="Text_20_body_20_indent"><text:span text:style-name="T2">Das eingebaute Terminal-Programm wird entweder per </text:span><text:span text:style-name="T19">Netcall</text:span><text:span text:style-name="T20">®</text:span><text:span text:style-name="T19">Online</text:span><text:span text:style-name="T2"> oder mit </text:span><text:span text:style-name="T19">XPoint</text:span><text:span text:style-name="T20">®</text:span><text:span text:style-name="T19">Terminal</text:span><text:span text:style-name="T2"> aktiviert. Im ersteren Fall </text:span><text:span text:style-name="T4">muss</text:span><text:span text:style-name="T2"> unter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das Login-Paßwort angegeben sein; wahlweise ist auch die Angabe eines Logfiles möglich, das nach dem Login automatisch geöffnet wird. Die Einstellungen für </text:span><text:span text:style-name="T19">XPoint</text:span><text:span text:style-name="T20">®</text:span><text:span text:style-name="T19">Terminal</text:span><text:span text:style-name="T2"> können Sie in </text:span><text:span text:style-name="T19">Config</text:span><text:span text:style-name="T20">®</text:span><text:span text:style-name="T19">Optionen</text:span><text:span text:style-name="T20">®</text:span><text:span text:style-name="T19">Terminal</text:span><text:span text:style-name="T2"> vornehmen.</text:span></text:p>
      <text:p text:style-name="Text_20_body_20_indent"><text:span text:style-name="T14">CrossTerm</text:span><text:span text:style-name="T2"> kann und soll keine ausgewachsenen Terminalprogramme wie </text:span><text:span text:style-name="T14">TeleMate</text:span><text:span text:style-name="T2"> oder </text:span><text:span text:style-name="T14">Terminate</text:span><text:span text:style-name="T2"> ersetzen. Es beinhaltet daher nur die allernotwendigsten Funktionen.</text:span></text:p>
      <text:h text:style-name="Heading_20_3" text:outline-level="3">Tasten innerhalb von CrossTerm</text:h>
      <text:p text:style-name="P25">Tabelle <text:sequence text:ref-name="refTable37" text:name="Table" text:formula="ooow:Table+1" style:num-format="1">10</text:sequence> Tasten innerhalb von CrossTerm</text:p>
      <table:table table:name="Tabelle38" table:style-name="Tabelle38">
        <table:table-column table:style-name="Tabelle38.A"/>
        <table:table-column table:style-name="Tabelle38.B"/>
        <table:table-row>
          <table:table-cell table:style-name="Tabelle38.A1" office:value-type="string">
            <text:p text:style-name="Table_20_Contents">Alt-O</text:p>
          </table:table-cell>
          <table:table-cell table:style-name="Tabelle38.B1" office:value-type="string">
            <text:p text:style-name="Table_20_Contents">Optionen einsstellen (Schnittstelle, Modem-Init, automatischer Zmodem-Up / Download u.a.)</text:p>
          </table:table-cell>
        </table:table-row>
        <table:table-row>
          <table:table-cell table:style-name="Tabelle38.A2" office:value-type="string">
            <text:p text:style-name="Table_20_Contents">Alt-L</text:p>
          </table:table-cell>
          <table:table-cell table:style-name="Tabelle38.B2" office:value-type="string">
            <text:p text:style-name="Table_20_Contents">öffnet bzw. schließt das Logfile.</text:p>
          </table:table-cell>
        </table:table-row>
        <table:table-row>
          <table:table-cell table:style-name="Tabelle38.A2" office:value-type="string">
            <text:p text:style-name="Table_20_Contents">Alt-H</text:p>
          </table:table-cell>
          <table:table-cell table:style-name="Tabelle38.B2" office:value-type="string">
            <text:p text:style-name="Table_20_Contents">trennt die Verbindung.</text:p>
          </table:table-cell>
        </table:table-row>
        <table:table-row>
          <table:table-cell table:style-name="Tabelle38.A2" office:value-type="string">
            <text:p text:style-name="Table_20_Contents">Alt-X</text:p>
          </table:table-cell>
          <table:table-cell table:style-name="Tabelle38.B2" office:value-type="string">
            <text:p text:style-name="Table_20_Contents"><text:span text:style-name="T6">beendet </text:span><text:span text:style-name="T16">CrossTerm</text:span><text:span text:style-name="T6">. Die Verbindung - falls vorhanden - bleibt bestehen.</text:span></text:p>
          </table:table-cell>
        </table:table-row>
        <table:table-row>
          <table:table-cell table:style-name="Tabelle38.A2" office:value-type="string">
            <text:p text:style-name="Table_20_Contents">Ctrl-Home</text:p>
          </table:table-cell>
          <table:table-cell table:style-name="Tabelle38.B2" office:value-type="string">
            <text:p text:style-name="Table_20_Contents">löscht den Bildschirm.</text:p>
          </table:table-cell>
        </table:table-row>
        <table:table-row>
          <table:table-cell table:style-name="Tabelle38.A2" office:value-type="string">
            <text:p text:style-name="Table_20_Contents">Alt-D</text:p>
          </table:table-cell>
          <table:table-cell table:style-name="Tabelle38.B2" office:value-type="string">
            <text:p text:style-name="Table_20_Contents">schaltet die Statuszeile ein oder aus.</text:p>
          </table:table-cell>
        </table:table-row>
        <table:table-row>
          <table:table-cell table:style-name="Tabelle38.A2" office:value-type="string">
            <text:p text:style-name="Table_20_Contents">F9</text:p>
          </table:table-cell>
          <table:table-cell table:style-name="Tabelle38.B2" office:value-type="string">
            <text:p text:style-name="Table_20_Contents">DOS-Aufruf, wie (fast) überall in OpenXP</text:p>
          </table:table-cell>
        </table:table-row>
      </table:table>
      <text:p text:style-name="P30"/>
      <text:p text:style-name="Text_20_body_20_indent"><text:span text:style-name="T2">Falls der automatische Zmodem-Up / Download abgeschaltet ist, können Sie dafür die üblichen Tasten </text:span><text:span text:style-name="T14">PgUp</text:span><text:span text:style-name="T2"> und </text:span><text:span text:style-name="T14">PgDn</text:span><text:span text:style-name="T2"> verwenden.</text:span></text:p>
      <text:h text:style-name="Heading_20_2" text:outline-level="2">6.5. Tastenkürzel</text:h>
      <text:h text:style-name="Heading_20_3" text:outline-level="3">6.5.1. Tasten, die Sie fast überall in OpenXP verwenden können</text:h>
      <text:p text:style-name="P25">Tabelle <text:sequence text:ref-name="refTable38" text:name="Table" text:formula="ooow:Table+1" style:num-format="1">11</text:sequence> (fast) überall geltende Tasten</text:p>
      <table:table table:name="Tabelle39" table:style-name="Tabelle39">
        <table:table-column table:style-name="Tabelle39.A"/>
        <table:table-column table:style-name="Tabelle39.B"/>
        <table:table-row>
          <table:table-cell table:style-name="Tabelle39.A1" office:value-type="string">
            <text:p text:style-name="Table_20_Contents">F1</text:p>
          </table:table-cell>
          <table:table-cell table:style-name="Tabelle39.B1" office:value-type="string">
            <text:p text:style-name="Table_20_Contents">Hilfe</text:p>
          </table:table-cell>
        </table:table-row>
        <table:table-row>
          <table:table-cell table:style-name="Tabelle39.A2" office:value-type="string">
            <text:p text:style-name="Table_20_Contents"><text:span text:style-name="T16">F1</text:span><text:span text:style-name="T6">-</text:span><text:span text:style-name="T16">F1</text:span></text:p>
          </table:table-cell>
          <table:table-cell table:style-name="Tabelle39.B2" office:value-type="string">
            <text:p text:style-name="Table_20_Contents">Hilfe-Übersicht</text:p>
          </table:table-cell>
        </table:table-row>
        <table:table-row>
          <table:table-cell table:style-name="Tabelle39.A2" office:value-type="string">
            <text:p text:style-name="Table_20_Contents">Alt-F1</text:p>
          </table:table-cell>
          <table:table-cell table:style-name="Tabelle39.B2" office:value-type="string">
            <text:p text:style-name="Table_20_Contents">letzte Hilfe</text:p>
          </table:table-cell>
        </table:table-row>
        <table:table-row>
          <table:table-cell table:style-name="Tabelle39.A2" office:value-type="string">
            <text:p text:style-name="Table_20_Contents">F9</text:p>
          </table:table-cell>
          <table:table-cell table:style-name="Tabelle39.B2" office:value-type="string">
            <text:p text:style-name="Table_20_Contents">DOS-Aufruf</text:p>
          </table:table-cell>
        </table:table-row>
        <table:table-row>
          <table:table-cell table:style-name="Tabelle39.A2" office:value-type="string">
            <text:p text:style-name="Table_20_Contents">Alt-F4</text:p>
          </table:table-cell>
          <table:table-cell table:style-name="Tabelle39.B2" office:value-type="string">
            <text:p text:style-name="Table_20_Contents">Programm beenden</text:p>
          </table:table-cell>
        </table:table-row>
        <table:table-row>
          <table:table-cell table:style-name="Tabelle39.A2" office:value-type="string">
            <text:p text:style-name="Table_20_Contents">F4</text:p>
          </table:table-cell>
          <table:table-cell table:style-name="Tabelle39.B2" office:value-type="string">
            <text:p text:style-name="Table_20_Contents">letzten Menüpunkt wiederholen</text:p>
          </table:table-cell>
        </table:table-row>
        <table:table-row>
          <table:table-cell table:style-name="Tabelle39.A2" office:value-type="string">
            <text:p text:style-name="Table_20_Contents">F6</text:p>
          </table:table-cell>
          <table:table-cell table:style-name="Tabelle39.B2" office:value-type="string">
            <text:p text:style-name="Table_20_Contents">Tastenmakro wählen</text:p>
          </table:table-cell>
        </table:table-row>
        <table:table-row>
          <table:table-cell table:style-name="Tabelle39.A2" office:value-type="string">
            <text:p text:style-name="Table_20_Contents">Alt-K</text:p>
          </table:table-cell>
          <table:table-cell table:style-name="Tabelle39.B2" office:value-type="string">
            <text:p text:style-name="Table_20_Contents"><text:span text:style-name="T6">Kalender (</text:span><text:span text:style-name="T36">Zusatz</text:span><text:span text:style-name="T37">®</text:span><text:span text:style-name="T36">Kalender</text:span><text:span text:style-name="T6">)</text:span></text:p>
          </table:table-cell>
        </table:table-row>
        <table:table-row>
          <table:table-cell table:style-name="Tabelle39.A2" office:value-type="string">
            <text:p text:style-name="Table_20_Contents">Alt-E</text:p>
          </table:table-cell>
          <table:table-cell table:style-name="Tabelle39.B2" office:value-type="string">
            <text:p text:style-name="Table_20_Contents"><text:span text:style-name="T6">Editor (</text:span><text:span text:style-name="T36">Edit</text:span><text:span text:style-name="T37">®</text:span><text:span text:style-name="T36">Texte</text:span><text:span text:style-name="T6">)</text:span></text:p>
          </table:table-cell>
        </table:table-row>
        <table:table-row>
          <table:table-cell table:style-name="Tabelle39.A2" office:value-type="string">
            <text:p text:style-name="Table_20_Contents">Alt-I</text:p>
          </table:table-cell>
          <table:table-cell table:style-name="Tabelle39.B2" office:value-type="string">
            <text:p text:style-name="Table_20_Contents"><text:span text:style-name="T6">Bildschirmauszug in Datei (</text:span><text:span text:style-name="T36">XPoint</text:span><text:span text:style-name="T37">®</text:span><text:span text:style-name="T36">Export</text:span><text:span text:style-name="T37">®</text:span><text:span text:style-name="T36">Bildschirm</text:span><text:span text:style-name="T6">)</text:span></text:p>
          </table:table-cell>
        </table:table-row>
        <table:table-row>
          <table:table-cell table:style-name="Tabelle39.A2" office:value-type="string">
            <text:p text:style-name="Table_20_Contents">Alt-1</text:p>
          </table:table-cell>
          <table:table-cell table:style-name="Tabelle39.B2" office:value-type="string">
            <text:p text:style-name="Table_20_Contents">Bild dunkelschalten</text:p>
          </table:table-cell>
        </table:table-row>
        <table:table-row>
          <table:table-cell table:style-name="Tabelle39.A2" office:value-type="string">
            <text:p text:style-name="Table_20_Contents">Alt-N</text:p>
          </table:table-cell>
          <table:table-cell table:style-name="Tabelle39.B2" office:value-type="string">
            <text:p text:style-name="Table_20_Contents"><text:span text:style-name="T6">Fido-Nodelist abfragen (</text:span><text:span text:style-name="T36">Fido</text:span><text:span text:style-name="T37">®</text:span><text:span text:style-name="T36">Nodelist</text:span><text:span text:style-name="T37">®</text:span><text:span text:style-name="T36">abfragen</text:span><text:span text:style-name="T6">)</text:span></text:p>
          </table:table-cell>
        </table:table-row>
        <table:table-row>
          <table:table-cell table:style-name="Tabelle39.A2" office:value-type="string">
            <text:p text:style-name="Table_20_Contents">Alt-T</text:p>
          </table:table-cell>
          <table:table-cell table:style-name="Tabelle39.B2" office:value-type="string">
            <text:p text:style-name="Table_20_Contents">Notizseite</text:p>
          </table:table-cell>
        </table:table-row>
      </table:table>
      <text:p text:style-name="P30"/>
      <text:h text:style-name="P50" text:outline-level="3">6.5.2. Tasten in der Brettübersicht</text:h>
      <text:h text:style-name="Heading_20_4" text:outline-level="4">Allgemeines</text:h>
      <text:p text:style-name="P25">Tabelle <text:sequence text:ref-name="refTable39" text:name="Table" text:formula="ooow:Table+1" style:num-format="1">12</text:sequence> Tasten in der Brettübersicht</text:p>
      <table:table table:name="Tabelle40" table:style-name="Tabelle40">
        <table:table-column table:style-name="Tabelle40.A"/>
        <table:table-column table:style-name="Tabelle40.B"/>
        <table:table-row>
          <table:table-cell table:style-name="Tabelle40.A1" office:value-type="string">
            <text:p text:style-name="Table_20_Contents">Enter</text:p>
          </table:table-cell>
          <table:table-cell table:style-name="Tabelle40.B1" office:value-type="string">
            <text:p text:style-name="Table_20_Contents">zeigt den Brettinhalt an.</text:p>
          </table:table-cell>
        </table:table-row>
        <table:table-row>
          <table:table-cell table:style-name="Tabelle40.A2" office:value-type="string">
            <text:p text:style-name="Table_20_Contents">Ctrl-Enter</text:p>
          </table:table-cell>
          <table:table-cell table:style-name="Tabelle40.B2" office:value-type="string">
            <text:p text:style-name="Table_20_Contents">zeigt den gesamten Brettinhalt an.</text:p>
          </table:table-cell>
        </table:table-row>
        <table:table-row>
          <table:table-cell table:style-name="Tabelle40.A2" office:value-type="string">
            <text:p text:style-name="Table_20_Contents">S</text:p>
          </table:table-cell>
          <table:table-cell table:style-name="Tabelle40.B2" office:value-type="string">
            <text:p text:style-name="Table_20_Contents">schaltet zwischen Lese / Schreib und Bearbeitungsmodus um</text:p>
          </table:table-cell>
        </table:table-row>
        <table:table-row>
          <table:table-cell table:style-name="Tabelle40.A2" office:value-type="string">
            <text:p text:style-name="Table_20_Contents">Tab</text:p>
          </table:table-cell>
          <table:table-cell table:style-name="Tabelle40.B2" office:value-type="string">
            <text:p text:style-name="Table_20_Contents">schaltet auf die Userübersicht um.</text:p>
          </table:table-cell>
        </table:table-row>
        <table:table-row>
          <table:table-cell table:style-name="Tabelle40.A2" office:value-type="string">
            <text:p text:style-name="Table_20_Contents">Q</text:p>
          </table:table-cell>
          <table:table-cell table:style-name="Tabelle40.B2" office:value-type="string">
            <text:p text:style-name="Table_20_Contents"><text:span text:style-name="T6">beendet das Programm. Wenn Sie eine Sicherheitsabfrage wünschen, können Sie dies unter </text:span><text:span text:style-name="T36">Config</text:span><text:span text:style-name="T37">®</text:span><text:span text:style-name="T36">Optionen</text:span><text:span text:style-name="T37">®</text:span><text:span text:style-name="T36">Allgemeines</text:span><text:span text:style-name="T6"> einstellen.</text:span></text:p>
          </table:table-cell>
        </table:table-row>
        <table:table-row>
          <table:table-cell table:style-name="Tabelle40.A2" office:value-type="string">
            <text:p text:style-name="Table_20_Contents">Space</text:p>
          </table:table-cell>
          <table:table-cell table:style-name="Tabelle40.B2" office:value-type="string">
            <text:p text:style-name="Table_20_Contents"><text:span text:style-name="T6">markiert das gewählte Brett. Es können maximal 1000 Bretter gleichzeitig markiert werden. Im Bearbeitungsmodus (</text:span><text:a xlink:type="simple" xlink:href="#ID_KA030207"><text:span text:style-name="T8">s.o.</text:span></text:a><text:span text:style-name="T6">) gelten die Tasten </text:span><text:span text:style-name="T16">E</text:span><text:span text:style-name="T6">, </text:span><text:span text:style-name="T16">L</text:span><text:span text:style-name="T6"> und </text:span><text:span text:style-name="T16">P</text:span><text:span text:style-name="T6"> für alle markierten Bretter.</text:span></text:p>
          </table:table-cell>
        </table:table-row>
        <table:table-row>
          <table:table-cell table:style-name="Tabelle40.A2" office:value-type="string">
            <text:p text:style-name="Table_20_Contents">Ctrl-E</text:p>
          </table:table-cell>
          <table:table-cell table:style-name="Tabelle40.B2" office:value-type="string">
            <text:p text:style-name="Table_20_Contents">hebt die Brettmarkierung auf.</text:p>
          </table:table-cell>
        </table:table-row>
        <table:table-row>
          <table:table-cell table:style-name="Tabelle40.A2" office:value-type="string">
            <text:p text:style-name="Table_20_Contents">Ctrl-G</text:p>
          </table:table-cell>
          <table:table-cell table:style-name="Tabelle40.B2" office:value-type="string">
            <text:p text:style-name="Table_20_Contents">markiert alle Bretter, die zur gleichen Gruppe gehören wie das gewählte Brett.</text:p>
          </table:table-cell>
        </table:table-row>
        <table:table-row>
          <table:table-cell table:style-name="Tabelle40.A2" office:value-type="string">
            <text:p text:style-name="Table_20_Contents">/</text:p>
          </table:table-cell>
          <table:table-cell table:style-name="Tabelle40.B2" office:value-type="string">
            <text:p text:style-name="Table_20_Contents">Schnellsuche - geben Sie anschließend den Beginn des gesuchten Brettnamens ein.</text:p>
          </table:table-cell>
        </table:table-row>
        <table:table-row>
          <table:table-cell table:style-name="Tabelle40.A2" office:value-type="string">
            <text:p text:style-name="Table_20_Contents">F8</text:p>
          </table:table-cell>
          <table:table-cell table:style-name="Tabelle40.B2" office:value-type="string">
            <text:p text:style-name="Table_20_Contents">springt auf das erste PM-Brett</text:p>
          </table:table-cell>
        </table:table-row>
      </table:table>
      <text:p text:style-name="P30"/>
      <text:h text:style-name="Heading_20_4" text:outline-level="4">Funktionen im Schreib / Lesemodus</text:h>
      <text:p text:style-name="P25">Tabelle <text:sequence text:ref-name="refTable40" text:name="Table" text:formula="ooow:Table+1" style:num-format="1">13</text:sequence> Tasten im Schreib / Lesemodus</text:p>
      <table:table table:name="Tabelle41" table:style-name="Tabelle41">
        <table:table-column table:style-name="Tabelle41.A"/>
        <table:table-column table:style-name="Tabelle41.B"/>
        <table:table-row>
          <table:table-cell table:style-name="Tabelle41.A1" office:value-type="string">
            <text:p text:style-name="Table_20_Contents">B</text:p>
          </table:table-cell>
          <table:table-cell table:style-name="Tabelle41.B1" office:value-type="string">
            <text:p text:style-name="Table_20_Contents">Brief in das gewählte Brett schreiben.</text:p>
          </table:table-cell>
        </table:table-row>
        <table:table-row>
          <table:table-cell table:style-name="Tabelle41.A2" office:value-type="string">
            <text:p text:style-name="Table_20_Contents">E</text:p>
          </table:table-cell>
          <table:table-cell table:style-name="Tabelle41.B2" office:value-type="string">
            <text:p text:style-name="Table_20_Contents">eine vorbereitete Textdatei in das gewählte Brett senden</text:p>
          </table:table-cell>
        </table:table-row>
        <table:table-row>
          <table:table-cell table:style-name="Tabelle41.A2" office:value-type="string">
            <text:p text:style-name="Table_20_Contents">I</text:p>
          </table:table-cell>
          <table:table-cell table:style-name="Tabelle41.B2" office:value-type="string">
            <text:p text:style-name="Table_20_Contents">eine Binärdatei in das gewählte Brett senden</text:p>
          </table:table-cell>
        </table:table-row>
        <table:table-row>
          <table:table-cell table:style-name="Tabelle41.A2" office:value-type="string">
            <text:p text:style-name="Table_20_Contents">L</text:p>
          </table:table-cell>
          <table:table-cell table:style-name="Tabelle41.B2" office:value-type="string">
            <text:p text:style-name="Table_20_Contents">Lesemodus wählen. Ein &gt; am linken Brettrand zeigt an, daß das Brett Nachrichten enthält, die dem gewählten Lesemodus entsprechen.</text:p>
          </table:table-cell>
        </table:table-row>
        <table:table-row>
          <table:table-cell table:style-name="Tabelle41.A2" office:value-type="string">
            <text:p text:style-name="Table_20_Contents">A</text:p>
          </table:table-cell>
          <table:table-cell table:style-name="Tabelle41.B2" office:value-type="string">
            <text:p text:style-name="Table_20_Contents">Anzeige aller Bretter &lt;-&gt; Anzeige auf den Lesemodus zutreffender Bretter</text:p>
          </table:table-cell>
        </table:table-row>
        <table:table-row>
          <table:table-cell table:style-name="Tabelle41.A2" office:value-type="string">
            <text:p text:style-name="Table_20_Contents">+</text:p>
          </table:table-cell>
          <table:table-cell table:style-name="Tabelle41.B2" office:value-type="string">
            <text:p text:style-name="Table_20_Contents">springt zum nächsten zutreffenden Brett</text:p>
          </table:table-cell>
        </table:table-row>
        <table:table-row>
          <table:table-cell table:style-name="Tabelle41.A2" office:value-type="string">
            <text:p text:style-name="Table_20_Contents">-</text:p>
          </table:table-cell>
          <table:table-cell table:style-name="Tabelle41.B2" office:value-type="string">
            <text:p text:style-name="Table_20_Contents">springt zum vorigen zutreffenden Brett</text:p>
          </table:table-cell>
        </table:table-row>
        <table:table-row>
          <table:table-cell table:style-name="Tabelle41.A2" office:value-type="string">
            <text:p text:style-name="Table_20_Contents">Ctrl-W</text:p>
          </table:table-cell>
          <table:table-cell table:style-name="Tabelle41.B2" office:value-type="string">
            <text:p text:style-name="Table_20_Contents">schaltet die automatische Weiterschaltung ein bzw. aus.</text:p>
          </table:table-cell>
        </table:table-row>
      </table:table>
      <text:h text:style-name="Heading_20_4" text:outline-level="4"><text:span text:style-name="T54">Funktionen in Bearbeitungsmodus (</text:span><text:span text:style-name="T60">Spezial-Modus</text:span><text:span text:style-name="T54">)</text:span></text:h>
      <text:p text:style-name="P25">Tabelle <text:sequence text:ref-name="refTable41" text:name="Table" text:formula="ooow:Table+1" style:num-format="1">14</text:sequence> Tasten im Bearbeitungsmodus</text:p>
      <table:table table:name="Tabelle42" table:style-name="Tabelle42">
        <table:table-column table:style-name="Tabelle42.A"/>
        <table:table-column table:style-name="Tabelle42.B"/>
        <table:table-row>
          <table:table-cell table:style-name="Tabelle42.A1" office:value-type="string">
            <text:p text:style-name="Table_20_Contents">H</text:p>
          </table:table-cell>
          <table:table-cell table:style-name="Tabelle42.B1" office:value-type="string">
            <text:p text:style-name="Table_20_Contents">neues Brett anlegen (hinzufügen)</text:p>
          </table:table-cell>
        </table:table-row>
        <table:table-row>
          <table:table-cell table:style-name="Tabelle42.A2" office:value-type="string">
            <text:p text:style-name="Table_20_Contents">Ctrl-H</text:p>
          </table:table-cell>
          <table:table-cell table:style-name="Tabelle42.B2" office:value-type="string">
            <text:p text:style-name="Table_20_Contents">mehrere Bretter aus Brettliste wählen und neu anlegen</text:p>
          </table:table-cell>
        </table:table-row>
        <table:table-row>
          <table:table-cell table:style-name="Tabelle42.A2" office:value-type="string">
            <text:p text:style-name="Table_20_Contents">L</text:p>
          </table:table-cell>
          <table:table-cell table:style-name="Tabelle42.B2" office:value-type="string">
            <text:p text:style-name="Table_20_Contents">gewählte(s) Brett(er) löschen</text:p>
          </table:table-cell>
        </table:table-row>
        <table:table-row>
          <table:table-cell table:style-name="Tabelle42.A2" office:value-type="string">
            <text:p text:style-name="Table_20_Contents">E</text:p>
          </table:table-cell>
          <table:table-cell table:style-name="Tabelle42.B2" office:value-type="string">
            <text:p text:style-name="Table_20_Contents">Bretteinstellungen bearbeiten (editieren)</text:p>
          </table:table-cell>
        </table:table-row>
        <table:table-row>
          <table:table-cell table:style-name="Tabelle42.A2" office:value-type="string">
            <text:p text:style-name="Table_20_Contents">U</text:p>
          </table:table-cell>
          <table:table-cell table:style-name="Tabelle42.B2" office:value-type="string">
            <text:p text:style-name="Table_20_Contents">Zugriffseinstellungen ändern</text:p>
          </table:table-cell>
        </table:table-row>
        <table:table-row>
          <table:table-cell table:style-name="Tabelle42.A2" office:value-type="string">
            <text:p text:style-name="Table_20_Contents">V</text:p>
          </table:table-cell>
          <table:table-cell table:style-name="Tabelle42.B2" office:value-type="string">
            <text:p text:style-name="Table_20_Contents">Brettinhalt (Nachrichten) in anderes Brett verschieben</text:p>
          </table:table-cell>
        </table:table-row>
        <table:table-row>
          <table:table-cell table:style-name="Tabelle42.A2" office:value-type="string">
            <text:p text:style-name="Table_20_Contents">P</text:p>
          </table:table-cell>
          <table:table-cell table:style-name="Tabelle42.B2" office:value-type="string">
            <text:p text:style-name="Table_20_Contents">Brett(er) an neue Position verschieben</text:p>
          </table:table-cell>
        </table:table-row>
        <table:table-row>
          <table:table-cell table:style-name="Tabelle42.A2" office:value-type="string">
            <text:p text:style-name="Table_20_Contents">Ctrl-T</text:p>
          </table:table-cell>
          <table:table-cell table:style-name="Tabelle42.B2" office:value-type="string">
            <text:p text:style-name="Table_20_Contents">Trennzeile einfügen</text:p>
          </table:table-cell>
        </table:table-row>
        <table:table-row>
          <table:table-cell table:style-name="Tabelle42.A2" office:value-type="string">
            <text:p text:style-name="Table_20_Contents">+</text:p>
          </table:table-cell>
          <table:table-cell table:style-name="Tabelle42.B2" office:value-type="string">
            <text:p text:style-name="Table_20_Contents">Haltezeit / -anzahl um einen Tag erhöhen</text:p>
          </table:table-cell>
        </table:table-row>
        <table:table-row>
          <table:table-cell table:style-name="Tabelle42.A2" office:value-type="string">
            <text:p text:style-name="Table_20_Contents">-</text:p>
          </table:table-cell>
          <table:table-cell table:style-name="Tabelle42.B2" office:value-type="string">
            <text:p text:style-name="Table_20_Contents">Haltezeit / -anzahl um einen Tag verringern</text:p>
          </table:table-cell>
        </table:table-row>
      </table:table>
      <text:p text:style-name="P30"/>
      <text:h text:style-name="Heading_20_3" text:outline-level="3">6.5.3. Tasten in der Userübersicht</text:h>
      <text:h text:style-name="Heading_20_4" text:outline-level="4">Allgemeines</text:h>
      <text:p text:style-name="P25">Tabelle <text:sequence text:ref-name="refTable42" text:name="Table" text:formula="ooow:Table+1" style:num-format="1">15</text:sequence> Tasten in der Userübersicht</text:p>
      <table:table table:name="Tabelle43" table:style-name="Tabelle43">
        <table:table-column table:style-name="Tabelle43.A"/>
        <table:table-column table:style-name="Tabelle43.B"/>
        <table:table-row>
          <table:table-cell table:style-name="Tabelle43.A1" office:value-type="string">
            <text:p text:style-name="Table_20_Contents">Enter</text:p>
          </table:table-cell>
          <table:table-cell table:style-name="Tabelle43.B1" office:value-type="string">
            <text:p text:style-name="Table_20_Contents">zeigt Nachrichten im gewählten PM-Brett an</text:p>
          </table:table-cell>
        </table:table-row>
        <table:table-row>
          <table:table-cell table:style-name="Tabelle43.A2" office:value-type="string">
            <text:p text:style-name="Table_20_Contents">A</text:p>
          </table:table-cell>
          <table:table-cell table:style-name="Tabelle43.B2" office:value-type="string">
            <text:p text:style-name="Table_20_Contents">wechselt den Anzeige-Modus.</text:p>
          </table:table-cell>
        </table:table-row>
        <table:table-row>
          <table:table-cell table:style-name="Tabelle43.A2" office:value-type="string">
            <text:p text:style-name="Table_20_Contents">Tab</text:p>
          </table:table-cell>
          <table:table-cell table:style-name="Tabelle43.B2" office:value-type="string">
            <text:p text:style-name="Table_20_Contents">schaltet auf Brettübersicht um.</text:p>
          </table:table-cell>
        </table:table-row>
        <table:table-row>
          <table:table-cell table:style-name="Tabelle43.A2" office:value-type="string">
            <text:p text:style-name="Table_20_Contents">S</text:p>
          </table:table-cell>
          <table:table-cell table:style-name="Tabelle43.B2" office:value-type="string">
            <text:p text:style-name="Table_20_Contents">schaltet zwischen Schreib / Lese- und Bearbeitungsmodus um</text:p>
          </table:table-cell>
        </table:table-row>
        <table:table-row>
          <table:table-cell table:style-name="Tabelle43.A2" office:value-type="string">
            <text:p text:style-name="Table_20_Contents">Q</text:p>
          </table:table-cell>
          <table:table-cell table:style-name="Tabelle43.B2" office:value-type="string">
            <text:p text:style-name="Table_20_Contents"><text:span text:style-name="T6">beendet das Programm. Wenn Sie eine Sicherheitsabfrage wünschen, können Sie dies unter </text:span><text:span text:style-name="T36">Config</text:span><text:span text:style-name="T37">®</text:span><text:span text:style-name="T36">Optionen</text:span><text:span text:style-name="T37">®</text:span><text:span text:style-name="T36">Allgemeines</text:span><text:span text:style-name="T6"> einstellen.</text:span></text:p>
          </table:table-cell>
        </table:table-row>
        <table:table-row>
          <table:table-cell table:style-name="Tabelle43.A2" office:value-type="string">
            <text:p text:style-name="Table_20_Contents">Space</text:p>
          </table:table-cell>
          <table:table-cell table:style-name="Tabelle43.B2" office:value-type="string">
            <text:p text:style-name="Table_20_Contents"><text:span text:style-name="T6">markiert den gewählten User. Es können maximal 1000 User gleichzeitig markiert werden. Im Bearbeitungsmodus (</text:span><text:a xlink:type="simple" xlink:href="#ID_KA030207"><text:span text:style-name="T8">s.o.</text:span></text:a><text:span text:style-name="T6">) gelten </text:span><text:span text:style-name="T16">E</text:span><text:span text:style-name="T6"> und </text:span><text:span text:style-name="T16">L</text:span><text:span text:style-name="T6"> für alle markierten User.</text:span></text:p>
          </table:table-cell>
        </table:table-row>
        <table:table-row>
          <table:table-cell table:style-name="Tabelle43.A2" office:value-type="string">
            <text:p text:style-name="Table_20_Contents">Ctrl-E</text:p>
          </table:table-cell>
          <table:table-cell table:style-name="Tabelle43.B2" office:value-type="string">
            <text:p text:style-name="Table_20_Contents">hebt die Usermarkierung auf.</text:p>
          </table:table-cell>
        </table:table-row>
        <table:table-row>
          <table:table-cell table:style-name="Tabelle43.A2" office:value-type="string">
            <text:p text:style-name="Table_20_Contents">R</text:p>
          </table:table-cell>
          <table:table-cell table:style-name="Tabelle43.B2" office:value-type="string">
            <text:p text:style-name="Table_20_Contents">User in / aus Adreßbuch aufnehmen / austragen</text:p>
          </table:table-cell>
        </table:table-row>
        <table:table-row>
          <table:table-cell table:style-name="Tabelle43.A2" office:value-type="string">
            <text:p text:style-name="Table_20_Contents">P</text:p>
          </table:table-cell>
          <table:table-cell table:style-name="Tabelle43.B2" office:value-type="string">
            <text:p text:style-name="Table_20_Contents">Paßwort und Codierverfahren einstellen</text:p>
          </table:table-cell>
        </table:table-row>
        <table:table-row>
          <table:table-cell table:style-name="Tabelle43.A2" office:value-type="string">
            <text:p text:style-name="Table_20_Contents">/</text:p>
          </table:table-cell>
          <table:table-cell table:style-name="Tabelle43.B2" office:value-type="string">
            <text:p text:style-name="Table_20_Contents">Schnellsuche - geben Sie anschließend den Beginn des gesuchten Usernamens ein.</text:p>
          </table:table-cell>
        </table:table-row>
        <table:table-row>
          <table:table-cell table:style-name="Tabelle43.A2" office:value-type="string">
            <text:p text:style-name="Table_20_Contents">U</text:p>
          </table:table-cell>
          <table:table-cell table:style-name="Tabelle43.B2" office:value-type="string">
            <text:p text:style-name="Table_20_Contents">Sucht und markiert alle passenden User zu einem Suchbegriff.</text:p>
          </table:table-cell>
        </table:table-row>
        <table:table-row>
          <table:table-cell table:style-name="Tabelle43.A2" office:value-type="string">
            <text:p text:style-name="Table_20_Contents">Alt-U</text:p>
          </table:table-cell>
          <table:table-cell table:style-name="Tabelle43.B2" office:value-type="string">
            <text:p text:style-name="Table_20_Contents">Sucht alle Nachrichten des gewählten Users.</text:p>
          </table:table-cell>
        </table:table-row>
        <table:table-row>
          <table:table-cell table:style-name="Tabelle43.A2" office:value-type="string">
            <text:p text:style-name="Table_20_Contents">Ctrl-W</text:p>
          </table:table-cell>
          <table:table-cell table:style-name="Tabelle43.B2" office:value-type="string">
            <text:p text:style-name="Table_20_Contents">schaltet die automatische Weiterschaltung ein bzw. aus.</text:p>
          </table:table-cell>
        </table:table-row>
      </table:table>
      <text:p text:style-name="P30"/>
      <text:h text:style-name="Heading_20_4" text:outline-level="4">Funktionen im Schreib/Lesemodus</text:h>
      <text:p text:style-name="P25">Tabelle <text:sequence text:ref-name="refTable43" text:name="Table" text:formula="ooow:Table+1" style:num-format="1">16</text:sequence> Tasten im Schreib / Lesemodus</text:p>
      <table:table table:name="Tabelle44" table:style-name="Tabelle44">
        <table:table-column table:style-name="Tabelle44.A"/>
        <table:table-column table:style-name="Tabelle44.B"/>
        <table:table-row>
          <table:table-cell table:style-name="Tabelle44.A1" office:value-type="string">
            <text:p text:style-name="Table_20_Contents">B</text:p>
          </table:table-cell>
          <table:table-cell table:style-name="Tabelle44.B1" office:value-type="string">
            <text:p text:style-name="Table_20_Contents">schickt einen Brief an den gewählten User bzw. Verteiler</text:p>
          </table:table-cell>
        </table:table-row>
        <table:table-row>
          <table:table-cell table:style-name="Tabelle44.A2" office:value-type="string">
            <text:p text:style-name="Table_20_Contents">E</text:p>
          </table:table-cell>
          <table:table-cell table:style-name="Tabelle44.B2" office:value-type="string">
            <text:p text:style-name="Table_20_Contents">schickt eine vorbereitete Textdatei an den gewählten User</text:p>
          </table:table-cell>
        </table:table-row>
        <table:table-row>
          <table:table-cell table:style-name="Tabelle44.A2" office:value-type="string">
            <text:p text:style-name="Table_20_Contents">I</text:p>
          </table:table-cell>
          <table:table-cell table:style-name="Tabelle44.B2" office:value-type="string">
            <text:p text:style-name="Table_20_Contents">schickt eine Binärdatei an den gewählten User</text:p>
          </table:table-cell>
        </table:table-row>
        <table:table-row>
          <table:table-cell table:style-name="Tabelle44.A2" office:value-type="string">
            <text:p text:style-name="Table_20_Contents">+</text:p>
          </table:table-cell>
          <table:table-cell table:style-name="Tabelle44.B2" office:value-type="string">
            <text:p text:style-name="Table_20_Contents">springt zum nächsten markierten User</text:p>
          </table:table-cell>
        </table:table-row>
        <table:table-row>
          <table:table-cell table:style-name="Tabelle44.A2" office:value-type="string">
            <text:p text:style-name="Table_20_Contents">-</text:p>
          </table:table-cell>
          <table:table-cell table:style-name="Tabelle44.B2" office:value-type="string">
            <text:p text:style-name="Table_20_Contents">springt zum vorausgehenden markierten User</text:p>
          </table:table-cell>
        </table:table-row>
      </table:table>
      <text:p text:style-name="P30"/>
      <text:h text:style-name="P70" text:outline-level="4"><text:span text:style-name="T32">Funktionen im Bearbeitungsmodus (</text:span><text:span text:style-name="T53">Spezial-Modus</text:span><text:span text:style-name="T32">)</text:span></text:h>
      <text:p text:style-name="P25">Tabelle <text:sequence text:ref-name="refTable44" text:name="Table" text:formula="ooow:Table+1" style:num-format="1">17</text:sequence> Tasten im Bearbeitungsmodus</text:p>
      <table:table table:name="Tabelle45" table:style-name="Tabelle45">
        <table:table-column table:style-name="Tabelle45.A"/>
        <table:table-column table:style-name="Tabelle45.B"/>
        <table:table-row>
          <table:table-cell table:style-name="Tabelle45.A1" office:value-type="string">
            <text:p text:style-name="Table_20_Contents">H</text:p>
          </table:table-cell>
          <table:table-cell table:style-name="Tabelle45.B1" office:value-type="string">
            <text:p text:style-name="Table_20_Contents">neuen User anlegen (hinzufügen)</text:p>
          </table:table-cell>
        </table:table-row>
        <table:table-row>
          <table:table-cell table:style-name="Tabelle45.A2" office:value-type="string">
            <text:p text:style-name="Table_20_Contents">V</text:p>
          </table:table-cell>
          <table:table-cell table:style-name="Tabelle45.B2" office:value-type="string">
            <text:p text:style-name="Table_20_Contents">neuen Verteiler anlegen</text:p>
          </table:table-cell>
        </table:table-row>
        <table:table-row>
          <table:table-cell table:style-name="Tabelle45.A2" office:value-type="string">
            <text:p text:style-name="Table_20_Contents">L</text:p>
          </table:table-cell>
          <table:table-cell table:style-name="Tabelle45.B2" office:value-type="string">
            <text:p text:style-name="Table_20_Contents">User bzw. Verteiler aus der Userliste löschen</text:p>
          </table:table-cell>
        </table:table-row>
        <table:table-row>
          <table:table-cell table:style-name="Tabelle45.A2" office:value-type="string">
            <text:p text:style-name="Table_20_Contents">E</text:p>
          </table:table-cell>
          <table:table-cell table:style-name="Tabelle45.B2" office:value-type="string">
            <text:p text:style-name="Table_20_Contents">User- bzw. Verteiler-Daten bearbeiten</text:p>
          </table:table-cell>
        </table:table-row>
        <table:table-row>
          <table:table-cell table:style-name="Tabelle45.A2" office:value-type="string">
            <text:p text:style-name="Table_20_Contents">Ctrl-V</text:p>
          </table:table-cell>
          <table:table-cell table:style-name="Tabelle45.B2" office:value-type="string">
            <text:p text:style-name="Table_20_Contents">Userbretter verknüpfen (Nachr. verschieben)</text:p>
          </table:table-cell>
        </table:table-row>
      </table:table>
      <text:p text:style-name="P30"/>
      <text:h text:style-name="Heading_20_4" text:outline-level="4">Tasten in der Nachrichtenübersicht (innerhalb eines Brettes):</text:h>
      <text:p text:style-name="P25">Tabelle <text:sequence text:ref-name="refTable45" text:name="Table" text:formula="ooow:Table+1" style:num-format="1">18</text:sequence> Tasten in der Nachrichtenübersicht</text:p>
      <table:table table:name="Tabelle46" table:style-name="Tabelle46">
        <table:table-column table:style-name="Tabelle46.A"/>
        <table:table-column table:style-name="Tabelle46.B"/>
        <table:table-row>
          <table:table-cell table:style-name="Tabelle46.A1" office:value-type="string">
            <text:p text:style-name="Table_20_Contents">Enter</text:p>
          </table:table-cell>
          <table:table-cell table:style-name="Tabelle46.B1" office:value-type="string">
            <text:p text:style-name="Table_20_Contents">liest die gewählte Nachricht.</text:p>
          </table:table-cell>
        </table:table-row>
        <table:table-row>
          <table:table-cell table:style-name="Tabelle46.A2" office:value-type="string">
            <text:p text:style-name="Table_20_Contents">Ctrl-D</text:p>
          </table:table-cell>
          <table:table-cell table:style-name="Tabelle46.B2" office:value-type="string">
            <text:p text:style-name="Table_20_Contents">druckt die gewählte Nachricht.</text:p>
          </table:table-cell>
        </table:table-row>
        <table:table-row>
          <table:table-cell table:style-name="Tabelle46.A2" office:value-type="string">
            <text:p text:style-name="Table_20_Contents">Esc</text:p>
          </table:table-cell>
          <table:table-cell table:style-name="Tabelle46.B2" office:value-type="string">
            <text:p text:style-name="Table_20_Contents">zurück zur Brett- bzw. Userübersicht</text:p>
          </table:table-cell>
        </table:table-row>
        <table:table-row>
          <table:table-cell table:style-name="Tabelle46.A2" office:value-type="string">
            <text:p text:style-name="Table_20_Contents">Ctrl-Esc</text:p>
          </table:table-cell>
          <table:table-cell table:style-name="Tabelle46.B2" office:value-type="string">
            <text:p text:style-name="Table_20_Contents">zurück, aber nicht zum nächsten Brett / User weiterspringen </text:p>
          </table:table-cell>
        </table:table-row>
        <table:table-row>
          <table:table-cell table:style-name="Tabelle46.A2" office:value-type="string">
            <text:p text:style-name="Table_20_Contents">#</text:p>
          </table:table-cell>
          <table:table-cell table:style-name="Tabelle46.B2" office:value-type="string">
            <text:p text:style-name="Table_20_Contents">zeigt bei verketteten Nachrichten den Kommentarbaum an.</text:p>
          </table:table-cell>
        </table:table-row>
        <table:table-row>
          <table:table-cell table:style-name="Tabelle46.A2" office:value-type="string">
            <text:p text:style-name="Table_20_Contents">Ctrl-W</text:p>
          </table:table-cell>
          <table:table-cell table:style-name="Tabelle46.B2" office:value-type="string">
            <text:p text:style-name="Table_20_Contents">schaltet die automatische Weiterschaltung ein bzw. aus.</text:p>
          </table:table-cell>
        </table:table-row>
        <table:table-row>
          <table:table-cell table:style-name="Tabelle46.A2" office:value-type="string">
            <text:p text:style-name="Table_20_Contents">A</text:p>
          </table:table-cell>
          <table:table-cell table:style-name="Tabelle46.B2" office:value-type="string">
            <text:p text:style-name="Table_20_Contents">schaltet unabhängig vom Lesemodus auf Komplettanzeige um. In der Liste der markierten Nachrichten: Schaltet zwischen Empfänger- und Absenderanzeige um.</text:p>
          </table:table-cell>
        </table:table-row>
        <table:table-row>
          <table:table-cell table:style-name="Tabelle46.A2" office:value-type="string">
            <text:p text:style-name="Table_20_Contents">Ctrl-S</text:p>
          </table:table-cell>
          <table:table-cell table:style-name="Tabelle46.B2" office:value-type="string">
            <text:p text:style-name="Table_20_Contents">schaltet die Datumsanzeige ein / aus.</text:p>
          </table:table-cell>
        </table:table-row>
        <table:table-row>
          <table:table-cell table:style-name="Tabelle46.A2" office:value-type="string">
            <text:p text:style-name="Table_20_Contents">Ctrl-A</text:p>
          </table:table-cell>
          <table:table-cell table:style-name="Tabelle46.B2" office:value-type="string">
            <text:p text:style-name="Table_20_Contents">schaltet in Fido-Brettern die Empfängeranzeige ein / aus</text:p>
          </table:table-cell>
        </table:table-row>
        <table:table-row>
          <table:table-cell table:style-name="Tabelle46.A2" office:value-type="string">
            <text:p text:style-name="Table_20_Contents">Ctrl-N</text:p>
          </table:table-cell>
          <table:table-cell table:style-name="Tabelle46.B2" office:value-type="string">
            <text:p text:style-name="Table_20_Contents">schaltet bei ZConnect-, Usenet-, MagicNET- und anderen Nachrichten mit Realname zwischen Anzeige von Useradressen und Realnames um</text:p>
          </table:table-cell>
        </table:table-row>
        <table:table-row>
          <table:table-cell table:style-name="Tabelle46.A2" office:value-type="string">
            <text:p text:style-name="Table_20_Contents">Space</text:p>
          </table:table-cell>
          <table:table-cell table:style-name="Tabelle46.B2" office:value-type="string">
            <text:p text:style-name="Table_20_Contents">markiert die gewählte Nachricht. Es können Nachrichten in verschiedenen Brettern gleichzeitig markiert sein.</text:p>
          </table:table-cell>
        </table:table-row>
        <table:table-row>
          <table:table-cell table:style-name="Tabelle46.A2" office:value-type="string">
            <text:p text:style-name="Table_20_Contents">Ctrl-E</text:p>
          </table:table-cell>
          <table:table-cell table:style-name="Tabelle46.B2" office:value-type="string">
            <text:p text:style-name="Table_20_Contents">hebt alle Nachrichten-Markierungen auf.</text:p>
          </table:table-cell>
        </table:table-row>
        <table:table-row>
          <table:table-cell table:style-name="Tabelle46.A2" office:value-type="string">
            <text:p text:style-name="Table_20_Contents">H</text:p>
          </table:table-cell>
          <table:table-cell table:style-name="Tabelle46.B2" office:value-type="string">
            <text:p text:style-name="Table_20_Contents"><text:span text:style-name="T6">(oder </text:span><text:span text:style-name="T16">Ins</text:span><text:span text:style-name="T6">) setzt eine Nachricht auf </text:span><text:span text:style-name="T10">Halten</text:span></text:p>
          </table:table-cell>
        </table:table-row>
        <table:table-row>
          <table:table-cell table:style-name="Tabelle46.A2" office:value-type="string">
            <text:p text:style-name="Table_20_Contents">L</text:p>
          </table:table-cell>
          <table:table-cell table:style-name="Tabelle46.B2" office:value-type="string">
            <text:p text:style-name="Table_20_Contents"><text:span text:style-name="T6">(oder </text:span><text:span text:style-name="T16">Del</text:span><text:span text:style-name="T6">) setzt eine Nachricht auf </text:span><text:span text:style-name="T7">Löschen</text:span><text:span text:style-name="T6">, d.h. die Nachricht wird bei der nächsten Reorganisation entfernt.</text:span></text:p>
          </table:table-cell>
        </table:table-row>
        <table:table-row>
          <table:table-cell table:style-name="Tabelle46.A2" office:value-type="string">
            <text:p text:style-name="Table_20_Contents">K</text:p>
          </table:table-cell>
          <table:table-cell table:style-name="Tabelle46.B2" office:value-type="string">
            <text:p text:style-name="Table_20_Contents">entfernt die gewählte Nachricht sofort aus der Datenbank.</text:p>
          </table:table-cell>
        </table:table-row>
        <table:table-row>
          <table:table-cell table:style-name="Tabelle46.A2" office:value-type="string">
            <text:p text:style-name="Table_20_Contents">G</text:p>
          </table:table-cell>
          <table:table-cell table:style-name="Tabelle46.B2" office:value-type="string">
            <text:p text:style-name="Table_20_Contents">ermittelt - falls möglich - die Bezugsnachricht.</text:p>
          </table:table-cell>
        </table:table-row>
        <table:table-row>
          <table:table-cell table:style-name="Tabelle46.A2" office:value-type="string">
            <text:p text:style-name="Table_20_Contents">b</text:p>
          </table:table-cell>
          <table:table-cell table:style-name="Tabelle46.B2" office:value-type="string">
            <text:p text:style-name="Table_20_Contents">Schreiben einer Brettantwort auf die gewählte Nachricht.</text:p>
          </table:table-cell>
        </table:table-row>
        <table:table-row>
          <table:table-cell table:style-name="Tabelle46.A2" office:value-type="string">
            <text:p text:style-name="Table_20_Contents">Ctrl-B</text:p>
          </table:table-cell>
          <table:table-cell table:style-name="Tabelle46.B2" office:value-type="string">
            <text:p text:style-name="Table_20_Contents"><text:span text:style-name="T6">Schreiben einer zitierten (</text:span><text:span text:style-name="T10">Quote-</text:span><text:span text:style-name="T6">) Antwort</text:span></text:p>
          </table:table-cell>
        </table:table-row>
        <table:table-row>
          <table:table-cell table:style-name="Tabelle46.A2" office:value-type="string">
            <text:p text:style-name="Table_20_Contents">B</text:p>
          </table:table-cell>
          <table:table-cell table:style-name="Tabelle46.B2" office:value-type="string">
            <text:p text:style-name="Table_20_Contents">Schreiben eines Quotes auf mehrere markierte Nachrichten</text:p>
          </table:table-cell>
        </table:table-row>
        <table:table-row>
          <table:table-cell table:style-name="Tabelle46.A2" office:value-type="string">
            <text:p text:style-name="Table_20_Contents">Ctrl-Q</text:p>
          </table:table-cell>
          <table:table-cell table:style-name="Tabelle46.B2" office:value-type="string">
            <text:p text:style-name="Table_20_Contents">Schreiben eines indirekten Quotes auf Fido / QWK-Nachrichten</text:p>
          </table:table-cell>
        </table:table-row>
        <table:table-row>
          <table:table-cell table:style-name="Tabelle46.A2" office:value-type="string">
            <text:p text:style-name="Table_20_Contents">p</text:p>
          </table:table-cell>
          <table:table-cell table:style-name="Tabelle46.B2" office:value-type="string">
            <text:p text:style-name="Table_20_Contents">Schreiben einer privaten Antwort (PM)</text:p>
          </table:table-cell>
        </table:table-row>
        <table:table-row>
          <table:table-cell table:style-name="Tabelle46.A2" office:value-type="string">
            <text:p text:style-name="Table_20_Contents">Ctrl-P</text:p>
          </table:table-cell>
          <table:table-cell table:style-name="Tabelle46.B2" office:value-type="string">
            <text:p text:style-name="Table_20_Contents">Schreiben einer privaten Quote-Antwort</text:p>
          </table:table-cell>
        </table:table-row>
        <table:table-row>
          <table:table-cell table:style-name="Tabelle46.A2" office:value-type="string">
            <text:p text:style-name="Table_20_Contents">P</text:p>
          </table:table-cell>
          <table:table-cell table:style-name="Tabelle46.B2" office:value-type="string">
            <text:p text:style-name="Table_20_Contents">Schreiben einer privaten Quote-Antwort auf mehrere markierte Nachrichten.</text:p>
          </table:table-cell>
        </table:table-row>
        <table:table-row>
          <table:table-cell table:style-name="Tabelle46.A2" office:value-type="string">
            <text:p text:style-name="Table_20_Contents">Ctrl-F</text:p>
          </table:table-cell>
          <table:table-cell table:style-name="Tabelle46.B2" office:value-type="string">
            <text:p text:style-name="Table_20_Contents">Senden einer Textdatei an den Absender der gewählten Nachricht</text:p>
          </table:table-cell>
        </table:table-row>
        <table:table-row>
          <table:table-cell table:style-name="Tabelle46.A2" office:value-type="string">
            <text:p text:style-name="Table_20_Contents">Ctrl-I</text:p>
          </table:table-cell>
          <table:table-cell table:style-name="Tabelle46.B2" office:value-type="string">
            <text:p text:style-name="Table_20_Contents">Senden einer Binärdatei an den Absender der gewählten Nachricht (nicht in allen Netzen möglich)</text:p>
          </table:table-cell>
        </table:table-row>
        <table:table-row>
          <table:table-cell table:style-name="Tabelle46.A2" office:value-type="string">
            <text:p text:style-name="Table_20_Contents">U</text:p>
          </table:table-cell>
          <table:table-cell table:style-name="Tabelle46.B2" office:value-type="string">
            <text:p text:style-name="Table_20_Contents">PM-Fach des Absenders der gewählten Nachricht anzeigen</text:p>
          </table:table-cell>
        </table:table-row>
        <table:table-row>
          <table:table-cell table:style-name="Tabelle46.A2" office:value-type="string">
            <text:p text:style-name="Table_20_Contents">Ctrl-U</text:p>
          </table:table-cell>
          <table:table-cell table:style-name="Tabelle46.B2" office:value-type="string">
            <text:p text:style-name="Table_20_Contents">editiert den User, der die gewählte Nachricht verfaßt hat.</text:p>
          </table:table-cell>
        </table:table-row>
        <table:table-row>
          <table:table-cell table:style-name="Tabelle46.A2" office:value-type="string">
            <text:p text:style-name="Table_20_Contents">Ctrl-T</text:p>
          </table:table-cell>
          <table:table-cell table:style-name="Tabelle46.B2" office:value-type="string">
            <text:p text:style-name="Table_20_Contents">Paßworteinstellungen des Users, der die gewählte Nachricht verfaßt hat</text:p>
          </table:table-cell>
        </table:table-row>
        <table:table-row>
          <table:table-cell table:style-name="Tabelle46.A2" office:value-type="string">
            <text:p text:style-name="Table_20_Contents">I</text:p>
          </table:table-cell>
          <table:table-cell table:style-name="Tabelle46.B2" office:value-type="string">
            <text:p text:style-name="Table_20_Contents">Inhalt des Nachrichtenkopfes anzeigen</text:p>
          </table:table-cell>
        </table:table-row>
        <table:table-row>
          <table:table-cell table:style-name="Tabelle46.A2" office:value-type="string">
            <text:p text:style-name="Table_20_Contents">O</text:p>
          </table:table-cell>
          <table:table-cell table:style-name="Tabelle46.B2" office:value-type="string">
            <text:p text:style-name="Table_20_Contents">Original-Nachrichtenkopf anzeigen</text:p>
          </table:table-cell>
        </table:table-row>
        <table:table-row>
          <table:table-cell table:style-name="Tabelle46.A2" office:value-type="string">
            <text:p text:style-name="Table_20_Contents">Ctrl-R</text:p>
          </table:table-cell>
          <table:table-cell table:style-name="Tabelle46.B2" office:value-type="string">
            <text:p text:style-name="Table_20_Contents">decodiert eine Rot13-codierte Nachricht</text:p>
          </table:table-cell>
        </table:table-row>
        <table:table-row>
          <table:table-cell table:style-name="Tabelle46.A2" office:value-type="string">
            <text:p text:style-name="Table_20_Contents">Ctrl-H</text:p>
          </table:table-cell>
          <table:table-cell table:style-name="Tabelle46.B2" office:value-type="string">
            <text:p text:style-name="Table_20_Contents">zeigt die Originalnachricht incl. Kopf als Hex-Dump (hexadezimal)</text:p>
          </table:table-cell>
        </table:table-row>
        <table:table-row>
          <table:table-cell table:style-name="Tabelle46.A2" office:value-type="string">
            <text:p text:style-name="Table_20_Contents">V</text:p>
          </table:table-cell>
          <table:table-cell table:style-name="Tabelle46.B2" office:value-type="string">
            <text:p text:style-name="Table_20_Contents">ändert den Wiedervorlage-Status einer Nachricht.</text:p>
          </table:table-cell>
        </table:table-row>
        <table:table-row>
          <table:table-cell table:style-name="Tabelle46.A2" office:value-type="string">
            <text:p text:style-name="Table_20_Contents">Alt-P</text:p>
          </table:table-cell>
          <table:table-cell table:style-name="Tabelle46.B2" office:value-type="string">
            <text:p text:style-name="Table_20_Contents">archiviert Nachrichten im PM-Brett des Absenders</text:p>
          </table:table-cell>
        </table:table-row>
        <table:table-row>
          <table:table-cell table:style-name="Tabelle46.A2" office:value-type="string">
            <text:p text:style-name="Table_20_Contents">Alt-U</text:p>
          </table:table-cell>
          <table:table-cell table:style-name="Tabelle46.B2" office:value-type="string">
            <text:p text:style-name="Table_20_Contents">Sucht alle Nachrichten des Users, der die gewählte Nachricht geschrieben hat.</text:p>
          </table:table-cell>
        </table:table-row>
        <table:table-row>
          <table:table-cell table:style-name="Tabelle46.A2" office:value-type="string">
            <text:p text:style-name="Table_20_Contents">Alt-B</text:p>
          </table:table-cell>
          <table:table-cell table:style-name="Tabelle46.B2" office:value-type="string">
            <text:p text:style-name="Table_20_Contents">Sucht alle Nachrichten im Brett mit dem gleichen Betreff</text:p>
          </table:table-cell>
        </table:table-row>
      </table:table>
      <text:p text:style-name="P30"/>
      <text:h text:style-name="P69" text:outline-level="3">6.5.4. Tasten bei Edit<text:span text:style-name="T29">®</text:span>Autoversand</text:h>
      <text:p text:style-name="P25">Tabelle <text:sequence text:ref-name="refTable46" text:name="Table" text:formula="ooow:Table+1" style:num-format="1">19</text:sequence> Tasten bei Edit<text:span text:style-name="T48">®</text:span>Autoversand</text:p>
      <table:table table:name="Tabelle47" table:style-name="Tabelle47">
        <table:table-column table:style-name="Tabelle47.A"/>
        <table:table-column table:style-name="Tabelle47.B"/>
        <table:table-row>
          <table:table-cell table:style-name="Tabelle47.A1" office:value-type="string">
            <text:p text:style-name="Table_20_Contents">Enter</text:p>
          </table:table-cell>
          <table:table-cell table:style-name="Tabelle47.B1" office:value-type="string">
            <text:p text:style-name="Table_20_Contents">gewählte Nachricht anzeigen</text:p>
          </table:table-cell>
        </table:table-row>
        <table:table-row>
          <table:table-cell table:style-name="Tabelle47.A2" office:value-type="string">
            <text:p text:style-name="Table_20_Contents">Esc</text:p>
          </table:table-cell>
          <table:table-cell table:style-name="Tabelle47.B2" office:value-type="string">
            <text:p text:style-name="Table_20_Contents">Liste verlassen</text:p>
          </table:table-cell>
        </table:table-row>
        <table:table-row>
          <table:table-cell table:style-name="Tabelle47.A2" office:value-type="string">
            <text:p text:style-name="Table_20_Contents">A</text:p>
          </table:table-cell>
          <table:table-cell table:style-name="Tabelle47.B2" office:value-type="string">
            <text:p text:style-name="Table_20_Contents">gewählten Eintrag aktivieren / deaktivieren</text:p>
          </table:table-cell>
        </table:table-row>
        <table:table-row>
          <table:table-cell table:style-name="Tabelle47.A2" office:value-type="string">
            <text:p text:style-name="Table_20_Contents">H</text:p>
          </table:table-cell>
          <table:table-cell table:style-name="Tabelle47.B2" office:value-type="string">
            <text:p text:style-name="Table_20_Contents">neuen Eintrag anlegen</text:p>
          </table:table-cell>
        </table:table-row>
        <table:table-row>
          <table:table-cell table:style-name="Tabelle47.A2" office:value-type="string">
            <text:p text:style-name="Table_20_Contents">L</text:p>
          </table:table-cell>
          <table:table-cell table:style-name="Tabelle47.B2" office:value-type="string">
            <text:p text:style-name="Table_20_Contents">gewählten Eintrag löschen</text:p>
          </table:table-cell>
        </table:table-row>
        <table:table-row>
          <table:table-cell table:style-name="Tabelle47.A2" office:value-type="string">
            <text:p text:style-name="Table_20_Contents">E</text:p>
          </table:table-cell>
          <table:table-cell table:style-name="Tabelle47.B2" office:value-type="string">
            <text:p text:style-name="Table_20_Contents">gewählten Eintrag editieren</text:p>
          </table:table-cell>
        </table:table-row>
        <table:table-row>
          <table:table-cell table:style-name="Tabelle47.A2" office:value-type="string">
            <text:p text:style-name="Table_20_Contents">T</text:p>
          </table:table-cell>
          <table:table-cell table:style-name="Tabelle47.B2" office:value-type="string">
            <text:p text:style-name="Table_20_Contents">Nachrichtendatei editieren - nur bei Textnachrichten</text:p>
          </table:table-cell>
        </table:table-row>
        <table:table-row>
          <table:table-cell table:style-name="Tabelle47.A2" office:value-type="string">
            <text:p text:style-name="Table_20_Contents">K</text:p>
          </table:table-cell>
          <table:table-cell table:style-name="Tabelle47.B2" office:value-type="string">
            <text:p text:style-name="Table_20_Contents">Kopiert den gewählten Eintrag.</text:p>
          </table:table-cell>
        </table:table-row>
        <table:table-row>
          <table:table-cell table:style-name="Tabelle47.A2" office:value-type="string">
            <text:p text:style-name="Table_20_Contents">I</text:p>
          </table:table-cell>
          <table:table-cell table:style-name="Tabelle47.B2" office:value-type="string">
            <text:p text:style-name="Table_20_Contents">Zeigt Informationen über die Nachrichtendatei an.</text:p>
          </table:table-cell>
        </table:table-row>
        <table:table-row>
          <table:table-cell table:style-name="Tabelle47.A2" office:value-type="string">
            <text:p text:style-name="Table_20_Contents">S</text:p>
          </table:table-cell>
          <table:table-cell table:style-name="Tabelle47.B2" office:value-type="string">
            <text:p text:style-name="Table_20_Contents">Sendet die gewählte Nachricht sofort ab.</text:p>
          </table:table-cell>
        </table:table-row>
      </table:table>
      <text:p text:style-name="P30"/>
      <text:h text:style-name="P15" text:outline-level="1">Kapitel 7. Technische Dokumentation</text:h>
      <text:h text:style-name="Heading_20_2" text:outline-level="2">7.1. Nachrichtenformate</text:h>
      <text:p text:style-name="Text_20_body_20_indent"><text:span text:style-name="T2">Dieses Kapitel beinhaltet eine kurze Übersicht über den internen Aufbau von Nachrichten, die von OpenXP empfangen, gespeichert oder verschickt werden. Es soll keine vollständigen Dokumentationen (</text:span><text:span text:style-name="T4">Polldocs</text:span><text:span text:style-name="T2">) ersetzen, sondern Ihnen beim Verständnis dessen helfen, was hinter den Kulissen abläuft, und Ihnen ermöglichen, technische Diskussionen zu verstehen. Eine bessere Beschreibung der einzelnen Nachrichtenformate finden Sie in folgenden Dokumenten:</text:span></text:p>
      <text:p text:style-name="P25">Tabelle <text:sequence text:ref-name="refTable47" text:name="Table" text:formula="ooow:Table+1" style:num-format="1">1</text:sequence> Nachrichtenformate</text:p>
      <table:table table:name="Tabelle48" table:style-name="Tabelle48">
        <table:table-column table:style-name="Tabelle48.A"/>
        <table:table-column table:style-name="Tabelle48.B"/>
        <table:table-row>
          <table:table-cell table:style-name="Tabelle48.A1" office:value-type="string">
            <text:p text:style-name="Table_20_Contents">Z-Netz-Netcall (veraltet)</text:p>
          </table:table-cell>
          <table:table-cell table:style-name="Tabelle48.B1" office:value-type="string">
            <text:p text:style-name="Table_20_Contents"><text:span text:style-name="T6">per Anhalter durch das Z-Netz (</text:span><text:span text:style-name="T10">Hitchhiker</text:span><text:span text:style-name="T6">), 1991-02-15, von Patrick Schaaf (</text:span><text:a xlink:type="simple" xlink:href="ftp://ftp:ftp@ftp.openxp.de/openxp/devdoc/z38.txt"><text:span text:style-name="T8">ftp://ftp.openxp.de/openxp/devdoc/z38.txt</text:span></text:a><text:span text:style-name="T6">)</text:span></text:p>
          </table:table-cell>
        </table:table-row>
        <table:table-row>
          <table:table-cell table:style-name="Tabelle48.A2" office:value-type="string">
            <text:p text:style-name="Table_20_Contents">ZConnect</text:p>
          </table:table-cell>
          <table:table-cell table:style-name="Tabelle48.B2" office:value-type="string">
            <text:p text:style-name="Table_20_Contents">ZConnect-Dokumentation V3.1 von 1995-03-31 (<text:a xlink:type="simple" xlink:href="http://www.zerberus.com/ZCONN/ZCONNECT.pdf">http://www.zerberus.com/ZCONN/ZCONNECT.pdf</text:a>), ZConnect 3.1draft von Ce Brunke von 1995-10-15 (<text:a xlink:type="simple" xlink:href="ftp://ftp@ftp.openxp.de/openxp/devdoc/zc31d.txt">ftp://ftp.openxp.de/openxp/devdoc/zc31d.txt</text:a>)</text:p>
          </table:table-cell>
        </table:table-row>
        <table:table-row>
          <table:table-cell table:style-name="Tabelle48.A2" office:value-type="string">
            <text:p text:style-name="Table_20_Contents">RFC/UUCP</text:p>
          </table:table-cell>
          <table:table-cell table:style-name="Tabelle48.B2" office:value-type="string">
            <text:p text:style-name="Table_20_Contents">RFC 822 (<text:a xlink:type="simple" xlink:href="ftp://ftp@ftp.isi.edu/in-notes/rfc822.txt">ftp://ftp.isi.edu/in-notes/rfc822.txt</text:a>) und RFC 1123 (<text:a xlink:type="simple" xlink:href="ftp://ftp@ftp.isi.edu/in-notes/rfc1123.txt">ftp://ftp.isi.edu/in-notes/rfc1123.txt</text:a>) (Mail), RFC 976 (<text:a xlink:type="simple" xlink:href="ftp://ftp@ftp.isi.edu/in-notes/rfc976.txt">ftp://ftp.isi.edu/in-notes/rfc976.txt</text:a>) (Envelopes, SMTP-Batches), RFC 1036 (<text:a xlink:type="simple" xlink:href="ftp://ftp@ftp.isi.edu/in-notes/rfc1036.txt">ftp://ftp.isi.edu/in-notes/rfc1036.txt</text:a>) und son-of-1036 (<text:a xlink:type="simple" xlink:href="ftp://ftp@ftp.openxp.de/openxp/devdoc/so1036.txt">ftp://ftp.openxp.de/openxp/devdoc/so1036.txt</text:a>) (News), RFC 2045 (<text:a xlink:type="simple" xlink:href="ftp://ftp@ftp.isi.edu/in-notes/rfc2045.txt">ftp://ftp.isi.edu/in-notes/rfc2045.txt</text:a>), RFC 2046 (<text:a xlink:type="simple" xlink:href="ftp://ftp@ftp.isi.edu/in-notes/rfc2046.txt">ftp://ftp.isi.edu/in-notes/rfc2046.txt</text:a>), RFC 2047 (f<text:a xlink:type="simple" xlink:href="ftp://ftp@ftp.isi.edu/in-notes/rfc2047.txt">tp://ftp.isi.edu/in-notes/rfc2047.txt</text:a>) und RFC 2049 (<text:a xlink:type="simple" xlink:href="ftp://ftp@ftp.isi.edu/in-notes/rfc2049.txt">ftp://ftp.isi.edu/in-notes/rfc2049.txt</text:a>) (MIME)</text:p>
          </table:table-cell>
        </table:table-row>
        <table:table-row>
          <table:table-cell table:style-name="Tabelle48.A2" office:value-type="string">
            <text:p text:style-name="Table_20_Contents">MausTausch</text:p>
          </table:table-cell>
          <table:table-cell table:style-name="Tabelle48.B2" office:value-type="string">
            <text:p text:style-name="Table_20_Contents">Maustausch-Doku 0.2.2 von Uwe Ohse, 1995 (<text:a xlink:type="simple" xlink:href="http://www.maus.de/maus/taudoc/taudok_toc.html">http://www.maus.de/maus/taudoc/taudok_toc.html</text:a>)</text:p>
          </table:table-cell>
        </table:table-row>
        <table:table-row>
          <table:table-cell table:style-name="Tabelle48.A2" office:value-type="string">
            <text:p text:style-name="Table_20_Contents">MagicNET</text:p>
          </table:table-cell>
          <table:table-cell table:style-name="Tabelle48.B2" office:value-type="string">
            <text:p text:style-name="Table_20_Contents">MagicNET-Polldocs V2.10b von 1993-08-09 (<text:a xlink:type="simple" xlink:href="ftp://ftp@ftp.openxp.de/openxp/devdoc/magic21b.txt">ftp://ftp.openxp.de/openxp/devdoc/magic21b.txt</text:a>)</text:p>
          </table:table-cell>
        </table:table-row>
        <table:table-row>
          <table:table-cell table:style-name="Tabelle48.A2" office:value-type="string">
            <text:p text:style-name="Table_20_Contents">FidoNet</text:p>
          </table:table-cell>
          <table:table-cell table:style-name="Tabelle48.B2" office:value-type="string">
            <text:p text:style-name="Table_20_Contents">FTS-0001 (<text:a xlink:type="simple" xlink:href="ftp://ftp@ftp.ftsc.org/FTS/FTS-0001.016">ftp://ftp.ftsc.org/FTS/FTS-0001.016</text:a>) (Nachrichtenformat), FTS-0004 (<text:a xlink:type="simple" xlink:href="ftp://ftp@ftp.ftsc.org/FTS/FTS-0004.001">ftp://ftp.ftsc.org/FTS/FTS-0004.001</text:a>) (Echomail), FTS-0009 (<text:a xlink:type="simple" xlink:href="ftp://ftp@ftp.ftsc.org/FTS/FTS-0009.001">ftp://ftp.ftsc.org/FTS/FTS-0009.001</text:a>) (Message- und Reply-IDs), FSC-0039 (<text:a xlink:type="simple" xlink:href="ftp://ftp@ftp.ftsc.org/FRL/FSC-0039.001">ftp://ftp.ftsc.org/FRL/FSC-0039.001</text:a>) (erw. Nachrichtenformat), FSC-0046 (<text:a xlink:type="simple" xlink:href="ftp://ftp@ftp.ftsc.org/FRL/FSC-0046.005">ftp://ftp.ftsc.org/FRL/FSC-0046.005</text:a>) (^aPID-Zeile), FSC-0053 (<text:a xlink:type="simple" xlink:href="ftp://ftp@ftp.ftsc.org/FRL/FSC-0053.002">ftp://ftp.ftsc.org/FRL/FSC-0053.002</text:a>) (^aFLAGS-Zeile), FSC-0054 (<text:a xlink:type="simple" xlink:href="ftp://ftp@ftp.ftsc.org/FRL/FSC-0054.004">ftp://ftp.ftsc.org/FRL/FSC-0054.004</text:a>) (^aCHARSET-Zeile) und FSC-0057 (<text:a xlink:type="simple" xlink:href="ftp://ftp@ftp.ftsc.org/FRL/FSC-0057.003">ftp://ftp.ftsc.org/FRL/FSC-0057.003</text:a>) (Areafix-Befehle)</text:p>
          </table:table-cell>
        </table:table-row>
        <table:table-row>
          <table:table-cell table:style-name="Tabelle48.A2" office:value-type="string">
            <text:p text:style-name="Table_20_Contents">QWK</text:p>
          </table:table-cell>
          <table:table-cell table:style-name="Tabelle48.B2" office:value-type="string">
            <text:p text:style-name="Table_20_Contents">QWK-Spezifikation V1.1 von 1991-08-17 (<text:a xlink:type="simple" xlink:href="ftp://ftp@ftp.openxp.de/openxp/devdoc/qwk11.zip">ftp://ftp.openxp.de/openxp/devdoc/qwk11.zip</text:a>)</text:p>
          </table:table-cell>
        </table:table-row>
        <table:table-row>
          <table:table-cell table:style-name="Tabelle48.A2" office:value-type="string">
            <text:p text:style-name="Table_20_Contents">QuickMail</text:p>
          </table:table-cell>
          <table:table-cell table:style-name="Tabelle48.B2" office:value-type="string">
            <text:p text:style-name="Table_20_Contents">QuickMail Polldocs von 1992-04-26 (<text:a xlink:type="simple" xlink:href="ftp://ftp@ftp.openxp.de/openxp/devdoc/quick.txt">ftp://ftp.openxp.de/openxp/devdoc/quick.txt</text:a>)</text:p>
          </table:table-cell>
        </table:table-row>
        <table:table-row>
          <table:table-cell table:style-name="Tabelle48.A2" office:value-type="string">
            <text:p text:style-name="Table_20_Contents">GS-Mailbox</text:p>
          </table:table-cell>
          <table:table-cell table:style-name="Tabelle48.B2" office:value-type="string">
            <text:p text:style-name="Table_20_Contents">Nicht dokumentiert. T.S. fragen :-)</text:p>
          </table:table-cell>
        </table:table-row>
      </table:table>
      <text:p text:style-name="P30"/>
      <text:p text:style-name="Text_20_body_20_indent"><text:span text:style-name="T2">Prinzipiell sind Nachrichtenpakete (Puffer) entweder leer, oder bestehen aus einer beliebigen Anzahl aneinandergehängter Nachrichten. Jede Nachricht besteht dabei aus einem Kopf - dem Header - und einem Nachrichtentext - dem Body. Der wesentliche Unterschied zwischen den einzelnen Formaten liegt im Aufbau des Kopfes; nur bei MausTausch ist alles ein wenig anders, aber dazu später. Den Kopf einer Nachricht können Sie übrigens mit </text:span><text:span text:style-name="T14">O</text:span><text:span text:style-name="T2"> anzeigen lassen.</text:span></text:p>
      <text:h text:style-name="Heading_20_3" text:outline-level="3">7.1.1. Z-Netz-Netcallpuffer (alt)</text:h>
      <text:p text:style-name="Text_20_body_20_indent"><text:span text:style-name="T2">Dieses Nachrichtenformat wurde in der Vergangenheit im Z-Netz und kompatiblen Netzen verwendet. Eingehende Netcallpuffer verwaltet OpenXP in den Ablagedateien </text:span><text:span text:style-name="T15">mpuffer.1</text:span><text:span text:style-name="T2"> bis </text:span><text:span text:style-name="T15">mpuffer.9</text:span><text:span text:style-name="T2">. In </text:span><text:span text:style-name="T15">mpuffer.0</text:span><text:span text:style-name="T2"> werden selbstgeschriebene Z-Netz-Nachrichten abgelegt (Hinweis: Ablagedateien dürfen niemals direkt modifiziert werden.). Das Nachrichtenformat bei QuickMail und GS-Mailbox ist bis auf einige Details identisch mit dem Z-Netz.</text:span></text:p>
      <text:p text:style-name="Text_20_body_20_indent">Der Kopf einer Z-Netz-Nachricht besteht aus 8 festgelegten Zeilen:</text:p>
      <text:p text:style-name="Text_20_body_20_indent"><text:span text:style-name="T5">•<text:tab/></text:span><text:span text:style-name="T6">Empfänger (Brett oder User)</text:span></text:p>
      <text:p text:style-name="Text_20_body_20_indent"><text:span text:style-name="T5">•<text:tab/></text:span><text:span text:style-name="T6">Betreff</text:span></text:p>
      <text:p text:style-name="Text_20_body_20_indent"><text:span text:style-name="T5">•<text:tab/></text:span><text:span text:style-name="T6">Absender</text:span></text:p>
      <text:p text:style-name="Text_20_body_20_indent"><text:span text:style-name="T5">•<text:tab/></text:span><text:span text:style-name="T6">Datum/Zeit: </text:span><text:span text:style-name="T7">jjmmtthhmm</text:span></text:p>
      <text:p text:style-name="Text_20_body_20_indent"><text:span text:style-name="T5">•<text:tab/></text:span><text:span text:style-name="T6">Routpfad (</text:span><text:span text:style-name="T61">BOX1!...!IHREBOX</text:span><text:span text:style-name="T6">)</text:span></text:p>
      <text:p text:style-name="Text_20_body_20_indent"><text:span text:style-name="T5">•<text:tab/></text:span><text:span text:style-name="T6">Message-ID</text:span></text:p>
      <text:p text:style-name="Text_20_body_20_indent"><text:span text:style-name="T62">•<text:tab/></text:span><text:span text:style-name="T22">Typ: </text:span><text:span text:style-name="T63">T</text:span><text:span text:style-name="T22">=Text, </text:span><text:span text:style-name="T63">B</text:span><text:span text:style-name="T22">=Binär</text:span></text:p>
      <text:p text:style-name="Text_20_body_20_indent"><text:span text:style-name="T62">•<text:tab/></text:span><text:span text:style-name="T22">Größe in Bytes (ohne Kopf)</text:span></text:p>
      <text:p text:style-name="Text_20_body_20_indent">Die Länge von Absender- und Empfängeradresse ist auf 40 Zeichen begrenzt. Diese Einschränkung war neben der fehlenden Erweiterbarkeit der zweite wesentliche Grund für die Entwicklung des neuen ZConnect-Nachrichtenformates. OpenXP ist zwar in der Lage, Adressen bis zu 79 Zeichen Länge zu verarbeiten, allerdings können Sie im Z-Netz i.d.R. davon nur Gebrauch machen, wenn Sie an einer ZConnect-fähigen Serverbox angeschlossen sind.</text:p>
      <text:h text:style-name="Heading_20_3" text:outline-level="3">7.1.2. ZConnect-Puffer</text:h>
      <text:p text:style-name="Text_20_body_20_indent">ZConnect ist ein flexibles Nachrichten(header)format, das sich in relativ kurzer Zeit im Z-Netz durchgesetzt hat und inzwischen auch in einigen anderen Netzen verwendet wird. OpenXP unterstützt dieses Format weitgehend und verwendet es außerdem intern, um Nachrichten aus anderen Netzen zu speichern: Alle Maus-, MagicNet-, QuickMail-, Fido-, QWK- und RFC-Nachrichten werden im ZConnect-Format gespeichert. Zur Konvertierung der Formate dienen das mitgelieferte Programm maggi (Maus, Magic, Quick - s. <text:a xlink:type="simple" xlink:href="#C.3.%20maggi%7Coutline">Anhang C.3</text:a>), zfido (Fido) und uuz (UUCP/RFC). zqwk (für QWK) ist im als Zusatzpaket erhältlichen QWK-Paket enthalten. OpenXP speichert ZConnect-Nachrichten in den Ablagedateien mpuffer.10 bis mpuffer.19.</text:p>
      <text:p text:style-name="Text_20_body_20_indent">ZConnect-Header bestehen aus einer variablen Anzahl von Zeilen, die jeweils aus einer Kennung, gefolgt von einem Doppelpunkt, evtl. mehreren Leerzeichen und / oder Tab's und dem eigentlichen Inhalt bestehen. Die Reihenfolge der Zeilen ist beliebig. Das Ende des Headers wird durch eine Leerzeile gekennzeichnet. Auf den Header folgt der Nachrichteninhalt, der exakt die angegebene Länge haben muß. Die Headerzeilen sind nicht case-sensitiv.</text:p>
      <text:p text:style-name="P54">Vorgeschriebene Standardheaderzeilen sind:</text:p>
      <text:p text:style-name="P25">Tabelle <text:sequence text:ref-name="refTable48" text:name="Table" text:formula="ooow:Table+1" style:num-format="1">2</text:sequence> vorgeschriebene Headerzeilen bei ZConnect</text:p>
      <table:table table:name="Tabelle49" table:style-name="Tabelle49">
        <table:table-column table:style-name="Tabelle49.A"/>
        <table:table-column table:style-name="Tabelle49.B"/>
        <table:table-row>
          <table:table-cell table:style-name="Tabelle49.A1" office:value-type="string">
            <text:p text:style-name="Table_20_Contents">EMP:</text:p>
          </table:table-cell>
          <table:table-cell table:style-name="Tabelle49.B1" office:value-type="string">
            <text:p text:style-name="Table_20_Contents">Empfänger (Brett oder User, optional mehrfach)</text:p>
          </table:table-cell>
        </table:table-row>
        <table:table-row>
          <table:table-cell table:style-name="Tabelle49.A2" office:value-type="string">
            <text:p text:style-name="Table_20_Contents">ABS:</text:p>
          </table:table-cell>
          <table:table-cell table:style-name="Tabelle49.B2" office:value-type="string">
            <text:p text:style-name="Table_20_Contents">Absender, optional incl. Realname</text:p>
          </table:table-cell>
        </table:table-row>
        <table:table-row>
          <table:table-cell table:style-name="Tabelle49.A2" office:value-type="string">
            <text:p text:style-name="Table_20_Contents">BET:</text:p>
          </table:table-cell>
          <table:table-cell table:style-name="Tabelle49.B2" office:value-type="string">
            <text:p text:style-name="Table_20_Contents">Betreff</text:p>
          </table:table-cell>
        </table:table-row>
        <table:table-row>
          <table:table-cell table:style-name="Tabelle49.A2" office:value-type="string">
            <text:p text:style-name="Table_20_Contents">EDA:</text:p>
          </table:table-cell>
          <table:table-cell table:style-name="Tabelle49.B2" office:value-type="string">
            <text:p text:style-name="Table_20_Contents"><text:span text:style-name="T6">Erstellungsdatum (</text:span><text:span text:style-name="T7">jjjjmmtthhmmsszzz</text:span><text:span text:style-name="T6">)</text:span></text:p>
          </table:table-cell>
        </table:table-row>
        <table:table-row>
          <table:table-cell table:style-name="Tabelle49.A2" office:value-type="string">
            <text:p text:style-name="Table_20_Contents">ROT:</text:p>
          </table:table-cell>
          <table:table-cell table:style-name="Tabelle49.B2" office:value-type="string">
            <text:p text:style-name="Table_20_Contents"><text:span text:style-name="T6">Routweg (</text:span><text:span text:style-name="T7">IHREBOX!....!BOX2!BOX1!ABSENDEBOX</text:span><text:span text:style-name="T6">)</text:span></text:p>
          </table:table-cell>
        </table:table-row>
        <table:table-row>
          <table:table-cell table:style-name="Tabelle49.A2" office:value-type="string">
            <text:p text:style-name="Table_20_Contents">MID:</text:p>
          </table:table-cell>
          <table:table-cell table:style-name="Tabelle49.B2" office:value-type="string">
            <text:p text:style-name="Table_20_Contents">Message-ID</text:p>
          </table:table-cell>
        </table:table-row>
        <table:table-row>
          <table:table-cell table:style-name="Tabelle49.A2" office:value-type="string">
            <text:p text:style-name="Table_20_Contents">LEN:</text:p>
          </table:table-cell>
          <table:table-cell table:style-name="Tabelle49.B2" office:value-type="string">
            <text:p text:style-name="Table_20_Contents">Größe des Nachrichtentextes</text:p>
          </table:table-cell>
        </table:table-row>
      </table:table>
      <text:p text:style-name="P30"/>
      <text:p text:style-name="Text_20_body_20_indent"><text:span text:style-name="T15">zzz</text:span><text:span text:style-name="T2"> beim Erstellungsdatum steht für die Zeitzone; Genaueres hierzu ist in der ZConnect-Doku (3.1 (</text:span><text:a xlink:type="simple" xlink:href="http://www.zerberus.com/ZCONN/ZCONNECT.pdf"><text:span text:style-name="T9">http://www.zerberus.com/ZCONN/ZCONNECT.pdf</text:span></text:a><text:span text:style-name="T2">) und 3.1draft (</text:span><text:a xlink:type="simple" xlink:href="ftp://ftp@ftp.openxp.de/openxp/devdoc/zc31d.txt"><text:span text:style-name="T9">ftp://ftp.openxp.de/openxp/devdoc/zc31d.txt</text:span></text:a><text:span text:style-name="T2">)) beschrieben.</text:span></text:p>
      <text:p text:style-name="Text_20_body_20_indent">Zusätzlich gibt es eine Reihe optionaler Headerzeilen. Folgende werden von OpenXP unterstützt:</text:p>
      <text:p text:style-name="P25">Tabelle <text:sequence text:ref-name="refTable49" text:name="Table" text:formula="ooow:Table+1" style:num-format="1">3</text:sequence> optionale Headerzeilen bei ZConnect</text:p>
      <table:table table:name="Tabelle50" table:style-name="Tabelle50">
        <table:table-column table:style-name="Tabelle50.A"/>
        <table:table-column table:style-name="Tabelle50.B"/>
        <table:table-row>
          <table:table-cell table:style-name="Tabelle50.A1" office:value-type="string">
            <text:p text:style-name="Table_20_Contents">BEZ:</text:p>
          </table:table-cell>
          <table:table-cell table:style-name="Tabelle50.B1" office:value-type="string">
            <text:p text:style-name="Table_20_Contents">bei Replies: Message-ID(s) der Bezugsnachricht(en)</text:p>
          </table:table-cell>
        </table:table-row>
        <table:table-row>
          <table:table-cell table:style-name="Tabelle50.A2" office:value-type="string">
            <text:p text:style-name="Table_20_Contents">MAILER:</text:p>
          </table:table-cell>
          <table:table-cell table:style-name="Tabelle50.B2" office:value-type="string">
            <text:p text:style-name="Table_20_Contents">Name des absendenden Programms</text:p>
          </table:table-cell>
        </table:table-row>
        <table:table-row>
          <table:table-cell table:style-name="Tabelle50.A2" office:value-type="string">
            <text:p text:style-name="Table_20_Contents">FILE:</text:p>
          </table:table-cell>
          <table:table-cell table:style-name="Tabelle50.B2" office:value-type="string">
            <text:p text:style-name="Table_20_Contents">Dateiname beim Senden von Dateien</text:p>
          </table:table-cell>
        </table:table-row>
        <table:table-row>
          <table:table-cell table:style-name="Tabelle50.A2" office:value-type="string">
            <text:p text:style-name="Table_20_Contents">DDA:</text:p>
          </table:table-cell>
          <table:table-cell table:style-name="Tabelle50.B2" office:value-type="string">
            <text:p text:style-name="Table_20_Contents">Dateidatum beim Senden von Dateien</text:p>
          </table:table-cell>
        </table:table-row>
        <table:table-row>
          <table:table-cell table:style-name="Tabelle50.A2" office:value-type="string">
            <text:p text:style-name="Table_20_Contents">TYP:</text:p>
          </table:table-cell>
          <table:table-cell table:style-name="Tabelle50.B2" office:value-type="string">
            <text:p text:style-name="Table_20_Contents"><text:span text:style-name="T6">Nachrichtentyp, </text:span><text:span text:style-name="T7">BIN</text:span><text:span text:style-name="T6"> = Binärnachricht</text:span></text:p>
          </table:table-cell>
        </table:table-row>
        <table:table-row>
          <table:table-cell table:style-name="Tabelle50.A2" office:value-type="string">
            <text:p text:style-name="Table_20_Contents">EB:</text:p>
          </table:table-cell>
          <table:table-cell table:style-name="Tabelle50.B2" office:value-type="string">
            <text:p text:style-name="Table_20_Contents">Empfangsbestätigung anfordern</text:p>
          </table:table-cell>
        </table:table-row>
        <table:table-row>
          <table:table-cell table:style-name="Tabelle50.A2" office:value-type="string">
            <text:p text:style-name="Table_20_Contents">STAT:</text:p>
          </table:table-cell>
          <table:table-cell table:style-name="Tabelle50.B2" office:value-type="string">
            <text:p text:style-name="Table_20_Contents"><text:span text:style-name="T6">Status, </text:span><text:span text:style-name="T7">EB</text:span><text:span text:style-name="T6"> = Empfangsbestätigung</text:span></text:p>
          </table:table-cell>
        </table:table-row>
        <table:table-row>
          <table:table-cell table:style-name="Tabelle50.A2" office:value-type="string">
            <text:p text:style-name="Table_20_Contents">ORG:</text:p>
          </table:table-cell>
          <table:table-cell table:style-name="Tabelle50.B2" office:value-type="string">
            <text:p text:style-name="Table_20_Contents">Name des Organisation</text:p>
          </table:table-cell>
        </table:table-row>
        <table:table-row>
          <table:table-cell table:style-name="Tabelle50.A2" office:value-type="string">
            <text:p text:style-name="Table_20_Contents">OAB:</text:p>
          </table:table-cell>
          <table:table-cell table:style-name="Tabelle50.B2" office:value-type="string">
            <text:p text:style-name="Table_20_Contents">Original-Absender bei weitergeleiteten Nachrichten</text:p>
          </table:table-cell>
        </table:table-row>
        <table:table-row>
          <table:table-cell table:style-name="Tabelle50.A2" office:value-type="string">
            <text:p text:style-name="Table_20_Contents">OEM:</text:p>
          </table:table-cell>
          <table:table-cell table:style-name="Tabelle50.B2" office:value-type="string">
            <text:p text:style-name="Table_20_Contents">Original-Empfänger bei weitergeleiteten Nachrichten</text:p>
          </table:table-cell>
        </table:table-row>
        <table:table-row>
          <table:table-cell table:style-name="Tabelle50.A2" office:value-type="string">
            <text:p text:style-name="Table_20_Contents">WAB:</text:p>
          </table:table-cell>
          <table:table-cell table:style-name="Tabelle50.B2" office:value-type="string">
            <text:p text:style-name="Table_20_Contents">Weiterleit-Absender</text:p>
          </table:table-cell>
        </table:table-row>
        <table:table-row>
          <table:table-cell table:style-name="Tabelle50.A2" office:value-type="string">
            <text:p text:style-name="Table_20_Contents">ERR:</text:p>
          </table:table-cell>
          <table:table-cell table:style-name="Tabelle50.B2" office:value-type="string">
            <text:p text:style-name="Table_20_Contents"><text:span text:style-name="T6">Fehlermeldung </text:span><text:span text:style-name="T21">a</text:span><text:span text:style-name="T22"> </text:span></text:p>
          </table:table-cell>
        </table:table-row>
        <table:table-row>
          <table:table-cell table:style-name="Tabelle50.A2" office:value-type="string">
            <text:p text:style-name="Table_20_Contents">CHARSET:</text:p>
          </table:table-cell>
          <table:table-cell table:style-name="Tabelle50.B2" office:value-type="string">
            <text:p text:style-name="Table_20_Contents">Zeichensatz</text:p>
          </table:table-cell>
        </table:table-row>
        <table:table-row>
          <table:table-cell table:style-name="Tabelle50.A2" office:value-type="string">
            <text:p text:style-name="Table_20_Contents">Antwort-an:</text:p>
          </table:table-cell>
          <table:table-cell table:style-name="Tabelle50.B2" office:value-type="string">
            <text:p text:style-name="Table_20_Contents">Adresse, an die PM-Replies gehen sollen</text:p>
          </table:table-cell>
        </table:table-row>
        <table:table-row>
          <table:table-cell table:style-name="Tabelle50.A2" office:value-type="string">
            <text:p text:style-name="Table_20_Contents">Diskussion-in:</text:p>
          </table:table-cell>
          <table:table-cell table:style-name="Tabelle50.B2" office:value-type="string">
            <text:p text:style-name="Table_20_Contents">Brettname für öffentliche Replies</text:p>
          </table:table-cell>
        </table:table-row>
        <table:table-row>
          <table:table-cell table:style-name="Tabelle50.A2" office:value-type="string">
            <text:p text:style-name="Table_20_Contents">Post:</text:p>
          </table:table-cell>
          <table:table-cell table:style-name="Tabelle50.B2" office:value-type="string">
            <text:p text:style-name="Table_20_Contents">Postadresse</text:p>
          </table:table-cell>
        </table:table-row>
        <table:table-row>
          <table:table-cell table:style-name="Tabelle50.A2" office:value-type="string">
            <text:p text:style-name="Table_20_Contents">Telefon:</text:p>
          </table:table-cell>
          <table:table-cell table:style-name="Tabelle50.B2" office:value-type="string">
            <text:p text:style-name="Table_20_Contents">Telefonnummer(n)</text:p>
          </table:table-cell>
        </table:table-row>
        <table:table-row>
          <table:table-cell table:style-name="Tabelle50.A2" office:value-type="string">
            <text:p text:style-name="Table_20_Contents">Stichwort:</text:p>
          </table:table-cell>
          <table:table-cell table:style-name="Tabelle50.B2" office:value-type="string">
            <text:p text:style-name="Table_20_Contents">Stichwort zum Inhalt</text:p>
          </table:table-cell>
        </table:table-row>
        <table:table-row>
          <table:table-cell table:style-name="Tabelle50.A2" office:value-type="string">
            <text:p text:style-name="Table_20_Contents">Zusammenfassung:</text:p>
          </table:table-cell>
          <table:table-cell table:style-name="Tabelle50.B2" office:value-type="string">
            <text:p text:style-name="Table_20_Contents">eine einzeilige Zusammenfassung des Inhalts</text:p>
          </table:table-cell>
        </table:table-row>
        <table:table-row>
          <table:table-cell table:style-name="Tabelle50.A2" office:value-type="string">
            <text:p text:style-name="Table_20_Contents">CRYPT:</text:p>
          </table:table-cell>
          <table:table-cell table:style-name="Tabelle50.B2" office:value-type="string">
            <text:p text:style-name="Table_20_Contents">Codierer</text:p>
          </table:table-cell>
        </table:table-row>
        <table:table-row>
          <table:table-cell table:style-name="Tabelle50.A2" office:value-type="string">
            <text:p text:style-name="Table_20_Contents">SIGNED:</text:p>
          </table:table-cell>
          <table:table-cell table:style-name="Tabelle50.B2" office:value-type="string">
            <text:p text:style-name="Table_20_Contents">signierte Nachricht</text:p>
          </table:table-cell>
        </table:table-row>
        <table:table-row>
          <table:table-cell table:style-name="Tabelle50.A2" office:value-type="string">
            <text:p text:style-name="Table_20_Contents">CRYPT-CONTENT-TYP:</text:p>
          </table:table-cell>
          <table:table-cell table:style-name="Tabelle50.B2" office:value-type="string">
            <text:p text:style-name="Table_20_Contents">Originaltyp einer codierten Nachricht</text:p>
          </table:table-cell>
        </table:table-row>
        <table:table-row>
          <table:table-cell table:style-name="Tabelle50.A2" office:value-type="string">
            <text:p text:style-name="Table_20_Contents">CRYPT-CONTENT-CHARSET:</text:p>
          </table:table-cell>
          <table:table-cell table:style-name="Tabelle50.B2" office:value-type="string">
            <text:p text:style-name="Table_20_Contents">Originalzeichensatz einer codierten N.</text:p>
          </table:table-cell>
        </table:table-row>
        <table:table-row>
          <table:table-cell table:style-name="Tabelle50.A2" office:value-type="string">
            <text:p text:style-name="Table_20_Contents">PGP:</text:p>
          </table:table-cell>
          <table:table-cell table:style-name="Tabelle50.B2" office:value-type="string">
            <text:p text:style-name="Table_20_Contents"><text:span text:style-name="T16">pgp</text:span><text:span text:style-name="T6">-codierte Nachricht</text:span></text:p>
          </table:table-cell>
        </table:table-row>
        <table:table-row>
          <table:table-cell table:style-name="Tabelle50.A2" office:value-type="string">
            <text:p text:style-name="Table_20_Contents">PGP-KEY-AVAIL:</text:p>
          </table:table-cell>
          <table:table-cell table:style-name="Tabelle50.B2" office:value-type="string">
            <text:p text:style-name="Table_20_Contents"><text:span text:style-name="T16">pgp</text:span><text:span text:style-name="T6">-Schlüssel verfügbar</text:span></text:p>
          </table:table-cell>
        </table:table-row>
        <table:table-row>
          <table:table-cell table:style-name="Tabelle50.A2" office:value-type="string">
            <text:p text:style-name="Table_20_Contents">PGP-PUBLIC-KEY:</text:p>
          </table:table-cell>
          <table:table-cell table:style-name="Tabelle50.B2" office:value-type="string">
            <text:p text:style-name="Table_20_Contents"><text:span text:style-name="T16">pgp</text:span><text:span text:style-name="T6">-Schlüssel</text:span></text:p>
          </table:table-cell>
        </table:table-row>
        <table:table-row>
          <table:table-cell table:style-name="Tabelle50.A27" table:number-columns-spanned="2" office:value-type="string">
            <text:p text:style-name="Table_20_Contents">Bemerkungen:</text:p>
            <text:p text:style-name="Table_20_Contents">a. <text:tab/>Diese Zeile wird von OpenXP ausgewertet, aber nicht selbst erzeugt. Alle anderen Zeilen werden sowohl ausgewertet, als auch - bei Bedarf - erzeugt.</text:p>
          </table:table-cell>
          <table:covered-table-cell/>
        </table:table-row>
      </table:table>
      <text:p text:style-name="P30"/>
      <text:p text:style-name="P57">Außerdem unterstützt OpenXP noch eine spezielle RFC- und eine Fido-Headerzeile:</text:p>
      <text:p text:style-name="P25">Tabelle <text:sequence text:ref-name="refTable50" text:name="Table" text:formula="ooow:Table+1" style:num-format="1">4</text:sequence> weitere Headerzeilen</text:p>
      <table:table table:name="Tabelle51" table:style-name="Tabelle51">
        <table:table-column table:style-name="Tabelle51.A"/>
        <table:table-column table:style-name="Tabelle51.B"/>
        <table:table-row>
          <table:table-cell table:style-name="Tabelle51.A1" office:value-type="string">
            <text:p text:style-name="Table_20_Contents">U-Distribution:</text:p>
          </table:table-cell>
          <table:table-cell table:style-name="Tabelle51.B1" office:value-type="string">
            <text:p text:style-name="Table_20_Contents">Verbreitungsgebiet der Nachricht</text:p>
          </table:table-cell>
        </table:table-row>
        <table:table-row>
          <table:table-cell table:style-name="Tabelle51.A2" office:value-type="string">
            <text:p text:style-name="Table_20_Contents">F-TO:</text:p>
          </table:table-cell>
          <table:table-cell table:style-name="Tabelle51.B2" office:value-type="string">
            <text:p text:style-name="Table_20_Contents">Empfänger einer Fido-Brettnachricht</text:p>
          </table:table-cell>
        </table:table-row>
      </table:table>
      <text:p text:style-name="P30"/>
      <text:p text:style-name="P58">Aus Kompatibilitätsgründen wertet OpenXP zusätzlich noch folgende Header aus:</text:p>
      <text:p text:style-name="P25">Tabelle <text:sequence text:ref-name="refTable51" text:name="Table" text:formula="ooow:Table+1" style:num-format="1">5</text:sequence> Kompatibilitäts-Headerzeilen</text:p>
      <table:table table:name="Tabelle52" table:style-name="Tabelle52">
        <table:table-column table:style-name="Tabelle52.A"/>
        <table:table-column table:style-name="Tabelle52.B"/>
        <table:table-row>
          <table:table-cell table:style-name="Tabelle52.A1" office:value-type="string">
            <text:p text:style-name="Table_20_Contents">ABR:</text:p>
          </table:table-cell>
          <table:table-cell table:style-name="Tabelle52.B1" office:value-type="string">
            <text:p text:style-name="Table_20_Contents">Realname des Absenders (ZC 1.9)</text:p>
          </table:table-cell>
        </table:table-row>
        <table:table-row>
          <table:table-cell table:style-name="Tabelle52.A2" office:value-type="string">
            <text:p text:style-name="Table_20_Contents">BIN:</text:p>
          </table:table-cell>
          <table:table-cell table:style-name="Tabelle52.B2" office:value-type="string">
            <text:p text:style-name="Table_20_Contents">Binärnachricht (ZC 1.9)</text:p>
          </table:table-cell>
        </table:table-row>
        <table:table-row>
          <table:table-cell table:style-name="Tabelle52.A2" office:value-type="string">
            <text:p text:style-name="Table_20_Contents">MAL:</text:p>
          </table:table-cell>
          <table:table-cell table:style-name="Tabelle52.B2" office:value-type="string">
            <text:p text:style-name="Table_20_Contents"><text:span text:style-name="T6">= </text:span><text:span text:style-name="T7">MAILER:</text:span><text:span text:style-name="T6"> (ZC 1.9)</text:span></text:p>
          </table:table-cell>
        </table:table-row>
        <table:table-row>
          <table:table-cell table:style-name="Tabelle52.A2" office:value-type="string">
            <text:p text:style-name="Table_20_Contents">X-XP-FTO:</text:p>
          </table:table-cell>
          <table:table-cell table:style-name="Tabelle52.B2" office:value-type="string">
            <text:p text:style-name="Table_20_Contents">Empfänger von Fido- oder MagicNET-Brettnachrichten (XP &lt;= 3.20)</text:p>
          </table:table-cell>
        </table:table-row>
      </table:table>
      <text:p text:style-name="P30"/>
      <text:p text:style-name="Text_20_body_20_indent"><text:span text:style-name="T2">Diese vier Zeilen werden von OpenXP ausgewertet, aber nicht selbst erzeugt. Alle anderen Zeilen werden sowohl ausgewertet, als auch - bei Bedarf - erzeugt. </text:span><text:span text:style-name="T15">MAILER</text:span><text:span text:style-name="T2"> wird immer erzeugt. </text:span><text:span text:style-name="T15">ANTWORT-AN</text:span><text:span text:style-name="T2"> wird immer erzeugt, wenn bei </text:span><text:span text:style-name="T19">Edit</text:span><text:span text:style-name="T20">®</text:span><text:span text:style-name="T19">Boxen</text:span><text:span text:style-name="T20">®</text:span><text:span text:style-name="T19">Edit</text:span><text:span text:style-name="T20">®</text:span><text:span text:style-name="T19">ZCONNECT</text:span><text:span text:style-name="T2"> eine Vertreteradresse eingetragen ist.</text:span></text:p>
      <text:p text:style-name="Text_20_body_20_indent"><text:span text:style-name="T2">Die folgenden zusätzlichen Zeilen werden von OpenXP intern erzeugt und ausgewertet, aber nicht direkt ins Netz verschickt. Mit Ausnahme von </text:span><text:span text:style-name="T15">X-XP-ARC</text:span><text:span text:style-name="T2"> dienen sie zur Kommunikation zwischen OpenXP und den verschiedenen Nachrichten-Konvertierern (</text:span><text:span text:style-name="T14">maggi</text:span><text:span text:style-name="T2">, </text:span><text:span text:style-name="T14">zfido</text:span><text:span text:style-name="T2">, </text:span><text:span text:style-name="T14">uuz</text:span><text:span text:style-name="T2"> und </text:span><text:span text:style-name="T14">zqwk</text:span><text:span text:style-name="T2">):</text:span></text:p>
      <text:p text:style-name="P25">Tabelle <text:sequence text:ref-name="refTable52" text:name="Table" text:formula="ooow:Table+1" style:num-format="1">6</text:sequence> interne OpenXP-Headerzeilen</text:p>
      <table:table table:name="Tabelle53" table:style-name="Tabelle53">
        <table:table-column table:style-name="Tabelle53.A"/>
        <table:table-column table:style-name="Tabelle53.B"/>
        <table:table-row>
          <table:table-cell table:style-name="Tabelle53.A1" office:value-type="string">
            <text:p text:style-name="Table_20_Contents">X-XP-NTP:</text:p>
          </table:table-cell>
          <table:table-cell table:style-name="Tabelle53.B1" office:value-type="string">
            <text:p text:style-name="Table_20_Contents">Netztyp; 2=ZConnect (Default), 3=MagicNet, 10=Quick-Mail, 11=GS-Mailbox, 20=Maus, 30=Fido, 31=QWK, 40=UUCP, 50=NNTP, 51=POP3, 52=IMAP</text:p>
          </table:table-cell>
        </table:table-row>
        <table:table-row>
          <table:table-cell table:style-name="Tabelle53.A2" office:value-type="string">
            <text:p text:style-name="Table_20_Contents">X-XP-ARC:</text:p>
          </table:table-cell>
          <table:table-cell table:style-name="Tabelle53.B2" office:value-type="string">
            <text:p text:style-name="Table_20_Contents">archivierte PM (Flag)</text:p>
          </table:table-cell>
        </table:table-row>
        <table:table-row>
          <table:table-cell table:style-name="Tabelle53.A2" office:value-type="string">
            <text:p text:style-name="Table_20_Contents">X-XP-BOX:</text:p>
          </table:table-cell>
          <table:table-cell table:style-name="Tabelle53.B2" office:value-type="string">
            <text:p text:style-name="Table_20_Contents">MagicNET / RFC: Boxname bei Namenpoints</text:p>
          </table:table-cell>
        </table:table-row>
        <table:table-row>
          <table:table-cell table:style-name="Tabelle53.A2" office:value-type="string">
            <text:p text:style-name="Table_20_Contents">X-XP-PNT:</text:p>
          </table:table-cell>
          <table:table-cell table:style-name="Tabelle53.B2" office:value-type="string">
            <text:p text:style-name="Table_20_Contents">MagicNET: Pointname bei Aliaspoints</text:p>
          </table:table-cell>
        </table:table-row>
        <table:table-row>
          <table:table-cell table:style-name="Tabelle53.A2" office:value-type="string">
            <text:p text:style-name="Table_20_Contents">X-XP-BST:</text:p>
          </table:table-cell>
          <table:table-cell table:style-name="Tabelle53.B2" office:value-type="string">
            <text:p text:style-name="Table_20_Contents">Maus: Bearbeitungsstatus einer PM</text:p>
          </table:table-cell>
        </table:table-row>
        <table:table-row>
          <table:table-cell table:style-name="Tabelle53.A2" office:value-type="string">
            <text:p text:style-name="Table_20_Contents">X-XP-MRP:</text:p>
          </table:table-cell>
          <table:table-cell table:style-name="Tabelle53.B2" office:value-type="string">
            <text:p text:style-name="Table_20_Contents">Maus: Box, über die die Bezugsnachr. empfangen wurde</text:p>
          </table:table-cell>
        </table:table-row>
        <table:table-row>
          <table:table-cell table:style-name="Tabelle53.A2" office:value-type="string">
            <text:p text:style-name="Table_20_Contents">X-XP-RGR:</text:p>
          </table:table-cell>
          <table:table-cell table:style-name="Tabelle53.B2" office:value-type="string">
            <text:p text:style-name="Table_20_Contents">Maus: Brettname bei gruppenübergreifender Verkettung</text:p>
          </table:table-cell>
        </table:table-row>
        <table:table-row>
          <table:table-cell table:style-name="Tabelle53.A2" office:value-type="string">
            <text:p text:style-name="Table_20_Contents">X-XP-ATT:</text:p>
          </table:table-cell>
          <table:table-cell table:style-name="Tabelle53.B2" office:value-type="string">
            <text:p text:style-name="Table_20_Contents">Fido / Maus / RFC: interne Flags</text:p>
          </table:table-cell>
        </table:table-row>
        <table:table-row>
          <table:table-cell table:style-name="Tabelle53.A2" office:value-type="string">
            <text:p text:style-name="Table_20_Contents">X-CHARSET:</text:p>
          </table:table-cell>
          <table:table-cell table:style-name="Tabelle53.B2" office:value-type="string">
            <text:p text:style-name="Table_20_Contents">Fido / RFC: Zeichensatz</text:p>
          </table:table-cell>
        </table:table-row>
        <table:table-row>
          <table:table-cell table:style-name="Tabelle53.A2" office:value-type="string">
            <text:p text:style-name="Table_20_Contents">X-XP-PGP:</text:p>
          </table:table-cell>
          <table:table-cell table:style-name="Tabelle53.B2" office:value-type="string">
            <text:p text:style-name="Table_20_Contents"><text:span text:style-name="T6">Ergebnis der </text:span><text:span text:style-name="T16">pgp</text:span><text:span text:style-name="T6">-Signaturüberprüfung</text:span></text:p>
          </table:table-cell>
        </table:table-row>
      </table:table>
      <text:p text:style-name="P30"/>
      <text:h text:style-name="Heading_20_3" text:outline-level="3">7.1.3. MagicNET-Pakete</text:h>
      <text:p text:style-name="Text_20_body_20_indent"><text:span text:style-name="T2">Nachrichtenheader im MagicNet bestehen aus einem festen, 4zeiligen Teil und einem flexiblen </text:span><text:span text:style-name="T15">$</text:span><text:span text:style-name="T2">-Teil. Im Gegensatz zu den Z-Formaten wird das Ende der Nachrichten explizit durch ein </text:span><text:span text:style-name="T14">Ctrl-X</text:span><text:span text:style-name="T2"> (ASCII 23) gekennzeichnet. Der feste Teil des Headers besteht aus vier Zeilen, die den Empfänger, den Absendername, den Absendernode ( = Box- oder Pointname) und den Betreff enthalten. Im MagicNET ist der Betreff auf 25 Zeichen beschränkt; daher wird dort im zweiten Teil des Headers eine zusätzliche, nicht begrenzte Zeile </text:span><text:span text:style-name="T15">$ Betreff</text:span><text:span text:style-name="T2"> eingefügt. Der feste Header wird durch zwei Zeilen begrenzt, die die Zeichen </text:span><text:span text:style-name="T14">Ctrl-A</text:span><text:span text:style-name="T2"> (ASCII 1) und </text:span><text:span text:style-name="T14">Ctrl-B</text:span><text:span text:style-name="T2"> (ASCII 2) enthalten.</text:span></text:p>
      <text:p text:style-name="Text_20_body_20_indent">Eine genaue Beschreibung des Formates entnehmen Sie bitte den MagicNET-Polldocs (<text:a xlink:type="simple" xlink:href="ftp://ftp@ftp.openxp.de/openxp/devdoc/magic21b.txt">ftp://ftp.openxp.de/openxp/devdoc/magic21b.txt</text:a>).</text:p>
      <text:h text:style-name="Heading_20_3" text:outline-level="3">7.1.4. MausTausch-Pakete</text:h>
      <text:p text:style-name="Text_20_body_20_indent"><text:span text:style-name="T2">Es gibt zwei Arten von Paketen: INFILES, die OpenXP an die Box schickt, und OUTFILES, die es von der Box erhält. Beide Pakettypen bestehen aus einer Anzahl aneinandergereihter Blöcke. Ein Block kann entweder eine Nachricht, einen Bearbeitungsstatus, ein Info-File oder eine Liste von Befehlen enthalten, z.B. Befehle zum Bestellen einer Gruppe. Alle Blöcke beginnen mit einem </text:span><text:span text:style-name="T15">#</text:span><text:span text:style-name="T2"> in der ersten Spalte, gefolgt von der Blockkennung.</text:span></text:p>
      <text:p text:style-name="Text_20_body_20_indent">Nachrichten bestehen aus einer Anzahl von Headerzeilen und einer Reihe von Textzeilen. Das erste Zeichen jeder Headerzeile kennzeichnet die Bedeutung der Zeile; das erste Zeichen jeder Textzeile ist ein Doppelpunkt. Es gibt so viele mögliche und vorgeschriebenen Kombinationen von Headerzeilen, daß ich sie unmöglich hier beschreiben kann und auf die einschlägige Dokumentation (<text:a xlink:type="simple" xlink:href="http://www.maus.de/maus/taudoc/taudok_toc.html">http://www.maus.de/maus/taudoc/taudok_toc.html</text:a>) verweisen muß.</text:p>
      <text:h text:style-name="Heading_20_3" text:outline-level="3">7.1.5. Fido-Pakete</text:h>
      <text:p text:style-name="Text_20_body_20_indent"><text:span text:style-name="T2">Fido-Nachrichtenpakete bestehen aus einem starren Paketkopf von 58 Bytes, den einzelnen Nachrichten und zwei 0-Bytes. Die Nachrichten bestehen aus einem starren Header, einem flexiblen Header und einer ziemlich skurrilen Ansammlung von Steuer- und Textzeilen, beendet mit einem 0-Byte. Die Steuerzeilen - sogenannte </text:span><text:span text:style-name="T4">Kludge-Lines</text:span><text:span text:style-name="T2"> - beginnen jeweils mit einem </text:span><text:span text:style-name="T14">Ctrl-A</text:span><text:span text:style-name="T2"> (ASCII 1), und können sowohl zu Beginn als auch am Ende der Nachricht stehen. Viele Fido-Pointprogramme oder Nachrichten-Lister zeigen diese Zeilen mit an; OpenXP dagegen konvertiert sie in entsprechende ZConnect-Headerzeilen, die nur auf Wunsch per </text:span><text:span text:style-name="T14">I</text:span><text:span text:style-name="T2"> Info- oder </text:span><text:span text:style-name="T14">O</text:span><text:span text:style-name="T2"> Originalheader-Funktion angezeigt werden. So wird z.B. aus der </text:span><text:span text:style-name="T15">^A-MSGID</text:span><text:span text:style-name="T2">-Steuerzeile die ZConnect-Zeile </text:span><text:span text:style-name="T15">MID:</text:span><text:span text:style-name="T2">.</text:span></text:p>
      <text:p text:style-name="Text_20_body_20_indent"><text:span text:style-name="T2">Bei Echomails (öffentlichen Fido-Nachrichten) endet der Text mit einer </text:span><text:span text:style-name="T15">Origin</text:span><text:span text:style-name="T2">-Zeile, die die Adresse des Absenders enthält. Diese Zeile ist technisch notwendig, da die Absenderadresse im Nachrichtenkopf beim Weiterrouten der Nachricht verändert wird. In PMs wird keine Origin-Zeile benötigt.</text:span></text:p>
      <text:p text:style-name="Text_20_body_20_indent"><text:span text:style-name="T2">Wenn Sie Fido-Pakete bearbeiten möchten, besteht der einfachste Weg darin, sie mit </text:span><text:span text:style-name="T14">zfido</text:span><text:span text:style-name="T2"> (s. </text:span><text:span text:style-name="T15">fido.txt</text:span><text:span text:style-name="T2">) ins ZConnect-Format und nachher wieder zurück ins Fido-Format zu konvertieren.</text:span></text:p>
      <text:h text:style-name="Heading_20_3" text:outline-level="3">7.1.6. RFC-Pakete</text:h>
      <text:p text:style-name="Text_20_body_20_indent"><text:span text:style-name="T2">Grundsätzlich sind RFC-Nachrichten sehr ähnlich zu ZConnect-Nachrichten aufgebaut. Sie bestehen aus einem variablen Kopf mit einer bestimmten Anzahl von festen und beliebig vielen optionalen Zeilen, einer Leerzeile und dem eigentlichen Nachrichtentext. Sie unterscheiden sich von ZConnect allerdings dadurch, daß die einzelnen Zeilen nicht durch </text:span><text:span text:style-name="T15">CR/LF</text:span><text:span text:style-name="T2">, sondern nur durch </text:span><text:span text:style-name="T15">LF</text:span><text:span text:style-name="T2"> getrennt sind.</text:span></text:p>
      <text:p text:style-name="Text_20_body_20_indent"><text:span text:style-name="T2">Bei RFC-Nachrichten wird streng zwischen News (öffentlichen Nachrichten) und Mails (PMs) unterschieden. News werden in sogenannten </text:span><text:span text:style-name="T4">News-Batches</text:span><text:span text:style-name="T2"> zusammengefaßt, die vergleichbar mit ZConnect-Puffern sind. Alle Nachrichten werden zusammenkopiert, und jeder Nachricht wird eine Zeile mit ihrer Größe vorangestellt. Werden Newsbatches gepackt, so wird der gepackten Datei eine weitere Zeile vorangestellt, aus der der verwendete Packet zu erkennen ist (</text:span><text:span text:style-name="T15">#! cunbatch</text:span><text:span text:style-name="T2"> für </text:span><text:span text:style-name="T14">compress</text:span><text:span text:style-name="T2">, </text:span><text:span text:style-name="T15">#! gunbatch</text:span><text:span text:style-name="T2"> für </text:span><text:span text:style-name="T14">gzip</text:span><text:span text:style-name="T2">) und </text:span><text:span text:style-name="T15">#! bunbatch</text:span><text:span text:style-name="T2"> für </text:span><text:span text:style-name="T14">bzip2</text:span><text:span text:style-name="T2">). Eine genauere (wenn auch stellenweise fehlerhafte) Beschreibung des News-Formates finden Sie in RFC 1036 (</text:span><text:a xlink:type="simple" xlink:href="ftp://ftp@ftp.isi.edu/in-notes/rfc1036.txt"><text:span text:style-name="T9">ftp://ftp.isi.edu/in-notes/rfc1036.txt</text:span></text:a><text:span text:style-name="T2">) und dem son-of-1036 (</text:span><text:a xlink:type="simple" xlink:href="ftp://ftp@ftp.openxp.de/openxp/devdoc/so1036.txt"><text:span text:style-name="T9">ftp://ftp.openxp.de/openxp/devdoc/so1036.txt</text:span></text:a><text:span text:style-name="T2">)-Dokument.</text:span></text:p>
      <text:p text:style-name="Text_20_body_20_indent"><text:span text:style-name="T2">Mails bestehen aus der eigentlichen Nachricht und einer Envelope-Adresse. Sie werden entweder als einzelne Dateien per UUCP verschickt, oder in sogenannten SMTP-Batches zusammengefaßt. Näheres zum Mailformat finden Sie in RFC 822 (</text:span><text:a xlink:type="simple" xlink:href="ftp://ftp@ftp.isi.edu/in-notes/rfc822.txt"><text:span text:style-name="T9">ftp://ftp.isi.edu/in-notes/rfc822.txt</text:span></text:a><text:span text:style-name="T2">) (Ergänzungen in RFC 1123 (</text:span><text:a xlink:type="simple" xlink:href="ftp://ftp@ftp.isi.edu/in-notes/rfc1123.txt"><text:span text:style-name="T9">ftp://ftp.isi.edu/in-notes/rfc1123.txt</text:span></text:a><text:span text:style-name="T2">)), eine knappe Beschreibung von Envelope-Adressierung und SMTP-Batching befindet sich in RFC 976 (</text:span><text:a xlink:type="simple" xlink:href="ftp://ftp@ftp.isi.edu/in-notes/rfc976.txt"><text:span text:style-name="T9">ftp://ftp.isi.edu/in-notes/rfc976.txt</text:span></text:a><text:span text:style-name="T2">). Eine Erweiterung des Mailformats für binäre Daten und verschiedene Nachrichtentypen und Zeichensätze ist in RFC 2045 (</text:span><text:a xlink:type="simple" xlink:href="ftp://ftp@ftp.isi.edu/in-notes/rfc2045.txt"><text:span text:style-name="T9">ftp://ftp.isi.edu/in-notes/rfc2045.txt</text:span></text:a><text:span text:style-name="T2">), RFC 2046 (</text:span><text:a xlink:type="simple" xlink:href="ftp://ftp@ftp.isi.edu/in-notes/rfc2046.txt"><text:span text:style-name="T9">ftp://ftp.isi.edu/in-notes/rfc2046.txt</text:span></text:a><text:span text:style-name="T2">), RFC 2047 (</text:span><text:a xlink:type="simple" xlink:href="ftp://ftp@ftp.isi.edu/in-notes/rfc2047.txt"><text:span text:style-name="T9">ftp://ftp.isi.edu/in-notes/rfc2047.txt</text:span></text:a><text:span text:style-name="T2">) und RFC 2049 (</text:span><text:a xlink:type="simple" xlink:href="ftp://ftp@ftp.isi.edu/in-notes/rfc2049.txt"><text:span text:style-name="T9">ftp://ftp.isi.edu/in-notes/rfc2049.txt</text:span></text:a><text:span text:style-name="T2">) beschrieben. Eine genauere Beschreibung befindet sich auch in </text:span><text:span text:style-name="T15">uucp.txt</text:span><text:span text:style-name="T2">.</text:span></text:p>
      <text:h text:style-name="Heading_20_2" text:outline-level="2">7.2. Config-Dateien</text:h>
      <text:p text:style-name="Text_20_body_20_indent"><text:span text:style-name="T2">Als </text:span><text:span text:style-name="T4">normaler</text:span><text:span text:style-name="T2"> User werden Sie diesen Abschnitt nicht lesen müssen. Er wendet sich in erster Linie an Programmierer von Zusatzprogrammen, die Zugriff auf OpenXP-interne Dateistrukturen benötigen. (Fast) alle hier beschriebenen Einstellungen können auch menügesteuert im Programm erfolgen. Alle Angaben ohne Gewähr; Änderungen vorbehalten.</text:span></text:p>
      <text:p text:style-name="Text_20_body_20_indent"><text:span text:style-name="T2">Alle Konfigurations-Dateien bestehen aus Kommentarzeilen, beginnend mit einem </text:span><text:span text:style-name="T15">#</text:span><text:span text:style-name="T2">, Leerzeilen und Definitions-Zeilen. Alle Definitions-Zeilen haben die Form</text:span></text:p>
      <text:p text:style-name="Text_20_body_20_indent">Name=Inhalt</text:p>
      <text:p text:style-name="Text_20_body_20_indent"><text:span text:style-name="T2">Beim Namen spielt Groß / Kleinschreibung kein Rolle; beim Inhalt wird evtl. zwischen groß und klein unterschieden. In zukünftigen Versionen könnten evtl. vor und nach dem </text:span><text:span text:style-name="T15">=</text:span><text:span text:style-name="T2"> Leerzeichen und / oder Tab's stehen. Derzeit dürfen Sie aber </text:span><text:span text:style-name="T4">keine</text:span><text:span text:style-name="T2"> Leerzeichen oder Tab's einfügen. Die Dateien werden nach jeder Konfigurationsänderung komplett neu geschrieben. Das Ändern der Reihenfolge und Einfügen zusätzlicher Kommentar- oder Leerzeilen ist zwar möglich, die Änderungen gehen aber beim nächsten Speichern wieder verloren.</text:span></text:p>
      <text:h text:style-name="Heading_20_3" text:outline-level="3"><text:span text:style-name="T64">7.2.1. </text:span><text:span text:style-name="T65">xpoint.cfg</text:span><text:span text:style-name="T64">: allgemeine Konfiguration</text:span></text:h>
      <text:p text:style-name="Text_20_body_20_indent"><text:span text:style-name="T2">Alle Zeilen sind optional und werden beim Weglassen durch Default-Werte ersetzt. Die </text:span><text:span text:style-name="T15">COM</text:span><text:span text:style-name="T57">x</text:span><text:span text:style-name="T2">-Zeilen sollten sich am Ende befinden, um das Einlesen der Datei zu beschleunigen. Eine genaue Beschreibung zu den einzelnen Optionen entnehmen Sie bitte der Online-Hilfe. Die Einstellungen von </text:span><text:span text:style-name="T15">xpoint.cfg</text:span><text:span text:style-name="T2"> sind im Config-Menü änderbar.</text:span></text:p>
      <text:p text:style-name="P25">Tabelle <text:sequence text:ref-name="refTable53" text:name="Table" text:formula="ooow:Table+1" style:num-format="1">7</text:sequence> Einstellungen in xpoint.cfg</text:p>
      <table:table table:name="Tabelle54" table:style-name="Tabelle54">
        <table:table-column table:style-name="Tabelle54.A"/>
        <table:table-column table:style-name="Tabelle54.B"/>
        <table:table-header-rows>
          <table:table-row>
            <table:table-cell table:style-name="Tabelle54.A1" office:value-type="string">
              <text:p text:style-name="Table_20_Heading">Einstellung</text:p>
            </table:table-cell>
            <table:table-cell table:style-name="Tabelle54.B1" office:value-type="string">
              <text:p text:style-name="Table_20_Heading">Bedeutung</text:p>
            </table:table-cell>
          </table:table-row>
        </table:table-header-rows>
        <table:table-row>
          <table:table-cell table:style-name="Tabelle54.A2" office:value-type="string">
            <text:p text:style-name="Table_20_Contents">Extrakten</text:p>
          </table:table-cell>
          <table:table-cell table:style-name="Tabelle54.B2" office:value-type="string">
            <text:p text:style-name="Table_20_Contents"><text:span text:style-name="T36">Nachricht</text:span><text:span text:style-name="T37">®</text:span><text:span text:style-name="T36">Extrakt</text:span><text:span text:style-name="T37">®</text:span><text:span text:style-name="T36">Als..</text:span><text:span text:style-name="T6"> </text:span><text:span text:style-name="T7">0</text:span><text:span text:style-name="T6"> = ohne Kopf, </text:span><text:span text:style-name="T7">1</text:span><text:span text:style-name="T6"> = mit Kopf, </text:span><text:span text:style-name="T7">2</text:span><text:span text:style-name="T6"> = Puffer, </text:span><text:span text:style-name="T7">3</text:span><text:span text:style-name="T6"> = Quote</text:span></text:p>
          </table:table-cell>
        </table:table-row>
        <table:table-row>
          <table:table-cell table:style-name="Tabelle54.A2" office:value-type="string">
            <text:p text:style-name="Table_20_Contents">Brettanzeige</text:p>
          </table:table-cell>
          <table:table-cell table:style-name="Tabelle54.B2" office:value-type="string">
            <text:p text:style-name="Table_20_Contents"><text:span text:style-name="T7">0</text:span><text:span text:style-name="T6"> = groß, </text:span><text:span text:style-name="T7">1</text:span><text:span text:style-name="T6"> = spezial, </text:span><text:span text:style-name="T7">2</text:span><text:span text:style-name="T6"> = klein</text:span></text:p>
          </table:table-cell>
        </table:table-row>
        <table:table-row>
          <table:table-cell table:style-name="Tabelle54.A2" office:value-type="string">
            <text:p text:style-name="Table_20_Contents">ShowMsgDatum</text:p>
          </table:table-cell>
          <table:table-cell table:style-name="Tabelle54.B2" office:value-type="string">
            <text:p text:style-name="Table_20_Contents">Nachrichtendatum anzeigen</text:p>
          </table:table-cell>
        </table:table-row>
        <table:table-row>
          <table:table-cell table:style-name="Tabelle54.A2" office:value-type="string">
            <text:p text:style-name="Table_20_Contents">Lister</text:p>
          </table:table-cell>
          <table:table-cell table:style-name="Tabelle54.B2" office:value-type="string">
            <text:p text:style-name="Table_20_Contents">Name und Pfad des Listers; leer für intern</text:p>
          </table:table-cell>
        </table:table-row>
        <table:table-row>
          <table:table-cell table:style-name="Tabelle54.A2" office:value-type="string">
            <text:p text:style-name="Table_20_Contents">ListerKB</text:p>
          </table:table-cell>
          <table:table-cell table:style-name="Tabelle54.B2" office:value-type="string">
            <text:p text:style-name="Table_20_Contents">min. benötigter Speicherplatz für ext. Lister</text:p>
          </table:table-cell>
        </table:table-row>
        <table:table-row>
          <table:table-cell table:style-name="Tabelle54.A2" office:value-type="string">
            <text:p text:style-name="Table_20_Contents">ListVollbild</text:p>
          </table:table-cell>
          <table:table-cell table:style-name="Tabelle54.B2" office:value-type="string">
            <text:p text:style-name="Table_20_Contents">interner Lister: voller Bildschirm</text:p>
          </table:table-cell>
        </table:table-row>
        <table:table-row>
          <table:table-cell table:style-name="Tabelle54.A2" office:value-type="string">
            <text:p text:style-name="Table_20_Contents">ListEndCR</text:p>
          </table:table-cell>
          <table:table-cell table:style-name="Tabelle54.B2" office:value-type="string">
            <text:p text:style-name="Table_20_Contents"><text:span text:style-name="T6">den Lister mit Enter auch wieder verlass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ListWrap</text:p>
          </table:table-cell>
          <table:table-cell table:style-name="Tabelle54.B2" office:value-type="string">
            <text:p text:style-name="Table_20_Contents">interner Lister: Zeilenumbruch in Spalte 80</text:p>
          </table:table-cell>
        </table:table-row>
        <table:table-row>
          <table:table-cell table:style-name="Tabelle54.A2" office:value-type="string">
            <text:p text:style-name="Table_20_Contents">Editor</text:p>
          </table:table-cell>
          <table:table-cell table:style-name="Tabelle54.B2" office:value-type="string">
            <text:p text:style-name="Table_20_Contents">Name und Pfad des externen Editors</text:p>
          </table:table-cell>
        </table:table-row>
        <table:table-row>
          <table:table-cell table:style-name="Tabelle54.A2" office:value-type="string">
            <text:p text:style-name="Table_20_Contents">EditorKB</text:p>
          </table:table-cell>
          <table:table-cell table:style-name="Tabelle54.B2" office:value-type="string">
            <text:p text:style-name="Table_20_Contents">min. benötigter Speicherplatz für ext. Editor</text:p>
          </table:table-cell>
        </table:table-row>
        <table:table-row>
          <table:table-cell table:style-name="Tabelle54.A2" office:value-type="string">
            <text:p text:style-name="Table_20_Contents">ExtEditor</text:p>
          </table:table-cell>
          <table:table-cell table:style-name="Tabelle54.B2" office:value-type="string">
            <text:p text:style-name="Table_20_Contents"><text:span text:style-name="T6">Verwendung des externen Editors: </text:span><text:span text:style-name="T7">1</text:span><text:span text:style-name="T6"> = nur große Texte, </text:span><text:span text:style-name="T7">2</text:span><text:span text:style-name="T6"> = alle Nachrichten, </text:span><text:span text:style-name="T7">3</text:span><text:span text:style-name="T6"> = immer</text:span></text:p>
          </table:table-cell>
        </table:table-row>
        <table:table-row>
          <table:table-cell table:style-name="Tabelle54.A2" office:value-type="string">
            <text:p text:style-name="Table_20_Contents">AutoCPgDn</text:p>
          </table:table-cell>
          <table:table-cell table:style-name="Tabelle54.B2" office:value-type="string">
            <text:p text:style-name="Table_20_Contents"><text:span text:style-name="T6">automatisches </text:span><text:span text:style-name="T16">PgDn</text:span><text:span text:style-name="T6"> beim Start des Editors</text:span></text:p>
          </table:table-cell>
        </table:table-row>
        <table:table-row>
          <table:table-cell table:style-name="Tabelle54.A2" office:value-type="string">
            <text:p text:style-name="Table_20_Contents">GifViewer</text:p>
          </table:table-cell>
          <table:table-cell table:style-name="Tabelle54.B2" office:value-type="string">
            <text:p text:style-name="Table_20_Contents">Viewer für Binärnachrichten im GIF-Format</text:p>
          </table:table-cell>
        </table:table-row>
        <table:table-row>
          <table:table-cell table:style-name="Tabelle54.A2" office:value-type="string">
            <text:p text:style-name="Table_20_Contents">LbmViewer</text:p>
          </table:table-cell>
          <table:table-cell table:style-name="Tabelle54.B2" office:value-type="string">
            <text:p text:style-name="Table_20_Contents">Viewer für Binärnachrichten im IFF/ILBM-Format</text:p>
          </table:table-cell>
        </table:table-row>
        <table:table-row>
          <table:table-cell table:style-name="Tabelle54.A2" office:value-type="string">
            <text:p text:style-name="Table_20_Contents">PcxViewer</text:p>
          </table:table-cell>
          <table:table-cell table:style-name="Tabelle54.B2" office:value-type="string">
            <text:p text:style-name="Table_20_Contents">Viewer für Binärnachrichten im PCX-Format</text:p>
          </table:table-cell>
        </table:table-row>
        <table:table-row>
          <table:table-cell table:style-name="Tabelle54.A2" office:value-type="string">
            <text:p text:style-name="Table_20_Contents"><text:span text:style-name="T7">Viewer1</text:span><text:span text:style-name="T6"> - </text:span><text:span text:style-name="T7">Viewer4</text:span></text:p>
          </table:table-cell>
          <table:table-cell table:style-name="Tabelle54.B2" office:value-type="string">
            <text:p text:style-name="Table_20_Contents">Benutzerdefinierte Viewer</text:p>
          </table:table-cell>
        </table:table-row>
        <table:table-row>
          <table:table-cell table:style-name="Tabelle54.A2" office:value-type="string">
            <text:p text:style-name="Table_20_Contents">StdHaltezeit</text:p>
          </table:table-cell>
          <table:table-cell table:style-name="Tabelle54.B2" office:value-type="string">
            <text:p text:style-name="Table_20_Contents">Standard-Bretthaltezeit in Tagen; wird beim manuellen Anlegen neuer Bretter verwendet</text:p>
          </table:table-cell>
        </table:table-row>
        <table:table-row>
          <table:table-cell table:style-name="Tabelle54.A2" office:value-type="string">
            <text:p text:style-name="Table_20_Contents">StdUserHaltezeit</text:p>
          </table:table-cell>
          <table:table-cell table:style-name="Tabelle54.B2" office:value-type="string">
            <text:p text:style-name="Table_20_Contents">Standard-Userhaltezeit in Tagen</text:p>
          </table:table-cell>
        </table:table-row>
        <table:table-row>
          <table:table-cell table:style-name="Tabelle54.A2" office:value-type="string">
            <text:p text:style-name="Table_20_Contents">QuoteBreak</text:p>
          </table:table-cell>
          <table:table-cell table:style-name="Tabelle54.B2" office:value-type="string">
            <text:p text:style-name="Table_20_Contents">Umbruchspalte für Quotes</text:p>
          </table:table-cell>
        </table:table-row>
        <table:table-row>
          <table:table-cell table:style-name="Tabelle54.A2" office:value-type="string">
            <text:p text:style-name="Table_20_Contents">Quote</text:p>
          </table:table-cell>
          <table:table-cell table:style-name="Tabelle54.B2" office:value-type="string">
            <text:p text:style-name="Table_20_Contents"><text:span text:style-name="T6">Quote-String, eingeschlossen in </text:span><text:span text:style-name="T7">;</text:span></text:p>
          </table:table-cell>
        </table:table-row>
        <table:table-row>
          <table:table-cell table:style-name="Tabelle54.A2" office:value-type="string">
            <text:p text:style-name="Table_20_Contents">OtherQuoteChars</text:p>
          </table:table-cell>
          <table:table-cell table:style-name="Tabelle54.B2" office:value-type="string">
            <text:p text:style-name="Table_20_Contents"><text:span text:style-name="T7">:</text:span><text:span text:style-name="T6"> und </text:span><text:span text:style-name="T7">|</text:span><text:span text:style-name="T6"> als Quotezeichen erkenn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AutoDatumsBezuege</text:p>
          </table:table-cell>
          <table:table-cell table:style-name="Tabelle54.B2" office:value-type="string">
            <text:p text:style-name="Table_20_Contents"><text:span text:style-name="T6">Datumsbezüge nach Netcall anpass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ScreenLines</text:p>
          </table:table-cell>
          <table:table-cell table:style-name="Tabelle54.B2" office:value-type="string">
            <text:p text:style-name="Table_20_Contents">Anzahl Bildzeilen</text:p>
          </table:table-cell>
        </table:table-row>
        <table:table-row>
          <table:table-cell table:style-name="Tabelle54.A2" office:value-type="string">
            <text:p text:style-name="Table_20_Contents">ScreenSaver</text:p>
          </table:table-cell>
          <table:table-cell table:style-name="Tabelle54.B2" office:value-type="string">
            <text:p text:style-name="Table_20_Contents"><text:span text:style-name="T6">Sekunden bis zum Dunkelschalten des Bildes, </text:span><text:span text:style-name="T7">0</text:span><text:span text:style-name="T6"> = kein Screen-Saver</text:span></text:p>
          </table:table-cell>
        </table:table-row>
        <table:table-row>
          <table:table-cell table:style-name="Tabelle54.A2" office:value-type="string">
            <text:p text:style-name="Table_20_Contents">SoftSaver</text:p>
          </table:table-cell>
          <table:table-cell table:style-name="Tabelle54.B2" office:value-type="string">
            <text:p text:style-name="Table_20_Contents"><text:span text:style-name="T6">Bild </text:span><text:span text:style-name="T10">weich</text:span><text:span text:style-name="T6"> ausblenden</text:span></text:p>
          </table:table-cell>
        </table:table-row>
        <table:table-row>
          <table:table-cell table:style-name="Tabelle54.A2" office:value-type="string">
            <text:p text:style-name="Table_20_Contents">BlackSaver</text:p>
          </table:table-cell>
          <table:table-cell table:style-name="Tabelle54.B2" office:value-type="string">
            <text:p text:style-name="Table_20_Contents">Bild schwarzschalten</text:p>
          </table:table-cell>
        </table:table-row>
        <table:table-row>
          <table:table-cell table:style-name="Tabelle54.A2" office:value-type="string">
            <text:p text:style-name="Table_20_Contents">VESA-DPMS</text:p>
          </table:table-cell>
          <table:table-cell table:style-name="Tabelle54.B2" office:value-type="string">
            <text:p text:style-name="Table_20_Contents">Monitor in Stromsparmodus schalten</text:p>
          </table:table-cell>
        </table:table-row>
        <table:table-row>
          <table:table-cell table:style-name="Tabelle54.A2" office:value-type="string">
            <text:p text:style-name="Table_20_Contents">Useraufnahme</text:p>
          </table:table-cell>
          <table:table-cell table:style-name="Tabelle54.B2" office:value-type="string">
            <text:p text:style-name="Table_20_Contents">Alle, Z-Netz oder PMs</text:p>
          </table:table-cell>
        </table:table-row>
        <table:table-row>
          <table:table-cell table:style-name="Tabelle54.A2" office:value-type="string">
            <text:p text:style-name="Table_20_Contents">MaxBinarySave</text:p>
          </table:table-cell>
          <table:table-cell table:style-name="Tabelle54.B2" office:value-type="string">
            <text:p text:style-name="Table_20_Contents">maximale Speichergröße für Binärnachrichten in Bytes</text:p>
          </table:table-cell>
        </table:table-row>
        <table:table-row>
          <table:table-cell table:style-name="Tabelle54.A2" office:value-type="string">
            <text:p text:style-name="Table_20_Contents">MaxNetMsgs</text:p>
          </table:table-cell>
          <table:table-cell table:style-name="Tabelle54.B2" office:value-type="string">
            <text:p text:style-name="Table_20_Contents">max. Nachrichtengröße; Vorgabe beim Anlegen neuer Brettgruppen / Bytes</text:p>
          </table:table-cell>
        </table:table-row>
        <table:table-row>
          <table:table-cell table:style-name="Tabelle54.A2" office:value-type="string">
            <text:p text:style-name="Table_20_Contents">MaxNetPM</text:p>
          </table:table-cell>
          <table:table-cell table:style-name="Tabelle54.B2" office:value-type="string">
            <text:p text:style-name="Table_20_Contents">max. Größe für NetMails / Bytes</text:p>
          </table:table-cell>
        </table:table-row>
        <table:table-row>
          <table:table-cell table:style-name="Tabelle54.A2" office:value-type="string">
            <text:p text:style-name="Table_20_Contents">MaxLocalPM</text:p>
          </table:table-cell>
          <table:table-cell table:style-name="Tabelle54.B2" office:value-type="string">
            <text:p text:style-name="Table_20_Contents">max. Größe für lokale PMs / Bytes</text:p>
          </table:table-cell>
        </table:table-row>
        <table:table-row>
          <table:table-cell table:style-name="Tabelle54.A2" office:value-type="string">
            <text:p text:style-name="Table_20_Contents">ReHochN</text:p>
          </table:table-cell>
          <table:table-cell table:style-name="Tabelle54.B2" office:value-type="string">
            <text:p text:style-name="Table_20_Contents"><text:span text:style-name="T7">Re^n</text:span><text:span text:style-name="T6"> verwenden</text:span></text:p>
          </table:table-cell>
        </table:table-row>
        <table:table-row>
          <table:table-cell table:style-name="Tabelle54.A2" office:value-type="string">
            <text:p text:style-name="Table_20_Contents">SwapToEMS</text:p>
          </table:table-cell>
          <table:table-cell table:style-name="Tabelle54.B2" office:value-type="string">
            <text:p text:style-name="Table_20_Contents">bei DOS-Aufruf in EMS auslagern</text:p>
          </table:table-cell>
        </table:table-row>
        <table:table-row>
          <table:table-cell table:style-name="Tabelle54.A2" office:value-type="string">
            <text:p text:style-name="Table_20_Contents">SwapToXMS</text:p>
          </table:table-cell>
          <table:table-cell table:style-name="Tabelle54.B2" office:value-type="string">
            <text:p text:style-name="Table_20_Contents">XMS verwenden</text:p>
          </table:table-cell>
        </table:table-row>
        <table:table-row>
          <table:table-cell table:style-name="Tabelle54.A2" office:value-type="string">
            <text:p text:style-name="Table_20_Contents">TempDir</text:p>
          </table:table-cell>
          <table:table-cell table:style-name="Tabelle54.B2" office:value-type="string">
            <text:p text:style-name="Table_20_Contents">Temporärverzeichnis</text:p>
          </table:table-cell>
        </table:table-row>
        <table:table-row>
          <table:table-cell table:style-name="Tabelle54.A2" office:value-type="string">
            <text:p text:style-name="Table_20_Contents">ExtractDir</text:p>
          </table:table-cell>
          <table:table-cell table:style-name="Tabelle54.B2" office:value-type="string">
            <text:p text:style-name="Table_20_Contents">Extrakt-Verzeichnis</text:p>
          </table:table-cell>
        </table:table-row>
        <table:table-row>
          <table:table-cell table:style-name="Tabelle54.A2" office:value-type="string">
            <text:p text:style-name="Table_20_Contents">SendfileDir</text:p>
          </table:table-cell>
          <table:table-cell table:style-name="Tabelle54.B2" office:value-type="string">
            <text:p text:style-name="Table_20_Contents">Sendeverzeichnis</text:p>
          </table:table-cell>
        </table:table-row>
        <table:table-row>
          <table:table-cell table:style-name="Tabelle54.A2" office:value-type="string">
            <text:p text:style-name="Table_20_Contents">LogDir</text:p>
          </table:table-cell>
          <table:table-cell table:style-name="Tabelle54.B2" office:value-type="string">
            <text:p text:style-name="Table_20_Contents">Logfile-Verzeichnis</text:p>
          </table:table-cell>
        </table:table-row>
        <table:table-row>
          <table:table-cell table:style-name="Tabelle54.A2" office:value-type="string">
            <text:p text:style-name="Table_20_Contents">FileDir</text:p>
          </table:table-cell>
          <table:table-cell table:style-name="Tabelle54.B2" office:value-type="string">
            <text:p text:style-name="Table_20_Contents">File-Request-Verzeichnis</text:p>
          </table:table-cell>
        </table:table-row>
        <table:table-row>
          <table:table-cell table:style-name="Tabelle54.A2" office:value-type="string">
            <text:p text:style-name="Table_20_Contents">ShowLogin</text:p>
          </table:table-cell>
          <table:table-cell table:style-name="Tabelle54.B2" office:value-type="string">
            <text:p text:style-name="Table_20_Contents">Loginbild bei Netcall anzeigen</text:p>
          </table:table-cell>
        </table:table-row>
        <table:table-row>
          <table:table-cell table:style-name="Tabelle54.A2" office:value-type="string">
            <text:p text:style-name="Table_20_Contents">ArchivBretter</text:p>
          </table:table-cell>
          <table:table-cell table:style-name="Tabelle54.B2" office:value-type="string">
            <text:p text:style-name="Table_20_Contents">Archiv-Bretter</text:p>
          </table:table-cell>
        </table:table-row>
        <table:table-row>
          <table:table-cell table:style-name="Tabelle54.A2" office:value-type="string">
            <text:p text:style-name="Table_20_Contents">ArchivLöschen</text:p>
          </table:table-cell>
          <table:table-cell table:style-name="Tabelle54.B2" office:value-type="string">
            <text:p text:style-name="Table_20_Contents"><text:span text:style-name="T6">Nachrichten nach Archivierung (</text:span><text:span text:style-name="T16">Alt-A</text:span><text:span text:style-name="T6">) auf </text:span><text:span text:style-name="T10">löschen</text:span><text:span text:style-name="T6"> setzen</text:span></text:p>
          </table:table-cell>
        </table:table-row>
        <table:table-row>
          <table:table-cell table:style-name="Tabelle54.A2" office:value-type="string">
            <text:p text:style-name="Table_20_Contents">Shell25</text:p>
          </table:table-cell>
          <table:table-cell table:style-name="Tabelle54.B2" office:value-type="string">
            <text:p text:style-name="Table_20_Contents">bei DOS-Shell auf 25 Bildzeilen umschalten</text:p>
          </table:table-cell>
        </table:table-row>
        <table:table-row>
          <table:table-cell table:style-name="Tabelle54.A2" office:value-type="string">
            <text:p text:style-name="Table_20_Contents">Edit25</text:p>
          </table:table-cell>
          <table:table-cell table:style-name="Tabelle54.B2" office:value-type="string">
            <text:p text:style-name="Table_20_Contents">für externen Editor auf 25 Bildzeilen schalten</text:p>
          </table:table-cell>
        </table:table-row>
        <table:table-row>
          <table:table-cell table:style-name="Tabelle54.A2" office:value-type="string">
            <text:p text:style-name="Table_20_Contents">MinMB</text:p>
          </table:table-cell>
          <table:table-cell table:style-name="Tabelle54.B2" office:value-type="string">
            <text:p text:style-name="Table_20_Contents">minimaler freier Festplattenspeicher / MB</text:p>
          </table:table-cell>
        </table:table-row>
        <table:table-row>
          <table:table-cell table:style-name="Tabelle54.A2" office:value-type="string">
            <text:p text:style-name="Table_20_Contents">AskQuit</text:p>
          </table:table-cell>
          <table:table-cell table:style-name="Tabelle54.B2" office:value-type="string">
            <text:p text:style-name="Table_20_Contents">bei Programmende nachfragen</text:p>
          </table:table-cell>
        </table:table-row>
        <table:table-row>
          <table:table-cell table:style-name="Tabelle54.A2" office:value-type="string">
            <text:p text:style-name="Table_20_Contents"><text:span text:style-name="T7">Un</text:span><text:span text:style-name="T66">XXX</text:span></text:p>
          </table:table-cell>
          <table:table-cell table:style-name="Tabelle54.B2" office:value-type="string">
            <text:p text:style-name="Table_20_Contents"><text:span text:style-name="T6">Entpacker für </text:span><text:span text:style-name="T66">XXX</text:span><text:span text:style-name="T6"> = </text:span><text:span text:style-name="T7">arc</text:span><text:span text:style-name="T6">, </text:span><text:span text:style-name="T7">lzh</text:span><text:span text:style-name="T6">, </text:span><text:span text:style-name="T7">zoo</text:span><text:span text:style-name="T6">, </text:span><text:span text:style-name="T7">zip</text:span><text:span text:style-name="T6">, </text:span><text:span text:style-name="T7">arj</text:span><text:span text:style-name="T6">, </text:span><text:span text:style-name="T7">pak</text:span><text:span text:style-name="T6">, </text:span><text:span text:style-name="T7">dwc</text:span><text:span text:style-name="T6">, </text:span><text:span text:style-name="T7">hyp</text:span><text:span text:style-name="T6">, </text:span><text:span text:style-name="T7">sqz</text:span><text:span text:style-name="T6">, </text:span><text:span text:style-name="T7">rar</text:span></text:p>
          </table:table-cell>
        </table:table-row>
        <table:table-row>
          <table:table-cell table:style-name="Tabelle54.A2" office:value-type="string">
            <text:p text:style-name="Table_20_Contents">LPT</text:p>
          </table:table-cell>
          <table:table-cell table:style-name="Tabelle54.B2" office:value-type="string">
            <text:p text:style-name="Table_20_Contents"><text:span text:style-name="T6">Druckerschnittstelle (</text:span><text:span text:style-name="T7">1</text:span><text:span text:style-name="T6"> = </text:span><text:span text:style-name="T7">LPT1</text:span><text:span text:style-name="T6">, </text:span><text:span text:style-name="T7">2</text:span><text:span text:style-name="T6"> = </text:span><text:span text:style-name="T7">LPT2</text:span><text:span text:style-name="T6">, </text:span><text:span text:style-name="T7">3</text:span><text:span text:style-name="T6"> = </text:span><text:span text:style-name="T7">LPT3</text:span><text:span text:style-name="T6">)</text:span></text:p>
          </table:table-cell>
        </table:table-row>
        <table:table-row>
          <table:table-cell table:style-name="Tabelle54.A2" office:value-type="string">
            <text:p text:style-name="Table_20_Contents">DruckerInit</text:p>
          </table:table-cell>
          <table:table-cell table:style-name="Tabelle54.B2" office:value-type="string">
            <text:p text:style-name="Table_20_Contents">Drucker-Initialisierung vor jedem Ausdruck</text:p>
          </table:table-cell>
        </table:table-row>
        <table:table-row>
          <table:table-cell table:style-name="Tabelle54.A2" office:value-type="string">
            <text:p text:style-name="Table_20_Contents">DruckerExit</text:p>
          </table:table-cell>
          <table:table-cell table:style-name="Tabelle54.B2" office:value-type="string">
            <text:p text:style-name="Table_20_Contents">Drucker-Initialisierung nach jedem Ausdruck</text:p>
          </table:table-cell>
        </table:table-row>
        <table:table-row>
          <table:table-cell table:style-name="Tabelle54.A2" office:value-type="string">
            <text:p text:style-name="Table_20_Contents">Seitenlaenge</text:p>
          </table:table-cell>
          <table:table-cell table:style-name="Tabelle54.B2" office:value-type="string">
            <text:p text:style-name="Table_20_Contents"><text:span text:style-name="T6">Zeilenabstand für Seitenvorschübe, oder </text:span><text:span text:style-name="T7">0</text:span><text:span text:style-name="T6"> für keine</text:span></text:p>
          </table:table-cell>
        </table:table-row>
        <table:table-row>
          <table:table-cell table:style-name="Tabelle54.A2" office:value-type="string">
            <text:p text:style-name="Table_20_Contents">FormFeed</text:p>
          </table:table-cell>
          <table:table-cell table:style-name="Tabelle54.B2" office:value-type="string">
            <text:p text:style-name="Table_20_Contents">Seitenvorschub-Code</text:p>
          </table:table-cell>
        </table:table-row>
        <table:table-row>
          <table:table-cell table:style-name="Tabelle54.A2" office:value-type="string">
            <text:p text:style-name="Table_20_Contents">DruckRand</text:p>
          </table:table-cell>
          <table:table-cell table:style-name="Tabelle54.B2" office:value-type="string">
            <text:p text:style-name="Table_20_Contents">linker Rand in Druckzeichen</text:p>
          </table:table-cell>
        </table:table-row>
        <table:table-row>
          <table:table-cell table:style-name="Tabelle54.A2" office:value-type="string">
            <text:p text:style-name="Table_20_Contents">XPoint-PM-ID</text:p>
          </table:table-cell>
          <table:table-cell table:style-name="Tabelle54.B2" office:value-type="string">
            <text:p text:style-name="Table_20_Contents"><text:span text:style-name="T7">## CrossPoint ##</text:span><text:span text:style-name="T6"> in PMs</text:span></text:p>
          </table:table-cell>
        </table:table-row>
        <table:table-row>
          <table:table-cell table:style-name="Tabelle54.A2" office:value-type="string">
            <text:p text:style-name="Table_20_Contents">XPoint-AM-ID</text:p>
          </table:table-cell>
          <table:table-cell table:style-name="Tabelle54.B2" office:value-type="string">
            <text:p text:style-name="Table_20_Contents"><text:span text:style-name="T7">## CrossPoint ##</text:span><text:span text:style-name="T6"> in AMs</text:span></text:p>
          </table:table-cell>
        </table:table-row>
        <table:table-row>
          <table:table-cell table:style-name="Tabelle54.A2" office:value-type="string">
            <text:p text:style-name="Table_20_Contents">UserSlash</text:p>
          </table:table-cell>
          <table:table-cell table:style-name="Tabelle54.B2" office:value-type="string">
            <text:p text:style-name="Table_20_Contents"><text:span text:style-name="T7">/</text:span><text:span text:style-name="T6"> vor PM-Brettern</text:span></text:p>
          </table:table-cell>
        </table:table-row>
        <table:table-row>
          <table:table-cell table:style-name="Tabelle54.A2" office:value-type="string">
            <text:p text:style-name="Table_20_Contents">EditBackup</text:p>
          </table:table-cell>
          <table:table-cell table:style-name="Tabelle54.B2" office:value-type="string">
            <text:p text:style-name="Table_20_Contents"><text:span text:style-name="T7">bak</text:span><text:span text:style-name="T6">'s sofort löschen</text:span></text:p>
          </table:table-cell>
        </table:table-row>
        <table:table-row>
          <table:table-cell table:style-name="Tabelle54.A2" office:value-type="string">
            <text:p text:style-name="Table_20_Contents">KeepEdName</text:p>
          </table:table-cell>
          <table:table-cell table:style-name="Tabelle54.B2" office:value-type="string">
            <text:p text:style-name="Table_20_Contents"><text:span text:style-name="T6">Name bei </text:span><text:span text:style-name="T36">Edit</text:span><text:span text:style-name="T37">®</text:span><text:span text:style-name="T36">Textdatei</text:span><text:span text:style-name="T6"> beibehalten</text:span></text:p>
          </table:table-cell>
        </table:table-row>
        <table:table-row>
          <table:table-cell table:style-name="Tabelle54.A2" office:value-type="string">
            <text:p text:style-name="Table_20_Contents">AbsenderAnzeige</text:p>
          </table:table-cell>
          <table:table-cell table:style-name="Tabelle54.B2" office:value-type="string">
            <text:p text:style-name="Table_20_Contents"><text:span text:style-name="T6">Anzeige in Nachrichtenliste, </text:span><text:span text:style-name="T7">0</text:span><text:span text:style-name="T6"> = normal .. </text:span><text:span text:style-name="T7">6</text:span><text:span text:style-name="T6"> = Splt / klein (s. </text:span><text:span text:style-name="T36">Config</text:span><text:span text:style-name="T37">®</text:span><text:span text:style-name="T36">Anzeige</text:span><text:span text:style-name="T37">®</text:span><text:span text:style-name="T36">Nachrichten</text:span><text:span text:style-name="T6">)</text:span></text:p>
          </table:table-cell>
        </table:table-row>
        <table:table-row>
          <table:table-cell table:style-name="Tabelle54.A2" office:value-type="string">
            <text:p text:style-name="Table_20_Contents">Environment</text:p>
          </table:table-cell>
          <table:table-cell table:style-name="Tabelle54.B2" office:value-type="string">
            <text:p text:style-name="Table_20_Contents"><text:span text:style-name="T6">Größe des Environment-Speichers bei DOS-Shell, oder </text:span><text:span text:style-name="T7">0</text:span><text:span text:style-name="T6"> für Default</text:span></text:p>
          </table:table-cell>
        </table:table-row>
        <table:table-row>
          <table:table-cell table:style-name="Tabelle54.A2" office:value-type="string">
            <text:p text:style-name="Table_20_Contents">ReadMode</text:p>
          </table:table-cell>
          <table:table-cell table:style-name="Tabelle54.B2" office:value-type="string">
            <text:p text:style-name="Table_20_Contents"><text:span text:style-name="T7">0</text:span><text:span text:style-name="T6"> = Alles, </text:span><text:span text:style-name="T7">1</text:span><text:span text:style-name="T6"> = Ungelesen, </text:span><text:span text:style-name="T7">2</text:span><text:span text:style-name="T6"> = Neues</text:span></text:p>
          </table:table-cell>
        </table:table-row>
        <table:table-row>
          <table:table-cell table:style-name="Tabelle54.A2" office:value-type="string">
            <text:p text:style-name="Table_20_Contents">AutoAdvance</text:p>
          </table:table-cell>
          <table:table-cell table:style-name="Tabelle54.B2" office:value-type="string">
            <text:p text:style-name="Table_20_Contents">weiterschalten bei Nachrichten / Brettern / Usern</text:p>
          </table:table-cell>
        </table:table-row>
        <table:table-row>
          <table:table-cell table:style-name="Tabelle54.A2" office:value-type="string">
            <text:p text:style-name="Table_20_Contents">ScrollLock</text:p>
          </table:table-cell>
          <table:table-cell table:style-name="Tabelle54.B2" office:value-type="string">
            <text:p text:style-name="Table_20_Contents">ScrollLock verwenden</text:p>
          </table:table-cell>
        </table:table-row>
        <table:table-row>
          <table:table-cell table:style-name="Tabelle54.A2" office:value-type="string">
            <text:p text:style-name="Table_20_Contents">HayesBefehle</text:p>
          </table:table-cell>
          <table:table-cell table:style-name="Tabelle54.B2" office:value-type="string">
            <text:p text:style-name="Table_20_Contents"><text:span text:style-name="T7">J</text:span><text:span text:style-name="T6"> = Modem, </text:span><text:span text:style-name="T7">N</text:span><text:span text:style-name="T6"> = Akkustikkoppler / ISDN / etc.</text:span></text:p>
          </table:table-cell>
        </table:table-row>
        <table:table-row>
          <table:table-cell table:style-name="Tabelle54.A2" office:value-type="string">
            <text:p text:style-name="Table_20_Contents">GrossWandeln</text:p>
          </table:table-cell>
          <table:table-cell table:style-name="Tabelle54.B2" office:value-type="string">
            <text:p text:style-name="Table_20_Contents">Useradressen in eingehenden Puffern in Großschreibung wandeln</text:p>
          </table:table-cell>
        </table:table-row>
        <table:table-row>
          <table:table-cell table:style-name="Tabelle54.A2" office:value-type="string">
            <text:p text:style-name="Table_20_Contents">EigeneMsgsHalten</text:p>
          </table:table-cell>
          <table:table-cell table:style-name="Tabelle54.B2" office:value-type="string">
            <text:p text:style-name="Table_20_Contents"><text:span text:style-name="T6">Selbstgeschriebene Nachrichten auf </text:span><text:span text:style-name="T10">halten</text:span></text:p>
          </table:table-cell>
        </table:table-row>
        <table:table-row>
          <table:table-cell table:style-name="Tabelle54.A2" office:value-type="string">
            <text:p text:style-name="Table_20_Contents">ShowUsername</text:p>
          </table:table-cell>
          <table:table-cell table:style-name="Tabelle54.B2" office:value-type="string">
            <text:p text:style-name="Table_20_Contents">Username bei Stammbox in 2. Bildzeile anzeigen</text:p>
          </table:table-cell>
        </table:table-row>
        <table:table-row>
          <table:table-cell table:style-name="Tabelle54.A2" office:value-type="string">
            <text:p text:style-name="Table_20_Contents">SaveUnversandt</text:p>
          </table:table-cell>
          <table:table-cell table:style-name="Tabelle54.B2" office:value-type="string">
            <text:p text:style-name="Table_20_Contents"><text:span text:style-name="T6">Bei </text:span><text:span text:style-name="T16">Esc</text:span><text:span text:style-name="T6"> im Sendefenster Nachricht im Brett </text:span><text:span text:style-name="T7">/»Unversandt</text:span><text:span text:style-name="T6"> sichern</text:span></text:p>
          </table:table-cell>
        </table:table-row>
        <table:table-row>
          <table:table-cell table:style-name="Tabelle54.A2" office:value-type="string">
            <text:p text:style-name="Table_20_Contents">EmpfangsBestaetigung</text:p>
          </table:table-cell>
          <table:table-cell table:style-name="Tabelle54.B2" office:value-type="string">
            <text:p text:style-name="Table_20_Contents">autom. Empfangsbestätigungen versenden</text:p>
          </table:table-cell>
        </table:table-row>
        <table:table-row>
          <table:table-cell table:style-name="Tabelle54.A2" office:value-type="string">
            <text:p text:style-name="Table_20_Contents">12:00</text:p>
          </table:table-cell>
          <table:table-cell table:style-name="Tabelle54.B2" office:value-type="string">
            <text:p text:style-name="Table_20_Contents">Erstellungszeit 00:00 bei allen ausgehenden Nachrichten (war in einer früheren Version mal 12:00 ...)</text:p>
          </table:table-cell>
        </table:table-row>
        <table:table-row>
          <table:table-cell table:style-name="Tabelle54.A2" office:value-type="string">
            <text:p text:style-name="Table_20_Contents">Trennzeichen</text:p>
          </table:table-cell>
          <table:table-cell table:style-name="Tabelle54.B2" office:value-type="string">
            <text:p text:style-name="Table_20_Contents">Trennzeichen für Bretter-Trennzeilen</text:p>
          </table:table-cell>
        </table:table-row>
        <table:table-row>
          <table:table-cell table:style-name="Tabelle54.A2" office:value-type="string">
            <text:p text:style-name="Table_20_Contents">AutoArchiv</text:p>
          </table:table-cell>
          <table:table-cell table:style-name="Tabelle54.B2" office:value-type="string">
            <text:p text:style-name="Table_20_Contents">automatische PM-Archivierung</text:p>
          </table:table-cell>
        </table:table-row>
        <table:table-row>
          <table:table-cell table:style-name="Tabelle54.A2" office:value-type="string">
            <text:p text:style-name="Table_20_Contents">NeueBrEnde</text:p>
          </table:table-cell>
          <table:table-cell table:style-name="Tabelle54.B2" office:value-type="string">
            <text:p text:style-name="Table_20_Contents">neue Bretter am Listenende anhängen</text:p>
          </table:table-cell>
        </table:table-row>
        <table:table-row>
          <table:table-cell table:style-name="Tabelle54.A2" office:value-type="string">
            <text:p text:style-name="Table_20_Contents">TrennzeilenAlle</text:p>
          </table:table-cell>
          <table:table-cell table:style-name="Tabelle54.B2" office:value-type="string">
            <text:p text:style-name="Table_20_Contents"><text:span text:style-name="T6">Brett-Trennzeilen bei </text:span><text:span text:style-name="T7">Alle</text:span><text:span text:style-name="T6">-Anzeige anzeigen</text:span></text:p>
          </table:table-cell>
        </table:table-row>
        <table:table-row>
          <table:table-cell table:style-name="Tabelle54.A2" office:value-type="string">
            <text:p text:style-name="Table_20_Contents">BezugsBaumAdr</text:p>
          </table:table-cell>
          <table:table-cell table:style-name="Tabelle54.B2" office:value-type="string">
            <text:p text:style-name="Table_20_Contents">vollständige Adresse im Kommentarbaum zeigen</text:p>
          </table:table-cell>
        </table:table-row>
        <table:table-row>
          <table:table-cell table:style-name="Tabelle54.A2" office:value-type="string">
            <text:p text:style-name="Table_20_Contents">Maus</text:p>
          </table:table-cell>
          <table:table-cell table:style-name="Tabelle54.B2" office:value-type="string">
            <text:p text:style-name="Table_20_Contents"><text:span text:style-name="T6">Mausbedienung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SwapMaus</text:p>
          </table:table-cell>
          <table:table-cell table:style-name="Tabelle54.B2" office:value-type="string">
            <text:p text:style-name="Table_20_Contents">Maustasten vertauschen</text:p>
          </table:table-cell>
        </table:table-row>
        <table:table-row>
          <table:table-cell table:style-name="Tabelle54.A2" office:value-type="string">
            <text:p text:style-name="Table_20_Contents">DoppelKlick</text:p>
          </table:table-cell>
          <table:table-cell table:style-name="Tabelle54.B2" office:value-type="string">
            <text:p text:style-name="Table_20_Contents"><text:span text:style-name="T6">Geschwindigkeit für Doppelklick (</text:span><text:span text:style-name="T7">4</text:span><text:span text:style-name="T6"> = schnell, </text:span><text:span text:style-name="T7">7</text:span><text:span text:style-name="T6"> = mittel, </text:span><text:span text:style-name="T7">11</text:span><text:span text:style-name="T6"> = langsam)</text:span></text:p>
          </table:table-cell>
        </table:table-row>
        <table:table-row>
          <table:table-cell table:style-name="Tabelle54.A2" office:value-type="string">
            <text:p text:style-name="Table_20_Contents">MausInit</text:p>
          </table:table-cell>
          <table:table-cell table:style-name="Tabelle54.B2" office:value-type="string">
            <text:p text:style-name="Table_20_Contents">Maus nach jeder DOS-Shell initialisieren</text:p>
          </table:table-cell>
        </table:table-row>
        <table:table-row>
          <table:table-cell table:style-name="Tabelle54.A2" office:value-type="string">
            <text:p text:style-name="Table_20_Contents">ISO2IBM</text:p>
          </table:table-cell>
          <table:table-cell table:style-name="Tabelle54.B2" office:value-type="string">
            <text:p text:style-name="Table_20_Contents">ISO-Umlaute im Lister in IBM-Format umwandeln</text:p>
          </table:table-cell>
        </table:table-row>
        <table:table-row>
          <table:table-cell table:style-name="Tabelle54.A2" office:value-type="string">
            <text:p text:style-name="Table_20_Contents">KommPfeile</text:p>
          </table:table-cell>
          <table:table-cell table:style-name="Tabelle54.B2" office:value-type="string">
            <text:p text:style-name="Table_20_Contents">Fido / Maus: Kommentarpfeile im Lister anzeigen</text:p>
          </table:table-cell>
        </table:table-row>
        <table:table-row>
          <table:table-cell table:style-name="Tabelle54.A2" office:value-type="string">
            <text:p text:style-name="Table_20_Contents">ListScroller</text:p>
          </table:table-cell>
          <table:table-cell table:style-name="Tabelle54.B2" office:value-type="string">
            <text:p text:style-name="Table_20_Contents">Rollbalken im Lister</text:p>
          </table:table-cell>
        </table:table-row>
        <table:table-row>
          <table:table-cell table:style-name="Tabelle54.A2" office:value-type="string">
            <text:p text:style-name="Table_20_Contents">ListAutoScroll</text:p>
          </table:table-cell>
          <table:table-cell table:style-name="Tabelle54.B2" office:value-type="string">
            <text:p text:style-name="Table_20_Contents">automatisches Rollen bei Maus am Bildrand</text:p>
          </table:table-cell>
        </table:table-row>
        <table:table-row>
          <table:table-cell table:style-name="Tabelle54.A2" office:value-type="string">
            <text:p text:style-name="Table_20_Contents">UserbrettBox</text:p>
          </table:table-cell>
          <table:table-cell table:style-name="Tabelle54.B2" office:value-type="string">
            <text:p text:style-name="Table_20_Contents"><text:span text:style-name="T6">Boxname in PM-Brettern (Brettname </text:span><text:span text:style-name="T7">/</text:span><text:span text:style-name="T66">USER</text:span><text:span text:style-name="T7">/</text:span><text:span text:style-name="T66">BOX</text:span><text:span text:style-name="T6">)</text:span></text:p>
          </table:table-cell>
        </table:table-row>
        <table:table-row>
          <table:table-cell table:style-name="Tabelle54.A2" office:value-type="string">
            <text:p text:style-name="Table_20_Contents">Organisation</text:p>
          </table:table-cell>
          <table:table-cell table:style-name="Tabelle54.B2" office:value-type="string">
            <text:p text:style-name="Table_20_Contents">Name der eigenen Organisation</text:p>
          </table:table-cell>
        </table:table-row>
        <table:table-row>
          <table:table-cell table:style-name="Tabelle54.A2" office:value-type="string">
            <text:p text:style-name="Table_20_Contents">PufferLöschen</text:p>
          </table:table-cell>
          <table:table-cell table:style-name="Tabelle54.B2" office:value-type="string">
            <text:p text:style-name="Table_20_Contents"><text:span text:style-name="T6">Pufferdateien nach Einlesen lösch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Auswahlcursor</text:p>
          </table:table-cell>
          <table:table-cell table:style-name="Tabelle54.B2" office:value-type="string">
            <text:p text:style-name="Table_20_Contents">Cursor immer eingeschaltet lassen</text:p>
          </table:table-cell>
        </table:table-row>
        <table:table-row>
          <table:table-cell table:style-name="Tabelle54.A2" office:value-type="string">
            <text:p text:style-name="Table_20_Contents">SoundFlash</text:p>
          </table:table-cell>
          <table:table-cell table:style-name="Tabelle54.B2" office:value-type="string">
            <text:p text:style-name="Table_20_Contents">Tonsignal durch Aufblinken anzeigen</text:p>
          </table:table-cell>
        </table:table-row>
        <table:table-row>
          <table:table-cell table:style-name="Tabelle54.A2" office:value-type="string">
            <text:p text:style-name="Table_20_Contents">ShowRealnames</text:p>
          </table:table-cell>
          <table:table-cell table:style-name="Tabelle54.B2" office:value-type="string">
            <text:p text:style-name="Table_20_Contents">Maus / ZConnect: Realnames statt Useradressen anzeigen, falls vorhanden</text:p>
          </table:table-cell>
        </table:table-row>
        <table:table-row>
          <table:table-cell table:style-name="Tabelle54.A2" office:value-type="string">
            <text:p text:style-name="Table_20_Contents">ScrSaverPW</text:p>
          </table:table-cell>
          <table:table-cell table:style-name="Tabelle54.B2" office:value-type="string">
            <text:p text:style-name="Table_20_Contents">Bei Rückkehr aus Screen-Saver Startpaßwort abfragen</text:p>
          </table:table-cell>
        </table:table-row>
        <table:table-row>
          <table:table-cell table:style-name="Tabelle54.A2" office:value-type="string">
            <text:p text:style-name="Table_20_Contents">LeaveConfig</text:p>
          </table:table-cell>
          <table:table-cell table:style-name="Tabelle54.B2" office:value-type="string">
            <text:p text:style-name="Table_20_Contents">Config-Menü immer vollständig verlassen</text:p>
          </table:table-cell>
        </table:table-row>
        <table:table-row>
          <table:table-cell table:style-name="Tabelle54.A2" office:value-type="string">
            <text:p text:style-name="Table_20_Contents">NetcallLogfile</text:p>
          </table:table-cell>
          <table:table-cell table:style-name="Tabelle54.B2" office:value-type="string">
            <text:p text:style-name="Table_20_Contents">Komplettlogfile über den Loginvorgang aller Netcalls anlegen</text:p>
          </table:table-cell>
        </table:table-row>
        <table:table-row>
          <table:table-cell table:style-name="Tabelle54.A2" office:value-type="string">
            <text:p text:style-name="Table_20_Contents">ListHighlight</text:p>
          </table:table-cell>
          <table:table-cell table:style-name="Tabelle54.B2" office:value-type="string">
            <text:p text:style-name="Table_20_Contents"><text:span text:style-name="T10">Hervorhebungen</text:span><text:span text:style-name="T6"> im Lister</text:span></text:p>
          </table:table-cell>
        </table:table-row>
        <table:table-row>
          <table:table-cell table:style-name="Tabelle54.A2" office:value-type="string">
            <text:p text:style-name="Table_20_Contents">ListFixedHead</text:p>
          </table:table-cell>
          <table:table-cell table:style-name="Tabelle54.B2" office:value-type="string">
            <text:p text:style-name="Table_20_Contents">feststehender Nachrichtenkopf im Lister</text:p>
          </table:table-cell>
        </table:table-row>
        <table:table-row>
          <table:table-cell table:style-name="Tabelle54.A2" office:value-type="string">
            <text:p text:style-name="Table_20_Contents">MaggiVerkettung</text:p>
          </table:table-cell>
          <table:table-cell table:style-name="Tabelle54.B2" office:value-type="string">
            <text:p text:style-name="Table_20_Contents">Nachrichtenverkettung beim Netztyp MagicNET</text:p>
          </table:table-cell>
        </table:table-row>
        <table:table-row>
          <table:table-cell table:style-name="Tabelle54.A2" office:value-type="string">
            <text:p text:style-name="Table_20_Contents">Header</text:p>
          </table:table-cell>
          <table:table-cell table:style-name="Tabelle54.B2" office:value-type="string">
            <text:p text:style-name="Table_20_Contents"><text:span text:style-name="T6">Einstellungen von </text:span><text:span text:style-name="T36">Config</text:span><text:span text:style-name="T37">®</text:span><text:span text:style-name="T36">Anzeige</text:span><text:span text:style-name="T37">®</text:span><text:span text:style-name="T36">Kopf</text:span></text:p>
          </table:table-cell>
        </table:table-row>
        <table:table-row>
          <table:table-cell table:style-name="Tabelle54.A2" office:value-type="string">
            <text:p text:style-name="Table_20_Contents"><text:span text:style-name="T7">HeaderCustom1</text:span><text:span text:style-name="T6"> - </text:span><text:span text:style-name="T7">2</text:span></text:p>
          </table:table-cell>
          <table:table-cell table:style-name="Tabelle54.B2" office:value-type="string">
            <text:p text:style-name="Table_20_Contents">benutzerdefinierte Headerzeilen</text:p>
          </table:table-cell>
        </table:table-row>
        <table:table-row>
          <table:table-cell table:style-name="Tabelle54.A2" office:value-type="string">
            <text:p text:style-name="Table_20_Contents">Timezone</text:p>
          </table:table-cell>
          <table:table-cell table:style-name="Tabelle54.B2" office:value-type="string">
            <text:p text:style-name="Table_20_Contents"><text:span text:style-name="T6">Zeitzone (</text:span><text:span text:style-name="T36">Config</text:span><text:span text:style-name="T37">®</text:span><text:span text:style-name="T36">Optionen</text:span><text:span text:style-name="T37">®</text:span><text:span text:style-name="T36">Nachrichten</text:span><text:span text:style-name="T6">)</text:span></text:p>
          </table:table-cell>
        </table:table-row>
        <table:table-row>
          <table:table-cell table:style-name="Tabelle54.A2" office:value-type="string">
            <text:p text:style-name="Table_20_Contents">SaveType</text:p>
          </table:table-cell>
          <table:table-cell table:style-name="Tabelle54.B2" office:value-type="string">
            <text:p text:style-name="Table_20_Contents"><text:span text:style-name="T6">Art des Sicherns von Konfigurations-Änderungen </text:span><text:span text:style-name="T7">0</text:span><text:span text:style-name="T6"> = automatisch, </text:span><text:span text:style-name="T7">1</text:span><text:span text:style-name="T6"> = manuell, </text:span><text:span text:style-name="T7">2</text:span><text:span text:style-name="T6"> = nach Rückfrage</text:span></text:p>
          </table:table-cell>
        </table:table-row>
        <table:table-row>
          <table:table-cell table:style-name="Tabelle54.A2" office:value-type="string">
            <text:p text:style-name="Table_20_Contents">MaxCrosspost</text:p>
          </table:table-cell>
          <table:table-cell table:style-name="Tabelle54.B2" office:value-type="string">
            <text:p text:style-name="Table_20_Contents">Obergrenze für eingehende Crosspostings</text:p>
          </table:table-cell>
        </table:table-row>
        <table:table-row>
          <table:table-cell table:style-name="Tabelle54.A2" office:value-type="string">
            <text:p text:style-name="Table_20_Contents">Waehrung</text:p>
          </table:table-cell>
          <table:table-cell table:style-name="Tabelle54.B2" office:value-type="string">
            <text:p text:style-name="Table_20_Contents">Währung für Gebührenabschätzung</text:p>
          </table:table-cell>
        </table:table-row>
        <table:table-row>
          <table:table-cell table:style-name="Tabelle54.A2" office:value-type="string">
            <text:p text:style-name="Table_20_Contents">GebCfos</text:p>
          </table:table-cell>
          <table:table-cell table:style-name="Tabelle54.B2" office:value-type="string">
            <text:p text:style-name="Table_20_Contents"><text:span text:style-name="T16">cFos</text:span><text:span text:style-name="T6">-Gebührenübernahme</text:span></text:p>
          </table:table-cell>
        </table:table-row>
        <table:table-row>
          <table:table-cell table:style-name="Tabelle54.A2" office:value-type="string">
            <text:p text:style-name="Table_20_Contents">GebNoconn</text:p>
          </table:table-cell>
          <table:table-cell table:style-name="Tabelle54.B2" office:value-type="string">
            <text:p text:style-name="Table_20_Contents">Gebühren auch bei nicht erfolgreicher Verbindung zum Server erfassen</text:p>
          </table:table-cell>
        </table:table-row>
        <table:table-row>
          <table:table-cell table:style-name="Tabelle54.A2" office:value-type="string">
            <text:p text:style-name="Table_20_Contents">Feiertage</text:p>
          </table:table-cell>
          <table:table-cell table:style-name="Tabelle54.B2" office:value-type="string">
            <text:p text:style-name="Table_20_Contents">deutsche Feiertage bei Telefonkostenberechnung berücksichtigen</text:p>
          </table:table-cell>
        </table:table-row>
        <table:table-row>
          <table:table-cell table:style-name="Tabelle54.A2" office:value-type="string">
            <text:p text:style-name="Table_20_Contents">Shell-Showpar</text:p>
          </table:table-cell>
          <table:table-cell table:style-name="Tabelle54.B2" office:value-type="string">
            <text:p text:style-name="Table_20_Contents">Parameterzeile bei DOS-Aufruf anzeigen</text:p>
          </table:table-cell>
        </table:table-row>
        <table:table-row>
          <table:table-cell table:style-name="Tabelle54.A2" office:value-type="string">
            <text:p text:style-name="Table_20_Contents">Shell-Waitkey</text:p>
          </table:table-cell>
          <table:table-cell table:style-name="Tabelle54.B2" office:value-type="string">
            <text:p text:style-name="Table_20_Contents">Nach DOS-Aufruf auf Tastendruck wareten</text:p>
          </table:table-cell>
        </table:table-row>
        <table:table-row>
          <table:table-cell table:style-name="Tabelle54.A2" office:value-type="string">
            <text:p text:style-name="Table_20_Contents">AskReplyTo</text:p>
          </table:table-cell>
          <table:table-cell table:style-name="Tabelle54.B2" office:value-type="string">
            <text:p text:style-name="Table_20_Contents"><text:span text:style-name="T6">Bei Header </text:span><text:span text:style-name="T7">Antwort-An</text:span><text:span text:style-name="T6"> nachfrag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UsePGP</text:p>
          </table:table-cell>
          <table:table-cell table:style-name="Tabelle54.B2" office:value-type="string">
            <text:p text:style-name="Table_20_Contents"><text:span text:style-name="T6">automatische </text:span><text:span text:style-name="T16">pgp</text:span><text:span text:style-name="T6">-Codierung / Decodierung</text:span></text:p>
          </table:table-cell>
        </table:table-row>
        <table:table-row>
          <table:table-cell table:style-name="Tabelle54.A2" office:value-type="string">
            <text:p text:style-name="Table_20_Contents">PGP-Batchmode</text:p>
          </table:table-cell>
          <table:table-cell table:style-name="Tabelle54.B2" office:value-type="string">
            <text:p text:style-name="Table_20_Contents"><text:span text:style-name="T16">pgp</text:span><text:span text:style-name="T6">-Schalter </text:span><text:span text:style-name="T56">+batchmode</text:span></text:p>
          </table:table-cell>
        </table:table-row>
        <table:table-row>
          <table:table-cell table:style-name="Tabelle54.A2" office:value-type="string">
            <text:p text:style-name="Table_20_Contents">PGP-UserID</text:p>
          </table:table-cell>
          <table:table-cell table:style-name="Tabelle54.B2" office:value-type="string">
            <text:p text:style-name="Table_20_Contents">eigene User-ID</text:p>
          </table:table-cell>
        </table:table-row>
        <table:table-row>
          <table:table-cell table:style-name="Tabelle54.A2" office:value-type="string">
            <text:p text:style-name="Table_20_Contents">PGP-AutoPM</text:p>
          </table:table-cell>
          <table:table-cell table:style-name="Tabelle54.B2" office:value-type="string">
            <text:p text:style-name="Table_20_Contents">Schlüssel aus PMs automatisch einlesen</text:p>
          </table:table-cell>
        </table:table-row>
        <table:table-row>
          <table:table-cell table:style-name="Tabelle54.A2" office:value-type="string">
            <text:p text:style-name="Table_20_Contents">PGP-AutoAM</text:p>
          </table:table-cell>
          <table:table-cell table:style-name="Tabelle54.B2" office:value-type="string">
            <text:p text:style-name="Table_20_Contents">Schlüssel aus AMs automatisch einlesen</text:p>
          </table:table-cell>
        </table:table-row>
        <table:table-row>
          <table:table-cell table:style-name="Tabelle54.A2" office:value-type="string">
            <text:p text:style-name="Table_20_Contents">PGP-WaitKey</text:p>
          </table:table-cell>
          <table:table-cell table:style-name="Tabelle54.B2" office:value-type="string">
            <text:p text:style-name="Table_20_Contents"><text:span text:style-name="T6">nach </text:span><text:span text:style-name="T16">pgp</text:span><text:span text:style-name="T6">-Aufruf auf Tastendruck warten</text:span></text:p>
          </table:table-cell>
        </table:table-row>
        <table:table-row>
          <table:table-cell table:style-name="Tabelle54.A2" office:value-type="string">
            <text:p text:style-name="Table_20_Contents">PGP-Logfile</text:p>
          </table:table-cell>
          <table:table-cell table:style-name="Tabelle54.B2" office:value-type="string">
            <text:p text:style-name="Table_20_Contents"><text:span text:style-name="T6">Logfile für automatische </text:span><text:span text:style-name="T16">pgp</text:span><text:span text:style-name="T6">-Aktionen</text:span></text:p>
          </table:table-cell>
        </table:table-row>
        <table:table-row>
          <table:table-cell table:style-name="Tabelle54.A2" office:value-type="string">
            <text:p text:style-name="Table_20_Contents">PGP-SignAll</text:p>
          </table:table-cell>
          <table:table-cell table:style-name="Tabelle54.B2" office:value-type="string">
            <text:p text:style-name="Table_20_Contents"><text:span text:style-name="T6">alle Nachrichten </text:span><text:span text:style-name="T16">pgp</text:span><text:span text:style-name="T6">-signieren</text:span></text:p>
          </table:table-cell>
        </table:table-row>
        <table:table-row>
          <table:table-cell table:style-name="Tabelle54.A2" office:value-type="string">
            <text:p text:style-name="Table_20_Contents">PGP-Version</text:p>
          </table:table-cell>
          <table:table-cell table:style-name="Tabelle54.B2" office:value-type="string">
            <text:p text:style-name="Table_20_Contents"><text:span text:style-name="T6">die verwendete </text:span><text:span text:style-name="T16">pgp</text:span><text:span text:style-name="T6">-Version; nötig, um die Syntax anpassen zu können</text:span></text:p>
          </table:table-cell>
        </table:table-row>
        <table:table-row>
          <table:table-cell table:style-name="Tabelle54.A2" office:value-type="string">
            <text:p text:style-name="Table_20_Contents">MessageBeep</text:p>
          </table:table-cell>
          <table:table-cell table:style-name="Tabelle54.B2" office:value-type="string">
            <text:p text:style-name="Table_20_Contents">Tonsignal Listenanfang / -ende</text:p>
          </table:table-cell>
        </table:table-row>
        <table:table-row>
          <table:table-cell table:style-name="Tabelle54.A2" office:value-type="string">
            <text:p text:style-name="Table_20_Contents">NetcallUnmark</text:p>
          </table:table-cell>
          <table:table-cell table:style-name="Tabelle54.B2" office:value-type="string">
            <text:p text:style-name="Table_20_Contents">Nachrichtenmarkierungen nach Netcall aufheben</text:p>
          </table:table-cell>
        </table:table-row>
        <table:table-row>
          <table:table-cell table:style-name="Tabelle54.A2" office:value-type="string">
            <text:p text:style-name="Table_20_Contents">DefaultNokop</text:p>
          </table:table-cell>
          <table:table-cell table:style-name="Tabelle54.B2" office:value-type="string">
            <text:p text:style-name="Table_20_Contents"><text:span text:style-name="T6">ZConnect: </text:span><text:span text:style-name="T7">NOKOP</text:span><text:span text:style-name="T6"> per Default mitsenden</text:span></text:p>
          </table:table-cell>
        </table:table-row>
        <table:table-row>
          <table:table-cell table:style-name="Tabelle54.A2" office:value-type="string">
            <text:p text:style-name="Table_20_Contents">Blindensupport</text:p>
          </table:table-cell>
          <table:table-cell table:style-name="Tabelle54.B2" office:value-type="string">
            <text:p text:style-name="Table_20_Contents">zusätzliche Unterstützung für blinde User</text:p>
          </table:table-cell>
        </table:table-row>
        <table:table-row>
          <table:table-cell table:style-name="Tabelle54.A2" office:value-type="string">
            <text:p text:style-name="Table_20_Contents">QuoteColors</text:p>
          </table:table-cell>
          <table:table-cell table:style-name="Tabelle54.B2" office:value-type="string">
            <text:p text:style-name="Table_20_Contents">mehrfarbige Quotes</text:p>
          </table:table-cell>
        </table:table-row>
        <table:table-row>
          <table:table-cell table:style-name="Tabelle54.A2" office:value-type="string">
            <text:p text:style-name="Table_20_Contents">TrennKommentar</text:p>
          </table:table-cell>
          <table:table-cell table:style-name="Tabelle54.B2" office:value-type="string">
            <text:p text:style-name="Table_20_Contents">Art der Trennzeilen-Kommentar-Anzeige</text:p>
          </table:table-cell>
        </table:table-row>
        <table:table-row>
          <table:table-cell table:style-name="Tabelle54.A2" office:value-type="string">
            <text:p text:style-name="Table_20_Contents">TerminalBIOS</text:p>
          </table:table-cell>
          <table:table-cell table:style-name="Tabelle54.B2" office:value-type="string">
            <text:p text:style-name="Table_20_Contents"><text:span text:style-name="T6">im Terminal die Bildschirmausgabe über das BIOS direkt laufen lass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Tonsignal</text:p>
          </table:table-cell>
          <table:table-cell table:style-name="Tabelle54.B2" office:value-type="string">
            <text:p text:style-name="Table_20_Contents"><text:span text:style-name="T6">zusätzliches Tonsignal, nach einer Reorganisation z.B.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Brettkommentar</text:p>
          </table:table-cell>
          <table:table-cell table:style-name="Tabelle54.B2" office:value-type="string">
            <text:p text:style-name="Table_20_Contents"><text:span text:style-name="T6">Kommentare aus der Brettliste übernehmen (</text:span><text:span text:style-name="T7">J</text:span><text:span text:style-name="T6"> / </text:span><text:span text:style-name="T7">N</text:span><text:span text:style-name="T6">)</text:span></text:p>
          </table:table-cell>
        </table:table-row>
      </table:table>
      <text:p text:style-name="P30"/>
      <text:h text:style-name="P71" text:outline-level="4">Einstellungen, die nur das Z-Netz betreffen</text:h>
      <text:p text:style-name="P25">Tabelle <text:sequence text:ref-name="refTable54" text:name="Table" text:formula="ooow:Table+1" style:num-format="1">8</text:sequence> Z-Netz-Einstellungen in xpoint.cfg</text:p>
      <table:table table:name="Tabelle55" table:style-name="Tabelle55">
        <table:table-column table:style-name="Tabelle55.A"/>
        <table:table-column table:style-name="Tabelle55.B"/>
        <table:table-row>
          <table:table-cell table:style-name="Tabelle55.A1" office:value-type="string">
            <text:p text:style-name="Table_20_Contents">Kleinschreibung</text:p>
          </table:table-cell>
          <table:table-cell table:style-name="Tabelle55.B1" office:value-type="string">
            <text:p text:style-name="Table_20_Contents">Kleinschreibung bei Useradressen zulässig</text:p>
          </table:table-cell>
        </table:table-row>
        <table:table-row>
          <table:table-cell table:style-name="Tabelle55.A2" office:value-type="string">
            <text:p text:style-name="Table_20_Contents">InterruptLogin</text:p>
          </table:table-cell>
          <table:table-cell table:style-name="Tabelle55.B2" office:value-type="string">
            <text:p text:style-name="Table_20_Contents"><text:span text:style-name="T6">Login mit </text:span><text:span text:style-name="T16">Ctrl-X</text:span><text:span text:style-name="T6"> abbrechen</text:span></text:p>
          </table:table-cell>
        </table:table-row>
        <table:table-row>
          <table:table-cell table:style-name="Tabelle55.A2" office:value-type="string">
            <text:p text:style-name="Table_20_Contents">ZC-ISO</text:p>
          </table:table-cell>
          <table:table-cell table:style-name="Tabelle55.B2" office:value-type="string">
            <text:p text:style-name="Table_20_Contents">ISO-8859-1-Zeichensatz verwenden</text:p>
          </table:table-cell>
        </table:table-row>
        <table:table-row>
          <table:table-cell table:style-name="Tabelle55.A2" office:value-type="string">
            <text:p text:style-name="Table_20_Contents">Post</text:p>
          </table:table-cell>
          <table:table-cell table:style-name="Tabelle55.B2" office:value-type="string">
            <text:p text:style-name="Table_20_Contents"><text:span text:style-name="T6">Postanschrift (</text:span><text:span text:style-name="T36">Config</text:span><text:span text:style-name="T37">®</text:span><text:span text:style-name="T36">Optionen</text:span><text:span text:style-name="T37">®</text:span><text:span text:style-name="T36">Adressen</text:span><text:span text:style-name="T6">)</text:span></text:p>
          </table:table-cell>
        </table:table-row>
        <table:table-row>
          <table:table-cell table:style-name="Tabelle55.A2" office:value-type="string">
            <text:p text:style-name="Table_20_Contents">Telefon</text:p>
          </table:table-cell>
          <table:table-cell table:style-name="Tabelle55.B2" office:value-type="string">
            <text:p text:style-name="Table_20_Contents"><text:span text:style-name="T6">Telefonnummern (</text:span><text:span text:style-name="T36">Config</text:span><text:span text:style-name="T37">®</text:span><text:span text:style-name="T36">Optionen</text:span><text:span text:style-name="T37">®</text:span><text:span text:style-name="T36">Adressen</text:span><text:span text:style-name="T6">)</text:span></text:p>
          </table:table-cell>
        </table:table-row>
        <table:table-row>
          <table:table-cell table:style-name="Tabelle55.A2" office:value-type="string">
            <text:p text:style-name="Table_20_Contents">Homepage</text:p>
          </table:table-cell>
          <table:table-cell table:style-name="Tabelle55.B2" office:value-type="string">
            <text:p text:style-name="Table_20_Contents"><text:span text:style-name="T6">eventuelle Internet-Homepage (s. </text:span><text:a xlink:type="simple" xlink:href="#ID_POST"><text:span text:style-name="T8">Posta</text:span></text:a><text:span text:style-name="T6">)</text:span></text:p>
          </table:table-cell>
        </table:table-row>
        <table:table-row>
          <table:table-cell table:style-name="Tabelle55.A2" office:value-type="string">
            <text:p text:style-name="Table_20_Contents">AdrPMonly</text:p>
          </table:table-cell>
          <table:table-cell table:style-name="Tabelle55.B2" office:value-type="string">
            <text:p text:style-name="Table_20_Contents"><text:span text:style-name="T6">obige drei Header nur in PMs (</text:span><text:span text:style-name="T7">J</text:span><text:span text:style-name="T6"> / </text:span><text:span text:style-name="T7">N</text:span><text:span text:style-name="T6">)</text:span></text:p>
          </table:table-cell>
        </table:table-row>
        <table:table-row>
          <table:table-cell table:style-name="Tabelle55.A2" office:value-type="string">
            <text:p text:style-name="Table_20_Contents">NewUserIBM</text:p>
          </table:table-cell>
          <table:table-cell table:style-name="Tabelle55.B2" office:value-type="string">
            <text:p text:style-name="Table_20_Contents"><text:span text:style-name="T6">Umlaute im Fido bei neuen Usern? (</text:span><text:span text:style-name="T7">J</text:span><text:span text:style-name="T6"> / </text:span><text:span text:style-name="T7">N</text:span><text:span text:style-name="T6">)</text:span></text:p>
          </table:table-cell>
        </table:table-row>
        <table:table-row>
          <table:table-cell table:style-name="Tabelle55.A2" office:value-type="string">
            <text:p text:style-name="Table_20_Contents">pmCrypt</text:p>
          </table:table-cell>
          <table:table-cell table:style-name="Tabelle55.B2" office:value-type="string">
            <text:p text:style-name="Table_20_Contents"><text:span text:style-name="T16">pmCrypt</text:span><text:span text:style-name="T6">-Codierer-Einstellungen</text:span></text:p>
          </table:table-cell>
        </table:table-row>
      </table:table>
      <text:p text:style-name="P30"/>
      <text:h text:style-name="Heading_20_4" text:outline-level="4">Einstellungen, die nur MausTausch betreffen</text:h>
      <text:p text:style-name="P25">Tabelle <text:sequence text:ref-name="refTable55" text:name="Table" text:formula="ooow:Table+1" style:num-format="1">9</text:sequence> MausNetz-Einstellungen in xpoint.cfg</text:p>
      <table:table table:name="Tabelle56" table:style-name="Tabelle56">
        <table:table-column table:style-name="Tabelle56.A"/>
        <table:table-column table:style-name="Tabelle56.B"/>
        <table:table-row>
          <table:table-cell table:style-name="Tabelle56.A1" office:value-type="string">
            <text:p text:style-name="Table_20_Contents">MausLimit</text:p>
          </table:table-cell>
          <table:table-cell table:style-name="Tabelle56.B1" office:value-type="string">
            <text:p text:style-name="Table_20_Contents"><text:span text:style-name="T7">outfile</text:span><text:span text:style-name="T6">-Größe begrenzen</text:span></text:p>
          </table:table-cell>
        </table:table-row>
        <table:table-row>
          <table:table-cell table:style-name="Tabelle56.A2" office:value-type="string">
            <text:p text:style-name="Table_20_Contents">LeseBestaetigung</text:p>
          </table:table-cell>
          <table:table-cell table:style-name="Tabelle56.B2" office:value-type="string">
            <text:p text:style-name="Table_20_Contents">für jede gelesene PM eine Bestätigung an den Absender schicken</text:p>
          </table:table-cell>
        </table:table-row>
        <table:table-row>
          <table:table-cell table:style-name="Tabelle56.A2" office:value-type="string">
            <text:p text:style-name="Table_20_Contents">MausStatus</text:p>
          </table:table-cell>
          <table:table-cell table:style-name="Tabelle56.B2" office:value-type="string">
            <text:p text:style-name="Table_20_Contents">Statusmeldungen anfordern</text:p>
          </table:table-cell>
        </table:table-row>
        <table:table-row>
          <table:table-cell table:style-name="Tabelle56.A2" office:value-type="string">
            <text:p text:style-name="Table_20_Contents">BinMIME</text:p>
          </table:table-cell>
          <table:table-cell table:style-name="Tabelle56.B2" office:value-type="string">
            <text:p text:style-name="Table_20_Contents"><text:span text:style-name="T6">Attachments als MIME (</text:span><text:span text:style-name="T7">J</text:span><text:span text:style-name="T6"> / </text:span><text:span text:style-name="T7">N</text:span><text:span text:style-name="T6">)</text:span></text:p>
          </table:table-cell>
        </table:table-row>
      </table:table>
      <text:p text:style-name="P30"/>
      <text:h text:style-name="Heading_20_4" text:outline-level="4">Einstellungen, die nur RFC/UUCP betreffen</text:h>
      <text:p text:style-name="P25">Tabelle <text:sequence text:ref-name="refTable56" text:name="Table" text:formula="ooow:Table+1" style:num-format="1">10</text:sequence> RFC/UUCP-Einstellungen in xpoint.cfg</text:p>
      <table:table table:name="Tabelle57" table:style-name="Tabelle57">
        <table:table-column table:style-name="Tabelle57.A"/>
        <table:table-column table:style-name="Tabelle57.B"/>
        <table:table-row>
          <table:table-cell table:style-name="Tabelle57.A1" office:value-type="string">
            <text:p text:style-name="Table_20_Contents">NewsMIME</text:p>
          </table:table-cell>
          <table:table-cell table:style-name="Tabelle57.B1" office:value-type="string">
            <text:p text:style-name="Table_20_Contents">MIME in News verwenden</text:p>
          </table:table-cell>
        </table:table-row>
        <table:table-row>
          <table:table-cell table:style-name="Tabelle57.A2" office:value-type="string">
            <text:p text:style-name="Table_20_Contents">MIMEqp</text:p>
          </table:table-cell>
          <table:table-cell table:style-name="Tabelle57.B2" office:value-type="string">
            <text:p text:style-name="Table_20_Contents">MIME: quoted-printable verwenden</text:p>
          </table:table-cell>
        </table:table-row>
        <table:table-row>
          <table:table-cell table:style-name="Tabelle57.A2" office:value-type="string">
            <text:p text:style-name="Table_20_Contents">RFC1522</text:p>
          </table:table-cell>
          <table:table-cell table:style-name="Tabelle57.B2" office:value-type="string">
            <text:p text:style-name="Table_20_Contents">MIME: Sonderzeichen in Headern codieren</text:p>
          </table:table-cell>
        </table:table-row>
        <table:table-row>
          <table:table-cell table:style-name="Tabelle57.A2" office:value-type="string">
            <text:p text:style-name="Table_20_Contents">NoArchive</text:p>
          </table:table-cell>
          <table:table-cell table:style-name="Tabelle57.B2" office:value-type="string">
            <text:p text:style-name="Table_20_Contents"><text:span text:style-name="T6">den Header </text:span><text:span text:style-name="T7">X-No-Archive: YES</text:span><text:span text:style-name="T6"> setzen (</text:span><text:span text:style-name="T7">J</text:span><text:span text:style-name="T6"> / </text:span><text:span text:style-name="T7">N</text:span><text:span text:style-name="T6">)</text:span></text:p>
          </table:table-cell>
        </table:table-row>
        <table:table-row>
          <table:table-cell table:style-name="Tabelle57.A2" office:value-type="string">
            <text:p text:style-name="Table_20_Contents">NewsgroupAnzeige</text:p>
          </table:table-cell>
          <table:table-cell table:style-name="Tabelle57.B2" office:value-type="string">
            <text:p text:style-name="Table_20_Contents">Newsgroups in RFC-Schreibweise darstellen</text:p>
          </table:table-cell>
        </table:table-row>
        <table:table-row>
          <table:table-cell table:style-name="Tabelle57.A2" office:value-type="string">
            <text:p text:style-name="Table_20_Contents">BinMultipart</text:p>
          </table:table-cell>
          <table:table-cell table:style-name="Tabelle57.B2" office:value-type="string">
            <text:p text:style-name="Table_20_Contents"><text:span text:style-name="T6">Attachments als MIME (</text:span><text:span text:style-name="T7">J</text:span><text:span text:style-name="T6"> / </text:span><text:span text:style-name="T7">N</text:span><text:span text:style-name="T6">)</text:span></text:p>
          </table:table-cell>
        </table:table-row>
        <table:table-row>
          <table:table-cell table:style-name="Tabelle57.A2" office:value-type="string">
            <text:p text:style-name="Table_20_Contents">UShrinkHeader</text:p>
          </table:table-cell>
          <table:table-cell table:style-name="Tabelle57.B2" office:value-type="string">
            <text:p text:style-name="Table_20_Contents">überflüssige Headerzeilen entfernen</text:p>
          </table:table-cell>
        </table:table-row>
      </table:table>
      <text:p text:style-name="P30"/>
      <text:h text:style-name="Heading_20_4" text:outline-level="4">Einstellungen, die nur das FidoNet betreffen</text:h>
      <text:p text:style-name="P25">Tabelle <text:sequence text:ref-name="refTable57" text:name="Table" text:formula="ooow:Table+1" style:num-format="1">11</text:sequence> Fido-Einstellungen in xpoint.cfg</text:p>
      <table:table table:name="Tabelle58" table:style-name="Tabelle58">
        <table:table-column table:style-name="Tabelle58.A"/>
        <table:table-column table:style-name="Tabelle58.B"/>
        <table:table-row>
          <table:table-cell table:style-name="Tabelle58.A1" office:value-type="string">
            <text:p text:style-name="Table_20_Contents">Vorwahl</text:p>
          </table:table-cell>
          <table:table-cell table:style-name="Tabelle58.B1" office:value-type="string">
            <text:p text:style-name="Table_20_Contents"><text:span text:style-name="T6">eigene Vorwahl, z.B. </text:span><text:span text:style-name="T7">49</text:span><text:span text:style-name="T6"> - </text:span><text:span text:style-name="T7">221</text:span><text:span text:style-name="T6"> für Köln</text:span></text:p>
          </table:table-cell>
        </table:table-row>
        <table:table-row>
          <table:table-cell table:style-name="Tabelle58.A2" office:value-type="string">
            <text:p text:style-name="Table_20_Contents">IntVorwahl</text:p>
          </table:table-cell>
          <table:table-cell table:style-name="Tabelle58.B2" office:value-type="string">
            <text:p text:style-name="Table_20_Contents"><text:span text:style-name="T6">internationale Vorwahl, z.Zt. </text:span><text:span text:style-name="T7">00</text:span></text:p>
          </table:table-cell>
        </table:table-row>
        <table:table-row>
          <table:table-cell table:style-name="Tabelle58.A2" office:value-type="string">
            <text:p text:style-name="Table_20_Contents">NatVorwahl</text:p>
          </table:table-cell>
          <table:table-cell table:style-name="Tabelle58.B2" office:value-type="string">
            <text:p text:style-name="Table_20_Contents"><text:span text:style-name="T6">Ortsvorwahl, in Deutschland </text:span><text:span text:style-name="T7">0</text:span></text:p>
          </table:table-cell>
        </table:table-row>
        <table:table-row>
          <table:table-cell table:style-name="Tabelle58.A2" office:value-type="string">
            <text:p text:style-name="Table_20_Contents">AutoDiff</text:p>
          </table:table-cell>
          <table:table-cell table:style-name="Tabelle58.B2" office:value-type="string">
            <text:p text:style-name="Table_20_Contents"><text:span text:style-name="T6">Diff's automatisch einbinden (</text:span><text:span text:style-name="T7">J</text:span><text:span text:style-name="T6"> / </text:span><text:span text:style-name="T7">N</text:span><text:span text:style-name="T6">)</text:span></text:p>
          </table:table-cell>
        </table:table-row>
        <table:table-row>
          <table:table-cell table:style-name="Tabelle58.A2" office:value-type="string">
            <text:p text:style-name="Table_20_Contents">BrettEmpfaenger</text:p>
          </table:table-cell>
          <table:table-cell table:style-name="Tabelle58.B2" office:value-type="string">
            <text:p text:style-name="Table_20_Contents">Standardempfänger für neue Brettnachrichten</text:p>
          </table:table-cell>
        </table:table-row>
        <table:table-row>
          <table:table-cell table:style-name="Tabelle58.A2" office:value-type="string">
            <text:p text:style-name="Table_20_Contents">ShowFidoto</text:p>
          </table:table-cell>
          <table:table-cell table:style-name="Tabelle58.B2" office:value-type="string">
            <text:p text:style-name="Table_20_Contents">dreispaltige Nachrichtenanzeige mit Empfänger</text:p>
          </table:table-cell>
        </table:table-row>
        <table:table-row>
          <table:table-cell table:style-name="Tabelle58.A2" office:value-type="string">
            <text:p text:style-name="Table_20_Contents">FidoDelEmpty</text:p>
          </table:table-cell>
          <table:table-cell table:style-name="Tabelle58.B2" office:value-type="string">
            <text:p text:style-name="Table_20_Contents">leere, eingehende Fido-Nachrichten löschen</text:p>
          </table:table-cell>
        </table:table-row>
        <table:table-row>
          <table:table-cell table:style-name="Tabelle58.A2" office:value-type="string">
            <text:p text:style-name="Table_20_Contents">KeepVia</text:p>
          </table:table-cell>
          <table:table-cell table:style-name="Tabelle58.B2" office:value-type="string">
            <text:p text:style-name="Table_20_Contents"><text:span text:style-name="T7">VIA</text:span><text:span text:style-name="T6">-Zeilen nicht löschen</text:span></text:p>
          </table:table-cell>
        </table:table-row>
        <table:table-row>
          <table:table-cell table:style-name="Tabelle58.A2" office:value-type="string">
            <text:p text:style-name="Table_20_Contents">AutoTIC</text:p>
          </table:table-cell>
          <table:table-cell table:style-name="Tabelle58.B2" office:value-type="string">
            <text:p text:style-name="Table_20_Contents"><text:span text:style-name="T7">tic</text:span><text:span text:style-name="T6">-Files automatisch auswerten</text:span></text:p>
          </table:table-cell>
        </table:table-row>
        <table:table-row>
          <table:table-cell table:style-name="Tabelle58.A2" office:value-type="string">
            <text:p text:style-name="Table_20_Contents">KeepRequests</text:p>
          </table:table-cell>
          <table:table-cell table:style-name="Tabelle58.B2" office:value-type="string">
            <text:p text:style-name="Table_20_Contents">unerledigte File Requests zurückstellen</text:p>
          </table:table-cell>
        </table:table-row>
      </table:table>
      <text:p text:style-name="P30"/>
      <text:h text:style-name="Heading_20_4" text:outline-level="4">Einstellungen für die serielle Schnittstelle</text:h>
      <text:p text:style-name="P25">Tabelle <text:sequence text:ref-name="refTable58" text:name="Table" text:formula="ooow:Table+1" style:num-format="1">12</text:sequence> Schnittstelleneinstellungen in xpoint.cfg</text:p>
      <table:table table:name="Tabelle59" table:style-name="Tabelle59">
        <table:table-column table:style-name="Tabelle59.A"/>
        <table:table-column table:style-name="Tabelle59.B"/>
        <table:table-row>
          <table:table-cell table:style-name="Tabelle59.A1" office:value-type="string">
            <text:p text:style-name="Table_20_Contents"><text:span text:style-name="T7">COM</text:span><text:span text:style-name="T66">x</text:span><text:span text:style-name="T7">-FOSSIL</text:span></text:p>
          </table:table-cell>
          <table:table-cell table:style-name="Tabelle59.B1" office:value-type="string">
            <text:p text:style-name="Table_20_Contents">FOSSIL-Treiber verwenden</text:p>
          </table:table-cell>
        </table:table-row>
        <table:table-row>
          <table:table-cell table:style-name="Tabelle59.A2" office:value-type="string">
            <text:p text:style-name="Table_20_Contents"><text:span text:style-name="T7">COM</text:span><text:span text:style-name="T66">x</text:span><text:span text:style-name="T7">-Port</text:span></text:p>
          </table:table-cell>
          <table:table-cell table:style-name="Tabelle59.B2" office:value-type="string">
            <text:p text:style-name="Table_20_Contents">hexadezimale Portadresse der Schnittstelle</text:p>
          </table:table-cell>
        </table:table-row>
        <table:table-row>
          <table:table-cell table:style-name="Tabelle59.A2" office:value-type="string">
            <text:p text:style-name="Table_20_Contents"><text:span text:style-name="T7">COM</text:span><text:span text:style-name="T66">x</text:span><text:span text:style-name="T7">-IRQ</text:span></text:p>
          </table:table-cell>
          <table:table-cell table:style-name="Tabelle59.B2" office:value-type="string">
            <text:p text:style-name="Table_20_Contents">IRQ-Nummer</text:p>
          </table:table-cell>
        </table:table-row>
        <table:table-row>
          <table:table-cell table:style-name="Tabelle59.A2" office:value-type="string">
            <text:p text:style-name="Table_20_Contents"><text:span text:style-name="T7">COM</text:span><text:span text:style-name="T66">x</text:span><text:span text:style-name="T7">-Init</text:span></text:p>
          </table:table-cell>
          <table:table-cell table:style-name="Tabelle59.B2" office:value-type="string">
            <text:p text:style-name="Table_20_Contents">Modem-Init-String</text:p>
          </table:table-cell>
        </table:table-row>
        <table:table-row>
          <table:table-cell table:style-name="Tabelle59.A2" office:value-type="string">
            <text:p text:style-name="Table_20_Contents"><text:span text:style-name="T7">COM</text:span><text:span text:style-name="T66">x</text:span><text:span text:style-name="T7">-Exit</text:span></text:p>
          </table:table-cell>
          <table:table-cell table:style-name="Tabelle59.B2" office:value-type="string">
            <text:p text:style-name="Table_20_Contents">Modem-Exit-String</text:p>
          </table:table-cell>
        </table:table-row>
        <table:table-row>
          <table:table-cell table:style-name="Tabelle59.A2" office:value-type="string">
            <text:p text:style-name="Table_20_Contents"><text:span text:style-name="T7">COM</text:span><text:span text:style-name="T66">x</text:span><text:span text:style-name="T7">-Dial</text:span></text:p>
          </table:table-cell>
          <table:table-cell table:style-name="Tabelle59.B2" office:value-type="string">
            <text:p text:style-name="Table_20_Contents">Wählbefehl</text:p>
          </table:table-cell>
        </table:table-row>
        <table:table-row>
          <table:table-cell table:style-name="Tabelle59.A2" office:value-type="string">
            <text:p text:style-name="Table_20_Contents"><text:span text:style-name="T7">COM</text:span><text:span text:style-name="T66">x</text:span><text:span text:style-name="T7">-Warten</text:span></text:p>
          </table:table-cell>
          <table:table-cell table:style-name="Tabelle59.B2" office:value-type="string">
            <text:p text:style-name="Table_20_Contents">Warten auf Modemantwort (Sekunden)</text:p>
          </table:table-cell>
        </table:table-row>
        <table:table-row>
          <table:table-cell table:style-name="Tabelle59.A2" office:value-type="string">
            <text:p text:style-name="Table_20_Contents"><text:span text:style-name="T7">COM</text:span><text:span text:style-name="T66">x</text:span><text:span text:style-name="T7">-IgnoreCD</text:span></text:p>
          </table:table-cell>
          <table:table-cell table:style-name="Tabelle59.B2" office:value-type="string">
            <text:p text:style-name="Table_20_Contents">CD-Signal (Carrier Detect) ignorieren</text:p>
          </table:table-cell>
        </table:table-row>
        <table:table-row>
          <table:table-cell table:style-name="Tabelle59.A2" office:value-type="string">
            <text:p text:style-name="Table_20_Contents">COMx-IgnoreCTS</text:p>
          </table:table-cell>
          <table:table-cell table:style-name="Tabelle59.B2" office:value-type="string">
            <text:p text:style-name="Table_20_Contents">CTS (Hardware-Handshake) ignorieren</text:p>
          </table:table-cell>
        </table:table-row>
        <table:table-row>
          <table:table-cell table:style-name="Tabelle59.A2" office:value-type="string">
            <text:p text:style-name="Table_20_Contents"><text:span text:style-name="T7">COM</text:span><text:span text:style-name="T66">x</text:span><text:span text:style-name="T7">-UseRTS</text:span></text:p>
          </table:table-cell>
          <table:table-cell table:style-name="Tabelle59.B2" office:value-type="string">
            <text:p text:style-name="Table_20_Contents">RTS verwenden</text:p>
          </table:table-cell>
        </table:table-row>
        <table:table-row>
          <table:table-cell table:style-name="Tabelle59.A2" office:value-type="string">
            <text:p text:style-name="Table_20_Contents"><text:span text:style-name="T7">COM</text:span><text:span text:style-name="T66">x</text:span><text:span text:style-name="T7">-RING</text:span></text:p>
          </table:table-cell>
          <table:table-cell table:style-name="Tabelle59.B2" office:value-type="string">
            <text:p text:style-name="Table_20_Contents">Klingelsignal-Erkennung</text:p>
          </table:table-cell>
        </table:table-row>
        <table:table-row>
          <table:table-cell table:style-name="Tabelle59.A2" office:value-type="string">
            <text:p text:style-name="Table_20_Contents"><text:span text:style-name="T7">COM</text:span><text:span text:style-name="T66">x</text:span><text:span text:style-name="T7">-16550</text:span></text:p>
          </table:table-cell>
          <table:table-cell table:style-name="Tabelle59.B2" office:value-type="string">
            <text:p text:style-name="Table_20_Contents">FIFO des 16550A verwenden</text:p>
          </table:table-cell>
        </table:table-row>
        <table:table-row>
          <table:table-cell table:style-name="Tabelle59.A2" office:value-type="string">
            <text:p text:style-name="Table_20_Contents"><text:span text:style-name="T7">COM</text:span><text:span text:style-name="T66">x</text:span><text:span text:style-name="T7">-Triggerlevel</text:span></text:p>
          </table:table-cell>
          <table:table-cell table:style-name="Tabelle59.B2" office:value-type="string">
            <text:p text:style-name="Table_20_Contents">FIFO-Triggerlevel</text:p>
          </table:table-cell>
        </table:table-row>
        <table:table-row>
          <table:table-cell table:style-name="Tabelle59.A2" office:value-type="string">
            <text:p text:style-name="Table_20_Contents"><text:span text:style-name="T7">COM</text:span><text:span text:style-name="T66">x</text:span><text:span text:style-name="T7">-Waehlsperre</text:span></text:p>
          </table:table-cell>
          <table:table-cell table:style-name="Tabelle59.B2" office:value-type="string">
            <text:p text:style-name="Table_20_Contents">Telekomgedenkminute</text:p>
          </table:table-cell>
        </table:table-row>
      </table:table>
      <text:p text:style-name="P30"/>
      <text:h text:style-name="P72" text:outline-level="4">Einstellungen für XPoint<text:span text:style-name="T29">®</text:span>Terminal</text:h>
      <text:p text:style-name="P25">Tabelle <text:sequence text:ref-name="refTable59" text:name="Table" text:formula="ooow:Table+1" style:num-format="1">13</text:sequence> CrossTerm-Einstellungen in xpoint.cfg</text:p>
      <table:table table:name="Tabelle60" table:style-name="Tabelle60">
        <table:table-column table:style-name="Tabelle60.A"/>
        <table:table-column table:style-name="Tabelle60.B"/>
        <table:table-row>
          <table:table-cell table:style-name="Tabelle60.A1" office:value-type="string">
            <text:p text:style-name="Table_20_Contents">AutoUpload</text:p>
          </table:table-cell>
          <table:table-cell table:style-name="Tabelle60.B1" office:value-type="string">
            <text:p text:style-name="Table_20_Contents">automatischer Zmodem-Upload</text:p>
          </table:table-cell>
        </table:table-row>
        <table:table-row>
          <table:table-cell table:style-name="Tabelle60.A2" office:value-type="string">
            <text:p text:style-name="Table_20_Contents">AutoDownload</text:p>
          </table:table-cell>
          <table:table-cell table:style-name="Tabelle60.B2" office:value-type="string">
            <text:p text:style-name="Table_20_Contents">automatischer Zmodem-Download</text:p>
          </table:table-cell>
        </table:table-row>
        <table:table-row>
          <table:table-cell table:style-name="Tabelle60.A2" office:value-type="string">
            <text:p text:style-name="Table_20_Contents">TermPort</text:p>
          </table:table-cell>
          <table:table-cell table:style-name="Tabelle60.B2" office:value-type="string">
            <text:p text:style-name="Table_20_Contents">Schnittstelle</text:p>
          </table:table-cell>
        </table:table-row>
        <table:table-row>
          <table:table-cell table:style-name="Tabelle60.A2" office:value-type="string">
            <text:p text:style-name="Table_20_Contents">TermBaud</text:p>
          </table:table-cell>
          <table:table-cell table:style-name="Tabelle60.B2" office:value-type="string">
            <text:p text:style-name="Table_20_Contents">Baudrate</text:p>
          </table:table-cell>
        </table:table-row>
        <table:table-row>
          <table:table-cell table:style-name="Tabelle60.A2" office:value-type="string">
            <text:p text:style-name="Table_20_Contents">TermStatus</text:p>
          </table:table-cell>
          <table:table-cell table:style-name="Tabelle60.B2" office:value-type="string">
            <text:p text:style-name="Table_20_Contents">Statuszeile anzeigen</text:p>
          </table:table-cell>
        </table:table-row>
        <table:table-row>
          <table:table-cell table:style-name="Tabelle60.A2" office:value-type="string">
            <text:p text:style-name="Table_20_Contents">TermInit</text:p>
          </table:table-cell>
          <table:table-cell table:style-name="Tabelle60.B2" office:value-type="string">
            <text:p text:style-name="Table_20_Contents">Modem-Initialisierung</text:p>
          </table:table-cell>
        </table:table-row>
      </table:table>
      <text:p text:style-name="P30"/>
      <text:p text:style-name="Text_20_body_20_indent">Dazu kommt noch die Funktionstasten-Definition, deren Aufbau der geneigte Leser selbst herausfinden möge :-)</text:p>
      <text:h text:style-name="P50" text:outline-level="3"><text:span text:style-name="T54">7.2.2. </text:span><text:span text:style-name="T65">xpoint2.cfg</text:span><text:span text:style-name="T54">: interne Konfiguration</text:span></text:h>
      <text:p text:style-name="Text_20_body_20_indent">Diese Datei beinhaltet Einstellungen, die direkt nach ihrer Änderung gespeichert werden, oder z.Zt. nicht änderbare Einstellungen.</text:p>
      <text:p text:style-name="P25">Tabelle <text:sequence text:ref-name="refTable60" text:name="Table" text:formula="ooow:Table+1" style:num-format="1">14</text:sequence> xpoint2.cfg</text:p>
      <table:table table:name="Tabelle61" table:style-name="Tabelle61">
        <table:table-column table:style-name="Tabelle61.A"/>
        <table:table-column table:style-name="Tabelle61.B"/>
        <table:table-row>
          <table:table-cell table:style-name="Tabelle61.A1" office:value-type="string">
            <text:p text:style-name="Table_20_Contents">DefaultBox</text:p>
          </table:table-cell>
          <table:table-cell table:style-name="Tabelle61.B1" office:value-type="string">
            <text:p text:style-name="Table_20_Contents">Stammbox, muß großgeschrieben sein</text:p>
          </table:table-cell>
        </table:table-row>
        <table:table-row>
          <table:table-cell table:style-name="Tabelle61.A2" office:value-type="string">
            <text:p text:style-name="Table_20_Contents">DefaultFidoBox</text:p>
          </table:table-cell>
          <table:table-cell table:style-name="Tabelle61.B2" office:value-type="string">
            <text:p text:style-name="Table_20_Contents">Fido-Stammbox (primary Bossnode)</text:p>
          </table:table-cell>
        </table:table-row>
        <table:table-row>
          <table:table-cell table:style-name="Tabelle61.A2" office:value-type="string">
            <text:p text:style-name="Table_20_Contents">BetragProZeile</text:p>
          </table:table-cell>
          <table:table-cell table:style-name="Tabelle61.B2" office:value-type="string">
            <text:p text:style-name="Table_20_Contents">Gebühreneinheiten / Zeile bei Gebührenstatistik</text:p>
          </table:table-cell>
        </table:table-row>
        <table:table-row>
          <table:table-cell table:style-name="Tabelle61.A2" office:value-type="string">
            <text:p text:style-name="Table_20_Contents">EmpfBestKennung</text:p>
          </table:table-cell>
          <table:table-cell table:style-name="Tabelle61.B2" office:value-type="string">
            <text:p text:style-name="Table_20_Contents"><text:span text:style-name="T6">Anforderung von Empfangsbestätigungen, z.Zt </text:span><text:span text:style-name="T7">##</text:span></text:p>
          </table:table-cell>
        </table:table-row>
        <table:table-row>
          <table:table-cell table:style-name="Tabelle61.A2" office:value-type="string">
            <text:p text:style-name="Table_20_Contents">ShrinkNodelist</text:p>
          </table:table-cell>
          <table:table-cell table:style-name="Tabelle61.B2" office:value-type="string">
            <text:p text:style-name="Table_20_Contents">Zonen / Regionen, auf die die Nodeliste eingeschränkt werden soll</text:p>
          </table:table-cell>
        </table:table-row>
        <table:table-row>
          <table:table-cell table:style-name="Tabelle61.A2" office:value-type="string">
            <text:p text:style-name="Table_20_Contents">Nstat-MinFlags</text:p>
          </table:table-cell>
          <table:table-cell table:style-name="Tabelle61.B2" office:value-type="string">
            <text:p text:style-name="Table_20_Contents">Minimale Anzahl für das Anzeigen von Flags in der Nodelisten-Statistik</text:p>
          </table:table-cell>
        </table:table-row>
        <table:table-row>
          <table:table-cell table:style-name="Tabelle61.A2" office:value-type="string">
            <text:p text:style-name="Table_20_Contents">Nstat-AnzahlNetze</text:p>
          </table:table-cell>
          <table:table-cell table:style-name="Tabelle61.B2" office:value-type="string">
            <text:p text:style-name="Table_20_Contents">Anzahl der größten Netze, die in der NL-Statistik angezeigt werden sollen</text:p>
          </table:table-cell>
        </table:table-row>
        <table:table-row>
          <table:table-cell table:style-name="Tabelle61.A2" office:value-type="string">
            <text:p text:style-name="Table_20_Contents">CountDown</text:p>
          </table:table-cell>
          <table:table-cell table:style-name="Tabelle61.B2" office:value-type="string">
            <text:p text:style-name="Table_20_Contents"><text:span text:style-name="T10">Down</text:span><text:span text:style-name="T6">-Nodes bei der NL-Statistik mitzählen</text:span></text:p>
          </table:table-cell>
        </table:table-row>
        <table:table-row>
          <table:table-cell table:style-name="Tabelle61.A2" office:value-type="string">
            <text:p text:style-name="Table_20_Contents">FileSuche</text:p>
          </table:table-cell>
          <table:table-cell table:style-name="Tabelle61.B2" office:value-type="string">
            <text:p text:style-name="Table_20_Contents"><text:span text:style-name="T6">Suchbegriff von </text:span><text:span text:style-name="T36">Fido</text:span><text:span text:style-name="T37">®</text:span><text:span text:style-name="T36">Fileliste</text:span><text:span text:style-name="T37">®</text:span><text:span text:style-name="T36">Suchen</text:span></text:p>
          </table:table-cell>
        </table:table-row>
        <table:table-row>
          <table:table-cell table:style-name="Tabelle61.A2" office:value-type="string">
            <text:p text:style-name="Table_20_Contents">TL-NetcallAlle</text:p>
          </table:table-cell>
          <table:table-cell table:style-name="Tabelle61.B2" office:value-type="string">
            <text:p text:style-name="Table_20_Contents"><text:span text:style-name="T6">Schalter bei </text:span><text:span text:style-name="T36">Netcall</text:span><text:span text:style-name="T37">®</text:span><text:span text:style-name="T36">Letze_Anrufe</text:span><text:span text:style-name="T6"> (</text:span><text:span text:style-name="T7">J</text:span><text:span text:style-name="T6"> / </text:span><text:span text:style-name="T7">N</text:span><text:span text:style-name="T6">)</text:span></text:p>
          </table:table-cell>
        </table:table-row>
      </table:table>
      <text:p text:style-name="P30"/>
      <text:h text:style-name="P69" text:outline-level="3"><text:span text:style-name="T64">7.2.3. </text:span><text:span text:style-name="T65">xpoint.col</text:span><text:span text:style-name="T64">: Farb-Konfiguration</text:span></text:h>
      <text:p text:style-name="Text_20_body_20_indent"><text:span text:style-name="T2">Alle Definitionen besteht aus einer Liste der Farbattribute in Hexadezimalschreibweise mit vorangestelltem </text:span><text:span text:style-name="T15">$</text:span><text:span text:style-name="T2"> und einem oder mehreren Spaces als Trennzeichen. Ein Farbattribut-Byte ist folgendermaßen aufgebaut:</text:span></text:p>
      <text:p text:style-name="P47"/>
      <text:p text:style-name="P48"><text:s text:c="9"/>Bit <text:s/>7 654 3210</text:p>
      <text:p text:style-name="P48"><text:s text:c="14"/>| | <text:s text:c="2"/>----- Vordergrund-Farbe</text:p>
      <text:p text:style-name="P48"><text:s text:c="14"/>| +-------- Hintergrund-Farbe</text:p>
      <text:p text:style-name="P48"><text:s text:c="14"/>+---------- Helligkeit</text:p>
      <text:p text:style-name="P48"><text:s text:c="10"/></text:p>
      <text:p text:style-name="Text_20_body_20_indent">Bei MDA / Hercules / CGA-Karten bewirkt das Helligkeitsbit eine blinkende Anzeige, bei EGA / VGA hellere Hintergrund-Farben. Die Nummer der einzelnen Farben ist:</text:p>
      <text:p text:style-name="P53">Tabelle <text:sequence text:ref-name="refTable61" text:name="Table" text:formula="ooow:Table+1" style:num-format="1">15</text:sequence> Farben in xpoint.col</text:p>
      <table:table table:name="Tabelle62" table:style-name="Tabelle62">
        <table:table-column table:style-name="Tabelle62.A"/>
        <table:table-column table:style-name="Tabelle62.B"/>
        <table:table-header-rows>
          <table:table-row>
            <table:table-cell table:style-name="Tabelle62.A1" office:value-type="string">
              <text:p text:style-name="Table_20_Contents">0</text:p>
            </table:table-cell>
            <table:table-cell table:style-name="Tabelle62.B1" office:value-type="string">
              <text:p text:style-name="Table_20_Contents">schwarz</text:p>
            </table:table-cell>
          </table:table-row>
        </table:table-header-rows>
        <table:table-row>
          <table:table-cell table:style-name="Tabelle62.A2" office:value-type="string">
            <text:p text:style-name="Table_20_Contents">1</text:p>
          </table:table-cell>
          <table:table-cell table:style-name="Tabelle62.B2" office:value-type="string">
            <text:p text:style-name="Table_20_Contents">blau</text:p>
          </table:table-cell>
        </table:table-row>
        <table:table-row>
          <table:table-cell table:style-name="Tabelle62.A2" office:value-type="string">
            <text:p text:style-name="Table_20_Contents">2</text:p>
          </table:table-cell>
          <table:table-cell table:style-name="Tabelle62.B2" office:value-type="string">
            <text:p text:style-name="Table_20_Contents">grün</text:p>
          </table:table-cell>
        </table:table-row>
        <table:table-row>
          <table:table-cell table:style-name="Tabelle62.A2" office:value-type="string">
            <text:p text:style-name="Table_20_Contents">3</text:p>
          </table:table-cell>
          <table:table-cell table:style-name="Tabelle62.B2" office:value-type="string">
            <text:p text:style-name="Table_20_Contents">cyan</text:p>
          </table:table-cell>
        </table:table-row>
        <table:table-row>
          <table:table-cell table:style-name="Tabelle62.A2" office:value-type="string">
            <text:p text:style-name="Table_20_Contents">4</text:p>
          </table:table-cell>
          <table:table-cell table:style-name="Tabelle62.B2" office:value-type="string">
            <text:p text:style-name="Table_20_Contents">rot</text:p>
          </table:table-cell>
        </table:table-row>
        <table:table-row>
          <table:table-cell table:style-name="Tabelle62.A2" office:value-type="string">
            <text:p text:style-name="Table_20_Contents">5</text:p>
          </table:table-cell>
          <table:table-cell table:style-name="Tabelle62.B2" office:value-type="string">
            <text:p text:style-name="Table_20_Contents">magenta</text:p>
          </table:table-cell>
        </table:table-row>
        <table:table-row>
          <table:table-cell table:style-name="Tabelle62.A2" office:value-type="string">
            <text:p text:style-name="Table_20_Contents">6</text:p>
          </table:table-cell>
          <table:table-cell table:style-name="Tabelle62.B2" office:value-type="string">
            <text:p text:style-name="Table_20_Contents">braun</text:p>
          </table:table-cell>
        </table:table-row>
        <table:table-row>
          <table:table-cell table:style-name="Tabelle62.A2" office:value-type="string">
            <text:p text:style-name="Table_20_Contents">7</text:p>
          </table:table-cell>
          <table:table-cell table:style-name="Tabelle62.B2" office:value-type="string">
            <text:p text:style-name="Table_20_Contents">hellgrau</text:p>
          </table:table-cell>
        </table:table-row>
        <table:table-row>
          <table:table-cell table:style-name="Tabelle62.A2" office:value-type="string">
            <text:p text:style-name="Table_20_Contents">8</text:p>
          </table:table-cell>
          <table:table-cell table:style-name="Tabelle62.B2" office:value-type="string">
            <text:p text:style-name="Table_20_Contents">dunkelgrau</text:p>
          </table:table-cell>
        </table:table-row>
        <table:table-row>
          <table:table-cell table:style-name="Tabelle62.A2" office:value-type="string">
            <text:p text:style-name="Table_20_Contents">9</text:p>
          </table:table-cell>
          <table:table-cell table:style-name="Tabelle62.B2" office:value-type="string">
            <text:p text:style-name="Table_20_Contents">hellblau</text:p>
          </table:table-cell>
        </table:table-row>
        <table:table-row>
          <table:table-cell table:style-name="Tabelle62.A2" office:value-type="string">
            <text:p text:style-name="Table_20_Contents">10</text:p>
          </table:table-cell>
          <table:table-cell table:style-name="Tabelle62.B2" office:value-type="string">
            <text:p text:style-name="Table_20_Contents">hellgrün</text:p>
          </table:table-cell>
        </table:table-row>
        <table:table-row>
          <table:table-cell table:style-name="Tabelle62.A2" office:value-type="string">
            <text:p text:style-name="Table_20_Contents">11</text:p>
          </table:table-cell>
          <table:table-cell table:style-name="Tabelle62.B2" office:value-type="string">
            <text:p text:style-name="Table_20_Contents">hellcyan</text:p>
          </table:table-cell>
        </table:table-row>
        <table:table-row>
          <table:table-cell table:style-name="Tabelle62.A2" office:value-type="string">
            <text:p text:style-name="Table_20_Contents">12</text:p>
          </table:table-cell>
          <table:table-cell table:style-name="Tabelle62.B2" office:value-type="string">
            <text:p text:style-name="Table_20_Contents">hellrot</text:p>
          </table:table-cell>
        </table:table-row>
        <table:table-row>
          <table:table-cell table:style-name="Tabelle62.A2" office:value-type="string">
            <text:p text:style-name="Table_20_Contents">13</text:p>
          </table:table-cell>
          <table:table-cell table:style-name="Tabelle62.B2" office:value-type="string">
            <text:p text:style-name="Table_20_Contents">hellmagenta</text:p>
          </table:table-cell>
        </table:table-row>
        <table:table-row>
          <table:table-cell table:style-name="Tabelle62.A2" office:value-type="string">
            <text:p text:style-name="Table_20_Contents">14</text:p>
          </table:table-cell>
          <table:table-cell table:style-name="Tabelle62.B2" office:value-type="string">
            <text:p text:style-name="Table_20_Contents">gelb</text:p>
          </table:table-cell>
        </table:table-row>
        <table:table-row>
          <table:table-cell table:style-name="Tabelle62.A2" office:value-type="string">
            <text:p text:style-name="Table_20_Contents">15</text:p>
          </table:table-cell>
          <table:table-cell table:style-name="Tabelle62.B2" office:value-type="string">
            <text:p text:style-name="Table_20_Contents">weiß</text:p>
          </table:table-cell>
        </table:table-row>
      </table:table>
      <text:p text:style-name="P30"/>
      <text:h text:style-name="Heading_20_4" text:outline-level="4">Die Config-Zeilen</text:h>
      <text:p text:style-name="P21">Tabelle 7-16. die Config-Zeilen</text:p>
      <text:p text:style-name="P25">Tabelle <text:sequence text:ref-name="refTable62" text:name="Table" text:formula="ooow:Table+1" style:num-format="1">16</text:sequence> die Config-Zeilen</text:p>
      <table:table table:name="Tabelle63" table:style-name="Tabelle63">
        <table:table-column table:style-name="Tabelle63.A"/>
        <table:table-column table:style-name="Tabelle63.B"/>
        <table:table-row>
          <table:table-cell table:style-name="Tabelle63.A1" office:value-type="string">
            <text:p text:style-name="Table_20_Contents">Menue0</text:p>
          </table:table-cell>
          <table:table-cell table:style-name="Tabelle63.B1" office:value-type="string">
            <text:p text:style-name="Table_20_Contents">Hauptmenüs</text:p>
          </table:table-cell>
        </table:table-row>
        <table:table-row>
          <table:table-cell table:style-name="Tabelle63.A2" office:value-type="string">
            <text:p text:style-name="Table_20_Contents"><text:span text:style-name="T7">Menue1</text:span><text:span text:style-name="T6"> - </text:span><text:span text:style-name="T7">3</text:span></text:p>
          </table:table-cell>
          <table:table-cell table:style-name="Tabelle63.B2" office:value-type="string">
            <text:p text:style-name="Table_20_Contents">1. bis 3. Untermenü-Ebene</text:p>
          </table:table-cell>
        </table:table-row>
        <table:table-row>
          <table:table-cell table:style-name="Tabelle63.A2" office:value-type="string">
            <text:p text:style-name="Table_20_Contents">Hotkeys</text:p>
          </table:table-cell>
          <table:table-cell table:style-name="Tabelle63.B2" office:value-type="string">
            <text:p text:style-name="Table_20_Contents">hervorgehobene Tasten</text:p>
          </table:table-cell>
        </table:table-row>
        <table:table-row>
          <table:table-cell table:style-name="Tabelle63.A2" office:value-type="string">
            <text:p text:style-name="Table_20_Contents">Trennlinie</text:p>
          </table:table-cell>
          <table:table-cell table:style-name="Tabelle63.B2" office:value-type="string">
            <text:p text:style-name="Table_20_Contents">Trennlinien am oberen und unteren Bildrand</text:p>
          </table:table-cell>
        </table:table-row>
        <table:table-row>
          <table:table-cell table:style-name="Tabelle63.A2" office:value-type="string">
            <text:p text:style-name="Table_20_Contents">Bretter</text:p>
          </table:table-cell>
          <table:table-cell table:style-name="Tabelle63.B2" office:value-type="string">
            <text:p text:style-name="Table_20_Contents">Brett- und Useranzeige</text:p>
          </table:table-cell>
        </table:table-row>
        <table:table-row>
          <table:table-cell table:style-name="Tabelle63.A2" office:value-type="string">
            <text:p text:style-name="Table_20_Contents">Msgs</text:p>
          </table:table-cell>
          <table:table-cell table:style-name="Tabelle63.B2" office:value-type="string">
            <text:p text:style-name="Table_20_Contents">Nachrichten- und Archiv-Anzeige</text:p>
          </table:table-cell>
        </table:table-row>
        <table:table-row>
          <table:table-cell table:style-name="Tabelle63.A2" office:value-type="string">
            <text:p text:style-name="Table_20_Contents">MBox</text:p>
          </table:table-cell>
          <table:table-cell table:style-name="Tabelle63.B2" office:value-type="string">
            <text:p text:style-name="Table_20_Contents">Meldungs-Fenster</text:p>
          </table:table-cell>
        </table:table-row>
        <table:table-row>
          <table:table-cell table:style-name="Tabelle63.A2" office:value-type="string">
            <text:p text:style-name="Table_20_Contents">Dialog</text:p>
          </table:table-cell>
          <table:table-cell table:style-name="Tabelle63.B2" office:value-type="string">
            <text:p text:style-name="Table_20_Contents">Dialog-Eingabefenster</text:p>
          </table:table-cell>
        </table:table-row>
        <table:table-row>
          <table:table-cell table:style-name="Tabelle63.A2" office:value-type="string">
            <text:p text:style-name="Table_20_Contents">Sel1</text:p>
          </table:table-cell>
          <table:table-cell table:style-name="Tabelle63.B2" office:value-type="string">
            <text:p text:style-name="Table_20_Contents">Auswahllisten #1 (Brettmanager-Befehle etc.)</text:p>
          </table:table-cell>
        </table:table-row>
        <table:table-row>
          <table:table-cell table:style-name="Tabelle63.A2" office:value-type="string">
            <text:p text:style-name="Table_20_Contents">Sel2</text:p>
          </table:table-cell>
          <table:table-cell table:style-name="Tabelle63.B2" office:value-type="string">
            <text:p text:style-name="Table_20_Contents"><text:span text:style-name="T6">Auswahllisten #2 (</text:span><text:span text:style-name="T36">Edit</text:span><text:span text:style-name="T37">®</text:span><text:span text:style-name="T36">Boxen</text:span><text:span text:style-name="T6"> etc.)</text:span></text:p>
          </table:table-cell>
        </table:table-row>
        <table:table-row>
          <table:table-cell table:style-name="Tabelle63.A2" office:value-type="string">
            <text:p text:style-name="Table_20_Contents">Buttons</text:p>
          </table:table-cell>
          <table:table-cell table:style-name="Tabelle63.B2" office:value-type="string">
            <text:p text:style-name="Table_20_Contents">Buttons</text:p>
          </table:table-cell>
        </table:table-row>
        <table:table-row>
          <table:table-cell table:style-name="Tabelle63.A2" office:value-type="string">
            <text:p text:style-name="Table_20_Contents">Utility</text:p>
          </table:table-cell>
          <table:table-cell table:style-name="Tabelle63.B2" office:value-type="string">
            <text:p text:style-name="Table_20_Contents">Kalender</text:p>
          </table:table-cell>
        </table:table-row>
        <table:table-row>
          <table:table-cell table:style-name="Tabelle63.A2" office:value-type="string">
            <text:p text:style-name="Table_20_Contents">Hilfe</text:p>
          </table:table-cell>
          <table:table-cell table:style-name="Tabelle63.B2" office:value-type="string">
            <text:p text:style-name="Table_20_Contents">Hilfeseiten</text:p>
          </table:table-cell>
        </table:table-row>
        <table:table-row>
          <table:table-cell table:style-name="Tabelle63.A2" office:value-type="string">
            <text:p text:style-name="Table_20_Contents">Lister</text:p>
          </table:table-cell>
          <table:table-cell table:style-name="Tabelle63.B2" office:value-type="string">
            <text:p text:style-name="Table_20_Contents">interner Lister</text:p>
          </table:table-cell>
        </table:table-row>
        <table:table-row>
          <table:table-cell table:style-name="Tabelle63.A2" office:value-type="string">
            <text:p text:style-name="Table_20_Contents">Editor</text:p>
          </table:table-cell>
          <table:table-cell table:style-name="Tabelle63.B2" office:value-type="string">
            <text:p text:style-name="Table_20_Contents">interner Editor</text:p>
          </table:table-cell>
        </table:table-row>
        <table:table-row>
          <table:table-cell table:style-name="Tabelle63.A2" office:value-type="string">
            <text:p text:style-name="Table_20_Contents">Quotes</text:p>
          </table:table-cell>
          <table:table-cell table:style-name="Tabelle63.B2" office:value-type="string">
            <text:p text:style-name="Table_20_Contents">interner Lister und Editor, Quoteebene 2 - 9</text:p>
          </table:table-cell>
        </table:table-row>
        <table:table-row>
          <table:table-cell table:style-name="Tabelle63.A2" office:value-type="string">
            <text:p text:style-name="Table_20_Contents">ArcViewer</text:p>
          </table:table-cell>
          <table:table-cell table:style-name="Tabelle63.B2" office:value-type="string">
            <text:p text:style-name="Table_20_Contents">Statuszeile im Archiv-Viewer</text:p>
          </table:table-cell>
        </table:table-row>
        <table:table-row>
          <table:table-cell table:style-name="Tabelle63.A2" office:value-type="string">
            <text:p text:style-name="Table_20_Contents">Maps</text:p>
          </table:table-cell>
          <table:table-cell table:style-name="Tabelle63.B2" office:value-type="string">
            <text:p text:style-name="Table_20_Contents">bestellte Bretter in Brettliste</text:p>
          </table:table-cell>
        </table:table-row>
        <table:table-row>
          <table:table-cell table:style-name="Tabelle63.A2" office:value-type="string">
            <text:p text:style-name="Table_20_Contents">Mailer</text:p>
          </table:table-cell>
          <table:table-cell table:style-name="Tabelle63.B2" office:value-type="string">
            <text:p text:style-name="Table_20_Contents">Fido-Mailer und UUCP-uucico</text:p>
          </table:table-cell>
        </table:table-row>
        <table:table-row>
          <table:table-cell table:style-name="Tabelle63.A2" office:value-type="string">
            <text:p text:style-name="Table_20_Contents">Border</text:p>
          </table:table-cell>
          <table:table-cell table:style-name="Tabelle63.B2" office:value-type="string">
            <text:p text:style-name="Table_20_Contents">Bildrand</text:p>
          </table:table-cell>
        </table:table-row>
      </table:table>
      <text:p text:style-name="P30"/>
      <text:p text:style-name="Text_20_body_20_indent"><text:span text:style-name="T2">Die Reihenfolge innerhalb der Zeilen entspricht der Reihenfolge der Menüpunkte bei </text:span><text:span text:style-name="T19">Config</text:span><text:span text:style-name="T20">®</text:span><text:span text:style-name="T19">Anzeige</text:span><text:span text:style-name="T20">®</text:span><text:span text:style-name="T19">Farben</text:span><text:span text:style-name="T2">.</text:span></text:p>
      <text:h text:style-name="Heading_20_3" text:outline-level="3"><text:span text:style-name="T64">7.2.4. </text:span><text:span text:style-name="T65">.bfg</text:span><text:span text:style-name="T64">: Server-Konfigurationen</text:span></text:h>
      <text:p text:style-name="Text_20_body_20_indent"><text:span text:style-name="T2">Die Daten einer Serverbox (</text:span><text:span text:style-name="T19">Edit</text:span><text:span text:style-name="T20">®</text:span><text:span text:style-name="T19">Boxen</text:span><text:span text:style-name="T2">) werden unter dem Namen </text:span><text:span text:style-name="T57">system</text:span><text:span text:style-name="T15">.bfg</text:span><text:span text:style-name="T2"> (</text:span><text:span text:style-name="T23">system</text:span><text:span text:style-name="T2"> = Netzname des Servers) abgelegt. Die Angaben von Servername, Username, Domain und Pointname können zwar aus der </text:span><text:span text:style-name="T15">bfg</text:span><text:span text:style-name="T2">-Datei ausgelesen werden, dürfen aber </text:span><text:span text:style-name="T4">auf gar keinen Fall</text:span><text:span text:style-name="T2"> innerhalb dieser Datei geändert werden. OpenXP verwaltet sie zusätzlich noch in der Datenbank </text:span><text:span text:style-name="T15">boxen.db1</text:span><text:span text:style-name="T2">, und Inkonsistenzen können zu Netcall-Problemen führen.</text:span></text:p>
      <text:h text:style-name="Heading_20_4" text:outline-level="4">Die Einstellungen im Einzelnen</text:h>
      <text:p text:style-name="P25">Tabelle <text:sequence text:ref-name="refTable63" text:name="Table" text:formula="ooow:Table+1" style:num-format="1">17</text:sequence> .bfg-Einstellungen</text:p>
      <table:table table:name="Tabelle64" table:style-name="Tabelle64">
        <table:table-column table:style-name="Tabelle64.A"/>
        <table:table-column table:style-name="Tabelle64.B"/>
        <table:table-header-rows>
          <table:table-row>
            <table:table-cell table:style-name="Tabelle64.A1" office:value-type="string">
              <text:p text:style-name="Table_20_Heading">Einstellung</text:p>
            </table:table-cell>
            <table:table-cell table:style-name="Tabelle64.B1" office:value-type="string">
              <text:p text:style-name="Table_20_Heading">Bedeutung</text:p>
            </table:table-cell>
          </table:table-row>
        </table:table-header-rows>
        <table:table-row>
          <table:table-cell table:style-name="Tabelle64.A2" office:value-type="string">
            <text:p text:style-name="Table_20_Contents">Boxname</text:p>
          </table:table-cell>
          <table:table-cell table:style-name="Tabelle64.B2" office:value-type="string">
            <text:p text:style-name="Table_20_Contents">Netzname der Box</text:p>
          </table:table-cell>
        </table:table-row>
        <table:table-row>
          <table:table-cell table:style-name="Tabelle64.A2" office:value-type="string">
            <text:p text:style-name="Table_20_Contents">Pointname</text:p>
          </table:table-cell>
          <table:table-cell table:style-name="Tabelle64.B2" office:value-type="string">
            <text:p text:style-name="Table_20_Contents">Pointname (Systemname)</text:p>
          </table:table-cell>
        </table:table-row>
        <table:table-row>
          <table:table-cell table:style-name="Tabelle64.A2" office:value-type="string">
            <text:p text:style-name="Table_20_Contents">Username</text:p>
          </table:table-cell>
          <table:table-cell table:style-name="Tabelle64.B2" office:value-type="string">
            <text:p text:style-name="Table_20_Contents">zugehöriger Username</text:p>
          </table:table-cell>
        </table:table-row>
        <table:table-row>
          <table:table-cell table:style-name="Tabelle64.A2" office:value-type="string">
            <text:p text:style-name="Table_20_Contents">Domain</text:p>
          </table:table-cell>
          <table:table-cell table:style-name="Tabelle64.B2" office:value-type="string">
            <text:p text:style-name="Table_20_Contents">Domainname</text:p>
          </table:table-cell>
        </table:table-row>
        <table:table-row>
          <table:table-cell table:style-name="Tabelle64.A2" office:value-type="string">
            <text:p text:style-name="Table_20_Contents">FQDN</text:p>
          </table:table-cell>
          <table:table-cell table:style-name="Tabelle64.B2" office:value-type="string">
            <text:p text:style-name="Table_20_Contents">Fully Qualified Domainname des Points für u.a. Message-IDs</text:p>
          </table:table-cell>
        </table:table-row>
        <table:table-row>
          <table:table-cell table:style-name="Tabelle64.A2" office:value-type="string">
            <text:p text:style-name="Table_20_Contents">Passwort</text:p>
          </table:table-cell>
          <table:table-cell table:style-name="Tabelle64.B2" office:value-type="string">
            <text:p text:style-name="Table_20_Contents">Point-Paßwort</text:p>
          </table:table-cell>
        </table:table-row>
        <table:table-row>
          <table:table-cell table:style-name="Tabelle64.A2" office:value-type="string">
            <text:p text:style-name="Table_20_Contents">Telefon</text:p>
          </table:table-cell>
          <table:table-cell table:style-name="Tabelle64.B2" office:value-type="string">
            <text:p text:style-name="Table_20_Contents">Nummer der Box</text:p>
          </table:table-cell>
        </table:table-row>
        <table:table-row>
          <table:table-cell table:style-name="Tabelle64.A2" office:value-type="string">
            <text:p text:style-name="Table_20_Contents">ZerbID</text:p>
          </table:table-cell>
          <table:table-cell table:style-name="Tabelle64.B2" office:value-type="string">
            <text:p text:style-name="Table_20_Contents">Zerberus- oder MagicNET-Programm-ID</text:p>
          </table:table-cell>
        </table:table-row>
        <table:table-row>
          <table:table-cell table:style-name="Tabelle64.A2" office:value-type="string">
            <text:p text:style-name="Table_20_Contents">Upload</text:p>
          </table:table-cell>
          <table:table-cell table:style-name="Tabelle64.B2" office:value-type="string">
            <text:p text:style-name="Table_20_Contents">Upload-Befehl</text:p>
          </table:table-cell>
        </table:table-row>
        <table:table-row>
          <table:table-cell table:style-name="Tabelle64.A2" office:value-type="string">
            <text:p text:style-name="Table_20_Contents">Download</text:p>
          </table:table-cell>
          <table:table-cell table:style-name="Tabelle64.B2" office:value-type="string">
            <text:p text:style-name="Table_20_Contents">Download-Befehl</text:p>
          </table:table-cell>
        </table:table-row>
        <table:table-row>
          <table:table-cell table:style-name="Tabelle64.A2" office:value-type="string">
            <text:p text:style-name="Table_20_Contents">ProtokollTyp</text:p>
          </table:table-cell>
          <table:table-cell table:style-name="Tabelle64.B2" office:value-type="string">
            <text:p text:style-name="Table_20_Contents">MausNet: Kennbuchstabe des Up / Downloadprotokolls</text:p>
          </table:table-cell>
        </table:table-row>
        <table:table-row>
          <table:table-cell table:style-name="Tabelle64.A2" office:value-type="string">
            <text:p text:style-name="Table_20_Contents">ZMOptions</text:p>
          </table:table-cell>
          <table:table-cell table:style-name="Tabelle64.B2" office:value-type="string">
            <text:p text:style-name="Table_20_Contents">zusätzliche Zmodem-Optionen</text:p>
          </table:table-cell>
        </table:table-row>
        <table:table-row>
          <table:table-cell table:style-name="Tabelle64.A2" office:value-type="string">
            <text:p text:style-name="Table_20_Contents">UpArc</text:p>
          </table:table-cell>
          <table:table-cell table:style-name="Tabelle64.B2" office:value-type="string">
            <text:p text:style-name="Table_20_Contents">Upload-Packer</text:p>
          </table:table-cell>
        </table:table-row>
        <table:table-row>
          <table:table-cell table:style-name="Tabelle64.A2" office:value-type="string">
            <text:p text:style-name="Table_20_Contents">DownArc</text:p>
          </table:table-cell>
          <table:table-cell table:style-name="Tabelle64.B2" office:value-type="string">
            <text:p text:style-name="Table_20_Contents">Download-Packer</text:p>
          </table:table-cell>
        </table:table-row>
        <table:table-row>
          <table:table-cell table:style-name="Tabelle64.A2" office:value-type="string">
            <text:p text:style-name="Table_20_Contents">UpArcExt</text:p>
          </table:table-cell>
          <table:table-cell table:style-name="Tabelle64.B2" office:value-type="string">
            <text:p text:style-name="Table_20_Contents">Dateierweiterung der gesendeten Datei</text:p>
          </table:table-cell>
        </table:table-row>
        <table:table-row>
          <table:table-cell table:style-name="Tabelle64.A2" office:value-type="string">
            <text:p text:style-name="Table_20_Contents">DownArcExt</text:p>
          </table:table-cell>
          <table:table-cell table:style-name="Tabelle64.B2" office:value-type="string">
            <text:p text:style-name="Table_20_Contents">Dateierweiterung der empfangenen Datei</text:p>
          </table:table-cell>
        </table:table-row>
        <table:table-row>
          <table:table-cell table:style-name="Tabelle64.A2" office:value-type="string">
            <text:p text:style-name="Table_20_Contents">ConnWait</text:p>
          </table:table-cell>
          <table:table-cell table:style-name="Tabelle64.B2" office:value-type="string">
            <text:p text:style-name="Table_20_Contents">Anwahl-Wartezeit / sec.</text:p>
          </table:table-cell>
        </table:table-row>
        <table:table-row>
          <table:table-cell table:style-name="Tabelle64.A2" office:value-type="string">
            <text:p text:style-name="Table_20_Contents">LoginWait</text:p>
          </table:table-cell>
          <table:table-cell table:style-name="Tabelle64.B2" office:value-type="string">
            <text:p text:style-name="Table_20_Contents">Login-Wartezeit / sec.</text:p>
          </table:table-cell>
        </table:table-row>
        <table:table-row>
          <table:table-cell table:style-name="Tabelle64.A2" office:value-type="string">
            <text:p text:style-name="Table_20_Contents">RedialWait</text:p>
          </table:table-cell>
          <table:table-cell table:style-name="Tabelle64.B2" office:value-type="string">
            <text:p text:style-name="Table_20_Contents">Wahlwiederhol-Wartezeit / sec.</text:p>
          </table:table-cell>
        </table:table-row>
        <table:table-row>
          <table:table-cell table:style-name="Tabelle64.A2" office:value-type="string">
            <text:p text:style-name="Table_20_Contents">RedialMax</text:p>
          </table:table-cell>
          <table:table-cell table:style-name="Tabelle64.B2" office:value-type="string">
            <text:p text:style-name="Table_20_Contents">max. Zahl von Wahlwiederholungen</text:p>
          </table:table-cell>
        </table:table-row>
        <table:table-row>
          <table:table-cell table:style-name="Tabelle64.A2" office:value-type="string">
            <text:p text:style-name="Table_20_Contents">ConnectMax</text:p>
          </table:table-cell>
          <table:table-cell table:style-name="Tabelle64.B2" office:value-type="string">
            <text:p text:style-name="Table_20_Contents">max. Zahl nicht erfolgreicher Connects</text:p>
          </table:table-cell>
        </table:table-row>
        <table:table-row>
          <table:table-cell table:style-name="Tabelle64.A2" office:value-type="string">
            <text:p text:style-name="Table_20_Contents">PackWait</text:p>
          </table:table-cell>
          <table:table-cell table:style-name="Tabelle64.B2" office:value-type="string">
            <text:p text:style-name="Table_20_Contents">max. Wartezeit auf Online-Packer / sec.</text:p>
          </table:table-cell>
        </table:table-row>
        <table:table-row>
          <table:table-cell table:style-name="Tabelle64.A2" office:value-type="string">
            <text:p text:style-name="Table_20_Contents">RetryLogin</text:p>
          </table:table-cell>
          <table:table-cell table:style-name="Tabelle64.B2" office:value-type="string">
            <text:p text:style-name="Table_20_Contents">max. Anzahl Login-Versuche</text:p>
          </table:table-cell>
        </table:table-row>
        <table:table-row>
          <table:table-cell table:style-name="Tabelle64.A2" office:value-type="string">
            <text:p text:style-name="Table_20_Contents">ConnectTime</text:p>
          </table:table-cell>
          <table:table-cell table:style-name="Tabelle64.B2" office:value-type="string">
            <text:p text:style-name="Table_20_Contents">Modem-Connectzeit, für Gebührenabschätzung / sec.</text:p>
          </table:table-cell>
        </table:table-row>
        <table:table-row>
          <table:table-cell table:style-name="Tabelle64.A2" office:value-type="string">
            <text:p text:style-name="Table_20_Contents">Modeminit</text:p>
          </table:table-cell>
          <table:table-cell table:style-name="Tabelle64.B2" office:value-type="string">
            <text:p text:style-name="Table_20_Contents">Modem-Init-String</text:p>
          </table:table-cell>
        </table:table-row>
        <table:table-row>
          <table:table-cell table:style-name="Tabelle64.A2" office:value-type="string">
            <text:p text:style-name="Table_20_Contents">cpsMin</text:p>
          </table:table-cell>
          <table:table-cell table:style-name="Tabelle64.B2" office:value-type="string">
            <text:p text:style-name="Table_20_Contents"><text:span text:style-name="T6">minimale </text:span><text:a xlink:type="simple" xlink:href="#ID_CPS"><text:span text:style-name="T8">cps</text:span></text:a><text:span text:style-name="T6">-Rate</text:span></text:p>
          </table:table-cell>
        </table:table-row>
        <table:table-row>
          <table:table-cell table:style-name="Tabelle64.A2" office:value-type="string">
            <text:p text:style-name="Table_20_Contents">Port</text:p>
          </table:table-cell>
          <table:table-cell table:style-name="Tabelle64.B2" office:value-type="string">
            <text:p text:style-name="Table_20_Contents">Schnittstelle</text:p>
          </table:table-cell>
        </table:table-row>
        <table:table-row>
          <table:table-cell table:style-name="Tabelle64.A2" office:value-type="string">
            <text:p text:style-name="Table_20_Contents">Params</text:p>
          </table:table-cell>
          <table:table-cell table:style-name="Tabelle64.B2" office:value-type="string">
            <text:p text:style-name="Table_20_Contents"><text:span text:style-name="T6">immer </text:span><text:span text:style-name="T7">8n1</text:span></text:p>
          </table:table-cell>
        </table:table-row>
        <table:table-row>
          <table:table-cell table:style-name="Tabelle64.A2" office:value-type="string">
            <text:p text:style-name="Table_20_Contents">Baud</text:p>
          </table:table-cell>
          <table:table-cell table:style-name="Tabelle64.B2" office:value-type="string">
            <text:p text:style-name="Table_20_Contents">DTE-Baudrate</text:p>
          </table:table-cell>
        </table:table-row>
        <table:table-row>
          <table:table-cell table:style-name="Tabelle64.A2" office:value-type="string">
            <text:p text:style-name="Table_20_Contents">Tarifzone</text:p>
          </table:table-cell>
          <table:table-cell table:style-name="Tabelle64.B2" office:value-type="string">
            <text:p text:style-name="Table_20_Contents">für Gebührenabschätzung</text:p>
          </table:table-cell>
        </table:table-row>
        <table:table-row>
          <table:table-cell table:style-name="Tabelle64.A2" office:value-type="string">
            <text:p text:style-name="Table_20_Contents">SysopInfile</text:p>
          </table:table-cell>
          <table:table-cell table:style-name="Tabelle64.B2" office:value-type="string">
            <text:p text:style-name="Table_20_Contents">Eingabedatei und Pfad für SysopMode-Netcall</text:p>
          </table:table-cell>
        </table:table-row>
        <table:table-row>
          <table:table-cell table:style-name="Tabelle64.A2" office:value-type="string">
            <text:p text:style-name="Table_20_Contents">SysopOutfile</text:p>
          </table:table-cell>
          <table:table-cell table:style-name="Tabelle64.B2" office:value-type="string">
            <text:p text:style-name="Table_20_Contents">Ausgabedatei und Pfad für SysopMode-Netcall</text:p>
          </table:table-cell>
        </table:table-row>
        <table:table-row>
          <table:table-cell table:style-name="Tabelle64.A2" office:value-type="string">
            <text:p text:style-name="Table_20_Contents">SysopStartprg</text:p>
          </table:table-cell>
          <table:table-cell table:style-name="Tabelle64.B2" office:value-type="string">
            <text:p text:style-name="Table_20_Contents">Programm vor SysopMode-Netcall</text:p>
          </table:table-cell>
        </table:table-row>
        <table:table-row>
          <table:table-cell table:style-name="Tabelle64.A2" office:value-type="string">
            <text:p text:style-name="Table_20_Contents">SysopEndprg</text:p>
          </table:table-cell>
          <table:table-cell table:style-name="Tabelle64.B2" office:value-type="string">
            <text:p text:style-name="Table_20_Contents">Programm nach Sysopmode-Netcall</text:p>
          </table:table-cell>
        </table:table-row>
        <table:table-row>
          <table:table-cell table:style-name="Tabelle64.A2" office:value-type="string">
            <text:p text:style-name="Table_20_Contents">MagicNET</text:p>
          </table:table-cell>
          <table:table-cell table:style-name="Tabelle64.B2" office:value-type="string">
            <text:p text:style-name="Table_20_Contents">der Name des Magic-kompatiblen Netzes</text:p>
          </table:table-cell>
        </table:table-row>
        <table:table-row>
          <table:table-cell table:style-name="Tabelle64.A2" office:value-type="string">
            <text:p text:style-name="Table_20_Contents">MagicBrett</text:p>
          </table:table-cell>
          <table:table-cell table:style-name="Tabelle64.B2" office:value-type="string">
            <text:p text:style-name="Table_20_Contents">Magic / MausNet: Bretthierarchie</text:p>
          </table:table-cell>
        </table:table-row>
        <table:table-row>
          <table:table-cell table:style-name="Tabelle64.A2" office:value-type="string">
            <text:p text:style-name="Table_20_Contents">LightLogin</text:p>
          </table:table-cell>
          <table:table-cell table:style-name="Tabelle64.B2" office:value-type="string">
            <text:p text:style-name="Table_20_Contents">LightNET-Loginverfahren verwenden</text:p>
          </table:table-cell>
        </table:table-row>
        <table:table-row>
          <table:table-cell table:style-name="Tabelle64.A2" office:value-type="string">
            <text:p text:style-name="Table_20_Contents">OnlinePasswort</text:p>
          </table:table-cell>
          <table:table-cell table:style-name="Tabelle64.B2" office:value-type="string">
            <text:p text:style-name="Table_20_Contents">Login-Paßwort bei Online-Anruf</text:p>
          </table:table-cell>
        </table:table-row>
        <table:table-row>
          <table:table-cell table:style-name="Tabelle64.A2" office:value-type="string">
            <text:p text:style-name="Table_20_Contents">Logfile</text:p>
          </table:table-cell>
          <table:table-cell table:style-name="Tabelle64.B2" office:value-type="string">
            <text:p text:style-name="Table_20_Contents">Logfile bei Online-Anruf</text:p>
          </table:table-cell>
        </table:table-row>
        <table:table-row>
          <table:table-cell table:style-name="Tabelle64.A2" office:value-type="string">
            <text:p text:style-name="Table_20_Contents">NetcallScript</text:p>
          </table:table-cell>
          <table:table-cell table:style-name="Tabelle64.B2" office:value-type="string">
            <text:p text:style-name="Table_20_Contents">Script für Netcall</text:p>
          </table:table-cell>
        </table:table-row>
        <table:table-row>
          <table:table-cell table:style-name="Tabelle64.A2" office:value-type="string">
            <text:p text:style-name="Table_20_Contents">OnlineScript</text:p>
          </table:table-cell>
          <table:table-cell table:style-name="Tabelle64.B2" office:value-type="string">
            <text:p text:style-name="Table_20_Contents">Script für Online-Anruf</text:p>
          </table:table-cell>
        </table:table-row>
        <table:table-row>
          <table:table-cell table:style-name="Tabelle64.A2" office:value-type="string">
            <text:p text:style-name="Table_20_Contents"><text:span text:style-name="T7">Ausschluss</text:span><text:span text:style-name="T66">X</text:span></text:p>
          </table:table-cell>
          <table:table-cell table:style-name="Tabelle64.B2" office:value-type="string">
            <text:p text:style-name="Table_20_Contents"><text:span text:style-name="T6">(</text:span><text:span text:style-name="T66">X</text:span><text:span text:style-name="T6"> = </text:span><text:span text:style-name="T7">1</text:span><text:span text:style-name="T6"> .. </text:span><text:span text:style-name="T7">4</text:span><text:span text:style-name="T6">): Box-Ausschlußzeiten</text:span></text:p>
          </table:table-cell>
        </table:table-row>
        <table:table-row>
          <table:table-cell table:style-name="Tabelle64.A2" office:value-type="string">
            <text:p text:style-name="Table_20_Contents">Brettmails</text:p>
          </table:table-cell>
          <table:table-cell table:style-name="Tabelle64.B2" office:value-type="string">
            <text:p text:style-name="Table_20_Contents">Maustausch: Brettnachrichten anfordern</text:p>
          </table:table-cell>
        </table:table-row>
        <table:table-row>
          <table:table-cell table:style-name="Tabelle64.A2" office:value-type="string">
            <text:p text:style-name="Table_20_Contents">Eingangsfilter</text:p>
          </table:table-cell>
          <table:table-cell table:style-name="Tabelle64.B2" office:value-type="string">
            <text:p text:style-name="Table_20_Contents">Programm, das vor jedem Puffereinlesen aufgerufen wird</text:p>
          </table:table-cell>
        </table:table-row>
        <table:table-row>
          <table:table-cell table:style-name="Tabelle64.A2" office:value-type="string">
            <text:p text:style-name="Table_20_Contents">Ausgangsfilter</text:p>
          </table:table-cell>
          <table:table-cell table:style-name="Tabelle64.B2" office:value-type="string">
            <text:p text:style-name="Table_20_Contents">wird vor dem Pufferexport aufgerufen</text:p>
          </table:table-cell>
        </table:table-row>
        <table:table-row>
          <table:table-cell table:style-name="Tabelle64.A2" office:value-type="string">
            <text:p text:style-name="Table_20_Contents">SysopNetcall</text:p>
          </table:table-cell>
          <table:table-cell table:style-name="Tabelle64.B2" office:value-type="string">
            <text:p text:style-name="Table_20_Contents">Netzanrufbericht im Sysop-Mode</text:p>
          </table:table-cell>
        </table:table-row>
        <table:table-row>
          <table:table-cell table:style-name="Tabelle64.A2" office:value-type="string">
            <text:p text:style-name="Table_20_Contents">SysopPacken</text:p>
          </table:table-cell>
          <table:table-cell table:style-name="Tabelle64.B2" office:value-type="string">
            <text:p text:style-name="Table_20_Contents"><text:span text:style-name="T6">Ausgabepuffer im Sysop-Mode packen (</text:span><text:span text:style-name="T7">J</text:span><text:span text:style-name="T6"> / </text:span><text:span text:style-name="T7">N</text:span><text:span text:style-name="T6">)</text:span></text:p>
          </table:table-cell>
        </table:table-row>
        <table:table-row>
          <table:table-cell table:style-name="Tabelle64.A2" office:value-type="string">
            <text:p text:style-name="Table_20_Contents">JanusPlus</text:p>
          </table:table-cell>
          <table:table-cell table:style-name="Tabelle64.B2" office:value-type="string">
            <text:p text:style-name="Table_20_Contents">ZConnect: Janus+ verwenden</text:p>
          </table:table-cell>
        </table:table-row>
        <table:table-row>
          <table:table-cell table:style-name="Tabelle64.A2" office:value-type="string">
            <text:p text:style-name="Table_20_Contents">DelQWK</text:p>
          </table:table-cell>
          <table:table-cell table:style-name="Tabelle64.B2" office:value-type="string">
            <text:p text:style-name="Table_20_Contents">QWK-Pakete nach Einlesen löschen</text:p>
          </table:table-cell>
        </table:table-row>
      </table:table>
      <text:p text:style-name="P30"/>
      <text:h text:style-name="Heading_20_4" text:outline-level="4">Einstellungen, die nur das FidoNet betreffen</text:h>
      <text:p text:style-name="P25">Tabelle <text:sequence text:ref-name="refTable64" text:name="Table" text:formula="ooow:Table+1" style:num-format="1">18</text:sequence> Fido-Einstellungen in .bfg</text:p>
      <table:table table:name="Tabelle65" table:style-name="Tabelle65">
        <table:table-column table:style-name="Tabelle65.A"/>
        <table:table-column table:style-name="Tabelle65.B"/>
        <table:table-row>
          <table:table-cell table:style-name="Tabelle65.A1" office:value-type="string">
            <text:p text:style-name="Table_20_Contents">FidoFakenet</text:p>
          </table:table-cell>
          <table:table-cell table:style-name="Tabelle65.B1" office:value-type="string">
            <text:p text:style-name="Table_20_Contents">Pointnetz-Nummer</text:p>
          </table:table-cell>
        </table:table-row>
        <table:table-row>
          <table:table-cell table:style-name="Tabelle65.A2" office:value-type="string">
            <text:p text:style-name="Table_20_Contents">Fido4Dadr</text:p>
          </table:table-cell>
          <table:table-cell table:style-name="Tabelle65.B2" office:value-type="string">
            <text:p text:style-name="Table_20_Contents">4D-Adressen verwenden</text:p>
          </table:table-cell>
        </table:table-row>
        <table:table-row>
          <table:table-cell table:style-name="Tabelle65.A2" office:value-type="string">
            <text:p text:style-name="Table_20_Contents">TosScan</text:p>
          </table:table-cell>
          <table:table-cell table:style-name="Tabelle65.B2" office:value-type="string">
            <text:p text:style-name="Table_20_Contents">Boss arbeitet mit TosScan oder ähnlich gestörter Software</text:p>
          </table:table-cell>
        </table:table-row>
        <table:table-row>
          <table:table-cell table:style-name="Tabelle65.A2" office:value-type="string">
            <text:p text:style-name="Table_20_Contents">LocalINTL</text:p>
          </table:table-cell>
          <table:table-cell table:style-name="Tabelle65.B2" office:value-type="string">
            <text:p text:style-name="Table_20_Contents">INTL bei lokalen Nachrichten erzeugen (für d'Bridge)</text:p>
          </table:table-cell>
        </table:table-row>
        <table:table-row>
          <table:table-cell table:style-name="Tabelle65.A2" office:value-type="string">
            <text:p text:style-name="Table_20_Contents">FidoArea+</text:p>
          </table:table-cell>
          <table:table-cell table:style-name="Tabelle65.B2" office:value-type="string">
            <text:p text:style-name="Table_20_Contents"><text:span text:style-name="T7">+</text:span><text:span text:style-name="T6"> bei Area-Bestellungen</text:span></text:p>
          </table:table-cell>
        </table:table-row>
        <table:table-row>
          <table:table-cell table:style-name="Tabelle65.A2" office:value-type="string">
            <text:p text:style-name="Table_20_Contents">AreaBetreff</text:p>
          </table:table-cell>
          <table:table-cell table:style-name="Tabelle65.B2" office:value-type="string">
            <text:p text:style-name="Table_20_Contents">Areafix-Befehle im Betreff übergeben</text:p>
          </table:table-cell>
        </table:table-row>
        <table:table-row>
          <table:table-cell table:style-name="Tabelle65.A2" office:value-type="string">
            <text:p text:style-name="Table_20_Contents">AreaPasswort</text:p>
          </table:table-cell>
          <table:table-cell table:style-name="Tabelle65.B2" office:value-type="string">
            <text:p text:style-name="Table_20_Contents">Paßwort für Area-Manager</text:p>
          </table:table-cell>
        </table:table-row>
        <table:table-row>
          <table:table-cell table:style-name="Tabelle65.A2" office:value-type="string">
            <text:p text:style-name="Table_20_Contents">FileScanner</text:p>
          </table:table-cell>
          <table:table-cell table:style-name="Tabelle65.B2" office:value-type="string">
            <text:p text:style-name="Table_20_Contents">Filescan-Name</text:p>
          </table:table-cell>
        </table:table-row>
        <table:table-row>
          <table:table-cell table:style-name="Tabelle65.A2" office:value-type="string">
            <text:p text:style-name="Table_20_Contents">FilescanPW</text:p>
          </table:table-cell>
          <table:table-cell table:style-name="Tabelle65.B2" office:value-type="string">
            <text:p text:style-name="Table_20_Contents">Filescan-Paßwort</text:p>
          </table:table-cell>
        </table:table-row>
        <table:table-row>
          <table:table-cell table:style-name="Tabelle65.A2" office:value-type="string">
            <text:p text:style-name="Table_20_Contents">EMSI</text:p>
          </table:table-cell>
          <table:table-cell table:style-name="Tabelle65.B2" office:value-type="string">
            <text:p text:style-name="Table_20_Contents"><text:span text:style-name="T6">EMSI-Protokoll verwenden (</text:span><text:span text:style-name="T7">J</text:span><text:span text:style-name="T6"> / </text:span><text:span text:style-name="T7">N</text:span><text:span text:style-name="T6">)</text:span></text:p>
          </table:table-cell>
        </table:table-row>
        <table:table-row>
          <table:table-cell table:style-name="Tabelle65.A2" office:value-type="string">
            <text:p text:style-name="Table_20_Contents">GetTime</text:p>
          </table:table-cell>
          <table:table-cell table:style-name="Tabelle65.B2" office:value-type="string">
            <text:p text:style-name="Table_20_Contents"><text:span text:style-name="T6">Uhrzeit von angerufener Box übernehmen (</text:span><text:span text:style-name="T7">J</text:span><text:span text:style-name="T6"> / </text:span><text:span text:style-name="T7">N</text:span><text:span text:style-name="T6">)</text:span></text:p>
          </table:table-cell>
        </table:table-row>
        <table:table-row>
          <table:table-cell table:style-name="Tabelle65.A2" office:value-type="string">
            <text:p text:style-name="Table_20_Contents">NotSEmpty</text:p>
          </table:table-cell>
          <table:table-cell table:style-name="Tabelle65.B2" office:value-type="string">
            <text:p text:style-name="Table_20_Contents"><text:span text:style-name="T6">leere Nachrichtenpakete schicken (</text:span><text:span text:style-name="T7">J</text:span><text:span text:style-name="T6"> / </text:span><text:span text:style-name="T7">N</text:span><text:span text:style-name="T6">)</text:span></text:p>
          </table:table-cell>
        </table:table-row>
        <table:table-row>
          <table:table-cell table:style-name="Tabelle65.A2" office:value-type="string">
            <text:p text:style-name="Table_20_Contents">AKAs</text:p>
          </table:table-cell>
          <table:table-cell table:style-name="Tabelle65.B2" office:value-type="string">
            <text:p text:style-name="Table_20_Contents">AKA-Adressen</text:p>
          </table:table-cell>
        </table:table-row>
        <table:table-row>
          <table:table-cell table:style-name="Tabelle65.A2" office:value-type="string">
            <text:p text:style-name="Table_20_Contents">SendAKAs</text:p>
          </table:table-cell>
          <table:table-cell table:style-name="Tabelle65.B2" office:value-type="string">
            <text:p text:style-name="Table_20_Contents">AKAs, für die Pakete mitgeschickt werden sollen</text:p>
          </table:table-cell>
        </table:table-row>
        <table:table-row>
          <table:table-cell table:style-name="Tabelle65.A2" office:value-type="string">
            <text:p text:style-name="Table_20_Contents">ExtFidoNames</text:p>
          </table:table-cell>
          <table:table-cell table:style-name="Tabelle65.B2" office:value-type="string">
            <text:p text:style-name="Table_20_Contents">erweiterte Paketdateinamen</text:p>
          </table:table-cell>
        </table:table-row>
      </table:table>
      <text:p text:style-name="P30"/>
      <text:h text:style-name="Heading_20_4" text:outline-level="4">Einstellungen, die nur UUCP betreffen</text:h>
      <text:p text:style-name="P25">Tabelle <text:sequence text:ref-name="refTable65" text:name="Table" text:formula="ooow:Table+1" style:num-format="1">19</text:sequence> UUCP-Einstellungen in .bfg</text:p>
      <table:table table:name="Tabelle66" table:style-name="Tabelle66">
        <table:table-column table:style-name="Tabelle66.A"/>
        <table:table-column table:style-name="Tabelle66.B"/>
        <table:table-row>
          <table:table-cell table:style-name="Tabelle66.A1" office:value-type="string">
            <text:p text:style-name="Table_20_Contents">UU-VarPacketSize</text:p>
          </table:table-cell>
          <table:table-cell table:style-name="Tabelle66.B1" office:value-type="string">
            <text:p text:style-name="Table_20_Contents"><text:span text:style-name="T6">variable UUCP-Paketgröße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UU-ForcePacketSize</text:p>
          </table:table-cell>
          <table:table-cell table:style-name="Tabelle66.B2" office:value-type="string">
            <text:p text:style-name="Table_20_Contents"><text:span text:style-name="T6">Ausgangspaketgröße vorgeben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UU-SizeNegotiation</text:p>
          </table:table-cell>
          <table:table-cell table:style-name="Tabelle66.B2" office:value-type="string">
            <text:p text:style-name="Table_20_Contents"><text:span text:style-name="T6">Paketgröße übermitteln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UU-protocols</text:p>
          </table:table-cell>
          <table:table-cell table:style-name="Tabelle66.B2" office:value-type="string">
            <text:p text:style-name="Table_20_Contents">aktivierte UUCP-Protokolle</text:p>
          </table:table-cell>
        </table:table-row>
        <table:table-row>
          <table:table-cell table:style-name="Tabelle66.A2" office:value-type="string">
            <text:p text:style-name="Table_20_Contents">Brettmanagertyp</text:p>
          </table:table-cell>
          <table:table-cell table:style-name="Tabelle66.B2" office:value-type="string">
            <text:p text:style-name="Table_20_Contents">Typ des Brettmanagers</text:p>
          </table:table-cell>
        </table:table-row>
        <table:table-row>
          <table:table-cell table:style-name="Tabelle66.A2" office:value-type="string">
            <text:p text:style-name="Table_20_Contents">Brettmanagerdomain</text:p>
          </table:table-cell>
          <table:table-cell table:style-name="Tabelle66.B2" office:value-type="string">
            <text:p text:style-name="Table_20_Contents"><text:span text:style-name="T6">FQDN bei Brettmanager-Anfragen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7e1Login</text:p>
          </table:table-cell>
          <table:table-cell table:style-name="Tabelle66.B2" office:value-type="string">
            <text:p text:style-name="Table_20_Contents"><text:span text:style-name="T6">7-Bit-Login (</text:span><text:span text:style-name="T7">J</text:span><text:span text:style-name="T6"> / </text:span><text:span text:style-name="T7">N</text:span><text:span text:style-name="T6">)</text:span></text:p>
          </table:table-cell>
        </table:table-row>
      </table:table>
      <text:p text:style-name="P30"/>
      <text:h text:style-name="Heading_20_2" text:outline-level="2"><text:span text:style-name="T51">7.3. Tastenmakro-Datei </text:span><text:span text:style-name="T52">keydef.cfg</text:span></text:h>
      <text:p text:style-name="Text_20_body_20_indent">Die Makrodatei enthält pro Zeile eine Makrodefinition. Spalte 1-15 enthalten die umdefinierte Taste. Es gibt vier Möglichkeiten:</text:p>
      <text:p text:style-name="P25">Tabelle <text:sequence text:ref-name="refTable66" text:name="Table" text:formula="ooow:Table+1" style:num-format="1">20</text:sequence> keydef.cfg, Spalte 1-15</text:p>
      <table:table table:name="Tabelle67" table:style-name="Tabelle67">
        <table:table-column table:style-name="Tabelle67.A"/>
        <table:table-column table:style-name="Tabelle67.B"/>
        <table:table-row>
          <table:table-cell table:style-name="Tabelle67.A1" office:value-type="string">
            <text:p text:style-name="Table_20_Contents">_A</text:p>
          </table:table-cell>
          <table:table-cell table:style-name="Tabelle67.B1" office:value-type="string">
            <text:p text:style-name="Table_20_Contents"><text:span text:style-name="T6">eine Zeichen / Zahlen / Buchstabentaste (hier: </text:span><text:span text:style-name="T7">A</text:span><text:span text:style-name="T6">)</text:span></text:p>
          </table:table-cell>
        </table:table-row>
        <table:table-row>
          <table:table-cell table:style-name="Tabelle67.A2" office:value-type="string">
            <text:p text:style-name="Table_20_Contents">^A</text:p>
          </table:table-cell>
          <table:table-cell table:style-name="Tabelle67.B2" office:value-type="string">
            <text:p text:style-name="Table_20_Contents"><text:span text:style-name="T6">eine </text:span><text:span text:style-name="T16">Ctrl</text:span><text:span text:style-name="T6">-Taste (hier: </text:span><text:span text:style-name="T7">Ctrl-A</text:span><text:span text:style-name="T6">)</text:span></text:p>
          </table:table-cell>
        </table:table-row>
        <table:table-row>
          <table:table-cell table:style-name="Tabelle67.A2" office:value-type="string">
            <text:p text:style-name="Table_20_Contents">F1</text:p>
          </table:table-cell>
          <table:table-cell table:style-name="Tabelle67.B2" office:value-type="string">
            <text:p text:style-name="Table_20_Contents"><text:span text:style-name="T6">eine Funktions / Cursor / Sondertaste (hier: </text:span><text:span text:style-name="T7">F1</text:span><text:span text:style-name="T6">)</text:span></text:p>
          </table:table-cell>
        </table:table-row>
        <table:table-row>
          <table:table-cell table:style-name="Tabelle67.A2" office:value-type="string">
            <text:p text:style-name="Table_20_Contents">!</text:p>
          </table:table-cell>
          <table:table-cell table:style-name="Tabelle67.B2" office:value-type="string">
            <text:p text:style-name="Table_20_Contents">Kommentarzeile - enthält einen Kommentar zur vorangegangenen Makrodefinition, max. 24 Zeichen Länge</text:p>
          </table:table-cell>
        </table:table-row>
      </table:table>
      <text:p text:style-name="P30"/>
      <text:p text:style-name="Text_20_body_20_indent">Spalte 16-21 enthalten je einen Stern bzw. ein Leerzeichen, falls das Makro in Brett-, User- oder Nachrichtenliste oder im Lister, Editor oder Terminal gilt, oder eben nicht. Spalte 22-25 enthalten Leerzeichen und sind für zukünftige Erweiterungen vorgesehen.</text:p>
      <text:p text:style-name="Text_20_body_20_indent"><text:span text:style-name="T2">Ab Spalte 26 folgt eine maximal 200 Zeichen lange Definition. Buchstaben / Zahlen / Zeichen werden direkt angegeben, </text:span><text:span text:style-name="T14">Ctrl</text:span><text:span text:style-name="T2">-Tasten mit einem vorangestellten </text:span><text:span text:style-name="T15">^</text:span><text:span text:style-name="T2"> (z.B. </text:span><text:span text:style-name="T15">^A</text:span><text:span text:style-name="T2">) und Funktions / Cursor / Sondertasten in spitzen Klammern. Die Zeichen </text:span><text:span text:style-name="T15">&lt;</text:span><text:span text:style-name="T2">, </text:span><text:span text:style-name="T15">&gt;</text:span><text:span text:style-name="T2"> und </text:span><text:span text:style-name="T15">^</text:span><text:span text:style-name="T2"> müssen ebenfalls in spitze Klammern eingeschlossen werden. Folgende Sondertasten sind möglich:</text:span></text:p>
      <text:p text:style-name="P25">Tabelle <text:sequence text:ref-name="refTable67" text:name="Table" text:formula="ooow:Table+1" style:num-format="1">21</text:sequence> Sondertasten in keydef.cfg</text:p>
      <table:table table:name="Tabelle68" table:style-name="Tabelle68">
        <table:table-column table:style-name="Tabelle68.A"/>
        <table:table-column table:style-name="Tabelle68.B"/>
        <table:table-row>
          <table:table-cell table:style-name="Tabelle68.A1" office:value-type="string">
            <text:p text:style-name="Table_20_Contents">Shift-Tab</text:p>
          </table:table-cell>
          <table:table-cell table:style-name="Tabelle68.B1" office:value-type="string">
            <text:p text:style-name="Table_20_Contents">Shift-Tab</text:p>
          </table:table-cell>
        </table:table-row>
        <table:table-row>
          <table:table-cell table:style-name="Tabelle68.A2" office:value-type="string">
            <text:p text:style-name="Table_20_Contents"><text:span text:style-name="T7">F1</text:span><text:span text:style-name="T6"> bis </text:span><text:span text:style-name="T7">F10</text:span></text:p>
          </table:table-cell>
          <table:table-cell table:style-name="Tabelle68.B2" office:value-type="string">
            <text:p text:style-name="Table_20_Contents"><text:span text:style-name="T6">Funktionstasten, auch in Kombination mit </text:span><text:span text:style-name="T16">Shift</text:span><text:span text:style-name="T6">, </text:span><text:span text:style-name="T16">Ctrl</text:span><text:span text:style-name="T6"> oder </text:span><text:span text:style-name="T16">Alt</text:span></text:p>
          </table:table-cell>
        </table:table-row>
        <table:table-row>
          <table:table-cell table:style-name="Tabelle68.A2" office:value-type="string">
            <text:p text:style-name="Table_20_Contents"><text:span text:style-name="T7">Home</text:span><text:span text:style-name="T6">, </text:span><text:span text:style-name="T7">End</text:span></text:p>
          </table:table-cell>
          <table:table-cell table:style-name="Tabelle68.B2" office:value-type="string">
            <text:p text:style-name="Table_20_Contents"><text:span text:style-name="T16">Anfang</text:span><text:span text:style-name="T6"> / </text:span><text:span text:style-name="T16">Ende</text:span><text:span text:style-name="T6"> (Cursorblock)</text:span></text:p>
          </table:table-cell>
        </table:table-row>
        <table:table-row>
          <table:table-cell table:style-name="Tabelle68.A2" office:value-type="string">
            <text:p text:style-name="Table_20_Contents"><text:span text:style-name="T7">Ctrl-Home</text:span><text:span text:style-name="T6">, </text:span><text:span text:style-name="T7">Ctrl-End</text:span></text:p>
          </table:table-cell>
          <table:table-cell table:style-name="Tabelle68.B2" office:value-type="string">
            <text:p text:style-name="Table_20_Contents"><text:span text:style-name="T16">Ctrl-Anfang</text:span><text:span text:style-name="T6">, </text:span><text:span text:style-name="T16">Ctrl-Ende</text:span></text:p>
          </table:table-cell>
        </table:table-row>
        <table:table-row>
          <table:table-cell table:style-name="Tabelle68.A2" office:value-type="string">
            <text:p text:style-name="Table_20_Contents"><text:span text:style-name="T7">ob</text:span><text:span text:style-name="T6">, </text:span><text:span text:style-name="T7">un</text:span><text:span text:style-name="T6">, </text:span><text:span text:style-name="T7">li</text:span><text:span text:style-name="T6">, </text:span><text:span text:style-name="T7">re</text:span></text:p>
          </table:table-cell>
          <table:table-cell table:style-name="Tabelle68.B2" office:value-type="string">
            <text:p text:style-name="Table_20_Contents">Cursor nach oben / unten / links / re.</text:p>
          </table:table-cell>
        </table:table-row>
        <table:table-row>
          <table:table-cell table:style-name="Tabelle68.A2" office:value-type="string">
            <text:p text:style-name="Table_20_Contents"><text:span text:style-name="T7">Ctrl-li</text:span><text:span text:style-name="T6">, </text:span><text:span text:style-name="T7">Ctrl-re</text:span></text:p>
          </table:table-cell>
          <table:table-cell table:style-name="Tabelle68.B2" office:value-type="string">
            <text:p text:style-name="Table_20_Contents"><text:span text:style-name="T16">Ctrl</text:span><text:span text:style-name="T6"> + Cursor links / rechts</text:span></text:p>
          </table:table-cell>
        </table:table-row>
        <table:table-row>
          <table:table-cell table:style-name="Tabelle68.A2" office:value-type="string">
            <text:p text:style-name="Table_20_Contents"><text:span text:style-name="T7">PgUp</text:span><text:span text:style-name="T6">, </text:span><text:span text:style-name="T7">PgDn</text:span></text:p>
          </table:table-cell>
          <table:table-cell table:style-name="Tabelle68.B2" office:value-type="string">
            <text:p text:style-name="Table_20_Contents">Seite nach oben / unten</text:p>
          </table:table-cell>
        </table:table-row>
        <table:table-row>
          <table:table-cell table:style-name="Tabelle68.A2" office:value-type="string">
            <text:p text:style-name="Table_20_Contents"><text:span text:style-name="T7">Ctrl-PgUp</text:span><text:span text:style-name="T6"> </text:span><text:span text:style-name="T7">Ctrl-PgDn</text:span></text:p>
          </table:table-cell>
          <table:table-cell table:style-name="Tabelle68.B2" office:value-type="string">
            <text:p text:style-name="Table_20_Contents"><text:span text:style-name="T16">Ctrl</text:span><text:span text:style-name="T6"> + Seite oben / unten</text:span></text:p>
          </table:table-cell>
        </table:table-row>
        <table:table-row>
          <table:table-cell table:style-name="Tabelle68.A2" office:value-type="string">
            <text:p text:style-name="Table_20_Contents"><text:span text:style-name="T7">Ins</text:span><text:span text:style-name="T6">, </text:span><text:span text:style-name="T7">Del</text:span></text:p>
          </table:table-cell>
          <table:table-cell table:style-name="Tabelle68.B2" office:value-type="string">
            <text:p text:style-name="Table_20_Contents">einfügen / löschen</text:p>
          </table:table-cell>
        </table:table-row>
        <table:table-row>
          <table:table-cell table:style-name="Tabelle68.A2" office:value-type="string">
            <text:p text:style-name="Table_20_Contents">Ctrl-PrtSc</text:p>
          </table:table-cell>
          <table:table-cell table:style-name="Tabelle68.B2" office:value-type="string">
            <text:p text:style-name="Table_20_Contents"><text:span text:style-name="T16">Ctrl-PrintScreen</text:span><text:span text:style-name="T6"> / </text:span><text:span text:style-name="T16">Ctrl-Druck</text:span></text:p>
          </table:table-cell>
        </table:table-row>
      </table:table>
      <text:p text:style-name="P30"/>
      <text:p text:style-name="Text_20_body_20_indent"><text:span text:style-name="T2">Folgende Sondertasten sind identisch mit </text:span><text:span text:style-name="T14">Ctrl</text:span><text:span text:style-name="T2">-Steuercodes und als solche einzugeben:</text:span></text:p>
      <text:p text:style-name="P25">Tabelle <text:sequence text:ref-name="refTable68" text:name="Table" text:formula="ooow:Table+1" style:num-format="1">22</text:sequence> weitere Sondertasten</text:p>
      <table:table table:name="Tabelle69" table:style-name="Tabelle69">
        <table:table-column table:style-name="Tabelle69.A"/>
        <table:table-column table:style-name="Tabelle69.B"/>
        <table:table-row>
          <table:table-cell table:style-name="Tabelle69.A1" office:value-type="string">
            <text:p text:style-name="Table_20_Contents">Esc</text:p>
          </table:table-cell>
          <table:table-cell table:style-name="Tabelle69.B1" office:value-type="string">
            <text:p text:style-name="Table_20_Contents"><text:span text:style-name="T6">= </text:span><text:span text:style-name="T7">^[</text:span></text:p>
          </table:table-cell>
        </table:table-row>
        <table:table-row>
          <table:table-cell table:style-name="Tabelle69.A2" office:value-type="string">
            <text:p text:style-name="Table_20_Contents">Tab</text:p>
          </table:table-cell>
          <table:table-cell table:style-name="Tabelle69.B2" office:value-type="string">
            <text:p text:style-name="Table_20_Contents"><text:span text:style-name="T6">= </text:span><text:span text:style-name="T7">^I</text:span></text:p>
          </table:table-cell>
        </table:table-row>
        <table:table-row>
          <table:table-cell table:style-name="Tabelle69.A2" office:value-type="string">
            <text:p text:style-name="Table_20_Contents">Enter</text:p>
          </table:table-cell>
          <table:table-cell table:style-name="Tabelle69.B2" office:value-type="string">
            <text:p text:style-name="Table_20_Contents"><text:span text:style-name="T6">= </text:span><text:span text:style-name="T7">^M</text:span></text:p>
          </table:table-cell>
        </table:table-row>
        <table:table-row>
          <table:table-cell table:style-name="Tabelle69.A2" office:value-type="string">
            <text:p text:style-name="Table_20_Contents">Ctrl-Enter</text:p>
          </table:table-cell>
          <table:table-cell table:style-name="Tabelle69.B2" office:value-type="string">
            <text:p text:style-name="Table_20_Contents"><text:span text:style-name="T6">= </text:span><text:span text:style-name="T7">^J</text:span></text:p>
          </table:table-cell>
        </table:table-row>
        <table:table-row>
          <table:table-cell table:style-name="Tabelle69.A2" office:value-type="string">
            <text:p text:style-name="Table_20_Contents">Backspace</text:p>
          </table:table-cell>
          <table:table-cell table:style-name="Tabelle69.B2" office:value-type="string">
            <text:p text:style-name="Table_20_Contents"><text:span text:style-name="T6">= </text:span><text:span text:style-name="T7">^H</text:span></text:p>
          </table:table-cell>
        </table:table-row>
        <table:table-row>
          <table:table-cell table:style-name="Tabelle69.A2" office:value-type="string">
            <text:p text:style-name="Table_20_Contents">Ctrl-6</text:p>
          </table:table-cell>
          <table:table-cell table:style-name="Tabelle69.B2" office:value-type="string">
            <text:p text:style-name="Table_20_Contents"><text:span text:style-name="T6">= </text:span><text:span text:style-name="T7">^^</text:span></text:p>
          </table:table-cell>
        </table:table-row>
      </table:table>
      <text:p text:style-name="P30"/>
      <text:p text:style-name="Text_20_body_20_indent"><text:span text:style-name="T2">Bitte seien Sie sehr sorgfältig beim Editieren von </text:span><text:span text:style-name="T15">keydef.cfg</text:span><text:span text:style-name="T2"> - Fehleingaben können zu ungewollten Effekten führen. Näheres zu Tastenmakros finden Sie in </text:span><text:a xlink:type="simple" xlink:href="#5.4.%20Funktionstasten,%20Zusatz-Menü%20und%20Tastenmakros%7Coutline"><text:span text:style-name="T9">Kapitel 5.4</text:span></text:a><text:span text:style-name="T2">.</text:span></text:p>
      <text:h text:style-name="Heading_20_2" text:outline-level="2">7.4. Logfiles</text:h>
      <text:p text:style-name="Text_20_body_20_indent">Logfiles sind Textdateien, in denen bestimmte Aktivitäten fortlaufend aufgezeichnet werden. Neue Einträge werden immer an das Ende der Datei angehängt, pro Eintrag eine Zeile. Ein automatisches Löschen erfolgt nicht. Wenn Sie den Inhalt eines Logfiles nicht mehr benötigen, können Sie es jederzeit manuell löschen.</text:p>
      <text:h text:style-name="Heading_20_3" text:outline-level="3"><text:span text:style-name="T64">7.4.1. </text:span><text:span text:style-name="T65">xpoint.log</text:span><text:span text:style-name="T64">: Anruf-Logfile</text:span></text:h>
      <text:p text:style-name="Text_20_body_20_indent">In dieser Datei werden z.Zt. alle Netzanrufe und Anrufversuche aufgezeichnet, die Gebühren verursachen. Pro Anruf(versuch) wird eine Zeile angehängt. Alle Felder sind durch Leerzeichen getrennt. Aufbau der Datei:</text:p>
      <text:p text:style-name="P73"><text:span text:style-name="T16">Tabelle 7-23. Aufbau von </text:span><text:span text:style-name="T59">xpoint.log</text:span></text:p>
      <text:p text:style-name="P25">Tabelle <text:sequence text:ref-name="refTable69" text:name="Table" text:formula="ooow:Table+1" style:num-format="1">23</text:sequence> Aufbau von xpoint.log</text:p>
      <table:table table:name="Tabelle70" table:style-name="Tabelle70">
        <table:table-column table:style-name="Tabelle70.A"/>
        <table:table-column table:style-name="Tabelle70.B"/>
        <table:table-header-rows>
          <table:table-row>
            <table:table-cell table:style-name="Tabelle70.A1" office:value-type="string">
              <text:p text:style-name="Table_20_Heading">Spalten</text:p>
            </table:table-cell>
            <table:table-cell table:style-name="Tabelle70.B1" office:value-type="string">
              <text:p text:style-name="Table_20_Heading">Inhalt</text:p>
            </table:table-cell>
          </table:table-row>
        </table:table-header-rows>
        <table:table-row>
          <table:table-cell table:style-name="Tabelle70.A2" office:value-type="string">
            <text:p text:style-name="Table_20_Contents">1</text:p>
          </table:table-cell>
          <table:table-cell table:style-name="Tabelle70.B2" office:value-type="string">
            <text:p text:style-name="Table_20_Contents"><text:span text:style-name="T6">Kennung: </text:span><text:span text:style-name="T7">S</text:span><text:span text:style-name="T6"> = Netcall </text:span><text:span text:style-name="T7">C</text:span><text:span text:style-name="T6"> = Fido-Crash-Netcall</text:span></text:p>
          </table:table-cell>
        </table:table-row>
        <table:table-row>
          <table:table-cell table:style-name="Tabelle70.A2" office:value-type="string">
            <text:p text:style-name="Table_20_Contents">2</text:p>
          </table:table-cell>
          <table:table-cell table:style-name="Tabelle70.B2" office:value-type="string">
            <text:p text:style-name="Table_20_Contents"><text:span text:style-name="T6">Ergebnis " " = ok </text:span><text:span text:style-name="T7">!</text:span><text:span text:style-name="T6"> = Abbruch bei Login </text:span><text:span text:style-name="T7">*</text:span><text:span text:style-name="T6"> = Abbruch während Datenübertragung In zukünftigen Versionen können Zeilen mit neuen Kennungen und anderem Aufbau dazukommen. Zeilen mit unbekannter Kennung sollten bei Auswertungen ignoriert werden.</text:span></text:p>
          </table:table-cell>
        </table:table-row>
        <table:table-row>
          <table:table-cell table:style-name="Tabelle70.A2" office:value-type="string">
            <text:p text:style-name="Table_20_Contents">3-10</text:p>
          </table:table-cell>
          <table:table-cell table:style-name="Tabelle70.B2" office:value-type="string">
            <text:p text:style-name="Table_20_Contents"><text:span text:style-name="T6">Datum in der Form </text:span><text:span text:style-name="T66">tt</text:span><text:span text:style-name="T7">.</text:span><text:span text:style-name="T66">mm</text:span><text:span text:style-name="T7">.</text:span><text:span text:style-name="T66">jj</text:span></text:p>
          </table:table-cell>
        </table:table-row>
        <table:table-row>
          <table:table-cell table:style-name="Tabelle70.A2" office:value-type="string">
            <text:p text:style-name="Table_20_Contents">12-16</text:p>
          </table:table-cell>
          <table:table-cell table:style-name="Tabelle70.B2" office:value-type="string">
            <text:p text:style-name="Table_20_Contents"><text:span text:style-name="T6">Uhrzeit in der Form </text:span><text:span text:style-name="T66">hh</text:span><text:span text:style-name="T7">:</text:span><text:span text:style-name="T66">mm</text:span></text:p>
          </table:table-cell>
        </table:table-row>
        <table:table-row>
          <table:table-cell table:style-name="Tabelle70.A2" office:value-type="string">
            <text:p text:style-name="Table_20_Contents">18-33</text:p>
          </table:table-cell>
          <table:table-cell table:style-name="Tabelle70.B2" office:value-type="string">
            <text:p text:style-name="Table_20_Contents">Name der Box, linksbündig, mit Leerzeichen aufgefüllt</text:p>
          </table:table-cell>
        </table:table-row>
        <table:table-row>
          <table:table-cell table:style-name="Tabelle70.A2" office:value-type="string">
            <text:p text:style-name="Table_20_Contents">35-43</text:p>
          </table:table-cell>
          <table:table-cell table:style-name="Tabelle70.B2" office:value-type="string">
            <text:p text:style-name="Table_20_Contents">gesendete Bytes, rechtsbündig</text:p>
          </table:table-cell>
        </table:table-row>
        <table:table-row>
          <table:table-cell table:style-name="Tabelle70.A2" office:value-type="string">
            <text:p text:style-name="Table_20_Contents">45-53</text:p>
          </table:table-cell>
          <table:table-cell table:style-name="Tabelle70.B2" office:value-type="string">
            <text:p text:style-name="Table_20_Contents">empfangene Bytes, rechtsbündig</text:p>
          </table:table-cell>
        </table:table-row>
        <table:table-row>
          <table:table-cell table:style-name="Tabelle70.A2" office:value-type="string">
            <text:p text:style-name="Table_20_Contents">55-63</text:p>
          </table:table-cell>
          <table:table-cell table:style-name="Tabelle70.B2" office:value-type="string">
            <text:p text:style-name="Table_20_Contents">Betrag in eingestellter Währung, rechtsbündig mit zwei Nachkommastellen und Dezimalpunkt</text:p>
          </table:table-cell>
        </table:table-row>
        <table:table-row>
          <table:table-cell table:style-name="Tabelle70.A2" office:value-type="string">
            <text:p text:style-name="Table_20_Contents">65-72</text:p>
          </table:table-cell>
          <table:table-cell table:style-name="Tabelle70.B2" office:value-type="string">
            <text:p text:style-name="Table_20_Contents">Online-Zeit in der Form hh:mm:ss. In Logfiles, die mit älteren XP-Versionen (vor 1.0) erzeugt wurden, kann diese Spalte evtl. fehlen</text:p>
          </table:table-cell>
        </table:table-row>
      </table:table>
      <text:p text:style-name="P30"/>
      <text:p text:style-name="Text_20_body_20_indent"><text:span text:style-name="T2">In neuen Versionen können beliebige neue Spalten dazukommen. </text:span><text:span text:style-name="T15">xpoint.log</text:span><text:span text:style-name="T2"> wird von </text:span><text:span text:style-name="T19">XPoint</text:span><text:span text:style-name="T20">®</text:span><text:span text:style-name="T19">Statistik</text:span><text:span text:style-name="T20">®</text:span><text:span text:style-name="T19">Gebühren</text:span><text:span text:style-name="T2"> ausgewertet.</text:span></text:p>
      <text:h text:style-name="Heading_20_3" text:outline-level="3"><text:span text:style-name="T64">7.4.2. </text:span><text:span text:style-name="T65">errors.log</text:span><text:span text:style-name="T64">: Fehler-Logfile</text:span></text:h>
      <text:p text:style-name="Text_20_body_20_indent">In dieser Datei werden alle Fehler aufgezeichnet, die in einer Programmfunktion auftreten, die automatisch ausgeführt werden könnte. Dazu zählen Fehler bei Netcalls, Reorganisation, Puffer-Einlesen etc. Solche Fehler erkennen Sie daran, daß OpenXP sie auf dem Bildschirm anzeigt, einige Sekunden wartet und dann im Programm fortfährt.</text:p>
      <text:h text:style-name="Heading_20_4" text:outline-level="4"><text:span text:style-name="T54">Der Aufbau von</text:span><text:span text:style-name="T51"> </text:span><text:span text:style-name="T52">errors.log</text:span></text:h>
      <text:p text:style-name="P25">Tabelle <text:sequence text:ref-name="refTable70" text:name="Table" text:formula="ooow:Table+1" style:num-format="1">24</text:sequence> Aufbau von errors.log</text:p>
      <table:table table:name="Tabelle71" table:style-name="Tabelle71">
        <table:table-column table:style-name="Tabelle71.A"/>
        <table:table-column table:style-name="Tabelle71.B"/>
        <table:table-header-rows>
          <table:table-row>
            <table:table-cell table:style-name="Tabelle71.A1" office:value-type="string">
              <text:p text:style-name="Table_20_Heading">Spalten</text:p>
            </table:table-cell>
            <table:table-cell table:style-name="Tabelle71.B1" office:value-type="string">
              <text:p text:style-name="Table_20_Heading">Inhalt</text:p>
            </table:table-cell>
          </table:table-row>
        </table:table-header-rows>
        <table:table-row>
          <table:table-cell table:style-name="Tabelle71.A2" office:value-type="string">
            <text:p text:style-name="Table_20_Contents">1-8</text:p>
          </table:table-cell>
          <table:table-cell table:style-name="Tabelle71.B2" office:value-type="string">
            <text:p text:style-name="Table_20_Contents"><text:span text:style-name="T6">Datum in der Form </text:span><text:span text:style-name="T66">tt</text:span><text:span text:style-name="T7">.</text:span><text:span text:style-name="T66">mm</text:span><text:span text:style-name="T7">.</text:span><text:span text:style-name="T66">jj</text:span></text:p>
          </table:table-cell>
        </table:table-row>
        <table:table-row>
          <table:table-cell table:style-name="Tabelle71.A2" office:value-type="string">
            <text:p text:style-name="Table_20_Contents">10-17</text:p>
          </table:table-cell>
          <table:table-cell table:style-name="Tabelle71.B2" office:value-type="string">
            <text:p text:style-name="Table_20_Contents"><text:span text:style-name="T6">Uhrzeit in der Form </text:span><text:span text:style-name="T66">hh</text:span><text:span text:style-name="T7">:</text:span><text:span text:style-name="T66">mm</text:span><text:span text:style-name="T7">:</text:span><text:span text:style-name="T66">ss</text:span></text:p>
          </table:table-cell>
        </table:table-row>
        <table:table-row>
          <table:table-cell table:style-name="Tabelle71.A2" office:value-type="string">
            <text:p text:style-name="Table_20_Contents">19-90</text:p>
          </table:table-cell>
          <table:table-cell table:style-name="Tabelle71.B2" office:value-type="string">
            <text:p text:style-name="Table_20_Contents">Fehlerbeschreibung</text:p>
          </table:table-cell>
        </table:table-row>
      </table:table>
      <text:p text:style-name="P30"/>
      <text:h text:style-name="Heading_20_3" text:outline-level="3"><text:span text:style-name="T64">7.4.3. </text:span><text:span text:style-name="T65">bretter.log</text:span><text:span text:style-name="T64"> </text:span><text:span text:style-name="T54">und</text:span><text:span text:style-name="T64"> </text:span><text:span text:style-name="T65">user.log</text:span></text:h>
      <text:p text:style-name="Text_20_body_20_indent"><text:span text:style-name="T2">In dieser Datei werden alle beim Puffer-Einlesen automatisch angelegten Bretter bzw. User eingetragen. User werden nur dann automatisch angelegt, wenn dies unter </text:span><text:span text:style-name="T19">Config</text:span><text:span text:style-name="T20">®</text:span><text:span text:style-name="T19">Optionen</text:span><text:span text:style-name="T20">®</text:span><text:span text:style-name="T19">Allgemeines</text:span><text:span text:style-name="T20">®</text:span><text:span text:style-name="T19">User-Aufnahme</text:span><text:span text:style-name="T2"> nicht abgeschaltet wurde. Aufbau der Dateien:</text:span></text:p>
      <text:p text:style-name="P25">Tabelle <text:sequence text:ref-name="refTable71" text:name="Table" text:formula="ooow:Table+1" style:num-format="1">25</text:sequence> bretter.log und user.log</text:p>
      <table:table table:name="Tabelle72" table:style-name="Tabelle72">
        <table:table-column table:style-name="Tabelle72.A"/>
        <table:table-column table:style-name="Tabelle72.B"/>
        <table:table-header-rows>
          <table:table-row>
            <table:table-cell table:style-name="Tabelle72.A1" office:value-type="string">
              <text:p text:style-name="Table_20_Heading">Spalten</text:p>
            </table:table-cell>
            <table:table-cell table:style-name="Tabelle72.B1" office:value-type="string">
              <text:p text:style-name="Table_20_Heading">Inhalt</text:p>
            </table:table-cell>
          </table:table-row>
        </table:table-header-rows>
        <table:table-row>
          <table:table-cell table:style-name="Tabelle72.A2" office:value-type="string">
            <text:p text:style-name="Table_20_Contents">1-8</text:p>
          </table:table-cell>
          <table:table-cell table:style-name="Tabelle72.B2" office:value-type="string">
            <text:p text:style-name="Table_20_Contents"><text:span text:style-name="T6">Datum in der Form </text:span><text:span text:style-name="T66">tt</text:span><text:span text:style-name="T7">.</text:span><text:span text:style-name="T66">mm</text:span><text:span text:style-name="T7">.</text:span><text:span text:style-name="T66">jj</text:span></text:p>
          </table:table-cell>
        </table:table-row>
        <table:table-row>
          <table:table-cell table:style-name="Tabelle72.A2" office:value-type="string">
            <text:p text:style-name="Table_20_Contents">10-14</text:p>
          </table:table-cell>
          <table:table-cell table:style-name="Tabelle72.B2" office:value-type="string">
            <text:p text:style-name="Table_20_Contents"><text:span text:style-name="T6">Uhrzeit in der Form </text:span><text:span text:style-name="T66">hh</text:span><text:span text:style-name="T7">:</text:span><text:span text:style-name="T66">mm</text:span></text:p>
          </table:table-cell>
        </table:table-row>
        <table:table-row>
          <table:table-cell table:style-name="Tabelle72.A2" office:value-type="string">
            <text:p text:style-name="Table_20_Contents">16-95</text:p>
          </table:table-cell>
          <table:table-cell table:style-name="Tabelle72.B2" office:value-type="string">
            <text:p text:style-name="Table_20_Contents">Name des Brettes / Users</text:p>
          </table:table-cell>
        </table:table-row>
      </table:table>
      <text:p text:style-name="P30"/>
      <text:h text:style-name="Heading_20_3" text:outline-level="3"><text:span text:style-name="T64">7.4.4. </text:span><text:span text:style-name="T65">dupes.log</text:span></text:h>
      <text:p text:style-name="Text_20_body_20_indent"><text:span text:style-name="T2">Diese Datei wird bei </text:span><text:span text:style-name="T19">Wartung</text:span><text:span text:style-name="T20">®</text:span><text:span text:style-name="T19">Dupes_löschen</text:span><text:span text:style-name="T2"> verwendet und enthält eine Liste aller gefundenen (und auf </text:span><text:span text:style-name="T15">löschen</text:span><text:span text:style-name="T2"> gesetzten) Dupes, also mehrfach vorhandener Nachrichten. Jeder DupeKill-Durchlauf erzeugt eine Zeile mit dem Inhalt </text:span><text:span text:style-name="T15">DupeKill gestartet am ... um ...</text:span><text:span text:style-name="T2">, gefolgt von der Liste der Dupes und einer Leerzeile. Die Liste der Dupes hat folgenes Format:</text:span></text:p>
      <text:p text:style-name="P73"><text:span text:style-name="T16">Tabelle 7-26. </text:span><text:span text:style-name="T59">dupes.log</text:span></text:p>
      <text:p text:style-name="P25">Tabelle <text:sequence text:ref-name="refTable72" text:name="Table" text:formula="ooow:Table+1" style:num-format="1">26</text:sequence> dupes.log</text:p>
      <table:table table:name="Tabelle73" table:style-name="Tabelle73">
        <table:table-column table:style-name="Tabelle73.A"/>
        <table:table-column table:style-name="Tabelle73.B"/>
        <table:table-header-rows>
          <table:table-row>
            <table:table-cell table:style-name="Tabelle73.A1" office:value-type="string">
              <text:p text:style-name="Table_20_Heading">Spalten</text:p>
            </table:table-cell>
            <table:table-cell table:style-name="Tabelle73.B1" office:value-type="string">
              <text:p text:style-name="Table_20_Heading">Inhalt</text:p>
            </table:table-cell>
          </table:table-row>
        </table:table-header-rows>
        <table:table-row>
          <table:table-cell table:style-name="Tabelle73.A2" office:value-type="string">
            <text:p text:style-name="Table_20_Contents">1-8</text:p>
          </table:table-cell>
          <table:table-cell table:style-name="Tabelle73.B2" office:value-type="string">
            <text:p text:style-name="Table_20_Contents"><text:span text:style-name="T6">Erstellungsdatum der Nachricht in der Form </text:span><text:span text:style-name="T66">tt</text:span><text:span text:style-name="T7">.</text:span><text:span text:style-name="T66">mm</text:span><text:span text:style-name="T7">.</text:span><text:span text:style-name="T66">jj</text:span></text:p>
          </table:table-cell>
        </table:table-row>
        <table:table-row>
          <table:table-cell table:style-name="Tabelle73.A2" office:value-type="string">
            <text:p text:style-name="Table_20_Contents">10-41</text:p>
          </table:table-cell>
          <table:table-cell table:style-name="Tabelle73.B2" office:value-type="string">
            <text:p text:style-name="Table_20_Contents">gekürzt: Bei PMs der Name des Absenders, bei AMs der Name des Brettes</text:p>
          </table:table-cell>
        </table:table-row>
        <table:table-row>
          <table:table-cell table:style-name="Tabelle73.A2" office:value-type="string">
            <text:p text:style-name="Table_20_Contents">43-82</text:p>
          </table:table-cell>
          <table:table-cell table:style-name="Tabelle73.B2" office:value-type="string">
            <text:p text:style-name="Table_20_Contents">Betreff der Nachricht</text:p>
          </table:table-cell>
        </table:table-row>
      </table:table>
      <text:p text:style-name="P30"/>
      <text:h text:style-name="Heading_20_2" text:outline-level="2">7.5. diverse Dateien</text:h>
      <text:h text:style-name="Heading_20_3" text:outline-level="3"><text:span text:style-name="T54">7.5.1. </text:span><text:span text:style-name="T65">neues.dat</text:span></text:h>
      <text:p text:style-name="Text_20_body_20_indent"><text:span text:style-name="T2">Diese Datei enthält Datum / Uhrzeit des letzten Netcalls. Alle ab diesem Datum eingegangenen Nachrichten werden als </text:span><text:span text:style-name="T15">Nachrichten seit dem letzten Netcall</text:span><text:span text:style-name="T2"> behandelt und durch den Lese-Mode </text:span><text:span text:style-name="T15">Neues</text:span><text:span text:style-name="T2"> ausgewählt. Die Datei enthält eine einzelne Zeile im Format </text:span><text:span text:style-name="T57">jjmmtthhmm</text:span><text:span text:style-name="T2">. In zukünftigen Versionen könnten weitere Zeilen mit anderer Bedeutung dazukommen.</text:span></text:p>
      <text:h text:style-name="Heading_20_3" text:outline-level="3"><text:span text:style-name="T54">7.5.2. </text:span><text:span text:style-name="T65">verteil.dat</text:span></text:h>
      <text:p text:style-name="Text_20_body_20_indent"><text:span text:style-name="T2">Diese Datei enthält eine Liste aller Nachrichten-Verteiler. Der Name des Verteilers ist jeweils in eckigen Klammern angegeben; danach folgen in alphabetischer Ordnung alle zu diesem Verteiler gehörenden Empfänger, d.h. Bretter- und Useradressen. Es können an beliebiger Stelle Leerzeilen vorhanden sein. Falls Sie in dieser Datei manuell oder mit einem externen Programm Veränderungen vornehmen, sollten Sie darauf achten, daß alle Adressen korrekt geschrieben sind (Großschreibung; Useradressen in der Form </text:span><text:span text:style-name="T57">USER</text:span><text:span text:style-name="T15">@</text:span><text:span text:style-name="T57">BOX</text:span><text:span text:style-name="T15">.</text:span><text:span text:style-name="T57">DOMAIN</text:span><text:span text:style-name="T2">). Der Verteilername selbst darf incl. </text:span><text:span text:style-name="T15">[]</text:span><text:span text:style-name="T2"> nicht länger als 40 Zeichen sein. Die im Userfenster von OpenXP angezeigte Anzahl von Empfängern wird erst dann aktualisiert, wenn der Verteiler innerhalb von OpenXP bearbeitet wird; eine abweichende Anzahl stört OpenXP aber nicht.</text:span></text:p>
      <text:h text:style-name="Heading_20_3" text:outline-level="3"><text:span text:style-name="T54">7.5.3. </text:span><text:span text:style-name="T65">*.iti</text:span><text:span text:style-name="T64">, </text:span><text:span text:style-name="T65">*.inf</text:span><text:span text:style-name="T64"> </text:span><text:span text:style-name="T54">(MausNet)</text:span></text:h>
      <text:p text:style-name="Text_20_body_20_indent"><text:span text:style-name="T2">Die </text:span><text:span text:style-name="T15">iti</text:span><text:span text:style-name="T2">-Dateien enthalten eine Liste aller verfügbaren Infofiles (Format: siehe MausTausch-Doku (http://www.maus.de/maus/taudoc/taudok_toc.html)).</text:span></text:p>
      <text:p text:style-name="Text_20_body_20_indent"><text:span text:style-name="T2">Die </text:span><text:span text:style-name="T15">inf</text:span><text:span text:style-name="T2">-Dateien enthalten Informationen über automatisch zu bestellende Infofiles. So bedeutet z.B.</text:span></text:p>
      <text:p text:style-name="Text_20_body_20_indent">IGK 7 14.05.2000 15355</text:p>
      <text:p text:style-name="Text_20_body_20_indent">daß die kurze Gruppenliste im Abstand von mindestens 7 Tagen bestellt werden soll, daß sie zuletzt am 14.05. bestellt wurde, und daß sie die CRC-Prüfsumme 15355 hat. Anhand der CRC-Prüfsumme ermittelt die Maus, ob sich ein Infofile seit der letzten Abfrage geändert hat.</text:p>
      <text:h text:style-name="Heading_20_3" text:outline-level="3">7.5.4. Fido-Dateien</text:h>
      <text:p text:style-name="Text_20_body_20_indent"><text:span text:style-name="T2">Der Aufbau von Fido-spezifischen Dateien ist in </text:span><text:span text:style-name="T15">fido.txt</text:span><text:span text:style-name="T2"> beschrieben.</text:span></text:p>
      <text:h text:style-name="Heading_20_2" text:outline-level="2"><text:span text:style-name="T67">7.6. Das</text:span><text:span text:style-name="T51"> </text:span><text:span text:style-name="T52">autoexec</text:span><text:span text:style-name="T67">-Verzeichnis - automatische Import-Schnittstelle</text:span></text:h>
      <text:p text:style-name="Text_20_body_20_indent"><text:span text:style-name="T2">Vielleicht haben Sie sich schon gewundert, wozu das leere Unterverzeichnis </text:span><text:span text:style-name="T15">autoexec</text:span><text:span text:style-name="T2"> da ist, das OpenXP beim ersten Programmstart angelegt hat. Nun, dieses Verzeichnis bietet die Möglichkeit, Daten automatisch in OpenXP einlesen oder bestimmte Aktionen automatisch bei Programmstart oder während des Programmablaufs ausführen zu lassen. Alles, was sie dazu tun müssen ist, eine Datei in dieses Verzeichnis zu kopieren. OpenXP erkennt dann beim nächsten Programmstart anhand der Dateierweiterung (</text:span><text:span text:style-name="T4">Extension</text:span><text:span text:style-name="T2">), was es mit dieser Datei anfangen soll. Dadurch ist das </text:span><text:span text:style-name="T15">autoexec</text:span><text:span text:style-name="T2">-Verzeichnis z.B. eine ideale Import-Schnittstelle zu anderen Programmen.</text:span></text:p>
      <text:p text:style-name="Text_20_body_20_indent"><text:span text:style-name="T2">Auch während des Programmablaufs überprüft OpenXP in Abständen von fünf Minuten, ob </text:span><text:span text:style-name="T15">autoexec</text:span><text:span text:style-name="T2">-Daten zur Verarbeitung bereitliegen, vorausgesetzt, das Programm befindet sich im Hauptfenster (Bretter / User / Nachrichtenfenster) und Sie haben innerhalb der letzten dreißig Sekunden keine Taste gedrückt.</text:span></text:p>
      <text:h text:style-name="Heading_20_3" text:outline-level="3">Beispiele</text:h>
      <text:p text:style-name="Text_20_body_20_indent"><text:span text:style-name="T5"><text:tab/></text:span><text:span text:style-name="T6">Sie kopieren eine Pufferdatei ins </text:span><text:span text:style-name="T7">autoexec</text:span><text:span text:style-name="T6">-Verzeichnis -&gt; der Puffer wird automatisch eingelesen.</text:span></text:p>
      <text:p text:style-name="Text_20_body_20_indent"><text:span text:style-name="T5">•<text:tab/></text:span><text:span text:style-name="T6">Sie kopieren eine Nachricht ins </text:span><text:span text:style-name="T7">autoexec</text:span><text:span text:style-name="T6">-Verzeichnis -&gt; die Nachricht wird automatisch verschickt.</text:span></text:p>
      <text:p text:style-name="Text_20_body_20_indent"><text:span text:style-name="T5">•<text:tab/></text:span><text:span text:style-name="T6">Sie kopieren eine Datei </text:span><text:span text:style-name="T7">start.bat</text:span><text:span text:style-name="T6"> ins </text:span><text:span text:style-name="T7">autoexec</text:span><text:span text:style-name="T6">-Verz. -&gt; die Batchdatei wird automatisch ausgeführt.</text:span></text:p>
      <text:p text:style-name="Text_20_body_20_indent">In der folgenden Liste sind alle Dateierweiterungen aufgeführt, die OpenXP zur Zeit kennt, und die damit verknüpften Programmfunktionen.</text:p>
      <text:p text:style-name="P25">Tabelle <text:sequence text:ref-name="refTable73" text:name="Table" text:formula="ooow:Table+1" style:num-format="1">27</text:sequence> Dateitypen im autoexec-Verzeichnis</text:p>
      <table:table table:name="Tabelle74" table:style-name="Tabelle74">
        <table:table-column table:style-name="Tabelle74.A"/>
        <table:table-column table:style-name="Tabelle74.B"/>
        <table:table-header-rows>
          <table:table-row>
            <table:table-cell table:style-name="Tabelle74.A1" office:value-type="string">
              <text:p text:style-name="Table_20_Contents">zer</text:p>
            </table:table-cell>
            <table:table-cell table:style-name="Tabelle74.B1" office:value-type="string">
              <text:p text:style-name="Table_20_Contents"><text:span text:style-name="T6">Pufferdatei im Z-Netz- oder ZConnect-Format. OpenXP liest die Datei als Puffer ein und löscht sie anschließend. Falls der Puffer von einer Ihrer Serverboxen stammt, sollten Sie als Dateiname den Namen der Box verwenden, also z.B. </text:span><text:span text:style-name="T7">hot.zer</text:span><text:span text:style-name="T6">, um eine Pufferdatei einzulesen, die von der Box </text:span><text:span text:style-name="T10">HOT</text:span><text:span text:style-name="T6"> stammt.</text:span></text:p>
            </table:table-cell>
          </table:table-row>
        </table:table-header-rows>
        <table:table-row>
          <table:table-cell table:style-name="Tabelle74.A2" office:value-type="string">
            <text:p text:style-name="Table_20_Contents">zee</text:p>
          </table:table-cell>
          <table:table-cell table:style-name="Tabelle74.B2" office:value-type="string">
            <text:p text:style-name="Table_20_Contents"><text:span text:style-name="T6">Diese Dateierweiterung wird nur noch aus Kompatibiltätsgründen zu XP-Version 2.1 unterstützt; sie entspricht einer .</text:span><text:span text:style-name="T7">zer</text:span><text:span text:style-name="T6">-Datei + Steuernachricht </text:span><text:span text:style-name="T7">ebest.ctl</text:span><text:span text:style-name="T6"> (</text:span><text:a xlink:type="simple" xlink:href="#ID_KA070201"><text:span text:style-name="T8">s.u.</text:span></text:a><text:span text:style-name="T6">).</text:span></text:p>
          </table:table-cell>
        </table:table-row>
        <table:table-row>
          <table:table-cell table:style-name="Tabelle74.A2" office:value-type="string">
            <text:p text:style-name="Table_20_Contents">out</text:p>
          </table:table-cell>
          <table:table-cell table:style-name="Tabelle74.B2" office:value-type="string">
            <text:p text:style-name="Table_20_Contents"><text:span text:style-name="T6">Ein MausTausch-Outfile von einer MausNet-Box. Die Datei wird mit </text:span><text:span text:style-name="T16">maggi</text:span><text:span text:style-name="T6"> ins ZConnect-Format umgewandelt, als Puffer eingelesen und anschließend gelöscht. Der Dateiname muß dem Namen einer eingetragenen MausNet-Serverbox entsprechen.</text:span></text:p>
          </table:table-cell>
        </table:table-row>
        <table:table-row>
          <table:table-cell table:style-name="Tabelle74.A2" office:value-type="string">
            <text:p text:style-name="Table_20_Contents">pkt</text:p>
          </table:table-cell>
          <table:table-cell table:style-name="Tabelle74.B2" office:value-type="string">
            <text:p text:style-name="Table_20_Contents"><text:span text:style-name="T6">Fido-</text:span><text:span text:style-name="T7">pkt</text:span><text:span text:style-name="T6">-Dateien. Die Dateien werden mit </text:span><text:span text:style-name="T16">zfido</text:span><text:span text:style-name="T6"> ins ZConnect-Format umgewandelt, als Puffer eingelesen und anschließend gelöscht. Bei evtl. neu angelegten Brettern und Usern trägt OpenXP dabei immer die Fido-Stammbox als Server ein, und verwendet die für diese Box angegebene Bretthierarchie.</text:span></text:p>
          </table:table-cell>
        </table:table-row>
        <table:table-row>
          <table:table-cell table:style-name="Tabelle74.A2" office:value-type="string">
            <text:p text:style-name="Table_20_Contents">msg</text:p>
          </table:table-cell>
          <table:table-cell table:style-name="Tabelle74.B2" office:value-type="string">
            <text:p text:style-name="Table_20_Contents"><text:span text:style-name="T6">Eine zu versendende Nachricht oder Datei. Näheres </text:span><text:a xlink:type="simple" xlink:href="#7.6.2.%20msg%20/%20msd:%20automatisches%20Versenden%20von%20Nachrichten%7Coutline"><text:span text:style-name="T8">s.u.</text:span></text:a></text:p>
          </table:table-cell>
        </table:table-row>
        <table:table-row>
          <table:table-cell table:style-name="Tabelle74.A2" office:value-type="string">
            <text:p text:style-name="Table_20_Contents">msd</text:p>
          </table:table-cell>
          <table:table-cell table:style-name="Tabelle74.B2" office:value-type="string">
            <text:p text:style-name="Table_20_Contents"><text:span text:style-name="T6">Wie </text:span><text:span text:style-name="T7">msg</text:span><text:span text:style-name="T6">, allerdings wird eine zu versendende Datei nach dem Absenden gelöscht.</text:span></text:p>
          </table:table-cell>
        </table:table-row>
        <table:table-row>
          <table:table-cell table:style-name="Tabelle74.A2" office:value-type="string">
            <text:p text:style-name="Table_20_Contents">ips</text:p>
          </table:table-cell>
          <table:table-cell table:style-name="Tabelle74.B2" office:value-type="string">
            <text:p text:style-name="Table_20_Contents"><text:span text:style-name="T6">Eine fertige Z-Netz- oder ZConnect-Pufferdatei, die an die im Dateinamen angegebene Box verschickt werden soll. Siehe </text:span><text:a xlink:type="simple" xlink:href="#A.1.%20Aufruf-Parameter%7Coutline"><text:span text:style-name="T8">Anhang A, Parameter /ips</text:span></text:a><text:span text:style-name="T6">.</text:span></text:p>
          </table:table-cell>
        </table:table-row>
        <table:table-row>
          <table:table-cell table:style-name="Tabelle74.A2" office:value-type="string">
            <text:p text:style-name="Table_20_Contents">par</text:p>
          </table:table-cell>
          <table:table-cell table:style-name="Tabelle74.B2" office:value-type="string">
            <text:p text:style-name="Table_20_Contents"><text:span text:style-name="T6">Eine Parameter-Datei. Die Datei muß pro Zeile eine der in </text:span><text:a xlink:type="simple" xlink:href="#A.1.%20Aufruf-Parameter%7Coutline"><text:span text:style-name="T8">Anhang A.1</text:span></text:a><text:span text:style-name="T6"> beschriebenen Optionen enthalten. Die Optionen werden genauso behandelt, als wenn Sie sie beim Start von OpenXP als Parameter angegeben hätten. Die Parameter-Datei wird nach dem Einlesen gelöscht.</text:span></text:p>
          </table:table-cell>
        </table:table-row>
        <table:table-row>
          <table:table-cell table:style-name="Tabelle74.A2" office:value-type="string">
            <text:p text:style-name="Table_20_Contents">opt</text:p>
          </table:table-cell>
          <table:table-cell table:style-name="Tabelle74.B2" office:value-type="string">
            <text:p text:style-name="Table_20_Contents"><text:span text:style-name="T6">Wie </text:span><text:span text:style-name="T7">par</text:span><text:span text:style-name="T6">, allerdings wird die Datei </text:span><text:span text:style-name="T10">nicht</text:span><text:span text:style-name="T6"> gelöscht.</text:span></text:p>
          </table:table-cell>
        </table:table-row>
        <table:table-row>
          <table:table-cell table:style-name="Tabelle74.A2" office:value-type="string">
            <text:p text:style-name="Table_20_Contents">bat</text:p>
          </table:table-cell>
          <table:table-cell table:style-name="Tabelle74.B2" office:value-type="string">
            <text:p text:style-name="Table_20_Contents"><text:span text:style-name="T6">Eine beliebige, automatisch auszuführende Batchdatei. Die folgenden Batchdateinamen haben dabei besondere Funktionen: </text:span><text:span text:style-name="T7">start.bat</text:span><text:span text:style-name="T6"> - wird bei jedem Programmstart ausgeführt </text:span><text:span text:style-name="T7">start1.bat</text:span><text:span text:style-name="T6"> - wird bei Programmstart ausgeführt und dann gelöscht </text:span><text:span text:style-name="T7">stop.bat</text:span><text:span text:style-name="T6"> - wird bei jedem Programmende ausgeführt </text:span><text:span text:style-name="T7">stop1.bat</text:span><text:span text:style-name="T6"> - wird bei Programmende ausgeführt und dann gelöscht Alle übrigen Batchdateien werden unmittelbar nach der Ausführung gelöscht.</text:span></text:p>
          </table:table-cell>
        </table:table-row>
        <table:table-row>
          <table:table-cell table:style-name="Tabelle74.A2" office:value-type="string">
            <text:p text:style-name="Table_20_Contents">bak</text:p>
          </table:table-cell>
          <table:table-cell table:style-name="Tabelle74.B2" office:value-type="string">
            <text:p text:style-name="Table_20_Contents">Datei wird ohne Verarbeitung gelöscht.</text:p>
          </table:table-cell>
        </table:table-row>
      </table:table>
      <text:p text:style-name="P30"/>
      <text:p text:style-name="Text_20_body_20_indent"><text:span text:style-name="T2">Alle weiteren Dateierweiterungen sind für zukünftige Programmversionen reserviert. Sie sollten also keine Dateien ins </text:span><text:span text:style-name="T15">autoexec</text:span><text:span text:style-name="T2">-Verzeichnis kopieren, die nicht für die automatische Verarbeitung bestimmt sind.</text:span></text:p>
      <text:h text:style-name="Heading_20_3" text:outline-level="3"><text:span text:style-name="T54">7.6.1. Steuernachrichten für </text:span><text:span text:style-name="T65">zer</text:span><text:span text:style-name="T64">, </text:span><text:span text:style-name="T65">out</text:span><text:span text:style-name="T64"> </text:span><text:span text:style-name="T54">und </text:span><text:span text:style-name="T65">pkt</text:span></text:h>
      <text:p text:style-name="Text_20_body_20_indent"><text:span text:style-name="T2">Bei einzulesenden Nachrichtenpaketen können Sie verschiedene Optionen aktivieren, indem Sie zusätzlich Steuerdateien im </text:span><text:span text:style-name="T15">autoexec</text:span><text:span text:style-name="T2">-Verzeichnis hinterlegen. Es wird nur der Name der Steuerdatei überprüft; der Inhalt spielt keine Rolle. Alle Steuerdateien enden auf </text:span><text:span text:style-name="T15">.ctl</text:span><text:span text:style-name="T2"> oder </text:span><text:span text:style-name="T15">.ctd</text:span><text:span text:style-name="T2">. </text:span><text:span text:style-name="T15">ctl</text:span><text:span text:style-name="T2">-Dateien bleiben erhalten, während </text:span><text:span text:style-name="T15">ctd</text:span><text:span text:style-name="T2">-Dateien nach dem Abarbeiten des </text:span><text:span text:style-name="T15">autoexec</text:span><text:span text:style-name="T2">-Verzeichnisses automatisch gelöscht werden.</text:span></text:p>
      <text:p text:style-name="P25">Tabelle <text:sequence text:ref-name="refTable74" text:name="Table" text:formula="ooow:Table+1" style:num-format="1">28</text:sequence> Steuernachrichten für zer, out und pkt</text:p>
      <table:table table:name="Tabelle75" table:style-name="Tabelle75">
        <table:table-column table:style-name="Tabelle75.A"/>
        <table:table-column table:style-name="Tabelle75.B"/>
        <table:table-row>
          <table:table-cell table:style-name="Tabelle75.A1" office:value-type="string">
            <text:p text:style-name="Table_20_Contents"><text:span text:style-name="T7">ebest.ctl</text:span><text:span text:style-name="T6"> / </text:span><text:span text:style-name="T7">ebest.ctd</text:span></text:p>
          </table:table-cell>
          <table:table-cell table:style-name="Tabelle75.B1" office:value-type="string">
            <text:p text:style-name="Table_20_Contents">bewirkt das Versenden von Empfangsbestätigungen, soweit angefordert.</text:p>
          </table:table-cell>
        </table:table-row>
        <table:table-row>
          <table:table-cell table:style-name="Tabelle75.A2" office:value-type="string">
            <text:p text:style-name="Table_20_Contents"><text:span text:style-name="T7">edatum.ctl</text:span><text:span text:style-name="T6"> / </text:span><text:span text:style-name="T7">ebest.ctd</text:span></text:p>
          </table:table-cell>
          <table:table-cell table:style-name="Tabelle75.B2" office:value-type="string">
            <text:p text:style-name="Table_20_Contents">verwendet das Erstellungsdatum der eingelesenen Nachrichten als Empfangsdatum.</text:p>
          </table:table-cell>
        </table:table-row>
        <table:table-row>
          <table:table-cell table:style-name="Tabelle75.A2" office:value-type="string">
            <text:p text:style-name="Table_20_Contents"><text:span text:style-name="T7">gelesen.ctl</text:span><text:span text:style-name="T6"> / </text:span><text:span text:style-name="T7">gelesen.ctd</text:span></text:p>
          </table:table-cell>
          <table:table-cell table:style-name="Tabelle75.B2" office:value-type="string">
            <text:p text:style-name="Table_20_Contents"><text:span text:style-name="T6">setzt die Nachrichten auf </text:span><text:span text:style-name="T7">gelesen</text:span><text:span text:style-name="T6">.</text:span></text:p>
          </table:table-cell>
        </table:table-row>
      </table:table>
      <text:p text:style-name="P30"/>
      <text:h text:style-name="Heading_20_3" text:outline-level="3"><text:span text:style-name="T54">7.6.2. </text:span><text:span text:style-name="T65">msg</text:span><text:span text:style-name="T64"> / </text:span><text:span text:style-name="T65">msd</text:span><text:span text:style-name="T54">: automatisches Versenden von Nachrichten</text:span></text:h>
      <text:p text:style-name="Text_20_body_20_indent"><text:span text:style-name="T2">Wenn Sie eine einfache Textnachricht verschicken möchten, muß die </text:span><text:span text:style-name="T15">msg</text:span><text:span text:style-name="T2">-Datei folgenden prinzipiellen Aufbau haben (die Trennpfeile gehören nicht zur Datei):</text:span></text:p>
      <text:p text:style-name="P47"/>
      <text:p text:style-name="P48">----------------------&gt;</text:p>
      <text:p text:style-name="P48">Empfaenger: <text:s/>USER@SYSTEM, /BRETTNAME oder [Verteiler]</text:p>
      <text:p text:style-name="P48">Betreff: <text:s text:c="4"/>(beliebiger Betreff)</text:p>
      <text:p text:style-name="P48">Server: <text:s text:c="5"/>(Boxname)</text:p>
      <text:p text:style-name="P48"/>
      <text:p text:style-name="P48">(Nachrichtentext)</text:p>
      <text:p text:style-name="P48">&lt;----------------------</text:p>
      <text:p text:style-name="P48"><text:s text:c="10"/></text:p>
      <text:p text:style-name="Text_20_body_20_indent">Als Empfänger muß eine gültige Useradresse oder ein Brettname angegeben sein. Die Server-Zeile ist optional; wenn sie fehlt, setzt OpenXP statt dessen die Stammbox oder - falls vorhanden - die für den Empfänger eingetragene Serverbox ein. Zwischen dem Doppelpunkt und dem Inhalt der einzelnen Kopfzeilen können ein oder beliebig viele Leerzeichen stehen. Der Nachrichtentext, der immer durch eine Leerzeile abgetrennt werden muß, kann beliebig lang sein und einen beliebigen Inhalt haben.</text:p>
      <text:h text:style-name="Heading_20_4" text:outline-level="4">Beispiel</text:h>
      <text:p text:style-name="P47"/>
      <text:p text:style-name="P48">----------------------&gt;</text:p>
      <text:p text:style-name="P48">Empfaenger: <text:s/>/Z-NETZ/ALT/SUPPORT/XPOINT/ALLGEMEINES</text:p>
      <text:p text:style-name="P48">Betreff: <text:s text:c="4"/>Test für automatische Nachricht</text:p>
      <text:p text:style-name="P48"/>
      <text:p text:style-name="P48">Diese Nachricht wurde per autoexec-Verzeichnis automatisch</text:p>
      <text:p text:style-name="P48">verschickt ...</text:p>
      <text:p text:style-name="P48">&lt;----------------------</text:p>
      <text:p text:style-name="P48"><text:s text:c="10"/></text:p>
      <text:p text:style-name="Text_20_body_20_indent"><text:span text:style-name="T2">Um Binärnachrichten zu versenden, muß zusätzlich eine </text:span><text:span text:style-name="T15">Datei:</text:span><text:span text:style-name="T2">-Zeile eingefügt werden, die den Namen der zu versendenden Datei enthält. Wenn der Name keine Pfadangabe enthält, muß die Datei sich im bei </text:span><text:span text:style-name="T19">Config</text:span><text:span text:style-name="T20">®</text:span><text:span text:style-name="T19">Pfade</text:span><text:span text:style-name="T2"> eingestellten Sendeverzeichnis befinden. Falls es sich nicht um eine Fido-Fileattach-Nachricht handelt (s. auch </text:span><text:span text:style-name="T15">fido.txt</text:span><text:span text:style-name="T2">), ist bei Binärnachrichten der auf den Kopf folgende Text ohne Bedeutung und wird ignoriert. Wichtig ist, daß Sie bei Fido-Dateien kein </text:span><text:span text:style-name="T15">.msd</text:span><text:span text:style-name="T2"> sondern nur </text:span><text:span text:style-name="T15">.msg</text:span><text:span text:style-name="T2"> verwenden, weil die File-Attach-Datei sonst gelöscht würde, bevor der Fido-Mailer sie übertragen kann; außerdem ist hier die Angabe des Servers obligatorisch.</text:span></text:p>
      <text:h text:style-name="P71" text:outline-level="4">Beispiel für eine Binärnachricht</text:h>
      <text:p text:style-name="P47"/>
      <text:p text:style-name="P48">----------------------&gt;</text:p>
      <text:p text:style-name="P48">Empfaenger: <text:s/>/Z-NETZ/RECHNER/IBM/BINAER</text:p>
      <text:p text:style-name="P48">Betreff: <text:s text:c="4"/>TRON.EXE - neue Version</text:p>
      <text:p text:style-name="P48">Datei: <text:s text:c="6"/>C:\CPP\TRON\TRON.EXE</text:p>
      <text:p text:style-name="P48">&lt;----------------------</text:p>
      <text:p text:style-name="P48"><text:s text:c="10"/></text:p>
      <text:p text:style-name="Text_20_body_20_indent"><text:span text:style-name="T2">Falls Sie ein externes Programm in OpenXP einbinden möchten, das Nachrichten auf dem Weg über das </text:span><text:span text:style-name="T15">autoexec</text:span><text:span text:style-name="T2">-Verzeichnis verschickt, so müssen Sie unter </text:span><text:span text:style-name="T19">Config</text:span><text:span text:style-name="T20">®</text:span><text:span text:style-name="T19">Tasten</text:span><text:span text:style-name="T2"> für dieses Programm nur den </text:span><text:span text:style-name="T19">Autoexec</text:span><text:span text:style-name="T2">-Schalter aktivieren. Dies bewirkt, daß nach jedem Programmstart alle Dateien im </text:span><text:span text:style-name="T15">autoexec</text:span><text:span text:style-name="T2">-Verzeichnis bearbeitet werden.</text:span></text:p>
      <text:h text:style-name="Heading_20_3" text:outline-level="3"><text:span text:style-name="T54">7.6.3. </text:span><text:span text:style-name="T65">autoexec</text:span><text:span text:style-name="T54"> in Timing-Listen und per Funktionstaste</text:span></text:h>
      <text:p text:style-name="Text_20_body_20_indent"><text:span text:style-name="T2">Mit dem Befehl </text:span><text:span text:style-name="T25">AUTOEXEC</text:span><text:span text:style-name="T2"> können Sie in Timing-Listen eine neue Abarbeitung des </text:span><text:span text:style-name="T15">autoexec</text:span><text:span text:style-name="T2">-Verzeichnisses erzwingen. Ansonsten werden </text:span><text:span text:style-name="T15">AUTOEXEC</text:span><text:span text:style-name="T2">-Einträge in Timing-Listen nur beim Datumswechsel neu bearbeitet. Auf diese Weise können Daten automatisch verarbeitet werden, die z.B. über ein externes oder ein im Netzwerk parallel laufendes Programm ins </text:span><text:span text:style-name="T15">autoexec</text:span><text:span text:style-name="T2">-Verzeichnis geschrieben wurden. </text:span><text:span text:style-name="T15">start</text:span><text:span text:style-name="T2">-Batchdateien werden in in diesem Fall </text:span><text:span text:style-name="T4">nicht</text:span><text:span text:style-name="T2"> ausgeführt.</text:span></text:p>
      <text:p text:style-name="Text_20_body_20_indent"><text:span text:style-name="T2">Die Abarbeitung des </text:span><text:span text:style-name="T15">autoexec</text:span><text:span text:style-name="T2">-Verzeichnisses läßt sich auch innerhalb von OpenXP per Funktionstaste manuell starten: Wählen Sie unter </text:span><text:span text:style-name="T19">Config</text:span><text:span text:style-name="T20">®</text:span><text:span text:style-name="T19">Tasten</text:span><text:span text:style-name="T2"> einfach eine beliebige Funktionstasten-Kombination, tragen Sie als Programmnamen nur </text:span><text:span text:style-name="T25">*</text:span><text:span text:style-name="T2"> ein und aktivieren Sie den </text:span><text:span text:style-name="T19">Autoexec</text:span><text:span text:style-name="T2">-Schalter. Näheres dazu ist in </text:span><text:a xlink:type="simple" xlink:href="#5.4.%20Funktionstasten,%20Zusatz-Menü%20und%20Tastenmakros%7Coutline"><text:span text:style-name="T9">Kapitel 5.4</text:span></text:a><text:span text:style-name="T2"> beschrieben.</text:span></text:p>
      <text:h text:style-name="Heading_20_3" text:outline-level="3">7.6.4. Was Sie sonst noch beachten sollten ...</text:h>
      <text:p text:style-name="Text_20_body_20_indent"><text:span text:style-name="T5">•<text:tab/></text:span><text:span text:style-name="T6">Achten Sie unbedingt darauf, daß Empfängeradressen korrekt geschrieben sind!</text:span></text:p>
      <text:p text:style-name="Text_20_body_20_indent"><text:span text:style-name="T5">•<text:tab/></text:span><text:span text:style-name="T6">Wenn Sie </text:span><text:span text:style-name="T7">msg</text:span><text:span text:style-name="T6"> / </text:span><text:span text:style-name="T7">msd</text:span><text:span text:style-name="T6">-Nachrichten in Bretter schicken, müssen die betreffenden Bretter eingetragen sein. Wenn nicht, so wird OpenXP die Nachrichten nicht verschicken, sondern intern speichern.</text:span></text:p>
      <text:h text:style-name="Heading_20_3" text:outline-level="3">7.6.5. Reihenfolge bei Programmstart</text:h>
      <text:p text:style-name="Text_20_body_20_indent">Je nach Anwendung kann es auch wichtig sein, in welcher Reihenfolge die einzelnen Automatik-Funktionen ausgeführt werden. Aus der folgenden Liste können Sie ersehen, in welcher Reihenfolge OpenXP die einzelnen Befehle abarbeitet:</text:p>
      <text:p text:style-name="Text_20_body_20_indent"><text:span text:style-name="T2"><text:tab/></text:span><text:span text:style-name="T6">1.<text:tab/>Einlesen von <text:s/></text:span><text:span text:style-name="T7">.opt</text:span><text:span text:style-name="T6">-Parameterdateien</text:span></text:p>
      <text:p text:style-name="Text_20_body_20_indent"><text:tab/>2.<text:tab/>Einlesen von Kommandozeilen-Parametern</text:p>
      <text:p text:style-name="Text_20_body_20_indent"><text:span text:style-name="T6"><text:tab/>3.<text:tab/>Einlesen von <text:s/></text:span><text:span text:style-name="T7">.par</text:span><text:span text:style-name="T6">-Parameterdateien</text:span></text:p>
      <text:p text:style-name="Text_20_body_20_indent"><text:span text:style-name="T6"><text:tab/>4.<text:tab/>AutoVersand-Nachrichten <text:s/>(</text:span><text:span text:style-name="T36">Edit</text:span><text:span text:style-name="T37">®</text:span><text:span text:style-name="T36">Autoversand</text:span><text:span text:style-name="T6">) <text:s/>verschicken</text:span></text:p>
      <text:p text:style-name="Text_20_body_20_indent"><text:span text:style-name="T6"><text:tab/>5.<text:tab/></text:span><text:span text:style-name="T7">zer</text:span><text:span text:style-name="T6">-, <text:s/></text:span><text:span text:style-name="T7">zee</text:span><text:span text:style-name="T6">-, </text:span><text:span text:style-name="T7">out</text:span><text:span text:style-name="T6">- und <text:s/></text:span><text:span text:style-name="T7">pkt</text:span><text:span text:style-name="T6">-Dateien einlesen</text:span></text:p>
      <text:p text:style-name="Text_20_body_20_indent"><text:span text:style-name="T6"><text:tab/>6.<text:tab/></text:span><text:span text:style-name="T7">ips</text:span><text:span text:style-name="T6">-, </text:span><text:span text:style-name="T7">msg</text:span><text:span text:style-name="T6">- <text:s/>und </text:span><text:span text:style-name="T7">msd</text:span><text:span text:style-name="T6">-Dateien verschicken</text:span></text:p>
      <text:p text:style-name="Text_20_body_20_indent"><text:span text:style-name="T6"><text:tab/>7.<text:tab/></text:span><text:span text:style-name="T7">start</text:span><text:span text:style-name="T6">-Batchdateien <text:s/>ausführen (zuerst </text:span><text:span text:style-name="T7">start1</text:span><text:span text:style-name="T6">, dann <text:s/></text:span><text:span text:style-name="T7">start</text:span><text:span text:style-name="T6">)</text:span></text:p>
      <text:p text:style-name="Text_20_body_20_indent"><text:span text:style-name="T6"><text:tab/>8.<text:tab/></text:span><text:span text:style-name="T56">/user</text:span><text:span text:style-name="T6">-Option auswerten <text:s/>(Username setzen)</text:span></text:p>
      <text:p text:style-name="Text_20_body_20_indent"><text:span text:style-name="T6"><text:tab/>9.<text:tab/></text:span><text:span text:style-name="T56">/ip</text:span><text:span text:style-name="T6">- und <text:s/></text:span><text:span text:style-name="T56">/ips</text:span><text:span text:style-name="T6">-Befehle ausführen <text:s/>(Puffer einlesen / versenden)</text:span></text:p>
      <text:p text:style-name="Text_20_body_20_indent"><text:span text:style-name="T6"><text:tab/>10.<text:tab/></text:span><text:span text:style-name="T56">/n</text:span><text:span text:style-name="T6">- und <text:s/></text:span><text:span text:style-name="T56">/t</text:span><text:span text:style-name="T6">-Befehle ausführen <text:s/>(Netcalls starten)</text:span></text:p>
      <text:p text:style-name="Text_20_body_20_indent"><text:span text:style-name="T6"><text:tab/>11.<text:tab/></text:span><text:span text:style-name="T56">/r</text:span><text:span text:style-name="T6">- und <text:s/></text:span><text:span text:style-name="T56">/pack</text:span><text:span text:style-name="T6">-Befehle ausführen <text:s/>(</text:span><text:span text:style-name="T36">Reorganisation</text:span><text:span text:style-name="T37">®</text:span><text:span text:style-name="T36">Packen</text:span><text:span text:style-name="T6">)</text:span></text:p>
      <text:p text:style-name="Text_20_body_20_indent"><text:span text:style-name="T6"><text:tab/>12.<text:tab/></text:span><text:span text:style-name="T56">/k</text:span><text:span text:style-name="T6">-Befehl ausführen <text:s/>(Tastenmakro)</text:span></text:p>
      <text:h text:style-name="Heading_20_2" text:outline-level="2">7.7. Schnittstelle für externe Lister</text:h>
      <text:p text:style-name="Text_20_body_20_indent">Dieses Kapitel wendet sich ausschließlich an Programmierer, die einen externen Lister für OpenXP schreiben möchten. Wenn der externe Lister die gleiche Funktionalität wie der eingebaute erreichen soll, muß er OpenXP darüber informieren, mit welcher Taste er beendet wurde; dadurch wird z.B. das direkte Antworten auf Nachrichten auch im externen Lister ermöglicht.</text:p>
      <text:p text:style-name="Text_20_body_20_indent"><text:span text:style-name="T2">Je nach angezeigter Datei bzw. Nachricht sind verschiedene zusätzliche Tastencodes möglich, die ein vorübergehendes Verlassen des Listers und das Ausführen einer bestimmten Programmfunktion bewirken. Es sind drei Datei- bzw. Nachrichtentypen möglich. Welcher Typ an den Lister übergeben wurde, erfährt er über den optionalen Parameter </text:span><text:span text:style-name="T15">$TYPE</text:span><text:span text:style-name="T2">, der in der Befehlszeile bei </text:span><text:span text:style-name="T19">Config</text:span><text:span text:style-name="T20">®</text:span><text:span text:style-name="T19">Extern</text:span><text:span text:style-name="T20">®</text:span><text:span text:style-name="T19">Lister</text:span><text:span text:style-name="T2"> angegeben werden kann</text:span><text:span text:style-name="T68">:</text:span></text:p>
      <text:p text:style-name="P25">Tabelle <text:sequence text:ref-name="refTable75" text:name="Table" text:formula="ooow:Table+1" style:num-format="1">29</text:sequence> externe Lister und $TYPE</text:p>
      <table:table table:name="Tabelle76" table:style-name="Tabelle76">
        <table:table-column table:style-name="Tabelle76.A" table:number-columns-repeated="2"/>
        <table:table-row>
          <table:table-cell table:style-name="Tabelle76.A1" office:value-type="string">
            <text:p text:style-name="Table_20_Contents"><text:span text:style-name="T7">$TYPE</text:span><text:span text:style-name="T6"> = 2</text:span></text:p>
          </table:table-cell>
          <table:table-cell table:style-name="Tabelle76.B1" office:value-type="string">
            <text:p text:style-name="Table_20_Contents">bezugsverkettete Nachricht</text:p>
          </table:table-cell>
        </table:table-row>
        <table:table-row>
          <table:table-cell table:style-name="Tabelle76.A2" office:value-type="string">
            <text:p text:style-name="Table_20_Contents"><text:span text:style-name="T7">$TYPE</text:span><text:span text:style-name="T6"> = 1</text:span></text:p>
          </table:table-cell>
          <table:table-cell table:style-name="Tabelle76.B2" office:value-type="string">
            <text:p text:style-name="Table_20_Contents">nicht verkettete Nachricht</text:p>
          </table:table-cell>
        </table:table-row>
        <table:table-row>
          <table:table-cell table:style-name="Tabelle76.A2" office:value-type="string">
            <text:p text:style-name="Table_20_Contents"><text:span text:style-name="T7">$TYPE</text:span><text:span text:style-name="T6"> = 0</text:span></text:p>
          </table:table-cell>
          <table:table-cell table:style-name="Tabelle76.B2" office:value-type="string">
            <text:p text:style-name="Table_20_Contents">sonstige Datei</text:p>
          </table:table-cell>
        </table:table-row>
      </table:table>
      <text:p text:style-name="P30"/>
      <text:p text:style-name="Text_20_body_20_indent"><text:span text:style-name="T2">Mit welcher Taste der Lister beendet wurde, muß dem Programm per Errorlevel mitgeteilt werden. Errrolevel 0 bedeutet, daß der Lister normal - also z.B. mit </text:span><text:span text:style-name="T14">Esc</text:span><text:span text:style-name="T2"> - beendet wurde. Errorlevel 100 - 110 steht für die verschiedenen Sonderfunktionen:</text:span></text:p>
      <text:p text:style-name="P53">Tabelle <text:sequence text:ref-name="refTable76" text:name="Table" text:formula="ooow:Table+1" style:num-format="1">30</text:sequence> externe Lister und Errorlevel</text:p>
      <table:table table:name="Tabelle77" table:style-name="Tabelle77">
        <table:table-column table:style-name="Tabelle77.A" table:number-columns-repeated="3"/>
        <table:table-header-rows>
          <table:table-row>
            <table:table-cell table:style-name="Tabelle77.A1" office:value-type="string">
              <text:p text:style-name="Table_20_Heading">Taste</text:p>
            </table:table-cell>
            <table:table-cell table:style-name="Tabelle77.A1" office:value-type="string">
              <text:p text:style-name="Table_20_Heading">Errorlevel</text:p>
            </table:table-cell>
            <table:table-cell table:style-name="Tabelle77.C1" office:value-type="string">
              <text:p text:style-name="Table_20_Heading"><text:span text:style-name="T69">möglich bei </text:span><text:span text:style-name="T59">$TYPE</text:span><text:span text:style-name="T69"> ..</text:span></text:p>
            </table:table-cell>
          </table:table-row>
        </table:table-header-rows>
        <table:table-row>
          <table:table-cell table:style-name="Tabelle77.A2" office:value-type="string">
            <text:p text:style-name="Table_20_Contents">-</text:p>
          </table:table-cell>
          <table:table-cell table:style-name="Tabelle77.A2" office:value-type="string">
            <text:p text:style-name="Table_20_Contents">100</text:p>
          </table:table-cell>
          <table:table-cell table:style-name="Tabelle77.C2" office:value-type="string">
            <text:p text:style-name="Table_20_Contents">1, 2</text:p>
          </table:table-cell>
        </table:table-row>
        <table:table-row>
          <table:table-cell table:style-name="Tabelle77.A2" office:value-type="string">
            <text:p text:style-name="Table_20_Contents">+</text:p>
          </table:table-cell>
          <table:table-cell table:style-name="Tabelle77.A2" office:value-type="string">
            <text:p text:style-name="Table_20_Contents">101</text:p>
          </table:table-cell>
          <table:table-cell table:style-name="Tabelle77.C2" office:value-type="string">
            <text:p text:style-name="Table_20_Contents">1, 2</text:p>
          </table:table-cell>
        </table:table-row>
        <table:table-row>
          <table:table-cell table:style-name="Tabelle77.A2" office:value-type="string">
            <text:p text:style-name="Table_20_Contents">Cursor links</text:p>
          </table:table-cell>
          <table:table-cell table:style-name="Tabelle77.A2" office:value-type="string">
            <text:p text:style-name="Table_20_Contents">102</text:p>
          </table:table-cell>
          <table:table-cell table:style-name="Tabelle77.C2" office:value-type="string">
            <text:p text:style-name="Table_20_Contents">2</text:p>
          </table:table-cell>
        </table:table-row>
        <table:table-row>
          <table:table-cell table:style-name="Tabelle77.A2" office:value-type="string">
            <text:p text:style-name="Table_20_Contents">Cursor rechts</text:p>
          </table:table-cell>
          <table:table-cell table:style-name="Tabelle77.A2" office:value-type="string">
            <text:p text:style-name="Table_20_Contents">103</text:p>
          </table:table-cell>
          <table:table-cell table:style-name="Tabelle77.C2" office:value-type="string">
            <text:p text:style-name="Table_20_Contents">2</text:p>
          </table:table-cell>
        </table:table-row>
        <table:table-row>
          <table:table-cell table:style-name="Tabelle77.A2" office:value-type="string">
            <text:p text:style-name="Table_20_Contents">B</text:p>
          </table:table-cell>
          <table:table-cell table:style-name="Tabelle77.A2" office:value-type="string">
            <text:p text:style-name="Table_20_Contents">104</text:p>
          </table:table-cell>
          <table:table-cell table:style-name="Tabelle77.C2" office:value-type="string">
            <text:p text:style-name="Table_20_Contents">1, 2</text:p>
          </table:table-cell>
        </table:table-row>
        <table:table-row>
          <table:table-cell table:style-name="Tabelle77.A2" office:value-type="string">
            <text:p text:style-name="Table_20_Contents">P</text:p>
          </table:table-cell>
          <table:table-cell table:style-name="Tabelle77.A2" office:value-type="string">
            <text:p text:style-name="Table_20_Contents">105</text:p>
          </table:table-cell>
          <table:table-cell table:style-name="Tabelle77.C2" office:value-type="string">
            <text:p text:style-name="Table_20_Contents">1, 2</text:p>
          </table:table-cell>
        </table:table-row>
        <table:table-row>
          <table:table-cell table:style-name="Tabelle77.A2" office:value-type="string">
            <text:p text:style-name="Table_20_Contents">Ctrl-B</text:p>
          </table:table-cell>
          <table:table-cell table:style-name="Tabelle77.A2" office:value-type="string">
            <text:p text:style-name="Table_20_Contents">106</text:p>
          </table:table-cell>
          <table:table-cell table:style-name="Tabelle77.C2" office:value-type="string">
            <text:p text:style-name="Table_20_Contents">1, 2</text:p>
          </table:table-cell>
        </table:table-row>
        <table:table-row>
          <table:table-cell table:style-name="Tabelle77.A2" office:value-type="string">
            <text:p text:style-name="Table_20_Contents">Ctrl-P</text:p>
          </table:table-cell>
          <table:table-cell table:style-name="Tabelle77.A2" office:value-type="string">
            <text:p text:style-name="Table_20_Contents">107</text:p>
          </table:table-cell>
          <table:table-cell table:style-name="Tabelle77.C2" office:value-type="string">
            <text:p text:style-name="Table_20_Contents">1, 2</text:p>
          </table:table-cell>
        </table:table-row>
        <table:table-row>
          <table:table-cell table:style-name="Tabelle77.A2" office:value-type="string">
            <text:p text:style-name="Table_20_Contents">0</text:p>
          </table:table-cell>
          <table:table-cell table:style-name="Tabelle77.A2" office:value-type="string">
            <text:p text:style-name="Table_20_Contents">108</text:p>
          </table:table-cell>
          <table:table-cell table:style-name="Tabelle77.C2" office:value-type="string">
            <text:p text:style-name="Table_20_Contents">2</text:p>
          </table:table-cell>
        </table:table-row>
        <table:table-row>
          <table:table-cell table:style-name="Tabelle77.A2" office:value-type="string">
            <text:p text:style-name="Table_20_Contents">Ctrl-PgUp</text:p>
          </table:table-cell>
          <table:table-cell table:style-name="Tabelle77.A2" office:value-type="string">
            <text:p text:style-name="Table_20_Contents">109</text:p>
          </table:table-cell>
          <table:table-cell table:style-name="Tabelle77.C2" office:value-type="string">
            <text:p text:style-name="Table_20_Contents">2</text:p>
          </table:table-cell>
        </table:table-row>
        <table:table-row>
          <table:table-cell table:style-name="Tabelle77.A2" office:value-type="string">
            <text:p text:style-name="Table_20_Contents">Ctrl-PgDn</text:p>
          </table:table-cell>
          <table:table-cell table:style-name="Tabelle77.A2" office:value-type="string">
            <text:p text:style-name="Table_20_Contents">110</text:p>
          </table:table-cell>
          <table:table-cell table:style-name="Tabelle77.C2" office:value-type="string">
            <text:p text:style-name="Table_20_Contents">2</text:p>
          </table:table-cell>
        </table:table-row>
      </table:table>
      <text:p text:style-name="P30"/>
      <text:p text:style-name="Text_20_body_20_indent"><text:span text:style-name="T2">Wird im Lister z.B. die Taste Cursor-links gedrückt, so muß er zunächst überprüfen, ob die übergebene Datei den Typ 2 hat. Ist dies der Fall, so muß der Lister mit einem Errorlevel 102 beendet werden. OpenXP springt nun - falls vorhanden - auf die nächste, </text:span><text:span text:style-name="T4">links</text:span><text:span text:style-name="T2"> im Kommentarbaum gelegene Nachricht, und aktiviert anschließend wieder den Lister.</text:span></text:p>
      <text:p text:style-name="Text_20_body_20_indent"><text:span text:style-name="T2">Beachten Sie, daß OpenXP alle externen Programme, die nicht unter dem angegebenen Namen im OpenXP-Verzeichnis vorhanden sind, über </text:span><text:span text:style-name="T14">command.com</text:span><text:span text:style-name="T2"> aufruft; dabei gehen Errorlevel-Rückgaben verloren. Externe Lister, die nach dem oben beschriebenen Verfahren arbeiten, müssen daher mit ihrem vollständigen Dateinamen incl. Extension angegeben werden. Falls das Programm sich nicht im OpenXP-Verzeichnis befindet, ist außerdem eine Pfadangabe notwendig.</text:span></text:p>
      <text:h text:style-name="Heading_20_2" text:outline-level="2">7.8. Nachrichtenpakete mitsenden</text:h>
      <text:p text:style-name="Text_20_body_20_indent"><text:span text:style-name="T2">OpenXP bietet drei verschiedene Möglichkeiten, um vorgefertigte, </text:span><text:span text:style-name="T4">externe</text:span><text:span text:style-name="T2"> Nachrichten bei Netcalls mitversenden zu lassen.</text:span></text:p>
      <text:h text:style-name="Heading_20_3" text:outline-level="3">7.8.1. einzelne Autoexec-Nachrichten</text:h>
      <text:p text:style-name="Text_20_body_20_indent"><text:span text:style-name="T2">Der einfachste und vor allem sicherste Weg, um einzelne Nachrichten von anderen Programmen an OpenXP zum Verschicken zu übergeben, sind </text:span><text:span text:style-name="T15">.msg</text:span><text:span text:style-name="T2">-Dateien im </text:span><text:span text:style-name="T15">autoexec</text:span><text:span text:style-name="T2">-Verzeichnis; näheres hierzu finden Sie in </text:span><text:a xlink:type="simple" xlink:href="#7.6.%20Das%20autoexec-Verzeichnis%20-%20automatische%20Import-Schnittstelle%7Coutline"><text:span text:style-name="T9">Kap. 7.6</text:span></text:a></text:p>
      <text:h text:style-name="Heading_20_3" text:outline-level="3">7.8.2. EPPs: ZConnect-Pakete mitsenden</text:h>
      <text:p text:style-name="Text_20_body_20_indent"><text:span text:style-name="T2">Die zweite Möglichkeit besteht darin, komplette ZConnect-Pufferdateien von OpenXP beim Netzanruf mitversenden zu lassen. Dazu müssen Sie die ZConnect-Puffer im gleichen Format erzeugen, das von OpenXP für das entsprechende Netz verwendet wird - sehen Sie sich einfach ein paar von OpenXP erzeugte Nachrichten an, um herauszufinden, welche </text:span><text:span text:style-name="T15">X-XP</text:span><text:span text:style-name="T2">-Zeilen zusätzlich zu den ZConnect-Standardzeilen benötigt werden.</text:span></text:p>
      <text:p text:style-name="Text_20_body_20_indent"><text:span text:style-name="T2">Alle von OpenXP erzeugten, ausgehenden Nachrichten werden in Dateien mit dem Name </text:span><text:span text:style-name="T57">Boxname</text:span><text:span text:style-name="T15">.pp</text:span><text:span text:style-name="T2"> (PP = Pollpaket) abgelegt. Bei Fido-Boxen wird der Boxname aus den Hexadezimalziffern für Netz- und Nodenummer erzeugt. Diese PP-Dateien dürfen </text:span><text:span text:style-name="T4">niemals</text:span><text:span text:style-name="T2"> direkt modifiziert werden. Stattdessen müssen zusätzliche Polldaten in Dateien mit den Namen </text:span><text:span text:style-name="T57">Boxname</text:span><text:span text:style-name="T15">.epp</text:span><text:span text:style-name="T2"> (epp = erweitertes Pollpaket) bereitgestellt werden. OpenXP verbindet dann unmittelbar vor dem Netcall PP- und EPP-Datei und trennt sie nach dem Netcall wieder (die Trennung ist aus technischen Gründen nötig, auf die ich hier nicht näher eingehen möchte).</text:span></text:p>
      <text:p text:style-name="Text_20_body_20_indent">Bitte gehen Sie mit diesem Feature äußerst vorsichtig um. Verwenden Sie es auf keinen Fall, um eingehende Nachrichten von einer Box direkt an eine andere Box weiterzuleiten. Zu einer korrekt arbeitenden Gateway-Software gehört wesentlich mehr als nur ein simpler Pollkonverter, wie OpenXP ihn für verschiedene Netze verwendet.</text:p>
      <text:h text:style-name="Heading_20_3" text:outline-level="3">7.8.3. IPS-Pakete</text:h>
      <text:p text:style-name="Text_20_body_20_indent">Die dritte Möglichkeit arbeitet ähnlich der zweiten, allerdings mit dem Unterschied, daß die abgeschickten Daten gleichzeitig noch in der OpenXP-Nachrichtendatenbank gespeichert werden - sie ist also vergleichbar mit einem kombinierten Versenden und Einlesen von EPP-Puffern.</text:p>
      <text:p text:style-name="Text_20_body_20_indent"><text:span text:style-name="T2">Das Versenden der Puffer erfolgt bei dieser Methode entweder bei Programmstart über den Parameter </text:span><text:span text:style-name="T23">/ips</text:span><text:span text:style-name="T2"> oder über IPS-Dateien im </text:span><text:span text:style-name="T15">autoexec</text:span><text:span text:style-name="T2">-Verzeichnis. Näheres dazu finden Sie in </text:span><text:a xlink:type="simple" xlink:href="#5.6.1.%20Import%20/%20Export%20zu%20versendender%20Pufferdateien%7Coutline"><text:span text:style-name="T9">Kap. 5.6.1</text:span></text:a><text:span text:style-name="T2"> und </text:span><text:a xlink:type="simple" xlink:href="#7.6.%20Das%20autoexec-Verzeichnis%20-%20automatische%20Import-Schnittstelle%7Coutline"><text:span text:style-name="T9">7.6</text:span></text:a><text:span text:style-name="T2">.</text:span></text:p>
      <text:h text:style-name="Heading_20_1" text:outline-level="1">Fußnoten</text:h>
      <text:p text:style-name="Text_20_body_20_indent">1. <text:tab/>Die Message-ID ist eine eindeutige Kennung für jede Nachricht. Sie dient zum Erkennen doppelter Nachrichten (Rekursionen).</text:p>
      <text:h text:style-name="P15" text:outline-level="1">Kapitel 8. Scriptprogrammierung (Login-Scripts)</text:h>
      <text:p text:style-name="Text_20_body_20_indent">Der folgende Abschnitt wendet sich hauptsächlich an OpenXP-User mit Programmiererfahrung. Er beschreibt, wie Sie OpenXP an spezielle Boxprogramme anpassen können, bei denen sonst keine automatischen Netz- oder Online-Anrufe möglich wären. Einzige Ausnahme sind Fido-Netzanrufe, die nicht per Script steuerbar sind.</text:p>
      <text:p text:style-name="Text_20_body_20_indent"><text:span text:style-name="T2">Grundlegende Voraussetzung für das Schreiben eigener Netcall-Scripts ist die Kenntnis der technischen Spezifikationen des betreffenden Netzes (s. </text:span><text:a xlink:type="simple" xlink:href="#7.1.%20Nachrichtenformate%7Coutline"><text:span text:style-name="T9">Kap. 7.1</text:span></text:a><text:span text:style-name="T2">).</text:span></text:p>
      <text:h text:style-name="Heading_20_2" text:outline-level="2">8.1. Einführung</text:h>
      <text:p text:style-name="Text_20_body_20_indent"><text:span text:style-name="T2">In Netzen wie dem Z-Netz oder dem MagicNET ist exakt vorgeschrieben, wie ein Netcall abzulaufen hat. Ein Programm, das sich an diese Vorschriften hält, wird mit allen Z-Netz- bzw. MagicNET-konformen Mailboxen problemlos zusammenarbeiten. Leider gibt es eine zunehmende Anzahl von Programmen, die sich nicht vollständig an diese Standards halten, insbesondere solche Programme, die Netcalls für verschiedene Netztypen entgegennehmen können. Solchen Mailboxen entscheiden meist zu Beginn der Verbindung anhand einer speziellen </text:span><text:span text:style-name="T4">Eingabe</text:span><text:span text:style-name="T2"> - z.B. Drücken von </text:span><text:span text:style-name="T14">Return</text:span><text:span text:style-name="T2"> -, mit welchem Netztyp das anrufende System arbeitet.</text:span></text:p>
      <text:p text:style-name="Text_20_body_20_indent"><text:span text:style-name="T2">Ganz anders sieht es bei UUCP-Systemen aus (nähere Informationen dazu finden Sie in </text:span><text:span text:style-name="T15">uucp.txt</text:span><text:span text:style-name="T2">), bei denen das Loginverfahren überhaupt nicht festgelegt ist. Meist geben diese Systeme </text:span><text:span text:style-name="T15">Login:</text:span><text:span text:style-name="T2"> und </text:span><text:span text:style-name="T15">Password:</text:span><text:span text:style-name="T2"> aus und erwarten an dieser Stelle die Eingabe der entsprechenden Daten, aber es kann durchaus vorkommen, daß ein UUCP-Rechner sich dem Benutzer völlig anders präsentiert und z.B. zunächst das Drücken von </text:span><text:span text:style-name="T14">Return</text:span><text:span text:style-name="T2"> oder einer anderen Taste erwartet.</text:span></text:p>
      <text:p text:style-name="Text_20_body_20_indent"><text:span text:style-name="T2">Die Login-Scriptsprache von OpenXP ermöglicht es, den Login-Vorgang auf einfache und effiziente Weise an einzelne Systeme anzupassen. Dazu können Sie bei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zwei Scriptdateien eintragen: Eine für Online-Anrufe und eine für Netzanrufe. Die Dateien sollten sich im OpenXP-Verzeichnis befinden und die Erweiterung </text:span><text:span text:style-name="T15">.scr</text:span><text:span text:style-name="T2"> haben; sie müssen bereits vor dem Eintrag vorhanden sein. Unmittelbar nach dem Eintrag überprüft OpenXP die syntaktische Korrektheit der Scripts und zeigt ggf. eine Fehlerliste an, die in der Datei </text:span><text:span text:style-name="T15">scerrors.log</text:span><text:span text:style-name="T2"> abgelegt wird.</text:span></text:p>
      <text:p text:style-name="Text_20_body_20_indent">Die Ausführung einer Scriptdatei beginnt immer nach erfolgreicher Anwahl - unmittelbar nach Ausgabe der Connectmeldung - in der ersten Befehlszeile des Scripts, und endet dann,</text:p>
      <text:p text:style-name="Text_20_body_20_indent"><text:span text:style-name="T5">•<text:tab/></text:span><text:span text:style-name="T6">wenn das Programm bei der letzten Scriptzeile angekommen ist oder auf einen </text:span><text:span text:style-name="T35">END</text:span><text:span text:style-name="T6">-Befehl trifft; dies sollte genau dann der Fall sein, wenn das Login - also das Übermitteln von Systemname und Paßwort - beendet ist,</text:span></text:p>
      <text:p text:style-name="Text_20_body_20_indent"><text:span text:style-name="T5">•<text:tab/></text:span><text:span text:style-name="T6">wenn die Verbindung unterbrochen wurde, sofern die CD-Erkennung bei </text:span><text:span text:style-name="T36">Config</text:span><text:span text:style-name="T37">®</text:span><text:span text:style-name="T36">Modem</text:span><text:span text:style-name="T6"> nicht abgeschaltet ist,</text:span></text:p>
      <text:p text:style-name="Text_20_body_20_indent"><text:span text:style-name="T5">•<text:tab/></text:span><text:span text:style-name="T6">wenn die bei </text:span><text:span text:style-name="T36">Edit</text:span><text:span text:style-name="T37">®</text:span><text:span text:style-name="T36">Boxen</text:span><text:span text:style-name="T37">®</text:span><text:span text:style-name="T36">Edit</text:span><text:span text:style-name="T37">®</text:span><text:span text:style-name="T36">Modem</text:span><text:span text:style-name="T6"> eingetragene Login-Wartezeit abgelaufen ist, oder</text:span></text:p>
      <text:p text:style-name="Text_20_body_20_indent"><text:span text:style-name="T5">•<text:tab/></text:span><text:span text:style-name="T6">wenn die bei </text:span><text:span text:style-name="T36">Edit</text:span><text:span text:style-name="T37">®</text:span><text:span text:style-name="T36">Boxen</text:span><text:span text:style-name="T37">®</text:span><text:span text:style-name="T36">Edit</text:span><text:span text:style-name="T37">®</text:span><text:span text:style-name="T36">Modem</text:span><text:span text:style-name="T6"> eingetragene Login-Anzahl überschritten wurde; relevant hierfür ist, wie oft das Paßwort gesendet wurde.</text:span></text:p>
      <text:h text:style-name="P50" text:outline-level="3">8.1.1. Ein einfaches Script: Z-Netz-Netcall</text:h>
      <text:p text:style-name="Text_20_body_20_indent">Das folgende Script führt einen Netcall-Login bei einer Z-Netz-Box durch:</text:p>
      <text:p text:style-name="P47"/>
      <text:p text:style-name="P48">start: <text:s/>READ</text:p>
      <text:p text:style-name="P48"><text:s text:c="8"/>ON "username:" SEND "ZERBERUS" cr</text:p>
      <text:p text:style-name="P48"><text:s text:c="8"/>ON "systemname:" SEND $POINT cr</text:p>
      <text:p text:style-name="P48"><text:s text:c="8"/>ON "passwort:" SEND $PASSWORD cr</text:p>
      <text:p text:style-name="P48"><text:s text:c="8"/>ON "running arc" END</text:p>
      <text:p text:style-name="P48"><text:s text:c="8"/>GOTO start</text:p>
      <text:p text:style-name="P48"><text:s text:c="10"/></text:p>
      <text:p text:style-name="Text_20_body_20_indent"><text:span text:style-name="T2">Wie Sie sehen, besteht ein OpenXP-Script aus einer Liste von Befehlen - pro Zeile ein Befehl. Alle Leerzeilen und zusätzlichen Leerzeichen vor, zwischen oder hinter einzelnen Befehlsteilen werden ignoriert. Die Groß / Kleinschreibung spielt keine Rolle. Vor jeder Zeile kann eine Sprungmarke (</text:span><text:span text:style-name="T4">Label</text:span><text:span text:style-name="T2">) stehen, die mit einem Doppelpunkt endet, und die aus einer anderen Zeile heraus mit dem </text:span><text:span text:style-name="T25">GOTO</text:span><text:span text:style-name="T2">-Befehl angesprungen werden kann. Um die Lesbarkeit zu erhöhen, lassen sich zwischen den Zeilen oder am Ende jeder Zeile Kommentare einfügen, die mit einem </text:span><text:span text:style-name="T25">#</text:span><text:span text:style-name="T2"> oder </text:span><text:span text:style-name="T25">;</text:span><text:span text:style-name="T2"> beginnen müssen:</text:span></text:p>
      <text:p text:style-name="P47"/>
      <text:p text:style-name="P48"># Z-NETZ.SCR: Netcall-Script für Z-Netz-Boxen</text:p>
      <text:p text:style-name="P48"/>
      <text:p text:style-name="P48">start: <text:s/>READ <text:s text:c="32"/># Zeichen einlesen</text:p>
      <text:p text:style-name="P48"><text:s text:c="8"/>ON "username:" SEND "ZERBERUS" cr <text:s text:c="3"/># Netcall-Kennung</text:p>
      <text:p text:style-name="P48"><text:s text:c="8"/>ON "systemname:" SEND $POINT cr <text:s text:c="5"/># ggf. Pointname senden</text:p>
      <text:p text:style-name="P48"><text:s text:c="8"/>ON "passwort:" SEND $PASSWORD cr <text:s text:c="4"/># ggf. Paßwort senden</text:p>
      <text:p text:style-name="P48"><text:s text:c="8"/>ON "running arc" END <text:s text:c="16"/># Login erfolgreich</text:p>
      <text:p text:style-name="P48"><text:s text:c="8"/>GOTO start</text:p>
      <text:p text:style-name="P48"><text:s text:c="10"/></text:p>
      <text:p text:style-name="Text_20_body_20_indent"><text:span text:style-name="T2">Nun, was tut dieses Script? Es arbeitet offensichtlich mit einer Schleife, die nur unter einer bestimmten Bedingung verlassen wird. Der </text:span><text:span text:style-name="T25">READ</text:span><text:span text:style-name="T2">-Befehl bewirkt, daß das nächste Zeichen von der seriellen Schnittstelle eingelesen wird, falls vorhanden. Die </text:span><text:span text:style-name="T25">ON</text:span><text:span text:style-name="T2">-Befehle testen, ob eine bestimmte Zeichenkette empfangen wurde, und reagieren darauf durch Ausführung eines weiteren Befehls, z.B. Senden des Pointnamens mit abschließendem </text:span><text:span text:style-name="T14">CR</text:span><text:span text:style-name="T2"> (</text:span><text:span text:style-name="T14">Return</text:span><text:span text:style-name="T2">). Der </text:span><text:span text:style-name="T25">END</text:span><text:span text:style-name="T2">-Befehl schließlich beendet das Script, und zwar genau dann, wenn die Zeichenkette </text:span><text:span text:style-name="T15">running arc</text:span><text:span text:style-name="T2"> empfangen wurde - die Box teilt dem Point damit mit, daß das Login erfolgreich war. Zwei wichtige Dinge sollten Sie sich dabei merken:</text:span></text:p>
      <text:p text:style-name="Text_20_body_20_indent"><text:span text:style-name="T5">•<text:tab/></text:span><text:span text:style-name="T6">Die Schreibweise der Zeichenketten spielt keine Rolle. Der tatsächlich von der Box geschickte Ende-Text ist </text:span><text:span text:style-name="T7">running ARC</text:span><text:span text:style-name="T6">, er könnte aber genausogut </text:span><text:span text:style-name="T7">Running ARC</text:span><text:span text:style-name="T6"> oder </text:span><text:span text:style-name="T7">rUnning aRc</text:span><text:span text:style-name="T6"> heißen. Auf diese Weise wird eine größere Fehlertoleranz gegenüber unsauber programmierten Mailboxen erreicht.</text:span></text:p>
      <text:p text:style-name="Text_20_body_20_indent"><text:span text:style-name="T5">•<text:tab/></text:span><text:span text:style-name="T6">Endlos-Schleifen, die zu endlos hohen Telefonkosten führen, sind nicht möglich. Zum einen beendet OpenXP ein Script automatisch, sobald die eingestellte Login-Wartezeit abgelaufen ist, zum anderen verfügt jede Box ebenfalls über eine solche </text:span><text:span text:style-name="T10">Timeout</text:span><text:span text:style-name="T6">-Funktion.</text:span></text:p>
      <text:h text:style-name="Heading_20_3" text:outline-level="3">8.1.2. Zeichenketten</text:h>
      <text:p text:style-name="Text_20_body_20_indent"><text:span text:style-name="T2">Eine Zeichenkette (</text:span><text:span text:style-name="T4">String</text:span><text:span text:style-name="T2">) in einem OpenXP-Script besteht immer aus zwei Anführungszeichen, zwischen denen ein beliebiger Text eingeschlossen ist. Mittels der üblichen </text:span><text:span text:style-name="T25">^</text:span><text:span text:style-name="T2">-Präfixe können Sie innerhalb des Textes auch Steuerzeichen mit ASCII-Werten kleiner 32 verwenden. </text:span><text:span text:style-name="T25">^Abcd^E</text:span><text:span text:style-name="T2"> steht z.B. für eine 5stellige Zeichenkette aus </text:span><text:span text:style-name="T14">Ctrl-A</text:span><text:span text:style-name="T2">, </text:span><text:span text:style-name="T25">bcd</text:span><text:span text:style-name="T2"> und </text:span><text:span text:style-name="T14">Ctrl-E</text:span><text:span text:style-name="T2">. Einige Steuerzeichen haben besondere Bedeutung:</text:span></text:p>
      <text:p text:style-name="P25">Tabelle <text:sequence text:ref-name="refTable77" text:name="Table" text:formula="ooow:Table+1" style:num-format="1">1</text:sequence> Steuerzeichen in Script-Dateien</text:p>
      <table:table table:name="Tabelle78" table:style-name="Tabelle78">
        <table:table-column table:style-name="Tabelle78.A"/>
        <table:table-column table:style-name="Tabelle78.B"/>
        <table:table-row>
          <table:table-cell table:style-name="Tabelle78.A1" office:value-type="string">
            <text:p text:style-name="Table_20_Contents">^0</text:p>
          </table:table-cell>
          <table:table-cell table:style-name="Tabelle78.B1" office:value-type="string">
            <text:p text:style-name="Table_20_Contents"><text:span text:style-name="T6">dient zur Eingabe von </text:span><text:span text:style-name="T35">^</text:span></text:p>
          </table:table-cell>
        </table:table-row>
        <table:table-row>
          <table:table-cell table:style-name="Tabelle78.A2" office:value-type="string">
            <text:p text:style-name="Table_20_Contents">^'</text:p>
          </table:table-cell>
          <table:table-cell table:style-name="Tabelle78.B2" office:value-type="string">
            <text:p text:style-name="Table_20_Contents">dient zur Eingabe eines Anführungszeichens</text:p>
          </table:table-cell>
        </table:table-row>
        <table:table-row>
          <table:table-cell table:style-name="Tabelle78.A2" office:value-type="string">
            <text:p text:style-name="Table_20_Contents">^M</text:p>
          </table:table-cell>
          <table:table-cell table:style-name="Tabelle78.B2" office:value-type="string">
            <text:p text:style-name="Table_20_Contents"><text:span text:style-name="T6">entspricht </text:span><text:span text:style-name="T16">Return</text:span><text:span text:style-name="T6"> (</text:span><text:span text:style-name="T16">CR</text:span><text:span text:style-name="T6">)</text:span></text:p>
          </table:table-cell>
        </table:table-row>
        <table:table-row>
          <table:table-cell table:style-name="Tabelle78.A2" office:value-type="string">
            <text:p text:style-name="Table_20_Contents">^J</text:p>
          </table:table-cell>
          <table:table-cell table:style-name="Tabelle78.B2" office:value-type="string">
            <text:p text:style-name="Table_20_Contents"><text:span text:style-name="T6">entspricht </text:span><text:span text:style-name="T16">LF</text:span></text:p>
          </table:table-cell>
        </table:table-row>
        <table:table-row>
          <table:table-cell table:style-name="Tabelle78.A2" office:value-type="string">
            <text:p text:style-name="Table_20_Contents">^[</text:p>
          </table:table-cell>
          <table:table-cell table:style-name="Tabelle78.B2" office:value-type="string">
            <text:p text:style-name="Table_20_Contents"><text:span text:style-name="T6">entspricht </text:span><text:span text:style-name="T16">Esc</text:span></text:p>
          </table:table-cell>
        </table:table-row>
      </table:table>
      <text:p text:style-name="P30"/>
      <text:h text:style-name="Heading_20_3" text:outline-level="3"><text:span text:style-name="T54">8.1.3. Eingabe: </text:span><text:span text:style-name="T70">WAITFOR</text:span><text:span text:style-name="T64">, </text:span><text:span text:style-name="T70">ON</text:span><text:span text:style-name="T54"> und </text:span><text:span text:style-name="T70">READ</text:span></text:h>
      <text:p text:style-name="Text_20_body_20_indent"><text:span text:style-name="T2">Eine der zwei Möglichkeiten, um auf eingehende Daten zu reagieren, haben Sie bereits kennengelernt: Die Kombination von </text:span><text:span text:style-name="T25">ON</text:span><text:span text:style-name="T2"> und </text:span><text:span text:style-name="T25">READ</text:span><text:span text:style-name="T2">. Sie ist immer dann sinnvoll, wenn auf verschiedene Zeichenketten gewartet wird, deren Reihenfolge nicht genau feststeht. So gibt es z.B. Z-Netz-Boxen, die nach einem fehlerhaften Paßwort zurück zum Username springen (was korrekt ist) und solche, die stattdessen auf den Systemname synchronisieren. Eines fragt sogar jede nicht verstandene Eingabe ein zweites Mal ab, bevor es nach einem nicht näher bestimmbaren System mit einer der anderen Eingabezeilen fortfährt.</text:span></text:p>
      <text:p text:style-name="Text_20_body_20_indent"><text:span text:style-name="T2">Steht dagegen fest, welcher Text als nächstes erscheinen wird, können Sie stattdessen den Befehl </text:span><text:span text:style-name="T25">WAITFOR</text:span><text:span text:style-name="T2"> verwenden. Die folgenden zwei Zeilen bilden z.B. den Beginn eines MagicNET-Logins:</text:span></text:p>
      <text:p text:style-name="P74">waitfor "(8-n-1)"</text:p>
      <text:p text:style-name="P74">waitfor "&gt;"</text:p>
      <text:p text:style-name="Text_20_body_20_indent"><text:span text:style-name="T2">In diesem Beispiel wird ein einfacher Trick benutzt, um evtl. störende Zeichen im Login-Vorspann auszuschalten: Zunächst wartet das Programm auf einen Text, der garantiert nur einmal vorkommt und unmittelbar vor dem Start-Prompt </text:span><text:span text:style-name="T15">&gt;</text:span><text:span text:style-name="T2"> steht, und erst dann auf den Start-Prompt selbst. Diese Technik sollten Sie immer dann verwenden, wenn Sie auf sehr kurze Zeichenketten warten, die evtl. in einem vorausgehenden Text enthalten sein könnten.</text:span></text:p>
      <text:h text:style-name="Heading_20_3" text:outline-level="3"><text:span text:style-name="T54">8.1.4. Ausgabe: </text:span><text:span text:style-name="T70">SEND</text:span></text:h>
      <text:p text:style-name="Text_20_body_20_indent"><text:span text:style-name="T2">Mit dem Befehl </text:span><text:span text:style-name="T25">SEND</text:span><text:span text:style-name="T2"> haben Sie die Möglichkeit, entweder nur eine Zeichenkette zum Modem zu senden, oder durch Anhängen von </text:span><text:span text:style-name="T14">CR</text:span><text:span text:style-name="T2">, </text:span><text:span text:style-name="T14">LF</text:span><text:span text:style-name="T2"> oder </text:span><text:span text:style-name="T14">CR</text:span><text:span text:style-name="T2">-</text:span><text:span text:style-name="T14">LF</text:span><text:span text:style-name="T2"> zusätzlich einen Zeilenvorschub zu erzeugen. Außerdem ist es möglich, statt der Zeichenkette ein vordefiniertes Textmakro zu verwenden:</text:span></text:p>
      <text:p text:style-name="P74">send $POINT cr</text:p>
      <text:p text:style-name="Text_20_body_20_indent"><text:span text:style-name="T2">sendet z.B. den Pointnamen, gefolgt von </text:span><text:span text:style-name="T14">Return</text:span><text:span text:style-name="T2">. Den gleichen Effekt hätte auch</text:span></text:p>
      <text:p text:style-name="P74">send $POINT</text:p>
      <text:p text:style-name="P74">send "^M"</text:p>
      <text:p text:style-name="Text_20_body_20_indent">oder</text:p>
      <text:p text:style-name="P74">send $POINT</text:p>
      <text:p text:style-name="Text_20_body_20_indent">send cr</text:p>
      <text:p text:style-name="Text_20_body_20_indent">Dagegen wäre</text:p>
      <text:p text:style-name="P74">send $POINT "^M"</text:p>
      <text:p text:style-name="Text_20_body_20_indent">syntaktisch falsch.</text:p>
      <text:h text:style-name="Heading_20_3" text:outline-level="3"><text:span text:style-name="T54">8.1.5. Bildschirmanzeige: </text:span><text:span text:style-name="T70">DISPLAY</text:span><text:span text:style-name="T64">, </text:span><text:span text:style-name="T70">WRITE</text:span><text:span text:style-name="T64">, </text:span><text:span text:style-name="T70">WRITELN</text:span><text:span text:style-name="T54"> und </text:span><text:span text:style-name="T70">CLS</text:span></text:h>
      <text:p text:style-name="Text_20_body_20_indent"><text:span text:style-name="T2">Mit Hilfe dieser vier Befehle steuern Sie die Bildschirm-Ausgabe. </text:span><text:span text:style-name="T25">DISPLAY OFF</text:span><text:span text:style-name="T2"> schaltet die Anzeige der empfangenen Daten ab, </text:span><text:span text:style-name="T25">DISPLAY ON</text:span><text:span text:style-name="T2"> (Voreinstellung) schaltet sie ein. Dadurch läßt sich z.B. die Anzeige unerwünschter Steuerzeichen unterdrücken. </text:span><text:span text:style-name="T25">WRITE</text:span><text:span text:style-name="T2"> gibt eine Zeichenkette aus, </text:span><text:span text:style-name="T25">WRITELN</text:span><text:span text:style-name="T2"> gibt eine Zeichenkette mit anschließenden </text:span><text:span text:style-name="T14">CR</text:span><text:span text:style-name="T2">-</text:span><text:span text:style-name="T14">LF</text:span><text:span text:style-name="T2"> aus. </text:span><text:span text:style-name="T25">CLS</text:span><text:span text:style-name="T2"> löscht den Bildschirm.</text:span></text:p>
      <text:h text:style-name="Heading_20_3" text:outline-level="3"><text:span text:style-name="T54">8.1.6. Timeouts und Verzögerungen: </text:span><text:span text:style-name="T70">DELAY</text:span><text:span text:style-name="T64">, </text:span><text:span text:style-name="T70">TIMER</text:span><text:span text:style-name="T54"> und </text:span><text:span text:style-name="T70">ON</text:span><text:span text:style-name="T64"> </text:span><text:span text:style-name="T70">TIMEOUT</text:span></text:h>
      <text:p text:style-name="Text_20_body_20_indent"><text:span text:style-name="T2">Mit dem Befehl </text:span><text:span text:style-name="T25">DELAY</text:span><text:span text:style-name="T2"> können Sie jederzeit eine beliebige Verzögerung einbauen, z.B:</text:span></text:p>
      <text:p text:style-name="P74">delay 1 # 1 s warten</text:p>
      <text:p text:style-name="P74">delay 0.5 # 500 ms warten</text:p>
      <text:p text:style-name="Text_20_body_20_indent">Die Auflösung des Timers beträgt 55 ms. Wann und wo Verzögerungen verwendet werden müssen, läßt sich nur durch Probieren herausfinden. Sie sind z.B. dann nötig, wenn nach einer bestimmten Eingabe innerhalb der Mailbox auf ein anderes Programm umgeschaltet wird, und wenn während dieser Zeit gesendete Zeichen verloren gehen.</text:p>
      <text:p text:style-name="Text_20_body_20_indent"><text:span text:style-name="T2">Manchmal genügt es nicht, für feste Zeit zu warten, sondern es sollen währenddessen noch zusätzliche Befehle ablaufen. Nehmen wir z.B. an, daß eine bestimmte Mailbox nach dem Login zunächst mit </text:span><text:span text:style-name="T14">Return</text:span><text:span text:style-name="T2"> zum Leben erweckt werden muß. Zur Sicherheit soll alle zwei Sekunden ein </text:span><text:span text:style-name="T14">Return</text:span><text:span text:style-name="T2"> gesendet werden - so lange, bis die Box ein </text:span><text:span text:style-name="T15">Login:</text:span><text:span text:style-name="T2"> anzeigt. Das passende Script sieht so aus:</text:span></text:p>
      <text:p text:style-name="P75"/>
      <text:p text:style-name="P76">start: <text:s/>send <text:s/>cr</text:p>
      <text:p text:style-name="P76"><text:s text:c="8"/>timer 2 <text:s text:c="21"/># Timeout nach 2 Sekunden</text:p>
      <text:p text:style-name="P76">loop: <text:s text:c="2"/>read</text:p>
      <text:p text:style-name="P76"><text:s text:c="8"/>on <text:s text:c="3"/>"login:" goto ok</text:p>
      <text:p text:style-name="P76"><text:s text:c="8"/>on <text:s text:c="3"/>timeout goto start <text:s text:c="4"/># 2 Sekunden abgelaufen -&gt; CR</text:p>
      <text:p text:style-name="P76"><text:s text:c="8"/>goto <text:s/>loop</text:p>
      <text:p text:style-name="P76">ok: <text:s text:c="4"/>[...]</text:p>
      <text:p text:style-name="P76"><text:s text:c="10"/></text:p>
      <text:p text:style-name="Text_20_body_20_indent"><text:span text:style-name="T2">Im Gegensatz zum </text:span><text:span text:style-name="T25">DELAY</text:span><text:span text:style-name="T2">-Zähler gilt für </text:span><text:span text:style-name="T25">TIMER</text:span><text:span text:style-name="T2"> eine kleinste Einheit von einer Sekunde.</text:span></text:p>
      <text:h text:style-name="Heading_20_3" text:outline-level="3"><text:span text:style-name="T54">8.1.7. Mehrzweck-Scripts: </text:span><text:span text:style-name="T70">ON RELOGIN</text:span><text:span text:style-name="T64"> </text:span><text:span text:style-name="T54">und </text:span><text:span text:style-name="T70">ON ONLINE</text:span><text:span text:style-name="T64"> / </text:span><text:span text:style-name="T70">ON NETCALL</text:span></text:h>
      <text:p text:style-name="Text_20_body_20_indent"><text:span text:style-name="T2">Mit diesen Befehlen können Sie auf verschiedene Netcall-Zustände reagieren: Je nachdem, ob es sich um einen Online- bzw. Netcall- oder einen Relogin-Anruf handelt oder nicht, können unterschiedliche Programmteile ausgeführt werden. Die Relogin-Abfrage wird für alle Netcall-Scripts benötigt, weil das gleiche Script für </text:span><text:span text:style-name="T4">normale</text:span><text:span text:style-name="T2"> und für Relogin-Netcalls verwendet wird. Die Online-Abfrage können Sie dazu verwenden, um das gleiche Script für Netz- und Onlineanruf zu verwenden.</text:span></text:p>
      <text:h text:style-name="Heading_20_3" text:outline-level="3"><text:span text:style-name="T54">8.1.8. der </text:span><text:span text:style-name="T70">END</text:span><text:span text:style-name="T54">-Befehl</text:span></text:h>
      <text:p text:style-name="Text_20_body_20_indent"><text:span text:style-name="T2">... dient dazu, um ein Script an beliebiger Stelle zu beenden. </text:span><text:span text:style-name="T25">END</text:span><text:span text:style-name="T2"> ohne Parameter zeigt an, daß das Login erfolgreich war, </text:span><text:span text:style-name="T25">END ERROR</text:span><text:span text:style-name="T2"> steht für einen Fehler, der sich in einem weiteren Loginversuch beseitigen läßt, </text:span><text:span text:style-name="T25">END FAIL</text:span><text:span text:style-name="T2"> steht für einen Fehler, der zum Abbruch aller Loginversuche führt.</text:span></text:p>
      <text:h text:style-name="Heading_20_3" text:outline-level="3">8.1.9. Unterprogramme</text:h>
      <text:p text:style-name="Text_20_body_20_indent"><text:span text:style-name="T2">Wenn Sie bestimmte Befehlsfolgen mehrfach benötigen, können Sie sie zu Unterprogrammen zusammenfassen, und diese jeweils mit </text:span><text:span text:style-name="T25">CALL</text:span><text:span text:style-name="T2"> aufrufen. Es handelt sich dabei nicht um getrennte Programmdateien, sondern um Routinen innerhalb der gleichen Scriptdatei, die mit einer Sprungmarke beginnen und mit </text:span><text:span text:style-name="T25">RETURN</text:span><text:span text:style-name="T2"> enden. Soll der Rechner z.B. vor und nach dem Senden von </text:span><text:span text:style-name="T14">CR</text:span><text:span text:style-name="T2">-Zeichen jeweils eine halbe Sekunde warten, dann könnte das so aussehen:</text:span></text:p>
      <text:p text:style-name="P75"/>
      <text:p text:style-name="P76"><text:s text:c="10"/>send <text:s/>$USER</text:p>
      <text:p text:style-name="P76"><text:s text:c="10"/>call <text:s/>cr_delay</text:p>
      <text:p text:style-name="P76"><text:s text:c="10"/>send <text:s/>$PASSWORD</text:p>
      <text:p text:style-name="P76"><text:s text:c="10"/>call <text:s/>cr_delay</text:p>
      <text:p text:style-name="P76"><text:s text:c="10"/>end</text:p>
      <text:p text:style-name="P76"/>
      <text:p text:style-name="P76">cr_delay: delay 0.5</text:p>
      <text:p text:style-name="P76"><text:s text:c="10"/>send <text:s/>cr</text:p>
      <text:p text:style-name="P76"><text:s text:c="10"/>delay 0.5</text:p>
      <text:p text:style-name="P76"><text:s text:c="10"/>return</text:p>
      <text:p text:style-name="P76"><text:s text:c="10"/></text:p>
      <text:h text:style-name="Heading_20_3" text:outline-level="3">8.1.10. Debugging</text:h>
      <text:p text:style-name="Text_20_body_20_indent"><text:span text:style-name="T2">Es ist manchmal nicht ganz einfach, herauszufinden, warum ein Script nicht funktioniert. Eine kleine Hilfe kann die Erzeugung von Trace-Dateien sein: Wenn Sie OpenXP mit Parameter </text:span><text:span text:style-name="T23">/trace</text:span><text:span text:style-name="T2"> starten, wird im Logfile-Verzeichnis eine Datei mit Namen </text:span><text:span text:style-name="T15">trace.log</text:span><text:span text:style-name="T2"> angelegt, die eine Liste aller ausgeführten Scriptzeilen enthält. Achtung: In </text:span><text:span text:style-name="T25">READ</text:span><text:span text:style-name="T2"> / </text:span><text:span text:style-name="T25">ON</text:span><text:span text:style-name="T2">-Schleifen kann diese Liste auf einem schnellen Rechner innerhalb weniger Sekunden einige 100 KByte groß werden.</text:span></text:p>
      <text:p text:style-name="Text_20_body_20_indent"><text:span text:style-name="T2">Ist </text:span><text:span text:style-name="T15">trace.log</text:span><text:span text:style-name="T2"> bereits vorhanden, werden neue Daten am Ende angehängt.</text:span></text:p>
      <text:h text:style-name="Heading_20_2" text:outline-level="2">8.2. Referenz</text:h>
      <text:p text:style-name="Text_20_body_20_indent"><text:span text:style-name="T2">Im folgenden finden Sie eine Übersicht über die OpenXP-Scriptsprache in einer EBNF-ähnlichen Notation. Eckige Klammern stehen für optionale Parameter, runde Klammern dienen der Strukturierung. </text:span><text:span text:style-name="T15">*</text:span><text:span text:style-name="T2"> bedeutet, daß der nachfolgende Ausdruck gar nicht, einmal oder mehrfach auftreten kann, </text:span><text:span text:style-name="T15">|</text:span><text:span text:style-name="T2"> steht für </text:span><text:span text:style-name="T4">entweder oder</text:span><text:span text:style-name="T2">.</text:span></text:p>
      <text:p text:style-name="P75"/>
      <text:p text:style-name="P76">&lt;Programm&gt; <text:s text:c="6"/>= <text:s/>*&lt;Programmzeile&gt;</text:p>
      <text:p text:style-name="P76"/>
      <text:p text:style-name="P76">&lt;Programmzeile&gt; <text:s/>= <text:s/>[[&lt;label&gt; ": "] &lt;On-Befehl&gt;] [Kommentar] &lt;CR/LF&gt;</text:p>
      <text:p text:style-name="P76"/>
      <text:p text:style-name="P76">&lt;Kommentar&gt; <text:s text:c="5"/>= <text:s/>("#"|";") [beliebiger Text]</text:p>
      <text:p text:style-name="P76"/>
      <text:p text:style-name="P76">&lt;On-Befehl&gt; <text:s text:c="5"/>= <text:s/>&lt;Befehl&gt;</text:p>
      <text:p text:style-name="P76"><text:s text:c="20"/>ON &lt;Zeichenkette&gt; &lt;Befehl&gt;</text:p>
      <text:p text:style-name="P76"><text:s text:c="20"/>ON &lt;Zustand&gt; &lt;Befehl&gt;</text:p>
      <text:p text:style-name="P76"/>
      <text:p text:style-name="P76">&lt;Zustand&gt; <text:s text:c="7"/>= <text:s/>ONLINE | NETCALL | RELOGIN | TIMEOUT</text:p>
      <text:p text:style-name="P76"/>
      <text:p text:style-name="P76">&lt;Zeichenkette&gt; <text:s text:c="2"/>= <text:s/>'"' *&lt;Zeichen&gt; '"' | CR | LF | CRLF</text:p>
      <text:p text:style-name="P76"/>
      <text:p text:style-name="P76">&lt;Buchstabe&gt; <text:s text:c="5"/>= <text:s/>&lt;ASCII/IBM-Zeichen&gt; | "^" &lt;Steuerzeichen&gt;</text:p>
      <text:p text:style-name="P76"/>
      <text:p text:style-name="P76">&lt;Steuerzeichen&gt; <text:s/>= <text:s/>A..Z, a..z, [\]^_, 0, '</text:p>
      <text:p text:style-name="P76"/>
      <text:p text:style-name="P76">&lt;Befehl&gt; <text:s text:c="8"/>= <text:s/>BREAK</text:p>
      <text:p text:style-name="P76"><text:s text:c="20"/>CALL &lt;label&gt;</text:p>
      <text:p text:style-name="P76"><text:s text:c="20"/>CLS</text:p>
      <text:p text:style-name="P76"><text:s text:c="20"/>DELAY &lt;Verzögerung&gt; [SHOW]</text:p>
      <text:p text:style-name="P76"><text:s text:c="20"/>DISPLAY (ON|OFF)</text:p>
      <text:p text:style-name="P76"><text:s text:c="20"/>END [ERROR|FAIL]</text:p>
      <text:p text:style-name="P76"><text:s text:c="20"/>FLUSH</text:p>
      <text:p text:style-name="P76"><text:s text:c="20"/>GOTO &lt;label&gt;</text:p>
      <text:p text:style-name="P76"><text:s text:c="20"/>READ</text:p>
      <text:p text:style-name="P76"><text:s text:c="20"/>RETURN</text:p>
      <text:p text:style-name="P76"><text:s text:c="20"/>SEND (&lt;Zeichenkette&gt; | &lt;Makro&gt;) [CR|LF|CRLF]</text:p>
      <text:p text:style-name="P76"><text:s text:c="20"/>TIMER &lt;Sekunden&gt;</text:p>
      <text:p text:style-name="P76"><text:s text:c="20"/>WAITFOR &lt;Zeichenkette&gt;</text:p>
      <text:p text:style-name="P76"><text:s text:c="20"/>WRITE &lt;Zeichenkette&gt; [CR|LF|CRLF]</text:p>
      <text:p text:style-name="P76"><text:s text:c="20"/>WRITELN [&lt;Zeichenkette&gt;]</text:p>
      <text:p text:style-name="P76"/>
      <text:p text:style-name="P76">&lt;label&gt; <text:s text:c="9"/>= <text:s/>*&lt;ASCII/IBM-Zeichen&gt;</text:p>
      <text:p text:style-name="P76"/>
      <text:p text:style-name="P76">&lt;Makro&gt; <text:s text:c="9"/>= <text:s/>$LOGIN <text:s text:c="12"/>(UUCP- oder QM-Loginname)</text:p>
      <text:p text:style-name="P76"><text:s text:c="20"/>$OPASSWORD <text:s text:c="8"/>(Online-Paßwort)</text:p>
      <text:p text:style-name="P76"><text:s text:c="20"/>$PASSWORD <text:s text:c="9"/>(Netcall-Paßwort)</text:p>
      <text:p text:style-name="P76"><text:s text:c="20"/>$POINT <text:s text:c="12"/>(Point/Nodename)</text:p>
      <text:p text:style-name="P76"><text:s text:c="20"/>$PROTOCOL <text:s text:c="9"/>(MausTausch-Protokollkennung)</text:p>
      <text:p text:style-name="P76"><text:s text:c="20"/>$SERIALNO <text:s text:c="9"/>(Zerberus/MagicNET-Seriennr.)</text:p>
      <text:p text:style-name="P76"><text:s text:c="20"/>$USER <text:s text:c="13"/>(Username)</text:p>
      <text:p text:style-name="P76"><text:s text:c="6"/></text:p>
      <text:p text:style-name="Text_20_body_20_indent"><text:span text:style-name="T2">Beachten Sie, daß es zwar syntaktisch korrekt ist, bei </text:span><text:span text:style-name="T25">WAITFOR</text:span><text:span text:style-name="T2"> und </text:span><text:span text:style-name="T25">ON</text:span><text:span text:style-name="T2"> die Schlüsselwörter </text:span><text:span text:style-name="T25">CR</text:span><text:span text:style-name="T2">, </text:span><text:span text:style-name="T25">LF</text:span><text:span text:style-name="T2"> oder </text:span><text:span text:style-name="T25">CRLF</text:span><text:span text:style-name="T2"> zu verwenden, daß dies jedoch nicht funktioniert - es können nur Zeichenketten getestet werden, die zwischen zwei Zeilentrennungen empfangen werden, nicht jedoch die Zeilentrennungen selbst.</text:span></text:p>
      <text:h text:style-name="Heading_20_3" text:outline-level="3">8.2.1. alphabetische Befehlsliste</text:h>
      <text:p text:style-name="P25">Tabelle <text:sequence text:ref-name="refTable78" text:name="Table" text:formula="ooow:Table+1" style:num-format="1">2</text:sequence> Befehle in Script-Dateien</text:p>
      <table:table table:name="Tabelle79" table:style-name="Tabelle79">
        <table:table-column table:style-name="Tabelle79.A"/>
        <table:table-column table:style-name="Tabelle79.B"/>
        <table:table-header-rows>
          <table:table-row>
            <table:table-cell table:style-name="Tabelle79.A1" office:value-type="string">
              <text:p text:style-name="Table_20_Heading">Befehl</text:p>
            </table:table-cell>
            <table:table-cell table:style-name="Tabelle79.B1" office:value-type="string">
              <text:p text:style-name="Table_20_Heading">Bedeutung</text:p>
            </table:table-cell>
          </table:table-row>
        </table:table-header-rows>
        <table:table-row>
          <table:table-cell table:style-name="Tabelle79.A2" office:value-type="string">
            <text:p text:style-name="Table_20_Contents">BREAK</text:p>
          </table:table-cell>
          <table:table-cell table:style-name="Tabelle79.B2" office:value-type="string">
            <text:p text:style-name="Table_20_Contents">Sendet ein Break-Signal zum Modem. Dieser Befehl wird in seltenen Fällen zum Auslösen bestimmter Modemfunktionen benötigt.</text:p>
          </table:table-cell>
        </table:table-row>
        <table:table-row>
          <table:table-cell table:style-name="Tabelle79.A2" office:value-type="string">
            <text:p text:style-name="Table_20_Contents"><text:span text:style-name="T35">CALL </text:span><text:span text:style-name="T50">label</text:span></text:p>
          </table:table-cell>
          <table:table-cell table:style-name="Tabelle79.B2" office:value-type="string">
            <text:p text:style-name="Table_20_Contents"><text:span text:style-name="T6">Ruft ein Unterprogramm auf, das mit </text:span><text:span text:style-name="T35">RETURN</text:span><text:span text:style-name="T6"> beendet werden muß. Es können bis zu 50 Unterprogramme verschachtelt werden.</text:span></text:p>
          </table:table-cell>
        </table:table-row>
        <table:table-row>
          <table:table-cell table:style-name="Tabelle79.A2" office:value-type="string">
            <text:p text:style-name="Table_20_Contents">CLS</text:p>
          </table:table-cell>
          <table:table-cell table:style-name="Tabelle79.B2" office:value-type="string">
            <text:p text:style-name="Table_20_Contents">Löscht den Bildschirm</text:p>
          </table:table-cell>
        </table:table-row>
        <table:table-row>
          <table:table-cell table:style-name="Tabelle79.A2" office:value-type="string">
            <text:p text:style-name="Table_20_Contents"><text:span text:style-name="T35">DELAY </text:span><text:span text:style-name="T50">Verzögerung</text:span><text:span text:style-name="T6"> </text:span></text:p>
            <text:p text:style-name="P27"><text:span text:style-name="T71">DELAY </text:span><text:span text:style-name="T72">Verzögerung</text:span><text:span text:style-name="T71"> SHOW</text:span></text:p>
          </table:table-cell>
          <table:table-cell table:style-name="Tabelle79.B2" office:value-type="string">
            <text:p text:style-name="Table_20_Contents"><text:span text:style-name="T6">Wartet für die angegebene Zahl von Sekunden. Während dieser Zeit ankommende Zeichen werden verarbeitet und auch angezeigt, falls </text:span><text:span text:style-name="T35">DISPLAY</text:span><text:span text:style-name="T6"> eingeschaltet ist. Als Parameter kann eine ganze Zahl oder ein Dezimalbruch mit </text:span><text:span text:style-name="T35">.</text:span><text:span text:style-name="T6"> angegeben werden. Die Auflösung des Verzögerungs-Timers beträgt 55 ms. Falls Sie den Parameter </text:span><text:span text:style-name="T35">SHOW</text:span><text:span text:style-name="T6"> verwenden, werden während der Wartezeit empfangene Zeichen angezeigt, sofern </text:span><text:span text:style-name="T35">DISPLAY</text:span><text:span text:style-name="T6"> eingeschaltet ist; sie gehen damit aber für </text:span><text:span text:style-name="T35">WAITFOR</text:span><text:span text:style-name="T6">- und </text:span><text:span text:style-name="T35">ON</text:span><text:span text:style-name="T6">-Abfragen verloren.</text:span></text:p>
          </table:table-cell>
        </table:table-row>
        <table:table-row>
          <table:table-cell table:style-name="Tabelle79.A2" office:value-type="string">
            <text:p text:style-name="P77">DISPLAY ON</text:p>
            <text:p text:style-name="P77">DISPLAY OFF</text:p>
          </table:table-cell>
          <table:table-cell table:style-name="Tabelle79.B2" office:value-type="string">
            <text:p text:style-name="Table_20_Contents">Schaltet die Bildschirmanzeige der eingehenden Daten ein oder aus. Bei Scriptstart ist die Anzeige eingeschaltet.</text:p>
          </table:table-cell>
        </table:table-row>
        <table:table-row>
          <table:table-cell table:style-name="Tabelle79.A2" office:value-type="string">
            <text:p text:style-name="P77">END</text:p>
            <text:p text:style-name="P77">END ERROR</text:p>
            <text:p text:style-name="P77">END FAIL</text:p>
          </table:table-cell>
          <table:table-cell table:style-name="Tabelle79.B2" office:value-type="string">
            <text:p text:style-name="Table_20_Contents"><text:span text:style-name="T6">Beendet die Scriptausführung. Bei </text:span><text:span text:style-name="T35">END ERROR</text:span><text:span text:style-name="T6"> wird der Netcall abgebrochen und ggf. wiederholt, bei </text:span><text:span text:style-name="T35">END FAIL</text:span><text:span text:style-name="T6"> wird er endgültig abgebrochen.</text:span></text:p>
          </table:table-cell>
        </table:table-row>
        <table:table-row>
          <table:table-cell table:style-name="Tabelle79.A2" office:value-type="string">
            <text:p text:style-name="Table_20_Contents">FLUSH</text:p>
          </table:table-cell>
          <table:table-cell table:style-name="Tabelle79.B2" office:value-type="string">
            <text:p text:style-name="Table_20_Contents">Bedeutung: Löscht den Daten-Eingangspuffer</text:p>
          </table:table-cell>
        </table:table-row>
        <table:table-row>
          <table:table-cell table:style-name="Tabelle79.A2" office:value-type="string">
            <text:p text:style-name="Table_20_Contents"><text:span text:style-name="T35">GOTO </text:span><text:span text:style-name="T50">label</text:span></text:p>
          </table:table-cell>
          <table:table-cell table:style-name="Tabelle79.B2" office:value-type="string">
            <text:p text:style-name="Table_20_Contents">Setzt die Programmausführung in der angegebenen Zeile fort.</text:p>
          </table:table-cell>
        </table:table-row>
        <table:table-row>
          <table:table-cell table:style-name="Tabelle79.A2" office:value-type="string">
            <text:p text:style-name="Table_20_Contents"><text:span text:style-name="T35">ON </text:span><text:span text:style-name="T50">... Befehl</text:span></text:p>
          </table:table-cell>
          <table:table-cell table:style-name="Tabelle79.B2" office:value-type="string">
            <text:p text:style-name="Table_20_Contents"><text:span text:style-name="T6">Führt einen beliebigen anderen Befehl außer </text:span><text:span text:style-name="T35">ON ...</text:span><text:span text:style-name="T6"> aus, falls die angegebene Zeichenkette empfangen wurde.</text:span></text:p>
          </table:table-cell>
        </table:table-row>
        <table:table-row>
          <table:table-cell table:style-name="Tabelle79.A2" office:value-type="string">
            <text:p text:style-name="Table_20_Contents"><text:span text:style-name="T35">ON NETCALL </text:span><text:span text:style-name="T50">Befehl</text:span></text:p>
            <text:p text:style-name="Table_20_Contents"><text:span text:style-name="T35">ON ONLINE </text:span><text:span text:style-name="T50">Befehl</text:span></text:p>
            <text:p text:style-name="P27"><text:span text:style-name="T71">ON RELOGIN </text:span><text:span text:style-name="T72">Befehl</text:span></text:p>
          </table:table-cell>
          <table:table-cell table:style-name="Tabelle79.B2" office:value-type="string">
            <text:p text:style-name="Table_20_Contents"><text:span text:style-name="T6">Führt einen beliebigen Befehl außer </text:span><text:span text:style-name="T35">ON ...</text:span><text:span text:style-name="T6"> aus, falls der angegebene Zustand zutrifft, d.h. falls es sich um einen Online- bzw. einen Relogin-Anruf handelt. </text:span><text:span text:style-name="T35">NETCALL</text:span><text:span text:style-name="T6"> trifft immer genau dann zu, wenn </text:span><text:span text:style-name="T35">ONLINE</text:span><text:span text:style-name="T6"> nicht zutrifft, und umgekehrt.</text:span></text:p>
          </table:table-cell>
        </table:table-row>
        <table:table-row>
          <table:table-cell table:style-name="Tabelle79.A2" office:value-type="string">
            <text:p text:style-name="Table_20_Contents"><text:span text:style-name="T35">ON TIMEOUT </text:span><text:span text:style-name="T50">Befehl</text:span></text:p>
          </table:table-cell>
          <table:table-cell table:style-name="Tabelle79.B2" office:value-type="string">
            <text:p text:style-name="Table_20_Contents"><text:span text:style-name="T6">Führt einen beliebigen Befehl außer </text:span><text:span text:style-name="T35">ON ...</text:span><text:span text:style-name="T6"> aus, falls ein mit </text:span><text:span text:style-name="T35">TIMER</text:span><text:span text:style-name="T6"> gestarteter Zähler abgelaufen ist.</text:span></text:p>
          </table:table-cell>
        </table:table-row>
        <table:table-row>
          <table:table-cell table:style-name="Tabelle79.A2" office:value-type="string">
            <text:p text:style-name="Table_20_Contents">READ</text:p>
          </table:table-cell>
          <table:table-cell table:style-name="Tabelle79.B2" office:value-type="string">
            <text:p text:style-name="Table_20_Contents"><text:span text:style-name="T6">Liest das nächste Zeichen von der seriellen Schnittstelle ein. Dies ist in Schleifen nötig, die mit dem </text:span><text:span text:style-name="T35">ON</text:span><text:span text:style-name="T6">-Befehl arbeiten. Der Befehl </text:span><text:span text:style-name="T35">WAITFOR</text:span><text:span text:style-name="T6"> dagegen impliziert das Einlesen von Zeichen.</text:span></text:p>
          </table:table-cell>
        </table:table-row>
        <table:table-row>
          <table:table-cell table:style-name="Tabelle79.A2" office:value-type="string">
            <text:p text:style-name="Table_20_Contents">RETURN</text:p>
          </table:table-cell>
          <table:table-cell table:style-name="Tabelle79.B2" office:value-type="string">
            <text:p text:style-name="Table_20_Contents"><text:span text:style-name="T6">Beendet ein Unterprogramm, das mit </text:span><text:span text:style-name="T35">CALL</text:span><text:span text:style-name="T6"> aufgerufen werden kann.</text:span></text:p>
          </table:table-cell>
        </table:table-row>
        <table:table-row>
          <table:table-cell table:style-name="Tabelle79.A2" office:value-type="string">
            <text:p text:style-name="Table_20_Contents"><text:span text:style-name="T35">SEND </text:span><text:span text:style-name="T50">...</text:span><text:span text:style-name="T35"> [CR|LF|CRLF]</text:span></text:p>
            <text:p text:style-name="P77">SEND $MAKRO [CR|LF|CRLF]</text:p>
          </table:table-cell>
          <table:table-cell table:style-name="Tabelle79.B2" office:value-type="string">
            <text:p text:style-name="Table_20_Contents"><text:span text:style-name="T6">Sendet eine Zeichenkette zum Modem und hängt ggf. </text:span><text:span text:style-name="T16">CR</text:span><text:span text:style-name="T6">, </text:span><text:span text:style-name="T16">LF</text:span><text:span text:style-name="T6"> oder </text:span><text:span text:style-name="T16">CR</text:span><text:span text:style-name="T6">-</text:span><text:span text:style-name="T16">LF</text:span><text:span text:style-name="T6"> an. Für </text:span><text:span text:style-name="T35">$MAKRO</text:span><text:span text:style-name="T6"> können die oben aufgelisteten Zeichenmakros (</text:span><text:span text:style-name="T35">$LOGIN</text:span><text:span text:style-name="T6"> bis </text:span><text:span text:style-name="T35">$USER</text:span><text:span text:style-name="T6">) eingesetzt werden.</text:span></text:p>
          </table:table-cell>
        </table:table-row>
        <table:table-row>
          <table:table-cell table:style-name="Tabelle79.A2" office:value-type="string">
            <text:p text:style-name="Table_20_Contents"><text:span text:style-name="T35">TIMER </text:span><text:span text:style-name="T50">Sekunden</text:span></text:p>
          </table:table-cell>
          <table:table-cell table:style-name="Tabelle79.B2" office:value-type="string">
            <text:p text:style-name="Table_20_Contents"><text:span text:style-name="T6">Startet einen Zähler, der jede Sekunde um eins erniedrigt wird, bis er bei 0 ankommt. Wird der Zähler = 0, so bewirkt dies die Ausführung von </text:span><text:span text:style-name="T35">ON TIMEOUT</text:span><text:span text:style-name="T6">-Befehlen.</text:span></text:p>
          </table:table-cell>
        </table:table-row>
        <table:table-row>
          <table:table-cell table:style-name="Tabelle79.A2" office:value-type="string">
            <text:p text:style-name="Table_20_Contents"><text:span text:style-name="T35">WAITFOR </text:span><text:span text:style-name="T50">...</text:span></text:p>
          </table:table-cell>
          <table:table-cell table:style-name="Tabelle79.B2" office:value-type="string">
            <text:p text:style-name="Table_20_Contents"><text:span text:style-name="T6">Wartet, bis die angegebene Zeichenkette empfangen wurde. Wird die Zeichenkette </text:span><text:span text:style-name="T10">nicht</text:span><text:span text:style-name="T6"> empfangen, bricht OpenXP die Scriptausführung nach Ablauf der Login-Wartezeit ab. Die Schreibweise der Zeichenkette spielt keine Rolle.</text:span></text:p>
          </table:table-cell>
        </table:table-row>
        <table:table-row>
          <table:table-cell table:style-name="Tabelle79.A2" office:value-type="string">
            <text:p text:style-name="Table_20_Contents"><text:span text:style-name="T35">WRITE </text:span><text:span text:style-name="T50">"..."</text:span><text:span text:style-name="T35"> [CR|LF|CRLF]</text:span></text:p>
          </table:table-cell>
          <table:table-cell table:style-name="Tabelle79.B2" office:value-type="string">
            <text:p text:style-name="Table_20_Contents"><text:span text:style-name="T6">Gibt eine Zeichenkette auf dem Bildschirm aus und hängt ggf. </text:span><text:span text:style-name="T16">CR</text:span><text:span text:style-name="T6">, </text:span><text:span text:style-name="T16">LF</text:span><text:span text:style-name="T6"> oder </text:span><text:span text:style-name="T16">CR</text:span><text:span text:style-name="T6">-</text:span><text:span text:style-name="T16">LF</text:span><text:span text:style-name="T6"> an. Statt </text:span><text:span text:style-name="T16">CR</text:span><text:span text:style-name="T6"> kann auch innerhalb der Zeichenkette </text:span><text:span text:style-name="T35">^M</text:span><text:span text:style-name="T6"> eingefügt werden, statt </text:span><text:span text:style-name="T16">LF</text:span><text:span text:style-name="T6"> </text:span><text:span text:style-name="T35">^J</text:span><text:span text:style-name="T6">.</text:span></text:p>
          </table:table-cell>
        </table:table-row>
        <table:table-row>
          <table:table-cell table:style-name="Tabelle79.A2" office:value-type="string">
            <text:p text:style-name="P77">WRITELN</text:p>
            <text:p text:style-name="P27"><text:span text:style-name="T71">WRITELN </text:span><text:span text:style-name="T72">...</text:span></text:p>
          </table:table-cell>
          <table:table-cell table:style-name="Tabelle79.B2" office:value-type="string">
            <text:p text:style-name="Table_20_Contents">Gibt ggf. die angegebene Zeichenkette auf dem Bildschirm aus und springt zum Beginn der nächsten Bildschirmzeile.</text:p>
          </table:table-cell>
        </table:table-row>
      </table:table>
      <text:p text:style-name="P30"/>
      <text:h text:style-name="Heading_20_3" text:outline-level="3">8.2.2. Technische Daten</text:h>
      <text:p text:style-name="Text_20_body_20_indent">Für die OpenXP-Scriptsprache gelten z.Zt. die folgenden Einschränkungen. Sie können bei Bedarf in späteren Programmversionen geändert werden:</text:p>
      <text:p text:style-name="P25">Tabelle <text:sequence text:ref-name="refTable79" text:name="Table" text:formula="ooow:Table+1" style:num-format="1">3</text:sequence> Einschränkungen in Script-Dateien</text:p>
      <table:table table:name="Tabelle80" table:style-name="Tabelle80">
        <table:table-column table:style-name="Tabelle80.A" table:number-columns-repeated="2"/>
        <table:table-header-rows>
          <table:table-row>
            <table:table-cell table:style-name="Tabelle80.A1" office:value-type="string">
              <text:p text:style-name="Table_20_Contents">max. Zahl von Befehlszeilen</text:p>
            </table:table-cell>
            <table:table-cell table:style-name="Tabelle80.B1" office:value-type="string">
              <text:p text:style-name="Table_20_Contents">500 (ohne Kommentarzeilen)</text:p>
            </table:table-cell>
          </table:table-row>
        </table:table-header-rows>
        <table:table-row>
          <table:table-cell table:style-name="Tabelle80.A2" office:value-type="string">
            <text:p text:style-name="Table_20_Contents">max. Zeilenlänge</text:p>
          </table:table-cell>
          <table:table-cell table:style-name="Tabelle80.B2" office:value-type="string">
            <text:p text:style-name="Table_20_Contents">255 Zeichen</text:p>
          </table:table-cell>
        </table:table-row>
        <table:table-row>
          <table:table-cell table:style-name="Tabelle80.A2" office:value-type="string">
            <text:p text:style-name="Table_20_Contents">max. Zahl von Sprungmarken</text:p>
          </table:table-cell>
          <table:table-cell table:style-name="Tabelle80.B2" office:value-type="string">
            <text:p text:style-name="Table_20_Contents">100</text:p>
          </table:table-cell>
        </table:table-row>
        <table:table-row>
          <table:table-cell table:style-name="Tabelle80.A2" office:value-type="string">
            <text:p text:style-name="Table_20_Contents">max. Länge von Sprungmarken</text:p>
          </table:table-cell>
          <table:table-cell table:style-name="Tabelle80.B2" office:value-type="string">
            <text:p text:style-name="Table_20_Contents">20 Zeichen</text:p>
          </table:table-cell>
        </table:table-row>
        <table:table-row>
          <table:table-cell table:style-name="Tabelle80.A2" office:value-type="string">
            <text:p text:style-name="Table_20_Contents">max. verschachtelte Unterprg.</text:p>
          </table:table-cell>
          <table:table-cell table:style-name="Tabelle80.B2" office:value-type="string">
            <text:p text:style-name="Table_20_Contents">50</text:p>
          </table:table-cell>
        </table:table-row>
      </table:table>
      <text:p text:style-name="P30"/>
      <text:h text:style-name="Heading_20_2" text:outline-level="2">8.3. Beispiele</text:h>
      <text:p text:style-name="Text_20_body_20_indent"><text:span text:style-name="T2">Ein einfaches Z-Netz-Script wurde bereits in </text:span><text:a xlink:type="simple" xlink:href="#8.1.1.%20Ein%20einfaches%20Script:%20Z-Netz-Netcall%7Coutline"><text:span text:style-name="T9">Kapitel 8.1.1</text:span></text:a><text:span text:style-name="T2"> aufgelistet. Im folgenden finden Sie vollständige Netcall-Scripts für die verschiedenen Netztypen. Sie liegen auch im </text:span><text:span text:style-name="T15">beispiel</text:span><text:span text:style-name="T2">-Unterverzeichnis des OpenXP-Verzeichnisses.</text:span></text:p>
      <text:h text:style-name="Heading_20_3" text:outline-level="3">8.3.1. Z-Netz</text:h>
      <text:p text:style-name="P75"/>
      <text:p text:style-name="P76"># Z-NETZ.SCR: Z-Netz-Netcall-Script</text:p>
      <text:p text:style-name="P76"># für ZCONNECT-Systeme ist "ZERBERUS" durch "JANUS" zu ersetzen</text:p>
      <text:p text:style-name="P76"/>
      <text:p text:style-name="P76"><text:s text:c="9"/>ON Relogin SEND "ZERBERUS" cr</text:p>
      <text:p text:style-name="P76">start: <text:s text:c="2"/>READ</text:p>
      <text:p text:style-name="P76"><text:s text:c="9"/>ON "username:" SEND "ZERBERUS" cr</text:p>
      <text:p text:style-name="P76"><text:s text:c="9"/>ON "systemname:" SEND $POINT cr</text:p>
      <text:p text:style-name="P76"><text:s text:c="9"/>ON "passwort:" SEND $PASSWORD cr</text:p>
      <text:p text:style-name="P76"><text:s text:c="9"/>ON "running arc" END</text:p>
      <text:p text:style-name="P76"><text:s text:c="9"/>GOTO start</text:p>
      <text:p text:style-name="P76"/>
      <text:p text:style-name="P76"/>
      <text:p text:style-name="P76"># OZ-NETZ.SCR: Z-Netz-Online-Script</text:p>
      <text:p text:style-name="P76"/>
      <text:p text:style-name="P76">start: <text:s/>READ</text:p>
      <text:p text:style-name="P76"><text:s text:c="8"/>ON "username:" SEND $USER cr</text:p>
      <text:p text:style-name="P76"><text:s text:c="8"/>ON "passwort:" goto ende</text:p>
      <text:p text:style-name="P76"><text:s text:c="8"/>GOTO start</text:p>
      <text:p text:style-name="P76">ende: <text:s text:c="2"/>SEND $OPASSWORD cr</text:p>
      <text:p text:style-name="P76"><text:s text:c="10"/></text:p>
      <text:h text:style-name="Heading_20_3" text:outline-level="3">8.3.2. MausTausch</text:h>
      <text:p text:style-name="P75"/>
      <text:p text:style-name="P76"># MAUS.SCR: kombiniertes Netcall- und Online-Script für MAUS-Boxen</text:p>
      <text:p text:style-name="P76"/>
      <text:p text:style-name="P76"><text:s text:c="10"/>on <text:s text:c="5"/>relogin goto relogin</text:p>
      <text:p text:style-name="P76">start: <text:s text:c="3"/>read</text:p>
      <text:p text:style-name="P76"><text:s text:c="10"/>on <text:s text:c="5"/>"mausnet laeuft" goto abbruch</text:p>
      <text:p text:style-name="P76"><text:s text:c="10"/>on <text:s text:c="5"/>"werdaauchimmerhieranruft" goto abbruch</text:p>
      <text:p text:style-name="P76"><text:s text:c="10"/>on <text:s text:c="5"/>"(j/n)" goto login <text:s text:c="8"/># .. Benutzer (j/n)</text:p>
      <text:p text:style-name="P76"><text:s text:c="10"/>goto <text:s text:c="3"/>start</text:p>
      <text:p text:style-name="P76"/>
      <text:p text:style-name="P76">abbruch: <text:s/>delay <text:s text:c="2"/>1</text:p>
      <text:p text:style-name="P76"><text:s text:c="10"/>end <text:s text:c="4"/>fail</text:p>
      <text:p text:style-name="P76"/>
      <text:p text:style-name="P76">login: <text:s text:c="3"/>on <text:s text:c="5"/>online send "J" <text:s text:c="11"/># .. Benutzer: Ja</text:p>
      <text:p text:style-name="P76"><text:s text:c="10"/>on <text:s text:c="5"/>netcall send "MausTausch" <text:s/># MausTausch-Login</text:p>
      <text:p text:style-name="P76"><text:s text:c="10"/>send <text:s text:c="3"/>$USER cr</text:p>
      <text:p text:style-name="P76"><text:s text:c="10"/>send <text:s text:c="3"/>$PASSWORD cr <text:s text:c="12"/># Tausch-PW = Online-PW!</text:p>
      <text:p text:style-name="P76"><text:s text:c="10"/>on <text:s text:c="5"/>online end</text:p>
      <text:p text:style-name="P76"><text:s text:c="10"/>goto <text:s text:c="3"/>netcall</text:p>
      <text:p text:style-name="P76"/>
      <text:p text:style-name="P76">relogin: <text:s/>send <text:s text:c="3"/>"T" <text:s text:c="23"/># Menüpunkt "Tausch"</text:p>
      <text:p text:style-name="P76"><text:s text:c="10"/>delay <text:s text:c="2"/>1 show</text:p>
      <text:p text:style-name="P76">netcall: <text:s/>flush</text:p>
      <text:p text:style-name="P76"><text:s text:c="10"/>send <text:s text:c="3"/>$PROTOCOL <text:s text:c="17"/># Protokoll-Kennung</text:p>
      <text:p text:style-name="P76"><text:s text:c="10"/>waitfor "protokoll startet"</text:p>
      <text:p text:style-name="P76"><text:s text:c="10"/></text:p>
      <text:h text:style-name="Heading_20_3" text:outline-level="3">8.3.3. MagicNET / Seven</text:h>
      <text:p text:style-name="P75"/>
      <text:p text:style-name="P76"># MAGIC.SCR: Netcall-Script für MagicNET und Seven</text:p>
      <text:p text:style-name="P76"># MagicNET-Polldocs V1.x</text:p>
      <text:p text:style-name="P76"/>
      <text:p text:style-name="P76"><text:s text:c="7"/>on <text:s text:c="5"/>relogin goto relog</text:p>
      <text:p text:style-name="P76"><text:s text:c="7"/>waitfor "(8-n-1)"</text:p>
      <text:p text:style-name="P76"><text:s text:c="7"/>waitfor "&gt;"</text:p>
      <text:p text:style-name="P76"><text:s text:c="7"/>delay <text:s text:c="2"/>0.5</text:p>
      <text:p text:style-name="P76">relog: send <text:s text:c="3"/>"^F" <text:s text:c="16"/># ^F = Startzeichen für Netcall</text:p>
      <text:p text:style-name="P76"><text:s text:c="7"/>display off</text:p>
      <text:p text:style-name="P76"><text:s text:c="7"/>writeln</text:p>
      <text:p text:style-name="P76"><text:s text:c="7"/>writeln</text:p>
      <text:p text:style-name="P76"><text:s text:c="7"/>write <text:s text:c="2"/>"Login..."</text:p>
      <text:p text:style-name="P76"/>
      <text:p text:style-name="P76">loop1: delay <text:s text:c="2"/>0.5</text:p>
      <text:p text:style-name="P76"><text:s text:c="7"/>flush</text:p>
      <text:p text:style-name="P76"><text:s text:c="7"/>send <text:s text:c="3"/>$Point crlf <text:s text:c="9"/># Pointname</text:p>
      <text:p text:style-name="P76"><text:s text:c="7"/>send <text:s text:c="3"/>$Password crlf <text:s text:c="6"/># Paßwort</text:p>
      <text:p text:style-name="P76"><text:s text:c="7"/>send <text:s text:c="3"/>$Serialno <text:s text:c="11"/># Seriennummer</text:p>
      <text:p text:style-name="P76"><text:s text:c="7"/>send <text:s text:c="3"/>"HI" crlf</text:p>
      <text:p text:style-name="P76">loop2: read</text:p>
      <text:p text:style-name="P76"><text:s text:c="7"/>on <text:s text:c="5"/>"!!!" goto ende <text:s text:c="5"/># Login erfolgreich</text:p>
      <text:p text:style-name="P76"><text:s text:c="7"/>on <text:s text:c="5"/>"???" goto loop1 <text:s text:c="4"/># Login fehlerhaft</text:p>
      <text:p text:style-name="P76"><text:s text:c="7"/>goto <text:s text:c="3"/>loop2</text:p>
      <text:p text:style-name="P76"/>
      <text:p text:style-name="P76">ende: <text:s/>writeln</text:p>
      <text:p text:style-name="P76"><text:s text:c="7"/>writeln</text:p>
      <text:p text:style-name="P76"/>
      <text:p text:style-name="P76"/>
      <text:p text:style-name="P76"># O-MAGIC.SCR: Online-Script für MagicNET / Seven / LightNET</text:p>
      <text:p text:style-name="P76"/>
      <text:p text:style-name="P76"><text:s text:c="7"/>waitfor "(8-n-1)"</text:p>
      <text:p text:style-name="P76"><text:s text:c="7"/>waitfor "&gt;"</text:p>
      <text:p text:style-name="P76"><text:s text:c="7"/>delay <text:s text:c="2"/>0.5</text:p>
      <text:p text:style-name="P76"><text:s text:c="7"/>send <text:s text:c="3"/>cr</text:p>
      <text:p text:style-name="P76"/>
      <text:p text:style-name="P76">start: read</text:p>
      <text:p text:style-name="P76"><text:s text:c="7"/>on "name:" send $USER cr</text:p>
      <text:p text:style-name="P76"><text:s text:c="7"/>on "passwort:" goto ende</text:p>
      <text:p text:style-name="P76"><text:s text:c="7"/>goto start</text:p>
      <text:p text:style-name="P76"/>
      <text:p text:style-name="P76">ende: <text:s/>send $PASSWORD cr</text:p>
      <text:p text:style-name="P76"><text:s text:c="10"/></text:p>
      <text:h text:style-name="Heading_20_3" text:outline-level="3">8.3.4. UUCP</text:h>
      <text:p text:style-name="P75"/>
      <text:p text:style-name="P76"># UUCP.SCR: Netcall-Script für UUCP-Systeme</text:p>
      <text:p text:style-name="P76"/>
      <text:p text:style-name="P76"><text:s text:c="7"/>on <text:s text:c="3"/>relogin send cr</text:p>
      <text:p text:style-name="P76">first: timer 5</text:p>
      <text:p text:style-name="P76">start: read</text:p>
      <text:p text:style-name="P76"><text:s text:c="7"/>on <text:s text:c="3"/>"login:" goto login</text:p>
      <text:p text:style-name="P76"><text:s text:c="7"/>on <text:s text:c="3"/>timeout goto cr</text:p>
      <text:p text:style-name="P76"><text:s text:c="7"/>goto <text:s/>start</text:p>
      <text:p text:style-name="P76">cr: <text:s text:c="3"/>send <text:s/>cr <text:s text:c="29"/># hey, aufwachen!</text:p>
      <text:p text:style-name="P76"><text:s text:c="7"/>goto <text:s/>first</text:p>
      <text:p text:style-name="P76"/>
      <text:p text:style-name="P76">login: send <text:s/>$LOGIN cr</text:p>
      <text:p text:style-name="P76">loop: <text:s/>read</text:p>
      <text:p text:style-name="P76"><text:s text:c="7"/>on <text:s text:c="3"/>"login:" send $LOGIN cr</text:p>
      <text:p text:style-name="P76"><text:s text:c="7"/>on <text:s text:c="3"/>"password:" send $PASSWORD cr</text:p>
      <text:p text:style-name="P76"><text:s text:c="7"/>on <text:s text:c="3"/>"passwort:" send $PASSWORD cr</text:p>
      <text:p text:style-name="P76"><text:s text:c="7"/>on <text:s text:c="3"/>"^Pshere" goto ende <text:s text:c="12"/># uucico-Startkennung</text:p>
      <text:p text:style-name="P76"><text:s text:c="7"/>goto <text:s/>loop</text:p>
      <text:p text:style-name="P76"/>
      <text:p text:style-name="P76">ende: <text:s/>write "^M <text:s text:c="6"/>^M" <text:s text:c="18"/># ^Pshere löschen</text:p>
      <text:p text:style-name="P76"><text:s text:c="10"/></text:p>
      <text:h text:style-name="P15" text:outline-level="1">Glossar</text:h>
      <text:p text:style-name="P78">*C<text:bookmark text:name="Coord"/></text:p>
      <text:p text:style-name="P79"><text:span text:style-name="T2">Abgekürzte Schreibweise für die diversen Coordinators des </text:span><text:a xlink:type="simple" xlink:href="#fidonet"><text:span text:style-name="T9">FidoNet</text:span></text:a><text:span text:style-name="T2">. NC (</text:span><text:a xlink:type="simple" xlink:href="#network">Network</text:a><text:span text:style-name="T2"> Coordinator), RC (</text:span><text:a xlink:type="simple" xlink:href="#region"><text:span text:style-name="T9">Region</text:span></text:a><text:span text:style-name="T2"> Coordinator), ZC (</text:span><text:a xlink:type="simple" xlink:href="#zone"><text:span text:style-name="T9">Zone</text:span></text:a><text:span text:style-name="T2"> Coordinator), IC (International Coordinator). Ihre Aufgaben und Befugnisse sind in der </text:span><text:a xlink:type="simple" xlink:href="#policy"><text:span text:style-name="T9">Policy</text:span></text:a><text:span text:style-name="T2"> definiert.</text:span></text:p>
      <text:p text:style-name="P80">*EC<text:bookmark text:name="EC"/></text:p>
      <text:p text:style-name="P79"><text:span text:style-name="T2">Abgekürzte Schreibweise für die diversen EchomailCoordinators des </text:span><text:a xlink:type="simple" xlink:href="#fidonet"><text:span text:style-name="T9">FidoNet</text:span></text:a><text:span text:style-name="T2">. NEC, REC, ZEC. Aufgaben und Befugnisse sind in der </text:span><text:a xlink:type="simple" xlink:href="#echopolicy"><text:span text:style-name="T9">Echopolicy</text:span></text:a><text:span text:style-name="T2"> geregelt.</text:span></text:p>
      <text:p text:style-name="P80">3d / 4d Ad<text:bookmark text:name="3d"/>resse</text:p>
      <text:p text:style-name="P79"><text:a xlink:type="simple" xlink:href="#fidonet"><text:span text:style-name="T73">FidoNet</text:span></text:a><text:span text:style-name="T2">: Eine normale Fido-Adresse besteht aus mindestens drei Teilen, nämlich </text:span><text:span text:style-name="T23">Zone</text:span><text:span text:style-name="T2">:</text:span><text:span text:style-name="T23">Network</text:span><text:span text:style-name="T2">/</text:span><text:span text:style-name="T23">Node</text:span><text:span text:style-name="T2">. Sofern noch eine Pointnummer dazukommt, spricht man von 4d (4-dimensionaler) Adressierung. Der Überwiegende Teil der heute verwendeten Software beherrscht 4d-Adressierung.</text:span></text:p>
      <text:p text:style-name="P80">Accou<text:bookmark text:name="account"/>nt</text:p>
      <text:p text:style-name="P79"><text:span text:style-name="T2">Benutzerkennung z.B. bei einem </text:span><text:a xlink:type="simple" xlink:href="#server"><text:span text:style-name="T9">Server</text:span></text:a><text:span text:style-name="T2"> oder einem Unix-Rechner.</text:span></text:p>
      <text:p text:style-name="P80">AFAIK</text:p>
      <text:p text:style-name="P79"><text:span text:style-name="T2">Abkürzung für </text:span><text:span text:style-name="T4">as far as I know</text:span><text:span text:style-name="T2"> (soweit ich weiß)</text:span></text:p>
      <text:p text:style-name="P80">AKA<text:bookmark text:name="aka"/></text:p>
      <text:p text:style-name="P79"><text:span text:style-name="T2">Abkürzung für </text:span><text:span text:style-name="T4">also known as</text:span><text:span text:style-name="T2"> (auch bekannt als). Im </text:span><text:a xlink:type="simple" xlink:href="#fidonet"><text:span text:style-name="T9">FidoNet</text:span></text:a><text:span text:style-name="T2"> werden damit normalerweise weitere Adressen einer </text:span><text:a xlink:type="simple" xlink:href="#bbs"><text:span text:style-name="T9">BBS</text:span></text:a><text:span text:style-name="T2"> bezeichnet.</text:span></text:p>
      <text:p text:style-name="P80">Are<text:bookmark text:name="area"/>a</text:p>
      <text:p text:style-name="P79"><text:a xlink:type="simple" xlink:href="#fidonet"><text:span text:style-name="T73">FidoNet</text:span></text:a><text:span text:style-name="T2">-Begriff für ein öffentliches Diskussionsforum.</text:span></text:p>
      <text:p text:style-name="P80">Artike<text:bookmark text:name="artikel"/>l</text:p>
      <text:p text:style-name="P79"><text:a xlink:type="simple" xlink:href="#usenet"><text:span text:style-name="T73">Usenet</text:span></text:a><text:span text:style-name="T2">-Begriff für einen Beitrag in einem öffentlichen Diskussionsforum.</text:span></text:p>
      <text:p text:style-name="P80">Backbon<text:bookmark text:name="backbone"/>e</text:p>
      <text:p text:style-name="P79"><text:span text:style-name="T2">(Rückgrat); Ein </text:span><text:a xlink:type="simple" xlink:href="#server"><text:span text:style-name="T9">Server</text:span></text:a><text:span text:style-name="T2">, auf dem - innerhalb eines bestimmten Bereiches - </text:span><text:a xlink:type="simple" xlink:href="#mail"><text:span text:style-name="T9">Mail</text:span></text:a><text:span text:style-name="T2"> oder öffentliche Nachrichten zentral zusammenlaufem.</text:span></text:p>
      <text:p text:style-name="P80">BackBone<text:bookmark text:name="bbr"/>Ring (BBR)</text:p>
      <text:p text:style-name="P79"><text:a xlink:type="simple" xlink:href="#fidonet"><text:span text:style-name="T73">FidoNet</text:span></text:a><text:span text:style-name="T2">: Ähnlich dem </text:span><text:a xlink:type="simple" xlink:href="#backbone"><text:span text:style-name="T9">Backbone</text:span></text:a><text:span text:style-name="T2">, nur dass bei dieser Topologie die </text:span><text:a xlink:type="simple" xlink:href="#echomail"><text:span text:style-name="T9">Echomail</text:span></text:a><text:span text:style-name="T2"> auf mehreren Hauptsystemen zusammenläuft, und zwischen diesen ausgetauscht wird. Also eine Art „Zusammenschluss mehrerer kleiner </text:span><text:a xlink:type="simple" xlink:href="#backbone"><text:span text:style-name="T9">Backbones</text:span></text:a><text:span text:style-name="T2">“.</text:span></text:p>
      <text:p text:style-name="P80">Bang(-Pfad)</text:p>
      <text:p text:style-name="P79"><text:span text:style-name="T2">Nachrichtenroute in der Form </text:span><text:span text:style-name="T57">Server1</text:span><text:span text:style-name="T15">!</text:span><text:span text:style-name="T57">Server2</text:span><text:span text:style-name="T15">!...</text:span></text:p>
      <text:p text:style-name="P80">B<text:bookmark text:name="bbs"/>BS</text:p>
      <text:p text:style-name="P79"><text:span text:style-name="T2">Abkürzung für </text:span><text:span text:style-name="T4">Bulletin Board System</text:span><text:span text:style-name="T2">. Ein </text:span><text:a xlink:type="simple" xlink:href="#server"><text:span text:style-name="T9">Server</text:span></text:a><text:span text:style-name="T2">, der die Dienste </text:span><text:a xlink:type="simple" xlink:href="#mail"><text:span text:style-name="T9">Mail</text:span></text:a><text:span text:style-name="T2"> und Diskussionsforen anbietet.</text:span></text:p>
      <text:p text:style-name="P80">BCC<text:bookmark text:name="bcc"/></text:p>
      <text:p text:style-name="P79"><text:span text:style-name="T4">Blind Carbon Copy</text:span><text:span text:style-name="T2"> - Kopie einer Nachricht an weitere Empfänger, die für den Originalempfänger nicht erkennbar ist.</text:span></text:p>
      <text:p text:style-name="P79"><text:span text:style-name="T10">Siehe auch: </text:span><text:a xlink:type="simple" xlink:href="#cc"><text:span text:style-name="T74">CC</text:span></text:a><text:span text:style-name="T6">.</text:span></text:p>
      <text:p text:style-name="P80">Bod<text:bookmark text:name="body"/>y</text:p>
      <text:p text:style-name="P79"><text:span text:style-name="T2">„Benutzerteil“ einer Nachricht, im Gegensatz zum </text:span><text:a xlink:type="simple" xlink:href="#header"><text:span text:style-name="T9">Header</text:span></text:a><text:span text:style-name="T2">.</text:span></text:p>
      <text:p text:style-name="P81">Bombin<text:bookmark text:name="brun"/>g Run</text:p>
      <text:p text:style-name="P79"><text:a xlink:type="simple" xlink:href="#fidonet"><text:span text:style-name="T75">FidoNet</text:span></text:a><text:span text:style-name="T2">: Geroutete </text:span><text:a xlink:type="simple" xlink:href="#cc"><text:span text:style-name="T9">Carbon Copies</text:span></text:a><text:span text:style-name="T2"> an eine Vielzahl von Empfängern oder direkte </text:span><text:a xlink:type="simple" xlink:href="#netmail"><text:span text:style-name="T9">Netmail</text:span></text:a><text:span text:style-name="T2">-„Bombardements“ von einem </text:span><text:a xlink:type="simple" xlink:href="#node"><text:span text:style-name="T9">Node</text:span></text:a><text:span text:style-name="T2"> an einen anderen. </text:span><text:span text:style-name="T4">Bombing Runs</text:span><text:span text:style-name="T2"> werden in der Regel als </text:span><text:a xlink:type="simple" xlink:href="#eab"><text:span text:style-name="T9">excessively annoying behaviour</text:span></text:a><text:span text:style-name="T2"> empfunden, und können für den absendenden </text:span><text:a xlink:type="simple" xlink:href="#node"><text:span text:style-name="T9">Node</text:span></text:a><text:span text:style-name="T2"> zum Ausschluss aus dem </text:span><text:a xlink:type="simple" xlink:href="#fidonet"><text:span text:style-name="T9">Fidonet</text:span></text:a><text:span text:style-name="T2"> führen.</text:span></text:p>
      <text:p text:style-name="P80"><text:bookmark-start text:name="boss"/>Boss<text:bookmark-end text:name="boss"/> (BossSystem)</text:p>
      <text:p text:style-name="P79"><text:a xlink:type="simple" xlink:href="#fidonet"><text:span text:style-name="T73">FidoNet</text:span></text:a><text:span text:style-name="T2">: Ein Boss ist ein </text:span><text:a xlink:type="simple" xlink:href="#node"><text:span text:style-name="T9">Node</text:span></text:a><text:span text:style-name="T2"> mit </text:span><text:a xlink:type="simple" xlink:href="#point"><text:span text:style-name="T9">Points</text:span></text:a><text:span text:style-name="T2">.</text:span></text:p>
      <text:p text:style-name="P80">Bre<text:bookmark text:name="brett"/>tt</text:p>
      <text:p text:style-name="P82">Bezeichnung in verschiedenen Netzen für ein öffentliches Diskussionsforum.</text:p>
      <text:p text:style-name="P80">BTW</text:p>
      <text:p text:style-name="P79"><text:span text:style-name="T2">(engl.) </text:span><text:span text:style-name="T4">by the way</text:span><text:span text:style-name="T2"> - übrigens</text:span></text:p>
      <text:p text:style-name="P80">Bounce</text:p>
      <text:p text:style-name="P82">Zurücksenden einer unzustellbaren Nachricht.</text:p>
      <text:p text:style-name="P80">Cancel-Message</text:p>
      <text:p text:style-name="P82">Löschnachricht zum nachträglichen Löschen einer verschickten Nachricht</text:p>
      <text:p text:style-name="P80">C<text:bookmark text:name="cc"/>C</text:p>
      <text:p text:style-name="P79"><text:span text:style-name="T4">Carbon Copy</text:span><text:span text:style-name="T2"> - Kopie einer Nachricht an weitere Empfänger.</text:span></text:p>
      <text:p text:style-name="P79"><text:span text:style-name="T10">Siehe auch: </text:span><text:a xlink:type="simple" xlink:href="#bcc"><text:span text:style-name="T74">BCC</text:span></text:a><text:span text:style-name="T6">.</text:span></text:p>
      <text:p text:style-name="P80">Cf<text:bookmark text:name="cfv"/>V</text:p>
      <text:p text:style-name="P79"><text:span text:style-name="T4">Call for Vote</text:span><text:span text:style-name="T2"> - Aufruf zur Abstimmung, insbesondere zur Einrichtung eines neuen Diskussionsforums im </text:span><text:a xlink:type="simple" xlink:href="#usenet"><text:span text:style-name="T9">Usenet</text:span></text:a><text:span text:style-name="T2">.</text:span></text:p>
      <text:p text:style-name="P80">Ch<text:bookmark text:name="charta"/>arta</text:p>
      <text:p text:style-name="P79"><text:a xlink:type="simple" xlink:href="#usenet"><text:span text:style-name="T73">Usenet</text:span></text:a><text:span text:style-name="T2">: Ein kurzer Text, der das Thema eines Diskussionsforums umschreibt.</text:span></text:p>
      <text:p text:style-name="P79"><text:span text:style-name="T10">Siehe auch: </text:span><text:a xlink:type="simple" xlink:href="#rules"><text:span text:style-name="T74">Rules</text:span></text:a><text:span text:style-name="T6">.</text:span></text:p>
      <text:p text:style-name="P80">Clie<text:bookmark text:name="client"/>nt</text:p>
      <text:p text:style-name="P79"><text:span text:style-name="T2">Ein Rechner oder Programm der oder das bestimmte Dienste eines </text:span><text:a xlink:type="simple" xlink:href="#server"><text:span text:style-name="T9">Servers</text:span></text:a><text:span text:style-name="T2"> in Anspruch nimmt. OpenXP ist ein </text:span><text:a xlink:type="simple" xlink:href="#mail"><text:span text:style-name="T9">Mail</text:span></text:a><text:span text:style-name="T2">- und </text:span><text:a xlink:type="simple" xlink:href="#news"><text:span text:style-name="T9">News</text:span></text:a><text:span text:style-name="T2">-Client.</text:span></text:p>
      <text:p text:style-name="P80">C<text:bookmark text:name="cm"/>M</text:p>
      <text:p text:style-name="P79"><text:a xlink:type="simple" xlink:href="#fidonet"><text:span text:style-name="T73">FidoNet</text:span></text:a><text:span text:style-name="T2">: </text:span><text:span text:style-name="T4">Continous Mail</text:span><text:span text:style-name="T2">. Ein </text:span><text:a xlink:type="simple" xlink:href="#nodelist"><text:span text:style-name="T9">Nodelist</text:span></text:a><text:span text:style-name="T2">-Flag. Zeigt an, dass die </text:span><text:a xlink:type="simple" xlink:href="#bbs"><text:span text:style-name="T9">BBS</text:span></text:a><text:span text:style-name="T2"> in der Lage ist, 24 Stunden am Tag </text:span><text:a xlink:type="simple" xlink:href="#mail"><text:span text:style-name="T9">Mail</text:span></text:a><text:span text:style-name="T2"> anzunehmen. (CM bedeuted nicht </text:span><text:a xlink:type="simple" xlink:href="#crash"><text:span text:style-name="T9">Crashmail</text:span></text:a><text:span text:style-name="T2"> und steht mit </text:span><text:a xlink:type="simple" xlink:href="#crash"><text:span text:style-name="T9">Crashmail</text:span></text:a><text:span text:style-name="T2"> auch nur indirekt in Zusammenhang.)</text:span></text:p>
      <text:p text:style-name="P80">Compl<text:bookmark text:name="complaint"/>aint (formal c., official c.)</text:p>
      <text:p text:style-name="P79"><text:a xlink:type="simple" xlink:href="#fidonet"><text:span text:style-name="T73">FidoNet</text:span></text:a><text:span text:style-name="T2">: Offizielle Beschwerde gegen einen anderen </text:span><text:a xlink:type="simple" xlink:href="#node"><text:span text:style-name="T9">Node</text:span></text:a><text:span text:style-name="T2">, wenn dieser gegen die </text:span><text:a xlink:type="simple" xlink:href="#policy"><text:span text:style-name="T9">Policy</text:span></text:a><text:span text:style-name="T2"> verstoßen hat, bzw. wenn sein Benehmen als </text:span><text:span text:style-name="T4">excessively annoying</text:span><text:span text:style-name="T2"> empfunden wurde.</text:span></text:p>
      <text:p text:style-name="P80">Cr<text:bookmark text:name="crash"/>ash (Crashmail)</text:p>
      <text:p text:style-name="P79"><text:a xlink:type="simple" xlink:href="#fidonet"><text:span text:style-name="T73">FidoNet</text:span></text:a><text:span text:style-name="T2">: </text:span><text:a xlink:type="simple" xlink:href="#netmail"><text:span text:style-name="T9">Netmail</text:span></text:a><text:span text:style-name="T2">, die direkt an den Ziel-</text:span><text:a xlink:type="simple" xlink:href="#node"><text:span text:style-name="T9">Node</text:span></text:a><text:span text:style-name="T2"> gesendet wird. Vorteil: schnell, sicher. Nachteil: teuer.</text:span></text:p>
      <text:p text:style-name="P80">Crossposting</text:p>
      <text:p text:style-name="P82">Öffentliche Nachricht in mehreren Diskussionsforen, die physikalisch nur einmal übertragen wird. Sollte nur sehr sparsam verwendet werden.</text:p>
      <text:p text:style-name="P80">Doma<text:bookmark text:name="domain"/>in</text:p>
      <text:p text:style-name="P79"><text:span text:style-name="T2">Rechter Teil einer </text:span><text:a xlink:type="simple" xlink:href="#internet"><text:span text:style-name="T9">Internet</text:span></text:a><text:span text:style-name="T2">-</text:span><text:a xlink:type="simple" xlink:href="#mail"><text:span text:style-name="T9">E-Mail</text:span></text:a><text:span text:style-name="T2">-Adresse.</text:span></text:p>
      <text:p text:style-name="P80">Downlink</text:p>
      <text:p text:style-name="P79"><text:span text:style-name="T4">FidoNet</text:span><text:span text:style-name="T2">: </text:span><text:a xlink:type="simple" xlink:href="#bbs"><text:span text:style-name="T9">BBS</text:span></text:a><text:span text:style-name="T2">, an die Nachrichten weitergeleitet und von der Nachrichten geschickt werden. </text:span><text:a xlink:type="simple" xlink:href="#point"><text:span text:style-name="T9">Points</text:span></text:a><text:span text:style-name="T2"> sind zwar eigentlich Downlinks, werden aber selten so bezeichnet.</text:span></text:p>
      <text:p text:style-name="P80">Dupe</text:p>
      <text:p text:style-name="P79"><text:span text:style-name="T2">Nachrichten, die aufgrund eines technischen Fehlers mehrfach verteilt werden. (von </text:span><text:span text:style-name="T4">duplicate</text:span><text:span text:style-name="T2">)</text:span></text:p>
      <text:p text:style-name="P80">Ec<text:bookmark text:name="echo"/>ho</text:p>
      <text:p text:style-name="P79"><text:a xlink:type="simple" xlink:href="#fidonet"><text:span text:style-name="T73">FidoNet</text:span></text:a><text:span text:style-name="T2">-Begriff für ein öffentliches Diskussionsforum.</text:span></text:p>
      <text:p text:style-name="P80">Ech<text:bookmark text:name="echomail"/>omail</text:p>
      <text:p text:style-name="P79"><text:a xlink:type="simple" xlink:href="#fidonet"><text:span text:style-name="T73">FidoNet</text:span></text:a><text:span text:style-name="T2">-Bezeichnung für einen Beitrag in einem öffentlichen Diskussionsforum.</text:span></text:p>
      <text:p text:style-name="P80">Echo<text:bookmark text:name="echopolicy"/>policy (Echopol, EP1)</text:p>
      <text:p text:style-name="P79"><text:a xlink:type="simple" xlink:href="#fidonet"><text:span text:style-name="T73">FidoNet</text:span></text:a><text:span text:style-name="T2">: Die Echopolicy (derzeit aktuell v. 1 (http://www.was-is-fido.de/doks/echopol.txt)) regelt alles, was mit </text:span><text:a xlink:type="simple" xlink:href="#echomail"><text:span text:style-name="T9">Echomail</text:span></text:a><text:span text:style-name="T2"> zu tun hat. Sie ergänzt die </text:span><text:a xlink:type="simple" xlink:href="#policy"><text:span text:style-name="T9">Worldpolicy</text:span></text:a><text:span text:style-name="T2">.</text:span></text:p>
      <text:p text:style-name="P80">E<text:bookmark text:name="emsi"/>MSI</text:p>
      <text:p text:style-name="P79"><text:span text:style-name="T4">Electronic Mail Standard Identification</text:span><text:span text:style-name="T2">. Ein Verfahren, mit dem Fido-</text:span><text:a xlink:type="simple" xlink:href="#mailer"><text:span text:style-name="T9">Mailer</text:span></text:a><text:span text:style-name="T2"> untereinander die Informationen austauschen, die zum Aufbau einer Session nötig sind.</text:span></text:p>
      <text:p text:style-name="P80">Excessively annoying be<text:bookmark text:name="eab"/>haviour (EAB, XAB)</text:p>
      <text:p text:style-name="P79"><text:a xlink:type="simple" xlink:href="#fidonet"><text:span text:style-name="T73">FidoNet</text:span></text:a><text:span text:style-name="T2">: übermäßig störendes Benehmen anderen </text:span><text:a xlink:type="simple" xlink:href="#node"><text:span text:style-name="T9">Nodes</text:span></text:a><text:span text:style-name="T2"> gegenüber. Kann zum Ausschluss aus dem </text:span><text:a xlink:type="simple" xlink:href="#fidonet"><text:span text:style-name="T9">FidoNet</text:span></text:a><text:span text:style-name="T2"> führen.</text:span></text:p>
      <text:p text:style-name="P80">Exc<text:bookmark text:name="excomm"/>ommunication</text:p>
      <text:p text:style-name="P79"><text:span text:style-name="T2">Ausschluss eines </text:span><text:a xlink:type="simple" xlink:href="#node"><text:span text:style-name="T9">Nodes</text:span></text:a><text:span text:style-name="T2"> aus dem </text:span><text:span text:style-name="T4">FidoNet</text:span><text:span text:style-name="T2"> aufgrund eines Verstoßes gegen die </text:span><text:a xlink:type="simple" xlink:href="#policy"><text:span text:style-name="T9">Policy</text:span></text:a><text:span text:style-name="T2">.</text:span></text:p>
      <text:p text:style-name="P80">Expire</text:p>
      <text:p text:style-name="P82">Haltezeitüberschreitung von Nachrichten und Prozess des Löschens von Nachrichten mit überschrittener Haltezeit.</text:p>
      <text:p text:style-name="P80">Fakenet</text:p>
      <text:p text:style-name="P79"><text:a xlink:type="simple" xlink:href="#fidonet"><text:span text:style-name="T73">FidoNet</text:span></text:a><text:span text:style-name="T2">: ein Fakenet ist eine nach Fido-Struktur aufgebaute </text:span><text:a xlink:type="simple" xlink:href="#fidoadresse"><text:span text:style-name="T9">Adresse</text:span></text:a><text:span text:style-name="T2">, die ein </text:span><text:a xlink:type="simple" xlink:href="#boss"><text:span text:style-name="T9">Boss</text:span></text:a><text:span text:style-name="T2"> für seine </text:span><text:a xlink:type="simple" xlink:href="#point"><text:span text:style-name="T9">Points</text:span></text:a><text:span text:style-name="T2"> verwendet, sofern die verwendete Software keine </text:span><text:a xlink:type="simple" xlink:href="#3d"><text:span text:style-name="T9">4d-Adressierung</text:span></text:a><text:span text:style-name="T2"> beherrscht.</text:span></text:p>
      <text:p text:style-name="P80">FA<text:bookmark text:name="faq"/>Q</text:p>
      <text:p text:style-name="P79"><text:span text:style-name="T4">Frequently Asked Questions</text:span><text:span text:style-name="T2"> - eine Sammlung von häufig gestellten Fragen und Antworten darauf zu einem bestimmten Thema. Im </text:span><text:a xlink:type="simple" xlink:href="#usenet"><text:span text:style-name="T9">Usenet</text:span></text:a><text:span text:style-name="T2"> finden Sie FAQs zu allen Themen im </text:span><text:a xlink:type="simple" xlink:href="#forum"><text:span text:style-name="T9">Forum</text:span></text:a><text:span text:style-name="T2"> news.answers (news:news.answers).</text:span></text:p>
      <text:p text:style-name="P80">Fido-A<text:bookmark text:name="abc"/>BC</text:p>
      <text:p text:style-name="P79"><text:span text:style-name="T2">Infos über's </text:span><text:a xlink:type="simple" xlink:href="#ID_FIDONET"><text:span text:style-name="T9">FidoNet</text:span></text:a><text:span text:style-name="T2"> (nicht nur) für Einsteiger. Ist als </text:span><text:span text:style-name="T15">fido-abc.arj</text:span><text:span text:style-name="T2"> bei vielen </text:span><text:a xlink:type="simple" xlink:href="#bbs"><text:span text:style-name="T9">BBS</text:span></text:a><text:span text:style-name="T2"> per Download/</text:span><text:a xlink:type="simple" xlink:href="#request"><text:span text:style-name="T9">FileRequest</text:span></text:a><text:span text:style-name="T2">, über </text:span><text:a xlink:type="simple" xlink:href="http://www.was-ist-fido.de/doks/fido-abc.txt"><text:span text:style-name="T9">http://www.was-ist-fido.de/doks/fido-abc.txt</text:span></text:a><text:span text:style-name="T2"> oder auf Anfrage auch in FIDOGUIDE.GER erhältlich.</text:span></text:p>
      <text:p text:style-name="P80">Fido-Ad<text:bookmark text:name="fidoadresse"/>resse</text:p>
      <text:p text:style-name="P79"><text:span text:style-name="T2">Eine Adresse im </text:span><text:a xlink:type="simple" xlink:href="#fidonet"><text:span text:style-name="T9">Fidonet</text:span></text:a><text:span text:style-name="T2"> setzt sich zusammen aus Zone, Network, </text:span><text:a xlink:type="simple" xlink:href="#node"><text:span text:style-name="T9">Node</text:span></text:a><text:span text:style-name="T2"> und ggf. </text:span><text:a xlink:type="simple" xlink:href="#point"><text:span text:style-name="T9">Point</text:span></text:a><text:span text:style-name="T2">. Meistens kann man anhand des </text:span><text:a xlink:type="simple" xlink:href="#network"><text:span text:style-name="T9">Network</text:span></text:a><text:span text:style-name="T2"> auch auf die </text:span><text:a xlink:type="simple" xlink:href="#region"><text:span text:style-name="T9">Region</text:span></text:a><text:span text:style-name="T2"> schließen, dies muss aber nicht immer der Fall sein. Beispiel für eine Adresse:</text:span></text:p>
      <text:p text:style-name="P83">2:2480/60.0</text:p>
      <text:p text:style-name="P84">| <text:s/>| <text:s text:c="2"/>| |</text:p>
      <text:p text:style-name="P84">| <text:s/>| <text:s text:c="2"/>| +----- Point (0 = Boss)</text:p>
      <text:p text:style-name="P84">| <text:s/>| <text:s text:c="2"/>+------- Node</text:p>
      <text:p text:style-name="P84">| <text:s/>+----------- Network (die ersten beiden Ziffern = Region)</text:p>
      <text:p text:style-name="P84">+-------------- Zone</text:p>
      <text:p text:style-name="P84"><text:s text:c="10"/></text:p>
      <text:p text:style-name="P85"><text:span text:style-name="T2">Zu beachten ist die Form mit </text:span><text:span text:style-name="T15">: / .</text:span></text:p>
      <text:p text:style-name="P80">Follo<text:bookmark text:name="follow"/>wup</text:p>
      <text:p text:style-name="P79"><text:a xlink:type="simple" xlink:href="#usenet"><text:span text:style-name="T73">Usenet</text:span></text:a><text:span text:style-name="T2">-Bezeichnung für eine öffentliche Antwort auf eine öffentliche Nachricht.</text:span></text:p>
      <text:p text:style-name="P80">Fid<text:bookmark text:name="fidonet"/>oNet</text:p>
      <text:p text:style-name="P79"><text:span text:style-name="T2">Das älteste und größte Hobbycomputernetz; ein Zusammenschluss von derzeit etwa 20.000 </text:span><text:a xlink:type="simple" xlink:href="#server"><text:span text:style-name="T9">Servern</text:span></text:a><text:span text:style-name="T2"> (</text:span><text:a xlink:type="simple" xlink:href="#node"><text:span text:style-name="T9">Nodes</text:span></text:a><text:span text:style-name="T2">), die untereinander meist in hierarchischer Topologie Nachrichten (</text:span><text:a xlink:type="simple" xlink:href="#netmail"><text:span text:style-name="T9">Netmail</text:span></text:a><text:span text:style-name="T2"> und </text:span><text:a xlink:type="simple" xlink:href="#echomail"><text:span text:style-name="T9">Echomail</text:span></text:a><text:span text:style-name="T2">) austauschen und dadurch weltweit Kontakte und Informationsaustausch zwischen Nutzern ermöglichen. Die Zahl der über FidoNet erreichbaren Nutzer ist nicht einmal annäherungsweise schätzbar, da die </text:span><text:a xlink:type="simple" xlink:href="#server"><text:span text:style-name="T9">Server</text:span></text:a><text:span text:style-name="T2"> eine höchst unterschiedliche Anzahl Nutzer haben, und es ungezählte Übergänge (</text:span><text:a xlink:type="simple" xlink:href="#gateway"><text:span text:style-name="T9">Gateways</text:span></text:a><text:span text:style-name="T2">) in sehr viele andere Netze gibt.</text:span></text:p>
      <text:p text:style-name="P82">Siehe: <text:a xlink:type="simple" xlink:href="http://www.fidonet.org/">http://www.fidonet.org/</text:a></text:p>
      <text:p text:style-name="P80">FidoNews / Fnews</text:p>
      <text:p text:style-name="P82">Die „Fido-Zeitung“ (in englischer Sprache). Erscheint wöchentlich und beinhaltet Beiträge zu allen möglichen Themen. Die Themen sind nicht zwangsläufig auf Fido beschränkt. Einfach mal reinschauen: <text:a xlink:type="simple" xlink:href="http://www.fidonews.org/">http://www.fidonews.org/</text:a></text:p>
      <text:p text:style-name="P80">File<text:bookmark text:name="fileecho"/>echo</text:p>
      <text:p text:style-name="P79"><text:a xlink:type="simple" xlink:href="#fidonet"><text:span text:style-name="T73">FidoNet</text:span></text:a><text:span text:style-name="T2">: Eine (abstrakte) </text:span><text:a xlink:type="simple" xlink:href="#area"><text:span text:style-name="T9">Area</text:span></text:a><text:span text:style-name="T2">, in der anstelle von </text:span><text:a xlink:type="simple" xlink:href="#echomail"><text:span text:style-name="T9">Echomail</text:span></text:a><text:span text:style-name="T2"> Files verteilt werden. Steht mit Fido nur insofern in Zusammenhang, als dass viele Fido-</text:span><text:a xlink:type="simple" xlink:href="#node"><text:span text:style-name="T9">Nodes</text:span></text:a><text:span text:style-name="T2"> auch Fileechos anbieten. Im Gegensatz zu Echoareas werden Files in Fileechos i.d.R. nur von bestimmten Stellen aus eingespeist. (vom Konzept her also eher an </text:span><text:a xlink:type="simple" xlink:href="#groupmail"><text:span text:style-name="T9">Groupmail</text:span></text:a><text:span text:style-name="T2"> angelehnt).</text:span></text:p>
      <text:p text:style-name="P80">Flame</text:p>
      <text:p text:style-name="P82">Nachricht mit beleidigendem Inhalt. Sollte nach Möglichkeit vermieden werden. (Einfachstes Hausmittel zur Vermeidung: langsam bis Hundertausend zählen, wenn die Wut danach noch nicht verraucht ist, erstmal drüber schlafen.)</text:p>
      <text:p text:style-name="P80">Footer</text:p>
      <text:p text:style-name="P79"><text:a xlink:type="simple" xlink:href="#fidonet"><text:span text:style-name="T73">FidoNet</text:span></text:a><text:span text:style-name="T2">-Bezeichnung für eine </text:span><text:a xlink:type="simple" xlink:href="#signature"><text:span text:style-name="T9">Signature</text:span></text:a><text:span text:style-name="T2">.</text:span></text:p>
      <text:p text:style-name="P80">For<text:bookmark text:name="forum"/>um</text:p>
      <text:p text:style-name="P82">Ein öffentliches Diskussionsforum.</text:p>
      <text:p text:style-name="P86">FOS<text:bookmark text:name="fossil"/>SIL</text:p>
      <text:p text:style-name="P79"><text:span text:style-name="T4">Fido/Opus/SEAdog Standard Interface Layer</text:span><text:span text:style-name="T2">; DOS-Treiber für die serielle Schnittstelle. Wird von vielen DOS-DFÜ-Programmen benötigt. Gängige FOSSILs: </text:span><text:span text:style-name="T15">X00.SYS</text:span><text:span text:style-name="T2"> und </text:span><text:span text:style-name="T15">BNU.COM</text:span><text:span text:style-name="T2">. FOSSIL wird auch als Treiber für andere Übertragungsmedien (z.B. ISDN) verwendet. (z.B. cFos)</text:span></text:p>
      <text:p text:style-name="P80">FS<text:bookmark text:name="fsc"/>C</text:p>
      <text:p text:style-name="P79"><text:a xlink:type="simple" xlink:href="#fidonet"><text:span text:style-name="T73">FidoNet</text:span></text:a><text:span text:style-name="T2">: Vorschläge für technische Verfahrensweisen. Vorstufe zum </text:span><text:a xlink:type="simple" xlink:href="#fts"><text:span text:style-name="T9">FTS</text:span></text:a><text:span text:style-name="T2">. Kann von jedem erstellt werden. Werden auch oft schon verwendet, bevor ein FSC zum </text:span><text:a xlink:type="simple" xlink:href="#fts"><text:span text:style-name="T9">FTS</text:span></text:a><text:span text:style-name="T2"> gemacht wird, da es sich dabei meist um einen sehr langwierigen Prozess handelt. Stellt allerdings keine „Normung“ wie die </text:span><text:a xlink:type="simple" xlink:href="#fts"><text:span text:style-name="T9">FTS</text:span></text:a><text:span text:style-name="T2"> dar.</text:span></text:p>
      <text:p text:style-name="P80">FT<text:bookmark text:name="ftp"/>P</text:p>
      <text:p text:style-name="P79"><text:span text:style-name="T4">File Transfer Protocol</text:span><text:span text:style-name="T2"> = Dateiübertragungsprotokoll, das zur Dateiübertragung im </text:span><text:a xlink:type="simple" xlink:href="#internet"><text:span text:style-name="T9">Internet</text:span></text:a><text:span text:style-name="T2"> eingesetzt wird.</text:span></text:p>
      <text:p text:style-name="P80">FT<text:bookmark text:name="fts"/>S</text:p>
      <text:p text:style-name="P79"><text:a xlink:type="simple" xlink:href="#fidonet"><text:span text:style-name="T73">FidoNet</text:span></text:a><text:span text:style-name="T4"> Technical Standard</text:span><text:span text:style-name="T2">. Legen verbindlich die technischen Anforderungen an Fido-Software fest. Werden vom </text:span><text:a xlink:type="simple" xlink:href="#ftsc"><text:span text:style-name="T9">FTSC</text:span></text:a><text:span text:style-name="T2"> in Kraft gesetzt.</text:span></text:p>
      <text:p text:style-name="P80">FT<text:bookmark text:name="ftsc"/>SC</text:p>
      <text:p text:style-name="P79"><text:a xlink:type="simple" xlink:href="#fidonet"><text:span text:style-name="T73">FidoNet</text:span></text:a><text:span text:style-name="T4"> Technical Standard Comitee</text:span><text:span text:style-name="T2">. Setzt sich zusammen aus Programmierern von </text:span><text:a xlink:type="simple" xlink:href="#fidonet"><text:span text:style-name="T9">FidoNet</text:span></text:a><text:span text:style-name="T2">-Software. Verabschiedet </text:span><text:a xlink:type="simple" xlink:href="#fts"><text:span text:style-name="T9">FTSs</text:span></text:a><text:span text:style-name="T2"> und nimmt </text:span><text:a xlink:type="simple" xlink:href="#fsc"><text:span text:style-name="T9">FSCs</text:span></text:a><text:span text:style-name="T2"> entgegen.</text:span></text:p>
      <text:p text:style-name="P80">GAB<text:bookmark text:name="gabeln"/>ELN</text:p>
      <text:p text:style-name="P79"><text:span text:style-name="T2">Versuch eines netzneutralen Begriffs für ein öffentliches Diskussionsforum (</text:span><text:a xlink:type="simple" xlink:href="#ID_GRUPPE"><text:span text:style-name="T9">Gruppen</text:span></text:a><text:span text:style-name="T2">, </text:span><text:a xlink:type="simple" xlink:href="#area"><text:span text:style-name="T9">Areas</text:span></text:a><text:span text:style-name="T2">, </text:span><text:a xlink:type="simple" xlink:href="#brett"><text:span text:style-name="T9">Bretter</text:span></text:a><text:span text:style-name="T2">, </text:span><text:a xlink:type="simple" xlink:href="#echo"><text:span text:style-name="T9">Echos</text:span></text:a><text:span text:style-name="T2">, </text:span><text:a xlink:type="simple" xlink:href="#mailingliste"><text:span text:style-name="T9">Listen</text:span></text:a><text:span text:style-name="T2">, </text:span><text:a xlink:type="simple" xlink:href="#newsgroup"><text:span text:style-name="T9">Newsgroups</text:span></text:a><text:span text:style-name="T2">). Plural: GABELNs</text:span></text:p>
      <text:p text:style-name="P80">Gate<text:bookmark text:name="gateway"/>way</text:p>
      <text:p text:style-name="P79"><text:span text:style-name="T2">Übergang zwischen zwei Netzen (z.B. </text:span><text:a xlink:type="simple" xlink:href="#fidonet"><text:span text:style-name="T9">FidoNet</text:span></text:a><text:span text:style-name="T2"> &lt;-&gt; </text:span><text:a xlink:type="simple" xlink:href="#mausnet"><text:span text:style-name="T9">MausNet</text:span></text:a><text:span text:style-name="T2">).</text:span></text:p>
      <text:p text:style-name="P80">Group<text:bookmark text:name="groupmail"/>mail</text:p>
      <text:p text:style-name="P79"><text:span text:style-name="T2">Im </text:span><text:a xlink:type="simple" xlink:href="#fidonet"><text:span text:style-name="T9">FidoNet</text:span></text:a><text:span text:style-name="T2"> ein Konzept der Echomailverteilung, bei dem die einzelnen Nachrichten zuerst an einen </text:span><text:a xlink:type="simple" xlink:href="#moderator"><text:span text:style-name="T9">Moderator</text:span></text:a><text:span text:style-name="T2"> geschickt werden, der sie dann selektiert und ausgewählte Nachrichten in die </text:span><text:a xlink:type="simple" xlink:href="#area"><text:span text:style-name="T9">Area</text:span></text:a><text:span text:style-name="T2"> einspeist. Die Einführung von Groupmail ist im </text:span><text:a xlink:type="simple" xlink:href="#fidonet"><text:span text:style-name="T9">FidoNet</text:span></text:a><text:span text:style-name="T2"> bisher aus verschiedenen Gründen bereits mehrmals gescheitert.</text:span></text:p>
      <text:p text:style-name="P80">Grup<text:bookmark text:name="gruppe"/>pe</text:p>
      <text:p text:style-name="P79"><text:a xlink:type="simple" xlink:href="#mausnet"><text:span text:style-name="T73">MausNet</text:span></text:a><text:span text:style-name="T2">- und </text:span><text:a xlink:type="simple" xlink:href="#usenet"><text:span text:style-name="T9">Usenet</text:span></text:a><text:span text:style-name="T2">-Begriff für ein öffentliches Diskussionsforum.</text:span></text:p>
      <text:p text:style-name="P80">He<text:bookmark text:name="header"/>ader</text:p>
      <text:p text:style-name="P82">Der Teil einer Nachricht, der Steuerinformationen enthält.</text:p>
      <text:p text:style-name="P80">Hat<text:bookmark text:name="hatch"/>ch / hatchen</text:p>
      <text:p text:style-name="P79"><text:a xlink:type="simple" xlink:href="#fidonet"><text:span text:style-name="T73">FidoNet</text:span></text:a><text:span text:style-name="T2">: Bezeichnung für das Einspeisen einer Datei in ein </text:span><text:a xlink:type="simple" xlink:href="#fileecho"><text:span text:style-name="T9">Fileecho</text:span></text:a><text:span text:style-name="T2">.</text:span></text:p>
      <text:p text:style-name="P80">Ho<text:bookmark text:name="host"/>st</text:p>
      <text:p text:style-name="P79"><text:span text:style-name="T2">Ein </text:span><text:a xlink:type="simple" xlink:href="#server"><text:span text:style-name="T9">Server</text:span></text:a><text:span text:style-name="T2">, insbesondere im </text:span><text:a xlink:type="simple" xlink:href="#internet"><text:span text:style-name="T9">Internet</text:span></text:a><text:span text:style-name="T2">. Im </text:span><text:a xlink:type="simple" xlink:href="#fidonet"><text:span text:style-name="T9">FidoNet</text:span></text:a><text:span text:style-name="T2">: Die oberste Ebene in einem </text:span><text:a xlink:type="simple" xlink:href="#network"><text:span text:style-name="T9">Network</text:span></text:a><text:span text:style-name="T2">. Nimmt </text:span><text:a xlink:type="simple" xlink:href="#netmail"><text:span text:style-name="T9">Netmail</text:span></text:a><text:span text:style-name="T2"> für das </text:span><text:a xlink:type="simple" xlink:href="#network"><text:span text:style-name="T9">Network</text:span></text:a><text:span text:style-name="T2"> an und leitet sie an die entsprechenden </text:span><text:a xlink:type="simple" xlink:href="#hub"><text:span text:style-name="T9">Hubs</text:span></text:a><text:span text:style-name="T2"> weiter.</text:span></text:p>
      <text:p text:style-name="P80">Hu<text:bookmark text:name="hub"/>b</text:p>
      <text:p text:style-name="P79"><text:a xlink:type="simple" xlink:href="#fidonet"><text:span text:style-name="T73">FidoNet</text:span></text:a><text:span text:style-name="T2">: Ein Hub ist die nächste Ebene nach dem </text:span><text:a xlink:type="simple" xlink:href="#host"><text:span text:style-name="T9">Host</text:span></text:a><text:span text:style-name="T2"> in der Struktur des </text:span><text:a xlink:type="simple" xlink:href="#fidonet"><text:span text:style-name="T9">FidoNet</text:span></text:a><text:span text:style-name="T2">. An einen Hub sind mehrere </text:span><text:a xlink:type="simple" xlink:href="#node"><text:span text:style-name="T9">Nodes</text:span></text:a><text:span text:style-name="T2"> angeschlossen, er übernimmt für die angeschlossenen </text:span><text:a xlink:type="simple" xlink:href="#node"><text:span text:style-name="T9">Nodes</text:span></text:a><text:span text:style-name="T2"> die Aufgaben eines </text:span><text:a xlink:type="simple" xlink:href="#netmail"><text:span text:style-name="T9">Netmail</text:span></text:a><text:span text:style-name="T2">-Verteilers.</text:span></text:p>
      <text:p text:style-name="P80">I-G<text:bookmark text:name="igate"/>ate (I/O-Gate)</text:p>
      <text:p text:style-name="P79"><text:a xlink:type="simple" xlink:href="#fidonet"><text:span text:style-name="T73">FidoNet</text:span></text:a><text:span text:style-name="T2">: </text:span><text:span text:style-name="T4">Regional Inbound Gateway</text:span><text:span text:style-name="T2">; zentrale Stelle für den Austausch von </text:span><text:a xlink:type="simple" xlink:href="#netmail"><text:span text:style-name="T9">Netmail</text:span></text:a><text:span text:style-name="T2"> mit anderen </text:span><text:a xlink:type="simple" xlink:href="#region"><text:span text:style-name="T9">Regions</text:span></text:a><text:span text:style-name="T2">. </text:span><text:a xlink:type="simple" xlink:href="#netmail"><text:span text:style-name="T9">Netmail</text:span></text:a><text:span text:style-name="T2"> für andere </text:span><text:a xlink:type="simple" xlink:href="#region"><text:span text:style-name="T9">Regions</text:span></text:a><text:span text:style-name="T2"> wird also ans eigene I-Gate geroutet von dort an die I-Gates der verschiedenen </text:span><text:a xlink:type="simple" xlink:href="#region"><text:span text:style-name="T9">Regions</text:span></text:a><text:span text:style-name="T2"> übertragen. Die Benutzung von I-Gates ist natürlich optional.</text:span></text:p>
      <text:p text:style-name="P80">IMHO</text:p>
      <text:p text:style-name="P79"><text:span text:style-name="T2">Abkürzung für </text:span><text:span text:style-name="T4">in my humble opinion</text:span><text:span text:style-name="T2"> (meiner bescheidenen Meinung nach) oder auch </text:span><text:span text:style-name="T4">in my honest opinion</text:span><text:span text:style-name="T2"> (meiner ehrlichen Meinung nach).</text:span></text:p>
      <text:p text:style-name="P80">Inter<text:bookmark text:name="internet"/>net</text:p>
      <text:p text:style-name="P82">Schnelles, weltweites Online-Standleitungsnetz.</text:p>
      <text:p text:style-name="P80">IR<text:bookmark text:name="irc"/>C</text:p>
      <text:p text:style-name="P79"><text:span text:style-name="T4">Internet Relay Chat</text:span><text:span text:style-name="T2"> - weltweites Chatsystem (System zur Online-Textkommunikation per DFÜ) im </text:span><text:a xlink:type="simple" xlink:href="#internet"><text:span text:style-name="T9">Internet</text:span></text:a><text:span text:style-name="T2">.</text:span></text:p>
      <text:p text:style-name="P80">IS<text:bookmark text:name="iso"/>O</text:p>
      <text:p text:style-name="P79"><text:span text:style-name="T4">International Standardisation Organisation</text:span><text:span text:style-name="T2"> - internationales Normungsgremium. Speziell: ISO-8859-1 = noch im (west-)europäischen </text:span><text:a xlink:type="simple" xlink:href="#internet"><text:span text:style-name="T9">Internet</text:span></text:a><text:span text:style-name="T2"> üblicher Zeichensatz. ISO-10646 (Unicode) = Universalzeichensatz, der in Zukunft ISO-8859-1 und die vielen außerhalb (West-)Europas eingesetzten Zeichensätze ablösen wird.</text:span></text:p>
      <text:p text:style-name="P80">Kludgelin<text:bookmark text:name="kludge"/>es (Kludges)</text:p>
      <text:p text:style-name="P79"><text:a xlink:type="simple" xlink:href="#fidonet"><text:span text:style-name="T73">FidoNet</text:span></text:a><text:span text:style-name="T2">: Optionale Steuer-/Verarbeitungsanweisungen im Messagetext, die nötig wurden, um neue Möglichkeiten nutzen zu können, die im ursprünglichen Format einer Message nicht berücksichtigt waren. (z.B. </text:span><text:span text:style-name="T15">FMPT</text:span><text:span text:style-name="T2">, </text:span><text:span text:style-name="T15">TOPT</text:span><text:span text:style-name="T2">, </text:span><text:span text:style-name="T15">CHRS</text:span><text:span text:style-name="T2">, ...)</text:span></text:p>
      <text:p text:style-name="P80">Magicna<text:bookmark text:name="magic"/>mes (Magic)</text:p>
      <text:p text:style-name="P79"><text:a xlink:type="simple" xlink:href="#fidonet"><text:span text:style-name="T73">FidoNet</text:span></text:a><text:span text:style-name="T2">: ein Magicname ist ein einfach zu merkender Name, der bei einem </text:span><text:a xlink:type="simple" xlink:href="#request"><text:span text:style-name="T9">Request</text:span></text:a><text:span text:style-name="T2"> verwendet werden kann um ein bestimmtes File anzufordern. Die gängigsten Magics sind </text:span><text:span text:style-name="T15">FILES</text:span><text:span text:style-name="T2"> und </text:span><text:span text:style-name="T15">NEW</text:span><text:span text:style-name="T2"> oder </text:span><text:span text:style-name="T15">NEWFILES</text:span><text:span text:style-name="T2">. Mit </text:span><text:span text:style-name="T15">FILES</text:span><text:span text:style-name="T2"> erhält man bei den meisten </text:span><text:a xlink:type="simple" xlink:href="#bbs"><text:span text:style-name="T9">BBS</text:span></text:a><text:span text:style-name="T2"> eine Liste aller requestbaren Dateien, </text:span><text:span text:style-name="T15">NEWFILES</text:span><text:span text:style-name="T2"> bringt normalerweise eine Liste aller neuen Dateien, die beim Zielsystem verfügbar sind. Die Magics werden vom jeweiligen Sysop vergeben und sind (bis auf obige Ausnahmen, die einen Quasi-Standard darstellen) sehr unterschiedlich. Allerdings ist kein Sysop verpflichtet, Magics einzurichten.</text:span></text:p>
      <text:p text:style-name="P80">M<text:bookmark text:name="mail"/>ail</text:p>
      <text:p text:style-name="P82">Private Nachricht. In manchen Netzen eine allgemeine Bezeichnung für Nachrichten (private und öffentliche).</text:p>
      <text:p text:style-name="P80">Mail-Only (MO)</text:p>
      <text:p text:style-name="P79"><text:a xlink:type="simple" xlink:href="#fidonet"><text:span text:style-name="T73">FidoNet</text:span></text:a><text:span text:style-name="T2">: Mail-Only Systeme sind </text:span><text:a xlink:type="simple" xlink:href="#ID_NODE"><text:span text:style-name="T9">Nodes</text:span></text:a><text:span text:style-name="T2">, die keine </text:span><text:a xlink:type="simple" xlink:href="#bbs"><text:span text:style-name="T9">BBS</text:span></text:a><text:span text:style-name="T2"> betreiben, sondern nur aus einem </text:span><text:a xlink:type="simple" xlink:href="#mailer"><text:span text:style-name="T9">Mailer</text:span></text:a><text:span text:style-name="T2"> bestehen. Anrufe von Online-Usern bei solchen Systemen sind deshalb zwecklos.</text:span></text:p>
      <text:p text:style-name="P80">Mailb<text:bookmark text:name="mailbox"/>ox</text:p>
      <text:p text:style-name="P79"><text:span text:style-name="T2">Ein </text:span><text:a xlink:type="simple" xlink:href="#server"><text:span text:style-name="T9">Server</text:span></text:a><text:span text:style-name="T2">, der die Dienste </text:span><text:a xlink:type="simple" xlink:href="#mail"><text:span text:style-name="T9">Mail</text:span></text:a><text:span text:style-name="T2"> und Diskussionsforen anbietet.</text:span></text:p>
      <text:p text:style-name="P80">Mail<text:bookmark text:name="mailer"/>er</text:p>
      <text:p text:style-name="P79"><text:span text:style-name="T2">Im </text:span><text:a xlink:type="simple" xlink:href="#internet"><text:span text:style-name="T9">Internet</text:span></text:a><text:span text:style-name="T2"> ein Synonym für </text:span><text:a xlink:type="simple" xlink:href="#mua"><text:span text:style-name="T9">MUA</text:span></text:a><text:span text:style-name="T2"> oder </text:span><text:a xlink:type="simple" xlink:href="#mta"><text:span text:style-name="T9">MTA</text:span></text:a><text:span text:style-name="T2">. Im </text:span><text:a xlink:type="simple" xlink:href="#fidonet"><text:span text:style-name="T9">FidoNet</text:span></text:a><text:span text:style-name="T2"> ein Programm, das es dem Benutzer ermöglicht, mit anderen Mailern automatisch Verbindung aufzunehmen und Nachrichten und/oder Files auszutauschen. Gängige Mailer sind zur Zeit: Binkley Term, FrontDoor, Xenia, T-Mail.</text:span></text:p>
      <text:p text:style-name="P80">Maili<text:bookmark text:name="mailingliste"/>ng-Liste</text:p>
      <text:p text:style-name="P79"><text:span text:style-name="T2">Nachrichtenverteiler für ein bestimmtes Thema; quasi ein Diskussionsforum, das per </text:span><text:a xlink:type="simple" xlink:href="#mail"><text:span text:style-name="T9">Mail</text:span></text:a><text:span text:style-name="T2"> abgewickelt wird.</text:span></text:p>
      <text:p text:style-name="P80">Mailpr<text:bookmark text:name="tosser"/>ocessor (Echomailprocessor, Tosser)</text:p>
      <text:p text:style-name="P79"><text:a xlink:type="simple" xlink:href="#fidonet"><text:span text:style-name="T73">FidoNet</text:span></text:a><text:span text:style-name="T2">: sortiert die neu angekommenen Messages in die Messagebase (</text:span><text:a xlink:type="simple" xlink:href="#tossen"><text:span text:style-name="T9">tossen</text:span></text:a><text:span text:style-name="T2">) und bereitet die eigenen Nachrichten zum Versenden vor (scannen). Derzeit verbreitete Tosser: Scantoss, Tosscan, Imail, Fmail, Fastecho, u.v.a.</text:span></text:p>
      <text:p text:style-name="P80">Mau<text:bookmark text:name="mausnet"/>s<text:bookmark text:name="maus"/>Net</text:p>
      <text:p text:style-name="P79"><text:span text:style-name="T2">Ein kleineres Hobbycomputernetz. Das MausNet bietet </text:span><text:a xlink:type="simple" xlink:href="#mail"><text:span text:style-name="T9">Mail</text:span></text:a><text:span text:style-name="T2"> und themenorientierte Diskussionsforen über über ganz Deutschland verteilte </text:span><text:a xlink:type="simple" xlink:href="#server"><text:span text:style-name="T9">Server</text:span></text:a><text:span text:style-name="T2"> („Mäuse“) an.</text:span></text:p>
      <text:p text:style-name="P82">Siehe: <text:a xlink:type="simple" xlink:href="http://www.maus.de/">http://www.maus.de/</text:a></text:p>
      <text:p text:style-name="P80">MI<text:bookmark text:name="mime"/>ME</text:p>
      <text:p text:style-name="P79"><text:span text:style-name="T4">Multipurpose Internet Mail Extensions</text:span><text:span text:style-name="T2"> = </text:span><text:a xlink:type="simple" xlink:href="#internet"><text:span text:style-name="T9">Internet</text:span></text:a><text:span text:style-name="T2">-Standard zur Übertragung von binären Daten, internationalen Sonderzeichen, großen Dateien und Multimedia-Daten.</text:span></text:p>
      <text:p text:style-name="P80">Mode<text:bookmark text:name="moderator"/>rator</text:p>
      <text:p text:style-name="P79"><text:span text:style-name="T2">Im </text:span><text:a xlink:type="simple" xlink:href="#usenet"><text:span text:style-name="T9">Usenet</text:span></text:a><text:span text:style-name="T2">: In einigen </text:span><text:a xlink:type="simple" xlink:href="#usenet"><text:span text:style-name="T9">Usenet</text:span></text:a><text:span text:style-name="T2">-Diskussionsforen können Beiträge nicht direkt veröffentlicht werden, sondern müssen per </text:span><text:a xlink:type="simple" xlink:href="#mail"><text:span text:style-name="T9">Mail</text:span></text:a><text:span text:style-name="T2"> an einen Moderator geschickt werden, der überprüft, ob sie der </text:span><text:a xlink:type="simple" xlink:href="#charta"><text:span text:style-name="T9">Charta</text:span></text:a><text:span text:style-name="T2"> entsprechen, und ggf. veröffentlicht.</text:span></text:p>
      <text:p text:style-name="P79"><text:span text:style-name="T2">Im </text:span><text:a xlink:type="simple" xlink:href="#fidonet"><text:span text:style-name="T9">FidoNet</text:span></text:a><text:span text:style-name="T2">: Ein Moderator achtet darauf, dass in „seiner“ </text:span><text:a xlink:type="simple" xlink:href="#echomail"><text:span text:style-name="T9">Echomail</text:span></text:a><text:span text:style-name="T2">-</text:span><text:a xlink:type="simple" xlink:href="#area"><text:span text:style-name="T9">Area</text:span></text:a><text:span text:style-name="T2"> die </text:span><text:a xlink:type="simple" xlink:href="#rules"><text:span text:style-name="T9">Rules</text:span></text:a><text:span text:style-name="T2"> eingehalten werden. Bei Verstößen kann er den Ausschluss des betreffenden </text:span><text:a xlink:type="simple" xlink:href="#node"><text:span text:style-name="T9">Nodes</text:span></text:a><text:span text:style-name="T2"> von der </text:span><text:a xlink:type="simple" xlink:href="#area"><text:span text:style-name="T9">Area</text:span></text:a><text:span text:style-name="T2"> veranlassen.</text:span></text:p>
      <text:p text:style-name="P80">MTA<text:bookmark text:name="mta"/></text:p>
      <text:p text:style-name="P79"><text:span text:style-name="T4">Mail Transport Agent</text:span><text:span text:style-name="T2"> - Program, das für den Transport von </text:span><text:a xlink:type="simple" xlink:href="#mail"><text:span text:style-name="T9">Mail</text:span></text:a><text:span text:style-name="T2"> sorgt.</text:span></text:p>
      <text:p text:style-name="P80">MU<text:bookmark text:name="mua"/>A</text:p>
      <text:p text:style-name="P79"><text:span text:style-name="T4">Mail User Agent</text:span><text:span text:style-name="T2"> - Programm zum Lesen und Schreiben von </text:span><text:a xlink:type="simple" xlink:href="#mail"><text:span text:style-name="T9">Mails</text:span></text:a><text:span text:style-name="T2">.</text:span></text:p>
      <text:p text:style-name="P80">Ne<text:bookmark text:name="netmail"/>tmail (Matrix)</text:p>
      <text:p text:style-name="P79"><text:a xlink:type="simple" xlink:href="#fidonet"><text:span text:style-name="T73">FidoNet</text:span></text:a><text:span text:style-name="T2">: Netmails sind nicht-öffentliche Nachrichten die von einem User an einen anderen gerichtet sind. Sie sind nicht privat, da jeder </text:span><text:a xlink:type="simple" xlink:href="#node"><text:span text:style-name="T9">Node</text:span></text:a><text:span text:style-name="T2">, der die Netmail routet, sie theoretisch lesen kann.</text:span></text:p>
      <text:p text:style-name="P80">NetNe<text:bookmark text:name="netwnews"/>ws</text:p>
      <text:p text:style-name="P79"><text:span text:style-name="T2">Synonym für </text:span><text:a xlink:type="simple" xlink:href="#usenet"><text:span text:style-name="T9">Usenet</text:span></text:a><text:span text:style-name="T2">.</text:span></text:p>
      <text:p text:style-name="P80">Netw<text:bookmark text:name="net"/>o<text:bookmark text:name="network"/>rk (Net)</text:p>
      <text:p text:style-name="P79"><text:a xlink:type="simple" xlink:href="#fidonet"><text:span text:style-name="T73">FidoNet</text:span></text:a><text:span text:style-name="T2">: Ein Network ist ein Zusammenschluss von </text:span><text:a xlink:type="simple" xlink:href="#node"><text:span text:style-name="T9">Nodes</text:span></text:a><text:span text:style-name="T2">. Gemäss </text:span><text:a xlink:type="simple" xlink:href="#policy"><text:span text:style-name="T9">Policy</text:span></text:a><text:span text:style-name="T2"> sollte ein Network einen bestimmten geographischen Bereich abdecken. Jedes Network besteht aus einem </text:span><text:a xlink:type="simple" xlink:href="#host"><text:span text:style-name="T9">Host</text:span></text:a><text:span text:style-name="T2">, </text:span><text:a xlink:type="simple" xlink:href="#hub"><text:span text:style-name="T9">Hubs</text:span></text:a><text:span text:style-name="T2"> je nach Bedarf, und einer unterschiedlichen Anzahl von </text:span><text:a xlink:type="simple" xlink:href="#node"><text:span text:style-name="T9">Nodes</text:span></text:a><text:span text:style-name="T2">. In Deutschland gibt es derzeit (März 2000) etwa 30 Networks.</text:span></text:p>
      <text:p text:style-name="P80">Ne<text:bookmark text:name="news"/>ws</text:p>
      <text:p text:style-name="P79"><text:a xlink:type="simple" xlink:href="#usenet"><text:span text:style-name="T73">Usenet</text:span></text:a><text:span text:style-name="T2">-Begriff für die Gesamtheit der Beiträge in </text:span><text:a xlink:type="simple" xlink:href="#usenet"><text:span text:style-name="T9">Usenet</text:span></text:a><text:span text:style-name="T2">-Diskussionsforen.</text:span></text:p>
      <text:p text:style-name="P80">News<text:bookmark text:name="newsreader"/>reader</text:p>
      <text:p text:style-name="P79"><text:span text:style-name="T2">News-</text:span><text:a xlink:type="simple" xlink:href="#client"><text:span text:style-name="T9">Client</text:span></text:a><text:span text:style-name="T2">; Programm zum Lesen/Schreiben von öffentlichen Nachrichten, gelegentlich auch analog zu </text:span><text:a xlink:type="simple" xlink:href="#mua"><text:span text:style-name="T9">MUA</text:span></text:a><text:span text:style-name="T2"> „NUA“ (</text:span><text:span text:style-name="T4">News User Agent</text:span><text:span text:style-name="T2">) genannt.</text:span></text:p>
      <text:p text:style-name="P80">Newsg<text:bookmark text:name="newsgroup"/>roup</text:p>
      <text:p text:style-name="P79"><text:a xlink:type="simple" xlink:href="#uucp"><text:span text:style-name="T73">Usenet</text:span></text:a><text:span text:style-name="T2">-Begriff für ein öffentliches Diskussionsforum.</text:span></text:p>
      <text:p text:style-name="P80">NN<text:bookmark text:name="nntp"/>TP</text:p>
      <text:p text:style-name="P79"><text:span text:style-name="T2">Verfahren zur Übertragung von öffentlichen Nachrichten im </text:span><text:a xlink:type="simple" xlink:href="#internet"><text:span text:style-name="T9">Internet</text:span></text:a><text:span text:style-name="T2">.</text:span></text:p>
      <text:p text:style-name="P80">N<text:bookmark text:name="node"/>ode</text:p>
      <text:p text:style-name="P79"><text:span text:style-name="T2">Ein Node ist unterste Ebene in der Struktur des </text:span><text:a xlink:type="simple" xlink:href="#fidonet"><text:span text:style-name="T9">FidoNet</text:span></text:a><text:span text:style-name="T2">. </text:span><text:a xlink:type="simple" xlink:href="#point"><text:span text:style-name="T9">Points</text:span></text:a><text:span text:style-name="T2"> eines Node sind zwar von der Art der Adressierung noch unter dem Node einzuordnen, jedoch sind sie nicht Bestandteil des </text:span><text:a xlink:type="simple" xlink:href="#fidonet"><text:span text:style-name="T9">FidoNet</text:span></text:a><text:span text:style-name="T2">, sondern, ebenso wie User, Teilnehmer.</text:span></text:p>
      <text:p text:style-name="P80">No<text:bookmark text:name="nodelist"/>delist</text:p>
      <text:p text:style-name="P79"><text:span text:style-name="T2">Die Nodelist ist das „Telefonbuch“ des </text:span><text:a xlink:type="simple" xlink:href="#fidonet"><text:span text:style-name="T9">FidoNet</text:span></text:a><text:span text:style-name="T2">. In ihr sind die Telefonnummern und </text:span><text:a xlink:type="simple" xlink:href="#fidonet"><text:span text:style-name="T9">FidoNet</text:span></text:a><text:span text:style-name="T2">-Adressen aller </text:span><text:a xlink:type="simple" xlink:href="#node"><text:span text:style-name="T9">Nodes</text:span></text:a><text:span text:style-name="T2"> weltweit aufgeführt. Die Nodelist (oder ein Auszug daraus) wird vom </text:span><text:a xlink:type="simple" xlink:href="#mailer"><text:span text:style-name="T9">Mailern</text:span></text:a><text:span text:style-name="T2"> benötigt, um mit anderen </text:span><text:a xlink:type="simple" xlink:href="#bbs"><text:span text:style-name="T9">BBS</text:span></text:a><text:span text:style-name="T2"> Kontakt aufnehmen zu können.</text:span></text:p>
      <text:p text:style-name="P87">Tabelle 1. Nodelisteinträge</text:p>
      <table:table table:name="Tabelle81" table:style-name="Tabelle81">
        <table:table-column table:style-name="Tabelle81.A" table:number-columns-repeated="2"/>
        <table:table-row>
          <table:table-cell table:style-name="Tabelle81.A1" office:value-type="string">
            <text:p text:style-name="P88">Okt. 1986</text:p>
          </table:table-cell>
          <table:table-cell table:style-name="Tabelle81.B1" office:value-type="string">
            <text:p text:style-name="P88">~1.200</text:p>
          </table:table-cell>
        </table:table-row>
        <table:table-row>
          <table:table-cell table:style-name="Tabelle81.A2" office:value-type="string">
            <text:p text:style-name="P88">Aug. 1989</text:p>
          </table:table-cell>
          <table:table-cell table:style-name="Tabelle81.B2" office:value-type="string">
            <text:p text:style-name="P88">~6.100</text:p>
          </table:table-cell>
        </table:table-row>
        <table:table-row>
          <table:table-cell table:style-name="Tabelle81.A2" office:value-type="string">
            <text:p text:style-name="P88">Mar. 1990</text:p>
          </table:table-cell>
          <table:table-cell table:style-name="Tabelle81.B2" office:value-type="string">
            <text:p text:style-name="P88">~7.000</text:p>
          </table:table-cell>
        </table:table-row>
        <table:table-row>
          <table:table-cell table:style-name="Tabelle81.A2" office:value-type="string">
            <text:p text:style-name="P88">Jan. 1992</text:p>
          </table:table-cell>
          <table:table-cell table:style-name="Tabelle81.B2" office:value-type="string">
            <text:p text:style-name="P88">~14.000</text:p>
          </table:table-cell>
        </table:table-row>
        <table:table-row>
          <table:table-cell table:style-name="Tabelle81.A2" office:value-type="string">
            <text:p text:style-name="P88">Okt. 1992</text:p>
          </table:table-cell>
          <table:table-cell table:style-name="Tabelle81.B2" office:value-type="string">
            <text:p text:style-name="P88">~19.000</text:p>
          </table:table-cell>
        </table:table-row>
        <table:table-row>
          <table:table-cell table:style-name="Tabelle81.A2" office:value-type="string">
            <text:p text:style-name="P88">Jan. 1993</text:p>
          </table:table-cell>
          <table:table-cell table:style-name="Tabelle81.B2" office:value-type="string">
            <text:p text:style-name="P88">~21.500</text:p>
          </table:table-cell>
        </table:table-row>
        <table:table-row>
          <table:table-cell table:style-name="Tabelle81.A2" office:value-type="string">
            <text:p text:style-name="P88">Mai 1993</text:p>
          </table:table-cell>
          <table:table-cell table:style-name="Tabelle81.B2" office:value-type="string">
            <text:p text:style-name="P88">~24.400</text:p>
          </table:table-cell>
        </table:table-row>
        <table:table-row>
          <table:table-cell table:style-name="Tabelle81.A2" office:value-type="string">
            <text:p text:style-name="P88">Jan. 1994</text:p>
          </table:table-cell>
          <table:table-cell table:style-name="Tabelle81.B2" office:value-type="string">
            <text:p text:style-name="P88">~29.000</text:p>
          </table:table-cell>
        </table:table-row>
        <table:table-row>
          <table:table-cell table:style-name="Tabelle81.A2" office:value-type="string">
            <text:p text:style-name="P88">Nov. 1994</text:p>
          </table:table-cell>
          <table:table-cell table:style-name="Tabelle81.B2" office:value-type="string">
            <text:p text:style-name="P88">~35.000</text:p>
          </table:table-cell>
        </table:table-row>
        <table:table-row>
          <table:table-cell table:style-name="Tabelle81.A2" office:value-type="string">
            <text:p text:style-name="P88">Mär. 1995</text:p>
          </table:table-cell>
          <table:table-cell table:style-name="Tabelle81.B2" office:value-type="string">
            <text:p text:style-name="P88">~38.000</text:p>
          </table:table-cell>
        </table:table-row>
        <table:table-row>
          <table:table-cell table:style-name="Tabelle81.A2" office:value-type="string">
            <text:p text:style-name="P88">Mär. 2000</text:p>
          </table:table-cell>
          <table:table-cell table:style-name="Tabelle81.B2" office:value-type="string">
            <text:p text:style-name="P88">~20.000</text:p>
          </table:table-cell>
        </table:table-row>
      </table:table>
      <text:p text:style-name="P30"/>
      <text:p text:style-name="P89">Offline Read<text:bookmark text:name="offline"/>er</text:p>
      <text:p text:style-name="P79"><text:span text:style-name="T2">Offline Reader sind </text:span><text:a xlink:type="simple" xlink:href="#mail"><text:span text:style-name="T9">Mail</text:span></text:a><text:span text:style-name="T2">- und/oder </text:span><text:a xlink:type="simple" xlink:href="#netwnews"><text:span text:style-name="T9">News</text:span></text:a><text:span text:style-name="T2">-</text:span><text:a xlink:type="simple" xlink:href="#client"><text:span text:style-name="T9">Clients</text:span></text:a><text:span text:style-name="T2">, die es ermöglichen, </text:span><text:a xlink:type="simple" xlink:href="#mail"><text:span text:style-name="T9">Mail</text:span></text:a><text:span text:style-name="T2"> und/oder </text:span><text:a xlink:type="simple" xlink:href="#netwnews"><text:span text:style-name="T9">News</text:span></text:a><text:span text:style-name="T2"> ohne eine ständige Online-Verbindung zu lesen. Die Nachrichten werden auf Veranlassung des Nutzers automatisch mit dem </text:span><text:a xlink:type="simple" xlink:href="#server"><text:span text:style-name="T9">Server</text:span></text:a><text:span text:style-name="T2"> ausgetauscht (</text:span><text:a xlink:type="simple" xlink:href="#poll"><text:span text:style-name="T9">Pollen</text:span></text:a><text:span text:style-name="T2">). Im </text:span><text:a xlink:type="simple" xlink:href="#fidonet"><text:span text:style-name="T9">FidoNet</text:span></text:a><text:span text:style-name="T2">: Eine Mittelstufe zwischen Online-Nutzer und </text:span><text:a xlink:type="simple" xlink:href="#point"><text:span text:style-name="T9">Point</text:span></text:a><text:span text:style-name="T2">.</text:span></text:p>
      <text:p text:style-name="P80">Off Topic (OT)</text:p>
      <text:p text:style-name="P82">Eine Nachricht oder ein Teil einer Nachricht, die vom Thema her nicht in das Diskussionsforum passt, in die sie geschrieben wurde. Gegenteil: On Topic (OT)</text:p>
      <text:p text:style-name="P80">PG<text:bookmark text:name="pgp"/>P</text:p>
      <text:p text:style-name="P82">Pretty Good Privacy - Programm zur Nachrichten-Verschlüsselung mit asymetrischen Nachrichtenschlüsseln.</text:p>
      <text:p text:style-name="P80">Poli<text:bookmark text:name="policy"/>cy (Worldpolicy, P4)</text:p>
      <text:p text:style-name="P79"><text:span text:style-name="T2">Die Policy (derzeit aktuell: v. 4.07 (</text:span><text:a xlink:type="simple" xlink:href="http://www.was-ist-fido.de/doks/poli4ger.txt"><text:span text:style-name="T9">http://www.was-ist-fido.de/doks/poli4ger.txt</text:span></text:a><text:span text:style-name="T2">)) stellt quasi die „Satzung“ des </text:span><text:a xlink:type="simple" xlink:href="#fidonet"><text:span text:style-name="T9">FidoNet</text:span></text:a><text:span text:style-name="T2"> dar.</text:span></text:p>
      <text:p text:style-name="P80">P<text:bookmark text:name="point"/>oint</text:p>
      <text:p text:style-name="P79"><text:span text:style-name="T2">Eine alte Bezeichnung für </text:span><text:a xlink:type="simple" xlink:href="#offline"><text:span text:style-name="T9">Offline Reader</text:span></text:a><text:span text:style-name="T2">.</text:span></text:p>
      <text:p text:style-name="P80">P<text:bookmark text:name="poll"/>oll (pollen)</text:p>
      <text:p text:style-name="P79"><text:span text:style-name="T2">Ist der automatische Austausch von Nachrichten mit einem </text:span><text:a xlink:type="simple" xlink:href="#server"><text:span text:style-name="T9">Server</text:span></text:a><text:span text:style-name="T2">. Die Nachrichten liegen (meist in komprimierter Form) beim </text:span><text:a xlink:type="simple" xlink:href="#server"><text:span text:style-name="T9">Server</text:span></text:a><text:span text:style-name="T2"> zur Abholung bereit.</text:span></text:p>
      <text:p text:style-name="P80">Qu<text:bookmark text:name="quote"/>ote, quoten</text:p>
      <text:p text:style-name="P79"><text:span text:style-name="T2">Neudeutsch für: Zitat, zitieren von Teilen einer Nachricht, auf die man sich bei einer Antwort bezieht. In der Regel werden sie mit einem </text:span><text:span text:style-name="T15">&gt;</text:span><text:span text:style-name="T2"> am Zeilenanfang markiert. Siehe: </text:span><text:a xlink:type="simple" xlink:href="http://learn.to/quote/"><text:span text:style-name="T9">http://learn.to/quote/</text:span></text:a></text:p>
      <text:p text:style-name="P80">Po<text:bookmark text:name="posting"/>sting</text:p>
      <text:p text:style-name="P79"><text:a xlink:type="simple" xlink:href="#usenet"><text:span text:style-name="T73">Usenet</text:span></text:a><text:span text:style-name="T2">-Begriff für (das Veröffentlichen) eine(s) Beitrags in einem öffentlichen Diskussionsforum.</text:span></text:p>
      <text:p text:style-name="P80">Postm<text:bookmark text:name="postmaster"/>aster</text:p>
      <text:p text:style-name="P79"><text:span text:style-name="T2">Ansprechpartner bei </text:span><text:a xlink:type="simple" xlink:href="#domain"><text:span text:style-name="T9">Domains</text:span></text:a><text:span text:style-name="T2"> bzw. </text:span><text:a xlink:type="simple" xlink:href="#mail"><text:span text:style-name="T9">Mail</text:span></text:a><text:span text:style-name="T2">-</text:span><text:a xlink:type="simple" xlink:href="#server"><text:span text:style-name="T9">Servern</text:span></text:a><text:span text:style-name="T2"> für Adressierungsprobleme.</text:span></text:p>
      <text:p text:style-name="P80">P<text:bookmark text:name="ppp"/>PP</text:p>
      <text:p text:style-name="P79"><text:span text:style-name="T4">Point to Point Protocol</text:span><text:span text:style-name="T2"> - Verfahren zur Teilnahme am </text:span><text:a xlink:type="simple" xlink:href="#internet"><text:span text:style-name="T9">Internet</text:span></text:a><text:span text:style-name="T2"> per Modem oder ISDN.</text:span></text:p>
      <text:p text:style-name="P80">Realname</text:p>
      <text:p text:style-name="P82">Der Name im wirklichen Leben.</text:p>
      <text:p text:style-name="P80">Reg<text:bookmark text:name="region"/>ion</text:p>
      <text:p text:style-name="P79"><text:span text:style-name="T2">Ein Teil der hierarchischen </text:span><text:a xlink:type="simple" xlink:href="#fidonet"><text:span text:style-name="T9">FidoNet</text:span></text:a><text:span text:style-name="T2">-Struktur. Eine Region ist in Europa i.d.R. identisch mit einem Staat. Sie besteht normalerweise aus mehreren </text:span><text:a xlink:type="simple" xlink:href="#network"><text:span text:style-name="T9">Networks</text:span></text:a><text:span text:style-name="T2">. Deutschland ist Region 24.</text:span></text:p>
      <text:p text:style-name="P80">Reply</text:p>
      <text:p text:style-name="P82">Eine private Antwort auf eine (öffentliche oder private) Nachricht.</text:p>
      <text:p text:style-name="P80">Requ<text:bookmark text:name="request"/>est (Freq, Filerequest)</text:p>
      <text:p text:style-name="P79"><text:a xlink:type="simple" xlink:href="#fidonet"><text:span text:style-name="T73">FidoNet</text:span></text:a><text:span text:style-name="T2">: Ein Filerequest ist ein Download mit Hilfe eines </text:span><text:a xlink:type="simple" xlink:href="#mailer"><text:span text:style-name="T9">Mailers</text:span></text:a><text:span text:style-name="T2">. Der Filerequest ermöglicht es, ein File bei einer anderen </text:span><text:a xlink:type="simple" xlink:href="#bbs"><text:span text:style-name="T9">BBS</text:span></text:a><text:span text:style-name="T2"> downzuloaden, ohne sich in die </text:span><text:a xlink:type="simple" xlink:href="#bbs"><text:span text:style-name="T9">BBS</text:span></text:a><text:span text:style-name="T2"> einloggen zu müssen. Das Zielsystem muss dazu allerdings Requests erlauben, was nicht bei allen </text:span><text:a xlink:type="simple" xlink:href="#bbs"><text:span text:style-name="T9">BBS</text:span></text:a><text:span text:style-name="T2"> der Fall ist.</text:span></text:p>
      <text:p text:style-name="P80">R<text:bookmark text:name="rfc"/>FC</text:p>
      <text:p text:style-name="P79"><text:span text:style-name="T4">Request for Comments</text:span><text:span text:style-name="T2"> - Eine </text:span><text:a xlink:type="simple" xlink:href="#internet"><text:span text:style-name="T9">Internet</text:span></text:a><text:span text:style-name="T2">-Dokumenten-Reihe, in denen auch die </text:span><text:a xlink:type="simple" xlink:href="#internet"><text:span text:style-name="T9">Internet</text:span></text:a><text:span text:style-name="T2">-Standard-Spezifikationen enthalten sind. (Es gibt bis jetzt ca. 3000 davon.)</text:span></text:p>
      <text:p text:style-name="P80">RfD<text:bookmark text:name="rfd"/></text:p>
      <text:p text:style-name="P79"><text:span text:style-name="T4">Request for Discussion</text:span><text:span text:style-name="T2"> - Aufruf zur Diskussion, insbesondere zur Einrichtung einer neuen </text:span><text:a xlink:type="simple" xlink:href="#newsgroup"><text:span text:style-name="T9">Newsgroup</text:span></text:a><text:span text:style-name="T2"> im </text:span><text:a xlink:type="simple" xlink:href="#usenet"><text:span text:style-name="T9">Usenet</text:span></text:a><text:span text:style-name="T2">.</text:span></text:p>
      <text:p text:style-name="P80">ROTFL (ROFL)</text:p>
      <text:p text:style-name="P79"><text:span text:style-name="T2">Abk. für </text:span><text:span text:style-name="T4">rolling on the floor, laughing</text:span><text:span text:style-name="T2"> (Sich vor Lachen auf dem Bodem wälzen). Gibt's in den verschiedensten Abwandlungen, bis hin zu „ROTFBMHOTWALMAO“ und ähnlichem.</text:span></text:p>
      <text:p text:style-name="P80">Routing</text:p>
      <text:p text:style-name="P82">Nachrichtentransport über bestimmte Wege.</text:p>
      <text:p text:style-name="P80">RTFM</text:p>
      <text:p text:style-name="P79"><text:span text:style-name="T2">Abkürzung für </text:span><text:span text:style-name="T4">read the fucking manual</text:span><text:span text:style-name="T2">. Eine nicht unbedingt böse gemeinte Aufforderung, im Handbuch nachzulesen.</text:span></text:p>
      <text:p text:style-name="P80">Ru<text:bookmark text:name="rules"/>les</text:p>
      <text:p text:style-name="P79"><text:a xlink:type="simple" xlink:href="#fidonet"><text:span text:style-name="T73">FidoNet</text:span></text:a><text:span text:style-name="T2">: Die Regeln, die für fast alle </text:span><text:a xlink:type="simple" xlink:href="#echomail"><text:span text:style-name="T9">Echomail</text:span></text:a><text:span text:style-name="T2">-</text:span><text:a xlink:type="simple" xlink:href="#area"><text:span text:style-name="T9">Areas</text:span></text:a><text:span text:style-name="T2"> existieren und an die sich jeder zu halten hat, der in einer </text:span><text:a xlink:type="simple" xlink:href="#area"><text:span text:style-name="T9">Area</text:span></text:a><text:span text:style-name="T2"> schreiben will. Sie werden vom jeweiligen </text:span><text:a xlink:type="simple" xlink:href="#moderator"><text:span text:style-name="T9">Moderator</text:span></text:a><text:span text:style-name="T2"> aufgestellt.</text:span></text:p>
      <text:p text:style-name="P79"><text:span text:style-name="T10">Siehe auch: </text:span><text:a xlink:type="simple" xlink:href="#charta"><text:span text:style-name="T74">Charta</text:span></text:a><text:span text:style-name="T6">.</text:span></text:p>
      <text:p text:style-name="P80">Sendmail</text:p>
      <text:p text:style-name="P79"><text:span text:style-name="T2">Ein populärer </text:span><text:a xlink:type="simple" xlink:href="#mta"><text:span text:style-name="T9">MTA</text:span></text:a><text:span text:style-name="T2">.</text:span></text:p>
      <text:p text:style-name="P80">Serv<text:bookmark text:name="server"/>er</text:p>
      <text:p text:style-name="P79"><text:span text:style-name="T2">Ein Rechner oder ein Programm, der oder das bestimmte Dienste bereitstellt (z.B. </text:span><text:a xlink:type="simple" xlink:href="#mail"><text:span text:style-name="T9">Mail</text:span></text:a><text:span text:style-name="T2">, </text:span><text:a xlink:type="simple" xlink:href="#news"><text:span text:style-name="T9">News</text:span></text:a><text:span text:style-name="T2">, </text:span><text:a xlink:type="simple" xlink:href="#www"><text:span text:style-name="T9">WWW</text:span></text:a><text:span text:style-name="T2">, </text:span><text:a xlink:type="simple" xlink:href="#ftp"><text:span text:style-name="T9">FTP</text:span></text:a><text:span text:style-name="T2">).</text:span></text:p>
      <text:p text:style-name="P80">Signa<text:bookmark text:name="signature"/>ture</text:p>
      <text:p text:style-name="P82">„Unterschrift“ unter Nachrichten, oft mehrere Zeilen lang. Signatures sollten nacht Konvention nicht länger als vier Zeilen sein.</text:p>
      <text:p text:style-name="P79"><text:span text:style-name="T2">Signatures sind im </text:span><text:a xlink:type="simple" xlink:href="#fidonet"><text:span text:style-name="T9">FidoNet</text:span></text:a><text:span text:style-name="T2"> nicht gern gesehen (in manchen </text:span><text:a xlink:type="simple" xlink:href="#area"><text:span text:style-name="T9">Areas</text:span></text:a><text:span text:style-name="T2"> sogar explizit verboten), da hier die Originline die Aufgabe der Signature erfüllt.</text:span></text:p>
      <text:p text:style-name="P80">Sit<text:bookmark text:name="site"/>e</text:p>
      <text:p text:style-name="P82">Ein Rechner oder ein lokales Netzwerk.</text:p>
      <text:p text:style-name="P80">Smiley</text:p>
      <text:p text:style-name="P82">Gebräuchliche Mittel zur Verdeutlichung von Ironie, Sarkasmus, Enttäuschung, usw. Die gebräuchlichsten: „:-)“ und „:-(“ (Zum Lesen den Kopf um 90 Grad nach links neigen). Existieren in den verschiedensten Variationen.</text:p>
      <text:p text:style-name="P80">SM<text:bookmark text:name="smtp"/>TP</text:p>
      <text:p text:style-name="P79"><text:span text:style-name="T4">Simple Mail Transfer Protocol</text:span><text:span text:style-name="T2"> - Verfahren zur Übertragung von </text:span><text:a xlink:type="simple" xlink:href="#mail"><text:span text:style-name="T9">Mail</text:span></text:a><text:span text:style-name="T2"> im </text:span><text:a xlink:type="simple" xlink:href="#internet"><text:span text:style-name="T9">Internet</text:span></text:a><text:span text:style-name="T2">.</text:span></text:p>
      <text:p text:style-name="P80">Sp<text:bookmark text:name="spam"/>am</text:p>
      <text:p text:style-name="P79"><text:span text:style-name="T2">Sammelbezeichnung für Artikel die Werbung enthalten oder in unverhältnismäßig vielen </text:span><text:a xlink:type="simple" xlink:href="#forum"><text:span text:style-name="T9">Foren</text:span></text:a><text:span text:style-name="T2"> geposted wurden, </text:span><text:a xlink:type="simple" xlink:href="#ube"><text:span text:style-name="T9">UBE</text:span></text:a><text:span text:style-name="T2"> und </text:span><text:a xlink:type="simple" xlink:href="#uce"><text:span text:style-name="T9">UCE</text:span></text:a><text:span text:style-name="T2">.</text:span></text:p>
      <text:p text:style-name="P80">Spooling</text:p>
      <text:p text:style-name="P82">Bereitstellen versandfertiger Nachrichten/Dateien in einem bestimmten Festplattenverzeichnis.</text:p>
      <text:p text:style-name="P80">Subject</text:p>
      <text:p text:style-name="P82">Betreff einer Nachricht</text:p>
      <text:p text:style-name="P80">Summary</text:p>
      <text:p text:style-name="P82">Zusammenfassung einer Nachricht</text:p>
      <text:p text:style-name="P80">Supersede-Message</text:p>
      <text:p text:style-name="P82">Nachricht, die eine andere Nachricht ersetzt.</text:p>
      <text:p text:style-name="P80">Syste<text:bookmark text:name="system"/>m</text:p>
      <text:p text:style-name="P79"><text:span text:style-name="T2">Ein </text:span><text:a xlink:type="simple" xlink:href="#server"><text:span text:style-name="T9">Server</text:span></text:a><text:span text:style-name="T2"> für </text:span><text:a xlink:type="simple" xlink:href="#mail"><text:span text:style-name="T9">Mail</text:span></text:a><text:span text:style-name="T2"> und/oder </text:span><text:a xlink:type="simple" xlink:href="#news"><text:span text:style-name="T9">News</text:span></text:a><text:span text:style-name="T2">.</text:span></text:p>
      <text:p text:style-name="P80">Thread</text:p>
      <text:p text:style-name="P82">Diskussionsstrang; Bezeichnung für eine Reihe von Nachrichten zu einem bestimmten Thema.</text:p>
      <text:p text:style-name="P80">Toss<text:bookmark text:name="tossen"/>en</text:p>
      <text:p text:style-name="P79"><text:a xlink:type="simple" xlink:href="#fidonet"><text:span text:style-name="T73">FidoNet</text:span></text:a><text:span text:style-name="T2">: Einsortieren von neuen Messages in die Messagebase. Wird vom </text:span><text:a xlink:type="simple" xlink:href="#tosser"><text:span text:style-name="T9">Mailprocessor</text:span></text:a><text:span text:style-name="T2"> durchgeführt.</text:span></text:p>
      <text:p text:style-name="P80">Traffic</text:p>
      <text:p text:style-name="P82">Nachrichtenaufkommen</text:p>
      <text:p text:style-name="P80">UB<text:bookmark text:name="ube"/>E</text:p>
      <text:p text:style-name="P79"><text:span text:style-name="T4">Unsolicited Bulk E-Mail</text:span><text:span text:style-name="T2"> - unverlangt zugeschickte Massen-</text:span><text:a xlink:type="simple" xlink:href="#mail"><text:span text:style-name="T9">E-Mail</text:span></text:a><text:span text:style-name="T2">-Sendung.</text:span></text:p>
      <text:p text:style-name="P80">U<text:bookmark text:name="uce"/>CE</text:p>
      <text:p text:style-name="P79"><text:span text:style-name="T4">Unsolicited Commercial E-Mail</text:span><text:span text:style-name="T2"> - unverlangt zugeschickte Werbe-</text:span><text:a xlink:type="simple" xlink:href="#mail"><text:span text:style-name="T9">E-Mail</text:span></text:a><text:span text:style-name="T2">-Sendung.</text:span></text:p>
      <text:p text:style-name="P80">Upli<text:bookmark text:name="uplink"/>nk</text:p>
      <text:p text:style-name="P79"><text:a xlink:type="simple" xlink:href="#fidonet"><text:span text:style-name="T73">FidoNet</text:span></text:a><text:span text:style-name="T2">: </text:span><text:a xlink:type="simple" xlink:href="#server"><text:span text:style-name="T9">Server</text:span></text:a><text:span text:style-name="T2">, von dem Nachrichten abgeholt werden und an das die eigenen Nachrichten geschickt werden. Bei </text:span><text:a xlink:type="simple" xlink:href="#point"><text:span text:style-name="T9">Points</text:span></text:a><text:span text:style-name="T2"> ist Uplink synonym zu </text:span><text:a xlink:type="simple" xlink:href="#boss"><text:span text:style-name="T9">Boss</text:span></text:a><text:span text:style-name="T2">.</text:span></text:p>
      <text:p text:style-name="P80">Usen<text:bookmark text:name="usenet"/>et</text:p>
      <text:p text:style-name="P82">Ein populäres Konferenzsystem, das eine große Zahl themenorientierter Diskussionsforen zur Verfügung stellt.</text:p>
      <text:p text:style-name="P80">uucico</text:p>
      <text:p text:style-name="P79"><text:span text:style-name="T2">Programm zur </text:span><text:a xlink:type="simple" xlink:href="#uucp"><text:span text:style-name="T9">UUCP</text:span></text:a><text:span text:style-name="T2">-Nachrichtenübertragung</text:span></text:p>
      <text:p text:style-name="P80">UU<text:bookmark text:name="uucp"/>CP</text:p>
      <text:p text:style-name="P82">Nachrichten-Transportverfahren und -programm</text:p>
      <text:p text:style-name="P80">UUencode</text:p>
      <text:p text:style-name="P79"><text:span text:style-name="T2">Veraltetes Verfahren, mit dem binäre Dateien im ASCII-Format codiert werden können, um sie per </text:span><text:a xlink:type="simple" xlink:href="#mail"><text:span text:style-name="T9">Mail</text:span></text:a><text:span text:style-name="T2"> zu übertragen. Inzwischen durch </text:span><text:a xlink:type="simple" xlink:href="#mime"><text:span text:style-name="T9">MIME</text:span></text:a><text:span text:style-name="T2"> ersetzt.</text:span></text:p>
      <text:p text:style-name="P80">WW<text:bookmark text:name="www"/>W</text:p>
      <text:p text:style-name="P79"><text:span text:style-name="T4">World Wide Web</text:span><text:span text:style-name="T2">; Populärer </text:span><text:a xlink:type="simple" xlink:href="#internet"><text:span text:style-name="T9">Internet</text:span></text:a><text:span text:style-name="T2">-Informationsdienst.</text:span></text:p>
      <text:p text:style-name="P80">ZC<text:bookmark text:name="zcc"/>C</text:p>
      <text:p text:style-name="P79"><text:span text:style-name="T4">Zone Coordinator Council</text:span><text:span text:style-name="T2">. Oberstes „Gremium“ des </text:span><text:a xlink:type="simple" xlink:href="#fidonet"><text:span text:style-name="T9">FidoNet</text:span></text:a><text:span text:style-name="T2">, besteht aus den sechs </text:span><text:a xlink:type="simple" xlink:href="#ID_FIDOC"><text:span text:style-name="T9">ZCs</text:span></text:a><text:span text:style-name="T2"> und dem </text:span><text:a xlink:type="simple" xlink:href="#Coord"><text:span text:style-name="T9">IC</text:span></text:a><text:span text:style-name="T2">.</text:span></text:p>
      <text:p text:style-name="P80">ZM<text:bookmark text:name="zmh"/>H</text:p>
      <text:p text:style-name="P79"><text:span text:style-name="T4">Zone Mailing Hour</text:span><text:span text:style-name="T2"> - </text:span><text:a xlink:type="simple" xlink:href="#fidonet"><text:span text:style-name="T9">FidoNet</text:span></text:a><text:span text:style-name="T2">: ZMH ist die Zeit, in der jeder Fido-</text:span><text:a xlink:type="simple" xlink:href="#node"><text:span text:style-name="T9">Node</text:span></text:a><text:span text:style-name="T2"> für Anrufe anderer </text:span><text:a xlink:type="simple" xlink:href="#node"><text:span text:style-name="T9">Nodes</text:span></text:a><text:span text:style-name="T2"> offenstehen muss. Während dieser Zeit dürfen keine User in der Box zugelassen werden. Ausserdem darf kein </text:span><text:a xlink:type="simple" xlink:href="#request"><text:span text:style-name="T9">Filerequest</text:span></text:a><text:span text:style-name="T2"> und kein Echomailaustausch stattfinden. Die ZMH ist exklusiv für den Austausch von </text:span><text:a xlink:type="simple" xlink:href="#netmail"><text:span text:style-name="T9">Netmail</text:span></text:a><text:span text:style-name="T2"> reserviert. Sie dauert in Europa von 2:30 - 3:30 GMT (entspricht 3:30 - 4:30 Mitteleuropäischer Zeit, bzw. 4:30 - 5:30 Mitteleuropäischer Sommerzeit).</text:span></text:p>
      <text:p text:style-name="P86">Zo<text:bookmark text:name="zone"/>ne</text:p>
      <text:p text:style-name="P79"><text:span text:style-name="T2">Im </text:span><text:a xlink:type="simple" xlink:href="#fidonet"><text:span text:style-name="T9">FidoNet</text:span></text:a><text:span text:style-name="T2"> gibt es derzeit sechs Zonen:</text:span></text:p>
      <table:table table:name="Tabelle82" table:style-name="Tabelle82">
        <table:table-column table:style-name="Tabelle82.A" table:number-columns-repeated="4"/>
        <table:table-row>
          <table:table-cell table:style-name="Tabelle82.A1" office:value-type="string">
            <text:p text:style-name="P88">Zone 1:</text:p>
          </table:table-cell>
          <table:table-cell table:style-name="Tabelle82.A1" office:value-type="string">
            <text:p text:style-name="P88">Nordamerika</text:p>
          </table:table-cell>
          <table:table-cell table:style-name="Tabelle82.A1" office:value-type="string">
            <text:p text:style-name="P88">Zone 2:</text:p>
          </table:table-cell>
          <table:table-cell table:style-name="Tabelle82.D1" office:value-type="string">
            <text:p text:style-name="P88">Europa</text:p>
          </table:table-cell>
        </table:table-row>
        <table:table-row>
          <table:table-cell table:style-name="Tabelle82.A2" office:value-type="string">
            <text:p text:style-name="P88">Zone 3:</text:p>
          </table:table-cell>
          <table:table-cell table:style-name="Tabelle82.A2" office:value-type="string">
            <text:p text:style-name="P88">Ozeanien</text:p>
          </table:table-cell>
          <table:table-cell table:style-name="Tabelle82.A2" office:value-type="string">
            <text:p text:style-name="P88">Zone 4:</text:p>
          </table:table-cell>
          <table:table-cell table:style-name="Tabelle82.D2" office:value-type="string">
            <text:p text:style-name="P88">Lateinamerika</text:p>
          </table:table-cell>
        </table:table-row>
        <table:table-row>
          <table:table-cell table:style-name="Tabelle82.A2" office:value-type="string">
            <text:p text:style-name="P88">Zone 5:</text:p>
          </table:table-cell>
          <table:table-cell table:style-name="Tabelle82.A2" office:value-type="string">
            <text:p text:style-name="P88">Afrika</text:p>
          </table:table-cell>
          <table:table-cell table:style-name="Tabelle82.A2" office:value-type="string">
            <text:p text:style-name="P88">Zone 6:</text:p>
          </table:table-cell>
          <table:table-cell table:style-name="Tabelle82.D2" office:value-type="string">
            <text:p text:style-name="P88">Asien</text:p>
          </table:table-cell>
        </table:table-row>
      </table:table>
      <text:p text:style-name="P30"/>
      <text:p text:style-name="P85"><text:span text:style-name="T2">Eine </text:span><text:a xlink:type="simple" xlink:href="#fidoadresse"><text:span text:style-name="T9">Adresse</text:span></text:a><text:span text:style-name="T2"> mit einer größeren Zonennummer gehört nicht zum </text:span><text:a xlink:type="simple" xlink:href="#fidonet"><text:span text:style-name="T9">FidoNet</text:span></text:a><text:span text:style-name="T2">, sondern zu einem der unzähligen Netze, die auf Fido-Technik basieren.</text:span></text:p>
      <text:p text:style-name="P80">Zon<text:bookmark text:name="zonegate"/>egate</text:p>
      <text:p text:style-name="P79"><text:a xlink:type="simple" xlink:href="#fidonet"><text:span text:style-name="T73">FidoNet</text:span></text:a><text:span text:style-name="T2">: Ein Zonegate ist die zentrale Stelle, die für eine Zone den </text:span><text:a xlink:type="simple" xlink:href="#netmail"><text:span text:style-name="T9">Netmail</text:span></text:a><text:span text:style-name="T2">-Austausch mit anderen Zonen (über deren Zonegate) erledigt.</text:span></text:p>
      <text:h text:style-name="P15" text:outline-level="1">Anhang A. Aufruf-Parameter, Environment-Einträge und Errorlevel-Rückgaben</text:h>
      <text:h text:style-name="Heading_20_2" text:outline-level="2">A.1. Aufruf-Parameter</text:h>
      <text:p text:style-name="Text_20_body_20_indent">Die Aufrufsyntax von OpenXP ist</text:p>
      <text:p text:style-name="P90"><text:span text:style-name="T16">xp</text:span><text:span text:style-name="T6"> [</text:span><text:span text:style-name="T76">/Option1</text:span><text:span text:style-name="T6">] [</text:span><text:span text:style-name="T76">/Option2</text:span><text:span text:style-name="T6">...]</text:span></text:p>
      <text:h text:style-name="P69" text:outline-level="3">Mögliche Optionen sind</text:h>
      <text:p text:style-name="P25">Tabelle <text:sequence text:ref-name="refTable80" text:name="Table" text:formula="ooow:Table+1" style:num-format="1">1</text:sequence> Aufrufparameter von OpenXP</text:p>
      <table:table table:name="Tabelle83" table:style-name="Tabelle83">
        <table:table-column table:style-name="Tabelle83.A"/>
        <table:table-column table:style-name="Tabelle83.B"/>
        <table:table-header-rows>
          <table:table-row>
            <table:table-cell table:style-name="Tabelle83.A1" office:value-type="string">
              <text:p text:style-name="Table_20_Heading">Option</text:p>
            </table:table-cell>
            <table:table-cell table:style-name="Tabelle83.B1" office:value-type="string">
              <text:p text:style-name="Table_20_Heading">Bedeutung</text:p>
            </table:table-cell>
          </table:table-row>
        </table:table-header-rows>
        <table:table-row>
          <table:table-cell table:style-name="Tabelle83.A2" office:value-type="string">
            <text:p text:style-name="Table_20_Contents">/?</text:p>
          </table:table-cell>
          <table:table-cell table:style-name="Tabelle83.B2" office:value-type="string">
            <text:p text:style-name="Table_20_Contents">Ausgabe einer Hilfsseite</text:p>
          </table:table-cell>
        </table:table-row>
        <table:table-row>
          <table:table-cell table:style-name="Tabelle83.A2" office:value-type="string">
            <text:p text:style-name="Table_20_Contents">/av:</text:p>
          </table:table-cell>
          <table:table-cell table:style-name="Tabelle83.B2" office:value-type="string">
            <text:p text:style-name="Table_20_Contents"><text:span text:style-name="T6">Aktiviert den eingebauten Archiv-Viewer und beendet das Programm anschließend. Als Parameter muß der Name einer Datei oder eine Wildcard (z.B. </text:span><text:span text:style-name="T7">*.*</text:span><text:span text:style-name="T6">) angegeben werden.</text:span></text:p>
          </table:table-cell>
        </table:table-row>
        <table:table-row>
          <table:table-cell table:style-name="Tabelle83.A2" office:value-type="string">
            <text:p text:style-name="Table_20_Contents">/f:Datei</text:p>
          </table:table-cell>
          <table:table-cell table:style-name="Tabelle83.B2" office:value-type="string">
            <text:p text:style-name="Table_20_Contents"><text:span text:style-name="T6">lädt eine EGA / VGA-Schriftdatei (Bildschirm-Font) in den üblichen Formaten (8x8 bis 8x16 Punkte). Falls keine Dateierweiterung angegeben wird, nimmt OpenXP </text:span><text:span text:style-name="T7">.fnt</text:span><text:span text:style-name="T6"> an.</text:span></text:p>
          </table:table-cell>
        </table:table-row>
        <table:table-row>
          <table:table-cell table:style-name="Tabelle83.A2" office:value-type="string">
            <text:p text:style-name="Table_20_Contents">/gd:</text:p>
          </table:table-cell>
          <table:table-cell table:style-name="Tabelle83.B2" office:value-type="string">
            <text:p text:style-name="Table_20_Contents"><text:span text:style-name="T6">wählt eine andere Gebührendatei (Default: </text:span><text:span text:style-name="T7">gebuehr.dat</text:span><text:span text:style-name="T6">). Näheres s. </text:span><text:span text:style-name="T7">fido.txt</text:span><text:span text:style-name="T6">.</text:span></text:p>
          </table:table-cell>
        </table:table-row>
        <table:table-row>
          <table:table-cell table:style-name="Tabelle83.A2" office:value-type="string">
            <text:p text:style-name="Table_20_Contents">/j</text:p>
          </table:table-cell>
          <table:table-cell table:style-name="Tabelle83.B2" office:value-type="string">
            <text:p text:style-name="Table_20_Contents">für ein Programmende ohne irgendeinen dummen Spruch...</text:p>
          </table:table-cell>
        </table:table-row>
        <table:table-row>
          <table:table-cell table:style-name="Tabelle83.A2" office:value-type="string">
            <text:p text:style-name="Table_20_Contents">/k:X</text:p>
          </table:table-cell>
          <table:table-cell table:style-name="Tabelle83.B2" office:value-type="string">
            <text:p text:style-name="Table_20_Contents"><text:span text:style-name="T6">übergibt den Tastendruck </text:span><text:span text:style-name="T56">X</text:span><text:span text:style-name="T6"> an das Programm, wobei </text:span><text:span text:style-name="T56">X</text:span><text:span text:style-name="T6"> ein(e) beliebige(s/r) Zeichen / Zahl / Buchstabe sein kann. Auf diese Weise kann ein Tastenmakro bei Programmstart aktiviert werden.</text:span></text:p>
          </table:table-cell>
        </table:table-row>
        <table:table-row>
          <table:table-cell table:style-name="Tabelle83.A2" office:value-type="string">
            <text:p text:style-name="Table_20_Contents">/k:Text</text:p>
          </table:table-cell>
          <table:table-cell table:style-name="Tabelle83.B2" office:value-type="string">
            <text:p text:style-name="Table_20_Contents"><text:span text:style-name="T6">übergibt direkt die in </text:span><text:span text:style-name="T56">Text</text:span><text:span text:style-name="T6"> angegebenen Zeichen und Sondertasten an das Programm. (Anzugeben gemäß OpenXP-Makro-Notation, </text:span><text:a xlink:type="simple" xlink:href="#Tabelle69%7Ctable"><text:span text:style-name="T8">siehe: Tabelle "weitere Sondertasten"</text:span></text:a><text:span text:style-name="T6">) </text:span></text:p>
          </table:table-cell>
        </table:table-row>
        <table:table-row>
          <table:table-cell table:style-name="Tabelle83.A2" office:value-type="string">
            <text:p text:style-name="Table_20_Contents">/l:X</text:p>
          </table:table-cell>
          <table:table-cell table:style-name="Tabelle83.B2" office:value-type="string">
            <text:p text:style-name="Table_20_Contents"><text:span text:style-name="T6">wählt die Sprache </text:span><text:span text:style-name="T56">X</text:span><text:span text:style-name="T6"> aus, z.B. </text:span><text:span text:style-name="T56">/l:E</text:span><text:span text:style-name="T6"> für Englisch. Voraussetzung ist, daß das entsprechende Sprachmodul installiert wurde.</text:span></text:p>
          </table:table-cell>
        </table:table-row>
        <table:table-row>
          <table:table-cell table:style-name="Tabelle83.A2" office:value-type="string">
            <text:p text:style-name="Table_20_Contents">/LCD</text:p>
          </table:table-cell>
          <table:table-cell table:style-name="Tabelle83.B2" office:value-type="string">
            <text:p text:style-name="Table_20_Contents"><text:span text:style-name="T6">behebt Anzeigeprobleme auf bestimmten Laptops (Zeilen am unteren Bildrand fehlen etc.). Evtl. wird die Anzeige durch den Schalter </text:span><text:span text:style-name="T56">/m</text:span><text:span text:style-name="T6"> (</text:span><text:a xlink:type="simple" xlink:href="#schalter-m"><text:span text:style-name="T8">s.u.</text:span></text:a><text:span text:style-name="T6">) zusätzlich verbessert.</text:span></text:p>
          </table:table-cell>
        </table:table-row>
        <table:table-row>
          <table:table-cell table:style-name="Tabelle83.A2" office:value-type="string">
            <text:p text:style-name="Table_20_Contents">/m<text:bookmark text:name="schalter-m"/></text:p>
          </table:table-cell>
          <table:table-cell table:style-name="Tabelle83.B2" office:value-type="string">
            <text:p text:style-name="Table_20_Contents">Erzwingen von monochromer Bildschirmausgabe, z.B. für LC-Displays</text:p>
          </table:table-cell>
        </table:table-row>
        <table:table-row>
          <table:table-cell table:style-name="Tabelle83.A2" office:value-type="string">
            <text:p text:style-name="Table_20_Contents">/mailto:Adresse\Server</text:p>
          </table:table-cell>
          <table:table-cell table:style-name="Tabelle83.B2" office:value-type="string">
            <text:p text:style-name="Table_20_Contents"><text:span text:style-name="T6">schickt eine direkte Nachricht bei Programmstart an die in </text:span><text:span text:style-name="T56">Adresse</text:span><text:span text:style-name="T6">&gt; angegebene E-Mail-Adresse und verwendet die in </text:span><text:span text:style-name="T56">Server</text:span><text:span text:style-name="T6"> angegebene Box. (Optional - wenn kein Server angegeben wurde - wird der Server verwendet, der beim jeweiligen User eingetragen ist. Existiert der User nicht, wird die Stammbox verwendet. </text:span><text:span text:style-name="T10">Achtung:</text:span><text:span text:style-name="T6"> Das kann z.B. auch eine Fido-Box sein, deshalb sicherheitshalber immer einen RFC-Server angeben!). Dieser Parameter wird automatisch verwendet, wenn OpenXP als Standard-Mailer in Windows registriert ist und ein Mausklick auf einen </text:span><text:span text:style-name="T7">mailto:</text:span><text:span text:style-name="T6">-Link erfolgt. (Funktioniert leider nicht mit Netscape!) Siehe auch: </text:span><text:a xlink:type="simple" xlink:href="#E.3.%20OpenXP%20als%20Standard-Mailer%20in%20Windows%7Coutline"><text:span text:style-name="T8">Anhang E.3</text:span></text:a></text:p>
          </table:table-cell>
        </table:table-row>
        <table:table-row>
          <table:table-cell table:style-name="Tabelle83.A2" office:value-type="string">
            <text:p text:style-name="Table_20_Contents">/maus</text:p>
          </table:table-cell>
          <table:table-cell table:style-name="Tabelle83.B2" office:value-type="string">
            <text:p text:style-name="Table_20_Contents">aktiviert eine Cursor-Maus-Emulation</text:p>
          </table:table-cell>
        </table:table-row>
        <table:table-row>
          <table:table-cell table:style-name="Tabelle83.A2" office:value-type="string">
            <text:p text:style-name="Table_20_Contents">/nb</text:p>
          </table:table-cell>
          <table:table-cell table:style-name="Tabelle83.B2" office:value-type="string">
            <text:p text:style-name="Table_20_Contents">schaltet bei Beta-Versionen den Warnhinweis ab</text:p>
          </table:table-cell>
        </table:table-row>
        <table:table-row>
          <table:table-cell table:style-name="Tabelle83.A2" office:value-type="string">
            <text:p text:style-name="Table_20_Contents">/os2x</text:p>
          </table:table-cell>
          <table:table-cell table:style-name="Tabelle83.B2" office:value-type="string">
            <text:p text:style-name="Table_20_Contents"><text:span text:style-name="T6">verwendet eine von vier (</text:span><text:span text:style-name="T56">x</text:span><text:span text:style-name="T6"> = </text:span><text:span text:style-name="T35">a</text:span><text:span text:style-name="T6"> bis </text:span><text:span text:style-name="T35">d</text:span><text:span text:style-name="T6">) undokumentierten OS/2-Funktionen zur Rechenzeit-Freigabe. Die Verwendung der Schalter </text:span><text:span text:style-name="T56">/os2a</text:span><text:span text:style-name="T6"> bis </text:span><text:span text:style-name="T56">/os2d</text:span><text:span text:style-name="T6"> kann zur Systeminstabilität führen. Bei merkwürdigen Problemen während des OpenXP-Betriebs nicht weiterverwenden!</text:span></text:p>
          </table:table-cell>
        </table:table-row>
        <table:table-row>
          <table:table-cell table:style-name="Tabelle83.A2" office:value-type="string">
            <text:p text:style-name="Table_20_Contents">/pw:xxx</text:p>
          </table:table-cell>
          <table:table-cell table:style-name="Tabelle83.B2" office:value-type="string">
            <text:p text:style-name="Table_20_Contents"><text:span text:style-name="T6">übergibt das Startpaßwort </text:span><text:span text:style-name="T56">xxx</text:span><text:span text:style-name="T6"> (s. </text:span><text:a xlink:type="simple" xlink:href="#3.4.2.%20Paßwort-Schutz%7Coutline"><text:span text:style-name="T8">Kap. 3.4.2</text:span></text:a><text:span text:style-name="T6">)</text:span></text:p>
          </table:table-cell>
        </table:table-row>
        <table:table-row>
          <table:table-cell table:style-name="Tabelle83.A2" office:value-type="string">
            <text:p text:style-name="Table_20_Contents">/q</text:p>
          </table:table-cell>
          <table:table-cell table:style-name="Tabelle83.B2" office:value-type="string">
            <text:p text:style-name="Table_20_Contents">schaltet alle Tonsignale ab. Damit OpenXP Sie beim automatischen Netcall nicht weckt.</text:p>
          </table:table-cell>
        </table:table-row>
        <table:table-row>
          <table:table-cell table:style-name="Tabelle83.A2" office:value-type="string">
            <text:p text:style-name="Table_20_Contents">/rp</text:p>
          </table:table-cell>
          <table:table-cell table:style-name="Tabelle83.B2" office:value-type="string">
            <text:p text:style-name="Table_20_Contents"><text:span text:style-name="T6">OpenXP überprüft nach einer DOS-Shell, ob residente Programme geladen wurden. Sollte diese Überprüfung - aus welchem Grund auch immer - Ärger machen, können Sie sie mit </text:span><text:span text:style-name="T56">/rp</text:span><text:span text:style-name="T6"> abschalten.</text:span></text:p>
          </table:table-cell>
        </table:table-row>
        <table:table-row>
          <table:table-cell table:style-name="Tabelle83.A2" office:value-type="string">
            <text:p text:style-name="Table_20_Contents">/sd</text:p>
          </table:table-cell>
          <table:table-cell table:style-name="Tabelle83.B2" office:value-type="string">
            <text:p text:style-name="Table_20_Contents"><text:span text:style-name="T6">Falls ein MS-Smartdrive-Schreibcache vorhanden ist, leert OpenXP den Cache in regelmäßigen Abständen und bei Programmende, um die Gefahr von Datenverluste zu verringern. Sollten diese Smartdrive-Zugriffen Probleme verursachen, so können Sie sie mit </text:span><text:span text:style-name="T56">/sd</text:span><text:span text:style-name="T6"> abschalten.</text:span></text:p>
          </table:table-cell>
        </table:table-row>
        <table:table-row>
          <table:table-cell table:style-name="Tabelle83.A2" office:value-type="string">
            <text:p text:style-name="Table_20_Contents">/trace</text:p>
          </table:table-cell>
          <table:table-cell table:style-name="Tabelle83.B2" office:value-type="string">
            <text:p text:style-name="Table_20_Contents"><text:span text:style-name="T6">aktiviert die Netcall-Scriptprotokollierung. Siehe </text:span><text:a xlink:type="simple" xlink:href="#8.1.10.%20Debugging%7Coutline"><text:span text:style-name="T8">Kap. 8.1.10</text:span></text:a><text:span text:style-name="T6">.</text:span></text:p>
          </table:table-cell>
        </table:table-row>
        <table:table-row>
          <table:table-cell table:style-name="Tabelle83.A2" office:value-type="string">
            <text:p text:style-name="Table_20_Contents">/w</text:p>
          </table:table-cell>
          <table:table-cell table:style-name="Tabelle83.B2" office:value-type="string">
            <text:p text:style-name="Table_20_Contents"><text:span text:style-name="T6">Gibt nicht benötigte Rechenzeit unter MS-Windows, OS/2 oder ähnlichen Multitasking-Umgebungen frei. Mit </text:span><text:span text:style-name="T56">/w2</text:span><text:span text:style-name="T6"> erzwingt OpenXP die Freigabe wie sie vor Version 3.2 realisiert wurde: Abschalten der Uhr und der </text:span><text:span text:style-name="T56">/maus</text:span><text:span text:style-name="T6">-Emulation. Unter OS/2, Windows und Linux-DOSEmu braucht dieser Paramter nicht unbedingt angegeben zu werden, da OpenXP die Rechenzeit dort automatisch freigibt. mit </text:span><text:span text:style-name="T56">/w0</text:span><text:span text:style-name="T6"> kann diese Funktion aber generell abgeschaltet werden.</text:span></text:p>
          </table:table-cell>
        </table:table-row>
        <table:table-row>
          <table:table-cell table:style-name="Tabelle83.A2" office:value-type="string">
            <text:p text:style-name="Table_20_Contents">/z:x</text:p>
          </table:table-cell>
          <table:table-cell table:style-name="Tabelle83.B2" office:value-type="string">
            <text:p text:style-name="Table_20_Contents"><text:span text:style-name="T6">Stellt </text:span><text:span text:style-name="T56">x</text:span><text:span text:style-name="T6"> Bildzeilen ein. </text:span><text:span text:style-name="T56">x</text:span><text:span text:style-name="T6"> muß einer der bei </text:span><text:span text:style-name="T36">Config</text:span><text:span text:style-name="T37">®</text:span><text:span text:style-name="T36">Anzeige</text:span><text:span text:style-name="T37">®</text:span><text:span text:style-name="T36">Zeilen</text:span><text:span text:style-name="T6"> angezeigten Zeilen-Werte sein.</text:span></text:p>
          </table:table-cell>
        </table:table-row>
      </table:table>
      <text:p text:style-name="P30"/>
      <text:p text:style-name="Text_20_body_20_indent"><text:span text:style-name="T2">Wenn Sie mehrere der folgenden Optionen gleichzeitig angeben, dann werden diese immer in der unten angegebenen Reihenfolge ausgeführt. Die gleichzeitige Angabe von </text:span><text:span text:style-name="T23">/ip</text:span><text:span text:style-name="T2"> und </text:span><text:span text:style-name="T23">/ipe</text:span><text:span text:style-name="T2"> ist nicht möglich; es wird dann nur die jeweils letzte Option ausgeführt:</text:span></text:p>
      <text:p text:style-name="P25">Tabelle <text:sequence text:ref-name="refTable81" text:name="Table" text:formula="ooow:Table+1" style:num-format="1">2</text:sequence> weitere Aufrufparameter von OpenXP</text:p>
      <table:table table:name="Tabelle84" table:style-name="Tabelle84">
        <table:table-column table:style-name="Tabelle84.A"/>
        <table:table-column table:style-name="Tabelle84.B"/>
        <table:table-row>
          <table:table-cell table:style-name="Tabelle84.A1" office:value-type="string">
            <text:p text:style-name="Table_20_Contents">/autostart:...</text:p>
          </table:table-cell>
          <table:table-cell table:style-name="Tabelle84.B1" office:value-type="string">
            <text:p text:style-name="Table_20_Contents"><text:span text:style-name="T6">Startet OpenXP nur zu bestimmten Uhrzeiten. Siehe </text:span><text:a xlink:type="simple" xlink:href="#5.3.%20Automatische%20Netcalls%7Coutline"><text:span text:style-name="T8">Kapitel 5.3</text:span></text:a><text:span text:style-name="T6">.</text:span></text:p>
          </table:table-cell>
        </table:table-row>
        <table:table-row>
          <table:table-cell table:style-name="Tabelle84.A2" office:value-type="string">
            <text:p text:style-name="Table_20_Contents">/user:BOX:NAME</text:p>
          </table:table-cell>
          <table:table-cell table:style-name="Tabelle84.B2" office:value-type="string">
            <text:p text:style-name="Table_20_Contents"><text:span text:style-name="T6">ändert den Usernamen bei der angegebenen Box. Siehe auch </text:span><text:a xlink:type="simple" xlink:href="#5.7.%20Multiuser-Points%20(Mehrbenutzer-Betrieb)%7Coutline"><text:span text:style-name="T8">Kapitel 5.7, Multiuser-Points</text:span></text:a><text:span text:style-name="T6">. Achtung: Bei Fido-Boxen muß im Boxname ein </text:span><text:span text:style-name="T35">_</text:span><text:span text:style-name="T6"> statt des </text:span><text:span text:style-name="T35">:</text:span><text:span text:style-name="T6"> verwendet werden.</text:span></text:p>
          </table:table-cell>
        </table:table-row>
        <table:table-row>
          <table:table-cell table:style-name="Tabelle84.A2" office:value-type="string">
            <text:p text:style-name="Table_20_Contents">/ip:PUFFER</text:p>
          </table:table-cell>
          <table:table-cell table:style-name="Tabelle84.B2" office:value-type="string">
            <text:p text:style-name="Table_20_Contents"><text:span text:style-name="T6">liest den angegebenen Puffer ein (</text:span><text:span text:style-name="T36">XPoint</text:span><text:span text:style-name="T37">®</text:span><text:span text:style-name="T36">Import</text:span><text:span text:style-name="T37">®</text:span><text:span text:style-name="T36">Puffer</text:span><text:span text:style-name="T6">). Der Dateiname darf Laufwerks- und Pfadbezeichnungen enthalten.</text:span></text:p>
          </table:table-cell>
        </table:table-row>
        <table:table-row>
          <table:table-cell table:style-name="Tabelle84.A2" office:value-type="string">
            <text:p text:style-name="Table_20_Contents">/ipe:PUFFER</text:p>
          </table:table-cell>
          <table:table-cell table:style-name="Tabelle84.B2" office:value-type="string">
            <text:p text:style-name="Table_20_Contents">liest den angegebenen Puffer ein und setzt dabei das Empfangsdatum gleich dem Erstellungsdatum.</text:p>
          </table:table-cell>
        </table:table-row>
        <table:table-row>
          <table:table-cell table:style-name="Tabelle84.A2" office:value-type="string">
            <text:p text:style-name="Table_20_Contents">/ips:BOX:PUF</text:p>
          </table:table-cell>
          <table:table-cell table:style-name="Tabelle84.B2" office:value-type="string">
            <text:p text:style-name="Table_20_Contents"><text:span text:style-name="T6">liest den angegebenen Puffer ein, verschickt ihn an die angegebene Box und löscht ihn anschließend (s. </text:span><text:a xlink:type="simple" xlink:href="#5.6.1.%20Import%20/%20Export%20zu%20versendender%20Pufferdateien%7Coutline"><text:span text:style-name="T8">Kap. 5.6.1</text:span></text:a><text:span text:style-name="T6">). Achtung: Bei Fido-Boxen muß im Boxnamen ein </text:span><text:span text:style-name="T35">_</text:span><text:span text:style-name="T6"> statt des </text:span><text:span text:style-name="T35">:</text:span><text:span text:style-name="T6"> verwendet werden.</text:span></text:p>
          </table:table-cell>
        </table:table-row>
        <table:table-row>
          <table:table-cell table:style-name="Tabelle84.A2" office:value-type="string">
            <text:p text:style-name="Table_20_Contents">/g</text:p>
          </table:table-cell>
          <table:table-cell table:style-name="Tabelle84.B2" office:value-type="string">
            <text:p text:style-name="Table_20_Contents"><text:span text:style-name="T6">ist ein Zusatzschalter für </text:span><text:span text:style-name="T56">/ip</text:span><text:span text:style-name="T6"> und </text:span><text:span text:style-name="T56">/ipe</text:span><text:span text:style-name="T6">, der die importierten Nachrichten als </text:span><text:span text:style-name="T7">gelesen</text:span><text:span text:style-name="T6"> einträgt. Bei </text:span><text:span text:style-name="T56">/ips</text:span><text:span text:style-name="T6"> ist die Angabe von </text:span><text:span text:style-name="T56">/g</text:span><text:span text:style-name="T6"> nicht nötig.</text:span></text:p>
          </table:table-cell>
        </table:table-row>
        <table:table-row>
          <table:table-cell table:style-name="Tabelle84.A2" office:value-type="string">
            <text:p text:style-name="Table_20_Contents">/n:BOX[:hh:mm]</text:p>
          </table:table-cell>
          <table:table-cell table:style-name="Tabelle84.B2" office:value-type="string">
            <text:p text:style-name="Table_20_Contents"><text:span text:style-name="T6">führt einen Netcall bei der angegebenen Box durch. Bei Angabe einer Uhrzeit im Format </text:span><text:span text:style-name="T56">hh</text:span><text:span text:style-name="T6">:</text:span><text:span text:style-name="T56">mm</text:span><text:span text:style-name="T6"> wartet OpenXP bis zu dieser Uhrzeit. Achtung: Bei Fido-Netcalls muß im Boxnamen ein </text:span><text:span text:style-name="T35">_</text:span><text:span text:style-name="T6"> statt des </text:span><text:span text:style-name="T35">:</text:span><text:span text:style-name="T6"> verwendet werden.</text:span></text:p>
          </table:table-cell>
        </table:table-row>
        <table:table-row>
          <table:table-cell table:style-name="Tabelle84.A2" office:value-type="string">
            <text:p text:style-name="Table_20_Contents">/n:*</text:p>
          </table:table-cell>
          <table:table-cell table:style-name="Tabelle84.B2" office:value-type="string">
            <text:p text:style-name="Table_20_Contents"><text:span text:style-name="T6">entspricht </text:span><text:span text:style-name="T36">Netcall</text:span><text:span text:style-name="T37">®</text:span><text:span text:style-name="T36">Alle</text:span><text:span text:style-name="T6">.</text:span></text:p>
          </table:table-cell>
        </table:table-row>
        <table:table-row>
          <table:table-cell table:style-name="Tabelle84.A2" office:value-type="string">
            <text:p text:style-name="Table_20_Contents">/nr:BOX</text:p>
          </table:table-cell>
          <table:table-cell table:style-name="Tabelle84.B2" office:value-type="string">
            <text:p text:style-name="Table_20_Contents">führt einen Relogin-Netcall durch. Die Verbindung muß bestehen, und die Box muß auf die Eingabe des Usernamens warten (nur Z-Netz / QM).</text:p>
          </table:table-cell>
        </table:table-row>
        <table:table-row>
          <table:table-cell table:style-name="Tabelle84.A2" office:value-type="string">
            <text:p text:style-name="Table_20_Contents">/t:n</text:p>
          </table:table-cell>
          <table:table-cell table:style-name="Tabelle84.B2" office:value-type="string">
            <text:p text:style-name="Table_20_Contents"><text:span text:style-name="T6">führt die Timing-Liste Nr. </text:span><text:span text:style-name="T56">n</text:span><text:span text:style-name="T6"> aus (s. </text:span><text:a xlink:type="simple" xlink:href="#5.3.4.%20externe%20Netcall-Steuerung%20mit%20/N:%20und%20/T:%7Coutline"><text:span text:style-name="T8">Kap. 5.3.4</text:span></text:a><text:span text:style-name="T6">)</text:span></text:p>
          </table:table-cell>
        </table:table-row>
        <table:table-row>
          <table:table-cell table:style-name="Tabelle84.A2" office:value-type="string">
            <text:p text:style-name="Table_20_Contents">/r</text:p>
          </table:table-cell>
          <table:table-cell table:style-name="Tabelle84.B2" office:value-type="string">
            <text:p text:style-name="Table_20_Contents"><text:span text:style-name="T6">führt </text:span><text:span text:style-name="T36">Wartung</text:span><text:span text:style-name="T37">®</text:span><text:span text:style-name="T36">Reorganisation</text:span><text:span text:style-name="T6"> durch</text:span></text:p>
          </table:table-cell>
        </table:table-row>
        <table:table-row>
          <table:table-cell table:style-name="Tabelle84.A2" office:value-type="string">
            <text:p text:style-name="Table_20_Contents">/pack</text:p>
          </table:table-cell>
          <table:table-cell table:style-name="Tabelle84.B2" office:value-type="string">
            <text:p text:style-name="Table_20_Contents"><text:span text:style-name="T6">das Gleiche, jedoch mit </text:span><text:span text:style-name="T36">Wartung</text:span><text:span text:style-name="T37">®</text:span><text:span text:style-name="T36">Packen</text:span><text:span text:style-name="T6">.</text:span></text:p>
          </table:table-cell>
        </table:table-row>
        <table:table-row>
          <table:table-cell table:style-name="Tabelle84.A2" office:value-type="string">
            <text:p text:style-name="Table_20_Contents">/xpack</text:p>
          </table:table-cell>
          <table:table-cell table:style-name="Tabelle84.B2" office:value-type="string">
            <text:p text:style-name="Table_20_Contents"><text:span text:style-name="T6">nur Dateien packen, deren Ausnutzung unter 100% liegt. Wahlweise kann ein einzelner Dateiname angegeben werden, z.B. </text:span><text:span text:style-name="T56">/xpack:USER</text:span><text:span text:style-name="T6">, um die Userdatei zu packen.</text:span></text:p>
          </table:table-cell>
        </table:table-row>
        <table:table-row>
          <table:table-cell table:style-name="Tabelle84.A2" office:value-type="string">
            <text:p text:style-name="Table_20_Contents">/ss</text:p>
          </table:table-cell>
          <table:table-cell table:style-name="Tabelle84.B2" office:value-type="string">
            <text:p text:style-name="Table_20_Contents">Screensaver aktivieren</text:p>
          </table:table-cell>
        </table:table-row>
        <table:table-row>
          <table:table-cell table:style-name="Tabelle84.A2" office:value-type="string">
            <text:p text:style-name="Table_20_Contents">/x</text:p>
          </table:table-cell>
          <table:table-cell table:style-name="Tabelle84.B2" office:value-type="string">
            <text:p text:style-name="Table_20_Contents">Programm beenden - kann gleichzeitig mit allen anderen Parametern angegeben werden.</text:p>
          </table:table-cell>
        </table:table-row>
      </table:table>
      <text:p text:style-name="P30"/>
      <text:h text:style-name="P50" text:outline-level="3">Die folgenden Optionen sind nur zu Diagnosezwecken gedacht</text:h>
      <text:p text:style-name="P25">Tabelle <text:sequence text:ref-name="refTable82" text:name="Table" text:formula="ooow:Table+1" style:num-format="1">3</text:sequence> Diagnose-Aufrufparameter von OpenXP</text:p>
      <table:table table:name="Tabelle85" table:style-name="Tabelle85">
        <table:table-column table:style-name="Tabelle85.A"/>
        <table:table-column table:style-name="Tabelle85.B"/>
        <table:table-row>
          <table:table-cell table:style-name="Tabelle85.A1" office:value-type="string">
            <text:p text:style-name="Table_20_Contents">/d</text:p>
          </table:table-cell>
          <table:table-cell table:style-name="Tabelle85.B1" office:value-type="string">
            <text:p text:style-name="Table_20_Contents">startet OpenXP im Debug-Mode. Dies bewirkt u.a. eine genauere Anzeige während des Netcalls und kann hilfreich sein, um Netcall-Probleme zu lokalisieren. Außerdem stehen noch einige zusätzliche Test-Funktionen (Speicherplatzanzeige u.a.) zur Verfügung, die aber nur für interne Testzwecke gedacht sind und die ich daher nicht weiter dokumentieren will.</text:p>
          </table:table-cell>
        </table:table-row>
        <table:table-row>
          <table:table-cell table:style-name="Tabelle85.A2" office:value-type="string">
            <text:p text:style-name="Table_20_Contents">/df:1</text:p>
          </table:table-cell>
          <table:table-cell table:style-name="Tabelle85.B2" office:value-type="string">
            <text:p text:style-name="Table_20_Contents"><text:span text:style-name="T6">Zeigt bei jedem externen Programmaufruf den genauen Aufrufbefehl incl. Parameter an. Entspricht dem Schalter </text:span><text:span text:style-name="T36">Parameterzeile anzeigen</text:span><text:span text:style-name="T6"> bei </text:span><text:span text:style-name="T36">Config</text:span><text:span text:style-name="T37">®</text:span><text:span text:style-name="T36">Extern</text:span><text:span text:style-name="T37">®</text:span><text:span text:style-name="T36">Shell</text:span><text:span text:style-name="T6">.</text:span></text:p>
          </table:table-cell>
        </table:table-row>
        <table:table-row>
          <table:table-cell table:style-name="Tabelle85.A2" office:value-type="string">
            <text:p text:style-name="Table_20_Contents">/df:2</text:p>
          </table:table-cell>
          <table:table-cell table:style-name="Tabelle85.B2" office:value-type="string">
            <text:p text:style-name="Table_20_Contents"><text:span text:style-name="T6">Wartet nach jedem externen Programmaufruf auf einen Tastendruck. Enspricht dem Schalter </text:span><text:span text:style-name="T36">warten auf Tastendruck</text:span><text:span text:style-name="T6"> bei </text:span><text:span text:style-name="T36">Config</text:span><text:span text:style-name="T37">®</text:span><text:span text:style-name="T36">Extern</text:span><text:span text:style-name="T37">®</text:span><text:span text:style-name="T36">Shell</text:span><text:span text:style-name="T6">.</text:span></text:p>
          </table:table-cell>
        </table:table-row>
      </table:table>
      <text:p text:style-name="P30"/>
      <text:p text:style-name="Text_20_body_20_indent"><text:span text:style-name="T2">Statt die Optionen als Parameter bei Programmstart anzugeben, können Sie sie auch in einer Datei mit Erweiterung </text:span><text:span text:style-name="T15">.opt</text:span><text:span text:style-name="T2"> im </text:span><text:span text:style-name="T15">autoexec</text:span><text:span text:style-name="T2">-Unterverzeichnis ablegen; jede Zeile der Datei muß genau eine Option enthalten. Mehrere </text:span><text:span text:style-name="T15">.opt</text:span><text:span text:style-name="T2">-Dateien sind möglich.</text:span></text:p>
      <text:h text:style-name="Heading_20_2" text:outline-level="2">A.2. Environment-Parameter</text:h>
      <text:p text:style-name="Text_20_body_20_indent">OpenXP wertet z.Zt. nur einen Environment-Eintrag aus, der Name und Verzeichnis der Swap-Datei angibt:</text:p>
      <text:p text:style-name="Text_20_body_20_indent"><text:span text:style-name="T15">XPSWAP=</text:span><text:span text:style-name="T57">Laufwerk</text:span><text:span text:style-name="T15">:</text:span><text:span text:style-name="T57">Pfad</text:span><text:span text:style-name="T15">\</text:span><text:span text:style-name="T57">Dateiname</text:span></text:p>
      <text:p text:style-name="Text_20_body_20_indent"><text:span text:style-name="T2">z.B. </text:span><text:span text:style-name="T15">XPSWAP=e:\temp\swapfile.xp</text:span></text:p>
      <text:p text:style-name="Text_20_body_20_indent"><text:span text:style-name="T2">Die Swap-Datei wird immer dann angelegt, wenn ein externes Programm gestartet wird oder Sie mit </text:span><text:span text:style-name="T14">F9</text:span><text:span text:style-name="T2"> die DOS-Shell aufrufen, und entweder der Schalter </text:span><text:span text:style-name="T19">Auslagern in EMS</text:span><text:span text:style-name="T2"> bei </text:span><text:span text:style-name="T19">Config</text:span><text:span text:style-name="T20">®</text:span><text:span text:style-name="T19">Optionen</text:span><text:span text:style-name="T20">®</text:span><text:span text:style-name="T19">Allgemeines</text:span><text:span text:style-name="T2"> deaktiviert oder nicht genügend freier EMS-Speicher vorhanden ist. Sie ist ca. 300-400 KB groß und wird nach der Rückkehr zum Programm wieder gelöscht. Falls Sie den Rechner abschalten oder booten, ohne zum Programm zurückzukehren, bleibt die Datei so lange bestehen, bis Sie sie von Hand löschen.</text:span></text:p>
      <text:p text:style-name="Text_20_body_20_indent"><text:span text:style-name="T2">Wenn </text:span><text:span text:style-name="T15">XPSWAP</text:span><text:span text:style-name="T2"> nicht angegeben ist, legt OpenXP die Swapdatei unter einem Temporärdateinamen im bei </text:span><text:span text:style-name="T19">Config</text:span><text:span text:style-name="T20">®</text:span><text:span text:style-name="T19">Pfade</text:span><text:span text:style-name="T2"> eingestellten Temporärverzeichnis ab. Dies gilt auch für den Fall, daß der bei </text:span><text:span text:style-name="T15">XPSWAP</text:span><text:span text:style-name="T2"> angegebene Dateiname oder das Verzeichnis ungültig ist.</text:span></text:p>
      <text:h text:style-name="P91" text:outline-level="2">A.3. ERRORLEVEL</text:h>
      <text:p text:style-name="Text_20_body_20_indent">OpenXP gibt bei Beendigung folgende ERRORLEVEL-Werte zurück:</text:p>
      <text:p text:style-name="P25">Tabelle <text:sequence text:ref-name="refTable83" text:name="Table" text:formula="ooow:Table+1" style:num-format="1">4</text:sequence> Errorlevel von OpenXP</text:p>
      <table:table table:name="Tabelle86" table:style-name="Tabelle86">
        <table:table-column table:style-name="Tabelle86.A"/>
        <table:table-column table:style-name="Tabelle86.B"/>
        <table:table-row>
          <table:table-cell table:style-name="Tabelle86.A1" office:value-type="string">
            <text:p text:style-name="Table_20_Contents">0</text:p>
          </table:table-cell>
          <table:table-cell table:style-name="Tabelle86.B1" office:value-type="string">
            <text:p text:style-name="Table_20_Contents">Programm wurde normal beendet.</text:p>
          </table:table-cell>
        </table:table-row>
        <table:table-row>
          <table:table-cell table:style-name="Tabelle86.A2" office:value-type="string">
            <text:p text:style-name="Table_20_Contents">1</text:p>
          </table:table-cell>
          <table:table-cell table:style-name="Tabelle86.B2" office:value-type="string">
            <text:p text:style-name="Table_20_Contents">Programm wurde mit einem (internen) Fehler beendet.</text:p>
          </table:table-cell>
        </table:table-row>
        <table:table-row>
          <table:table-cell table:style-name="Tabelle86.A2" office:value-type="string">
            <text:p text:style-name="Table_20_Contents">2 - 9</text:p>
          </table:table-cell>
          <table:table-cell table:style-name="Tabelle86.B2" office:value-type="string">
            <text:p text:style-name="Table_20_Contents"><text:span text:style-name="T6">Diese Werte sind reserviert. Bitte erzeugen Sie bei der </text:span><text:span text:style-name="T7">QUIT</text:span><text:span text:style-name="T6">-Option nur Errorlevel &gt;= 10.</text:span></text:p>
          </table:table-cell>
        </table:table-row>
        <table:table-row>
          <table:table-cell table:style-name="Tabelle86.A2" office:value-type="string">
            <text:p text:style-name="Table_20_Contents">10 - 255</text:p>
          </table:table-cell>
          <table:table-cell table:style-name="Tabelle86.B2" office:value-type="string">
            <text:p text:style-name="Table_20_Contents"><text:span text:style-name="T6">Diese Errorlevel-Werte können mit der </text:span><text:span text:style-name="T7">QUIT</text:span><text:span text:style-name="T6">-Option in Timing-Listen erzeugt werden und dadurch von OpenXP aus externe Programme steuern. Siehe auch </text:span><text:a xlink:type="simple" xlink:href="#5.3.%20Automatische%20Netcalls%7Coutline"><text:span text:style-name="T8">Kap. 5.3</text:span></text:a><text:span text:style-name="T6"> (automatische Netcalls). Im Prinzip sind auch Werte von 2-9 möglich, aber wie gesagt: Besser nicht verwenden, da reserviert für zukünftige Erweiterungen.</text:span></text:p>
          </table:table-cell>
        </table:table-row>
      </table:table>
      <text:p text:style-name="P30"/>
      <text:h text:style-name="P15" text:outline-level="1">Anhang B. Dateinamen</text:h>
      <text:p text:style-name="Text_20_body_20_indent">Folgende Dateien werden von OpenXP verwendet und im OpenXP-Verzeichnis abgelegt:</text:p>
      <text:p text:style-name="P25">Tabelle <text:sequence text:ref-name="refTable84" text:name="Table" text:formula="ooow:Table+1" style:num-format="1">1</text:sequence> Dateien im OpenXP-Verzeichnis</text:p>
      <table:table table:name="Tabelle87" table:style-name="Tabelle87">
        <table:table-column table:style-name="Tabelle87.A"/>
        <table:table-column table:style-name="Tabelle87.B"/>
        <table:table-header-rows>
          <table:table-row>
            <table:table-cell table:style-name="Tabelle87.A1" office:value-type="string">
              <text:p text:style-name="Table_20_Heading">Datei</text:p>
            </table:table-cell>
            <table:table-cell table:style-name="Tabelle87.B1" office:value-type="string">
              <text:p text:style-name="Table_20_Heading">Bedeutung</text:p>
            </table:table-cell>
          </table:table-row>
        </table:table-header-rows>
        <table:table-row>
          <table:table-cell table:style-name="Tabelle87.A2" office:value-type="string">
            <text:p text:style-name="Table_20_Contents"><text:span text:style-name="T7">xp.exe</text:span><text:span text:style-name="T6">, </text:span><text:span text:style-name="T7">xp.ovr</text:span></text:p>
          </table:table-cell>
          <table:table-cell table:style-name="Tabelle87.B2" office:value-type="string">
            <text:p text:style-name="Table_20_Contents">das Programm selbst</text:p>
          </table:table-cell>
        </table:table-row>
        <table:table-row>
          <table:table-cell table:style-name="Tabelle87.A2" office:value-type="string">
            <text:p text:style-name="Table_20_Contents">xp.hlp</text:p>
          </table:table-cell>
          <table:table-cell table:style-name="Tabelle87.B2" office:value-type="string">
            <text:p text:style-name="Table_20_Contents">die Online-Hilfe</text:p>
          </table:table-cell>
        </table:table-row>
        <table:table-row>
          <table:table-cell table:style-name="Tabelle87.A2" office:value-type="string">
            <text:p text:style-name="Table_20_Contents">xp-d.res</text:p>
          </table:table-cell>
          <table:table-cell table:style-name="Tabelle87.B2" office:value-type="string">
            <text:p text:style-name="Table_20_Contents">deutsches Sprachmodul</text:p>
          </table:table-cell>
        </table:table-row>
        <table:table-row>
          <table:table-cell table:style-name="Tabelle87.A2" office:value-type="string">
            <text:p text:style-name="Table_20_Contents">icons.res</text:p>
          </table:table-cell>
          <table:table-cell table:style-name="Tabelle87.B2" office:value-type="string">
            <text:p text:style-name="Table_20_Contents">Icons für MS-Windows</text:p>
          </table:table-cell>
        </table:table-row>
        <table:table-row>
          <table:table-cell table:style-name="Tabelle87.A2" office:value-type="string">
            <text:p text:style-name="Table_20_Contents">xpoint.cfg</text:p>
          </table:table-cell>
          <table:table-cell table:style-name="Tabelle87.B2" office:value-type="string">
            <text:p text:style-name="Table_20_Contents"><text:span text:style-name="T6">Konfigurationsdatei (</text:span><text:span text:style-name="T36">Config</text:span><text:span text:style-name="T6">-Menü)</text:span></text:p>
          </table:table-cell>
        </table:table-row>
        <table:table-row>
          <table:table-cell table:style-name="Tabelle87.A2" office:value-type="string">
            <text:p text:style-name="Table_20_Contents">xpoint2.cfg</text:p>
          </table:table-cell>
          <table:table-cell table:style-name="Tabelle87.B2" office:value-type="string">
            <text:p text:style-name="Table_20_Contents">Konfigurationsdatei (interne Einstellungen)</text:p>
          </table:table-cell>
        </table:table-row>
        <table:table-row>
          <table:table-cell table:style-name="Tabelle87.A2" office:value-type="string">
            <text:p text:style-name="Table_20_Contents">xpoint.col</text:p>
          </table:table-cell>
          <table:table-cell table:style-name="Tabelle87.B2" office:value-type="string">
            <text:p text:style-name="Table_20_Contents">die Farb-Konfiguration</text:p>
          </table:table-cell>
        </table:table-row>
        <table:table-row>
          <table:table-cell table:style-name="Tabelle87.A2" office:value-type="string">
            <text:p text:style-name="Table_20_Contents">xp.res</text:p>
          </table:table-cell>
          <table:table-cell table:style-name="Tabelle87.B2" office:value-type="string">
            <text:p text:style-name="Table_20_Contents">Spracheinstellung</text:p>
          </table:table-cell>
        </table:table-row>
        <table:table-row>
          <table:table-cell table:style-name="Tabelle87.A2" office:value-type="string">
            <text:p text:style-name="Table_20_Contents">keydef.cfg</text:p>
          </table:table-cell>
          <table:table-cell table:style-name="Tabelle87.B2" office:value-type="string">
            <text:p text:style-name="Table_20_Contents">Tastenmakros</text:p>
          </table:table-cell>
        </table:table-row>
        <table:table-row>
          <table:table-cell table:style-name="Tabelle87.A2" office:value-type="string">
            <text:p text:style-name="Table_20_Contents">pmconv.exe</text:p>
          </table:table-cell>
          <table:table-cell table:style-name="Tabelle87.B2" office:value-type="string">
            <text:p text:style-name="Table_20_Contents">Programm zum Konvertieren von PMs</text:p>
          </table:table-cell>
        </table:table-row>
        <table:table-row>
          <table:table-cell table:style-name="Tabelle87.A2" office:value-type="string">
            <text:p text:style-name="Table_20_Contents">zpr.exe</text:p>
          </table:table-cell>
          <table:table-cell table:style-name="Tabelle87.B2" office:value-type="string">
            <text:p text:style-name="Table_20_Contents">ZConnect-Pufferreparierer</text:p>
          </table:table-cell>
        </table:table-row>
        <table:table-row>
          <table:table-cell table:style-name="Tabelle87.A2" office:value-type="string">
            <text:p text:style-name="Table_20_Contents">zm.exe</text:p>
          </table:table-cell>
          <table:table-cell table:style-name="Tabelle87.B2" office:value-type="string">
            <text:p text:style-name="Table_20_Contents">Zmodem-Übertragungsprotokoll</text:p>
          </table:table-cell>
        </table:table-row>
        <table:table-row>
          <table:table-cell table:style-name="Tabelle87.A2" office:value-type="string">
            <text:p text:style-name="Table_20_Contents">zconfig.exe</text:p>
          </table:table-cell>
          <table:table-cell table:style-name="Tabelle87.B2" office:value-type="string">
            <text:p text:style-name="Table_20_Contents"><text:span text:style-name="T6">Konfigurationsprogramm für </text:span><text:span text:style-name="T7">zm.exe</text:span></text:p>
          </table:table-cell>
        </table:table-row>
        <table:table-row>
          <table:table-cell table:style-name="Tabelle87.A2" office:value-type="string">
            <text:p text:style-name="Table_20_Contents">maggi.exe</text:p>
          </table:table-cell>
          <table:table-cell table:style-name="Tabelle87.B2" office:value-type="string">
            <text:p text:style-name="Table_20_Contents">Puffer-Konvertierer für MagicNET, MausTausch u.a.</text:p>
          </table:table-cell>
        </table:table-row>
        <table:table-row>
          <table:table-cell table:style-name="Tabelle87.A2" office:value-type="string">
            <text:p text:style-name="Table_20_Contents">mpuffer.*</text:p>
          </table:table-cell>
          <table:table-cell table:style-name="Tabelle87.B2" office:value-type="string">
            <text:p text:style-name="Table_20_Contents">die Pufferdateien, in denen Nachrichten gespeichert werden</text:p>
          </table:table-cell>
        </table:table-row>
        <table:table-row>
          <table:table-cell table:style-name="Tabelle87.A2" office:value-type="string">
            <text:p text:style-name="Table_20_Contents">msgs.db1</text:p>
          </table:table-cell>
          <table:table-cell table:style-name="Tabelle87.B2" office:value-type="string">
            <text:p text:style-name="Table_20_Contents">die Nachrichten-Datenbank</text:p>
          </table:table-cell>
        </table:table-row>
        <table:table-row>
          <table:table-cell table:style-name="Tabelle87.A2" office:value-type="string">
            <text:p text:style-name="Table_20_Contents">bretter.db1</text:p>
          </table:table-cell>
          <table:table-cell table:style-name="Tabelle87.B2" office:value-type="string">
            <text:p text:style-name="Table_20_Contents">die Brett-Datenbank</text:p>
          </table:table-cell>
        </table:table-row>
        <table:table-row>
          <table:table-cell table:style-name="Tabelle87.A2" office:value-type="string">
            <text:p text:style-name="Table_20_Contents"><text:span text:style-name="T7">user.db1</text:span><text:span text:style-name="T6"> / </text:span><text:span text:style-name="T7">user.eb1</text:span></text:p>
          </table:table-cell>
          <table:table-cell table:style-name="Tabelle87.B2" office:value-type="string">
            <text:p text:style-name="Table_20_Contents">die User-Datenbank</text:p>
          </table:table-cell>
        </table:table-row>
        <table:table-row>
          <table:table-cell table:style-name="Tabelle87.A2" office:value-type="string">
            <text:p text:style-name="Table_20_Contents">gruppen.db1</text:p>
          </table:table-cell>
          <table:table-cell table:style-name="Tabelle87.B2" office:value-type="string">
            <text:p text:style-name="Table_20_Contents"><text:span text:style-name="T6">die Brettgruppen-Liste (</text:span><text:span text:style-name="T36">Edit</text:span><text:span text:style-name="T37">®</text:span><text:span text:style-name="T36">Gruppen</text:span><text:span text:style-name="T6">)</text:span></text:p>
          </table:table-cell>
        </table:table-row>
        <table:table-row>
          <table:table-cell table:style-name="Tabelle87.A2" office:value-type="string">
            <text:p text:style-name="Table_20_Contents">systeme.db1</text:p>
          </table:table-cell>
          <table:table-cell table:style-name="Tabelle87.B2" office:value-type="string">
            <text:p text:style-name="Table_20_Contents"><text:span text:style-name="T6">die System-Liste (</text:span><text:span text:style-name="T36">Edit</text:span><text:span text:style-name="T37">®</text:span><text:span text:style-name="T36">Systeme</text:span><text:span text:style-name="T6">)</text:span></text:p>
          </table:table-cell>
        </table:table-row>
        <table:table-row>
          <table:table-cell table:style-name="Tabelle87.A2" office:value-type="string">
            <text:p text:style-name="Table_20_Contents">automsg.db1</text:p>
          </table:table-cell>
          <table:table-cell table:style-name="Tabelle87.B2" office:value-type="string">
            <text:p text:style-name="Table_20_Contents"><text:span text:style-name="T6">automatisch zu versendende Nachr. (</text:span><text:span text:style-name="T36">Edit</text:span><text:span text:style-name="T37">®</text:span><text:span text:style-name="T36">Autoversand</text:span><text:span text:style-name="T6">)</text:span></text:p>
          </table:table-cell>
        </table:table-row>
        <table:table-row>
          <table:table-cell table:style-name="Tabelle87.A2" office:value-type="string">
            <text:p text:style-name="Table_20_Contents">pseudos.db1</text:p>
          </table:table-cell>
          <table:table-cell table:style-name="Tabelle87.B2" office:value-type="string">
            <text:p text:style-name="Table_20_Contents"><text:span text:style-name="T6">Empfänger-Kurznamen (</text:span><text:span text:style-name="T36">Edit</text:span><text:span text:style-name="T37">®</text:span><text:span text:style-name="T36">Kurznamen</text:span><text:span text:style-name="T6">)</text:span></text:p>
          </table:table-cell>
        </table:table-row>
        <table:table-row>
          <table:table-cell table:style-name="Tabelle87.A2" office:value-type="string">
            <text:p text:style-name="Table_20_Contents">bezuege.db1</text:p>
          </table:table-cell>
          <table:table-cell table:style-name="Tabelle87.B2" office:value-type="string">
            <text:p text:style-name="Table_20_Contents">Kommentarverkettung</text:p>
          </table:table-cell>
        </table:table-row>
        <table:table-row>
          <table:table-cell table:style-name="Tabelle87.A2" office:value-type="string">
            <text:p text:style-name="Table_20_Contents">*.ix1</text:p>
          </table:table-cell>
          <table:table-cell table:style-name="Tabelle87.B2" office:value-type="string">
            <text:p text:style-name="Table_20_Contents">Indexdateien - können jederzeit gelöscht werden und werden dann automatisch neu erzeugt</text:p>
          </table:table-cell>
        </table:table-row>
        <table:table-row>
          <table:table-cell table:style-name="Tabelle87.A2" office:value-type="string">
            <text:p text:style-name="Table_20_Contents">*.xps</text:p>
          </table:table-cell>
          <table:table-cell table:style-name="Tabelle87.B2" office:value-type="string">
            <text:p text:style-name="Table_20_Contents"><text:span text:style-name="T6">Brief / Quote-Schablonen (</text:span><text:span text:style-name="T36">Edit</text:span><text:span text:style-name="T37">®</text:span><text:span text:style-name="T36">Schablonen</text:span><text:span text:style-name="T6">)</text:span></text:p>
          </table:table-cell>
        </table:table-row>
        <table:table-row>
          <table:table-cell table:style-name="Tabelle87.A2" office:value-type="string">
            <text:p text:style-name="Table_20_Contents">*.scr</text:p>
          </table:table-cell>
          <table:table-cell table:style-name="Tabelle87.B2" office:value-type="string">
            <text:p text:style-name="Table_20_Contents">Login-Scripts</text:p>
          </table:table-cell>
        </table:table-row>
        <table:table-row>
          <table:table-cell table:style-name="Tabelle87.A2" office:value-type="string">
            <text:p text:style-name="Table_20_Contents">boxen.db1</text:p>
          </table:table-cell>
          <table:table-cell table:style-name="Tabelle87.B2" office:value-type="string">
            <text:p text:style-name="Table_20_Contents"><text:span text:style-name="T6">die Serverboxen-Liste (</text:span><text:span text:style-name="T36">Edit</text:span><text:span text:style-name="T37">®</text:span><text:span text:style-name="T36">Boxen</text:span><text:span text:style-name="T6">)</text:span></text:p>
          </table:table-cell>
        </table:table-row>
        <table:table-row>
          <table:table-cell table:style-name="Tabelle87.A2" office:value-type="string">
            <text:p text:style-name="Table_20_Contents">*.bfg</text:p>
          </table:table-cell>
          <table:table-cell table:style-name="Tabelle87.B2" office:value-type="string">
            <text:p text:style-name="Table_20_Contents">die Server-Konfigurationen</text:p>
          </table:table-cell>
        </table:table-row>
        <table:table-row>
          <table:table-cell table:style-name="Tabelle87.A2" office:value-type="string">
            <text:p text:style-name="Table_20_Contents">*.bl</text:p>
          </table:table-cell>
          <table:table-cell table:style-name="Tabelle87.B2" office:value-type="string">
            <text:p text:style-name="Table_20_Contents">Brettlisten</text:p>
          </table:table-cell>
        </table:table-row>
        <table:table-row>
          <table:table-cell table:style-name="Tabelle87.A2" office:value-type="string">
            <text:p text:style-name="Table_20_Contents">*.bbl</text:p>
          </table:table-cell>
          <table:table-cell table:style-name="Tabelle87.B2" office:value-type="string">
            <text:p text:style-name="Table_20_Contents">Liste der bestellten Bretter (z.Zt. nur RFC/UUCP)</text:p>
          </table:table-cell>
        </table:table-row>
        <table:table-row>
          <table:table-cell table:style-name="Tabelle87.A2" office:value-type="string">
            <text:p text:style-name="Table_20_Contents">*.fl</text:p>
          </table:table-cell>
          <table:table-cell table:style-name="Tabelle87.B2" office:value-type="string">
            <text:p text:style-name="Table_20_Contents">Z-Netz: Fileserver-Filelisten (SendZMsg)</text:p>
          </table:table-cell>
        </table:table-row>
        <table:table-row>
          <table:table-cell table:style-name="Tabelle87.A2" office:value-type="string">
            <text:p text:style-name="Table_20_Contents">*.pp</text:p>
          </table:table-cell>
          <table:table-cell table:style-name="Tabelle87.B2" office:value-type="string">
            <text:p text:style-name="Table_20_Contents">zum Senden anstehende Pollpakete</text:p>
          </table:table-cell>
        </table:table-row>
        <table:table-row>
          <table:table-cell table:style-name="Tabelle87.A2" office:value-type="string">
            <text:p text:style-name="Table_20_Contents">*.epp</text:p>
          </table:table-cell>
          <table:table-cell table:style-name="Tabelle87.B2" office:value-type="string">
            <text:p text:style-name="Table_20_Contents"><text:span text:style-name="T6">zum Senden anstehende Zusatzpollpakete (s. </text:span><text:a xlink:type="simple" xlink:href="#7.8.%20Nachrichtenpakete%20mitsenden%7Coutline"><text:span text:style-name="T8">Kap. 7.8</text:span></text:a><text:span text:style-name="T6">)</text:span></text:p>
          </table:table-cell>
        </table:table-row>
        <table:table-row>
          <table:table-cell table:style-name="Tabelle87.A2" office:value-type="string">
            <text:p text:style-name="Table_20_Contents">gebuehr.dat</text:p>
          </table:table-cell>
          <table:table-cell table:style-name="Tabelle87.B2" office:value-type="string">
            <text:p text:style-name="Table_20_Contents">Telefon-Tarifzonen</text:p>
          </table:table-cell>
        </table:table-row>
        <table:table-row>
          <table:table-cell table:style-name="Tabelle87.A2" office:value-type="string">
            <text:p text:style-name="Table_20_Contents">tarife.dat</text:p>
          </table:table-cell>
          <table:table-cell table:style-name="Tabelle87.B2" office:value-type="string">
            <text:p text:style-name="Table_20_Contents">Telefon-Tarifgruppen</text:p>
          </table:table-cell>
        </table:table-row>
        <table:table-row>
          <table:table-cell table:style-name="Tabelle87.A2" office:value-type="string">
            <text:p text:style-name="Table_20_Contents">feiertag.dat</text:p>
          </table:table-cell>
          <table:table-cell table:style-name="Tabelle87.B2" office:value-type="string">
            <text:p text:style-name="Table_20_Contents">Feiertagliste für Gebührenabschätzung</text:p>
          </table:table-cell>
        </table:table-row>
        <table:table-row>
          <table:table-cell table:style-name="Tabelle87.A2" office:value-type="string">
            <text:p text:style-name="Table_20_Contents">gebuehr.dat</text:p>
          </table:table-cell>
          <table:table-cell table:style-name="Tabelle87.B2" office:value-type="string">
            <text:p text:style-name="Table_20_Contents">Telefon-Tarifzonen</text:p>
          </table:table-cell>
        </table:table-row>
        <table:table-row>
          <table:table-cell table:style-name="Tabelle87.A2" office:value-type="string">
            <text:p text:style-name="Table_20_Contents">verteil.dat</text:p>
          </table:table-cell>
          <table:table-cell table:style-name="Tabelle87.B2" office:value-type="string">
            <text:p text:style-name="Table_20_Contents">Nachrichten-Verteiler</text:p>
          </table:table-cell>
        </table:table-row>
        <table:table-row>
          <table:table-cell table:style-name="Tabelle87.A2" office:value-type="string">
            <text:p text:style-name="Table_20_Contents">neues.dat</text:p>
          </table:table-cell>
          <table:table-cell table:style-name="Tabelle87.B2" office:value-type="string">
            <text:p text:style-name="Table_20_Contents"><text:span text:style-name="T6">Zeitpunkt des letzten Netcalls (Format: </text:span><text:span text:style-name="T56">jjmmtthhmm</text:span><text:span text:style-name="T6">)</text:span></text:p>
          </table:table-cell>
        </table:table-row>
        <table:table-row>
          <table:table-cell table:style-name="Tabelle87.A2" office:value-type="string">
            <text:p text:style-name="Table_20_Contents">timing.*</text:p>
          </table:table-cell>
          <table:table-cell table:style-name="Tabelle87.B2" office:value-type="string">
            <text:p text:style-name="Table_20_Contents"><text:span text:style-name="T6">Timing-Listen (</text:span><text:span text:style-name="T36">Netcall</text:span><text:span text:style-name="T37">®</text:span><text:span text:style-name="T36">Timing-Liste</text:span><text:span text:style-name="T6">)</text:span></text:p>
          </table:table-cell>
        </table:table-row>
        <table:table-row>
          <table:table-cell table:style-name="Tabelle87.A2" office:value-type="string">
            <text:p text:style-name="Table_20_Contents">timing.dat</text:p>
          </table:table-cell>
          <table:table-cell table:style-name="Tabelle87.B2" office:value-type="string">
            <text:p text:style-name="Table_20_Contents">letzte(r/s) Reorg / Packen / Netcall ...</text:p>
          </table:table-cell>
        </table:table-row>
        <table:table-row>
          <table:table-cell table:style-name="Tabelle87.A2" office:value-type="string">
            <text:p text:style-name="Table_20_Contents">reorg.dat</text:p>
          </table:table-cell>
          <table:table-cell table:style-name="Tabelle87.B2" office:value-type="string">
            <text:p text:style-name="Table_20_Contents">interne Datei zur Steuerung der Reorganisation</text:p>
          </table:table-cell>
        </table:table-row>
        <table:table-row>
          <table:table-cell table:style-name="Tabelle87.A2" office:value-type="string">
            <text:p text:style-name="Table_20_Contents">xpmenu.dat</text:p>
          </table:table-cell>
          <table:table-cell table:style-name="Tabelle87.B2" office:value-type="string">
            <text:p text:style-name="Table_20_Contents">Daten des OpenXP-Menüeditors</text:p>
          </table:table-cell>
        </table:table-row>
        <table:table-row>
          <table:table-cell table:style-name="Tabelle87.A2" office:value-type="string">
            <text:p text:style-name="Table_20_Contents">errors.log</text:p>
          </table:table-cell>
          <table:table-cell table:style-name="Tabelle87.B2" office:value-type="string">
            <text:p text:style-name="Table_20_Contents">Fehler-Logfile</text:p>
          </table:table-cell>
        </table:table-row>
        <table:table-row>
          <table:table-cell table:style-name="Tabelle87.A2" office:value-type="string">
            <text:p text:style-name="Table_20_Contents">xpoint.log</text:p>
          </table:table-cell>
          <table:table-cell table:style-name="Tabelle87.B2" office:value-type="string">
            <text:p text:style-name="Table_20_Contents">Gebühren / Netcall-Logfile</text:p>
          </table:table-cell>
        </table:table-row>
        <table:table-row>
          <table:table-cell table:style-name="Tabelle87.A2" office:value-type="string">
            <text:p text:style-name="Table_20_Contents">bretter.log</text:p>
          </table:table-cell>
          <table:table-cell table:style-name="Tabelle87.B2" office:value-type="string">
            <text:p text:style-name="Table_20_Contents">Logfile für automatisch angelegte Bretter</text:p>
          </table:table-cell>
        </table:table-row>
        <table:table-row>
          <table:table-cell table:style-name="Tabelle87.A2" office:value-type="string">
            <text:p text:style-name="Table_20_Contents">user.log</text:p>
          </table:table-cell>
          <table:table-cell table:style-name="Tabelle87.B2" office:value-type="string">
            <text:p text:style-name="Table_20_Contents">Logfile für automatisch angelegte User</text:p>
          </table:table-cell>
        </table:table-row>
        <table:table-row>
          <table:table-cell table:style-name="Tabelle87.A2" office:value-type="string">
            <text:p text:style-name="Table_20_Contents">dupes.log</text:p>
          </table:table-cell>
          <table:table-cell table:style-name="Tabelle87.B2" office:value-type="string">
            <text:p text:style-name="Table_20_Contents"><text:span text:style-name="T6">Dupe-Liste von </text:span><text:span text:style-name="T36">Wartung</text:span><text:span text:style-name="T37">®</text:span><text:span text:style-name="T36">Dupes_löschen</text:span></text:p>
          </table:table-cell>
        </table:table-row>
        <table:table-row>
          <table:table-cell table:style-name="Tabelle87.A2" office:value-type="string">
            <text:p text:style-name="Table_20_Contents">scerrors.log</text:p>
          </table:table-cell>
          <table:table-cell table:style-name="Tabelle87.B2" office:value-type="string">
            <text:p text:style-name="Table_20_Contents">Script-Fehlerlogfile</text:p>
          </table:table-cell>
        </table:table-row>
        <table:table-row>
          <table:table-cell table:style-name="Tabelle87.A2" office:value-type="string">
            <text:p text:style-name="Table_20_Contents">trace.log</text:p>
          </table:table-cell>
          <table:table-cell table:style-name="Tabelle87.B2" office:value-type="string">
            <text:p text:style-name="Table_20_Contents">Script-Ausführlogfile</text:p>
          </table:table-cell>
        </table:table-row>
        <table:table-row>
          <table:table-cell table:style-name="Tabelle87.A2" office:value-type="string">
            <text:p text:style-name="Table_20_Contents">netcall.log</text:p>
          </table:table-cell>
          <table:table-cell table:style-name="Tabelle87.B2" office:value-type="string">
            <text:p text:style-name="Table_20_Contents"><text:span text:style-name="T6">Netcall-Logfile (s. </text:span><text:span text:style-name="T36">Config</text:span><text:span text:style-name="T37">®</text:span><text:span text:style-name="T36">Optionen</text:span><text:span text:style-name="T37">®</text:span><text:span text:style-name="T36">Netcall</text:span><text:span text:style-name="T6">)</text:span></text:p>
          </table:table-cell>
        </table:table-row>
        <table:table-row>
          <table:table-cell table:style-name="Tabelle87.A2" office:value-type="string">
            <text:p text:style-name="Table_20_Contents"><text:span text:style-name="T7">*.tmp</text:span><text:span text:style-name="T6">, </text:span><text:span text:style-name="T7">*.swp</text:span><text:span text:style-name="T6">, </text:span><text:span text:style-name="T7">*.$$$</text:span></text:p>
          </table:table-cell>
          <table:table-cell table:style-name="Tabelle87.B2" office:value-type="string">
            <text:p text:style-name="Table_20_Contents">Temporärdateien. Sollten spätestens bei Programmende automatisch gelöscht werden.</text:p>
          </table:table-cell>
        </table:table-row>
        <table:table-row>
          <table:table-cell table:style-name="Tabelle87.A2" office:value-type="string">
            <text:p text:style-name="Table_20_Contents"><text:span text:style-name="T7">puffer</text:span><text:span text:style-name="T6">, </text:span><text:span text:style-name="T7">qpuffer</text:span></text:p>
          </table:table-cell>
          <table:table-cell table:style-name="Tabelle87.B2" office:value-type="string">
            <text:p text:style-name="Table_20_Contents">temporäre Pufferdateien; werden beim nächsten Netzanruf überschrieben</text:p>
          </table:table-cell>
        </table:table-row>
      </table:table>
      <text:p text:style-name="Text_20_body_20_indent"/>
      <text:h text:style-name="Heading_20_2" text:outline-level="2">Für das MausNet</text:h>
      <text:p text:style-name="P25">Tabelle <text:sequence text:ref-name="refTable85" text:name="Table" text:formula="ooow:Table+1" style:num-format="1">2</text:sequence> MausNet-Dateien im OpenXP-Verzeichnis</text:p>
      <table:table table:name="Tabelle88" table:style-name="Tabelle88">
        <table:table-column table:style-name="Tabelle88.A"/>
        <table:table-column table:style-name="Tabelle88.B"/>
        <table:table-row>
          <table:table-cell table:style-name="Tabelle88.A1" office:value-type="string">
            <text:p text:style-name="Table_20_Contents">maus*.log</text:p>
          </table:table-cell>
          <table:table-cell table:style-name="Tabelle88.B1" office:value-type="string">
            <text:p text:style-name="Table_20_Contents"><text:span text:style-name="T6">temporäre MausTausch-Logfiles (von </text:span><text:span text:style-name="T16">maggi</text:span><text:span text:style-name="T6"> erzeugt)</text:span></text:p>
          </table:table-cell>
        </table:table-row>
        <table:table-row>
          <table:table-cell table:style-name="Tabelle88.A2" office:value-type="string">
            <text:p text:style-name="Table_20_Contents"><text:span text:style-name="T7">*.inf</text:span><text:span text:style-name="T6">, </text:span><text:span text:style-name="T7">*.iti</text:span></text:p>
          </table:table-cell>
          <table:table-cell table:style-name="Tabelle88.B2" office:value-type="string">
            <text:p text:style-name="Table_20_Contents">MausTausch-Infofile-Listen</text:p>
          </table:table-cell>
        </table:table-row>
        <table:table-row>
          <table:table-cell table:style-name="Tabelle88.A2" office:value-type="string">
            <text:p text:style-name="Table_20_Contents">*.itg</text:p>
          </table:table-cell>
          <table:table-cell table:style-name="Tabelle88.B2" office:value-type="string">
            <text:p text:style-name="Table_20_Contents">Gruppenlisten</text:p>
          </table:table-cell>
        </table:table-row>
        <table:table-row>
          <table:table-cell table:style-name="Tabelle88.A2" office:value-type="string">
            <text:p text:style-name="Table_20_Contents">infile.txt</text:p>
          </table:table-cell>
          <table:table-cell table:style-name="Tabelle88.B2" office:value-type="string">
            <text:p text:style-name="Table_20_Contents">letztes ausgehendes Nachrichtenpaket</text:p>
          </table:table-cell>
        </table:table-row>
        <table:table-row>
          <table:table-cell table:style-name="Tabelle88.A2" office:value-type="string">
            <text:p text:style-name="Table_20_Contents">outfile.txt</text:p>
          </table:table-cell>
          <table:table-cell table:style-name="Tabelle88.B2" office:value-type="string">
            <text:p text:style-name="Table_20_Contents">letztes eingehendes Nachrichtenpaket</text:p>
          </table:table-cell>
        </table:table-row>
      </table:table>
      <text:p text:style-name="Text_20_body_20_indent"/>
      <text:h text:style-name="Heading_20_2" text:outline-level="2">Für Fido</text:h>
      <text:p text:style-name="P25">Tabelle <text:sequence text:ref-name="refTable86" text:name="Table" text:formula="ooow:Table+1" style:num-format="1">3</text:sequence> Fido-Dateien im OpenXP-Verzeichnis</text:p>
      <table:table table:name="Tabelle89" table:style-name="Tabelle89">
        <table:table-column table:style-name="Tabelle89.A"/>
        <table:table-column table:style-name="Tabelle89.B"/>
        <table:table-row>
          <table:table-cell table:style-name="Tabelle89.A1" office:value-type="string">
            <text:p text:style-name="Table_20_Contents">zfido.exe</text:p>
          </table:table-cell>
          <table:table-cell table:style-name="Tabelle89.B1" office:value-type="string">
            <text:p text:style-name="Table_20_Contents"><text:span text:style-name="T6">ZConnect &lt;-&gt; Fido-</text:span><text:span text:style-name="T7">pkt</text:span><text:span text:style-name="T6"> - Konvertierer</text:span></text:p>
          </table:table-cell>
        </table:table-row>
        <table:table-row>
          <table:table-cell table:style-name="Tabelle89.A2" office:value-type="string">
            <text:p text:style-name="Table_20_Contents">yup2pkt.exe</text:p>
          </table:table-cell>
          <table:table-cell table:style-name="Tabelle89.B2" office:value-type="string">
            <text:p text:style-name="Table_20_Contents"><text:span text:style-name="T6">Yuppie -&gt; </text:span><text:span text:style-name="T7">pkt</text:span><text:span text:style-name="T6"> - Konvertierer</text:span></text:p>
          </table:table-cell>
        </table:table-row>
        <table:table-row>
          <table:table-cell table:style-name="Tabelle89.A2" office:value-type="string">
            <text:p text:style-name="Table_20_Contents">xp-fm.exe</text:p>
          </table:table-cell>
          <table:table-cell table:style-name="Tabelle89.B2" office:value-type="string">
            <text:p text:style-name="Table_20_Contents">Fido-Mailer</text:p>
          </table:table-cell>
        </table:table-row>
        <table:table-row>
          <table:table-cell table:style-name="Tabelle89.A2" office:value-type="string">
            <text:p text:style-name="Table_20_Contents">xpfm-d.res</text:p>
          </table:table-cell>
          <table:table-cell table:style-name="Tabelle89.B2" office:value-type="string">
            <text:p text:style-name="Table_20_Contents">deutsche Sprachdatei für Fido-Mailer</text:p>
          </table:table-cell>
        </table:table-row>
        <table:table-row>
          <table:table-cell table:style-name="Tabelle89.A2" office:value-type="string">
            <text:p text:style-name="Table_20_Contents">fido.pc</text:p>
          </table:table-cell>
          <table:table-cell table:style-name="Tabelle89.B2" office:value-type="string">
            <text:p text:style-name="Table_20_Contents"><text:span text:style-name="T6">FTSC Product Codes für </text:span><text:span text:style-name="T16">xp-fm</text:span><text:span text:style-name="T6"> / </text:span><text:span text:style-name="T16">YooHoo</text:span></text:p>
          </table:table-cell>
        </table:table-row>
        <table:table-row>
          <table:table-cell table:style-name="Tabelle89.A2" office:value-type="string">
            <text:p text:style-name="Table_20_Contents">ndiff.exe</text:p>
          </table:table-cell>
          <table:table-cell table:style-name="Tabelle89.B2" office:value-type="string">
            <text:p text:style-name="Table_20_Contents">Nodediff-Bearbeiter</text:p>
          </table:table-cell>
        </table:table-row>
        <table:table-row>
          <table:table-cell table:style-name="Tabelle89.A2" office:value-type="string">
            <text:p text:style-name="Table_20_Contents">request.dat</text:p>
          </table:table-cell>
          <table:table-cell table:style-name="Tabelle89.B2" office:value-type="string">
            <text:p text:style-name="Table_20_Contents">Filerequest / Crash-Liste</text:p>
          </table:table-cell>
        </table:table-row>
        <table:table-row>
          <table:table-cell table:style-name="Tabelle89.A2" office:value-type="string">
            <text:p text:style-name="Table_20_Contents">arcmail.dat</text:p>
          </table:table-cell>
          <table:table-cell table:style-name="Tabelle89.B2" office:value-type="string">
            <text:p text:style-name="Table_20_Contents">Fido-Paketdateinamen</text:p>
          </table:table-cell>
        </table:table-row>
        <table:table-row>
          <table:table-cell table:style-name="Tabelle89.A2" office:value-type="string">
            <text:p text:style-name="Table_20_Contents">*.cp</text:p>
          </table:table-cell>
          <table:table-cell table:style-name="Tabelle89.B2" office:value-type="string">
            <text:p text:style-name="Table_20_Contents">zum Senden anstehende Crashmail-Pakete</text:p>
          </table:table-cell>
        </table:table-row>
        <table:table-row>
          <table:table-cell table:style-name="Tabelle89.A2" office:value-type="string">
            <text:p text:style-name="Table_20_Contents">fido.cfg</text:p>
          </table:table-cell>
          <table:table-cell table:style-name="Tabelle89.B2" office:value-type="string">
            <text:p text:style-name="Table_20_Contents"><text:span text:style-name="T6">temporäre Config-Datei für </text:span><text:span text:style-name="T16">xp-fm</text:span></text:p>
          </table:table-cell>
        </table:table-row>
        <table:table-row>
          <table:table-cell table:style-name="Tabelle89.A2" office:value-type="string">
            <text:p text:style-name="Table_20_Contents">zfido.cfg</text:p>
          </table:table-cell>
          <table:table-cell table:style-name="Tabelle89.B2" office:value-type="string">
            <text:p text:style-name="Table_20_Contents"><text:span text:style-name="T6">temporäre Config-Datei für </text:span><text:span text:style-name="T16">zfido</text:span></text:p>
          </table:table-cell>
        </table:table-row>
        <table:table-row>
          <table:table-cell table:style-name="Tabelle89.A2" office:value-type="string">
            <text:p text:style-name="Table_20_Contents">*.pkt</text:p>
          </table:table-cell>
          <table:table-cell table:style-name="Tabelle89.B2" office:value-type="string">
            <text:p text:style-name="Table_20_Contents">temporäre Fido-Pollpakete</text:p>
          </table:table-cell>
        </table:table-row>
        <table:table-row>
          <table:table-cell table:style-name="Tabelle89.A2" office:value-type="string">
            <text:p text:style-name="Table_20_Contents">fpuffer</text:p>
          </table:table-cell>
          <table:table-cell table:style-name="Tabelle89.B2" office:value-type="string">
            <text:p text:style-name="Table_20_Contents">temporäre Pufferdatei für eingehende Nachrichten</text:p>
          </table:table-cell>
        </table:table-row>
        <table:table-row>
          <table:table-cell table:style-name="Tabelle89.A2" office:value-type="string">
            <text:p text:style-name="Table_20_Contents">*.fl</text:p>
          </table:table-cell>
          <table:table-cell table:style-name="Tabelle89.B2" office:value-type="string">
            <text:p text:style-name="Table_20_Contents">Filelisten</text:p>
          </table:table-cell>
        </table:table-row>
        <table:table-row>
          <table:table-cell table:style-name="Tabelle89.A2" office:value-type="string">
            <text:p text:style-name="Table_20_Contents">fileseek.dat</text:p>
          </table:table-cell>
          <table:table-cell table:style-name="Tabelle89.B2" office:value-type="string">
            <text:p text:style-name="Table_20_Contents">Ergebnis der letzten Filelisten-Suche</text:p>
          </table:table-cell>
        </table:table-row>
        <table:table-row>
          <table:table-cell table:style-name="Tabelle89.A2" office:value-type="string">
            <text:p text:style-name="Table_20_Contents">*.fbl</text:p>
          </table:table-cell>
          <table:table-cell table:style-name="Tabelle89.B2" office:value-type="string">
            <text:p text:style-name="Table_20_Contents">Filescan-Brettlisten ( = Fileecho-Listen)</text:p>
          </table:table-cell>
        </table:table-row>
      </table:table>
      <text:p text:style-name="P30"/>
      <text:h text:style-name="P31" text:outline-level="2">Für UUCP</text:h>
      <text:p text:style-name="P25">Tabelle <text:sequence text:ref-name="refTable87" text:name="Table" text:formula="ooow:Table+1" style:num-format="1">4</text:sequence> UUCP-Dateien im OpenXP-Verzeichnis</text:p>
      <table:table table:name="Tabelle90" table:style-name="Tabelle90">
        <table:table-column table:style-name="Tabelle90.A"/>
        <table:table-column table:style-name="Tabelle90.B"/>
        <table:table-row>
          <table:table-cell table:style-name="Tabelle90.A1" office:value-type="string">
            <text:p text:style-name="Table_20_Contents">uucico.exe</text:p>
          </table:table-cell>
          <table:table-cell table:style-name="Tabelle90.B1" office:value-type="string">
            <text:p text:style-name="Table_20_Contents">UUCP-Netcallmodul</text:p>
          </table:table-cell>
        </table:table-row>
        <table:table-row>
          <table:table-cell table:style-name="Tabelle90.A2" office:value-type="string">
            <text:p text:style-name="Table_20_Contents">xpuu-d.res</text:p>
          </table:table-cell>
          <table:table-cell table:style-name="Tabelle90.B2" office:value-type="string">
            <text:p text:style-name="Table_20_Contents"><text:span text:style-name="T6">deutsche Sprachdatei für </text:span><text:span text:style-name="T16">uucico</text:span></text:p>
          </table:table-cell>
        </table:table-row>
        <table:table-row>
          <table:table-cell table:style-name="Tabelle90.A2" office:value-type="string">
            <text:p text:style-name="Table_20_Contents">xpuu-e.res</text:p>
          </table:table-cell>
          <table:table-cell table:style-name="Tabelle90.B2" office:value-type="string">
            <text:p text:style-name="Table_20_Contents"><text:span text:style-name="T6">englische Sprachdatei für </text:span><text:span text:style-name="T16">uucico</text:span></text:p>
          </table:table-cell>
        </table:table-row>
        <table:table-row>
          <table:table-cell table:style-name="Tabelle90.A2" office:value-type="string">
            <text:p text:style-name="Table_20_Contents">uuz.exe</text:p>
          </table:table-cell>
          <table:table-cell table:style-name="Tabelle90.B2" office:value-type="string">
            <text:p text:style-name="Table_20_Contents">ZConnect &lt;-&gt; RFC/UUCP - Konvertierer</text:p>
          </table:table-cell>
        </table:table-row>
        <table:table-row>
          <table:table-cell table:style-name="Tabelle90.A2" office:value-type="string">
            <text:p text:style-name="Table_20_Contents">compress.exe</text:p>
          </table:table-cell>
          <table:table-cell table:style-name="Tabelle90.B2" office:value-type="string">
            <text:p text:style-name="Table_20_Contents">Packer / Entpacker</text:p>
          </table:table-cell>
        </table:table-row>
        <table:table-row>
          <table:table-cell table:style-name="Tabelle90.A2" office:value-type="string">
            <text:p text:style-name="Table_20_Contents">gzip.exe</text:p>
          </table:table-cell>
          <table:table-cell table:style-name="Tabelle90.B2" office:value-type="string">
            <text:p text:style-name="Table_20_Contents">Packer / Entpacker</text:p>
          </table:table-cell>
        </table:table-row>
        <table:table-row>
          <table:table-cell table:style-name="Tabelle90.A2" office:value-type="string">
            <text:p text:style-name="Table_20_Contents">bzip2.exe</text:p>
          </table:table-cell>
          <table:table-cell table:style-name="Tabelle90.B2" office:value-type="string">
            <text:p text:style-name="Table_20_Contents">Packer / Entpacker</text:p>
          </table:table-cell>
        </table:table-row>
        <table:table-row>
          <table:table-cell table:style-name="Tabelle90.A2" office:value-type="string">
            <text:p text:style-name="Table_20_Contents">freeze.exe</text:p>
          </table:table-cell>
          <table:table-cell table:style-name="Tabelle90.B2" office:value-type="string">
            <text:p text:style-name="Table_20_Contents">Packer / Entpacker (veraltet)</text:p>
          </table:table-cell>
        </table:table-row>
        <table:table-row>
          <table:table-cell table:style-name="Tabelle90.A2" office:value-type="string">
            <text:p text:style-name="Table_20_Contents">tar.exe</text:p>
          </table:table-cell>
          <table:table-cell table:style-name="Tabelle90.B2" office:value-type="string">
            <text:p text:style-name="Table_20_Contents">Archivierprogramm</text:p>
          </table:table-cell>
        </table:table-row>
        <table:table-row>
          <table:table-cell table:style-name="Tabelle90.A2" office:value-type="string">
            <text:p text:style-name="Table_20_Contents">uucp-fl1.exe</text:p>
          </table:table-cell>
          <table:table-cell table:style-name="Tabelle90.B2" office:value-type="string">
            <text:p text:style-name="Table_20_Contents">Dateilistenkonvertierer für UUCP</text:p>
          </table:table-cell>
        </table:table-row>
        <table:table-row>
          <table:table-cell table:style-name="Tabelle90.A2" office:value-type="string">
            <text:p text:style-name="Table_20_Contents">doc\gpl.txt</text:p>
          </table:table-cell>
          <table:table-cell table:style-name="Tabelle90.B2" office:value-type="string">
            <text:p text:style-name="Table_20_Contents"><text:span text:style-name="T6">GNU General Public License (für </text:span><text:span text:style-name="T16">gzip</text:span><text:span text:style-name="T6"> und </text:span><text:span text:style-name="T16">bzip2</text:span><text:span text:style-name="T6">)</text:span></text:p>
          </table:table-cell>
        </table:table-row>
        <table:table-row>
          <table:table-cell table:style-name="Tabelle90.A2" office:value-type="string">
            <text:p text:style-name="Table_20_Contents">beispiel\uucp.scr</text:p>
          </table:table-cell>
          <table:table-cell table:style-name="Tabelle90.B2" office:value-type="string">
            <text:p text:style-name="Table_20_Contents">Standard-Loginscript für UUCP-Systeme</text:p>
          </table:table-cell>
        </table:table-row>
        <table:table-row>
          <table:table-cell table:style-name="Tabelle90.A2" office:value-type="string">
            <text:p text:style-name="Table_20_Contents">uunummer.dat</text:p>
          </table:table-cell>
          <table:table-cell table:style-name="Tabelle90.B2" office:value-type="string">
            <text:p text:style-name="Table_20_Contents">nächste UUCP-Paketnummer</text:p>
          </table:table-cell>
        </table:table-row>
        <table:table-row>
          <table:table-cell table:style-name="Tabelle90.A2" office:value-type="string">
            <text:p text:style-name="Table_20_Contents">uucico.cfg</text:p>
          </table:table-cell>
          <table:table-cell table:style-name="Tabelle90.B2" office:value-type="string">
            <text:p text:style-name="Table_20_Contents"><text:span text:style-name="T6">temporäre Config-Datei für </text:span><text:span text:style-name="T16">uucico</text:span></text:p>
          </table:table-cell>
        </table:table-row>
      </table:table>
      <text:p text:style-name="Text_20_body_20_indent"/>
      <text:p text:style-name="Text_20_body_20_indent">Folgende Unterverzeichnisse legt OpenXP automatisch an:</text:p>
      <text:p text:style-name="P25">Tabelle <text:sequence text:ref-name="refTable88" text:name="Table" text:formula="ooow:Table+1" style:num-format="1">5</text:sequence> Unterverzeichnisse im OpenXP-Verzeichnis</text:p>
      <table:table table:name="Tabelle91" table:style-name="Tabelle91">
        <table:table-column table:style-name="Tabelle91.A"/>
        <table:table-column table:style-name="Tabelle91.B"/>
        <table:table-row>
          <table:table-cell table:style-name="Tabelle91.A1" office:value-type="string">
            <text:p text:style-name="Table_20_Contents">files\</text:p>
          </table:table-cell>
          <table:table-cell table:style-name="Tabelle91.B1" office:value-type="string">
            <text:p text:style-name="Table_20_Contents">eingehende Dateien (File Requests)</text:p>
          </table:table-cell>
        </table:table-row>
        <table:table-row>
          <table:table-cell table:style-name="Tabelle91.A2" office:value-type="string">
            <text:p text:style-name="Table_20_Contents">fido\</text:p>
          </table:table-cell>
          <table:table-cell table:style-name="Tabelle91.B2" office:value-type="string">
            <text:p text:style-name="Table_20_Contents">FidoNet-Nodeliste und -Filelisten</text:p>
          </table:table-cell>
        </table:table-row>
        <table:table-row>
          <table:table-cell table:style-name="Tabelle91.A2" office:value-type="string">
            <text:p text:style-name="Table_20_Contents">autoexec\</text:p>
          </table:table-cell>
          <table:table-cell table:style-name="Tabelle91.B2" office:value-type="string">
            <text:p text:style-name="Table_20_Contents"><text:span text:style-name="T6">automatische Datenverarbeitung; s. </text:span><text:a xlink:type="simple" xlink:href="#7.6.%20Das%20autoexec-Verzeichnis%20-%20automatische%20Import-Schnittstelle%7Coutline"><text:span text:style-name="T8">Kap. 7.6</text:span></text:a></text:p>
          </table:table-cell>
        </table:table-row>
        <table:table-row>
          <table:table-cell table:style-name="Tabelle91.A2" office:value-type="string">
            <text:p text:style-name="Table_20_Contents">spool\</text:p>
          </table:table-cell>
          <table:table-cell table:style-name="Tabelle91.B2" office:value-type="string">
            <text:p text:style-name="Table_20_Contents">eingehende Nachrichtenpakete (Fido, ZConnect) ein- und ausgehende Nachrichtenpakete (UUCP)</text:p>
          </table:table-cell>
        </table:table-row>
        <table:table-row>
          <table:table-cell table:style-name="Tabelle91.A2" office:value-type="string">
            <text:p text:style-name="Table_20_Contents">spool\janus\</text:p>
          </table:table-cell>
          <table:table-cell table:style-name="Tabelle91.B2" office:value-type="string">
            <text:p text:style-name="Table_20_Contents">eingehende Dateien bei ZConnect / JANUS</text:p>
          </table:table-cell>
        </table:table-row>
        <table:table-row>
          <table:table-cell table:style-name="Tabelle91.A2" office:value-type="string">
            <text:p text:style-name="Table_20_Contents">bad\</text:p>
          </table:table-cell>
          <table:table-cell table:style-name="Tabelle91.B2" office:value-type="string">
            <text:p text:style-name="Table_20_Contents">fehlerhafte bzw. nicht eingelesen Nachrichtenpakete</text:p>
          </table:table-cell>
        </table:table-row>
        <table:table-row>
          <table:table-cell table:style-name="Tabelle91.A2" office:value-type="string">
            <text:p text:style-name="Table_20_Contents">doc\</text:p>
          </table:table-cell>
          <table:table-cell table:style-name="Tabelle91.B2" office:value-type="string">
            <text:p text:style-name="Table_20_Contents">die Dokumentation zu OpenXP</text:p>
          </table:table-cell>
        </table:table-row>
      </table:table>
      <text:p text:style-name="Text_20_body_20_indent"/>
      <text:p text:style-name="Text_20_body_20_indent"><text:span text:style-name="T2">Das </text:span><text:span text:style-name="T15">files</text:span><text:span text:style-name="T2">-Verzeichnis können Sie unter </text:span><text:span text:style-name="T19">Config</text:span><text:span text:style-name="T20">®</text:span><text:span text:style-name="T19">Pfade</text:span><text:span text:style-name="T2"> ändern. Im </text:span><text:span text:style-name="T15">fido</text:span><text:span text:style-name="T2">-Verzeichnis legt OpenXP folgende Dateien ab:</text:span></text:p>
      <text:p text:style-name="P73"><text:span text:style-name="T16">Tabelle B-6. Dateien im </text:span><text:span text:style-name="T59">fido</text:span><text:span text:style-name="T16">-Unterverzeichnis</text:span></text:p>
      <text:p text:style-name="P25">Tabelle <text:sequence text:ref-name="refTable89" text:name="Table" text:formula="ooow:Table+1" style:num-format="1">6</text:sequence> Dateien im fido-Unterverzeichnis</text:p>
      <table:table table:name="Tabelle92" table:style-name="Tabelle92">
        <table:table-column table:style-name="Tabelle92.A"/>
        <table:table-column table:style-name="Tabelle92.B"/>
        <table:table-row>
          <table:table-cell table:style-name="Tabelle92.A1" office:value-type="string">
            <text:p text:style-name="Table_20_Contents"><text:span text:style-name="T7">nodelist.</text:span><text:span text:style-name="T66">nnn</text:span></text:p>
          </table:table-cell>
          <table:table-cell table:style-name="Tabelle92.B1" office:value-type="string">
            <text:p text:style-name="Table_20_Contents">aktuelle Nodeliste</text:p>
          </table:table-cell>
        </table:table-row>
        <table:table-row>
          <table:table-cell table:style-name="Tabelle92.A2" office:value-type="string">
            <text:p text:style-name="Table_20_Contents">nodelist.idx</text:p>
          </table:table-cell>
          <table:table-cell table:style-name="Tabelle92.B2" office:value-type="string">
            <text:p text:style-name="Table_20_Contents">Nodelisten-Nummern-Index</text:p>
          </table:table-cell>
        </table:table-row>
        <table:table-row>
          <table:table-cell table:style-name="Tabelle92.A2" office:value-type="string">
            <text:p text:style-name="Table_20_Contents">nodeuser.idx</text:p>
          </table:table-cell>
          <table:table-cell table:style-name="Tabelle92.B2" office:value-type="string">
            <text:p text:style-name="Table_20_Contents">Nodelisten-Usernamen-Index</text:p>
          </table:table-cell>
        </table:table-row>
        <table:table-row>
          <table:table-cell table:style-name="Tabelle92.A2" office:value-type="string">
            <text:p text:style-name="Table_20_Contents">nodelst.cfg</text:p>
          </table:table-cell>
          <table:table-cell table:style-name="Tabelle92.B2" office:value-type="string">
            <text:p text:style-name="Table_20_Contents">Nodelisten-Konfiguration</text:p>
          </table:table-cell>
        </table:table-row>
        <table:table-row>
          <table:table-cell table:style-name="Tabelle92.A2" office:value-type="string">
            <text:p text:style-name="Table_20_Contents">filelist.cfg</text:p>
          </table:table-cell>
          <table:table-cell table:style-name="Tabelle92.B2" office:value-type="string">
            <text:p text:style-name="Table_20_Contents">Filelisten-Konfiguration</text:p>
          </table:table-cell>
        </table:table-row>
        <table:table-row>
          <table:table-cell table:style-name="Tabelle92.A2" office:value-type="string">
            <text:p text:style-name="Table_20_Contents">*.fl</text:p>
          </table:table-cell>
          <table:table-cell table:style-name="Tabelle92.B2" office:value-type="string">
            <text:p text:style-name="Table_20_Contents">Fido-Filelisten</text:p>
          </table:table-cell>
        </table:table-row>
      </table:table>
      <text:p text:style-name="Text_20_body_20_indent"/>
      <text:p text:style-name="Text_20_body_20_indent">sowie alle weiteren Node- und Pointlisten.</text:p>
      <text:p text:style-name="P57"><text:span text:style-name="T2">Im </text:span><text:span text:style-name="T15">doc</text:span><text:span text:style-name="T2">-Verzeichnis landen natürlich:</text:span></text:p>
      <text:p text:style-name="P25">Tabelle <text:sequence text:ref-name="refTable90" text:name="Table" text:formula="ooow:Table+1" style:num-format="1">7</text:sequence> Dateien im doc-Unterverzeichnis</text:p>
      <table:table table:name="Tabelle93" table:style-name="Tabelle93">
        <table:table-column table:style-name="Tabelle93.A"/>
        <table:table-column table:style-name="Tabelle93.B"/>
        <table:table-row>
          <table:table-cell table:style-name="Tabelle93.A1" office:value-type="string">
            <text:p text:style-name="Table_20_Contents">*.txt</text:p>
          </table:table-cell>
          <table:table-cell table:style-name="Tabelle93.B1" office:value-type="string">
            <text:p text:style-name="Table_20_Contents">Dokumentationen aller Art</text:p>
          </table:table-cell>
        </table:table-row>
        <table:table-row>
          <table:table-cell table:style-name="Tabelle93.A2" office:value-type="string">
            <text:p text:style-name="Table_20_Contents">team.key</text:p>
          </table:table-cell>
          <table:table-cell table:style-name="Tabelle93.B2" office:value-type="string">
            <text:p text:style-name="Table_20_Contents"><text:span text:style-name="T16">pgp</text:span><text:span text:style-name="T6">-Schlüssel des OpenXP-Teams</text:span></text:p>
          </table:table-cell>
        </table:table-row>
      </table:table>
      <text:p text:style-name="P30"/>
      <text:p text:style-name="P92"><draw:frame draw:style-name="fr1" draw:name="Rahmen14" text:anchor-type="paragraph" svg:x="0.801cm" svg:y="0.023cm" svg:width="15.639cm" draw:z-index="13"><draw:text-box fo:min-height="8.599cm"><text:p text:style-name="P93"><text:span text:style-name="T32">Wichtig: </text:span><text:span text:style-name="T33">Modifizieren Sie auf keinen Fall irgendwelche Pufferdateien (</text:span><text:span text:style-name="T77">mpuffer.*</text:span><text:span text:style-name="T33">, </text:span><text:span text:style-name="T77">*.pp</text:span><text:span text:style-name="T33"> oder </text:span><text:span text:style-name="T77">*.cp</text:span><text:span text:style-name="T33">). Ein einziges falsches Byte kann den gesamten Puffer unbrauchbar machen.</text:span></text:p><text:p text:style-name="P93"><text:span text:style-name="T34">Nur</text:span><text:span text:style-name="T33"> Config- und Log-Files, Brett- und Filelisten sowie Briefschablonen sind so ausgelegt, daß Sie diese auch (mit Vorsicht!) von Hand bearbeiten oder löschen können. Alle anderen Dateien dürfen Sie weder modifizieren noch löschen - ansonsten sind die Ergebnisse nicht vorhersehbar. (Ausnahme: Temporärdateien, die - aus welchem Grund auch immer - nach Programmende noch vorhanden sind, können gelöscht werden). Verändern Sie keine Dateien innerhalb der DOS-Shell von OpenXP, sondern verlassen Sie das Programm dazu vollständig.</text:span></text:p><text:p text:style-name="P93"><text:span text:style-name="T33">Außerdem sollten Sie auf gar keinen Fall andere Dateien mit der Erweiterung </text:span><text:span text:style-name="T77">.pp</text:span><text:span text:style-name="T33">, </text:span><text:span text:style-name="T77">.epp</text:span><text:span text:style-name="T33"> oder </text:span><text:span text:style-name="T77">.cp</text:span><text:span text:style-name="T33"> im OpenXP-Verzeichnis ablegen. OpenXP würde sie für Poll-Pakete halten und sehr merkwürdige Dinge damit anstellen.</text:span></text:p></draw:text-box></draw:frame></text:p>
      <text:h text:style-name="P15" text:outline-level="1">Anhang C. Zusatzprogramme</text:h>
      <text:h text:style-name="Heading_20_2" text:outline-level="2">C.1. zpr</text:h>
      <text:p text:style-name="Text_20_body_20_indent"><text:span text:style-name="T14">zpr</text:span><text:span text:style-name="T2"> ist ein Test- und Reparaturprogramm für ZConnect-Nachrichten-Pufferdateien, das speziell für Points entwickelt wurde. </text:span><text:span text:style-name="T14">zpr</text:span><text:span text:style-name="T2"> ist dazu geeignet, um</text:span></text:p>
      <text:p text:style-name="Text_20_body_20_indent"><text:span text:style-name="T5">•<text:tab/></text:span><text:span text:style-name="T6">defekte Pufferdateien formal so zu reparieren, daß sie von Pointprogrammen verarbeitet werden können.</text:span></text:p>
      <text:p text:style-name="Text_20_body_20_indent"><text:span text:style-name="T5">•<text:tab/></text:span><text:span text:style-name="T6">Puffer auf bestimmte Fehler in Nachrichtenheadern wie z.B. falsche Datumsangaben, falsche Message-IDs etc. hin zu überprüfen.</text:span></text:p>
      <text:p text:style-name="Text_20_body_20_indent"><text:span text:style-name="T14">zpr</text:span><text:span text:style-name="T2"> ist </text:span><text:span text:style-name="T4">nicht</text:span><text:span text:style-name="T2"> dazu geeignet, um</text:span></text:p>
      <text:p text:style-name="Text_20_body_20_indent"><text:span text:style-name="T5">•<text:tab/></text:span><text:span text:style-name="T6">defekte ZConnect-Puffer in einer Mailbox zu reparieren, die weiterverarbeitet werden sollen. </text:span><text:span text:style-name="T16">zpr</text:span><text:span text:style-name="T6"> stellt zwar die formale Korrektheit von Puffern wieder her, aber es stellt in keinster Weise sicher, daß die erzeugten Puffer vollständig ZConnect-konform sind und daß die erzeugten Nachrichten den korrekten Inhalt besitzen. Beim Beschädigen von Puffern gehen Informationen verloren, die durch einen Pufferreparierer nicht wiederhergestellt werden können.</text:span></text:p>
      <text:p text:style-name="Text_20_body_20_indent"><text:span text:style-name="T5">•<text:tab/></text:span><text:span text:style-name="T6">die ZConnect-Konformität einer Software durch Testen der erzeugten Puffer zu überprüfen.</text:span></text:p>
      <text:h text:style-name="Heading_20_3" text:outline-level="3">Anwendung</text:h>
      <text:p text:style-name="Text_20_body_20_indent"><text:span text:style-name="T16">zpr</text:span><text:span text:style-name="T6"> [-f] [-h] [-l] [-r] [-w] [-z] [-d</text:span><text:span text:style-name="T56">Datei</text:span><text:span text:style-name="T6">] {</text:span><text:span text:style-name="T56">Quelldatei</text:span><text:span text:style-name="T6">} [</text:span><text:span text:style-name="T56">Zieldatei</text:span><text:span text:style-name="T6">]</text:span></text:p>
      <text:p text:style-name="Text_20_body_20_indent"><text:span text:style-name="T2">Die Dateinamen können Laufwerks- und Pfadangaben enthalten. Wenn keine Zieldatei angegeben wird, überschreibt </text:span><text:span text:style-name="T14">zpr</text:span><text:span text:style-name="T2"> beim Reparieren (Parameter </text:span><text:span text:style-name="T23">-r</text:span><text:span text:style-name="T2">) die Quelldatei mit dem korrigierten Puffer, legt aber eine Sicherungskopie mit der Endung </text:span><text:span text:style-name="T15">bak</text:span><text:span text:style-name="T2"> an. Die Schalter können in beliebiger Reihenfolge an beliebiger Stelle stehen; mehrere Schalter dürfen zusammengefaßt werden. Z.B.:</text:span></text:p>
      <text:p text:style-name="Text_20_body_20_indent"><text:span text:style-name="T25">zpr -r </text:span><text:span text:style-name="T47">puffer</text:span></text:p>
      <text:p text:style-name="Text_20_body_20_indent"><text:span text:style-name="T25">zpr -h </text:span><text:span text:style-name="T47">puffer</text:span><text:span text:style-name="T25"> -z</text:span></text:p>
      <text:p text:style-name="Text_20_body_20_indent"><text:span text:style-name="T25">zpr </text:span><text:span text:style-name="T47">eingabe</text:span><text:span text:style-name="T25"> -hr </text:span><text:span text:style-name="T47">ausgabe</text:span><text:span text:style-name="T25"> -l</text:span></text:p>
      <text:p text:style-name="P57">Die Bedeutung der einzelnen Schalter ist:</text:p>
      <text:p text:style-name="P25">Tabelle <text:sequence text:ref-name="refTable91" text:name="Table" text:formula="ooow:Table+1" style:num-format="1">1</text:sequence> zpr-Parameter</text:p>
      <table:table table:name="Tabelle94" table:style-name="Tabelle94">
        <table:table-column table:style-name="Tabelle94.A"/>
        <table:table-column table:style-name="Tabelle94.B"/>
        <table:table-row>
          <table:table-cell table:style-name="Tabelle94.A1" office:value-type="string">
            <text:p text:style-name="Table_20_Contents">-d</text:p>
          </table:table-cell>
          <table:table-cell table:style-name="Tabelle94.B1" office:value-type="string">
            <text:p text:style-name="Table_20_Contents"><text:span text:style-name="T6">Schreibt alle fehlerhaften Nachrichten in eine eigene Datei unter dem umittelbar auf </text:span><text:span text:style-name="T56">-d</text:span><text:span text:style-name="T6"> folgenden Namen. Die Nachrichten werden unverändert kopiert.</text:span></text:p>
          </table:table-cell>
        </table:table-row>
        <table:table-row>
          <table:table-cell table:style-name="Tabelle94.A2" office:value-type="string">
            <text:p text:style-name="Table_20_Contents">-f</text:p>
          </table:table-cell>
          <table:table-cell table:style-name="Tabelle94.B2" office:value-type="string">
            <text:p text:style-name="Table_20_Contents">Protokolliert alle Fehler und Warnungen, die auch am Bildschirm angezeigt werden, in der Datei zpr.log.</text:p>
          </table:table-cell>
        </table:table-row>
        <table:table-row>
          <table:table-cell table:style-name="Tabelle94.A2" office:value-type="string">
            <text:p text:style-name="Table_20_Contents">-h</text:p>
          </table:table-cell>
          <table:table-cell table:style-name="Tabelle94.B2" office:value-type="string">
            <text:p text:style-name="Table_20_Contents">Strenge Headerzeilen-Überprüfung. Der Inhalt von Adreß- und Datumszeilen, Message-IDs, Dateinamen und Telefonnummern wird auf ZConnect-Konformität getestet.</text:p>
          </table:table-cell>
        </table:table-row>
        <table:table-row>
          <table:table-cell table:style-name="Tabelle94.A2" office:value-type="string">
            <text:p text:style-name="Table_20_Contents">-l</text:p>
          </table:table-cell>
          <table:table-cell table:style-name="Tabelle94.B2" office:value-type="string">
            <text:p text:style-name="Table_20_Contents">Defekte Nachrichten werden nicht repariert, sondern entfernt.</text:p>
          </table:table-cell>
        </table:table-row>
        <table:table-row>
          <table:table-cell table:style-name="Tabelle94.A2" office:value-type="string">
            <text:p text:style-name="Table_20_Contents">-r</text:p>
          </table:table-cell>
          <table:table-cell table:style-name="Tabelle94.B2" office:value-type="string">
            <text:p text:style-name="Table_20_Contents"><text:span text:style-name="T6">Repariert den Puffer (ansonsten wird er nur getestet). Bei Angabe eines Zieldateinamens wird Schalter </text:span><text:span text:style-name="T56">-r</text:span><text:span text:style-name="T6"> automatisch gesetzt.</text:span></text:p>
          </table:table-cell>
        </table:table-row>
        <table:table-row>
          <table:table-cell table:style-name="Tabelle94.A2" office:value-type="string">
            <text:p text:style-name="Table_20_Contents">-w</text:p>
          </table:table-cell>
          <table:table-cell table:style-name="Tabelle94.B2" office:value-type="string">
            <text:p text:style-name="Table_20_Contents"><text:span text:style-name="T6">Warnungen unterdrücken. Warnungen werden bei Steuerzeichen in Headerzeilen und bei Fehlern in Adreß-, Datums und Message-ID-Zeilen angezeigt, falls der Schalter </text:span><text:span text:style-name="T56">-h</text:span><text:span text:style-name="T6"> nicht angegeben ist.</text:span></text:p>
          </table:table-cell>
        </table:table-row>
        <table:table-row>
          <table:table-cell table:style-name="Tabelle94.A2" office:value-type="string">
            <text:p text:style-name="Table_20_Contents">-z</text:p>
          </table:table-cell>
          <table:table-cell table:style-name="Tabelle94.B2" office:value-type="string">
            <text:p text:style-name="Table_20_Contents">Zeigt neben den Fehlermeldungen auch den Inhalt der fehlerhaften Headerzeilen an.</text:p>
          </table:table-cell>
        </table:table-row>
      </table:table>
      <text:p text:style-name="P30"/>
      <text:p text:style-name="Text_20_body_20_indent"><text:span text:style-name="T14">zpr</text:span><text:span text:style-name="T2"> gibt folgende Errorlevel zurück:</text:span></text:p>
      <text:p text:style-name="P21">Tabelle C-2. zpr-Errorlevel</text:p>
      <text:p text:style-name="P25">Tabelle <text:sequence text:ref-name="refTable92" text:name="Table" text:formula="ooow:Table+1" style:num-format="1">2</text:sequence> zpr-Errorlevel</text:p>
      <table:table table:name="Tabelle95" table:style-name="Tabelle95">
        <table:table-column table:style-name="Tabelle95.A"/>
        <table:table-column table:style-name="Tabelle95.B"/>
        <table:table-row>
          <table:table-cell table:style-name="Tabelle95.A1" office:value-type="string">
            <text:p text:style-name="Table_20_Contents">0</text:p>
          </table:table-cell>
          <table:table-cell table:style-name="Tabelle95.B1" office:value-type="string">
            <text:p text:style-name="Table_20_Contents">überprüfter Puffer ist fehlerfrei</text:p>
          </table:table-cell>
        </table:table-row>
        <table:table-row>
          <table:table-cell table:style-name="Tabelle95.A2" office:value-type="string">
            <text:p text:style-name="Table_20_Contents">1</text:p>
          </table:table-cell>
          <table:table-cell table:style-name="Tabelle95.B2" office:value-type="string">
            <text:p text:style-name="Table_20_Contents">Puffer ist fehlerhaft</text:p>
          </table:table-cell>
        </table:table-row>
        <table:table-row>
          <table:table-cell table:style-name="Tabelle95.A2" office:value-type="string">
            <text:p text:style-name="Table_20_Contents">2</text:p>
          </table:table-cell>
          <table:table-cell table:style-name="Tabelle95.B2" office:value-type="string">
            <text:p text:style-name="Table_20_Contents">Parameter-Fehler oder Überprüfung abgebrochen</text:p>
          </table:table-cell>
        </table:table-row>
      </table:table>
      <text:p text:style-name="P30"/>
      <text:h text:style-name="Heading_20_3" text:outline-level="3">Beispiele</text:h>
      <text:p text:style-name="Text_20_body_20_indent"><text:span text:style-name="T25">zpr </text:span><text:span text:style-name="T47">Datei</text:span></text:p>
      <text:p text:style-name="Text_20_body_20_indent">überprüft eine Datei auf formale Korrektheit, d.h. ob sie von einem Pointprogramm verarbeitet werden kann.</text:p>
      <text:p text:style-name="Text_20_body_20_indent"><text:span text:style-name="T25">zpr -h </text:span><text:span text:style-name="T47">Datei</text:span></text:p>
      <text:p text:style-name="Text_20_body_20_indent">überprüft eine Datei detailliert auf Abweichungen vom ZConnect-Standard. Wenn keine Fehler / Warnungen angezeigt werden, bedeuet das allerdings nicht, daß die Datei 100%ig ZConnect-konform ist.</text:p>
      <text:p text:style-name="Text_20_body_20_indent"><text:span text:style-name="T25">zpr </text:span><text:span text:style-name="T47">Eingabedatei</text:span><text:span text:style-name="T25"> </text:span><text:span text:style-name="T47">Ausgabedatei</text:span></text:p>
      <text:p text:style-name="Text_20_body_20_indent">repariert die Eingabedatei formal, d.h. sie kann anschließend von einem Pointprogramm verarbeitet werden.</text:p>
      <text:p text:style-name="Text_20_body_20_indent"><text:span text:style-name="T25">zpr </text:span><text:span text:style-name="T47">Datei</text:span><text:span text:style-name="T25"> -hd</text:span><text:span text:style-name="T47">Fehlerdatei</text:span></text:p>
      <text:p text:style-name="Text_20_body_20_indent">kopiert alle als nicht ZConnect-konform erkannten Nachrichten in die Fehlerdatei</text:p>
      <text:h text:style-name="P50" text:outline-level="3">Headerzeilen</text:h>
      <text:p text:style-name="Text_20_body_20_indent"><text:span text:style-name="T2">Bei Fehlermeldungen benennt </text:span><text:span text:style-name="T14">zpr</text:span><text:span text:style-name="T2"> die fehlerhaften Zeilen durch ihre ZConnect-Kürzel. Dies sind im Einzelnen:</text:span></text:p>
      <text:p text:style-name="P25">Tabelle <text:sequence text:ref-name="refTable93" text:name="Table" text:formula="ooow:Table+1" style:num-format="1">3</text:sequence> von zpr geprüfte Headerzeilen</text:p>
      <table:table table:name="Tabelle96" table:style-name="Tabelle96">
        <table:table-column table:style-name="Tabelle96.A"/>
        <table:table-column table:style-name="Tabelle96.B"/>
        <table:table-row>
          <table:table-cell table:style-name="Tabelle96.A1" office:value-type="string">
            <text:p text:style-name="Table_20_Contents">ABD</text:p>
          </table:table-cell>
          <table:table-cell table:style-name="Tabelle96.B1" office:value-type="string">
            <text:p text:style-name="Table_20_Contents">Absender</text:p>
          </table:table-cell>
        </table:table-row>
        <table:table-row>
          <table:table-cell table:style-name="Tabelle96.A2" office:value-type="string">
            <text:p text:style-name="Table_20_Contents"><text:span text:style-name="T7">ANTWORT-AN</text:span><text:span text:style-name="T6"> </text:span><text:span text:style-name="T21">a</text:span><text:span text:style-name="T22"> </text:span></text:p>
          </table:table-cell>
          <table:table-cell table:style-name="Tabelle96.B2" office:value-type="string">
            <text:p text:style-name="Table_20_Contents">Antwortadresse für PMs</text:p>
          </table:table-cell>
        </table:table-row>
        <table:table-row>
          <table:table-cell table:style-name="Tabelle96.A2" office:value-type="string">
            <text:p text:style-name="Table_20_Contents">BET</text:p>
          </table:table-cell>
          <table:table-cell table:style-name="Tabelle96.B2" office:value-type="string">
            <text:p text:style-name="Table_20_Contents">Betreff</text:p>
          </table:table-cell>
        </table:table-row>
        <table:table-row>
          <table:table-cell table:style-name="Tabelle96.A2" office:value-type="string">
            <text:p text:style-name="Table_20_Contents"><text:span text:style-name="T7">BEZ</text:span><text:span text:style-name="T6"> </text:span><text:span text:style-name="T21">a</text:span><text:span text:style-name="T22"> </text:span></text:p>
          </table:table-cell>
          <table:table-cell table:style-name="Tabelle96.B2" office:value-type="string">
            <text:p text:style-name="Table_20_Contents">Message-ID(s) der Bezugsnachricht(en)</text:p>
          </table:table-cell>
        </table:table-row>
        <table:table-row>
          <table:table-cell table:style-name="Tabelle96.A2" office:value-type="string">
            <text:p text:style-name="Table_20_Contents">CRYPT</text:p>
          </table:table-cell>
          <table:table-cell table:style-name="Tabelle96.B2" office:value-type="string">
            <text:p text:style-name="Table_20_Contents">Codierverfahren</text:p>
          </table:table-cell>
        </table:table-row>
        <table:table-row>
          <table:table-cell table:style-name="Tabelle96.A2" office:value-type="string">
            <text:p text:style-name="Table_20_Contents">DDA</text:p>
          </table:table-cell>
          <table:table-cell table:style-name="Tabelle96.B2" office:value-type="string">
            <text:p text:style-name="Table_20_Contents">Dateidatum</text:p>
          </table:table-cell>
        </table:table-row>
        <table:table-row>
          <table:table-cell table:style-name="Tabelle96.A2" office:value-type="string">
            <text:p text:style-name="Table_20_Contents"><text:span text:style-name="T7">DISKUSSION-IN</text:span><text:span text:style-name="T6"> </text:span><text:span text:style-name="T21">a</text:span><text:span text:style-name="T22"> </text:span></text:p>
          </table:table-cell>
          <table:table-cell table:style-name="Tabelle96.B2" office:value-type="string">
            <text:p text:style-name="Table_20_Contents">Antwortbrett für öffentliche Nachrichten</text:p>
          </table:table-cell>
        </table:table-row>
        <table:table-row>
          <table:table-cell table:style-name="Tabelle96.A2" office:value-type="string">
            <text:p text:style-name="Table_20_Contents"><text:span text:style-name="T7">EB</text:span><text:span text:style-name="T6"> </text:span><text:span text:style-name="T21">a</text:span><text:span text:style-name="T22"> </text:span></text:p>
          </table:table-cell>
          <table:table-cell table:style-name="Tabelle96.B2" office:value-type="string">
            <text:p text:style-name="Table_20_Contents">Empfangsbestätigungsanforderung</text:p>
          </table:table-cell>
        </table:table-row>
        <table:table-row>
          <table:table-cell table:style-name="Tabelle96.A2" office:value-type="string">
            <text:p text:style-name="Table_20_Contents">EDA</text:p>
          </table:table-cell>
          <table:table-cell table:style-name="Tabelle96.B2" office:value-type="string">
            <text:p text:style-name="Table_20_Contents">Erstellungsdatum</text:p>
          </table:table-cell>
        </table:table-row>
        <table:table-row>
          <table:table-cell table:style-name="Tabelle96.A2" office:value-type="string">
            <text:p text:style-name="Table_20_Contents"><text:span text:style-name="T7">EMP</text:span><text:span text:style-name="T6"> </text:span><text:span text:style-name="T21">a</text:span><text:span text:style-name="T22"> </text:span></text:p>
          </table:table-cell>
          <table:table-cell table:style-name="Tabelle96.B2" office:value-type="string">
            <text:p text:style-name="Table_20_Contents">Empfänger</text:p>
          </table:table-cell>
        </table:table-row>
        <table:table-row>
          <table:table-cell table:style-name="Tabelle96.A2" office:value-type="string">
            <text:p text:style-name="Table_20_Contents">FILE</text:p>
          </table:table-cell>
          <table:table-cell table:style-name="Tabelle96.B2" office:value-type="string">
            <text:p text:style-name="Table_20_Contents">Dateiname</text:p>
          </table:table-cell>
        </table:table-row>
        <table:table-row>
          <table:table-cell table:style-name="Tabelle96.A2" office:value-type="string">
            <text:p text:style-name="Table_20_Contents">KOM</text:p>
          </table:table-cell>
          <table:table-cell table:style-name="Tabelle96.B2" office:value-type="string">
            <text:p text:style-name="Table_20_Contents">Kommentarlänge</text:p>
          </table:table-cell>
        </table:table-row>
        <table:table-row>
          <table:table-cell table:style-name="Tabelle96.A2" office:value-type="string">
            <text:p text:style-name="Table_20_Contents"><text:span text:style-name="T7">KOP</text:span><text:span text:style-name="T6"> </text:span><text:span text:style-name="T21">a</text:span><text:span text:style-name="T22"> </text:span></text:p>
          </table:table-cell>
          <table:table-cell table:style-name="Tabelle96.B2" office:value-type="string">
            <text:p text:style-name="Table_20_Contents">Kopienempfänger</text:p>
          </table:table-cell>
        </table:table-row>
        <table:table-row>
          <table:table-cell table:style-name="Tabelle96.A2" office:value-type="string">
            <text:p text:style-name="Table_20_Contents">LEN</text:p>
          </table:table-cell>
          <table:table-cell table:style-name="Tabelle96.B2" office:value-type="string">
            <text:p text:style-name="Table_20_Contents">Größe des Nachrichteninhalts</text:p>
          </table:table-cell>
        </table:table-row>
        <table:table-row>
          <table:table-cell table:style-name="Tabelle96.A2" office:value-type="string">
            <text:p text:style-name="Table_20_Contents">MID</text:p>
          </table:table-cell>
          <table:table-cell table:style-name="Tabelle96.B2" office:value-type="string">
            <text:p text:style-name="Table_20_Contents">Message-ID</text:p>
          </table:table-cell>
        </table:table-row>
        <table:table-row>
          <table:table-cell table:style-name="Tabelle96.A2" office:value-type="string">
            <text:p text:style-name="Table_20_Contents">O-EDA</text:p>
          </table:table-cell>
          <table:table-cell table:style-name="Tabelle96.B2" office:value-type="string">
            <text:p text:style-name="Table_20_Contents">Original-Erstellungsdatum</text:p>
          </table:table-cell>
        </table:table-row>
        <table:table-row>
          <table:table-cell table:style-name="Tabelle96.A2" office:value-type="string">
            <text:p text:style-name="Table_20_Contents">OAB</text:p>
          </table:table-cell>
          <table:table-cell table:style-name="Tabelle96.B2" office:value-type="string">
            <text:p text:style-name="Table_20_Contents">Originalabsender</text:p>
          </table:table-cell>
        </table:table-row>
        <table:table-row>
          <table:table-cell table:style-name="Tabelle96.A2" office:value-type="string">
            <text:p text:style-name="Table_20_Contents"><text:span text:style-name="T7">OEM</text:span><text:span text:style-name="T6"> </text:span><text:span text:style-name="T21">a</text:span><text:span text:style-name="T22"> </text:span></text:p>
          </table:table-cell>
          <table:table-cell table:style-name="Tabelle96.B2" office:value-type="string">
            <text:p text:style-name="Table_20_Contents">Originalempfänger</text:p>
          </table:table-cell>
        </table:table-row>
        <table:table-row>
          <table:table-cell table:style-name="Tabelle96.A2" office:value-type="string">
            <text:p text:style-name="Table_20_Contents">PRIO</text:p>
          </table:table-cell>
          <table:table-cell table:style-name="Tabelle96.B2" office:value-type="string">
            <text:p text:style-name="Table_20_Contents">Priorität</text:p>
          </table:table-cell>
        </table:table-row>
        <table:table-row>
          <table:table-cell table:style-name="Tabelle96.A2" office:value-type="string">
            <text:p text:style-name="Table_20_Contents">ROT</text:p>
          </table:table-cell>
          <table:table-cell table:style-name="Tabelle96.B2" office:value-type="string">
            <text:p text:style-name="Table_20_Contents">Routweg</text:p>
          </table:table-cell>
        </table:table-row>
        <table:table-row>
          <table:table-cell table:style-name="Tabelle96.A2" office:value-type="string">
            <text:p text:style-name="Table_20_Contents">TELEFON</text:p>
          </table:table-cell>
          <table:table-cell table:style-name="Tabelle96.B2" office:value-type="string">
            <text:p text:style-name="Table_20_Contents">Telefonnummer(n) des Absenders</text:p>
          </table:table-cell>
        </table:table-row>
        <table:table-row>
          <table:table-cell table:style-name="Tabelle96.A2" office:value-type="string">
            <text:p text:style-name="Table_20_Contents">TRACE</text:p>
          </table:table-cell>
          <table:table-cell table:style-name="Tabelle96.B2" office:value-type="string">
            <text:p text:style-name="Table_20_Contents">Testnachricht</text:p>
          </table:table-cell>
        </table:table-row>
        <table:table-row>
          <table:table-cell table:style-name="Tabelle96.A2" office:value-type="string">
            <text:p text:style-name="Table_20_Contents"><text:span text:style-name="T7">VER</text:span><text:span text:style-name="T6"> </text:span><text:span text:style-name="T21">a</text:span><text:span text:style-name="T22"> </text:span></text:p>
          </table:table-cell>
          <table:table-cell table:style-name="Tabelle96.B2" office:value-type="string">
            <text:p text:style-name="Table_20_Contents">Vertreteradresse</text:p>
          </table:table-cell>
        </table:table-row>
        <table:table-row>
          <table:table-cell table:style-name="Tabelle96.A2" office:value-type="string">
            <text:p text:style-name="Table_20_Contents">WAB</text:p>
          </table:table-cell>
          <table:table-cell table:style-name="Tabelle96.B2" office:value-type="string">
            <text:p text:style-name="Table_20_Contents">Weiterleit-Absender</text:p>
          </table:table-cell>
        </table:table-row>
        <table:table-row>
          <table:table-cell table:style-name="Tabelle96.A25" table:number-columns-spanned="2" office:value-type="string">
            <text:p text:style-name="Table_20_Contents">Bemerkungen:</text:p>
            <text:p text:style-name="Table_20_Contents">a. <text:tab/>diese Zeile darf mehrfach vorhanden sein</text:p>
          </table:table-cell>
          <table:covered-table-cell/>
        </table:table-row>
      </table:table>
      <text:p text:style-name="Text_20_body_20_indent"/>
      <text:p text:style-name="Text_20_body_20_indent"><text:span text:style-name="T2">Alle hier nicht aufgeführten Headerzeilen werden von </text:span><text:span text:style-name="T14">zpr</text:span><text:span text:style-name="T2"> ignoriert und bei Schalter </text:span><text:span text:style-name="T23">-r</text:span><text:span text:style-name="T2"> unverändert in die reparierte Datei übernommen.</text:span></text:p>
      <text:p text:style-name="Text_20_body_20_indent"><text:span text:style-name="T15">ABS</text:span><text:span text:style-name="T2">, </text:span><text:span text:style-name="T15">BEZ</text:span><text:span text:style-name="T2">, </text:span><text:span text:style-name="T15">EDA</text:span><text:span text:style-name="T2">, </text:span><text:span text:style-name="T15">EMP</text:span><text:span text:style-name="T2">, </text:span><text:span text:style-name="T15">LEN</text:span><text:span text:style-name="T2">, </text:span><text:span text:style-name="T15">MID</text:span><text:span text:style-name="T2"> und </text:span><text:span text:style-name="T15">ROT</text:span><text:span text:style-name="T2"> sind Pflichtzeilen. Am Vorhandensein dieser sieben Zeilen erkennt </text:span><text:span text:style-name="T14">zpr</text:span><text:span text:style-name="T2"> einen gültigen Header.</text:span></text:p>
      <text:h text:style-name="Heading_20_3" text:outline-level="3">Tests</text:h>
      <text:p text:style-name="P94"><text:span text:style-name="T14">zpr</text:span><text:span text:style-name="T2"> führt die folgenden Test und Reparaturen durch:</text:span></text:p>
      <text:p text:style-name="P95"><text:span text:style-name="T5">•<text:tab/></text:span><text:span text:style-name="T6">Überprüfung der Nachrichtenlängen, d.h. formale Korrektheit des Puffers. Ggf. Anpassen von </text:span><text:span text:style-name="T7">LEN</text:span><text:span text:style-name="T6"> an die tatsächliche Nachrichtenlänge.</text:span></text:p>
      <text:p text:style-name="P95"><text:span text:style-name="T5">•<text:tab/></text:span><text:span text:style-name="T6">Test auf korrekte Zeilentrennungen - alle Headerzeilen müssen mit </text:span><text:span text:style-name="T16">CR</text:span><text:span text:style-name="T6">-</text:span><text:span text:style-name="T16">LF</text:span><text:span text:style-name="T6"> getrennt sein. Ggf. Ergänzen von </text:span><text:span text:style-name="T16">LF</text:span><text:span text:style-name="T6"> oder </text:span><text:span text:style-name="T16">CR</text:span><text:span text:style-name="T6">.</text:span></text:p>
      <text:p text:style-name="P95"><text:span text:style-name="T5">•<text:tab/></text:span><text:span text:style-name="T6">Test der Headernamen auf syntaktische Korrektheit. Ggf. Entfernen fehlerhafter Headerzeilen.</text:span></text:p>
      <text:p text:style-name="P95"><text:span text:style-name="T5">•<text:tab/></text:span><text:span text:style-name="T6">Test auf mehrfaches Vorkommen von Zeilen, die nur einfach erlaubt sind. Ggf. Entfernen aller unerlaubten Kopien.</text:span></text:p>
      <text:p text:style-name="P95"><text:span text:style-name="T5">•<text:tab/></text:span><text:span text:style-name="T6">Test auf Vorkommen von Headern, die nur in PMs oder in AMs (Brettnachrichten) erlaubt sind, im jeweils anderen Nachrichtentyp. Ggf. Entfernen nicht erlaubter Header. [Ich weiß, ZConnect beinhaltet diesbezüglich keine exakten Vorschriften. Aber daß </text:span><text:span text:style-name="T7">EB</text:span><text:span text:style-name="T6"> in einer AM oder </text:span><text:span text:style-name="T7">DISKUSSION-IN</text:span><text:span text:style-name="T6"> in einer PM ein Fehler ist, sollte offensichtlich sein]. Diese Tests gelten nicht für kombinierte AM / PMs.</text:span></text:p>
      <text:p text:style-name="P95"><text:span text:style-name="T5">•<text:tab/></text:span><text:span text:style-name="T6">Test auf Steuerzeichen innerhalb von Headerzeilen, d.h. Zeichen mit ASCII-Wert kleiner 32 mit Ausnahme von </text:span><text:span text:style-name="T16">TAB</text:span><text:span text:style-name="T6"> (#9). Ggf. Entfernnen nicht erlaubter Zeichen.</text:span></text:p>
      <text:p text:style-name="P95"><text:span text:style-name="T5">•<text:tab/></text:span><text:span text:style-name="T6">Test von Datumszeilen (</text:span><text:span text:style-name="T7">EDA</text:span><text:span text:style-name="T6">, </text:span><text:span text:style-name="T7">DDA</text:span><text:span text:style-name="T6">, </text:span><text:span text:style-name="T7">O-EDA</text:span><text:span text:style-name="T6">) auf korrektes Format; ggf. Korrektur.</text:span></text:p>
      <text:p text:style-name="P95"><text:span text:style-name="T5">•<text:tab/></text:span><text:span text:style-name="T6">Test von Adreßzeilen (</text:span><text:span text:style-name="T7">ABS</text:span><text:span text:style-name="T6">, </text:span><text:span text:style-name="T7">ANTWORT-AN</text:span><text:span text:style-name="T6">, </text:span><text:span text:style-name="T7">OAB</text:span><text:span text:style-name="T6">, </text:span><text:span text:style-name="T7">WAB</text:span><text:span text:style-name="T6">, </text:span><text:span text:style-name="T7">VER</text:span><text:span text:style-name="T6">, evtl. </text:span><text:span text:style-name="T7">EMP</text:span><text:span text:style-name="T6">, </text:span><text:span text:style-name="T7">EB</text:span><text:span text:style-name="T6">, </text:span><text:span text:style-name="T7">KOP</text:span><text:span text:style-name="T6"> und </text:span><text:span text:style-name="T7">OEM</text:span><text:span text:style-name="T6">) auf (halbwegs) korrektes Format.</text:span></text:p>
      <text:p text:style-name="P95"><text:span text:style-name="T5">•<text:tab/></text:span><text:span text:style-name="T6">Test von Brettnamen (</text:span><text:span text:style-name="T7">EMP</text:span><text:span text:style-name="T6">, </text:span><text:span text:style-name="T7">OEM</text:span><text:span text:style-name="T6">, </text:span><text:span text:style-name="T7">DISKUSSION-IN</text:span><text:span text:style-name="T6">) auf korrektes Format.</text:span></text:p>
      <text:p text:style-name="P95"><text:span text:style-name="T5">•<text:tab/></text:span><text:span text:style-name="T6">Test von Message-IDs (</text:span><text:span text:style-name="T7">MID</text:span><text:span text:style-name="T6">) auf korrektes Format.</text:span></text:p>
      <text:p text:style-name="P95"><text:span text:style-name="T5">•<text:tab/></text:span><text:span text:style-name="T6">Test der Kommentarlänge (</text:span><text:span text:style-name="T7">KOM</text:span><text:span text:style-name="T6">) auf korrektes Format und auf Plausibilität.</text:span></text:p>
      <text:p text:style-name="P95"><text:span text:style-name="T5">•<text:tab/></text:span><text:span text:style-name="T6">Test von Dateinamen (</text:span><text:span text:style-name="T7">FILE</text:span><text:span text:style-name="T6">) auf korrektes Format; ggf. Entfernen von Pfadnamen.</text:span></text:p>
      <text:p text:style-name="P95"><text:span text:style-name="T5">•<text:tab/></text:span><text:span text:style-name="T6">Test von Priorität (</text:span><text:span text:style-name="T7">PRIO</text:span><text:span text:style-name="T6">) auf numerischen Inhalt; ggf. Setzen auf 0.</text:span></text:p>
      <text:p text:style-name="P95"><text:span text:style-name="T5">•<text:tab/></text:span><text:span text:style-name="T6">Test von Telefonnummern (</text:span><text:span text:style-name="T7">TELEFON</text:span><text:span text:style-name="T6">) auf korrektes Format.</text:span></text:p>
      <text:h text:style-name="Heading_20_2" text:outline-level="2">C.2. pmconv</text:h>
      <text:p text:style-name="Text_20_body_20_indent"><text:span text:style-name="T2">Normalerweise legt OpenXP für alle eingehenden PMs PM-Bretter unter dem entsprechenden Usernamen an. Falls Sie jedoch Puffer mit selbstgeschriebenen PMs einlesen möchten, empfiehlt es sich, diese mit </text:span><text:span text:style-name="T14">pmconv</text:span><text:span text:style-name="T2"> zu konvertieren: Die PMs werden dann so gekennzeichnet, daß sie nicht mehr in PM-Bretter, sondern ins Nachrichten-Archiv eingelesen werden. Mögliche Aufrufsyntax:</text:span></text:p>
      <text:p text:style-name="Text_20_body_20_indent"><text:span text:style-name="T16">pmconv</text:span><text:span text:style-name="T6"> {</text:span><text:span text:style-name="T56">Dateiname</text:span><text:span text:style-name="T6">}</text:span></text:p>
      <text:p text:style-name="Text_20_body_20_indent"><text:span text:style-name="T2">konvertiert </text:span><text:span text:style-name="T4">alle</text:span><text:span text:style-name="T2"> PMs im angegebenen Puffer. Von der Originaldatei wird ein Backup mit Erweiterung </text:span><text:span text:style-name="T15">.bak</text:span><text:span text:style-name="T2"> angelegt.</text:span></text:p>
      <text:p text:style-name="Text_20_body_20_indent"><text:span text:style-name="T16">pmconv</text:span><text:span text:style-name="T6"> {</text:span><text:span text:style-name="T56">Dateiname</text:span><text:span text:style-name="T6">} {</text:span><text:span text:style-name="T56">Username</text:span><text:span text:style-name="T6">}</text:span></text:p>
      <text:p text:style-name="Text_20_body_20_indent">konvertiert alle PMs außer denen, die an den angegebenen User gerichtet sind. Dadurch können Sie auch Puffer bearbeiten, die sowohl eingehende als auch ausgehende PMs enthalten. Alle PMs, die nicht an den angegebenen User adressiert sind, werden so markiert, daß sie beim Puffereinlesen im Archiv landen. Der Username muß keine vollständige Z-Netz-Adresse sein; es genügt der reine Username.</text:p>
      <text:p text:style-name="P96"><draw:frame draw:style-name="fr1" draw:name="Rahmen15" text:anchor-type="paragraph" svg:x="0.258cm" svg:y="0.526cm" svg:width="16.254cm" draw:z-index="14"><draw:text-box fo:min-height="2.245cm"><text:p text:style-name="P96"><text:span text:style-name="T78">Wichtig</text:span>: Zur Erkennung wird den betreffenden Nachrichten eine Steuerzeichenfolge vorangestellt. Dadurch entsprechen diese Puffer nicht mehr dem Zerberus- Netcallformat, sondern dem von OpenXP und MesssageBase benutzten PM-Archiv-Format.</text:p></draw:text-box></draw:frame></text:p>
      <text:h text:style-name="Heading_20_2" text:outline-level="2">C.3. maggi</text:h>
      <text:p text:style-name="Text_20_body_20_indent"><text:span text:style-name="T14">maggi</text:span><text:span text:style-name="T2"> dient zum Konvertieren von Netcall-Puffern von und nach ZConnect-Format. Normalerweise wird dieses Programm automatisch vor und nach Netcalls aktiviert, um die eingehenden und ausgehenden Puffer in das / von dem von OpenXP verwendeten ZConnect-Nachrichtenformat zu konvertieren. Wenn einmal ein MagicNET- oder Maus-Netcall nicht funktioniert hat, oder wenn Sie alte Datenbestände in diesen Formaten in OpenXP einlesen möchten, dann können Sie dazu </text:span><text:span text:style-name="T14">maggi</text:span><text:span text:style-name="T2"> auch von Hand aufrufen.</text:span></text:p>
      <text:p text:style-name="Text_20_body_20_indent"><text:span text:style-name="T2">Erzeugte ZConnect-Puffer können mit </text:span><text:span text:style-name="T19">XPoint</text:span><text:span text:style-name="T20">®</text:span><text:span text:style-name="T19">Import</text:span><text:span text:style-name="T20">®</text:span><text:span text:style-name="T19">Puffer</text:span><text:span text:style-name="T2"> eingelesen werden. Näheres über den Aufbau der Pufferdateien finden Sie in </text:span><text:a xlink:type="simple" xlink:href="#7.1.%20Nachrichtenformate%7Coutline"><text:span text:style-name="T9">Kapitel 7.1</text:span></text:a><text:span text:style-name="T2">. Das Konvertieren von Fido-Paketen ist in </text:span><text:span text:style-name="T15">fido.txt</text:span><text:span text:style-name="T2"> beschrieben</text:span></text:p>
      <text:p text:style-name="Text_20_body_20_indent"><text:span text:style-name="T2">(Seven = Seven-Netz, Magic = MagicNET, Pro = ProNet, Z = ZConnect, Maus = MausTausch, Quick = QuickMail, GS = GS-Mailbox, </text:span><text:span text:style-name="T23">BL</text:span><text:span text:style-name="T2"> = Brettliste):</text:span></text:p>
      <text:p text:style-name="P25">Tabelle <text:sequence text:ref-name="refTable94" text:name="Table" text:formula="ooow:Table+1" style:num-format="1">4</text:sequence> maggi</text:p>
      <table:table table:name="Tabelle97" table:style-name="Tabelle97">
        <table:table-column table:style-name="Tabelle97.A"/>
        <table:table-column table:style-name="Tabelle97.B"/>
        <table:table-row>
          <table:table-cell table:style-name="Tabelle97.A1" office:value-type="string">
            <text:p text:style-name="Table_20_Contents">Magic -&gt; Z</text:p>
          </table:table-cell>
          <table:table-cell table:style-name="Tabelle97.B1" office:value-type="string">
            <text:p text:style-name="Table_20_Contents"><text:span text:style-name="T16">maggi</text:span><text:span text:style-name="T6"> {-mz} {-nMagicNET} {</text:span><text:span text:style-name="T56">Magic-Puffer</text:span><text:span text:style-name="T6">} {</text:span><text:span text:style-name="T56">Z-Puffer</text:span><text:span text:style-name="T6">} {</text:span><text:span text:style-name="T56">BL</text:span><text:span text:style-name="T6">}</text:span></text:p>
          </table:table-cell>
        </table:table-row>
        <table:table-row>
          <table:table-cell table:style-name="Tabelle97.A2" office:value-type="string">
            <text:p text:style-name="Table_20_Contents">Seven -&gt; Z</text:p>
          </table:table-cell>
          <table:table-cell table:style-name="Tabelle97.B2" office:value-type="string">
            <text:p text:style-name="Table_20_Contents"><text:span text:style-name="T16">maggi</text:span><text:span text:style-name="T6"> {-mz} {-nSevenNET} {</text:span><text:span text:style-name="T56">Seven-Puffer</text:span><text:span text:style-name="T6">} {</text:span><text:span text:style-name="T56">Z-Puffer</text:span><text:span text:style-name="T6">} {</text:span><text:span text:style-name="T56">BL</text:span><text:span text:style-name="T6">}</text:span></text:p>
          </table:table-cell>
        </table:table-row>
        <table:table-row>
          <table:table-cell table:style-name="Tabelle97.A2" office:value-type="string">
            <text:p text:style-name="Table_20_Contents">Z -&gt; Magic</text:p>
          </table:table-cell>
          <table:table-cell table:style-name="Tabelle97.B2" office:value-type="string">
            <text:p text:style-name="Table_20_Contents"><text:span text:style-name="T16">maggi</text:span><text:span text:style-name="T6"> {-zm} {-nMagicNET} {</text:span><text:span text:style-name="T56">Z-Puffer</text:span><text:span text:style-name="T6">} {</text:span><text:span text:style-name="T56">Magic-Puffer</text:span><text:span text:style-name="T6">} {</text:span><text:span text:style-name="T56">BL</text:span><text:span text:style-name="T6">}</text:span></text:p>
          </table:table-cell>
        </table:table-row>
        <table:table-row>
          <table:table-cell table:style-name="Tabelle97.A2" office:value-type="string">
            <text:p text:style-name="Table_20_Contents">Z -&gt; Seven</text:p>
          </table:table-cell>
          <table:table-cell table:style-name="Tabelle97.B2" office:value-type="string">
            <text:p text:style-name="Table_20_Contents"><text:span text:style-name="T16">maggi</text:span><text:span text:style-name="T6"> {-zm} {-nSevenNET} {-m} {</text:span><text:span text:style-name="T56">Z-Puffer</text:span><text:span text:style-name="T6">} {</text:span><text:span text:style-name="T56">Seven-Puffer</text:span><text:span text:style-name="T6">} {</text:span><text:span text:style-name="T56">BL</text:span><text:span text:style-name="T6">}</text:span></text:p>
          </table:table-cell>
        </table:table-row>
        <table:table-row>
          <table:table-cell table:style-name="Tabelle97.A2" office:value-type="string">
            <text:p text:style-name="Table_20_Contents">Quick -&gt; Z</text:p>
          </table:table-cell>
          <table:table-cell table:style-name="Tabelle97.B2" office:value-type="string">
            <text:p text:style-name="Table_20_Contents"><text:span text:style-name="T16">maggi</text:span><text:span text:style-name="T6"> {-qz} {</text:span><text:span text:style-name="T56">QuickMail-Puffer</text:span><text:span text:style-name="T6">} {</text:span><text:span text:style-name="T56">Z-Puffer</text:span><text:span text:style-name="T6">}</text:span></text:p>
          </table:table-cell>
        </table:table-row>
        <table:table-row>
          <table:table-cell table:style-name="Tabelle97.A2" office:value-type="string">
            <text:p text:style-name="Table_20_Contents">Z -&gt; Quick</text:p>
          </table:table-cell>
          <table:table-cell table:style-name="Tabelle97.B2" office:value-type="string">
            <text:p text:style-name="Table_20_Contents"><text:span text:style-name="T16">maggi</text:span><text:span text:style-name="T6"> {-zq} {</text:span><text:span text:style-name="T56">Z-Puffer</text:span><text:span text:style-name="T6">} {</text:span><text:span text:style-name="T56">QuickMail-Puffer</text:span><text:span text:style-name="T6">}</text:span></text:p>
          </table:table-cell>
        </table:table-row>
        <table:table-row>
          <table:table-cell table:style-name="Tabelle97.A2" office:value-type="string">
            <text:p text:style-name="Table_20_Contents">GS -&gt; Z</text:p>
          </table:table-cell>
          <table:table-cell table:style-name="Tabelle97.B2" office:value-type="string">
            <text:p text:style-name="Table_20_Contents"><text:span text:style-name="T16">maggi</text:span><text:span text:style-name="T6"> {-qz} {-g} {</text:span><text:span text:style-name="T56">G&amp;S-Puffer</text:span><text:span text:style-name="T6">} {</text:span><text:span text:style-name="T56">Z-Puffer</text:span><text:span text:style-name="T6">}</text:span></text:p>
          </table:table-cell>
        </table:table-row>
        <table:table-row>
          <table:table-cell table:style-name="Tabelle97.A2" office:value-type="string">
            <text:p text:style-name="Table_20_Contents">Z -&gt; GS</text:p>
          </table:table-cell>
          <table:table-cell table:style-name="Tabelle97.B2" office:value-type="string">
            <text:p text:style-name="Table_20_Contents"><text:span text:style-name="T16">maggi</text:span><text:span text:style-name="T6"> {-zq} {-g} {</text:span><text:span text:style-name="T56">Z-Puffer</text:span><text:span text:style-name="T6">} {</text:span><text:span text:style-name="T56">GS-Puffer</text:span><text:span text:style-name="T6">}</text:span></text:p>
          </table:table-cell>
        </table:table-row>
        <table:table-row>
          <table:table-cell table:style-name="Tabelle97.A2" office:value-type="string">
            <text:p text:style-name="Table_20_Contents">Maus -&gt; Z</text:p>
          </table:table-cell>
          <table:table-cell table:style-name="Tabelle97.B2" office:value-type="string">
            <text:p text:style-name="Table_20_Contents"><text:span text:style-name="T16">maggi</text:span><text:span text:style-name="T6"> {-sz} {-b</text:span><text:span text:style-name="T56">Box</text:span><text:span text:style-name="T6">} {-h</text:span><text:span text:style-name="T56">Bretter</text:span><text:span text:style-name="T6">} {</text:span><text:span text:style-name="T56">Outfile</text:span><text:span text:style-name="T6">} {</text:span><text:span text:style-name="T56">Z-Puffer</text:span><text:span text:style-name="T6">}</text:span></text:p>
          </table:table-cell>
        </table:table-row>
        <table:table-row>
          <table:table-cell table:style-name="Tabelle97.A2" office:value-type="string">
            <text:p text:style-name="Table_20_Contents">Z -&gt; Maus</text:p>
          </table:table-cell>
          <table:table-cell table:style-name="Tabelle97.B2" office:value-type="string">
            <text:p text:style-name="Table_20_Contents"><text:span text:style-name="T16">maggi</text:span><text:span text:style-name="T6"> {-zs} {-b</text:span><text:span text:style-name="T56">Box</text:span><text:span text:style-name="T6">} {-h</text:span><text:span text:style-name="T56">Bretter</text:span><text:span text:style-name="T6">} [-o] {</text:span><text:span text:style-name="T56">Z-Puffer</text:span><text:span text:style-name="T6">} {</text:span><text:span text:style-name="T56">Infile</text:span><text:span text:style-name="T6">}</text:span></text:p>
          </table:table-cell>
        </table:table-row>
      </table:table>
      <text:p text:style-name="Text_20_body_20_indent"/>
      <text:p text:style-name="Text_20_body_20_indent"><text:span text:style-name="T23">Box</text:span><text:span text:style-name="T2"> ist hier der Kurzname der betreffenden Maus-Box. </text:span><text:span text:style-name="T23">Bretter</text:span><text:span text:style-name="T2"> ist die Bretthierarchie, unter der die Maus-Bretter einsortiert sind bzw. werden sollen, z.B. </text:span><text:span text:style-name="T15">/MAUS/</text:span><text:span text:style-name="T2">.</text:span></text:p>
      <text:p text:style-name="Text_20_body_20_indent"><text:span text:style-name="T2">Wenn Sie beim Konvertieren von ZConnect nach MausTausch die Option </text:span><text:span text:style-name="T23">-o</text:span><text:span text:style-name="T2"> angeben, erzeugt OpenXP statt eines Infiles, also einem Paket im Format, wie es an eine Mausbox geschickt wird, ein Outfile, also ein Paket, wie es von Mausboxen empfangen wird. Auf diese Weise können Sie Daten aus OpenXP exportieren und in andere MausTausch-Frontends einlesen.</text:span></text:p>
      <text:h text:style-name="Heading_20_2" text:outline-level="2">C.4. zm</text:h>
      <text:p text:style-name="Text_20_body_20_indent"><text:span text:style-name="T14">PD-Zmodem</text:span><text:span text:style-name="T2"> ist ein Zmodem-Übertragungsprotokoll. Es wird für alle Fido-Netcalls verwendet und für sonstige Netcalls, falls bei </text:span><text:span text:style-name="T19">Edit</text:span><text:span text:style-name="T20">®</text:span><text:span text:style-name="T19">Boxen</text:span><text:span text:style-name="T20">®</text:span><text:span text:style-name="T19">Edit</text:span><text:span text:style-name="T20">®</text:span><text:span text:style-name="T19">Point</text:span><text:span text:style-name="T2"> </text:span><text:span text:style-name="T19">Zmodem</text:span><text:span text:style-name="T2"> als Protokoll eingetragen ist. Mit </text:span><text:span text:style-name="T14">zconfig</text:span><text:span text:style-name="T2"> können die Farben und die Sprache von </text:span><text:span text:style-name="T14">PD-Zmodem</text:span><text:span text:style-name="T2"> eingestellt werden.</text:span></text:p>
      <text:p text:style-name="Text_20_body_20_indent"><text:span text:style-name="T2">Eine ausführliche Dokumentation zu </text:span><text:span text:style-name="T14">PD-Zmodem</text:span><text:span text:style-name="T2"> ist im </text:span><text:span text:style-name="T14">PD-Zmodem</text:span><text:span text:style-name="T2">-Paket enthalten, das Sie in vielen Boxen finden.</text:span></text:p>
      <text:h text:style-name="Heading_20_2" text:outline-level="2">C.5. uuz, uucico, tar, compress, gzip, freeze</text:h>
      <text:p text:style-name="Text_20_body_20_indent"><text:span text:style-name="T2">s. </text:span><text:span text:style-name="T15">uucp.txt</text:span><text:span text:style-name="T2">.</text:span></text:p>
      <text:h text:style-name="Heading_20_2" text:outline-level="2">C.6. zfido, yup2pkt, ndiff</text:h>
      <text:p text:style-name="Text_20_body_20_indent"><text:span text:style-name="T2">Eine Beschreibung dieser Programme finden Sie in </text:span><text:span text:style-name="T15">fido.txt</text:span><text:span text:style-name="T2">.</text:span></text:p>
      <text:h text:style-name="P91" text:outline-level="2">C.7. xpme</text:h>
      <text:p text:style-name="Text_20_body_20_indent"><text:span text:style-name="T2">Mit diesem Programm können einzelne Menüpunkte oder ganze Untermenüs innerhalb von OpenXP deaktiviert werden. Die deaktivierten Menüs bzw. Menüpunkte werden innerhalb von OpenXP nicht mehr angezeigt. Dadurch ist es möglich, den Funktionsumfang des Programms einzuschränken und so die Bedienung für unerfahrenere Anwender zu vereinfachen, oder nicht benötigte Menüpunkte zu entfernen (z.B. den Menüpunkt </text:span><text:span text:style-name="T19">Registrierung</text:span><text:span text:style-name="T2">, falls Sie bereits registriert sind, oder das Menü </text:span><text:span text:style-name="T19">Fido</text:span><text:span text:style-name="T2">, falls Sie den Fido-Teil nicht verwenden).</text:span></text:p>
      <text:h text:style-name="Heading_20_3" text:outline-level="3">Bedienung</text:h>
      <text:p text:style-name="Text_20_body_20_indent"><text:span text:style-name="T2">Starten Sie </text:span><text:span text:style-name="T14">xpme</text:span><text:span text:style-name="T2"> in Ihrem OpenXP-Verzeichnis. </text:span><text:span text:style-name="T14">xpme</text:span><text:span text:style-name="T2"> liest die verfügbaren Menüpunkte aus Ihrer OpenXP-Installation aus und zeigt sie in gewohnter Form als Menü an. Sie können sich in diesem Menü mit den üblichen Tasten bewegen und die gewählten Menüpunkte oder Untermenüs mit den Tasten </text:span><text:span text:style-name="T14">-</text:span><text:span text:style-name="T2"> und </text:span><text:span text:style-name="T14">+</text:span><text:span text:style-name="T2"> deaktivieren bzw. aktivieren. Deaktivierte Menüpunkte bzw. Untermenüs werden vom Menüeditor in einer anderen Farbe dargestellt.</text:span></text:p>
      <text:p text:style-name="Text_20_body_20_indent"><text:span text:style-name="T2">Wenn Sie mit dem Bearbeiten der Menüs fertig sind, drücken Sie </text:span><text:span text:style-name="T14">Esc</text:span><text:span text:style-name="T2">, um den Menüeditor zu verlassen. Falls Sie die Abfrage nach dem Speichern der Änderungen mit </text:span><text:span text:style-name="T19">Ja</text:span><text:span text:style-name="T2"> bestätigen, aktualisiert </text:span><text:span text:style-name="T14">xpme</text:span><text:span text:style-name="T2"> die Datei </text:span><text:span text:style-name="T15">xpmenu.dat</text:span><text:span text:style-name="T2">, die Informationen über alle gesperrten Menüpunkte enthält.</text:span></text:p>
      <text:p text:style-name="Text_20_body_20_indent"><text:span text:style-name="T2">Beim nächsten Start von OpenXP wird </text:span><text:span text:style-name="T15">xpmenu.dat</text:span><text:span text:style-name="T2"> ausgelesen, und alle darin angegebenen Menüpunkte werden von OpenXP nicht mehr angezeigt. Falls Sie </text:span><text:span text:style-name="T14">xpme</text:span><text:span text:style-name="T2"> aus OpenXP heraus aufgerufen haben, müssen Sie OpenXP neu starten, damit die Änderungen wirksam werden.</text:span></text:p>
      <text:h text:style-name="Heading_20_3" text:outline-level="3">Spezielle Menüpunkte</text:h>
      <text:p text:style-name="P97"><text:span text:style-name="T5">•<text:tab/></text:span><text:span text:style-name="T36">XPoint</text:span><text:span text:style-name="T6"> und </text:span><text:span text:style-name="T36">XPoint</text:span><text:span text:style-name="T37">®</text:span><text:span text:style-name="T36">Registrierung</text:span><text:span text:style-name="T6">: Dieses Menü und der Menüpunkt können nur deaktiviert werden, wenn OpenXP registriert ist.</text:span></text:p>
      <text:p text:style-name="P95"><text:span text:style-name="T5">•<text:tab/></text:span><text:span text:style-name="T36">Config</text:span><text:span text:style-name="T37">®</text:span><text:span text:style-name="T36">Sichern</text:span><text:span text:style-name="T6">: Dieser Menüpunkt wird von OpenXP automatisch deaktiviert, wenn bei </text:span><text:span text:style-name="T36">Config</text:span><text:span text:style-name="T37">®</text:span><text:span text:style-name="T36">Optionen</text:span><text:span text:style-name="T37">®</text:span><text:span text:style-name="T36">Bedienung</text:span><text:span text:style-name="T6"> die Option </text:span><text:span text:style-name="T36">Sichern</text:span><text:span text:style-name="T6"> auf automatisch eingestellt ist.</text:span></text:p>
      <text:p text:style-name="P95"><text:span text:style-name="T5">•<text:tab/></text:span><text:span text:style-name="T36">Config</text:span><text:span text:style-name="T37">®</text:span><text:span text:style-name="T36">Optionen</text:span><text:span text:style-name="T37">®</text:span><text:span text:style-name="T36">Sprache</text:span><text:span text:style-name="T6">: Dieser Menüpunkt wird von OpenXP automatisch aktiviert, falls mehrere Sprachmodule installiert sind.</text:span></text:p>
      <text:p text:style-name="P95"><text:span text:style-name="T5">•<text:tab/></text:span><text:span text:style-name="T36">Config</text:span><text:span text:style-name="T37">®</text:span><text:span text:style-name="T36">Anzeige</text:span><text:span text:style-name="T37">®</text:span><text:span text:style-name="T36">Zeilen</text:span><text:span text:style-name="T6">: Dieses Menü ist von der verwendeten Grafikkarte abhängig. Die einzelnen Zeileneinstellungen können mit dem Menüeditor nicht geändert werden.</text:span></text:p>
      <text:p text:style-name="P95"><text:span text:style-name="T5">•<text:tab/></text:span><text:span text:style-name="T36">Config</text:span><text:span text:style-name="T37">®</text:span><text:span text:style-name="T36">Anzeige</text:span><text:span text:style-name="T37">®</text:span><text:span text:style-name="T36">PD-Zmodem</text:span><text:span text:style-name="T6">: Dieser Menüpunkt wird von OpenXP automatisch aktiviert, falls das Programm </text:span><text:span text:style-name="T16">zconfig</text:span><text:span text:style-name="T6"> im OpenXP-Verzeichnis vorhanden ist.</text:span></text:p>
      <text:p text:style-name="P95"><text:span text:style-name="T5">•<text:tab/></text:span><text:span text:style-name="T36">XPoint</text:span><text:span text:style-name="T37">®</text:span><text:span text:style-name="T36">Statistik</text:span><text:span text:style-name="T37">®</text:span><text:span text:style-name="T36">Fragmente</text:span><text:span text:style-name="T6">: Dies ist eine interne Testfunktion, die beim Starten von OpenXP mit Parameter </text:span><text:span text:style-name="T56">/d</text:span><text:span text:style-name="T6"> (Debug) aktiviert wird.</text:span></text:p>
      <text:p text:style-name="P95"><text:span text:style-name="T5">•<text:tab/></text:span><text:span text:style-name="T36">Zusatz</text:span><text:span text:style-name="T6">: Selbstdefinierte Menüpunkte können mit </text:span><text:span text:style-name="T16">xpme</text:span><text:span text:style-name="T6"> nicht deaktiviert werden.</text:span></text:p>
      <text:h text:style-name="Heading_20_3" text:outline-level="3">Menüsperre aufheben</text:h>
      <text:p text:style-name="Text_20_body_20_indent"><text:span text:style-name="T2">Starten Sie OpenXP mit Parameter </text:span><text:span text:style-name="T23">/menu</text:span><text:span text:style-name="T2">, um die gesperrten Menüpunkte vorübergehend wieder sichtbar zu machen. Löschen Sie die Datei </text:span><text:span text:style-name="T15">xpmenu.dat</text:span><text:span text:style-name="T2">, um alle Menüsperren rückgängig zu machen (Sie können natürlich auch alle Menüpunkte einzeln mit </text:span><text:span text:style-name="T14">xpme</text:span><text:span text:style-name="T2"> reaktivieren...).</text:span></text:p>
      <text:h text:style-name="Heading_20_3" text:outline-level="3">Technisches</text:h>
      <text:p text:style-name="Text_20_body_20_indent"><text:span text:style-name="T2">Die Datei </text:span><text:span text:style-name="T15">xpmenu.dat</text:span><text:span text:style-name="T2"> enthält eine Liste von 2-Byte-Integer-Werten. Die erste Zahl muß immer = 1 sein. Die zweite Zahl enthält die Zahl der deaktivierten Menüpunkte. Danach folgt eine aufsteigende sortierte Liste mit einer Zahl je Menüpunkt. Jedem möglichen Menüpunkt ist eine eindeutige Nummer zugeordnet. </text:span></text:p>
      <text:h text:style-name="Heading_20_2" text:outline-level="2">C.8. empfehlenswerte Programme</text:h>
      <text:p text:style-name="Text_20_body_20_indent"><text:span text:style-name="T2">Die folgenden Programme haben sich bei uns (das </text:span><text:a xlink:type="simple" xlink:href="#1.4.%20Das%20Team%7Coutline"><text:span text:style-name="T9">OpenXP-Team</text:span></text:a><text:span text:style-name="T2">) bewährt und können für den Einsatz mit OpenXP empfohlen werden:</text:span></text:p>
      <text:p text:style-name="P95"><text:span text:style-name="T5">•<text:tab/></text:span><text:span text:style-name="T6">das QWK-Paket von Peter Mandrella</text:span></text:p>
      <text:p text:style-name="P95"><text:span text:style-name="T5">•<text:tab/></text:span><text:span text:style-name="T6">das RSA-Codierprogramm </text:span><text:span text:style-name="T16">pgp</text:span><text:span text:style-name="T6"> von Philip Zimmermann (s. </text:span><text:a xlink:type="simple" xlink:href="#5.12.%20PGP-Verschlüsselung%7Coutline"><text:span text:style-name="T8">Kap. 5.12</text:span></text:a><text:span text:style-name="T6">)</text:span></text:p>
      <text:p text:style-name="P95"><text:span text:style-name="T5">•<text:tab/></text:span><text:span text:style-name="T6">die Filter </text:span><text:span text:style-name="T16">XP-Filter</text:span><text:span text:style-name="T6"> und </text:span><text:span text:style-name="T16">CrossSecretary</text:span><text:span text:style-name="T6">, die ganz gut bei einer Mailschwemme helfen</text:span></text:p>
      <text:p text:style-name="P95"><text:span text:style-name="T5">•<text:tab/></text:span><text:span text:style-name="T16">PktXCode</text:span><text:span text:style-name="T6">, um Dateien aus Mails extrahieren zu können (Stichwort UU-Encoding)</text:span></text:p>
      <text:p text:style-name="P95"><text:span text:style-name="T5">•<text:tab/></text:span><text:span text:style-name="T6">Momentan können Sie noch nicht auf Server per PPP zugreifen, obwohl diese mit am häufigsten vorkommen. Diese Lücke schließen die Tools </text:span><text:span text:style-name="T16">UKA_PPP</text:span><text:span text:style-name="T6"> (DOS) und </text:span><text:span text:style-name="T16">UKAW</text:span><text:span text:style-name="T6"> (Windows)</text:span></text:p>
      <text:p text:style-name="P95"><text:span text:style-name="T5">•<text:tab/></text:span><text:span text:style-name="T16">XPScore</text:span><text:span text:style-name="T6">, um sich Mails nach eigene Geschmack vorsortieren zu lassen</text:span></text:p>
      <text:p text:style-name="P95"><text:span text:style-name="T5">•<text:tab/></text:span><text:span text:style-name="T6">Für die neuen Anbieter bringt </text:span><text:span text:style-name="T16">XPCbC</text:span><text:span text:style-name="T6"> eine geeignete Lösung, um hunderte von Marken im liberalisierten Telefonmarkt zu sparen ;)</text:span></text:p>
      <text:p text:style-name="P95"><text:span text:style-name="T5">•<text:tab/></text:span><text:span text:style-name="T6">OpenXP kann leider nicht die Zwischenablagen von Windows NT (bzw. Windows 2000) oder OS/2 nutzen, dafür sind extra Treiber nötig:</text:span></text:p>
      <text:p text:style-name="P98"><text:span text:style-name="T24">•<text:tab/></text:span><text:span text:style-name="T6">OS/2: </text:span><text:span text:style-name="T16">Windoze Clipboard Emulator</text:span><text:span text:style-name="T6"> </text:span><text:a xlink:type="simple" xlink:href="http://www.hippo.ru/~nelescon/utils/CLIPVDM.ZIP"><text:span text:style-name="T8">http://www.hippo.ru/~nelescon/utils/CLIPVDM.ZIP</text:span></text:a></text:p>
      <text:p text:style-name="P98"><text:span text:style-name="T24">•<text:tab/></text:span><text:span text:style-name="T6">NT: </text:span><text:a xlink:type="simple" xlink:href="http://www.faerber.muc.de/"><text:span text:style-name="T8">http://www.faerber.muc.de/</text:span></text:a></text:p>
      <text:p text:style-name="P99"><text:a xlink:type="simple" xlink:href="ftp://ftp@ftp.muc.de/people/cfaerber/comp/xp/ntold09b.zip"><text:span text:style-name="T8">ftp://ftp.muc.de/people/cfaerber/comp/xp/ntold09b.zip</text:span></text:a></text:p>
      <text:h text:style-name="P15" text:outline-level="1">Anhang D. Der Umstieg auf OpenXP</text:h>
      <text:h text:style-name="Heading_20_2" text:outline-level="2">D.1. von QuickPOINT (Z-Netz) nach OpenXP</text:h>
      <text:p text:style-name="Text_20_body_20_indent"><text:span text:style-name="T2">Als QuickPOINT-User können Sie Ihre in Puffern gespeicherten Nachrichten mit </text:span><text:span text:style-name="T19">XPoint</text:span><text:span text:style-name="T20">®</text:span><text:span text:style-name="T19">Import</text:span><text:span text:style-name="T20">®</text:span><text:span text:style-name="T19">Puffer</text:span><text:span text:style-name="T2"> einlesen. Bitte achten Sie darauf, die Option </text:span><text:span text:style-name="T19">Empfangsdatum = Erstellungsdatum</text:span><text:span text:style-name="T2"> auf </text:span><text:span text:style-name="T19">Ja</text:span><text:span text:style-name="T2"> zu setzen. Die Originalpuffer werden nach dem Einlesen nicht mehr benötigt.</text:span></text:p>
      <text:p text:style-name="P96"><draw:frame draw:style-name="fr1" draw:name="Rahmen16" text:anchor-type="paragraph" svg:x="0.51cm" svg:y="0.22cm" svg:width="15.968cm" draw:z-index="15"><draw:text-box fo:min-height="1.371cm"><text:p text:style-name="P96">Wichtig: Falls die einzulesenden Puffer selbstgeschriebene PMs enthalten, sollten Sie diese zunächst unbedingt mit pmconv (s. Anhang C.2) konvertieren.</text:p></draw:text-box></draw:frame></text:p>
      <text:p text:style-name="P17"/>
      <text:p text:style-name="Text_20_body_20_indent"><text:span text:style-name="T2">Im Übrigen wird der Umstieg von QuickPOINT auf OpenXP einige Umstellungen mit sich bringen, da Gesamtkonzept und Bedienung von OpenXP stark von QuickPOINT abweichen. Lesen Sie genauestens die Kapitel </text:span><text:a xlink:type="simple" xlink:href="#ID_KA020000"><text:span text:style-name="T9">2</text:span></text:a><text:span text:style-name="T2"> und </text:span><text:a xlink:type="simple" xlink:href="#ID_KA030000"><text:span text:style-name="T9">3</text:span></text:a><text:span text:style-name="T2">; danach sollte Ihnen das Arbeiten mit OpenXP genauso leicht von der Hand gehen wie bei QuickPOINT.</text:span></text:p>
      <text:p text:style-name="Text_20_body_20_indent">Hier noch eine genaue Beschreibung, wie selbstgeschriebene Nachrichten, soweit sie noch vorhanden sind, aus QP nach OpenXP exportiert werden können. Sie stammt von Johannes Pöhlmann. Ich übernehme keine Gewähr für die Richtigkeit:</text:p>
      <text:p text:style-name="P66"><text:span text:style-name="T39">Man wähle [in QP] mit </text:span><text:span text:style-name="T79">Alt-F3</text:span><text:span text:style-name="T39"> den </text:span><text:span text:style-name="T80">Message Browser</text:span><text:span text:style-name="T39">. Mit </text:span><text:span text:style-name="T79">F2</text:span><text:span text:style-name="T39"> </text:span><text:span text:style-name="T80">Swap</text:span><text:span text:style-name="T39"> werden dann die alten Messages auf den Schirm geholt. Mit </text:span><text:span text:style-name="T79">F6</text:span><text:span text:style-name="T39"> </text:span><text:span text:style-name="T80">Move</text:span><text:span text:style-name="T39"> werden sie dann alle zum erneuten Senden markiert, d.h. ins Verzeichnis </text:span><text:span text:style-name="T81">spool</text:span><text:span text:style-name="T39"> verschoben. Jetzt wird der Wahlpunkt </text:span><text:span text:style-name="T82">Netcall</text:span><text:span text:style-name="T83">®</text:span><text:span text:style-name="T82">Build Netcall File</text:span><text:span text:style-name="T39"> aktiviert. QP erzeugt jetzt einen Versandpuffer namens </text:span><text:span text:style-name="T81">puffer</text:span><text:span text:style-name="T39"> im QP Directory. Nun verlasse Mensch das QP [und bearbeite den Puffer mit </text:span><text:span text:style-name="T79">pmconv</text:span><text:span text:style-name="T39">]. Im OpenXP wird dieser Puffer nun importiert.</text:span></text:p>
      <text:h text:style-name="Heading_20_2" text:outline-level="2">D.2. von Yuppie (Fido) nach OpenXP</text:h>
      <text:p text:style-name="Text_20_body_20_indent"><text:span text:style-name="T2">Mit </text:span><text:span text:style-name="T19">XPoint</text:span><text:span text:style-name="T20">®</text:span><text:span text:style-name="T19">Import</text:span><text:span text:style-name="T20">®</text:span><text:span text:style-name="T19">Yuppie-Nachrichten</text:span><text:span text:style-name="T2"> können Sie eine komplette Yuppie-Nachrichtendatenbank konvertieren und einlesen lassen. Vor dem Import sollten Sie einmal den Yuppie-Menüpunkt </text:span><text:span text:style-name="T19">Renumerieren</text:span><text:span text:style-name="T2"> im Menü </text:span><text:span text:style-name="T19">Poll</text:span><text:span text:style-name="T2"> ausführen, um die Datenbank zu packen.</text:span></text:p>
      <text:p text:style-name="Text_20_body_20_indent"><text:span text:style-name="T2">Überprüfen Sie als Nächstes, ob bei </text:span><text:span text:style-name="T19">Edit</text:span><text:span text:style-name="T20">®</text:span><text:span text:style-name="T19">Boxen</text:span><text:span text:style-name="T20">®</text:span><text:span text:style-name="T19">Edit</text:span><text:span text:style-name="T20">®</text:span><text:span text:style-name="T19">Fido</text:span><text:span text:style-name="T2"> die gewünschte Bretthierarchie eingestellt ist, in die die Fido-Gruppen eingeordnet werden sollen. Beachten Sie außerdem, daß OpenXP alle Nachrichten automatisch mit der Option </text:span><text:span text:style-name="T19">Empfangsdatum = Erstellungsdatum</text:span><text:span text:style-name="T2"> einliest. Falls also in einigen Gruppen archivierte Nachrichten vorhanden sind, sollten Sie anschließend die Gruppenhaltzeiten entsprechend einstellen oder die betreffenden Nachrichten mit </text:span><text:span text:style-name="T14">H</text:span><text:span text:style-name="T2"> auf </text:span><text:span text:style-name="T15">halten</text:span><text:span text:style-name="T2"> setzen, damit sie nicht bei der nächsten Reorganisation gelöscht werden.</text:span></text:p>
      <text:p text:style-name="Text_20_body_20_indent"><text:span text:style-name="T2">Das Einlesen der Yuppie-Datenbank erfolgt in drei Schritten: Als erstes werden die Yuppie-Nachrichten mit dem Programm </text:span><text:span text:style-name="T14">yup2pkt</text:span><text:span text:style-name="T2">, das im OpenXP-Paket enthalten ist, vom dBASE- ins Fido-</text:span><text:span text:style-name="T15">pkt</text:span><text:span text:style-name="T2">-Format konvertiert. Dann wandelt OpenXP die Nachrichten mit dem Programm </text:span><text:span text:style-name="T14">zfido</text:span><text:span text:style-name="T2"> ins ZConnect-Format um und liest sie anschließend ein.</text:span></text:p>
      <text:h text:style-name="P15" text:outline-level="1">Anhang E. OpenXP und MS-Windows oder OS/2</text:h>
      <text:h text:style-name="Heading_20_2" text:outline-level="2">E.1. Windows 89 bis 98</text:h>
      <text:h text:style-name="Heading_20_3" text:outline-level="3"><text:span text:style-name="T54">Legen Sie für OpenXP eine </text:span><text:span text:style-name="T52">pif</text:span><text:span text:style-name="T54">-Datei an.</text:span></text:h>
      <text:p text:style-name="Text_20_body_20_indent"><text:span text:style-name="T2">Eine </text:span><text:span text:style-name="T15">pif</text:span><text:span text:style-name="T2">-Datei enthält alle Informationen, die Windows zum Ausführen des Programms benötigt; Näheres dazu steht in einem Ihrer Windows-Handbücher. Stellen Sie für OpenXP einen minimalen Speicherbedarf von 500 KByte ein. Falls Ihr Rechner </text:span><text:span text:style-name="T4">nicht</text:span><text:span text:style-name="T2"> mit EMS-Speicher ausgestattet ist, müssen Sie die Obergrenze für EMS-Speicher auf 0 KByte einstellen. Das </text:span><text:span text:style-name="T19">Entdecken von Leerlaufzeit</text:span><text:span text:style-name="T2"> sollte eingeschaltet sein.</text:span></text:p>
      <text:p text:style-name="Text_20_body_20_indent"><text:span text:style-name="T2">Falls ihre Systemlast beim Betrieb von OpenXP stark ansteigt, eben Sie als Aufrufparameter </text:span><text:span text:style-name="T23">/w</text:span><text:span text:style-name="T2"> an. Dadurch werden Maus-Emulation, OpenXP-interner Screensaver abgeschaltet. Normalerweise sollte das automatisch geschehen, aber man weiß ja nie.</text:span></text:p>
      <text:p text:style-name="Text_20_body_20_indent"><text:span text:style-name="T2">Falls OpenXP wegen irgendeines Problems mit einer Fehlermeldung beendet wird, sollten Sie in der </text:span><text:span text:style-name="T15">pif</text:span><text:span text:style-name="T2">-Datei den Schalter zum automatischen Schließen des Fensters abschalten. Dadurch bleibt Ihnen Zeit, die Fehlermeldung zu lesen.</text:span></text:p>
      <text:h text:style-name="Heading_20_3" text:outline-level="3">Hänger bei Datenübertragung</text:h>
      <text:p text:style-name="Text_20_body_20_indent">Falls die Zmodem-Übertragung gelegentlich hängt, bis eine Taste drückt wird, arbeitet die Leerlaufzeiterkennung von Windows zu empfindlich. In diesem Fall müssen Sie die Empfindlichkeit über die entsprechende Einstellung verringern (ab Windows 95) oder komplett abschalten.</text:p>
      <text:h text:style-name="Heading_20_3" text:outline-level="3">FILES</text:h>
      <text:p text:style-name="Text_20_body_20_indent"><text:span text:style-name="T2">Stellen Sie in der </text:span><text:span text:style-name="T15">config.sys</text:span><text:span text:style-name="T2"> mindestens </text:span><text:span text:style-name="T25">FILES=30</text:span><text:span text:style-name="T2"> ein, besser jedoch </text:span><text:span text:style-name="T25">FILES=40</text:span><text:span text:style-name="T2">. DOS benötigt 5 Files, OpenXP ca. 15, Windows ca. 10 zuzüglich der Files, die von weiteren Windows-Applikationen geöffnet wurden.</text:span></text:p>
      <text:h text:style-name="Heading_20_3" text:outline-level="3">/z</text:h>
      <text:p text:style-name="Text_20_body_20_indent"><text:span text:style-name="T2">Mit dem </text:span><text:span text:style-name="T23">z</text:span><text:span text:style-name="T2">-Parameter können Sie zusätzlich eine abweichende Anzahl von Bildschirmzeilen angeben, z.B. </text:span><text:span text:style-name="T23">/z:33</text:span><text:span text:style-name="T2"> für 33 Bildzeilen - möglich sind alle Bildzeilen-Werte, die bei </text:span><text:span text:style-name="T19">Config</text:span><text:span text:style-name="T20">®</text:span><text:span text:style-name="T19">Anzeige</text:span><text:span text:style-name="T20">®</text:span><text:span text:style-name="T19">Zeilen</text:span><text:span text:style-name="T2"> angezeigt werden. Dies ist nützlich, wenn Sie OpenXP unter Windows 3.1 in einem Fenster benutzen, da Windows 3.1 die Fenstergröße an die Bildzeilenzahl anpaßt.</text:span></text:p>
      <text:h text:style-name="Heading_20_3" text:outline-level="3">Icons</text:h>
      <text:p text:style-name="Text_20_body_20_indent"><text:span text:style-name="T2">In der Datei </text:span><text:span text:style-name="T15">icons.res</text:span><text:span text:style-name="T2"> sind mehrere Icons für OpenXP enthalten. Verwenden Sie den Menüpunkt </text:span><text:span text:style-name="T19">Eigenschaften</text:span><text:span text:style-name="T2"> aus dem </text:span><text:span text:style-name="T19">Datei</text:span><text:span text:style-name="T2">-Menü des Program-Managers, um für OpenXP ein neues Icon zu wählen. Für Windows ab 95 gilt, daß sie das Icon der </text:span><text:span text:style-name="T15">pif</text:span><text:span text:style-name="T2">-Datei über den Kontexmenü-Punkt </text:span><text:span text:style-name="T19">Eigenschaften</text:span><text:span text:style-name="T2"> geändert werden kann.</text:span></text:p>
      <text:h text:style-name="Heading_20_3" text:outline-level="3">Clipboard (Zwischenablage)</text:h>
      <text:p text:style-name="Text_20_body_20_indent"><text:span text:style-name="T2">OpenXP kann Daten direkt in die Windows-Zwischenablage kopieren oder daraus auslesen. Bei allen Programmfunktionen, die dies unterstützen, haben Sie im Eingabefeld für den Dateinamen die Möglichkeit, mit </text:span><text:span text:style-name="T14">F2</text:span><text:span text:style-name="T2"> das Windows-Clipboard zu wählen. OpenXP liest die Daten dann aus dem Clipboard statt aus einer Datei, bzw. schreibt sie ins Clipboard.</text:span></text:p>
      <text:p text:style-name="Text_20_body_20_indent"><text:span text:style-name="T2">Dies funktioniert z.Zt. bei allen Funktionen von </text:span><text:span text:style-name="T19">XPoint</text:span><text:span text:style-name="T20">®</text:span><text:span text:style-name="T19">Export</text:span><text:span text:style-name="T2">, bei einigen Funktionen von </text:span><text:span text:style-name="T19">XPoint</text:span><text:span text:style-name="T20">®</text:span><text:span text:style-name="T19">Import</text:span><text:span text:style-name="T2">, beim Extrahieren von Nachrichten, bei </text:span><text:span text:style-name="T19">Edit</text:span><text:span text:style-name="T20">®</text:span><text:span text:style-name="T19">Texte</text:span><text:span text:style-name="T2"> und beim Speichern mit </text:span><text:span text:style-name="T14">W</text:span><text:span text:style-name="T2"> im internen Lister. Im internen Editor können Sie markierte Blöcke mit </text:span><text:span text:style-name="T14">*</text:span><text:span text:style-name="T2"> ins Clipboard kopieren, mit </text:span><text:span text:style-name="T14">-</text:span><text:span text:style-name="T2"> ins Clipboard verschieben und mit </text:span><text:span text:style-name="T14">+</text:span><text:span text:style-name="T2"> aus dem Clipboard einfügen. Die Größe von Clipboard-Transfers ist z.Zt. auf 64 KByte beschränkt.</text:span></text:p>
      <text:h text:style-name="Heading_20_3" text:outline-level="3">smartdrv</text:h>
      <text:p text:style-name="Text_20_body_20_indent"><text:span text:style-name="T2">Bei der Anwendung des bei Windows 3.1 beiliegenden Cacheprogramms </text:span><text:span text:style-name="T14">smartdrv</text:span><text:span text:style-name="T2"> ist größte Vorsicht geboten. Insbesondere von der Verwendung des Write-Behind-Caches, der bei der Einrichtung von Windows installiert wird, ist dringend abzuraten, da er bei unsachgemäßer Anwendung oder Fehlern anderer Programme sehr leicht zu größeren Datenverlusten führen kann - die Erfahrung mit dem OpenXP-Support zeigt, daß dies täglich bei vielen Usern vorkommt.</text:span></text:p>
      <text:p text:style-name="Text_20_body_20_indent"><text:span text:style-name="T2">Wie Sie den Write-Behind-Cache abschalten können, ist in Ihrem Windows-Handbuch beschrieben. Alternativ ist ein Cache-Programm wie </text:span><text:span text:style-name="T14">Hypercache</text:span><text:span text:style-name="T2"> oder </text:span><text:span text:style-name="T14">Norton Cache</text:span><text:span text:style-name="T2"> zu verwenden, die bei aktiviertem Schreibcache (und damit besserer Festplatten-Performance) eine höhere Datensicherheit bieten.</text:span></text:p>
      <text:h text:style-name="Heading_20_2" text:outline-level="2">E.2. Windows NT inkl. 2000</text:h>
      <text:p text:style-name="Text_20_body_20_indent"><text:span text:style-name="T2">Legen Sie eine </text:span><text:span text:style-name="T15">pif</text:span><text:span text:style-name="T2">-Datei an und aktivieren Sie die den Schalter </text:span><text:span text:style-name="T19">Leerlaufzeit entdecken</text:span><text:span text:style-name="T2">. Die Leerlaufzeit-Erkennung von Windows NT arbeitet von allen DOS-kompatiblen Betriebssystemen mit Abstand am besten. Die Verwendung des </text:span><text:span text:style-name="T23">/w</text:span><text:span text:style-name="T2">-Schalters o.ä. ist normalerweise nicht nötig. Auch die EMS-Unterstützung arbeitet zuverlässiger als beim alten Windows. Tragen Sie als maximalen EMS-Speicher zumindest 2048 KB ein, damit auch große Datei- oder Brettlisten angezeigt werden können.</text:span></text:p>
      <text:p text:style-name="Text_20_body_20_indent"><text:span text:style-name="T2">Schalten Sie den Screen-Saver von OpenXP unter </text:span><text:span text:style-name="T19">Config</text:span><text:span text:style-name="T20">®</text:span><text:span text:style-name="T19">Anzeige</text:span><text:span text:style-name="T20">®</text:span><text:span text:style-name="T19">Diverses</text:span><text:span text:style-name="T2"> ab.</text:span></text:p>
      <text:p text:style-name="Text_20_body_20_indent"><text:span text:style-name="T2">Falls Sie OpenXP unter Windows NT 3.51 verwenden, können Sie eine Menge Plattenplatz sparen, indem Sie OpenXP auf einer NTFS-Partition installieren und mit </text:span><text:span text:style-name="T25">compact /c mpuffer.*</text:span><text:span text:style-name="T2"> die Dateikomprimierung für die Nachrichtenpuffer aktivieren (typische Packrate: 1,5 : 1). Die Performance des Programms wird dadurch kaum beeinträchtigt.</text:span></text:p>
      <text:p text:style-name="Text_20_body_20_indent"><text:span text:style-name="T2">Die meisten Zmodem-Protokolle, einschließlich </text:span><text:span text:style-name="T14">PD-Zmodem</text:span><text:span text:style-name="T2">, funktionieren unter Windows NT nicht zuverlässig bei höheren Baudraten. In diesem Fall sollten Sie entweder </text:span><text:span text:style-name="T14">gsz</text:span><text:span text:style-name="T2"> verwenden, oder den FOSSIL-Treiber </text:span><text:span text:style-name="T14">ntfoss</text:span><text:span text:style-name="T2">. Falls </text:span><text:span text:style-name="T14">ntfoss</text:span><text:span text:style-name="T2"> nicht richtig funktioniert, sollten Sie dessen Leerlaufzeiterkennung abschalten (Parameter </text:span><text:span text:style-name="T23">/a 0</text:span><text:span text:style-name="T2">). Beispielaufruf für COM2 bei 38400 </text:span><text:a xlink:type="simple" xlink:href="#bps"><text:span text:style-name="T9">bps</text:span></text:a></text:p>
      <text:p text:style-name="Text_20_body_20_indent">ntfoss /a 0 /l 1 COM2 baud=38400</text:p>
      <text:p text:style-name="Text_20_body_20_indent"><text:span text:style-name="T2">Windows NT (sowie die Nachfolger ab Windows 2000) hat leider einen anderen Mechanismus für die Zwischenablage als die </text:span><text:span text:style-name="T4">Consumer-Versionen</text:span><text:span text:style-name="T2">, somit sind hier spezielle Treiber notwendig (s. </text:span><text:a xlink:type="simple" xlink:href="#C.7.%20xpme%7Coutline"><text:span text:style-name="T9">Anhang C.7</text:span></text:a><text:span text:style-name="T2">).</text:span></text:p>
      <text:h text:style-name="Heading_20_2" text:outline-level="2">E.3. OpenXP als Standard-Mailer in Windows</text:h>
      <text:p text:style-name="Text_20_body_20_indent"><text:span text:style-name="T2">In Windows (95/98, Millennium, 2000 und NT) können Sie OpenXP als Standard-Mailer registrieren, so daß automatisch OpenXP gestartet wird, wenn Sie auf einen sog. </text:span><text:span text:style-name="T15">mailto:</text:span><text:span text:style-name="T2">-Link klicken. Dabei werden die Mail-Adresse des Empfängers und der Server an OpenXP übergeben und Sie können nach Eingabe des Betreffs direkt mit dem Editieren Ihrer Nachricht beginnen.</text:span></text:p>
      <text:p text:style-name="Text_20_body_20_indent"><text:span text:style-name="T2">Im </text:span><text:span text:style-name="T15">beispiel</text:span><text:span text:style-name="T2">-Unterverzeichnis des OpenXP-Verzeichnises finden Sie </text:span><text:span text:style-name="T15">xpmailto.reg</text:span><text:span text:style-name="T2">. Bitte passen Sie dort zunächst mit einem beliebigen Texteditor die Pfadangaben zu Ihrer OpenXP-Installation (z.B. </text:span><text:span text:style-name="T15">C:\Programme\OpenXP</text:span><text:span text:style-name="T2">), den Namen des zu verwendenden Servers (z.B. </text:span><text:span text:style-name="T25">examserv</text:span><text:span text:style-name="T2">) und den Pfad bzw. Namen des OpenXP-Startbefehls (z.B. </text:span><text:span text:style-name="T15">C:\Programme\OpenXP\xp.exe</text:span><text:span text:style-name="T2">) an und führen Sie diese Datei aus (z.B. durch einen Doppelklick auf die Datei im Windows Explorer). Danach sind die in </text:span><text:span text:style-name="T15">xpmailto.reg</text:span><text:span text:style-name="T2"> enthaltenen Angaben in Ihrer Windows-Registry (Registrierdatenbank) eingetragen.</text:span></text:p>
      <text:p text:style-name="Text_20_body_20_indent"><text:span text:style-name="T2">Bitte beachten Sie, daß Backslashes in Pfadangaben in </text:span><text:span text:style-name="T15">xpmailto.reg</text:span><text:span text:style-name="T2"> doppelt anzugeben sind!</text:span></text:p>
      <text:p text:style-name="Text_20_body_20_indent"><text:span text:style-name="T2">Sollte </text:span><text:span text:style-name="T15">xpmailto.reg</text:span><text:span text:style-name="T2"> nicht im </text:span><text:span text:style-name="T15">beispiel</text:span><text:span text:style-name="T2">-Unterverzeichnis des OpenXP-Verzeichnis enthalten sein (oder sollten Sie aus irgendeinem Grund die Einträge manuell vornehmen wollen), können Sie nachfolgend sehen, welche Einträge wo vorzunehmen sind. </text:span></text:p>
      <text:p text:style-name="P66"><draw:frame draw:style-name="fr2" draw:name="Rahmen17" text:anchor-type="paragraph" svg:x="0.446cm" svg:y="0.473cm" svg:width="16.111cm" draw:z-index="16"><draw:text-box fo:min-height="3.048cm"><text:p text:style-name="P100">Warnung</text:p><text:p text:style-name="P101">Nehmen Sie keine Änderungen an der Registry vor, wenn Sie damit nicht vertraut sind! Machen Sie in jedem Fall vorher ein Backup der entsprechenden Datei (system.dat in Ihrem Windows-Verzeichnis)!</text:p></draw:text-box></draw:frame></text:p>
      <text:p text:style-name="Text_20_body_20_indent"><text:span text:style-name="T6">Die folgenden Angaben gehen davon aus, daß OpenXP in </text:span><text:span text:style-name="T7">C:\Programme\OpenXP</text:span><text:span text:style-name="T6"> installiert ist umd der zu verwendende Server (d.h. der Name der zu verwendenden Box) </text:span><text:span text:style-name="T7">examserv</text:span><text:span text:style-name="T6"> ist.</text:span></text:p>
      <text:p text:style-name="P25">Tabelle <text:sequence text:ref-name="refTable95" text:name="Table" text:formula="ooow:Table+1" style:num-format="1">1</text:sequence> Registry-Einträge</text:p>
      <table:table table:name="Tabelle98" table:style-name="Tabelle98">
        <table:table-column table:style-name="Tabelle98.A"/>
        <table:table-column table:style-name="Tabelle98.B"/>
        <table:table-column table:style-name="Tabelle98.C"/>
        <table:table-header-rows>
          <table:table-row>
            <table:table-cell table:style-name="Tabelle98.A1" office:value-type="string">
              <text:p text:style-name="Table_20_Heading">Schlüssel</text:p>
            </table:table-cell>
            <table:table-cell table:style-name="Tabelle98.A1" office:value-type="string">
              <text:p text:style-name="Table_20_Heading">Wert</text:p>
            </table:table-cell>
            <table:table-cell table:style-name="Tabelle98.C1" office:value-type="string">
              <text:p text:style-name="Table_20_Heading">Daten</text:p>
            </table:table-cell>
          </table:table-row>
        </table:table-header-rows>
        <table:table-row>
          <table:table-cell table:style-name="Tabelle98.A2" office:value-type="string">
            <text:p text:style-name="Table_20_Contents">HKEY_LOCAL_MACHINE\Software\Clients\Mail</text:p>
          </table:table-cell>
          <table:table-cell table:style-name="Tabelle98.A2" office:value-type="string">
            <text:p text:style-name="Table_20_Contents">(Standard)</text:p>
          </table:table-cell>
          <table:table-cell table:style-name="Tabelle98.C2" office:value-type="string">
            <text:p text:style-name="Table_20_Contents">OpenXP</text:p>
          </table:table-cell>
        </table:table-row>
        <table:table-row>
          <table:table-cell table:style-name="Tabelle98.A3" office:value-type="string">
            <text:p text:style-name="Table_20_Contents">HKEY_LOCAL_MACHINE\Software\Clients\Mail\OpenXP</text:p>
          </table:table-cell>
          <table:table-cell table:style-name="Tabelle98.A2" office:value-type="string">
            <text:p text:style-name="Table_20_Contents">(Standard)</text:p>
          </table:table-cell>
          <table:table-cell table:style-name="Tabelle98.C2" office:value-type="string">
            <text:p text:style-name="Table_20_Contents">OpenXP</text:p>
          </table:table-cell>
        </table:table-row>
        <table:table-row>
          <table:table-cell table:style-name="Tabelle98.A4" office:value-type="string">
            <text:p text:style-name="Table_20_Contents"/>
          </table:table-cell>
          <table:table-cell table:style-name="Tabelle98.A2" office:value-type="string">
            <text:p text:style-name="Table_20_Contents">DLLPath</text:p>
          </table:table-cell>
          <table:table-cell table:style-name="Tabelle98.C2" office:value-type="string">
            <text:p text:style-name="Table_20_Contents">C:\Programme\OpenXP\icons.res</text:p>
          </table:table-cell>
        </table:table-row>
        <table:table-row>
          <table:table-cell table:style-name="Tabelle98.A2" office:value-type="string">
            <text:p text:style-name="Table_20_Contents">HKEY_LOCAL_MACHINE\Software\Clients\Mail\OpenXP\Protocols</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3" office:value-type="string">
            <text:p text:style-name="Table_20_Contents">HKEY_LOCAL_MACHINE\Software\Clients\Mail\OpenXP\Protocols\mailto</text:p>
          </table:table-cell>
          <table:table-cell table:style-name="Tabelle98.A2" office:value-type="string">
            <text:p text:style-name="Table_20_Contents">(Standard)</text:p>
          </table:table-cell>
          <table:table-cell table:style-name="Tabelle98.C2" office:value-type="string">
            <text:p text:style-name="Table_20_Contents">URL:MailTo Protocol</text:p>
          </table:table-cell>
        </table:table-row>
        <table:table-row>
          <table:table-cell table:style-name="Tabelle98.A7" office:value-type="string">
            <text:p text:style-name="Table_20_Contents"/>
          </table:table-cell>
          <table:table-cell table:style-name="Tabelle98.A2" office:value-type="string">
            <text:p text:style-name="Table_20_Contents"><text:span text:style-name="T7">EditFlags</text:span><text:span text:style-name="T6"> (Binärwert!)</text:span></text:p>
          </table:table-cell>
          <table:table-cell table:style-name="Tabelle98.C2" office:value-type="string">
            <text:p text:style-name="Table_20_Contents">02 00 00 00</text:p>
          </table:table-cell>
        </table:table-row>
        <table:table-row>
          <table:table-cell table:style-name="Tabelle98.A4" office:value-type="string">
            <text:p text:style-name="Table_20_Contents"/>
          </table:table-cell>
          <table:table-cell table:style-name="Tabelle98.A2" office:value-type="string">
            <text:p text:style-name="Table_20_Contents">URL Protocol</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Protocols\mailto\DefaultIcon</text:p>
          </table:table-cell>
          <table:table-cell table:style-name="Tabelle98.A2" office:value-type="string">
            <text:p text:style-name="Table_20_Contents">(Standard)</text:p>
          </table:table-cell>
          <table:table-cell table:style-name="Tabelle98.C2" office:value-type="string">
            <text:p text:style-name="Table_20_Contents">C:\Programme\OpenXP\icons.res,-1</text:p>
          </table:table-cell>
        </table:table-row>
        <table:table-row>
          <table:table-cell table:style-name="Tabelle98.A2" office:value-type="string">
            <text:p text:style-name="Table_20_Contents">HKEY_LOCAL_MACHINE\Software\Clients\Mail\OpenXP\Protocols\mailto\shell</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Protocols\mailto\shell\open</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Protocols\mailto\shell\open\command</text:p>
          </table:table-cell>
          <table:table-cell table:style-name="Tabelle98.A2" office:value-type="string">
            <text:p text:style-name="Table_20_Contents">(Standard)</text:p>
          </table:table-cell>
          <table:table-cell table:style-name="Tabelle98.C2" office:value-type="string">
            <text:p text:style-name="Table_20_Contents"><text:span text:style-name="T35">"C:\Programme\OpenXP\xp.exe" "/nb /%1\examserv"</text:span><text:span text:style-name="T6"> </text:span></text:p>
          </table:table-cell>
        </table:table-row>
        <table:table-row>
          <table:table-cell table:style-name="Tabelle98.A2" office:value-type="string">
            <text:p text:style-name="Table_20_Contents">HKEY_LOCAL_MACHINE\Software\Clients\Mail\OpenXP\shell</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shell\open</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shell\open\command</text:p>
          </table:table-cell>
          <table:table-cell table:style-name="Tabelle98.A2" office:value-type="string">
            <text:p text:style-name="Table_20_Contents">(Standard)</text:p>
          </table:table-cell>
          <table:table-cell table:style-name="Tabelle98.C2" office:value-type="string">
            <text:p text:style-name="Table_20_Contents">C:\Programme\OpenXP\xp.exe</text:p>
          </table:table-cell>
        </table:table-row>
      </table:table>
      <text:p text:style-name="P30"><draw:frame draw:style-name="fr1" draw:name="Rahmen18" text:anchor-type="paragraph" svg:x="0.282cm" svg:y="0.489cm" svg:width="16.371cm" draw:z-index="17"><draw:text-box fo:min-height="2.812cm"><text:p text:style-name="Wichtig"><text:span text:style-name="T84">Anmerkung: </text:span><text:span text:style-name="T85">Es ist sinnvoll, für OpenXP eine </text:span><text:span text:style-name="T86">pif</text:span><text:span text:style-name="T85">-Datei anzulegen, dort </text:span><text:span text:style-name="T86">xp.exe</text:span><text:span text:style-name="T85"> einzutragen, und in </text:span><text:span text:style-name="T86">xpmailto.reg</text:span><text:span text:style-name="T85"> dann statt </text:span><text:span text:style-name="T86">C:\Programme\OpenXP\xp.exe</text:span><text:span text:style-name="T85"> den Namen und Pfad der </text:span><text:span text:style-name="T86">pif</text:span><text:span text:style-name="T85">-Datei anzugeben <text:line-break/>(z.B. </text:span><text:span text:style-name="T86">C:\WINDOWS\Startmenü\OpenXP.pif</text:span><text:span text:style-name="T85">).</text:span></text:p></draw:text-box></draw:frame></text:p>
      <text:p text:style-name="P102"/>
      <text:h text:style-name="Heading_20_2" text:outline-level="2">E.4. OS/2</text:h>
      <text:h text:style-name="Heading_20_3" text:outline-level="3">Rechenzeit-Freigabe</text:h>
      <text:p text:style-name="Text_20_body_20_indent"><text:span text:style-name="T2">Sie können grundsätzlich auch unter OS/2 den Schalter </text:span><text:span text:style-name="T23">/w</text:span><text:span text:style-name="T2"> zur Rechenzeit-Freigabe verwenden. Dadurch wird das System nicht mehr belastet, während OpenXP auf Tastendrücke wartet. Wie unter Windows, so wird dadurch auch unter OS/2 der OpenXP-Screen-Saver abgeschaltet.</text:span></text:p>
      <text:p text:style-name="Text_20_body_20_indent"><text:span text:style-name="T2">Auf Wunsch zahlreicher OS/2-Anwender wurden zusätzliche, OS/2-spezifische Methoden zur Rechenzeit-Freigabe implementiert, die auch dann funktionieren, wenn OpenXP nicht gerade auf einen Tastendruck wartet (z.B. während Netcalls). Es handelt sich um insgesamt vier verschiedene, undokumentierte OS/2-Funktionen, die wahlweise über einen der Schalter </text:span><text:span text:style-name="T23">/os2a</text:span><text:span text:style-name="T2"> bis </text:span><text:span text:style-name="T23">/os2d</text:span><text:span text:style-name="T2"> aktiviert werden können. </text:span></text:p>
      <text:p text:style-name="P103"><draw:frame draw:style-name="fr1" draw:name="Rahmen19" text:anchor-type="paragraph" svg:x="0.115cm" svg:y="0.557cm" svg:width="15.9cm" draw:z-index="18"><draw:text-box fo:min-height="3.826cm"><text:p text:style-name="P104">Wichtig: <text:span text:style-name="T87">Die Verwendung dieser Schalter kann in einigen Fällen zur System-Unstabilität und zu Abstürzen von OS/2 oder OpenXP führen. Bei manchen OS/2-Installationen funktionieren alle vier Schalter, bei vielen aber nur einige davon. Falls während der Verwendung von OpenXP mit /os2-Schalter merkwürdige Probleme auftreten, rate ich dringend dazu, diese Schalter nicht weiter zu verwenden.</text:span></text:p></draw:text-box></draw:frame></text:p>
      <text:p text:style-name="P105"><text:s/></text:p>
      <text:h text:style-name="Heading_20_3" text:outline-level="3">serielle Schnittstelle</text:h>
      <text:p text:style-name="Text_20_body_20_indent"><text:span text:style-name="T2">Deaktivieren Sie für den OpenXP-Task die Einstellung </text:span><text:span text:style-name="T19">COM_HOLD</text:span><text:span text:style-name="T2">. Ansonsten würde OS/2 die serielle Schnittstelle nach dem ersten Netcall so lange für OpenXP reservieren, bis der Task beendet wird.</text:span></text:p>
      <text:p text:style-name="Text_20_body_20_indent"><text:span text:style-name="T2">Falls Sie einen 16550A-Chip (s. </text:span><text:a xlink:type="simple" xlink:href="#F.10.%2016550%7Coutline"><text:span text:style-name="T9">nächstes Kapitel</text:span></text:a><text:span text:style-name="T2">) eingebaut haben, wird OpenXP diesen unter OS/2 nicht erkennen. Das ist kein Grund zur Besorgnis - OS/2 simuliert dem Programm gegenüber zwar einen 16450-Chip, nutzt die erweiterten Fähigkeiten des 16550A jedoch voll aus.</text:span></text:p>
      <text:p text:style-name="Text_20_body_20_indent"><text:span text:style-name="T2">Die Verwendung eines FOSSIL-Treibers (s. </text:span><text:span text:style-name="T19">Config</text:span><text:span text:style-name="T20">®</text:span><text:span text:style-name="T19">Modem</text:span><text:span text:style-name="T2">) sollte die Stabilität der Datenübertragung erhöhen und das Zusamenspiel mit dem Betriebssystem verbessern.</text:span></text:p>
      <text:h text:style-name="Heading_20_3" text:outline-level="3">erweiterter Farbensatz</text:h>
      <text:p text:style-name="Text_20_body_20_indent"><text:span text:style-name="T2">OpenXP verwendet den erweiterten EGA / VGA-Farbensatz, der statt blinkendem Hintergrund zusätzliche, helle Hintergrundfarben ermöglicht. Per Voreinstellung verwendet OpenXP die erweiterten Farben nur für bestimmte Auswahllisten. Falls der Hintergrund der Boxen-Auswahlliste - z.B. bei </text:span><text:span text:style-name="T19">Edit</text:span><text:span text:style-name="T20">®</text:span><text:span text:style-name="T19">Boxen</text:span><text:span text:style-name="T2"> - blinkt, wird der erweiterte Farbensatz von OS/2 nicht korrekt umgesetzt. Dieser Fehler ist abhängig vom OS/2-Grafiktreiber. Sofern kein besserer Treiber verfügbar ist, müssen Sie die OpenXP-Farben unter </text:span><text:span text:style-name="T19">Config</text:span><text:span text:style-name="T20">®</text:span><text:span text:style-name="T19">Anzeige</text:span><text:span text:style-name="T20">®</text:span><text:span text:style-name="T19">Farben</text:span><text:span text:style-name="T2"> ändern.</text:span></text:p>
      <text:h text:style-name="P106" text:outline-level="1">Anhang F. Was Sie schon immer über Ihr Modem wissen wollten, aber nie zu fragen wagten (kleine Modemkunde)</text:h>
      <text:p text:style-name="Text_20_body_20_indent">Die zwei häufigsten Ursachen für nicht funktionierende Netcalls sind falsche Konfiguration und ein falsch eingestelltes Modem. Bei Konfigurationsproblemen sollte die Online-Hilfe weiterhelfen. Der folgende Abschnitt soll Sie mit den wichtigsten Eigenschaften eines Modems vertraut machen und damit zur Lösung von Modemproblemen beitragen.</text:p>
      <text:h text:style-name="P107" text:outline-level="2">F.1. Hayes-Befehlssatz</text:h>
      <text:p text:style-name="Text_20_body_20_indent"><text:span text:style-name="T2">Jedes Modem beinhaltet einen kleinen Computer, der eine Reihe von Befehlen ausführen und verschiedene Einstellungen speichern kann. Fast alle Modems verstehen sogenannte </text:span><text:span text:style-name="T4">Hayes-Befehle</text:span><text:span text:style-name="T2">; das sind Befehlskürzel, die durch ein </text:span><text:span text:style-name="T25">AT</text:span><text:span text:style-name="T2"> (für </text:span><text:span text:style-name="T4">Attention</text:span><text:span text:style-name="T2">) eingeleitet werden. Um Befehle zum Modem zu senden, aktivieren Sie das OpenXP-Miniterminal mit </text:span><text:span text:style-name="T19">XPoint</text:span><text:span text:style-name="T20">®</text:span><text:span text:style-name="T19">Terminal</text:span><text:span text:style-name="T2">. Wenn Sie Zeichen eingeben, müßten diese auf dem Bildschirm zu sehen sein (sog. </text:span><text:span text:style-name="T4">Echo</text:span><text:span text:style-name="T2">). Tun sie das nicht, ist vermutlich die Baudrate Ihrer Stammbox (</text:span><text:span text:style-name="T19">Edit</text:span><text:span text:style-name="T20">®</text:span><text:span text:style-name="T19">Boxen</text:span><text:span text:style-name="T20">®</text:span><text:span text:style-name="T19">Edit</text:span><text:span text:style-name="T20">®</text:span><text:span text:style-name="T19">Modem</text:span><text:span text:style-name="T2"> </text:span><text:span text:style-name="T19">Übertragungsrate</text:span><text:span text:style-name="T2">) falsch eingestellt.</text:span></text:p>
      <text:p text:style-name="Text_20_body_20_indent"><text:span text:style-name="T2">Wenn Sie </text:span><text:span text:style-name="T25">AT</text:span><text:span text:style-name="T2">, gefolgt von </text:span><text:span text:style-name="T14">Enter</text:span><text:span text:style-name="T2">, eingeben, sollte das Modem mit einem </text:span><text:span text:style-name="T15">OK</text:span><text:span text:style-name="T2"> reagieren. Erscheint statt dem </text:span><text:span text:style-name="T15">OK</text:span><text:span text:style-name="T2"> eine </text:span><text:span text:style-name="T15">0</text:span><text:span text:style-name="T2">, ist das Modem auf numerische Ergebiscodes eingestellt - verwenden Sie den Befehl </text:span><text:span text:style-name="T25">ATV1</text:span><text:span text:style-name="T2">, um auf ausgeschriebene Codes umzuschalten (bei einigen Modems müssen Sie nach dem </text:span><text:span text:style-name="T25">AT</text:span><text:span text:style-name="T2"> ein Leerzeichen einfügen). Ist zwar das </text:span><text:span text:style-name="T25">AT</text:span><text:span text:style-name="T2"> zu sehen, aber nach Drücken von </text:span><text:span text:style-name="T14">Enter</text:span><text:span text:style-name="T2"> passiert nichts, dann ist vermutlich das Modemecho abgeschaltet. Verwenden Sie den Befehl </text:span><text:span text:style-name="T25">ATE1</text:span><text:span text:style-name="T2">, um das Echo einzuschalten.</text:span></text:p>
      <text:p text:style-name="Text_20_body_20_indent"><text:span text:style-name="T2">Neben grundlegenden Befehlen wie </text:span><text:span text:style-name="T25">E1</text:span><text:span text:style-name="T2"> oder </text:span><text:span text:style-name="T25">V1</text:span><text:span text:style-name="T2">, die fast jedes Modem versteht, gibt es auch noch viele spezielle Befehle, die bei jedem Modem unterschiedlich sind. Im Zweifelsfall sollten Sie im Modemhandbuch nachschlagen, wie der korrekte Befehl für Ihr Modem lautet.</text:span></text:p>
      <text:h text:style-name="P107" text:outline-level="2">F.2. Einstellungen permanent verwenden</text:h>
      <text:p text:style-name="Text_20_body_20_indent">Wenn Sie eine Einstellung ändern und anschließend das Modem abschalten, geht die Änderung verloren. Um eine Einstellung zu behalten, gibt es prinzipiell zwei Möglichkeiten:</text:p>
      <text:p text:style-name="Text_20_body_20_indent"><text:span text:style-name="T5">•<text:tab/></text:span><text:span text:style-name="T6">Speichern Sie die Einstellung im nichtflüchtigen Modemspeicher. Der Befehl dazu lautet meistens AT&amp;W. Die Einstellungen werden dann bei jedem Einschalten des Modems aktiviert.</text:span></text:p>
      <text:p text:style-name="Text_20_body_20_indent"><text:span text:style-name="T5">•<text:tab/></text:span><text:span text:style-name="T6">Fügen Sie die Einstellung in die Modem-Initialisierung bei </text:span><text:span text:style-name="T36">Config</text:span><text:span text:style-name="T37">®</text:span><text:span text:style-name="T36">Modem</text:span><text:span text:style-name="T6"> ein. Sie wird dann vor jedem Netcall aktiviert.</text:span></text:p>
      <text:p text:style-name="Text_20_body_20_indent">Welche Methode Sie verwenden, hängt davon ab, ob Sie Ihr Modem auch noch zusammen mit anderen Applikationen verwenden, die u.U. eine spezielle Einstellung benötigen. Im Zweifelsfall sollten Sie Änderungen nur im ModemInit von OpenXP eintragen.</text:p>
      <text:p text:style-name="Text_20_body_20_indent"><text:span text:style-name="T2">Die gerade aktiven Modemeinstellungen können Sie bei vielen Modems mit einem Befehl anzeigen lassen; bei USR-Courier-Modems z.B. mit </text:span><text:span text:style-name="T25">ATI4</text:span><text:span text:style-name="T2">. </text:span><text:span text:style-name="T25">ATZ</text:span><text:span text:style-name="T2"> aktiviert die gespeicherten Standard-Einstellungen.</text:span></text:p>
      <text:p text:style-name="P108">F.3. Übertragungsrate</text:p>
      <text:p text:style-name="P94"><text:span text:style-name="T2">Es gibt zwei Arten von Übertragungsraten: Die DTE-Rate zwischen Computer und Modem und die Link-Rate auf der Telefonleitung zwischen zwei Modems. Die DTE-Rate kann höher sein als die Link-Rate, was bei Verbindungen mit Datenkompression von Nutzen ist. Die DTE-Rate wird bei OpenXP unter </text:span><text:span text:style-name="T19">Edit</text:span><text:span text:style-name="T20">®</text:span><text:span text:style-name="T19">Boxen</text:span><text:span text:style-name="T20">®</text:span><text:span text:style-name="T19">Edit</text:span><text:span text:style-name="T20">®</text:span><text:span text:style-name="T19">Modem</text:span><text:span text:style-name="T2"> eingestellt; die Link Rate bestimmt das Modem automatisch. </text:span></text:p>
      <text:p text:style-name="P104"><draw:frame draw:style-name="fr1" draw:name="Rahmen20" text:anchor-type="paragraph" svg:x="0.235cm" svg:y="0.217cm" svg:width="16.207cm" draw:z-index="19"><draw:text-box fo:min-height="1.582cm"><text:p text:style-name="P104"><text:span text:style-name="T78">Wichtig</text:span>: Ihr Modem muß unbedingt auf eine fixed DTE rate eingestellt sein (Gegenteil: DTE rate follows link rate). Der Befehl dazu heißt u.U. AT&amp;B1.</text:p></draw:text-box></draw:frame></text:p>
      <text:p text:style-name="P105"><text:s/></text:p>
      <text:h text:style-name="P107" text:outline-level="2">F.4. Carrier-Signal (Carrier Detect)</text:h>
      <text:p text:style-name="Text_20_body_20_indent"><text:span text:style-name="T2">Wenn Ihr Modem Verbindung mit einem anderen Modem aufgenommen hat, signalisiert es dies zum einen durch Aufleuchten der </text:span><text:span text:style-name="T4">CD</text:span><text:span text:style-name="T2">-LED und zum anderen mit der CD-Signalleitung. OpenXP erkennt anhand dieses CD-Signals, daß eine Verbindung besteht. Eine sehr häufige Ursache für Netcall-Probleme ist, daß das CD-Signal am Modem </text:span><text:span text:style-name="T4">abgeschaltet</text:span><text:span text:style-name="T2"> oder permanent eingeschaltet wurde. Überprüfen Sie unbedingt, daß CD eingeschaltet ist (</text:span><text:span text:style-name="T4">normal CD operations</text:span><text:span text:style-name="T2">); meist heißt der Befehl dazu </text:span><text:span text:style-name="T25">AT&amp;C1</text:span><text:span text:style-name="T2">.</text:span></text:p>
      <text:p text:style-name="Text_20_body_20_indent"><text:span text:style-name="T2">Hilft das alles nichts, so können Sie als letzte Notlösung den Schalter </text:span><text:span text:style-name="T19">Config</text:span><text:span text:style-name="T20">®</text:span><text:span text:style-name="T19">Modem</text:span><text:span text:style-name="T20">®</text:span><text:span text:style-name="T23">..</text:span><text:span text:style-name="T2"> </text:span><text:span text:style-name="T19">CD_ignorieren</text:span><text:span text:style-name="T2"> aktivieren. Dies funktioniert allerdings </text:span><text:span text:style-name="T4">nicht</text:span><text:span text:style-name="T2"> bei Fido-Netcalls.</text:span></text:p>
      <text:h text:style-name="P109" text:outline-level="2"><text:span text:style-name="T32">F.5. RTS/CTS-(</text:span><text:span text:style-name="T53">Hardware</text:span><text:span text:style-name="T32">)-Handshake</text:span></text:h>
      <text:p text:style-name="P94"><text:span text:style-name="T2">Es gibt je eine Signalleitung, über die Computer und Modem sich darüber informieren, daß sie empfangsbereit sind. Ist eine Seite nicht empfangsbereit, so muß die andere Seite so lange warten. Dieses Verfahren wird als </text:span><text:span text:style-name="T4">Handshake</text:span><text:span text:style-name="T2"> bezeichnet und erfolgt mit dem CTS- (Modem-&gt;Computer) und dem RTS- (Computer-&gt;Modem) -Signal. Auch hier gibt es wieder die Möglichkeit, daß das Signal am Modem ausgeschaltet ist - bei einigen Modems ist dies sogar die Standardeinstellung. Das Ergebnis sind Übertragungsfehler. Üblicherweise dient der Befehl </text:span><text:span text:style-name="T25">AT&amp;H1</text:span><text:span text:style-name="T2"> zum Aktivieren von CTS und </text:span><text:span text:style-name="T25">AT&amp;R2</text:span><text:span text:style-name="T2"> zum Aktivieren von RTS.</text:span></text:p>
      <text:h text:style-name="Heading_20_2" text:outline-level="2">F.6. Ergebniscodes</text:h>
      <text:p text:style-name="Text_20_body_20_indent"><text:span text:style-name="T2">Wie schon oben erwähnt wurde, müssen Sie Ihr Modem für OpenXP auf ausgeschriebene Ergebniscodes (</text:span><text:span text:style-name="T25">ATV1</text:span><text:span text:style-name="T2">) einstellen. Zusätzlich gibt es meist die Möglichkeit, die Form der Ergebniscodes mit dem </text:span><text:span text:style-name="T25">ATX</text:span><text:span text:style-name="T2">-Befehl zu wählen. Wenn Sie OpenXP im FidoNet einsetzen, sollte das Modem Ergebniscodes liefern, die bei einem </text:span><text:span text:style-name="T15">CONNECT</text:span><text:span text:style-name="T2"> (Verbindungsbeginn) die korrekte Link-Rate anzeigen, also z.B. </text:span><text:span text:style-name="T15">CONNECT 9600</text:span><text:span text:style-name="T2"> bei einer 9600-</text:span><text:a xlink:type="simple" xlink:href="#ID_BPS"><text:span text:style-name="T9">bps</text:span></text:a><text:span text:style-name="T2">-Verbindung, damit der Mailer diverse Verbindungsparameter optimal an die Geschwindigkeit anpassen kann. Das Modem sollte möglichst nicht die DTE-Rate anzeigen, wie es bei einigen Modellen möglich ist.</text:span></text:p>
      <text:p text:style-name="Text_20_body_20_indent"><text:span text:style-name="T2">Normalerweise sollte es genügen, wenn Sie dazu </text:span><text:span text:style-name="T25">ATX1</text:span><text:span text:style-name="T2"> oder höher (</text:span><text:span text:style-name="T25">X2</text:span><text:span text:style-name="T2">, </text:span><text:span text:style-name="T25">X3</text:span><text:span text:style-name="T2"> ..) verwenden. Näheres zu </text:span><text:span text:style-name="T25">ATX</text:span><text:span text:style-name="T2"> entnehmen Sie bitte Ihrem Modemhandbuch.</text:span></text:p>
      <text:h text:style-name="Heading_20_2" text:outline-level="2">F.7. Verzögerungen</text:h>
      <text:p text:style-name="Text_20_body_20_indent">In bestimmten Fällen kann es nötig sein, daß das Modem zwischen einzelnen Kommandos einen Moment wartet, z.B. dann, wenn das Modem an eine Nebenstellenanlage angeschlossen ist, und zwischen dem Holen der Amtsleitung und dem Wählen eine kurze Pause nötig ist. Es gibt prinzipiell zwei Arten von Verzögerungen:</text:p>
      <text:p text:style-name="P95"><text:span text:style-name="T5">•<text:tab/></text:span><text:span text:style-name="T6">Verzögerung in Wählbefehlen - typisches Beispiel: die eben genannte Nebenstellenanlage. Die meisten Modems bieten für diesen Zweck spezielle Zeichen, die vor / nach / zwischen den Ziffern der gewählten Nummer eingefügt werden können. Üblich ist zum Beispiel ein </text:span><text:span text:style-name="T35">,</text:span><text:span text:style-name="T6"> für eine Pause von 2 Sekunden. Genaueres hierzu ist in Ihrem Modemhandbuch beschrieben.</text:span></text:p>
      <text:p text:style-name="P95"><text:span text:style-name="T5">•<text:tab/></text:span><text:span text:style-name="T6">Verzögerungen zwischen beliebigen Befehlen, z.B. eine Wartepause nach der Modem-Initalisierung mit </text:span><text:span text:style-name="T35">ATZ</text:span><text:span text:style-name="T6">. Solche Verzögerungen können Sie in OpenXP und in den meisten Terminalprogramm bewirken, indem Sie ein oder mehrere Tilden (</text:span><text:span text:style-name="T35">~</text:span><text:span text:style-name="T6">) in den Modembefehl einfügen, wobei jedes Zeichen eine Verzögerung von einer Sekunde bewirkt. Falls die Tilde nicht auf Ihrer Tastatur vorhanden ist, können Sie sie mit </text:span><text:span text:style-name="T16">Alt-126</text:span><text:span text:style-name="T6"> eingeben.</text:span></text:p>
      <text:p text:style-name="P104"><draw:frame draw:style-name="fr1" draw:name="Rahmen21" text:anchor-type="paragraph" svg:x="0.423cm" svg:y="0.383cm" svg:width="15.9cm" draw:z-index="20"><draw:text-box fo:min-height="1.937cm"><text:p text:style-name="P104"><text:span text:style-name="T78">Wichtig</text:span>: Wenn Sie in OpenXP mehrere Modembefehle nacheinander ausführen lassen, indem Sie sie mit \\ trennen, nützt eine Verzögerung mit ~ nur dann etwas, wenn sie hinter der Trennung eingefügt wird.</text:p></draw:text-box></draw:frame></text:p>
      <text:h text:style-name="Heading_20_2" text:outline-level="2">F.8. FOSSIL-Treiber</text:h>
      <text:p text:style-name="Text_20_body_20_indent"><text:span text:style-name="T2">Normalerweise sendet OpenXP seine Daten alle direkt zur seriellen Schnittstelle und holt empfangene Zeichen auch direkt dort ab - dies ist die schnellste und einfachste Methode zur Datenübertragung. Eine andere Möglichkeit besteht darin, einen residenten Schnittstellen-Treiber - einen sogenannten FOSSIL-Treiber (</text:span><text:span text:style-name="T4">Fido / Opus / SEAdog Standard Interface Layer</text:span><text:span text:style-name="T2">, benannt nach drei der ersten Boxprogramme im FidoNet) - zu installieren (z.B. durch Laden in der </text:span><text:span text:style-name="T15">config.sys</text:span><text:span text:style-name="T2"> oder </text:span><text:span text:style-name="T15">autoexec.bat</text:span><text:span text:style-name="T2">), der die Vermittlung zwischen Programm und Schnittstelle übernimmt. Dies ist vor allem dann sinnvoll, wenn die Übertragung gar nicht über die </text:span><text:span text:style-name="T4">normale</text:span><text:span text:style-name="T2"> serielle Schnittstelle, sondern z.B. über eine ISDN-Karte oder eine serielle Schnittstelle auf einem anderen Netzwerkrechner erfolgen soll. Sie müssen dazu nur den passenden FOSSIL-Treiber laden, und schon ist OpenXP ISDN-fähig, unterstützt Netzwerkmodems etc.</text:span></text:p>
      <text:p text:style-name="Text_20_body_20_indent"><text:span text:style-name="T2">Auch unter OS/2 ist die Verwendung eines FOSSIL-Treibers sinnvoll - die Übertragung erfolgt dann schneller und sicherer als mit dem in OpenXP eingebauten Treiber. Näheres zur Installation eines FOSSIL-Treibers ist in der mit dem jeweiligen Treiber gelieferten Dokumentation erklärt. Weit verbreitete FOSSIL-Treiber für DOS sind </text:span><text:span text:style-name="T14">bnu.com</text:span><text:span text:style-name="T2"> und </text:span><text:span text:style-name="T14">x00.sys</text:span><text:span text:style-name="T2">.</text:span></text:p>
      <text:h text:style-name="Heading_20_2" text:outline-level="2">F.9. AKüFi</text:h>
      <text:p text:style-name="Text_20_body_20_indent">Im Zusammenhang mit Modems werden Sie häufig mit Buchstaben- und Zahlenkürzeln konfrontiert, mit denen der Normalanwender erfahrungsgemäß nicht viel anfangen kann. Im folgenden finden Sie daher eine vereinfachte Liste von häufig gebrauchten Kürzeln. Modemexperten mögen mir die ungenaue Darstellung nachsehen.</text:p>
      <text:p text:style-name="P89">b<text:bookmark text:name="bps"/>ps</text:p>
      <text:p text:style-name="P82">Bit pro Sekunde (ein Byte hat 8 Bit)</text:p>
      <text:p text:style-name="P80">c<text:bookmark text:name="cps"/>ps</text:p>
      <text:p text:style-name="P82">Zeichen pro Sekunde (= Byte pro Sekunde)</text:p>
      <text:p text:style-name="P80">CCITT</text:p>
      <text:p text:style-name="P82">internationales Normungsgremium für Telekommunikation</text:p>
      <text:p text:style-name="P80">V.22bis</text:p>
      <text:p text:style-name="P82">CCITT-Verfahren für 2400 bps-Übertragung</text:p>
      <text:p text:style-name="P80">V.23</text:p>
      <text:p text:style-name="P82">CCITT 1200/75 bps</text:p>
      <text:p text:style-name="P80">V.32</text:p>
      <text:p text:style-name="P82">CCITT-Verfahren für 9600 bps</text:p>
      <text:p text:style-name="P80">V.32<text:bookmark text:name="v32bis"/>bis</text:p>
      <text:p text:style-name="P82">CCITT-Verfahren für 14400 bps</text:p>
      <text:p text:style-name="P80">V.34</text:p>
      <text:p text:style-name="P82">ITU-Verfahren für 28800 bps</text:p>
      <text:p text:style-name="P80">HS<text:bookmark text:name="hst"/>T</text:p>
      <text:p text:style-name="P82">firmenspezifisches Verfahren mit 14400 oder 16800 bps</text:p>
      <text:p text:style-name="P80">P<text:bookmark text:name="pep"/>EP</text:p>
      <text:p text:style-name="P82">firmenspezifisches Verfahren mit max. 18000 bps</text:p>
      <text:p text:style-name="P110"><text:a xlink:type="simple" xlink:href="#v32bis"><text:span text:style-name="T9">V.32bis</text:span></text:a><text:span text:style-name="T2">, </text:span><text:a xlink:type="simple" xlink:href="#hst"><text:span text:style-name="T9">HST</text:span></text:a><text:span text:style-name="T2"> und </text:span><text:a xlink:type="simple" xlink:href="#pep"><text:span text:style-name="T9">PEP</text:span></text:a><text:span text:style-name="T2"> sind nicht zueinander kompatibel. Verbindungen zwischen solchen Modems laufen i.d.R. nur mit 2400 bps ab.</text:span></text:p>
      <text:p text:style-name="P89">MNP</text:p>
      <text:p text:style-name="P82">Fehlerkorrekturverfahren</text:p>
      <text:p text:style-name="P80">V.42</text:p>
      <text:p text:style-name="P82">Fehlerkorrekturverfahren</text:p>
      <text:p text:style-name="P80">MNP5</text:p>
      <text:p text:style-name="P82">Datenkompressionsverfahren; sehr ineffizient beim Übertragen bereits gepackter Daten</text:p>
      <text:p text:style-name="P80">V.42bis</text:p>
      <text:p text:style-name="P82">besseres Kompressionsverfahren nach CCITT</text:p>
      <text:p text:style-name="Text_20_body_20_indent"><text:span text:style-name="T2">Bei Übertragung gepackter Daten mit 14400 </text:span><text:a xlink:type="simple" xlink:href="#bps"><text:span text:style-name="T9">bps</text:span></text:a><text:span text:style-name="T2"> liegt der Datendurchsatz gewöhnlich bei ca. 1500-1600 </text:span><text:a xlink:type="simple" xlink:href="#cps"><text:span text:style-name="T9">cps</text:span></text:a><text:span text:style-name="T2"> (Zeichen pro Sekunde), d.h. ca. 90-100 KByte pro Minute.</text:span></text:p>
      <text:h text:style-name="Heading_20_2" text:outline-level="2">F.10. 16550</text:h>
      <text:p text:style-name="Text_20_body_20_indent">Die meisten seriellen Schnittstellen sind mit herkömmlichen Schnittstellen-Bausteinen vom Typ 16450 ausgestattet. Mit diesen Bausteinen ist es allerdings nicht möglich, mit hohen DTE-Raten (über 19.200) zu arbeiten, insbesondere unter Multitasking-Umgebungen wie MS-Windows. Zu diesem Zweck wurde der NS 16550(A) entwickelt, der von OpenXP voll unterstützt wird und das problemlose Arbeiten mit sehr hohen Geschwindigkeiten ermöglicht.</text:p>
      <text:p text:style-name="Text_20_body_20_indent"><text:span text:style-name="T2">Falls beim Arbeiten mit hohen DTE-Raten regelmäßig Übertragungsfehler auftreten, z.B. </text:span><text:span text:style-name="T4">Line-Status-Fehler</text:span><text:span text:style-name="T2"> oder </text:span><text:span text:style-name="T4">CRC-Fehler</text:span><text:span text:style-name="T2">, ist dies ein Zeichen dafür, daß Sie Ihre serielle Schnittstelle auf einen 16550A umrüsten sollten.</text:span></text:p>
      <text:h text:style-name="P15" text:outline-level="1">Anhang G. Fragen und Antworten</text:h>
      <text:p text:style-name="Text_20_body_20_indent"><text:span text:style-name="T2">Es gibt einige Fragen, die von OpenXP-Usern sehr häufig gestellt werden. Damit ich diese nicht jede Woche neu beantworten muß, habe ich sie in einer kleinen Frage+Antwort-Liste zusammengefaßt (einem </text:span><text:span text:style-name="T4">FAQ</text:span><text:span text:style-name="T2"> (frequently asked questions), wie es im Fachchinesisch genannt wird).</text:span></text:p>
      <text:p text:style-name="P111"><text:span text:style-name="T16">1. </text:span><text:span text:style-name="T6">Wie erreicht man, daß Teile von Nachrichten farblich </text:span><text:span text:style-name="T10">hervorgehoben</text:span><text:span text:style-name="T6"> werden?</text:span></text:p>
      <text:p text:style-name="P112"><text:span text:style-name="T6">Schließen Sie die betreffenden Wörter oder Zeilen in </text:span><text:span text:style-name="T35">*</text:span><text:span text:style-name="T6">-Zeichen ein, z.B. so: </text:span><text:span text:style-name="T10">*Hervorhebung*</text:span></text:p>
      <text:p text:style-name="P73"><text:span text:style-name="T16">2. </text:span><text:span text:style-name="T6">Wenn ich eine Brettgruppe anlege und wieder lösche, erhält die nächste Gruppe trotzdem wieder eine neue Nummer. Warum?</text:span></text:p>
      <text:p text:style-name="P112"><text:span text:style-name="T6">Die Brettgruppen-Nummern werden </text:span><text:span text:style-name="T10">immer</text:span><text:span text:style-name="T6"> fortlaufend vergeben. Sie dienen nur dazu, um eine Relation zwischen Brettdatenbank und Gruppenliste herzustellen und haben ansonsten keine weitere Bedeutung.</text:span></text:p>
      <text:p text:style-name="P73"><text:span text:style-name="T16">3. </text:span><text:span text:style-name="T6">Wenn ich neue Nachrichten schreibe, werden die zwar im Brett abgelegt, aber nicht verschickt. Woran liegt das?</text:span></text:p>
      <text:p text:style-name="P112"><text:span text:style-name="T6">Das liegt vermutlich daran, daß die betreffenden Bretter zur Gruppe </text:span><text:span text:style-name="T7">Intern</text:span><text:span text:style-name="T6"> gehören. Nachrichten in internen Brettern werden nicht verschickt. Einfach die Brettgruppe ändern, dann klappt's auch.</text:span></text:p>
      <text:p text:style-name="P73"><text:span text:style-name="T16">4. </text:span><text:span text:style-name="T6">Wie kann ich versehentlich mit </text:span><text:span text:style-name="T36">Nachricht</text:span><text:span text:style-name="T37">®</text:span><text:span text:style-name="T36">Unversandt</text:span><text:span text:style-name="T37">®</text:span><text:span text:style-name="T36">Löschen</text:span><text:span text:style-name="T6"> gelöschte Nachrichten trotzdem absenden?</text:span></text:p>
      <text:p text:style-name="P112"><text:span text:style-name="T6">Mit </text:span><text:span text:style-name="T36">Nachricht</text:span><text:span text:style-name="T37">®</text:span><text:span text:style-name="T36">Weiterleiten</text:span><text:span text:style-name="T37">®</text:span><text:span text:style-name="T36">Erneut</text:span><text:span text:style-name="T6">.</text:span></text:p>
      <text:p text:style-name="P73"><text:span text:style-name="T16">5. </text:span><text:span text:style-name="T6">Nach Netcalls bekomme ich gelegentlich Fehlermeldungen, daß Bretter von unversandten Nachrichten nicht mehr vorhanden wären. Außerdem behalten einige PMs das </text:span><text:span text:style-name="T7">!</text:span><text:span text:style-name="T6">-Flag.</text:span></text:p>
      <text:p text:style-name="P112"><text:span text:style-name="T6">Sie haben entweder unvollständige User- oder Vertreteradressen (ohne </text:span><text:span text:style-name="T7">@BOX.domain</text:span><text:span text:style-name="T6">) eingetragen, oder Sie haben als Upload-Packer eine Batchdatei eingetragen, die eine Modifikation der Pufferdatei bewirkt. Im letzteren Fall ändern Sie die Batchdatei bitte so, daß sie den Puffer zunächst kopiert und nach dem Modifizieren und Packen wiederherstellt. Die Fehlermeldung sollte nach den nächsten Netzanrufen verschwinden.</text:span></text:p>
      <text:p text:style-name="P73"><text:span text:style-name="T16">6. </text:span><text:span text:style-name="T6">Wie verwaltet OpenXP eigentlich seine Ablagedateien?</text:span></text:p>
      <text:p text:style-name="P113">Eingehende Z-Netz(alt)-Puffer werden immer komplett an die jeweils kleinste von den Ablagen Nr. 1-9 angehängt. In Ablage 0 landen alle selbstgeschriebenen Mails. ZConnect-Puffer und Nachrichten aus anderen Netzen werden in den Ablagen 10-19 verwaltet.</text:p>
      <text:p text:style-name="P73"><text:span text:style-name="T16">7. </text:span><text:span text:style-name="T6">Warum gibt es keine Möglichkeit, um einen User oder ein Brett schnell über den Anfangsbuchstaben anzuwählen, statt seitenweise zu blättern?</text:span></text:p>
      <text:p text:style-name="P112"><text:span text:style-name="T6">Aber natürlich gibt es die. Näheres steht in </text:span><text:a xlink:type="simple" xlink:href="#3.2.10.%20Schnellsuche%7Coutline"><text:span text:style-name="T8">Kapitel 3.2 im Abschnitt Schnellsuche</text:span></text:a><text:span text:style-name="T6">.</text:span></text:p>
      <text:p text:style-name="P73"><text:span text:style-name="T16">8. </text:span><text:span text:style-name="T6">Ich habe als Standard-Bretthaltezeit 10 Tage eingetragen. Trotzdem erhalten neue Bretter weiterhin die Haltezeit 14 Tage. Woran liegt das?</text:span></text:p>
      <text:p text:style-name="P112"><text:span text:style-name="T6">Automatisch neu angelegte Bretter erhalten die jeweilige Gruppenhaltezeit. Die Bretter erhalten die Gruppe des alphabetisch nächstliegenden Brettes; die Gruppenhaltezeiten können bei </text:span><text:span text:style-name="T36">Edit</text:span><text:span text:style-name="T37">®</text:span><text:span text:style-name="T36">Gruppen</text:span><text:span text:style-name="T6"> eingestellt werden. Wenn Sie keine eigenen Gruppen definiert haben, wird immer die Gruppe </text:span><text:span text:style-name="T7">Netz</text:span><text:span text:style-name="T6"> verwendet.</text:span></text:p>
      <text:p text:style-name="P73"><text:span text:style-name="T16">9. </text:span><text:span text:style-name="T6">Wie kann ich Pseudonyme für Usernamen verwenden?</text:span></text:p>
      <text:p text:style-name="P112"><text:span text:style-name="T6">Tragen Sie das Pseudonym für den User im Kommentarfeld des User-Editierfensters ein, und zwar mit vorangestelltem </text:span><text:span text:style-name="T35">P:</text:span><text:span text:style-name="T6">, also z.B. </text:span><text:span text:style-name="T35">P:Karl-Heinz</text:span><text:span text:style-name="T6">. Verwenden Sie außerdem in Ihren Briefschablonen das Makro </text:span><text:span text:style-name="T7">$PSEUDO</text:span><text:span text:style-name="T6">. Näheres steht in der Online-Hilfe zu Briefschablonen und Kommentarfeld.</text:span></text:p>
      <text:p text:style-name="P73"><text:span text:style-name="T16">10. </text:span><text:span text:style-name="T6">Und was mache ich, wenn ich </text:span><text:span text:style-name="T10">zusätzlich</text:span><text:span text:style-name="T6"> einen Kommentar eintragen möchte?</text:span></text:p>
      <text:p text:style-name="P112"><text:span text:style-name="T6">Schreiben Sie den Kommentar einfach vor das </text:span><text:span text:style-name="T35">P:</text:span><text:span text:style-name="T6">.</text:span></text:p>
      <text:p text:style-name="P73"><text:span text:style-name="T16">11. </text:span><text:span text:style-name="T6">Wenn ich Bretter bestellen will, meldet OpenXP immer </text:span><text:span text:style-name="T7">keine Brettliste vorhanden</text:span><text:span text:style-name="T6">, obwohl eine Brettliste der Box bestellt und eingelesen wurde. Woran kann das liegen?</text:span></text:p>
      <text:p text:style-name="P112"><text:span text:style-name="T6">Es kann daran liegen, daß der Boxname falsch geschrieben wurde - bitte unter </text:span><text:span text:style-name="T36">Edit</text:span><text:span text:style-name="T37">®</text:span><text:span text:style-name="T36">Boxen</text:span><text:span text:style-name="T37">®</text:span><text:span text:style-name="T36">Edit</text:span><text:span text:style-name="T37">®</text:span><text:span text:style-name="T36">Namen</text:span><text:span text:style-name="T6"> kontrollieren. Im Z-Netz ist es tatsächlich möglich, mit falschem Boxname zu arbeiten, ohne etwas davon zu merken.</text:span></text:p>
      <text:p text:style-name="P73"><text:span text:style-name="T16">12. </text:span><text:span text:style-name="T6">Wie kann ich ein Programm, das ich als Binärnachricht erhalten habe, ausführen?</text:span></text:p>
      <text:p text:style-name="P112"><text:span text:style-name="T6">Extrahieren Sie das Programm dazu mit </text:span><text:span text:style-name="T36">Nachricht</text:span><text:span text:style-name="T37">®</text:span><text:span text:style-name="T36">Extrakt</text:span><text:span text:style-name="T37">®</text:span><text:span text:style-name="T36">Nachricht</text:span><text:span text:style-name="T6"> in eine Datei.</text:span></text:p>
      <text:p text:style-name="P73"><text:span text:style-name="T16">13. </text:span><text:span text:style-name="T6">Wohin verschwinden PMs, die mit </text:span><text:span text:style-name="T16">Alt-P</text:span><text:span text:style-name="T6"> archiviert werden?</text:span></text:p>
      <text:p text:style-name="P112"><text:span text:style-name="T6">Sie werden in das PM-Archivbrett des Absenders verschoben. Siehe </text:span><text:a xlink:type="simple" xlink:href="#5.2.2.%20Nachrichten%20archivieren%7Coutline"><text:span text:style-name="T8">Kapitel 5.2.2</text:span></text:a><text:span text:style-name="T6">.</text:span></text:p>
      <text:p text:style-name="P73"><text:span text:style-name="T16">14. </text:span><text:span text:style-name="T6">Wie kann ich für einen Server mehrere Telefonnummer eintragen?</text:span></text:p>
      <text:p text:style-name="P113">Geben Sie die einzelnen Nummern einfach durch Leerzeichen getrennt ein.</text:p>
      <text:p text:style-name="P73"><text:span text:style-name="T16">15. </text:span><text:span text:style-name="T6">Wie kann ich Nachrichten mit </text:span><text:span text:style-name="T16">uuencode</text:span><text:span text:style-name="T6"> codieren?</text:span></text:p>
      <text:p text:style-name="P112"><text:span text:style-name="T6">Benutzen Sie im Editor die Tastenkombination </text:span><text:span text:style-name="T16">Ctrl-K</text:span><text:span text:style-name="T6">-</text:span><text:span text:style-name="T16">Ctrl-U</text:span><text:span text:style-name="T6">.</text:span></text:p>
      <text:p text:style-name="P73"><text:span text:style-name="T16">16. </text:span><text:span text:style-name="T6">Was hast es zu bedeuten, wenn vor dem Betreff einer Nachricht ein </text:span><text:span text:style-name="T7">-</text:span><text:span text:style-name="T6"> steht?</text:span></text:p>
      <text:p text:style-name="P112"><text:span text:style-name="T6">Es bedeutet, daß die Nachricht einen Bezug zu einer älteren Nachricht besitzt, obwohl der Betreff nicht mit </text:span><text:span text:style-name="T7">Re:</text:span><text:span text:style-name="T6"> beginnt.</text:span></text:p>
      <text:p text:style-name="P73"><text:span text:style-name="T16">17. </text:span><text:span text:style-name="T6">Ich möchte ein Zusatztool für OpenXP programmieren. Existiert eine Beschreibung des internen Aufbaus der OpenXP-Datenbanken? </text:span></text:p>
      <text:p text:style-name="P113">Nein.</text:p>
      <text:p text:style-name="P73"><text:span text:style-name="T16">18. </text:span><text:span text:style-name="T6">Welches ist die aktuelle OpenXP-Version?</text:span></text:p>
      <text:p text:style-name="P113">Sehen Sie auf der OpenXP-Homepage (<text:a xlink:type="simple" xlink:href="http://www.openxp.de/">http://www.openxp.de/</text:a>) nach.</text:p>
      <text:p text:style-name="P73"><text:span text:style-name="T16">19. </text:span><text:span text:style-name="T6">Ist eine OS/2- oder Windows-Version von OpenXP geplant oder in Arbeit?</text:span></text:p>
      <text:p text:style-name="P113">Ja, auch wenn Sie nicht den Namen CrossPoint, sondern OpenXP tragen werden. Diese Umbenennung hat namensrechtliche Gründe, da Peter Mandrella ein Copyright auf den Namen hat. Geplant sind Versionen für Win32, OS/2 und Linux.</text:p>
      <text:p text:style-name="P73"><text:span text:style-name="T16">20. </text:span><text:span text:style-name="T6">In welcher Programmiersprache ist OpenXP eigentlich geschrieben?</text:span></text:p>
      <text:p text:style-name="P113">Größtenteils in Pascal.</text:p>
      <text:p text:style-name="P73"><text:span text:style-name="T16">21. </text:span><text:span text:style-name="T6">Wann erscheint die nächste Programmversion?</text:span></text:p>
      <text:p text:style-name="P113">Dann, wenn sie fertig ist. :-)</text:p>
      <text:h text:style-name="P15" text:outline-level="1">Anhang H. Erste Hilfe bei Datenverlust</text:h>
      <text:p text:style-name="Text_20_body_20_indent">OpenXP ist eigentlich ein recht gutmütiges Programm - defekte Datenbanken werden soweit wie möglich repariert, bei beschädigten Ablagedateien erhalten Sie eine Fehlermeldung, können aber normal weiterarbeiten, bei Zugriffen auf Temporär-Laufwerke werden Fehler durch mangelnden Speicherplatz abgefangen.</text:p>
      <text:p text:style-name="Text_20_body_20_indent">Trotzdem gibt es Situationen, in denen das Programm machtlos ist; z.B. stark beschädigte Datenbanken oder fehlende Dateien. Aber auch in solchen Fällen müssen Ihre Daten nicht verloren sein. Hier ein paar Tips:</text:p>
      <text:h text:style-name="Heading_20_2" text:outline-level="2">H.1. Indexdateien löschen</text:h>
      <text:p text:style-name="Text_20_body_20_indent"><text:span text:style-name="T2">Oft sind bei einer Beschädigung nur die Indexdateien der Datenbank betroffen, nicht die </text:span><text:span text:style-name="T4">Datendateien</text:span><text:span text:style-name="T2"> selbst. In diesem Fall hilft das Löschen der Dateien </text:span><text:span text:style-name="T15">*.ix1</text:span><text:span text:style-name="T2"> weiter - sie werden dann beim Programmstart automatisch neu angelegt. </text:span><text:span text:style-name="T19">Wartung</text:span><text:span text:style-name="T20">®</text:span><text:span text:style-name="T19">Packen</text:span><text:span text:style-name="T2"> beinhaltet ebenfalls einen kompletten Index-Neuaufbau und korrigiert außerdem bestimmte Strukturfehler in der Nachrichtendatenbank.</text:span></text:p>
      <text:h text:style-name="Heading_20_2" text:outline-level="2">H.2. Nachrichtendatenbank reparieren</text:h>
      <text:p text:style-name="Text_20_body_20_indent"><text:span text:style-name="T2">Der Menüpunkt </text:span><text:span text:style-name="T19">Wartung</text:span><text:span text:style-name="T20">®</text:span><text:span text:style-name="T19">Sonstiges</text:span><text:span text:style-name="T20">®</text:span><text:span text:style-name="T19">Nachrichten_prüfen</text:span><text:span text:style-name="T2"> überprüft sämtliche Nachrichten auf Korrektheit. Alle fehlerhaften Nachrichten werden markiert und auf </text:span><text:span text:style-name="T15">löschen</text:span><text:span text:style-name="T2"> gesetzt; nach Ende der Überprüfung werden die markierten Nachrichten angezeigt. Falls es sich nur um relativ wenige Nachrichten handelt, sollten sie als Nächstes eine Nachrichtenreorganisation durchführen. Die defekten Nachrichten werden dann vollständig entfernt.</text:span></text:p>
      <text:p text:style-name="Text_20_body_20_indent"><text:span text:style-name="T2">Wenn sehr viele Nachrichten beschädigt sind, z.B. durch einen größeren Plattencrash, ist es ratsam, die Ablagedateien (</text:span><text:span text:style-name="T15">mpuffer.*</text:span><text:span text:style-name="T2">) einzeln zu reparieren und neu einzulesen - siehe </text:span><text:a xlink:type="simple" xlink:href="#H.4.%20Puffer%20neu%20einlesen%7Coutline"><text:span text:style-name="T9">unten</text:span></text:a><text:span text:style-name="T2">. Der Nachteil dabei ist, daß Informationen über gehaltene Nachrichten (</text:span><text:span text:style-name="T15">+</text:span><text:span text:style-name="T2">-Kennzeichen) verloren gehen.</text:span></text:p>
      <text:h text:style-name="Heading_20_2" text:outline-level="2"><text:span text:style-name="T51">H.3. </text:span><text:span text:style-name="T52">user.eb1</text:span><text:span text:style-name="T67"> reparieren</text:span></text:h>
      <text:p text:style-name="Text_20_body_20_indent"><text:span text:style-name="T2">In der Datei </text:span><text:span text:style-name="T15">user.eb1</text:span><text:span text:style-name="T2"> sind alle Userpaßwörter und Vertreteradressen gespeichert. Wenn diese Datei beschädigt sein sollte, steigt OpenXP beim Editieren von Paßwörtern oder Vertreteradressen, oder beim Schreiben an User, für die Paßwörter oder Vertreteradressen eingestellt sind, aus. Damit Sie in diesem Fall nicht die gesamte Userdatei löschen und alle Puffer neu einlesen müssen (</text:span><text:a xlink:type="simple" xlink:href="#ID_AN0H0400"><text:span text:style-name="T9">s.u.</text:span></text:a><text:span text:style-name="T2">), gibt es die Möglichkeit, </text:span><text:span text:style-name="T15">user.eb1</text:span><text:span text:style-name="T2"> zu löschen; die Datei wird dann beim nächsten Programmstart - nach Rückfrage - automatisch neu angelegt. Evtl. eingestellte Paßwörter und Vertreteradressen gehen dabei natürlich verloren.</text:span></text:p>
      <text:h text:style-name="Heading_20_2" text:outline-level="2">H.4. Puffer neu einlesen</text:h>
      <text:p text:style-name="Text_20_body_20_indent">Bei einer beschädigten Nachrichtendatenbank oder teilweise beschädigten oder fehlerhaften Puffern hilft ein Neueinlesen der Puffer. Alle Brett- und Userinformationen bleiben dabei erhalten.</text:p>
      <text:p text:style-name="P114"><text:span text:style-name="T2"><text:tab/></text:span><text:span text:style-name="T6">1.<text:tab/>einzelne Ablagepuffer neu einlesen</text:span></text:p>
      <text:p text:style-name="P115"><text:span text:style-name="T2">Falls Sie nur bei einzelnen Nachrichten die Meldung </text:span><text:span text:style-name="T15">Nachricht ist beschädigt (Ablage </text:span><text:span text:style-name="T57">x</text:span><text:span text:style-name="T15">)</text:span><text:span text:style-name="T2"> (</text:span><text:span text:style-name="T23">x</text:span><text:span text:style-name="T2"> = 0 bis 19) erhalten, genügt ein Neueinlesen der betreffenden Ablagendatei:</text:span></text:p>
      <text:p text:style-name="P116"><text:span text:style-name="T5">•<text:tab/></text:span><text:span text:style-name="T6">Benennen Sie die betreffende Ablagedatei (</text:span><text:span text:style-name="T7">mpuffer.</text:span><text:span text:style-name="T66">x</text:span><text:span text:style-name="T6">) um.</text:span></text:p>
      <text:p text:style-name="P116"><text:span text:style-name="T5">•<text:tab/></text:span><text:span text:style-name="T6">Führen Sie eine Reorganisation durch. OpenXP löscht dabei alle Nachrichten, die sich in der fehlerhaften Ablage befanden.</text:span></text:p>
      <text:p text:style-name="P116"><text:span text:style-name="T5">•<text:tab/></text:span><text:span text:style-name="T6">Überprüfen und reparieren Sie die Dateien mit dem Programm </text:span><text:span text:style-name="T16">zap</text:span><text:span text:style-name="T6"> (</text:span><text:span text:style-name="T7">mpuffer.0</text:span><text:span text:style-name="T6"> bis </text:span><text:span text:style-name="T7">9</text:span><text:span text:style-name="T6">) bzw. </text:span><text:span text:style-name="T16">zpr</text:span><text:span text:style-name="T6"> (</text:span><text:span text:style-name="T7">mpuffer.10</text:span><text:span text:style-name="T6"> bis </text:span><text:span text:style-name="T7">19</text:span><text:span text:style-name="T6">), s.</text:span><text:a xlink:type="simple" xlink:href="#C.1.%20zpr%7Coutline"><text:span text:style-name="T8"> Anhang C.1, zpr</text:span></text:a><text:span text:style-name="T6">.</text:span></text:p>
      <text:p text:style-name="P116"><text:span text:style-name="T5">•<text:tab/></text:span><text:span text:style-name="T6">Lesen Sie die Datei mit </text:span><text:span text:style-name="T36">XPoint</text:span><text:span text:style-name="T37">®</text:span><text:span text:style-name="T36">Import</text:span><text:span text:style-name="T37">®</text:span><text:span text:style-name="T36">Puffer</text:span><text:span text:style-name="T6"> und der Option </text:span><text:span text:style-name="T36">Empfangsdatum = Erstellungsdatum</text:span><text:span text:style-name="T6"> wieder ein.</text:span></text:p>
      <text:p text:style-name="P117"><text:tab/>2.<text:tab/>alle Ablagepuffer neu einlesen</text:p>
      <text:p text:style-name="P115"><text:span text:style-name="T2">Bei stärkeren Schäden - insbesondere bei einer Defekten Nachrichtendatenbank (</text:span><text:span text:style-name="T15">msgs.db1</text:span><text:span text:style-name="T2">) hilft nur ein Neueinlesen aller Ablagedateien. Gehen Sie dazu wie folgt vor:</text:span></text:p>
      <text:p text:style-name="P116"><text:span text:style-name="T5">•<text:tab/></text:span><text:span text:style-name="T6">Legen Sie wenn möglich ein komplettes Backup des OpenXP-Verzeichnisses an - zur Sicherheit.</text:span></text:p>
      <text:p text:style-name="P116"><text:span text:style-name="T5">•<text:tab/></text:span><text:span text:style-name="T6">Überprüfen Sie die Dateien </text:span><text:span text:style-name="T7">mpuffer.*</text:span><text:span text:style-name="T6"> mit dem Programm </text:span><text:span text:style-name="T16">zpr</text:span><text:span text:style-name="T6"> auf Fehler.</text:span></text:p>
      <text:p text:style-name="P116"><text:span text:style-name="T5">•<text:tab/></text:span><text:span text:style-name="T6">Reparieren Sie evtl. fehlerhafte Puffer - soweit möglich - mit dem Programm </text:span><text:span text:style-name="T16">zap</text:span><text:span text:style-name="T6"> (</text:span><text:span text:style-name="T7">mpuffer.0</text:span><text:span text:style-name="T6"> bis </text:span><text:span text:style-name="T7">9</text:span><text:span text:style-name="T6">) bzw. </text:span><text:span text:style-name="T16">zpr</text:span><text:span text:style-name="T6"> (</text:span><text:span text:style-name="T7">mpuffer.10</text:span><text:span text:style-name="T6"> bis </text:span><text:span text:style-name="T7">19</text:span><text:span text:style-name="T6">) Von </text:span><text:span text:style-name="T16">zpr</text:span><text:span text:style-name="T6"> als fehlerhaft befundene Puffer können sonst nicht mehr eingelesen werden.</text:span></text:p>
      <text:p text:style-name="P116"><text:span text:style-name="T5">•<text:tab/></text:span><text:span text:style-name="T6">Löschen Sie die Nachrichten-Datenbank: </text:span><text:span text:style-name="T35">del msgs.* del bezuege.*</text:span></text:p>
      <text:p text:style-name="P116"><text:span text:style-name="T5">•<text:tab/></text:span><text:span text:style-name="T6">Benennen Sie die </text:span><text:span text:style-name="T7">mpuffer</text:span><text:span text:style-name="T6">-Dateien um - z.B. mit </text:span><text:span text:style-name="T35">ren mpuffer.* puffer.*</text:span><text:span text:style-name="T6"> - Achten Sie darauf, daß anschließend </text:span><text:span text:style-name="T10">keine</text:span><text:span text:style-name="T6"> Dateien mit den Namen </text:span><text:span text:style-name="T7">mpuffer.*</text:span><text:span text:style-name="T6"> mehr vorhanden sind.</text:span></text:p>
      <text:p text:style-name="P116"><text:span text:style-name="T5">•<text:tab/></text:span><text:span text:style-name="T6">Bearbeiten Sie den Puffer, in dem von Ihnen geschriebene Nachrichten liegen, mit </text:span><text:span text:style-name="T16">pmconv</text:span><text:span text:style-name="T6"> (s. </text:span><text:a xlink:type="simple" xlink:href="#C.2.%20pmconv%7Coutline"><text:span text:style-name="T8">Anhang C.2</text:span></text:a><text:span text:style-name="T6">). Dieser Puffer heißt entweder </text:span><text:span text:style-name="T7">mpuffer.0</text:span><text:span text:style-name="T6"> oder </text:span><text:span text:style-name="T7">mpuffer.10</text:span><text:span text:style-name="T6">, je nach Format.</text:span></text:p>
      <text:p text:style-name="P116"><text:span text:style-name="T5">•<text:tab/></text:span><text:span text:style-name="T6">Lesen Sie die umbenannten Dateien einzeln mit </text:span><text:span text:style-name="T36">XPoint</text:span><text:span text:style-name="T37">®</text:span><text:span text:style-name="T36">Import</text:span><text:span text:style-name="T37">®</text:span><text:span text:style-name="T36">Puffer</text:span><text:span text:style-name="T6"> wieder ein; den Schalter </text:span><text:span text:style-name="T36">Empfangsdatum = Erstellungsdatum</text:span><text:span text:style-name="T6"> sollten Sie aktivieren. Jetzt sollten alle Nachrichten wieder wie zuvor vorhanden sein.</text:span></text:p>
      <text:h text:style-name="Heading_20_2" text:outline-level="2">H.5. beschädigte Brett / Userdateien</text:h>
      <text:p text:style-name="Text_20_body_20_indent"><text:span text:style-name="T2">Falls die Bretter- oder Userdatenbank so sehr beschädigt ist, daß OpenXP sie nicht mehr von alleine wiederherstellen kann, dann reicht das Löschen und Neuanlegen der betreffenden Datei </text:span><text:span text:style-name="T4">nicht</text:span><text:span text:style-name="T2"> aus, sondern Sie müssen - wie oben beschrieben - zusätzlich alle Nachrichten komplett neu einlesen.</text:span></text:p>
      <text:h text:style-name="Heading_20_2" text:outline-level="2">H.6. Netcall verschwunden?</text:h>
      <text:p text:style-name="Text_20_body_20_indent"><text:span text:style-name="T2">Wenn während eines Netcalls oder einer automatisch ausgeführten Funktion Fehler auftreten, dann zeigt OpenXP für wenige Minuten die Fehlermeldung an und fährt anschließend normal fort. Dadurch soll verhindert werden, daß sich das Programm im Automatik-Modus </text:span><text:span text:style-name="T4">festfährt</text:span><text:span text:style-name="T2">. Damit Sie aber nachher wissen, warum z.B. ein Netcall nicht erfolgreich war, werden solche Fehler in der Datei </text:span><text:span text:style-name="T15">errors.log</text:span><text:span text:style-name="T2"> aufgezeichnet. Wenn also in Ihrer Abwesenheit etwas schiefgelaufen ist: Bitte in </text:span><text:span text:style-name="T15">errors.log</text:span><text:span text:style-name="T2"> nachsehen.</text:span></text:p>
      <text:p text:style-name="Text_20_body_20_indent"><text:span text:style-name="T2">Beim Einlesen als fehlerhaft erkannter Netcallpuffer werden zur Sicherheit in das Unterverzeichnis </text:span><text:span text:style-name="T15">bad</text:span><text:span text:style-name="T2"> verschoben und umbenannt, falls dort schon eine Datei mit gleichem Namen vorhanden war. Dadurch wird verhindert, daß die Puffer beim nächsten Netzanruf gelöscht oder überschrieben werden.</text:span></text:p>
      <text:p text:style-name="Text_20_body_20_indent"><text:span text:style-name="T2">Wenn ein Netcall wegen eines Fehlers (z.B. Leitungsstörung) unterbrochen wird, sollte gemäß ZERBERUS-Standard der gesamte Netcall wiederholt werden, also die Daten in beide Richtungen nochmals gesendet werden. Leider ist dies nicht immer der Fall; so sind mir z.B. bei BiModem-Übertragung an eine ZERBERUS-Box schon Pufferdateien verlorengegangen. Daher können Sie über die Option </text:span><text:span text:style-name="T19">Config</text:span><text:span text:style-name="T20">®</text:span><text:span text:style-name="T19">Optionen</text:span><text:span text:style-name="T20">®</text:span><text:span text:style-name="T19">Netcall</text:span><text:span text:style-name="T2"> </text:span><text:span text:style-name="T19">CALLED_umbenennen</text:span><text:span text:style-name="T2"> bei Netcall-Fehlern eine Sicherheitskopie der empfangenen Datei </text:span><text:span text:style-name="T15">calld.</text:span><text:span text:style-name="T57">ext</text:span><text:span text:style-name="T2"> (</text:span><text:span text:style-name="T23">ext</text:span><text:span text:style-name="T2"> = </text:span><text:span text:style-name="T15">lzh</text:span><text:span text:style-name="T2">, </text:span><text:span text:style-name="T15">zip</text:span><text:span text:style-name="T2">, </text:span><text:span text:style-name="T15">arj</text:span><text:span text:style-name="T2"> etc.) anlegen lassen. Diese Kopien erhalten den Namen </text:span><text:span text:style-name="T15">called01.</text:span><text:span text:style-name="T57">ext</text:span><text:span text:style-name="T2">, </text:span><text:span text:style-name="T15">called02.</text:span><text:span text:style-name="T57">ext</text:span><text:span text:style-name="T2"> usw. Wenn dann ein Netcall fehlschlägt und die Daten von der Box </text:span><text:span text:style-name="T4">nicht</text:span><text:span text:style-name="T2"> erneut gesandt werden, können Sie </text:span><text:span text:style-name="T15">called</text:span><text:span text:style-name="T57">xx</text:span><text:span text:style-name="T15">.</text:span><text:span text:style-name="T57">ext</text:span><text:span text:style-name="T2"> von Hand entpacken und die Pufferdatei - soweit lesbar - einlesen.</text:span></text:p>
      <text:p text:style-name="Text_20_body_20_indent"><text:span text:style-name="T2">Bei eingeschalteter </text:span><text:span text:style-name="T19">CALLED</text:span><text:span text:style-name="T2">-Sicherung sollten Sie gelegentlich das OpenXP-Verzeichnis nach alten </text:span><text:span text:style-name="T15">called</text:span><text:span text:style-name="T57">xx</text:span><text:span text:style-name="T2">-Dateien durchsuchen.</text:span></text:p>
      <text:p text:style-name="Text_20_body_20_indent"><text:span text:style-name="T2">Das Gleiche gilt auch für MagicNET, MausTausch und QuickMail, nur daß die Dateien dort nicht </text:span><text:span text:style-name="T15">called</text:span><text:span text:style-name="T2">, sondern </text:span><text:span text:style-name="T15">out</text:span><text:span text:style-name="T2"> (MagicNET), </text:span><text:span text:style-name="T15">infile</text:span><text:span text:style-name="T2"> (MausTausch) bzw. </text:span><text:span text:style-name="T15">puffer</text:span><text:span text:style-name="T2"> (QuickMail / GS) heißen.</text:span></text:p>
      <text:h text:style-name="P15" text:outline-level="1">Anhang I. Bekannte Probleme</text:h>
      <text:p text:style-name="Text_20_body_20_indent"><text:span text:style-name="T2">Es ist praktisch unmöglich, ein Programm in der Größenordnung von OpenXP zu schreiben, das in jeder Beziehung perfekt und fehlerfrei ist. Probleme, deren Ursache bekannt ist, werden normalerweise mit dem nächsten Update behoben. Ab und zu kann es aber vorkommen, daß sich ein Fehler sehr hartnäckig vor dem Programmierer versteckt, oder daß der Aufwand zur Behebung eines kleineren Problems oder das Risiko von unerwünschten </text:span><text:span text:style-name="T4">Seiteneffekten</text:span><text:span text:style-name="T2"> durch eine Programmänderung unverhältnismäßig groß ist.</text:span></text:p>
      <text:p text:style-name="Text_20_body_20_indent">Im Folgenden finden Sie eine Liste von häufig angesprochenen Problemen, die aus dem einen oder anderen Grund bisher nicht beseitigt werden konnten. Die meisten dieser Probleme sind relativ unbedeutend - wahrscheinlich hätten Sie sie gar nicht bemerkt. Trotzdem möchte ich Sie darauf hinweisen, damit Sie ggf. für Sie relevante Probleme erkennen und umgehen können.</text:p>
      <text:h text:style-name="Heading_20_2" text:outline-level="2">I.1. mehrfach verschickte Nachrichten (MausTausch, MagicNET)</text:h>
      <text:p text:style-name="Text_20_body_20_indent">Wenn die ausgehenden Nachrichten bei einem Netzanruf korrekt verschickt wurden und anschließend die Übertragung beim Empfang abbricht, werden die ausgehenden Nachrichten beim nächsten Anruf noch einmal neu verschickt. Bei Z-Netz (alt) und ZConnect / Janus ist dieses Verfahren vorgeschrieben, bei MausTausch und MagicNET führt es dagegen zu mehrfach verschickten Nachrichten. Die mehrfachen Nachrichten werden allerdings von der Mailbox erkannt und entfernt; sie sollten also nicht ins Netz gelangen.</text:p>
      <text:p text:style-name="Text_20_body_20_indent">Einige ZConnect / Janus-Programme halten sich nicht an den Standard. Dadurch kann es bei abgebrochenen Anrufen zu doppelt verschickten PMs kommen (doppelte PMs werden von ZConnect-Systemen nicht entfernt).</text:p>
      <text:h text:style-name="Heading_20_2" text:outline-level="2">I.2. Screen Saver (Bildschirmschoner)</text:h>
      <text:p text:style-name="Text_20_body_20_indent">Der Screen Saver von OpenXP funktioniert nicht während der Wartezeit zwischen mehreren Netzanrufen, ausgenommen während der Abarbeitung von Timing-Listen. Falls Sie unter DOS arbeiten und OpenXP unbeaufsichtigte Netzanrufe durchführt, ist es daher ratsam, den Monitor abzuschalten.</text:p>
      <text:h text:style-name="Heading_20_2" text:outline-level="2">I.3. Alle-Umschaltung</text:h>
      <text:p text:style-name="Text_20_body_20_indent"><text:span text:style-name="T2">Wenn Sie in der Nachrichtenübersicht mit </text:span><text:span text:style-name="T14">A</text:span><text:span text:style-name="T2"> auf Komplettanzeige umschalten, springt der Auswahlbalken an den Beginn der Nachrichtenliste.</text:span></text:p>
      <text:h text:style-name="Heading_20_2" text:outline-level="2">I.4. Durchblättern von Nachrichten</text:h>
      <text:p text:style-name="Text_20_body_20_indent"><text:span text:style-name="T2">Wenn Sie Nachrichten mit </text:span><text:span text:style-name="T14">Ctrl-PgUp</text:span><text:span text:style-name="T2"> / </text:span><text:span text:style-name="T14">Ctrl-PgDn</text:span><text:span text:style-name="T2"> im Lister durchblättern, kann es in seltenen Fällen vorkommen, daß OpenXP nicht die richtigen oder nicht alle Nachrichten anzeigt, oder daß der Auswahlbalken beim Verlassen des Listers auf eine falsche Nachricht springt.</text:span></text:p>
      <text:h text:style-name="Heading_20_2" text:outline-level="2">I.5. Hervorhebungen im MausNet</text:h>
      <text:p text:style-name="Text_20_body_20_indent">Antworten auf eigene MausNet-Nachrichten werden in der Nachrichtenübersicht nicht farblich hervorgehoben.</text:p>
      <text:h text:style-name="P91" text:outline-level="2">I.6. volle Platte</text:h>
      <text:p text:style-name="Text_20_body_20_indent"><text:span text:style-name="T2">OpenXP kann in einigen Fällen empfindlich auf volle Festplatten reagieren. Tragen Sie daher unbedingt bei </text:span><text:span text:style-name="T19">Config</text:span><text:span text:style-name="T20">®</text:span><text:span text:style-name="T19">Optionen</text:span><text:span text:style-name="T20">®</text:span><text:span text:style-name="T19">Allgemeines</text:span><text:span text:style-name="T2"> eine sinnvolle Mindestgröße für den freien Plattenplatz ein, damit OpenXP Sie rechtzeitig warnt.</text:span></text:p>
      <text:h text:style-name="Heading_20_2" text:outline-level="2">I.7. Netzwerkfähigkeit</text:h>
      <text:p text:style-name="Text_20_body_20_indent">OpenXP ist nicht netzwerkfähig. Ein mehrfaches Starten versucht OpenXP jedoch zu verhindern.</text:p>
      <text:h text:style-name="Heading_20_2" text:outline-level="2">I.8. Headerbehandlung</text:h>
      <text:p text:style-name="Text_20_body_20_indent"><text:span text:style-name="T2">Wenn Nachrichten innerhalb von OpenXP geändert oder weitergeleitet werden, gehen ZConnect- oder RFC-Headerinformationen, die OpenXP nicht kennt, verloren. Dies gilt insbesondere für </text:span><text:span text:style-name="T19">Nachricht</text:span><text:span text:style-name="T20">®</text:span><text:span text:style-name="T19">Ändern</text:span><text:span text:style-name="T20">®</text:span><text:span text:style-name="T19">Text</text:span><text:span text:style-name="T2">, </text:span><text:span text:style-name="T19">Nachricht</text:span><text:span text:style-name="T20">®</text:span><text:span text:style-name="T19">PGP</text:span><text:span text:style-name="T20">®</text:span><text:span text:style-name="T19">Decodieren</text:span><text:span text:style-name="T2"> und </text:span><text:span text:style-name="T19">Nachricht</text:span><text:span text:style-name="T20">®</text:span><text:span text:style-name="T19">Weiterleiten</text:span><text:span text:style-name="T20">®</text:span><text:span text:style-name="T19">Original</text:span><text:span text:style-name="T2">.</text:span></text:p>
      <text:h text:style-name="Heading_20_2" text:outline-level="2">I.9. Modem-Exit</text:h>
      <text:p text:style-name="Text_20_body_20_indent"><text:span text:style-name="T2">Ein bei </text:span><text:span text:style-name="T19">Config</text:span><text:span text:style-name="T20">®</text:span><text:span text:style-name="T19">Modem</text:span><text:span text:style-name="T2"> eingetragener Modem-Exit-Befehl wird bei Fido-Netcalls oder bei abgebrochenen Netcalls nicht ausgefüh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 svg:font-family="Arial"/>
    <style:font-face style:name="Courier New1" svg:font-family="'Courier New'"/>
    <style:font-face style:name="Courier New2" svg:font-family="'Courier New'" style:font-pitch="fixed"/>
    <style:font-face style:name="Courier New" svg:font-family="'Courier New'" style:font-adornments="Standard" style:font-pitch="fixed"/>
    <style:font-face style:name="Cumberland" svg:font-family="Cumberland" style:font-adornments="Regular" style:font-family-generic="modern" style:font-pitch="fixed"/>
    <style:font-face style:name="Arial Unicode MS" svg:font-family="'Arial Unicode MS'" style:font-pitch="variable"/>
    <style:font-face style:name="CentSchbook BT1" svg:font-family="'CentSchbook BT'" style:font-pitch="variable"/>
    <style:font-face style:name="CentSchbook BT" svg:font-family="'CentSchbook BT'" style:font-adornments="Kursiv" style:font-pitch="variable"/>
    <style:font-face style:name="Century Schoolbook2" svg:font-family="'Century Schoolbook'" style:font-pitch="variable"/>
    <style:font-face style:name="Century Schoolbook1" svg:font-family="'Century Schoolbook'" style:font-adornments="Kursiv" style:font-pitch="variable"/>
    <style:font-face style:name="Century Schoolbook" svg:font-family="'Century Schoolbook'" style:font-adornments="Standard" style:font-pitch="variable"/>
    <style:font-face style:name="HG Mincho Light J" svg:font-family="'HG Mincho Light J'" style:font-pitch="variable"/>
    <style:font-face style:name="Verdana2" svg:font-family="Verdana" style:font-pitch="variable"/>
    <style:font-face style:name="Verdana" svg:font-family="Verdana" style:font-adornments="Fett" style:font-pitch="variable"/>
    <style:font-face style:name="Verdana1" svg:font-family="Verdana" style:font-adornments="Fett Kursiv" style:font-pitch="variable"/>
    <style:font-face style:name="Allegro BT" svg:font-family="'Allegro BT'" style:font-family-generic="decorative"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font-name="Century Schoolbook" fo:language="de" fo:country="DE"/>
    </style:style>
    <style:style style:name="Text_20_body" style:display-name="Text body" style:family="paragraph" style:parent-style-name="Standard" style:next-style-name="First_20_line_20_indent" style:class="text">
      <style:paragraph-properties fo:margin-top="0cm" fo:margin-bottom="0cm" fo:line-height="120%" fo:text-align="justify" style:justify-single-word="false" fo:orphans="2" fo:widows="2" fo:hyphenation-ladder-count="no-limit"/>
      <style:text-properties style:font-name="Century Schoolbook" fo:font-size="10pt" fo:language="de" fo:country="DE"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25cm" fo:margin-bottom="0.15cm" fo:orphans="2" fo:widows="2" fo:text-indent="0cm" style:auto-text-indent="false" fo:background-color="transparent" fo:keep-with-next="auto">
        <style:tab-stops/>
        <style:background-image/>
      </style:paragraph-properties>
      <style:text-properties style:font-name="Century Schoolbook" fo:font-size="10pt" style:font-size-asian="11pt" style:font-size-complex="11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Verdana" fo:font-size="14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7.299999237060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3999996185303pt"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42cm" fo:margin-bottom="0cm"/>
      <style:text-properties fo:font-size="12pt"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42cm" fo:margin-bottom="0cm"/>
      <style:text-properties fo:font-size="12pt" style:font-size-complex="8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orphans="2" fo:widows="2" fo:text-indent="-0.499cm" style:auto-text-indent="false" fo:background-color="transparent" fo:keep-with-next="always">
        <style:tab-stops/>
        <style:background-image/>
      </style:paragraph-properties>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margin-top="1.358cm" fo:margin-bottom="0.758cm" fo:line-height="0.423cm" text:number-lines="false" text:line-number="0">
        <style:tab-stops>
          <style:tab-stop style:position="8.255cm" style:type="center"/>
          <style:tab-stop style:position="16.51cm" style:type="right"/>
        </style:tab-stops>
      </style:paragraph-properties>
      <style:text-properties style:font-name="CentSchbook BT" fo:font-size="10pt" fo:font-style="italic" style:font-size-asian="10pt" style:font-style-asian="italic" style:font-size-complex="10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orphans="2" fo:widows="2" fo:background-color="transparent" fo:keep-with-next="always" text:number-lines="false" text:line-number="0">
        <style:tab-stops/>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paragraph-properties fo:margin-left="0.75cm" fo:margin-right="0cm" fo:text-indent="0cm" style:auto-text-indent="false" fo:background-color="transparent">
        <style:tab-stops/>
        <style:background-image/>
      </style:paragraph-properties>
      <style:text-properties style:font-name="Century Schoolbook1" fo:font-size="11pt" fo:font-weight="bold"/>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fo:background-color="transparent">
        <style:tab-stops>
          <style:tab-stop style:position="16.999cm" style:type="right" style:leader-style="dotted" style:leader-text="."/>
        </style:tab-stops>
        <style:background-image/>
      </style:paragraph-properties>
    </style:style>
    <style:style style:name="Title" style:family="paragraph" style:parent-style-name="Heading" style:next-style-name="Subtitle" style:class="chapter">
      <style:paragraph-properties fo:text-align="center" style:justify-single-word="false"/>
      <style:text-properties style:font-name="Verdana"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Verdana1" fo:font-size="24pt" fo:font-style="italic" style:font-size-asian="14pt" style:font-style-asian="italic" style:font-size-complex="14pt" style:font-style-complex="italic"/>
    </style:style>
    <style:style style:name="Heading_20_1_20__28_user_29_" style:display-name="Heading 1 (user)" style:family="paragraph" style:parent-style-name="Standard" style:next-style-name="Standard">
      <style:paragraph-properties fo:margin-top="0.549cm" fo:margin-bottom="0cm" style:line-height-at-least="0.951cm" fo:keep-with-next="always"/>
      <style:text-properties style:font-name="Arial" fo:font-size="20.5pt" fo:font-weight="bold" style:font-name-asian="Arial" style:font-size-asian="20.5pt" style:font-weight-asian="bold" style:font-name-complex="Arial" style:font-size-complex="20.5pt" style:font-weight-complex="bold"/>
    </style:style>
    <style:style style:name="Heading_20_2_20__28_user_29_" style:display-name="Heading 2 (user)" style:family="paragraph" style:parent-style-name="Standard" style:next-style-name="Standard">
      <style:paragraph-properties fo:margin-top="0.457cm" fo:margin-bottom="0cm" style:line-height-at-least="0.792cm" fo:keep-with-next="always"/>
      <style:text-properties style:font-name="Arial" fo:font-size="17pt" fo:font-weight="bold" style:font-name-asian="Arial" style:font-size-asian="17pt" style:font-weight-asian="bold" style:font-name-complex="Arial" style:font-size-complex="17pt" style:font-weight-complex="bold"/>
    </style:style>
    <style:style style:name="Heading_20_3_20__28_user_29_" style:display-name="Heading 3 (user)" style:family="paragraph" style:parent-style-name="Standard" style:next-style-name="Standard">
      <style:paragraph-properties fo:margin-top="0.381cm" fo:margin-bottom="0cm" style:line-height-at-least="0.66cm" fo:keep-with-next="always"/>
      <style:text-properties style:font-name="Arial" fo:font-size="14pt" fo:font-weight="bold" style:font-name-asian="Arial" style:font-size-asian="14pt" style:font-weight-asian="bold" style:font-name-complex="Arial" style:font-size-complex="14pt" style:font-weight-complex="bold"/>
    </style:style>
    <style:style style:name="Heading_20_4_20__28_user_29_" style:display-name="Heading 4 (user)" style:family="paragraph" style:parent-style-name="Standard" style:next-style-name="Standard"/>
    <style:style style:name="Heading_20_5_20__28_user_29_" style:display-name="Heading 5 (user)" style:family="paragraph" style:parent-style-name="Standard" style:next-style-name="Standard"/>
    <style:style style:name="Heading_20_6_20__28_user_29_" style:display-name="Heading 6 (user)" style:family="paragraph" style:parent-style-name="Standard" style:next-style-name="Standard"/>
    <style:style style:name="Heading_20_7_20__28_user_29_" style:display-name="Heading 7 (user)" style:family="paragraph" style:parent-style-name="Standard" style:next-style-name="Standard"/>
    <style:style style:name="Heading_20_8_20__28_user_29_" style:display-name="Heading 8 (user)" style:family="paragraph" style:parent-style-name="Standard" style:next-style-name="Standard"/>
    <style:style style:name="Heading_20_9_20__28_user_29_" style:display-name="Heading 9 (user)" style:family="paragraph" style:parent-style-name="Standard" style:next-style-name="Standard"/>
    <style:style style:name="quote" style:family="paragraph" style:parent-style-name="Text_20_body" style:next-style-name="Text_20_body">
      <style:paragraph-properties fo:margin-left="1cm" fo:margin-right="1cm" fo:margin-top="0.199cm" fo:margin-bottom="0.199cm" fo:line-height="100%" fo:text-indent="0cm" style:auto-text-indent="false" fo:background-color="transparent">
        <style:tab-stops/>
        <style:background-image/>
      </style:paragraph-properties>
      <style:text-properties style:font-name="Courier New"/>
    </style:style>
    <style:style style:name="quotation" style:family="paragraph" style:parent-style-name="Text_20_body" style:next-style-name="Text_20_body">
      <style:paragraph-properties fo:margin-left="1cm" fo:margin-right="1cm" fo:text-indent="0.499cm" style:auto-text-indent="false"/>
    </style:style>
    <style:style style:name="flushleft" style:family="paragraph" style:parent-style-name="Text_20_body" style:next-style-name="Text_20_body">
      <style:paragraph-properties fo:margin-top="0.199cm" fo:margin-bottom="0.199cm" fo:text-align="start" style:justify-single-word="false"/>
    </style:style>
    <style:style style:name="flushright" style:family="paragraph" style:parent-style-name="Text_20_body" style:next-style-name="Text_20_body">
      <style:paragraph-properties fo:margin-top="0.199cm" fo:margin-bottom="0.199cm" fo:text-align="end" style:justify-single-word="false"/>
    </style:style>
    <style:style style:name="center" style:family="paragraph" style:parent-style-name="Text_20_body" style:next-style-name="Text_20_body">
      <style:paragraph-properties fo:margin-top="0.199cm" fo:margin-bottom="0.199cm" fo:text-align="center" style:justify-single-word="false">
        <style:tab-stops/>
      </style:paragraph-properties>
    </style:style>
    <style:style style:name="verse" style:family="paragraph" style:parent-style-name="Text_20_body" style:next-style-name="Text_20_body">
      <style:paragraph-properties fo:margin-left="1cm" fo:margin-right="1.499cm" fo:margin-top="0.199cm" fo:margin-bottom="0.199cm" fo:text-indent="-0.499cm" style:auto-text-indent="false">
        <style:tab-stops/>
      </style:paragraph-properties>
    </style:style>
    <style:style style:name="itemize" style:family="paragraph" style:parent-style-name="Text_20_body" style:list-style-name="itemize">
      <style:paragraph-properties fo:margin-left="1cm" fo:margin-right="0.199cm" fo:margin-top="0.101cm" fo:margin-bottom="0.101cm" fo:text-indent="0cm" style:auto-text-indent="false" fo:background-color="transparent">
        <style:tab-stops/>
        <style:background-image/>
      </style:paragraph-properties>
    </style:style>
    <style:style style:name="enumerate" style:family="paragraph" style:parent-style-name="Text_20_body" style:list-style-name="enumerate">
      <style:text-properties fo:font-size="10pt" fo:font-weight="normal"/>
    </style:style>
    <style:style style:name="theorem" style:family="paragraph" style:parent-style-name="Text_20_body" style:next-style-name="Text_20_body" style:list-style-name="theorem"/>
    <style:style style:name="Standard2" style:family="paragraph" style:parent-style-name="Standard">
      <style:paragraph-properties fo:margin-left="1.693cm" fo:margin-right="0cm" fo:margin-top="0.254cm" fo:margin-bottom="0cm" style:line-height-at-least="0.459cm" fo:text-indent="0cm" style:auto-text-indent="false"/>
    </style:style>
    <style:style style:name="Screenshot" style:family="paragraph" style:parent-style-name="Standard">
      <style:paragraph-properties fo:margin-left="1.693cm" fo:margin-right="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Wichtig" style:family="paragraph" style:parent-style-name="Text_20_body_20_indent" style:next-style-name="Text_20_body_20_indent" style:auto-update="true">
      <style:paragraph-properties fo:text-align="justify" style:justify-single-word="false"/>
      <style:text-properties style:font-name="Verdana2" fo:font-size="11pt" fo:font-weight="normal" style:font-size-asian="11pt" style:font-weight-asian="bold" style:font-size-complex="11pt" style:font-weight-complex="bold"/>
    </style:style>
    <style:style style:name="Footnote_20_Symbol" style:display-name="Footnote Symbol" style:family="text">
      <style:text-properties style:text-position="super 58%"/>
    </style:style>
    <style:style style:name="Numbering_20_Symbols" style:display-name="Numbering Symbols" style:family="text">
      <style:text-properties style:text-position="super 58%"/>
    </style:style>
    <style:style style:name="Bullet_20_Symbols" style:display-name="Bullet Symbols" style:family="text">
      <style:text-properties style:text-position="super 58%"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textsf" style:family="text">
      <style:text-properties style:font-name="Albany"/>
    </style:style>
    <style:style style:name="textrm" style:family="text">
      <style:text-properties style:font-name="Thorndale1"/>
    </style:style>
    <style:style style:name="texttt" style:family="text">
      <style:text-properties style:font-name="Cumberland"/>
    </style:style>
    <style:style style:name="textbf" style:family="text">
      <style:text-properties fo:font-weight="bold"/>
    </style:style>
    <style:style style:name="textit" style:family="text">
      <style:text-properties fo:font-style="italic"/>
    </style:style>
    <style:style style:name="textsl" style:family="text">
      <style:text-properties fo:font-style="italic"/>
    </style:style>
    <style:style style:name="textsc" style:family="text">
      <style:text-properties fo:font-variant="small-caps"/>
    </style:style>
    <style:style style:name="normalsize" style:family="text">
      <style:text-properties fo:font-size="12pt"/>
    </style:style>
    <style:style style:name="large" style:family="text">
      <style:text-properties fo:font-size="14.3999996185303pt"/>
    </style:style>
    <style:style style:name="Large" style:family="text">
      <style:text-properties fo:font-size="17.2999992370605pt"/>
    </style:style>
    <style:style style:name="LARGE" style:family="text">
      <style:text-properties fo:font-size="20.7000007629395pt"/>
    </style:style>
    <style:style style:name="Huge" style:family="text">
      <style:text-properties fo:font-size="24.8500003814697pt"/>
    </style:style>
    <style:style style:name="huge" style:family="text">
      <style:text-properties fo:font-size="24.8500003814697pt"/>
    </style:style>
    <style:style style:name="tiny" style:family="text">
      <style:text-properties fo:font-size="6pt"/>
    </style:style>
    <style:style style:name="scriptsize" style:family="text">
      <style:text-properties fo:font-size="8pt"/>
    </style:style>
    <style:style style:name="footnotesize" style:family="text">
      <style:text-properties fo:font-size="10pt"/>
    </style:style>
    <style:style style:name="small" style:family="text">
      <style:text-properties fo:font-size="11pt"/>
    </style:style>
    <style:style style:name="textmd" style:family="text">
      <style:text-properties fo:font-weight="normal"/>
    </style:style>
    <style:style style:name="textup" style:family="text">
      <style:text-properties fo:font-style="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style:list-level-properties text:space-before="0.501cm" text:min-label-width="0.499cm"/>
      </text:list-level-style-number>
      <text:list-level-style-number text:level="3" text:style-name="Numbering_20_Symbols" style:num-prefix=" " style:num-suffix=". " style:num-format="1">
        <style:list-level-properties text:space-before="1cm" text:min-label-width="0.499cm"/>
      </text:list-level-style-number>
      <text:list-level-style-number text:level="4" text:style-name="Numbering_20_Symbols" style:num-prefix=" " style:num-suffix=". " style:num-format="1">
        <style:list-level-properties text:space-before="1.501cm" text:min-label-width="0.499cm"/>
      </text:list-level-style-number>
      <text:list-level-style-number text:level="5" text:style-name="Numbering_20_Symbols" style:num-prefix=" " style:num-suffix=". " style:num-format="1">
        <style:list-level-properties text:space-before="2cm" text:min-label-width="0.499cm"/>
      </text:list-level-style-number>
      <text:list-level-style-number text:level="6" text:style-name="Numbering_20_Symbols" style:num-prefix=" " style:num-suffix=". " style:num-format="1">
        <style:list-level-properties text:space-before="2.501cm" text:min-label-width="0.499cm"/>
      </text:list-level-style-number>
      <text:list-level-style-number text:level="7" text:style-name="Numbering_20_Symbols" style:num-prefix=" " style:num-suffix=". " style:num-format="1">
        <style:list-level-properties text:space-before="3.001cm" text:min-label-width="0.499cm"/>
      </text:list-level-style-number>
      <text:list-level-style-number text:level="8" text:style-name="Numbering_20_Symbols" style:num-prefix=" " style:num-suffix=". " style:num-format="1">
        <style:list-level-properties text:space-before="3.502cm" text:min-label-width="0.499cm"/>
      </text:list-level-style-number>
      <text:list-level-style-number text:level="9" text:style-name="Numbering_20_Symbols" style:num-prefix=" " style:num-suffix=". " style:num-format="1">
        <style:list-level-properties text:space-before="4.001cm" text:min-label-width="0.499cm"/>
      </text:list-level-style-number>
      <text:list-level-style-number text:level="10" text:style-name="Numbering_20_Symbols" style:num-prefix=" " style:num-suffix=". "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enumerate">
      <text:list-level-style-number text:level="1" text:style-name="Numbering_20_Symbols" style:num-suffix=". " style:num-format="1">
        <style:list-level-properties text:space-before="0.499cm" fo:text-align="end"/>
      </text:list-level-style-number>
      <text:list-level-style-number text:level="2" text:style-name="Numbering_20_Symbols" style:num-prefix="(" style:num-suffix=". " style:num-format="a">
        <style:list-level-properties text:space-before="1.499cm" fo:text-align="end"/>
      </text:list-level-style-number>
      <text:list-level-style-number text:level="3" text:style-name="Numbering_20_Symbols" style:num-suffix=". " style:num-format="i">
        <style:list-level-properties text:space-before="2.499cm" fo:text-align="end"/>
      </text:list-level-style-number>
      <text:list-level-style-number text:level="4" text:style-name="Numbering_20_Symbols" style:num-suffix=". " style:num-format="A">
        <style:list-level-properties text:space-before="3.5cm" fo:text-align="end"/>
      </text:list-level-style-number>
      <text:list-level-style-bullet text:level="5" text:style-name="Bullet_20_Symbols" style:num-suffix=". " text:bullet-char="•">
        <style:list-level-properties text:space-before="2cm" fo:text-align="end"/>
        <style:text-properties style:font-name="StarSymbol"/>
      </text:list-level-style-bullet>
      <text:list-level-style-bullet text:level="6" text:style-name="Bullet_20_Symbols" style:num-suffix=". " text:bullet-char="•">
        <style:list-level-properties text:space-before="2.501cm" fo:text-align="end"/>
        <style:text-properties style:font-name="StarSymbol"/>
      </text:list-level-style-bullet>
      <text:list-level-style-bullet text:level="7" text:style-name="Bullet_20_Symbols" style:num-suffix=". " text:bullet-char="•">
        <style:list-level-properties text:space-before="3cm" fo:text-align="end"/>
        <style:text-properties style:font-name="StarSymbol"/>
      </text:list-level-style-bullet>
      <text:list-level-style-bullet text:level="8" text:style-name="Bullet_20_Symbols" style:num-suffix=". " text:bullet-char="•">
        <style:list-level-properties text:space-before="3.501cm" fo:text-align="end"/>
        <style:text-properties style:font-name="StarSymbol"/>
      </text:list-level-style-bullet>
      <text:list-level-style-bullet text:level="9" text:style-name="Bullet_20_Symbols" style:num-suffix=". " text:bullet-char="•">
        <style:list-level-properties text:space-before="4.001cm" fo:text-align="end"/>
        <style:text-properties style:font-name="StarSymbol"/>
      </text:list-level-style-bullet>
      <text:list-level-style-bullet text:level="10" text:style-name="Bullet_20_Symbols" style:num-suffix=". " text:bullet-char="•">
        <style:list-level-properties text:space-before="4.501cm" fo:text-align="end"/>
        <style:text-properties style:font-name="StarSymbol"/>
      </text:list-level-style-bullet>
    </text:list-style>
    <text:list-style style:name="itemize">
      <text:list-level-style-bullet text:level="1" text:style-name="Bullet_20_Symbols" text:bullet-char="•">
        <style:list-level-properties text:space-before="0.499cm"/>
        <style:text-properties style:font-name="Thorndale1"/>
      </text:list-level-style-bullet>
      <text:list-level-style-bullet text:level="2" text:style-name="Bullet_20_Symbols" text:bullet-char="–">
        <style:list-level-properties text:space-before="1.499cm"/>
        <style:text-properties style:font-name="Thorndale1"/>
      </text:list-level-style-bullet>
      <text:list-level-style-bullet text:level="3" text:style-name="Bullet_20_Symbols" text:bullet-char="*">
        <style:list-level-properties text:space-before="2.499cm"/>
        <style:text-properties style:font-name="Thorndale1"/>
      </text:list-level-style-bullet>
      <text:list-level-style-bullet text:level="4" text:style-name="Bullet_20_Symbols" text:bullet-char="·">
        <style:list-level-properties text:space-before="3.5cm"/>
        <style:text-properties style:font-name="Thorndale1"/>
      </text:list-level-style-bullet>
      <text:list-level-style-number text:level="5" style:num-suffix="." style:num-format="1">
        <style:list-level-properties text:space-before="2cm"/>
      </text:list-level-style-number>
      <text:list-level-style-number text:level="6" style:num-suffix="." style:num-format="1">
        <style:list-level-properties text:space-before="2.501cm"/>
      </text:list-level-style-number>
      <text:list-level-style-number text:level="7" style:num-suffix="." style:num-format="1">
        <style:list-level-properties text:space-before="3cm"/>
      </text:list-level-style-number>
      <text:list-level-style-number text:level="8" style:num-suffix="." style:num-format="1">
        <style:list-level-properties text:space-before="3.501cm"/>
      </text:list-level-style-number>
      <text:list-level-style-number text:level="9" style:num-suffix="." style:num-format="1">
        <style:list-level-properties text:space-before="4.001cm"/>
      </text:list-level-style-number>
      <text:list-level-style-number text:level="10" style:num-suffix="." style:num-format="1">
        <style:list-level-properties text:space-before="4.501cm"/>
      </text:list-level-style-number>
    </text:list-style>
    <text:list-style style:name="theorem">
      <text:list-level-style-number text:level="1" text:style-name="textbf" style:num-prefix="Theorem "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margin-top="1.358cm" fo:margin-bottom="0.758cm" fo:line-height="0.423cm">
        <style:tab-stops>
          <style:tab-stop style:position="8.255cm" style:type="center"/>
          <style:tab-stop style:position="16.51cm" style:type="right"/>
        </style:tab-stops>
      </style:paragraph-properties>
    </style:style>
    <style:style style:name="P3" style:family="paragraph" style:parent-style-name="Footer">
      <style:paragraph-properties fo:margin-top="1.358cm" fo:margin-bottom="1.605cm" fo:line-height="0.423cm">
        <style:tab-stops>
          <style:tab-stop style:position="8.255cm" style:type="center"/>
          <style:tab-stop style:position="16.51cm" style:type="right"/>
        </style:tab-stops>
      </style:paragraph-properties>
    </style:style>
    <style:style style:name="P4" style:family="paragraph" style:parent-style-name="Header">
      <style:text-properties fo:font-size="10pt" fo:font-style="italic" style:font-size-asian="10pt" style:font-style-asian="italic" style:font-size-complex="10pt" style:font-style-complex="italic"/>
    </style:style>
    <style:style style:name="P5" style:family="paragraph" style:parent-style-name="Header">
      <style:paragraph-properties fo:margin-top="1.358cm" fo:margin-bottom="0.758cm" fo:line-height="0.423cm">
        <style:tab-stops>
          <style:tab-stop style:position="8.255cm" style:type="center"/>
          <style:tab-stop style:position="16.51cm" style:type="right"/>
        </style:tab-stops>
      </style:paragraph-properties>
      <style:text-properties fo:font-size="10pt" fo:font-style="italic" style:font-size-asian="10pt" style:font-style-asian="italic" style:font-size-complex="10pt" style:font-style-complex="italic"/>
    </style:style>
    <style:style style:name="P6" style:family="paragraph" style:parent-style-name="Header">
      <style:paragraph-properties fo:margin-top="1.358cm" fo:margin-bottom="0.758cm" fo:line-height="0.423cm" fo:text-align="end" style:justify-single-word="false">
        <style:tab-stops>
          <style:tab-stop style:position="8.255cm" style:type="center"/>
          <style:tab-stop style:position="16.51cm" style:type="right"/>
        </style:tab-stops>
      </style:paragraph-properties>
      <style:text-properties fo:font-size="10pt" fo:font-style="italic" style:font-size-asian="10pt" style:font-style-asian="italic" style:font-size-complex="10pt" style:font-style-complex="italic"/>
    </style:style>
    <style:style style:name="P7" style:family="paragraph" style:parent-style-name="Header">
      <style:paragraph-properties fo:margin-top="1.358cm" fo:margin-bottom="0.758cm" fo:line-height="0.423cm" fo:text-align="start" style:justify-single-word="false">
        <style:tab-stops>
          <style:tab-stop style:position="8.255cm" style:type="center"/>
          <style:tab-stop style:position="16.51cm" style:type="right"/>
        </style:tab-stops>
      </style:paragraph-properties>
      <style:text-properties fo:font-size="10pt" fo:font-style="italic" style:font-size-asian="10pt" style:font-style-asian="italic" style:font-size-complex="10pt" style:font-style-complex="italic"/>
    </style:style>
    <style:style style:name="T1" style:family="text">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4">
      <style:page-layout-properties fo:page-width="21.59cm" fo:page-height="27.94cm" style:num-format="1"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5">
      <style:page-layout-properties fo:page-width="20.999cm" fo:page-height="29.699cm" style:num-format="i"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6">
      <style:page-layout-properties fo:page-width="21.59cm" fo:page-height="27.94cm" style:num-format="i"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7" style:page-usage="mirrored">
      <style:page-layout-properties fo:page-width="21.59cm" fo:page-height="27.94cm" style:num-format="1"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office:automatic-styles>
  <office:master-styles>
    <style:master-page style:name="Standard" style:page-layout-name="pm1">
      <style:header>
        <text:p text:style-name="P1"><text:s/><text:subject>OpenXP - ein universelles Point-Programm</text:subject> Seite <text:page-number text:select-page="current">1</text:page-number> von <text:page-count>177</text:page-count></text:p>
      </style:header>
    </style:master-page>
    <style:master-page style:name="Footnote" style:page-layout-name="pm2"/>
    <style:master-page style:name="Endnote" style:page-layout-name="pm2"/>
    <style:master-page style:name="Konvert_20_1" style:display-name="Konvert 1" style:page-layout-name="pm3">
      <style:header>
        <text:p text:style-name="P2"><text:tab/><text:tab/></text:p>
      </style:header>
      <style:header-left>
        <text:p text:style-name="P2"><text:tab/><text:tab/></text:p>
      </style:header-left>
      <style:footer>
        <text:p text:style-name="P3"><text:tab/><text:tab/></text:p>
      </style:footer>
      <style:footer-left>
        <text:p text:style-name="P3"><text:tab/><text:tab/></text:p>
      </style:footer-left>
    </style:master-page>
    <style:master-page style:name="Konvert_20_2" style:display-name="Konvert 2" style:page-layout-name="pm4">
      <style:header>
        <text:p text:style-name="P2"><text:tab/><text:tab/></text:p>
      </style:header>
      <style:header-left>
        <text:p text:style-name="P2"><text:tab/><text:tab/></text:p>
      </style:header-left>
      <style:footer>
        <text:p text:style-name="P3"><text:tab/><text:tab/></text:p>
      </style:footer>
      <style:footer-left>
        <text:p text:style-name="P3"><text:tab/><text:tab/></text:p>
      </style:footer-left>
    </style:master-page>
    <style:master-page style:name="Konvert_20_3" style:display-name="Konvert 3" style:page-layout-name="pm5">
      <style:header>
        <text:p text:style-name="P2"><text:tab/><text:tab/></text:p>
      </style:header>
      <style:header-left>
        <text:p text:style-name="P2"><text:tab/><text:tab/></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4" style:display-name="Konvert 4" style:page-layout-name="pm6">
      <style:header>
        <text:p text:style-name="P2"><text:tab/><text:tab/></text:p>
      </style:header>
      <style:header-left>
        <text:p text:style-name="P2"><text:tab/><text:tab/></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5" style:display-name="Konvert 5" style:page-layout-name="pm6">
      <style:header>
        <text:p text:style-name="P2"><text:tab/><text:tab/><text:span text:style-name="T1">Vorwort zu OpenXP 4.0</text:span></text:p>
      </style:header>
      <style:header-left>
        <text:p text:style-name="P4"><text:tab/><text:tab/>Vorwort zu OpenXP 4.0</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Erste_20_Konvert_20_6" style:display-name="Erste Konvert 6" style:page-layout-name="pm7" style:next-style-name="Konvert_20_25">
      <style:header>
        <text:p text:style-name="P2"><text:tab/><text:tab/></text:p>
      </style:header>
      <style:footer>
        <text:p text:style-name="P3"><text:tab/><text:tab/><text:span text:style-name="T1"><text:page-number style:num-format="1" text:select-page="current">1</text:page-number></text:span></text:p>
      </style:footer>
    </style:master-page>
    <style:master-page style:name="Konvert_20_7" style:display-name="Konvert 7" style:page-layout-name="pm6">
      <style:header>
        <text:p text:style-name="P2"><text:tab/><text:tab/><text:span text:style-name="T1">Vorwort zu CrossPoint 3.12</text:span></text:p>
      </style:header>
      <style:header-left>
        <text:p text:style-name="P5"><text:tab/><text:tab/>Vorwort zu CrossPoint 3.12</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8" style:display-name="Konvert 8" style:page-layout-name="pm3">
      <style:header>
        <text:p text:style-name="P2"><text:tab/><text:tab/><text:span text:style-name="T1">Kapitel 1. Einführung</text:span></text:p>
      </style:header>
      <style:header-left>
        <text:p text:style-name="P5"><text:tab/><text:tab/>Kapitel 1. Einführung</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9" style:display-name="Konvert 9" style:page-layout-name="pm4">
      <style:header>
        <text:p text:style-name="P2"><text:tab/><text:tab/><text:span text:style-name="T1">Kapitel 2. OpenXP - Konzept und Grundlagen</text:span></text:p>
      </style:header>
      <style:header-left>
        <text:p text:style-name="P5"><text:tab/><text:tab/>Kapitel 2. OpenXP - Konzept und Grundlagen</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0" style:display-name="Konvert 10" style:page-layout-name="pm4">
      <style:header>
        <text:p text:style-name="P2"><text:tab/><text:tab/><text:span text:style-name="T1">Kapitel 3. Arbeiten mit OpenXP</text:span></text:p>
      </style:header>
      <style:header-left>
        <text:p text:style-name="P5"><text:tab/><text:tab/>Kapitel 3. Arbeiten mit OpenXP</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1" style:display-name="Konvert 11" style:page-layout-name="pm4">
      <style:header>
        <text:p text:style-name="P2"><text:tab/><text:tab/><text:span text:style-name="T1">Kapitel 4. Netzländische Spezialitäten</text:span></text:p>
      </style:header>
      <style:header-left>
        <text:p text:style-name="P5"><text:tab/><text:tab/>Kapitel 4. Netzländische Spezialitäten</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2" style:display-name="Konvert 12" style:page-layout-name="pm4">
      <style:header>
        <text:p text:style-name="P2"><text:tab/><text:tab/><text:span text:style-name="T1">Kapitel 5. OpenXP für Fortgeschrittene</text:span></text:p>
      </style:header>
      <style:header-left>
        <text:p text:style-name="P5"><text:tab/><text:tab/>Kapitel 5. OpenXP für Fortgeschrittene</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3" style:display-name="Konvert 13" style:page-layout-name="pm4">
      <style:header>
        <text:p text:style-name="P2"><text:tab/><text:tab/><text:span text:style-name="T1">Kapitel 6. Referenz</text:span></text:p>
      </style:header>
      <style:header-left>
        <text:p text:style-name="P5"><text:tab/><text:tab/>Kapitel 6. Referenz</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4" style:display-name="Konvert 14" style:page-layout-name="pm4">
      <style:header>
        <text:p text:style-name="P2"><text:tab/><text:tab/><text:span text:style-name="T1">Kapitel 7. Technische Dokumentation</text:span></text:p>
      </style:header>
      <style:header-left>
        <text:p text:style-name="P5"><text:tab/><text:tab/>Kapitel 7. Technische Dokumentation</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5" style:display-name="Konvert 15" style:page-layout-name="pm4">
      <style:header>
        <text:p text:style-name="P2"><text:tab/><text:tab/><text:span text:style-name="T1">Kapitel 8. Scriptprogrammierung (Login-Scripts)</text:span></text:p>
      </style:header>
      <style:header-left>
        <text:p text:style-name="P5"><text:tab/><text:tab/>Kapitel 8. Scriptprogrammierung (Login-Scripts)</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6" style:display-name="Konvert 16" style:page-layout-name="pm4">
      <style:header>
        <text:p text:style-name="P2"><text:tab/><text:tab/></text:p>
      </style:header>
      <style:header-left>
        <text:p text:style-name="P2"><text:tab/><text:tab/></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7" style:display-name="Konvert 17" style:page-layout-name="pm4">
      <style:header>
        <text:p text:style-name="P6">Anhang A. Aufruf-Parameter, Environment-Einträge und Errorlevel-Rückgaben</text:p>
      </style:header>
      <style:header-left>
        <text:p text:style-name="P6">Anhang A. Aufruf-Parameter, Environment-Einträge und Errorlevel-Rückgaben</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8" style:display-name="Konvert 18" style:page-layout-name="pm4">
      <style:header>
        <text:p text:style-name="P2"><text:tab/><text:tab/><text:span text:style-name="T1">Anhang B. Dateinamen</text:span></text:p>
      </style:header>
      <style:header-left>
        <text:p text:style-name="P5"><text:tab/><text:tab/>Anhang B. Dateinamen</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19" style:display-name="Konvert 19" style:page-layout-name="pm4">
      <style:header>
        <text:p text:style-name="P2"><text:tab/><text:tab/><text:span text:style-name="T1">Anhang C. Zusatzprogramme</text:span></text:p>
      </style:header>
      <style:header-left>
        <text:p text:style-name="P5"><text:tab/><text:tab/>Anhang C. Zusatzprogramme</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20" style:display-name="Konvert 20" style:page-layout-name="pm4">
      <style:header>
        <text:p text:style-name="P2"><text:tab/><text:tab/><text:span text:style-name="T1">Anhang D. Der Umstieg auf OpenXP</text:span></text:p>
      </style:header>
      <style:header-left>
        <text:p text:style-name="P5"><text:tab/><text:tab/>Anhang D. Der Umstieg auf OpenXP</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21" style:display-name="Konvert 21" style:page-layout-name="pm4">
      <style:header>
        <text:p text:style-name="P2"><text:tab/><text:tab/><text:span text:style-name="T1">Anhang E. OpenXP und MS-Windows oder OS/2</text:span></text:p>
      </style:header>
      <style:header-left>
        <text:p text:style-name="P5"><text:tab/><text:tab/>Anhang E. OpenXP und MS-Windows oder OS/2</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22" style:display-name="Konvert 22" style:page-layout-name="pm4">
      <style:header>
        <text:p text:style-name="P2"><text:tab/><text:tab/><text:span text:style-name="T1">Anhang F. Was Sie schon immer über Ihr Modem wissen wollten, aber nie zu fragen wagten (kleine Modemkunde)</text:span></text:p>
      </style:header>
      <style:header-left>
        <text:p text:style-name="P7">Anhang F. Was Sie schon immer über Ihr Modem wissen wollten, aber nie zu fragen wagten (kleine Modemkunde)</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23" style:display-name="Konvert 23" style:page-layout-name="pm4">
      <style:header>
        <text:p text:style-name="P2"><text:tab/><text:tab/><text:span text:style-name="T1">Anhang G. Fragen und Antworten</text:span></text:p>
      </style:header>
      <style:header-left>
        <text:p text:style-name="P5"><text:tab/><text:tab/>Anhang G. Fragen und Antworten</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24" style:display-name="Konvert 24" style:page-layout-name="pm4">
      <style:header>
        <text:p text:style-name="P2"><text:tab/><text:tab/><text:span text:style-name="T1">Anhang H. Erste Hilfe bei Datenverlust</text:span></text:p>
      </style:header>
      <style:header-left>
        <text:p text:style-name="P5"><text:tab/><text:tab/>Anhang H. Erste Hilfe bei Datenverlust</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style:master-page style:name="Konvert_20_25" style:display-name="Konvert 25" style:page-layout-name="pm3">
      <style:header>
        <text:p text:style-name="P2"><text:tab/><text:tab/><text:span text:style-name="T1">Anhang I. Bekannte Probleme</text:span></text:p>
      </style:header>
      <style:header-left>
        <text:p text:style-name="P5"><text:tab/><text:tab/>Anhang I. Bekannte Probleme</text:p>
      </style:header-left>
      <style:footer>
        <text:p text:style-name="P3"><text:tab/><text:tab/><text:span text:style-name="T1"><text:page-number style:num-format="1" text:select-page="current">1</text:page-number></text:span></text:p>
      </style:footer>
      <style:footer-left>
        <text:p text:style-name="P3"><text:span text:style-name="T1"><text:tab/><text:tab/></text:span><text:span text:style-name="T1"><text:page-number style:num-format="1" text:select-page="current">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dc:title>OpenXP Handbuch</dc:title>
    <dc:subject>OpenXP - ein universelles Point-Programm</dc:subject>
    <meta:creation-date>2003-10-03T11:03:51</meta:creation-date>
    <dc:creator>Christian Böttger</dc:creator>
    <dc:date>2003-11-02T19:03:53</dc:date>
    <dc:language>en-US</dc:language>
    <meta:editing-cycles>58</meta:editing-cycles>
    <meta:editing-duration>PT12H52M39S</meta:editing-duration>
    <meta:user-defined meta:name="Autor">OpenXP Team</meta:user-defined>
    <meta:user-defined meta:name="EMail">dev@openxp.de</meta:user-defined>
    <meta:user-defined meta:name="Website">http://www.openxp.de/</meta:user-defined>
    <meta:user-defined meta:name="Info 4"/>
    <meta:document-statistic meta:table-count="101" meta:image-count="0" meta:object-count="0" meta:page-count="177" meta:paragraph-count="5011" meta:word-count="54298" meta:character-count="384591"/>
  </office:meta>
</office:document-meta>
</file>